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94291666666667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nver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Filename</text:p>
          </table:table-cell>
          <table:table-cell office:value-type="string" table:style-name="ce1">
            <text:p>Chars</text:p>
          </table:table-cell>
          <table:table-cell office:value-type="string" table:style-name="ce1">
            <text:p>MeanCands</text:p>
          </table:table-cell>
          <table:table-cell office:value-type="string" table:style-name="ce1">
            <text:p>UDNRecall</text:p>
          </table:table-cell>
          <table:table-cell office:value-type="string" table:style-name="ce1">
            <text:p>UDNPrecision</text:p>
          </table:table-cell>
          <table:table-cell office:value-type="string" table:style-name="ce1">
            <text:p>SIGRecall</text:p>
          </table:table-cell>
          <table:table-cell office:value-type="string" table:style-name="ce1">
            <text:p>SIGPrecision</text:p>
          </table:table-cell>
          <table:table-cell office:value-type="string" table:style-name="ce1">
            <text:p>欄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0225_9995.pkl</text:p>
          </table:table-cell>
          <table:table-cell office:value-type="float" office:value="5358" table:style-name="ce1">
            <text:p>5358</text:p>
          </table:table-cell>
          <table:table-cell office:value-type="float" office:value="20.8262411347518" table:style-name="ce1">
            <text:p>20.82624113</text:p>
          </table:table-cell>
          <table:table-cell office:value-type="float" office:value="0.833810888252149" table:style-name="ce1">
            <text:p>0.833810888</text:p>
          </table:table-cell>
          <table:table-cell office:value-type="float" office:value="3.2190265486725697E-2" table:style-name="ce1">
            <text:p>0.032190265</text:p>
          </table:table-cell>
          <table:table-cell office:value-type="float" office:value="0.83842794759825301" table:style-name="ce1">
            <text:p>0.838427948</text:p>
          </table:table-cell>
          <table:table-cell office:value-type="float" office:value="3.5661218424962803E-2" table:style-name="ce1">
            <text:p>0.035661218</text:p>
          </table:table-cell>
          <table:table-cell office:value-type="float" office:value="1.6722388358504019" table:formula="of:=[.D2]+[.F2]" table:style-name="ce1">
            <text:p>1.6722388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0225_999995.pkl</text:p>
          </table:table-cell>
          <table:table-cell office:value-type="float" office:value="5358" table:style-name="ce1">
            <text:p>5358</text:p>
          </table:table-cell>
          <table:table-cell office:value-type="float" office:value="20.8262411347518" table:style-name="ce1">
            <text:p>20.82624113</text:p>
          </table:table-cell>
          <table:table-cell office:value-type="float" office:value="0.833810888252149" table:style-name="ce1">
            <text:p>0.833810888</text:p>
          </table:table-cell>
          <table:table-cell office:value-type="float" office:value="3.2190265486725697E-2" table:style-name="ce1">
            <text:p>0.032190265</text:p>
          </table:table-cell>
          <table:table-cell office:value-type="float" office:value="0.83842794759825301" table:style-name="ce1">
            <text:p>0.838427948</text:p>
          </table:table-cell>
          <table:table-cell office:value-type="float" office:value="3.5661218424962803E-2" table:style-name="ce1">
            <text:p>0.035661218</text:p>
          </table:table-cell>
          <table:table-cell office:value-type="float" office:value="1.6722388358504019" table:formula="of:=[.D3]+[.F3]" table:style-name="ce1">
            <text:p>1.6722388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0225_9999995.pkl</text:p>
          </table:table-cell>
          <table:table-cell office:value-type="float" office:value="5358" table:style-name="ce1">
            <text:p>5358</text:p>
          </table:table-cell>
          <table:table-cell office:value-type="float" office:value="20.8262411347518" table:style-name="ce1">
            <text:p>20.82624113</text:p>
          </table:table-cell>
          <table:table-cell office:value-type="float" office:value="0.833810888252149" table:style-name="ce1">
            <text:p>0.833810888</text:p>
          </table:table-cell>
          <table:table-cell office:value-type="float" office:value="3.2190265486725697E-2" table:style-name="ce1">
            <text:p>0.032190265</text:p>
          </table:table-cell>
          <table:table-cell office:value-type="float" office:value="0.83842794759825301" table:style-name="ce1">
            <text:p>0.838427948</text:p>
          </table:table-cell>
          <table:table-cell office:value-type="float" office:value="3.5661218424962803E-2" table:style-name="ce1">
            <text:p>0.035661218</text:p>
          </table:table-cell>
          <table:table-cell office:value-type="float" office:value="1.6722388358504019" table:formula="of:=[.D4]+[.F4]" table:style-name="ce1">
            <text:p>1.6722388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0225_99995.pkl</text:p>
          </table:table-cell>
          <table:table-cell office:value-type="float" office:value="5358" table:style-name="ce1">
            <text:p>5358</text:p>
          </table:table-cell>
          <table:table-cell office:value-type="float" office:value="20.8262411347518" table:style-name="ce1">
            <text:p>20.82624113</text:p>
          </table:table-cell>
          <table:table-cell office:value-type="float" office:value="0.833810888252149" table:style-name="ce1">
            <text:p>0.833810888</text:p>
          </table:table-cell>
          <table:table-cell office:value-type="float" office:value="3.2190265486725697E-2" table:style-name="ce1">
            <text:p>0.032190265</text:p>
          </table:table-cell>
          <table:table-cell office:value-type="float" office:value="0.83842794759825301" table:style-name="ce1">
            <text:p>0.838427948</text:p>
          </table:table-cell>
          <table:table-cell office:value-type="float" office:value="3.5661218424962803E-2" table:style-name="ce1">
            <text:p>0.035661218</text:p>
          </table:table-cell>
          <table:table-cell office:value-type="float" office:value="1.6722388358504019" table:formula="of:=[.D5]+[.F5]" table:style-name="ce1">
            <text:p>1.6722388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045_9995.pkl</text:p>
          </table:table-cell>
          <table:table-cell office:value-type="float" office:value="5471" table:style-name="ce1">
            <text:p>5471</text:p>
          </table:table-cell>
          <table:table-cell office:value-type="float" office:value="24.163224273441799" table:style-name="ce1">
            <text:p>24.16322427</text:p>
          </table:table-cell>
          <table:table-cell office:value-type="float" office:value="0.82857142857142896" table:style-name="ce1">
            <text:p>0.828571429</text:p>
          </table:table-cell>
          <table:table-cell office:value-type="float" office:value="2.8806993145922302E-2" table:style-name="ce1">
            <text:p>0.028806993</text:p>
          </table:table-cell>
          <table:table-cell office:value-type="float" office:value="0.83842794759825301" table:style-name="ce1">
            <text:p>0.838427948</text:p>
          </table:table-cell>
          <table:table-cell office:value-type="float" office:value="3.2904884318766099E-2" table:style-name="ce1">
            <text:p>0.032904884</text:p>
          </table:table-cell>
          <table:table-cell office:value-type="float" office:value="1.666999376169682" table:formula="of:=[.D6]+[.F6]" table:style-name="ce1">
            <text:p>1.6669993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045_99995.pkl</text:p>
          </table:table-cell>
          <table:table-cell office:value-type="float" office:value="5471" table:style-name="ce1">
            <text:p>5471</text:p>
          </table:table-cell>
          <table:table-cell office:value-type="float" office:value="24.163224273441799" table:style-name="ce1">
            <text:p>24.16322427</text:p>
          </table:table-cell>
          <table:table-cell office:value-type="float" office:value="0.82857142857142896" table:style-name="ce1">
            <text:p>0.828571429</text:p>
          </table:table-cell>
          <table:table-cell office:value-type="float" office:value="2.8806993145922302E-2" table:style-name="ce1">
            <text:p>0.028806993</text:p>
          </table:table-cell>
          <table:table-cell office:value-type="float" office:value="0.83842794759825301" table:style-name="ce1">
            <text:p>0.838427948</text:p>
          </table:table-cell>
          <table:table-cell office:value-type="float" office:value="3.2904884318766099E-2" table:style-name="ce1">
            <text:p>0.032904884</text:p>
          </table:table-cell>
          <table:table-cell office:value-type="float" office:value="1.666999376169682" table:formula="of:=[.D7]+[.F7]" table:style-name="ce1">
            <text:p>1.6669993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045_9999995.pkl</text:p>
          </table:table-cell>
          <table:table-cell office:value-type="float" office:value="5471" table:style-name="ce1">
            <text:p>5471</text:p>
          </table:table-cell>
          <table:table-cell office:value-type="float" office:value="24.163224273441799" table:style-name="ce1">
            <text:p>24.16322427</text:p>
          </table:table-cell>
          <table:table-cell office:value-type="float" office:value="0.82857142857142896" table:style-name="ce1">
            <text:p>0.828571429</text:p>
          </table:table-cell>
          <table:table-cell office:value-type="float" office:value="2.8806993145922302E-2" table:style-name="ce1">
            <text:p>0.028806993</text:p>
          </table:table-cell>
          <table:table-cell office:value-type="float" office:value="0.83842794759825301" table:style-name="ce1">
            <text:p>0.838427948</text:p>
          </table:table-cell>
          <table:table-cell office:value-type="float" office:value="3.2904884318766099E-2" table:style-name="ce1">
            <text:p>0.032904884</text:p>
          </table:table-cell>
          <table:table-cell office:value-type="float" office:value="1.666999376169682" table:formula="of:=[.D8]+[.F8]" table:style-name="ce1">
            <text:p>1.6669993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045_999995.pkl</text:p>
          </table:table-cell>
          <table:table-cell office:value-type="float" office:value="5471" table:style-name="ce1">
            <text:p>5471</text:p>
          </table:table-cell>
          <table:table-cell office:value-type="float" office:value="24.163224273441799" table:style-name="ce1">
            <text:p>24.16322427</text:p>
          </table:table-cell>
          <table:table-cell office:value-type="float" office:value="0.82857142857142896" table:style-name="ce1">
            <text:p>0.828571429</text:p>
          </table:table-cell>
          <table:table-cell office:value-type="float" office:value="2.8806993145922302E-2" table:style-name="ce1">
            <text:p>0.028806993</text:p>
          </table:table-cell>
          <table:table-cell office:value-type="float" office:value="0.83842794759825301" table:style-name="ce1">
            <text:p>0.838427948</text:p>
          </table:table-cell>
          <table:table-cell office:value-type="float" office:value="3.2904884318766099E-2" table:style-name="ce1">
            <text:p>0.032904884</text:p>
          </table:table-cell>
          <table:table-cell office:value-type="float" office:value="1.666999376169682" table:formula="of:=[.D9]+[.F9]" table:style-name="ce1">
            <text:p>1.6669993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045_999995.pkl</text:p>
          </table:table-cell>
          <table:table-cell office:value-type="float" office:value="5662" table:style-name="ce1">
            <text:p>5662</text:p>
          </table:table-cell>
          <table:table-cell office:value-type="float" office:value="19.615153655952" table:style-name="ce1">
            <text:p>19.61515366</text:p>
          </table:table-cell>
          <table:table-cell office:value-type="float" office:value="0.82471264367816099" table:style-name="ce1">
            <text:p>0.824712644</text:p>
          </table:table-cell>
          <table:table-cell office:value-type="float" office:value="3.3209905114556799E-2" table:style-name="ce1">
            <text:p>0.033209905</text:p>
          </table:table-cell>
          <table:table-cell office:value-type="float" office:value="0.84095860566448799" table:style-name="ce1">
            <text:p>0.840958606</text:p>
          </table:table-cell>
          <table:table-cell office:value-type="float" office:value="3.69908960229995E-2" table:style-name="ce1">
            <text:p>0.036990896</text:p>
          </table:table-cell>
          <table:table-cell office:value-type="float" office:value="1.6656712493426489" table:formula="of:=[.D10]+[.F10]" table:style-name="ce1">
            <text:p>1.6656712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045_9995.pkl</text:p>
          </table:table-cell>
          <table:table-cell office:value-type="float" office:value="5662" table:style-name="ce1">
            <text:p>5662</text:p>
          </table:table-cell>
          <table:table-cell office:value-type="float" office:value="19.615153655952" table:style-name="ce1">
            <text:p>19.61515366</text:p>
          </table:table-cell>
          <table:table-cell office:value-type="float" office:value="0.82471264367816099" table:style-name="ce1">
            <text:p>0.824712644</text:p>
          </table:table-cell>
          <table:table-cell office:value-type="float" office:value="3.3209905114556799E-2" table:style-name="ce1">
            <text:p>0.033209905</text:p>
          </table:table-cell>
          <table:table-cell office:value-type="float" office:value="0.84095860566448799" table:style-name="ce1">
            <text:p>0.840958606</text:p>
          </table:table-cell>
          <table:table-cell office:value-type="float" office:value="3.69908960229995E-2" table:style-name="ce1">
            <text:p>0.036990896</text:p>
          </table:table-cell>
          <table:table-cell office:value-type="float" office:value="1.6656712493426489" table:formula="of:=[.D11]+[.F11]" table:style-name="ce1">
            <text:p>1.6656712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045_9999995.pkl</text:p>
          </table:table-cell>
          <table:table-cell office:value-type="float" office:value="5662" table:style-name="ce1">
            <text:p>5662</text:p>
          </table:table-cell>
          <table:table-cell office:value-type="float" office:value="19.615153655952" table:style-name="ce1">
            <text:p>19.61515366</text:p>
          </table:table-cell>
          <table:table-cell office:value-type="float" office:value="0.82471264367816099" table:style-name="ce1">
            <text:p>0.824712644</text:p>
          </table:table-cell>
          <table:table-cell office:value-type="float" office:value="3.3209905114556799E-2" table:style-name="ce1">
            <text:p>0.033209905</text:p>
          </table:table-cell>
          <table:table-cell office:value-type="float" office:value="0.84095860566448799" table:style-name="ce1">
            <text:p>0.840958606</text:p>
          </table:table-cell>
          <table:table-cell office:value-type="float" office:value="3.69908960229995E-2" table:style-name="ce1">
            <text:p>0.036990896</text:p>
          </table:table-cell>
          <table:table-cell office:value-type="float" office:value="1.6656712493426489" table:formula="of:=[.D12]+[.F12]" table:style-name="ce1">
            <text:p>1.6656712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045_99995.pkl</text:p>
          </table:table-cell>
          <table:table-cell office:value-type="float" office:value="5662" table:style-name="ce1">
            <text:p>5662</text:p>
          </table:table-cell>
          <table:table-cell office:value-type="float" office:value="19.615153655952" table:style-name="ce1">
            <text:p>19.61515366</text:p>
          </table:table-cell>
          <table:table-cell office:value-type="float" office:value="0.82471264367816099" table:style-name="ce1">
            <text:p>0.824712644</text:p>
          </table:table-cell>
          <table:table-cell office:value-type="float" office:value="3.3209905114556799E-2" table:style-name="ce1">
            <text:p>0.033209905</text:p>
          </table:table-cell>
          <table:table-cell office:value-type="float" office:value="0.84095860566448799" table:style-name="ce1">
            <text:p>0.840958606</text:p>
          </table:table-cell>
          <table:table-cell office:value-type="float" office:value="3.69908960229995E-2" table:style-name="ce1">
            <text:p>0.036990896</text:p>
          </table:table-cell>
          <table:table-cell office:value-type="float" office:value="1.6656712493426489" table:formula="of:=[.D13]+[.F13]" table:style-name="ce1">
            <text:p>1.6656712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045_99995.pkl</text:p>
          </table:table-cell>
          <table:table-cell office:value-type="float" office:value="5304" table:style-name="ce1">
            <text:p>5304</text:p>
          </table:table-cell>
          <table:table-cell office:value-type="float" office:value="17.900075414781298" table:style-name="ce1">
            <text:p>17.90007541</text:p>
          </table:table-cell>
          <table:table-cell office:value-type="float" office:value="0.82183908045977005" table:style-name="ce1">
            <text:p>0.82183908</text:p>
          </table:table-cell>
          <table:table-cell office:value-type="float" office:value="3.6382139676885902E-2" table:style-name="ce1">
            <text:p>0.03638214</text:p>
          </table:table-cell>
          <table:table-cell office:value-type="float" office:value="0.84061135371178997" table:style-name="ce1">
            <text:p>0.840611354</text:p>
          </table:table-cell>
          <table:table-cell office:value-type="float" office:value="4.0012471419663298E-2" table:style-name="ce1">
            <text:p>0.040012471</text:p>
          </table:table-cell>
          <table:table-cell office:value-type="float" office:value="1.66245043417156" table:formula="of:=[.D14]+[.F14]" table:style-name="ce1">
            <text:p>1.6624504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045_9995.pkl</text:p>
          </table:table-cell>
          <table:table-cell office:value-type="float" office:value="5304" table:style-name="ce1">
            <text:p>5304</text:p>
          </table:table-cell>
          <table:table-cell office:value-type="float" office:value="17.900075414781298" table:style-name="ce1">
            <text:p>17.90007541</text:p>
          </table:table-cell>
          <table:table-cell office:value-type="float" office:value="0.82183908045977005" table:style-name="ce1">
            <text:p>0.82183908</text:p>
          </table:table-cell>
          <table:table-cell office:value-type="float" office:value="3.6382139676885902E-2" table:style-name="ce1">
            <text:p>0.03638214</text:p>
          </table:table-cell>
          <table:table-cell office:value-type="float" office:value="0.84061135371178997" table:style-name="ce1">
            <text:p>0.840611354</text:p>
          </table:table-cell>
          <table:table-cell office:value-type="float" office:value="4.0012471419663298E-2" table:style-name="ce1">
            <text:p>0.040012471</text:p>
          </table:table-cell>
          <table:table-cell office:value-type="float" office:value="1.66245043417156" table:formula="of:=[.D15]+[.F15]" table:style-name="ce1">
            <text:p>1.6624504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045_999995.pkl</text:p>
          </table:table-cell>
          <table:table-cell office:value-type="float" office:value="5304" table:style-name="ce1">
            <text:p>5304</text:p>
          </table:table-cell>
          <table:table-cell office:value-type="float" office:value="17.900075414781298" table:style-name="ce1">
            <text:p>17.90007541</text:p>
          </table:table-cell>
          <table:table-cell office:value-type="float" office:value="0.82183908045977005" table:style-name="ce1">
            <text:p>0.82183908</text:p>
          </table:table-cell>
          <table:table-cell office:value-type="float" office:value="3.6382139676885902E-2" table:style-name="ce1">
            <text:p>0.03638214</text:p>
          </table:table-cell>
          <table:table-cell office:value-type="float" office:value="0.84061135371178997" table:style-name="ce1">
            <text:p>0.840611354</text:p>
          </table:table-cell>
          <table:table-cell office:value-type="float" office:value="4.0012471419663298E-2" table:style-name="ce1">
            <text:p>0.040012471</text:p>
          </table:table-cell>
          <table:table-cell office:value-type="float" office:value="1.66245043417156" table:formula="of:=[.D16]+[.F16]" table:style-name="ce1">
            <text:p>1.6624504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045_9999995.pkl</text:p>
          </table:table-cell>
          <table:table-cell office:value-type="float" office:value="5304" table:style-name="ce1">
            <text:p>5304</text:p>
          </table:table-cell>
          <table:table-cell office:value-type="float" office:value="17.900075414781298" table:style-name="ce1">
            <text:p>17.90007541</text:p>
          </table:table-cell>
          <table:table-cell office:value-type="float" office:value="0.82183908045977005" table:style-name="ce1">
            <text:p>0.82183908</text:p>
          </table:table-cell>
          <table:table-cell office:value-type="float" office:value="3.6382139676885902E-2" table:style-name="ce1">
            <text:p>0.03638214</text:p>
          </table:table-cell>
          <table:table-cell office:value-type="float" office:value="0.84061135371178997" table:style-name="ce1">
            <text:p>0.840611354</text:p>
          </table:table-cell>
          <table:table-cell office:value-type="float" office:value="4.0012471419663298E-2" table:style-name="ce1">
            <text:p>0.040012471</text:p>
          </table:table-cell>
          <table:table-cell office:value-type="float" office:value="1.66245043417156" table:formula="of:=[.D17]+[.F17]" table:style-name="ce1">
            <text:p>1.6624504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0225_9999995.pkl</text:p>
          </table:table-cell>
          <table:table-cell office:value-type="float" office:value="5296" table:style-name="ce1">
            <text:p>5296</text:p>
          </table:table-cell>
          <table:table-cell office:value-type="float" office:value="21.859705438066499" table:style-name="ce1">
            <text:p>21.85970544</text:p>
          </table:table-cell>
          <table:table-cell office:value-type="float" office:value="0.83045977011494199" table:style-name="ce1">
            <text:p>0.83045977</text:p>
          </table:table-cell>
          <table:table-cell office:value-type="float" office:value="3.1744288224956098E-2" table:style-name="ce1">
            <text:p>0.031744288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5845328817386397E-2" table:style-name="ce1">
            <text:p>0.035845329</text:p>
          </table:table-cell>
          <table:table-cell office:value-type="float" office:value="1.6623374993725841" table:formula="of:=[.D18]+[.F18]" table:style-name="ce1">
            <text:p>1.662337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0225_999995.pkl</text:p>
          </table:table-cell>
          <table:table-cell office:value-type="float" office:value="5296" table:style-name="ce1">
            <text:p>5296</text:p>
          </table:table-cell>
          <table:table-cell office:value-type="float" office:value="21.859705438066499" table:style-name="ce1">
            <text:p>21.85970544</text:p>
          </table:table-cell>
          <table:table-cell office:value-type="float" office:value="0.83045977011494199" table:style-name="ce1">
            <text:p>0.83045977</text:p>
          </table:table-cell>
          <table:table-cell office:value-type="float" office:value="3.1744288224956098E-2" table:style-name="ce1">
            <text:p>0.031744288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5845328817386397E-2" table:style-name="ce1">
            <text:p>0.035845329</text:p>
          </table:table-cell>
          <table:table-cell office:value-type="float" office:value="1.6623374993725841" table:formula="of:=[.D19]+[.F19]" table:style-name="ce1">
            <text:p>1.662337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0225_9995.pkl</text:p>
          </table:table-cell>
          <table:table-cell office:value-type="float" office:value="5296" table:style-name="ce1">
            <text:p>5296</text:p>
          </table:table-cell>
          <table:table-cell office:value-type="float" office:value="21.859705438066499" table:style-name="ce1">
            <text:p>21.85970544</text:p>
          </table:table-cell>
          <table:table-cell office:value-type="float" office:value="0.83045977011494199" table:style-name="ce1">
            <text:p>0.83045977</text:p>
          </table:table-cell>
          <table:table-cell office:value-type="float" office:value="3.1744288224956098E-2" table:style-name="ce1">
            <text:p>0.031744288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5845328817386397E-2" table:style-name="ce1">
            <text:p>0.035845329</text:p>
          </table:table-cell>
          <table:table-cell office:value-type="float" office:value="1.6623374993725841" table:formula="of:=[.D20]+[.F20]" table:style-name="ce1">
            <text:p>1.662337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0225_99995.pkl</text:p>
          </table:table-cell>
          <table:table-cell office:value-type="float" office:value="5296" table:style-name="ce1">
            <text:p>5296</text:p>
          </table:table-cell>
          <table:table-cell office:value-type="float" office:value="21.859705438066499" table:style-name="ce1">
            <text:p>21.85970544</text:p>
          </table:table-cell>
          <table:table-cell office:value-type="float" office:value="0.83045977011494199" table:style-name="ce1">
            <text:p>0.83045977</text:p>
          </table:table-cell>
          <table:table-cell office:value-type="float" office:value="3.1744288224956098E-2" table:style-name="ce1">
            <text:p>0.031744288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5845328817386397E-2" table:style-name="ce1">
            <text:p>0.035845329</text:p>
          </table:table-cell>
          <table:table-cell office:value-type="float" office:value="1.6623374993725841" table:formula="of:=[.D21]+[.F21]" table:style-name="ce1">
            <text:p>1.662337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0225_9999995.pkl</text:p>
          </table:table-cell>
          <table:table-cell office:value-type="float" office:value="5380" table:style-name="ce1">
            <text:p>5380</text:p>
          </table:table-cell>
          <table:table-cell office:value-type="float" office:value="25.289776951672899" table:style-name="ce1">
            <text:p>25.28977695</text:p>
          </table:table-cell>
          <table:table-cell office:value-type="float" office:value="0.83094555873925502" table:style-name="ce1">
            <text:p>0.830945559</text:p>
          </table:table-cell>
          <table:table-cell office:value-type="float" office:value="3.0376034356342299E-2" table:style-name="ce1">
            <text:p>0.030376034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4728568817400801E-2" table:style-name="ce1">
            <text:p>0.034728569</text:p>
          </table:table-cell>
          <table:table-cell office:value-type="float" office:value="1.6606398818833599" table:formula="of:=[.D22]+[.F22]" table:style-name="ce1">
            <text:p>1.6606398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0225_99995.pkl</text:p>
          </table:table-cell>
          <table:table-cell office:value-type="float" office:value="5380" table:style-name="ce1">
            <text:p>5380</text:p>
          </table:table-cell>
          <table:table-cell office:value-type="float" office:value="25.289776951672899" table:style-name="ce1">
            <text:p>25.28977695</text:p>
          </table:table-cell>
          <table:table-cell office:value-type="float" office:value="0.83094555873925502" table:style-name="ce1">
            <text:p>0.830945559</text:p>
          </table:table-cell>
          <table:table-cell office:value-type="float" office:value="3.0376034356342299E-2" table:style-name="ce1">
            <text:p>0.030376034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4728568817400801E-2" table:style-name="ce1">
            <text:p>0.034728569</text:p>
          </table:table-cell>
          <table:table-cell office:value-type="float" office:value="1.6606398818833599" table:formula="of:=[.D23]+[.F23]" table:style-name="ce1">
            <text:p>1.6606398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0225_9995.pkl</text:p>
          </table:table-cell>
          <table:table-cell office:value-type="float" office:value="5380" table:style-name="ce1">
            <text:p>5380</text:p>
          </table:table-cell>
          <table:table-cell office:value-type="float" office:value="25.289776951672899" table:style-name="ce1">
            <text:p>25.28977695</text:p>
          </table:table-cell>
          <table:table-cell office:value-type="float" office:value="0.83094555873925502" table:style-name="ce1">
            <text:p>0.830945559</text:p>
          </table:table-cell>
          <table:table-cell office:value-type="float" office:value="3.0376034356342299E-2" table:style-name="ce1">
            <text:p>0.030376034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4728568817400801E-2" table:style-name="ce1">
            <text:p>0.034728569</text:p>
          </table:table-cell>
          <table:table-cell office:value-type="float" office:value="1.6606398818833599" table:formula="of:=[.D24]+[.F24]" table:style-name="ce1">
            <text:p>1.6606398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0225_999995.pkl</text:p>
          </table:table-cell>
          <table:table-cell office:value-type="float" office:value="5380" table:style-name="ce1">
            <text:p>5380</text:p>
          </table:table-cell>
          <table:table-cell office:value-type="float" office:value="25.289776951672899" table:style-name="ce1">
            <text:p>25.28977695</text:p>
          </table:table-cell>
          <table:table-cell office:value-type="float" office:value="0.83094555873925502" table:style-name="ce1">
            <text:p>0.830945559</text:p>
          </table:table-cell>
          <table:table-cell office:value-type="float" office:value="3.0376034356342299E-2" table:style-name="ce1">
            <text:p>0.030376034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4728568817400801E-2" table:style-name="ce1">
            <text:p>0.034728569</text:p>
          </table:table-cell>
          <table:table-cell office:value-type="float" office:value="1.6606398818833599" table:formula="of:=[.D25]+[.F25]" table:style-name="ce1">
            <text:p>1.6606398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0225_999995.pkl</text:p>
          </table:table-cell>
          <table:table-cell office:value-type="float" office:value="5565" table:style-name="ce1">
            <text:p>5565</text:p>
          </table:table-cell>
          <table:table-cell office:value-type="float" office:value="19.226055705301" table:style-name="ce1">
            <text:p>19.22605571</text:p>
          </table:table-cell>
          <table:table-cell office:value-type="float" office:value="0.83002832861189801" table:style-name="ce1">
            <text:p>0.830028329</text:p>
          </table:table-cell>
          <table:table-cell office:value-type="float" office:value="3.4789836143433901E-2" table:style-name="ce1">
            <text:p>0.034789836</text:p>
          </table:table-cell>
          <table:table-cell office:value-type="float" office:value="0.83006535947712401" table:style-name="ce1">
            <text:p>0.830065359</text:p>
          </table:table-cell>
          <table:table-cell office:value-type="float" office:value="3.79368714527532E-2" table:style-name="ce1">
            <text:p>0.037936871</text:p>
          </table:table-cell>
          <table:table-cell office:value-type="float" office:value="1.660093688089022" table:formula="of:=[.D26]+[.F26]" table:style-name="ce1">
            <text:p>1.660093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0225_9999995.pkl</text:p>
          </table:table-cell>
          <table:table-cell office:value-type="float" office:value="5565" table:style-name="ce1">
            <text:p>5565</text:p>
          </table:table-cell>
          <table:table-cell office:value-type="float" office:value="19.226055705301" table:style-name="ce1">
            <text:p>19.22605571</text:p>
          </table:table-cell>
          <table:table-cell office:value-type="float" office:value="0.83002832861189801" table:style-name="ce1">
            <text:p>0.830028329</text:p>
          </table:table-cell>
          <table:table-cell office:value-type="float" office:value="3.4789836143433901E-2" table:style-name="ce1">
            <text:p>0.034789836</text:p>
          </table:table-cell>
          <table:table-cell office:value-type="float" office:value="0.83006535947712401" table:style-name="ce1">
            <text:p>0.830065359</text:p>
          </table:table-cell>
          <table:table-cell office:value-type="float" office:value="3.79368714527532E-2" table:style-name="ce1">
            <text:p>0.037936871</text:p>
          </table:table-cell>
          <table:table-cell office:value-type="float" office:value="1.660093688089022" table:formula="of:=[.D27]+[.F27]" table:style-name="ce1">
            <text:p>1.660093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0225_9995.pkl</text:p>
          </table:table-cell>
          <table:table-cell office:value-type="float" office:value="5565" table:style-name="ce1">
            <text:p>5565</text:p>
          </table:table-cell>
          <table:table-cell office:value-type="float" office:value="19.226055705301" table:style-name="ce1">
            <text:p>19.22605571</text:p>
          </table:table-cell>
          <table:table-cell office:value-type="float" office:value="0.83002832861189801" table:style-name="ce1">
            <text:p>0.830028329</text:p>
          </table:table-cell>
          <table:table-cell office:value-type="float" office:value="3.4789836143433901E-2" table:style-name="ce1">
            <text:p>0.034789836</text:p>
          </table:table-cell>
          <table:table-cell office:value-type="float" office:value="0.83006535947712401" table:style-name="ce1">
            <text:p>0.830065359</text:p>
          </table:table-cell>
          <table:table-cell office:value-type="float" office:value="3.79368714527532E-2" table:style-name="ce1">
            <text:p>0.037936871</text:p>
          </table:table-cell>
          <table:table-cell office:value-type="float" office:value="1.660093688089022" table:formula="of:=[.D28]+[.F28]" table:style-name="ce1">
            <text:p>1.660093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0225_99995.pkl</text:p>
          </table:table-cell>
          <table:table-cell office:value-type="float" office:value="5565" table:style-name="ce1">
            <text:p>5565</text:p>
          </table:table-cell>
          <table:table-cell office:value-type="float" office:value="19.226055705301" table:style-name="ce1">
            <text:p>19.22605571</text:p>
          </table:table-cell>
          <table:table-cell office:value-type="float" office:value="0.83002832861189801" table:style-name="ce1">
            <text:p>0.830028329</text:p>
          </table:table-cell>
          <table:table-cell office:value-type="float" office:value="3.4789836143433901E-2" table:style-name="ce1">
            <text:p>0.034789836</text:p>
          </table:table-cell>
          <table:table-cell office:value-type="float" office:value="0.83006535947712401" table:style-name="ce1">
            <text:p>0.830065359</text:p>
          </table:table-cell>
          <table:table-cell office:value-type="float" office:value="3.79368714527532E-2" table:style-name="ce1">
            <text:p>0.037936871</text:p>
          </table:table-cell>
          <table:table-cell office:value-type="float" office:value="1.660093688089022" table:formula="of:=[.D29]+[.F29]" table:style-name="ce1">
            <text:p>1.660093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09_99995.pkl</text:p>
          </table:table-cell>
          <table:table-cell office:value-type="float" office:value="7283" table:style-name="ce1">
            <text:p>7283</text:p>
          </table:table-cell>
          <table:table-cell office:value-type="float" office:value="15.638061238500599" table:style-name="ce1">
            <text:p>15.63806124</text:p>
          </table:table-cell>
          <table:table-cell office:value-type="float" office:value="0.82016348773841996" table:style-name="ce1">
            <text:p>0.820163488</text:p>
          </table:table-cell>
          <table:table-cell office:value-type="float" office:value="3.5324492430465898E-2" table:style-name="ce1">
            <text:p>0.035324492</text:p>
          </table:table-cell>
          <table:table-cell office:value-type="float" office:value="0.83982683982684003" table:style-name="ce1">
            <text:p>0.83982684</text:p>
          </table:table-cell>
          <table:table-cell office:value-type="float" office:value="3.7824137258724903E-2" table:style-name="ce1">
            <text:p>0.037824137</text:p>
          </table:table-cell>
          <table:table-cell office:value-type="float" office:value="1.6599903275652599" table:formula="of:=[.D30]+[.F30]" table:style-name="ce1">
            <text:p>1.6599903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09_9999995.pkl</text:p>
          </table:table-cell>
          <table:table-cell office:value-type="float" office:value="7283" table:style-name="ce1">
            <text:p>7283</text:p>
          </table:table-cell>
          <table:table-cell office:value-type="float" office:value="15.638061238500599" table:style-name="ce1">
            <text:p>15.63806124</text:p>
          </table:table-cell>
          <table:table-cell office:value-type="float" office:value="0.82016348773841996" table:style-name="ce1">
            <text:p>0.820163488</text:p>
          </table:table-cell>
          <table:table-cell office:value-type="float" office:value="3.5324492430465898E-2" table:style-name="ce1">
            <text:p>0.035324492</text:p>
          </table:table-cell>
          <table:table-cell office:value-type="float" office:value="0.83982683982684003" table:style-name="ce1">
            <text:p>0.83982684</text:p>
          </table:table-cell>
          <table:table-cell office:value-type="float" office:value="3.7824137258724903E-2" table:style-name="ce1">
            <text:p>0.037824137</text:p>
          </table:table-cell>
          <table:table-cell office:value-type="float" office:value="1.6599903275652599" table:formula="of:=[.D31]+[.F31]" table:style-name="ce1">
            <text:p>1.6599903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09_999995.pkl</text:p>
          </table:table-cell>
          <table:table-cell office:value-type="float" office:value="7283" table:style-name="ce1">
            <text:p>7283</text:p>
          </table:table-cell>
          <table:table-cell office:value-type="float" office:value="15.638061238500599" table:style-name="ce1">
            <text:p>15.63806124</text:p>
          </table:table-cell>
          <table:table-cell office:value-type="float" office:value="0.82016348773841996" table:style-name="ce1">
            <text:p>0.820163488</text:p>
          </table:table-cell>
          <table:table-cell office:value-type="float" office:value="3.5324492430465898E-2" table:style-name="ce1">
            <text:p>0.035324492</text:p>
          </table:table-cell>
          <table:table-cell office:value-type="float" office:value="0.83982683982684003" table:style-name="ce1">
            <text:p>0.83982684</text:p>
          </table:table-cell>
          <table:table-cell office:value-type="float" office:value="3.7824137258724903E-2" table:style-name="ce1">
            <text:p>0.037824137</text:p>
          </table:table-cell>
          <table:table-cell office:value-type="float" office:value="1.6599903275652599" table:formula="of:=[.D32]+[.F32]" table:style-name="ce1">
            <text:p>1.6599903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09_9995.pkl</text:p>
          </table:table-cell>
          <table:table-cell office:value-type="float" office:value="7283" table:style-name="ce1">
            <text:p>7283</text:p>
          </table:table-cell>
          <table:table-cell office:value-type="float" office:value="15.638061238500599" table:style-name="ce1">
            <text:p>15.63806124</text:p>
          </table:table-cell>
          <table:table-cell office:value-type="float" office:value="0.82016348773841996" table:style-name="ce1">
            <text:p>0.820163488</text:p>
          </table:table-cell>
          <table:table-cell office:value-type="float" office:value="3.5324492430465898E-2" table:style-name="ce1">
            <text:p>0.035324492</text:p>
          </table:table-cell>
          <table:table-cell office:value-type="float" office:value="0.83982683982684003" table:style-name="ce1">
            <text:p>0.83982684</text:p>
          </table:table-cell>
          <table:table-cell office:value-type="float" office:value="3.7824137258724903E-2" table:style-name="ce1">
            <text:p>0.037824137</text:p>
          </table:table-cell>
          <table:table-cell office:value-type="float" office:value="1.6599903275652599" table:formula="of:=[.D33]+[.F33]" table:style-name="ce1">
            <text:p>1.6599903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045_999995.pkl</text:p>
          </table:table-cell>
          <table:table-cell office:value-type="float" office:value="5470" table:style-name="ce1">
            <text:p>5470</text:p>
          </table:table-cell>
          <table:table-cell office:value-type="float" office:value="27.263802559415002" table:style-name="ce1">
            <text:p>27.26380256</text:p>
          </table:table-cell>
          <table:table-cell office:value-type="float" office:value="0.82808022922636104" table:style-name="ce1">
            <text:p>0.828080229</text:p>
          </table:table-cell>
          <table:table-cell office:value-type="float" office:value="2.8123783573374899E-2" table:style-name="ce1">
            <text:p>0.028123784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2608695652173898E-2" table:style-name="ce1">
            <text:p>0.032608696</text:p>
          </table:table-cell>
          <table:table-cell office:value-type="float" office:value="1.6599579584840032" table:formula="of:=[.D34]+[.F34]" table:style-name="ce1">
            <text:p>1.6599579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045_9995.pkl</text:p>
          </table:table-cell>
          <table:table-cell office:value-type="float" office:value="5470" table:style-name="ce1">
            <text:p>5470</text:p>
          </table:table-cell>
          <table:table-cell office:value-type="float" office:value="27.263802559415002" table:style-name="ce1">
            <text:p>27.26380256</text:p>
          </table:table-cell>
          <table:table-cell office:value-type="float" office:value="0.82808022922636104" table:style-name="ce1">
            <text:p>0.828080229</text:p>
          </table:table-cell>
          <table:table-cell office:value-type="float" office:value="2.8123783573374899E-2" table:style-name="ce1">
            <text:p>0.028123784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2608695652173898E-2" table:style-name="ce1">
            <text:p>0.032608696</text:p>
          </table:table-cell>
          <table:table-cell office:value-type="float" office:value="1.6599579584840032" table:formula="of:=[.D35]+[.F35]" table:style-name="ce1">
            <text:p>1.6599579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045_99995.pkl</text:p>
          </table:table-cell>
          <table:table-cell office:value-type="float" office:value="5470" table:style-name="ce1">
            <text:p>5470</text:p>
          </table:table-cell>
          <table:table-cell office:value-type="float" office:value="27.263802559415002" table:style-name="ce1">
            <text:p>27.26380256</text:p>
          </table:table-cell>
          <table:table-cell office:value-type="float" office:value="0.82808022922636104" table:style-name="ce1">
            <text:p>0.828080229</text:p>
          </table:table-cell>
          <table:table-cell office:value-type="float" office:value="2.8123783573374899E-2" table:style-name="ce1">
            <text:p>0.028123784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2608695652173898E-2" table:style-name="ce1">
            <text:p>0.032608696</text:p>
          </table:table-cell>
          <table:table-cell office:value-type="float" office:value="1.6599579584840032" table:formula="of:=[.D36]+[.F36]" table:style-name="ce1">
            <text:p>1.6599579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045_9999995.pkl</text:p>
          </table:table-cell>
          <table:table-cell office:value-type="float" office:value="5470" table:style-name="ce1">
            <text:p>5470</text:p>
          </table:table-cell>
          <table:table-cell office:value-type="float" office:value="27.263802559415002" table:style-name="ce1">
            <text:p>27.26380256</text:p>
          </table:table-cell>
          <table:table-cell office:value-type="float" office:value="0.82808022922636104" table:style-name="ce1">
            <text:p>0.828080229</text:p>
          </table:table-cell>
          <table:table-cell office:value-type="float" office:value="2.8123783573374899E-2" table:style-name="ce1">
            <text:p>0.028123784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2608695652173898E-2" table:style-name="ce1">
            <text:p>0.032608696</text:p>
          </table:table-cell>
          <table:table-cell office:value-type="float" office:value="1.6599579584840032" table:formula="of:=[.D37]+[.F37]" table:style-name="ce1">
            <text:p>1.6599579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0225_99995.pkl</text:p>
          </table:table-cell>
          <table:table-cell office:value-type="float" office:value="5272" table:style-name="ce1">
            <text:p>5272</text:p>
          </table:table-cell>
          <table:table-cell office:value-type="float" office:value="22.579666160849801" table:style-name="ce1">
            <text:p>22.57966616</text:p>
          </table:table-cell>
          <table:table-cell office:value-type="float" office:value="0.82758620689655205" table:style-name="ce1">
            <text:p>0.827586207</text:p>
          </table:table-cell>
          <table:table-cell office:value-type="float" office:value="3.1362299901992803E-2" table:style-name="ce1">
            <text:p>0.0313623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5727681920480099E-2" table:style-name="ce1">
            <text:p>0.035727682</text:p>
          </table:table-cell>
          <table:table-cell office:value-type="float" office:value="1.6594639361541941" table:formula="of:=[.D38]+[.F38]" table:style-name="ce1">
            <text:p>1.6594639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0225_9999995.pkl</text:p>
          </table:table-cell>
          <table:table-cell office:value-type="float" office:value="5272" table:style-name="ce1">
            <text:p>5272</text:p>
          </table:table-cell>
          <table:table-cell office:value-type="float" office:value="22.579666160849801" table:style-name="ce1">
            <text:p>22.57966616</text:p>
          </table:table-cell>
          <table:table-cell office:value-type="float" office:value="0.82758620689655205" table:style-name="ce1">
            <text:p>0.827586207</text:p>
          </table:table-cell>
          <table:table-cell office:value-type="float" office:value="3.1362299901992803E-2" table:style-name="ce1">
            <text:p>0.0313623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5727681920480099E-2" table:style-name="ce1">
            <text:p>0.035727682</text:p>
          </table:table-cell>
          <table:table-cell office:value-type="float" office:value="1.6594639361541941" table:formula="of:=[.D39]+[.F39]" table:style-name="ce1">
            <text:p>1.6594639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0225_999995.pkl</text:p>
          </table:table-cell>
          <table:table-cell office:value-type="float" office:value="5272" table:style-name="ce1">
            <text:p>5272</text:p>
          </table:table-cell>
          <table:table-cell office:value-type="float" office:value="22.579666160849801" table:style-name="ce1">
            <text:p>22.57966616</text:p>
          </table:table-cell>
          <table:table-cell office:value-type="float" office:value="0.82758620689655205" table:style-name="ce1">
            <text:p>0.827586207</text:p>
          </table:table-cell>
          <table:table-cell office:value-type="float" office:value="3.1362299901992803E-2" table:style-name="ce1">
            <text:p>0.0313623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5727681920480099E-2" table:style-name="ce1">
            <text:p>0.035727682</text:p>
          </table:table-cell>
          <table:table-cell office:value-type="float" office:value="1.6594639361541941" table:formula="of:=[.D40]+[.F40]" table:style-name="ce1">
            <text:p>1.6594639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0225_9995.pkl</text:p>
          </table:table-cell>
          <table:table-cell office:value-type="float" office:value="5272" table:style-name="ce1">
            <text:p>5272</text:p>
          </table:table-cell>
          <table:table-cell office:value-type="float" office:value="22.579666160849801" table:style-name="ce1">
            <text:p>22.57966616</text:p>
          </table:table-cell>
          <table:table-cell office:value-type="float" office:value="0.82758620689655205" table:style-name="ce1">
            <text:p>0.827586207</text:p>
          </table:table-cell>
          <table:table-cell office:value-type="float" office:value="3.1362299901992803E-2" table:style-name="ce1">
            <text:p>0.0313623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5727681920480099E-2" table:style-name="ce1">
            <text:p>0.035727682</text:p>
          </table:table-cell>
          <table:table-cell office:value-type="float" office:value="1.6594639361541941" table:formula="of:=[.D41]+[.F41]" table:style-name="ce1">
            <text:p>1.6594639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09_9999995.pkl</text:p>
          </table:table-cell>
          <table:table-cell office:value-type="float" office:value="5394" table:style-name="ce1">
            <text:p>5394</text:p>
          </table:table-cell>
          <table:table-cell office:value-type="float" office:value="17.353911753800499" table:style-name="ce1">
            <text:p>17.35391175</text:p>
          </table:table-cell>
          <table:table-cell office:value-type="float" office:value="0.82132564841498601" table:style-name="ce1">
            <text:p>0.821325648</text:p>
          </table:table-cell>
          <table:table-cell office:value-type="float" office:value="3.5456581239114202E-2" table:style-name="ce1">
            <text:p>0.035456581</text:p>
          </table:table-cell>
          <table:table-cell office:value-type="float" office:value="0.83660130718954295" table:style-name="ce1">
            <text:p>0.836601307</text:p>
          </table:table-cell>
          <table:table-cell office:value-type="float" office:value="3.8484666265784701E-2" table:style-name="ce1">
            <text:p>0.038484666</text:p>
          </table:table-cell>
          <table:table-cell office:value-type="float" office:value="1.6579269556045291" table:formula="of:=[.D42]+[.F42]" table:style-name="ce1">
            <text:p>1.6579269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09_9995.pkl</text:p>
          </table:table-cell>
          <table:table-cell office:value-type="float" office:value="5394" table:style-name="ce1">
            <text:p>5394</text:p>
          </table:table-cell>
          <table:table-cell office:value-type="float" office:value="17.353911753800499" table:style-name="ce1">
            <text:p>17.35391175</text:p>
          </table:table-cell>
          <table:table-cell office:value-type="float" office:value="0.82132564841498601" table:style-name="ce1">
            <text:p>0.821325648</text:p>
          </table:table-cell>
          <table:table-cell office:value-type="float" office:value="3.5456581239114202E-2" table:style-name="ce1">
            <text:p>0.035456581</text:p>
          </table:table-cell>
          <table:table-cell office:value-type="float" office:value="0.83660130718954295" table:style-name="ce1">
            <text:p>0.836601307</text:p>
          </table:table-cell>
          <table:table-cell office:value-type="float" office:value="3.8484666265784701E-2" table:style-name="ce1">
            <text:p>0.038484666</text:p>
          </table:table-cell>
          <table:table-cell office:value-type="float" office:value="1.6579269556045291" table:formula="of:=[.D43]+[.F43]" table:style-name="ce1">
            <text:p>1.6579269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09_99995.pkl</text:p>
          </table:table-cell>
          <table:table-cell office:value-type="float" office:value="5394" table:style-name="ce1">
            <text:p>5394</text:p>
          </table:table-cell>
          <table:table-cell office:value-type="float" office:value="17.353911753800499" table:style-name="ce1">
            <text:p>17.35391175</text:p>
          </table:table-cell>
          <table:table-cell office:value-type="float" office:value="0.82132564841498601" table:style-name="ce1">
            <text:p>0.821325648</text:p>
          </table:table-cell>
          <table:table-cell office:value-type="float" office:value="3.5456581239114202E-2" table:style-name="ce1">
            <text:p>0.035456581</text:p>
          </table:table-cell>
          <table:table-cell office:value-type="float" office:value="0.83660130718954295" table:style-name="ce1">
            <text:p>0.836601307</text:p>
          </table:table-cell>
          <table:table-cell office:value-type="float" office:value="3.8484666265784701E-2" table:style-name="ce1">
            <text:p>0.038484666</text:p>
          </table:table-cell>
          <table:table-cell office:value-type="float" office:value="1.6579269556045291" table:formula="of:=[.D44]+[.F44]" table:style-name="ce1">
            <text:p>1.6579269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09_999995.pkl</text:p>
          </table:table-cell>
          <table:table-cell office:value-type="float" office:value="5394" table:style-name="ce1">
            <text:p>5394</text:p>
          </table:table-cell>
          <table:table-cell office:value-type="float" office:value="17.353911753800499" table:style-name="ce1">
            <text:p>17.35391175</text:p>
          </table:table-cell>
          <table:table-cell office:value-type="float" office:value="0.82132564841498601" table:style-name="ce1">
            <text:p>0.821325648</text:p>
          </table:table-cell>
          <table:table-cell office:value-type="float" office:value="3.5456581239114202E-2" table:style-name="ce1">
            <text:p>0.035456581</text:p>
          </table:table-cell>
          <table:table-cell office:value-type="float" office:value="0.83660130718954295" table:style-name="ce1">
            <text:p>0.836601307</text:p>
          </table:table-cell>
          <table:table-cell office:value-type="float" office:value="3.8484666265784701E-2" table:style-name="ce1">
            <text:p>0.038484666</text:p>
          </table:table-cell>
          <table:table-cell office:value-type="float" office:value="1.6579269556045291" table:formula="of:=[.D45]+[.F45]" table:style-name="ce1">
            <text:p>1.6579269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0225_9995.pkl</text:p>
          </table:table-cell>
          <table:table-cell office:value-type="float" office:value="5307" table:style-name="ce1">
            <text:p>5307</text:p>
          </table:table-cell>
          <table:table-cell office:value-type="float" office:value="25.342943282457099" table:style-name="ce1">
            <text:p>25.34294328</text:p>
          </table:table-cell>
          <table:table-cell office:value-type="float" office:value="0.82758620689655205" table:style-name="ce1">
            <text:p>0.827586207</text:p>
          </table:table-cell>
          <table:table-cell office:value-type="float" office:value="3.0994403788204901E-2" table:style-name="ce1">
            <text:p>0.030994404</text:p>
          </table:table-cell>
          <table:table-cell office:value-type="float" office:value="0.82751091703056801" table:style-name="ce1">
            <text:p>0.827510917</text:p>
          </table:table-cell>
          <table:table-cell office:value-type="float" office:value="3.55968817507279E-2" table:style-name="ce1">
            <text:p>0.035596882</text:p>
          </table:table-cell>
          <table:table-cell office:value-type="float" office:value="1.6550971239271202" table:formula="of:=[.D46]+[.F46]" table:style-name="ce1">
            <text:p>1.6550971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0225_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5.342943282457099" table:style-name="ce1">
            <text:p>25.34294328</text:p>
          </table:table-cell>
          <table:table-cell office:value-type="float" office:value="0.82758620689655205" table:style-name="ce1">
            <text:p>0.827586207</text:p>
          </table:table-cell>
          <table:table-cell office:value-type="float" office:value="3.0994403788204901E-2" table:style-name="ce1">
            <text:p>0.030994404</text:p>
          </table:table-cell>
          <table:table-cell office:value-type="float" office:value="0.82751091703056801" table:style-name="ce1">
            <text:p>0.827510917</text:p>
          </table:table-cell>
          <table:table-cell office:value-type="float" office:value="3.55968817507279E-2" table:style-name="ce1">
            <text:p>0.035596882</text:p>
          </table:table-cell>
          <table:table-cell office:value-type="float" office:value="1.6550971239271202" table:formula="of:=[.D47]+[.F47]" table:style-name="ce1">
            <text:p>1.6550971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0225_9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5.342943282457099" table:style-name="ce1">
            <text:p>25.34294328</text:p>
          </table:table-cell>
          <table:table-cell office:value-type="float" office:value="0.82758620689655205" table:style-name="ce1">
            <text:p>0.827586207</text:p>
          </table:table-cell>
          <table:table-cell office:value-type="float" office:value="3.0994403788204901E-2" table:style-name="ce1">
            <text:p>0.030994404</text:p>
          </table:table-cell>
          <table:table-cell office:value-type="float" office:value="0.82751091703056801" table:style-name="ce1">
            <text:p>0.827510917</text:p>
          </table:table-cell>
          <table:table-cell office:value-type="float" office:value="3.55968817507279E-2" table:style-name="ce1">
            <text:p>0.035596882</text:p>
          </table:table-cell>
          <table:table-cell office:value-type="float" office:value="1.6550971239271202" table:formula="of:=[.D48]+[.F48]" table:style-name="ce1">
            <text:p>1.6550971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0225_99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5.342943282457099" table:style-name="ce1">
            <text:p>25.34294328</text:p>
          </table:table-cell>
          <table:table-cell office:value-type="float" office:value="0.82758620689655205" table:style-name="ce1">
            <text:p>0.827586207</text:p>
          </table:table-cell>
          <table:table-cell office:value-type="float" office:value="3.0994403788204901E-2" table:style-name="ce1">
            <text:p>0.030994404</text:p>
          </table:table-cell>
          <table:table-cell office:value-type="float" office:value="0.82751091703056801" table:style-name="ce1">
            <text:p>0.827510917</text:p>
          </table:table-cell>
          <table:table-cell office:value-type="float" office:value="3.55968817507279E-2" table:style-name="ce1">
            <text:p>0.035596882</text:p>
          </table:table-cell>
          <table:table-cell office:value-type="float" office:value="1.6550971239271202" table:formula="of:=[.D49]+[.F49]" table:style-name="ce1">
            <text:p>1.6550971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0225_9995.pkl</text:p>
          </table:table-cell>
          <table:table-cell office:value-type="float" office:value="5574" table:style-name="ce1">
            <text:p>5574</text:p>
          </table:table-cell>
          <table:table-cell office:value-type="float" office:value="18.016325798349499" table:style-name="ce1">
            <text:p>18.0163258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4582479816845403E-2" table:style-name="ce1">
            <text:p>0.03458248</text:p>
          </table:table-cell>
          <table:table-cell office:value-type="float" office:value="0.83224400871459703" table:style-name="ce1">
            <text:p>0.832244009</text:p>
          </table:table-cell>
          <table:table-cell office:value-type="float" office:value="3.8051598764817202E-2" table:style-name="ce1">
            <text:p>0.038051599</text:p>
          </table:table-cell>
          <table:table-cell office:value-type="float" office:value="1.65459357891517" table:formula="of:=[.D50]+[.F50]" table:style-name="ce1">
            <text:p>1.654593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0225_9999995.pkl</text:p>
          </table:table-cell>
          <table:table-cell office:value-type="float" office:value="5574" table:style-name="ce1">
            <text:p>5574</text:p>
          </table:table-cell>
          <table:table-cell office:value-type="float" office:value="18.016325798349499" table:style-name="ce1">
            <text:p>18.0163258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4582479816845403E-2" table:style-name="ce1">
            <text:p>0.03458248</text:p>
          </table:table-cell>
          <table:table-cell office:value-type="float" office:value="0.83224400871459703" table:style-name="ce1">
            <text:p>0.832244009</text:p>
          </table:table-cell>
          <table:table-cell office:value-type="float" office:value="3.8051598764817202E-2" table:style-name="ce1">
            <text:p>0.038051599</text:p>
          </table:table-cell>
          <table:table-cell office:value-type="float" office:value="1.65459357891517" table:formula="of:=[.D51]+[.F51]" table:style-name="ce1">
            <text:p>1.654593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0225_99995.pkl</text:p>
          </table:table-cell>
          <table:table-cell office:value-type="float" office:value="5574" table:style-name="ce1">
            <text:p>5574</text:p>
          </table:table-cell>
          <table:table-cell office:value-type="float" office:value="18.016325798349499" table:style-name="ce1">
            <text:p>18.0163258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4582479816845403E-2" table:style-name="ce1">
            <text:p>0.03458248</text:p>
          </table:table-cell>
          <table:table-cell office:value-type="float" office:value="0.83224400871459703" table:style-name="ce1">
            <text:p>0.832244009</text:p>
          </table:table-cell>
          <table:table-cell office:value-type="float" office:value="3.8051598764817202E-2" table:style-name="ce1">
            <text:p>0.038051599</text:p>
          </table:table-cell>
          <table:table-cell office:value-type="float" office:value="1.65459357891517" table:formula="of:=[.D52]+[.F52]" table:style-name="ce1">
            <text:p>1.654593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0225_999995.pkl</text:p>
          </table:table-cell>
          <table:table-cell office:value-type="float" office:value="5574" table:style-name="ce1">
            <text:p>5574</text:p>
          </table:table-cell>
          <table:table-cell office:value-type="float" office:value="18.016325798349499" table:style-name="ce1">
            <text:p>18.0163258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4582479816845403E-2" table:style-name="ce1">
            <text:p>0.03458248</text:p>
          </table:table-cell>
          <table:table-cell office:value-type="float" office:value="0.83224400871459703" table:style-name="ce1">
            <text:p>0.832244009</text:p>
          </table:table-cell>
          <table:table-cell office:value-type="float" office:value="3.8051598764817202E-2" table:style-name="ce1">
            <text:p>0.038051599</text:p>
          </table:table-cell>
          <table:table-cell office:value-type="float" office:value="1.65459357891517" table:formula="of:=[.D53]+[.F53]" table:style-name="ce1">
            <text:p>1.654593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36_99995.pkl</text:p>
          </table:table-cell>
          <table:table-cell office:value-type="float" office:value="5214" table:style-name="ce1">
            <text:p>5214</text:p>
          </table:table-cell>
          <table:table-cell office:value-type="float" office:value="19.672036823935599" table:style-name="ce1">
            <text:p>19.67203682</text:p>
          </table:table-cell>
          <table:table-cell office:value-type="float" office:value="0.82471264367816099" table:style-name="ce1">
            <text:p>0.824712644</text:p>
          </table:table-cell>
          <table:table-cell office:value-type="float" office:value="3.31715210355987E-2" table:style-name="ce1">
            <text:p>0.033171521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6615918288687599E-2" table:style-name="ce1">
            <text:p>0.036615918</text:p>
          </table:table-cell>
          <table:table-cell office:value-type="float" office:value="1.6544069668222661" table:formula="of:=[.D54]+[.F54]" table:style-name="ce1">
            <text:p>1.6544069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36_9995.pkl</text:p>
          </table:table-cell>
          <table:table-cell office:value-type="float" office:value="5214" table:style-name="ce1">
            <text:p>5214</text:p>
          </table:table-cell>
          <table:table-cell office:value-type="float" office:value="19.672036823935599" table:style-name="ce1">
            <text:p>19.67203682</text:p>
          </table:table-cell>
          <table:table-cell office:value-type="float" office:value="0.82471264367816099" table:style-name="ce1">
            <text:p>0.824712644</text:p>
          </table:table-cell>
          <table:table-cell office:value-type="float" office:value="3.31715210355987E-2" table:style-name="ce1">
            <text:p>0.033171521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6615918288687599E-2" table:style-name="ce1">
            <text:p>0.036615918</text:p>
          </table:table-cell>
          <table:table-cell office:value-type="float" office:value="1.6544069668222661" table:formula="of:=[.D55]+[.F55]" table:style-name="ce1">
            <text:p>1.6544069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36_9999995.pkl</text:p>
          </table:table-cell>
          <table:table-cell office:value-type="float" office:value="5214" table:style-name="ce1">
            <text:p>5214</text:p>
          </table:table-cell>
          <table:table-cell office:value-type="float" office:value="19.672036823935599" table:style-name="ce1">
            <text:p>19.67203682</text:p>
          </table:table-cell>
          <table:table-cell office:value-type="float" office:value="0.82471264367816099" table:style-name="ce1">
            <text:p>0.824712644</text:p>
          </table:table-cell>
          <table:table-cell office:value-type="float" office:value="3.31715210355987E-2" table:style-name="ce1">
            <text:p>0.033171521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6615918288687599E-2" table:style-name="ce1">
            <text:p>0.036615918</text:p>
          </table:table-cell>
          <table:table-cell office:value-type="float" office:value="1.6544069668222661" table:formula="of:=[.D56]+[.F56]" table:style-name="ce1">
            <text:p>1.6544069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36_999995.pkl</text:p>
          </table:table-cell>
          <table:table-cell office:value-type="float" office:value="5214" table:style-name="ce1">
            <text:p>5214</text:p>
          </table:table-cell>
          <table:table-cell office:value-type="float" office:value="19.672036823935599" table:style-name="ce1">
            <text:p>19.67203682</text:p>
          </table:table-cell>
          <table:table-cell office:value-type="float" office:value="0.82471264367816099" table:style-name="ce1">
            <text:p>0.824712644</text:p>
          </table:table-cell>
          <table:table-cell office:value-type="float" office:value="3.31715210355987E-2" table:style-name="ce1">
            <text:p>0.033171521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6615918288687599E-2" table:style-name="ce1">
            <text:p>0.036615918</text:p>
          </table:table-cell>
          <table:table-cell office:value-type="float" office:value="1.6544069668222661" table:formula="of:=[.D57]+[.F57]" table:style-name="ce1">
            <text:p>1.6544069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045_9995.pkl</text:p>
          </table:table-cell>
          <table:table-cell office:value-type="float" office:value="5361" table:style-name="ce1">
            <text:p>5361</text:p>
          </table:table-cell>
          <table:table-cell office:value-type="float" office:value="17.600447677672101" table:style-name="ce1">
            <text:p>17.6004476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6238356513972197E-2" table:style-name="ce1">
            <text:p>0.036238357</text:p>
          </table:table-cell>
          <table:table-cell office:value-type="float" office:value="0.84061135371178997" table:style-name="ce1">
            <text:p>0.840611354</text:p>
          </table:table-cell>
          <table:table-cell office:value-type="float" office:value="4.0079117218405201E-2" table:style-name="ce1">
            <text:p>0.040079117</text:p>
          </table:table-cell>
          <table:table-cell office:value-type="float" office:value="1.6543649353736809" table:formula="of:=[.D58]+[.F58]" table:style-name="ce1">
            <text:p>1.6543649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045_99995.pkl</text:p>
          </table:table-cell>
          <table:table-cell office:value-type="float" office:value="5361" table:style-name="ce1">
            <text:p>5361</text:p>
          </table:table-cell>
          <table:table-cell office:value-type="float" office:value="17.600447677672101" table:style-name="ce1">
            <text:p>17.6004476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6238356513972197E-2" table:style-name="ce1">
            <text:p>0.036238357</text:p>
          </table:table-cell>
          <table:table-cell office:value-type="float" office:value="0.84061135371178997" table:style-name="ce1">
            <text:p>0.840611354</text:p>
          </table:table-cell>
          <table:table-cell office:value-type="float" office:value="4.0079117218405201E-2" table:style-name="ce1">
            <text:p>0.040079117</text:p>
          </table:table-cell>
          <table:table-cell office:value-type="float" office:value="1.6543649353736809" table:formula="of:=[.D59]+[.F59]" table:style-name="ce1">
            <text:p>1.6543649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045_999995.pkl</text:p>
          </table:table-cell>
          <table:table-cell office:value-type="float" office:value="5361" table:style-name="ce1">
            <text:p>5361</text:p>
          </table:table-cell>
          <table:table-cell office:value-type="float" office:value="17.600447677672101" table:style-name="ce1">
            <text:p>17.6004476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6238356513972197E-2" table:style-name="ce1">
            <text:p>0.036238357</text:p>
          </table:table-cell>
          <table:table-cell office:value-type="float" office:value="0.84061135371178997" table:style-name="ce1">
            <text:p>0.840611354</text:p>
          </table:table-cell>
          <table:table-cell office:value-type="float" office:value="4.0079117218405201E-2" table:style-name="ce1">
            <text:p>0.040079117</text:p>
          </table:table-cell>
          <table:table-cell office:value-type="float" office:value="1.6543649353736809" table:formula="of:=[.D60]+[.F60]" table:style-name="ce1">
            <text:p>1.6543649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045_9999995.pkl</text:p>
          </table:table-cell>
          <table:table-cell office:value-type="float" office:value="5361" table:style-name="ce1">
            <text:p>5361</text:p>
          </table:table-cell>
          <table:table-cell office:value-type="float" office:value="17.600447677672101" table:style-name="ce1">
            <text:p>17.6004476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6238356513972197E-2" table:style-name="ce1">
            <text:p>0.036238357</text:p>
          </table:table-cell>
          <table:table-cell office:value-type="float" office:value="0.84061135371178997" table:style-name="ce1">
            <text:p>0.840611354</text:p>
          </table:table-cell>
          <table:table-cell office:value-type="float" office:value="4.0079117218405201E-2" table:style-name="ce1">
            <text:p>0.040079117</text:p>
          </table:table-cell>
          <table:table-cell office:value-type="float" office:value="1.6543649353736809" table:formula="of:=[.D61]+[.F61]" table:style-name="ce1">
            <text:p>1.6543649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09_99995.pkl</text:p>
          </table:table-cell>
          <table:table-cell office:value-type="float" office:value="5834" table:style-name="ce1">
            <text:p>5834</text:p>
          </table:table-cell>
          <table:table-cell office:value-type="float" office:value="20.989886870071999" table:style-name="ce1">
            <text:p>20.98988687</text:p>
          </table:table-cell>
          <table:table-cell office:value-type="float" office:value="0.82152974504249299" table:style-name="ce1">
            <text:p>0.821529745</text:p>
          </table:table-cell>
          <table:table-cell office:value-type="float" office:value="3.1683601005134898E-2" table:style-name="ce1">
            <text:p>0.031683601</text:p>
          </table:table-cell>
          <table:table-cell office:value-type="float" office:value="0.83260869565217399" table:style-name="ce1">
            <text:p>0.832608696</text:p>
          </table:table-cell>
          <table:table-cell office:value-type="float" office:value="3.5086112128984999E-2" table:style-name="ce1">
            <text:p>0.035086112</text:p>
          </table:table-cell>
          <table:table-cell office:value-type="float" office:value="1.6541384406946671" table:formula="of:=[.D62]+[.F62]" table:style-name="ce1">
            <text:p>1.6541384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09_999995.pkl</text:p>
          </table:table-cell>
          <table:table-cell office:value-type="float" office:value="5834" table:style-name="ce1">
            <text:p>5834</text:p>
          </table:table-cell>
          <table:table-cell office:value-type="float" office:value="20.989886870071999" table:style-name="ce1">
            <text:p>20.98988687</text:p>
          </table:table-cell>
          <table:table-cell office:value-type="float" office:value="0.82152974504249299" table:style-name="ce1">
            <text:p>0.821529745</text:p>
          </table:table-cell>
          <table:table-cell office:value-type="float" office:value="3.1683601005134898E-2" table:style-name="ce1">
            <text:p>0.031683601</text:p>
          </table:table-cell>
          <table:table-cell office:value-type="float" office:value="0.83260869565217399" table:style-name="ce1">
            <text:p>0.832608696</text:p>
          </table:table-cell>
          <table:table-cell office:value-type="float" office:value="3.5086112128984999E-2" table:style-name="ce1">
            <text:p>0.035086112</text:p>
          </table:table-cell>
          <table:table-cell office:value-type="float" office:value="1.6541384406946671" table:formula="of:=[.D63]+[.F63]" table:style-name="ce1">
            <text:p>1.6541384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09_9999995.pkl</text:p>
          </table:table-cell>
          <table:table-cell office:value-type="float" office:value="5834" table:style-name="ce1">
            <text:p>5834</text:p>
          </table:table-cell>
          <table:table-cell office:value-type="float" office:value="20.989886870071999" table:style-name="ce1">
            <text:p>20.98988687</text:p>
          </table:table-cell>
          <table:table-cell office:value-type="float" office:value="0.82152974504249299" table:style-name="ce1">
            <text:p>0.821529745</text:p>
          </table:table-cell>
          <table:table-cell office:value-type="float" office:value="3.1683601005134898E-2" table:style-name="ce1">
            <text:p>0.031683601</text:p>
          </table:table-cell>
          <table:table-cell office:value-type="float" office:value="0.83260869565217399" table:style-name="ce1">
            <text:p>0.832608696</text:p>
          </table:table-cell>
          <table:table-cell office:value-type="float" office:value="3.5086112128984999E-2" table:style-name="ce1">
            <text:p>0.035086112</text:p>
          </table:table-cell>
          <table:table-cell office:value-type="float" office:value="1.6541384406946671" table:formula="of:=[.D64]+[.F64]" table:style-name="ce1">
            <text:p>1.6541384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09_9995.pkl</text:p>
          </table:table-cell>
          <table:table-cell office:value-type="float" office:value="5834" table:style-name="ce1">
            <text:p>5834</text:p>
          </table:table-cell>
          <table:table-cell office:value-type="float" office:value="20.989886870071999" table:style-name="ce1">
            <text:p>20.98988687</text:p>
          </table:table-cell>
          <table:table-cell office:value-type="float" office:value="0.82152974504249299" table:style-name="ce1">
            <text:p>0.821529745</text:p>
          </table:table-cell>
          <table:table-cell office:value-type="float" office:value="3.1683601005134898E-2" table:style-name="ce1">
            <text:p>0.031683601</text:p>
          </table:table-cell>
          <table:table-cell office:value-type="float" office:value="0.83260869565217399" table:style-name="ce1">
            <text:p>0.832608696</text:p>
          </table:table-cell>
          <table:table-cell office:value-type="float" office:value="3.5086112128984999E-2" table:style-name="ce1">
            <text:p>0.035086112</text:p>
          </table:table-cell>
          <table:table-cell office:value-type="float" office:value="1.6541384406946671" table:formula="of:=[.D65]+[.F65]" table:style-name="ce1">
            <text:p>1.6541384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0225_9995.pkl</text:p>
          </table:table-cell>
          <table:table-cell office:value-type="float" office:value="5204" table:style-name="ce1">
            <text:p>5204</text:p>
          </table:table-cell>
          <table:table-cell office:value-type="float" office:value="18.200422751729398" table:style-name="ce1">
            <text:p>18.20042275</text:p>
          </table:table-cell>
          <table:table-cell office:value-type="float" office:value="0.82420749279538896" table:style-name="ce1">
            <text:p>0.824207493</text:p>
          </table:table-cell>
          <table:table-cell office:value-type="float" office:value="3.49590514607016E-2" table:style-name="ce1">
            <text:p>0.034959051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8217841697676801E-2" table:style-name="ce1">
            <text:p>0.038217842</text:p>
          </table:table-cell>
          <table:table-cell office:value-type="float" office:value="1.653901815939494" table:formula="of:=[.D66]+[.F66]" table:style-name="ce1">
            <text:p>1.6539018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0225_999995.pkl</text:p>
          </table:table-cell>
          <table:table-cell office:value-type="float" office:value="5204" table:style-name="ce1">
            <text:p>5204</text:p>
          </table:table-cell>
          <table:table-cell office:value-type="float" office:value="18.200422751729398" table:style-name="ce1">
            <text:p>18.20042275</text:p>
          </table:table-cell>
          <table:table-cell office:value-type="float" office:value="0.82420749279538896" table:style-name="ce1">
            <text:p>0.824207493</text:p>
          </table:table-cell>
          <table:table-cell office:value-type="float" office:value="3.49590514607016E-2" table:style-name="ce1">
            <text:p>0.034959051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8217841697676801E-2" table:style-name="ce1">
            <text:p>0.038217842</text:p>
          </table:table-cell>
          <table:table-cell office:value-type="float" office:value="1.653901815939494" table:formula="of:=[.D67]+[.F67]" table:style-name="ce1">
            <text:p>1.6539018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0225_9999995.pkl</text:p>
          </table:table-cell>
          <table:table-cell office:value-type="float" office:value="5204" table:style-name="ce1">
            <text:p>5204</text:p>
          </table:table-cell>
          <table:table-cell office:value-type="float" office:value="18.200422751729398" table:style-name="ce1">
            <text:p>18.20042275</text:p>
          </table:table-cell>
          <table:table-cell office:value-type="float" office:value="0.82420749279538896" table:style-name="ce1">
            <text:p>0.824207493</text:p>
          </table:table-cell>
          <table:table-cell office:value-type="float" office:value="3.49590514607016E-2" table:style-name="ce1">
            <text:p>0.034959051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8217841697676801E-2" table:style-name="ce1">
            <text:p>0.038217842</text:p>
          </table:table-cell>
          <table:table-cell office:value-type="float" office:value="1.653901815939494" table:formula="of:=[.D68]+[.F68]" table:style-name="ce1">
            <text:p>1.6539018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0225_99995.pkl</text:p>
          </table:table-cell>
          <table:table-cell office:value-type="float" office:value="5204" table:style-name="ce1">
            <text:p>5204</text:p>
          </table:table-cell>
          <table:table-cell office:value-type="float" office:value="18.200422751729398" table:style-name="ce1">
            <text:p>18.20042275</text:p>
          </table:table-cell>
          <table:table-cell office:value-type="float" office:value="0.82420749279538896" table:style-name="ce1">
            <text:p>0.824207493</text:p>
          </table:table-cell>
          <table:table-cell office:value-type="float" office:value="3.49590514607016E-2" table:style-name="ce1">
            <text:p>0.034959051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8217841697676801E-2" table:style-name="ce1">
            <text:p>0.038217842</text:p>
          </table:table-cell>
          <table:table-cell office:value-type="float" office:value="1.653901815939494" table:formula="of:=[.D69]+[.F69]" table:style-name="ce1">
            <text:p>1.6539018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045_9999995.pkl</text:p>
          </table:table-cell>
          <table:table-cell office:value-type="float" office:value="5546" table:style-name="ce1">
            <text:p>5546</text:p>
          </table:table-cell>
          <table:table-cell office:value-type="float" office:value="18.326541651640799" table:style-name="ce1">
            <text:p>18.32654165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3896289248334897E-2" table:style-name="ce1">
            <text:p>0.033896289</text:p>
          </table:table-cell>
          <table:table-cell office:value-type="float" office:value="0.83442265795207005" table:style-name="ce1">
            <text:p>0.834422658</text:p>
          </table:table-cell>
          <table:table-cell office:value-type="float" office:value="3.73439937597504E-2" table:style-name="ce1">
            <text:p>0.037343994</text:p>
          </table:table-cell>
          <table:table-cell office:value-type="float" office:value="1.6533881751934492" table:formula="of:=[.D70]+[.F70]" table:style-name="ce1">
            <text:p>1.6533881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045_999995.pkl</text:p>
          </table:table-cell>
          <table:table-cell office:value-type="float" office:value="5546" table:style-name="ce1">
            <text:p>5546</text:p>
          </table:table-cell>
          <table:table-cell office:value-type="float" office:value="18.326541651640799" table:style-name="ce1">
            <text:p>18.32654165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3896289248334897E-2" table:style-name="ce1">
            <text:p>0.033896289</text:p>
          </table:table-cell>
          <table:table-cell office:value-type="float" office:value="0.83442265795207005" table:style-name="ce1">
            <text:p>0.834422658</text:p>
          </table:table-cell>
          <table:table-cell office:value-type="float" office:value="3.73439937597504E-2" table:style-name="ce1">
            <text:p>0.037343994</text:p>
          </table:table-cell>
          <table:table-cell office:value-type="float" office:value="1.6533881751934492" table:formula="of:=[.D71]+[.F71]" table:style-name="ce1">
            <text:p>1.6533881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045_9995.pkl</text:p>
          </table:table-cell>
          <table:table-cell office:value-type="float" office:value="5546" table:style-name="ce1">
            <text:p>5546</text:p>
          </table:table-cell>
          <table:table-cell office:value-type="float" office:value="18.326541651640799" table:style-name="ce1">
            <text:p>18.32654165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3896289248334897E-2" table:style-name="ce1">
            <text:p>0.033896289</text:p>
          </table:table-cell>
          <table:table-cell office:value-type="float" office:value="0.83442265795207005" table:style-name="ce1">
            <text:p>0.834422658</text:p>
          </table:table-cell>
          <table:table-cell office:value-type="float" office:value="3.73439937597504E-2" table:style-name="ce1">
            <text:p>0.037343994</text:p>
          </table:table-cell>
          <table:table-cell office:value-type="float" office:value="1.6533881751934492" table:formula="of:=[.D72]+[.F72]" table:style-name="ce1">
            <text:p>1.6533881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045_99995.pkl</text:p>
          </table:table-cell>
          <table:table-cell office:value-type="float" office:value="5546" table:style-name="ce1">
            <text:p>5546</text:p>
          </table:table-cell>
          <table:table-cell office:value-type="float" office:value="18.326541651640799" table:style-name="ce1">
            <text:p>18.32654165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3896289248334897E-2" table:style-name="ce1">
            <text:p>0.033896289</text:p>
          </table:table-cell>
          <table:table-cell office:value-type="float" office:value="0.83442265795207005" table:style-name="ce1">
            <text:p>0.834422658</text:p>
          </table:table-cell>
          <table:table-cell office:value-type="float" office:value="3.73439937597504E-2" table:style-name="ce1">
            <text:p>0.037343994</text:p>
          </table:table-cell>
          <table:table-cell office:value-type="float" office:value="1.6533881751934492" table:formula="of:=[.D73]+[.F73]" table:style-name="ce1">
            <text:p>1.6533881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045_9999995.pkl</text:p>
          </table:table-cell>
          <table:table-cell office:value-type="float" office:value="5173" table:style-name="ce1">
            <text:p>5173</text:p>
          </table:table-cell>
          <table:table-cell office:value-type="float" office:value="16.125652426058402" table:style-name="ce1">
            <text:p>16.12565243</text:p>
          </table:table-cell>
          <table:table-cell office:value-type="float" office:value="0.81268011527377504" table:style-name="ce1">
            <text:p>0.812680115</text:p>
          </table:table-cell>
          <table:table-cell office:value-type="float" office:value="3.7350993377483502E-2" table:style-name="ce1">
            <text:p>0.037350993</text:p>
          </table:table-cell>
          <table:table-cell office:value-type="float" office:value="0.84061135371178997" table:style-name="ce1">
            <text:p>0.840611354</text:p>
          </table:table-cell>
          <table:table-cell office:value-type="float" office:value="4.0475189234651002E-2" table:style-name="ce1">
            <text:p>0.040475189</text:p>
          </table:table-cell>
          <table:table-cell office:value-type="float" office:value="1.6532914689855649" table:formula="of:=[.D74]+[.F74]" table:style-name="ce1">
            <text:p>1.6532914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045_9995.pkl</text:p>
          </table:table-cell>
          <table:table-cell office:value-type="float" office:value="5173" table:style-name="ce1">
            <text:p>5173</text:p>
          </table:table-cell>
          <table:table-cell office:value-type="float" office:value="16.125652426058402" table:style-name="ce1">
            <text:p>16.12565243</text:p>
          </table:table-cell>
          <table:table-cell office:value-type="float" office:value="0.81268011527377504" table:style-name="ce1">
            <text:p>0.812680115</text:p>
          </table:table-cell>
          <table:table-cell office:value-type="float" office:value="3.7350993377483502E-2" table:style-name="ce1">
            <text:p>0.037350993</text:p>
          </table:table-cell>
          <table:table-cell office:value-type="float" office:value="0.84061135371178997" table:style-name="ce1">
            <text:p>0.840611354</text:p>
          </table:table-cell>
          <table:table-cell office:value-type="float" office:value="4.0475189234651002E-2" table:style-name="ce1">
            <text:p>0.040475189</text:p>
          </table:table-cell>
          <table:table-cell office:value-type="float" office:value="1.6532914689855649" table:formula="of:=[.D75]+[.F75]" table:style-name="ce1">
            <text:p>1.6532914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045_999995.pkl</text:p>
          </table:table-cell>
          <table:table-cell office:value-type="float" office:value="5173" table:style-name="ce1">
            <text:p>5173</text:p>
          </table:table-cell>
          <table:table-cell office:value-type="float" office:value="16.125652426058402" table:style-name="ce1">
            <text:p>16.12565243</text:p>
          </table:table-cell>
          <table:table-cell office:value-type="float" office:value="0.81268011527377504" table:style-name="ce1">
            <text:p>0.812680115</text:p>
          </table:table-cell>
          <table:table-cell office:value-type="float" office:value="3.7350993377483502E-2" table:style-name="ce1">
            <text:p>0.037350993</text:p>
          </table:table-cell>
          <table:table-cell office:value-type="float" office:value="0.84061135371178997" table:style-name="ce1">
            <text:p>0.840611354</text:p>
          </table:table-cell>
          <table:table-cell office:value-type="float" office:value="4.0475189234651002E-2" table:style-name="ce1">
            <text:p>0.040475189</text:p>
          </table:table-cell>
          <table:table-cell office:value-type="float" office:value="1.6532914689855649" table:formula="of:=[.D76]+[.F76]" table:style-name="ce1">
            <text:p>1.6532914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045_99995.pkl</text:p>
          </table:table-cell>
          <table:table-cell office:value-type="float" office:value="5173" table:style-name="ce1">
            <text:p>5173</text:p>
          </table:table-cell>
          <table:table-cell office:value-type="float" office:value="16.125652426058402" table:style-name="ce1">
            <text:p>16.12565243</text:p>
          </table:table-cell>
          <table:table-cell office:value-type="float" office:value="0.81268011527377504" table:style-name="ce1">
            <text:p>0.812680115</text:p>
          </table:table-cell>
          <table:table-cell office:value-type="float" office:value="3.7350993377483502E-2" table:style-name="ce1">
            <text:p>0.037350993</text:p>
          </table:table-cell>
          <table:table-cell office:value-type="float" office:value="0.84061135371178997" table:style-name="ce1">
            <text:p>0.840611354</text:p>
          </table:table-cell>
          <table:table-cell office:value-type="float" office:value="4.0475189234651002E-2" table:style-name="ce1">
            <text:p>0.040475189</text:p>
          </table:table-cell>
          <table:table-cell office:value-type="float" office:value="1.6532914689855649" table:formula="of:=[.D77]+[.F77]" table:style-name="ce1">
            <text:p>1.6532914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045_99995.pkl</text:p>
          </table:table-cell>
          <table:table-cell office:value-type="float" office:value="5416" table:style-name="ce1">
            <text:p>5416</text:p>
          </table:table-cell>
          <table:table-cell office:value-type="float" office:value="16.152511078286601" table:style-name="ce1">
            <text:p>16.1525110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8096511161609399E-2" table:style-name="ce1">
            <text:p>0.038096511</text:p>
          </table:table-cell>
          <table:table-cell office:value-type="float" office:value="0.83660130718954295" table:style-name="ce1">
            <text:p>0.836601307</text:p>
          </table:table-cell>
          <table:table-cell office:value-type="float" office:value="4.1223832528180397E-2" table:style-name="ce1">
            <text:p>0.041223833</text:p>
          </table:table-cell>
          <table:table-cell office:value-type="float" office:value="1.6532202183643281" table:formula="of:=[.D78]+[.F78]" table:style-name="ce1">
            <text:p>1.6532202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045_999995.pkl</text:p>
          </table:table-cell>
          <table:table-cell office:value-type="float" office:value="5416" table:style-name="ce1">
            <text:p>5416</text:p>
          </table:table-cell>
          <table:table-cell office:value-type="float" office:value="16.152511078286601" table:style-name="ce1">
            <text:p>16.1525110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8096511161609399E-2" table:style-name="ce1">
            <text:p>0.038096511</text:p>
          </table:table-cell>
          <table:table-cell office:value-type="float" office:value="0.83660130718954295" table:style-name="ce1">
            <text:p>0.836601307</text:p>
          </table:table-cell>
          <table:table-cell office:value-type="float" office:value="4.1223832528180397E-2" table:style-name="ce1">
            <text:p>0.041223833</text:p>
          </table:table-cell>
          <table:table-cell office:value-type="float" office:value="1.6532202183643281" table:formula="of:=[.D79]+[.F79]" table:style-name="ce1">
            <text:p>1.6532202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045_9999995.pkl</text:p>
          </table:table-cell>
          <table:table-cell office:value-type="float" office:value="5416" table:style-name="ce1">
            <text:p>5416</text:p>
          </table:table-cell>
          <table:table-cell office:value-type="float" office:value="16.152511078286601" table:style-name="ce1">
            <text:p>16.1525110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8096511161609399E-2" table:style-name="ce1">
            <text:p>0.038096511</text:p>
          </table:table-cell>
          <table:table-cell office:value-type="float" office:value="0.83660130718954295" table:style-name="ce1">
            <text:p>0.836601307</text:p>
          </table:table-cell>
          <table:table-cell office:value-type="float" office:value="4.1223832528180397E-2" table:style-name="ce1">
            <text:p>0.041223833</text:p>
          </table:table-cell>
          <table:table-cell office:value-type="float" office:value="1.6532202183643281" table:formula="of:=[.D80]+[.F80]" table:style-name="ce1">
            <text:p>1.6532202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045_9995.pkl</text:p>
          </table:table-cell>
          <table:table-cell office:value-type="float" office:value="5416" table:style-name="ce1">
            <text:p>5416</text:p>
          </table:table-cell>
          <table:table-cell office:value-type="float" office:value="16.152511078286601" table:style-name="ce1">
            <text:p>16.1525110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8096511161609399E-2" table:style-name="ce1">
            <text:p>0.038096511</text:p>
          </table:table-cell>
          <table:table-cell office:value-type="float" office:value="0.83660130718954295" table:style-name="ce1">
            <text:p>0.836601307</text:p>
          </table:table-cell>
          <table:table-cell office:value-type="float" office:value="4.1223832528180397E-2" table:style-name="ce1">
            <text:p>0.041223833</text:p>
          </table:table-cell>
          <table:table-cell office:value-type="float" office:value="1.6532202183643281" table:formula="of:=[.D81]+[.F81]" table:style-name="ce1">
            <text:p>1.6532202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0225_9995.pkl</text:p>
          </table:table-cell>
          <table:table-cell office:value-type="float" office:value="5518" table:style-name="ce1">
            <text:p>5518</text:p>
          </table:table-cell>
          <table:table-cell office:value-type="float" office:value="17.199347589706399" table:style-name="ce1">
            <text:p>17.1993475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60824742268041E-2" table:style-name="ce1">
            <text:p>0.036082474</text:p>
          </table:table-cell>
          <table:table-cell office:value-type="float" office:value="0.83006535947712401" table:style-name="ce1">
            <text:p>0.830065359</text:p>
          </table:table-cell>
          <table:table-cell office:value-type="float" office:value="3.9209632602655101E-2" table:style-name="ce1">
            <text:p>0.039209633</text:p>
          </table:table-cell>
          <table:table-cell office:value-type="float" office:value="1.6524149296776969" table:formula="of:=[.D82]+[.F82]" table:style-name="ce1">
            <text:p>1.652414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0225_99995.pkl</text:p>
          </table:table-cell>
          <table:table-cell office:value-type="float" office:value="5518" table:style-name="ce1">
            <text:p>5518</text:p>
          </table:table-cell>
          <table:table-cell office:value-type="float" office:value="17.199347589706399" table:style-name="ce1">
            <text:p>17.1993475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60824742268041E-2" table:style-name="ce1">
            <text:p>0.036082474</text:p>
          </table:table-cell>
          <table:table-cell office:value-type="float" office:value="0.83006535947712401" table:style-name="ce1">
            <text:p>0.830065359</text:p>
          </table:table-cell>
          <table:table-cell office:value-type="float" office:value="3.9209632602655101E-2" table:style-name="ce1">
            <text:p>0.039209633</text:p>
          </table:table-cell>
          <table:table-cell office:value-type="float" office:value="1.6524149296776969" table:formula="of:=[.D83]+[.F83]" table:style-name="ce1">
            <text:p>1.652414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0225_9999995.pkl</text:p>
          </table:table-cell>
          <table:table-cell office:value-type="float" office:value="5518" table:style-name="ce1">
            <text:p>5518</text:p>
          </table:table-cell>
          <table:table-cell office:value-type="float" office:value="17.199347589706399" table:style-name="ce1">
            <text:p>17.1993475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60824742268041E-2" table:style-name="ce1">
            <text:p>0.036082474</text:p>
          </table:table-cell>
          <table:table-cell office:value-type="float" office:value="0.83006535947712401" table:style-name="ce1">
            <text:p>0.830065359</text:p>
          </table:table-cell>
          <table:table-cell office:value-type="float" office:value="3.9209632602655101E-2" table:style-name="ce1">
            <text:p>0.039209633</text:p>
          </table:table-cell>
          <table:table-cell office:value-type="float" office:value="1.6524149296776969" table:formula="of:=[.D84]+[.F84]" table:style-name="ce1">
            <text:p>1.652414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0225_999995.pkl</text:p>
          </table:table-cell>
          <table:table-cell office:value-type="float" office:value="5518" table:style-name="ce1">
            <text:p>5518</text:p>
          </table:table-cell>
          <table:table-cell office:value-type="float" office:value="17.199347589706399" table:style-name="ce1">
            <text:p>17.1993475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60824742268041E-2" table:style-name="ce1">
            <text:p>0.036082474</text:p>
          </table:table-cell>
          <table:table-cell office:value-type="float" office:value="0.83006535947712401" table:style-name="ce1">
            <text:p>0.830065359</text:p>
          </table:table-cell>
          <table:table-cell office:value-type="float" office:value="3.9209632602655101E-2" table:style-name="ce1">
            <text:p>0.039209633</text:p>
          </table:table-cell>
          <table:table-cell office:value-type="float" office:value="1.6524149296776969" table:formula="of:=[.D85]+[.F85]" table:style-name="ce1">
            <text:p>1.652414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09_999995.pkl</text:p>
          </table:table-cell>
          <table:table-cell office:value-type="float" office:value="6028" table:style-name="ce1">
            <text:p>6028</text:p>
          </table:table-cell>
          <table:table-cell office:value-type="float" office:value="17.150298606503" table:style-name="ce1">
            <text:p>17.15029861</text:p>
          </table:table-cell>
          <table:table-cell office:value-type="float" office:value="0.81267217630854005" table:style-name="ce1">
            <text:p>0.812672176</text:p>
          </table:table-cell>
          <table:table-cell office:value-type="float" office:value="3.5236502627806997E-2" table:style-name="ce1">
            <text:p>0.035236503</text:p>
          </table:table-cell>
          <table:table-cell office:value-type="float" office:value="0.83947939262472904" table:style-name="ce1">
            <text:p>0.839479393</text:p>
          </table:table-cell>
          <table:table-cell office:value-type="float" office:value="3.7521815008725999E-2" table:style-name="ce1">
            <text:p>0.037521815</text:p>
          </table:table-cell>
          <table:table-cell office:value-type="float" office:value="1.6521515689332691" table:formula="of:=[.D86]+[.F86]" table:style-name="ce1">
            <text:p>1.6521515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09_9999995.pkl</text:p>
          </table:table-cell>
          <table:table-cell office:value-type="float" office:value="6028" table:style-name="ce1">
            <text:p>6028</text:p>
          </table:table-cell>
          <table:table-cell office:value-type="float" office:value="17.150298606503" table:style-name="ce1">
            <text:p>17.15029861</text:p>
          </table:table-cell>
          <table:table-cell office:value-type="float" office:value="0.81267217630854005" table:style-name="ce1">
            <text:p>0.812672176</text:p>
          </table:table-cell>
          <table:table-cell office:value-type="float" office:value="3.5236502627806997E-2" table:style-name="ce1">
            <text:p>0.035236503</text:p>
          </table:table-cell>
          <table:table-cell office:value-type="float" office:value="0.83947939262472904" table:style-name="ce1">
            <text:p>0.839479393</text:p>
          </table:table-cell>
          <table:table-cell office:value-type="float" office:value="3.7521815008725999E-2" table:style-name="ce1">
            <text:p>0.037521815</text:p>
          </table:table-cell>
          <table:table-cell office:value-type="float" office:value="1.6521515689332691" table:formula="of:=[.D87]+[.F87]" table:style-name="ce1">
            <text:p>1.6521515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09_99995.pkl</text:p>
          </table:table-cell>
          <table:table-cell office:value-type="float" office:value="6028" table:style-name="ce1">
            <text:p>6028</text:p>
          </table:table-cell>
          <table:table-cell office:value-type="float" office:value="17.150298606503" table:style-name="ce1">
            <text:p>17.15029861</text:p>
          </table:table-cell>
          <table:table-cell office:value-type="float" office:value="0.81267217630854005" table:style-name="ce1">
            <text:p>0.812672176</text:p>
          </table:table-cell>
          <table:table-cell office:value-type="float" office:value="3.5236502627806997E-2" table:style-name="ce1">
            <text:p>0.035236503</text:p>
          </table:table-cell>
          <table:table-cell office:value-type="float" office:value="0.83947939262472904" table:style-name="ce1">
            <text:p>0.839479393</text:p>
          </table:table-cell>
          <table:table-cell office:value-type="float" office:value="3.7521815008725999E-2" table:style-name="ce1">
            <text:p>0.037521815</text:p>
          </table:table-cell>
          <table:table-cell office:value-type="float" office:value="1.6521515689332691" table:formula="of:=[.D88]+[.F88]" table:style-name="ce1">
            <text:p>1.6521515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09_9995.pkl</text:p>
          </table:table-cell>
          <table:table-cell office:value-type="float" office:value="6028" table:style-name="ce1">
            <text:p>6028</text:p>
          </table:table-cell>
          <table:table-cell office:value-type="float" office:value="17.150298606503" table:style-name="ce1">
            <text:p>17.15029861</text:p>
          </table:table-cell>
          <table:table-cell office:value-type="float" office:value="0.81267217630854005" table:style-name="ce1">
            <text:p>0.812672176</text:p>
          </table:table-cell>
          <table:table-cell office:value-type="float" office:value="3.5236502627806997E-2" table:style-name="ce1">
            <text:p>0.035236503</text:p>
          </table:table-cell>
          <table:table-cell office:value-type="float" office:value="0.83947939262472904" table:style-name="ce1">
            <text:p>0.839479393</text:p>
          </table:table-cell>
          <table:table-cell office:value-type="float" office:value="3.7521815008725999E-2" table:style-name="ce1">
            <text:p>0.037521815</text:p>
          </table:table-cell>
          <table:table-cell office:value-type="float" office:value="1.6521515689332691" table:formula="of:=[.D89]+[.F89]" table:style-name="ce1">
            <text:p>1.6521515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045_9995.pkl</text:p>
          </table:table-cell>
          <table:table-cell office:value-type="float" office:value="8481" table:style-name="ce1">
            <text:p>8481</text:p>
          </table:table-cell>
          <table:table-cell office:value-type="float" office:value="14.969461148449501" table:style-name="ce1">
            <text:p>14.96946115</text:p>
          </table:table-cell>
          <table:table-cell office:value-type="float" office:value="0.82058047493403696" table:style-name="ce1">
            <text:p>0.820580475</text:p>
          </table:table-cell>
          <table:table-cell office:value-type="float" office:value="3.5920535920535901E-2" table:style-name="ce1">
            <text:p>0.035920536</text:p>
          </table:table-cell>
          <table:table-cell office:value-type="float" office:value="0.831168831168831" table:style-name="ce1">
            <text:p>0.831168831</text:p>
          </table:table-cell>
          <table:table-cell office:value-type="float" office:value="3.7390457643622199E-2" table:style-name="ce1">
            <text:p>0.037390458</text:p>
          </table:table-cell>
          <table:table-cell office:value-type="float" office:value="1.6517493061028681" table:formula="of:=[.D90]+[.F90]" table:style-name="ce1">
            <text:p>1.6517493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045_99995.pkl</text:p>
          </table:table-cell>
          <table:table-cell office:value-type="float" office:value="8481" table:style-name="ce1">
            <text:p>8481</text:p>
          </table:table-cell>
          <table:table-cell office:value-type="float" office:value="14.969461148449501" table:style-name="ce1">
            <text:p>14.96946115</text:p>
          </table:table-cell>
          <table:table-cell office:value-type="float" office:value="0.82058047493403696" table:style-name="ce1">
            <text:p>0.820580475</text:p>
          </table:table-cell>
          <table:table-cell office:value-type="float" office:value="3.5920535920535901E-2" table:style-name="ce1">
            <text:p>0.035920536</text:p>
          </table:table-cell>
          <table:table-cell office:value-type="float" office:value="0.831168831168831" table:style-name="ce1">
            <text:p>0.831168831</text:p>
          </table:table-cell>
          <table:table-cell office:value-type="float" office:value="3.7390457643622199E-2" table:style-name="ce1">
            <text:p>0.037390458</text:p>
          </table:table-cell>
          <table:table-cell office:value-type="float" office:value="1.6517493061028681" table:formula="of:=[.D91]+[.F91]" table:style-name="ce1">
            <text:p>1.6517493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045_999995.pkl</text:p>
          </table:table-cell>
          <table:table-cell office:value-type="float" office:value="8481" table:style-name="ce1">
            <text:p>8481</text:p>
          </table:table-cell>
          <table:table-cell office:value-type="float" office:value="14.969461148449501" table:style-name="ce1">
            <text:p>14.96946115</text:p>
          </table:table-cell>
          <table:table-cell office:value-type="float" office:value="0.82058047493403696" table:style-name="ce1">
            <text:p>0.820580475</text:p>
          </table:table-cell>
          <table:table-cell office:value-type="float" office:value="3.5920535920535901E-2" table:style-name="ce1">
            <text:p>0.035920536</text:p>
          </table:table-cell>
          <table:table-cell office:value-type="float" office:value="0.831168831168831" table:style-name="ce1">
            <text:p>0.831168831</text:p>
          </table:table-cell>
          <table:table-cell office:value-type="float" office:value="3.7390457643622199E-2" table:style-name="ce1">
            <text:p>0.037390458</text:p>
          </table:table-cell>
          <table:table-cell office:value-type="float" office:value="1.6517493061028681" table:formula="of:=[.D92]+[.F92]" table:style-name="ce1">
            <text:p>1.6517493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045_9999995.pkl</text:p>
          </table:table-cell>
          <table:table-cell office:value-type="float" office:value="8481" table:style-name="ce1">
            <text:p>8481</text:p>
          </table:table-cell>
          <table:table-cell office:value-type="float" office:value="14.969461148449501" table:style-name="ce1">
            <text:p>14.96946115</text:p>
          </table:table-cell>
          <table:table-cell office:value-type="float" office:value="0.82058047493403696" table:style-name="ce1">
            <text:p>0.820580475</text:p>
          </table:table-cell>
          <table:table-cell office:value-type="float" office:value="3.5920535920535901E-2" table:style-name="ce1">
            <text:p>0.035920536</text:p>
          </table:table-cell>
          <table:table-cell office:value-type="float" office:value="0.831168831168831" table:style-name="ce1">
            <text:p>0.831168831</text:p>
          </table:table-cell>
          <table:table-cell office:value-type="float" office:value="3.7390457643622199E-2" table:style-name="ce1">
            <text:p>0.037390458</text:p>
          </table:table-cell>
          <table:table-cell office:value-type="float" office:value="1.6517493061028681" table:formula="of:=[.D93]+[.F93]" table:style-name="ce1">
            <text:p>1.6517493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18_9999995.pkl</text:p>
          </table:table-cell>
          <table:table-cell office:value-type="float" office:value="5633" table:style-name="ce1">
            <text:p>5633</text:p>
          </table:table-cell>
          <table:table-cell office:value-type="float" office:value="17.082194212675301" table:style-name="ce1">
            <text:p>17.08219421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4741899716644098E-2" table:style-name="ce1">
            <text:p>0.0347419</text:p>
          </table:table-cell>
          <table:table-cell office:value-type="float" office:value="0.84313725490196101" table:style-name="ce1">
            <text:p>0.843137255</text:p>
          </table:table-cell>
          <table:table-cell office:value-type="float" office:value="3.8572710056812502E-2" table:style-name="ce1">
            <text:p>0.03857271</text:p>
          </table:table-cell>
          <table:table-cell office:value-type="float" office:value="1.651160177538064" table:formula="of:=[.D94]+[.F94]" table:style-name="ce1">
            <text:p>1.6511601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18_9995.pkl</text:p>
          </table:table-cell>
          <table:table-cell office:value-type="float" office:value="5633" table:style-name="ce1">
            <text:p>5633</text:p>
          </table:table-cell>
          <table:table-cell office:value-type="float" office:value="17.082194212675301" table:style-name="ce1">
            <text:p>17.08219421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4741899716644098E-2" table:style-name="ce1">
            <text:p>0.0347419</text:p>
          </table:table-cell>
          <table:table-cell office:value-type="float" office:value="0.84313725490196101" table:style-name="ce1">
            <text:p>0.843137255</text:p>
          </table:table-cell>
          <table:table-cell office:value-type="float" office:value="3.8572710056812502E-2" table:style-name="ce1">
            <text:p>0.03857271</text:p>
          </table:table-cell>
          <table:table-cell office:value-type="float" office:value="1.651160177538064" table:formula="of:=[.D95]+[.F95]" table:style-name="ce1">
            <text:p>1.6511601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18_99995.pkl</text:p>
          </table:table-cell>
          <table:table-cell office:value-type="float" office:value="5633" table:style-name="ce1">
            <text:p>5633</text:p>
          </table:table-cell>
          <table:table-cell office:value-type="float" office:value="17.082194212675301" table:style-name="ce1">
            <text:p>17.08219421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4741899716644098E-2" table:style-name="ce1">
            <text:p>0.0347419</text:p>
          </table:table-cell>
          <table:table-cell office:value-type="float" office:value="0.84313725490196101" table:style-name="ce1">
            <text:p>0.843137255</text:p>
          </table:table-cell>
          <table:table-cell office:value-type="float" office:value="3.8572710056812502E-2" table:style-name="ce1">
            <text:p>0.03857271</text:p>
          </table:table-cell>
          <table:table-cell office:value-type="float" office:value="1.651160177538064" table:formula="of:=[.D96]+[.F96]" table:style-name="ce1">
            <text:p>1.6511601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18_999995.pkl</text:p>
          </table:table-cell>
          <table:table-cell office:value-type="float" office:value="5633" table:style-name="ce1">
            <text:p>5633</text:p>
          </table:table-cell>
          <table:table-cell office:value-type="float" office:value="17.082194212675301" table:style-name="ce1">
            <text:p>17.08219421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4741899716644098E-2" table:style-name="ce1">
            <text:p>0.0347419</text:p>
          </table:table-cell>
          <table:table-cell office:value-type="float" office:value="0.84313725490196101" table:style-name="ce1">
            <text:p>0.843137255</text:p>
          </table:table-cell>
          <table:table-cell office:value-type="float" office:value="3.8572710056812502E-2" table:style-name="ce1">
            <text:p>0.03857271</text:p>
          </table:table-cell>
          <table:table-cell office:value-type="float" office:value="1.651160177538064" table:formula="of:=[.D97]+[.F97]" table:style-name="ce1">
            <text:p>1.6511601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0225_9995.pkl</text:p>
          </table:table-cell>
          <table:table-cell office:value-type="float" office:value="5247" table:style-name="ce1">
            <text:p>5247</text:p>
          </table:table-cell>
          <table:table-cell office:value-type="float" office:value="18.520487897846401" table:style-name="ce1">
            <text:p>18.5204879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4378769601930002E-2" table:style-name="ce1">
            <text:p>0.03437877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7948207171314703E-2" table:style-name="ce1">
            <text:p>0.037948207</text:p>
          </table:table-cell>
          <table:table-cell office:value-type="float" office:value="1.650843246499021" table:formula="of:=[.D98]+[.F98]" table:style-name="ce1">
            <text:p>1.6508432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0225_99995.pkl</text:p>
          </table:table-cell>
          <table:table-cell office:value-type="float" office:value="5247" table:style-name="ce1">
            <text:p>5247</text:p>
          </table:table-cell>
          <table:table-cell office:value-type="float" office:value="18.520487897846401" table:style-name="ce1">
            <text:p>18.5204879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4378769601930002E-2" table:style-name="ce1">
            <text:p>0.03437877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7948207171314703E-2" table:style-name="ce1">
            <text:p>0.037948207</text:p>
          </table:table-cell>
          <table:table-cell office:value-type="float" office:value="1.650843246499021" table:formula="of:=[.D99]+[.F99]" table:style-name="ce1">
            <text:p>1.6508432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0225_9999995.pkl</text:p>
          </table:table-cell>
          <table:table-cell office:value-type="float" office:value="5247" table:style-name="ce1">
            <text:p>5247</text:p>
          </table:table-cell>
          <table:table-cell office:value-type="float" office:value="18.520487897846401" table:style-name="ce1">
            <text:p>18.5204879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4378769601930002E-2" table:style-name="ce1">
            <text:p>0.03437877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7948207171314703E-2" table:style-name="ce1">
            <text:p>0.037948207</text:p>
          </table:table-cell>
          <table:table-cell office:value-type="float" office:value="1.650843246499021" table:formula="of:=[.D100]+[.F100]" table:style-name="ce1">
            <text:p>1.6508432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0225_999995.pkl</text:p>
          </table:table-cell>
          <table:table-cell office:value-type="float" office:value="5247" table:style-name="ce1">
            <text:p>5247</text:p>
          </table:table-cell>
          <table:table-cell office:value-type="float" office:value="18.520487897846401" table:style-name="ce1">
            <text:p>18.5204879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4378769601930002E-2" table:style-name="ce1">
            <text:p>0.03437877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3.7948207171314703E-2" table:style-name="ce1">
            <text:p>0.037948207</text:p>
          </table:table-cell>
          <table:table-cell office:value-type="float" office:value="1.650843246499021" table:formula="of:=[.D101]+[.F101]" table:style-name="ce1">
            <text:p>1.6508432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0225_9995.pkl</text:p>
          </table:table-cell>
          <table:table-cell office:value-type="float" office:value="5387" table:style-name="ce1">
            <text:p>5387</text:p>
          </table:table-cell>
          <table:table-cell office:value-type="float" office:value="24.293113049934998" table:style-name="ce1">
            <text:p>24.29311305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1145236292851701E-2" table:style-name="ce1">
            <text:p>0.031145236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5633484162895898E-2" table:style-name="ce1">
            <text:p>0.035633484</text:p>
          </table:table-cell>
          <table:table-cell office:value-type="float" office:value="1.650542410630498" table:formula="of:=[.D102]+[.F102]" table:style-name="ce1">
            <text:p>1.6505424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0225_99995.pkl</text:p>
          </table:table-cell>
          <table:table-cell office:value-type="float" office:value="5387" table:style-name="ce1">
            <text:p>5387</text:p>
          </table:table-cell>
          <table:table-cell office:value-type="float" office:value="24.293113049934998" table:style-name="ce1">
            <text:p>24.29311305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1145236292851701E-2" table:style-name="ce1">
            <text:p>0.031145236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5633484162895898E-2" table:style-name="ce1">
            <text:p>0.035633484</text:p>
          </table:table-cell>
          <table:table-cell office:value-type="float" office:value="1.650542410630498" table:formula="of:=[.D103]+[.F103]" table:style-name="ce1">
            <text:p>1.6505424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0225_9999995.pkl</text:p>
          </table:table-cell>
          <table:table-cell office:value-type="float" office:value="5387" table:style-name="ce1">
            <text:p>5387</text:p>
          </table:table-cell>
          <table:table-cell office:value-type="float" office:value="24.293113049934998" table:style-name="ce1">
            <text:p>24.29311305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1145236292851701E-2" table:style-name="ce1">
            <text:p>0.031145236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5633484162895898E-2" table:style-name="ce1">
            <text:p>0.035633484</text:p>
          </table:table-cell>
          <table:table-cell office:value-type="float" office:value="1.650542410630498" table:formula="of:=[.D104]+[.F104]" table:style-name="ce1">
            <text:p>1.6505424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0225_999995.pkl</text:p>
          </table:table-cell>
          <table:table-cell office:value-type="float" office:value="5387" table:style-name="ce1">
            <text:p>5387</text:p>
          </table:table-cell>
          <table:table-cell office:value-type="float" office:value="24.293113049934998" table:style-name="ce1">
            <text:p>24.29311305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1145236292851701E-2" table:style-name="ce1">
            <text:p>0.031145236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5633484162895898E-2" table:style-name="ce1">
            <text:p>0.035633484</text:p>
          </table:table-cell>
          <table:table-cell office:value-type="float" office:value="1.650542410630498" table:formula="of:=[.D105]+[.F105]" table:style-name="ce1">
            <text:p>1.6505424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18_9995.pkl</text:p>
          </table:table-cell>
          <table:table-cell office:value-type="float" office:value="5303" table:style-name="ce1">
            <text:p>5303</text:p>
          </table:table-cell>
          <table:table-cell office:value-type="float" office:value="24.3854422025269" table:style-name="ce1">
            <text:p>24.3854422</text:p>
          </table:table-cell>
          <table:table-cell office:value-type="float" office:value="0.82808022922636104" table:style-name="ce1">
            <text:p>0.828080229</text:p>
          </table:table-cell>
          <table:table-cell office:value-type="float" office:value="3.1402803433662897E-2" table:style-name="ce1">
            <text:p>0.031402803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5281974289199602E-2" table:style-name="ce1">
            <text:p>0.035281974</text:p>
          </table:table-cell>
          <table:table-cell office:value-type="float" office:value="1.649040927916317" table:formula="of:=[.D106]+[.F106]" table:style-name="ce1">
            <text:p>1.6490409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18_99995.pkl</text:p>
          </table:table-cell>
          <table:table-cell office:value-type="float" office:value="5303" table:style-name="ce1">
            <text:p>5303</text:p>
          </table:table-cell>
          <table:table-cell office:value-type="float" office:value="24.3854422025269" table:style-name="ce1">
            <text:p>24.3854422</text:p>
          </table:table-cell>
          <table:table-cell office:value-type="float" office:value="0.82808022922636104" table:style-name="ce1">
            <text:p>0.828080229</text:p>
          </table:table-cell>
          <table:table-cell office:value-type="float" office:value="3.1402803433662897E-2" table:style-name="ce1">
            <text:p>0.031402803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5281974289199602E-2" table:style-name="ce1">
            <text:p>0.035281974</text:p>
          </table:table-cell>
          <table:table-cell office:value-type="float" office:value="1.649040927916317" table:formula="of:=[.D107]+[.F107]" table:style-name="ce1">
            <text:p>1.6490409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18_9999995.pkl</text:p>
          </table:table-cell>
          <table:table-cell office:value-type="float" office:value="5303" table:style-name="ce1">
            <text:p>5303</text:p>
          </table:table-cell>
          <table:table-cell office:value-type="float" office:value="24.3854422025269" table:style-name="ce1">
            <text:p>24.3854422</text:p>
          </table:table-cell>
          <table:table-cell office:value-type="float" office:value="0.82808022922636104" table:style-name="ce1">
            <text:p>0.828080229</text:p>
          </table:table-cell>
          <table:table-cell office:value-type="float" office:value="3.1402803433662897E-2" table:style-name="ce1">
            <text:p>0.031402803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5281974289199602E-2" table:style-name="ce1">
            <text:p>0.035281974</text:p>
          </table:table-cell>
          <table:table-cell office:value-type="float" office:value="1.649040927916317" table:formula="of:=[.D108]+[.F108]" table:style-name="ce1">
            <text:p>1.6490409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18_999995.pkl</text:p>
          </table:table-cell>
          <table:table-cell office:value-type="float" office:value="5303" table:style-name="ce1">
            <text:p>5303</text:p>
          </table:table-cell>
          <table:table-cell office:value-type="float" office:value="24.3854422025269" table:style-name="ce1">
            <text:p>24.3854422</text:p>
          </table:table-cell>
          <table:table-cell office:value-type="float" office:value="0.82808022922636104" table:style-name="ce1">
            <text:p>0.828080229</text:p>
          </table:table-cell>
          <table:table-cell office:value-type="float" office:value="3.1402803433662897E-2" table:style-name="ce1">
            <text:p>0.031402803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5281974289199602E-2" table:style-name="ce1">
            <text:p>0.035281974</text:p>
          </table:table-cell>
          <table:table-cell office:value-type="float" office:value="1.649040927916317" table:formula="of:=[.D109]+[.F109]" table:style-name="ce1">
            <text:p>1.6490409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36_9999995.pkl</text:p>
          </table:table-cell>
          <table:table-cell office:value-type="float" office:value="5234" table:style-name="ce1">
            <text:p>5234</text:p>
          </table:table-cell>
          <table:table-cell office:value-type="float" office:value="23.905426060374499" table:style-name="ce1">
            <text:p>23.90542606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2523108524477901E-2" table:style-name="ce1">
            <text:p>0.032523109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7608867775138603E-2" table:style-name="ce1">
            <text:p>0.037608868</text:p>
          </table:table-cell>
          <table:table-cell office:value-type="float" office:value="1.648659840385484" table:formula="of:=[.D110]+[.F110]" table:style-name="ce1">
            <text:p>1.648659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36_999995.pkl</text:p>
          </table:table-cell>
          <table:table-cell office:value-type="float" office:value="5234" table:style-name="ce1">
            <text:p>5234</text:p>
          </table:table-cell>
          <table:table-cell office:value-type="float" office:value="23.905426060374499" table:style-name="ce1">
            <text:p>23.90542606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2523108524477901E-2" table:style-name="ce1">
            <text:p>0.032523109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7608867775138603E-2" table:style-name="ce1">
            <text:p>0.037608868</text:p>
          </table:table-cell>
          <table:table-cell office:value-type="float" office:value="1.648659840385484" table:formula="of:=[.D111]+[.F111]" table:style-name="ce1">
            <text:p>1.648659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36_99995.pkl</text:p>
          </table:table-cell>
          <table:table-cell office:value-type="float" office:value="5234" table:style-name="ce1">
            <text:p>5234</text:p>
          </table:table-cell>
          <table:table-cell office:value-type="float" office:value="23.905426060374499" table:style-name="ce1">
            <text:p>23.90542606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2523108524477901E-2" table:style-name="ce1">
            <text:p>0.032523109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7608867775138603E-2" table:style-name="ce1">
            <text:p>0.037608868</text:p>
          </table:table-cell>
          <table:table-cell office:value-type="float" office:value="1.648659840385484" table:formula="of:=[.D112]+[.F112]" table:style-name="ce1">
            <text:p>1.648659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36_9995.pkl</text:p>
          </table:table-cell>
          <table:table-cell office:value-type="float" office:value="5234" table:style-name="ce1">
            <text:p>5234</text:p>
          </table:table-cell>
          <table:table-cell office:value-type="float" office:value="23.905426060374499" table:style-name="ce1">
            <text:p>23.90542606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2523108524477901E-2" table:style-name="ce1">
            <text:p>0.032523109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3.7608867775138603E-2" table:style-name="ce1">
            <text:p>0.037608868</text:p>
          </table:table-cell>
          <table:table-cell office:value-type="float" office:value="1.648659840385484" table:formula="of:=[.D113]+[.F113]" table:style-name="ce1">
            <text:p>1.648659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09_9995.pkl</text:p>
          </table:table-cell>
          <table:table-cell office:value-type="float" office:value="5534" table:style-name="ce1">
            <text:p>5534</text:p>
          </table:table-cell>
          <table:table-cell office:value-type="float" office:value="18.211058908565199" table:style-name="ce1">
            <text:p>18.21105891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57007695218872E-2" table:style-name="ce1">
            <text:p>0.03570077</text:p>
          </table:table-cell>
          <table:table-cell office:value-type="float" office:value="0.83660130718954295" table:style-name="ce1">
            <text:p>0.836601307</text:p>
          </table:table-cell>
          <table:table-cell office:value-type="float" office:value="3.9788622940627898E-2" table:style-name="ce1">
            <text:p>0.039788623</text:p>
          </table:table-cell>
          <table:table-cell office:value-type="float" office:value="1.6474895593385399" table:formula="of:=[.D114]+[.F114]" table:style-name="ce1">
            <text:p>1.6474895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09_99995.pkl</text:p>
          </table:table-cell>
          <table:table-cell office:value-type="float" office:value="5534" table:style-name="ce1">
            <text:p>5534</text:p>
          </table:table-cell>
          <table:table-cell office:value-type="float" office:value="18.211058908565199" table:style-name="ce1">
            <text:p>18.21105891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57007695218872E-2" table:style-name="ce1">
            <text:p>0.03570077</text:p>
          </table:table-cell>
          <table:table-cell office:value-type="float" office:value="0.83660130718954295" table:style-name="ce1">
            <text:p>0.836601307</text:p>
          </table:table-cell>
          <table:table-cell office:value-type="float" office:value="3.9788622940627898E-2" table:style-name="ce1">
            <text:p>0.039788623</text:p>
          </table:table-cell>
          <table:table-cell office:value-type="float" office:value="1.6474895593385399" table:formula="of:=[.D115]+[.F115]" table:style-name="ce1">
            <text:p>1.6474895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09_999995.pkl</text:p>
          </table:table-cell>
          <table:table-cell office:value-type="float" office:value="5534" table:style-name="ce1">
            <text:p>5534</text:p>
          </table:table-cell>
          <table:table-cell office:value-type="float" office:value="18.211058908565199" table:style-name="ce1">
            <text:p>18.21105891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57007695218872E-2" table:style-name="ce1">
            <text:p>0.03570077</text:p>
          </table:table-cell>
          <table:table-cell office:value-type="float" office:value="0.83660130718954295" table:style-name="ce1">
            <text:p>0.836601307</text:p>
          </table:table-cell>
          <table:table-cell office:value-type="float" office:value="3.9788622940627898E-2" table:style-name="ce1">
            <text:p>0.039788623</text:p>
          </table:table-cell>
          <table:table-cell office:value-type="float" office:value="1.6474895593385399" table:formula="of:=[.D116]+[.F116]" table:style-name="ce1">
            <text:p>1.6474895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09_9999995.pkl</text:p>
          </table:table-cell>
          <table:table-cell office:value-type="float" office:value="5534" table:style-name="ce1">
            <text:p>5534</text:p>
          </table:table-cell>
          <table:table-cell office:value-type="float" office:value="18.211058908565199" table:style-name="ce1">
            <text:p>18.21105891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57007695218872E-2" table:style-name="ce1">
            <text:p>0.03570077</text:p>
          </table:table-cell>
          <table:table-cell office:value-type="float" office:value="0.83660130718954295" table:style-name="ce1">
            <text:p>0.836601307</text:p>
          </table:table-cell>
          <table:table-cell office:value-type="float" office:value="3.9788622940627898E-2" table:style-name="ce1">
            <text:p>0.039788623</text:p>
          </table:table-cell>
          <table:table-cell office:value-type="float" office:value="1.6474895593385399" table:formula="of:=[.D117]+[.F117]" table:style-name="ce1">
            <text:p>1.6474895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36_9995.pkl</text:p>
          </table:table-cell>
          <table:table-cell office:value-type="float" office:value="5274" table:style-name="ce1">
            <text:p>5274</text:p>
          </table:table-cell>
          <table:table-cell office:value-type="float" office:value="19.424156238149401" table:style-name="ce1">
            <text:p>19.4241562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4395670475045097E-2" table:style-name="ce1">
            <text:p>0.03439567</text:p>
          </table:table-cell>
          <table:table-cell office:value-type="float" office:value="0.82751091703056801" table:style-name="ce1">
            <text:p>0.827510917</text:p>
          </table:table-cell>
          <table:table-cell office:value-type="float" office:value="3.7760286938328197E-2" table:style-name="ce1">
            <text:p>0.037760287</text:p>
          </table:table-cell>
          <table:table-cell office:value-type="float" office:value="1.6469951577182469" table:formula="of:=[.D118]+[.F118]" table:style-name="ce1">
            <text:p>1.6469951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36_999995.pkl</text:p>
          </table:table-cell>
          <table:table-cell office:value-type="float" office:value="5274" table:style-name="ce1">
            <text:p>5274</text:p>
          </table:table-cell>
          <table:table-cell office:value-type="float" office:value="19.424156238149401" table:style-name="ce1">
            <text:p>19.4241562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4395670475045097E-2" table:style-name="ce1">
            <text:p>0.03439567</text:p>
          </table:table-cell>
          <table:table-cell office:value-type="float" office:value="0.82751091703056801" table:style-name="ce1">
            <text:p>0.827510917</text:p>
          </table:table-cell>
          <table:table-cell office:value-type="float" office:value="3.7760286938328197E-2" table:style-name="ce1">
            <text:p>0.037760287</text:p>
          </table:table-cell>
          <table:table-cell office:value-type="float" office:value="1.6469951577182469" table:formula="of:=[.D119]+[.F119]" table:style-name="ce1">
            <text:p>1.6469951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36_99995.pkl</text:p>
          </table:table-cell>
          <table:table-cell office:value-type="float" office:value="5274" table:style-name="ce1">
            <text:p>5274</text:p>
          </table:table-cell>
          <table:table-cell office:value-type="float" office:value="19.424156238149401" table:style-name="ce1">
            <text:p>19.4241562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4395670475045097E-2" table:style-name="ce1">
            <text:p>0.03439567</text:p>
          </table:table-cell>
          <table:table-cell office:value-type="float" office:value="0.82751091703056801" table:style-name="ce1">
            <text:p>0.827510917</text:p>
          </table:table-cell>
          <table:table-cell office:value-type="float" office:value="3.7760286938328197E-2" table:style-name="ce1">
            <text:p>0.037760287</text:p>
          </table:table-cell>
          <table:table-cell office:value-type="float" office:value="1.6469951577182469" table:formula="of:=[.D120]+[.F120]" table:style-name="ce1">
            <text:p>1.6469951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36_9999995.pkl</text:p>
          </table:table-cell>
          <table:table-cell office:value-type="float" office:value="5274" table:style-name="ce1">
            <text:p>5274</text:p>
          </table:table-cell>
          <table:table-cell office:value-type="float" office:value="19.424156238149401" table:style-name="ce1">
            <text:p>19.4241562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4395670475045097E-2" table:style-name="ce1">
            <text:p>0.03439567</text:p>
          </table:table-cell>
          <table:table-cell office:value-type="float" office:value="0.82751091703056801" table:style-name="ce1">
            <text:p>0.827510917</text:p>
          </table:table-cell>
          <table:table-cell office:value-type="float" office:value="3.7760286938328197E-2" table:style-name="ce1">
            <text:p>0.037760287</text:p>
          </table:table-cell>
          <table:table-cell office:value-type="float" office:value="1.6469951577182469" table:formula="of:=[.D121]+[.F121]" table:style-name="ce1">
            <text:p>1.6469951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045_99995.pkl</text:p>
          </table:table-cell>
          <table:table-cell office:value-type="float" office:value="5298" table:style-name="ce1">
            <text:p>5298</text:p>
          </table:table-cell>
          <table:table-cell office:value-type="float" office:value="23.932238580596401" table:style-name="ce1">
            <text:p>23.93223858</text:p>
          </table:table-cell>
          <table:table-cell office:value-type="float" office:value="0.82808022922636104" table:style-name="ce1">
            <text:p>0.828080229</text:p>
          </table:table-cell>
          <table:table-cell office:value-type="float" office:value="3.1761732058468002E-2" table:style-name="ce1">
            <text:p>0.031761732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5491198182850701E-2" table:style-name="ce1">
            <text:p>0.035491198</text:p>
          </table:table-cell>
          <table:table-cell office:value-type="float" office:value="1.6468575218027799" table:formula="of:=[.D122]+[.F122]" table:style-name="ce1">
            <text:p>1.6468575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045_9999995.pkl</text:p>
          </table:table-cell>
          <table:table-cell office:value-type="float" office:value="5298" table:style-name="ce1">
            <text:p>5298</text:p>
          </table:table-cell>
          <table:table-cell office:value-type="float" office:value="23.932238580596401" table:style-name="ce1">
            <text:p>23.93223858</text:p>
          </table:table-cell>
          <table:table-cell office:value-type="float" office:value="0.82808022922636104" table:style-name="ce1">
            <text:p>0.828080229</text:p>
          </table:table-cell>
          <table:table-cell office:value-type="float" office:value="3.1761732058468002E-2" table:style-name="ce1">
            <text:p>0.031761732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5491198182850701E-2" table:style-name="ce1">
            <text:p>0.035491198</text:p>
          </table:table-cell>
          <table:table-cell office:value-type="float" office:value="1.6468575218027799" table:formula="of:=[.D123]+[.F123]" table:style-name="ce1">
            <text:p>1.6468575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045_9995.pkl</text:p>
          </table:table-cell>
          <table:table-cell office:value-type="float" office:value="5298" table:style-name="ce1">
            <text:p>5298</text:p>
          </table:table-cell>
          <table:table-cell office:value-type="float" office:value="23.932238580596401" table:style-name="ce1">
            <text:p>23.93223858</text:p>
          </table:table-cell>
          <table:table-cell office:value-type="float" office:value="0.82808022922636104" table:style-name="ce1">
            <text:p>0.828080229</text:p>
          </table:table-cell>
          <table:table-cell office:value-type="float" office:value="3.1761732058468002E-2" table:style-name="ce1">
            <text:p>0.031761732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5491198182850701E-2" table:style-name="ce1">
            <text:p>0.035491198</text:p>
          </table:table-cell>
          <table:table-cell office:value-type="float" office:value="1.6468575218027799" table:formula="of:=[.D124]+[.F124]" table:style-name="ce1">
            <text:p>1.6468575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045_999995.pkl</text:p>
          </table:table-cell>
          <table:table-cell office:value-type="float" office:value="5298" table:style-name="ce1">
            <text:p>5298</text:p>
          </table:table-cell>
          <table:table-cell office:value-type="float" office:value="23.932238580596401" table:style-name="ce1">
            <text:p>23.93223858</text:p>
          </table:table-cell>
          <table:table-cell office:value-type="float" office:value="0.82808022922636104" table:style-name="ce1">
            <text:p>0.828080229</text:p>
          </table:table-cell>
          <table:table-cell office:value-type="float" office:value="3.1761732058468002E-2" table:style-name="ce1">
            <text:p>0.031761732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5491198182850701E-2" table:style-name="ce1">
            <text:p>0.035491198</text:p>
          </table:table-cell>
          <table:table-cell office:value-type="float" office:value="1.6468575218027799" table:formula="of:=[.D125]+[.F125]" table:style-name="ce1">
            <text:p>1.6468575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045_9995.pkl</text:p>
          </table:table-cell>
          <table:table-cell office:value-type="float" office:value="5593" table:style-name="ce1">
            <text:p>5593</text:p>
          </table:table-cell>
          <table:table-cell office:value-type="float" office:value="22.807795458609" table:style-name="ce1">
            <text:p>22.80779546</text:p>
          </table:table-cell>
          <table:table-cell office:value-type="float" office:value="0.82285714285714295" table:style-name="ce1">
            <text:p>0.822857143</text:p>
          </table:table-cell>
          <table:table-cell office:value-type="float" office:value="3.03221730890714E-2" table:style-name="ce1">
            <text:p>0.030322173</text:p>
          </table:table-cell>
          <table:table-cell office:value-type="float" office:value="0.82352941176470595" table:style-name="ce1">
            <text:p>0.823529412</text:p>
          </table:table-cell>
          <table:table-cell office:value-type="float" office:value="3.4354267018085999E-2" table:style-name="ce1">
            <text:p>0.034354267</text:p>
          </table:table-cell>
          <table:table-cell office:value-type="float" office:value="1.646386554621849" table:formula="of:=[.D126]+[.F126]" table:style-name="ce1">
            <text:p>1.6463865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045_99995.pkl</text:p>
          </table:table-cell>
          <table:table-cell office:value-type="float" office:value="5593" table:style-name="ce1">
            <text:p>5593</text:p>
          </table:table-cell>
          <table:table-cell office:value-type="float" office:value="22.807795458609" table:style-name="ce1">
            <text:p>22.80779546</text:p>
          </table:table-cell>
          <table:table-cell office:value-type="float" office:value="0.82285714285714295" table:style-name="ce1">
            <text:p>0.822857143</text:p>
          </table:table-cell>
          <table:table-cell office:value-type="float" office:value="3.03221730890714E-2" table:style-name="ce1">
            <text:p>0.030322173</text:p>
          </table:table-cell>
          <table:table-cell office:value-type="float" office:value="0.82352941176470595" table:style-name="ce1">
            <text:p>0.823529412</text:p>
          </table:table-cell>
          <table:table-cell office:value-type="float" office:value="3.4354267018085999E-2" table:style-name="ce1">
            <text:p>0.034354267</text:p>
          </table:table-cell>
          <table:table-cell office:value-type="float" office:value="1.646386554621849" table:formula="of:=[.D127]+[.F127]" table:style-name="ce1">
            <text:p>1.6463865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045_999995.pkl</text:p>
          </table:table-cell>
          <table:table-cell office:value-type="float" office:value="5593" table:style-name="ce1">
            <text:p>5593</text:p>
          </table:table-cell>
          <table:table-cell office:value-type="float" office:value="22.807795458609" table:style-name="ce1">
            <text:p>22.80779546</text:p>
          </table:table-cell>
          <table:table-cell office:value-type="float" office:value="0.82285714285714295" table:style-name="ce1">
            <text:p>0.822857143</text:p>
          </table:table-cell>
          <table:table-cell office:value-type="float" office:value="3.03221730890714E-2" table:style-name="ce1">
            <text:p>0.030322173</text:p>
          </table:table-cell>
          <table:table-cell office:value-type="float" office:value="0.82352941176470595" table:style-name="ce1">
            <text:p>0.823529412</text:p>
          </table:table-cell>
          <table:table-cell office:value-type="float" office:value="3.4354267018085999E-2" table:style-name="ce1">
            <text:p>0.034354267</text:p>
          </table:table-cell>
          <table:table-cell office:value-type="float" office:value="1.646386554621849" table:formula="of:=[.D128]+[.F128]" table:style-name="ce1">
            <text:p>1.6463865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045_9999995.pkl</text:p>
          </table:table-cell>
          <table:table-cell office:value-type="float" office:value="5593" table:style-name="ce1">
            <text:p>5593</text:p>
          </table:table-cell>
          <table:table-cell office:value-type="float" office:value="22.807795458609" table:style-name="ce1">
            <text:p>22.80779546</text:p>
          </table:table-cell>
          <table:table-cell office:value-type="float" office:value="0.82285714285714295" table:style-name="ce1">
            <text:p>0.822857143</text:p>
          </table:table-cell>
          <table:table-cell office:value-type="float" office:value="3.03221730890714E-2" table:style-name="ce1">
            <text:p>0.030322173</text:p>
          </table:table-cell>
          <table:table-cell office:value-type="float" office:value="0.82352941176470595" table:style-name="ce1">
            <text:p>0.823529412</text:p>
          </table:table-cell>
          <table:table-cell office:value-type="float" office:value="3.4354267018085999E-2" table:style-name="ce1">
            <text:p>0.034354267</text:p>
          </table:table-cell>
          <table:table-cell office:value-type="float" office:value="1.646386554621849" table:formula="of:=[.D129]+[.F129]" table:style-name="ce1">
            <text:p>1.6463865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36_9999995.pkl</text:p>
          </table:table-cell>
          <table:table-cell office:value-type="float" office:value="5320" table:style-name="ce1">
            <text:p>5320</text:p>
          </table:table-cell>
          <table:table-cell office:value-type="float" office:value="24.505827067669198" table:style-name="ce1">
            <text:p>24.50582707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1489175595888902E-2" table:style-name="ce1">
            <text:p>0.031489176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5792479771537399E-2" table:style-name="ce1">
            <text:p>0.03579248</text:p>
          </table:table-cell>
          <table:table-cell office:value-type="float" office:value="1.646175598403423" table:formula="of:=[.D130]+[.F130]" table:style-name="ce1">
            <text:p>1.6461755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36_99995.pkl</text:p>
          </table:table-cell>
          <table:table-cell office:value-type="float" office:value="5320" table:style-name="ce1">
            <text:p>5320</text:p>
          </table:table-cell>
          <table:table-cell office:value-type="float" office:value="24.505827067669198" table:style-name="ce1">
            <text:p>24.50582707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1489175595888902E-2" table:style-name="ce1">
            <text:p>0.031489176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5792479771537399E-2" table:style-name="ce1">
            <text:p>0.03579248</text:p>
          </table:table-cell>
          <table:table-cell office:value-type="float" office:value="1.646175598403423" table:formula="of:=[.D131]+[.F131]" table:style-name="ce1">
            <text:p>1.6461755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18_9995.pkl</text:p>
          </table:table-cell>
          <table:table-cell office:value-type="float" office:value="5261" table:style-name="ce1">
            <text:p>5261</text:p>
          </table:table-cell>
          <table:table-cell office:value-type="float" office:value="24.7108914655009" table:style-name="ce1">
            <text:p>24.71089147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1950299534058098E-2" table:style-name="ce1">
            <text:p>0.0319503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192126287419399E-2" table:style-name="ce1">
            <text:p>0.036192126</text:p>
          </table:table-cell>
          <table:table-cell office:value-type="float" office:value="1.646175598403423" table:formula="of:=[.D132]+[.F132]" table:style-name="ce1">
            <text:p>1.6461755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045_9999995.pkl</text:p>
          </table:table-cell>
          <table:table-cell office:value-type="float" office:value="5214" table:style-name="ce1">
            <text:p>5214</text:p>
          </table:table-cell>
          <table:table-cell office:value-type="float" office:value="21.726313770617601" table:style-name="ce1">
            <text:p>21.72631377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3016164163705203E-2" table:style-name="ce1">
            <text:p>0.033016164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462373933281597E-2" table:style-name="ce1">
            <text:p>0.036462374</text:p>
          </table:table-cell>
          <table:table-cell office:value-type="float" office:value="1.646175598403423" table:formula="of:=[.D133]+[.F133]" table:style-name="ce1">
            <text:p>1.6461755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18_9999995.pkl</text:p>
          </table:table-cell>
          <table:table-cell office:value-type="float" office:value="5261" table:style-name="ce1">
            <text:p>5261</text:p>
          </table:table-cell>
          <table:table-cell office:value-type="float" office:value="24.7108914655009" table:style-name="ce1">
            <text:p>24.71089147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1950299534058098E-2" table:style-name="ce1">
            <text:p>0.0319503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192126287419399E-2" table:style-name="ce1">
            <text:p>0.036192126</text:p>
          </table:table-cell>
          <table:table-cell office:value-type="float" office:value="1.646175598403423" table:formula="of:=[.D134]+[.F134]" table:style-name="ce1">
            <text:p>1.6461755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18_999995.pkl</text:p>
          </table:table-cell>
          <table:table-cell office:value-type="float" office:value="5261" table:style-name="ce1">
            <text:p>5261</text:p>
          </table:table-cell>
          <table:table-cell office:value-type="float" office:value="24.7108914655009" table:style-name="ce1">
            <text:p>24.71089147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1950299534058098E-2" table:style-name="ce1">
            <text:p>0.0319503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192126287419399E-2" table:style-name="ce1">
            <text:p>0.036192126</text:p>
          </table:table-cell>
          <table:table-cell office:value-type="float" office:value="1.646175598403423" table:formula="of:=[.D135]+[.F135]" table:style-name="ce1">
            <text:p>1.6461755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36_9995.pkl</text:p>
          </table:table-cell>
          <table:table-cell office:value-type="float" office:value="5320" table:style-name="ce1">
            <text:p>5320</text:p>
          </table:table-cell>
          <table:table-cell office:value-type="float" office:value="24.505827067669198" table:style-name="ce1">
            <text:p>24.50582707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1489175595888902E-2" table:style-name="ce1">
            <text:p>0.031489176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5792479771537399E-2" table:style-name="ce1">
            <text:p>0.03579248</text:p>
          </table:table-cell>
          <table:table-cell office:value-type="float" office:value="1.646175598403423" table:formula="of:=[.D136]+[.F136]" table:style-name="ce1">
            <text:p>1.6461755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18_99995.pkl</text:p>
          </table:table-cell>
          <table:table-cell office:value-type="float" office:value="5261" table:style-name="ce1">
            <text:p>5261</text:p>
          </table:table-cell>
          <table:table-cell office:value-type="float" office:value="24.7108914655009" table:style-name="ce1">
            <text:p>24.71089147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1950299534058098E-2" table:style-name="ce1">
            <text:p>0.0319503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192126287419399E-2" table:style-name="ce1">
            <text:p>0.036192126</text:p>
          </table:table-cell>
          <table:table-cell office:value-type="float" office:value="1.646175598403423" table:formula="of:=[.D137]+[.F137]" table:style-name="ce1">
            <text:p>1.6461755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045_99995.pkl</text:p>
          </table:table-cell>
          <table:table-cell office:value-type="float" office:value="5214" table:style-name="ce1">
            <text:p>5214</text:p>
          </table:table-cell>
          <table:table-cell office:value-type="float" office:value="21.726313770617601" table:style-name="ce1">
            <text:p>21.72631377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3016164163705203E-2" table:style-name="ce1">
            <text:p>0.033016164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462373933281597E-2" table:style-name="ce1">
            <text:p>0.036462374</text:p>
          </table:table-cell>
          <table:table-cell office:value-type="float" office:value="1.646175598403423" table:formula="of:=[.D138]+[.F138]" table:style-name="ce1">
            <text:p>1.6461755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045_9995.pkl</text:p>
          </table:table-cell>
          <table:table-cell office:value-type="float" office:value="5214" table:style-name="ce1">
            <text:p>5214</text:p>
          </table:table-cell>
          <table:table-cell office:value-type="float" office:value="21.726313770617601" table:style-name="ce1">
            <text:p>21.72631377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3016164163705203E-2" table:style-name="ce1">
            <text:p>0.033016164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462373933281597E-2" table:style-name="ce1">
            <text:p>0.036462374</text:p>
          </table:table-cell>
          <table:table-cell office:value-type="float" office:value="1.646175598403423" table:formula="of:=[.D139]+[.F139]" table:style-name="ce1">
            <text:p>1.6461755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36_999995.pkl</text:p>
          </table:table-cell>
          <table:table-cell office:value-type="float" office:value="5320" table:style-name="ce1">
            <text:p>5320</text:p>
          </table:table-cell>
          <table:table-cell office:value-type="float" office:value="24.505827067669198" table:style-name="ce1">
            <text:p>24.50582707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1489175595888902E-2" table:style-name="ce1">
            <text:p>0.031489176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5792479771537399E-2" table:style-name="ce1">
            <text:p>0.03579248</text:p>
          </table:table-cell>
          <table:table-cell office:value-type="float" office:value="1.646175598403423" table:formula="of:=[.D140]+[.F140]" table:style-name="ce1">
            <text:p>1.6461755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045_999995.pkl</text:p>
          </table:table-cell>
          <table:table-cell office:value-type="float" office:value="5214" table:style-name="ce1">
            <text:p>5214</text:p>
          </table:table-cell>
          <table:table-cell office:value-type="float" office:value="21.726313770617601" table:style-name="ce1">
            <text:p>21.72631377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3016164163705203E-2" table:style-name="ce1">
            <text:p>0.033016164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462373933281597E-2" table:style-name="ce1">
            <text:p>0.036462374</text:p>
          </table:table-cell>
          <table:table-cell office:value-type="float" office:value="1.646175598403423" table:formula="of:=[.D141]+[.F141]" table:style-name="ce1">
            <text:p>1.6461755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36_9999995.pkl</text:p>
          </table:table-cell>
          <table:table-cell office:value-type="float" office:value="5305" table:style-name="ce1">
            <text:p>5305</text:p>
          </table:table-cell>
          <table:table-cell office:value-type="float" office:value="25.358341187558899" table:style-name="ce1">
            <text:p>25.3583411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25E-2" table:style-name="ce1">
            <text:p>0.03125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5768500948766602E-2" table:style-name="ce1">
            <text:p>0.035768501</text:p>
          </table:table-cell>
          <table:table-cell office:value-type="float" office:value="1.6454936750040661" table:formula="of:=[.D142]+[.F142]" table:style-name="ce1">
            <text:p>1.6454936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36_999995.pkl</text:p>
          </table:table-cell>
          <table:table-cell office:value-type="float" office:value="5305" table:style-name="ce1">
            <text:p>5305</text:p>
          </table:table-cell>
          <table:table-cell office:value-type="float" office:value="25.358341187558899" table:style-name="ce1">
            <text:p>25.3583411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25E-2" table:style-name="ce1">
            <text:p>0.03125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5768500948766602E-2" table:style-name="ce1">
            <text:p>0.035768501</text:p>
          </table:table-cell>
          <table:table-cell office:value-type="float" office:value="1.6454936750040661" table:formula="of:=[.D143]+[.F143]" table:style-name="ce1">
            <text:p>1.6454936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36_9995.pkl</text:p>
          </table:table-cell>
          <table:table-cell office:value-type="float" office:value="5305" table:style-name="ce1">
            <text:p>5305</text:p>
          </table:table-cell>
          <table:table-cell office:value-type="float" office:value="25.358341187558899" table:style-name="ce1">
            <text:p>25.3583411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25E-2" table:style-name="ce1">
            <text:p>0.03125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5768500948766602E-2" table:style-name="ce1">
            <text:p>0.035768501</text:p>
          </table:table-cell>
          <table:table-cell office:value-type="float" office:value="1.6454936750040661" table:formula="of:=[.D144]+[.F144]" table:style-name="ce1">
            <text:p>1.6454936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36_99995.pkl</text:p>
          </table:table-cell>
          <table:table-cell office:value-type="float" office:value="5305" table:style-name="ce1">
            <text:p>5305</text:p>
          </table:table-cell>
          <table:table-cell office:value-type="float" office:value="25.358341187558899" table:style-name="ce1">
            <text:p>25.3583411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25E-2" table:style-name="ce1">
            <text:p>0.03125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5768500948766602E-2" table:style-name="ce1">
            <text:p>0.035768501</text:p>
          </table:table-cell>
          <table:table-cell office:value-type="float" office:value="1.6454936750040661" table:formula="of:=[.D145]+[.F145]" table:style-name="ce1">
            <text:p>1.6454936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18_999995.pkl</text:p>
          </table:table-cell>
          <table:table-cell office:value-type="float" office:value="5211" table:style-name="ce1">
            <text:p>5211</text:p>
          </table:table-cell>
          <table:table-cell office:value-type="float" office:value="23.070236039148" table:style-name="ce1">
            <text:p>23.0702360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832051429227398E-2" table:style-name="ce1">
            <text:p>0.032832051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7292817679557999E-2" table:style-name="ce1">
            <text:p>0.037292818</text:p>
          </table:table-cell>
          <table:table-cell office:value-type="float" office:value="1.64481175160471" table:formula="of:=[.D146]+[.F146]" table:style-name="ce1">
            <text:p>1.6448117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18_9995.pkl</text:p>
          </table:table-cell>
          <table:table-cell office:value-type="float" office:value="5211" table:style-name="ce1">
            <text:p>5211</text:p>
          </table:table-cell>
          <table:table-cell office:value-type="float" office:value="23.070236039148" table:style-name="ce1">
            <text:p>23.0702360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832051429227398E-2" table:style-name="ce1">
            <text:p>0.032832051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7292817679557999E-2" table:style-name="ce1">
            <text:p>0.037292818</text:p>
          </table:table-cell>
          <table:table-cell office:value-type="float" office:value="1.64481175160471" table:formula="of:=[.D147]+[.F147]" table:style-name="ce1">
            <text:p>1.6448117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09_9995.pkl</text:p>
          </table:table-cell>
          <table:table-cell office:value-type="float" office:value="5228" table:style-name="ce1">
            <text:p>5228</text:p>
          </table:table-cell>
          <table:table-cell office:value-type="float" office:value="23.366105585309899" table:style-name="ce1">
            <text:p>23.3661055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644675265380702E-2" table:style-name="ce1">
            <text:p>0.032644675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7201062887511099E-2" table:style-name="ce1">
            <text:p>0.037201063</text:p>
          </table:table-cell>
          <table:table-cell office:value-type="float" office:value="1.64481175160471" table:formula="of:=[.D148]+[.F148]" table:style-name="ce1">
            <text:p>1.6448117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09_99995.pkl</text:p>
          </table:table-cell>
          <table:table-cell office:value-type="float" office:value="5228" table:style-name="ce1">
            <text:p>5228</text:p>
          </table:table-cell>
          <table:table-cell office:value-type="float" office:value="23.366105585309899" table:style-name="ce1">
            <text:p>23.3661055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644675265380702E-2" table:style-name="ce1">
            <text:p>0.032644675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7201062887511099E-2" table:style-name="ce1">
            <text:p>0.037201063</text:p>
          </table:table-cell>
          <table:table-cell office:value-type="float" office:value="1.64481175160471" table:formula="of:=[.D149]+[.F149]" table:style-name="ce1">
            <text:p>1.6448117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18_99995.pkl</text:p>
          </table:table-cell>
          <table:table-cell office:value-type="float" office:value="5211" table:style-name="ce1">
            <text:p>5211</text:p>
          </table:table-cell>
          <table:table-cell office:value-type="float" office:value="23.070236039148" table:style-name="ce1">
            <text:p>23.0702360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832051429227398E-2" table:style-name="ce1">
            <text:p>0.032832051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7292817679557999E-2" table:style-name="ce1">
            <text:p>0.037292818</text:p>
          </table:table-cell>
          <table:table-cell office:value-type="float" office:value="1.64481175160471" table:formula="of:=[.D150]+[.F150]" table:style-name="ce1">
            <text:p>1.6448117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09_999995.pkl</text:p>
          </table:table-cell>
          <table:table-cell office:value-type="float" office:value="5228" table:style-name="ce1">
            <text:p>5228</text:p>
          </table:table-cell>
          <table:table-cell office:value-type="float" office:value="23.366105585309899" table:style-name="ce1">
            <text:p>23.3661055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644675265380702E-2" table:style-name="ce1">
            <text:p>0.032644675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7201062887511099E-2" table:style-name="ce1">
            <text:p>0.037201063</text:p>
          </table:table-cell>
          <table:table-cell office:value-type="float" office:value="1.64481175160471" table:formula="of:=[.D151]+[.F151]" table:style-name="ce1">
            <text:p>1.6448117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09_9999995.pkl</text:p>
          </table:table-cell>
          <table:table-cell office:value-type="float" office:value="5228" table:style-name="ce1">
            <text:p>5228</text:p>
          </table:table-cell>
          <table:table-cell office:value-type="float" office:value="23.366105585309899" table:style-name="ce1">
            <text:p>23.3661055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644675265380702E-2" table:style-name="ce1">
            <text:p>0.032644675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7201062887511099E-2" table:style-name="ce1">
            <text:p>0.037201063</text:p>
          </table:table-cell>
          <table:table-cell office:value-type="float" office:value="1.64481175160471" table:formula="of:=[.D152]+[.F152]" table:style-name="ce1">
            <text:p>1.6448117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18_9999995.pkl</text:p>
          </table:table-cell>
          <table:table-cell office:value-type="float" office:value="5211" table:style-name="ce1">
            <text:p>5211</text:p>
          </table:table-cell>
          <table:table-cell office:value-type="float" office:value="23.070236039148" table:style-name="ce1">
            <text:p>23.0702360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832051429227398E-2" table:style-name="ce1">
            <text:p>0.032832051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7292817679557999E-2" table:style-name="ce1">
            <text:p>0.037292818</text:p>
          </table:table-cell>
          <table:table-cell office:value-type="float" office:value="1.64481175160471" table:formula="of:=[.D153]+[.F153]" table:style-name="ce1">
            <text:p>1.6448117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045_9995.pkl</text:p>
          </table:table-cell>
          <table:table-cell office:value-type="float" office:value="5519" table:style-name="ce1">
            <text:p>5519</text:p>
          </table:table-cell>
          <table:table-cell office:value-type="float" office:value="15.233556803768799" table:style-name="ce1">
            <text:p>15.233556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8686827407710102E-2" table:style-name="ce1">
            <text:p>0.038686827</text:p>
          </table:table-cell>
          <table:table-cell office:value-type="float" office:value="0.83006535947712401" table:style-name="ce1">
            <text:p>0.830065359</text:p>
          </table:table-cell>
          <table:table-cell office:value-type="float" office:value="4.1193642555952002E-2" table:style-name="ce1">
            <text:p>0.041193643</text:p>
          </table:table-cell>
          <table:table-cell office:value-type="float" office:value="1.6438189411390152" table:formula="of:=[.D154]+[.F154]" table:style-name="ce1">
            <text:p>1.6438189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045_9999995.pkl</text:p>
          </table:table-cell>
          <table:table-cell office:value-type="float" office:value="5519" table:style-name="ce1">
            <text:p>5519</text:p>
          </table:table-cell>
          <table:table-cell office:value-type="float" office:value="15.233556803768799" table:style-name="ce1">
            <text:p>15.233556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8686827407710102E-2" table:style-name="ce1">
            <text:p>0.038686827</text:p>
          </table:table-cell>
          <table:table-cell office:value-type="float" office:value="0.83006535947712401" table:style-name="ce1">
            <text:p>0.830065359</text:p>
          </table:table-cell>
          <table:table-cell office:value-type="float" office:value="4.1193642555952002E-2" table:style-name="ce1">
            <text:p>0.041193643</text:p>
          </table:table-cell>
          <table:table-cell office:value-type="float" office:value="1.6438189411390152" table:formula="of:=[.D155]+[.F155]" table:style-name="ce1">
            <text:p>1.6438189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045_999995.pkl</text:p>
          </table:table-cell>
          <table:table-cell office:value-type="float" office:value="5519" table:style-name="ce1">
            <text:p>5519</text:p>
          </table:table-cell>
          <table:table-cell office:value-type="float" office:value="15.233556803768799" table:style-name="ce1">
            <text:p>15.233556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8686827407710102E-2" table:style-name="ce1">
            <text:p>0.038686827</text:p>
          </table:table-cell>
          <table:table-cell office:value-type="float" office:value="0.83006535947712401" table:style-name="ce1">
            <text:p>0.830065359</text:p>
          </table:table-cell>
          <table:table-cell office:value-type="float" office:value="4.1193642555952002E-2" table:style-name="ce1">
            <text:p>0.041193643</text:p>
          </table:table-cell>
          <table:table-cell office:value-type="float" office:value="1.6438189411390152" table:formula="of:=[.D156]+[.F156]" table:style-name="ce1">
            <text:p>1.6438189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045_99995.pkl</text:p>
          </table:table-cell>
          <table:table-cell office:value-type="float" office:value="5519" table:style-name="ce1">
            <text:p>5519</text:p>
          </table:table-cell>
          <table:table-cell office:value-type="float" office:value="15.233556803768799" table:style-name="ce1">
            <text:p>15.233556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8686827407710102E-2" table:style-name="ce1">
            <text:p>0.038686827</text:p>
          </table:table-cell>
          <table:table-cell office:value-type="float" office:value="0.83006535947712401" table:style-name="ce1">
            <text:p>0.830065359</text:p>
          </table:table-cell>
          <table:table-cell office:value-type="float" office:value="4.1193642555952002E-2" table:style-name="ce1">
            <text:p>0.041193643</text:p>
          </table:table-cell>
          <table:table-cell office:value-type="float" office:value="1.6438189411390152" table:formula="of:=[.D157]+[.F157]" table:style-name="ce1">
            <text:p>1.6438189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09_999995.pkl</text:p>
          </table:table-cell>
          <table:table-cell office:value-type="float" office:value="5203" table:style-name="ce1">
            <text:p>5203</text:p>
          </table:table-cell>
          <table:table-cell office:value-type="float" office:value="23.1935421871997" table:style-name="ce1">
            <text:p>23.19354219</text:p>
          </table:table-cell>
          <table:table-cell office:value-type="float" office:value="0.82471264367816099" table:style-name="ce1">
            <text:p>0.824712644</text:p>
          </table:table-cell>
          <table:table-cell office:value-type="float" office:value="3.31447049312854E-2" table:style-name="ce1">
            <text:p>0.033144705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466280347687099E-2" table:style-name="ce1">
            <text:p>0.03746628</text:p>
          </table:table-cell>
          <table:table-cell office:value-type="float" office:value="1.6434899362545798" table:formula="of:=[.D158]+[.F158]" table:style-name="ce1">
            <text:p>1.6434899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09_99995.pkl</text:p>
          </table:table-cell>
          <table:table-cell office:value-type="float" office:value="5203" table:style-name="ce1">
            <text:p>5203</text:p>
          </table:table-cell>
          <table:table-cell office:value-type="float" office:value="23.1935421871997" table:style-name="ce1">
            <text:p>23.19354219</text:p>
          </table:table-cell>
          <table:table-cell office:value-type="float" office:value="0.82471264367816099" table:style-name="ce1">
            <text:p>0.824712644</text:p>
          </table:table-cell>
          <table:table-cell office:value-type="float" office:value="3.31447049312854E-2" table:style-name="ce1">
            <text:p>0.033144705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466280347687099E-2" table:style-name="ce1">
            <text:p>0.03746628</text:p>
          </table:table-cell>
          <table:table-cell office:value-type="float" office:value="1.6434899362545798" table:formula="of:=[.D159]+[.F159]" table:style-name="ce1">
            <text:p>1.6434899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09_9999995.pkl</text:p>
          </table:table-cell>
          <table:table-cell office:value-type="float" office:value="5203" table:style-name="ce1">
            <text:p>5203</text:p>
          </table:table-cell>
          <table:table-cell office:value-type="float" office:value="23.1935421871997" table:style-name="ce1">
            <text:p>23.19354219</text:p>
          </table:table-cell>
          <table:table-cell office:value-type="float" office:value="0.82471264367816099" table:style-name="ce1">
            <text:p>0.824712644</text:p>
          </table:table-cell>
          <table:table-cell office:value-type="float" office:value="3.31447049312854E-2" table:style-name="ce1">
            <text:p>0.033144705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466280347687099E-2" table:style-name="ce1">
            <text:p>0.03746628</text:p>
          </table:table-cell>
          <table:table-cell office:value-type="float" office:value="1.6434899362545798" table:formula="of:=[.D160]+[.F160]" table:style-name="ce1">
            <text:p>1.6434899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09_9995.pkl</text:p>
          </table:table-cell>
          <table:table-cell office:value-type="float" office:value="5203" table:style-name="ce1">
            <text:p>5203</text:p>
          </table:table-cell>
          <table:table-cell office:value-type="float" office:value="23.1935421871997" table:style-name="ce1">
            <text:p>23.19354219</text:p>
          </table:table-cell>
          <table:table-cell office:value-type="float" office:value="0.82471264367816099" table:style-name="ce1">
            <text:p>0.824712644</text:p>
          </table:table-cell>
          <table:table-cell office:value-type="float" office:value="3.31447049312854E-2" table:style-name="ce1">
            <text:p>0.033144705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466280347687099E-2" table:style-name="ce1">
            <text:p>0.03746628</text:p>
          </table:table-cell>
          <table:table-cell office:value-type="float" office:value="1.6434899362545798" table:formula="of:=[.D161]+[.F161]" table:style-name="ce1">
            <text:p>1.6434899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36_9999995.pkl</text:p>
          </table:table-cell>
          <table:table-cell office:value-type="float" office:value="5278" table:style-name="ce1">
            <text:p>5278</text:p>
          </table:table-cell>
          <table:table-cell office:value-type="float" office:value="20.694581280788199" table:style-name="ce1">
            <text:p>20.69458128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3685446009389698E-2" table:style-name="ce1">
            <text:p>0.033685446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7346046881207802E-2" table:style-name="ce1">
            <text:p>0.037346047</text:p>
          </table:table-cell>
          <table:table-cell office:value-type="float" office:value="1.643310268890529" table:formula="of:=[.D162]+[.F162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36_9999995.pkl</text:p>
          </table:table-cell>
          <table:table-cell office:value-type="float" office:value="5317" table:style-name="ce1">
            <text:p>5317</text:p>
          </table:table-cell>
          <table:table-cell office:value-type="float" office:value="24.511566672935899" table:style-name="ce1">
            <text:p>24.51156667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747787610619499E-2" table:style-name="ce1">
            <text:p>0.031747788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370671309731102E-2" table:style-name="ce1">
            <text:p>0.036370671</text:p>
          </table:table-cell>
          <table:table-cell office:value-type="float" office:value="1.643310268890529" table:formula="of:=[.D163]+[.F163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36_9995.pkl</text:p>
          </table:table-cell>
          <table:table-cell office:value-type="float" office:value="5278" table:style-name="ce1">
            <text:p>5278</text:p>
          </table:table-cell>
          <table:table-cell office:value-type="float" office:value="20.694581280788199" table:style-name="ce1">
            <text:p>20.69458128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3685446009389698E-2" table:style-name="ce1">
            <text:p>0.033685446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7346046881207802E-2" table:style-name="ce1">
            <text:p>0.037346047</text:p>
          </table:table-cell>
          <table:table-cell office:value-type="float" office:value="1.643310268890529" table:formula="of:=[.D164]+[.F164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36_9999995.pkl</text:p>
          </table:table-cell>
          <table:table-cell office:value-type="float" office:value="5279" table:style-name="ce1">
            <text:p>5279</text:p>
          </table:table-cell>
          <table:table-cell office:value-type="float" office:value="22.8605796552377" table:style-name="ce1">
            <text:p>22.8605796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502831257078098E-2" table:style-name="ce1">
            <text:p>0.032502831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690085870413697E-2" table:style-name="ce1">
            <text:p>0.036690086</text:p>
          </table:table-cell>
          <table:table-cell office:value-type="float" office:value="1.643310268890529" table:formula="of:=[.D165]+[.F165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36_999995.pkl</text:p>
          </table:table-cell>
          <table:table-cell office:value-type="float" office:value="5279" table:style-name="ce1">
            <text:p>5279</text:p>
          </table:table-cell>
          <table:table-cell office:value-type="float" office:value="22.8605796552377" table:style-name="ce1">
            <text:p>22.8605796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502831257078098E-2" table:style-name="ce1">
            <text:p>0.032502831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690085870413697E-2" table:style-name="ce1">
            <text:p>0.036690086</text:p>
          </table:table-cell>
          <table:table-cell office:value-type="float" office:value="1.643310268890529" table:formula="of:=[.D166]+[.F166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36_9995.pkl</text:p>
          </table:table-cell>
          <table:table-cell office:value-type="float" office:value="5279" table:style-name="ce1">
            <text:p>5279</text:p>
          </table:table-cell>
          <table:table-cell office:value-type="float" office:value="22.8605796552377" table:style-name="ce1">
            <text:p>22.8605796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502831257078098E-2" table:style-name="ce1">
            <text:p>0.032502831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690085870413697E-2" table:style-name="ce1">
            <text:p>0.036690086</text:p>
          </table:table-cell>
          <table:table-cell office:value-type="float" office:value="1.643310268890529" table:formula="of:=[.D167]+[.F167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36_999995.pkl</text:p>
          </table:table-cell>
          <table:table-cell office:value-type="float" office:value="5317" table:style-name="ce1">
            <text:p>5317</text:p>
          </table:table-cell>
          <table:table-cell office:value-type="float" office:value="24.511566672935899" table:style-name="ce1">
            <text:p>24.51156667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747787610619499E-2" table:style-name="ce1">
            <text:p>0.031747788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370671309731102E-2" table:style-name="ce1">
            <text:p>0.036370671</text:p>
          </table:table-cell>
          <table:table-cell office:value-type="float" office:value="1.643310268890529" table:formula="of:=[.D168]+[.F168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36_99995.pkl</text:p>
          </table:table-cell>
          <table:table-cell office:value-type="float" office:value="5279" table:style-name="ce1">
            <text:p>5279</text:p>
          </table:table-cell>
          <table:table-cell office:value-type="float" office:value="22.8605796552377" table:style-name="ce1">
            <text:p>22.8605796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502831257078098E-2" table:style-name="ce1">
            <text:p>0.032502831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690085870413697E-2" table:style-name="ce1">
            <text:p>0.036690086</text:p>
          </table:table-cell>
          <table:table-cell office:value-type="float" office:value="1.643310268890529" table:formula="of:=[.D169]+[.F169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36_999995.pkl</text:p>
          </table:table-cell>
          <table:table-cell office:value-type="float" office:value="5278" table:style-name="ce1">
            <text:p>5278</text:p>
          </table:table-cell>
          <table:table-cell office:value-type="float" office:value="20.694581280788199" table:style-name="ce1">
            <text:p>20.69458128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3685446009389698E-2" table:style-name="ce1">
            <text:p>0.033685446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7346046881207802E-2" table:style-name="ce1">
            <text:p>0.037346047</text:p>
          </table:table-cell>
          <table:table-cell office:value-type="float" office:value="1.643310268890529" table:formula="of:=[.D170]+[.F170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36_999995.pkl</text:p>
          </table:table-cell>
          <table:table-cell office:value-type="float" office:value="5315" table:style-name="ce1">
            <text:p>5315</text:p>
          </table:table-cell>
          <table:table-cell office:value-type="float" office:value="24.693320790216401" table:style-name="ce1">
            <text:p>24.6933207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2534030273331E-2" table:style-name="ce1">
            <text:p>0.031253403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5717678350907202E-2" table:style-name="ce1">
            <text:p>0.035717678</text:p>
          </table:table-cell>
          <table:table-cell office:value-type="float" office:value="1.643310268890529" table:formula="of:=[.D171]+[.F171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36_99995.pkl</text:p>
          </table:table-cell>
          <table:table-cell office:value-type="float" office:value="5315" table:style-name="ce1">
            <text:p>5315</text:p>
          </table:table-cell>
          <table:table-cell office:value-type="float" office:value="24.693320790216401" table:style-name="ce1">
            <text:p>24.6933207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2534030273331E-2" table:style-name="ce1">
            <text:p>0.031253403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5717678350907202E-2" table:style-name="ce1">
            <text:p>0.035717678</text:p>
          </table:table-cell>
          <table:table-cell office:value-type="float" office:value="1.643310268890529" table:formula="of:=[.D172]+[.F172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36_9999995.pkl</text:p>
          </table:table-cell>
          <table:table-cell office:value-type="float" office:value="5315" table:style-name="ce1">
            <text:p>5315</text:p>
          </table:table-cell>
          <table:table-cell office:value-type="float" office:value="24.693320790216401" table:style-name="ce1">
            <text:p>24.6933207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2534030273331E-2" table:style-name="ce1">
            <text:p>0.031253403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5717678350907202E-2" table:style-name="ce1">
            <text:p>0.035717678</text:p>
          </table:table-cell>
          <table:table-cell office:value-type="float" office:value="1.643310268890529" table:formula="of:=[.D173]+[.F173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36_99995.pkl</text:p>
          </table:table-cell>
          <table:table-cell office:value-type="float" office:value="5317" table:style-name="ce1">
            <text:p>5317</text:p>
          </table:table-cell>
          <table:table-cell office:value-type="float" office:value="24.511566672935899" table:style-name="ce1">
            <text:p>24.51156667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747787610619499E-2" table:style-name="ce1">
            <text:p>0.031747788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370671309731102E-2" table:style-name="ce1">
            <text:p>0.036370671</text:p>
          </table:table-cell>
          <table:table-cell office:value-type="float" office:value="1.643310268890529" table:formula="of:=[.D174]+[.F174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36_99995.pkl</text:p>
          </table:table-cell>
          <table:table-cell office:value-type="float" office:value="5278" table:style-name="ce1">
            <text:p>5278</text:p>
          </table:table-cell>
          <table:table-cell office:value-type="float" office:value="20.694581280788199" table:style-name="ce1">
            <text:p>20.69458128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3685446009389698E-2" table:style-name="ce1">
            <text:p>0.033685446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7346046881207802E-2" table:style-name="ce1">
            <text:p>0.037346047</text:p>
          </table:table-cell>
          <table:table-cell office:value-type="float" office:value="1.643310268890529" table:formula="of:=[.D175]+[.F175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36_9995.pkl</text:p>
          </table:table-cell>
          <table:table-cell office:value-type="float" office:value="5317" table:style-name="ce1">
            <text:p>5317</text:p>
          </table:table-cell>
          <table:table-cell office:value-type="float" office:value="24.511566672935899" table:style-name="ce1">
            <text:p>24.51156667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747787610619499E-2" table:style-name="ce1">
            <text:p>0.031747788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370671309731102E-2" table:style-name="ce1">
            <text:p>0.036370671</text:p>
          </table:table-cell>
          <table:table-cell office:value-type="float" office:value="1.643310268890529" table:formula="of:=[.D176]+[.F176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36_9995.pkl</text:p>
          </table:table-cell>
          <table:table-cell office:value-type="float" office:value="5315" table:style-name="ce1">
            <text:p>5315</text:p>
          </table:table-cell>
          <table:table-cell office:value-type="float" office:value="24.693320790216401" table:style-name="ce1">
            <text:p>24.6933207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2534030273331E-2" table:style-name="ce1">
            <text:p>0.031253403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5717678350907202E-2" table:style-name="ce1">
            <text:p>0.035717678</text:p>
          </table:table-cell>
          <table:table-cell office:value-type="float" office:value="1.643310268890529" table:formula="of:=[.D177]+[.F177]" table:style-name="ce1">
            <text:p>1.6433102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09_999995.pkl</text:p>
          </table:table-cell>
          <table:table-cell office:value-type="float" office:value="5159" table:style-name="ce1">
            <text:p>5159</text:p>
          </table:table-cell>
          <table:table-cell office:value-type="float" office:value="19.097887187439401" table:style-name="ce1">
            <text:p>19.09788719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5620547431570997E-2" table:style-name="ce1">
            <text:p>0.035620547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8938235901673203E-2" table:style-name="ce1">
            <text:p>0.038938236</text:p>
          </table:table-cell>
          <table:table-cell office:value-type="float" office:value="1.6421096220448721" table:formula="of:=[.D178]+[.F178]" table:style-name="ce1">
            <text:p>1.6421096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09_9995.pkl</text:p>
          </table:table-cell>
          <table:table-cell office:value-type="float" office:value="5159" table:style-name="ce1">
            <text:p>5159</text:p>
          </table:table-cell>
          <table:table-cell office:value-type="float" office:value="19.097887187439401" table:style-name="ce1">
            <text:p>19.09788719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5620547431570997E-2" table:style-name="ce1">
            <text:p>0.035620547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8938235901673203E-2" table:style-name="ce1">
            <text:p>0.038938236</text:p>
          </table:table-cell>
          <table:table-cell office:value-type="float" office:value="1.6421096220448721" table:formula="of:=[.D179]+[.F179]" table:style-name="ce1">
            <text:p>1.6421096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09_9999995.pkl</text:p>
          </table:table-cell>
          <table:table-cell office:value-type="float" office:value="5159" table:style-name="ce1">
            <text:p>5159</text:p>
          </table:table-cell>
          <table:table-cell office:value-type="float" office:value="19.097887187439401" table:style-name="ce1">
            <text:p>19.09788719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5620547431570997E-2" table:style-name="ce1">
            <text:p>0.035620547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8938235901673203E-2" table:style-name="ce1">
            <text:p>0.038938236</text:p>
          </table:table-cell>
          <table:table-cell office:value-type="float" office:value="1.6421096220448721" table:formula="of:=[.D180]+[.F180]" table:style-name="ce1">
            <text:p>1.6421096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09_99995.pkl</text:p>
          </table:table-cell>
          <table:table-cell office:value-type="float" office:value="5159" table:style-name="ce1">
            <text:p>5159</text:p>
          </table:table-cell>
          <table:table-cell office:value-type="float" office:value="19.097887187439401" table:style-name="ce1">
            <text:p>19.09788719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5620547431570997E-2" table:style-name="ce1">
            <text:p>0.035620547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8938235901673203E-2" table:style-name="ce1">
            <text:p>0.038938236</text:p>
          </table:table-cell>
          <table:table-cell office:value-type="float" office:value="1.6421096220448721" table:formula="of:=[.D181]+[.F181]" table:style-name="ce1">
            <text:p>1.6421096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045_9995.pkl</text:p>
          </table:table-cell>
          <table:table-cell office:value-type="float" office:value="5249" table:style-name="ce1">
            <text:p>5249</text:p>
          </table:table-cell>
          <table:table-cell office:value-type="float" office:value="24.092208039626598" table:style-name="ce1">
            <text:p>24.09220804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2447048219918902E-2" table:style-name="ce1">
            <text:p>0.032447048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3.6720667648502701E-2" table:style-name="ce1">
            <text:p>0.036720668</text:p>
          </table:table-cell>
          <table:table-cell office:value-type="float" office:value="1.6418087861763491" table:formula="of:=[.D182]+[.F182]" table:style-name="ce1">
            <text:p>1.6418087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36_9995.pkl</text:p>
          </table:table-cell>
          <table:table-cell office:value-type="float" office:value="5336" table:style-name="ce1">
            <text:p>5336</text:p>
          </table:table-cell>
          <table:table-cell office:value-type="float" office:value="25.663230884557699" table:style-name="ce1">
            <text:p>25.66323088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0489095913614199E-2" table:style-name="ce1">
            <text:p>0.030489096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3.4546462220580103E-2" table:style-name="ce1">
            <text:p>0.034546462</text:p>
          </table:table-cell>
          <table:table-cell office:value-type="float" office:value="1.6418087861763491" table:formula="of:=[.D183]+[.F183]" table:style-name="ce1">
            <text:p>1.6418087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045_99995.pkl</text:p>
          </table:table-cell>
          <table:table-cell office:value-type="float" office:value="5249" table:style-name="ce1">
            <text:p>5249</text:p>
          </table:table-cell>
          <table:table-cell office:value-type="float" office:value="24.092208039626598" table:style-name="ce1">
            <text:p>24.09220804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2447048219918902E-2" table:style-name="ce1">
            <text:p>0.032447048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3.6720667648502701E-2" table:style-name="ce1">
            <text:p>0.036720668</text:p>
          </table:table-cell>
          <table:table-cell office:value-type="float" office:value="1.6418087861763491" table:formula="of:=[.D184]+[.F184]" table:style-name="ce1">
            <text:p>1.6418087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045_999995.pkl</text:p>
          </table:table-cell>
          <table:table-cell office:value-type="float" office:value="5249" table:style-name="ce1">
            <text:p>5249</text:p>
          </table:table-cell>
          <table:table-cell office:value-type="float" office:value="24.092208039626598" table:style-name="ce1">
            <text:p>24.09220804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2447048219918902E-2" table:style-name="ce1">
            <text:p>0.032447048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3.6720667648502701E-2" table:style-name="ce1">
            <text:p>0.036720668</text:p>
          </table:table-cell>
          <table:table-cell office:value-type="float" office:value="1.6418087861763491" table:formula="of:=[.D185]+[.F185]" table:style-name="ce1">
            <text:p>1.6418087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36_9999995.pkl</text:p>
          </table:table-cell>
          <table:table-cell office:value-type="float" office:value="5336" table:style-name="ce1">
            <text:p>5336</text:p>
          </table:table-cell>
          <table:table-cell office:value-type="float" office:value="25.663230884557699" table:style-name="ce1">
            <text:p>25.66323088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0489095913614199E-2" table:style-name="ce1">
            <text:p>0.030489096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3.4546462220580103E-2" table:style-name="ce1">
            <text:p>0.034546462</text:p>
          </table:table-cell>
          <table:table-cell office:value-type="float" office:value="1.6418087861763491" table:formula="of:=[.D186]+[.F186]" table:style-name="ce1">
            <text:p>1.6418087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36_99995.pkl</text:p>
          </table:table-cell>
          <table:table-cell office:value-type="float" office:value="5336" table:style-name="ce1">
            <text:p>5336</text:p>
          </table:table-cell>
          <table:table-cell office:value-type="float" office:value="25.663230884557699" table:style-name="ce1">
            <text:p>25.66323088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0489095913614199E-2" table:style-name="ce1">
            <text:p>0.030489096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3.4546462220580103E-2" table:style-name="ce1">
            <text:p>0.034546462</text:p>
          </table:table-cell>
          <table:table-cell office:value-type="float" office:value="1.6418087861763491" table:formula="of:=[.D187]+[.F187]" table:style-name="ce1">
            <text:p>1.6418087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045_9999995.pkl</text:p>
          </table:table-cell>
          <table:table-cell office:value-type="float" office:value="5249" table:style-name="ce1">
            <text:p>5249</text:p>
          </table:table-cell>
          <table:table-cell office:value-type="float" office:value="24.092208039626598" table:style-name="ce1">
            <text:p>24.09220804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2447048219918902E-2" table:style-name="ce1">
            <text:p>0.032447048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3.6720667648502701E-2" table:style-name="ce1">
            <text:p>0.036720668</text:p>
          </table:table-cell>
          <table:table-cell office:value-type="float" office:value="1.6418087861763491" table:formula="of:=[.D188]+[.F188]" table:style-name="ce1">
            <text:p>1.6418087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36_999995.pkl</text:p>
          </table:table-cell>
          <table:table-cell office:value-type="float" office:value="5336" table:style-name="ce1">
            <text:p>5336</text:p>
          </table:table-cell>
          <table:table-cell office:value-type="float" office:value="25.663230884557699" table:style-name="ce1">
            <text:p>25.66323088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0489095913614199E-2" table:style-name="ce1">
            <text:p>0.030489096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3.4546462220580103E-2" table:style-name="ce1">
            <text:p>0.034546462</text:p>
          </table:table-cell>
          <table:table-cell office:value-type="float" office:value="1.6418087861763491" table:formula="of:=[.D189]+[.F189]" table:style-name="ce1">
            <text:p>1.6418087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045_9995.pkl</text:p>
          </table:table-cell>
          <table:table-cell office:value-type="float" office:value="5200" table:style-name="ce1">
            <text:p>5200</text:p>
          </table:table-cell>
          <table:table-cell office:value-type="float" office:value="18.0257692307692" table:style-name="ce1">
            <text:p>18.02576923</text:p>
          </table:table-cell>
          <table:table-cell office:value-type="float" office:value="0.80747126436781602" table:style-name="ce1">
            <text:p>0.807471264</text:p>
          </table:table-cell>
          <table:table-cell office:value-type="float" office:value="3.5650850038061399E-2" table:style-name="ce1">
            <text:p>0.03565085</text:p>
          </table:table-cell>
          <table:table-cell office:value-type="float" office:value="0.83406113537117899" table:style-name="ce1">
            <text:p>0.834061135</text:p>
          </table:table-cell>
          <table:table-cell office:value-type="float" office:value="3.91714520098441E-2" table:style-name="ce1">
            <text:p>0.039171452</text:p>
          </table:table-cell>
          <table:table-cell office:value-type="float" office:value="1.641532399738995" table:formula="of:=[.D190]+[.F190]" table:style-name="ce1">
            <text:p>1.64153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045_999995.pkl</text:p>
          </table:table-cell>
          <table:table-cell office:value-type="float" office:value="5200" table:style-name="ce1">
            <text:p>5200</text:p>
          </table:table-cell>
          <table:table-cell office:value-type="float" office:value="18.0257692307692" table:style-name="ce1">
            <text:p>18.02576923</text:p>
          </table:table-cell>
          <table:table-cell office:value-type="float" office:value="0.80747126436781602" table:style-name="ce1">
            <text:p>0.807471264</text:p>
          </table:table-cell>
          <table:table-cell office:value-type="float" office:value="3.5650850038061399E-2" table:style-name="ce1">
            <text:p>0.03565085</text:p>
          </table:table-cell>
          <table:table-cell office:value-type="float" office:value="0.83406113537117899" table:style-name="ce1">
            <text:p>0.834061135</text:p>
          </table:table-cell>
          <table:table-cell office:value-type="float" office:value="3.91714520098441E-2" table:style-name="ce1">
            <text:p>0.039171452</text:p>
          </table:table-cell>
          <table:table-cell office:value-type="float" office:value="1.641532399738995" table:formula="of:=[.D191]+[.F191]" table:style-name="ce1">
            <text:p>1.64153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045_9999995.pkl</text:p>
          </table:table-cell>
          <table:table-cell office:value-type="float" office:value="5200" table:style-name="ce1">
            <text:p>5200</text:p>
          </table:table-cell>
          <table:table-cell office:value-type="float" office:value="18.0257692307692" table:style-name="ce1">
            <text:p>18.02576923</text:p>
          </table:table-cell>
          <table:table-cell office:value-type="float" office:value="0.80747126436781602" table:style-name="ce1">
            <text:p>0.807471264</text:p>
          </table:table-cell>
          <table:table-cell office:value-type="float" office:value="3.5650850038061399E-2" table:style-name="ce1">
            <text:p>0.03565085</text:p>
          </table:table-cell>
          <table:table-cell office:value-type="float" office:value="0.83406113537117899" table:style-name="ce1">
            <text:p>0.834061135</text:p>
          </table:table-cell>
          <table:table-cell office:value-type="float" office:value="3.91714520098441E-2" table:style-name="ce1">
            <text:p>0.039171452</text:p>
          </table:table-cell>
          <table:table-cell office:value-type="float" office:value="1.641532399738995" table:formula="of:=[.D192]+[.F192]" table:style-name="ce1">
            <text:p>1.64153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045_99995.pkl</text:p>
          </table:table-cell>
          <table:table-cell office:value-type="float" office:value="5200" table:style-name="ce1">
            <text:p>5200</text:p>
          </table:table-cell>
          <table:table-cell office:value-type="float" office:value="18.0257692307692" table:style-name="ce1">
            <text:p>18.02576923</text:p>
          </table:table-cell>
          <table:table-cell office:value-type="float" office:value="0.80747126436781602" table:style-name="ce1">
            <text:p>0.807471264</text:p>
          </table:table-cell>
          <table:table-cell office:value-type="float" office:value="3.5650850038061399E-2" table:style-name="ce1">
            <text:p>0.03565085</text:p>
          </table:table-cell>
          <table:table-cell office:value-type="float" office:value="0.83406113537117899" table:style-name="ce1">
            <text:p>0.834061135</text:p>
          </table:table-cell>
          <table:table-cell office:value-type="float" office:value="3.91714520098441E-2" table:style-name="ce1">
            <text:p>0.039171452</text:p>
          </table:table-cell>
          <table:table-cell office:value-type="float" office:value="1.641532399738995" table:formula="of:=[.D193]+[.F193]" table:style-name="ce1">
            <text:p>1.64153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18_99995.pkl</text:p>
          </table:table-cell>
          <table:table-cell office:value-type="float" office:value="5310" table:style-name="ce1">
            <text:p>5310</text:p>
          </table:table-cell>
          <table:table-cell office:value-type="float" office:value="24.7024482109228" table:style-name="ce1">
            <text:p>24.70244821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684698608964501E-2" table:style-name="ce1">
            <text:p>0.031684699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120208052398399E-2" table:style-name="ce1">
            <text:p>0.036120208</text:p>
          </table:table-cell>
          <table:table-cell office:value-type="float" office:value="1.6411268627769919" table:formula="of:=[.D194]+[.F194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18_99995.pkl</text:p>
          </table:table-cell>
          <table:table-cell office:value-type="float" office:value="5314" table:style-name="ce1">
            <text:p>5314</text:p>
          </table:table-cell>
          <table:table-cell office:value-type="float" office:value="24.785284155062101" table:style-name="ce1">
            <text:p>24.7852841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705700397702201E-2" table:style-name="ce1">
            <text:p>0.031705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270432343553503E-2" table:style-name="ce1">
            <text:p>0.036270432</text:p>
          </table:table-cell>
          <table:table-cell office:value-type="float" office:value="1.6411268627769919" table:formula="of:=[.D195]+[.F195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0225_9999995.pkl</text:p>
          </table:table-cell>
          <table:table-cell office:value-type="float" office:value="5454" table:style-name="ce1">
            <text:p>5454</text:p>
          </table:table-cell>
          <table:table-cell office:value-type="float" office:value="26.721305463879698" table:style-name="ce1">
            <text:p>26.7213054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2.9249898083978799E-2" table:style-name="ce1">
            <text:p>0.029249898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3563053790387501E-2" table:style-name="ce1">
            <text:p>0.033563054</text:p>
          </table:table-cell>
          <table:table-cell office:value-type="float" office:value="1.6411268627769919" table:formula="of:=[.D196]+[.F196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18_9995.pkl</text:p>
          </table:table-cell>
          <table:table-cell office:value-type="float" office:value="5310" table:style-name="ce1">
            <text:p>5310</text:p>
          </table:table-cell>
          <table:table-cell office:value-type="float" office:value="24.7024482109228" table:style-name="ce1">
            <text:p>24.70244821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684698608964501E-2" table:style-name="ce1">
            <text:p>0.031684699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120208052398399E-2" table:style-name="ce1">
            <text:p>0.036120208</text:p>
          </table:table-cell>
          <table:table-cell office:value-type="float" office:value="1.6411268627769919" table:formula="of:=[.D197]+[.F197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0225_9995.pkl</text:p>
          </table:table-cell>
          <table:table-cell office:value-type="float" office:value="5454" table:style-name="ce1">
            <text:p>5454</text:p>
          </table:table-cell>
          <table:table-cell office:value-type="float" office:value="26.721305463879698" table:style-name="ce1">
            <text:p>26.7213054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2.9249898083978799E-2" table:style-name="ce1">
            <text:p>0.029249898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3563053790387501E-2" table:style-name="ce1">
            <text:p>0.033563054</text:p>
          </table:table-cell>
          <table:table-cell office:value-type="float" office:value="1.6411268627769919" table:formula="of:=[.D198]+[.F198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0225_999995.pkl</text:p>
          </table:table-cell>
          <table:table-cell office:value-type="float" office:value="5454" table:style-name="ce1">
            <text:p>5454</text:p>
          </table:table-cell>
          <table:table-cell office:value-type="float" office:value="26.721305463879698" table:style-name="ce1">
            <text:p>26.7213054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2.9249898083978799E-2" table:style-name="ce1">
            <text:p>0.029249898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3563053790387501E-2" table:style-name="ce1">
            <text:p>0.033563054</text:p>
          </table:table-cell>
          <table:table-cell office:value-type="float" office:value="1.6411268627769919" table:formula="of:=[.D199]+[.F199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0225_99995.pkl</text:p>
          </table:table-cell>
          <table:table-cell office:value-type="float" office:value="5454" table:style-name="ce1">
            <text:p>5454</text:p>
          </table:table-cell>
          <table:table-cell office:value-type="float" office:value="26.721305463879698" table:style-name="ce1">
            <text:p>26.7213054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2.9249898083978799E-2" table:style-name="ce1">
            <text:p>0.029249898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3563053790387501E-2" table:style-name="ce1">
            <text:p>0.033563054</text:p>
          </table:table-cell>
          <table:table-cell office:value-type="float" office:value="1.6411268627769919" table:formula="of:=[.D200]+[.F200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09_99995.pkl</text:p>
          </table:table-cell>
          <table:table-cell office:value-type="float" office:value="5241" table:style-name="ce1">
            <text:p>5241</text:p>
          </table:table-cell>
          <table:table-cell office:value-type="float" office:value="23.8078610952108" table:style-name="ce1">
            <text:p>23.8078611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7850125656843E-2" table:style-name="ce1">
            <text:p>0.03278501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309720425828301E-2" table:style-name="ce1">
            <text:p>0.03730972</text:p>
          </table:table-cell>
          <table:table-cell office:value-type="float" office:value="1.6411268627769919" table:formula="of:=[.D201]+[.F201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18_9999995.pkl</text:p>
          </table:table-cell>
          <table:table-cell office:value-type="float" office:value="5310" table:style-name="ce1">
            <text:p>5310</text:p>
          </table:table-cell>
          <table:table-cell office:value-type="float" office:value="24.7024482109228" table:style-name="ce1">
            <text:p>24.70244821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684698608964501E-2" table:style-name="ce1">
            <text:p>0.031684699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120208052398399E-2" table:style-name="ce1">
            <text:p>0.036120208</text:p>
          </table:table-cell>
          <table:table-cell office:value-type="float" office:value="1.6411268627769919" table:formula="of:=[.D202]+[.F202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36_999995.pkl</text:p>
          </table:table-cell>
          <table:table-cell office:value-type="float" office:value="5264" table:style-name="ce1">
            <text:p>5264</text:p>
          </table:table-cell>
          <table:table-cell office:value-type="float" office:value="24.366451367781199" table:style-name="ce1">
            <text:p>24.36645137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967030519046598E-2" table:style-name="ce1">
            <text:p>0.031967031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460865337870699E-2" table:style-name="ce1">
            <text:p>0.036460865</text:p>
          </table:table-cell>
          <table:table-cell office:value-type="float" office:value="1.6411268627769919" table:formula="of:=[.D203]+[.F203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36_9995.pkl</text:p>
          </table:table-cell>
          <table:table-cell office:value-type="float" office:value="5264" table:style-name="ce1">
            <text:p>5264</text:p>
          </table:table-cell>
          <table:table-cell office:value-type="float" office:value="24.366451367781199" table:style-name="ce1">
            <text:p>24.36645137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967030519046598E-2" table:style-name="ce1">
            <text:p>0.031967031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460865337870699E-2" table:style-name="ce1">
            <text:p>0.036460865</text:p>
          </table:table-cell>
          <table:table-cell office:value-type="float" office:value="1.6411268627769919" table:formula="of:=[.D204]+[.F204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36_99995.pkl</text:p>
          </table:table-cell>
          <table:table-cell office:value-type="float" office:value="5264" table:style-name="ce1">
            <text:p>5264</text:p>
          </table:table-cell>
          <table:table-cell office:value-type="float" office:value="24.366451367781199" table:style-name="ce1">
            <text:p>24.36645137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967030519046598E-2" table:style-name="ce1">
            <text:p>0.031967031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460865337870699E-2" table:style-name="ce1">
            <text:p>0.036460865</text:p>
          </table:table-cell>
          <table:table-cell office:value-type="float" office:value="1.6411268627769919" table:formula="of:=[.D205]+[.F205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18_999995.pkl</text:p>
          </table:table-cell>
          <table:table-cell office:value-type="float" office:value="5310" table:style-name="ce1">
            <text:p>5310</text:p>
          </table:table-cell>
          <table:table-cell office:value-type="float" office:value="24.7024482109228" table:style-name="ce1">
            <text:p>24.70244821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684698608964501E-2" table:style-name="ce1">
            <text:p>0.031684699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120208052398399E-2" table:style-name="ce1">
            <text:p>0.036120208</text:p>
          </table:table-cell>
          <table:table-cell office:value-type="float" office:value="1.6411268627769919" table:formula="of:=[.D206]+[.F206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18_9999995.pkl</text:p>
          </table:table-cell>
          <table:table-cell office:value-type="float" office:value="5314" table:style-name="ce1">
            <text:p>5314</text:p>
          </table:table-cell>
          <table:table-cell office:value-type="float" office:value="24.785284155062101" table:style-name="ce1">
            <text:p>24.7852841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705700397702201E-2" table:style-name="ce1">
            <text:p>0.031705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270432343553503E-2" table:style-name="ce1">
            <text:p>0.036270432</text:p>
          </table:table-cell>
          <table:table-cell office:value-type="float" office:value="1.6411268627769919" table:formula="of:=[.D207]+[.F207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18_9995.pkl</text:p>
          </table:table-cell>
          <table:table-cell office:value-type="float" office:value="5314" table:style-name="ce1">
            <text:p>5314</text:p>
          </table:table-cell>
          <table:table-cell office:value-type="float" office:value="24.785284155062101" table:style-name="ce1">
            <text:p>24.7852841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705700397702201E-2" table:style-name="ce1">
            <text:p>0.031705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270432343553503E-2" table:style-name="ce1">
            <text:p>0.036270432</text:p>
          </table:table-cell>
          <table:table-cell office:value-type="float" office:value="1.6411268627769919" table:formula="of:=[.D208]+[.F208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36_9999995.pkl</text:p>
          </table:table-cell>
          <table:table-cell office:value-type="float" office:value="5264" table:style-name="ce1">
            <text:p>5264</text:p>
          </table:table-cell>
          <table:table-cell office:value-type="float" office:value="24.366451367781199" table:style-name="ce1">
            <text:p>24.36645137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967030519046598E-2" table:style-name="ce1">
            <text:p>0.031967031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460865337870699E-2" table:style-name="ce1">
            <text:p>0.036460865</text:p>
          </table:table-cell>
          <table:table-cell office:value-type="float" office:value="1.6411268627769919" table:formula="of:=[.D209]+[.F209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09_9999995.pkl</text:p>
          </table:table-cell>
          <table:table-cell office:value-type="float" office:value="5241" table:style-name="ce1">
            <text:p>5241</text:p>
          </table:table-cell>
          <table:table-cell office:value-type="float" office:value="23.8078610952108" table:style-name="ce1">
            <text:p>23.8078611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7850125656843E-2" table:style-name="ce1">
            <text:p>0.03278501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309720425828301E-2" table:style-name="ce1">
            <text:p>0.03730972</text:p>
          </table:table-cell>
          <table:table-cell office:value-type="float" office:value="1.6411268627769919" table:formula="of:=[.D210]+[.F210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18_999995.pkl</text:p>
          </table:table-cell>
          <table:table-cell office:value-type="float" office:value="5314" table:style-name="ce1">
            <text:p>5314</text:p>
          </table:table-cell>
          <table:table-cell office:value-type="float" office:value="24.785284155062101" table:style-name="ce1">
            <text:p>24.7852841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705700397702201E-2" table:style-name="ce1">
            <text:p>0.031705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270432343553503E-2" table:style-name="ce1">
            <text:p>0.036270432</text:p>
          </table:table-cell>
          <table:table-cell office:value-type="float" office:value="1.6411268627769919" table:formula="of:=[.D211]+[.F211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09_999995.pkl</text:p>
          </table:table-cell>
          <table:table-cell office:value-type="float" office:value="5241" table:style-name="ce1">
            <text:p>5241</text:p>
          </table:table-cell>
          <table:table-cell office:value-type="float" office:value="23.8078610952108" table:style-name="ce1">
            <text:p>23.8078611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7850125656843E-2" table:style-name="ce1">
            <text:p>0.03278501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309720425828301E-2" table:style-name="ce1">
            <text:p>0.03730972</text:p>
          </table:table-cell>
          <table:table-cell office:value-type="float" office:value="1.6411268627769919" table:formula="of:=[.D212]+[.F212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09_9995.pkl</text:p>
          </table:table-cell>
          <table:table-cell office:value-type="float" office:value="5241" table:style-name="ce1">
            <text:p>5241</text:p>
          </table:table-cell>
          <table:table-cell office:value-type="float" office:value="23.8078610952108" table:style-name="ce1">
            <text:p>23.8078611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7850125656843E-2" table:style-name="ce1">
            <text:p>0.03278501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309720425828301E-2" table:style-name="ce1">
            <text:p>0.03730972</text:p>
          </table:table-cell>
          <table:table-cell office:value-type="float" office:value="1.6411268627769919" table:formula="of:=[.D213]+[.F213]" table:style-name="ce1">
            <text:p>1.641126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09_9995.pkl</text:p>
          </table:table-cell>
          <table:table-cell office:value-type="float" office:value="5899" table:style-name="ce1">
            <text:p>5899</text:p>
          </table:table-cell>
          <table:table-cell office:value-type="float" office:value="19.702830988303099" table:style-name="ce1">
            <text:p>19.70283099</text:p>
          </table:table-cell>
          <table:table-cell office:value-type="float" office:value="0.81005586592178802" table:style-name="ce1">
            <text:p>0.810055866</text:p>
          </table:table-cell>
          <table:table-cell office:value-type="float" office:value="3.5846724351050699E-2" table:style-name="ce1">
            <text:p>0.035846724</text:p>
          </table:table-cell>
          <table:table-cell office:value-type="float" office:value="0.83043478260869596" table:style-name="ce1">
            <text:p>0.830434783</text:p>
          </table:table-cell>
          <table:table-cell office:value-type="float" office:value="3.9634778999792501E-2" table:style-name="ce1">
            <text:p>0.039634779</text:p>
          </table:table-cell>
          <table:table-cell office:value-type="float" office:value="1.640490648530484" table:formula="of:=[.D214]+[.F214]" table:style-name="ce1">
            <text:p>1.6404906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09_99995.pkl</text:p>
          </table:table-cell>
          <table:table-cell office:value-type="float" office:value="5899" table:style-name="ce1">
            <text:p>5899</text:p>
          </table:table-cell>
          <table:table-cell office:value-type="float" office:value="19.702830988303099" table:style-name="ce1">
            <text:p>19.70283099</text:p>
          </table:table-cell>
          <table:table-cell office:value-type="float" office:value="0.81005586592178802" table:style-name="ce1">
            <text:p>0.810055866</text:p>
          </table:table-cell>
          <table:table-cell office:value-type="float" office:value="3.5846724351050699E-2" table:style-name="ce1">
            <text:p>0.035846724</text:p>
          </table:table-cell>
          <table:table-cell office:value-type="float" office:value="0.83043478260869596" table:style-name="ce1">
            <text:p>0.830434783</text:p>
          </table:table-cell>
          <table:table-cell office:value-type="float" office:value="3.9634778999792501E-2" table:style-name="ce1">
            <text:p>0.039634779</text:p>
          </table:table-cell>
          <table:table-cell office:value-type="float" office:value="1.640490648530484" table:formula="of:=[.D215]+[.F215]" table:style-name="ce1">
            <text:p>1.6404906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09_9999995.pkl</text:p>
          </table:table-cell>
          <table:table-cell office:value-type="float" office:value="5899" table:style-name="ce1">
            <text:p>5899</text:p>
          </table:table-cell>
          <table:table-cell office:value-type="float" office:value="19.702830988303099" table:style-name="ce1">
            <text:p>19.70283099</text:p>
          </table:table-cell>
          <table:table-cell office:value-type="float" office:value="0.81005586592178802" table:style-name="ce1">
            <text:p>0.810055866</text:p>
          </table:table-cell>
          <table:table-cell office:value-type="float" office:value="3.5846724351050699E-2" table:style-name="ce1">
            <text:p>0.035846724</text:p>
          </table:table-cell>
          <table:table-cell office:value-type="float" office:value="0.83043478260869596" table:style-name="ce1">
            <text:p>0.830434783</text:p>
          </table:table-cell>
          <table:table-cell office:value-type="float" office:value="3.9634778999792501E-2" table:style-name="ce1">
            <text:p>0.039634779</text:p>
          </table:table-cell>
          <table:table-cell office:value-type="float" office:value="1.640490648530484" table:formula="of:=[.D216]+[.F216]" table:style-name="ce1">
            <text:p>1.6404906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09_999995.pkl</text:p>
          </table:table-cell>
          <table:table-cell office:value-type="float" office:value="5899" table:style-name="ce1">
            <text:p>5899</text:p>
          </table:table-cell>
          <table:table-cell office:value-type="float" office:value="19.702830988303099" table:style-name="ce1">
            <text:p>19.70283099</text:p>
          </table:table-cell>
          <table:table-cell office:value-type="float" office:value="0.81005586592178802" table:style-name="ce1">
            <text:p>0.810055866</text:p>
          </table:table-cell>
          <table:table-cell office:value-type="float" office:value="3.5846724351050699E-2" table:style-name="ce1">
            <text:p>0.035846724</text:p>
          </table:table-cell>
          <table:table-cell office:value-type="float" office:value="0.83043478260869596" table:style-name="ce1">
            <text:p>0.830434783</text:p>
          </table:table-cell>
          <table:table-cell office:value-type="float" office:value="3.9634778999792501E-2" table:style-name="ce1">
            <text:p>0.039634779</text:p>
          </table:table-cell>
          <table:table-cell office:value-type="float" office:value="1.640490648530484" table:formula="of:=[.D217]+[.F217]" table:style-name="ce1">
            <text:p>1.6404906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18_99995.pkl</text:p>
          </table:table-cell>
          <table:table-cell office:value-type="float" office:value="5248" table:style-name="ce1">
            <text:p>5248</text:p>
          </table:table-cell>
          <table:table-cell office:value-type="float" office:value="24.0674542682927" table:style-name="ce1">
            <text:p>24.0674542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5221742096884E-2" table:style-name="ce1">
            <text:p>0.032522174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7268312022995298E-2" table:style-name="ce1">
            <text:p>0.037268312</text:p>
          </table:table-cell>
          <table:table-cell office:value-type="float" office:value="1.640444939377635" table:formula="of:=[.D218]+[.F218]" table:style-name="ce1">
            <text:p>1.6404449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18_9999995.pkl</text:p>
          </table:table-cell>
          <table:table-cell office:value-type="float" office:value="5277" table:style-name="ce1">
            <text:p>5277</text:p>
          </table:table-cell>
          <table:table-cell office:value-type="float" office:value="24.207125260564698" table:style-name="ce1">
            <text:p>24.2071252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320036162278201E-2" table:style-name="ce1">
            <text:p>0.032320036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956949085905202E-2" table:style-name="ce1">
            <text:p>0.036956949</text:p>
          </table:table-cell>
          <table:table-cell office:value-type="float" office:value="1.640444939377635" table:formula="of:=[.D219]+[.F219]" table:style-name="ce1">
            <text:p>1.6404449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18_999995.pkl</text:p>
          </table:table-cell>
          <table:table-cell office:value-type="float" office:value="5248" table:style-name="ce1">
            <text:p>5248</text:p>
          </table:table-cell>
          <table:table-cell office:value-type="float" office:value="24.0674542682927" table:style-name="ce1">
            <text:p>24.0674542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5221742096884E-2" table:style-name="ce1">
            <text:p>0.032522174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7268312022995298E-2" table:style-name="ce1">
            <text:p>0.037268312</text:p>
          </table:table-cell>
          <table:table-cell office:value-type="float" office:value="1.640444939377635" table:formula="of:=[.D220]+[.F220]" table:style-name="ce1">
            <text:p>1.6404449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18_9995.pkl</text:p>
          </table:table-cell>
          <table:table-cell office:value-type="float" office:value="5248" table:style-name="ce1">
            <text:p>5248</text:p>
          </table:table-cell>
          <table:table-cell office:value-type="float" office:value="24.0674542682927" table:style-name="ce1">
            <text:p>24.0674542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5221742096884E-2" table:style-name="ce1">
            <text:p>0.032522174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7268312022995298E-2" table:style-name="ce1">
            <text:p>0.037268312</text:p>
          </table:table-cell>
          <table:table-cell office:value-type="float" office:value="1.640444939377635" table:formula="of:=[.D221]+[.F221]" table:style-name="ce1">
            <text:p>1.6404449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18_9999995.pkl</text:p>
          </table:table-cell>
          <table:table-cell office:value-type="float" office:value="5248" table:style-name="ce1">
            <text:p>5248</text:p>
          </table:table-cell>
          <table:table-cell office:value-type="float" office:value="24.0674542682927" table:style-name="ce1">
            <text:p>24.0674542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5221742096884E-2" table:style-name="ce1">
            <text:p>0.032522174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7268312022995298E-2" table:style-name="ce1">
            <text:p>0.037268312</text:p>
          </table:table-cell>
          <table:table-cell office:value-type="float" office:value="1.640444939377635" table:formula="of:=[.D222]+[.F222]" table:style-name="ce1">
            <text:p>1.6404449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18_9995.pkl</text:p>
          </table:table-cell>
          <table:table-cell office:value-type="float" office:value="5277" table:style-name="ce1">
            <text:p>5277</text:p>
          </table:table-cell>
          <table:table-cell office:value-type="float" office:value="24.207125260564698" table:style-name="ce1">
            <text:p>24.2071252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320036162278201E-2" table:style-name="ce1">
            <text:p>0.032320036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956949085905202E-2" table:style-name="ce1">
            <text:p>0.036956949</text:p>
          </table:table-cell>
          <table:table-cell office:value-type="float" office:value="1.640444939377635" table:formula="of:=[.D223]+[.F223]" table:style-name="ce1">
            <text:p>1.6404449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18_999995.pkl</text:p>
          </table:table-cell>
          <table:table-cell office:value-type="float" office:value="5277" table:style-name="ce1">
            <text:p>5277</text:p>
          </table:table-cell>
          <table:table-cell office:value-type="float" office:value="24.207125260564698" table:style-name="ce1">
            <text:p>24.2071252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320036162278201E-2" table:style-name="ce1">
            <text:p>0.032320036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956949085905202E-2" table:style-name="ce1">
            <text:p>0.036956949</text:p>
          </table:table-cell>
          <table:table-cell office:value-type="float" office:value="1.640444939377635" table:formula="of:=[.D224]+[.F224]" table:style-name="ce1">
            <text:p>1.6404449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18_99995.pkl</text:p>
          </table:table-cell>
          <table:table-cell office:value-type="float" office:value="5277" table:style-name="ce1">
            <text:p>5277</text:p>
          </table:table-cell>
          <table:table-cell office:value-type="float" office:value="24.207125260564698" table:style-name="ce1">
            <text:p>24.2071252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320036162278201E-2" table:style-name="ce1">
            <text:p>0.032320036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6956949085905202E-2" table:style-name="ce1">
            <text:p>0.036956949</text:p>
          </table:table-cell>
          <table:table-cell office:value-type="float" office:value="1.640444939377635" table:formula="of:=[.D225]+[.F225]" table:style-name="ce1">
            <text:p>1.6404449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09_9999995.pkl</text:p>
          </table:table-cell>
          <table:table-cell office:value-type="float" office:value="5322" table:style-name="ce1">
            <text:p>5322</text:p>
          </table:table-cell>
          <table:table-cell office:value-type="float" office:value="14.7102593010147" table:style-name="ce1">
            <text:p>14.7102593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8741585382607503E-2" table:style-name="ce1">
            <text:p>0.038741585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4.07661031457308E-2" table:style-name="ce1">
            <text:p>0.040766103</text:p>
          </table:table-cell>
          <table:table-cell office:value-type="float" office:value="1.6399006518937451" table:formula="of:=[.D226]+[.F226]" table:style-name="ce1">
            <text:p>1.6399006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09_999995.pkl</text:p>
          </table:table-cell>
          <table:table-cell office:value-type="float" office:value="5322" table:style-name="ce1">
            <text:p>5322</text:p>
          </table:table-cell>
          <table:table-cell office:value-type="float" office:value="14.7102593010147" table:style-name="ce1">
            <text:p>14.7102593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8741585382607503E-2" table:style-name="ce1">
            <text:p>0.038741585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4.07661031457308E-2" table:style-name="ce1">
            <text:p>0.040766103</text:p>
          </table:table-cell>
          <table:table-cell office:value-type="float" office:value="1.6399006518937451" table:formula="of:=[.D227]+[.F227]" table:style-name="ce1">
            <text:p>1.6399006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09_99995.pkl</text:p>
          </table:table-cell>
          <table:table-cell office:value-type="float" office:value="5322" table:style-name="ce1">
            <text:p>5322</text:p>
          </table:table-cell>
          <table:table-cell office:value-type="float" office:value="14.7102593010147" table:style-name="ce1">
            <text:p>14.7102593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8741585382607503E-2" table:style-name="ce1">
            <text:p>0.038741585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4.07661031457308E-2" table:style-name="ce1">
            <text:p>0.040766103</text:p>
          </table:table-cell>
          <table:table-cell office:value-type="float" office:value="1.6399006518937451" table:formula="of:=[.D228]+[.F228]" table:style-name="ce1">
            <text:p>1.6399006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09_9995.pkl</text:p>
          </table:table-cell>
          <table:table-cell office:value-type="float" office:value="5322" table:style-name="ce1">
            <text:p>5322</text:p>
          </table:table-cell>
          <table:table-cell office:value-type="float" office:value="14.7102593010147" table:style-name="ce1">
            <text:p>14.7102593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8741585382607503E-2" table:style-name="ce1">
            <text:p>0.038741585</text:p>
          </table:table-cell>
          <table:table-cell office:value-type="float" office:value="0.83187772925764203" table:style-name="ce1">
            <text:p>0.831877729</text:p>
          </table:table-cell>
          <table:table-cell office:value-type="float" office:value="4.07661031457308E-2" table:style-name="ce1">
            <text:p>0.040766103</text:p>
          </table:table-cell>
          <table:table-cell office:value-type="float" office:value="1.6399006518937451" table:formula="of:=[.D229]+[.F229]" table:style-name="ce1">
            <text:p>1.6399006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045_99995.pkl</text:p>
          </table:table-cell>
          <table:table-cell office:value-type="float" office:value="5218" table:style-name="ce1">
            <text:p>5218</text:p>
          </table:table-cell>
          <table:table-cell office:value-type="float" office:value="16.3942123418934" table:style-name="ce1">
            <text:p>16.3942123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8081239978621097E-2" table:style-name="ce1">
            <text:p>0.03808124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9970313825275702E-2" table:style-name="ce1">
            <text:p>0.039970314</text:p>
          </table:table-cell>
          <table:table-cell office:value-type="float" office:value="1.6397630159782781" table:formula="of:=[.D230]+[.F230]" table:style-name="ce1">
            <text:p>1.6397630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36_9995.pkl</text:p>
          </table:table-cell>
          <table:table-cell office:value-type="float" office:value="5216" table:style-name="ce1">
            <text:p>5216</text:p>
          </table:table-cell>
          <table:table-cell office:value-type="float" office:value="18.5147622699387" table:style-name="ce1">
            <text:p>18.5147622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5975763696036403E-2" table:style-name="ce1">
            <text:p>0.035975764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9079506582357197E-2" table:style-name="ce1">
            <text:p>0.039079507</text:p>
          </table:table-cell>
          <table:table-cell office:value-type="float" office:value="1.6397630159782781" table:formula="of:=[.D231]+[.F231]" table:style-name="ce1">
            <text:p>1.6397630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36_999995.pkl</text:p>
          </table:table-cell>
          <table:table-cell office:value-type="float" office:value="5216" table:style-name="ce1">
            <text:p>5216</text:p>
          </table:table-cell>
          <table:table-cell office:value-type="float" office:value="18.5147622699387" table:style-name="ce1">
            <text:p>18.5147622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5975763696036403E-2" table:style-name="ce1">
            <text:p>0.035975764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9079506582357197E-2" table:style-name="ce1">
            <text:p>0.039079507</text:p>
          </table:table-cell>
          <table:table-cell office:value-type="float" office:value="1.6397630159782781" table:formula="of:=[.D232]+[.F232]" table:style-name="ce1">
            <text:p>1.6397630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36_99995.pkl</text:p>
          </table:table-cell>
          <table:table-cell office:value-type="float" office:value="5216" table:style-name="ce1">
            <text:p>5216</text:p>
          </table:table-cell>
          <table:table-cell office:value-type="float" office:value="18.5147622699387" table:style-name="ce1">
            <text:p>18.5147622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5975763696036403E-2" table:style-name="ce1">
            <text:p>0.035975764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9079506582357197E-2" table:style-name="ce1">
            <text:p>0.039079507</text:p>
          </table:table-cell>
          <table:table-cell office:value-type="float" office:value="1.6397630159782781" table:formula="of:=[.D233]+[.F233]" table:style-name="ce1">
            <text:p>1.6397630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36_9999995.pkl</text:p>
          </table:table-cell>
          <table:table-cell office:value-type="float" office:value="5216" table:style-name="ce1">
            <text:p>5216</text:p>
          </table:table-cell>
          <table:table-cell office:value-type="float" office:value="18.5147622699387" table:style-name="ce1">
            <text:p>18.5147622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5975763696036403E-2" table:style-name="ce1">
            <text:p>0.035975764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9079506582357197E-2" table:style-name="ce1">
            <text:p>0.039079507</text:p>
          </table:table-cell>
          <table:table-cell office:value-type="float" office:value="1.6397630159782781" table:formula="of:=[.D234]+[.F234]" table:style-name="ce1">
            <text:p>1.6397630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045_9999995.pkl</text:p>
          </table:table-cell>
          <table:table-cell office:value-type="float" office:value="5218" table:style-name="ce1">
            <text:p>5218</text:p>
          </table:table-cell>
          <table:table-cell office:value-type="float" office:value="16.3942123418934" table:style-name="ce1">
            <text:p>16.3942123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8081239978621097E-2" table:style-name="ce1">
            <text:p>0.03808124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9970313825275702E-2" table:style-name="ce1">
            <text:p>0.039970314</text:p>
          </table:table-cell>
          <table:table-cell office:value-type="float" office:value="1.6397630159782781" table:formula="of:=[.D235]+[.F235]" table:style-name="ce1">
            <text:p>1.6397630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045_9995.pkl</text:p>
          </table:table-cell>
          <table:table-cell office:value-type="float" office:value="5218" table:style-name="ce1">
            <text:p>5218</text:p>
          </table:table-cell>
          <table:table-cell office:value-type="float" office:value="16.3942123418934" table:style-name="ce1">
            <text:p>16.3942123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8081239978621097E-2" table:style-name="ce1">
            <text:p>0.03808124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9970313825275702E-2" table:style-name="ce1">
            <text:p>0.039970314</text:p>
          </table:table-cell>
          <table:table-cell office:value-type="float" office:value="1.6397630159782781" table:formula="of:=[.D236]+[.F236]" table:style-name="ce1">
            <text:p>1.6397630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045_999995.pkl</text:p>
          </table:table-cell>
          <table:table-cell office:value-type="float" office:value="5218" table:style-name="ce1">
            <text:p>5218</text:p>
          </table:table-cell>
          <table:table-cell office:value-type="float" office:value="16.3942123418934" table:style-name="ce1">
            <text:p>16.3942123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8081239978621097E-2" table:style-name="ce1">
            <text:p>0.03808124</text:p>
          </table:table-cell>
          <table:table-cell office:value-type="float" office:value="0.82314410480349298" table:style-name="ce1">
            <text:p>0.823144105</text:p>
          </table:table-cell>
          <table:table-cell office:value-type="float" office:value="3.9970313825275702E-2" table:style-name="ce1">
            <text:p>0.039970314</text:p>
          </table:table-cell>
          <table:table-cell office:value-type="float" office:value="1.6397630159782781" table:formula="of:=[.D237]+[.F237]" table:style-name="ce1">
            <text:p>1.6397630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0225_9999995.pkl</text:p>
          </table:table-cell>
          <table:table-cell office:value-type="float" office:value="5233" table:style-name="ce1">
            <text:p>5233</text:p>
          </table:table-cell>
          <table:table-cell office:value-type="float" office:value="24.674374163959499" table:style-name="ce1">
            <text:p>24.67437416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2294236375869E-2" table:style-name="ce1">
            <text:p>0.032294236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482785602503898E-2" table:style-name="ce1">
            <text:p>0.036482786</text:p>
          </table:table-cell>
          <table:table-cell office:value-type="float" office:value="1.639625380062812" table:formula="of:=[.D238]+[.F238]" table:style-name="ce1">
            <text:p>1.63962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0225_99995.pkl</text:p>
          </table:table-cell>
          <table:table-cell office:value-type="float" office:value="5233" table:style-name="ce1">
            <text:p>5233</text:p>
          </table:table-cell>
          <table:table-cell office:value-type="float" office:value="24.674374163959499" table:style-name="ce1">
            <text:p>24.67437416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2294236375869E-2" table:style-name="ce1">
            <text:p>0.032294236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482785602503898E-2" table:style-name="ce1">
            <text:p>0.036482786</text:p>
          </table:table-cell>
          <table:table-cell office:value-type="float" office:value="1.639625380062812" table:formula="of:=[.D239]+[.F239]" table:style-name="ce1">
            <text:p>1.63962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0225_999995.pkl</text:p>
          </table:table-cell>
          <table:table-cell office:value-type="float" office:value="5228" table:style-name="ce1">
            <text:p>5228</text:p>
          </table:table-cell>
          <table:table-cell office:value-type="float" office:value="23.0654169854629" table:style-name="ce1">
            <text:p>23.06541699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3160621761658002E-2" table:style-name="ce1">
            <text:p>0.033160622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7244133799301103E-2" table:style-name="ce1">
            <text:p>0.037244134</text:p>
          </table:table-cell>
          <table:table-cell office:value-type="float" office:value="1.639625380062812" table:formula="of:=[.D240]+[.F240]" table:style-name="ce1">
            <text:p>1.63962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0225_9995.pkl</text:p>
          </table:table-cell>
          <table:table-cell office:value-type="float" office:value="5228" table:style-name="ce1">
            <text:p>5228</text:p>
          </table:table-cell>
          <table:table-cell office:value-type="float" office:value="23.0654169854629" table:style-name="ce1">
            <text:p>23.06541699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3160621761658002E-2" table:style-name="ce1">
            <text:p>0.033160622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7244133799301103E-2" table:style-name="ce1">
            <text:p>0.037244134</text:p>
          </table:table-cell>
          <table:table-cell office:value-type="float" office:value="1.639625380062812" table:formula="of:=[.D241]+[.F241]" table:style-name="ce1">
            <text:p>1.63962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0225_9999995.pkl</text:p>
          </table:table-cell>
          <table:table-cell office:value-type="float" office:value="5217" table:style-name="ce1">
            <text:p>5217</text:p>
          </table:table-cell>
          <table:table-cell office:value-type="float" office:value="23.750239601303399" table:style-name="ce1">
            <text:p>23.7502396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2582871365539098E-2" table:style-name="ce1">
            <text:p>0.032582871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6296769125012E-2" table:style-name="ce1">
            <text:p>0.036629677</text:p>
          </table:table-cell>
          <table:table-cell office:value-type="float" office:value="1.639625380062812" table:formula="of:=[.D242]+[.F242]" table:style-name="ce1">
            <text:p>1.63962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0225_99995.pkl</text:p>
          </table:table-cell>
          <table:table-cell office:value-type="float" office:value="5228" table:style-name="ce1">
            <text:p>5228</text:p>
          </table:table-cell>
          <table:table-cell office:value-type="float" office:value="23.0654169854629" table:style-name="ce1">
            <text:p>23.06541699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3160621761658002E-2" table:style-name="ce1">
            <text:p>0.033160622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7244133799301103E-2" table:style-name="ce1">
            <text:p>0.037244134</text:p>
          </table:table-cell>
          <table:table-cell office:value-type="float" office:value="1.639625380062812" table:formula="of:=[.D243]+[.F243]" table:style-name="ce1">
            <text:p>1.63962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0225_999995.pkl</text:p>
          </table:table-cell>
          <table:table-cell office:value-type="float" office:value="5233" table:style-name="ce1">
            <text:p>5233</text:p>
          </table:table-cell>
          <table:table-cell office:value-type="float" office:value="24.674374163959499" table:style-name="ce1">
            <text:p>24.67437416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2294236375869E-2" table:style-name="ce1">
            <text:p>0.032294236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482785602503898E-2" table:style-name="ce1">
            <text:p>0.036482786</text:p>
          </table:table-cell>
          <table:table-cell office:value-type="float" office:value="1.639625380062812" table:formula="of:=[.D244]+[.F244]" table:style-name="ce1">
            <text:p>1.63962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0225_999995.pkl</text:p>
          </table:table-cell>
          <table:table-cell office:value-type="float" office:value="5217" table:style-name="ce1">
            <text:p>5217</text:p>
          </table:table-cell>
          <table:table-cell office:value-type="float" office:value="23.750239601303399" table:style-name="ce1">
            <text:p>23.7502396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2582871365539098E-2" table:style-name="ce1">
            <text:p>0.032582871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6296769125012E-2" table:style-name="ce1">
            <text:p>0.036629677</text:p>
          </table:table-cell>
          <table:table-cell office:value-type="float" office:value="1.639625380062812" table:formula="of:=[.D245]+[.F245]" table:style-name="ce1">
            <text:p>1.63962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0225_99995.pkl</text:p>
          </table:table-cell>
          <table:table-cell office:value-type="float" office:value="5217" table:style-name="ce1">
            <text:p>5217</text:p>
          </table:table-cell>
          <table:table-cell office:value-type="float" office:value="23.750239601303399" table:style-name="ce1">
            <text:p>23.7502396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2582871365539098E-2" table:style-name="ce1">
            <text:p>0.032582871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6296769125012E-2" table:style-name="ce1">
            <text:p>0.036629677</text:p>
          </table:table-cell>
          <table:table-cell office:value-type="float" office:value="1.639625380062812" table:formula="of:=[.D246]+[.F246]" table:style-name="ce1">
            <text:p>1.63962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0225_9999995.pkl</text:p>
          </table:table-cell>
          <table:table-cell office:value-type="float" office:value="5228" table:style-name="ce1">
            <text:p>5228</text:p>
          </table:table-cell>
          <table:table-cell office:value-type="float" office:value="23.0654169854629" table:style-name="ce1">
            <text:p>23.06541699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3160621761658002E-2" table:style-name="ce1">
            <text:p>0.033160622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7244133799301103E-2" table:style-name="ce1">
            <text:p>0.037244134</text:p>
          </table:table-cell>
          <table:table-cell office:value-type="float" office:value="1.639625380062812" table:formula="of:=[.D247]+[.F247]" table:style-name="ce1">
            <text:p>1.63962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0225_9995.pkl</text:p>
          </table:table-cell>
          <table:table-cell office:value-type="float" office:value="5217" table:style-name="ce1">
            <text:p>5217</text:p>
          </table:table-cell>
          <table:table-cell office:value-type="float" office:value="23.750239601303399" table:style-name="ce1">
            <text:p>23.7502396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2582871365539098E-2" table:style-name="ce1">
            <text:p>0.032582871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6296769125012E-2" table:style-name="ce1">
            <text:p>0.036629677</text:p>
          </table:table-cell>
          <table:table-cell office:value-type="float" office:value="1.639625380062812" table:formula="of:=[.D248]+[.F248]" table:style-name="ce1">
            <text:p>1.63962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0225_9995.pkl</text:p>
          </table:table-cell>
          <table:table-cell office:value-type="float" office:value="5233" table:style-name="ce1">
            <text:p>5233</text:p>
          </table:table-cell>
          <table:table-cell office:value-type="float" office:value="24.674374163959499" table:style-name="ce1">
            <text:p>24.67437416</text:p>
          </table:table-cell>
          <table:table-cell office:value-type="float" office:value="0.82521489971346695" table:style-name="ce1">
            <text:p>0.8252149</text:p>
          </table:table-cell>
          <table:table-cell office:value-type="float" office:value="3.2294236375869E-2" table:style-name="ce1">
            <text:p>0.032294236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482785602503898E-2" table:style-name="ce1">
            <text:p>0.036482786</text:p>
          </table:table-cell>
          <table:table-cell office:value-type="float" office:value="1.639625380062812" table:formula="of:=[.D249]+[.F249]" table:style-name="ce1">
            <text:p>1.63962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36_9995.pkl</text:p>
          </table:table-cell>
          <table:table-cell office:value-type="float" office:value="5257" table:style-name="ce1">
            <text:p>5257</text:p>
          </table:table-cell>
          <table:table-cell office:value-type="float" office:value="20.215522160928298" table:style-name="ce1">
            <text:p>20.21552216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3785391387104402E-2" table:style-name="ce1">
            <text:p>0.033785391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7803780378037798E-2" table:style-name="ce1">
            <text:p>0.03780378</text:p>
          </table:table-cell>
          <table:table-cell office:value-type="float" office:value="1.6390810925789221" table:formula="of:=[.D250]+[.F250]" table:style-name="ce1">
            <text:p>1.6390810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36_999995.pkl</text:p>
          </table:table-cell>
          <table:table-cell office:value-type="float" office:value="5257" table:style-name="ce1">
            <text:p>5257</text:p>
          </table:table-cell>
          <table:table-cell office:value-type="float" office:value="20.215522160928298" table:style-name="ce1">
            <text:p>20.21552216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3785391387104402E-2" table:style-name="ce1">
            <text:p>0.033785391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7803780378037798E-2" table:style-name="ce1">
            <text:p>0.03780378</text:p>
          </table:table-cell>
          <table:table-cell office:value-type="float" office:value="1.6390810925789221" table:formula="of:=[.D251]+[.F251]" table:style-name="ce1">
            <text:p>1.6390810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36_99995.pkl</text:p>
          </table:table-cell>
          <table:table-cell office:value-type="float" office:value="5257" table:style-name="ce1">
            <text:p>5257</text:p>
          </table:table-cell>
          <table:table-cell office:value-type="float" office:value="20.215522160928298" table:style-name="ce1">
            <text:p>20.21552216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3785391387104402E-2" table:style-name="ce1">
            <text:p>0.033785391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7803780378037798E-2" table:style-name="ce1">
            <text:p>0.03780378</text:p>
          </table:table-cell>
          <table:table-cell office:value-type="float" office:value="1.6390810925789221" table:formula="of:=[.D252]+[.F252]" table:style-name="ce1">
            <text:p>1.6390810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36_9999995.pkl</text:p>
          </table:table-cell>
          <table:table-cell office:value-type="float" office:value="5257" table:style-name="ce1">
            <text:p>5257</text:p>
          </table:table-cell>
          <table:table-cell office:value-type="float" office:value="20.215522160928298" table:style-name="ce1">
            <text:p>20.21552216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3785391387104402E-2" table:style-name="ce1">
            <text:p>0.033785391</text:p>
          </table:table-cell>
          <table:table-cell office:value-type="float" office:value="0.82532751091703105" table:style-name="ce1">
            <text:p>0.825327511</text:p>
          </table:table-cell>
          <table:table-cell office:value-type="float" office:value="3.7803780378037798E-2" table:style-name="ce1">
            <text:p>0.03780378</text:p>
          </table:table-cell>
          <table:table-cell office:value-type="float" office:value="1.6390810925789221" table:formula="of:=[.D253]+[.F253]" table:style-name="ce1">
            <text:p>1.6390810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09_9999995.pkl</text:p>
          </table:table-cell>
          <table:table-cell office:value-type="float" office:value="5381" table:style-name="ce1">
            <text:p>5381</text:p>
          </table:table-cell>
          <table:table-cell office:value-type="float" office:value="16.034566065787001" table:style-name="ce1">
            <text:p>16.03456607</text:p>
          </table:table-cell>
          <table:table-cell office:value-type="float" office:value="0.81268011527377504" table:style-name="ce1">
            <text:p>0.812680115</text:p>
          </table:table-cell>
          <table:table-cell office:value-type="float" office:value="3.6566390041493799E-2" table:style-name="ce1">
            <text:p>0.03656639</text:p>
          </table:table-cell>
          <table:table-cell office:value-type="float" office:value="0.82570806100217797" table:style-name="ce1">
            <text:p>0.825708061</text:p>
          </table:table-cell>
          <table:table-cell office:value-type="float" office:value="3.9311274764028598E-2" table:style-name="ce1">
            <text:p>0.039311275</text:p>
          </table:table-cell>
          <table:table-cell office:value-type="float" office:value="1.6383881762759529" table:formula="of:=[.D254]+[.F254]" table:style-name="ce1">
            <text:p>1.6383881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09_99995.pkl</text:p>
          </table:table-cell>
          <table:table-cell office:value-type="float" office:value="5381" table:style-name="ce1">
            <text:p>5381</text:p>
          </table:table-cell>
          <table:table-cell office:value-type="float" office:value="16.034566065787001" table:style-name="ce1">
            <text:p>16.03456607</text:p>
          </table:table-cell>
          <table:table-cell office:value-type="float" office:value="0.81268011527377504" table:style-name="ce1">
            <text:p>0.812680115</text:p>
          </table:table-cell>
          <table:table-cell office:value-type="float" office:value="3.6566390041493799E-2" table:style-name="ce1">
            <text:p>0.03656639</text:p>
          </table:table-cell>
          <table:table-cell office:value-type="float" office:value="0.82570806100217797" table:style-name="ce1">
            <text:p>0.825708061</text:p>
          </table:table-cell>
          <table:table-cell office:value-type="float" office:value="3.9311274764028598E-2" table:style-name="ce1">
            <text:p>0.039311275</text:p>
          </table:table-cell>
          <table:table-cell office:value-type="float" office:value="1.6383881762759529" table:formula="of:=[.D255]+[.F255]" table:style-name="ce1">
            <text:p>1.6383881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09_999995.pkl</text:p>
          </table:table-cell>
          <table:table-cell office:value-type="float" office:value="5381" table:style-name="ce1">
            <text:p>5381</text:p>
          </table:table-cell>
          <table:table-cell office:value-type="float" office:value="16.034566065787001" table:style-name="ce1">
            <text:p>16.03456607</text:p>
          </table:table-cell>
          <table:table-cell office:value-type="float" office:value="0.81268011527377504" table:style-name="ce1">
            <text:p>0.812680115</text:p>
          </table:table-cell>
          <table:table-cell office:value-type="float" office:value="3.6566390041493799E-2" table:style-name="ce1">
            <text:p>0.03656639</text:p>
          </table:table-cell>
          <table:table-cell office:value-type="float" office:value="0.82570806100217797" table:style-name="ce1">
            <text:p>0.825708061</text:p>
          </table:table-cell>
          <table:table-cell office:value-type="float" office:value="3.9311274764028598E-2" table:style-name="ce1">
            <text:p>0.039311275</text:p>
          </table:table-cell>
          <table:table-cell office:value-type="float" office:value="1.6383881762759529" table:formula="of:=[.D256]+[.F256]" table:style-name="ce1">
            <text:p>1.6383881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09_9995.pkl</text:p>
          </table:table-cell>
          <table:table-cell office:value-type="float" office:value="5381" table:style-name="ce1">
            <text:p>5381</text:p>
          </table:table-cell>
          <table:table-cell office:value-type="float" office:value="16.034566065787001" table:style-name="ce1">
            <text:p>16.03456607</text:p>
          </table:table-cell>
          <table:table-cell office:value-type="float" office:value="0.81268011527377504" table:style-name="ce1">
            <text:p>0.812680115</text:p>
          </table:table-cell>
          <table:table-cell office:value-type="float" office:value="3.6566390041493799E-2" table:style-name="ce1">
            <text:p>0.03656639</text:p>
          </table:table-cell>
          <table:table-cell office:value-type="float" office:value="0.82570806100217797" table:style-name="ce1">
            <text:p>0.825708061</text:p>
          </table:table-cell>
          <table:table-cell office:value-type="float" office:value="3.9311274764028598E-2" table:style-name="ce1">
            <text:p>0.039311275</text:p>
          </table:table-cell>
          <table:table-cell office:value-type="float" office:value="1.6383881762759529" table:formula="of:=[.D257]+[.F257]" table:style-name="ce1">
            <text:p>1.6383881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09_9999995.pkl</text:p>
          </table:table-cell>
          <table:table-cell office:value-type="float" office:value="5229" table:style-name="ce1">
            <text:p>5229</text:p>
          </table:table-cell>
          <table:table-cell office:value-type="float" office:value="24.1480206540447" table:style-name="ce1">
            <text:p>24.1480206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268983414193798E-2" table:style-name="ce1">
            <text:p>0.03226898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811622656326697E-2" table:style-name="ce1">
            <text:p>0.036811623</text:p>
          </table:table-cell>
          <table:table-cell office:value-type="float" office:value="1.638261533264098" table:formula="of:=[.D258]+[.F258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36_99995.pkl</text:p>
          </table:table-cell>
          <table:table-cell office:value-type="float" office:value="5295" table:style-name="ce1">
            <text:p>5295</text:p>
          </table:table-cell>
          <table:table-cell office:value-type="float" office:value="24.0309726156752" table:style-name="ce1">
            <text:p>24.0309726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544378698224803E-2" table:style-name="ce1">
            <text:p>0.032544379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132389345479702E-2" table:style-name="ce1">
            <text:p>0.037132389</text:p>
          </table:table-cell>
          <table:table-cell office:value-type="float" office:value="1.638261533264098" table:formula="of:=[.D259]+[.F259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045_999995.pkl</text:p>
          </table:table-cell>
          <table:table-cell office:value-type="float" office:value="5234" table:style-name="ce1">
            <text:p>5234</text:p>
          </table:table-cell>
          <table:table-cell office:value-type="float" office:value="21.245128009170799" table:style-name="ce1">
            <text:p>21.2451280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3790170132325097E-2" table:style-name="ce1">
            <text:p>0.0337901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552573603044301E-2" table:style-name="ce1">
            <text:p>0.037552574</text:p>
          </table:table-cell>
          <table:table-cell office:value-type="float" office:value="1.638261533264098" table:formula="of:=[.D260]+[.F260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0225_9995.pkl</text:p>
          </table:table-cell>
          <table:table-cell office:value-type="float" office:value="5209" table:style-name="ce1">
            <text:p>5209</text:p>
          </table:table-cell>
          <table:table-cell office:value-type="float" office:value="24.072374736033801" table:style-name="ce1">
            <text:p>24.0723747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674511596024199E-2" table:style-name="ce1">
            <text:p>0.032674512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369207772795197E-2" table:style-name="ce1">
            <text:p>0.037369208</text:p>
          </table:table-cell>
          <table:table-cell office:value-type="float" office:value="1.638261533264098" table:formula="of:=[.D261]+[.F261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045_9995.pkl</text:p>
          </table:table-cell>
          <table:table-cell office:value-type="float" office:value="5234" table:style-name="ce1">
            <text:p>5234</text:p>
          </table:table-cell>
          <table:table-cell office:value-type="float" office:value="21.245128009170799" table:style-name="ce1">
            <text:p>21.2451280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3790170132325097E-2" table:style-name="ce1">
            <text:p>0.0337901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552573603044301E-2" table:style-name="ce1">
            <text:p>0.037552574</text:p>
          </table:table-cell>
          <table:table-cell office:value-type="float" office:value="1.638261533264098" table:formula="of:=[.D262]+[.F262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09_99995.pkl</text:p>
          </table:table-cell>
          <table:table-cell office:value-type="float" office:value="5204" table:style-name="ce1">
            <text:p>5204</text:p>
          </table:table-cell>
          <table:table-cell office:value-type="float" office:value="21.2202152190623" table:style-name="ce1">
            <text:p>21.2202152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4080076263107703E-2" table:style-name="ce1">
            <text:p>0.034080076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963150435310802E-2" table:style-name="ce1">
            <text:p>0.03796315</text:p>
          </table:table-cell>
          <table:table-cell office:value-type="float" office:value="1.638261533264098" table:formula="of:=[.D263]+[.F263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045_9999995.pkl</text:p>
          </table:table-cell>
          <table:table-cell office:value-type="float" office:value="5296" table:style-name="ce1">
            <text:p>5296</text:p>
          </table:table-cell>
          <table:table-cell office:value-type="float" office:value="24.765672205438101" table:style-name="ce1">
            <text:p>24.7656722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901840490797501E-2" table:style-name="ce1">
            <text:p>0.03190184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5461455998441E-2" table:style-name="ce1">
            <text:p>0.036546146</text:p>
          </table:table-cell>
          <table:table-cell office:value-type="float" office:value="1.638261533264098" table:formula="of:=[.D264]+[.F264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0225_9999995.pkl</text:p>
          </table:table-cell>
          <table:table-cell office:value-type="float" office:value="5209" table:style-name="ce1">
            <text:p>5209</text:p>
          </table:table-cell>
          <table:table-cell office:value-type="float" office:value="24.072374736033801" table:style-name="ce1">
            <text:p>24.0723747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674511596024199E-2" table:style-name="ce1">
            <text:p>0.032674512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369207772795197E-2" table:style-name="ce1">
            <text:p>0.037369208</text:p>
          </table:table-cell>
          <table:table-cell office:value-type="float" office:value="1.638261533264098" table:formula="of:=[.D265]+[.F265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045_9999995.pkl</text:p>
          </table:table-cell>
          <table:table-cell office:value-type="float" office:value="5234" table:style-name="ce1">
            <text:p>5234</text:p>
          </table:table-cell>
          <table:table-cell office:value-type="float" office:value="21.245128009170799" table:style-name="ce1">
            <text:p>21.2451280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3790170132325097E-2" table:style-name="ce1">
            <text:p>0.0337901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552573603044301E-2" table:style-name="ce1">
            <text:p>0.037552574</text:p>
          </table:table-cell>
          <table:table-cell office:value-type="float" office:value="1.638261533264098" table:formula="of:=[.D266]+[.F266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09_999995.pkl</text:p>
          </table:table-cell>
          <table:table-cell office:value-type="float" office:value="5229" table:style-name="ce1">
            <text:p>5229</text:p>
          </table:table-cell>
          <table:table-cell office:value-type="float" office:value="24.1480206540447" table:style-name="ce1">
            <text:p>24.1480206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268983414193798E-2" table:style-name="ce1">
            <text:p>0.03226898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811622656326697E-2" table:style-name="ce1">
            <text:p>0.036811623</text:p>
          </table:table-cell>
          <table:table-cell office:value-type="float" office:value="1.638261533264098" table:formula="of:=[.D267]+[.F267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09_999995.pkl</text:p>
          </table:table-cell>
          <table:table-cell office:value-type="float" office:value="5204" table:style-name="ce1">
            <text:p>5204</text:p>
          </table:table-cell>
          <table:table-cell office:value-type="float" office:value="21.2202152190623" table:style-name="ce1">
            <text:p>21.2202152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4080076263107703E-2" table:style-name="ce1">
            <text:p>0.034080076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963150435310802E-2" table:style-name="ce1">
            <text:p>0.03796315</text:p>
          </table:table-cell>
          <table:table-cell office:value-type="float" office:value="1.638261533264098" table:formula="of:=[.D268]+[.F268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09_99995.pkl</text:p>
          </table:table-cell>
          <table:table-cell office:value-type="float" office:value="5229" table:style-name="ce1">
            <text:p>5229</text:p>
          </table:table-cell>
          <table:table-cell office:value-type="float" office:value="24.1480206540447" table:style-name="ce1">
            <text:p>24.1480206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268983414193798E-2" table:style-name="ce1">
            <text:p>0.03226898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811622656326697E-2" table:style-name="ce1">
            <text:p>0.036811623</text:p>
          </table:table-cell>
          <table:table-cell office:value-type="float" office:value="1.638261533264098" table:formula="of:=[.D269]+[.F269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045_99995.pkl</text:p>
          </table:table-cell>
          <table:table-cell office:value-type="float" office:value="5296" table:style-name="ce1">
            <text:p>5296</text:p>
          </table:table-cell>
          <table:table-cell office:value-type="float" office:value="24.765672205438101" table:style-name="ce1">
            <text:p>24.7656722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901840490797501E-2" table:style-name="ce1">
            <text:p>0.03190184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5461455998441E-2" table:style-name="ce1">
            <text:p>0.036546146</text:p>
          </table:table-cell>
          <table:table-cell office:value-type="float" office:value="1.638261533264098" table:formula="of:=[.D270]+[.F270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09_9995.pkl</text:p>
          </table:table-cell>
          <table:table-cell office:value-type="float" office:value="5274" table:style-name="ce1">
            <text:p>5274</text:p>
          </table:table-cell>
          <table:table-cell office:value-type="float" office:value="25.2463026166098" table:style-name="ce1">
            <text:p>25.2463026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466607987677399E-2" table:style-name="ce1">
            <text:p>0.031466608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5802940614855797E-2" table:style-name="ce1">
            <text:p>0.035802941</text:p>
          </table:table-cell>
          <table:table-cell office:value-type="float" office:value="1.638261533264098" table:formula="of:=[.D271]+[.F271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09_999995.pkl</text:p>
          </table:table-cell>
          <table:table-cell office:value-type="float" office:value="5274" table:style-name="ce1">
            <text:p>5274</text:p>
          </table:table-cell>
          <table:table-cell office:value-type="float" office:value="25.2463026166098" table:style-name="ce1">
            <text:p>25.2463026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466607987677399E-2" table:style-name="ce1">
            <text:p>0.031466608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5802940614855797E-2" table:style-name="ce1">
            <text:p>0.035802941</text:p>
          </table:table-cell>
          <table:table-cell office:value-type="float" office:value="1.638261533264098" table:formula="of:=[.D272]+[.F272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09_9999995.pkl</text:p>
          </table:table-cell>
          <table:table-cell office:value-type="float" office:value="5274" table:style-name="ce1">
            <text:p>5274</text:p>
          </table:table-cell>
          <table:table-cell office:value-type="float" office:value="25.2463026166098" table:style-name="ce1">
            <text:p>25.2463026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466607987677399E-2" table:style-name="ce1">
            <text:p>0.031466608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5802940614855797E-2" table:style-name="ce1">
            <text:p>0.035802941</text:p>
          </table:table-cell>
          <table:table-cell office:value-type="float" office:value="1.638261533264098" table:formula="of:=[.D273]+[.F273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045_9995.pkl</text:p>
          </table:table-cell>
          <table:table-cell office:value-type="float" office:value="5296" table:style-name="ce1">
            <text:p>5296</text:p>
          </table:table-cell>
          <table:table-cell office:value-type="float" office:value="24.765672205438101" table:style-name="ce1">
            <text:p>24.7656722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901840490797501E-2" table:style-name="ce1">
            <text:p>0.03190184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5461455998441E-2" table:style-name="ce1">
            <text:p>0.036546146</text:p>
          </table:table-cell>
          <table:table-cell office:value-type="float" office:value="1.638261533264098" table:formula="of:=[.D274]+[.F274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09_99995.pkl</text:p>
          </table:table-cell>
          <table:table-cell office:value-type="float" office:value="5274" table:style-name="ce1">
            <text:p>5274</text:p>
          </table:table-cell>
          <table:table-cell office:value-type="float" office:value="25.2463026166098" table:style-name="ce1">
            <text:p>25.2463026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466607987677399E-2" table:style-name="ce1">
            <text:p>0.031466608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5802940614855797E-2" table:style-name="ce1">
            <text:p>0.035802941</text:p>
          </table:table-cell>
          <table:table-cell office:value-type="float" office:value="1.638261533264098" table:formula="of:=[.D275]+[.F275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36_9995.pkl</text:p>
          </table:table-cell>
          <table:table-cell office:value-type="float" office:value="5295" table:style-name="ce1">
            <text:p>5295</text:p>
          </table:table-cell>
          <table:table-cell office:value-type="float" office:value="24.0309726156752" table:style-name="ce1">
            <text:p>24.0309726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544378698224803E-2" table:style-name="ce1">
            <text:p>0.032544379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132389345479702E-2" table:style-name="ce1">
            <text:p>0.037132389</text:p>
          </table:table-cell>
          <table:table-cell office:value-type="float" office:value="1.638261533264098" table:formula="of:=[.D276]+[.F276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045_999995.pkl</text:p>
          </table:table-cell>
          <table:table-cell office:value-type="float" office:value="5296" table:style-name="ce1">
            <text:p>5296</text:p>
          </table:table-cell>
          <table:table-cell office:value-type="float" office:value="24.765672205438101" table:style-name="ce1">
            <text:p>24.7656722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901840490797501E-2" table:style-name="ce1">
            <text:p>0.03190184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5461455998441E-2" table:style-name="ce1">
            <text:p>0.036546146</text:p>
          </table:table-cell>
          <table:table-cell office:value-type="float" office:value="1.638261533264098" table:formula="of:=[.D277]+[.F277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36_9999995.pkl</text:p>
          </table:table-cell>
          <table:table-cell office:value-type="float" office:value="5295" table:style-name="ce1">
            <text:p>5295</text:p>
          </table:table-cell>
          <table:table-cell office:value-type="float" office:value="24.0309726156752" table:style-name="ce1">
            <text:p>24.0309726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544378698224803E-2" table:style-name="ce1">
            <text:p>0.032544379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132389345479702E-2" table:style-name="ce1">
            <text:p>0.037132389</text:p>
          </table:table-cell>
          <table:table-cell office:value-type="float" office:value="1.638261533264098" table:formula="of:=[.D278]+[.F278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0225_99995.pkl</text:p>
          </table:table-cell>
          <table:table-cell office:value-type="float" office:value="5209" table:style-name="ce1">
            <text:p>5209</text:p>
          </table:table-cell>
          <table:table-cell office:value-type="float" office:value="24.072374736033801" table:style-name="ce1">
            <text:p>24.0723747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674511596024199E-2" table:style-name="ce1">
            <text:p>0.032674512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369207772795197E-2" table:style-name="ce1">
            <text:p>0.037369208</text:p>
          </table:table-cell>
          <table:table-cell office:value-type="float" office:value="1.638261533264098" table:formula="of:=[.D279]+[.F279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09_9995.pkl</text:p>
          </table:table-cell>
          <table:table-cell office:value-type="float" office:value="5204" table:style-name="ce1">
            <text:p>5204</text:p>
          </table:table-cell>
          <table:table-cell office:value-type="float" office:value="21.2202152190623" table:style-name="ce1">
            <text:p>21.2202152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4080076263107703E-2" table:style-name="ce1">
            <text:p>0.034080076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963150435310802E-2" table:style-name="ce1">
            <text:p>0.03796315</text:p>
          </table:table-cell>
          <table:table-cell office:value-type="float" office:value="1.638261533264098" table:formula="of:=[.D280]+[.F280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09_9999995.pkl</text:p>
          </table:table-cell>
          <table:table-cell office:value-type="float" office:value="5204" table:style-name="ce1">
            <text:p>5204</text:p>
          </table:table-cell>
          <table:table-cell office:value-type="float" office:value="21.2202152190623" table:style-name="ce1">
            <text:p>21.2202152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4080076263107703E-2" table:style-name="ce1">
            <text:p>0.034080076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963150435310802E-2" table:style-name="ce1">
            <text:p>0.03796315</text:p>
          </table:table-cell>
          <table:table-cell office:value-type="float" office:value="1.638261533264098" table:formula="of:=[.D281]+[.F281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36_999995.pkl</text:p>
          </table:table-cell>
          <table:table-cell office:value-type="float" office:value="5295" table:style-name="ce1">
            <text:p>5295</text:p>
          </table:table-cell>
          <table:table-cell office:value-type="float" office:value="24.0309726156752" table:style-name="ce1">
            <text:p>24.0309726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544378698224803E-2" table:style-name="ce1">
            <text:p>0.032544379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132389345479702E-2" table:style-name="ce1">
            <text:p>0.037132389</text:p>
          </table:table-cell>
          <table:table-cell office:value-type="float" office:value="1.638261533264098" table:formula="of:=[.D282]+[.F282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09_9995.pkl</text:p>
          </table:table-cell>
          <table:table-cell office:value-type="float" office:value="5229" table:style-name="ce1">
            <text:p>5229</text:p>
          </table:table-cell>
          <table:table-cell office:value-type="float" office:value="24.1480206540447" table:style-name="ce1">
            <text:p>24.1480206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268983414193798E-2" table:style-name="ce1">
            <text:p>0.03226898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6811622656326697E-2" table:style-name="ce1">
            <text:p>0.036811623</text:p>
          </table:table-cell>
          <table:table-cell office:value-type="float" office:value="1.638261533264098" table:formula="of:=[.D283]+[.F283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0225_999995.pkl</text:p>
          </table:table-cell>
          <table:table-cell office:value-type="float" office:value="5209" table:style-name="ce1">
            <text:p>5209</text:p>
          </table:table-cell>
          <table:table-cell office:value-type="float" office:value="24.072374736033801" table:style-name="ce1">
            <text:p>24.0723747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674511596024199E-2" table:style-name="ce1">
            <text:p>0.032674512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369207772795197E-2" table:style-name="ce1">
            <text:p>0.037369208</text:p>
          </table:table-cell>
          <table:table-cell office:value-type="float" office:value="1.638261533264098" table:formula="of:=[.D284]+[.F284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045_99995.pkl</text:p>
          </table:table-cell>
          <table:table-cell office:value-type="float" office:value="5234" table:style-name="ce1">
            <text:p>5234</text:p>
          </table:table-cell>
          <table:table-cell office:value-type="float" office:value="21.245128009170799" table:style-name="ce1">
            <text:p>21.2451280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3790170132325097E-2" table:style-name="ce1">
            <text:p>0.0337901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552573603044301E-2" table:style-name="ce1">
            <text:p>0.037552574</text:p>
          </table:table-cell>
          <table:table-cell office:value-type="float" office:value="1.638261533264098" table:formula="of:=[.D285]+[.F285]" table:style-name="ce1">
            <text:p>1.63826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0225_9995.pkl</text:p>
          </table:table-cell>
          <table:table-cell office:value-type="float" office:value="5381" table:style-name="ce1">
            <text:p>5381</text:p>
          </table:table-cell>
          <table:table-cell office:value-type="float" office:value="14.9619029920089" table:style-name="ce1">
            <text:p>14.96190299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9617870188255098E-2" table:style-name="ce1">
            <text:p>0.03961787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4.24012497210444E-2" table:style-name="ce1">
            <text:p>0.04240125</text:p>
          </table:table-cell>
          <table:table-cell office:value-type="float" office:value="1.6377172457802081" table:formula="of:=[.D286]+[.F286]" table:style-name="ce1">
            <text:p>1.6377172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0225_999995.pkl</text:p>
          </table:table-cell>
          <table:table-cell office:value-type="float" office:value="5381" table:style-name="ce1">
            <text:p>5381</text:p>
          </table:table-cell>
          <table:table-cell office:value-type="float" office:value="14.9619029920089" table:style-name="ce1">
            <text:p>14.96190299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9617870188255098E-2" table:style-name="ce1">
            <text:p>0.03961787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4.24012497210444E-2" table:style-name="ce1">
            <text:p>0.04240125</text:p>
          </table:table-cell>
          <table:table-cell office:value-type="float" office:value="1.6377172457802081" table:formula="of:=[.D287]+[.F287]" table:style-name="ce1">
            <text:p>1.6377172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0225_9999995.pkl</text:p>
          </table:table-cell>
          <table:table-cell office:value-type="float" office:value="5381" table:style-name="ce1">
            <text:p>5381</text:p>
          </table:table-cell>
          <table:table-cell office:value-type="float" office:value="14.9619029920089" table:style-name="ce1">
            <text:p>14.96190299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9617870188255098E-2" table:style-name="ce1">
            <text:p>0.03961787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4.24012497210444E-2" table:style-name="ce1">
            <text:p>0.04240125</text:p>
          </table:table-cell>
          <table:table-cell office:value-type="float" office:value="1.6377172457802081" table:formula="of:=[.D288]+[.F288]" table:style-name="ce1">
            <text:p>1.6377172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0225_99995.pkl</text:p>
          </table:table-cell>
          <table:table-cell office:value-type="float" office:value="5381" table:style-name="ce1">
            <text:p>5381</text:p>
          </table:table-cell>
          <table:table-cell office:value-type="float" office:value="14.9619029920089" table:style-name="ce1">
            <text:p>14.96190299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9617870188255098E-2" table:style-name="ce1">
            <text:p>0.03961787</text:p>
          </table:table-cell>
          <table:table-cell office:value-type="float" office:value="0.82969432314410496" table:style-name="ce1">
            <text:p>0.829694323</text:p>
          </table:table-cell>
          <table:table-cell office:value-type="float" office:value="4.24012497210444E-2" table:style-name="ce1">
            <text:p>0.04240125</text:p>
          </table:table-cell>
          <table:table-cell office:value-type="float" office:value="1.6377172457802081" table:formula="of:=[.D289]+[.F289]" table:style-name="ce1">
            <text:p>1.6377172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09_9995.pkl</text:p>
          </table:table-cell>
          <table:table-cell office:value-type="float" office:value="5224" table:style-name="ce1">
            <text:p>5224</text:p>
          </table:table-cell>
          <table:table-cell office:value-type="float" office:value="23.6487366003063" table:style-name="ce1">
            <text:p>23.648736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628467485220601E-2" table:style-name="ce1">
            <text:p>0.032628467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886867088607597E-2" table:style-name="ce1">
            <text:p>0.036886867</text:p>
          </table:table-cell>
          <table:table-cell office:value-type="float" office:value="1.636760050549918" table:formula="of:=[.D290]+[.F290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18_99995.pkl</text:p>
          </table:table-cell>
          <table:table-cell office:value-type="float" office:value="5300" table:style-name="ce1">
            <text:p>5300</text:p>
          </table:table-cell>
          <table:table-cell office:value-type="float" office:value="23.7977358490566" table:style-name="ce1">
            <text:p>23.79773585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517561749376797E-2" table:style-name="ce1">
            <text:p>0.032517562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919726813817701E-2" table:style-name="ce1">
            <text:p>0.036919727</text:p>
          </table:table-cell>
          <table:table-cell office:value-type="float" office:value="1.636760050549918" table:formula="of:=[.D291]+[.F291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045_99995.pkl</text:p>
          </table:table-cell>
          <table:table-cell office:value-type="float" office:value="5294" table:style-name="ce1">
            <text:p>5294</text:p>
          </table:table-cell>
          <table:table-cell office:value-type="float" office:value="24.664148092179801" table:style-name="ce1">
            <text:p>24.6641480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991974138892001E-2" table:style-name="ce1">
            <text:p>0.031991974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425781249999997E-2" table:style-name="ce1">
            <text:p>0.036425781</text:p>
          </table:table-cell>
          <table:table-cell office:value-type="float" office:value="1.636760050549918" table:formula="of:=[.D292]+[.F292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09_999995.pkl</text:p>
          </table:table-cell>
          <table:table-cell office:value-type="float" office:value="5224" table:style-name="ce1">
            <text:p>5224</text:p>
          </table:table-cell>
          <table:table-cell office:value-type="float" office:value="23.6487366003063" table:style-name="ce1">
            <text:p>23.648736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628467485220601E-2" table:style-name="ce1">
            <text:p>0.032628467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886867088607597E-2" table:style-name="ce1">
            <text:p>0.036886867</text:p>
          </table:table-cell>
          <table:table-cell office:value-type="float" office:value="1.636760050549918" table:formula="of:=[.D293]+[.F293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18_9995.pkl</text:p>
          </table:table-cell>
          <table:table-cell office:value-type="float" office:value="5300" table:style-name="ce1">
            <text:p>5300</text:p>
          </table:table-cell>
          <table:table-cell office:value-type="float" office:value="23.7977358490566" table:style-name="ce1">
            <text:p>23.79773585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517561749376797E-2" table:style-name="ce1">
            <text:p>0.032517562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919726813817701E-2" table:style-name="ce1">
            <text:p>0.036919727</text:p>
          </table:table-cell>
          <table:table-cell office:value-type="float" office:value="1.636760050549918" table:formula="of:=[.D294]+[.F294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18_9999995.pkl</text:p>
          </table:table-cell>
          <table:table-cell office:value-type="float" office:value="5300" table:style-name="ce1">
            <text:p>5300</text:p>
          </table:table-cell>
          <table:table-cell office:value-type="float" office:value="23.7977358490566" table:style-name="ce1">
            <text:p>23.79773585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517561749376797E-2" table:style-name="ce1">
            <text:p>0.032517562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919726813817701E-2" table:style-name="ce1">
            <text:p>0.036919727</text:p>
          </table:table-cell>
          <table:table-cell office:value-type="float" office:value="1.636760050549918" table:formula="of:=[.D295]+[.F295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09_99995.pkl</text:p>
          </table:table-cell>
          <table:table-cell office:value-type="float" office:value="5224" table:style-name="ce1">
            <text:p>5224</text:p>
          </table:table-cell>
          <table:table-cell office:value-type="float" office:value="23.6487366003063" table:style-name="ce1">
            <text:p>23.648736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628467485220601E-2" table:style-name="ce1">
            <text:p>0.032628467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886867088607597E-2" table:style-name="ce1">
            <text:p>0.036886867</text:p>
          </table:table-cell>
          <table:table-cell office:value-type="float" office:value="1.636760050549918" table:formula="of:=[.D296]+[.F296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045_9999995.pkl</text:p>
          </table:table-cell>
          <table:table-cell office:value-type="float" office:value="5294" table:style-name="ce1">
            <text:p>5294</text:p>
          </table:table-cell>
          <table:table-cell office:value-type="float" office:value="24.664148092179801" table:style-name="ce1">
            <text:p>24.6641480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991974138892001E-2" table:style-name="ce1">
            <text:p>0.031991974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425781249999997E-2" table:style-name="ce1">
            <text:p>0.036425781</text:p>
          </table:table-cell>
          <table:table-cell office:value-type="float" office:value="1.636760050549918" table:formula="of:=[.D297]+[.F297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045_999995.pkl</text:p>
          </table:table-cell>
          <table:table-cell office:value-type="float" office:value="5294" table:style-name="ce1">
            <text:p>5294</text:p>
          </table:table-cell>
          <table:table-cell office:value-type="float" office:value="24.664148092179801" table:style-name="ce1">
            <text:p>24.6641480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991974138892001E-2" table:style-name="ce1">
            <text:p>0.031991974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425781249999997E-2" table:style-name="ce1">
            <text:p>0.036425781</text:p>
          </table:table-cell>
          <table:table-cell office:value-type="float" office:value="1.636760050549918" table:formula="of:=[.D298]+[.F298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045_9999995.pkl</text:p>
          </table:table-cell>
          <table:table-cell office:value-type="float" office:value="5288" table:style-name="ce1">
            <text:p>5288</text:p>
          </table:table-cell>
          <table:table-cell office:value-type="float" office:value="23.957639939485599" table:style-name="ce1">
            <text:p>23.95763994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363554352728897E-2" table:style-name="ce1">
            <text:p>0.032363554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507781149065298E-2" table:style-name="ce1">
            <text:p>0.036507781</text:p>
          </table:table-cell>
          <table:table-cell office:value-type="float" office:value="1.636760050549918" table:formula="of:=[.D299]+[.F299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18_999995.pkl</text:p>
          </table:table-cell>
          <table:table-cell office:value-type="float" office:value="5300" table:style-name="ce1">
            <text:p>5300</text:p>
          </table:table-cell>
          <table:table-cell office:value-type="float" office:value="23.7977358490566" table:style-name="ce1">
            <text:p>23.79773585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517561749376797E-2" table:style-name="ce1">
            <text:p>0.032517562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919726813817701E-2" table:style-name="ce1">
            <text:p>0.036919727</text:p>
          </table:table-cell>
          <table:table-cell office:value-type="float" office:value="1.636760050549918" table:formula="of:=[.D300]+[.F300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045_99995.pkl</text:p>
          </table:table-cell>
          <table:table-cell office:value-type="float" office:value="5288" table:style-name="ce1">
            <text:p>5288</text:p>
          </table:table-cell>
          <table:table-cell office:value-type="float" office:value="23.957639939485599" table:style-name="ce1">
            <text:p>23.95763994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363554352728897E-2" table:style-name="ce1">
            <text:p>0.032363554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507781149065298E-2" table:style-name="ce1">
            <text:p>0.036507781</text:p>
          </table:table-cell>
          <table:table-cell office:value-type="float" office:value="1.636760050549918" table:formula="of:=[.D301]+[.F301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045_9995.pkl</text:p>
          </table:table-cell>
          <table:table-cell office:value-type="float" office:value="5288" table:style-name="ce1">
            <text:p>5288</text:p>
          </table:table-cell>
          <table:table-cell office:value-type="float" office:value="23.957639939485599" table:style-name="ce1">
            <text:p>23.95763994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363554352728897E-2" table:style-name="ce1">
            <text:p>0.032363554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507781149065298E-2" table:style-name="ce1">
            <text:p>0.036507781</text:p>
          </table:table-cell>
          <table:table-cell office:value-type="float" office:value="1.636760050549918" table:formula="of:=[.D302]+[.F302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045_999995.pkl</text:p>
          </table:table-cell>
          <table:table-cell office:value-type="float" office:value="5288" table:style-name="ce1">
            <text:p>5288</text:p>
          </table:table-cell>
          <table:table-cell office:value-type="float" office:value="23.957639939485599" table:style-name="ce1">
            <text:p>23.95763994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363554352728897E-2" table:style-name="ce1">
            <text:p>0.032363554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507781149065298E-2" table:style-name="ce1">
            <text:p>0.036507781</text:p>
          </table:table-cell>
          <table:table-cell office:value-type="float" office:value="1.636760050549918" table:formula="of:=[.D303]+[.F303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045_9995.pkl</text:p>
          </table:table-cell>
          <table:table-cell office:value-type="float" office:value="5294" table:style-name="ce1">
            <text:p>5294</text:p>
          </table:table-cell>
          <table:table-cell office:value-type="float" office:value="24.664148092179801" table:style-name="ce1">
            <text:p>24.6641480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991974138892001E-2" table:style-name="ce1">
            <text:p>0.031991974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425781249999997E-2" table:style-name="ce1">
            <text:p>0.036425781</text:p>
          </table:table-cell>
          <table:table-cell office:value-type="float" office:value="1.636760050549918" table:formula="of:=[.D304]+[.F304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09_9999995.pkl</text:p>
          </table:table-cell>
          <table:table-cell office:value-type="float" office:value="5224" table:style-name="ce1">
            <text:p>5224</text:p>
          </table:table-cell>
          <table:table-cell office:value-type="float" office:value="23.6487366003063" table:style-name="ce1">
            <text:p>23.648736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628467485220601E-2" table:style-name="ce1">
            <text:p>0.032628467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886867088607597E-2" table:style-name="ce1">
            <text:p>0.036886867</text:p>
          </table:table-cell>
          <table:table-cell office:value-type="float" office:value="1.636760050549918" table:formula="of:=[.D305]+[.F305]" table:style-name="ce1">
            <text:p>1.636760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0225_9999995.pkl</text:p>
          </table:table-cell>
          <table:table-cell office:value-type="float" office:value="5179" table:style-name="ce1">
            <text:p>5179</text:p>
          </table:table-cell>
          <table:table-cell office:value-type="float" office:value="23.614404325159299" table:style-name="ce1">
            <text:p>23.61440433</text:p>
          </table:table-cell>
          <table:table-cell office:value-type="float" office:value="0.82183908045977005" table:style-name="ce1">
            <text:p>0.82183908</text:p>
          </table:table-cell>
          <table:table-cell office:value-type="float" office:value="3.2514779445202403E-2" table:style-name="ce1">
            <text:p>0.032514779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803157375431703E-2" table:style-name="ce1">
            <text:p>0.036803157</text:p>
          </table:table-cell>
          <table:table-cell office:value-type="float" office:value="1.636249560809115" table:formula="of:=[.D306]+[.F306]" table:style-name="ce1">
            <text:p>1.6362495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0225_999995.pkl</text:p>
          </table:table-cell>
          <table:table-cell office:value-type="float" office:value="5179" table:style-name="ce1">
            <text:p>5179</text:p>
          </table:table-cell>
          <table:table-cell office:value-type="float" office:value="23.614404325159299" table:style-name="ce1">
            <text:p>23.61440433</text:p>
          </table:table-cell>
          <table:table-cell office:value-type="float" office:value="0.82183908045977005" table:style-name="ce1">
            <text:p>0.82183908</text:p>
          </table:table-cell>
          <table:table-cell office:value-type="float" office:value="3.2514779445202403E-2" table:style-name="ce1">
            <text:p>0.032514779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803157375431703E-2" table:style-name="ce1">
            <text:p>0.036803157</text:p>
          </table:table-cell>
          <table:table-cell office:value-type="float" office:value="1.636249560809115" table:formula="of:=[.D307]+[.F307]" table:style-name="ce1">
            <text:p>1.6362495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0225_99995.pkl</text:p>
          </table:table-cell>
          <table:table-cell office:value-type="float" office:value="5179" table:style-name="ce1">
            <text:p>5179</text:p>
          </table:table-cell>
          <table:table-cell office:value-type="float" office:value="23.614404325159299" table:style-name="ce1">
            <text:p>23.61440433</text:p>
          </table:table-cell>
          <table:table-cell office:value-type="float" office:value="0.82183908045977005" table:style-name="ce1">
            <text:p>0.82183908</text:p>
          </table:table-cell>
          <table:table-cell office:value-type="float" office:value="3.2514779445202403E-2" table:style-name="ce1">
            <text:p>0.032514779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803157375431703E-2" table:style-name="ce1">
            <text:p>0.036803157</text:p>
          </table:table-cell>
          <table:table-cell office:value-type="float" office:value="1.636249560809115" table:formula="of:=[.D308]+[.F308]" table:style-name="ce1">
            <text:p>1.6362495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0225_9995.pkl</text:p>
          </table:table-cell>
          <table:table-cell office:value-type="float" office:value="5179" table:style-name="ce1">
            <text:p>5179</text:p>
          </table:table-cell>
          <table:table-cell office:value-type="float" office:value="23.614404325159299" table:style-name="ce1">
            <text:p>23.61440433</text:p>
          </table:table-cell>
          <table:table-cell office:value-type="float" office:value="0.82183908045977005" table:style-name="ce1">
            <text:p>0.82183908</text:p>
          </table:table-cell>
          <table:table-cell office:value-type="float" office:value="3.2514779445202403E-2" table:style-name="ce1">
            <text:p>0.032514779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803157375431703E-2" table:style-name="ce1">
            <text:p>0.036803157</text:p>
          </table:table-cell>
          <table:table-cell office:value-type="float" office:value="1.636249560809115" table:formula="of:=[.D309]+[.F309]" table:style-name="ce1">
            <text:p>1.6362495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36_999995.pkl</text:p>
          </table:table-cell>
          <table:table-cell office:value-type="float" office:value="11053" table:style-name="ce1">
            <text:p>11053</text:p>
          </table:table-cell>
          <table:table-cell office:value-type="float" office:value="12.8457432371302" table:style-name="ce1">
            <text:p>12.84574324</text:p>
          </table:table-cell>
          <table:table-cell office:value-type="float" office:value="0.80670103092783496" table:style-name="ce1">
            <text:p>0.806701031</text:p>
          </table:table-cell>
          <table:table-cell office:value-type="float" office:value="3.3681265468632302E-2" table:style-name="ce1">
            <text:p>0.033681265</text:p>
          </table:table-cell>
          <table:table-cell office:value-type="float" office:value="0.82937365010799102" table:style-name="ce1">
            <text:p>0.82937365</text:p>
          </table:table-cell>
          <table:table-cell office:value-type="float" office:value="3.4328625067048098E-2" table:style-name="ce1">
            <text:p>0.034328625</text:p>
          </table:table-cell>
          <table:table-cell office:value-type="float" office:value="1.636074681035826" table:formula="of:=[.D310]+[.F310]" table:style-name="ce1">
            <text:p>1.6360746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36_99995.pkl</text:p>
          </table:table-cell>
          <table:table-cell office:value-type="float" office:value="11053" table:style-name="ce1">
            <text:p>11053</text:p>
          </table:table-cell>
          <table:table-cell office:value-type="float" office:value="12.8457432371302" table:style-name="ce1">
            <text:p>12.84574324</text:p>
          </table:table-cell>
          <table:table-cell office:value-type="float" office:value="0.80670103092783496" table:style-name="ce1">
            <text:p>0.806701031</text:p>
          </table:table-cell>
          <table:table-cell office:value-type="float" office:value="3.3681265468632302E-2" table:style-name="ce1">
            <text:p>0.033681265</text:p>
          </table:table-cell>
          <table:table-cell office:value-type="float" office:value="0.82937365010799102" table:style-name="ce1">
            <text:p>0.82937365</text:p>
          </table:table-cell>
          <table:table-cell office:value-type="float" office:value="3.4328625067048098E-2" table:style-name="ce1">
            <text:p>0.034328625</text:p>
          </table:table-cell>
          <table:table-cell office:value-type="float" office:value="1.636074681035826" table:formula="of:=[.D311]+[.F311]" table:style-name="ce1">
            <text:p>1.6360746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36_9999995.pkl</text:p>
          </table:table-cell>
          <table:table-cell office:value-type="float" office:value="11053" table:style-name="ce1">
            <text:p>11053</text:p>
          </table:table-cell>
          <table:table-cell office:value-type="float" office:value="12.8457432371302" table:style-name="ce1">
            <text:p>12.84574324</text:p>
          </table:table-cell>
          <table:table-cell office:value-type="float" office:value="0.80670103092783496" table:style-name="ce1">
            <text:p>0.806701031</text:p>
          </table:table-cell>
          <table:table-cell office:value-type="float" office:value="3.3681265468632302E-2" table:style-name="ce1">
            <text:p>0.033681265</text:p>
          </table:table-cell>
          <table:table-cell office:value-type="float" office:value="0.82937365010799102" table:style-name="ce1">
            <text:p>0.82937365</text:p>
          </table:table-cell>
          <table:table-cell office:value-type="float" office:value="3.4328625067048098E-2" table:style-name="ce1">
            <text:p>0.034328625</text:p>
          </table:table-cell>
          <table:table-cell office:value-type="float" office:value="1.636074681035826" table:formula="of:=[.D312]+[.F312]" table:style-name="ce1">
            <text:p>1.6360746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36_9995.pkl</text:p>
          </table:table-cell>
          <table:table-cell office:value-type="float" office:value="11053" table:style-name="ce1">
            <text:p>11053</text:p>
          </table:table-cell>
          <table:table-cell office:value-type="float" office:value="12.8457432371302" table:style-name="ce1">
            <text:p>12.84574324</text:p>
          </table:table-cell>
          <table:table-cell office:value-type="float" office:value="0.80670103092783496" table:style-name="ce1">
            <text:p>0.806701031</text:p>
          </table:table-cell>
          <table:table-cell office:value-type="float" office:value="3.3681265468632302E-2" table:style-name="ce1">
            <text:p>0.033681265</text:p>
          </table:table-cell>
          <table:table-cell office:value-type="float" office:value="0.82937365010799102" table:style-name="ce1">
            <text:p>0.82937365</text:p>
          </table:table-cell>
          <table:table-cell office:value-type="float" office:value="3.4328625067048098E-2" table:style-name="ce1">
            <text:p>0.034328625</text:p>
          </table:table-cell>
          <table:table-cell office:value-type="float" office:value="1.636074681035826" table:formula="of:=[.D313]+[.F313]" table:style-name="ce1">
            <text:p>1.6360746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0225_999995.pkl</text:p>
          </table:table-cell>
          <table:table-cell office:value-type="float" office:value="5245" table:style-name="ce1">
            <text:p>5245</text:p>
          </table:table-cell>
          <table:table-cell office:value-type="float" office:value="14.442326024785499" table:style-name="ce1">
            <text:p>14.44232602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4.1312628186346297E-2" table:style-name="ce1">
            <text:p>0.041312628</text:p>
          </table:table-cell>
          <table:table-cell office:value-type="float" office:value="0.82751091703056801" table:style-name="ce1">
            <text:p>0.827510917</text:p>
          </table:table-cell>
          <table:table-cell office:value-type="float" office:value="4.3643482266236801E-2" table:style-name="ce1">
            <text:p>0.043643482</text:p>
          </table:table-cell>
          <table:table-cell office:value-type="float" office:value="1.635533839666671" table:formula="of:=[.D314]+[.F314]" table:style-name="ce1">
            <text:p>1.635533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0225_99995.pkl</text:p>
          </table:table-cell>
          <table:table-cell office:value-type="float" office:value="5245" table:style-name="ce1">
            <text:p>5245</text:p>
          </table:table-cell>
          <table:table-cell office:value-type="float" office:value="14.442326024785499" table:style-name="ce1">
            <text:p>14.44232602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4.1312628186346297E-2" table:style-name="ce1">
            <text:p>0.041312628</text:p>
          </table:table-cell>
          <table:table-cell office:value-type="float" office:value="0.82751091703056801" table:style-name="ce1">
            <text:p>0.827510917</text:p>
          </table:table-cell>
          <table:table-cell office:value-type="float" office:value="4.3643482266236801E-2" table:style-name="ce1">
            <text:p>0.043643482</text:p>
          </table:table-cell>
          <table:table-cell office:value-type="float" office:value="1.635533839666671" table:formula="of:=[.D315]+[.F315]" table:style-name="ce1">
            <text:p>1.635533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0225_9999995.pkl</text:p>
          </table:table-cell>
          <table:table-cell office:value-type="float" office:value="5245" table:style-name="ce1">
            <text:p>5245</text:p>
          </table:table-cell>
          <table:table-cell office:value-type="float" office:value="14.442326024785499" table:style-name="ce1">
            <text:p>14.44232602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4.1312628186346297E-2" table:style-name="ce1">
            <text:p>0.041312628</text:p>
          </table:table-cell>
          <table:table-cell office:value-type="float" office:value="0.82751091703056801" table:style-name="ce1">
            <text:p>0.827510917</text:p>
          </table:table-cell>
          <table:table-cell office:value-type="float" office:value="4.3643482266236801E-2" table:style-name="ce1">
            <text:p>0.043643482</text:p>
          </table:table-cell>
          <table:table-cell office:value-type="float" office:value="1.635533839666671" table:formula="of:=[.D316]+[.F316]" table:style-name="ce1">
            <text:p>1.635533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0225_9995.pkl</text:p>
          </table:table-cell>
          <table:table-cell office:value-type="float" office:value="5245" table:style-name="ce1">
            <text:p>5245</text:p>
          </table:table-cell>
          <table:table-cell office:value-type="float" office:value="14.442326024785499" table:style-name="ce1">
            <text:p>14.44232602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4.1312628186346297E-2" table:style-name="ce1">
            <text:p>0.041312628</text:p>
          </table:table-cell>
          <table:table-cell office:value-type="float" office:value="0.82751091703056801" table:style-name="ce1">
            <text:p>0.827510917</text:p>
          </table:table-cell>
          <table:table-cell office:value-type="float" office:value="4.3643482266236801E-2" table:style-name="ce1">
            <text:p>0.043643482</text:p>
          </table:table-cell>
          <table:table-cell office:value-type="float" office:value="1.635533839666671" table:formula="of:=[.D317]+[.F317]" table:style-name="ce1">
            <text:p>1.635533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18_9999995.pkl</text:p>
          </table:table-cell>
          <table:table-cell office:value-type="float" office:value="5278" table:style-name="ce1">
            <text:p>5278</text:p>
          </table:table-cell>
          <table:table-cell office:value-type="float" office:value="22.917771883289099" table:style-name="ce1">
            <text:p>22.9177718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2868181293968401E-2" table:style-name="ce1">
            <text:p>0.032868181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384109261290002E-2" table:style-name="ce1">
            <text:p>0.037384109</text:p>
          </table:table-cell>
          <table:table-cell office:value-type="float" office:value="1.635396203751204" table:formula="of:=[.D318]+[.F318]" table:style-name="ce1">
            <text:p>1.6353962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18_9995.pkl</text:p>
          </table:table-cell>
          <table:table-cell office:value-type="float" office:value="5278" table:style-name="ce1">
            <text:p>5278</text:p>
          </table:table-cell>
          <table:table-cell office:value-type="float" office:value="22.917771883289099" table:style-name="ce1">
            <text:p>22.9177718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2868181293968401E-2" table:style-name="ce1">
            <text:p>0.032868181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384109261290002E-2" table:style-name="ce1">
            <text:p>0.037384109</text:p>
          </table:table-cell>
          <table:table-cell office:value-type="float" office:value="1.635396203751204" table:formula="of:=[.D319]+[.F319]" table:style-name="ce1">
            <text:p>1.6353962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18_99995.pkl</text:p>
          </table:table-cell>
          <table:table-cell office:value-type="float" office:value="5278" table:style-name="ce1">
            <text:p>5278</text:p>
          </table:table-cell>
          <table:table-cell office:value-type="float" office:value="22.917771883289099" table:style-name="ce1">
            <text:p>22.9177718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2868181293968401E-2" table:style-name="ce1">
            <text:p>0.032868181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384109261290002E-2" table:style-name="ce1">
            <text:p>0.037384109</text:p>
          </table:table-cell>
          <table:table-cell office:value-type="float" office:value="1.635396203751204" table:formula="of:=[.D320]+[.F320]" table:style-name="ce1">
            <text:p>1.6353962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18_999995.pkl</text:p>
          </table:table-cell>
          <table:table-cell office:value-type="float" office:value="5278" table:style-name="ce1">
            <text:p>5278</text:p>
          </table:table-cell>
          <table:table-cell office:value-type="float" office:value="22.917771883289099" table:style-name="ce1">
            <text:p>22.9177718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2868181293968401E-2" table:style-name="ce1">
            <text:p>0.032868181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7384109261290002E-2" table:style-name="ce1">
            <text:p>0.037384109</text:p>
          </table:table-cell>
          <table:table-cell office:value-type="float" office:value="1.635396203751204" table:formula="of:=[.D321]+[.F321]" table:style-name="ce1">
            <text:p>1.6353962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18_9999995.pkl</text:p>
          </table:table-cell>
          <table:table-cell office:value-type="float" office:value="5854" table:style-name="ce1">
            <text:p>5854</text:p>
          </table:table-cell>
          <table:table-cell office:value-type="float" office:value="16.057909121967899" table:style-name="ce1">
            <text:p>16.05790912</text:p>
          </table:table-cell>
          <table:table-cell office:value-type="float" office:value="0.80113636363636398" table:style-name="ce1">
            <text:p>0.801136364</text:p>
          </table:table-cell>
          <table:table-cell office:value-type="float" office:value="3.4711964549482999E-2" table:style-name="ce1">
            <text:p>0.034711965</text:p>
          </table:table-cell>
          <table:table-cell office:value-type="float" office:value="0.83406113537117899" table:style-name="ce1">
            <text:p>0.834061135</text:p>
          </table:table-cell>
          <table:table-cell office:value-type="float" office:value="3.7583628492719401E-2" table:style-name="ce1">
            <text:p>0.037583628</text:p>
          </table:table-cell>
          <table:table-cell office:value-type="float" office:value="1.6351974990075431" table:formula="of:=[.D322]+[.F322]" table:style-name="ce1">
            <text:p>1.635197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18_9995.pkl</text:p>
          </table:table-cell>
          <table:table-cell office:value-type="float" office:value="5854" table:style-name="ce1">
            <text:p>5854</text:p>
          </table:table-cell>
          <table:table-cell office:value-type="float" office:value="16.057909121967899" table:style-name="ce1">
            <text:p>16.05790912</text:p>
          </table:table-cell>
          <table:table-cell office:value-type="float" office:value="0.80113636363636398" table:style-name="ce1">
            <text:p>0.801136364</text:p>
          </table:table-cell>
          <table:table-cell office:value-type="float" office:value="3.4711964549482999E-2" table:style-name="ce1">
            <text:p>0.034711965</text:p>
          </table:table-cell>
          <table:table-cell office:value-type="float" office:value="0.83406113537117899" table:style-name="ce1">
            <text:p>0.834061135</text:p>
          </table:table-cell>
          <table:table-cell office:value-type="float" office:value="3.7583628492719401E-2" table:style-name="ce1">
            <text:p>0.037583628</text:p>
          </table:table-cell>
          <table:table-cell office:value-type="float" office:value="1.6351974990075431" table:formula="of:=[.D323]+[.F323]" table:style-name="ce1">
            <text:p>1.635197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18_999995.pkl</text:p>
          </table:table-cell>
          <table:table-cell office:value-type="float" office:value="5854" table:style-name="ce1">
            <text:p>5854</text:p>
          </table:table-cell>
          <table:table-cell office:value-type="float" office:value="16.057909121967899" table:style-name="ce1">
            <text:p>16.05790912</text:p>
          </table:table-cell>
          <table:table-cell office:value-type="float" office:value="0.80113636363636398" table:style-name="ce1">
            <text:p>0.801136364</text:p>
          </table:table-cell>
          <table:table-cell office:value-type="float" office:value="3.4711964549482999E-2" table:style-name="ce1">
            <text:p>0.034711965</text:p>
          </table:table-cell>
          <table:table-cell office:value-type="float" office:value="0.83406113537117899" table:style-name="ce1">
            <text:p>0.834061135</text:p>
          </table:table-cell>
          <table:table-cell office:value-type="float" office:value="3.7583628492719401E-2" table:style-name="ce1">
            <text:p>0.037583628</text:p>
          </table:table-cell>
          <table:table-cell office:value-type="float" office:value="1.6351974990075431" table:formula="of:=[.D324]+[.F324]" table:style-name="ce1">
            <text:p>1.635197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5_18_99995.pkl</text:p>
          </table:table-cell>
          <table:table-cell office:value-type="float" office:value="5854" table:style-name="ce1">
            <text:p>5854</text:p>
          </table:table-cell>
          <table:table-cell office:value-type="float" office:value="16.057909121967899" table:style-name="ce1">
            <text:p>16.05790912</text:p>
          </table:table-cell>
          <table:table-cell office:value-type="float" office:value="0.80113636363636398" table:style-name="ce1">
            <text:p>0.801136364</text:p>
          </table:table-cell>
          <table:table-cell office:value-type="float" office:value="3.4711964549482999E-2" table:style-name="ce1">
            <text:p>0.034711965</text:p>
          </table:table-cell>
          <table:table-cell office:value-type="float" office:value="0.83406113537117899" table:style-name="ce1">
            <text:p>0.834061135</text:p>
          </table:table-cell>
          <table:table-cell office:value-type="float" office:value="3.7583628492719401E-2" table:style-name="ce1">
            <text:p>0.037583628</text:p>
          </table:table-cell>
          <table:table-cell office:value-type="float" office:value="1.6351974990075431" table:formula="of:=[.D325]+[.F325]" table:style-name="ce1">
            <text:p>1.635197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36_999995.pkl</text:p>
          </table:table-cell>
          <table:table-cell office:value-type="float" office:value="15766" table:style-name="ce1">
            <text:p>15766</text:p>
          </table:table-cell>
          <table:table-cell office:value-type="float" office:value="11.0402131168337" table:style-name="ce1">
            <text:p>11.04021312</text:p>
          </table:table-cell>
          <table:table-cell office:value-type="float" office:value="0.79551122194513701" table:style-name="ce1">
            <text:p>0.795511222</text:p>
          </table:table-cell>
          <table:table-cell office:value-type="float" office:value="3.2254802831142598E-2" table:style-name="ce1">
            <text:p>0.032254803</text:p>
          </table:table-cell>
          <table:table-cell office:value-type="float" office:value="0.83940042826552497" table:style-name="ce1">
            <text:p>0.839400428</text:p>
          </table:table-cell>
          <table:table-cell office:value-type="float" office:value="3.3538672142368199E-2" table:style-name="ce1">
            <text:p>0.033538672</text:p>
          </table:table-cell>
          <table:table-cell office:value-type="float" office:value="1.634911650210662" table:formula="of:=[.D326]+[.F326]" table:style-name="ce1">
            <text:p>1.634911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36_99995.pkl</text:p>
          </table:table-cell>
          <table:table-cell office:value-type="float" office:value="15766" table:style-name="ce1">
            <text:p>15766</text:p>
          </table:table-cell>
          <table:table-cell office:value-type="float" office:value="11.0402131168337" table:style-name="ce1">
            <text:p>11.04021312</text:p>
          </table:table-cell>
          <table:table-cell office:value-type="float" office:value="0.79551122194513701" table:style-name="ce1">
            <text:p>0.795511222</text:p>
          </table:table-cell>
          <table:table-cell office:value-type="float" office:value="3.2254802831142598E-2" table:style-name="ce1">
            <text:p>0.032254803</text:p>
          </table:table-cell>
          <table:table-cell office:value-type="float" office:value="0.83940042826552497" table:style-name="ce1">
            <text:p>0.839400428</text:p>
          </table:table-cell>
          <table:table-cell office:value-type="float" office:value="3.3538672142368199E-2" table:style-name="ce1">
            <text:p>0.033538672</text:p>
          </table:table-cell>
          <table:table-cell office:value-type="float" office:value="1.634911650210662" table:formula="of:=[.D327]+[.F327]" table:style-name="ce1">
            <text:p>1.634911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36_9995.pkl</text:p>
          </table:table-cell>
          <table:table-cell office:value-type="float" office:value="15766" table:style-name="ce1">
            <text:p>15766</text:p>
          </table:table-cell>
          <table:table-cell office:value-type="float" office:value="11.0402131168337" table:style-name="ce1">
            <text:p>11.04021312</text:p>
          </table:table-cell>
          <table:table-cell office:value-type="float" office:value="0.79551122194513701" table:style-name="ce1">
            <text:p>0.795511222</text:p>
          </table:table-cell>
          <table:table-cell office:value-type="float" office:value="3.2254802831142598E-2" table:style-name="ce1">
            <text:p>0.032254803</text:p>
          </table:table-cell>
          <table:table-cell office:value-type="float" office:value="0.83940042826552497" table:style-name="ce1">
            <text:p>0.839400428</text:p>
          </table:table-cell>
          <table:table-cell office:value-type="float" office:value="3.3538672142368199E-2" table:style-name="ce1">
            <text:p>0.033538672</text:p>
          </table:table-cell>
          <table:table-cell office:value-type="float" office:value="1.634911650210662" table:formula="of:=[.D328]+[.F328]" table:style-name="ce1">
            <text:p>1.634911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36_9999995.pkl</text:p>
          </table:table-cell>
          <table:table-cell office:value-type="float" office:value="15766" table:style-name="ce1">
            <text:p>15766</text:p>
          </table:table-cell>
          <table:table-cell office:value-type="float" office:value="11.0402131168337" table:style-name="ce1">
            <text:p>11.04021312</text:p>
          </table:table-cell>
          <table:table-cell office:value-type="float" office:value="0.79551122194513701" table:style-name="ce1">
            <text:p>0.795511222</text:p>
          </table:table-cell>
          <table:table-cell office:value-type="float" office:value="3.2254802831142598E-2" table:style-name="ce1">
            <text:p>0.032254803</text:p>
          </table:table-cell>
          <table:table-cell office:value-type="float" office:value="0.83940042826552497" table:style-name="ce1">
            <text:p>0.839400428</text:p>
          </table:table-cell>
          <table:table-cell office:value-type="float" office:value="3.3538672142368199E-2" table:style-name="ce1">
            <text:p>0.033538672</text:p>
          </table:table-cell>
          <table:table-cell office:value-type="float" office:value="1.634911650210662" table:formula="of:=[.D329]+[.F329]" table:style-name="ce1">
            <text:p>1.634911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18_9999995.pkl</text:p>
          </table:table-cell>
          <table:table-cell office:value-type="float" office:value="5257" table:style-name="ce1">
            <text:p>5257</text:p>
          </table:table-cell>
          <table:table-cell office:value-type="float" office:value="18.932090545938799" table:style-name="ce1">
            <text:p>18.9320905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5786290322580697E-2" table:style-name="ce1">
            <text:p>0.03578629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9236147344255401E-2" table:style-name="ce1">
            <text:p>0.039236147</text:p>
          </table:table-cell>
          <table:table-cell office:value-type="float" office:value="1.6347142803518471" table:formula="of:=[.D330]+[.F330]" table:style-name="ce1">
            <text:p>1.634714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18_99995.pkl</text:p>
          </table:table-cell>
          <table:table-cell office:value-type="float" office:value="5257" table:style-name="ce1">
            <text:p>5257</text:p>
          </table:table-cell>
          <table:table-cell office:value-type="float" office:value="18.932090545938799" table:style-name="ce1">
            <text:p>18.9320905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5786290322580697E-2" table:style-name="ce1">
            <text:p>0.03578629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9236147344255401E-2" table:style-name="ce1">
            <text:p>0.039236147</text:p>
          </table:table-cell>
          <table:table-cell office:value-type="float" office:value="1.6347142803518471" table:formula="of:=[.D331]+[.F331]" table:style-name="ce1">
            <text:p>1.634714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18_9995.pkl</text:p>
          </table:table-cell>
          <table:table-cell office:value-type="float" office:value="5257" table:style-name="ce1">
            <text:p>5257</text:p>
          </table:table-cell>
          <table:table-cell office:value-type="float" office:value="18.932090545938799" table:style-name="ce1">
            <text:p>18.9320905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5786290322580697E-2" table:style-name="ce1">
            <text:p>0.03578629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9236147344255401E-2" table:style-name="ce1">
            <text:p>0.039236147</text:p>
          </table:table-cell>
          <table:table-cell office:value-type="float" office:value="1.6347142803518471" table:formula="of:=[.D332]+[.F332]" table:style-name="ce1">
            <text:p>1.634714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18_999995.pkl</text:p>
          </table:table-cell>
          <table:table-cell office:value-type="float" office:value="5257" table:style-name="ce1">
            <text:p>5257</text:p>
          </table:table-cell>
          <table:table-cell office:value-type="float" office:value="18.932090545938799" table:style-name="ce1">
            <text:p>18.9320905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5786290322580697E-2" table:style-name="ce1">
            <text:p>0.03578629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3.9236147344255401E-2" table:style-name="ce1">
            <text:p>0.039236147</text:p>
          </table:table-cell>
          <table:table-cell office:value-type="float" office:value="1.6347142803518471" table:formula="of:=[.D333]+[.F333]" table:style-name="ce1">
            <text:p>1.634714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18_9995.pkl</text:p>
          </table:table-cell>
          <table:table-cell office:value-type="float" office:value="5307" table:style-name="ce1">
            <text:p>5307</text:p>
          </table:table-cell>
          <table:table-cell office:value-type="float" office:value="24.678914641040102" table:style-name="ce1">
            <text:p>24.67891464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786465832318103E-2" table:style-name="ce1">
            <text:p>0.03178646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6137555857781202E-2" table:style-name="ce1">
            <text:p>0.036137556</text:p>
          </table:table-cell>
          <table:table-cell office:value-type="float" office:value="1.634576644436381" table:formula="of:=[.D334]+[.F334]" table:style-name="ce1">
            <text:p>1.634576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09_99995.pkl</text:p>
          </table:table-cell>
          <table:table-cell office:value-type="float" office:value="5297" table:style-name="ce1">
            <text:p>5297</text:p>
          </table:table-cell>
          <table:table-cell office:value-type="float" office:value="24.2720407777988" table:style-name="ce1">
            <text:p>24.27204078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535993651513398E-2" table:style-name="ce1">
            <text:p>0.032535994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6857227781630801E-2" table:style-name="ce1">
            <text:p>0.036857228</text:p>
          </table:table-cell>
          <table:table-cell office:value-type="float" office:value="1.634576644436381" table:formula="of:=[.D335]+[.F335]" table:style-name="ce1">
            <text:p>1.634576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36_9995.pkl</text:p>
          </table:table-cell>
          <table:table-cell office:value-type="float" office:value="5325" table:style-name="ce1">
            <text:p>5325</text:p>
          </table:table-cell>
          <table:table-cell office:value-type="float" office:value="25.664037558685401" table:style-name="ce1">
            <text:p>25.6640375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0728051391863E-2" table:style-name="ce1">
            <text:p>0.030728051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48151614412728E-2" table:style-name="ce1">
            <text:p>0.034815161</text:p>
          </table:table-cell>
          <table:table-cell office:value-type="float" office:value="1.634576644436381" table:formula="of:=[.D336]+[.F336]" table:style-name="ce1">
            <text:p>1.634576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09_9995.pkl</text:p>
          </table:table-cell>
          <table:table-cell office:value-type="float" office:value="5297" table:style-name="ce1">
            <text:p>5297</text:p>
          </table:table-cell>
          <table:table-cell office:value-type="float" office:value="24.2720407777988" table:style-name="ce1">
            <text:p>24.27204078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535993651513398E-2" table:style-name="ce1">
            <text:p>0.032535994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6857227781630801E-2" table:style-name="ce1">
            <text:p>0.036857228</text:p>
          </table:table-cell>
          <table:table-cell office:value-type="float" office:value="1.634576644436381" table:formula="of:=[.D337]+[.F337]" table:style-name="ce1">
            <text:p>1.634576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36_999995.pkl</text:p>
          </table:table-cell>
          <table:table-cell office:value-type="float" office:value="5325" table:style-name="ce1">
            <text:p>5325</text:p>
          </table:table-cell>
          <table:table-cell office:value-type="float" office:value="25.664037558685401" table:style-name="ce1">
            <text:p>25.6640375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0728051391863E-2" table:style-name="ce1">
            <text:p>0.030728051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48151614412728E-2" table:style-name="ce1">
            <text:p>0.034815161</text:p>
          </table:table-cell>
          <table:table-cell office:value-type="float" office:value="1.634576644436381" table:formula="of:=[.D338]+[.F338]" table:style-name="ce1">
            <text:p>1.634576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09_999995.pkl</text:p>
          </table:table-cell>
          <table:table-cell office:value-type="float" office:value="5297" table:style-name="ce1">
            <text:p>5297</text:p>
          </table:table-cell>
          <table:table-cell office:value-type="float" office:value="24.2720407777988" table:style-name="ce1">
            <text:p>24.27204078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535993651513398E-2" table:style-name="ce1">
            <text:p>0.032535994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6857227781630801E-2" table:style-name="ce1">
            <text:p>0.036857228</text:p>
          </table:table-cell>
          <table:table-cell office:value-type="float" office:value="1.634576644436381" table:formula="of:=[.D339]+[.F339]" table:style-name="ce1">
            <text:p>1.634576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36_9999995.pkl</text:p>
          </table:table-cell>
          <table:table-cell office:value-type="float" office:value="5325" table:style-name="ce1">
            <text:p>5325</text:p>
          </table:table-cell>
          <table:table-cell office:value-type="float" office:value="25.664037558685401" table:style-name="ce1">
            <text:p>25.6640375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0728051391863E-2" table:style-name="ce1">
            <text:p>0.030728051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48151614412728E-2" table:style-name="ce1">
            <text:p>0.034815161</text:p>
          </table:table-cell>
          <table:table-cell office:value-type="float" office:value="1.634576644436381" table:formula="of:=[.D340]+[.F340]" table:style-name="ce1">
            <text:p>1.634576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18_9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4.678914641040102" table:style-name="ce1">
            <text:p>24.67891464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786465832318103E-2" table:style-name="ce1">
            <text:p>0.03178646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6137555857781202E-2" table:style-name="ce1">
            <text:p>0.036137556</text:p>
          </table:table-cell>
          <table:table-cell office:value-type="float" office:value="1.634576644436381" table:formula="of:=[.D341]+[.F341]" table:style-name="ce1">
            <text:p>1.634576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18_99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4.678914641040102" table:style-name="ce1">
            <text:p>24.67891464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786465832318103E-2" table:style-name="ce1">
            <text:p>0.03178646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6137555857781202E-2" table:style-name="ce1">
            <text:p>0.036137556</text:p>
          </table:table-cell>
          <table:table-cell office:value-type="float" office:value="1.634576644436381" table:formula="of:=[.D342]+[.F342]" table:style-name="ce1">
            <text:p>1.634576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36_99995.pkl</text:p>
          </table:table-cell>
          <table:table-cell office:value-type="float" office:value="5325" table:style-name="ce1">
            <text:p>5325</text:p>
          </table:table-cell>
          <table:table-cell office:value-type="float" office:value="25.664037558685401" table:style-name="ce1">
            <text:p>25.66403756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0728051391863E-2" table:style-name="ce1">
            <text:p>0.030728051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48151614412728E-2" table:style-name="ce1">
            <text:p>0.034815161</text:p>
          </table:table-cell>
          <table:table-cell office:value-type="float" office:value="1.634576644436381" table:formula="of:=[.D343]+[.F343]" table:style-name="ce1">
            <text:p>1.634576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18_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4.678914641040102" table:style-name="ce1">
            <text:p>24.67891464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786465832318103E-2" table:style-name="ce1">
            <text:p>0.03178646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6137555857781202E-2" table:style-name="ce1">
            <text:p>0.036137556</text:p>
          </table:table-cell>
          <table:table-cell office:value-type="float" office:value="1.634576644436381" table:formula="of:=[.D344]+[.F344]" table:style-name="ce1">
            <text:p>1.634576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09_9999995.pkl</text:p>
          </table:table-cell>
          <table:table-cell office:value-type="float" office:value="5297" table:style-name="ce1">
            <text:p>5297</text:p>
          </table:table-cell>
          <table:table-cell office:value-type="float" office:value="24.2720407777988" table:style-name="ce1">
            <text:p>24.27204078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535993651513398E-2" table:style-name="ce1">
            <text:p>0.032535994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6857227781630801E-2" table:style-name="ce1">
            <text:p>0.036857228</text:p>
          </table:table-cell>
          <table:table-cell office:value-type="float" office:value="1.634576644436381" table:formula="of:=[.D345]+[.F345]" table:style-name="ce1">
            <text:p>1.634576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36_9995.pkl</text:p>
          </table:table-cell>
          <table:table-cell office:value-type="float" office:value="5322" table:style-name="ce1">
            <text:p>5322</text:p>
          </table:table-cell>
          <table:table-cell office:value-type="float" office:value="25.7993235625705" table:style-name="ce1">
            <text:p>25.7993235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0736163353036E-2" table:style-name="ce1">
            <text:p>0.030736163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5076170772992299E-2" table:style-name="ce1">
            <text:p>0.035076171</text:p>
          </table:table-cell>
          <table:table-cell office:value-type="float" office:value="1.633894721037024" table:formula="of:=[.D346]+[.F346]" table:style-name="ce1">
            <text:p>1.6338947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045_9995.pkl</text:p>
          </table:table-cell>
          <table:table-cell office:value-type="float" office:value="5273" table:style-name="ce1">
            <text:p>5273</text:p>
          </table:table-cell>
          <table:table-cell office:value-type="float" office:value="24.088564384600801" table:style-name="ce1">
            <text:p>24.08856438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437336962685699E-2" table:style-name="ce1">
            <text:p>0.032437337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919726813817701E-2" table:style-name="ce1">
            <text:p>0.036919727</text:p>
          </table:table-cell>
          <table:table-cell office:value-type="float" office:value="1.633894721037024" table:formula="of:=[.D347]+[.F347]" table:style-name="ce1">
            <text:p>1.6338947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045_999995.pkl</text:p>
          </table:table-cell>
          <table:table-cell office:value-type="float" office:value="5273" table:style-name="ce1">
            <text:p>5273</text:p>
          </table:table-cell>
          <table:table-cell office:value-type="float" office:value="24.088564384600801" table:style-name="ce1">
            <text:p>24.08856438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437336962685699E-2" table:style-name="ce1">
            <text:p>0.032437337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919726813817701E-2" table:style-name="ce1">
            <text:p>0.036919727</text:p>
          </table:table-cell>
          <table:table-cell office:value-type="float" office:value="1.633894721037024" table:formula="of:=[.D348]+[.F348]" table:style-name="ce1">
            <text:p>1.6338947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36_999995.pkl</text:p>
          </table:table-cell>
          <table:table-cell office:value-type="float" office:value="5322" table:style-name="ce1">
            <text:p>5322</text:p>
          </table:table-cell>
          <table:table-cell office:value-type="float" office:value="25.7993235625705" table:style-name="ce1">
            <text:p>25.7993235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0736163353036E-2" table:style-name="ce1">
            <text:p>0.030736163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5076170772992299E-2" table:style-name="ce1">
            <text:p>0.035076171</text:p>
          </table:table-cell>
          <table:table-cell office:value-type="float" office:value="1.633894721037024" table:formula="of:=[.D349]+[.F349]" table:style-name="ce1">
            <text:p>1.6338947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36_9999995.pkl</text:p>
          </table:table-cell>
          <table:table-cell office:value-type="float" office:value="5322" table:style-name="ce1">
            <text:p>5322</text:p>
          </table:table-cell>
          <table:table-cell office:value-type="float" office:value="25.7993235625705" table:style-name="ce1">
            <text:p>25.7993235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0736163353036E-2" table:style-name="ce1">
            <text:p>0.030736163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5076170772992299E-2" table:style-name="ce1">
            <text:p>0.035076171</text:p>
          </table:table-cell>
          <table:table-cell office:value-type="float" office:value="1.633894721037024" table:formula="of:=[.D350]+[.F350]" table:style-name="ce1">
            <text:p>1.6338947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045_9999995.pkl</text:p>
          </table:table-cell>
          <table:table-cell office:value-type="float" office:value="5273" table:style-name="ce1">
            <text:p>5273</text:p>
          </table:table-cell>
          <table:table-cell office:value-type="float" office:value="24.088564384600801" table:style-name="ce1">
            <text:p>24.08856438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437336962685699E-2" table:style-name="ce1">
            <text:p>0.032437337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919726813817701E-2" table:style-name="ce1">
            <text:p>0.036919727</text:p>
          </table:table-cell>
          <table:table-cell office:value-type="float" office:value="1.633894721037024" table:formula="of:=[.D351]+[.F351]" table:style-name="ce1">
            <text:p>1.6338947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36_99995.pkl</text:p>
          </table:table-cell>
          <table:table-cell office:value-type="float" office:value="5322" table:style-name="ce1">
            <text:p>5322</text:p>
          </table:table-cell>
          <table:table-cell office:value-type="float" office:value="25.7993235625705" table:style-name="ce1">
            <text:p>25.7993235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0736163353036E-2" table:style-name="ce1">
            <text:p>0.030736163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5076170772992299E-2" table:style-name="ce1">
            <text:p>0.035076171</text:p>
          </table:table-cell>
          <table:table-cell office:value-type="float" office:value="1.633894721037024" table:formula="of:=[.D352]+[.F352]" table:style-name="ce1">
            <text:p>1.6338947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045_99995.pkl</text:p>
          </table:table-cell>
          <table:table-cell office:value-type="float" office:value="5273" table:style-name="ce1">
            <text:p>5273</text:p>
          </table:table-cell>
          <table:table-cell office:value-type="float" office:value="24.088564384600801" table:style-name="ce1">
            <text:p>24.08856438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437336962685699E-2" table:style-name="ce1">
            <text:p>0.032437337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6919726813817701E-2" table:style-name="ce1">
            <text:p>0.036919727</text:p>
          </table:table-cell>
          <table:table-cell office:value-type="float" office:value="1.633894721037024" table:formula="of:=[.D353]+[.F353]" table:style-name="ce1">
            <text:p>1.6338947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36_9995.pkl</text:p>
          </table:table-cell>
          <table:table-cell office:value-type="float" office:value="8598" table:style-name="ce1">
            <text:p>8598</text:p>
          </table:table-cell>
          <table:table-cell office:value-type="float" office:value="10.0958362409863" table:style-name="ce1">
            <text:p>10.09583624</text:p>
          </table:table-cell>
          <table:table-cell office:value-type="float" office:value="0.81315789473684197" table:style-name="ce1">
            <text:p>0.813157895</text:p>
          </table:table-cell>
          <table:table-cell office:value-type="float" office:value="4.1903986981285599E-2" table:style-name="ce1">
            <text:p>0.041903987</text:p>
          </table:table-cell>
          <table:table-cell office:value-type="float" office:value="0.82034632034632005" table:style-name="ce1">
            <text:p>0.82034632</text:p>
          </table:table-cell>
          <table:table-cell office:value-type="float" office:value="3.9991558510076998E-2" table:style-name="ce1">
            <text:p>0.039991559</text:p>
          </table:table-cell>
          <table:table-cell office:value-type="float" office:value="1.633504215083162" table:formula="of:=[.D354]+[.F354]" table:style-name="ce1">
            <text:p>1.6335042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36_9999995.pkl</text:p>
          </table:table-cell>
          <table:table-cell office:value-type="float" office:value="8598" table:style-name="ce1">
            <text:p>8598</text:p>
          </table:table-cell>
          <table:table-cell office:value-type="float" office:value="10.0958362409863" table:style-name="ce1">
            <text:p>10.09583624</text:p>
          </table:table-cell>
          <table:table-cell office:value-type="float" office:value="0.81315789473684197" table:style-name="ce1">
            <text:p>0.813157895</text:p>
          </table:table-cell>
          <table:table-cell office:value-type="float" office:value="4.1903986981285599E-2" table:style-name="ce1">
            <text:p>0.041903987</text:p>
          </table:table-cell>
          <table:table-cell office:value-type="float" office:value="0.82034632034632005" table:style-name="ce1">
            <text:p>0.82034632</text:p>
          </table:table-cell>
          <table:table-cell office:value-type="float" office:value="3.9991558510076998E-2" table:style-name="ce1">
            <text:p>0.039991559</text:p>
          </table:table-cell>
          <table:table-cell office:value-type="float" office:value="1.633504215083162" table:formula="of:=[.D355]+[.F355]" table:style-name="ce1">
            <text:p>1.6335042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36_99995.pkl</text:p>
          </table:table-cell>
          <table:table-cell office:value-type="float" office:value="8598" table:style-name="ce1">
            <text:p>8598</text:p>
          </table:table-cell>
          <table:table-cell office:value-type="float" office:value="10.0958362409863" table:style-name="ce1">
            <text:p>10.09583624</text:p>
          </table:table-cell>
          <table:table-cell office:value-type="float" office:value="0.81315789473684197" table:style-name="ce1">
            <text:p>0.813157895</text:p>
          </table:table-cell>
          <table:table-cell office:value-type="float" office:value="4.1903986981285599E-2" table:style-name="ce1">
            <text:p>0.041903987</text:p>
          </table:table-cell>
          <table:table-cell office:value-type="float" office:value="0.82034632034632005" table:style-name="ce1">
            <text:p>0.82034632</text:p>
          </table:table-cell>
          <table:table-cell office:value-type="float" office:value="3.9991558510076998E-2" table:style-name="ce1">
            <text:p>0.039991559</text:p>
          </table:table-cell>
          <table:table-cell office:value-type="float" office:value="1.633504215083162" table:formula="of:=[.D356]+[.F356]" table:style-name="ce1">
            <text:p>1.6335042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36_999995.pkl</text:p>
          </table:table-cell>
          <table:table-cell office:value-type="float" office:value="8598" table:style-name="ce1">
            <text:p>8598</text:p>
          </table:table-cell>
          <table:table-cell office:value-type="float" office:value="10.0958362409863" table:style-name="ce1">
            <text:p>10.09583624</text:p>
          </table:table-cell>
          <table:table-cell office:value-type="float" office:value="0.81315789473684197" table:style-name="ce1">
            <text:p>0.813157895</text:p>
          </table:table-cell>
          <table:table-cell office:value-type="float" office:value="4.1903986981285599E-2" table:style-name="ce1">
            <text:p>0.041903987</text:p>
          </table:table-cell>
          <table:table-cell office:value-type="float" office:value="0.82034632034632005" table:style-name="ce1">
            <text:p>0.82034632</text:p>
          </table:table-cell>
          <table:table-cell office:value-type="float" office:value="3.9991558510076998E-2" table:style-name="ce1">
            <text:p>0.039991559</text:p>
          </table:table-cell>
          <table:table-cell office:value-type="float" office:value="1.633504215083162" table:formula="of:=[.D357]+[.F357]" table:style-name="ce1">
            <text:p>1.6335042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045_9995.pkl</text:p>
          </table:table-cell>
          <table:table-cell office:value-type="float" office:value="5191" table:style-name="ce1">
            <text:p>5191</text:p>
          </table:table-cell>
          <table:table-cell office:value-type="float" office:value="19.047197071855098" table:style-name="ce1">
            <text:p>19.04719707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5849532946225698E-2" table:style-name="ce1">
            <text:p>0.03584953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9291701592623601E-2" table:style-name="ce1">
            <text:p>0.039291702</text:p>
          </table:table-cell>
          <table:table-cell office:value-type="float" office:value="1.63253087423831" table:formula="of:=[.D358]+[.F358]" table:style-name="ce1">
            <text:p>1.6325308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18_99995.pkl</text:p>
          </table:table-cell>
          <table:table-cell office:value-type="float" office:value="5259" table:style-name="ce1">
            <text:p>5259</text:p>
          </table:table-cell>
          <table:table-cell office:value-type="float" office:value="18.800532420612299" table:style-name="ce1">
            <text:p>18.80053242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6090989960604898E-2" table:style-name="ce1">
            <text:p>0.03609099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9498630714135202E-2" table:style-name="ce1">
            <text:p>0.039498631</text:p>
          </table:table-cell>
          <table:table-cell office:value-type="float" office:value="1.63253087423831" table:formula="of:=[.D359]+[.F359]" table:style-name="ce1">
            <text:p>1.6325308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09_9999995.pkl</text:p>
          </table:table-cell>
          <table:table-cell office:value-type="float" office:value="5210" table:style-name="ce1">
            <text:p>5210</text:p>
          </table:table-cell>
          <table:table-cell office:value-type="float" office:value="17.357773512476001" table:style-name="ce1">
            <text:p>17.35777351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8008565310492501E-2" table:style-name="ce1">
            <text:p>0.038008565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0453074433656998E-2" table:style-name="ce1">
            <text:p>0.040453074</text:p>
          </table:table-cell>
          <table:table-cell office:value-type="float" office:value="1.63253087423831" table:formula="of:=[.D360]+[.F360]" table:style-name="ce1">
            <text:p>1.6325308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045_9999995.pkl</text:p>
          </table:table-cell>
          <table:table-cell office:value-type="float" office:value="5191" table:style-name="ce1">
            <text:p>5191</text:p>
          </table:table-cell>
          <table:table-cell office:value-type="float" office:value="19.047197071855098" table:style-name="ce1">
            <text:p>19.04719707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5849532946225698E-2" table:style-name="ce1">
            <text:p>0.03584953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9291701592623601E-2" table:style-name="ce1">
            <text:p>0.039291702</text:p>
          </table:table-cell>
          <table:table-cell office:value-type="float" office:value="1.63253087423831" table:formula="of:=[.D361]+[.F361]" table:style-name="ce1">
            <text:p>1.6325308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09_999995.pkl</text:p>
          </table:table-cell>
          <table:table-cell office:value-type="float" office:value="5210" table:style-name="ce1">
            <text:p>5210</text:p>
          </table:table-cell>
          <table:table-cell office:value-type="float" office:value="17.357773512476001" table:style-name="ce1">
            <text:p>17.35777351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8008565310492501E-2" table:style-name="ce1">
            <text:p>0.038008565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0453074433656998E-2" table:style-name="ce1">
            <text:p>0.040453074</text:p>
          </table:table-cell>
          <table:table-cell office:value-type="float" office:value="1.63253087423831" table:formula="of:=[.D362]+[.F362]" table:style-name="ce1">
            <text:p>1.6325308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09_99995.pkl</text:p>
          </table:table-cell>
          <table:table-cell office:value-type="float" office:value="5210" table:style-name="ce1">
            <text:p>5210</text:p>
          </table:table-cell>
          <table:table-cell office:value-type="float" office:value="17.357773512476001" table:style-name="ce1">
            <text:p>17.35777351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8008565310492501E-2" table:style-name="ce1">
            <text:p>0.038008565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0453074433656998E-2" table:style-name="ce1">
            <text:p>0.040453074</text:p>
          </table:table-cell>
          <table:table-cell office:value-type="float" office:value="1.63253087423831" table:formula="of:=[.D363]+[.F363]" table:style-name="ce1">
            <text:p>1.6325308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09_9995.pkl</text:p>
          </table:table-cell>
          <table:table-cell office:value-type="float" office:value="5210" table:style-name="ce1">
            <text:p>5210</text:p>
          </table:table-cell>
          <table:table-cell office:value-type="float" office:value="17.357773512476001" table:style-name="ce1">
            <text:p>17.35777351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8008565310492501E-2" table:style-name="ce1">
            <text:p>0.038008565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0453074433656998E-2" table:style-name="ce1">
            <text:p>0.040453074</text:p>
          </table:table-cell>
          <table:table-cell office:value-type="float" office:value="1.63253087423831" table:formula="of:=[.D364]+[.F364]" table:style-name="ce1">
            <text:p>1.6325308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18_999995.pkl</text:p>
          </table:table-cell>
          <table:table-cell office:value-type="float" office:value="5259" table:style-name="ce1">
            <text:p>5259</text:p>
          </table:table-cell>
          <table:table-cell office:value-type="float" office:value="18.800532420612299" table:style-name="ce1">
            <text:p>18.80053242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6090989960604898E-2" table:style-name="ce1">
            <text:p>0.03609099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9498630714135202E-2" table:style-name="ce1">
            <text:p>0.039498631</text:p>
          </table:table-cell>
          <table:table-cell office:value-type="float" office:value="1.63253087423831" table:formula="of:=[.D365]+[.F365]" table:style-name="ce1">
            <text:p>1.6325308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045_99995.pkl</text:p>
          </table:table-cell>
          <table:table-cell office:value-type="float" office:value="5191" table:style-name="ce1">
            <text:p>5191</text:p>
          </table:table-cell>
          <table:table-cell office:value-type="float" office:value="19.047197071855098" table:style-name="ce1">
            <text:p>19.04719707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5849532946225698E-2" table:style-name="ce1">
            <text:p>0.03584953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9291701592623601E-2" table:style-name="ce1">
            <text:p>0.039291702</text:p>
          </table:table-cell>
          <table:table-cell office:value-type="float" office:value="1.63253087423831" table:formula="of:=[.D366]+[.F366]" table:style-name="ce1">
            <text:p>1.6325308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18_9995.pkl</text:p>
          </table:table-cell>
          <table:table-cell office:value-type="float" office:value="5259" table:style-name="ce1">
            <text:p>5259</text:p>
          </table:table-cell>
          <table:table-cell office:value-type="float" office:value="18.800532420612299" table:style-name="ce1">
            <text:p>18.80053242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6090989960604898E-2" table:style-name="ce1">
            <text:p>0.03609099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9498630714135202E-2" table:style-name="ce1">
            <text:p>0.039498631</text:p>
          </table:table-cell>
          <table:table-cell office:value-type="float" office:value="1.63253087423831" table:formula="of:=[.D367]+[.F367]" table:style-name="ce1">
            <text:p>1.6325308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045_999995.pkl</text:p>
          </table:table-cell>
          <table:table-cell office:value-type="float" office:value="5191" table:style-name="ce1">
            <text:p>5191</text:p>
          </table:table-cell>
          <table:table-cell office:value-type="float" office:value="19.047197071855098" table:style-name="ce1">
            <text:p>19.04719707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5849532946225698E-2" table:style-name="ce1">
            <text:p>0.03584953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9291701592623601E-2" table:style-name="ce1">
            <text:p>0.039291702</text:p>
          </table:table-cell>
          <table:table-cell office:value-type="float" office:value="1.63253087423831" table:formula="of:=[.D368]+[.F368]" table:style-name="ce1">
            <text:p>1.6325308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18_9999995.pkl</text:p>
          </table:table-cell>
          <table:table-cell office:value-type="float" office:value="5259" table:style-name="ce1">
            <text:p>5259</text:p>
          </table:table-cell>
          <table:table-cell office:value-type="float" office:value="18.800532420612299" table:style-name="ce1">
            <text:p>18.80053242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6090989960604898E-2" table:style-name="ce1">
            <text:p>0.03609099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3.9498630714135202E-2" table:style-name="ce1">
            <text:p>0.039498631</text:p>
          </table:table-cell>
          <table:table-cell office:value-type="float" office:value="1.63253087423831" table:formula="of:=[.D369]+[.F369]" table:style-name="ce1">
            <text:p>1.6325308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09_9995.pkl</text:p>
          </table:table-cell>
          <table:table-cell office:value-type="float" office:value="5314" table:style-name="ce1">
            <text:p>5314</text:p>
          </table:table-cell>
          <table:table-cell office:value-type="float" office:value="24.444109898381601" table:style-name="ce1">
            <text:p>24.444109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466063348416299E-2" table:style-name="ce1">
            <text:p>0.032466063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6816512851046902E-2" table:style-name="ce1">
            <text:p>0.036816513</text:p>
          </table:table-cell>
          <table:table-cell office:value-type="float" office:value="1.6323932383228441" table:formula="of:=[.D370]+[.F370]" table:style-name="ce1">
            <text:p>1.6323932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09_9999995.pkl</text:p>
          </table:table-cell>
          <table:table-cell office:value-type="float" office:value="5314" table:style-name="ce1">
            <text:p>5314</text:p>
          </table:table-cell>
          <table:table-cell office:value-type="float" office:value="24.444109898381601" table:style-name="ce1">
            <text:p>24.444109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466063348416299E-2" table:style-name="ce1">
            <text:p>0.032466063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6816512851046902E-2" table:style-name="ce1">
            <text:p>0.036816513</text:p>
          </table:table-cell>
          <table:table-cell office:value-type="float" office:value="1.6323932383228441" table:formula="of:=[.D371]+[.F371]" table:style-name="ce1">
            <text:p>1.6323932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09_999995.pkl</text:p>
          </table:table-cell>
          <table:table-cell office:value-type="float" office:value="5314" table:style-name="ce1">
            <text:p>5314</text:p>
          </table:table-cell>
          <table:table-cell office:value-type="float" office:value="24.444109898381601" table:style-name="ce1">
            <text:p>24.444109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466063348416299E-2" table:style-name="ce1">
            <text:p>0.032466063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6816512851046902E-2" table:style-name="ce1">
            <text:p>0.036816513</text:p>
          </table:table-cell>
          <table:table-cell office:value-type="float" office:value="1.6323932383228441" table:formula="of:=[.D372]+[.F372]" table:style-name="ce1">
            <text:p>1.6323932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09_99995.pkl</text:p>
          </table:table-cell>
          <table:table-cell office:value-type="float" office:value="5314" table:style-name="ce1">
            <text:p>5314</text:p>
          </table:table-cell>
          <table:table-cell office:value-type="float" office:value="24.444109898381601" table:style-name="ce1">
            <text:p>24.4441099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2466063348416299E-2" table:style-name="ce1">
            <text:p>0.032466063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6816512851046902E-2" table:style-name="ce1">
            <text:p>0.036816513</text:p>
          </table:table-cell>
          <table:table-cell office:value-type="float" office:value="1.6323932383228441" table:formula="of:=[.D373]+[.F373]" table:style-name="ce1">
            <text:p>1.6323932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18_9995.pkl</text:p>
          </table:table-cell>
          <table:table-cell office:value-type="float" office:value="5216" table:style-name="ce1">
            <text:p>5216</text:p>
          </table:table-cell>
          <table:table-cell office:value-type="float" office:value="18.490414110429398" table:style-name="ce1">
            <text:p>18.49041411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6872964169381101E-2" table:style-name="ce1">
            <text:p>0.036872964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4.0378006872852201E-2" table:style-name="ce1">
            <text:p>0.040378007</text:p>
          </table:table-cell>
          <table:table-cell office:value-type="float" office:value="1.6318489508389531" table:formula="of:=[.D374]+[.F374]" table:style-name="ce1">
            <text:p>1.6318489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18_999995.pkl</text:p>
          </table:table-cell>
          <table:table-cell office:value-type="float" office:value="5216" table:style-name="ce1">
            <text:p>5216</text:p>
          </table:table-cell>
          <table:table-cell office:value-type="float" office:value="18.490414110429398" table:style-name="ce1">
            <text:p>18.49041411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6872964169381101E-2" table:style-name="ce1">
            <text:p>0.036872964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4.0378006872852201E-2" table:style-name="ce1">
            <text:p>0.040378007</text:p>
          </table:table-cell>
          <table:table-cell office:value-type="float" office:value="1.6318489508389531" table:formula="of:=[.D375]+[.F375]" table:style-name="ce1">
            <text:p>1.6318489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18_99995.pkl</text:p>
          </table:table-cell>
          <table:table-cell office:value-type="float" office:value="5216" table:style-name="ce1">
            <text:p>5216</text:p>
          </table:table-cell>
          <table:table-cell office:value-type="float" office:value="18.490414110429398" table:style-name="ce1">
            <text:p>18.49041411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6872964169381101E-2" table:style-name="ce1">
            <text:p>0.036872964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4.0378006872852201E-2" table:style-name="ce1">
            <text:p>0.040378007</text:p>
          </table:table-cell>
          <table:table-cell office:value-type="float" office:value="1.6318489508389531" table:formula="of:=[.D376]+[.F376]" table:style-name="ce1">
            <text:p>1.6318489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18_9999995.pkl</text:p>
          </table:table-cell>
          <table:table-cell office:value-type="float" office:value="5216" table:style-name="ce1">
            <text:p>5216</text:p>
          </table:table-cell>
          <table:table-cell office:value-type="float" office:value="18.490414110429398" table:style-name="ce1">
            <text:p>18.49041411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6872964169381101E-2" table:style-name="ce1">
            <text:p>0.036872964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4.0378006872852201E-2" table:style-name="ce1">
            <text:p>0.040378007</text:p>
          </table:table-cell>
          <table:table-cell office:value-type="float" office:value="1.6318489508389531" table:formula="of:=[.D377]+[.F377]" table:style-name="ce1">
            <text:p>1.6318489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09_9995.pkl</text:p>
          </table:table-cell>
          <table:table-cell office:value-type="float" office:value="5289" table:style-name="ce1">
            <text:p>5289</text:p>
          </table:table-cell>
          <table:table-cell office:value-type="float" office:value="24.319152958971401" table:style-name="ce1">
            <text:p>24.3191529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518476407049503E-2" table:style-name="ce1">
            <text:p>0.03251847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040724883003098E-2" table:style-name="ce1">
            <text:p>0.037040725</text:p>
          </table:table-cell>
          <table:table-cell office:value-type="float" office:value="1.631711314923487" table:formula="of:=[.D378]+[.F378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0225_99995.pkl</text:p>
          </table:table-cell>
          <table:table-cell office:value-type="float" office:value="5232" table:style-name="ce1">
            <text:p>5232</text:p>
          </table:table-cell>
          <table:table-cell office:value-type="float" office:value="21.6804281345566" table:style-name="ce1">
            <text:p>21.68042813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4092263678626798E-2" table:style-name="ce1">
            <text:p>0.034092264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9475670713047E-2" table:style-name="ce1">
            <text:p>0.037947567</text:p>
          </table:table-cell>
          <table:table-cell office:value-type="float" office:value="1.631711314923487" table:formula="of:=[.D379]+[.F379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36_9995.pkl</text:p>
          </table:table-cell>
          <table:table-cell office:value-type="float" office:value="5337" table:style-name="ce1">
            <text:p>5337</text:p>
          </table:table-cell>
          <table:table-cell office:value-type="float" office:value="25.827618512272799" table:style-name="ce1">
            <text:p>25.8276185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03706063502177E-2" table:style-name="ce1">
            <text:p>0.03037060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4591779802864001E-2" table:style-name="ce1">
            <text:p>0.03459178</text:p>
          </table:table-cell>
          <table:table-cell office:value-type="float" office:value="1.631711314923487" table:formula="of:=[.D380]+[.F380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36_99995.pkl</text:p>
          </table:table-cell>
          <table:table-cell office:value-type="float" office:value="5337" table:style-name="ce1">
            <text:p>5337</text:p>
          </table:table-cell>
          <table:table-cell office:value-type="float" office:value="25.827618512272799" table:style-name="ce1">
            <text:p>25.8276185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03706063502177E-2" table:style-name="ce1">
            <text:p>0.03037060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4591779802864001E-2" table:style-name="ce1">
            <text:p>0.03459178</text:p>
          </table:table-cell>
          <table:table-cell office:value-type="float" office:value="1.631711314923487" table:formula="of:=[.D381]+[.F381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0225_9995.pkl</text:p>
          </table:table-cell>
          <table:table-cell office:value-type="float" office:value="5232" table:style-name="ce1">
            <text:p>5232</text:p>
          </table:table-cell>
          <table:table-cell office:value-type="float" office:value="21.6804281345566" table:style-name="ce1">
            <text:p>21.68042813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4092263678626798E-2" table:style-name="ce1">
            <text:p>0.034092264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9475670713047E-2" table:style-name="ce1">
            <text:p>0.037947567</text:p>
          </table:table-cell>
          <table:table-cell office:value-type="float" office:value="1.631711314923487" table:formula="of:=[.D382]+[.F382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36_999995.pkl</text:p>
          </table:table-cell>
          <table:table-cell office:value-type="float" office:value="5337" table:style-name="ce1">
            <text:p>5337</text:p>
          </table:table-cell>
          <table:table-cell office:value-type="float" office:value="25.827618512272799" table:style-name="ce1">
            <text:p>25.8276185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03706063502177E-2" table:style-name="ce1">
            <text:p>0.03037060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4591779802864001E-2" table:style-name="ce1">
            <text:p>0.03459178</text:p>
          </table:table-cell>
          <table:table-cell office:value-type="float" office:value="1.631711314923487" table:formula="of:=[.D383]+[.F383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09_999995.pkl</text:p>
          </table:table-cell>
          <table:table-cell office:value-type="float" office:value="5289" table:style-name="ce1">
            <text:p>5289</text:p>
          </table:table-cell>
          <table:table-cell office:value-type="float" office:value="24.319152958971401" table:style-name="ce1">
            <text:p>24.3191529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518476407049503E-2" table:style-name="ce1">
            <text:p>0.03251847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040724883003098E-2" table:style-name="ce1">
            <text:p>0.037040725</text:p>
          </table:table-cell>
          <table:table-cell office:value-type="float" office:value="1.631711314923487" table:formula="of:=[.D384]+[.F384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09_99995.pkl</text:p>
          </table:table-cell>
          <table:table-cell office:value-type="float" office:value="5289" table:style-name="ce1">
            <text:p>5289</text:p>
          </table:table-cell>
          <table:table-cell office:value-type="float" office:value="24.319152958971401" table:style-name="ce1">
            <text:p>24.3191529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518476407049503E-2" table:style-name="ce1">
            <text:p>0.03251847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040724883003098E-2" table:style-name="ce1">
            <text:p>0.037040725</text:p>
          </table:table-cell>
          <table:table-cell office:value-type="float" office:value="1.631711314923487" table:formula="of:=[.D385]+[.F385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0225_999995.pkl</text:p>
          </table:table-cell>
          <table:table-cell office:value-type="float" office:value="5245" table:style-name="ce1">
            <text:p>5245</text:p>
          </table:table-cell>
          <table:table-cell office:value-type="float" office:value="24.432983794089601" table:style-name="ce1">
            <text:p>24.4329837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618613138686102E-2" table:style-name="ce1">
            <text:p>0.032618613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159124962541201E-2" table:style-name="ce1">
            <text:p>0.037159125</text:p>
          </table:table-cell>
          <table:table-cell office:value-type="float" office:value="1.631711314923487" table:formula="of:=[.D386]+[.F386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0225_9995.pkl</text:p>
          </table:table-cell>
          <table:table-cell office:value-type="float" office:value="5245" table:style-name="ce1">
            <text:p>5245</text:p>
          </table:table-cell>
          <table:table-cell office:value-type="float" office:value="24.432983794089601" table:style-name="ce1">
            <text:p>24.4329837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618613138686102E-2" table:style-name="ce1">
            <text:p>0.032618613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159124962541201E-2" table:style-name="ce1">
            <text:p>0.037159125</text:p>
          </table:table-cell>
          <table:table-cell office:value-type="float" office:value="1.631711314923487" table:formula="of:=[.D387]+[.F387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0225_9999995.pkl</text:p>
          </table:table-cell>
          <table:table-cell office:value-type="float" office:value="5232" table:style-name="ce1">
            <text:p>5232</text:p>
          </table:table-cell>
          <table:table-cell office:value-type="float" office:value="21.6804281345566" table:style-name="ce1">
            <text:p>21.68042813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4092263678626798E-2" table:style-name="ce1">
            <text:p>0.034092264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9475670713047E-2" table:style-name="ce1">
            <text:p>0.037947567</text:p>
          </table:table-cell>
          <table:table-cell office:value-type="float" office:value="1.631711314923487" table:formula="of:=[.D388]+[.F388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36_9999995.pkl</text:p>
          </table:table-cell>
          <table:table-cell office:value-type="float" office:value="5337" table:style-name="ce1">
            <text:p>5337</text:p>
          </table:table-cell>
          <table:table-cell office:value-type="float" office:value="25.827618512272799" table:style-name="ce1">
            <text:p>25.8276185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03706063502177E-2" table:style-name="ce1">
            <text:p>0.03037060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4591779802864001E-2" table:style-name="ce1">
            <text:p>0.03459178</text:p>
          </table:table-cell>
          <table:table-cell office:value-type="float" office:value="1.631711314923487" table:formula="of:=[.D389]+[.F389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09_9999995.pkl</text:p>
          </table:table-cell>
          <table:table-cell office:value-type="float" office:value="5289" table:style-name="ce1">
            <text:p>5289</text:p>
          </table:table-cell>
          <table:table-cell office:value-type="float" office:value="24.319152958971401" table:style-name="ce1">
            <text:p>24.3191529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518476407049503E-2" table:style-name="ce1">
            <text:p>0.03251847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040724883003098E-2" table:style-name="ce1">
            <text:p>0.037040725</text:p>
          </table:table-cell>
          <table:table-cell office:value-type="float" office:value="1.631711314923487" table:formula="of:=[.D390]+[.F390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0225_9999995.pkl</text:p>
          </table:table-cell>
          <table:table-cell office:value-type="float" office:value="5245" table:style-name="ce1">
            <text:p>5245</text:p>
          </table:table-cell>
          <table:table-cell office:value-type="float" office:value="24.432983794089601" table:style-name="ce1">
            <text:p>24.4329837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618613138686102E-2" table:style-name="ce1">
            <text:p>0.032618613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159124962541201E-2" table:style-name="ce1">
            <text:p>0.037159125</text:p>
          </table:table-cell>
          <table:table-cell office:value-type="float" office:value="1.631711314923487" table:formula="of:=[.D391]+[.F391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0225_99995.pkl</text:p>
          </table:table-cell>
          <table:table-cell office:value-type="float" office:value="5245" table:style-name="ce1">
            <text:p>5245</text:p>
          </table:table-cell>
          <table:table-cell office:value-type="float" office:value="24.432983794089601" table:style-name="ce1">
            <text:p>24.4329837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618613138686102E-2" table:style-name="ce1">
            <text:p>0.032618613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159124962541201E-2" table:style-name="ce1">
            <text:p>0.037159125</text:p>
          </table:table-cell>
          <table:table-cell office:value-type="float" office:value="1.631711314923487" table:formula="of:=[.D392]+[.F392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0225_999995.pkl</text:p>
          </table:table-cell>
          <table:table-cell office:value-type="float" office:value="5232" table:style-name="ce1">
            <text:p>5232</text:p>
          </table:table-cell>
          <table:table-cell office:value-type="float" office:value="21.6804281345566" table:style-name="ce1">
            <text:p>21.68042813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4092263678626798E-2" table:style-name="ce1">
            <text:p>0.034092264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9475670713047E-2" table:style-name="ce1">
            <text:p>0.037947567</text:p>
          </table:table-cell>
          <table:table-cell office:value-type="float" office:value="1.631711314923487" table:formula="of:=[.D393]+[.F393]" table:style-name="ce1">
            <text:p>1.631711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18_99995.pkl</text:p>
          </table:table-cell>
          <table:table-cell office:value-type="float" office:value="8501" table:style-name="ce1">
            <text:p>8501</text:p>
          </table:table-cell>
          <table:table-cell office:value-type="float" office:value="11.0915186448653" table:style-name="ce1">
            <text:p>11.09151864</text:p>
          </table:table-cell>
          <table:table-cell office:value-type="float" office:value="0.80901856763925695" table:style-name="ce1">
            <text:p>0.809018568</text:p>
          </table:table-cell>
          <table:table-cell office:value-type="float" office:value="4.0163286805372699E-2" table:style-name="ce1">
            <text:p>0.040163287</text:p>
          </table:table-cell>
          <table:table-cell office:value-type="float" office:value="0.82251082251082197" table:style-name="ce1">
            <text:p>0.822510823</text:p>
          </table:table-cell>
          <table:table-cell office:value-type="float" office:value="3.9773916684111399E-2" table:style-name="ce1">
            <text:p>0.039773917</text:p>
          </table:table-cell>
          <table:table-cell office:value-type="float" office:value="1.6315293901500789" table:formula="of:=[.D394]+[.F394]" table:style-name="ce1">
            <text:p>1.631529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18_999995.pkl</text:p>
          </table:table-cell>
          <table:table-cell office:value-type="float" office:value="8501" table:style-name="ce1">
            <text:p>8501</text:p>
          </table:table-cell>
          <table:table-cell office:value-type="float" office:value="11.0915186448653" table:style-name="ce1">
            <text:p>11.09151864</text:p>
          </table:table-cell>
          <table:table-cell office:value-type="float" office:value="0.80901856763925695" table:style-name="ce1">
            <text:p>0.809018568</text:p>
          </table:table-cell>
          <table:table-cell office:value-type="float" office:value="4.0163286805372699E-2" table:style-name="ce1">
            <text:p>0.040163287</text:p>
          </table:table-cell>
          <table:table-cell office:value-type="float" office:value="0.82251082251082197" table:style-name="ce1">
            <text:p>0.822510823</text:p>
          </table:table-cell>
          <table:table-cell office:value-type="float" office:value="3.9773916684111399E-2" table:style-name="ce1">
            <text:p>0.039773917</text:p>
          </table:table-cell>
          <table:table-cell office:value-type="float" office:value="1.6315293901500789" table:formula="of:=[.D395]+[.F395]" table:style-name="ce1">
            <text:p>1.631529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18_9995.pkl</text:p>
          </table:table-cell>
          <table:table-cell office:value-type="float" office:value="8501" table:style-name="ce1">
            <text:p>8501</text:p>
          </table:table-cell>
          <table:table-cell office:value-type="float" office:value="11.0915186448653" table:style-name="ce1">
            <text:p>11.09151864</text:p>
          </table:table-cell>
          <table:table-cell office:value-type="float" office:value="0.80901856763925695" table:style-name="ce1">
            <text:p>0.809018568</text:p>
          </table:table-cell>
          <table:table-cell office:value-type="float" office:value="4.0163286805372699E-2" table:style-name="ce1">
            <text:p>0.040163287</text:p>
          </table:table-cell>
          <table:table-cell office:value-type="float" office:value="0.82251082251082197" table:style-name="ce1">
            <text:p>0.822510823</text:p>
          </table:table-cell>
          <table:table-cell office:value-type="float" office:value="3.9773916684111399E-2" table:style-name="ce1">
            <text:p>0.039773917</text:p>
          </table:table-cell>
          <table:table-cell office:value-type="float" office:value="1.6315293901500789" table:formula="of:=[.D396]+[.F396]" table:style-name="ce1">
            <text:p>1.631529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18_9999995.pkl</text:p>
          </table:table-cell>
          <table:table-cell office:value-type="float" office:value="8501" table:style-name="ce1">
            <text:p>8501</text:p>
          </table:table-cell>
          <table:table-cell office:value-type="float" office:value="11.0915186448653" table:style-name="ce1">
            <text:p>11.09151864</text:p>
          </table:table-cell>
          <table:table-cell office:value-type="float" office:value="0.80901856763925695" table:style-name="ce1">
            <text:p>0.809018568</text:p>
          </table:table-cell>
          <table:table-cell office:value-type="float" office:value="4.0163286805372699E-2" table:style-name="ce1">
            <text:p>0.040163287</text:p>
          </table:table-cell>
          <table:table-cell office:value-type="float" office:value="0.82251082251082197" table:style-name="ce1">
            <text:p>0.822510823</text:p>
          </table:table-cell>
          <table:table-cell office:value-type="float" office:value="3.9773916684111399E-2" table:style-name="ce1">
            <text:p>0.039773917</text:p>
          </table:table-cell>
          <table:table-cell office:value-type="float" office:value="1.6315293901500789" table:formula="of:=[.D397]+[.F397]" table:style-name="ce1">
            <text:p>1.631529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18_999995.pkl</text:p>
          </table:table-cell>
          <table:table-cell office:value-type="float" office:value="15676" table:style-name="ce1">
            <text:p>15676</text:p>
          </table:table-cell>
          <table:table-cell office:value-type="float" office:value="11.6276473590202" table:style-name="ce1">
            <text:p>11.62764736</text:p>
          </table:table-cell>
          <table:table-cell office:value-type="float" office:value="0.80049875311720697" table:style-name="ce1">
            <text:p>0.800498753</text:p>
          </table:table-cell>
          <table:table-cell office:value-type="float" office:value="3.09965237543453E-2" table:style-name="ce1">
            <text:p>0.030996524</text:p>
          </table:table-cell>
          <table:table-cell office:value-type="float" office:value="0.83083511777301899" table:style-name="ce1">
            <text:p>0.830835118</text:p>
          </table:table-cell>
          <table:table-cell office:value-type="float" office:value="3.2514874717170898E-2" table:style-name="ce1">
            <text:p>0.032514875</text:p>
          </table:table-cell>
          <table:table-cell office:value-type="float" office:value="1.6313338708902259" table:formula="of:=[.D398]+[.F398]" table:style-name="ce1">
            <text:p>1.6313338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18_9995.pkl</text:p>
          </table:table-cell>
          <table:table-cell office:value-type="float" office:value="15676" table:style-name="ce1">
            <text:p>15676</text:p>
          </table:table-cell>
          <table:table-cell office:value-type="float" office:value="11.6276473590202" table:style-name="ce1">
            <text:p>11.62764736</text:p>
          </table:table-cell>
          <table:table-cell office:value-type="float" office:value="0.80049875311720697" table:style-name="ce1">
            <text:p>0.800498753</text:p>
          </table:table-cell>
          <table:table-cell office:value-type="float" office:value="3.09965237543453E-2" table:style-name="ce1">
            <text:p>0.030996524</text:p>
          </table:table-cell>
          <table:table-cell office:value-type="float" office:value="0.83083511777301899" table:style-name="ce1">
            <text:p>0.830835118</text:p>
          </table:table-cell>
          <table:table-cell office:value-type="float" office:value="3.2514874717170898E-2" table:style-name="ce1">
            <text:p>0.032514875</text:p>
          </table:table-cell>
          <table:table-cell office:value-type="float" office:value="1.6313338708902259" table:formula="of:=[.D399]+[.F399]" table:style-name="ce1">
            <text:p>1.6313338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18_9999995.pkl</text:p>
          </table:table-cell>
          <table:table-cell office:value-type="float" office:value="15676" table:style-name="ce1">
            <text:p>15676</text:p>
          </table:table-cell>
          <table:table-cell office:value-type="float" office:value="11.6276473590202" table:style-name="ce1">
            <text:p>11.62764736</text:p>
          </table:table-cell>
          <table:table-cell office:value-type="float" office:value="0.80049875311720697" table:style-name="ce1">
            <text:p>0.800498753</text:p>
          </table:table-cell>
          <table:table-cell office:value-type="float" office:value="3.09965237543453E-2" table:style-name="ce1">
            <text:p>0.030996524</text:p>
          </table:table-cell>
          <table:table-cell office:value-type="float" office:value="0.83083511777301899" table:style-name="ce1">
            <text:p>0.830835118</text:p>
          </table:table-cell>
          <table:table-cell office:value-type="float" office:value="3.2514874717170898E-2" table:style-name="ce1">
            <text:p>0.032514875</text:p>
          </table:table-cell>
          <table:table-cell office:value-type="float" office:value="1.6313338708902259" table:formula="of:=[.D400]+[.F400]" table:style-name="ce1">
            <text:p>1.6313338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18_99995.pkl</text:p>
          </table:table-cell>
          <table:table-cell office:value-type="float" office:value="15676" table:style-name="ce1">
            <text:p>15676</text:p>
          </table:table-cell>
          <table:table-cell office:value-type="float" office:value="11.6276473590202" table:style-name="ce1">
            <text:p>11.62764736</text:p>
          </table:table-cell>
          <table:table-cell office:value-type="float" office:value="0.80049875311720697" table:style-name="ce1">
            <text:p>0.800498753</text:p>
          </table:table-cell>
          <table:table-cell office:value-type="float" office:value="3.09965237543453E-2" table:style-name="ce1">
            <text:p>0.030996524</text:p>
          </table:table-cell>
          <table:table-cell office:value-type="float" office:value="0.83083511777301899" table:style-name="ce1">
            <text:p>0.830835118</text:p>
          </table:table-cell>
          <table:table-cell office:value-type="float" office:value="3.2514874717170898E-2" table:style-name="ce1">
            <text:p>0.032514875</text:p>
          </table:table-cell>
          <table:table-cell office:value-type="float" office:value="1.6313338708902259" table:formula="of:=[.D401]+[.F401]" table:style-name="ce1">
            <text:p>1.6313338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045_9995.pkl</text:p>
          </table:table-cell>
          <table:table-cell office:value-type="float" office:value="5204" table:style-name="ce1">
            <text:p>5204</text:p>
          </table:table-cell>
          <table:table-cell office:value-type="float" office:value="18.761337432744" table:style-name="ce1">
            <text:p>18.7613374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6468330134356998E-2" table:style-name="ce1">
            <text:p>0.03646833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9571398260131598E-2" table:style-name="ce1">
            <text:p>0.039571398</text:p>
          </table:table-cell>
          <table:table-cell office:value-type="float" office:value="1.6310293915241301" table:formula="of:=[.D402]+[.F402]" table:style-name="ce1">
            <text:p>1.6310293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045_99995.pkl</text:p>
          </table:table-cell>
          <table:table-cell office:value-type="float" office:value="5204" table:style-name="ce1">
            <text:p>5204</text:p>
          </table:table-cell>
          <table:table-cell office:value-type="float" office:value="18.761337432744" table:style-name="ce1">
            <text:p>18.7613374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6468330134356998E-2" table:style-name="ce1">
            <text:p>0.03646833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9571398260131598E-2" table:style-name="ce1">
            <text:p>0.039571398</text:p>
          </table:table-cell>
          <table:table-cell office:value-type="float" office:value="1.6310293915241301" table:formula="of:=[.D403]+[.F403]" table:style-name="ce1">
            <text:p>1.6310293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045_9999995.pkl</text:p>
          </table:table-cell>
          <table:table-cell office:value-type="float" office:value="5204" table:style-name="ce1">
            <text:p>5204</text:p>
          </table:table-cell>
          <table:table-cell office:value-type="float" office:value="18.761337432744" table:style-name="ce1">
            <text:p>18.7613374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6468330134356998E-2" table:style-name="ce1">
            <text:p>0.03646833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9571398260131598E-2" table:style-name="ce1">
            <text:p>0.039571398</text:p>
          </table:table-cell>
          <table:table-cell office:value-type="float" office:value="1.6310293915241301" table:formula="of:=[.D404]+[.F404]" table:style-name="ce1">
            <text:p>1.6310293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045_999995.pkl</text:p>
          </table:table-cell>
          <table:table-cell office:value-type="float" office:value="5204" table:style-name="ce1">
            <text:p>5204</text:p>
          </table:table-cell>
          <table:table-cell office:value-type="float" office:value="18.761337432744" table:style-name="ce1">
            <text:p>18.7613374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6468330134356998E-2" table:style-name="ce1">
            <text:p>0.03646833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9571398260131598E-2" table:style-name="ce1">
            <text:p>0.039571398</text:p>
          </table:table-cell>
          <table:table-cell office:value-type="float" office:value="1.6310293915241301" table:formula="of:=[.D405]+[.F405]" table:style-name="ce1">
            <text:p>1.6310293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09_9999995.pkl</text:p>
          </table:table-cell>
          <table:table-cell office:value-type="float" office:value="5181" table:style-name="ce1">
            <text:p>5181</text:p>
          </table:table-cell>
          <table:table-cell office:value-type="float" office:value="17.574792511098199" table:style-name="ce1">
            <text:p>17.57479251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7467018469656999E-2" table:style-name="ce1">
            <text:p>0.037467018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0586001085187201E-2" table:style-name="ce1">
            <text:p>0.040586001</text:p>
          </table:table-cell>
          <table:table-cell office:value-type="float" office:value="1.6303474681247732" table:formula="of:=[.D406]+[.F406]" table:style-name="ce1">
            <text:p>1.6303474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36_9995.pkl</text:p>
          </table:table-cell>
          <table:table-cell office:value-type="float" office:value="5287" table:style-name="ce1">
            <text:p>5287</text:p>
          </table:table-cell>
          <table:table-cell office:value-type="float" office:value="25.252506147153401" table:style-name="ce1">
            <text:p>25.2525061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1367351446874303E-2" table:style-name="ce1">
            <text:p>0.031367351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3.61562258313999E-2" table:style-name="ce1">
            <text:p>0.036156226</text:p>
          </table:table-cell>
          <table:table-cell office:value-type="float" office:value="1.6303474681247732" table:formula="of:=[.D407]+[.F407]" table:style-name="ce1">
            <text:p>1.6303474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36_99995.pkl</text:p>
          </table:table-cell>
          <table:table-cell office:value-type="float" office:value="5287" table:style-name="ce1">
            <text:p>5287</text:p>
          </table:table-cell>
          <table:table-cell office:value-type="float" office:value="25.252506147153401" table:style-name="ce1">
            <text:p>25.2525061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1367351446874303E-2" table:style-name="ce1">
            <text:p>0.031367351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3.61562258313999E-2" table:style-name="ce1">
            <text:p>0.036156226</text:p>
          </table:table-cell>
          <table:table-cell office:value-type="float" office:value="1.6303474681247732" table:formula="of:=[.D408]+[.F408]" table:style-name="ce1">
            <text:p>1.6303474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36_9999995.pkl</text:p>
          </table:table-cell>
          <table:table-cell office:value-type="float" office:value="5287" table:style-name="ce1">
            <text:p>5287</text:p>
          </table:table-cell>
          <table:table-cell office:value-type="float" office:value="25.252506147153401" table:style-name="ce1">
            <text:p>25.2525061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1367351446874303E-2" table:style-name="ce1">
            <text:p>0.031367351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3.61562258313999E-2" table:style-name="ce1">
            <text:p>0.036156226</text:p>
          </table:table-cell>
          <table:table-cell office:value-type="float" office:value="1.6303474681247732" table:formula="of:=[.D409]+[.F409]" table:style-name="ce1">
            <text:p>1.6303474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36_999995.pkl</text:p>
          </table:table-cell>
          <table:table-cell office:value-type="float" office:value="5287" table:style-name="ce1">
            <text:p>5287</text:p>
          </table:table-cell>
          <table:table-cell office:value-type="float" office:value="25.252506147153401" table:style-name="ce1">
            <text:p>25.2525061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1367351446874303E-2" table:style-name="ce1">
            <text:p>0.031367351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3.61562258313999E-2" table:style-name="ce1">
            <text:p>0.036156226</text:p>
          </table:table-cell>
          <table:table-cell office:value-type="float" office:value="1.6303474681247732" table:formula="of:=[.D410]+[.F410]" table:style-name="ce1">
            <text:p>1.6303474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09_999995.pkl</text:p>
          </table:table-cell>
          <table:table-cell office:value-type="float" office:value="5181" table:style-name="ce1">
            <text:p>5181</text:p>
          </table:table-cell>
          <table:table-cell office:value-type="float" office:value="17.574792511098199" table:style-name="ce1">
            <text:p>17.57479251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7467018469656999E-2" table:style-name="ce1">
            <text:p>0.037467018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0586001085187201E-2" table:style-name="ce1">
            <text:p>0.040586001</text:p>
          </table:table-cell>
          <table:table-cell office:value-type="float" office:value="1.6303474681247732" table:formula="of:=[.D411]+[.F411]" table:style-name="ce1">
            <text:p>1.6303474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09_99995.pkl</text:p>
          </table:table-cell>
          <table:table-cell office:value-type="float" office:value="5181" table:style-name="ce1">
            <text:p>5181</text:p>
          </table:table-cell>
          <table:table-cell office:value-type="float" office:value="17.574792511098199" table:style-name="ce1">
            <text:p>17.57479251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7467018469656999E-2" table:style-name="ce1">
            <text:p>0.037467018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0586001085187201E-2" table:style-name="ce1">
            <text:p>0.040586001</text:p>
          </table:table-cell>
          <table:table-cell office:value-type="float" office:value="1.6303474681247732" table:formula="of:=[.D412]+[.F412]" table:style-name="ce1">
            <text:p>1.6303474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09_9995.pkl</text:p>
          </table:table-cell>
          <table:table-cell office:value-type="float" office:value="5181" table:style-name="ce1">
            <text:p>5181</text:p>
          </table:table-cell>
          <table:table-cell office:value-type="float" office:value="17.574792511098199" table:style-name="ce1">
            <text:p>17.57479251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7467018469656999E-2" table:style-name="ce1">
            <text:p>0.037467018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0586001085187201E-2" table:style-name="ce1">
            <text:p>0.040586001</text:p>
          </table:table-cell>
          <table:table-cell office:value-type="float" office:value="1.6303474681247732" table:formula="of:=[.D413]+[.F413]" table:style-name="ce1">
            <text:p>1.6303474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045_9995.pkl</text:p>
          </table:table-cell>
          <table:table-cell office:value-type="float" office:value="5495" table:style-name="ce1">
            <text:p>5495</text:p>
          </table:table-cell>
          <table:table-cell office:value-type="float" office:value="13.935395814376699" table:style-name="ce1">
            <text:p>13.93539581</text:p>
          </table:table-cell>
          <table:table-cell office:value-type="float" office:value="0.81321839080459801" table:style-name="ce1">
            <text:p>0.813218391</text:p>
          </table:table-cell>
          <table:table-cell office:value-type="float" office:value="4.1851523217982897E-2" table:style-name="ce1">
            <text:p>0.041851523</text:p>
          </table:table-cell>
          <table:table-cell office:value-type="float" office:value="0.81699346405228801" table:style-name="ce1">
            <text:p>0.816993464</text:p>
          </table:table-cell>
          <table:table-cell office:value-type="float" office:value="4.34732204961744E-2" table:style-name="ce1">
            <text:p>0.04347322</text:p>
          </table:table-cell>
          <table:table-cell office:value-type="float" office:value="1.630211854856886" table:formula="of:=[.D414]+[.F414]" table:style-name="ce1">
            <text:p>1.6302118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045_99995.pkl</text:p>
          </table:table-cell>
          <table:table-cell office:value-type="float" office:value="5495" table:style-name="ce1">
            <text:p>5495</text:p>
          </table:table-cell>
          <table:table-cell office:value-type="float" office:value="13.935395814376699" table:style-name="ce1">
            <text:p>13.93539581</text:p>
          </table:table-cell>
          <table:table-cell office:value-type="float" office:value="0.81321839080459801" table:style-name="ce1">
            <text:p>0.813218391</text:p>
          </table:table-cell>
          <table:table-cell office:value-type="float" office:value="4.1851523217982897E-2" table:style-name="ce1">
            <text:p>0.041851523</text:p>
          </table:table-cell>
          <table:table-cell office:value-type="float" office:value="0.81699346405228801" table:style-name="ce1">
            <text:p>0.816993464</text:p>
          </table:table-cell>
          <table:table-cell office:value-type="float" office:value="4.34732204961744E-2" table:style-name="ce1">
            <text:p>0.04347322</text:p>
          </table:table-cell>
          <table:table-cell office:value-type="float" office:value="1.630211854856886" table:formula="of:=[.D415]+[.F415]" table:style-name="ce1">
            <text:p>1.6302118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045_9999995.pkl</text:p>
          </table:table-cell>
          <table:table-cell office:value-type="float" office:value="5495" table:style-name="ce1">
            <text:p>5495</text:p>
          </table:table-cell>
          <table:table-cell office:value-type="float" office:value="13.935395814376699" table:style-name="ce1">
            <text:p>13.93539581</text:p>
          </table:table-cell>
          <table:table-cell office:value-type="float" office:value="0.81321839080459801" table:style-name="ce1">
            <text:p>0.813218391</text:p>
          </table:table-cell>
          <table:table-cell office:value-type="float" office:value="4.1851523217982897E-2" table:style-name="ce1">
            <text:p>0.041851523</text:p>
          </table:table-cell>
          <table:table-cell office:value-type="float" office:value="0.81699346405228801" table:style-name="ce1">
            <text:p>0.816993464</text:p>
          </table:table-cell>
          <table:table-cell office:value-type="float" office:value="4.34732204961744E-2" table:style-name="ce1">
            <text:p>0.04347322</text:p>
          </table:table-cell>
          <table:table-cell office:value-type="float" office:value="1.630211854856886" table:formula="of:=[.D416]+[.F416]" table:style-name="ce1">
            <text:p>1.6302118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045_999995.pkl</text:p>
          </table:table-cell>
          <table:table-cell office:value-type="float" office:value="5495" table:style-name="ce1">
            <text:p>5495</text:p>
          </table:table-cell>
          <table:table-cell office:value-type="float" office:value="13.935395814376699" table:style-name="ce1">
            <text:p>13.93539581</text:p>
          </table:table-cell>
          <table:table-cell office:value-type="float" office:value="0.81321839080459801" table:style-name="ce1">
            <text:p>0.813218391</text:p>
          </table:table-cell>
          <table:table-cell office:value-type="float" office:value="4.1851523217982897E-2" table:style-name="ce1">
            <text:p>0.041851523</text:p>
          </table:table-cell>
          <table:table-cell office:value-type="float" office:value="0.81699346405228801" table:style-name="ce1">
            <text:p>0.816993464</text:p>
          </table:table-cell>
          <table:table-cell office:value-type="float" office:value="4.34732204961744E-2" table:style-name="ce1">
            <text:p>0.04347322</text:p>
          </table:table-cell>
          <table:table-cell office:value-type="float" office:value="1.630211854856886" table:formula="of:=[.D417]+[.F417]" table:style-name="ce1">
            <text:p>1.6302118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045_99995.pkl</text:p>
          </table:table-cell>
          <table:table-cell office:value-type="float" office:value="5327" table:style-name="ce1">
            <text:p>5327</text:p>
          </table:table-cell>
          <table:table-cell office:value-type="float" office:value="24.688943119954899" table:style-name="ce1">
            <text:p>24.68894312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594011448700998E-2" table:style-name="ce1">
            <text:p>0.031594011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444008046747799E-2" table:style-name="ce1">
            <text:p>0.035444008</text:p>
          </table:table-cell>
          <table:table-cell office:value-type="float" office:value="1.630209832209307" table:formula="of:=[.D418]+[.F418]" table:style-name="ce1">
            <text:p>1.6302098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18_99995.pkl</text:p>
          </table:table-cell>
          <table:table-cell office:value-type="float" office:value="5319" table:style-name="ce1">
            <text:p>5319</text:p>
          </table:table-cell>
          <table:table-cell office:value-type="float" office:value="25.525474713291999" table:style-name="ce1">
            <text:p>25.52547471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1583975681251E-2" table:style-name="ce1">
            <text:p>0.031158398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147715398499098E-2" table:style-name="ce1">
            <text:p>0.035147715</text:p>
          </table:table-cell>
          <table:table-cell office:value-type="float" office:value="1.630209832209307" table:formula="of:=[.D419]+[.F419]" table:style-name="ce1">
            <text:p>1.6302098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045_9999995.pkl</text:p>
          </table:table-cell>
          <table:table-cell office:value-type="float" office:value="5327" table:style-name="ce1">
            <text:p>5327</text:p>
          </table:table-cell>
          <table:table-cell office:value-type="float" office:value="24.688943119954899" table:style-name="ce1">
            <text:p>24.68894312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594011448700998E-2" table:style-name="ce1">
            <text:p>0.031594011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444008046747799E-2" table:style-name="ce1">
            <text:p>0.035444008</text:p>
          </table:table-cell>
          <table:table-cell office:value-type="float" office:value="1.630209832209307" table:formula="of:=[.D420]+[.F420]" table:style-name="ce1">
            <text:p>1.6302098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045_999995.pkl</text:p>
          </table:table-cell>
          <table:table-cell office:value-type="float" office:value="5327" table:style-name="ce1">
            <text:p>5327</text:p>
          </table:table-cell>
          <table:table-cell office:value-type="float" office:value="24.688943119954899" table:style-name="ce1">
            <text:p>24.68894312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594011448700998E-2" table:style-name="ce1">
            <text:p>0.031594011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444008046747799E-2" table:style-name="ce1">
            <text:p>0.035444008</text:p>
          </table:table-cell>
          <table:table-cell office:value-type="float" office:value="1.630209832209307" table:formula="of:=[.D421]+[.F421]" table:style-name="ce1">
            <text:p>1.6302098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18_9999995.pkl</text:p>
          </table:table-cell>
          <table:table-cell office:value-type="float" office:value="5319" table:style-name="ce1">
            <text:p>5319</text:p>
          </table:table-cell>
          <table:table-cell office:value-type="float" office:value="25.525474713291999" table:style-name="ce1">
            <text:p>25.52547471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1583975681251E-2" table:style-name="ce1">
            <text:p>0.031158398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147715398499098E-2" table:style-name="ce1">
            <text:p>0.035147715</text:p>
          </table:table-cell>
          <table:table-cell office:value-type="float" office:value="1.630209832209307" table:formula="of:=[.D422]+[.F422]" table:style-name="ce1">
            <text:p>1.6302098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18_999995.pkl</text:p>
          </table:table-cell>
          <table:table-cell office:value-type="float" office:value="5319" table:style-name="ce1">
            <text:p>5319</text:p>
          </table:table-cell>
          <table:table-cell office:value-type="float" office:value="25.525474713291999" table:style-name="ce1">
            <text:p>25.52547471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1583975681251E-2" table:style-name="ce1">
            <text:p>0.031158398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147715398499098E-2" table:style-name="ce1">
            <text:p>0.035147715</text:p>
          </table:table-cell>
          <table:table-cell office:value-type="float" office:value="1.630209832209307" table:formula="of:=[.D423]+[.F423]" table:style-name="ce1">
            <text:p>1.6302098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045_9995.pkl</text:p>
          </table:table-cell>
          <table:table-cell office:value-type="float" office:value="5327" table:style-name="ce1">
            <text:p>5327</text:p>
          </table:table-cell>
          <table:table-cell office:value-type="float" office:value="24.688943119954899" table:style-name="ce1">
            <text:p>24.68894312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594011448700998E-2" table:style-name="ce1">
            <text:p>0.031594011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444008046747799E-2" table:style-name="ce1">
            <text:p>0.035444008</text:p>
          </table:table-cell>
          <table:table-cell office:value-type="float" office:value="1.630209832209307" table:formula="of:=[.D424]+[.F424]" table:style-name="ce1">
            <text:p>1.6302098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18_9995.pkl</text:p>
          </table:table-cell>
          <table:table-cell office:value-type="float" office:value="5319" table:style-name="ce1">
            <text:p>5319</text:p>
          </table:table-cell>
          <table:table-cell office:value-type="float" office:value="25.525474713291999" table:style-name="ce1">
            <text:p>25.52547471</text:p>
          </table:table-cell>
          <table:table-cell office:value-type="float" office:value="0.82234957020057298" table:style-name="ce1">
            <text:p>0.82234957</text:p>
          </table:table-cell>
          <table:table-cell office:value-type="float" office:value="3.11583975681251E-2" table:style-name="ce1">
            <text:p>0.031158398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147715398499098E-2" table:style-name="ce1">
            <text:p>0.035147715</text:p>
          </table:table-cell>
          <table:table-cell office:value-type="float" office:value="1.630209832209307" table:formula="of:=[.D425]+[.F425]" table:style-name="ce1">
            <text:p>1.6302098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09_999995.pkl</text:p>
          </table:table-cell>
          <table:table-cell office:value-type="float" office:value="5217" table:style-name="ce1">
            <text:p>5217</text:p>
          </table:table-cell>
          <table:table-cell office:value-type="float" office:value="18.043319915660302" table:style-name="ce1">
            <text:p>18.04331992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7290815654236399E-2" table:style-name="ce1">
            <text:p>0.037290816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0584415584415598E-2" table:style-name="ce1">
            <text:p>0.040584416</text:p>
          </table:table-cell>
          <table:table-cell office:value-type="float" office:value="1.629665544725416" table:formula="of:=[.D426]+[.F426]" table:style-name="ce1">
            <text:p>1.6296655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verage.csv</text:p>
          </table:table-cell>
          <table:table-cell office:value-type="float" office:value="5217" table:style-name="ce1">
            <text:p>5217</text:p>
          </table:table-cell>
          <table:table-cell office:value-type="float" office:value="18.043319915660302" table:style-name="ce1">
            <text:p>18.04331992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7290815654236399E-2" table:style-name="ce1">
            <text:p>0.037290816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0584415584415598E-2" table:style-name="ce1">
            <text:p>0.040584416</text:p>
          </table:table-cell>
          <table:table-cell office:value-type="float" office:value="1.629665544725416" table:formula="of:=[.D427]+[.F427]" table:style-name="ce1">
            <text:p>1.6296655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09_9999995.pkl</text:p>
          </table:table-cell>
          <table:table-cell office:value-type="float" office:value="5217" table:style-name="ce1">
            <text:p>5217</text:p>
          </table:table-cell>
          <table:table-cell office:value-type="float" office:value="18.043319915660302" table:style-name="ce1">
            <text:p>18.04331992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7290815654236399E-2" table:style-name="ce1">
            <text:p>0.037290816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0584415584415598E-2" table:style-name="ce1">
            <text:p>0.040584416</text:p>
          </table:table-cell>
          <table:table-cell office:value-type="float" office:value="1.629665544725416" table:formula="of:=[.D428]+[.F428]" table:style-name="ce1">
            <text:p>1.6296655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09_9995.pkl</text:p>
          </table:table-cell>
          <table:table-cell office:value-type="float" office:value="5217" table:style-name="ce1">
            <text:p>5217</text:p>
          </table:table-cell>
          <table:table-cell office:value-type="float" office:value="18.043319915660302" table:style-name="ce1">
            <text:p>18.04331992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7290815654236399E-2" table:style-name="ce1">
            <text:p>0.037290816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0584415584415598E-2" table:style-name="ce1">
            <text:p>0.040584416</text:p>
          </table:table-cell>
          <table:table-cell office:value-type="float" office:value="1.629665544725416" table:formula="of:=[.D429]+[.F429]" table:style-name="ce1">
            <text:p>1.6296655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09_99995.pkl</text:p>
          </table:table-cell>
          <table:table-cell office:value-type="float" office:value="5217" table:style-name="ce1">
            <text:p>5217</text:p>
          </table:table-cell>
          <table:table-cell office:value-type="float" office:value="18.043319915660302" table:style-name="ce1">
            <text:p>18.04331992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7290815654236399E-2" table:style-name="ce1">
            <text:p>0.037290816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0584415584415598E-2" table:style-name="ce1">
            <text:p>0.040584416</text:p>
          </table:table-cell>
          <table:table-cell office:value-type="float" office:value="1.629665544725416" table:formula="of:=[.D430]+[.F430]" table:style-name="ce1">
            <text:p>1.6296655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18_999995.pkl</text:p>
          </table:table-cell>
          <table:table-cell office:value-type="float" office:value="5324" table:style-name="ce1">
            <text:p>5324</text:p>
          </table:table-cell>
          <table:table-cell office:value-type="float" office:value="25.595792637115" table:style-name="ce1">
            <text:p>25.5957926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0999349663993099E-2" table:style-name="ce1">
            <text:p>0.03099935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51658767772512E-2" table:style-name="ce1">
            <text:p>0.035165877</text:p>
          </table:table-cell>
          <table:table-cell office:value-type="float" office:value="1.6295279088099499" table:formula="of:=[.D431]+[.F431]" table:style-name="ce1">
            <text:p>1.6295279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18_9995.pkl</text:p>
          </table:table-cell>
          <table:table-cell office:value-type="float" office:value="5324" table:style-name="ce1">
            <text:p>5324</text:p>
          </table:table-cell>
          <table:table-cell office:value-type="float" office:value="25.595792637115" table:style-name="ce1">
            <text:p>25.5957926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0999349663993099E-2" table:style-name="ce1">
            <text:p>0.03099935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51658767772512E-2" table:style-name="ce1">
            <text:p>0.035165877</text:p>
          </table:table-cell>
          <table:table-cell office:value-type="float" office:value="1.6295279088099499" table:formula="of:=[.D432]+[.F432]" table:style-name="ce1">
            <text:p>1.6295279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18_99995.pkl</text:p>
          </table:table-cell>
          <table:table-cell office:value-type="float" office:value="5324" table:style-name="ce1">
            <text:p>5324</text:p>
          </table:table-cell>
          <table:table-cell office:value-type="float" office:value="25.595792637115" table:style-name="ce1">
            <text:p>25.5957926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0999349663993099E-2" table:style-name="ce1">
            <text:p>0.03099935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51658767772512E-2" table:style-name="ce1">
            <text:p>0.035165877</text:p>
          </table:table-cell>
          <table:table-cell office:value-type="float" office:value="1.6295279088099499" table:formula="of:=[.D433]+[.F433]" table:style-name="ce1">
            <text:p>1.6295279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18_9999995.pkl</text:p>
          </table:table-cell>
          <table:table-cell office:value-type="float" office:value="5324" table:style-name="ce1">
            <text:p>5324</text:p>
          </table:table-cell>
          <table:table-cell office:value-type="float" office:value="25.595792637115" table:style-name="ce1">
            <text:p>25.5957926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0999349663993099E-2" table:style-name="ce1">
            <text:p>0.03099935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51658767772512E-2" table:style-name="ce1">
            <text:p>0.035165877</text:p>
          </table:table-cell>
          <table:table-cell office:value-type="float" office:value="1.6295279088099499" table:formula="of:=[.D434]+[.F434]" table:style-name="ce1">
            <text:p>1.6295279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045_999995.pkl</text:p>
          </table:table-cell>
          <table:table-cell office:value-type="float" office:value="5262" table:style-name="ce1">
            <text:p>5262</text:p>
          </table:table-cell>
          <table:table-cell office:value-type="float" office:value="25.105283162295699" table:style-name="ce1">
            <text:p>25.10528316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1723063223508499E-2" table:style-name="ce1">
            <text:p>0.031723063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6181002535595898E-2" table:style-name="ce1">
            <text:p>0.036181003</text:p>
          </table:table-cell>
          <table:table-cell office:value-type="float" office:value="1.6290091853636501" table:formula="of:=[.D435]+[.F435]" table:style-name="ce1">
            <text:p>1.6290091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045_9999995.pkl</text:p>
          </table:table-cell>
          <table:table-cell office:value-type="float" office:value="5262" table:style-name="ce1">
            <text:p>5262</text:p>
          </table:table-cell>
          <table:table-cell office:value-type="float" office:value="25.105283162295699" table:style-name="ce1">
            <text:p>25.10528316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1723063223508499E-2" table:style-name="ce1">
            <text:p>0.031723063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6181002535595898E-2" table:style-name="ce1">
            <text:p>0.036181003</text:p>
          </table:table-cell>
          <table:table-cell office:value-type="float" office:value="1.6290091853636501" table:formula="of:=[.D436]+[.F436]" table:style-name="ce1">
            <text:p>1.6290091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045_9995.pkl</text:p>
          </table:table-cell>
          <table:table-cell office:value-type="float" office:value="5262" table:style-name="ce1">
            <text:p>5262</text:p>
          </table:table-cell>
          <table:table-cell office:value-type="float" office:value="25.105283162295699" table:style-name="ce1">
            <text:p>25.10528316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1723063223508499E-2" table:style-name="ce1">
            <text:p>0.031723063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6181002535595898E-2" table:style-name="ce1">
            <text:p>0.036181003</text:p>
          </table:table-cell>
          <table:table-cell office:value-type="float" office:value="1.6290091853636501" table:formula="of:=[.D437]+[.F437]" table:style-name="ce1">
            <text:p>1.6290091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045_99995.pkl</text:p>
          </table:table-cell>
          <table:table-cell office:value-type="float" office:value="5262" table:style-name="ce1">
            <text:p>5262</text:p>
          </table:table-cell>
          <table:table-cell office:value-type="float" office:value="25.105283162295699" table:style-name="ce1">
            <text:p>25.10528316</text:p>
          </table:table-cell>
          <table:table-cell office:value-type="float" office:value="0.818965517241379" table:style-name="ce1">
            <text:p>0.818965517</text:p>
          </table:table-cell>
          <table:table-cell office:value-type="float" office:value="3.1723063223508499E-2" table:style-name="ce1">
            <text:p>0.031723063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6181002535595898E-2" table:style-name="ce1">
            <text:p>0.036181003</text:p>
          </table:table-cell>
          <table:table-cell office:value-type="float" office:value="1.6290091853636501" table:formula="of:=[.D438]+[.F438]" table:style-name="ce1">
            <text:p>1.6290091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36_999995.pkl</text:p>
          </table:table-cell>
          <table:table-cell office:value-type="float" office:value="5344" table:style-name="ce1">
            <text:p>5344</text:p>
          </table:table-cell>
          <table:table-cell office:value-type="float" office:value="25.834393712574801" table:style-name="ce1">
            <text:p>25.8343937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3902751119642E-2" table:style-name="ce1">
            <text:p>0.030390275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4740381023533801E-2" table:style-name="ce1">
            <text:p>0.034740381</text:p>
          </table:table-cell>
          <table:table-cell office:value-type="float" office:value="1.628845985410593" table:formula="of:=[.D439]+[.F439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045_99995.pkl</text:p>
          </table:table-cell>
          <table:table-cell office:value-type="float" office:value="5265" table:style-name="ce1">
            <text:p>5265</text:p>
          </table:table-cell>
          <table:table-cell office:value-type="float" office:value="24.852801519468201" table:style-name="ce1">
            <text:p>24.8528015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7089452603471E-2" table:style-name="ce1">
            <text:p>0.031708945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6292682926829301E-2" table:style-name="ce1">
            <text:p>0.036292683</text:p>
          </table:table-cell>
          <table:table-cell office:value-type="float" office:value="1.628845985410593" table:formula="of:=[.D440]+[.F440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09_9995.pkl</text:p>
          </table:table-cell>
          <table:table-cell office:value-type="float" office:value="5308" table:style-name="ce1">
            <text:p>5308</text:p>
          </table:table-cell>
          <table:table-cell office:value-type="float" office:value="25.116804822908801" table:style-name="ce1">
            <text:p>25.1168048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086387434555E-2" table:style-name="ce1">
            <text:p>0.031086387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5506347236804403E-2" table:style-name="ce1">
            <text:p>0.035506347</text:p>
          </table:table-cell>
          <table:table-cell office:value-type="float" office:value="1.628845985410593" table:formula="of:=[.D441]+[.F441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045_999995.pkl</text:p>
          </table:table-cell>
          <table:table-cell office:value-type="float" office:value="5305" table:style-name="ce1">
            <text:p>5305</text:p>
          </table:table-cell>
          <table:table-cell office:value-type="float" office:value="24.6639019792648" table:style-name="ce1">
            <text:p>24.6639019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2408460313850397E-2" table:style-name="ce1">
            <text:p>0.0324084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192561487702502E-2" table:style-name="ce1">
            <text:p>0.037192561</text:p>
          </table:table-cell>
          <table:table-cell office:value-type="float" office:value="1.628845985410593" table:formula="of:=[.D442]+[.F442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09_99995.pkl</text:p>
          </table:table-cell>
          <table:table-cell office:value-type="float" office:value="5308" table:style-name="ce1">
            <text:p>5308</text:p>
          </table:table-cell>
          <table:table-cell office:value-type="float" office:value="25.116804822908801" table:style-name="ce1">
            <text:p>25.1168048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086387434555E-2" table:style-name="ce1">
            <text:p>0.031086387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5506347236804403E-2" table:style-name="ce1">
            <text:p>0.035506347</text:p>
          </table:table-cell>
          <table:table-cell office:value-type="float" office:value="1.628845985410593" table:formula="of:=[.D443]+[.F443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09_999995.pkl</text:p>
          </table:table-cell>
          <table:table-cell office:value-type="float" office:value="5308" table:style-name="ce1">
            <text:p>5308</text:p>
          </table:table-cell>
          <table:table-cell office:value-type="float" office:value="25.116804822908801" table:style-name="ce1">
            <text:p>25.1168048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086387434555E-2" table:style-name="ce1">
            <text:p>0.031086387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5506347236804403E-2" table:style-name="ce1">
            <text:p>0.035506347</text:p>
          </table:table-cell>
          <table:table-cell office:value-type="float" office:value="1.628845985410593" table:formula="of:=[.D444]+[.F444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36_9995.pkl</text:p>
          </table:table-cell>
          <table:table-cell office:value-type="float" office:value="5344" table:style-name="ce1">
            <text:p>5344</text:p>
          </table:table-cell>
          <table:table-cell office:value-type="float" office:value="25.834393712574801" table:style-name="ce1">
            <text:p>25.8343937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3902751119642E-2" table:style-name="ce1">
            <text:p>0.030390275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4740381023533801E-2" table:style-name="ce1">
            <text:p>0.034740381</text:p>
          </table:table-cell>
          <table:table-cell office:value-type="float" office:value="1.628845985410593" table:formula="of:=[.D445]+[.F445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36_99995.pkl</text:p>
          </table:table-cell>
          <table:table-cell office:value-type="float" office:value="5344" table:style-name="ce1">
            <text:p>5344</text:p>
          </table:table-cell>
          <table:table-cell office:value-type="float" office:value="25.834393712574801" table:style-name="ce1">
            <text:p>25.8343937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3902751119642E-2" table:style-name="ce1">
            <text:p>0.030390275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4740381023533801E-2" table:style-name="ce1">
            <text:p>0.034740381</text:p>
          </table:table-cell>
          <table:table-cell office:value-type="float" office:value="1.628845985410593" table:formula="of:=[.D446]+[.F446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09_9999995.pkl</text:p>
          </table:table-cell>
          <table:table-cell office:value-type="float" office:value="5308" table:style-name="ce1">
            <text:p>5308</text:p>
          </table:table-cell>
          <table:table-cell office:value-type="float" office:value="25.116804822908801" table:style-name="ce1">
            <text:p>25.1168048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086387434555E-2" table:style-name="ce1">
            <text:p>0.031086387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5506347236804403E-2" table:style-name="ce1">
            <text:p>0.035506347</text:p>
          </table:table-cell>
          <table:table-cell office:value-type="float" office:value="1.628845985410593" table:formula="of:=[.D447]+[.F447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36_9999995.pkl</text:p>
          </table:table-cell>
          <table:table-cell office:value-type="float" office:value="5344" table:style-name="ce1">
            <text:p>5344</text:p>
          </table:table-cell>
          <table:table-cell office:value-type="float" office:value="25.834393712574801" table:style-name="ce1">
            <text:p>25.8343937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3902751119642E-2" table:style-name="ce1">
            <text:p>0.030390275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4740381023533801E-2" table:style-name="ce1">
            <text:p>0.034740381</text:p>
          </table:table-cell>
          <table:table-cell office:value-type="float" office:value="1.628845985410593" table:formula="of:=[.D448]+[.F448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045_999995.pkl</text:p>
          </table:table-cell>
          <table:table-cell office:value-type="float" office:value="5265" table:style-name="ce1">
            <text:p>5265</text:p>
          </table:table-cell>
          <table:table-cell office:value-type="float" office:value="24.852801519468201" table:style-name="ce1">
            <text:p>24.8528015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7089452603471E-2" table:style-name="ce1">
            <text:p>0.031708945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6292682926829301E-2" table:style-name="ce1">
            <text:p>0.036292683</text:p>
          </table:table-cell>
          <table:table-cell office:value-type="float" office:value="1.628845985410593" table:formula="of:=[.D449]+[.F449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045_9995.pkl</text:p>
          </table:table-cell>
          <table:table-cell office:value-type="float" office:value="5305" table:style-name="ce1">
            <text:p>5305</text:p>
          </table:table-cell>
          <table:table-cell office:value-type="float" office:value="24.6639019792648" table:style-name="ce1">
            <text:p>24.6639019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2408460313850397E-2" table:style-name="ce1">
            <text:p>0.0324084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192561487702502E-2" table:style-name="ce1">
            <text:p>0.037192561</text:p>
          </table:table-cell>
          <table:table-cell office:value-type="float" office:value="1.628845985410593" table:formula="of:=[.D450]+[.F450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045_9999995.pkl</text:p>
          </table:table-cell>
          <table:table-cell office:value-type="float" office:value="5265" table:style-name="ce1">
            <text:p>5265</text:p>
          </table:table-cell>
          <table:table-cell office:value-type="float" office:value="24.852801519468201" table:style-name="ce1">
            <text:p>24.8528015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7089452603471E-2" table:style-name="ce1">
            <text:p>0.031708945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6292682926829301E-2" table:style-name="ce1">
            <text:p>0.036292683</text:p>
          </table:table-cell>
          <table:table-cell office:value-type="float" office:value="1.628845985410593" table:formula="of:=[.D451]+[.F451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045_99995.pkl</text:p>
          </table:table-cell>
          <table:table-cell office:value-type="float" office:value="5305" table:style-name="ce1">
            <text:p>5305</text:p>
          </table:table-cell>
          <table:table-cell office:value-type="float" office:value="24.6639019792648" table:style-name="ce1">
            <text:p>24.6639019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2408460313850397E-2" table:style-name="ce1">
            <text:p>0.0324084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192561487702502E-2" table:style-name="ce1">
            <text:p>0.037192561</text:p>
          </table:table-cell>
          <table:table-cell office:value-type="float" office:value="1.628845985410593" table:formula="of:=[.D452]+[.F452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045_9995.pkl</text:p>
          </table:table-cell>
          <table:table-cell office:value-type="float" office:value="5265" table:style-name="ce1">
            <text:p>5265</text:p>
          </table:table-cell>
          <table:table-cell office:value-type="float" office:value="24.852801519468201" table:style-name="ce1">
            <text:p>24.8528015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7089452603471E-2" table:style-name="ce1">
            <text:p>0.031708945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6292682926829301E-2" table:style-name="ce1">
            <text:p>0.036292683</text:p>
          </table:table-cell>
          <table:table-cell office:value-type="float" office:value="1.628845985410593" table:formula="of:=[.D453]+[.F453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045_9999995.pkl</text:p>
          </table:table-cell>
          <table:table-cell office:value-type="float" office:value="5305" table:style-name="ce1">
            <text:p>5305</text:p>
          </table:table-cell>
          <table:table-cell office:value-type="float" office:value="24.6639019792648" table:style-name="ce1">
            <text:p>24.6639019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2408460313850397E-2" table:style-name="ce1">
            <text:p>0.03240846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7192561487702502E-2" table:style-name="ce1">
            <text:p>0.037192561</text:p>
          </table:table-cell>
          <table:table-cell office:value-type="float" office:value="1.628845985410593" table:formula="of:=[.D454]+[.F454]" table:style-name="ce1">
            <text:p>1.628845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36_99995.pkl</text:p>
          </table:table-cell>
          <table:table-cell office:value-type="float" office:value="15778" table:style-name="ce1">
            <text:p>15778</text:p>
          </table:table-cell>
          <table:table-cell office:value-type="float" office:value="11.970718722271499" table:style-name="ce1">
            <text:p>11.97071872</text:p>
          </table:table-cell>
          <table:table-cell office:value-type="float" office:value="0.79551122194513701" table:style-name="ce1">
            <text:p>0.795511222</text:p>
          </table:table-cell>
          <table:table-cell office:value-type="float" office:value="3.0468003820439401E-2" table:style-name="ce1">
            <text:p>0.030468004</text:p>
          </table:table-cell>
          <table:table-cell office:value-type="float" office:value="0.83297644539614601" table:style-name="ce1">
            <text:p>0.832976445</text:p>
          </table:table-cell>
          <table:table-cell office:value-type="float" office:value="3.1843483955468203E-2" table:style-name="ce1">
            <text:p>0.031843484</text:p>
          </table:table-cell>
          <table:table-cell office:value-type="float" office:value="1.6284876673412829" table:formula="of:=[.D455]+[.F455]" table:style-name="ce1">
            <text:p>1.628487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36_999995.pkl</text:p>
          </table:table-cell>
          <table:table-cell office:value-type="float" office:value="15778" table:style-name="ce1">
            <text:p>15778</text:p>
          </table:table-cell>
          <table:table-cell office:value-type="float" office:value="11.970718722271499" table:style-name="ce1">
            <text:p>11.97071872</text:p>
          </table:table-cell>
          <table:table-cell office:value-type="float" office:value="0.79551122194513701" table:style-name="ce1">
            <text:p>0.795511222</text:p>
          </table:table-cell>
          <table:table-cell office:value-type="float" office:value="3.0468003820439401E-2" table:style-name="ce1">
            <text:p>0.030468004</text:p>
          </table:table-cell>
          <table:table-cell office:value-type="float" office:value="0.83297644539614601" table:style-name="ce1">
            <text:p>0.832976445</text:p>
          </table:table-cell>
          <table:table-cell office:value-type="float" office:value="3.1843483955468203E-2" table:style-name="ce1">
            <text:p>0.031843484</text:p>
          </table:table-cell>
          <table:table-cell office:value-type="float" office:value="1.6284876673412829" table:formula="of:=[.D456]+[.F456]" table:style-name="ce1">
            <text:p>1.628487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36_9999995.pkl</text:p>
          </table:table-cell>
          <table:table-cell office:value-type="float" office:value="15778" table:style-name="ce1">
            <text:p>15778</text:p>
          </table:table-cell>
          <table:table-cell office:value-type="float" office:value="11.970718722271499" table:style-name="ce1">
            <text:p>11.97071872</text:p>
          </table:table-cell>
          <table:table-cell office:value-type="float" office:value="0.79551122194513701" table:style-name="ce1">
            <text:p>0.795511222</text:p>
          </table:table-cell>
          <table:table-cell office:value-type="float" office:value="3.0468003820439401E-2" table:style-name="ce1">
            <text:p>0.030468004</text:p>
          </table:table-cell>
          <table:table-cell office:value-type="float" office:value="0.83297644539614601" table:style-name="ce1">
            <text:p>0.832976445</text:p>
          </table:table-cell>
          <table:table-cell office:value-type="float" office:value="3.1843483955468203E-2" table:style-name="ce1">
            <text:p>0.031843484</text:p>
          </table:table-cell>
          <table:table-cell office:value-type="float" office:value="1.6284876673412829" table:formula="of:=[.D457]+[.F457]" table:style-name="ce1">
            <text:p>1.628487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36_9995.pkl</text:p>
          </table:table-cell>
          <table:table-cell office:value-type="float" office:value="15778" table:style-name="ce1">
            <text:p>15778</text:p>
          </table:table-cell>
          <table:table-cell office:value-type="float" office:value="11.970718722271499" table:style-name="ce1">
            <text:p>11.97071872</text:p>
          </table:table-cell>
          <table:table-cell office:value-type="float" office:value="0.79551122194513701" table:style-name="ce1">
            <text:p>0.795511222</text:p>
          </table:table-cell>
          <table:table-cell office:value-type="float" office:value="3.0468003820439401E-2" table:style-name="ce1">
            <text:p>0.030468004</text:p>
          </table:table-cell>
          <table:table-cell office:value-type="float" office:value="0.83297644539614601" table:style-name="ce1">
            <text:p>0.832976445</text:p>
          </table:table-cell>
          <table:table-cell office:value-type="float" office:value="3.1843483955468203E-2" table:style-name="ce1">
            <text:p>0.031843484</text:p>
          </table:table-cell>
          <table:table-cell office:value-type="float" office:value="1.6284876673412829" table:formula="of:=[.D458]+[.F458]" table:style-name="ce1">
            <text:p>1.628487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18_99995.pkl</text:p>
          </table:table-cell>
          <table:table-cell office:value-type="float" office:value="5229" table:style-name="ce1">
            <text:p>5229</text:p>
          </table:table-cell>
          <table:table-cell office:value-type="float" office:value="17.901702046280398" table:style-name="ce1">
            <text:p>17.9017020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6187563710499498E-2" table:style-name="ce1">
            <text:p>0.036187564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8797586852506803E-2" table:style-name="ce1">
            <text:p>0.038797587</text:p>
          </table:table-cell>
          <table:table-cell office:value-type="float" office:value="1.6281640620112361" table:formula="of:=[.D459]+[.F459]" table:style-name="ce1">
            <text:p>1.6281640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18_9995.pkl</text:p>
          </table:table-cell>
          <table:table-cell office:value-type="float" office:value="5229" table:style-name="ce1">
            <text:p>5229</text:p>
          </table:table-cell>
          <table:table-cell office:value-type="float" office:value="17.901702046280398" table:style-name="ce1">
            <text:p>17.9017020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6187563710499498E-2" table:style-name="ce1">
            <text:p>0.036187564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8797586852506803E-2" table:style-name="ce1">
            <text:p>0.038797587</text:p>
          </table:table-cell>
          <table:table-cell office:value-type="float" office:value="1.6281640620112361" table:formula="of:=[.D460]+[.F460]" table:style-name="ce1">
            <text:p>1.6281640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18_9999995.pkl</text:p>
          </table:table-cell>
          <table:table-cell office:value-type="float" office:value="5229" table:style-name="ce1">
            <text:p>5229</text:p>
          </table:table-cell>
          <table:table-cell office:value-type="float" office:value="17.901702046280398" table:style-name="ce1">
            <text:p>17.9017020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6187563710499498E-2" table:style-name="ce1">
            <text:p>0.036187564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8797586852506803E-2" table:style-name="ce1">
            <text:p>0.038797587</text:p>
          </table:table-cell>
          <table:table-cell office:value-type="float" office:value="1.6281640620112361" table:formula="of:=[.D461]+[.F461]" table:style-name="ce1">
            <text:p>1.6281640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18_999995.pkl</text:p>
          </table:table-cell>
          <table:table-cell office:value-type="float" office:value="5229" table:style-name="ce1">
            <text:p>5229</text:p>
          </table:table-cell>
          <table:table-cell office:value-type="float" office:value="17.901702046280398" table:style-name="ce1">
            <text:p>17.9017020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3.6187563710499498E-2" table:style-name="ce1">
            <text:p>0.036187564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8797586852506803E-2" table:style-name="ce1">
            <text:p>0.038797587</text:p>
          </table:table-cell>
          <table:table-cell office:value-type="float" office:value="1.6281640620112361" table:formula="of:=[.D462]+[.F462]" table:style-name="ce1">
            <text:p>1.6281640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18_99995.pkl</text:p>
          </table:table-cell>
          <table:table-cell office:value-type="float" office:value="14288" table:style-name="ce1">
            <text:p>14288</text:p>
          </table:table-cell>
          <table:table-cell office:value-type="float" office:value="8.7707166853303509" table:style-name="ce1">
            <text:p>8.770716685</text:p>
          </table:table-cell>
          <table:table-cell office:value-type="float" office:value="0.79187817258883197" table:style-name="ce1">
            <text:p>0.791878173</text:p>
          </table:table-cell>
          <table:table-cell office:value-type="float" office:value="3.48486540824305E-2" table:style-name="ce1">
            <text:p>0.034848654</text:p>
          </table:table-cell>
          <table:table-cell office:value-type="float" office:value="0.83620689655172398" table:style-name="ce1">
            <text:p>0.836206897</text:p>
          </table:table-cell>
          <table:table-cell office:value-type="float" office:value="3.5189551968075501E-2" table:style-name="ce1">
            <text:p>0.035189552</text:p>
          </table:table-cell>
          <table:table-cell office:value-type="float" office:value="1.628085069140556" table:formula="of:=[.D463]+[.F463]" table:style-name="ce1">
            <text:p>1.6280850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18_999995.pkl</text:p>
          </table:table-cell>
          <table:table-cell office:value-type="float" office:value="14288" table:style-name="ce1">
            <text:p>14288</text:p>
          </table:table-cell>
          <table:table-cell office:value-type="float" office:value="8.7707166853303509" table:style-name="ce1">
            <text:p>8.770716685</text:p>
          </table:table-cell>
          <table:table-cell office:value-type="float" office:value="0.79187817258883197" table:style-name="ce1">
            <text:p>0.791878173</text:p>
          </table:table-cell>
          <table:table-cell office:value-type="float" office:value="3.48486540824305E-2" table:style-name="ce1">
            <text:p>0.034848654</text:p>
          </table:table-cell>
          <table:table-cell office:value-type="float" office:value="0.83620689655172398" table:style-name="ce1">
            <text:p>0.836206897</text:p>
          </table:table-cell>
          <table:table-cell office:value-type="float" office:value="3.5189551968075501E-2" table:style-name="ce1">
            <text:p>0.035189552</text:p>
          </table:table-cell>
          <table:table-cell office:value-type="float" office:value="1.628085069140556" table:formula="of:=[.D464]+[.F464]" table:style-name="ce1">
            <text:p>1.6280850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18_9999995.pkl</text:p>
          </table:table-cell>
          <table:table-cell office:value-type="float" office:value="14288" table:style-name="ce1">
            <text:p>14288</text:p>
          </table:table-cell>
          <table:table-cell office:value-type="float" office:value="8.7707166853303509" table:style-name="ce1">
            <text:p>8.770716685</text:p>
          </table:table-cell>
          <table:table-cell office:value-type="float" office:value="0.79187817258883197" table:style-name="ce1">
            <text:p>0.791878173</text:p>
          </table:table-cell>
          <table:table-cell office:value-type="float" office:value="3.48486540824305E-2" table:style-name="ce1">
            <text:p>0.034848654</text:p>
          </table:table-cell>
          <table:table-cell office:value-type="float" office:value="0.83620689655172398" table:style-name="ce1">
            <text:p>0.836206897</text:p>
          </table:table-cell>
          <table:table-cell office:value-type="float" office:value="3.5189551968075501E-2" table:style-name="ce1">
            <text:p>0.035189552</text:p>
          </table:table-cell>
          <table:table-cell office:value-type="float" office:value="1.628085069140556" table:formula="of:=[.D465]+[.F465]" table:style-name="ce1">
            <text:p>1.6280850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18_9995.pkl</text:p>
          </table:table-cell>
          <table:table-cell office:value-type="float" office:value="14288" table:style-name="ce1">
            <text:p>14288</text:p>
          </table:table-cell>
          <table:table-cell office:value-type="float" office:value="8.7707166853303509" table:style-name="ce1">
            <text:p>8.770716685</text:p>
          </table:table-cell>
          <table:table-cell office:value-type="float" office:value="0.79187817258883197" table:style-name="ce1">
            <text:p>0.791878173</text:p>
          </table:table-cell>
          <table:table-cell office:value-type="float" office:value="3.48486540824305E-2" table:style-name="ce1">
            <text:p>0.034848654</text:p>
          </table:table-cell>
          <table:table-cell office:value-type="float" office:value="0.83620689655172398" table:style-name="ce1">
            <text:p>0.836206897</text:p>
          </table:table-cell>
          <table:table-cell office:value-type="float" office:value="3.5189551968075501E-2" table:style-name="ce1">
            <text:p>0.035189552</text:p>
          </table:table-cell>
          <table:table-cell office:value-type="float" office:value="1.628085069140556" table:formula="of:=[.D466]+[.F466]" table:style-name="ce1">
            <text:p>1.6280850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0225_99995.pkl</text:p>
          </table:table-cell>
          <table:table-cell office:value-type="float" office:value="5304" table:style-name="ce1">
            <text:p>5304</text:p>
          </table:table-cell>
          <table:table-cell office:value-type="float" office:value="25.186274509803901" table:style-name="ce1">
            <text:p>25.1862745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626672564414503E-2" table:style-name="ce1">
            <text:p>0.031626673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842293906809999E-2" table:style-name="ce1">
            <text:p>0.035842294</text:p>
          </table:table-cell>
          <table:table-cell office:value-type="float" office:value="1.6273445026964128" table:formula="of:=[.D467]+[.F467]" table:style-name="ce1">
            <text:p>1.627344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0225_999995.pkl</text:p>
          </table:table-cell>
          <table:table-cell office:value-type="float" office:value="5304" table:style-name="ce1">
            <text:p>5304</text:p>
          </table:table-cell>
          <table:table-cell office:value-type="float" office:value="25.186274509803901" table:style-name="ce1">
            <text:p>25.1862745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626672564414503E-2" table:style-name="ce1">
            <text:p>0.031626673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842293906809999E-2" table:style-name="ce1">
            <text:p>0.035842294</text:p>
          </table:table-cell>
          <table:table-cell office:value-type="float" office:value="1.6273445026964128" table:formula="of:=[.D468]+[.F468]" table:style-name="ce1">
            <text:p>1.627344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045_9995.pkl</text:p>
          </table:table-cell>
          <table:table-cell office:value-type="float" office:value="5279" table:style-name="ce1">
            <text:p>5279</text:p>
          </table:table-cell>
          <table:table-cell office:value-type="float" office:value="25.2104565258572" table:style-name="ce1">
            <text:p>25.21045653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400966183574901E-2" table:style-name="ce1">
            <text:p>0.031400966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498416962486803E-2" table:style-name="ce1">
            <text:p>0.035498417</text:p>
          </table:table-cell>
          <table:table-cell office:value-type="float" office:value="1.6273445026964128" table:formula="of:=[.D469]+[.F469]" table:style-name="ce1">
            <text:p>1.627344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09_9999995.pkl</text:p>
          </table:table-cell>
          <table:table-cell office:value-type="float" office:value="5304" table:style-name="ce1">
            <text:p>5304</text:p>
          </table:table-cell>
          <table:table-cell office:value-type="float" office:value="24.717948717948701" table:style-name="ce1">
            <text:p>24.7179487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570813555580099E-2" table:style-name="ce1">
            <text:p>0.031570814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776445561786899E-2" table:style-name="ce1">
            <text:p>0.035776446</text:p>
          </table:table-cell>
          <table:table-cell office:value-type="float" office:value="1.6273445026964128" table:formula="of:=[.D470]+[.F470]" table:style-name="ce1">
            <text:p>1.627344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045_999995.pkl</text:p>
          </table:table-cell>
          <table:table-cell office:value-type="float" office:value="5279" table:style-name="ce1">
            <text:p>5279</text:p>
          </table:table-cell>
          <table:table-cell office:value-type="float" office:value="25.2104565258572" table:style-name="ce1">
            <text:p>25.21045653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400966183574901E-2" table:style-name="ce1">
            <text:p>0.031400966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498416962486803E-2" table:style-name="ce1">
            <text:p>0.035498417</text:p>
          </table:table-cell>
          <table:table-cell office:value-type="float" office:value="1.6273445026964128" table:formula="of:=[.D471]+[.F471]" table:style-name="ce1">
            <text:p>1.627344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09_9995.pkl</text:p>
          </table:table-cell>
          <table:table-cell office:value-type="float" office:value="5304" table:style-name="ce1">
            <text:p>5304</text:p>
          </table:table-cell>
          <table:table-cell office:value-type="float" office:value="24.717948717948701" table:style-name="ce1">
            <text:p>24.7179487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570813555580099E-2" table:style-name="ce1">
            <text:p>0.031570814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776445561786899E-2" table:style-name="ce1">
            <text:p>0.035776446</text:p>
          </table:table-cell>
          <table:table-cell office:value-type="float" office:value="1.6273445026964128" table:formula="of:=[.D472]+[.F472]" table:style-name="ce1">
            <text:p>1.627344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09_99995.pkl</text:p>
          </table:table-cell>
          <table:table-cell office:value-type="float" office:value="5304" table:style-name="ce1">
            <text:p>5304</text:p>
          </table:table-cell>
          <table:table-cell office:value-type="float" office:value="24.717948717948701" table:style-name="ce1">
            <text:p>24.7179487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570813555580099E-2" table:style-name="ce1">
            <text:p>0.031570814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776445561786899E-2" table:style-name="ce1">
            <text:p>0.035776446</text:p>
          </table:table-cell>
          <table:table-cell office:value-type="float" office:value="1.6273445026964128" table:formula="of:=[.D473]+[.F473]" table:style-name="ce1">
            <text:p>1.627344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045_99995.pkl</text:p>
          </table:table-cell>
          <table:table-cell office:value-type="float" office:value="5279" table:style-name="ce1">
            <text:p>5279</text:p>
          </table:table-cell>
          <table:table-cell office:value-type="float" office:value="25.2104565258572" table:style-name="ce1">
            <text:p>25.21045653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400966183574901E-2" table:style-name="ce1">
            <text:p>0.031400966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498416962486803E-2" table:style-name="ce1">
            <text:p>0.035498417</text:p>
          </table:table-cell>
          <table:table-cell office:value-type="float" office:value="1.6273445026964128" table:formula="of:=[.D474]+[.F474]" table:style-name="ce1">
            <text:p>1.627344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045_9999995.pkl</text:p>
          </table:table-cell>
          <table:table-cell office:value-type="float" office:value="5279" table:style-name="ce1">
            <text:p>5279</text:p>
          </table:table-cell>
          <table:table-cell office:value-type="float" office:value="25.2104565258572" table:style-name="ce1">
            <text:p>25.21045653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400966183574901E-2" table:style-name="ce1">
            <text:p>0.031400966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498416962486803E-2" table:style-name="ce1">
            <text:p>0.035498417</text:p>
          </table:table-cell>
          <table:table-cell office:value-type="float" office:value="1.6273445026964128" table:formula="of:=[.D475]+[.F475]" table:style-name="ce1">
            <text:p>1.627344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09_999995.pkl</text:p>
          </table:table-cell>
          <table:table-cell office:value-type="float" office:value="5304" table:style-name="ce1">
            <text:p>5304</text:p>
          </table:table-cell>
          <table:table-cell office:value-type="float" office:value="24.717948717948701" table:style-name="ce1">
            <text:p>24.7179487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570813555580099E-2" table:style-name="ce1">
            <text:p>0.031570814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776445561786899E-2" table:style-name="ce1">
            <text:p>0.035776446</text:p>
          </table:table-cell>
          <table:table-cell office:value-type="float" office:value="1.6273445026964128" table:formula="of:=[.D476]+[.F476]" table:style-name="ce1">
            <text:p>1.627344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0225_9999995.pkl</text:p>
          </table:table-cell>
          <table:table-cell office:value-type="float" office:value="5304" table:style-name="ce1">
            <text:p>5304</text:p>
          </table:table-cell>
          <table:table-cell office:value-type="float" office:value="25.186274509803901" table:style-name="ce1">
            <text:p>25.1862745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626672564414503E-2" table:style-name="ce1">
            <text:p>0.031626673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842293906809999E-2" table:style-name="ce1">
            <text:p>0.035842294</text:p>
          </table:table-cell>
          <table:table-cell office:value-type="float" office:value="1.6273445026964128" table:formula="of:=[.D477]+[.F477]" table:style-name="ce1">
            <text:p>1.627344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0225_9995.pkl</text:p>
          </table:table-cell>
          <table:table-cell office:value-type="float" office:value="5304" table:style-name="ce1">
            <text:p>5304</text:p>
          </table:table-cell>
          <table:table-cell office:value-type="float" office:value="25.186274509803901" table:style-name="ce1">
            <text:p>25.18627451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626672564414503E-2" table:style-name="ce1">
            <text:p>0.031626673</text:p>
          </table:table-cell>
          <table:table-cell office:value-type="float" office:value="0.80786026200873395" table:style-name="ce1">
            <text:p>0.807860262</text:p>
          </table:table-cell>
          <table:table-cell office:value-type="float" office:value="3.5842293906809999E-2" table:style-name="ce1">
            <text:p>0.035842294</text:p>
          </table:table-cell>
          <table:table-cell office:value-type="float" office:value="1.6273445026964128" table:formula="of:=[.D478]+[.F478]" table:style-name="ce1">
            <text:p>1.627344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18_99995.pkl</text:p>
          </table:table-cell>
          <table:table-cell office:value-type="float" office:value="5302" table:style-name="ce1">
            <text:p>5302</text:p>
          </table:table-cell>
          <table:table-cell office:value-type="float" office:value="25.323651452282199" table:style-name="ce1">
            <text:p>25.3236514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422271223814802E-2" table:style-name="ce1">
            <text:p>0.031422271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5848874287370797E-2" table:style-name="ce1">
            <text:p>0.035848874</text:p>
          </table:table-cell>
          <table:table-cell office:value-type="float" office:value="1.6266625792970562" table:formula="of:=[.D479]+[.F479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0225_999995.pkl</text:p>
          </table:table-cell>
          <table:table-cell office:value-type="float" office:value="5210" table:style-name="ce1">
            <text:p>5210</text:p>
          </table:table-cell>
          <table:table-cell office:value-type="float" office:value="21.930134357005802" table:style-name="ce1">
            <text:p>21.9301343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45999757193153E-2" table:style-name="ce1">
            <text:p>0.034599976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8625715773034898E-2" table:style-name="ce1">
            <text:p>0.038625716</text:p>
          </table:table-cell>
          <table:table-cell office:value-type="float" office:value="1.6266625792970562" table:formula="of:=[.D480]+[.F480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0225_9995.pkl</text:p>
          </table:table-cell>
          <table:table-cell office:value-type="float" office:value="5283" table:style-name="ce1">
            <text:p>5283</text:p>
          </table:table-cell>
          <table:table-cell office:value-type="float" office:value="24.4103728941889" table:style-name="ce1">
            <text:p>24.4103728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2116294793779601E-2" table:style-name="ce1">
            <text:p>0.032116295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6685454365667898E-2" table:style-name="ce1">
            <text:p>0.036685454</text:p>
          </table:table-cell>
          <table:table-cell office:value-type="float" office:value="1.6266625792970562" table:formula="of:=[.D481]+[.F481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0225_999995.pkl</text:p>
          </table:table-cell>
          <table:table-cell office:value-type="float" office:value="5283" table:style-name="ce1">
            <text:p>5283</text:p>
          </table:table-cell>
          <table:table-cell office:value-type="float" office:value="24.4103728941889" table:style-name="ce1">
            <text:p>24.4103728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2116294793779601E-2" table:style-name="ce1">
            <text:p>0.032116295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6685454365667898E-2" table:style-name="ce1">
            <text:p>0.036685454</text:p>
          </table:table-cell>
          <table:table-cell office:value-type="float" office:value="1.6266625792970562" table:formula="of:=[.D482]+[.F482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18_9999995.pkl</text:p>
          </table:table-cell>
          <table:table-cell office:value-type="float" office:value="5302" table:style-name="ce1">
            <text:p>5302</text:p>
          </table:table-cell>
          <table:table-cell office:value-type="float" office:value="25.323651452282199" table:style-name="ce1">
            <text:p>25.3236514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422271223814802E-2" table:style-name="ce1">
            <text:p>0.031422271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5848874287370797E-2" table:style-name="ce1">
            <text:p>0.035848874</text:p>
          </table:table-cell>
          <table:table-cell office:value-type="float" office:value="1.6266625792970562" table:formula="of:=[.D483]+[.F483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0225_9999995.pkl</text:p>
          </table:table-cell>
          <table:table-cell office:value-type="float" office:value="5210" table:style-name="ce1">
            <text:p>5210</text:p>
          </table:table-cell>
          <table:table-cell office:value-type="float" office:value="21.930134357005802" table:style-name="ce1">
            <text:p>21.9301343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45999757193153E-2" table:style-name="ce1">
            <text:p>0.034599976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8625715773034898E-2" table:style-name="ce1">
            <text:p>0.038625716</text:p>
          </table:table-cell>
          <table:table-cell office:value-type="float" office:value="1.6266625792970562" table:formula="of:=[.D484]+[.F484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18_9999995.pkl</text:p>
          </table:table-cell>
          <table:table-cell office:value-type="float" office:value="5309" table:style-name="ce1">
            <text:p>5309</text:p>
          </table:table-cell>
          <table:table-cell office:value-type="float" office:value="25.600301375023498" table:style-name="ce1">
            <text:p>25.6003013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0897785535071E-2" table:style-name="ce1">
            <text:p>0.031089779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54142802596411E-2" table:style-name="ce1">
            <text:p>0.03541428</text:p>
          </table:table-cell>
          <table:table-cell office:value-type="float" office:value="1.6266625792970562" table:formula="of:=[.D485]+[.F485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18_999995.pkl</text:p>
          </table:table-cell>
          <table:table-cell office:value-type="float" office:value="5302" table:style-name="ce1">
            <text:p>5302</text:p>
          </table:table-cell>
          <table:table-cell office:value-type="float" office:value="25.323651452282199" table:style-name="ce1">
            <text:p>25.3236514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422271223814802E-2" table:style-name="ce1">
            <text:p>0.031422271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5848874287370797E-2" table:style-name="ce1">
            <text:p>0.035848874</text:p>
          </table:table-cell>
          <table:table-cell office:value-type="float" office:value="1.6266625792970562" table:formula="of:=[.D486]+[.F486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0225_99995.pkl</text:p>
          </table:table-cell>
          <table:table-cell office:value-type="float" office:value="5283" table:style-name="ce1">
            <text:p>5283</text:p>
          </table:table-cell>
          <table:table-cell office:value-type="float" office:value="24.4103728941889" table:style-name="ce1">
            <text:p>24.4103728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2116294793779601E-2" table:style-name="ce1">
            <text:p>0.032116295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6685454365667898E-2" table:style-name="ce1">
            <text:p>0.036685454</text:p>
          </table:table-cell>
          <table:table-cell office:value-type="float" office:value="1.6266625792970562" table:formula="of:=[.D487]+[.F487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0225_99995.pkl</text:p>
          </table:table-cell>
          <table:table-cell office:value-type="float" office:value="5210" table:style-name="ce1">
            <text:p>5210</text:p>
          </table:table-cell>
          <table:table-cell office:value-type="float" office:value="21.930134357005802" table:style-name="ce1">
            <text:p>21.9301343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45999757193153E-2" table:style-name="ce1">
            <text:p>0.034599976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8625715773034898E-2" table:style-name="ce1">
            <text:p>0.038625716</text:p>
          </table:table-cell>
          <table:table-cell office:value-type="float" office:value="1.6266625792970562" table:formula="of:=[.D488]+[.F488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18_999995.pkl</text:p>
          </table:table-cell>
          <table:table-cell office:value-type="float" office:value="5309" table:style-name="ce1">
            <text:p>5309</text:p>
          </table:table-cell>
          <table:table-cell office:value-type="float" office:value="25.600301375023498" table:style-name="ce1">
            <text:p>25.6003013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0897785535071E-2" table:style-name="ce1">
            <text:p>0.031089779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54142802596411E-2" table:style-name="ce1">
            <text:p>0.03541428</text:p>
          </table:table-cell>
          <table:table-cell office:value-type="float" office:value="1.6266625792970562" table:formula="of:=[.D489]+[.F489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0225_9995.pkl</text:p>
          </table:table-cell>
          <table:table-cell office:value-type="float" office:value="5210" table:style-name="ce1">
            <text:p>5210</text:p>
          </table:table-cell>
          <table:table-cell office:value-type="float" office:value="21.930134357005802" table:style-name="ce1">
            <text:p>21.9301343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45999757193153E-2" table:style-name="ce1">
            <text:p>0.034599976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8625715773034898E-2" table:style-name="ce1">
            <text:p>0.038625716</text:p>
          </table:table-cell>
          <table:table-cell office:value-type="float" office:value="1.6266625792970562" table:formula="of:=[.D490]+[.F490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18_99995.pkl</text:p>
          </table:table-cell>
          <table:table-cell office:value-type="float" office:value="5309" table:style-name="ce1">
            <text:p>5309</text:p>
          </table:table-cell>
          <table:table-cell office:value-type="float" office:value="25.600301375023498" table:style-name="ce1">
            <text:p>25.6003013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0897785535071E-2" table:style-name="ce1">
            <text:p>0.031089779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54142802596411E-2" table:style-name="ce1">
            <text:p>0.03541428</text:p>
          </table:table-cell>
          <table:table-cell office:value-type="float" office:value="1.6266625792970562" table:formula="of:=[.D491]+[.F491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0225_9999995.pkl</text:p>
          </table:table-cell>
          <table:table-cell office:value-type="float" office:value="5283" table:style-name="ce1">
            <text:p>5283</text:p>
          </table:table-cell>
          <table:table-cell office:value-type="float" office:value="24.4103728941889" table:style-name="ce1">
            <text:p>24.4103728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2116294793779601E-2" table:style-name="ce1">
            <text:p>0.032116295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6685454365667898E-2" table:style-name="ce1">
            <text:p>0.036685454</text:p>
          </table:table-cell>
          <table:table-cell office:value-type="float" office:value="1.6266625792970562" table:formula="of:=[.D492]+[.F492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18_9995.pkl</text:p>
          </table:table-cell>
          <table:table-cell office:value-type="float" office:value="5302" table:style-name="ce1">
            <text:p>5302</text:p>
          </table:table-cell>
          <table:table-cell office:value-type="float" office:value="25.323651452282199" table:style-name="ce1">
            <text:p>25.3236514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422271223814802E-2" table:style-name="ce1">
            <text:p>0.031422271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5848874287370797E-2" table:style-name="ce1">
            <text:p>0.035848874</text:p>
          </table:table-cell>
          <table:table-cell office:value-type="float" office:value="1.6266625792970562" table:formula="of:=[.D493]+[.F493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18_9995.pkl</text:p>
          </table:table-cell>
          <table:table-cell office:value-type="float" office:value="5309" table:style-name="ce1">
            <text:p>5309</text:p>
          </table:table-cell>
          <table:table-cell office:value-type="float" office:value="25.600301375023498" table:style-name="ce1">
            <text:p>25.6003013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0897785535071E-2" table:style-name="ce1">
            <text:p>0.031089779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3.54142802596411E-2" table:style-name="ce1">
            <text:p>0.03541428</text:p>
          </table:table-cell>
          <table:table-cell office:value-type="float" office:value="1.6266625792970562" table:formula="of:=[.D494]+[.F494]" table:style-name="ce1">
            <text:p>1.626662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09_9999995.pkl</text:p>
          </table:table-cell>
          <table:table-cell office:value-type="float" office:value="5167" table:style-name="ce1">
            <text:p>5167</text:p>
          </table:table-cell>
          <table:table-cell office:value-type="float" office:value="18.044706793110102" table:style-name="ce1">
            <text:p>18.04470679</text:p>
          </table:table-cell>
          <table:table-cell office:value-type="float" office:value="0.80459770114942497" table:style-name="ce1">
            <text:p>0.804597701</text:p>
          </table:table-cell>
          <table:table-cell office:value-type="float" office:value="3.7740935436042601E-2" table:style-name="ce1">
            <text:p>0.037740935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4.1801000555864401E-2" table:style-name="ce1">
            <text:p>0.041801001</text:p>
          </table:table-cell>
          <table:table-cell office:value-type="float" office:value="1.625558399839381" table:formula="of:=[.D495]+[.F495]" table:style-name="ce1">
            <text:p>1.62555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09_99995.pkl</text:p>
          </table:table-cell>
          <table:table-cell office:value-type="float" office:value="5167" table:style-name="ce1">
            <text:p>5167</text:p>
          </table:table-cell>
          <table:table-cell office:value-type="float" office:value="18.044706793110102" table:style-name="ce1">
            <text:p>18.04470679</text:p>
          </table:table-cell>
          <table:table-cell office:value-type="float" office:value="0.80459770114942497" table:style-name="ce1">
            <text:p>0.804597701</text:p>
          </table:table-cell>
          <table:table-cell office:value-type="float" office:value="3.7740935436042601E-2" table:style-name="ce1">
            <text:p>0.037740935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4.1801000555864401E-2" table:style-name="ce1">
            <text:p>0.041801001</text:p>
          </table:table-cell>
          <table:table-cell office:value-type="float" office:value="1.625558399839381" table:formula="of:=[.D496]+[.F496]" table:style-name="ce1">
            <text:p>1.62555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09_999995.pkl</text:p>
          </table:table-cell>
          <table:table-cell office:value-type="float" office:value="5167" table:style-name="ce1">
            <text:p>5167</text:p>
          </table:table-cell>
          <table:table-cell office:value-type="float" office:value="18.044706793110102" table:style-name="ce1">
            <text:p>18.04470679</text:p>
          </table:table-cell>
          <table:table-cell office:value-type="float" office:value="0.80459770114942497" table:style-name="ce1">
            <text:p>0.804597701</text:p>
          </table:table-cell>
          <table:table-cell office:value-type="float" office:value="3.7740935436042601E-2" table:style-name="ce1">
            <text:p>0.037740935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4.1801000555864401E-2" table:style-name="ce1">
            <text:p>0.041801001</text:p>
          </table:table-cell>
          <table:table-cell office:value-type="float" office:value="1.625558399839381" table:formula="of:=[.D497]+[.F497]" table:style-name="ce1">
            <text:p>1.62555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09_9995.pkl</text:p>
          </table:table-cell>
          <table:table-cell office:value-type="float" office:value="5167" table:style-name="ce1">
            <text:p>5167</text:p>
          </table:table-cell>
          <table:table-cell office:value-type="float" office:value="18.044706793110102" table:style-name="ce1">
            <text:p>18.04470679</text:p>
          </table:table-cell>
          <table:table-cell office:value-type="float" office:value="0.80459770114942497" table:style-name="ce1">
            <text:p>0.804597701</text:p>
          </table:table-cell>
          <table:table-cell office:value-type="float" office:value="3.7740935436042601E-2" table:style-name="ce1">
            <text:p>0.037740935</text:p>
          </table:table-cell>
          <table:table-cell office:value-type="float" office:value="0.82096069868995603" table:style-name="ce1">
            <text:p>0.820960699</text:p>
          </table:table-cell>
          <table:table-cell office:value-type="float" office:value="4.1801000555864401E-2" table:style-name="ce1">
            <text:p>0.041801001</text:p>
          </table:table-cell>
          <table:table-cell office:value-type="float" office:value="1.625558399839381" table:formula="of:=[.D498]+[.F498]" table:style-name="ce1">
            <text:p>1.62555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0225_999995.pkl</text:p>
          </table:table-cell>
          <table:table-cell office:value-type="float" office:value="5206" table:style-name="ce1">
            <text:p>5206</text:p>
          </table:table-cell>
          <table:table-cell office:value-type="float" office:value="18.5574337303112" table:style-name="ce1">
            <text:p>18.55743373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6901812491850303E-2" table:style-name="ce1">
            <text:p>0.036901812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4.0189634737636003E-2" table:style-name="ce1">
            <text:p>0.040189635</text:p>
          </table:table-cell>
          <table:table-cell office:value-type="float" office:value="1.6252987324983419" table:formula="of:=[.D499]+[.F499]" table:style-name="ce1">
            <text:p>1.6252987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36_9999995.pkl</text:p>
          </table:table-cell>
          <table:table-cell office:value-type="float" office:value="5234" table:style-name="ce1">
            <text:p>5234</text:p>
          </table:table-cell>
          <table:table-cell office:value-type="float" office:value="19.132021398548002" table:style-name="ce1">
            <text:p>19.1320214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5304391217564901E-2" table:style-name="ce1">
            <text:p>0.035304391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867288750648E-2" table:style-name="ce1">
            <text:p>0.038672888</text:p>
          </table:table-cell>
          <table:table-cell office:value-type="float" office:value="1.6252987324983419" table:formula="of:=[.D500]+[.F500]" table:style-name="ce1">
            <text:p>1.6252987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0225_99995.pkl</text:p>
          </table:table-cell>
          <table:table-cell office:value-type="float" office:value="5206" table:style-name="ce1">
            <text:p>5206</text:p>
          </table:table-cell>
          <table:table-cell office:value-type="float" office:value="18.5574337303112" table:style-name="ce1">
            <text:p>18.55743373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6901812491850303E-2" table:style-name="ce1">
            <text:p>0.036901812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4.0189634737636003E-2" table:style-name="ce1">
            <text:p>0.040189635</text:p>
          </table:table-cell>
          <table:table-cell office:value-type="float" office:value="1.6252987324983419" table:formula="of:=[.D501]+[.F501]" table:style-name="ce1">
            <text:p>1.6252987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36_9995.pkl</text:p>
          </table:table-cell>
          <table:table-cell office:value-type="float" office:value="5234" table:style-name="ce1">
            <text:p>5234</text:p>
          </table:table-cell>
          <table:table-cell office:value-type="float" office:value="19.132021398548002" table:style-name="ce1">
            <text:p>19.1320214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5304391217564901E-2" table:style-name="ce1">
            <text:p>0.035304391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867288750648E-2" table:style-name="ce1">
            <text:p>0.038672888</text:p>
          </table:table-cell>
          <table:table-cell office:value-type="float" office:value="1.6252987324983419" table:formula="of:=[.D502]+[.F502]" table:style-name="ce1">
            <text:p>1.6252987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0225_9995.pkl</text:p>
          </table:table-cell>
          <table:table-cell office:value-type="float" office:value="5206" table:style-name="ce1">
            <text:p>5206</text:p>
          </table:table-cell>
          <table:table-cell office:value-type="float" office:value="18.5574337303112" table:style-name="ce1">
            <text:p>18.55743373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6901812491850303E-2" table:style-name="ce1">
            <text:p>0.036901812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4.0189634737636003E-2" table:style-name="ce1">
            <text:p>0.040189635</text:p>
          </table:table-cell>
          <table:table-cell office:value-type="float" office:value="1.6252987324983419" table:formula="of:=[.D503]+[.F503]" table:style-name="ce1">
            <text:p>1.6252987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0225_9999995.pkl</text:p>
          </table:table-cell>
          <table:table-cell office:value-type="float" office:value="5206" table:style-name="ce1">
            <text:p>5206</text:p>
          </table:table-cell>
          <table:table-cell office:value-type="float" office:value="18.5574337303112" table:style-name="ce1">
            <text:p>18.55743373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6901812491850303E-2" table:style-name="ce1">
            <text:p>0.036901812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4.0189634737636003E-2" table:style-name="ce1">
            <text:p>0.040189635</text:p>
          </table:table-cell>
          <table:table-cell office:value-type="float" office:value="1.6252987324983419" table:formula="of:=[.D504]+[.F504]" table:style-name="ce1">
            <text:p>1.6252987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36_99995.pkl</text:p>
          </table:table-cell>
          <table:table-cell office:value-type="float" office:value="5234" table:style-name="ce1">
            <text:p>5234</text:p>
          </table:table-cell>
          <table:table-cell office:value-type="float" office:value="19.132021398548002" table:style-name="ce1">
            <text:p>19.1320214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5304391217564901E-2" table:style-name="ce1">
            <text:p>0.035304391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867288750648E-2" table:style-name="ce1">
            <text:p>0.038672888</text:p>
          </table:table-cell>
          <table:table-cell office:value-type="float" office:value="1.6252987324983419" table:formula="of:=[.D505]+[.F505]" table:style-name="ce1">
            <text:p>1.6252987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36_999995.pkl</text:p>
          </table:table-cell>
          <table:table-cell office:value-type="float" office:value="5234" table:style-name="ce1">
            <text:p>5234</text:p>
          </table:table-cell>
          <table:table-cell office:value-type="float" office:value="19.132021398548002" table:style-name="ce1">
            <text:p>19.1320214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3.5304391217564901E-2" table:style-name="ce1">
            <text:p>0.035304391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3.867288750648E-2" table:style-name="ce1">
            <text:p>0.038672888</text:p>
          </table:table-cell>
          <table:table-cell office:value-type="float" office:value="1.6252987324983419" table:formula="of:=[.D506]+[.F506]" table:style-name="ce1">
            <text:p>1.6252987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09_999995.pkl</text:p>
          </table:table-cell>
          <table:table-cell office:value-type="float" office:value="5566" table:style-name="ce1">
            <text:p>5566</text:p>
          </table:table-cell>
          <table:table-cell office:value-type="float" office:value="13.9550844412505" table:style-name="ce1">
            <text:p>13.95508444</text:p>
          </table:table-cell>
          <table:table-cell office:value-type="float" office:value="0.80341880341880301" table:style-name="ce1">
            <text:p>0.803418803</text:p>
          </table:table-cell>
          <table:table-cell office:value-type="float" office:value="4.1525548520100097E-2" table:style-name="ce1">
            <text:p>0.041525549</text:p>
          </table:table-cell>
          <table:table-cell office:value-type="float" office:value="0.82135076252723305" table:style-name="ce1">
            <text:p>0.821350763</text:p>
          </table:table-cell>
          <table:table-cell office:value-type="float" office:value="4.3503346411262397E-2" table:style-name="ce1">
            <text:p>0.043503346</text:p>
          </table:table-cell>
          <table:table-cell office:value-type="float" office:value="1.6247695659460359" table:formula="of:=[.D507]+[.F507]" table:style-name="ce1">
            <text:p>1.6247695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09_9995.pkl</text:p>
          </table:table-cell>
          <table:table-cell office:value-type="float" office:value="5566" table:style-name="ce1">
            <text:p>5566</text:p>
          </table:table-cell>
          <table:table-cell office:value-type="float" office:value="13.9550844412505" table:style-name="ce1">
            <text:p>13.95508444</text:p>
          </table:table-cell>
          <table:table-cell office:value-type="float" office:value="0.80341880341880301" table:style-name="ce1">
            <text:p>0.803418803</text:p>
          </table:table-cell>
          <table:table-cell office:value-type="float" office:value="4.1525548520100097E-2" table:style-name="ce1">
            <text:p>0.041525549</text:p>
          </table:table-cell>
          <table:table-cell office:value-type="float" office:value="0.82135076252723305" table:style-name="ce1">
            <text:p>0.821350763</text:p>
          </table:table-cell>
          <table:table-cell office:value-type="float" office:value="4.3503346411262397E-2" table:style-name="ce1">
            <text:p>0.043503346</text:p>
          </table:table-cell>
          <table:table-cell office:value-type="float" office:value="1.6247695659460359" table:formula="of:=[.D508]+[.F508]" table:style-name="ce1">
            <text:p>1.6247695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09_9999995.pkl</text:p>
          </table:table-cell>
          <table:table-cell office:value-type="float" office:value="5566" table:style-name="ce1">
            <text:p>5566</text:p>
          </table:table-cell>
          <table:table-cell office:value-type="float" office:value="13.9550844412505" table:style-name="ce1">
            <text:p>13.95508444</text:p>
          </table:table-cell>
          <table:table-cell office:value-type="float" office:value="0.80341880341880301" table:style-name="ce1">
            <text:p>0.803418803</text:p>
          </table:table-cell>
          <table:table-cell office:value-type="float" office:value="4.1525548520100097E-2" table:style-name="ce1">
            <text:p>0.041525549</text:p>
          </table:table-cell>
          <table:table-cell office:value-type="float" office:value="0.82135076252723305" table:style-name="ce1">
            <text:p>0.821350763</text:p>
          </table:table-cell>
          <table:table-cell office:value-type="float" office:value="4.3503346411262397E-2" table:style-name="ce1">
            <text:p>0.043503346</text:p>
          </table:table-cell>
          <table:table-cell office:value-type="float" office:value="1.6247695659460359" table:formula="of:=[.D509]+[.F509]" table:style-name="ce1">
            <text:p>1.6247695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09_99995.pkl</text:p>
          </table:table-cell>
          <table:table-cell office:value-type="float" office:value="5566" table:style-name="ce1">
            <text:p>5566</text:p>
          </table:table-cell>
          <table:table-cell office:value-type="float" office:value="13.9550844412505" table:style-name="ce1">
            <text:p>13.95508444</text:p>
          </table:table-cell>
          <table:table-cell office:value-type="float" office:value="0.80341880341880301" table:style-name="ce1">
            <text:p>0.803418803</text:p>
          </table:table-cell>
          <table:table-cell office:value-type="float" office:value="4.1525548520100097E-2" table:style-name="ce1">
            <text:p>0.041525549</text:p>
          </table:table-cell>
          <table:table-cell office:value-type="float" office:value="0.82135076252723305" table:style-name="ce1">
            <text:p>0.821350763</text:p>
          </table:table-cell>
          <table:table-cell office:value-type="float" office:value="4.3503346411262397E-2" table:style-name="ce1">
            <text:p>0.043503346</text:p>
          </table:table-cell>
          <table:table-cell office:value-type="float" office:value="1.6247695659460359" table:formula="of:=[.D510]+[.F510]" table:style-name="ce1">
            <text:p>1.6247695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36_999995.pkl</text:p>
          </table:table-cell>
          <table:table-cell office:value-type="float" office:value="5231" table:style-name="ce1">
            <text:p>5231</text:p>
          </table:table-cell>
          <table:table-cell office:value-type="float" office:value="19.020837316000801" table:style-name="ce1">
            <text:p>19.02083732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7640149492792298E-2" table:style-name="ce1">
            <text:p>0.037640149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1885989472505297E-2" table:style-name="ce1">
            <text:p>0.041885989</text:p>
          </table:table-cell>
          <table:table-cell office:value-type="float" office:value="1.624616809098985" table:formula="of:=[.D511]+[.F511]" table:style-name="ce1">
            <text:p>1.624616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36_99995.pkl</text:p>
          </table:table-cell>
          <table:table-cell office:value-type="float" office:value="5231" table:style-name="ce1">
            <text:p>5231</text:p>
          </table:table-cell>
          <table:table-cell office:value-type="float" office:value="19.020837316000801" table:style-name="ce1">
            <text:p>19.02083732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7640149492792298E-2" table:style-name="ce1">
            <text:p>0.037640149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1885989472505297E-2" table:style-name="ce1">
            <text:p>0.041885989</text:p>
          </table:table-cell>
          <table:table-cell office:value-type="float" office:value="1.624616809098985" table:formula="of:=[.D512]+[.F512]" table:style-name="ce1">
            <text:p>1.624616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36_9999995.pkl</text:p>
          </table:table-cell>
          <table:table-cell office:value-type="float" office:value="5231" table:style-name="ce1">
            <text:p>5231</text:p>
          </table:table-cell>
          <table:table-cell office:value-type="float" office:value="19.020837316000801" table:style-name="ce1">
            <text:p>19.02083732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7640149492792298E-2" table:style-name="ce1">
            <text:p>0.037640149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1885989472505297E-2" table:style-name="ce1">
            <text:p>0.041885989</text:p>
          </table:table-cell>
          <table:table-cell office:value-type="float" office:value="1.624616809098985" table:formula="of:=[.D513]+[.F513]" table:style-name="ce1">
            <text:p>1.624616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36_9995.pkl</text:p>
          </table:table-cell>
          <table:table-cell office:value-type="float" office:value="5231" table:style-name="ce1">
            <text:p>5231</text:p>
          </table:table-cell>
          <table:table-cell office:value-type="float" office:value="19.020837316000801" table:style-name="ce1">
            <text:p>19.02083732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7640149492792298E-2" table:style-name="ce1">
            <text:p>0.037640149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1885989472505297E-2" table:style-name="ce1">
            <text:p>0.041885989</text:p>
          </table:table-cell>
          <table:table-cell office:value-type="float" office:value="1.624616809098985" table:formula="of:=[.D514]+[.F514]" table:style-name="ce1">
            <text:p>1.624616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18_9995.pkl</text:p>
          </table:table-cell>
          <table:table-cell office:value-type="float" office:value="15655" table:style-name="ce1">
            <text:p>15655</text:p>
          </table:table-cell>
          <table:table-cell office:value-type="float" office:value="10.2813158735228" table:style-name="ce1">
            <text:p>10.28131587</text:p>
          </table:table-cell>
          <table:table-cell office:value-type="float" office:value="0.79551122194513701" table:style-name="ce1">
            <text:p>0.795511222</text:p>
          </table:table-cell>
          <table:table-cell office:value-type="float" office:value="3.20184683328315E-2" table:style-name="ce1">
            <text:p>0.032018468</text:p>
          </table:table-cell>
          <table:table-cell office:value-type="float" office:value="0.82869379014989297" table:style-name="ce1">
            <text:p>0.82869379</text:p>
          </table:table-cell>
          <table:table-cell office:value-type="float" office:value="3.2743886961671902E-2" table:style-name="ce1">
            <text:p>0.032743887</text:p>
          </table:table-cell>
          <table:table-cell office:value-type="float" office:value="1.62420501209503" table:formula="of:=[.D515]+[.F515]" table:style-name="ce1">
            <text:p>1.6242050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18_999995.pkl</text:p>
          </table:table-cell>
          <table:table-cell office:value-type="float" office:value="15655" table:style-name="ce1">
            <text:p>15655</text:p>
          </table:table-cell>
          <table:table-cell office:value-type="float" office:value="10.2813158735228" table:style-name="ce1">
            <text:p>10.28131587</text:p>
          </table:table-cell>
          <table:table-cell office:value-type="float" office:value="0.79551122194513701" table:style-name="ce1">
            <text:p>0.795511222</text:p>
          </table:table-cell>
          <table:table-cell office:value-type="float" office:value="3.20184683328315E-2" table:style-name="ce1">
            <text:p>0.032018468</text:p>
          </table:table-cell>
          <table:table-cell office:value-type="float" office:value="0.82869379014989297" table:style-name="ce1">
            <text:p>0.82869379</text:p>
          </table:table-cell>
          <table:table-cell office:value-type="float" office:value="3.2743886961671902E-2" table:style-name="ce1">
            <text:p>0.032743887</text:p>
          </table:table-cell>
          <table:table-cell office:value-type="float" office:value="1.62420501209503" table:formula="of:=[.D516]+[.F516]" table:style-name="ce1">
            <text:p>1.6242050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18_9999995.pkl</text:p>
          </table:table-cell>
          <table:table-cell office:value-type="float" office:value="15655" table:style-name="ce1">
            <text:p>15655</text:p>
          </table:table-cell>
          <table:table-cell office:value-type="float" office:value="10.2813158735228" table:style-name="ce1">
            <text:p>10.28131587</text:p>
          </table:table-cell>
          <table:table-cell office:value-type="float" office:value="0.79551122194513701" table:style-name="ce1">
            <text:p>0.795511222</text:p>
          </table:table-cell>
          <table:table-cell office:value-type="float" office:value="3.20184683328315E-2" table:style-name="ce1">
            <text:p>0.032018468</text:p>
          </table:table-cell>
          <table:table-cell office:value-type="float" office:value="0.82869379014989297" table:style-name="ce1">
            <text:p>0.82869379</text:p>
          </table:table-cell>
          <table:table-cell office:value-type="float" office:value="3.2743886961671902E-2" table:style-name="ce1">
            <text:p>0.032743887</text:p>
          </table:table-cell>
          <table:table-cell office:value-type="float" office:value="1.62420501209503" table:formula="of:=[.D517]+[.F517]" table:style-name="ce1">
            <text:p>1.6242050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18_99995.pkl</text:p>
          </table:table-cell>
          <table:table-cell office:value-type="float" office:value="15655" table:style-name="ce1">
            <text:p>15655</text:p>
          </table:table-cell>
          <table:table-cell office:value-type="float" office:value="10.2813158735228" table:style-name="ce1">
            <text:p>10.28131587</text:p>
          </table:table-cell>
          <table:table-cell office:value-type="float" office:value="0.79551122194513701" table:style-name="ce1">
            <text:p>0.795511222</text:p>
          </table:table-cell>
          <table:table-cell office:value-type="float" office:value="3.20184683328315E-2" table:style-name="ce1">
            <text:p>0.032018468</text:p>
          </table:table-cell>
          <table:table-cell office:value-type="float" office:value="0.82869379014989297" table:style-name="ce1">
            <text:p>0.82869379</text:p>
          </table:table-cell>
          <table:table-cell office:value-type="float" office:value="3.2743886961671902E-2" table:style-name="ce1">
            <text:p>0.032743887</text:p>
          </table:table-cell>
          <table:table-cell office:value-type="float" office:value="1.62420501209503" table:formula="of:=[.D518]+[.F518]" table:style-name="ce1">
            <text:p>1.6242050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18_9995.pkl</text:p>
          </table:table-cell>
          <table:table-cell office:value-type="float" office:value="5316" table:style-name="ce1">
            <text:p>5316</text:p>
          </table:table-cell>
          <table:table-cell office:value-type="float" office:value="25.325996990218201" table:style-name="ce1">
            <text:p>25.3259969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366527747313001E-2" table:style-name="ce1">
            <text:p>0.031366528</text:p>
          </table:table-cell>
          <table:table-cell office:value-type="float" office:value="0.80349344978165904" table:style-name="ce1">
            <text:p>0.80349345</text:p>
          </table:table-cell>
          <table:table-cell office:value-type="float" office:value="3.5398230088495602E-2" table:style-name="ce1">
            <text:p>0.03539823</text:p>
          </table:table-cell>
          <table:table-cell office:value-type="float" office:value="1.622977690469338" table:formula="of:=[.D519]+[.F519]" table:style-name="ce1">
            <text:p>1.622977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18_999995.pkl</text:p>
          </table:table-cell>
          <table:table-cell office:value-type="float" office:value="5316" table:style-name="ce1">
            <text:p>5316</text:p>
          </table:table-cell>
          <table:table-cell office:value-type="float" office:value="25.325996990218201" table:style-name="ce1">
            <text:p>25.3259969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366527747313001E-2" table:style-name="ce1">
            <text:p>0.031366528</text:p>
          </table:table-cell>
          <table:table-cell office:value-type="float" office:value="0.80349344978165904" table:style-name="ce1">
            <text:p>0.80349345</text:p>
          </table:table-cell>
          <table:table-cell office:value-type="float" office:value="3.5398230088495602E-2" table:style-name="ce1">
            <text:p>0.03539823</text:p>
          </table:table-cell>
          <table:table-cell office:value-type="float" office:value="1.622977690469338" table:formula="of:=[.D520]+[.F520]" table:style-name="ce1">
            <text:p>1.622977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18_99995.pkl</text:p>
          </table:table-cell>
          <table:table-cell office:value-type="float" office:value="5316" table:style-name="ce1">
            <text:p>5316</text:p>
          </table:table-cell>
          <table:table-cell office:value-type="float" office:value="25.325996990218201" table:style-name="ce1">
            <text:p>25.3259969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366527747313001E-2" table:style-name="ce1">
            <text:p>0.031366528</text:p>
          </table:table-cell>
          <table:table-cell office:value-type="float" office:value="0.80349344978165904" table:style-name="ce1">
            <text:p>0.80349345</text:p>
          </table:table-cell>
          <table:table-cell office:value-type="float" office:value="3.5398230088495602E-2" table:style-name="ce1">
            <text:p>0.03539823</text:p>
          </table:table-cell>
          <table:table-cell office:value-type="float" office:value="1.622977690469338" table:formula="of:=[.D521]+[.F521]" table:style-name="ce1">
            <text:p>1.622977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18_9999995.pkl</text:p>
          </table:table-cell>
          <table:table-cell office:value-type="float" office:value="5316" table:style-name="ce1">
            <text:p>5316</text:p>
          </table:table-cell>
          <table:table-cell office:value-type="float" office:value="25.325996990218201" table:style-name="ce1">
            <text:p>25.3259969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366527747313001E-2" table:style-name="ce1">
            <text:p>0.031366528</text:p>
          </table:table-cell>
          <table:table-cell office:value-type="float" office:value="0.80349344978165904" table:style-name="ce1">
            <text:p>0.80349345</text:p>
          </table:table-cell>
          <table:table-cell office:value-type="float" office:value="3.5398230088495602E-2" table:style-name="ce1">
            <text:p>0.03539823</text:p>
          </table:table-cell>
          <table:table-cell office:value-type="float" office:value="1.622977690469338" table:formula="of:=[.D522]+[.F522]" table:style-name="ce1">
            <text:p>1.622977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0225_99995.pkl</text:p>
          </table:table-cell>
          <table:table-cell office:value-type="float" office:value="5137" table:style-name="ce1">
            <text:p>5137</text:p>
          </table:table-cell>
          <table:table-cell office:value-type="float" office:value="13.055869184348801" table:style-name="ce1">
            <text:p>13.05586918</text:p>
          </table:table-cell>
          <table:table-cell office:value-type="float" office:value="0.80403458213256496" table:style-name="ce1">
            <text:p>0.804034582</text:p>
          </table:table-cell>
          <table:table-cell office:value-type="float" office:value="4.29759704251386E-2" table:style-name="ce1">
            <text:p>0.0429759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4457617071724999E-2" table:style-name="ce1">
            <text:p>0.044457617</text:p>
          </table:table-cell>
          <table:table-cell office:value-type="float" office:value="1.6228118747089839" table:formula="of:=[.D523]+[.F523]" table:style-name="ce1">
            <text:p>1.6228118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0225_9999995.pkl</text:p>
          </table:table-cell>
          <table:table-cell office:value-type="float" office:value="5137" table:style-name="ce1">
            <text:p>5137</text:p>
          </table:table-cell>
          <table:table-cell office:value-type="float" office:value="13.055869184348801" table:style-name="ce1">
            <text:p>13.05586918</text:p>
          </table:table-cell>
          <table:table-cell office:value-type="float" office:value="0.80403458213256496" table:style-name="ce1">
            <text:p>0.804034582</text:p>
          </table:table-cell>
          <table:table-cell office:value-type="float" office:value="4.29759704251386E-2" table:style-name="ce1">
            <text:p>0.0429759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4457617071724999E-2" table:style-name="ce1">
            <text:p>0.044457617</text:p>
          </table:table-cell>
          <table:table-cell office:value-type="float" office:value="1.6228118747089839" table:formula="of:=[.D524]+[.F524]" table:style-name="ce1">
            <text:p>1.6228118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0225_9995.pkl</text:p>
          </table:table-cell>
          <table:table-cell office:value-type="float" office:value="5137" table:style-name="ce1">
            <text:p>5137</text:p>
          </table:table-cell>
          <table:table-cell office:value-type="float" office:value="13.055869184348801" table:style-name="ce1">
            <text:p>13.05586918</text:p>
          </table:table-cell>
          <table:table-cell office:value-type="float" office:value="0.80403458213256496" table:style-name="ce1">
            <text:p>0.804034582</text:p>
          </table:table-cell>
          <table:table-cell office:value-type="float" office:value="4.29759704251386E-2" table:style-name="ce1">
            <text:p>0.0429759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4457617071724999E-2" table:style-name="ce1">
            <text:p>0.044457617</text:p>
          </table:table-cell>
          <table:table-cell office:value-type="float" office:value="1.6228118747089839" table:formula="of:=[.D525]+[.F525]" table:style-name="ce1">
            <text:p>1.6228118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0225_999995.pkl</text:p>
          </table:table-cell>
          <table:table-cell office:value-type="float" office:value="5137" table:style-name="ce1">
            <text:p>5137</text:p>
          </table:table-cell>
          <table:table-cell office:value-type="float" office:value="13.055869184348801" table:style-name="ce1">
            <text:p>13.05586918</text:p>
          </table:table-cell>
          <table:table-cell office:value-type="float" office:value="0.80403458213256496" table:style-name="ce1">
            <text:p>0.804034582</text:p>
          </table:table-cell>
          <table:table-cell office:value-type="float" office:value="4.29759704251386E-2" table:style-name="ce1">
            <text:p>0.0429759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4457617071724999E-2" table:style-name="ce1">
            <text:p>0.044457617</text:p>
          </table:table-cell>
          <table:table-cell office:value-type="float" office:value="1.6228118747089839" table:formula="of:=[.D526]+[.F526]" table:style-name="ce1">
            <text:p>1.6228118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045_999995.pkl</text:p>
          </table:table-cell>
          <table:table-cell office:value-type="float" office:value="5226" table:style-name="ce1">
            <text:p>5226</text:p>
          </table:table-cell>
          <table:table-cell office:value-type="float" office:value="18.2652123995408" table:style-name="ce1">
            <text:p>18.2652124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8005390835579501E-2" table:style-name="ce1">
            <text:p>0.038005391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4.1596966655514697E-2" table:style-name="ce1">
            <text:p>0.041596967</text:p>
          </table:table-cell>
          <table:table-cell office:value-type="float" office:value="1.6224334029854481" table:formula="of:=[.D527]+[.F527]" table:style-name="ce1">
            <text:p>1.6224334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045_9999995.pkl</text:p>
          </table:table-cell>
          <table:table-cell office:value-type="float" office:value="5226" table:style-name="ce1">
            <text:p>5226</text:p>
          </table:table-cell>
          <table:table-cell office:value-type="float" office:value="18.2652123995408" table:style-name="ce1">
            <text:p>18.2652124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8005390835579501E-2" table:style-name="ce1">
            <text:p>0.038005391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4.1596966655514697E-2" table:style-name="ce1">
            <text:p>0.041596967</text:p>
          </table:table-cell>
          <table:table-cell office:value-type="float" office:value="1.6224334029854481" table:formula="of:=[.D528]+[.F528]" table:style-name="ce1">
            <text:p>1.6224334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045_9995.pkl</text:p>
          </table:table-cell>
          <table:table-cell office:value-type="float" office:value="5226" table:style-name="ce1">
            <text:p>5226</text:p>
          </table:table-cell>
          <table:table-cell office:value-type="float" office:value="18.2652123995408" table:style-name="ce1">
            <text:p>18.2652124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8005390835579501E-2" table:style-name="ce1">
            <text:p>0.038005391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4.1596966655514697E-2" table:style-name="ce1">
            <text:p>0.041596967</text:p>
          </table:table-cell>
          <table:table-cell office:value-type="float" office:value="1.6224334029854481" table:formula="of:=[.D529]+[.F529]" table:style-name="ce1">
            <text:p>1.6224334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045_99995.pkl</text:p>
          </table:table-cell>
          <table:table-cell office:value-type="float" office:value="5226" table:style-name="ce1">
            <text:p>5226</text:p>
          </table:table-cell>
          <table:table-cell office:value-type="float" office:value="18.2652123995408" table:style-name="ce1">
            <text:p>18.2652124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8005390835579501E-2" table:style-name="ce1">
            <text:p>0.038005391</text:p>
          </table:table-cell>
          <table:table-cell office:value-type="float" office:value="0.81441048034934505" table:style-name="ce1">
            <text:p>0.81441048</text:p>
          </table:table-cell>
          <table:table-cell office:value-type="float" office:value="4.1596966655514697E-2" table:style-name="ce1">
            <text:p>0.041596967</text:p>
          </table:table-cell>
          <table:table-cell office:value-type="float" office:value="1.6224334029854481" table:formula="of:=[.D530]+[.F530]" table:style-name="ce1">
            <text:p>1.6224334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18_99995.pkl</text:p>
          </table:table-cell>
          <table:table-cell office:value-type="float" office:value="5320" table:style-name="ce1">
            <text:p>5320</text:p>
          </table:table-cell>
          <table:table-cell office:value-type="float" office:value="25.081015037594" table:style-name="ce1">
            <text:p>25.0810150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253426910845497E-2" table:style-name="ce1">
            <text:p>0.031253427</text:p>
          </table:table-cell>
          <table:table-cell office:value-type="float" office:value="0.805676855895197" table:style-name="ce1">
            <text:p>0.805676856</text:p>
          </table:table-cell>
          <table:table-cell office:value-type="float" office:value="3.5538861600693403E-2" table:style-name="ce1">
            <text:p>0.035538862</text:p>
          </table:table-cell>
          <table:table-cell office:value-type="float" office:value="1.622295767069982" table:formula="of:=[.D531]+[.F531]" table:style-name="ce1">
            <text:p>1.6222957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36_9995.pkl</text:p>
          </table:table-cell>
          <table:table-cell office:value-type="float" office:value="5321" table:style-name="ce1">
            <text:p>5321</text:p>
          </table:table-cell>
          <table:table-cell office:value-type="float" office:value="25.690283781244101" table:style-name="ce1">
            <text:p>25.6902837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7211382990191E-2" table:style-name="ce1">
            <text:p>0.030721138</text:p>
          </table:table-cell>
          <table:table-cell office:value-type="float" office:value="0.805676855895197" table:style-name="ce1">
            <text:p>0.805676856</text:p>
          </table:table-cell>
          <table:table-cell office:value-type="float" office:value="3.4755580672506399E-2" table:style-name="ce1">
            <text:p>0.034755581</text:p>
          </table:table-cell>
          <table:table-cell office:value-type="float" office:value="1.622295767069982" table:formula="of:=[.D532]+[.F532]" table:style-name="ce1">
            <text:p>1.6222957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18_9999995.pkl</text:p>
          </table:table-cell>
          <table:table-cell office:value-type="float" office:value="5320" table:style-name="ce1">
            <text:p>5320</text:p>
          </table:table-cell>
          <table:table-cell office:value-type="float" office:value="25.081015037594" table:style-name="ce1">
            <text:p>25.0810150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253426910845497E-2" table:style-name="ce1">
            <text:p>0.031253427</text:p>
          </table:table-cell>
          <table:table-cell office:value-type="float" office:value="0.805676855895197" table:style-name="ce1">
            <text:p>0.805676856</text:p>
          </table:table-cell>
          <table:table-cell office:value-type="float" office:value="3.5538861600693403E-2" table:style-name="ce1">
            <text:p>0.035538862</text:p>
          </table:table-cell>
          <table:table-cell office:value-type="float" office:value="1.622295767069982" table:formula="of:=[.D533]+[.F533]" table:style-name="ce1">
            <text:p>1.6222957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18_9995.pkl</text:p>
          </table:table-cell>
          <table:table-cell office:value-type="float" office:value="5320" table:style-name="ce1">
            <text:p>5320</text:p>
          </table:table-cell>
          <table:table-cell office:value-type="float" office:value="25.081015037594" table:style-name="ce1">
            <text:p>25.0810150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253426910845497E-2" table:style-name="ce1">
            <text:p>0.031253427</text:p>
          </table:table-cell>
          <table:table-cell office:value-type="float" office:value="0.805676855895197" table:style-name="ce1">
            <text:p>0.805676856</text:p>
          </table:table-cell>
          <table:table-cell office:value-type="float" office:value="3.5538861600693403E-2" table:style-name="ce1">
            <text:p>0.035538862</text:p>
          </table:table-cell>
          <table:table-cell office:value-type="float" office:value="1.622295767069982" table:formula="of:=[.D534]+[.F534]" table:style-name="ce1">
            <text:p>1.6222957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18_999995.pkl</text:p>
          </table:table-cell>
          <table:table-cell office:value-type="float" office:value="5320" table:style-name="ce1">
            <text:p>5320</text:p>
          </table:table-cell>
          <table:table-cell office:value-type="float" office:value="25.081015037594" table:style-name="ce1">
            <text:p>25.0810150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253426910845497E-2" table:style-name="ce1">
            <text:p>0.031253427</text:p>
          </table:table-cell>
          <table:table-cell office:value-type="float" office:value="0.805676855895197" table:style-name="ce1">
            <text:p>0.805676856</text:p>
          </table:table-cell>
          <table:table-cell office:value-type="float" office:value="3.5538861600693403E-2" table:style-name="ce1">
            <text:p>0.035538862</text:p>
          </table:table-cell>
          <table:table-cell office:value-type="float" office:value="1.622295767069982" table:formula="of:=[.D535]+[.F535]" table:style-name="ce1">
            <text:p>1.6222957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36_9999995.pkl</text:p>
          </table:table-cell>
          <table:table-cell office:value-type="float" office:value="5321" table:style-name="ce1">
            <text:p>5321</text:p>
          </table:table-cell>
          <table:table-cell office:value-type="float" office:value="25.690283781244101" table:style-name="ce1">
            <text:p>25.6902837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7211382990191E-2" table:style-name="ce1">
            <text:p>0.030721138</text:p>
          </table:table-cell>
          <table:table-cell office:value-type="float" office:value="0.805676855895197" table:style-name="ce1">
            <text:p>0.805676856</text:p>
          </table:table-cell>
          <table:table-cell office:value-type="float" office:value="3.4755580672506399E-2" table:style-name="ce1">
            <text:p>0.034755581</text:p>
          </table:table-cell>
          <table:table-cell office:value-type="float" office:value="1.622295767069982" table:formula="of:=[.D536]+[.F536]" table:style-name="ce1">
            <text:p>1.6222957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36_99995.pkl</text:p>
          </table:table-cell>
          <table:table-cell office:value-type="float" office:value="5321" table:style-name="ce1">
            <text:p>5321</text:p>
          </table:table-cell>
          <table:table-cell office:value-type="float" office:value="25.690283781244101" table:style-name="ce1">
            <text:p>25.6902837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7211382990191E-2" table:style-name="ce1">
            <text:p>0.030721138</text:p>
          </table:table-cell>
          <table:table-cell office:value-type="float" office:value="0.805676855895197" table:style-name="ce1">
            <text:p>0.805676856</text:p>
          </table:table-cell>
          <table:table-cell office:value-type="float" office:value="3.4755580672506399E-2" table:style-name="ce1">
            <text:p>0.034755581</text:p>
          </table:table-cell>
          <table:table-cell office:value-type="float" office:value="1.622295767069982" table:formula="of:=[.D537]+[.F537]" table:style-name="ce1">
            <text:p>1.6222957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36_999995.pkl</text:p>
          </table:table-cell>
          <table:table-cell office:value-type="float" office:value="5321" table:style-name="ce1">
            <text:p>5321</text:p>
          </table:table-cell>
          <table:table-cell office:value-type="float" office:value="25.690283781244101" table:style-name="ce1">
            <text:p>25.6902837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7211382990191E-2" table:style-name="ce1">
            <text:p>0.030721138</text:p>
          </table:table-cell>
          <table:table-cell office:value-type="float" office:value="0.805676855895197" table:style-name="ce1">
            <text:p>0.805676856</text:p>
          </table:table-cell>
          <table:table-cell office:value-type="float" office:value="3.4755580672506399E-2" table:style-name="ce1">
            <text:p>0.034755581</text:p>
          </table:table-cell>
          <table:table-cell office:value-type="float" office:value="1.622295767069982" table:formula="of:=[.D538]+[.F538]" table:style-name="ce1">
            <text:p>1.6222957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09_99995.pkl</text:p>
          </table:table-cell>
          <table:table-cell office:value-type="float" office:value="5308" table:style-name="ce1">
            <text:p>5308</text:p>
          </table:table-cell>
          <table:table-cell office:value-type="float" office:value="25.322720422004501" table:style-name="ce1">
            <text:p>25.3227204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508207557563103E-2" table:style-name="ce1">
            <text:p>0.031508208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54212913811408E-2" table:style-name="ce1">
            <text:p>0.035421291</text:p>
          </table:table-cell>
          <table:table-cell office:value-type="float" office:value="1.620794284355801" table:formula="of:=[.D539]+[.F539]" table:style-name="ce1">
            <text:p>1.620794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09_9999995.pkl</text:p>
          </table:table-cell>
          <table:table-cell office:value-type="float" office:value="5308" table:style-name="ce1">
            <text:p>5308</text:p>
          </table:table-cell>
          <table:table-cell office:value-type="float" office:value="25.322720422004501" table:style-name="ce1">
            <text:p>25.3227204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508207557563103E-2" table:style-name="ce1">
            <text:p>0.031508208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54212913811408E-2" table:style-name="ce1">
            <text:p>0.035421291</text:p>
          </table:table-cell>
          <table:table-cell office:value-type="float" office:value="1.620794284355801" table:formula="of:=[.D540]+[.F540]" table:style-name="ce1">
            <text:p>1.620794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09_999995.pkl</text:p>
          </table:table-cell>
          <table:table-cell office:value-type="float" office:value="5322" table:style-name="ce1">
            <text:p>5322</text:p>
          </table:table-cell>
          <table:table-cell office:value-type="float" office:value="25.095640736565201" table:style-name="ce1">
            <text:p>25.0956407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539479488310498E-2" table:style-name="ce1">
            <text:p>0.031539479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5513837816915E-2" table:style-name="ce1">
            <text:p>0.035513838</text:p>
          </table:table-cell>
          <table:table-cell office:value-type="float" office:value="1.620794284355801" table:formula="of:=[.D541]+[.F541]" table:style-name="ce1">
            <text:p>1.620794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09_99995.pkl</text:p>
          </table:table-cell>
          <table:table-cell office:value-type="float" office:value="5322" table:style-name="ce1">
            <text:p>5322</text:p>
          </table:table-cell>
          <table:table-cell office:value-type="float" office:value="25.095640736565201" table:style-name="ce1">
            <text:p>25.0956407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539479488310498E-2" table:style-name="ce1">
            <text:p>0.031539479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5513837816915E-2" table:style-name="ce1">
            <text:p>0.035513838</text:p>
          </table:table-cell>
          <table:table-cell office:value-type="float" office:value="1.620794284355801" table:formula="of:=[.D542]+[.F542]" table:style-name="ce1">
            <text:p>1.620794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09_9995.pkl</text:p>
          </table:table-cell>
          <table:table-cell office:value-type="float" office:value="5308" table:style-name="ce1">
            <text:p>5308</text:p>
          </table:table-cell>
          <table:table-cell office:value-type="float" office:value="25.322720422004501" table:style-name="ce1">
            <text:p>25.3227204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508207557563103E-2" table:style-name="ce1">
            <text:p>0.031508208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54212913811408E-2" table:style-name="ce1">
            <text:p>0.035421291</text:p>
          </table:table-cell>
          <table:table-cell office:value-type="float" office:value="1.620794284355801" table:formula="of:=[.D543]+[.F543]" table:style-name="ce1">
            <text:p>1.620794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09_9999995.pkl</text:p>
          </table:table-cell>
          <table:table-cell office:value-type="float" office:value="5322" table:style-name="ce1">
            <text:p>5322</text:p>
          </table:table-cell>
          <table:table-cell office:value-type="float" office:value="25.095640736565201" table:style-name="ce1">
            <text:p>25.0956407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539479488310498E-2" table:style-name="ce1">
            <text:p>0.031539479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5513837816915E-2" table:style-name="ce1">
            <text:p>0.035513838</text:p>
          </table:table-cell>
          <table:table-cell office:value-type="float" office:value="1.620794284355801" table:formula="of:=[.D544]+[.F544]" table:style-name="ce1">
            <text:p>1.620794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09_9995.pkl</text:p>
          </table:table-cell>
          <table:table-cell office:value-type="float" office:value="5322" table:style-name="ce1">
            <text:p>5322</text:p>
          </table:table-cell>
          <table:table-cell office:value-type="float" office:value="25.095640736565201" table:style-name="ce1">
            <text:p>25.09564074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539479488310498E-2" table:style-name="ce1">
            <text:p>0.031539479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5513837816915E-2" table:style-name="ce1">
            <text:p>0.035513838</text:p>
          </table:table-cell>
          <table:table-cell office:value-type="float" office:value="1.620794284355801" table:formula="of:=[.D545]+[.F545]" table:style-name="ce1">
            <text:p>1.620794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09_999995.pkl</text:p>
          </table:table-cell>
          <table:table-cell office:value-type="float" office:value="5308" table:style-name="ce1">
            <text:p>5308</text:p>
          </table:table-cell>
          <table:table-cell office:value-type="float" office:value="25.322720422004501" table:style-name="ce1">
            <text:p>25.3227204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508207557563103E-2" table:style-name="ce1">
            <text:p>0.031508208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54212913811408E-2" table:style-name="ce1">
            <text:p>0.035421291</text:p>
          </table:table-cell>
          <table:table-cell office:value-type="float" office:value="1.620794284355801" table:formula="of:=[.D546]+[.F546]" table:style-name="ce1">
            <text:p>1.620794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0225_999995.pkl</text:p>
          </table:table-cell>
          <table:table-cell office:value-type="float" office:value="5632" table:style-name="ce1">
            <text:p>5632</text:p>
          </table:table-cell>
          <table:table-cell office:value-type="float" office:value="27.530362215909101" table:style-name="ce1">
            <text:p>27.5303622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83159463487332E-2" table:style-name="ce1">
            <text:p>0.028315946</text:p>
          </table:table-cell>
          <table:table-cell office:value-type="float" office:value="0.80392156862745101" table:style-name="ce1">
            <text:p>0.803921569</text:p>
          </table:table-cell>
          <table:table-cell office:value-type="float" office:value="3.2376941300342202E-2" table:style-name="ce1">
            <text:p>0.032376941</text:p>
          </table:table-cell>
          <table:table-cell office:value-type="float" office:value="1.620540479802236" table:formula="of:=[.D547]+[.F547]" table:style-name="ce1">
            <text:p>1.62054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0225_9999995.pkl</text:p>
          </table:table-cell>
          <table:table-cell office:value-type="float" office:value="5632" table:style-name="ce1">
            <text:p>5632</text:p>
          </table:table-cell>
          <table:table-cell office:value-type="float" office:value="27.530362215909101" table:style-name="ce1">
            <text:p>27.5303622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83159463487332E-2" table:style-name="ce1">
            <text:p>0.028315946</text:p>
          </table:table-cell>
          <table:table-cell office:value-type="float" office:value="0.80392156862745101" table:style-name="ce1">
            <text:p>0.803921569</text:p>
          </table:table-cell>
          <table:table-cell office:value-type="float" office:value="3.2376941300342202E-2" table:style-name="ce1">
            <text:p>0.032376941</text:p>
          </table:table-cell>
          <table:table-cell office:value-type="float" office:value="1.620540479802236" table:formula="of:=[.D548]+[.F548]" table:style-name="ce1">
            <text:p>1.62054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0225_9995.pkl</text:p>
          </table:table-cell>
          <table:table-cell office:value-type="float" office:value="5606" table:style-name="ce1">
            <text:p>5606</text:p>
          </table:table-cell>
          <table:table-cell office:value-type="float" office:value="27.129860863360701" table:style-name="ce1">
            <text:p>27.1298608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84800639552313E-2" table:style-name="ce1">
            <text:p>0.028480064</text:p>
          </table:table-cell>
          <table:table-cell office:value-type="float" office:value="0.80392156862745101" table:style-name="ce1">
            <text:p>0.803921569</text:p>
          </table:table-cell>
          <table:table-cell office:value-type="float" office:value="3.2516743038420899E-2" table:style-name="ce1">
            <text:p>0.032516743</text:p>
          </table:table-cell>
          <table:table-cell office:value-type="float" office:value="1.620540479802236" table:formula="of:=[.D549]+[.F549]" table:style-name="ce1">
            <text:p>1.62054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0225_999995.pkl</text:p>
          </table:table-cell>
          <table:table-cell office:value-type="float" office:value="5606" table:style-name="ce1">
            <text:p>5606</text:p>
          </table:table-cell>
          <table:table-cell office:value-type="float" office:value="27.129860863360701" table:style-name="ce1">
            <text:p>27.1298608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84800639552313E-2" table:style-name="ce1">
            <text:p>0.028480064</text:p>
          </table:table-cell>
          <table:table-cell office:value-type="float" office:value="0.80392156862745101" table:style-name="ce1">
            <text:p>0.803921569</text:p>
          </table:table-cell>
          <table:table-cell office:value-type="float" office:value="3.2516743038420899E-2" table:style-name="ce1">
            <text:p>0.032516743</text:p>
          </table:table-cell>
          <table:table-cell office:value-type="float" office:value="1.620540479802236" table:formula="of:=[.D550]+[.F550]" table:style-name="ce1">
            <text:p>1.62054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0225_99995.pkl</text:p>
          </table:table-cell>
          <table:table-cell office:value-type="float" office:value="5632" table:style-name="ce1">
            <text:p>5632</text:p>
          </table:table-cell>
          <table:table-cell office:value-type="float" office:value="27.530362215909101" table:style-name="ce1">
            <text:p>27.5303622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83159463487332E-2" table:style-name="ce1">
            <text:p>0.028315946</text:p>
          </table:table-cell>
          <table:table-cell office:value-type="float" office:value="0.80392156862745101" table:style-name="ce1">
            <text:p>0.803921569</text:p>
          </table:table-cell>
          <table:table-cell office:value-type="float" office:value="3.2376941300342202E-2" table:style-name="ce1">
            <text:p>0.032376941</text:p>
          </table:table-cell>
          <table:table-cell office:value-type="float" office:value="1.620540479802236" table:formula="of:=[.D551]+[.F551]" table:style-name="ce1">
            <text:p>1.62054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25_0225_9995.pkl</text:p>
          </table:table-cell>
          <table:table-cell office:value-type="float" office:value="5632" table:style-name="ce1">
            <text:p>5632</text:p>
          </table:table-cell>
          <table:table-cell office:value-type="float" office:value="27.530362215909101" table:style-name="ce1">
            <text:p>27.5303622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83159463487332E-2" table:style-name="ce1">
            <text:p>0.028315946</text:p>
          </table:table-cell>
          <table:table-cell office:value-type="float" office:value="0.80392156862745101" table:style-name="ce1">
            <text:p>0.803921569</text:p>
          </table:table-cell>
          <table:table-cell office:value-type="float" office:value="3.2376941300342202E-2" table:style-name="ce1">
            <text:p>0.032376941</text:p>
          </table:table-cell>
          <table:table-cell office:value-type="float" office:value="1.620540479802236" table:formula="of:=[.D552]+[.F552]" table:style-name="ce1">
            <text:p>1.62054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0225_9999995.pkl</text:p>
          </table:table-cell>
          <table:table-cell office:value-type="float" office:value="5606" table:style-name="ce1">
            <text:p>5606</text:p>
          </table:table-cell>
          <table:table-cell office:value-type="float" office:value="27.129860863360701" table:style-name="ce1">
            <text:p>27.1298608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84800639552313E-2" table:style-name="ce1">
            <text:p>0.028480064</text:p>
          </table:table-cell>
          <table:table-cell office:value-type="float" office:value="0.80392156862745101" table:style-name="ce1">
            <text:p>0.803921569</text:p>
          </table:table-cell>
          <table:table-cell office:value-type="float" office:value="3.2516743038420899E-2" table:style-name="ce1">
            <text:p>0.032516743</text:p>
          </table:table-cell>
          <table:table-cell office:value-type="float" office:value="1.620540479802236" table:formula="of:=[.D553]+[.F553]" table:style-name="ce1">
            <text:p>1.62054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25_0225_99995.pkl</text:p>
          </table:table-cell>
          <table:table-cell office:value-type="float" office:value="5606" table:style-name="ce1">
            <text:p>5606</text:p>
          </table:table-cell>
          <table:table-cell office:value-type="float" office:value="27.129860863360701" table:style-name="ce1">
            <text:p>27.1298608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84800639552313E-2" table:style-name="ce1">
            <text:p>0.028480064</text:p>
          </table:table-cell>
          <table:table-cell office:value-type="float" office:value="0.80392156862745101" table:style-name="ce1">
            <text:p>0.803921569</text:p>
          </table:table-cell>
          <table:table-cell office:value-type="float" office:value="3.2516743038420899E-2" table:style-name="ce1">
            <text:p>0.032516743</text:p>
          </table:table-cell>
          <table:table-cell office:value-type="float" office:value="1.620540479802236" table:formula="of:=[.D554]+[.F554]" table:style-name="ce1">
            <text:p>1.62054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045_999995.pkl</text:p>
          </table:table-cell>
          <table:table-cell office:value-type="float" office:value="5314" table:style-name="ce1">
            <text:p>5314</text:p>
          </table:table-cell>
          <table:table-cell office:value-type="float" office:value="25.311441475348101" table:style-name="ce1">
            <text:p>25.31144148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700288184438E-2" table:style-name="ce1">
            <text:p>0.031700288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5788859725868E-2" table:style-name="ce1">
            <text:p>0.035578886</text:p>
          </table:table-cell>
          <table:table-cell office:value-type="float" office:value="1.6186108782422641" table:formula="of:=[.D555]+[.F555]" table:style-name="ce1">
            <text:p>1.6186108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09_9995.pkl</text:p>
          </table:table-cell>
          <table:table-cell office:value-type="float" office:value="5327" table:style-name="ce1">
            <text:p>5327</text:p>
          </table:table-cell>
          <table:table-cell office:value-type="float" office:value="25.496902571804" table:style-name="ce1">
            <text:p>25.4969025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246585818857201E-2" table:style-name="ce1">
            <text:p>0.031246586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138248847926302E-2" table:style-name="ce1">
            <text:p>0.035138249</text:p>
          </table:table-cell>
          <table:table-cell office:value-type="float" office:value="1.6186108782422641" table:formula="of:=[.D556]+[.F556]" table:style-name="ce1">
            <text:p>1.6186108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0225_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5.242321462219699" table:style-name="ce1">
            <text:p>25.2423214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738985684163799E-2" table:style-name="ce1">
            <text:p>0.031738986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620437956204398E-2" table:style-name="ce1">
            <text:p>0.035620438</text:p>
          </table:table-cell>
          <table:table-cell office:value-type="float" office:value="1.6186108782422641" table:formula="of:=[.D557]+[.F557]" table:style-name="ce1">
            <text:p>1.6186108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0225_9995.pkl</text:p>
          </table:table-cell>
          <table:table-cell office:value-type="float" office:value="5307" table:style-name="ce1">
            <text:p>5307</text:p>
          </table:table-cell>
          <table:table-cell office:value-type="float" office:value="25.242321462219699" table:style-name="ce1">
            <text:p>25.2423214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738985684163799E-2" table:style-name="ce1">
            <text:p>0.031738986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620437956204398E-2" table:style-name="ce1">
            <text:p>0.035620438</text:p>
          </table:table-cell>
          <table:table-cell office:value-type="float" office:value="1.6186108782422641" table:formula="of:=[.D558]+[.F558]" table:style-name="ce1">
            <text:p>1.6186108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045_99995.pkl</text:p>
          </table:table-cell>
          <table:table-cell office:value-type="float" office:value="5314" table:style-name="ce1">
            <text:p>5314</text:p>
          </table:table-cell>
          <table:table-cell office:value-type="float" office:value="25.311441475348101" table:style-name="ce1">
            <text:p>25.31144148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700288184438E-2" table:style-name="ce1">
            <text:p>0.031700288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5788859725868E-2" table:style-name="ce1">
            <text:p>0.035578886</text:p>
          </table:table-cell>
          <table:table-cell office:value-type="float" office:value="1.6186108782422641" table:formula="of:=[.D559]+[.F559]" table:style-name="ce1">
            <text:p>1.6186108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09_9999995.pkl</text:p>
          </table:table-cell>
          <table:table-cell office:value-type="float" office:value="5327" table:style-name="ce1">
            <text:p>5327</text:p>
          </table:table-cell>
          <table:table-cell office:value-type="float" office:value="25.496902571804" table:style-name="ce1">
            <text:p>25.4969025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246585818857201E-2" table:style-name="ce1">
            <text:p>0.031246586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138248847926302E-2" table:style-name="ce1">
            <text:p>0.035138249</text:p>
          </table:table-cell>
          <table:table-cell office:value-type="float" office:value="1.6186108782422641" table:formula="of:=[.D560]+[.F560]" table:style-name="ce1">
            <text:p>1.6186108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09_99995.pkl</text:p>
          </table:table-cell>
          <table:table-cell office:value-type="float" office:value="5327" table:style-name="ce1">
            <text:p>5327</text:p>
          </table:table-cell>
          <table:table-cell office:value-type="float" office:value="25.496902571804" table:style-name="ce1">
            <text:p>25.4969025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246585818857201E-2" table:style-name="ce1">
            <text:p>0.031246586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138248847926302E-2" table:style-name="ce1">
            <text:p>0.035138249</text:p>
          </table:table-cell>
          <table:table-cell office:value-type="float" office:value="1.6186108782422641" table:formula="of:=[.D561]+[.F561]" table:style-name="ce1">
            <text:p>1.6186108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09_999995.pkl</text:p>
          </table:table-cell>
          <table:table-cell office:value-type="float" office:value="5327" table:style-name="ce1">
            <text:p>5327</text:p>
          </table:table-cell>
          <table:table-cell office:value-type="float" office:value="25.496902571804" table:style-name="ce1">
            <text:p>25.4969025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246585818857201E-2" table:style-name="ce1">
            <text:p>0.031246586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138248847926302E-2" table:style-name="ce1">
            <text:p>0.035138249</text:p>
          </table:table-cell>
          <table:table-cell office:value-type="float" office:value="1.6186108782422641" table:formula="of:=[.D562]+[.F562]" table:style-name="ce1">
            <text:p>1.6186108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0225_9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5.242321462219699" table:style-name="ce1">
            <text:p>25.2423214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738985684163799E-2" table:style-name="ce1">
            <text:p>0.031738986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620437956204398E-2" table:style-name="ce1">
            <text:p>0.035620438</text:p>
          </table:table-cell>
          <table:table-cell office:value-type="float" office:value="1.6186108782422641" table:formula="of:=[.D563]+[.F563]" table:style-name="ce1">
            <text:p>1.6186108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045_9995.pkl</text:p>
          </table:table-cell>
          <table:table-cell office:value-type="float" office:value="5314" table:style-name="ce1">
            <text:p>5314</text:p>
          </table:table-cell>
          <table:table-cell office:value-type="float" office:value="25.311441475348101" table:style-name="ce1">
            <text:p>25.31144148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700288184438E-2" table:style-name="ce1">
            <text:p>0.031700288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5788859725868E-2" table:style-name="ce1">
            <text:p>0.035578886</text:p>
          </table:table-cell>
          <table:table-cell office:value-type="float" office:value="1.6186108782422641" table:formula="of:=[.D564]+[.F564]" table:style-name="ce1">
            <text:p>1.6186108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0225_99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5.242321462219699" table:style-name="ce1">
            <text:p>25.2423214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738985684163799E-2" table:style-name="ce1">
            <text:p>0.031738986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620437956204398E-2" table:style-name="ce1">
            <text:p>0.035620438</text:p>
          </table:table-cell>
          <table:table-cell office:value-type="float" office:value="1.6186108782422641" table:formula="of:=[.D565]+[.F565]" table:style-name="ce1">
            <text:p>1.6186108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045_9999995.pkl</text:p>
          </table:table-cell>
          <table:table-cell office:value-type="float" office:value="5314" table:style-name="ce1">
            <text:p>5314</text:p>
          </table:table-cell>
          <table:table-cell office:value-type="float" office:value="25.311441475348101" table:style-name="ce1">
            <text:p>25.31144148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700288184438E-2" table:style-name="ce1">
            <text:p>0.031700288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5788859725868E-2" table:style-name="ce1">
            <text:p>0.035578886</text:p>
          </table:table-cell>
          <table:table-cell office:value-type="float" office:value="1.6186108782422641" table:formula="of:=[.D566]+[.F566]" table:style-name="ce1">
            <text:p>1.6186108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18_9999995.pkl</text:p>
          </table:table-cell>
          <table:table-cell office:value-type="float" office:value="5237" table:style-name="ce1">
            <text:p>5237</text:p>
          </table:table-cell>
          <table:table-cell office:value-type="float" office:value="16.499331678441902" table:style-name="ce1">
            <text:p>16.49933168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8635429510891897E-2" table:style-name="ce1">
            <text:p>0.03863543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4.0511028608866601E-2" table:style-name="ce1">
            <text:p>0.040511029</text:p>
          </table:table-cell>
          <table:table-cell office:value-type="float" office:value="1.618066590758374" table:formula="of:=[.D567]+[.F567]" table:style-name="ce1">
            <text:p>1.6180665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18_99995.pkl</text:p>
          </table:table-cell>
          <table:table-cell office:value-type="float" office:value="5218" table:style-name="ce1">
            <text:p>5218</text:p>
          </table:table-cell>
          <table:table-cell office:value-type="float" office:value="18.417976236105801" table:style-name="ce1">
            <text:p>18.41797624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73955708791937E-2" table:style-name="ce1">
            <text:p>0.037395571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4.1162764895151499E-2" table:style-name="ce1">
            <text:p>0.041162765</text:p>
          </table:table-cell>
          <table:table-cell office:value-type="float" office:value="1.618066590758374" table:formula="of:=[.D568]+[.F568]" table:style-name="ce1">
            <text:p>1.6180665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18_9995.pkl</text:p>
          </table:table-cell>
          <table:table-cell office:value-type="float" office:value="5237" table:style-name="ce1">
            <text:p>5237</text:p>
          </table:table-cell>
          <table:table-cell office:value-type="float" office:value="16.499331678441902" table:style-name="ce1">
            <text:p>16.49933168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8635429510891897E-2" table:style-name="ce1">
            <text:p>0.03863543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4.0511028608866601E-2" table:style-name="ce1">
            <text:p>0.040511029</text:p>
          </table:table-cell>
          <table:table-cell office:value-type="float" office:value="1.618066590758374" table:formula="of:=[.D569]+[.F569]" table:style-name="ce1">
            <text:p>1.6180665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18_999995.pkl</text:p>
          </table:table-cell>
          <table:table-cell office:value-type="float" office:value="5218" table:style-name="ce1">
            <text:p>5218</text:p>
          </table:table-cell>
          <table:table-cell office:value-type="float" office:value="18.417976236105801" table:style-name="ce1">
            <text:p>18.41797624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73955708791937E-2" table:style-name="ce1">
            <text:p>0.037395571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4.1162764895151499E-2" table:style-name="ce1">
            <text:p>0.041162765</text:p>
          </table:table-cell>
          <table:table-cell office:value-type="float" office:value="1.618066590758374" table:formula="of:=[.D570]+[.F570]" table:style-name="ce1">
            <text:p>1.6180665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18_99995.pkl</text:p>
          </table:table-cell>
          <table:table-cell office:value-type="float" office:value="5237" table:style-name="ce1">
            <text:p>5237</text:p>
          </table:table-cell>
          <table:table-cell office:value-type="float" office:value="16.499331678441902" table:style-name="ce1">
            <text:p>16.49933168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8635429510891897E-2" table:style-name="ce1">
            <text:p>0.03863543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4.0511028608866601E-2" table:style-name="ce1">
            <text:p>0.040511029</text:p>
          </table:table-cell>
          <table:table-cell office:value-type="float" office:value="1.618066590758374" table:formula="of:=[.D571]+[.F571]" table:style-name="ce1">
            <text:p>1.6180665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18_999995.pkl</text:p>
          </table:table-cell>
          <table:table-cell office:value-type="float" office:value="5237" table:style-name="ce1">
            <text:p>5237</text:p>
          </table:table-cell>
          <table:table-cell office:value-type="float" office:value="16.499331678441902" table:style-name="ce1">
            <text:p>16.49933168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8635429510891897E-2" table:style-name="ce1">
            <text:p>0.03863543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4.0511028608866601E-2" table:style-name="ce1">
            <text:p>0.040511029</text:p>
          </table:table-cell>
          <table:table-cell office:value-type="float" office:value="1.618066590758374" table:formula="of:=[.D572]+[.F572]" table:style-name="ce1">
            <text:p>1.6180665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18_9995.pkl</text:p>
          </table:table-cell>
          <table:table-cell office:value-type="float" office:value="5218" table:style-name="ce1">
            <text:p>5218</text:p>
          </table:table-cell>
          <table:table-cell office:value-type="float" office:value="18.417976236105801" table:style-name="ce1">
            <text:p>18.41797624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73955708791937E-2" table:style-name="ce1">
            <text:p>0.037395571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4.1162764895151499E-2" table:style-name="ce1">
            <text:p>0.041162765</text:p>
          </table:table-cell>
          <table:table-cell office:value-type="float" office:value="1.618066590758374" table:formula="of:=[.D573]+[.F573]" table:style-name="ce1">
            <text:p>1.6180665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18_9999995.pkl</text:p>
          </table:table-cell>
          <table:table-cell office:value-type="float" office:value="5218" table:style-name="ce1">
            <text:p>5218</text:p>
          </table:table-cell>
          <table:table-cell office:value-type="float" office:value="18.417976236105801" table:style-name="ce1">
            <text:p>18.41797624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73955708791937E-2" table:style-name="ce1">
            <text:p>0.037395571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4.1162764895151499E-2" table:style-name="ce1">
            <text:p>0.041162765</text:p>
          </table:table-cell>
          <table:table-cell office:value-type="float" office:value="1.618066590758374" table:formula="of:=[.D574]+[.F574]" table:style-name="ce1">
            <text:p>1.6180665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36_999995.pkl</text:p>
          </table:table-cell>
          <table:table-cell office:value-type="float" office:value="5367" table:style-name="ce1">
            <text:p>5367</text:p>
          </table:table-cell>
          <table:table-cell office:value-type="float" office:value="26.256754238867199" table:style-name="ce1">
            <text:p>26.2567542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02363275122899E-2" table:style-name="ce1">
            <text:p>0.029802363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3638863428047699E-2" table:style-name="ce1">
            <text:p>0.033638863</text:p>
          </table:table-cell>
          <table:table-cell office:value-type="float" office:value="1.617928954842907" table:formula="of:=[.D575]+[.F575]" table:style-name="ce1">
            <text:p>1.6179289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36_9995.pkl</text:p>
          </table:table-cell>
          <table:table-cell office:value-type="float" office:value="5367" table:style-name="ce1">
            <text:p>5367</text:p>
          </table:table-cell>
          <table:table-cell office:value-type="float" office:value="26.256754238867199" table:style-name="ce1">
            <text:p>26.2567542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02363275122899E-2" table:style-name="ce1">
            <text:p>0.029802363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3638863428047699E-2" table:style-name="ce1">
            <text:p>0.033638863</text:p>
          </table:table-cell>
          <table:table-cell office:value-type="float" office:value="1.617928954842907" table:formula="of:=[.D576]+[.F576]" table:style-name="ce1">
            <text:p>1.6179289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09_9999995.pkl</text:p>
          </table:table-cell>
          <table:table-cell office:value-type="float" office:value="5302" table:style-name="ce1">
            <text:p>5302</text:p>
          </table:table-cell>
          <table:table-cell office:value-type="float" office:value="24.9398340248963" table:style-name="ce1">
            <text:p>24.9398340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825795644891103E-2" table:style-name="ce1">
            <text:p>0.031825796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6029844885136497E-2" table:style-name="ce1">
            <text:p>0.036029845</text:p>
          </table:table-cell>
          <table:table-cell office:value-type="float" office:value="1.617928954842907" table:formula="of:=[.D577]+[.F577]" table:style-name="ce1">
            <text:p>1.6179289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09_999995.pkl</text:p>
          </table:table-cell>
          <table:table-cell office:value-type="float" office:value="5302" table:style-name="ce1">
            <text:p>5302</text:p>
          </table:table-cell>
          <table:table-cell office:value-type="float" office:value="24.9398340248963" table:style-name="ce1">
            <text:p>24.9398340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825795644891103E-2" table:style-name="ce1">
            <text:p>0.031825796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6029844885136497E-2" table:style-name="ce1">
            <text:p>0.036029845</text:p>
          </table:table-cell>
          <table:table-cell office:value-type="float" office:value="1.617928954842907" table:formula="of:=[.D578]+[.F578]" table:style-name="ce1">
            <text:p>1.6179289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36_9999995.pkl</text:p>
          </table:table-cell>
          <table:table-cell office:value-type="float" office:value="5367" table:style-name="ce1">
            <text:p>5367</text:p>
          </table:table-cell>
          <table:table-cell office:value-type="float" office:value="26.256754238867199" table:style-name="ce1">
            <text:p>26.2567542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02363275122899E-2" table:style-name="ce1">
            <text:p>0.029802363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3638863428047699E-2" table:style-name="ce1">
            <text:p>0.033638863</text:p>
          </table:table-cell>
          <table:table-cell office:value-type="float" office:value="1.617928954842907" table:formula="of:=[.D579]+[.F579]" table:style-name="ce1">
            <text:p>1.6179289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09_99995.pkl</text:p>
          </table:table-cell>
          <table:table-cell office:value-type="float" office:value="5302" table:style-name="ce1">
            <text:p>5302</text:p>
          </table:table-cell>
          <table:table-cell office:value-type="float" office:value="24.9398340248963" table:style-name="ce1">
            <text:p>24.9398340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825795644891103E-2" table:style-name="ce1">
            <text:p>0.031825796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6029844885136497E-2" table:style-name="ce1">
            <text:p>0.036029845</text:p>
          </table:table-cell>
          <table:table-cell office:value-type="float" office:value="1.617928954842907" table:formula="of:=[.D580]+[.F580]" table:style-name="ce1">
            <text:p>1.6179289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36_99995.pkl</text:p>
          </table:table-cell>
          <table:table-cell office:value-type="float" office:value="5367" table:style-name="ce1">
            <text:p>5367</text:p>
          </table:table-cell>
          <table:table-cell office:value-type="float" office:value="26.256754238867199" table:style-name="ce1">
            <text:p>26.2567542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02363275122899E-2" table:style-name="ce1">
            <text:p>0.029802363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3638863428047699E-2" table:style-name="ce1">
            <text:p>0.033638863</text:p>
          </table:table-cell>
          <table:table-cell office:value-type="float" office:value="1.617928954842907" table:formula="of:=[.D581]+[.F581]" table:style-name="ce1">
            <text:p>1.6179289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09_9995.pkl</text:p>
          </table:table-cell>
          <table:table-cell office:value-type="float" office:value="5302" table:style-name="ce1">
            <text:p>5302</text:p>
          </table:table-cell>
          <table:table-cell office:value-type="float" office:value="24.9398340248963" table:style-name="ce1">
            <text:p>24.9398340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825795644891103E-2" table:style-name="ce1">
            <text:p>0.031825796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3.6029844885136497E-2" table:style-name="ce1">
            <text:p>0.036029845</text:p>
          </table:table-cell>
          <table:table-cell office:value-type="float" office:value="1.617928954842907" table:formula="of:=[.D582]+[.F582]" table:style-name="ce1">
            <text:p>1.6179289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045_999995.pkl</text:p>
          </table:table-cell>
          <table:table-cell office:value-type="float" office:value="5198" table:style-name="ce1">
            <text:p>5198</text:p>
          </table:table-cell>
          <table:table-cell office:value-type="float" office:value="18.159292035398199" table:style-name="ce1">
            <text:p>18.15929204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3.6502987789036101E-2" table:style-name="ce1">
            <text:p>0.036502988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9629274528603403E-2" table:style-name="ce1">
            <text:p>0.039629275</text:p>
          </table:table-cell>
          <table:table-cell office:value-type="float" office:value="1.6173846673590169" table:formula="of:=[.D583]+[.F583]" table:style-name="ce1">
            <text:p>1.617384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045_9999995.pkl</text:p>
          </table:table-cell>
          <table:table-cell office:value-type="float" office:value="5198" table:style-name="ce1">
            <text:p>5198</text:p>
          </table:table-cell>
          <table:table-cell office:value-type="float" office:value="18.159292035398199" table:style-name="ce1">
            <text:p>18.15929204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3.6502987789036101E-2" table:style-name="ce1">
            <text:p>0.036502988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9629274528603403E-2" table:style-name="ce1">
            <text:p>0.039629275</text:p>
          </table:table-cell>
          <table:table-cell office:value-type="float" office:value="1.6173846673590169" table:formula="of:=[.D584]+[.F584]" table:style-name="ce1">
            <text:p>1.617384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045_99995.pkl</text:p>
          </table:table-cell>
          <table:table-cell office:value-type="float" office:value="5198" table:style-name="ce1">
            <text:p>5198</text:p>
          </table:table-cell>
          <table:table-cell office:value-type="float" office:value="18.159292035398199" table:style-name="ce1">
            <text:p>18.15929204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3.6502987789036101E-2" table:style-name="ce1">
            <text:p>0.036502988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9629274528603403E-2" table:style-name="ce1">
            <text:p>0.039629275</text:p>
          </table:table-cell>
          <table:table-cell office:value-type="float" office:value="1.6173846673590169" table:formula="of:=[.D585]+[.F585]" table:style-name="ce1">
            <text:p>1.617384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045_9995.pkl</text:p>
          </table:table-cell>
          <table:table-cell office:value-type="float" office:value="5198" table:style-name="ce1">
            <text:p>5198</text:p>
          </table:table-cell>
          <table:table-cell office:value-type="float" office:value="18.159292035398199" table:style-name="ce1">
            <text:p>18.15929204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3.6502987789036101E-2" table:style-name="ce1">
            <text:p>0.036502988</text:p>
          </table:table-cell>
          <table:table-cell office:value-type="float" office:value="0.81222707423580798" table:style-name="ce1">
            <text:p>0.812227074</text:p>
          </table:table-cell>
          <table:table-cell office:value-type="float" office:value="3.9629274528603403E-2" table:style-name="ce1">
            <text:p>0.039629275</text:p>
          </table:table-cell>
          <table:table-cell office:value-type="float" office:value="1.6173846673590169" table:formula="of:=[.D586]+[.F586]" table:style-name="ce1">
            <text:p>1.617384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18_9995.pkl</text:p>
          </table:table-cell>
          <table:table-cell office:value-type="float" office:value="14792" table:style-name="ce1">
            <text:p>14792</text:p>
          </table:table-cell>
          <table:table-cell office:value-type="float" office:value="7.3388318009734999" table:style-name="ce1">
            <text:p>7.338831801</text:p>
          </table:table-cell>
          <table:table-cell office:value-type="float" office:value="0.79749999999999999" table:style-name="ce1">
            <text:p>0.7975</text:p>
          </table:table-cell>
          <table:table-cell office:value-type="float" office:value="4.2590120160213601E-2" table:style-name="ce1">
            <text:p>0.04259012</text:p>
          </table:table-cell>
          <table:table-cell office:value-type="float" office:value="0.81935483870967696" table:style-name="ce1">
            <text:p>0.819354839</text:p>
          </table:table-cell>
          <table:table-cell office:value-type="float" office:value="4.0958933562674701E-2" table:style-name="ce1">
            <text:p>0.040958934</text:p>
          </table:table-cell>
          <table:table-cell office:value-type="float" office:value="1.6168548387096768" table:formula="of:=[.D587]+[.F587]" table:style-name="ce1">
            <text:p>1.6168548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18_9999995.pkl</text:p>
          </table:table-cell>
          <table:table-cell office:value-type="float" office:value="14792" table:style-name="ce1">
            <text:p>14792</text:p>
          </table:table-cell>
          <table:table-cell office:value-type="float" office:value="7.3388318009734999" table:style-name="ce1">
            <text:p>7.338831801</text:p>
          </table:table-cell>
          <table:table-cell office:value-type="float" office:value="0.79749999999999999" table:style-name="ce1">
            <text:p>0.7975</text:p>
          </table:table-cell>
          <table:table-cell office:value-type="float" office:value="4.2590120160213601E-2" table:style-name="ce1">
            <text:p>0.04259012</text:p>
          </table:table-cell>
          <table:table-cell office:value-type="float" office:value="0.81935483870967696" table:style-name="ce1">
            <text:p>0.819354839</text:p>
          </table:table-cell>
          <table:table-cell office:value-type="float" office:value="4.0958933562674701E-2" table:style-name="ce1">
            <text:p>0.040958934</text:p>
          </table:table-cell>
          <table:table-cell office:value-type="float" office:value="1.6168548387096768" table:formula="of:=[.D588]+[.F588]" table:style-name="ce1">
            <text:p>1.6168548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18_99995.pkl</text:p>
          </table:table-cell>
          <table:table-cell office:value-type="float" office:value="14792" table:style-name="ce1">
            <text:p>14792</text:p>
          </table:table-cell>
          <table:table-cell office:value-type="float" office:value="7.3388318009734999" table:style-name="ce1">
            <text:p>7.338831801</text:p>
          </table:table-cell>
          <table:table-cell office:value-type="float" office:value="0.79749999999999999" table:style-name="ce1">
            <text:p>0.7975</text:p>
          </table:table-cell>
          <table:table-cell office:value-type="float" office:value="4.2590120160213601E-2" table:style-name="ce1">
            <text:p>0.04259012</text:p>
          </table:table-cell>
          <table:table-cell office:value-type="float" office:value="0.81935483870967696" table:style-name="ce1">
            <text:p>0.819354839</text:p>
          </table:table-cell>
          <table:table-cell office:value-type="float" office:value="4.0958933562674701E-2" table:style-name="ce1">
            <text:p>0.040958934</text:p>
          </table:table-cell>
          <table:table-cell office:value-type="float" office:value="1.6168548387096768" table:formula="of:=[.D589]+[.F589]" table:style-name="ce1">
            <text:p>1.6168548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18_999995.pkl</text:p>
          </table:table-cell>
          <table:table-cell office:value-type="float" office:value="14792" table:style-name="ce1">
            <text:p>14792</text:p>
          </table:table-cell>
          <table:table-cell office:value-type="float" office:value="7.3388318009734999" table:style-name="ce1">
            <text:p>7.338831801</text:p>
          </table:table-cell>
          <table:table-cell office:value-type="float" office:value="0.79749999999999999" table:style-name="ce1">
            <text:p>0.7975</text:p>
          </table:table-cell>
          <table:table-cell office:value-type="float" office:value="4.2590120160213601E-2" table:style-name="ce1">
            <text:p>0.04259012</text:p>
          </table:table-cell>
          <table:table-cell office:value-type="float" office:value="0.81935483870967696" table:style-name="ce1">
            <text:p>0.819354839</text:p>
          </table:table-cell>
          <table:table-cell office:value-type="float" office:value="4.0958933562674701E-2" table:style-name="ce1">
            <text:p>0.040958934</text:p>
          </table:table-cell>
          <table:table-cell office:value-type="float" office:value="1.6168548387096768" table:formula="of:=[.D590]+[.F590]" table:style-name="ce1">
            <text:p>1.6168548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18_99995.pkl</text:p>
          </table:table-cell>
          <table:table-cell office:value-type="float" office:value="5631" table:style-name="ce1">
            <text:p>5631</text:p>
          </table:table-cell>
          <table:table-cell office:value-type="float" office:value="12.3320902148819" table:style-name="ce1">
            <text:p>12.33209021</text:p>
          </table:table-cell>
          <table:table-cell office:value-type="float" office:value="0.79772079772079796" table:style-name="ce1">
            <text:p>0.797720798</text:p>
          </table:table-cell>
          <table:table-cell office:value-type="float" office:value="4.3404123391722199E-2" table:style-name="ce1">
            <text:p>0.04340412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52843859437266E-2" table:style-name="ce1">
            <text:p>0.045284386</text:p>
          </table:table-cell>
          <table:table-cell office:value-type="float" office:value="1.6164980902972168" table:formula="of:=[.D591]+[.F591]" table:style-name="ce1">
            <text:p>1.61649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18_999995.pkl</text:p>
          </table:table-cell>
          <table:table-cell office:value-type="float" office:value="5631" table:style-name="ce1">
            <text:p>5631</text:p>
          </table:table-cell>
          <table:table-cell office:value-type="float" office:value="12.3320902148819" table:style-name="ce1">
            <text:p>12.33209021</text:p>
          </table:table-cell>
          <table:table-cell office:value-type="float" office:value="0.79772079772079796" table:style-name="ce1">
            <text:p>0.797720798</text:p>
          </table:table-cell>
          <table:table-cell office:value-type="float" office:value="4.3404123391722199E-2" table:style-name="ce1">
            <text:p>0.04340412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52843859437266E-2" table:style-name="ce1">
            <text:p>0.045284386</text:p>
          </table:table-cell>
          <table:table-cell office:value-type="float" office:value="1.6164980902972168" table:formula="of:=[.D592]+[.F592]" table:style-name="ce1">
            <text:p>1.61649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18_9999995.pkl</text:p>
          </table:table-cell>
          <table:table-cell office:value-type="float" office:value="5631" table:style-name="ce1">
            <text:p>5631</text:p>
          </table:table-cell>
          <table:table-cell office:value-type="float" office:value="12.3320902148819" table:style-name="ce1">
            <text:p>12.33209021</text:p>
          </table:table-cell>
          <table:table-cell office:value-type="float" office:value="0.79772079772079796" table:style-name="ce1">
            <text:p>0.797720798</text:p>
          </table:table-cell>
          <table:table-cell office:value-type="float" office:value="4.3404123391722199E-2" table:style-name="ce1">
            <text:p>0.04340412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52843859437266E-2" table:style-name="ce1">
            <text:p>0.045284386</text:p>
          </table:table-cell>
          <table:table-cell office:value-type="float" office:value="1.6164980902972168" table:formula="of:=[.D593]+[.F593]" table:style-name="ce1">
            <text:p>1.61649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18_9995.pkl</text:p>
          </table:table-cell>
          <table:table-cell office:value-type="float" office:value="5631" table:style-name="ce1">
            <text:p>5631</text:p>
          </table:table-cell>
          <table:table-cell office:value-type="float" office:value="12.3320902148819" table:style-name="ce1">
            <text:p>12.33209021</text:p>
          </table:table-cell>
          <table:table-cell office:value-type="float" office:value="0.79772079772079796" table:style-name="ce1">
            <text:p>0.797720798</text:p>
          </table:table-cell>
          <table:table-cell office:value-type="float" office:value="4.3404123391722199E-2" table:style-name="ce1">
            <text:p>0.043404123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52843859437266E-2" table:style-name="ce1">
            <text:p>0.045284386</text:p>
          </table:table-cell>
          <table:table-cell office:value-type="float" office:value="1.6164980902972168" table:formula="of:=[.D594]+[.F594]" table:style-name="ce1">
            <text:p>1.61649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36_9999995.pkl</text:p>
          </table:table-cell>
          <table:table-cell office:value-type="float" office:value="5361" table:style-name="ce1">
            <text:p>5361</text:p>
          </table:table-cell>
          <table:table-cell office:value-type="float" office:value="26.082820369334101" table:style-name="ce1">
            <text:p>26.0828203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993685539886301E-2" table:style-name="ce1">
            <text:p>0.029993686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3770068278280101E-2" table:style-name="ce1">
            <text:p>0.033770068</text:p>
          </table:table-cell>
          <table:table-cell office:value-type="float" office:value="1.6157455487293699" table:formula="of:=[.D595]+[.F595]" table:style-name="ce1">
            <text:p>1.6157455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36_99995.pkl</text:p>
          </table:table-cell>
          <table:table-cell office:value-type="float" office:value="5361" table:style-name="ce1">
            <text:p>5361</text:p>
          </table:table-cell>
          <table:table-cell office:value-type="float" office:value="26.082820369334101" table:style-name="ce1">
            <text:p>26.0828203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993685539886301E-2" table:style-name="ce1">
            <text:p>0.029993686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3770068278280101E-2" table:style-name="ce1">
            <text:p>0.033770068</text:p>
          </table:table-cell>
          <table:table-cell office:value-type="float" office:value="1.6157455487293699" table:formula="of:=[.D596]+[.F596]" table:style-name="ce1">
            <text:p>1.6157455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36_999995.pkl</text:p>
          </table:table-cell>
          <table:table-cell office:value-type="float" office:value="5361" table:style-name="ce1">
            <text:p>5361</text:p>
          </table:table-cell>
          <table:table-cell office:value-type="float" office:value="26.082820369334101" table:style-name="ce1">
            <text:p>26.0828203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993685539886301E-2" table:style-name="ce1">
            <text:p>0.029993686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3770068278280101E-2" table:style-name="ce1">
            <text:p>0.033770068</text:p>
          </table:table-cell>
          <table:table-cell office:value-type="float" office:value="1.6157455487293699" table:formula="of:=[.D597]+[.F597]" table:style-name="ce1">
            <text:p>1.6157455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36_9995.pkl</text:p>
          </table:table-cell>
          <table:table-cell office:value-type="float" office:value="5361" table:style-name="ce1">
            <text:p>5361</text:p>
          </table:table-cell>
          <table:table-cell office:value-type="float" office:value="26.082820369334101" table:style-name="ce1">
            <text:p>26.0828203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993685539886301E-2" table:style-name="ce1">
            <text:p>0.029993686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3770068278280101E-2" table:style-name="ce1">
            <text:p>0.033770068</text:p>
          </table:table-cell>
          <table:table-cell office:value-type="float" office:value="1.6157455487293699" table:formula="of:=[.D598]+[.F598]" table:style-name="ce1">
            <text:p>1.6157455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36_99995.pkl</text:p>
          </table:table-cell>
          <table:table-cell office:value-type="float" office:value="15241" table:style-name="ce1">
            <text:p>15241</text:p>
          </table:table-cell>
          <table:table-cell office:value-type="float" office:value="8.2060888393150098" table:style-name="ce1">
            <text:p>8.206088839</text:p>
          </table:table-cell>
          <table:table-cell office:value-type="float" office:value="0.78947368421052599" table:style-name="ce1">
            <text:p>0.789473684</text:p>
          </table:table-cell>
          <table:table-cell office:value-type="float" office:value="3.6704730831973897E-2" table:style-name="ce1">
            <text:p>0.036704731</text:p>
          </table:table-cell>
          <table:table-cell office:value-type="float" office:value="0.82618025751072999" table:style-name="ce1">
            <text:p>0.826180258</text:p>
          </table:table-cell>
          <table:table-cell office:value-type="float" office:value="3.6764705882352901E-2" table:style-name="ce1">
            <text:p>0.036764706</text:p>
          </table:table-cell>
          <table:table-cell office:value-type="float" office:value="1.6156539417212561" table:formula="of:=[.D599]+[.F599]" table:style-name="ce1">
            <text:p>1.615653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36_999995.pkl</text:p>
          </table:table-cell>
          <table:table-cell office:value-type="float" office:value="15241" table:style-name="ce1">
            <text:p>15241</text:p>
          </table:table-cell>
          <table:table-cell office:value-type="float" office:value="8.2060888393150098" table:style-name="ce1">
            <text:p>8.206088839</text:p>
          </table:table-cell>
          <table:table-cell office:value-type="float" office:value="0.78947368421052599" table:style-name="ce1">
            <text:p>0.789473684</text:p>
          </table:table-cell>
          <table:table-cell office:value-type="float" office:value="3.6704730831973897E-2" table:style-name="ce1">
            <text:p>0.036704731</text:p>
          </table:table-cell>
          <table:table-cell office:value-type="float" office:value="0.82618025751072999" table:style-name="ce1">
            <text:p>0.826180258</text:p>
          </table:table-cell>
          <table:table-cell office:value-type="float" office:value="3.6764705882352901E-2" table:style-name="ce1">
            <text:p>0.036764706</text:p>
          </table:table-cell>
          <table:table-cell office:value-type="float" office:value="1.6156539417212561" table:formula="of:=[.D600]+[.F600]" table:style-name="ce1">
            <text:p>1.615653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36_9999995.pkl</text:p>
          </table:table-cell>
          <table:table-cell office:value-type="float" office:value="15241" table:style-name="ce1">
            <text:p>15241</text:p>
          </table:table-cell>
          <table:table-cell office:value-type="float" office:value="8.2060888393150098" table:style-name="ce1">
            <text:p>8.206088839</text:p>
          </table:table-cell>
          <table:table-cell office:value-type="float" office:value="0.78947368421052599" table:style-name="ce1">
            <text:p>0.789473684</text:p>
          </table:table-cell>
          <table:table-cell office:value-type="float" office:value="3.6704730831973897E-2" table:style-name="ce1">
            <text:p>0.036704731</text:p>
          </table:table-cell>
          <table:table-cell office:value-type="float" office:value="0.82618025751072999" table:style-name="ce1">
            <text:p>0.826180258</text:p>
          </table:table-cell>
          <table:table-cell office:value-type="float" office:value="3.6764705882352901E-2" table:style-name="ce1">
            <text:p>0.036764706</text:p>
          </table:table-cell>
          <table:table-cell office:value-type="float" office:value="1.6156539417212561" table:formula="of:=[.D601]+[.F601]" table:style-name="ce1">
            <text:p>1.615653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5_36_9995.pkl</text:p>
          </table:table-cell>
          <table:table-cell office:value-type="float" office:value="15241" table:style-name="ce1">
            <text:p>15241</text:p>
          </table:table-cell>
          <table:table-cell office:value-type="float" office:value="8.2060888393150098" table:style-name="ce1">
            <text:p>8.206088839</text:p>
          </table:table-cell>
          <table:table-cell office:value-type="float" office:value="0.78947368421052599" table:style-name="ce1">
            <text:p>0.789473684</text:p>
          </table:table-cell>
          <table:table-cell office:value-type="float" office:value="3.6704730831973897E-2" table:style-name="ce1">
            <text:p>0.036704731</text:p>
          </table:table-cell>
          <table:table-cell office:value-type="float" office:value="0.82618025751072999" table:style-name="ce1">
            <text:p>0.826180258</text:p>
          </table:table-cell>
          <table:table-cell office:value-type="float" office:value="3.6764705882352901E-2" table:style-name="ce1">
            <text:p>0.036764706</text:p>
          </table:table-cell>
          <table:table-cell office:value-type="float" office:value="1.6156539417212561" table:formula="of:=[.D602]+[.F602]" table:style-name="ce1">
            <text:p>1.615653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18_9995.pkl</text:p>
          </table:table-cell>
          <table:table-cell office:value-type="float" office:value="5613" table:style-name="ce1">
            <text:p>5613</text:p>
          </table:table-cell>
          <table:table-cell office:value-type="float" office:value="13.7789061108142" table:style-name="ce1">
            <text:p>13.77890611</text:p>
          </table:table-cell>
          <table:table-cell office:value-type="float" office:value="0.80285714285714305" table:style-name="ce1">
            <text:p>0.802857143</text:p>
          </table:table-cell>
          <table:table-cell office:value-type="float" office:value="3.9773531493276698E-2" table:style-name="ce1">
            <text:p>0.039773531</text:p>
          </table:table-cell>
          <table:table-cell office:value-type="float" office:value="0.81263616557734197" table:style-name="ce1">
            <text:p>0.812636166</text:p>
          </table:table-cell>
          <table:table-cell office:value-type="float" office:value="4.1421432537479201E-2" table:style-name="ce1">
            <text:p>0.041421433</text:p>
          </table:table-cell>
          <table:table-cell office:value-type="float" office:value="1.6154933084344849" table:formula="of:=[.D603]+[.F603]" table:style-name="ce1">
            <text:p>1.6154933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18_99995.pkl</text:p>
          </table:table-cell>
          <table:table-cell office:value-type="float" office:value="5613" table:style-name="ce1">
            <text:p>5613</text:p>
          </table:table-cell>
          <table:table-cell office:value-type="float" office:value="13.7789061108142" table:style-name="ce1">
            <text:p>13.77890611</text:p>
          </table:table-cell>
          <table:table-cell office:value-type="float" office:value="0.80285714285714305" table:style-name="ce1">
            <text:p>0.802857143</text:p>
          </table:table-cell>
          <table:table-cell office:value-type="float" office:value="3.9773531493276698E-2" table:style-name="ce1">
            <text:p>0.039773531</text:p>
          </table:table-cell>
          <table:table-cell office:value-type="float" office:value="0.81263616557734197" table:style-name="ce1">
            <text:p>0.812636166</text:p>
          </table:table-cell>
          <table:table-cell office:value-type="float" office:value="4.1421432537479201E-2" table:style-name="ce1">
            <text:p>0.041421433</text:p>
          </table:table-cell>
          <table:table-cell office:value-type="float" office:value="1.6154933084344849" table:formula="of:=[.D604]+[.F604]" table:style-name="ce1">
            <text:p>1.6154933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18_999995.pkl</text:p>
          </table:table-cell>
          <table:table-cell office:value-type="float" office:value="5613" table:style-name="ce1">
            <text:p>5613</text:p>
          </table:table-cell>
          <table:table-cell office:value-type="float" office:value="13.7789061108142" table:style-name="ce1">
            <text:p>13.77890611</text:p>
          </table:table-cell>
          <table:table-cell office:value-type="float" office:value="0.80285714285714305" table:style-name="ce1">
            <text:p>0.802857143</text:p>
          </table:table-cell>
          <table:table-cell office:value-type="float" office:value="3.9773531493276698E-2" table:style-name="ce1">
            <text:p>0.039773531</text:p>
          </table:table-cell>
          <table:table-cell office:value-type="float" office:value="0.81263616557734197" table:style-name="ce1">
            <text:p>0.812636166</text:p>
          </table:table-cell>
          <table:table-cell office:value-type="float" office:value="4.1421432537479201E-2" table:style-name="ce1">
            <text:p>0.041421433</text:p>
          </table:table-cell>
          <table:table-cell office:value-type="float" office:value="1.6154933084344849" table:formula="of:=[.D605]+[.F605]" table:style-name="ce1">
            <text:p>1.6154933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18_9999995.pkl</text:p>
          </table:table-cell>
          <table:table-cell office:value-type="float" office:value="5613" table:style-name="ce1">
            <text:p>5613</text:p>
          </table:table-cell>
          <table:table-cell office:value-type="float" office:value="13.7789061108142" table:style-name="ce1">
            <text:p>13.77890611</text:p>
          </table:table-cell>
          <table:table-cell office:value-type="float" office:value="0.80285714285714305" table:style-name="ce1">
            <text:p>0.802857143</text:p>
          </table:table-cell>
          <table:table-cell office:value-type="float" office:value="3.9773531493276698E-2" table:style-name="ce1">
            <text:p>0.039773531</text:p>
          </table:table-cell>
          <table:table-cell office:value-type="float" office:value="0.81263616557734197" table:style-name="ce1">
            <text:p>0.812636166</text:p>
          </table:table-cell>
          <table:table-cell office:value-type="float" office:value="4.1421432537479201E-2" table:style-name="ce1">
            <text:p>0.041421433</text:p>
          </table:table-cell>
          <table:table-cell office:value-type="float" office:value="1.6154933084344849" table:formula="of:=[.D606]+[.F606]" table:style-name="ce1">
            <text:p>1.6154933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045_99995.pkl</text:p>
          </table:table-cell>
          <table:table-cell office:value-type="float" office:value="5322" table:style-name="ce1">
            <text:p>5322</text:p>
          </table:table-cell>
          <table:table-cell office:value-type="float" office:value="25.588312664411902" table:style-name="ce1">
            <text:p>25.5883126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043091284055101E-2" table:style-name="ce1">
            <text:p>0.031043091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4554775014239598E-2" table:style-name="ce1">
            <text:p>0.034554775</text:p>
          </table:table-cell>
          <table:table-cell office:value-type="float" office:value="1.61424406601519" table:formula="of:=[.D607]+[.F607]" table:style-name="ce1">
            <text:p>1.614244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0225_99995.pkl</text:p>
          </table:table-cell>
          <table:table-cell office:value-type="float" office:value="5319" table:style-name="ce1">
            <text:p>5319</text:p>
          </table:table-cell>
          <table:table-cell office:value-type="float" office:value="25.4023312652754" table:style-name="ce1">
            <text:p>25.4023312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658180208102703E-2" table:style-name="ce1">
            <text:p>0.03165818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5377587715035498E-2" table:style-name="ce1">
            <text:p>0.035377588</text:p>
          </table:table-cell>
          <table:table-cell office:value-type="float" office:value="1.61424406601519" table:formula="of:=[.D608]+[.F608]" table:style-name="ce1">
            <text:p>1.614244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0225_9995.pkl</text:p>
          </table:table-cell>
          <table:table-cell office:value-type="float" office:value="5319" table:style-name="ce1">
            <text:p>5319</text:p>
          </table:table-cell>
          <table:table-cell office:value-type="float" office:value="25.4023312652754" table:style-name="ce1">
            <text:p>25.4023312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658180208102703E-2" table:style-name="ce1">
            <text:p>0.03165818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5377587715035498E-2" table:style-name="ce1">
            <text:p>0.035377588</text:p>
          </table:table-cell>
          <table:table-cell office:value-type="float" office:value="1.61424406601519" table:formula="of:=[.D609]+[.F609]" table:style-name="ce1">
            <text:p>1.614244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0225_999995.pkl</text:p>
          </table:table-cell>
          <table:table-cell office:value-type="float" office:value="5319" table:style-name="ce1">
            <text:p>5319</text:p>
          </table:table-cell>
          <table:table-cell office:value-type="float" office:value="25.4023312652754" table:style-name="ce1">
            <text:p>25.4023312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658180208102703E-2" table:style-name="ce1">
            <text:p>0.03165818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5377587715035498E-2" table:style-name="ce1">
            <text:p>0.035377588</text:p>
          </table:table-cell>
          <table:table-cell office:value-type="float" office:value="1.61424406601519" table:formula="of:=[.D610]+[.F610]" table:style-name="ce1">
            <text:p>1.614244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0225_9999995.pkl</text:p>
          </table:table-cell>
          <table:table-cell office:value-type="float" office:value="5319" table:style-name="ce1">
            <text:p>5319</text:p>
          </table:table-cell>
          <table:table-cell office:value-type="float" office:value="25.4023312652754" table:style-name="ce1">
            <text:p>25.4023312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658180208102703E-2" table:style-name="ce1">
            <text:p>0.03165818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5377587715035498E-2" table:style-name="ce1">
            <text:p>0.035377588</text:p>
          </table:table-cell>
          <table:table-cell office:value-type="float" office:value="1.61424406601519" table:formula="of:=[.D611]+[.F611]" table:style-name="ce1">
            <text:p>1.614244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045_999995.pkl</text:p>
          </table:table-cell>
          <table:table-cell office:value-type="float" office:value="5322" table:style-name="ce1">
            <text:p>5322</text:p>
          </table:table-cell>
          <table:table-cell office:value-type="float" office:value="25.588312664411902" table:style-name="ce1">
            <text:p>25.5883126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043091284055101E-2" table:style-name="ce1">
            <text:p>0.031043091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4554775014239598E-2" table:style-name="ce1">
            <text:p>0.034554775</text:p>
          </table:table-cell>
          <table:table-cell office:value-type="float" office:value="1.61424406601519" table:formula="of:=[.D612]+[.F612]" table:style-name="ce1">
            <text:p>1.614244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045_9995.pkl</text:p>
          </table:table-cell>
          <table:table-cell office:value-type="float" office:value="5322" table:style-name="ce1">
            <text:p>5322</text:p>
          </table:table-cell>
          <table:table-cell office:value-type="float" office:value="25.588312664411902" table:style-name="ce1">
            <text:p>25.5883126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043091284055101E-2" table:style-name="ce1">
            <text:p>0.031043091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4554775014239598E-2" table:style-name="ce1">
            <text:p>0.034554775</text:p>
          </table:table-cell>
          <table:table-cell office:value-type="float" office:value="1.61424406601519" table:formula="of:=[.D613]+[.F613]" table:style-name="ce1">
            <text:p>1.614244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045_9999995.pkl</text:p>
          </table:table-cell>
          <table:table-cell office:value-type="float" office:value="5322" table:style-name="ce1">
            <text:p>5322</text:p>
          </table:table-cell>
          <table:table-cell office:value-type="float" office:value="25.588312664411902" table:style-name="ce1">
            <text:p>25.5883126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1043091284055101E-2" table:style-name="ce1">
            <text:p>0.031043091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4554775014239598E-2" table:style-name="ce1">
            <text:p>0.034554775</text:p>
          </table:table-cell>
          <table:table-cell office:value-type="float" office:value="1.61424406601519" table:formula="of:=[.D614]+[.F614]" table:style-name="ce1">
            <text:p>1.614244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09_999995.pkl</text:p>
          </table:table-cell>
          <table:table-cell office:value-type="float" office:value="5454" table:style-name="ce1">
            <text:p>5454</text:p>
          </table:table-cell>
          <table:table-cell office:value-type="float" office:value="14.174367436743699" table:style-name="ce1">
            <text:p>14.17436744</text:p>
          </table:table-cell>
          <table:table-cell office:value-type="float" office:value="0.79942693409742105" table:style-name="ce1">
            <text:p>0.799426934</text:p>
          </table:table-cell>
          <table:table-cell office:value-type="float" office:value="4.0993241257713801E-2" table:style-name="ce1">
            <text:p>0.040993241</text:p>
          </table:table-cell>
          <table:table-cell office:value-type="float" office:value="0.81481481481481499" table:style-name="ce1">
            <text:p>0.814814815</text:p>
          </table:table-cell>
          <table:table-cell office:value-type="float" office:value="4.3147208121827402E-2" table:style-name="ce1">
            <text:p>0.043147208</text:p>
          </table:table-cell>
          <table:table-cell office:value-type="float" office:value="1.614241748912236" table:formula="of:=[.D615]+[.F615]" table:style-name="ce1">
            <text:p>1.6142417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09_9995.pkl</text:p>
          </table:table-cell>
          <table:table-cell office:value-type="float" office:value="5454" table:style-name="ce1">
            <text:p>5454</text:p>
          </table:table-cell>
          <table:table-cell office:value-type="float" office:value="14.174367436743699" table:style-name="ce1">
            <text:p>14.17436744</text:p>
          </table:table-cell>
          <table:table-cell office:value-type="float" office:value="0.79942693409742105" table:style-name="ce1">
            <text:p>0.799426934</text:p>
          </table:table-cell>
          <table:table-cell office:value-type="float" office:value="4.0993241257713801E-2" table:style-name="ce1">
            <text:p>0.040993241</text:p>
          </table:table-cell>
          <table:table-cell office:value-type="float" office:value="0.81481481481481499" table:style-name="ce1">
            <text:p>0.814814815</text:p>
          </table:table-cell>
          <table:table-cell office:value-type="float" office:value="4.3147208121827402E-2" table:style-name="ce1">
            <text:p>0.043147208</text:p>
          </table:table-cell>
          <table:table-cell office:value-type="float" office:value="1.614241748912236" table:formula="of:=[.D616]+[.F616]" table:style-name="ce1">
            <text:p>1.6142417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09_9999995.pkl</text:p>
          </table:table-cell>
          <table:table-cell office:value-type="float" office:value="5454" table:style-name="ce1">
            <text:p>5454</text:p>
          </table:table-cell>
          <table:table-cell office:value-type="float" office:value="14.174367436743699" table:style-name="ce1">
            <text:p>14.17436744</text:p>
          </table:table-cell>
          <table:table-cell office:value-type="float" office:value="0.79942693409742105" table:style-name="ce1">
            <text:p>0.799426934</text:p>
          </table:table-cell>
          <table:table-cell office:value-type="float" office:value="4.0993241257713801E-2" table:style-name="ce1">
            <text:p>0.040993241</text:p>
          </table:table-cell>
          <table:table-cell office:value-type="float" office:value="0.81481481481481499" table:style-name="ce1">
            <text:p>0.814814815</text:p>
          </table:table-cell>
          <table:table-cell office:value-type="float" office:value="4.3147208121827402E-2" table:style-name="ce1">
            <text:p>0.043147208</text:p>
          </table:table-cell>
          <table:table-cell office:value-type="float" office:value="1.614241748912236" table:formula="of:=[.D617]+[.F617]" table:style-name="ce1">
            <text:p>1.6142417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09_99995.pkl</text:p>
          </table:table-cell>
          <table:table-cell office:value-type="float" office:value="5454" table:style-name="ce1">
            <text:p>5454</text:p>
          </table:table-cell>
          <table:table-cell office:value-type="float" office:value="14.174367436743699" table:style-name="ce1">
            <text:p>14.17436744</text:p>
          </table:table-cell>
          <table:table-cell office:value-type="float" office:value="0.79942693409742105" table:style-name="ce1">
            <text:p>0.799426934</text:p>
          </table:table-cell>
          <table:table-cell office:value-type="float" office:value="4.0993241257713801E-2" table:style-name="ce1">
            <text:p>0.040993241</text:p>
          </table:table-cell>
          <table:table-cell office:value-type="float" office:value="0.81481481481481499" table:style-name="ce1">
            <text:p>0.814814815</text:p>
          </table:table-cell>
          <table:table-cell office:value-type="float" office:value="4.3147208121827402E-2" table:style-name="ce1">
            <text:p>0.043147208</text:p>
          </table:table-cell>
          <table:table-cell office:value-type="float" office:value="1.614241748912236" table:formula="of:=[.D618]+[.F618]" table:style-name="ce1">
            <text:p>1.6142417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36_99995.pkl</text:p>
          </table:table-cell>
          <table:table-cell office:value-type="float" office:value="12405" table:style-name="ce1">
            <text:p>12405</text:p>
          </table:table-cell>
          <table:table-cell office:value-type="float" office:value="9.1063280935106796" table:style-name="ce1">
            <text:p>9.106328094</text:p>
          </table:table-cell>
          <table:table-cell office:value-type="float" office:value="0.79539641943733996" table:style-name="ce1">
            <text:p>0.795396419</text:p>
          </table:table-cell>
          <table:table-cell office:value-type="float" office:value="3.9252808279691999E-2" table:style-name="ce1">
            <text:p>0.039252808</text:p>
          </table:table-cell>
          <table:table-cell office:value-type="float" office:value="0.81857451403887704" table:style-name="ce1">
            <text:p>0.818574514</text:p>
          </table:table-cell>
          <table:table-cell office:value-type="float" office:value="3.8528006506048602E-2" table:style-name="ce1">
            <text:p>0.038528007</text:p>
          </table:table-cell>
          <table:table-cell office:value-type="float" office:value="1.6139709334762169" table:formula="of:=[.D619]+[.F619]" table:style-name="ce1">
            <text:p>1.6139709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36_9995.pkl</text:p>
          </table:table-cell>
          <table:table-cell office:value-type="float" office:value="12405" table:style-name="ce1">
            <text:p>12405</text:p>
          </table:table-cell>
          <table:table-cell office:value-type="float" office:value="9.1063280935106796" table:style-name="ce1">
            <text:p>9.106328094</text:p>
          </table:table-cell>
          <table:table-cell office:value-type="float" office:value="0.79539641943733996" table:style-name="ce1">
            <text:p>0.795396419</text:p>
          </table:table-cell>
          <table:table-cell office:value-type="float" office:value="3.9252808279691999E-2" table:style-name="ce1">
            <text:p>0.039252808</text:p>
          </table:table-cell>
          <table:table-cell office:value-type="float" office:value="0.81857451403887704" table:style-name="ce1">
            <text:p>0.818574514</text:p>
          </table:table-cell>
          <table:table-cell office:value-type="float" office:value="3.8528006506048602E-2" table:style-name="ce1">
            <text:p>0.038528007</text:p>
          </table:table-cell>
          <table:table-cell office:value-type="float" office:value="1.6139709334762169" table:formula="of:=[.D620]+[.F620]" table:style-name="ce1">
            <text:p>1.6139709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36_999995.pkl</text:p>
          </table:table-cell>
          <table:table-cell office:value-type="float" office:value="12405" table:style-name="ce1">
            <text:p>12405</text:p>
          </table:table-cell>
          <table:table-cell office:value-type="float" office:value="9.1063280935106796" table:style-name="ce1">
            <text:p>9.106328094</text:p>
          </table:table-cell>
          <table:table-cell office:value-type="float" office:value="0.79539641943733996" table:style-name="ce1">
            <text:p>0.795396419</text:p>
          </table:table-cell>
          <table:table-cell office:value-type="float" office:value="3.9252808279691999E-2" table:style-name="ce1">
            <text:p>0.039252808</text:p>
          </table:table-cell>
          <table:table-cell office:value-type="float" office:value="0.81857451403887704" table:style-name="ce1">
            <text:p>0.818574514</text:p>
          </table:table-cell>
          <table:table-cell office:value-type="float" office:value="3.8528006506048602E-2" table:style-name="ce1">
            <text:p>0.038528007</text:p>
          </table:table-cell>
          <table:table-cell office:value-type="float" office:value="1.6139709334762169" table:formula="of:=[.D621]+[.F621]" table:style-name="ce1">
            <text:p>1.6139709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25_36_9999995.pkl</text:p>
          </table:table-cell>
          <table:table-cell office:value-type="float" office:value="12405" table:style-name="ce1">
            <text:p>12405</text:p>
          </table:table-cell>
          <table:table-cell office:value-type="float" office:value="9.1063280935106796" table:style-name="ce1">
            <text:p>9.106328094</text:p>
          </table:table-cell>
          <table:table-cell office:value-type="float" office:value="0.79539641943733996" table:style-name="ce1">
            <text:p>0.795396419</text:p>
          </table:table-cell>
          <table:table-cell office:value-type="float" office:value="3.9252808279691999E-2" table:style-name="ce1">
            <text:p>0.039252808</text:p>
          </table:table-cell>
          <table:table-cell office:value-type="float" office:value="0.81857451403887704" table:style-name="ce1">
            <text:p>0.818574514</text:p>
          </table:table-cell>
          <table:table-cell office:value-type="float" office:value="3.8528006506048602E-2" table:style-name="ce1">
            <text:p>0.038528007</text:p>
          </table:table-cell>
          <table:table-cell office:value-type="float" office:value="1.6139709334762169" table:formula="of:=[.D622]+[.F622]" table:style-name="ce1">
            <text:p>1.6139709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0225_9995.pkl</text:p>
          </table:table-cell>
          <table:table-cell office:value-type="float" office:value="5307" table:style-name="ce1">
            <text:p>5307</text:p>
          </table:table-cell>
          <table:table-cell office:value-type="float" office:value="24.9125683060109" table:style-name="ce1">
            <text:p>24.9125683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9363514119229E-2" table:style-name="ce1">
            <text:p>0.031936351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3.5960591133004899E-2" table:style-name="ce1">
            <text:p>0.035960591</text:p>
          </table:table-cell>
          <table:table-cell office:value-type="float" office:value="1.6135621426158329" table:formula="of:=[.D623]+[.F623]" table:style-name="ce1">
            <text:p>1.6135621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18_9999995.pkl</text:p>
          </table:table-cell>
          <table:table-cell office:value-type="float" office:value="5327" table:style-name="ce1">
            <text:p>5327</text:p>
          </table:table-cell>
          <table:table-cell office:value-type="float" office:value="25.761967336211701" table:style-name="ce1">
            <text:p>25.7619673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602383764630099E-2" table:style-name="ce1">
            <text:p>0.030602384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3.4424219560501797E-2" table:style-name="ce1">
            <text:p>0.03442422</text:p>
          </table:table-cell>
          <table:table-cell office:value-type="float" office:value="1.6135621426158329" table:formula="of:=[.D624]+[.F624]" table:style-name="ce1">
            <text:p>1.6135621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0225_99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4.9125683060109" table:style-name="ce1">
            <text:p>24.9125683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9363514119229E-2" table:style-name="ce1">
            <text:p>0.031936351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3.5960591133004899E-2" table:style-name="ce1">
            <text:p>0.035960591</text:p>
          </table:table-cell>
          <table:table-cell office:value-type="float" office:value="1.6135621426158329" table:formula="of:=[.D625]+[.F625]" table:style-name="ce1">
            <text:p>1.6135621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18_999995.pkl</text:p>
          </table:table-cell>
          <table:table-cell office:value-type="float" office:value="5327" table:style-name="ce1">
            <text:p>5327</text:p>
          </table:table-cell>
          <table:table-cell office:value-type="float" office:value="25.761967336211701" table:style-name="ce1">
            <text:p>25.7619673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602383764630099E-2" table:style-name="ce1">
            <text:p>0.030602384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3.4424219560501797E-2" table:style-name="ce1">
            <text:p>0.03442422</text:p>
          </table:table-cell>
          <table:table-cell office:value-type="float" office:value="1.6135621426158329" table:formula="of:=[.D626]+[.F626]" table:style-name="ce1">
            <text:p>1.6135621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18_9995.pkl</text:p>
          </table:table-cell>
          <table:table-cell office:value-type="float" office:value="5327" table:style-name="ce1">
            <text:p>5327</text:p>
          </table:table-cell>
          <table:table-cell office:value-type="float" office:value="25.761967336211701" table:style-name="ce1">
            <text:p>25.7619673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602383764630099E-2" table:style-name="ce1">
            <text:p>0.030602384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3.4424219560501797E-2" table:style-name="ce1">
            <text:p>0.03442422</text:p>
          </table:table-cell>
          <table:table-cell office:value-type="float" office:value="1.6135621426158329" table:formula="of:=[.D627]+[.F627]" table:style-name="ce1">
            <text:p>1.6135621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18_999995.pkl</text:p>
          </table:table-cell>
          <table:table-cell office:value-type="float" office:value="5331" table:style-name="ce1">
            <text:p>5331</text:p>
          </table:table-cell>
          <table:table-cell office:value-type="float" office:value="26.158694428812598" table:style-name="ce1">
            <text:p>26.1586944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648223828985E-2" table:style-name="ce1">
            <text:p>0.029864822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3.3541628377136597E-2" table:style-name="ce1">
            <text:p>0.033541628</text:p>
          </table:table-cell>
          <table:table-cell office:value-type="float" office:value="1.6135621426158329" table:formula="of:=[.D628]+[.F628]" table:style-name="ce1">
            <text:p>1.6135621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18_99995.pkl</text:p>
          </table:table-cell>
          <table:table-cell office:value-type="float" office:value="5327" table:style-name="ce1">
            <text:p>5327</text:p>
          </table:table-cell>
          <table:table-cell office:value-type="float" office:value="25.761967336211701" table:style-name="ce1">
            <text:p>25.7619673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602383764630099E-2" table:style-name="ce1">
            <text:p>0.030602384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3.4424219560501797E-2" table:style-name="ce1">
            <text:p>0.03442422</text:p>
          </table:table-cell>
          <table:table-cell office:value-type="float" office:value="1.6135621426158329" table:formula="of:=[.D629]+[.F629]" table:style-name="ce1">
            <text:p>1.6135621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18_99995.pkl</text:p>
          </table:table-cell>
          <table:table-cell office:value-type="float" office:value="5331" table:style-name="ce1">
            <text:p>5331</text:p>
          </table:table-cell>
          <table:table-cell office:value-type="float" office:value="26.158694428812598" table:style-name="ce1">
            <text:p>26.1586944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648223828985E-2" table:style-name="ce1">
            <text:p>0.029864822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3.3541628377136597E-2" table:style-name="ce1">
            <text:p>0.033541628</text:p>
          </table:table-cell>
          <table:table-cell office:value-type="float" office:value="1.6135621426158329" table:formula="of:=[.D630]+[.F630]" table:style-name="ce1">
            <text:p>1.6135621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18_9995.pkl</text:p>
          </table:table-cell>
          <table:table-cell office:value-type="float" office:value="5331" table:style-name="ce1">
            <text:p>5331</text:p>
          </table:table-cell>
          <table:table-cell office:value-type="float" office:value="26.158694428812598" table:style-name="ce1">
            <text:p>26.1586944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648223828985E-2" table:style-name="ce1">
            <text:p>0.029864822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3.3541628377136597E-2" table:style-name="ce1">
            <text:p>0.033541628</text:p>
          </table:table-cell>
          <table:table-cell office:value-type="float" office:value="1.6135621426158329" table:formula="of:=[.D631]+[.F631]" table:style-name="ce1">
            <text:p>1.6135621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0225_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4.9125683060109" table:style-name="ce1">
            <text:p>24.9125683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9363514119229E-2" table:style-name="ce1">
            <text:p>0.031936351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3.5960591133004899E-2" table:style-name="ce1">
            <text:p>0.035960591</text:p>
          </table:table-cell>
          <table:table-cell office:value-type="float" office:value="1.6135621426158329" table:formula="of:=[.D632]+[.F632]" table:style-name="ce1">
            <text:p>1.6135621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18_9999995.pkl</text:p>
          </table:table-cell>
          <table:table-cell office:value-type="float" office:value="5331" table:style-name="ce1">
            <text:p>5331</text:p>
          </table:table-cell>
          <table:table-cell office:value-type="float" office:value="26.158694428812598" table:style-name="ce1">
            <text:p>26.1586944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648223828985E-2" table:style-name="ce1">
            <text:p>0.029864822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3.3541628377136597E-2" table:style-name="ce1">
            <text:p>0.033541628</text:p>
          </table:table-cell>
          <table:table-cell office:value-type="float" office:value="1.6135621426158329" table:formula="of:=[.D633]+[.F633]" table:style-name="ce1">
            <text:p>1.6135621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0225_9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4.9125683060109" table:style-name="ce1">
            <text:p>24.9125683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9363514119229E-2" table:style-name="ce1">
            <text:p>0.031936351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3.5960591133004899E-2" table:style-name="ce1">
            <text:p>0.035960591</text:p>
          </table:table-cell>
          <table:table-cell office:value-type="float" office:value="1.6135621426158329" table:formula="of:=[.D634]+[.F634]" table:style-name="ce1">
            <text:p>1.6135621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18_9995.pkl</text:p>
          </table:table-cell>
          <table:table-cell office:value-type="float" office:value="5407" table:style-name="ce1">
            <text:p>5407</text:p>
          </table:table-cell>
          <table:table-cell office:value-type="float" office:value="13.1078231921583" table:style-name="ce1">
            <text:p>13.1078231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3120831394447001E-2" table:style-name="ce1">
            <text:p>0.043120831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5311364187060797E-2" table:style-name="ce1">
            <text:p>0.045311364</text:p>
          </table:table-cell>
          <table:table-cell office:value-type="float" office:value="1.6131554910474089" table:formula="of:=[.D635]+[.F635]" table:style-name="ce1">
            <text:p>1.6131554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18_9999995.pkl</text:p>
          </table:table-cell>
          <table:table-cell office:value-type="float" office:value="5407" table:style-name="ce1">
            <text:p>5407</text:p>
          </table:table-cell>
          <table:table-cell office:value-type="float" office:value="13.1078231921583" table:style-name="ce1">
            <text:p>13.1078231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3120831394447001E-2" table:style-name="ce1">
            <text:p>0.043120831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5311364187060797E-2" table:style-name="ce1">
            <text:p>0.045311364</text:p>
          </table:table-cell>
          <table:table-cell office:value-type="float" office:value="1.6131554910474089" table:formula="of:=[.D636]+[.F636]" table:style-name="ce1">
            <text:p>1.6131554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18_99995.pkl</text:p>
          </table:table-cell>
          <table:table-cell office:value-type="float" office:value="5407" table:style-name="ce1">
            <text:p>5407</text:p>
          </table:table-cell>
          <table:table-cell office:value-type="float" office:value="13.1078231921583" table:style-name="ce1">
            <text:p>13.1078231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3120831394447001E-2" table:style-name="ce1">
            <text:p>0.043120831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5311364187060797E-2" table:style-name="ce1">
            <text:p>0.045311364</text:p>
          </table:table-cell>
          <table:table-cell office:value-type="float" office:value="1.6131554910474089" table:formula="of:=[.D637]+[.F637]" table:style-name="ce1">
            <text:p>1.6131554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18_999995.pkl</text:p>
          </table:table-cell>
          <table:table-cell office:value-type="float" office:value="5407" table:style-name="ce1">
            <text:p>5407</text:p>
          </table:table-cell>
          <table:table-cell office:value-type="float" office:value="13.1078231921583" table:style-name="ce1">
            <text:p>13.1078231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3120831394447001E-2" table:style-name="ce1">
            <text:p>0.043120831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5311364187060797E-2" table:style-name="ce1">
            <text:p>0.045311364</text:p>
          </table:table-cell>
          <table:table-cell office:value-type="float" office:value="1.6131554910474089" table:formula="of:=[.D638]+[.F638]" table:style-name="ce1">
            <text:p>1.6131554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0225_9999995.pkl</text:p>
          </table:table-cell>
          <table:table-cell office:value-type="float" office:value="5180" table:style-name="ce1">
            <text:p>5180</text:p>
          </table:table-cell>
          <table:table-cell office:value-type="float" office:value="13.374903474903499" table:style-name="ce1">
            <text:p>13.37490347</text:p>
          </table:table-cell>
          <table:table-cell office:value-type="float" office:value="0.79597701149425304" table:style-name="ce1">
            <text:p>0.795977011</text:p>
          </table:table-cell>
          <table:table-cell office:value-type="float" office:value="4.7374722079698998E-2" table:style-name="ce1">
            <text:p>0.047374722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0.05" table:style-name="ce1">
            <text:p>0.05</text:p>
          </table:table-cell>
          <table:table-cell office:value-type="float" office:value="1.6125708979571352" table:formula="of:=[.D639]+[.F639]" table:style-name="ce1">
            <text:p>1.6125708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0225_99995.pkl</text:p>
          </table:table-cell>
          <table:table-cell office:value-type="float" office:value="5180" table:style-name="ce1">
            <text:p>5180</text:p>
          </table:table-cell>
          <table:table-cell office:value-type="float" office:value="13.374903474903499" table:style-name="ce1">
            <text:p>13.37490347</text:p>
          </table:table-cell>
          <table:table-cell office:value-type="float" office:value="0.79597701149425304" table:style-name="ce1">
            <text:p>0.795977011</text:p>
          </table:table-cell>
          <table:table-cell office:value-type="float" office:value="4.7374722079698998E-2" table:style-name="ce1">
            <text:p>0.047374722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0.05" table:style-name="ce1">
            <text:p>0.05</text:p>
          </table:table-cell>
          <table:table-cell office:value-type="float" office:value="1.6125708979571352" table:formula="of:=[.D640]+[.F640]" table:style-name="ce1">
            <text:p>1.6125708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0225_999995.pkl</text:p>
          </table:table-cell>
          <table:table-cell office:value-type="float" office:value="5180" table:style-name="ce1">
            <text:p>5180</text:p>
          </table:table-cell>
          <table:table-cell office:value-type="float" office:value="13.374903474903499" table:style-name="ce1">
            <text:p>13.37490347</text:p>
          </table:table-cell>
          <table:table-cell office:value-type="float" office:value="0.79597701149425304" table:style-name="ce1">
            <text:p>0.795977011</text:p>
          </table:table-cell>
          <table:table-cell office:value-type="float" office:value="4.7374722079698998E-2" table:style-name="ce1">
            <text:p>0.047374722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0.05" table:style-name="ce1">
            <text:p>0.05</text:p>
          </table:table-cell>
          <table:table-cell office:value-type="float" office:value="1.6125708979571352" table:formula="of:=[.D641]+[.F641]" table:style-name="ce1">
            <text:p>1.6125708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0225_9995.pkl</text:p>
          </table:table-cell>
          <table:table-cell office:value-type="float" office:value="5180" table:style-name="ce1">
            <text:p>5180</text:p>
          </table:table-cell>
          <table:table-cell office:value-type="float" office:value="13.374903474903499" table:style-name="ce1">
            <text:p>13.37490347</text:p>
          </table:table-cell>
          <table:table-cell office:value-type="float" office:value="0.79597701149425304" table:style-name="ce1">
            <text:p>0.795977011</text:p>
          </table:table-cell>
          <table:table-cell office:value-type="float" office:value="4.7374722079698998E-2" table:style-name="ce1">
            <text:p>0.047374722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0.05" table:style-name="ce1">
            <text:p>0.05</text:p>
          </table:table-cell>
          <table:table-cell office:value-type="float" office:value="1.6125708979571352" table:formula="of:=[.D642]+[.F642]" table:style-name="ce1">
            <text:p>1.6125708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36_9995.pkl</text:p>
          </table:table-cell>
          <table:table-cell office:value-type="float" office:value="5477" table:style-name="ce1">
            <text:p>5477</text:p>
          </table:table-cell>
          <table:table-cell office:value-type="float" office:value="26.3304728866168" table:style-name="ce1">
            <text:p>26.3304728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5210569777044E-2" table:style-name="ce1">
            <text:p>0.029521057</text:p>
          </table:table-cell>
          <table:table-cell office:value-type="float" office:value="0.79302832244008703" table:style-name="ce1">
            <text:p>0.793028322</text:p>
          </table:table-cell>
          <table:table-cell office:value-type="float" office:value="3.3027855911441799E-2" table:style-name="ce1">
            <text:p>0.033027856</text:p>
          </table:table-cell>
          <table:table-cell office:value-type="float" office:value="1.6125125631277659" table:formula="of:=[.D643]+[.F643]" table:style-name="ce1">
            <text:p>1.6125125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36_9999995.pkl</text:p>
          </table:table-cell>
          <table:table-cell office:value-type="float" office:value="5477" table:style-name="ce1">
            <text:p>5477</text:p>
          </table:table-cell>
          <table:table-cell office:value-type="float" office:value="26.3304728866168" table:style-name="ce1">
            <text:p>26.3304728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5210569777044E-2" table:style-name="ce1">
            <text:p>0.029521057</text:p>
          </table:table-cell>
          <table:table-cell office:value-type="float" office:value="0.79302832244008703" table:style-name="ce1">
            <text:p>0.793028322</text:p>
          </table:table-cell>
          <table:table-cell office:value-type="float" office:value="3.3027855911441799E-2" table:style-name="ce1">
            <text:p>0.033027856</text:p>
          </table:table-cell>
          <table:table-cell office:value-type="float" office:value="1.6125125631277659" table:formula="of:=[.D644]+[.F644]" table:style-name="ce1">
            <text:p>1.6125125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36_99995.pkl</text:p>
          </table:table-cell>
          <table:table-cell office:value-type="float" office:value="5477" table:style-name="ce1">
            <text:p>5477</text:p>
          </table:table-cell>
          <table:table-cell office:value-type="float" office:value="26.3304728866168" table:style-name="ce1">
            <text:p>26.3304728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5210569777044E-2" table:style-name="ce1">
            <text:p>0.029521057</text:p>
          </table:table-cell>
          <table:table-cell office:value-type="float" office:value="0.79302832244008703" table:style-name="ce1">
            <text:p>0.793028322</text:p>
          </table:table-cell>
          <table:table-cell office:value-type="float" office:value="3.3027855911441799E-2" table:style-name="ce1">
            <text:p>0.033027856</text:p>
          </table:table-cell>
          <table:table-cell office:value-type="float" office:value="1.6125125631277659" table:formula="of:=[.D645]+[.F645]" table:style-name="ce1">
            <text:p>1.6125125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36_999995.pkl</text:p>
          </table:table-cell>
          <table:table-cell office:value-type="float" office:value="5477" table:style-name="ce1">
            <text:p>5477</text:p>
          </table:table-cell>
          <table:table-cell office:value-type="float" office:value="26.3304728866168" table:style-name="ce1">
            <text:p>26.33047289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5210569777044E-2" table:style-name="ce1">
            <text:p>0.029521057</text:p>
          </table:table-cell>
          <table:table-cell office:value-type="float" office:value="0.79302832244008703" table:style-name="ce1">
            <text:p>0.793028322</text:p>
          </table:table-cell>
          <table:table-cell office:value-type="float" office:value="3.3027855911441799E-2" table:style-name="ce1">
            <text:p>0.033027856</text:p>
          </table:table-cell>
          <table:table-cell office:value-type="float" office:value="1.6125125631277659" table:formula="of:=[.D646]+[.F646]" table:style-name="ce1">
            <text:p>1.6125125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0225_9999995.pkl</text:p>
          </table:table-cell>
          <table:table-cell office:value-type="float" office:value="5199" table:style-name="ce1">
            <text:p>5199</text:p>
          </table:table-cell>
          <table:table-cell office:value-type="float" office:value="25.348913252548599" table:style-name="ce1">
            <text:p>25.34891325</text:p>
          </table:table-cell>
          <table:table-cell office:value-type="float" office:value="0.81321839080459801" table:style-name="ce1">
            <text:p>0.813218391</text:p>
          </table:table-cell>
          <table:table-cell office:value-type="float" office:value="3.1655480984340102E-2" table:style-name="ce1">
            <text:p>0.031655481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780623716883397E-2" table:style-name="ce1">
            <text:p>0.035780624</text:p>
          </table:table-cell>
          <table:table-cell office:value-type="float" office:value="1.6123450283591829" table:formula="of:=[.D647]+[.F647]" table:style-name="ce1">
            <text:p>1.6123450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0225_9995.pkl</text:p>
          </table:table-cell>
          <table:table-cell office:value-type="float" office:value="5199" table:style-name="ce1">
            <text:p>5199</text:p>
          </table:table-cell>
          <table:table-cell office:value-type="float" office:value="25.348913252548599" table:style-name="ce1">
            <text:p>25.34891325</text:p>
          </table:table-cell>
          <table:table-cell office:value-type="float" office:value="0.81321839080459801" table:style-name="ce1">
            <text:p>0.813218391</text:p>
          </table:table-cell>
          <table:table-cell office:value-type="float" office:value="3.1655480984340102E-2" table:style-name="ce1">
            <text:p>0.031655481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780623716883397E-2" table:style-name="ce1">
            <text:p>0.035780624</text:p>
          </table:table-cell>
          <table:table-cell office:value-type="float" office:value="1.6123450283591829" table:formula="of:=[.D648]+[.F648]" table:style-name="ce1">
            <text:p>1.6123450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0225_99995.pkl</text:p>
          </table:table-cell>
          <table:table-cell office:value-type="float" office:value="5199" table:style-name="ce1">
            <text:p>5199</text:p>
          </table:table-cell>
          <table:table-cell office:value-type="float" office:value="25.348913252548599" table:style-name="ce1">
            <text:p>25.34891325</text:p>
          </table:table-cell>
          <table:table-cell office:value-type="float" office:value="0.81321839080459801" table:style-name="ce1">
            <text:p>0.813218391</text:p>
          </table:table-cell>
          <table:table-cell office:value-type="float" office:value="3.1655480984340102E-2" table:style-name="ce1">
            <text:p>0.031655481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780623716883397E-2" table:style-name="ce1">
            <text:p>0.035780624</text:p>
          </table:table-cell>
          <table:table-cell office:value-type="float" office:value="1.6123450283591829" table:formula="of:=[.D649]+[.F649]" table:style-name="ce1">
            <text:p>1.6123450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0225_999995.pkl</text:p>
          </table:table-cell>
          <table:table-cell office:value-type="float" office:value="5199" table:style-name="ce1">
            <text:p>5199</text:p>
          </table:table-cell>
          <table:table-cell office:value-type="float" office:value="25.348913252548599" table:style-name="ce1">
            <text:p>25.34891325</text:p>
          </table:table-cell>
          <table:table-cell office:value-type="float" office:value="0.81321839080459801" table:style-name="ce1">
            <text:p>0.813218391</text:p>
          </table:table-cell>
          <table:table-cell office:value-type="float" office:value="3.1655480984340102E-2" table:style-name="ce1">
            <text:p>0.031655481</text:p>
          </table:table-cell>
          <table:table-cell office:value-type="float" office:value="0.79912663755458502" table:style-name="ce1">
            <text:p>0.799126638</text:p>
          </table:table-cell>
          <table:table-cell office:value-type="float" office:value="3.5780623716883397E-2" table:style-name="ce1">
            <text:p>0.035780624</text:p>
          </table:table-cell>
          <table:table-cell office:value-type="float" office:value="1.6123450283591829" table:formula="of:=[.D650]+[.F650]" table:style-name="ce1">
            <text:p>1.6123450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045_9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5.0359902016205" table:style-name="ce1">
            <text:p>25.035990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062780269058302E-2" table:style-name="ce1">
            <text:p>0.03206278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57705951911707E-2" table:style-name="ce1">
            <text:p>0.035770595</text:p>
          </table:table-cell>
          <table:table-cell office:value-type="float" office:value="1.6120606599016529" table:formula="of:=[.D651]+[.F651]" table:style-name="ce1">
            <text:p>1.61206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045_99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5.0359902016205" table:style-name="ce1">
            <text:p>25.035990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062780269058302E-2" table:style-name="ce1">
            <text:p>0.03206278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57705951911707E-2" table:style-name="ce1">
            <text:p>0.035770595</text:p>
          </table:table-cell>
          <table:table-cell office:value-type="float" office:value="1.6120606599016529" table:formula="of:=[.D652]+[.F652]" table:style-name="ce1">
            <text:p>1.61206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045_99995.pkl</text:p>
          </table:table-cell>
          <table:table-cell office:value-type="float" office:value="5307" table:style-name="ce1">
            <text:p>5307</text:p>
          </table:table-cell>
          <table:table-cell office:value-type="float" office:value="25.0359902016205" table:style-name="ce1">
            <text:p>25.035990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062780269058302E-2" table:style-name="ce1">
            <text:p>0.03206278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57705951911707E-2" table:style-name="ce1">
            <text:p>0.035770595</text:p>
          </table:table-cell>
          <table:table-cell office:value-type="float" office:value="1.6120606599016529" table:formula="of:=[.D653]+[.F653]" table:style-name="ce1">
            <text:p>1.61206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045_9995.pkl</text:p>
          </table:table-cell>
          <table:table-cell office:value-type="float" office:value="5307" table:style-name="ce1">
            <text:p>5307</text:p>
          </table:table-cell>
          <table:table-cell office:value-type="float" office:value="25.0359902016205" table:style-name="ce1">
            <text:p>25.0359902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3.2062780269058302E-2" table:style-name="ce1">
            <text:p>0.03206278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57705951911707E-2" table:style-name="ce1">
            <text:p>0.035770595</text:p>
          </table:table-cell>
          <table:table-cell office:value-type="float" office:value="1.6120606599016529" table:formula="of:=[.D654]+[.F654]" table:style-name="ce1">
            <text:p>1.61206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36_9995.pkl</text:p>
          </table:table-cell>
          <table:table-cell office:value-type="float" office:value="5356" table:style-name="ce1">
            <text:p>5356</text:p>
          </table:table-cell>
          <table:table-cell office:value-type="float" office:value="26.227035100821499" table:style-name="ce1">
            <text:p>26.227035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25284450063201E-2" table:style-name="ce1">
            <text:p>0.030025284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3601033877965501E-2" table:style-name="ce1">
            <text:p>0.033601034</text:p>
          </table:table-cell>
          <table:table-cell office:value-type="float" office:value="1.611378736502296" table:formula="of:=[.D655]+[.F655]" table:style-name="ce1">
            <text:p>1.6113787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36_9999995.pkl</text:p>
          </table:table-cell>
          <table:table-cell office:value-type="float" office:value="5359" table:style-name="ce1">
            <text:p>5359</text:p>
          </table:table-cell>
          <table:table-cell office:value-type="float" office:value="26.334950550475799" table:style-name="ce1">
            <text:p>26.3349505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930144745123E-2" table:style-name="ce1">
            <text:p>0.029893014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3502070869765303E-2" table:style-name="ce1">
            <text:p>0.033502071</text:p>
          </table:table-cell>
          <table:table-cell office:value-type="float" office:value="1.611378736502296" table:formula="of:=[.D656]+[.F656]" table:style-name="ce1">
            <text:p>1.6113787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36_99995.pkl</text:p>
          </table:table-cell>
          <table:table-cell office:value-type="float" office:value="5359" table:style-name="ce1">
            <text:p>5359</text:p>
          </table:table-cell>
          <table:table-cell office:value-type="float" office:value="26.334950550475799" table:style-name="ce1">
            <text:p>26.3349505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930144745123E-2" table:style-name="ce1">
            <text:p>0.029893014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3502070869765303E-2" table:style-name="ce1">
            <text:p>0.033502071</text:p>
          </table:table-cell>
          <table:table-cell office:value-type="float" office:value="1.611378736502296" table:formula="of:=[.D657]+[.F657]" table:style-name="ce1">
            <text:p>1.6113787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36_999995.pkl</text:p>
          </table:table-cell>
          <table:table-cell office:value-type="float" office:value="5356" table:style-name="ce1">
            <text:p>5356</text:p>
          </table:table-cell>
          <table:table-cell office:value-type="float" office:value="26.227035100821499" table:style-name="ce1">
            <text:p>26.227035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25284450063201E-2" table:style-name="ce1">
            <text:p>0.030025284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3601033877965501E-2" table:style-name="ce1">
            <text:p>0.033601034</text:p>
          </table:table-cell>
          <table:table-cell office:value-type="float" office:value="1.611378736502296" table:formula="of:=[.D658]+[.F658]" table:style-name="ce1">
            <text:p>1.6113787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36_999995.pkl</text:p>
          </table:table-cell>
          <table:table-cell office:value-type="float" office:value="5359" table:style-name="ce1">
            <text:p>5359</text:p>
          </table:table-cell>
          <table:table-cell office:value-type="float" office:value="26.334950550475799" table:style-name="ce1">
            <text:p>26.3349505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930144745123E-2" table:style-name="ce1">
            <text:p>0.029893014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3502070869765303E-2" table:style-name="ce1">
            <text:p>0.033502071</text:p>
          </table:table-cell>
          <table:table-cell office:value-type="float" office:value="1.611378736502296" table:formula="of:=[.D659]+[.F659]" table:style-name="ce1">
            <text:p>1.6113787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36_9999995.pkl</text:p>
          </table:table-cell>
          <table:table-cell office:value-type="float" office:value="5356" table:style-name="ce1">
            <text:p>5356</text:p>
          </table:table-cell>
          <table:table-cell office:value-type="float" office:value="26.227035100821499" table:style-name="ce1">
            <text:p>26.227035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25284450063201E-2" table:style-name="ce1">
            <text:p>0.030025284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3601033877965501E-2" table:style-name="ce1">
            <text:p>0.033601034</text:p>
          </table:table-cell>
          <table:table-cell office:value-type="float" office:value="1.611378736502296" table:formula="of:=[.D660]+[.F660]" table:style-name="ce1">
            <text:p>1.6113787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36_9995.pkl</text:p>
          </table:table-cell>
          <table:table-cell office:value-type="float" office:value="5359" table:style-name="ce1">
            <text:p>5359</text:p>
          </table:table-cell>
          <table:table-cell office:value-type="float" office:value="26.334950550475799" table:style-name="ce1">
            <text:p>26.3349505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930144745123E-2" table:style-name="ce1">
            <text:p>0.029893014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3502070869765303E-2" table:style-name="ce1">
            <text:p>0.033502071</text:p>
          </table:table-cell>
          <table:table-cell office:value-type="float" office:value="1.611378736502296" table:formula="of:=[.D661]+[.F661]" table:style-name="ce1">
            <text:p>1.6113787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36_99995.pkl</text:p>
          </table:table-cell>
          <table:table-cell office:value-type="float" office:value="5356" table:style-name="ce1">
            <text:p>5356</text:p>
          </table:table-cell>
          <table:table-cell office:value-type="float" office:value="26.227035100821499" table:style-name="ce1">
            <text:p>26.227035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25284450063201E-2" table:style-name="ce1">
            <text:p>0.030025284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3.3601033877965501E-2" table:style-name="ce1">
            <text:p>0.033601034</text:p>
          </table:table-cell>
          <table:table-cell office:value-type="float" office:value="1.611378736502296" table:formula="of:=[.D662]+[.F662]" table:style-name="ce1">
            <text:p>1.6113787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09_9999995.pkl</text:p>
          </table:table-cell>
          <table:table-cell office:value-type="float" office:value="5252" table:style-name="ce1">
            <text:p>5252</text:p>
          </table:table-cell>
          <table:table-cell office:value-type="float" office:value="18.418888042650401" table:style-name="ce1">
            <text:p>18.41888804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3.6342472840144802E-2" table:style-name="ce1">
            <text:p>0.036342473</text:p>
          </table:table-cell>
          <table:table-cell office:value-type="float" office:value="0.805676855895197" table:style-name="ce1">
            <text:p>0.805676856</text:p>
          </table:table-cell>
          <table:table-cell office:value-type="float" office:value="3.95456006858858E-2" table:style-name="ce1">
            <text:p>0.039545601</text:p>
          </table:table-cell>
          <table:table-cell office:value-type="float" office:value="1.6108344490184061" table:formula="of:=[.D663]+[.F663]" table:style-name="ce1">
            <text:p>1.6108344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09_9995.pkl</text:p>
          </table:table-cell>
          <table:table-cell office:value-type="float" office:value="5252" table:style-name="ce1">
            <text:p>5252</text:p>
          </table:table-cell>
          <table:table-cell office:value-type="float" office:value="18.418888042650401" table:style-name="ce1">
            <text:p>18.41888804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3.6342472840144802E-2" table:style-name="ce1">
            <text:p>0.036342473</text:p>
          </table:table-cell>
          <table:table-cell office:value-type="float" office:value="0.805676855895197" table:style-name="ce1">
            <text:p>0.805676856</text:p>
          </table:table-cell>
          <table:table-cell office:value-type="float" office:value="3.95456006858858E-2" table:style-name="ce1">
            <text:p>0.039545601</text:p>
          </table:table-cell>
          <table:table-cell office:value-type="float" office:value="1.6108344490184061" table:formula="of:=[.D664]+[.F664]" table:style-name="ce1">
            <text:p>1.6108344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09_999995.pkl</text:p>
          </table:table-cell>
          <table:table-cell office:value-type="float" office:value="5252" table:style-name="ce1">
            <text:p>5252</text:p>
          </table:table-cell>
          <table:table-cell office:value-type="float" office:value="18.418888042650401" table:style-name="ce1">
            <text:p>18.41888804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3.6342472840144802E-2" table:style-name="ce1">
            <text:p>0.036342473</text:p>
          </table:table-cell>
          <table:table-cell office:value-type="float" office:value="0.805676855895197" table:style-name="ce1">
            <text:p>0.805676856</text:p>
          </table:table-cell>
          <table:table-cell office:value-type="float" office:value="3.95456006858858E-2" table:style-name="ce1">
            <text:p>0.039545601</text:p>
          </table:table-cell>
          <table:table-cell office:value-type="float" office:value="1.6108344490184061" table:formula="of:=[.D665]+[.F665]" table:style-name="ce1">
            <text:p>1.6108344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09_99995.pkl</text:p>
          </table:table-cell>
          <table:table-cell office:value-type="float" office:value="5252" table:style-name="ce1">
            <text:p>5252</text:p>
          </table:table-cell>
          <table:table-cell office:value-type="float" office:value="18.418888042650401" table:style-name="ce1">
            <text:p>18.41888804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3.6342472840144802E-2" table:style-name="ce1">
            <text:p>0.036342473</text:p>
          </table:table-cell>
          <table:table-cell office:value-type="float" office:value="0.805676855895197" table:style-name="ce1">
            <text:p>0.805676856</text:p>
          </table:table-cell>
          <table:table-cell office:value-type="float" office:value="3.95456006858858E-2" table:style-name="ce1">
            <text:p>0.039545601</text:p>
          </table:table-cell>
          <table:table-cell office:value-type="float" office:value="1.6108344490184061" table:formula="of:=[.D666]+[.F666]" table:style-name="ce1">
            <text:p>1.6108344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36_999995.pkl</text:p>
          </table:table-cell>
          <table:table-cell office:value-type="float" office:value="5489" table:style-name="ce1">
            <text:p>5489</text:p>
          </table:table-cell>
          <table:table-cell office:value-type="float" office:value="26.697759154673001" table:style-name="ce1">
            <text:p>26.6977591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1687914329424E-2" table:style-name="ce1">
            <text:p>0.029168791</text:p>
          </table:table-cell>
          <table:table-cell office:value-type="float" office:value="0.79084967320261401" table:style-name="ce1">
            <text:p>0.790849673</text:p>
          </table:table-cell>
          <table:table-cell office:value-type="float" office:value="3.2579429186860499E-2" table:style-name="ce1">
            <text:p>0.032579429</text:p>
          </table:table-cell>
          <table:table-cell office:value-type="float" office:value="1.610333913890293" table:formula="of:=[.D667]+[.F667]" table:style-name="ce1">
            <text:p>1.6103339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36_9995.pkl</text:p>
          </table:table-cell>
          <table:table-cell office:value-type="float" office:value="5489" table:style-name="ce1">
            <text:p>5489</text:p>
          </table:table-cell>
          <table:table-cell office:value-type="float" office:value="26.697759154673001" table:style-name="ce1">
            <text:p>26.6977591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1687914329424E-2" table:style-name="ce1">
            <text:p>0.029168791</text:p>
          </table:table-cell>
          <table:table-cell office:value-type="float" office:value="0.79084967320261401" table:style-name="ce1">
            <text:p>0.790849673</text:p>
          </table:table-cell>
          <table:table-cell office:value-type="float" office:value="3.2579429186860499E-2" table:style-name="ce1">
            <text:p>0.032579429</text:p>
          </table:table-cell>
          <table:table-cell office:value-type="float" office:value="1.610333913890293" table:formula="of:=[.D668]+[.F668]" table:style-name="ce1">
            <text:p>1.6103339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36_9999995.pkl</text:p>
          </table:table-cell>
          <table:table-cell office:value-type="float" office:value="5489" table:style-name="ce1">
            <text:p>5489</text:p>
          </table:table-cell>
          <table:table-cell office:value-type="float" office:value="26.697759154673001" table:style-name="ce1">
            <text:p>26.6977591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1687914329424E-2" table:style-name="ce1">
            <text:p>0.029168791</text:p>
          </table:table-cell>
          <table:table-cell office:value-type="float" office:value="0.79084967320261401" table:style-name="ce1">
            <text:p>0.790849673</text:p>
          </table:table-cell>
          <table:table-cell office:value-type="float" office:value="3.2579429186860499E-2" table:style-name="ce1">
            <text:p>0.032579429</text:p>
          </table:table-cell>
          <table:table-cell office:value-type="float" office:value="1.610333913890293" table:formula="of:=[.D669]+[.F669]" table:style-name="ce1">
            <text:p>1.6103339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36_99995.pkl</text:p>
          </table:table-cell>
          <table:table-cell office:value-type="float" office:value="5489" table:style-name="ce1">
            <text:p>5489</text:p>
          </table:table-cell>
          <table:table-cell office:value-type="float" office:value="26.697759154673001" table:style-name="ce1">
            <text:p>26.6977591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1687914329424E-2" table:style-name="ce1">
            <text:p>0.029168791</text:p>
          </table:table-cell>
          <table:table-cell office:value-type="float" office:value="0.79084967320261401" table:style-name="ce1">
            <text:p>0.790849673</text:p>
          </table:table-cell>
          <table:table-cell office:value-type="float" office:value="3.2579429186860499E-2" table:style-name="ce1">
            <text:p>0.032579429</text:p>
          </table:table-cell>
          <table:table-cell office:value-type="float" office:value="1.610333913890293" table:formula="of:=[.D670]+[.F670]" table:style-name="ce1">
            <text:p>1.6103339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09_999995.pkl</text:p>
          </table:table-cell>
          <table:table-cell office:value-type="float" office:value="5367" table:style-name="ce1">
            <text:p>5367</text:p>
          </table:table-cell>
          <table:table-cell office:value-type="float" office:value="13.186510154648801" table:style-name="ce1">
            <text:p>13.18651015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4.2296533821957603E-2" table:style-name="ce1">
            <text:p>0.042296534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3804169594752897E-2" table:style-name="ce1">
            <text:p>0.04380417</text:p>
          </table:table-cell>
          <table:table-cell office:value-type="float" office:value="1.6102901615345151" table:formula="of:=[.D671]+[.F671]" table:style-name="ce1">
            <text:p>1.6102901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09_9995.pkl</text:p>
          </table:table-cell>
          <table:table-cell office:value-type="float" office:value="5432" table:style-name="ce1">
            <text:p>5432</text:p>
          </table:table-cell>
          <table:table-cell office:value-type="float" office:value="12.9072164948454" table:style-name="ce1">
            <text:p>12.90721649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4.2491179628777402E-2" table:style-name="ce1">
            <text:p>0.04249118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4291804831833301E-2" table:style-name="ce1">
            <text:p>0.044291805</text:p>
          </table:table-cell>
          <table:table-cell office:value-type="float" office:value="1.6102901615345151" table:formula="of:=[.D672]+[.F672]" table:style-name="ce1">
            <text:p>1.6102901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09_999995.pkl</text:p>
          </table:table-cell>
          <table:table-cell office:value-type="float" office:value="5432" table:style-name="ce1">
            <text:p>5432</text:p>
          </table:table-cell>
          <table:table-cell office:value-type="float" office:value="12.9072164948454" table:style-name="ce1">
            <text:p>12.90721649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4.2491179628777402E-2" table:style-name="ce1">
            <text:p>0.04249118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4291804831833301E-2" table:style-name="ce1">
            <text:p>0.044291805</text:p>
          </table:table-cell>
          <table:table-cell office:value-type="float" office:value="1.6102901615345151" table:formula="of:=[.D673]+[.F673]" table:style-name="ce1">
            <text:p>1.6102901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09_9999995.pkl</text:p>
          </table:table-cell>
          <table:table-cell office:value-type="float" office:value="5432" table:style-name="ce1">
            <text:p>5432</text:p>
          </table:table-cell>
          <table:table-cell office:value-type="float" office:value="12.9072164948454" table:style-name="ce1">
            <text:p>12.90721649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4.2491179628777402E-2" table:style-name="ce1">
            <text:p>0.04249118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4291804831833301E-2" table:style-name="ce1">
            <text:p>0.044291805</text:p>
          </table:table-cell>
          <table:table-cell office:value-type="float" office:value="1.6102901615345151" table:formula="of:=[.D674]+[.F674]" table:style-name="ce1">
            <text:p>1.6102901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09_99995.pkl</text:p>
          </table:table-cell>
          <table:table-cell office:value-type="float" office:value="5432" table:style-name="ce1">
            <text:p>5432</text:p>
          </table:table-cell>
          <table:table-cell office:value-type="float" office:value="12.9072164948454" table:style-name="ce1">
            <text:p>12.90721649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4.2491179628777402E-2" table:style-name="ce1">
            <text:p>0.04249118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4291804831833301E-2" table:style-name="ce1">
            <text:p>0.044291805</text:p>
          </table:table-cell>
          <table:table-cell office:value-type="float" office:value="1.6102901615345151" table:formula="of:=[.D675]+[.F675]" table:style-name="ce1">
            <text:p>1.6102901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2.xlsx</text:p>
          </table:table-cell>
          <table:table-cell office:value-type="float" office:value="5432" table:style-name="ce1">
            <text:p>5432</text:p>
          </table:table-cell>
          <table:table-cell office:value-type="float" office:value="12.9072164948454" table:style-name="ce1">
            <text:p>12.90721649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4.2491179628777402E-2" table:style-name="ce1">
            <text:p>0.04249118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4291804831833301E-2" table:style-name="ce1">
            <text:p>0.044291805</text:p>
          </table:table-cell>
          <table:table-cell office:value-type="float" office:value="1.6102901615345151" table:formula="of:=[.D676]+[.F676]" table:style-name="ce1">
            <text:p>1.6102901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09_9999995.pkl</text:p>
          </table:table-cell>
          <table:table-cell office:value-type="float" office:value="5367" table:style-name="ce1">
            <text:p>5367</text:p>
          </table:table-cell>
          <table:table-cell office:value-type="float" office:value="13.186510154648801" table:style-name="ce1">
            <text:p>13.18651015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4.2296533821957603E-2" table:style-name="ce1">
            <text:p>0.042296534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3804169594752897E-2" table:style-name="ce1">
            <text:p>0.04380417</text:p>
          </table:table-cell>
          <table:table-cell office:value-type="float" office:value="1.6102901615345151" table:formula="of:=[.D677]+[.F677]" table:style-name="ce1">
            <text:p>1.6102901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09_99995.pkl</text:p>
          </table:table-cell>
          <table:table-cell office:value-type="float" office:value="5367" table:style-name="ce1">
            <text:p>5367</text:p>
          </table:table-cell>
          <table:table-cell office:value-type="float" office:value="13.186510154648801" table:style-name="ce1">
            <text:p>13.18651015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4.2296533821957603E-2" table:style-name="ce1">
            <text:p>0.042296534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3804169594752897E-2" table:style-name="ce1">
            <text:p>0.04380417</text:p>
          </table:table-cell>
          <table:table-cell office:value-type="float" office:value="1.6102901615345151" table:formula="of:=[.D678]+[.F678]" table:style-name="ce1">
            <text:p>1.6102901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09_9995.pkl</text:p>
          </table:table-cell>
          <table:table-cell office:value-type="float" office:value="5367" table:style-name="ce1">
            <text:p>5367</text:p>
          </table:table-cell>
          <table:table-cell office:value-type="float" office:value="13.186510154648801" table:style-name="ce1">
            <text:p>13.18651015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4.2296533821957603E-2" table:style-name="ce1">
            <text:p>0.042296534</text:p>
          </table:table-cell>
          <table:table-cell office:value-type="float" office:value="0.816593886462882" table:style-name="ce1">
            <text:p>0.816593886</text:p>
          </table:table-cell>
          <table:table-cell office:value-type="float" office:value="4.3804169594752897E-2" table:style-name="ce1">
            <text:p>0.04380417</text:p>
          </table:table-cell>
          <table:table-cell office:value-type="float" office:value="1.6102901615345151" table:formula="of:=[.D679]+[.F679]" table:style-name="ce1">
            <text:p>1.6102901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36_99995.pkl</text:p>
          </table:table-cell>
          <table:table-cell office:value-type="float" office:value="15623" table:style-name="ce1">
            <text:p>15623</text:p>
          </table:table-cell>
          <table:table-cell office:value-type="float" office:value="8.0207386545477792" table:style-name="ce1">
            <text:p>8.020738655</text:p>
          </table:table-cell>
          <table:table-cell office:value-type="float" office:value="0.78304239401496301" table:style-name="ce1">
            <text:p>0.783042394</text:p>
          </table:table-cell>
          <table:table-cell office:value-type="float" office:value="3.84097859327217E-2" table:style-name="ce1">
            <text:p>0.038409786</text:p>
          </table:table-cell>
          <table:table-cell office:value-type="float" office:value="0.82655246252676695" table:style-name="ce1">
            <text:p>0.826552463</text:p>
          </table:table-cell>
          <table:table-cell office:value-type="float" office:value="3.8978087448248003E-2" table:style-name="ce1">
            <text:p>0.038978087</text:p>
          </table:table-cell>
          <table:table-cell office:value-type="float" office:value="1.60959485654173" table:formula="of:=[.D680]+[.F680]" table:style-name="ce1">
            <text:p>1.6095948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36_9999995.pkl</text:p>
          </table:table-cell>
          <table:table-cell office:value-type="float" office:value="15623" table:style-name="ce1">
            <text:p>15623</text:p>
          </table:table-cell>
          <table:table-cell office:value-type="float" office:value="8.0207386545477792" table:style-name="ce1">
            <text:p>8.020738655</text:p>
          </table:table-cell>
          <table:table-cell office:value-type="float" office:value="0.78304239401496301" table:style-name="ce1">
            <text:p>0.783042394</text:p>
          </table:table-cell>
          <table:table-cell office:value-type="float" office:value="3.84097859327217E-2" table:style-name="ce1">
            <text:p>0.038409786</text:p>
          </table:table-cell>
          <table:table-cell office:value-type="float" office:value="0.82655246252676695" table:style-name="ce1">
            <text:p>0.826552463</text:p>
          </table:table-cell>
          <table:table-cell office:value-type="float" office:value="3.8978087448248003E-2" table:style-name="ce1">
            <text:p>0.038978087</text:p>
          </table:table-cell>
          <table:table-cell office:value-type="float" office:value="1.60959485654173" table:formula="of:=[.D681]+[.F681]" table:style-name="ce1">
            <text:p>1.6095948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36_9995.pkl</text:p>
          </table:table-cell>
          <table:table-cell office:value-type="float" office:value="15623" table:style-name="ce1">
            <text:p>15623</text:p>
          </table:table-cell>
          <table:table-cell office:value-type="float" office:value="8.0207386545477792" table:style-name="ce1">
            <text:p>8.020738655</text:p>
          </table:table-cell>
          <table:table-cell office:value-type="float" office:value="0.78304239401496301" table:style-name="ce1">
            <text:p>0.783042394</text:p>
          </table:table-cell>
          <table:table-cell office:value-type="float" office:value="3.84097859327217E-2" table:style-name="ce1">
            <text:p>0.038409786</text:p>
          </table:table-cell>
          <table:table-cell office:value-type="float" office:value="0.82655246252676695" table:style-name="ce1">
            <text:p>0.826552463</text:p>
          </table:table-cell>
          <table:table-cell office:value-type="float" office:value="3.8978087448248003E-2" table:style-name="ce1">
            <text:p>0.038978087</text:p>
          </table:table-cell>
          <table:table-cell office:value-type="float" office:value="1.60959485654173" table:formula="of:=[.D682]+[.F682]" table:style-name="ce1">
            <text:p>1.6095948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25_36_999995.pkl</text:p>
          </table:table-cell>
          <table:table-cell office:value-type="float" office:value="15623" table:style-name="ce1">
            <text:p>15623</text:p>
          </table:table-cell>
          <table:table-cell office:value-type="float" office:value="8.0207386545477792" table:style-name="ce1">
            <text:p>8.020738655</text:p>
          </table:table-cell>
          <table:table-cell office:value-type="float" office:value="0.78304239401496301" table:style-name="ce1">
            <text:p>0.783042394</text:p>
          </table:table-cell>
          <table:table-cell office:value-type="float" office:value="3.84097859327217E-2" table:style-name="ce1">
            <text:p>0.038409786</text:p>
          </table:table-cell>
          <table:table-cell office:value-type="float" office:value="0.82655246252676695" table:style-name="ce1">
            <text:p>0.826552463</text:p>
          </table:table-cell>
          <table:table-cell office:value-type="float" office:value="3.8978087448248003E-2" table:style-name="ce1">
            <text:p>0.038978087</text:p>
          </table:table-cell>
          <table:table-cell office:value-type="float" office:value="1.60959485654173" table:formula="of:=[.D683]+[.F683]" table:style-name="ce1">
            <text:p>1.6095948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0225_9999995.pkl</text:p>
          </table:table-cell>
          <table:table-cell office:value-type="float" office:value="5316" table:style-name="ce1">
            <text:p>5316</text:p>
          </table:table-cell>
          <table:table-cell office:value-type="float" office:value="25.2148231753198" table:style-name="ce1">
            <text:p>25.2148231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645569620253201E-2" table:style-name="ce1">
            <text:p>0.03164557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5421545667447298E-2" table:style-name="ce1">
            <text:p>0.035421546</text:p>
          </table:table-cell>
          <table:table-cell office:value-type="float" office:value="1.6091953303887592" table:formula="of:=[.D684]+[.F684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18_9999995.pkl</text:p>
          </table:table-cell>
          <table:table-cell office:value-type="float" office:value="5368" table:style-name="ce1">
            <text:p>5368</text:p>
          </table:table-cell>
          <table:table-cell office:value-type="float" office:value="26.225409836065602" table:style-name="ce1">
            <text:p>26.2254098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898793917147E-2" table:style-name="ce1">
            <text:p>0.029889879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539684006282898E-2" table:style-name="ce1">
            <text:p>0.033539684</text:p>
          </table:table-cell>
          <table:table-cell office:value-type="float" office:value="1.6091953303887592" table:formula="of:=[.D685]+[.F685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18_999995.pkl</text:p>
          </table:table-cell>
          <table:table-cell office:value-type="float" office:value="5368" table:style-name="ce1">
            <text:p>5368</text:p>
          </table:table-cell>
          <table:table-cell office:value-type="float" office:value="26.225409836065602" table:style-name="ce1">
            <text:p>26.2254098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898793917147E-2" table:style-name="ce1">
            <text:p>0.029889879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539684006282898E-2" table:style-name="ce1">
            <text:p>0.033539684</text:p>
          </table:table-cell>
          <table:table-cell office:value-type="float" office:value="1.6091953303887592" table:formula="of:=[.D686]+[.F686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045_99995.pkl</text:p>
          </table:table-cell>
          <table:table-cell office:value-type="float" office:value="5308" table:style-name="ce1">
            <text:p>5308</text:p>
          </table:table-cell>
          <table:table-cell office:value-type="float" office:value="25.351544837980398" table:style-name="ce1">
            <text:p>25.3515448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208935611038099E-2" table:style-name="ce1">
            <text:p>0.031208936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4877017678708697E-2" table:style-name="ce1">
            <text:p>0.034877018</text:p>
          </table:table-cell>
          <table:table-cell office:value-type="float" office:value="1.6091953303887592" table:formula="of:=[.D687]+[.F687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18_9995.pkl</text:p>
          </table:table-cell>
          <table:table-cell office:value-type="float" office:value="5368" table:style-name="ce1">
            <text:p>5368</text:p>
          </table:table-cell>
          <table:table-cell office:value-type="float" office:value="26.225409836065602" table:style-name="ce1">
            <text:p>26.2254098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898793917147E-2" table:style-name="ce1">
            <text:p>0.029889879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539684006282898E-2" table:style-name="ce1">
            <text:p>0.033539684</text:p>
          </table:table-cell>
          <table:table-cell office:value-type="float" office:value="1.6091953303887592" table:formula="of:=[.D688]+[.F688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0225_999995.pkl</text:p>
          </table:table-cell>
          <table:table-cell office:value-type="float" office:value="5316" table:style-name="ce1">
            <text:p>5316</text:p>
          </table:table-cell>
          <table:table-cell office:value-type="float" office:value="25.2148231753198" table:style-name="ce1">
            <text:p>25.2148231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645569620253201E-2" table:style-name="ce1">
            <text:p>0.03164557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5421545667447298E-2" table:style-name="ce1">
            <text:p>0.035421546</text:p>
          </table:table-cell>
          <table:table-cell office:value-type="float" office:value="1.6091953303887592" table:formula="of:=[.D689]+[.F689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09_999995.pkl</text:p>
          </table:table-cell>
          <table:table-cell office:value-type="float" office:value="5319" table:style-name="ce1">
            <text:p>5319</text:p>
          </table:table-cell>
          <table:table-cell office:value-type="float" office:value="25.829855235946599" table:style-name="ce1">
            <text:p>25.8298552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553173241852499E-2" table:style-name="ce1">
            <text:p>0.030553173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4011055935538298E-2" table:style-name="ce1">
            <text:p>0.034011056</text:p>
          </table:table-cell>
          <table:table-cell office:value-type="float" office:value="1.6091953303887592" table:formula="of:=[.D690]+[.F690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09_99995.pkl</text:p>
          </table:table-cell>
          <table:table-cell office:value-type="float" office:value="5319" table:style-name="ce1">
            <text:p>5319</text:p>
          </table:table-cell>
          <table:table-cell office:value-type="float" office:value="25.829855235946599" table:style-name="ce1">
            <text:p>25.8298552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553173241852499E-2" table:style-name="ce1">
            <text:p>0.030553173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4011055935538298E-2" table:style-name="ce1">
            <text:p>0.034011056</text:p>
          </table:table-cell>
          <table:table-cell office:value-type="float" office:value="1.6091953303887592" table:formula="of:=[.D691]+[.F691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18_99995.pkl</text:p>
          </table:table-cell>
          <table:table-cell office:value-type="float" office:value="5368" table:style-name="ce1">
            <text:p>5368</text:p>
          </table:table-cell>
          <table:table-cell office:value-type="float" office:value="26.225409836065602" table:style-name="ce1">
            <text:p>26.2254098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898793917147E-2" table:style-name="ce1">
            <text:p>0.029889879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539684006282898E-2" table:style-name="ce1">
            <text:p>0.033539684</text:p>
          </table:table-cell>
          <table:table-cell office:value-type="float" office:value="1.6091953303887592" table:formula="of:=[.D692]+[.F692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09_9999995.pkl</text:p>
          </table:table-cell>
          <table:table-cell office:value-type="float" office:value="5317" table:style-name="ce1">
            <text:p>5317</text:p>
          </table:table-cell>
          <table:table-cell office:value-type="float" office:value="25.416964453639299" table:style-name="ce1">
            <text:p>25.4169644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157756641521799E-2" table:style-name="ce1">
            <text:p>0.031157757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4833509260147798E-2" table:style-name="ce1">
            <text:p>0.034833509</text:p>
          </table:table-cell>
          <table:table-cell office:value-type="float" office:value="1.6091953303887592" table:formula="of:=[.D693]+[.F693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09_9995.pkl</text:p>
          </table:table-cell>
          <table:table-cell office:value-type="float" office:value="5317" table:style-name="ce1">
            <text:p>5317</text:p>
          </table:table-cell>
          <table:table-cell office:value-type="float" office:value="25.416964453639299" table:style-name="ce1">
            <text:p>25.4169644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157756641521799E-2" table:style-name="ce1">
            <text:p>0.031157757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4833509260147798E-2" table:style-name="ce1">
            <text:p>0.034833509</text:p>
          </table:table-cell>
          <table:table-cell office:value-type="float" office:value="1.6091953303887592" table:formula="of:=[.D694]+[.F694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18_99995.pkl</text:p>
          </table:table-cell>
          <table:table-cell office:value-type="float" office:value="5417" table:style-name="ce1">
            <text:p>5417</text:p>
          </table:table-cell>
          <table:table-cell office:value-type="float" office:value="26.0293520398745" table:style-name="ce1">
            <text:p>26.0293520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60120240480999E-2" table:style-name="ce1">
            <text:p>0.03006012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802029984169903E-2" table:style-name="ce1">
            <text:p>0.03380203</text:p>
          </table:table-cell>
          <table:table-cell office:value-type="float" office:value="1.6091953303887592" table:formula="of:=[.D695]+[.F695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18_999995.pkl</text:p>
          </table:table-cell>
          <table:table-cell office:value-type="float" office:value="5362" table:style-name="ce1">
            <text:p>5362</text:p>
          </table:table-cell>
          <table:table-cell office:value-type="float" office:value="26.580007459903001" table:style-name="ce1">
            <text:p>26.5800074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134663341646E-2" table:style-name="ce1">
            <text:p>0.029613466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180987202925102E-2" table:style-name="ce1">
            <text:p>0.033180987</text:p>
          </table:table-cell>
          <table:table-cell office:value-type="float" office:value="1.6091953303887592" table:formula="of:=[.D696]+[.F696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18_9999995.pkl</text:p>
          </table:table-cell>
          <table:table-cell office:value-type="float" office:value="5417" table:style-name="ce1">
            <text:p>5417</text:p>
          </table:table-cell>
          <table:table-cell office:value-type="float" office:value="26.0293520398745" table:style-name="ce1">
            <text:p>26.0293520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60120240480999E-2" table:style-name="ce1">
            <text:p>0.03006012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802029984169903E-2" table:style-name="ce1">
            <text:p>0.03380203</text:p>
          </table:table-cell>
          <table:table-cell office:value-type="float" office:value="1.6091953303887592" table:formula="of:=[.D697]+[.F697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18_9995.pkl</text:p>
          </table:table-cell>
          <table:table-cell office:value-type="float" office:value="5374" table:style-name="ce1">
            <text:p>5374</text:p>
          </table:table-cell>
          <table:table-cell office:value-type="float" office:value="26.392631187197601" table:style-name="ce1">
            <text:p>26.3926311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712260216847398E-2" table:style-name="ce1">
            <text:p>0.02971226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226544622425601E-2" table:style-name="ce1">
            <text:p>0.033226545</text:p>
          </table:table-cell>
          <table:table-cell office:value-type="float" office:value="1.6091953303887592" table:formula="of:=[.D698]+[.F698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09_9995.pkl</text:p>
          </table:table-cell>
          <table:table-cell office:value-type="float" office:value="5319" table:style-name="ce1">
            <text:p>5319</text:p>
          </table:table-cell>
          <table:table-cell office:value-type="float" office:value="25.829855235946599" table:style-name="ce1">
            <text:p>25.8298552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553173241852499E-2" table:style-name="ce1">
            <text:p>0.030553173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4011055935538298E-2" table:style-name="ce1">
            <text:p>0.034011056</text:p>
          </table:table-cell>
          <table:table-cell office:value-type="float" office:value="1.6091953303887592" table:formula="of:=[.D699]+[.F699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045_9995.pkl</text:p>
          </table:table-cell>
          <table:table-cell office:value-type="float" office:value="5308" table:style-name="ce1">
            <text:p>5308</text:p>
          </table:table-cell>
          <table:table-cell office:value-type="float" office:value="25.351544837980398" table:style-name="ce1">
            <text:p>25.3515448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208935611038099E-2" table:style-name="ce1">
            <text:p>0.031208936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4877017678708697E-2" table:style-name="ce1">
            <text:p>0.034877018</text:p>
          </table:table-cell>
          <table:table-cell office:value-type="float" office:value="1.6091953303887592" table:formula="of:=[.D700]+[.F700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18_9995.pkl</text:p>
          </table:table-cell>
          <table:table-cell office:value-type="float" office:value="5362" table:style-name="ce1">
            <text:p>5362</text:p>
          </table:table-cell>
          <table:table-cell office:value-type="float" office:value="26.580007459903001" table:style-name="ce1">
            <text:p>26.5800074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134663341646E-2" table:style-name="ce1">
            <text:p>0.029613466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180987202925102E-2" table:style-name="ce1">
            <text:p>0.033180987</text:p>
          </table:table-cell>
          <table:table-cell office:value-type="float" office:value="1.6091953303887592" table:formula="of:=[.D701]+[.F701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09_9999995.pkl</text:p>
          </table:table-cell>
          <table:table-cell office:value-type="float" office:value="5319" table:style-name="ce1">
            <text:p>5319</text:p>
          </table:table-cell>
          <table:table-cell office:value-type="float" office:value="25.829855235946599" table:style-name="ce1">
            <text:p>25.8298552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553173241852499E-2" table:style-name="ce1">
            <text:p>0.030553173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4011055935538298E-2" table:style-name="ce1">
            <text:p>0.034011056</text:p>
          </table:table-cell>
          <table:table-cell office:value-type="float" office:value="1.6091953303887592" table:formula="of:=[.D702]+[.F702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18_99995.pkl</text:p>
          </table:table-cell>
          <table:table-cell office:value-type="float" office:value="5362" table:style-name="ce1">
            <text:p>5362</text:p>
          </table:table-cell>
          <table:table-cell office:value-type="float" office:value="26.580007459903001" table:style-name="ce1">
            <text:p>26.5800074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134663341646E-2" table:style-name="ce1">
            <text:p>0.029613466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180987202925102E-2" table:style-name="ce1">
            <text:p>0.033180987</text:p>
          </table:table-cell>
          <table:table-cell office:value-type="float" office:value="1.6091953303887592" table:formula="of:=[.D703]+[.F703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18_9999995.pkl</text:p>
          </table:table-cell>
          <table:table-cell office:value-type="float" office:value="5362" table:style-name="ce1">
            <text:p>5362</text:p>
          </table:table-cell>
          <table:table-cell office:value-type="float" office:value="26.580007459903001" table:style-name="ce1">
            <text:p>26.5800074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134663341646E-2" table:style-name="ce1">
            <text:p>0.029613466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180987202925102E-2" table:style-name="ce1">
            <text:p>0.033180987</text:p>
          </table:table-cell>
          <table:table-cell office:value-type="float" office:value="1.6091953303887592" table:formula="of:=[.D704]+[.F704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09_99995.pkl</text:p>
          </table:table-cell>
          <table:table-cell office:value-type="float" office:value="5317" table:style-name="ce1">
            <text:p>5317</text:p>
          </table:table-cell>
          <table:table-cell office:value-type="float" office:value="25.416964453639299" table:style-name="ce1">
            <text:p>25.4169644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157756641521799E-2" table:style-name="ce1">
            <text:p>0.031157757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4833509260147798E-2" table:style-name="ce1">
            <text:p>0.034833509</text:p>
          </table:table-cell>
          <table:table-cell office:value-type="float" office:value="1.6091953303887592" table:formula="of:=[.D705]+[.F705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045_999995.pkl</text:p>
          </table:table-cell>
          <table:table-cell office:value-type="float" office:value="5308" table:style-name="ce1">
            <text:p>5308</text:p>
          </table:table-cell>
          <table:table-cell office:value-type="float" office:value="25.351544837980398" table:style-name="ce1">
            <text:p>25.3515448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208935611038099E-2" table:style-name="ce1">
            <text:p>0.031208936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4877017678708697E-2" table:style-name="ce1">
            <text:p>0.034877018</text:p>
          </table:table-cell>
          <table:table-cell office:value-type="float" office:value="1.6091953303887592" table:formula="of:=[.D706]+[.F706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18_99995.pkl</text:p>
          </table:table-cell>
          <table:table-cell office:value-type="float" office:value="5374" table:style-name="ce1">
            <text:p>5374</text:p>
          </table:table-cell>
          <table:table-cell office:value-type="float" office:value="26.392631187197601" table:style-name="ce1">
            <text:p>26.3926311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712260216847398E-2" table:style-name="ce1">
            <text:p>0.02971226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226544622425601E-2" table:style-name="ce1">
            <text:p>0.033226545</text:p>
          </table:table-cell>
          <table:table-cell office:value-type="float" office:value="1.6091953303887592" table:formula="of:=[.D707]+[.F707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18_9995.pkl</text:p>
          </table:table-cell>
          <table:table-cell office:value-type="float" office:value="5417" table:style-name="ce1">
            <text:p>5417</text:p>
          </table:table-cell>
          <table:table-cell office:value-type="float" office:value="26.0293520398745" table:style-name="ce1">
            <text:p>26.0293520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60120240480999E-2" table:style-name="ce1">
            <text:p>0.03006012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802029984169903E-2" table:style-name="ce1">
            <text:p>0.03380203</text:p>
          </table:table-cell>
          <table:table-cell office:value-type="float" office:value="1.6091953303887592" table:formula="of:=[.D708]+[.F708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18_9999995.pkl</text:p>
          </table:table-cell>
          <table:table-cell office:value-type="float" office:value="5374" table:style-name="ce1">
            <text:p>5374</text:p>
          </table:table-cell>
          <table:table-cell office:value-type="float" office:value="26.392631187197601" table:style-name="ce1">
            <text:p>26.3926311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712260216847398E-2" table:style-name="ce1">
            <text:p>0.02971226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226544622425601E-2" table:style-name="ce1">
            <text:p>0.033226545</text:p>
          </table:table-cell>
          <table:table-cell office:value-type="float" office:value="1.6091953303887592" table:formula="of:=[.D709]+[.F709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09_999995.pkl</text:p>
          </table:table-cell>
          <table:table-cell office:value-type="float" office:value="5317" table:style-name="ce1">
            <text:p>5317</text:p>
          </table:table-cell>
          <table:table-cell office:value-type="float" office:value="25.416964453639299" table:style-name="ce1">
            <text:p>25.4169644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157756641521799E-2" table:style-name="ce1">
            <text:p>0.031157757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4833509260147798E-2" table:style-name="ce1">
            <text:p>0.034833509</text:p>
          </table:table-cell>
          <table:table-cell office:value-type="float" office:value="1.6091953303887592" table:formula="of:=[.D710]+[.F710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0225_9995.pkl</text:p>
          </table:table-cell>
          <table:table-cell office:value-type="float" office:value="5316" table:style-name="ce1">
            <text:p>5316</text:p>
          </table:table-cell>
          <table:table-cell office:value-type="float" office:value="25.2148231753198" table:style-name="ce1">
            <text:p>25.2148231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645569620253201E-2" table:style-name="ce1">
            <text:p>0.03164557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5421545667447298E-2" table:style-name="ce1">
            <text:p>0.035421546</text:p>
          </table:table-cell>
          <table:table-cell office:value-type="float" office:value="1.6091953303887592" table:formula="of:=[.D711]+[.F711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18_999995.pkl</text:p>
          </table:table-cell>
          <table:table-cell office:value-type="float" office:value="5417" table:style-name="ce1">
            <text:p>5417</text:p>
          </table:table-cell>
          <table:table-cell office:value-type="float" office:value="26.0293520398745" table:style-name="ce1">
            <text:p>26.0293520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60120240480999E-2" table:style-name="ce1">
            <text:p>0.03006012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802029984169903E-2" table:style-name="ce1">
            <text:p>0.03380203</text:p>
          </table:table-cell>
          <table:table-cell office:value-type="float" office:value="1.6091953303887592" table:formula="of:=[.D712]+[.F712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045_9999995.pkl</text:p>
          </table:table-cell>
          <table:table-cell office:value-type="float" office:value="5308" table:style-name="ce1">
            <text:p>5308</text:p>
          </table:table-cell>
          <table:table-cell office:value-type="float" office:value="25.351544837980398" table:style-name="ce1">
            <text:p>25.3515448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208935611038099E-2" table:style-name="ce1">
            <text:p>0.031208936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4877017678708697E-2" table:style-name="ce1">
            <text:p>0.034877018</text:p>
          </table:table-cell>
          <table:table-cell office:value-type="float" office:value="1.6091953303887592" table:formula="of:=[.D713]+[.F713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0225_99995.pkl</text:p>
          </table:table-cell>
          <table:table-cell office:value-type="float" office:value="5316" table:style-name="ce1">
            <text:p>5316</text:p>
          </table:table-cell>
          <table:table-cell office:value-type="float" office:value="25.2148231753198" table:style-name="ce1">
            <text:p>25.2148231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1645569620253201E-2" table:style-name="ce1">
            <text:p>0.03164557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5421545667447298E-2" table:style-name="ce1">
            <text:p>0.035421546</text:p>
          </table:table-cell>
          <table:table-cell office:value-type="float" office:value="1.6091953303887592" table:formula="of:=[.D714]+[.F714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18_999995.pkl</text:p>
          </table:table-cell>
          <table:table-cell office:value-type="float" office:value="5374" table:style-name="ce1">
            <text:p>5374</text:p>
          </table:table-cell>
          <table:table-cell office:value-type="float" office:value="26.392631187197601" table:style-name="ce1">
            <text:p>26.3926311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712260216847398E-2" table:style-name="ce1">
            <text:p>0.02971226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3.3226544622425601E-2" table:style-name="ce1">
            <text:p>0.033226545</text:p>
          </table:table-cell>
          <table:table-cell office:value-type="float" office:value="1.6091953303887592" table:formula="of:=[.D715]+[.F715]" table:style-name="ce1">
            <text:p>1.60919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09_9999995.pkl</text:p>
          </table:table-cell>
          <table:table-cell office:value-type="float" office:value="5329" table:style-name="ce1">
            <text:p>5329</text:p>
          </table:table-cell>
          <table:table-cell office:value-type="float" office:value="13.896978795271201" table:style-name="ce1">
            <text:p>13.8969788</text:p>
          </table:table-cell>
          <table:table-cell office:value-type="float" office:value="0.79022988505747105" table:style-name="ce1">
            <text:p>0.790229885</text:p>
          </table:table-cell>
          <table:table-cell office:value-type="float" office:value="4.1591046581972199E-2" table:style-name="ce1">
            <text:p>0.04159104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4478709524374299E-2" table:style-name="ce1">
            <text:p>0.04447871</text:p>
          </table:table-cell>
          <table:table-cell office:value-type="float" office:value="1.6090071776338899" table:formula="of:=[.D716]+[.F716]" table:style-name="ce1">
            <text:p>1.6090071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09_9995.pkl</text:p>
          </table:table-cell>
          <table:table-cell office:value-type="float" office:value="5329" table:style-name="ce1">
            <text:p>5329</text:p>
          </table:table-cell>
          <table:table-cell office:value-type="float" office:value="13.896978795271201" table:style-name="ce1">
            <text:p>13.8969788</text:p>
          </table:table-cell>
          <table:table-cell office:value-type="float" office:value="0.79022988505747105" table:style-name="ce1">
            <text:p>0.790229885</text:p>
          </table:table-cell>
          <table:table-cell office:value-type="float" office:value="4.1591046581972199E-2" table:style-name="ce1">
            <text:p>0.04159104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4478709524374299E-2" table:style-name="ce1">
            <text:p>0.04447871</text:p>
          </table:table-cell>
          <table:table-cell office:value-type="float" office:value="1.6090071776338899" table:formula="of:=[.D717]+[.F717]" table:style-name="ce1">
            <text:p>1.6090071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09_99995.pkl</text:p>
          </table:table-cell>
          <table:table-cell office:value-type="float" office:value="5329" table:style-name="ce1">
            <text:p>5329</text:p>
          </table:table-cell>
          <table:table-cell office:value-type="float" office:value="13.896978795271201" table:style-name="ce1">
            <text:p>13.8969788</text:p>
          </table:table-cell>
          <table:table-cell office:value-type="float" office:value="0.79022988505747105" table:style-name="ce1">
            <text:p>0.790229885</text:p>
          </table:table-cell>
          <table:table-cell office:value-type="float" office:value="4.1591046581972199E-2" table:style-name="ce1">
            <text:p>0.04159104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4478709524374299E-2" table:style-name="ce1">
            <text:p>0.04447871</text:p>
          </table:table-cell>
          <table:table-cell office:value-type="float" office:value="1.6090071776338899" table:formula="of:=[.D718]+[.F718]" table:style-name="ce1">
            <text:p>1.6090071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09_999995.pkl</text:p>
          </table:table-cell>
          <table:table-cell office:value-type="float" office:value="5329" table:style-name="ce1">
            <text:p>5329</text:p>
          </table:table-cell>
          <table:table-cell office:value-type="float" office:value="13.896978795271201" table:style-name="ce1">
            <text:p>13.8969788</text:p>
          </table:table-cell>
          <table:table-cell office:value-type="float" office:value="0.79022988505747105" table:style-name="ce1">
            <text:p>0.790229885</text:p>
          </table:table-cell>
          <table:table-cell office:value-type="float" office:value="4.1591046581972199E-2" table:style-name="ce1">
            <text:p>0.041591047</text:p>
          </table:table-cell>
          <table:table-cell office:value-type="float" office:value="0.81877729257641896" table:style-name="ce1">
            <text:p>0.818777293</text:p>
          </table:table-cell>
          <table:table-cell office:value-type="float" office:value="4.4478709524374299E-2" table:style-name="ce1">
            <text:p>0.04447871</text:p>
          </table:table-cell>
          <table:table-cell office:value-type="float" office:value="1.6090071776338899" table:formula="of:=[.D719]+[.F719]" table:style-name="ce1">
            <text:p>1.6090071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18_9999995.pkl</text:p>
          </table:table-cell>
          <table:table-cell office:value-type="float" office:value="5478" table:style-name="ce1">
            <text:p>5478</text:p>
          </table:table-cell>
          <table:table-cell office:value-type="float" office:value="26.4810149689668" table:style-name="ce1">
            <text:p>26.4810149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600496791554499E-2" table:style-name="ce1">
            <text:p>0.029600497</text:p>
          </table:table-cell>
          <table:table-cell office:value-type="float" office:value="0.78867102396514199" table:style-name="ce1">
            <text:p>0.788671024</text:p>
          </table:table-cell>
          <table:table-cell office:value-type="float" office:value="3.29870603244031E-2" table:style-name="ce1">
            <text:p>0.03298706</text:p>
          </table:table-cell>
          <table:table-cell office:value-type="float" office:value="1.608155264652821" table:formula="of:=[.D720]+[.F720]" table:style-name="ce1">
            <text:p>1.6081552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18_9995.pkl</text:p>
          </table:table-cell>
          <table:table-cell office:value-type="float" office:value="5478" table:style-name="ce1">
            <text:p>5478</text:p>
          </table:table-cell>
          <table:table-cell office:value-type="float" office:value="26.4810149689668" table:style-name="ce1">
            <text:p>26.4810149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600496791554499E-2" table:style-name="ce1">
            <text:p>0.029600497</text:p>
          </table:table-cell>
          <table:table-cell office:value-type="float" office:value="0.78867102396514199" table:style-name="ce1">
            <text:p>0.788671024</text:p>
          </table:table-cell>
          <table:table-cell office:value-type="float" office:value="3.29870603244031E-2" table:style-name="ce1">
            <text:p>0.03298706</text:p>
          </table:table-cell>
          <table:table-cell office:value-type="float" office:value="1.608155264652821" table:formula="of:=[.D721]+[.F721]" table:style-name="ce1">
            <text:p>1.6081552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18_999995.pkl</text:p>
          </table:table-cell>
          <table:table-cell office:value-type="float" office:value="5478" table:style-name="ce1">
            <text:p>5478</text:p>
          </table:table-cell>
          <table:table-cell office:value-type="float" office:value="26.4810149689668" table:style-name="ce1">
            <text:p>26.4810149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600496791554499E-2" table:style-name="ce1">
            <text:p>0.029600497</text:p>
          </table:table-cell>
          <table:table-cell office:value-type="float" office:value="0.78867102396514199" table:style-name="ce1">
            <text:p>0.788671024</text:p>
          </table:table-cell>
          <table:table-cell office:value-type="float" office:value="3.29870603244031E-2" table:style-name="ce1">
            <text:p>0.03298706</text:p>
          </table:table-cell>
          <table:table-cell office:value-type="float" office:value="1.608155264652821" table:formula="of:=[.D722]+[.F722]" table:style-name="ce1">
            <text:p>1.6081552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18_99995.pkl</text:p>
          </table:table-cell>
          <table:table-cell office:value-type="float" office:value="5478" table:style-name="ce1">
            <text:p>5478</text:p>
          </table:table-cell>
          <table:table-cell office:value-type="float" office:value="26.4810149689668" table:style-name="ce1">
            <text:p>26.4810149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600496791554499E-2" table:style-name="ce1">
            <text:p>0.029600497</text:p>
          </table:table-cell>
          <table:table-cell office:value-type="float" office:value="0.78867102396514199" table:style-name="ce1">
            <text:p>0.788671024</text:p>
          </table:table-cell>
          <table:table-cell office:value-type="float" office:value="3.29870603244031E-2" table:style-name="ce1">
            <text:p>0.03298706</text:p>
          </table:table-cell>
          <table:table-cell office:value-type="float" office:value="1.608155264652821" table:formula="of:=[.D723]+[.F723]" table:style-name="ce1">
            <text:p>1.6081552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045_99995.pkl</text:p>
          </table:table-cell>
          <table:table-cell office:value-type="float" office:value="5338" table:style-name="ce1">
            <text:p>5338</text:p>
          </table:table-cell>
          <table:table-cell office:value-type="float" office:value="25.9269389284376" table:style-name="ce1">
            <text:p>25.9269389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474764756201901E-2" table:style-name="ce1">
            <text:p>0.030474765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4234915831284303E-2" table:style-name="ce1">
            <text:p>0.034234916</text:p>
          </table:table-cell>
          <table:table-cell office:value-type="float" office:value="1.6070119242752221" table:formula="of:=[.D724]+[.F724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18_99995.pkl</text:p>
          </table:table-cell>
          <table:table-cell office:value-type="float" office:value="5310" table:style-name="ce1">
            <text:p>5310</text:p>
          </table:table-cell>
          <table:table-cell office:value-type="float" office:value="25.988135593220299" table:style-name="ce1">
            <text:p>25.9881355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406486717166299E-2" table:style-name="ce1">
            <text:p>0.030406487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699497300316503E-2" table:style-name="ce1">
            <text:p>0.033699497</text:p>
          </table:table-cell>
          <table:table-cell office:value-type="float" office:value="1.6070119242752221" table:formula="of:=[.D725]+[.F725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0225_9999995.pkl</text:p>
          </table:table-cell>
          <table:table-cell office:value-type="float" office:value="5348" table:style-name="ce1">
            <text:p>5348</text:p>
          </table:table-cell>
          <table:table-cell office:value-type="float" office:value="26.310209424083801" table:style-name="ce1">
            <text:p>26.3102094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347771103383E-2" table:style-name="ce1">
            <text:p>0.030034777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705772811918097E-2" table:style-name="ce1">
            <text:p>0.033705773</text:p>
          </table:table-cell>
          <table:table-cell office:value-type="float" office:value="1.6070119242752221" table:formula="of:=[.D726]+[.F726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09_999995.pkl</text:p>
          </table:table-cell>
          <table:table-cell office:value-type="float" office:value="5381" table:style-name="ce1">
            <text:p>5381</text:p>
          </table:table-cell>
          <table:table-cell office:value-type="float" office:value="26.0198847797807" table:style-name="ce1">
            <text:p>26.0198847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197075651621101E-2" table:style-name="ce1">
            <text:p>0.030197076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850757434075202E-2" table:style-name="ce1">
            <text:p>0.033850757</text:p>
          </table:table-cell>
          <table:table-cell office:value-type="float" office:value="1.6070119242752221" table:formula="of:=[.D727]+[.F727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045_9995.pkl</text:p>
          </table:table-cell>
          <table:table-cell office:value-type="float" office:value="5337" table:style-name="ce1">
            <text:p>5337</text:p>
          </table:table-cell>
          <table:table-cell office:value-type="float" office:value="26.446130785085298" table:style-name="ce1">
            <text:p>26.4461307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804780876494E-2" table:style-name="ce1">
            <text:p>0.029880478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385594392695797E-2" table:style-name="ce1">
            <text:p>0.033385594</text:p>
          </table:table-cell>
          <table:table-cell office:value-type="float" office:value="1.6070119242752221" table:formula="of:=[.D728]+[.F728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0225_999995.pkl</text:p>
          </table:table-cell>
          <table:table-cell office:value-type="float" office:value="5348" table:style-name="ce1">
            <text:p>5348</text:p>
          </table:table-cell>
          <table:table-cell office:value-type="float" office:value="26.310209424083801" table:style-name="ce1">
            <text:p>26.3102094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347771103383E-2" table:style-name="ce1">
            <text:p>0.030034777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705772811918097E-2" table:style-name="ce1">
            <text:p>0.033705773</text:p>
          </table:table-cell>
          <table:table-cell office:value-type="float" office:value="1.6070119242752221" table:formula="of:=[.D729]+[.F729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045_9999995.pkl</text:p>
          </table:table-cell>
          <table:table-cell office:value-type="float" office:value="5347" table:style-name="ce1">
            <text:p>5347</text:p>
          </table:table-cell>
          <table:table-cell office:value-type="float" office:value="25.8617916588741" table:style-name="ce1">
            <text:p>25.8617916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216284987277402E-2" table:style-name="ce1">
            <text:p>0.030216285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819133034379702E-2" table:style-name="ce1">
            <text:p>0.033819133</text:p>
          </table:table-cell>
          <table:table-cell office:value-type="float" office:value="1.6070119242752221" table:formula="of:=[.D730]+[.F730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0225_99995.pkl</text:p>
          </table:table-cell>
          <table:table-cell office:value-type="float" office:value="5348" table:style-name="ce1">
            <text:p>5348</text:p>
          </table:table-cell>
          <table:table-cell office:value-type="float" office:value="26.310209424083801" table:style-name="ce1">
            <text:p>26.3102094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347771103383E-2" table:style-name="ce1">
            <text:p>0.030034777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705772811918097E-2" table:style-name="ce1">
            <text:p>0.033705773</text:p>
          </table:table-cell>
          <table:table-cell office:value-type="float" office:value="1.6070119242752221" table:formula="of:=[.D731]+[.F731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045_999995.pkl</text:p>
          </table:table-cell>
          <table:table-cell office:value-type="float" office:value="5338" table:style-name="ce1">
            <text:p>5338</text:p>
          </table:table-cell>
          <table:table-cell office:value-type="float" office:value="25.9269389284376" table:style-name="ce1">
            <text:p>25.9269389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474764756201901E-2" table:style-name="ce1">
            <text:p>0.030474765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4234915831284303E-2" table:style-name="ce1">
            <text:p>0.034234916</text:p>
          </table:table-cell>
          <table:table-cell office:value-type="float" office:value="1.6070119242752221" table:formula="of:=[.D732]+[.F732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0225_9999995.pkl</text:p>
          </table:table-cell>
          <table:table-cell office:value-type="float" office:value="5346" table:style-name="ce1">
            <text:p>5346</text:p>
          </table:table-cell>
          <table:table-cell office:value-type="float" office:value="26.212308267863801" table:style-name="ce1">
            <text:p>26.2123082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9716058470922E-2" table:style-name="ce1">
            <text:p>0.029971606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602524830594997E-2" table:style-name="ce1">
            <text:p>0.033602525</text:p>
          </table:table-cell>
          <table:table-cell office:value-type="float" office:value="1.6070119242752221" table:formula="of:=[.D733]+[.F733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0225_9995.pkl</text:p>
          </table:table-cell>
          <table:table-cell office:value-type="float" office:value="5346" table:style-name="ce1">
            <text:p>5346</text:p>
          </table:table-cell>
          <table:table-cell office:value-type="float" office:value="26.212308267863801" table:style-name="ce1">
            <text:p>26.2123082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9716058470922E-2" table:style-name="ce1">
            <text:p>0.029971606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602524830594997E-2" table:style-name="ce1">
            <text:p>0.033602525</text:p>
          </table:table-cell>
          <table:table-cell office:value-type="float" office:value="1.6070119242752221" table:formula="of:=[.D734]+[.F734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045_9999995.pkl</text:p>
          </table:table-cell>
          <table:table-cell office:value-type="float" office:value="5338" table:style-name="ce1">
            <text:p>5338</text:p>
          </table:table-cell>
          <table:table-cell office:value-type="float" office:value="25.9269389284376" table:style-name="ce1">
            <text:p>25.9269389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474764756201901E-2" table:style-name="ce1">
            <text:p>0.030474765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4234915831284303E-2" table:style-name="ce1">
            <text:p>0.034234916</text:p>
          </table:table-cell>
          <table:table-cell office:value-type="float" office:value="1.6070119242752221" table:formula="of:=[.D735]+[.F735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0225_99995.pkl</text:p>
          </table:table-cell>
          <table:table-cell office:value-type="float" office:value="5346" table:style-name="ce1">
            <text:p>5346</text:p>
          </table:table-cell>
          <table:table-cell office:value-type="float" office:value="26.212308267863801" table:style-name="ce1">
            <text:p>26.2123082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9716058470922E-2" table:style-name="ce1">
            <text:p>0.029971606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602524830594997E-2" table:style-name="ce1">
            <text:p>0.033602525</text:p>
          </table:table-cell>
          <table:table-cell office:value-type="float" office:value="1.6070119242752221" table:formula="of:=[.D736]+[.F736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045_9995.pkl</text:p>
          </table:table-cell>
          <table:table-cell office:value-type="float" office:value="5347" table:style-name="ce1">
            <text:p>5347</text:p>
          </table:table-cell>
          <table:table-cell office:value-type="float" office:value="25.8617916588741" table:style-name="ce1">
            <text:p>25.8617916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216284987277402E-2" table:style-name="ce1">
            <text:p>0.030216285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819133034379702E-2" table:style-name="ce1">
            <text:p>0.033819133</text:p>
          </table:table-cell>
          <table:table-cell office:value-type="float" office:value="1.6070119242752221" table:formula="of:=[.D737]+[.F737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045_99995.pkl</text:p>
          </table:table-cell>
          <table:table-cell office:value-type="float" office:value="5337" table:style-name="ce1">
            <text:p>5337</text:p>
          </table:table-cell>
          <table:table-cell office:value-type="float" office:value="26.446130785085298" table:style-name="ce1">
            <text:p>26.4461307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804780876494E-2" table:style-name="ce1">
            <text:p>0.029880478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385594392695797E-2" table:style-name="ce1">
            <text:p>0.033385594</text:p>
          </table:table-cell>
          <table:table-cell office:value-type="float" office:value="1.6070119242752221" table:formula="of:=[.D738]+[.F738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0225_9995.pkl</text:p>
          </table:table-cell>
          <table:table-cell office:value-type="float" office:value="5348" table:style-name="ce1">
            <text:p>5348</text:p>
          </table:table-cell>
          <table:table-cell office:value-type="float" office:value="26.310209424083801" table:style-name="ce1">
            <text:p>26.31020942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347771103383E-2" table:style-name="ce1">
            <text:p>0.030034777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705772811918097E-2" table:style-name="ce1">
            <text:p>0.033705773</text:p>
          </table:table-cell>
          <table:table-cell office:value-type="float" office:value="1.6070119242752221" table:formula="of:=[.D739]+[.F739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18_999995.pkl</text:p>
          </table:table-cell>
          <table:table-cell office:value-type="float" office:value="5310" table:style-name="ce1">
            <text:p>5310</text:p>
          </table:table-cell>
          <table:table-cell office:value-type="float" office:value="25.988135593220299" table:style-name="ce1">
            <text:p>25.9881355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406486717166299E-2" table:style-name="ce1">
            <text:p>0.030406487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699497300316503E-2" table:style-name="ce1">
            <text:p>0.033699497</text:p>
          </table:table-cell>
          <table:table-cell office:value-type="float" office:value="1.6070119242752221" table:formula="of:=[.D740]+[.F740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18_9995.pkl</text:p>
          </table:table-cell>
          <table:table-cell office:value-type="float" office:value="5310" table:style-name="ce1">
            <text:p>5310</text:p>
          </table:table-cell>
          <table:table-cell office:value-type="float" office:value="25.988135593220299" table:style-name="ce1">
            <text:p>25.9881355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406486717166299E-2" table:style-name="ce1">
            <text:p>0.030406487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699497300316503E-2" table:style-name="ce1">
            <text:p>0.033699497</text:p>
          </table:table-cell>
          <table:table-cell office:value-type="float" office:value="1.6070119242752221" table:formula="of:=[.D741]+[.F741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09_99995.pkl</text:p>
          </table:table-cell>
          <table:table-cell office:value-type="float" office:value="5381" table:style-name="ce1">
            <text:p>5381</text:p>
          </table:table-cell>
          <table:table-cell office:value-type="float" office:value="26.0198847797807" table:style-name="ce1">
            <text:p>26.0198847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197075651621101E-2" table:style-name="ce1">
            <text:p>0.030197076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850757434075202E-2" table:style-name="ce1">
            <text:p>0.033850757</text:p>
          </table:table-cell>
          <table:table-cell office:value-type="float" office:value="1.6070119242752221" table:formula="of:=[.D742]+[.F742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045_999995.pkl</text:p>
          </table:table-cell>
          <table:table-cell office:value-type="float" office:value="5337" table:style-name="ce1">
            <text:p>5337</text:p>
          </table:table-cell>
          <table:table-cell office:value-type="float" office:value="26.446130785085298" table:style-name="ce1">
            <text:p>26.4461307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804780876494E-2" table:style-name="ce1">
            <text:p>0.029880478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385594392695797E-2" table:style-name="ce1">
            <text:p>0.033385594</text:p>
          </table:table-cell>
          <table:table-cell office:value-type="float" office:value="1.6070119242752221" table:formula="of:=[.D743]+[.F743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045_999995.pkl</text:p>
          </table:table-cell>
          <table:table-cell office:value-type="float" office:value="5347" table:style-name="ce1">
            <text:p>5347</text:p>
          </table:table-cell>
          <table:table-cell office:value-type="float" office:value="25.8617916588741" table:style-name="ce1">
            <text:p>25.8617916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216284987277402E-2" table:style-name="ce1">
            <text:p>0.030216285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819133034379702E-2" table:style-name="ce1">
            <text:p>0.033819133</text:p>
          </table:table-cell>
          <table:table-cell office:value-type="float" office:value="1.6070119242752221" table:formula="of:=[.D744]+[.F744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045_9999995.pkl</text:p>
          </table:table-cell>
          <table:table-cell office:value-type="float" office:value="5337" table:style-name="ce1">
            <text:p>5337</text:p>
          </table:table-cell>
          <table:table-cell office:value-type="float" office:value="26.446130785085298" table:style-name="ce1">
            <text:p>26.4461307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804780876494E-2" table:style-name="ce1">
            <text:p>0.029880478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385594392695797E-2" table:style-name="ce1">
            <text:p>0.033385594</text:p>
          </table:table-cell>
          <table:table-cell office:value-type="float" office:value="1.6070119242752221" table:formula="of:=[.D745]+[.F745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09_9995.pkl</text:p>
          </table:table-cell>
          <table:table-cell office:value-type="float" office:value="5381" table:style-name="ce1">
            <text:p>5381</text:p>
          </table:table-cell>
          <table:table-cell office:value-type="float" office:value="26.0198847797807" table:style-name="ce1">
            <text:p>26.0198847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197075651621101E-2" table:style-name="ce1">
            <text:p>0.030197076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850757434075202E-2" table:style-name="ce1">
            <text:p>0.033850757</text:p>
          </table:table-cell>
          <table:table-cell office:value-type="float" office:value="1.6070119242752221" table:formula="of:=[.D746]+[.F746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09_9999995.pkl</text:p>
          </table:table-cell>
          <table:table-cell office:value-type="float" office:value="5381" table:style-name="ce1">
            <text:p>5381</text:p>
          </table:table-cell>
          <table:table-cell office:value-type="float" office:value="26.0198847797807" table:style-name="ce1">
            <text:p>26.0198847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197075651621101E-2" table:style-name="ce1">
            <text:p>0.030197076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850757434075202E-2" table:style-name="ce1">
            <text:p>0.033850757</text:p>
          </table:table-cell>
          <table:table-cell office:value-type="float" office:value="1.6070119242752221" table:formula="of:=[.D747]+[.F747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045_9995.pkl</text:p>
          </table:table-cell>
          <table:table-cell office:value-type="float" office:value="5338" table:style-name="ce1">
            <text:p>5338</text:p>
          </table:table-cell>
          <table:table-cell office:value-type="float" office:value="25.9269389284376" table:style-name="ce1">
            <text:p>25.9269389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474764756201901E-2" table:style-name="ce1">
            <text:p>0.030474765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4234915831284303E-2" table:style-name="ce1">
            <text:p>0.034234916</text:p>
          </table:table-cell>
          <table:table-cell office:value-type="float" office:value="1.6070119242752221" table:formula="of:=[.D748]+[.F748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045_99995.pkl</text:p>
          </table:table-cell>
          <table:table-cell office:value-type="float" office:value="5347" table:style-name="ce1">
            <text:p>5347</text:p>
          </table:table-cell>
          <table:table-cell office:value-type="float" office:value="25.8617916588741" table:style-name="ce1">
            <text:p>25.8617916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216284987277402E-2" table:style-name="ce1">
            <text:p>0.030216285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819133034379702E-2" table:style-name="ce1">
            <text:p>0.033819133</text:p>
          </table:table-cell>
          <table:table-cell office:value-type="float" office:value="1.6070119242752221" table:formula="of:=[.D749]+[.F749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0225_999995.pkl</text:p>
          </table:table-cell>
          <table:table-cell office:value-type="float" office:value="5346" table:style-name="ce1">
            <text:p>5346</text:p>
          </table:table-cell>
          <table:table-cell office:value-type="float" office:value="26.212308267863801" table:style-name="ce1">
            <text:p>26.2123082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9716058470922E-2" table:style-name="ce1">
            <text:p>0.029971606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602524830594997E-2" table:style-name="ce1">
            <text:p>0.033602525</text:p>
          </table:table-cell>
          <table:table-cell office:value-type="float" office:value="1.6070119242752221" table:formula="of:=[.D750]+[.F750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18_9999995.pkl</text:p>
          </table:table-cell>
          <table:table-cell office:value-type="float" office:value="5310" table:style-name="ce1">
            <text:p>5310</text:p>
          </table:table-cell>
          <table:table-cell office:value-type="float" office:value="25.988135593220299" table:style-name="ce1">
            <text:p>25.9881355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406486717166299E-2" table:style-name="ce1">
            <text:p>0.030406487</text:p>
          </table:table-cell>
          <table:table-cell office:value-type="float" office:value="0.79039301310043697" table:style-name="ce1">
            <text:p>0.790393013</text:p>
          </table:table-cell>
          <table:table-cell office:value-type="float" office:value="3.3699497300316503E-2" table:style-name="ce1">
            <text:p>0.033699497</text:p>
          </table:table-cell>
          <table:table-cell office:value-type="float" office:value="1.6070119242752221" table:formula="of:=[.D751]+[.F751]" table:style-name="ce1">
            <text:p>1.6070119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36_99995.pkl</text:p>
          </table:table-cell>
          <table:table-cell office:value-type="float" office:value="5173" table:style-name="ce1">
            <text:p>5173</text:p>
          </table:table-cell>
          <table:table-cell office:value-type="float" office:value="14.5664024743862" table:style-name="ce1">
            <text:p>14.56640247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2159538974825599E-2" table:style-name="ce1">
            <text:p>0.042159539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4.3606017865538298E-2" table:style-name="ce1">
            <text:p>0.043606018</text:p>
          </table:table-cell>
          <table:table-cell office:value-type="float" office:value="1.6066052727067981" table:formula="of:=[.D752]+[.F752]" table:style-name="ce1">
            <text:p>1.6066052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36_9995.pkl</text:p>
          </table:table-cell>
          <table:table-cell office:value-type="float" office:value="5173" table:style-name="ce1">
            <text:p>5173</text:p>
          </table:table-cell>
          <table:table-cell office:value-type="float" office:value="14.5664024743862" table:style-name="ce1">
            <text:p>14.56640247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2159538974825599E-2" table:style-name="ce1">
            <text:p>0.042159539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4.3606017865538298E-2" table:style-name="ce1">
            <text:p>0.043606018</text:p>
          </table:table-cell>
          <table:table-cell office:value-type="float" office:value="1.6066052727067981" table:formula="of:=[.D753]+[.F753]" table:style-name="ce1">
            <text:p>1.6066052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36_9999995.pkl</text:p>
          </table:table-cell>
          <table:table-cell office:value-type="float" office:value="5173" table:style-name="ce1">
            <text:p>5173</text:p>
          </table:table-cell>
          <table:table-cell office:value-type="float" office:value="14.5664024743862" table:style-name="ce1">
            <text:p>14.56640247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2159538974825599E-2" table:style-name="ce1">
            <text:p>0.042159539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4.3606017865538298E-2" table:style-name="ce1">
            <text:p>0.043606018</text:p>
          </table:table-cell>
          <table:table-cell office:value-type="float" office:value="1.6066052727067981" table:formula="of:=[.D754]+[.F754]" table:style-name="ce1">
            <text:p>1.6066052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36_999995.pkl</text:p>
          </table:table-cell>
          <table:table-cell office:value-type="float" office:value="5173" table:style-name="ce1">
            <text:p>5173</text:p>
          </table:table-cell>
          <table:table-cell office:value-type="float" office:value="14.5664024743862" table:style-name="ce1">
            <text:p>14.56640247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2159538974825599E-2" table:style-name="ce1">
            <text:p>0.042159539</text:p>
          </table:table-cell>
          <table:table-cell office:value-type="float" office:value="0.81004366812227102" table:style-name="ce1">
            <text:p>0.810043668</text:p>
          </table:table-cell>
          <table:table-cell office:value-type="float" office:value="4.3606017865538298E-2" table:style-name="ce1">
            <text:p>0.043606018</text:p>
          </table:table-cell>
          <table:table-cell office:value-type="float" office:value="1.6066052727067981" table:formula="of:=[.D755]+[.F755]" table:style-name="ce1">
            <text:p>1.6066052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18_99995.pkl</text:p>
          </table:table-cell>
          <table:table-cell office:value-type="float" office:value="5543" table:style-name="ce1">
            <text:p>5543</text:p>
          </table:table-cell>
          <table:table-cell office:value-type="float" office:value="26.323651452282199" table:style-name="ce1">
            <text:p>26.3236514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435981885549599E-2" table:style-name="ce1">
            <text:p>0.029435982</text:p>
          </table:table-cell>
          <table:table-cell office:value-type="float" office:value="0.78649237472766897" table:style-name="ce1">
            <text:p>0.786492375</text:p>
          </table:table-cell>
          <table:table-cell office:value-type="float" office:value="3.2743764172335599E-2" table:style-name="ce1">
            <text:p>0.032743764</text:p>
          </table:table-cell>
          <table:table-cell office:value-type="float" office:value="1.6059766154153481" table:formula="of:=[.D756]+[.F756]" table:style-name="ce1">
            <text:p>1.6059766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18_9999995.pkl</text:p>
          </table:table-cell>
          <table:table-cell office:value-type="float" office:value="5543" table:style-name="ce1">
            <text:p>5543</text:p>
          </table:table-cell>
          <table:table-cell office:value-type="float" office:value="26.323651452282199" table:style-name="ce1">
            <text:p>26.3236514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435981885549599E-2" table:style-name="ce1">
            <text:p>0.029435982</text:p>
          </table:table-cell>
          <table:table-cell office:value-type="float" office:value="0.78649237472766897" table:style-name="ce1">
            <text:p>0.786492375</text:p>
          </table:table-cell>
          <table:table-cell office:value-type="float" office:value="3.2743764172335599E-2" table:style-name="ce1">
            <text:p>0.032743764</text:p>
          </table:table-cell>
          <table:table-cell office:value-type="float" office:value="1.6059766154153481" table:formula="of:=[.D757]+[.F757]" table:style-name="ce1">
            <text:p>1.6059766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18_999995.pkl</text:p>
          </table:table-cell>
          <table:table-cell office:value-type="float" office:value="5543" table:style-name="ce1">
            <text:p>5543</text:p>
          </table:table-cell>
          <table:table-cell office:value-type="float" office:value="26.323651452282199" table:style-name="ce1">
            <text:p>26.3236514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435981885549599E-2" table:style-name="ce1">
            <text:p>0.029435982</text:p>
          </table:table-cell>
          <table:table-cell office:value-type="float" office:value="0.78649237472766897" table:style-name="ce1">
            <text:p>0.786492375</text:p>
          </table:table-cell>
          <table:table-cell office:value-type="float" office:value="3.2743764172335599E-2" table:style-name="ce1">
            <text:p>0.032743764</text:p>
          </table:table-cell>
          <table:table-cell office:value-type="float" office:value="1.6059766154153481" table:formula="of:=[.D758]+[.F758]" table:style-name="ce1">
            <text:p>1.6059766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18_9995.pkl</text:p>
          </table:table-cell>
          <table:table-cell office:value-type="float" office:value="5543" table:style-name="ce1">
            <text:p>5543</text:p>
          </table:table-cell>
          <table:table-cell office:value-type="float" office:value="26.323651452282199" table:style-name="ce1">
            <text:p>26.3236514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435981885549599E-2" table:style-name="ce1">
            <text:p>0.029435982</text:p>
          </table:table-cell>
          <table:table-cell office:value-type="float" office:value="0.78649237472766897" table:style-name="ce1">
            <text:p>0.786492375</text:p>
          </table:table-cell>
          <table:table-cell office:value-type="float" office:value="3.2743764172335599E-2" table:style-name="ce1">
            <text:p>0.032743764</text:p>
          </table:table-cell>
          <table:table-cell office:value-type="float" office:value="1.6059766154153481" table:formula="of:=[.D759]+[.F759]" table:style-name="ce1">
            <text:p>1.6059766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0225_999995.pkl</text:p>
          </table:table-cell>
          <table:table-cell office:value-type="float" office:value="5351" table:style-name="ce1">
            <text:p>5351</text:p>
          </table:table-cell>
          <table:table-cell office:value-type="float" office:value="26.4343113436741" table:style-name="ce1">
            <text:p>26.4343113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24194223524499E-2" table:style-name="ce1">
            <text:p>0.029824194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262692343130902E-2" table:style-name="ce1">
            <text:p>0.033262692</text:p>
          </table:table-cell>
          <table:table-cell office:value-type="float" office:value="1.604828518161685" table:formula="of:=[.D760]+[.F760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09_9999995.pkl</text:p>
          </table:table-cell>
          <table:table-cell office:value-type="float" office:value="5380" table:style-name="ce1">
            <text:p>5380</text:p>
          </table:table-cell>
          <table:table-cell office:value-type="float" office:value="26.397955390334602" table:style-name="ce1">
            <text:p>26.3979553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11715481171602E-2" table:style-name="ce1">
            <text:p>0.029811715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311802159269203E-2" table:style-name="ce1">
            <text:p>0.033311802</text:p>
          </table:table-cell>
          <table:table-cell office:value-type="float" office:value="1.604828518161685" table:formula="of:=[.D761]+[.F761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09_9995.pkl</text:p>
          </table:table-cell>
          <table:table-cell office:value-type="float" office:value="5380" table:style-name="ce1">
            <text:p>5380</text:p>
          </table:table-cell>
          <table:table-cell office:value-type="float" office:value="26.397955390334602" table:style-name="ce1">
            <text:p>26.3979553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11715481171602E-2" table:style-name="ce1">
            <text:p>0.029811715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311802159269203E-2" table:style-name="ce1">
            <text:p>0.033311802</text:p>
          </table:table-cell>
          <table:table-cell office:value-type="float" office:value="1.604828518161685" table:formula="of:=[.D762]+[.F762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0225_9995.pkl</text:p>
          </table:table-cell>
          <table:table-cell office:value-type="float" office:value="5401" table:style-name="ce1">
            <text:p>5401</text:p>
          </table:table-cell>
          <table:table-cell office:value-type="float" office:value="26.503795593408601" table:style-name="ce1">
            <text:p>26.5037955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72045809474201E-2" table:style-name="ce1">
            <text:p>0.029672046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016279495152699E-2" table:style-name="ce1">
            <text:p>0.033016279</text:p>
          </table:table-cell>
          <table:table-cell office:value-type="float" office:value="1.604828518161685" table:formula="of:=[.D763]+[.F763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09_999995.pkl</text:p>
          </table:table-cell>
          <table:table-cell office:value-type="float" office:value="5374" table:style-name="ce1">
            <text:p>5374</text:p>
          </table:table-cell>
          <table:table-cell office:value-type="float" office:value="26.0247487904726" table:style-name="ce1">
            <text:p>26.0247487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254777070063701E-2" table:style-name="ce1">
            <text:p>0.030254777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826836581709097E-2" table:style-name="ce1">
            <text:p>0.033826837</text:p>
          </table:table-cell>
          <table:table-cell office:value-type="float" office:value="1.604828518161685" table:formula="of:=[.D764]+[.F764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045_9995.pkl</text:p>
          </table:table-cell>
          <table:table-cell office:value-type="float" office:value="5314" table:style-name="ce1">
            <text:p>5314</text:p>
          </table:table-cell>
          <table:table-cell office:value-type="float" office:value="25.757056831012399" table:style-name="ce1">
            <text:p>25.7570568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697975010771199E-2" table:style-name="ce1">
            <text:p>0.030697975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4095202115602602E-2" table:style-name="ce1">
            <text:p>0.034095202</text:p>
          </table:table-cell>
          <table:table-cell office:value-type="float" office:value="1.604828518161685" table:formula="of:=[.D765]+[.F765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045_99995.pkl</text:p>
          </table:table-cell>
          <table:table-cell office:value-type="float" office:value="5314" table:style-name="ce1">
            <text:p>5314</text:p>
          </table:table-cell>
          <table:table-cell office:value-type="float" office:value="25.757056831012399" table:style-name="ce1">
            <text:p>25.7570568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697975010771199E-2" table:style-name="ce1">
            <text:p>0.030697975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4095202115602602E-2" table:style-name="ce1">
            <text:p>0.034095202</text:p>
          </table:table-cell>
          <table:table-cell office:value-type="float" office:value="1.604828518161685" table:formula="of:=[.D766]+[.F766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09_9999995.pkl</text:p>
          </table:table-cell>
          <table:table-cell office:value-type="float" office:value="5374" table:style-name="ce1">
            <text:p>5374</text:p>
          </table:table-cell>
          <table:table-cell office:value-type="float" office:value="26.0247487904726" table:style-name="ce1">
            <text:p>26.0247487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254777070063701E-2" table:style-name="ce1">
            <text:p>0.030254777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826836581709097E-2" table:style-name="ce1">
            <text:p>0.033826837</text:p>
          </table:table-cell>
          <table:table-cell office:value-type="float" office:value="1.604828518161685" table:formula="of:=[.D767]+[.F767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045_999995.pkl</text:p>
          </table:table-cell>
          <table:table-cell office:value-type="float" office:value="5314" table:style-name="ce1">
            <text:p>5314</text:p>
          </table:table-cell>
          <table:table-cell office:value-type="float" office:value="25.757056831012399" table:style-name="ce1">
            <text:p>25.7570568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697975010771199E-2" table:style-name="ce1">
            <text:p>0.030697975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4095202115602602E-2" table:style-name="ce1">
            <text:p>0.034095202</text:p>
          </table:table-cell>
          <table:table-cell office:value-type="float" office:value="1.604828518161685" table:formula="of:=[.D768]+[.F768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0225_9999995.pkl</text:p>
          </table:table-cell>
          <table:table-cell office:value-type="float" office:value="5327" table:style-name="ce1">
            <text:p>5327</text:p>
          </table:table-cell>
          <table:table-cell office:value-type="float" office:value="26.780739628308599" table:style-name="ce1">
            <text:p>26.7807396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78225554514201E-2" table:style-name="ce1">
            <text:p>0.029678226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013260173754E-2" table:style-name="ce1">
            <text:p>0.03301326</text:p>
          </table:table-cell>
          <table:table-cell office:value-type="float" office:value="1.604828518161685" table:formula="of:=[.D769]+[.F769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045_99995.pkl</text:p>
          </table:table-cell>
          <table:table-cell office:value-type="float" office:value="5381" table:style-name="ce1">
            <text:p>5381</text:p>
          </table:table-cell>
          <table:table-cell office:value-type="float" office:value="26.402527411261801" table:style-name="ce1">
            <text:p>26.4025274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55436832181E-2" table:style-name="ce1">
            <text:p>0.029855437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391915641476297E-2" table:style-name="ce1">
            <text:p>0.033391916</text:p>
          </table:table-cell>
          <table:table-cell office:value-type="float" office:value="1.604828518161685" table:formula="of:=[.D770]+[.F770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09_999995.pkl</text:p>
          </table:table-cell>
          <table:table-cell office:value-type="float" office:value="5330" table:style-name="ce1">
            <text:p>5330</text:p>
          </table:table-cell>
          <table:table-cell office:value-type="float" office:value="26.388742964352701" table:style-name="ce1">
            <text:p>26.3887429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66462707036602E-2" table:style-name="ce1">
            <text:p>0.030066463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425925925925901E-2" table:style-name="ce1">
            <text:p>0.033425926</text:p>
          </table:table-cell>
          <table:table-cell office:value-type="float" office:value="1.604828518161685" table:formula="of:=[.D771]+[.F771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0225_9999995.pkl</text:p>
          </table:table-cell>
          <table:table-cell office:value-type="float" office:value="5316" table:style-name="ce1">
            <text:p>5316</text:p>
          </table:table-cell>
          <table:table-cell office:value-type="float" office:value="26.127163280662199" table:style-name="ce1">
            <text:p>26.1271632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1141166525782E-2" table:style-name="ce1">
            <text:p>0.030114117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336411487672003E-2" table:style-name="ce1">
            <text:p>0.033336411</text:p>
          </table:table-cell>
          <table:table-cell office:value-type="float" office:value="1.604828518161685" table:formula="of:=[.D772]+[.F772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09_9995.pkl</text:p>
          </table:table-cell>
          <table:table-cell office:value-type="float" office:value="5330" table:style-name="ce1">
            <text:p>5330</text:p>
          </table:table-cell>
          <table:table-cell office:value-type="float" office:value="26.388742964352701" table:style-name="ce1">
            <text:p>26.3887429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66462707036602E-2" table:style-name="ce1">
            <text:p>0.030066463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425925925925901E-2" table:style-name="ce1">
            <text:p>0.033425926</text:p>
          </table:table-cell>
          <table:table-cell office:value-type="float" office:value="1.604828518161685" table:formula="of:=[.D773]+[.F773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045_9999995.pkl</text:p>
          </table:table-cell>
          <table:table-cell office:value-type="float" office:value="5381" table:style-name="ce1">
            <text:p>5381</text:p>
          </table:table-cell>
          <table:table-cell office:value-type="float" office:value="26.402527411261801" table:style-name="ce1">
            <text:p>26.4025274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55436832181E-2" table:style-name="ce1">
            <text:p>0.029855437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391915641476297E-2" table:style-name="ce1">
            <text:p>0.033391916</text:p>
          </table:table-cell>
          <table:table-cell office:value-type="float" office:value="1.604828518161685" table:formula="of:=[.D774]+[.F774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0225_9999995.pkl</text:p>
          </table:table-cell>
          <table:table-cell office:value-type="float" office:value="5351" table:style-name="ce1">
            <text:p>5351</text:p>
          </table:table-cell>
          <table:table-cell office:value-type="float" office:value="26.4343113436741" table:style-name="ce1">
            <text:p>26.4343113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24194223524499E-2" table:style-name="ce1">
            <text:p>0.029824194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262692343130902E-2" table:style-name="ce1">
            <text:p>0.033262692</text:p>
          </table:table-cell>
          <table:table-cell office:value-type="float" office:value="1.604828518161685" table:formula="of:=[.D775]+[.F775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09_9995.pkl</text:p>
          </table:table-cell>
          <table:table-cell office:value-type="float" office:value="5374" table:style-name="ce1">
            <text:p>5374</text:p>
          </table:table-cell>
          <table:table-cell office:value-type="float" office:value="26.0247487904726" table:style-name="ce1">
            <text:p>26.0247487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254777070063701E-2" table:style-name="ce1">
            <text:p>0.030254777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826836581709097E-2" table:style-name="ce1">
            <text:p>0.033826837</text:p>
          </table:table-cell>
          <table:table-cell office:value-type="float" office:value="1.604828518161685" table:formula="of:=[.D776]+[.F776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0225_9995.pkl</text:p>
          </table:table-cell>
          <table:table-cell office:value-type="float" office:value="5351" table:style-name="ce1">
            <text:p>5351</text:p>
          </table:table-cell>
          <table:table-cell office:value-type="float" office:value="26.4343113436741" table:style-name="ce1">
            <text:p>26.4343113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24194223524499E-2" table:style-name="ce1">
            <text:p>0.029824194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262692343130902E-2" table:style-name="ce1">
            <text:p>0.033262692</text:p>
          </table:table-cell>
          <table:table-cell office:value-type="float" office:value="1.604828518161685" table:formula="of:=[.D777]+[.F777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0225_99995.pkl</text:p>
          </table:table-cell>
          <table:table-cell office:value-type="float" office:value="5351" table:style-name="ce1">
            <text:p>5351</text:p>
          </table:table-cell>
          <table:table-cell office:value-type="float" office:value="26.4343113436741" table:style-name="ce1">
            <text:p>26.43431134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24194223524499E-2" table:style-name="ce1">
            <text:p>0.029824194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262692343130902E-2" table:style-name="ce1">
            <text:p>0.033262692</text:p>
          </table:table-cell>
          <table:table-cell office:value-type="float" office:value="1.604828518161685" table:formula="of:=[.D778]+[.F778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0225_9999995.pkl</text:p>
          </table:table-cell>
          <table:table-cell office:value-type="float" office:value="5347" table:style-name="ce1">
            <text:p>5347</text:p>
          </table:table-cell>
          <table:table-cell office:value-type="float" office:value="26.549092949317401" table:style-name="ce1">
            <text:p>26.5490929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648223828985E-2" table:style-name="ce1">
            <text:p>0.029864822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2749562171629E-2" table:style-name="ce1">
            <text:p>0.033274956</text:p>
          </table:table-cell>
          <table:table-cell office:value-type="float" office:value="1.604828518161685" table:formula="of:=[.D779]+[.F779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045_999995.pkl</text:p>
          </table:table-cell>
          <table:table-cell office:value-type="float" office:value="5381" table:style-name="ce1">
            <text:p>5381</text:p>
          </table:table-cell>
          <table:table-cell office:value-type="float" office:value="26.402527411261801" table:style-name="ce1">
            <text:p>26.4025274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55436832181E-2" table:style-name="ce1">
            <text:p>0.029855437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391915641476297E-2" table:style-name="ce1">
            <text:p>0.033391916</text:p>
          </table:table-cell>
          <table:table-cell office:value-type="float" office:value="1.604828518161685" table:formula="of:=[.D780]+[.F780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045_9999995.pkl</text:p>
          </table:table-cell>
          <table:table-cell office:value-type="float" office:value="5314" table:style-name="ce1">
            <text:p>5314</text:p>
          </table:table-cell>
          <table:table-cell office:value-type="float" office:value="25.757056831012399" table:style-name="ce1">
            <text:p>25.7570568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697975010771199E-2" table:style-name="ce1">
            <text:p>0.030697975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4095202115602602E-2" table:style-name="ce1">
            <text:p>0.034095202</text:p>
          </table:table-cell>
          <table:table-cell office:value-type="float" office:value="1.604828518161685" table:formula="of:=[.D781]+[.F781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0225_99995.pkl</text:p>
          </table:table-cell>
          <table:table-cell office:value-type="float" office:value="5401" table:style-name="ce1">
            <text:p>5401</text:p>
          </table:table-cell>
          <table:table-cell office:value-type="float" office:value="26.503795593408601" table:style-name="ce1">
            <text:p>26.5037955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72045809474201E-2" table:style-name="ce1">
            <text:p>0.029672046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016279495152699E-2" table:style-name="ce1">
            <text:p>0.033016279</text:p>
          </table:table-cell>
          <table:table-cell office:value-type="float" office:value="1.604828518161685" table:formula="of:=[.D782]+[.F782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09_999995.pkl</text:p>
          </table:table-cell>
          <table:table-cell office:value-type="float" office:value="5380" table:style-name="ce1">
            <text:p>5380</text:p>
          </table:table-cell>
          <table:table-cell office:value-type="float" office:value="26.397955390334602" table:style-name="ce1">
            <text:p>26.3979553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11715481171602E-2" table:style-name="ce1">
            <text:p>0.029811715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311802159269203E-2" table:style-name="ce1">
            <text:p>0.033311802</text:p>
          </table:table-cell>
          <table:table-cell office:value-type="float" office:value="1.604828518161685" table:formula="of:=[.D783]+[.F783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0225_99995.pkl</text:p>
          </table:table-cell>
          <table:table-cell office:value-type="float" office:value="5316" table:style-name="ce1">
            <text:p>5316</text:p>
          </table:table-cell>
          <table:table-cell office:value-type="float" office:value="26.127163280662199" table:style-name="ce1">
            <text:p>26.1271632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1141166525782E-2" table:style-name="ce1">
            <text:p>0.030114117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336411487672003E-2" table:style-name="ce1">
            <text:p>0.033336411</text:p>
          </table:table-cell>
          <table:table-cell office:value-type="float" office:value="1.604828518161685" table:formula="of:=[.D784]+[.F784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0225_9995.pkl</text:p>
          </table:table-cell>
          <table:table-cell office:value-type="float" office:value="5316" table:style-name="ce1">
            <text:p>5316</text:p>
          </table:table-cell>
          <table:table-cell office:value-type="float" office:value="26.127163280662199" table:style-name="ce1">
            <text:p>26.1271632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1141166525782E-2" table:style-name="ce1">
            <text:p>0.030114117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336411487672003E-2" table:style-name="ce1">
            <text:p>0.033336411</text:p>
          </table:table-cell>
          <table:table-cell office:value-type="float" office:value="1.604828518161685" table:formula="of:=[.D785]+[.F785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0225_9995.pkl</text:p>
          </table:table-cell>
          <table:table-cell office:value-type="float" office:value="5327" table:style-name="ce1">
            <text:p>5327</text:p>
          </table:table-cell>
          <table:table-cell office:value-type="float" office:value="26.780739628308599" table:style-name="ce1">
            <text:p>26.7807396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78225554514201E-2" table:style-name="ce1">
            <text:p>0.029678226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013260173754E-2" table:style-name="ce1">
            <text:p>0.03301326</text:p>
          </table:table-cell>
          <table:table-cell office:value-type="float" office:value="1.604828518161685" table:formula="of:=[.D786]+[.F786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09_99995.pkl</text:p>
          </table:table-cell>
          <table:table-cell office:value-type="float" office:value="5380" table:style-name="ce1">
            <text:p>5380</text:p>
          </table:table-cell>
          <table:table-cell office:value-type="float" office:value="26.397955390334602" table:style-name="ce1">
            <text:p>26.3979553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11715481171602E-2" table:style-name="ce1">
            <text:p>0.029811715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311802159269203E-2" table:style-name="ce1">
            <text:p>0.033311802</text:p>
          </table:table-cell>
          <table:table-cell office:value-type="float" office:value="1.604828518161685" table:formula="of:=[.D787]+[.F787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09_99995.pkl</text:p>
          </table:table-cell>
          <table:table-cell office:value-type="float" office:value="5374" table:style-name="ce1">
            <text:p>5374</text:p>
          </table:table-cell>
          <table:table-cell office:value-type="float" office:value="26.0247487904726" table:style-name="ce1">
            <text:p>26.0247487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254777070063701E-2" table:style-name="ce1">
            <text:p>0.030254777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826836581709097E-2" table:style-name="ce1">
            <text:p>0.033826837</text:p>
          </table:table-cell>
          <table:table-cell office:value-type="float" office:value="1.604828518161685" table:formula="of:=[.D788]+[.F788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0225_99995.pkl</text:p>
          </table:table-cell>
          <table:table-cell office:value-type="float" office:value="5327" table:style-name="ce1">
            <text:p>5327</text:p>
          </table:table-cell>
          <table:table-cell office:value-type="float" office:value="26.780739628308599" table:style-name="ce1">
            <text:p>26.7807396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78225554514201E-2" table:style-name="ce1">
            <text:p>0.029678226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013260173754E-2" table:style-name="ce1">
            <text:p>0.03301326</text:p>
          </table:table-cell>
          <table:table-cell office:value-type="float" office:value="1.604828518161685" table:formula="of:=[.D789]+[.F789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0225_9995.pkl</text:p>
          </table:table-cell>
          <table:table-cell office:value-type="float" office:value="5347" table:style-name="ce1">
            <text:p>5347</text:p>
          </table:table-cell>
          <table:table-cell office:value-type="float" office:value="26.549092949317401" table:style-name="ce1">
            <text:p>26.5490929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648223828985E-2" table:style-name="ce1">
            <text:p>0.029864822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2749562171629E-2" table:style-name="ce1">
            <text:p>0.033274956</text:p>
          </table:table-cell>
          <table:table-cell office:value-type="float" office:value="1.604828518161685" table:formula="of:=[.D790]+[.F790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09_9999995.pkl</text:p>
          </table:table-cell>
          <table:table-cell office:value-type="float" office:value="5330" table:style-name="ce1">
            <text:p>5330</text:p>
          </table:table-cell>
          <table:table-cell office:value-type="float" office:value="26.388742964352701" table:style-name="ce1">
            <text:p>26.3887429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66462707036602E-2" table:style-name="ce1">
            <text:p>0.030066463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425925925925901E-2" table:style-name="ce1">
            <text:p>0.033425926</text:p>
          </table:table-cell>
          <table:table-cell office:value-type="float" office:value="1.604828518161685" table:formula="of:=[.D791]+[.F791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0225_999995.pkl</text:p>
          </table:table-cell>
          <table:table-cell office:value-type="float" office:value="5327" table:style-name="ce1">
            <text:p>5327</text:p>
          </table:table-cell>
          <table:table-cell office:value-type="float" office:value="26.780739628308599" table:style-name="ce1">
            <text:p>26.78073963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78225554514201E-2" table:style-name="ce1">
            <text:p>0.029678226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013260173754E-2" table:style-name="ce1">
            <text:p>0.03301326</text:p>
          </table:table-cell>
          <table:table-cell office:value-type="float" office:value="1.604828518161685" table:formula="of:=[.D792]+[.F792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0225_999995.pkl</text:p>
          </table:table-cell>
          <table:table-cell office:value-type="float" office:value="5401" table:style-name="ce1">
            <text:p>5401</text:p>
          </table:table-cell>
          <table:table-cell office:value-type="float" office:value="26.503795593408601" table:style-name="ce1">
            <text:p>26.5037955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72045809474201E-2" table:style-name="ce1">
            <text:p>0.029672046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016279495152699E-2" table:style-name="ce1">
            <text:p>0.033016279</text:p>
          </table:table-cell>
          <table:table-cell office:value-type="float" office:value="1.604828518161685" table:formula="of:=[.D793]+[.F793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09_99995.pkl</text:p>
          </table:table-cell>
          <table:table-cell office:value-type="float" office:value="5330" table:style-name="ce1">
            <text:p>5330</text:p>
          </table:table-cell>
          <table:table-cell office:value-type="float" office:value="26.388742964352701" table:style-name="ce1">
            <text:p>26.3887429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66462707036602E-2" table:style-name="ce1">
            <text:p>0.030066463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425925925925901E-2" table:style-name="ce1">
            <text:p>0.033425926</text:p>
          </table:table-cell>
          <table:table-cell office:value-type="float" office:value="1.604828518161685" table:formula="of:=[.D794]+[.F794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045_9995.pkl</text:p>
          </table:table-cell>
          <table:table-cell office:value-type="float" office:value="5381" table:style-name="ce1">
            <text:p>5381</text:p>
          </table:table-cell>
          <table:table-cell office:value-type="float" office:value="26.402527411261801" table:style-name="ce1">
            <text:p>26.40252741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55436832181E-2" table:style-name="ce1">
            <text:p>0.029855437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391915641476297E-2" table:style-name="ce1">
            <text:p>0.033391916</text:p>
          </table:table-cell>
          <table:table-cell office:value-type="float" office:value="1.604828518161685" table:formula="of:=[.D795]+[.F795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0225_9999995.pkl</text:p>
          </table:table-cell>
          <table:table-cell office:value-type="float" office:value="5401" table:style-name="ce1">
            <text:p>5401</text:p>
          </table:table-cell>
          <table:table-cell office:value-type="float" office:value="26.503795593408601" table:style-name="ce1">
            <text:p>26.5037955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72045809474201E-2" table:style-name="ce1">
            <text:p>0.029672046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016279495152699E-2" table:style-name="ce1">
            <text:p>0.033016279</text:p>
          </table:table-cell>
          <table:table-cell office:value-type="float" office:value="1.604828518161685" table:formula="of:=[.D796]+[.F796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0225_999995.pkl</text:p>
          </table:table-cell>
          <table:table-cell office:value-type="float" office:value="5316" table:style-name="ce1">
            <text:p>5316</text:p>
          </table:table-cell>
          <table:table-cell office:value-type="float" office:value="26.127163280662199" table:style-name="ce1">
            <text:p>26.1271632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1141166525782E-2" table:style-name="ce1">
            <text:p>0.030114117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336411487672003E-2" table:style-name="ce1">
            <text:p>0.033336411</text:p>
          </table:table-cell>
          <table:table-cell office:value-type="float" office:value="1.604828518161685" table:formula="of:=[.D797]+[.F797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0225_999995.pkl</text:p>
          </table:table-cell>
          <table:table-cell office:value-type="float" office:value="5347" table:style-name="ce1">
            <text:p>5347</text:p>
          </table:table-cell>
          <table:table-cell office:value-type="float" office:value="26.549092949317401" table:style-name="ce1">
            <text:p>26.5490929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648223828985E-2" table:style-name="ce1">
            <text:p>0.029864822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2749562171629E-2" table:style-name="ce1">
            <text:p>0.033274956</text:p>
          </table:table-cell>
          <table:table-cell office:value-type="float" office:value="1.604828518161685" table:formula="of:=[.D798]+[.F798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0225_99995.pkl</text:p>
          </table:table-cell>
          <table:table-cell office:value-type="float" office:value="5347" table:style-name="ce1">
            <text:p>5347</text:p>
          </table:table-cell>
          <table:table-cell office:value-type="float" office:value="26.549092949317401" table:style-name="ce1">
            <text:p>26.54909295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648223828985E-2" table:style-name="ce1">
            <text:p>0.029864822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3.32749562171629E-2" table:style-name="ce1">
            <text:p>0.033274956</text:p>
          </table:table-cell>
          <table:table-cell office:value-type="float" office:value="1.604828518161685" table:formula="of:=[.D799]+[.F799]" table:style-name="ce1">
            <text:p>1.604828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09_999995.pkl</text:p>
          </table:table-cell>
          <table:table-cell office:value-type="float" office:value="5475" table:style-name="ce1">
            <text:p>5475</text:p>
          </table:table-cell>
          <table:table-cell office:value-type="float" office:value="26.365479452054799" table:style-name="ce1">
            <text:p>26.3654794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701942050057099E-2" table:style-name="ce1">
            <text:p>0.029701942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924821657215997E-2" table:style-name="ce1">
            <text:p>0.032924822</text:p>
          </table:table-cell>
          <table:table-cell office:value-type="float" office:value="1.603797966177875" table:formula="of:=[.D800]+[.F800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045_999995.pkl</text:p>
          </table:table-cell>
          <table:table-cell office:value-type="float" office:value="5498" table:style-name="ce1">
            <text:p>5498</text:p>
          </table:table-cell>
          <table:table-cell office:value-type="float" office:value="26.430702073481299" table:style-name="ce1">
            <text:p>26.4307020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810298102981001E-2" table:style-name="ce1">
            <text:p>0.029810298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3308660251665401E-2" table:style-name="ce1">
            <text:p>0.03330866</text:p>
          </table:table-cell>
          <table:table-cell office:value-type="float" office:value="1.603797966177875" table:formula="of:=[.D801]+[.F801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045_9995.pkl</text:p>
          </table:table-cell>
          <table:table-cell office:value-type="float" office:value="5498" table:style-name="ce1">
            <text:p>5498</text:p>
          </table:table-cell>
          <table:table-cell office:value-type="float" office:value="26.430702073481299" table:style-name="ce1">
            <text:p>26.4307020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810298102981001E-2" table:style-name="ce1">
            <text:p>0.029810298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3308660251665401E-2" table:style-name="ce1">
            <text:p>0.03330866</text:p>
          </table:table-cell>
          <table:table-cell office:value-type="float" office:value="1.603797966177875" table:formula="of:=[.D802]+[.F802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045_99995.pkl</text:p>
          </table:table-cell>
          <table:table-cell office:value-type="float" office:value="5498" table:style-name="ce1">
            <text:p>5498</text:p>
          </table:table-cell>
          <table:table-cell office:value-type="float" office:value="26.430702073481299" table:style-name="ce1">
            <text:p>26.4307020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810298102981001E-2" table:style-name="ce1">
            <text:p>0.029810298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3308660251665401E-2" table:style-name="ce1">
            <text:p>0.03330866</text:p>
          </table:table-cell>
          <table:table-cell office:value-type="float" office:value="1.603797966177875" table:formula="of:=[.D803]+[.F803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09_9999995.pkl</text:p>
          </table:table-cell>
          <table:table-cell office:value-type="float" office:value="5459" table:style-name="ce1">
            <text:p>5459</text:p>
          </table:table-cell>
          <table:table-cell office:value-type="float" office:value="26.778164498992499" table:style-name="ce1">
            <text:p>26.778164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381549208958298E-2" table:style-name="ce1">
            <text:p>0.029381549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561505065123002E-2" table:style-name="ce1">
            <text:p>0.032561505</text:p>
          </table:table-cell>
          <table:table-cell office:value-type="float" office:value="1.603797966177875" table:formula="of:=[.D804]+[.F804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09_99995.pkl</text:p>
          </table:table-cell>
          <table:table-cell office:value-type="float" office:value="5475" table:style-name="ce1">
            <text:p>5475</text:p>
          </table:table-cell>
          <table:table-cell office:value-type="float" office:value="26.365479452054799" table:style-name="ce1">
            <text:p>26.3654794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701942050057099E-2" table:style-name="ce1">
            <text:p>0.029701942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924821657215997E-2" table:style-name="ce1">
            <text:p>0.032924822</text:p>
          </table:table-cell>
          <table:table-cell office:value-type="float" office:value="1.603797966177875" table:formula="of:=[.D805]+[.F805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09_9999995.pkl</text:p>
          </table:table-cell>
          <table:table-cell office:value-type="float" office:value="5475" table:style-name="ce1">
            <text:p>5475</text:p>
          </table:table-cell>
          <table:table-cell office:value-type="float" office:value="26.365479452054799" table:style-name="ce1">
            <text:p>26.3654794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701942050057099E-2" table:style-name="ce1">
            <text:p>0.029701942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924821657215997E-2" table:style-name="ce1">
            <text:p>0.032924822</text:p>
          </table:table-cell>
          <table:table-cell office:value-type="float" office:value="1.603797966177875" table:formula="of:=[.D806]+[.F806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09_999995.pkl</text:p>
          </table:table-cell>
          <table:table-cell office:value-type="float" office:value="5459" table:style-name="ce1">
            <text:p>5459</text:p>
          </table:table-cell>
          <table:table-cell office:value-type="float" office:value="26.778164498992499" table:style-name="ce1">
            <text:p>26.778164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381549208958298E-2" table:style-name="ce1">
            <text:p>0.029381549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561505065123002E-2" table:style-name="ce1">
            <text:p>0.032561505</text:p>
          </table:table-cell>
          <table:table-cell office:value-type="float" office:value="1.603797966177875" table:formula="of:=[.D807]+[.F807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09_9995.pkl</text:p>
          </table:table-cell>
          <table:table-cell office:value-type="float" office:value="5475" table:style-name="ce1">
            <text:p>5475</text:p>
          </table:table-cell>
          <table:table-cell office:value-type="float" office:value="26.365479452054799" table:style-name="ce1">
            <text:p>26.3654794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701942050057099E-2" table:style-name="ce1">
            <text:p>0.029701942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924821657215997E-2" table:style-name="ce1">
            <text:p>0.032924822</text:p>
          </table:table-cell>
          <table:table-cell office:value-type="float" office:value="1.603797966177875" table:formula="of:=[.D808]+[.F808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045_99995.pkl</text:p>
          </table:table-cell>
          <table:table-cell office:value-type="float" office:value="5480" table:style-name="ce1">
            <text:p>5480</text:p>
          </table:table-cell>
          <table:table-cell office:value-type="float" office:value="26.564416058394201" table:style-name="ce1">
            <text:p>26.5644160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5454545454545E-2" table:style-name="ce1">
            <text:p>0.029545455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715376226826597E-2" table:style-name="ce1">
            <text:p>0.032715376</text:p>
          </table:table-cell>
          <table:table-cell office:value-type="float" office:value="1.603797966177875" table:formula="of:=[.D809]+[.F809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09_9995.pkl</text:p>
          </table:table-cell>
          <table:table-cell office:value-type="float" office:value="5459" table:style-name="ce1">
            <text:p>5459</text:p>
          </table:table-cell>
          <table:table-cell office:value-type="float" office:value="26.778164498992499" table:style-name="ce1">
            <text:p>26.778164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381549208958298E-2" table:style-name="ce1">
            <text:p>0.029381549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561505065123002E-2" table:style-name="ce1">
            <text:p>0.032561505</text:p>
          </table:table-cell>
          <table:table-cell office:value-type="float" office:value="1.603797966177875" table:formula="of:=[.D810]+[.F810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09_99995.pkl</text:p>
          </table:table-cell>
          <table:table-cell office:value-type="float" office:value="5459" table:style-name="ce1">
            <text:p>5459</text:p>
          </table:table-cell>
          <table:table-cell office:value-type="float" office:value="26.778164498992499" table:style-name="ce1">
            <text:p>26.778164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381549208958298E-2" table:style-name="ce1">
            <text:p>0.029381549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561505065123002E-2" table:style-name="ce1">
            <text:p>0.032561505</text:p>
          </table:table-cell>
          <table:table-cell office:value-type="float" office:value="1.603797966177875" table:formula="of:=[.D811]+[.F811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045_9999995.pkl</text:p>
          </table:table-cell>
          <table:table-cell office:value-type="float" office:value="5480" table:style-name="ce1">
            <text:p>5480</text:p>
          </table:table-cell>
          <table:table-cell office:value-type="float" office:value="26.564416058394201" table:style-name="ce1">
            <text:p>26.5644160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5454545454545E-2" table:style-name="ce1">
            <text:p>0.029545455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715376226826597E-2" table:style-name="ce1">
            <text:p>0.032715376</text:p>
          </table:table-cell>
          <table:table-cell office:value-type="float" office:value="1.603797966177875" table:formula="of:=[.D812]+[.F812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045_9999995.pkl</text:p>
          </table:table-cell>
          <table:table-cell office:value-type="float" office:value="5498" table:style-name="ce1">
            <text:p>5498</text:p>
          </table:table-cell>
          <table:table-cell office:value-type="float" office:value="26.430702073481299" table:style-name="ce1">
            <text:p>26.43070207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810298102981001E-2" table:style-name="ce1">
            <text:p>0.029810298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3308660251665401E-2" table:style-name="ce1">
            <text:p>0.03330866</text:p>
          </table:table-cell>
          <table:table-cell office:value-type="float" office:value="1.603797966177875" table:formula="of:=[.D813]+[.F813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045_9995.pkl</text:p>
          </table:table-cell>
          <table:table-cell office:value-type="float" office:value="5480" table:style-name="ce1">
            <text:p>5480</text:p>
          </table:table-cell>
          <table:table-cell office:value-type="float" office:value="26.564416058394201" table:style-name="ce1">
            <text:p>26.5644160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5454545454545E-2" table:style-name="ce1">
            <text:p>0.029545455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715376226826597E-2" table:style-name="ce1">
            <text:p>0.032715376</text:p>
          </table:table-cell>
          <table:table-cell office:value-type="float" office:value="1.603797966177875" table:formula="of:=[.D814]+[.F814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045_999995.pkl</text:p>
          </table:table-cell>
          <table:table-cell office:value-type="float" office:value="5480" table:style-name="ce1">
            <text:p>5480</text:p>
          </table:table-cell>
          <table:table-cell office:value-type="float" office:value="26.564416058394201" table:style-name="ce1">
            <text:p>26.56441606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5454545454545E-2" table:style-name="ce1">
            <text:p>0.029545455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715376226826597E-2" table:style-name="ce1">
            <text:p>0.032715376</text:p>
          </table:table-cell>
          <table:table-cell office:value-type="float" office:value="1.603797966177875" table:formula="of:=[.D815]+[.F815]" table:style-name="ce1">
            <text:p>1.603797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18_9999995.pkl</text:p>
          </table:table-cell>
          <table:table-cell office:value-type="float" office:value="5706" table:style-name="ce1">
            <text:p>5706</text:p>
          </table:table-cell>
          <table:table-cell office:value-type="float" office:value="12.6629863301788" table:style-name="ce1">
            <text:p>12.66298633</text:p>
          </table:table-cell>
          <table:table-cell office:value-type="float" office:value="0.80169971671388096" table:style-name="ce1">
            <text:p>0.801699717</text:p>
          </table:table-cell>
          <table:table-cell office:value-type="float" office:value="4.3418226449831197E-2" table:style-name="ce1">
            <text:p>0.043418226</text:p>
          </table:table-cell>
          <table:table-cell office:value-type="float" office:value="0.80174291938997799" table:style-name="ce1">
            <text:p>0.801742919</text:p>
          </table:table-cell>
          <table:table-cell office:value-type="float" office:value="4.4071856287425201E-2" table:style-name="ce1">
            <text:p>0.044071856</text:p>
          </table:table-cell>
          <table:table-cell office:value-type="float" office:value="1.603442636103859" table:formula="of:=[.D816]+[.F816]" table:style-name="ce1">
            <text:p>1.6034426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18_999995.pkl</text:p>
          </table:table-cell>
          <table:table-cell office:value-type="float" office:value="5706" table:style-name="ce1">
            <text:p>5706</text:p>
          </table:table-cell>
          <table:table-cell office:value-type="float" office:value="12.6629863301788" table:style-name="ce1">
            <text:p>12.66298633</text:p>
          </table:table-cell>
          <table:table-cell office:value-type="float" office:value="0.80169971671388096" table:style-name="ce1">
            <text:p>0.801699717</text:p>
          </table:table-cell>
          <table:table-cell office:value-type="float" office:value="4.3418226449831197E-2" table:style-name="ce1">
            <text:p>0.043418226</text:p>
          </table:table-cell>
          <table:table-cell office:value-type="float" office:value="0.80174291938997799" table:style-name="ce1">
            <text:p>0.801742919</text:p>
          </table:table-cell>
          <table:table-cell office:value-type="float" office:value="4.4071856287425201E-2" table:style-name="ce1">
            <text:p>0.044071856</text:p>
          </table:table-cell>
          <table:table-cell office:value-type="float" office:value="1.603442636103859" table:formula="of:=[.D817]+[.F817]" table:style-name="ce1">
            <text:p>1.6034426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18_99995.pkl</text:p>
          </table:table-cell>
          <table:table-cell office:value-type="float" office:value="5706" table:style-name="ce1">
            <text:p>5706</text:p>
          </table:table-cell>
          <table:table-cell office:value-type="float" office:value="12.6629863301788" table:style-name="ce1">
            <text:p>12.66298633</text:p>
          </table:table-cell>
          <table:table-cell office:value-type="float" office:value="0.80169971671388096" table:style-name="ce1">
            <text:p>0.801699717</text:p>
          </table:table-cell>
          <table:table-cell office:value-type="float" office:value="4.3418226449831197E-2" table:style-name="ce1">
            <text:p>0.043418226</text:p>
          </table:table-cell>
          <table:table-cell office:value-type="float" office:value="0.80174291938997799" table:style-name="ce1">
            <text:p>0.801742919</text:p>
          </table:table-cell>
          <table:table-cell office:value-type="float" office:value="4.4071856287425201E-2" table:style-name="ce1">
            <text:p>0.044071856</text:p>
          </table:table-cell>
          <table:table-cell office:value-type="float" office:value="1.603442636103859" table:formula="of:=[.D818]+[.F818]" table:style-name="ce1">
            <text:p>1.6034426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18_9995.pkl</text:p>
          </table:table-cell>
          <table:table-cell office:value-type="float" office:value="5706" table:style-name="ce1">
            <text:p>5706</text:p>
          </table:table-cell>
          <table:table-cell office:value-type="float" office:value="12.6629863301788" table:style-name="ce1">
            <text:p>12.66298633</text:p>
          </table:table-cell>
          <table:table-cell office:value-type="float" office:value="0.80169971671388096" table:style-name="ce1">
            <text:p>0.801699717</text:p>
          </table:table-cell>
          <table:table-cell office:value-type="float" office:value="4.3418226449831197E-2" table:style-name="ce1">
            <text:p>0.043418226</text:p>
          </table:table-cell>
          <table:table-cell office:value-type="float" office:value="0.80174291938997799" table:style-name="ce1">
            <text:p>0.801742919</text:p>
          </table:table-cell>
          <table:table-cell office:value-type="float" office:value="4.4071856287425201E-2" table:style-name="ce1">
            <text:p>0.044071856</text:p>
          </table:table-cell>
          <table:table-cell office:value-type="float" office:value="1.603442636103859" table:formula="of:=[.D819]+[.F819]" table:style-name="ce1">
            <text:p>1.6034426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09_9995.pkl</text:p>
          </table:table-cell>
          <table:table-cell office:value-type="float" office:value="5412" table:style-name="ce1">
            <text:p>5412</text:p>
          </table:table-cell>
          <table:table-cell office:value-type="float" office:value="26.207317073170699" table:style-name="ce1">
            <text:p>26.2073170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41108885843801E-2" table:style-name="ce1">
            <text:p>0.030041109</text:p>
          </table:table-cell>
          <table:table-cell office:value-type="float" office:value="0.78649237472766897" table:style-name="ce1">
            <text:p>0.786492375</text:p>
          </table:table-cell>
          <table:table-cell office:value-type="float" office:value="3.3609533562982997E-2" table:style-name="ce1">
            <text:p>0.033609534</text:p>
          </table:table-cell>
          <table:table-cell office:value-type="float" office:value="1.6031112859024539" table:formula="of:=[.D820]+[.F820]" table:style-name="ce1">
            <text:p>1.6031112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18_9995.pkl</text:p>
          </table:table-cell>
          <table:table-cell office:value-type="float" office:value="5437" table:style-name="ce1">
            <text:p>5437</text:p>
          </table:table-cell>
          <table:table-cell office:value-type="float" office:value="25.994666176200099" table:style-name="ce1">
            <text:p>25.9946661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158730158730201E-2" table:style-name="ce1">
            <text:p>0.03015873</text:p>
          </table:table-cell>
          <table:table-cell office:value-type="float" office:value="0.78649237472766897" table:style-name="ce1">
            <text:p>0.786492375</text:p>
          </table:table-cell>
          <table:table-cell office:value-type="float" office:value="3.3782519183979003E-2" table:style-name="ce1">
            <text:p>0.033782519</text:p>
          </table:table-cell>
          <table:table-cell office:value-type="float" office:value="1.6031112859024539" table:formula="of:=[.D821]+[.F821]" table:style-name="ce1">
            <text:p>1.6031112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09_9999995.pkl</text:p>
          </table:table-cell>
          <table:table-cell office:value-type="float" office:value="5412" table:style-name="ce1">
            <text:p>5412</text:p>
          </table:table-cell>
          <table:table-cell office:value-type="float" office:value="26.207317073170699" table:style-name="ce1">
            <text:p>26.2073170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41108885843801E-2" table:style-name="ce1">
            <text:p>0.030041109</text:p>
          </table:table-cell>
          <table:table-cell office:value-type="float" office:value="0.78649237472766897" table:style-name="ce1">
            <text:p>0.786492375</text:p>
          </table:table-cell>
          <table:table-cell office:value-type="float" office:value="3.3609533562982997E-2" table:style-name="ce1">
            <text:p>0.033609534</text:p>
          </table:table-cell>
          <table:table-cell office:value-type="float" office:value="1.6031112859024539" table:formula="of:=[.D822]+[.F822]" table:style-name="ce1">
            <text:p>1.6031112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18_999995.pkl</text:p>
          </table:table-cell>
          <table:table-cell office:value-type="float" office:value="5437" table:style-name="ce1">
            <text:p>5437</text:p>
          </table:table-cell>
          <table:table-cell office:value-type="float" office:value="25.994666176200099" table:style-name="ce1">
            <text:p>25.9946661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158730158730201E-2" table:style-name="ce1">
            <text:p>0.03015873</text:p>
          </table:table-cell>
          <table:table-cell office:value-type="float" office:value="0.78649237472766897" table:style-name="ce1">
            <text:p>0.786492375</text:p>
          </table:table-cell>
          <table:table-cell office:value-type="float" office:value="3.3782519183979003E-2" table:style-name="ce1">
            <text:p>0.033782519</text:p>
          </table:table-cell>
          <table:table-cell office:value-type="float" office:value="1.6031112859024539" table:formula="of:=[.D823]+[.F823]" table:style-name="ce1">
            <text:p>1.6031112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18_9999995.pkl</text:p>
          </table:table-cell>
          <table:table-cell office:value-type="float" office:value="5437" table:style-name="ce1">
            <text:p>5437</text:p>
          </table:table-cell>
          <table:table-cell office:value-type="float" office:value="25.994666176200099" table:style-name="ce1">
            <text:p>25.9946661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158730158730201E-2" table:style-name="ce1">
            <text:p>0.03015873</text:p>
          </table:table-cell>
          <table:table-cell office:value-type="float" office:value="0.78649237472766897" table:style-name="ce1">
            <text:p>0.786492375</text:p>
          </table:table-cell>
          <table:table-cell office:value-type="float" office:value="3.3782519183979003E-2" table:style-name="ce1">
            <text:p>0.033782519</text:p>
          </table:table-cell>
          <table:table-cell office:value-type="float" office:value="1.6031112859024539" table:formula="of:=[.D824]+[.F824]" table:style-name="ce1">
            <text:p>1.6031112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09_999995.pkl</text:p>
          </table:table-cell>
          <table:table-cell office:value-type="float" office:value="5412" table:style-name="ce1">
            <text:p>5412</text:p>
          </table:table-cell>
          <table:table-cell office:value-type="float" office:value="26.207317073170699" table:style-name="ce1">
            <text:p>26.2073170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41108885843801E-2" table:style-name="ce1">
            <text:p>0.030041109</text:p>
          </table:table-cell>
          <table:table-cell office:value-type="float" office:value="0.78649237472766897" table:style-name="ce1">
            <text:p>0.786492375</text:p>
          </table:table-cell>
          <table:table-cell office:value-type="float" office:value="3.3609533562982997E-2" table:style-name="ce1">
            <text:p>0.033609534</text:p>
          </table:table-cell>
          <table:table-cell office:value-type="float" office:value="1.6031112859024539" table:formula="of:=[.D825]+[.F825]" table:style-name="ce1">
            <text:p>1.6031112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18_99995.pkl</text:p>
          </table:table-cell>
          <table:table-cell office:value-type="float" office:value="5437" table:style-name="ce1">
            <text:p>5437</text:p>
          </table:table-cell>
          <table:table-cell office:value-type="float" office:value="25.994666176200099" table:style-name="ce1">
            <text:p>25.9946661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158730158730201E-2" table:style-name="ce1">
            <text:p>0.03015873</text:p>
          </table:table-cell>
          <table:table-cell office:value-type="float" office:value="0.78649237472766897" table:style-name="ce1">
            <text:p>0.786492375</text:p>
          </table:table-cell>
          <table:table-cell office:value-type="float" office:value="3.3782519183979003E-2" table:style-name="ce1">
            <text:p>0.033782519</text:p>
          </table:table-cell>
          <table:table-cell office:value-type="float" office:value="1.6031112859024539" table:formula="of:=[.D826]+[.F826]" table:style-name="ce1">
            <text:p>1.6031112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09_99995.pkl</text:p>
          </table:table-cell>
          <table:table-cell office:value-type="float" office:value="5412" table:style-name="ce1">
            <text:p>5412</text:p>
          </table:table-cell>
          <table:table-cell office:value-type="float" office:value="26.207317073170699" table:style-name="ce1">
            <text:p>26.2073170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41108885843801E-2" table:style-name="ce1">
            <text:p>0.030041109</text:p>
          </table:table-cell>
          <table:table-cell office:value-type="float" office:value="0.78649237472766897" table:style-name="ce1">
            <text:p>0.786492375</text:p>
          </table:table-cell>
          <table:table-cell office:value-type="float" office:value="3.3609533562982997E-2" table:style-name="ce1">
            <text:p>0.033609534</text:p>
          </table:table-cell>
          <table:table-cell office:value-type="float" office:value="1.6031112859024539" table:formula="of:=[.D827]+[.F827]" table:style-name="ce1">
            <text:p>1.6031112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045_9999995.pkl</text:p>
          </table:table-cell>
          <table:table-cell office:value-type="float" office:value="5385" table:style-name="ce1">
            <text:p>5385</text:p>
          </table:table-cell>
          <table:table-cell office:value-type="float" office:value="26.486350974930399" table:style-name="ce1">
            <text:p>26.4863509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90592770080199E-2" table:style-name="ce1">
            <text:p>0.029690593</text:p>
          </table:table-cell>
          <table:table-cell office:value-type="float" office:value="0.78602620087336195" table:style-name="ce1">
            <text:p>0.786026201</text:p>
          </table:table-cell>
          <table:table-cell office:value-type="float" office:value="3.2924821657215997E-2" table:style-name="ce1">
            <text:p>0.032924822</text:p>
          </table:table-cell>
          <table:table-cell office:value-type="float" office:value="1.6026451120481471" table:formula="of:=[.D828]+[.F828]" table:style-name="ce1">
            <text:p>1.6026451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045_99995.pkl</text:p>
          </table:table-cell>
          <table:table-cell office:value-type="float" office:value="5385" table:style-name="ce1">
            <text:p>5385</text:p>
          </table:table-cell>
          <table:table-cell office:value-type="float" office:value="26.486350974930399" table:style-name="ce1">
            <text:p>26.4863509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90592770080199E-2" table:style-name="ce1">
            <text:p>0.029690593</text:p>
          </table:table-cell>
          <table:table-cell office:value-type="float" office:value="0.78602620087336195" table:style-name="ce1">
            <text:p>0.786026201</text:p>
          </table:table-cell>
          <table:table-cell office:value-type="float" office:value="3.2924821657215997E-2" table:style-name="ce1">
            <text:p>0.032924822</text:p>
          </table:table-cell>
          <table:table-cell office:value-type="float" office:value="1.6026451120481471" table:formula="of:=[.D829]+[.F829]" table:style-name="ce1">
            <text:p>1.6026451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045_999995.pkl</text:p>
          </table:table-cell>
          <table:table-cell office:value-type="float" office:value="5385" table:style-name="ce1">
            <text:p>5385</text:p>
          </table:table-cell>
          <table:table-cell office:value-type="float" office:value="26.486350974930399" table:style-name="ce1">
            <text:p>26.4863509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90592770080199E-2" table:style-name="ce1">
            <text:p>0.029690593</text:p>
          </table:table-cell>
          <table:table-cell office:value-type="float" office:value="0.78602620087336195" table:style-name="ce1">
            <text:p>0.786026201</text:p>
          </table:table-cell>
          <table:table-cell office:value-type="float" office:value="3.2924821657215997E-2" table:style-name="ce1">
            <text:p>0.032924822</text:p>
          </table:table-cell>
          <table:table-cell office:value-type="float" office:value="1.6026451120481471" table:formula="of:=[.D830]+[.F830]" table:style-name="ce1">
            <text:p>1.6026451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045_9995.pkl</text:p>
          </table:table-cell>
          <table:table-cell office:value-type="float" office:value="5385" table:style-name="ce1">
            <text:p>5385</text:p>
          </table:table-cell>
          <table:table-cell office:value-type="float" office:value="26.486350974930399" table:style-name="ce1">
            <text:p>26.48635097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90592770080199E-2" table:style-name="ce1">
            <text:p>0.029690593</text:p>
          </table:table-cell>
          <table:table-cell office:value-type="float" office:value="0.78602620087336195" table:style-name="ce1">
            <text:p>0.786026201</text:p>
          </table:table-cell>
          <table:table-cell office:value-type="float" office:value="3.2924821657215997E-2" table:style-name="ce1">
            <text:p>0.032924822</text:p>
          </table:table-cell>
          <table:table-cell office:value-type="float" office:value="1.6026451120481471" table:formula="of:=[.D831]+[.F831]" table:style-name="ce1">
            <text:p>1.6026451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09_99995.pkl</text:p>
          </table:table-cell>
          <table:table-cell office:value-type="float" office:value="5441" table:style-name="ce1">
            <text:p>5441</text:p>
          </table:table-cell>
          <table:table-cell office:value-type="float" office:value="13.6515346443668" table:style-name="ce1">
            <text:p>13.65153464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4.2387146136189803E-2" table:style-name="ce1">
            <text:p>0.042387146</text:p>
          </table:table-cell>
          <table:table-cell office:value-type="float" office:value="0.80827886710239605" table:style-name="ce1">
            <text:p>0.808278867</text:p>
          </table:table-cell>
          <table:table-cell office:value-type="float" office:value="4.4736524779934901E-2" table:style-name="ce1">
            <text:p>0.044736525</text:p>
          </table:table-cell>
          <table:table-cell office:value-type="float" office:value="1.6019751421740289" table:formula="of:=[.D832]+[.F832]" table:style-name="ce1">
            <text:p>1.6019751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09_9999995.pkl</text:p>
          </table:table-cell>
          <table:table-cell office:value-type="float" office:value="5441" table:style-name="ce1">
            <text:p>5441</text:p>
          </table:table-cell>
          <table:table-cell office:value-type="float" office:value="13.6515346443668" table:style-name="ce1">
            <text:p>13.65153464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4.2387146136189803E-2" table:style-name="ce1">
            <text:p>0.042387146</text:p>
          </table:table-cell>
          <table:table-cell office:value-type="float" office:value="0.80827886710239605" table:style-name="ce1">
            <text:p>0.808278867</text:p>
          </table:table-cell>
          <table:table-cell office:value-type="float" office:value="4.4736524779934901E-2" table:style-name="ce1">
            <text:p>0.044736525</text:p>
          </table:table-cell>
          <table:table-cell office:value-type="float" office:value="1.6019751421740289" table:formula="of:=[.D833]+[.F833]" table:style-name="ce1">
            <text:p>1.6019751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09_999995.pkl</text:p>
          </table:table-cell>
          <table:table-cell office:value-type="float" office:value="5441" table:style-name="ce1">
            <text:p>5441</text:p>
          </table:table-cell>
          <table:table-cell office:value-type="float" office:value="13.6515346443668" table:style-name="ce1">
            <text:p>13.65153464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4.2387146136189803E-2" table:style-name="ce1">
            <text:p>0.042387146</text:p>
          </table:table-cell>
          <table:table-cell office:value-type="float" office:value="0.80827886710239605" table:style-name="ce1">
            <text:p>0.808278867</text:p>
          </table:table-cell>
          <table:table-cell office:value-type="float" office:value="4.4736524779934901E-2" table:style-name="ce1">
            <text:p>0.044736525</text:p>
          </table:table-cell>
          <table:table-cell office:value-type="float" office:value="1.6019751421740289" table:formula="of:=[.D834]+[.F834]" table:style-name="ce1">
            <text:p>1.6019751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09_9995.pkl</text:p>
          </table:table-cell>
          <table:table-cell office:value-type="float" office:value="5441" table:style-name="ce1">
            <text:p>5441</text:p>
          </table:table-cell>
          <table:table-cell office:value-type="float" office:value="13.6515346443668" table:style-name="ce1">
            <text:p>13.65153464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4.2387146136189803E-2" table:style-name="ce1">
            <text:p>0.042387146</text:p>
          </table:table-cell>
          <table:table-cell office:value-type="float" office:value="0.80827886710239605" table:style-name="ce1">
            <text:p>0.808278867</text:p>
          </table:table-cell>
          <table:table-cell office:value-type="float" office:value="4.4736524779934901E-2" table:style-name="ce1">
            <text:p>0.044736525</text:p>
          </table:table-cell>
          <table:table-cell office:value-type="float" office:value="1.6019751421740289" table:formula="of:=[.D835]+[.F835]" table:style-name="ce1">
            <text:p>1.6019751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09_99995.pkl</text:p>
          </table:table-cell>
          <table:table-cell office:value-type="float" office:value="5450" table:style-name="ce1">
            <text:p>5450</text:p>
          </table:table-cell>
          <table:table-cell office:value-type="float" office:value="26.320183486238498" table:style-name="ce1">
            <text:p>26.3201834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751353602666E-2" table:style-name="ce1">
            <text:p>0.029675135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3018435293038599E-2" table:style-name="ce1">
            <text:p>0.033018435</text:p>
          </table:table-cell>
          <table:table-cell office:value-type="float" office:value="1.600932636664981" table:formula="of:=[.D836]+[.F836]" table:style-name="ce1">
            <text:p>1.6009326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09_999995.pkl</text:p>
          </table:table-cell>
          <table:table-cell office:value-type="float" office:value="5450" table:style-name="ce1">
            <text:p>5450</text:p>
          </table:table-cell>
          <table:table-cell office:value-type="float" office:value="26.320183486238498" table:style-name="ce1">
            <text:p>26.3201834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751353602666E-2" table:style-name="ce1">
            <text:p>0.029675135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3018435293038599E-2" table:style-name="ce1">
            <text:p>0.033018435</text:p>
          </table:table-cell>
          <table:table-cell office:value-type="float" office:value="1.600932636664981" table:formula="of:=[.D837]+[.F837]" table:style-name="ce1">
            <text:p>1.6009326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09_9999995.pkl</text:p>
          </table:table-cell>
          <table:table-cell office:value-type="float" office:value="5450" table:style-name="ce1">
            <text:p>5450</text:p>
          </table:table-cell>
          <table:table-cell office:value-type="float" office:value="26.320183486238498" table:style-name="ce1">
            <text:p>26.3201834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751353602666E-2" table:style-name="ce1">
            <text:p>0.029675135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3018435293038599E-2" table:style-name="ce1">
            <text:p>0.033018435</text:p>
          </table:table-cell>
          <table:table-cell office:value-type="float" office:value="1.600932636664981" table:formula="of:=[.D838]+[.F838]" table:style-name="ce1">
            <text:p>1.6009326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09_9995.pkl</text:p>
          </table:table-cell>
          <table:table-cell office:value-type="float" office:value="5450" table:style-name="ce1">
            <text:p>5450</text:p>
          </table:table-cell>
          <table:table-cell office:value-type="float" office:value="26.320183486238498" table:style-name="ce1">
            <text:p>26.32018349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6751353602666E-2" table:style-name="ce1">
            <text:p>0.029675135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3018435293038599E-2" table:style-name="ce1">
            <text:p>0.033018435</text:p>
          </table:table-cell>
          <table:table-cell office:value-type="float" office:value="1.600932636664981" table:formula="of:=[.D839]+[.F839]" table:style-name="ce1">
            <text:p>1.6009326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0225_99995.pkl</text:p>
          </table:table-cell>
          <table:table-cell office:value-type="float" office:value="5361" table:style-name="ce1">
            <text:p>5361</text:p>
          </table:table-cell>
          <table:table-cell office:value-type="float" office:value="26.2574146614438" table:style-name="ce1">
            <text:p>26.2574146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60120240480999E-2" table:style-name="ce1">
            <text:p>0.03006012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3.3407779638935403E-2" table:style-name="ce1">
            <text:p>0.03340778</text:p>
          </table:table-cell>
          <table:table-cell office:value-type="float" office:value="1.60046170593461" table:formula="of:=[.D840]+[.F840]" table:style-name="ce1">
            <text:p>1.600461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0225_9995.pkl</text:p>
          </table:table-cell>
          <table:table-cell office:value-type="float" office:value="5370" table:style-name="ce1">
            <text:p>5370</text:p>
          </table:table-cell>
          <table:table-cell office:value-type="float" office:value="26.443202979515799" table:style-name="ce1">
            <text:p>26.4432029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335601381765E-2" table:style-name="ce1">
            <text:p>0.02983356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3.30206033848418E-2" table:style-name="ce1">
            <text:p>0.033020603</text:p>
          </table:table-cell>
          <table:table-cell office:value-type="float" office:value="1.60046170593461" table:formula="of:=[.D841]+[.F841]" table:style-name="ce1">
            <text:p>1.600461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0225_9999995.pkl</text:p>
          </table:table-cell>
          <table:table-cell office:value-type="float" office:value="5370" table:style-name="ce1">
            <text:p>5370</text:p>
          </table:table-cell>
          <table:table-cell office:value-type="float" office:value="26.443202979515799" table:style-name="ce1">
            <text:p>26.4432029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335601381765E-2" table:style-name="ce1">
            <text:p>0.02983356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3.30206033848418E-2" table:style-name="ce1">
            <text:p>0.033020603</text:p>
          </table:table-cell>
          <table:table-cell office:value-type="float" office:value="1.60046170593461" table:formula="of:=[.D842]+[.F842]" table:style-name="ce1">
            <text:p>1.600461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0225_9995.pkl</text:p>
          </table:table-cell>
          <table:table-cell office:value-type="float" office:value="5361" table:style-name="ce1">
            <text:p>5361</text:p>
          </table:table-cell>
          <table:table-cell office:value-type="float" office:value="26.2574146614438" table:style-name="ce1">
            <text:p>26.2574146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60120240480999E-2" table:style-name="ce1">
            <text:p>0.03006012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3.3407779638935403E-2" table:style-name="ce1">
            <text:p>0.03340778</text:p>
          </table:table-cell>
          <table:table-cell office:value-type="float" office:value="1.60046170593461" table:formula="of:=[.D843]+[.F843]" table:style-name="ce1">
            <text:p>1.600461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0225_999995.pkl</text:p>
          </table:table-cell>
          <table:table-cell office:value-type="float" office:value="5361" table:style-name="ce1">
            <text:p>5361</text:p>
          </table:table-cell>
          <table:table-cell office:value-type="float" office:value="26.2574146614438" table:style-name="ce1">
            <text:p>26.2574146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60120240480999E-2" table:style-name="ce1">
            <text:p>0.03006012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3.3407779638935403E-2" table:style-name="ce1">
            <text:p>0.03340778</text:p>
          </table:table-cell>
          <table:table-cell office:value-type="float" office:value="1.60046170593461" table:formula="of:=[.D844]+[.F844]" table:style-name="ce1">
            <text:p>1.600461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0225_9999995.pkl</text:p>
          </table:table-cell>
          <table:table-cell office:value-type="float" office:value="5361" table:style-name="ce1">
            <text:p>5361</text:p>
          </table:table-cell>
          <table:table-cell office:value-type="float" office:value="26.2574146614438" table:style-name="ce1">
            <text:p>26.25741466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3.0060120240480999E-2" table:style-name="ce1">
            <text:p>0.03006012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3.3407779638935403E-2" table:style-name="ce1">
            <text:p>0.03340778</text:p>
          </table:table-cell>
          <table:table-cell office:value-type="float" office:value="1.60046170593461" table:formula="of:=[.D845]+[.F845]" table:style-name="ce1">
            <text:p>1.600461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0225_99995.pkl</text:p>
          </table:table-cell>
          <table:table-cell office:value-type="float" office:value="5370" table:style-name="ce1">
            <text:p>5370</text:p>
          </table:table-cell>
          <table:table-cell office:value-type="float" office:value="26.443202979515799" table:style-name="ce1">
            <text:p>26.4432029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335601381765E-2" table:style-name="ce1">
            <text:p>0.02983356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3.30206033848418E-2" table:style-name="ce1">
            <text:p>0.033020603</text:p>
          </table:table-cell>
          <table:table-cell office:value-type="float" office:value="1.60046170593461" table:formula="of:=[.D846]+[.F846]" table:style-name="ce1">
            <text:p>1.600461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_0225_999995.pkl</text:p>
          </table:table-cell>
          <table:table-cell office:value-type="float" office:value="5370" table:style-name="ce1">
            <text:p>5370</text:p>
          </table:table-cell>
          <table:table-cell office:value-type="float" office:value="26.443202979515799" table:style-name="ce1">
            <text:p>26.44320298</text:p>
          </table:table-cell>
          <table:table-cell office:value-type="float" office:value="0.81661891117478502" table:style-name="ce1">
            <text:p>0.816618911</text:p>
          </table:table-cell>
          <table:table-cell office:value-type="float" office:value="2.98335601381765E-2" table:style-name="ce1">
            <text:p>0.02983356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3.30206033848418E-2" table:style-name="ce1">
            <text:p>0.033020603</text:p>
          </table:table-cell>
          <table:table-cell office:value-type="float" office:value="1.60046170593461" table:formula="of:=[.D847]+[.F847]" table:style-name="ce1">
            <text:p>1.600461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045_99995.pkl</text:p>
          </table:table-cell>
          <table:table-cell office:value-type="float" office:value="5376" table:style-name="ce1">
            <text:p>5376</text:p>
          </table:table-cell>
          <table:table-cell office:value-type="float" office:value="12.0327380952381" table:style-name="ce1">
            <text:p>12.032738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6919831223628701E-2" table:style-name="ce1">
            <text:p>0.046919831</text:p>
          </table:table-cell>
          <table:table-cell office:value-type="float" office:value="0.80349344978165904" table:style-name="ce1">
            <text:p>0.80349345</text:p>
          </table:table-cell>
          <table:table-cell office:value-type="float" office:value="4.7637540453074403E-2" table:style-name="ce1">
            <text:p>0.04763754</text:p>
          </table:table-cell>
          <table:table-cell office:value-type="float" office:value="1.600055054366186" table:formula="of:=[.D848]+[.F848]" table:style-name="ce1">
            <text:p>1.6000550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045_9995.pkl</text:p>
          </table:table-cell>
          <table:table-cell office:value-type="float" office:value="5376" table:style-name="ce1">
            <text:p>5376</text:p>
          </table:table-cell>
          <table:table-cell office:value-type="float" office:value="12.0327380952381" table:style-name="ce1">
            <text:p>12.032738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6919831223628701E-2" table:style-name="ce1">
            <text:p>0.046919831</text:p>
          </table:table-cell>
          <table:table-cell office:value-type="float" office:value="0.80349344978165904" table:style-name="ce1">
            <text:p>0.80349345</text:p>
          </table:table-cell>
          <table:table-cell office:value-type="float" office:value="4.7637540453074403E-2" table:style-name="ce1">
            <text:p>0.04763754</text:p>
          </table:table-cell>
          <table:table-cell office:value-type="float" office:value="1.600055054366186" table:formula="of:=[.D849]+[.F849]" table:style-name="ce1">
            <text:p>1.6000550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045_999995.pkl</text:p>
          </table:table-cell>
          <table:table-cell office:value-type="float" office:value="5376" table:style-name="ce1">
            <text:p>5376</text:p>
          </table:table-cell>
          <table:table-cell office:value-type="float" office:value="12.0327380952381" table:style-name="ce1">
            <text:p>12.032738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6919831223628701E-2" table:style-name="ce1">
            <text:p>0.046919831</text:p>
          </table:table-cell>
          <table:table-cell office:value-type="float" office:value="0.80349344978165904" table:style-name="ce1">
            <text:p>0.80349345</text:p>
          </table:table-cell>
          <table:table-cell office:value-type="float" office:value="4.7637540453074403E-2" table:style-name="ce1">
            <text:p>0.04763754</text:p>
          </table:table-cell>
          <table:table-cell office:value-type="float" office:value="1.600055054366186" table:formula="of:=[.D850]+[.F850]" table:style-name="ce1">
            <text:p>1.6000550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045_9999995.pkl</text:p>
          </table:table-cell>
          <table:table-cell office:value-type="float" office:value="5376" table:style-name="ce1">
            <text:p>5376</text:p>
          </table:table-cell>
          <table:table-cell office:value-type="float" office:value="12.0327380952381" table:style-name="ce1">
            <text:p>12.032738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6919831223628701E-2" table:style-name="ce1">
            <text:p>0.046919831</text:p>
          </table:table-cell>
          <table:table-cell office:value-type="float" office:value="0.80349344978165904" table:style-name="ce1">
            <text:p>0.80349345</text:p>
          </table:table-cell>
          <table:table-cell office:value-type="float" office:value="4.7637540453074403E-2" table:style-name="ce1">
            <text:p>0.04763754</text:p>
          </table:table-cell>
          <table:table-cell office:value-type="float" office:value="1.600055054366186" table:formula="of:=[.D851]+[.F851]" table:style-name="ce1">
            <text:p>1.6000550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045_99995.pkl</text:p>
          </table:table-cell>
          <table:table-cell office:value-type="float" office:value="5472" table:style-name="ce1">
            <text:p>5472</text:p>
          </table:table-cell>
          <table:table-cell office:value-type="float" office:value="26.4753289473684" table:style-name="ce1">
            <text:p>26.4753289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711198836484501E-2" table:style-name="ce1">
            <text:p>0.029711199</text:p>
          </table:table-cell>
          <table:table-cell office:value-type="float" office:value="0.77995642701525103" table:style-name="ce1">
            <text:p>0.779956427</text:p>
          </table:table-cell>
          <table:table-cell office:value-type="float" office:value="3.2892319000367501E-2" table:style-name="ce1">
            <text:p>0.032892319</text:p>
          </table:table-cell>
          <table:table-cell office:value-type="float" office:value="1.59944066770293" table:formula="of:=[.D852]+[.F852]" table:style-name="ce1">
            <text:p>1.5994406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045_9999995.pkl</text:p>
          </table:table-cell>
          <table:table-cell office:value-type="float" office:value="5472" table:style-name="ce1">
            <text:p>5472</text:p>
          </table:table-cell>
          <table:table-cell office:value-type="float" office:value="26.4753289473684" table:style-name="ce1">
            <text:p>26.4753289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711198836484501E-2" table:style-name="ce1">
            <text:p>0.029711199</text:p>
          </table:table-cell>
          <table:table-cell office:value-type="float" office:value="0.77995642701525103" table:style-name="ce1">
            <text:p>0.779956427</text:p>
          </table:table-cell>
          <table:table-cell office:value-type="float" office:value="3.2892319000367501E-2" table:style-name="ce1">
            <text:p>0.032892319</text:p>
          </table:table-cell>
          <table:table-cell office:value-type="float" office:value="1.59944066770293" table:formula="of:=[.D853]+[.F853]" table:style-name="ce1">
            <text:p>1.5994406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045_9995.pkl</text:p>
          </table:table-cell>
          <table:table-cell office:value-type="float" office:value="5472" table:style-name="ce1">
            <text:p>5472</text:p>
          </table:table-cell>
          <table:table-cell office:value-type="float" office:value="26.4753289473684" table:style-name="ce1">
            <text:p>26.4753289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711198836484501E-2" table:style-name="ce1">
            <text:p>0.029711199</text:p>
          </table:table-cell>
          <table:table-cell office:value-type="float" office:value="0.77995642701525103" table:style-name="ce1">
            <text:p>0.779956427</text:p>
          </table:table-cell>
          <table:table-cell office:value-type="float" office:value="3.2892319000367501E-2" table:style-name="ce1">
            <text:p>0.032892319</text:p>
          </table:table-cell>
          <table:table-cell office:value-type="float" office:value="1.59944066770293" table:formula="of:=[.D854]+[.F854]" table:style-name="ce1">
            <text:p>1.5994406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045_999995.pkl</text:p>
          </table:table-cell>
          <table:table-cell office:value-type="float" office:value="5472" table:style-name="ce1">
            <text:p>5472</text:p>
          </table:table-cell>
          <table:table-cell office:value-type="float" office:value="26.4753289473684" table:style-name="ce1">
            <text:p>26.47532895</text:p>
          </table:table-cell>
          <table:table-cell office:value-type="float" office:value="0.819484240687679" table:style-name="ce1">
            <text:p>0.819484241</text:p>
          </table:table-cell>
          <table:table-cell office:value-type="float" office:value="2.9711198836484501E-2" table:style-name="ce1">
            <text:p>0.029711199</text:p>
          </table:table-cell>
          <table:table-cell office:value-type="float" office:value="0.77995642701525103" table:style-name="ce1">
            <text:p>0.779956427</text:p>
          </table:table-cell>
          <table:table-cell office:value-type="float" office:value="3.2892319000367501E-2" table:style-name="ce1">
            <text:p>0.032892319</text:p>
          </table:table-cell>
          <table:table-cell office:value-type="float" office:value="1.59944066770293" table:formula="of:=[.D855]+[.F855]" table:style-name="ce1">
            <text:p>1.5994406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18_99995.pkl</text:p>
          </table:table-cell>
          <table:table-cell office:value-type="float" office:value="5527" table:style-name="ce1">
            <text:p>5527</text:p>
          </table:table-cell>
          <table:table-cell office:value-type="float" office:value="26.0171883481093" table:style-name="ce1">
            <text:p>26.0171883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2.9645093945720302E-2" table:style-name="ce1">
            <text:p>0.029645094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997250229147602E-2" table:style-name="ce1">
            <text:p>0.03299725</text:p>
          </table:table-cell>
          <table:table-cell office:value-type="float" office:value="1.598067307152087" table:formula="of:=[.D856]+[.F856]" table:style-name="ce1">
            <text:p>1.5980673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18_9995.pkl</text:p>
          </table:table-cell>
          <table:table-cell office:value-type="float" office:value="5527" table:style-name="ce1">
            <text:p>5527</text:p>
          </table:table-cell>
          <table:table-cell office:value-type="float" office:value="26.0171883481093" table:style-name="ce1">
            <text:p>26.0171883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2.9645093945720302E-2" table:style-name="ce1">
            <text:p>0.029645094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997250229147602E-2" table:style-name="ce1">
            <text:p>0.03299725</text:p>
          </table:table-cell>
          <table:table-cell office:value-type="float" office:value="1.598067307152087" table:formula="of:=[.D857]+[.F857]" table:style-name="ce1">
            <text:p>1.5980673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18_9999995.pkl</text:p>
          </table:table-cell>
          <table:table-cell office:value-type="float" office:value="5527" table:style-name="ce1">
            <text:p>5527</text:p>
          </table:table-cell>
          <table:table-cell office:value-type="float" office:value="26.0171883481093" table:style-name="ce1">
            <text:p>26.0171883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2.9645093945720302E-2" table:style-name="ce1">
            <text:p>0.029645094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997250229147602E-2" table:style-name="ce1">
            <text:p>0.03299725</text:p>
          </table:table-cell>
          <table:table-cell office:value-type="float" office:value="1.598067307152087" table:formula="of:=[.D858]+[.F858]" table:style-name="ce1">
            <text:p>1.5980673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18_999995.pkl</text:p>
          </table:table-cell>
          <table:table-cell office:value-type="float" office:value="5527" table:style-name="ce1">
            <text:p>5527</text:p>
          </table:table-cell>
          <table:table-cell office:value-type="float" office:value="26.0171883481093" table:style-name="ce1">
            <text:p>26.01718835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2.9645093945720302E-2" table:style-name="ce1">
            <text:p>0.029645094</text:p>
          </table:table-cell>
          <table:table-cell office:value-type="float" office:value="0.78431372549019596" table:style-name="ce1">
            <text:p>0.784313725</text:p>
          </table:table-cell>
          <table:table-cell office:value-type="float" office:value="3.2997250229147602E-2" table:style-name="ce1">
            <text:p>0.03299725</text:p>
          </table:table-cell>
          <table:table-cell office:value-type="float" office:value="1.598067307152087" table:formula="of:=[.D859]+[.F859]" table:style-name="ce1">
            <text:p>1.5980673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0225_99995.pkl</text:p>
          </table:table-cell>
          <table:table-cell office:value-type="float" office:value="5203" table:style-name="ce1">
            <text:p>5203</text:p>
          </table:table-cell>
          <table:table-cell office:value-type="float" office:value="17.477993465308501" table:style-name="ce1">
            <text:p>17.47799347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3.8075601374570403E-2" table:style-name="ce1">
            <text:p>0.038075601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4.1115841362312402E-2" table:style-name="ce1">
            <text:p>0.041115841</text:p>
          </table:table-cell>
          <table:table-cell office:value-type="float" office:value="1.595006318739755" table:formula="of:=[.D860]+[.F860]" table:style-name="ce1">
            <text:p>1.595006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0225_9999995.pkl</text:p>
          </table:table-cell>
          <table:table-cell office:value-type="float" office:value="5203" table:style-name="ce1">
            <text:p>5203</text:p>
          </table:table-cell>
          <table:table-cell office:value-type="float" office:value="17.477993465308501" table:style-name="ce1">
            <text:p>17.47799347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3.8075601374570403E-2" table:style-name="ce1">
            <text:p>0.038075601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4.1115841362312402E-2" table:style-name="ce1">
            <text:p>0.041115841</text:p>
          </table:table-cell>
          <table:table-cell office:value-type="float" office:value="1.595006318739755" table:formula="of:=[.D861]+[.F861]" table:style-name="ce1">
            <text:p>1.595006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0225_999995.pkl</text:p>
          </table:table-cell>
          <table:table-cell office:value-type="float" office:value="5203" table:style-name="ce1">
            <text:p>5203</text:p>
          </table:table-cell>
          <table:table-cell office:value-type="float" office:value="17.477993465308501" table:style-name="ce1">
            <text:p>17.47799347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3.8075601374570403E-2" table:style-name="ce1">
            <text:p>0.038075601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4.1115841362312402E-2" table:style-name="ce1">
            <text:p>0.041115841</text:p>
          </table:table-cell>
          <table:table-cell office:value-type="float" office:value="1.595006318739755" table:formula="of:=[.D862]+[.F862]" table:style-name="ce1">
            <text:p>1.595006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0225_9995.pkl</text:p>
          </table:table-cell>
          <table:table-cell office:value-type="float" office:value="5203" table:style-name="ce1">
            <text:p>5203</text:p>
          </table:table-cell>
          <table:table-cell office:value-type="float" office:value="17.477993465308501" table:style-name="ce1">
            <text:p>17.47799347</text:p>
          </table:table-cell>
          <table:table-cell office:value-type="float" office:value="0.79369627507163298" table:style-name="ce1">
            <text:p>0.793696275</text:p>
          </table:table-cell>
          <table:table-cell office:value-type="float" office:value="3.8075601374570403E-2" table:style-name="ce1">
            <text:p>0.038075601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4.1115841362312402E-2" table:style-name="ce1">
            <text:p>0.041115841</text:p>
          </table:table-cell>
          <table:table-cell office:value-type="float" office:value="1.595006318739755" table:formula="of:=[.D863]+[.F863]" table:style-name="ce1">
            <text:p>1.595006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045_9999995.pkl</text:p>
          </table:table-cell>
          <table:table-cell office:value-type="float" office:value="5468" table:style-name="ce1">
            <text:p>5468</text:p>
          </table:table-cell>
          <table:table-cell office:value-type="float" office:value="11.462692026335001" table:style-name="ce1">
            <text:p>11.4626920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9012693935119901E-2" table:style-name="ce1">
            <text:p>0.049012694</text:p>
          </table:table-cell>
          <table:table-cell office:value-type="float" office:value="0.79738562091503296" table:style-name="ce1">
            <text:p>0.797385621</text:p>
          </table:table-cell>
          <table:table-cell office:value-type="float" office:value="4.9809471965160598E-2" table:style-name="ce1">
            <text:p>0.049809472</text:p>
          </table:table-cell>
          <table:table-cell office:value-type="float" office:value="1.5939472254995599" table:formula="of:=[.D864]+[.F864]" table:style-name="ce1">
            <text:p>1.5939472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045_9995.pkl</text:p>
          </table:table-cell>
          <table:table-cell office:value-type="float" office:value="5468" table:style-name="ce1">
            <text:p>5468</text:p>
          </table:table-cell>
          <table:table-cell office:value-type="float" office:value="11.462692026335001" table:style-name="ce1">
            <text:p>11.4626920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9012693935119901E-2" table:style-name="ce1">
            <text:p>0.049012694</text:p>
          </table:table-cell>
          <table:table-cell office:value-type="float" office:value="0.79738562091503296" table:style-name="ce1">
            <text:p>0.797385621</text:p>
          </table:table-cell>
          <table:table-cell office:value-type="float" office:value="4.9809471965160598E-2" table:style-name="ce1">
            <text:p>0.049809472</text:p>
          </table:table-cell>
          <table:table-cell office:value-type="float" office:value="1.5939472254995599" table:formula="of:=[.D865]+[.F865]" table:style-name="ce1">
            <text:p>1.5939472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045_999995.pkl</text:p>
          </table:table-cell>
          <table:table-cell office:value-type="float" office:value="5468" table:style-name="ce1">
            <text:p>5468</text:p>
          </table:table-cell>
          <table:table-cell office:value-type="float" office:value="11.462692026335001" table:style-name="ce1">
            <text:p>11.4626920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9012693935119901E-2" table:style-name="ce1">
            <text:p>0.049012694</text:p>
          </table:table-cell>
          <table:table-cell office:value-type="float" office:value="0.79738562091503296" table:style-name="ce1">
            <text:p>0.797385621</text:p>
          </table:table-cell>
          <table:table-cell office:value-type="float" office:value="4.9809471965160598E-2" table:style-name="ce1">
            <text:p>0.049809472</text:p>
          </table:table-cell>
          <table:table-cell office:value-type="float" office:value="1.5939472254995599" table:formula="of:=[.D866]+[.F866]" table:style-name="ce1">
            <text:p>1.5939472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045_99995.pkl</text:p>
          </table:table-cell>
          <table:table-cell office:value-type="float" office:value="5468" table:style-name="ce1">
            <text:p>5468</text:p>
          </table:table-cell>
          <table:table-cell office:value-type="float" office:value="11.462692026335001" table:style-name="ce1">
            <text:p>11.4626920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4.9012693935119901E-2" table:style-name="ce1">
            <text:p>0.049012694</text:p>
          </table:table-cell>
          <table:table-cell office:value-type="float" office:value="0.79738562091503296" table:style-name="ce1">
            <text:p>0.797385621</text:p>
          </table:table-cell>
          <table:table-cell office:value-type="float" office:value="4.9809471965160598E-2" table:style-name="ce1">
            <text:p>0.049809472</text:p>
          </table:table-cell>
          <table:table-cell office:value-type="float" office:value="1.5939472254995599" table:formula="of:=[.D867]+[.F867]" table:style-name="ce1">
            <text:p>1.5939472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36_9995.pkl</text:p>
          </table:table-cell>
          <table:table-cell office:value-type="float" office:value="5545" table:style-name="ce1">
            <text:p>5545</text:p>
          </table:table-cell>
          <table:table-cell office:value-type="float" office:value="26.064201983769198" table:style-name="ce1">
            <text:p>26.0642019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2.94483616756533E-2" table:style-name="ce1">
            <text:p>0.029448362</text:p>
          </table:table-cell>
          <table:table-cell office:value-type="float" office:value="0.77995642701525103" table:style-name="ce1">
            <text:p>0.779956427</text:p>
          </table:table-cell>
          <table:table-cell office:value-type="float" office:value="3.2667214161876103E-2" table:style-name="ce1">
            <text:p>0.032667214</text:p>
          </table:table-cell>
          <table:table-cell office:value-type="float" office:value="1.5937100086771421" table:formula="of:=[.D868]+[.F868]" table:style-name="ce1">
            <text:p>1.5937100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36_999995.pkl</text:p>
          </table:table-cell>
          <table:table-cell office:value-type="float" office:value="5545" table:style-name="ce1">
            <text:p>5545</text:p>
          </table:table-cell>
          <table:table-cell office:value-type="float" office:value="26.064201983769198" table:style-name="ce1">
            <text:p>26.0642019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2.94483616756533E-2" table:style-name="ce1">
            <text:p>0.029448362</text:p>
          </table:table-cell>
          <table:table-cell office:value-type="float" office:value="0.77995642701525103" table:style-name="ce1">
            <text:p>0.779956427</text:p>
          </table:table-cell>
          <table:table-cell office:value-type="float" office:value="3.2667214161876103E-2" table:style-name="ce1">
            <text:p>0.032667214</text:p>
          </table:table-cell>
          <table:table-cell office:value-type="float" office:value="1.5937100086771421" table:formula="of:=[.D869]+[.F869]" table:style-name="ce1">
            <text:p>1.5937100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36_9999995.pkl</text:p>
          </table:table-cell>
          <table:table-cell office:value-type="float" office:value="5545" table:style-name="ce1">
            <text:p>5545</text:p>
          </table:table-cell>
          <table:table-cell office:value-type="float" office:value="26.064201983769198" table:style-name="ce1">
            <text:p>26.0642019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2.94483616756533E-2" table:style-name="ce1">
            <text:p>0.029448362</text:p>
          </table:table-cell>
          <table:table-cell office:value-type="float" office:value="0.77995642701525103" table:style-name="ce1">
            <text:p>0.779956427</text:p>
          </table:table-cell>
          <table:table-cell office:value-type="float" office:value="3.2667214161876103E-2" table:style-name="ce1">
            <text:p>0.032667214</text:p>
          </table:table-cell>
          <table:table-cell office:value-type="float" office:value="1.5937100086771421" table:formula="of:=[.D870]+[.F870]" table:style-name="ce1">
            <text:p>1.5937100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36_99995.pkl</text:p>
          </table:table-cell>
          <table:table-cell office:value-type="float" office:value="5545" table:style-name="ce1">
            <text:p>5545</text:p>
          </table:table-cell>
          <table:table-cell office:value-type="float" office:value="26.064201983769198" table:style-name="ce1">
            <text:p>26.0642019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2.94483616756533E-2" table:style-name="ce1">
            <text:p>0.029448362</text:p>
          </table:table-cell>
          <table:table-cell office:value-type="float" office:value="0.77995642701525103" table:style-name="ce1">
            <text:p>0.779956427</text:p>
          </table:table-cell>
          <table:table-cell office:value-type="float" office:value="3.2667214161876103E-2" table:style-name="ce1">
            <text:p>0.032667214</text:p>
          </table:table-cell>
          <table:table-cell office:value-type="float" office:value="1.5937100086771421" table:formula="of:=[.D871]+[.F871]" table:style-name="ce1">
            <text:p>1.5937100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18_9999995.pkl</text:p>
          </table:table-cell>
          <table:table-cell office:value-type="float" office:value="5378" table:style-name="ce1">
            <text:p>5378</text:p>
          </table:table-cell>
          <table:table-cell office:value-type="float" office:value="13.6229081442916" table:style-name="ce1">
            <text:p>13.62290814</text:p>
          </table:table-cell>
          <table:table-cell office:value-type="float" office:value="0.78962536023054697" table:style-name="ce1">
            <text:p>0.78962536</text:p>
          </table:table-cell>
          <table:table-cell office:value-type="float" office:value="3.8569819819819801E-2" table:style-name="ce1">
            <text:p>0.03856982</text:p>
          </table:table-cell>
          <table:table-cell office:value-type="float" office:value="0.80392156862745101" table:style-name="ce1">
            <text:p>0.803921569</text:p>
          </table:table-cell>
          <table:table-cell office:value-type="float" office:value="4.0367574663603502E-2" table:style-name="ce1">
            <text:p>0.040367575</text:p>
          </table:table-cell>
          <table:table-cell office:value-type="float" office:value="1.593546928857998" table:formula="of:=[.D872]+[.F872]" table:style-name="ce1">
            <text:p>1.5935469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18_999995.pkl</text:p>
          </table:table-cell>
          <table:table-cell office:value-type="float" office:value="5378" table:style-name="ce1">
            <text:p>5378</text:p>
          </table:table-cell>
          <table:table-cell office:value-type="float" office:value="13.6229081442916" table:style-name="ce1">
            <text:p>13.62290814</text:p>
          </table:table-cell>
          <table:table-cell office:value-type="float" office:value="0.78962536023054697" table:style-name="ce1">
            <text:p>0.78962536</text:p>
          </table:table-cell>
          <table:table-cell office:value-type="float" office:value="3.8569819819819801E-2" table:style-name="ce1">
            <text:p>0.03856982</text:p>
          </table:table-cell>
          <table:table-cell office:value-type="float" office:value="0.80392156862745101" table:style-name="ce1">
            <text:p>0.803921569</text:p>
          </table:table-cell>
          <table:table-cell office:value-type="float" office:value="4.0367574663603502E-2" table:style-name="ce1">
            <text:p>0.040367575</text:p>
          </table:table-cell>
          <table:table-cell office:value-type="float" office:value="1.593546928857998" table:formula="of:=[.D873]+[.F873]" table:style-name="ce1">
            <text:p>1.5935469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18_99995.pkl</text:p>
          </table:table-cell>
          <table:table-cell office:value-type="float" office:value="5378" table:style-name="ce1">
            <text:p>5378</text:p>
          </table:table-cell>
          <table:table-cell office:value-type="float" office:value="13.6229081442916" table:style-name="ce1">
            <text:p>13.62290814</text:p>
          </table:table-cell>
          <table:table-cell office:value-type="float" office:value="0.78962536023054697" table:style-name="ce1">
            <text:p>0.78962536</text:p>
          </table:table-cell>
          <table:table-cell office:value-type="float" office:value="3.8569819819819801E-2" table:style-name="ce1">
            <text:p>0.03856982</text:p>
          </table:table-cell>
          <table:table-cell office:value-type="float" office:value="0.80392156862745101" table:style-name="ce1">
            <text:p>0.803921569</text:p>
          </table:table-cell>
          <table:table-cell office:value-type="float" office:value="4.0367574663603502E-2" table:style-name="ce1">
            <text:p>0.040367575</text:p>
          </table:table-cell>
          <table:table-cell office:value-type="float" office:value="1.593546928857998" table:formula="of:=[.D874]+[.F874]" table:style-name="ce1">
            <text:p>1.5935469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18_9995.pkl</text:p>
          </table:table-cell>
          <table:table-cell office:value-type="float" office:value="5378" table:style-name="ce1">
            <text:p>5378</text:p>
          </table:table-cell>
          <table:table-cell office:value-type="float" office:value="13.6229081442916" table:style-name="ce1">
            <text:p>13.62290814</text:p>
          </table:table-cell>
          <table:table-cell office:value-type="float" office:value="0.78962536023054697" table:style-name="ce1">
            <text:p>0.78962536</text:p>
          </table:table-cell>
          <table:table-cell office:value-type="float" office:value="3.8569819819819801E-2" table:style-name="ce1">
            <text:p>0.03856982</text:p>
          </table:table-cell>
          <table:table-cell office:value-type="float" office:value="0.80392156862745101" table:style-name="ce1">
            <text:p>0.803921569</text:p>
          </table:table-cell>
          <table:table-cell office:value-type="float" office:value="4.0367574663603502E-2" table:style-name="ce1">
            <text:p>0.040367575</text:p>
          </table:table-cell>
          <table:table-cell office:value-type="float" office:value="1.593546928857998" table:formula="of:=[.D875]+[.F875]" table:style-name="ce1">
            <text:p>1.5935469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36_9995.pkl</text:p>
          </table:table-cell>
          <table:table-cell office:value-type="float" office:value="15047" table:style-name="ce1">
            <text:p>15047</text:p>
          </table:table-cell>
          <table:table-cell office:value-type="float" office:value="6.9047650694490601" table:style-name="ce1">
            <text:p>6.904765069</text:p>
          </table:table-cell>
          <table:table-cell office:value-type="float" office:value="0.77889447236180898" table:style-name="ce1">
            <text:p>0.778894472</text:p>
          </table:table-cell>
          <table:table-cell office:value-type="float" office:value="4.26351258423876E-2" table:style-name="ce1">
            <text:p>0.042635126</text:p>
          </table:table-cell>
          <table:table-cell office:value-type="float" office:value="0.81290322580645202" table:style-name="ce1">
            <text:p>0.812903226</text:p>
          </table:table-cell>
          <table:table-cell office:value-type="float" office:value="4.1051259774109498E-2" table:style-name="ce1">
            <text:p>0.04105126</text:p>
          </table:table-cell>
          <table:table-cell office:value-type="float" office:value="1.5917976981682611" table:formula="of:=[.D876]+[.F876]" table:style-name="ce1">
            <text:p>1.5917976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36_99995.pkl</text:p>
          </table:table-cell>
          <table:table-cell office:value-type="float" office:value="15047" table:style-name="ce1">
            <text:p>15047</text:p>
          </table:table-cell>
          <table:table-cell office:value-type="float" office:value="6.9047650694490601" table:style-name="ce1">
            <text:p>6.904765069</text:p>
          </table:table-cell>
          <table:table-cell office:value-type="float" office:value="0.77889447236180898" table:style-name="ce1">
            <text:p>0.778894472</text:p>
          </table:table-cell>
          <table:table-cell office:value-type="float" office:value="4.26351258423876E-2" table:style-name="ce1">
            <text:p>0.042635126</text:p>
          </table:table-cell>
          <table:table-cell office:value-type="float" office:value="0.81290322580645202" table:style-name="ce1">
            <text:p>0.812903226</text:p>
          </table:table-cell>
          <table:table-cell office:value-type="float" office:value="4.1051259774109498E-2" table:style-name="ce1">
            <text:p>0.04105126</text:p>
          </table:table-cell>
          <table:table-cell office:value-type="float" office:value="1.5917976981682611" table:formula="of:=[.D877]+[.F877]" table:style-name="ce1">
            <text:p>1.5917976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36_9999995.pkl</text:p>
          </table:table-cell>
          <table:table-cell office:value-type="float" office:value="15047" table:style-name="ce1">
            <text:p>15047</text:p>
          </table:table-cell>
          <table:table-cell office:value-type="float" office:value="6.9047650694490601" table:style-name="ce1">
            <text:p>6.904765069</text:p>
          </table:table-cell>
          <table:table-cell office:value-type="float" office:value="0.77889447236180898" table:style-name="ce1">
            <text:p>0.778894472</text:p>
          </table:table-cell>
          <table:table-cell office:value-type="float" office:value="4.26351258423876E-2" table:style-name="ce1">
            <text:p>0.042635126</text:p>
          </table:table-cell>
          <table:table-cell office:value-type="float" office:value="0.81290322580645202" table:style-name="ce1">
            <text:p>0.812903226</text:p>
          </table:table-cell>
          <table:table-cell office:value-type="float" office:value="4.1051259774109498E-2" table:style-name="ce1">
            <text:p>0.04105126</text:p>
          </table:table-cell>
          <table:table-cell office:value-type="float" office:value="1.5917976981682611" table:formula="of:=[.D878]+[.F878]" table:style-name="ce1">
            <text:p>1.5917976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25_36_999995.pkl</text:p>
          </table:table-cell>
          <table:table-cell office:value-type="float" office:value="15047" table:style-name="ce1">
            <text:p>15047</text:p>
          </table:table-cell>
          <table:table-cell office:value-type="float" office:value="6.9047650694490601" table:style-name="ce1">
            <text:p>6.904765069</text:p>
          </table:table-cell>
          <table:table-cell office:value-type="float" office:value="0.77889447236180898" table:style-name="ce1">
            <text:p>0.778894472</text:p>
          </table:table-cell>
          <table:table-cell office:value-type="float" office:value="4.26351258423876E-2" table:style-name="ce1">
            <text:p>0.042635126</text:p>
          </table:table-cell>
          <table:table-cell office:value-type="float" office:value="0.81290322580645202" table:style-name="ce1">
            <text:p>0.812903226</text:p>
          </table:table-cell>
          <table:table-cell office:value-type="float" office:value="4.1051259774109498E-2" table:style-name="ce1">
            <text:p>0.04105126</text:p>
          </table:table-cell>
          <table:table-cell office:value-type="float" office:value="1.5917976981682611" table:formula="of:=[.D879]+[.F879]" table:style-name="ce1">
            <text:p>1.5917976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18_9995.pkl</text:p>
          </table:table-cell>
          <table:table-cell office:value-type="float" office:value="5500" table:style-name="ce1">
            <text:p>5500</text:p>
          </table:table-cell>
          <table:table-cell office:value-type="float" office:value="25.8994545454545" table:style-name="ce1">
            <text:p>25.89945455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2.98302940866449E-2" table:style-name="ce1">
            <text:p>0.029830294</text:p>
          </table:table-cell>
          <table:table-cell office:value-type="float" office:value="0.77995642701525103" table:style-name="ce1">
            <text:p>0.779956427</text:p>
          </table:table-cell>
          <table:table-cell office:value-type="float" office:value="3.31450791593371E-2" table:style-name="ce1">
            <text:p>0.033145079</text:p>
          </table:table-cell>
          <table:table-cell office:value-type="float" office:value="1.5908446791642481" table:formula="of:=[.D880]+[.F880]" table:style-name="ce1">
            <text:p>1.5908446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18_999995.pkl</text:p>
          </table:table-cell>
          <table:table-cell office:value-type="float" office:value="5500" table:style-name="ce1">
            <text:p>5500</text:p>
          </table:table-cell>
          <table:table-cell office:value-type="float" office:value="25.8994545454545" table:style-name="ce1">
            <text:p>25.89945455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2.98302940866449E-2" table:style-name="ce1">
            <text:p>0.029830294</text:p>
          </table:table-cell>
          <table:table-cell office:value-type="float" office:value="0.77995642701525103" table:style-name="ce1">
            <text:p>0.779956427</text:p>
          </table:table-cell>
          <table:table-cell office:value-type="float" office:value="3.31450791593371E-2" table:style-name="ce1">
            <text:p>0.033145079</text:p>
          </table:table-cell>
          <table:table-cell office:value-type="float" office:value="1.5908446791642481" table:formula="of:=[.D881]+[.F881]" table:style-name="ce1">
            <text:p>1.5908446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18_99995.pkl</text:p>
          </table:table-cell>
          <table:table-cell office:value-type="float" office:value="5500" table:style-name="ce1">
            <text:p>5500</text:p>
          </table:table-cell>
          <table:table-cell office:value-type="float" office:value="25.8994545454545" table:style-name="ce1">
            <text:p>25.89945455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2.98302940866449E-2" table:style-name="ce1">
            <text:p>0.029830294</text:p>
          </table:table-cell>
          <table:table-cell office:value-type="float" office:value="0.77995642701525103" table:style-name="ce1">
            <text:p>0.779956427</text:p>
          </table:table-cell>
          <table:table-cell office:value-type="float" office:value="3.31450791593371E-2" table:style-name="ce1">
            <text:p>0.033145079</text:p>
          </table:table-cell>
          <table:table-cell office:value-type="float" office:value="1.5908446791642481" table:formula="of:=[.D882]+[.F882]" table:style-name="ce1">
            <text:p>1.5908446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18_9999995.pkl</text:p>
          </table:table-cell>
          <table:table-cell office:value-type="float" office:value="5500" table:style-name="ce1">
            <text:p>5500</text:p>
          </table:table-cell>
          <table:table-cell office:value-type="float" office:value="25.8994545454545" table:style-name="ce1">
            <text:p>25.89945455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2.98302940866449E-2" table:style-name="ce1">
            <text:p>0.029830294</text:p>
          </table:table-cell>
          <table:table-cell office:value-type="float" office:value="0.77995642701525103" table:style-name="ce1">
            <text:p>0.779956427</text:p>
          </table:table-cell>
          <table:table-cell office:value-type="float" office:value="3.31450791593371E-2" table:style-name="ce1">
            <text:p>0.033145079</text:p>
          </table:table-cell>
          <table:table-cell office:value-type="float" office:value="1.5908446791642481" table:formula="of:=[.D883]+[.F883]" table:style-name="ce1">
            <text:p>1.5908446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0225_9999995.pkl</text:p>
          </table:table-cell>
          <table:table-cell office:value-type="float" office:value="5447" table:style-name="ce1">
            <text:p>5447</text:p>
          </table:table-cell>
          <table:table-cell office:value-type="float" office:value="11.099320727005701" table:style-name="ce1">
            <text:p>11.09932073</text:p>
          </table:table-cell>
          <table:table-cell office:value-type="float" office:value="0.78796561604584503" table:style-name="ce1">
            <text:p>0.787965616</text:p>
          </table:table-cell>
          <table:table-cell office:value-type="float" office:value="5.0756736803248402E-2" table:style-name="ce1">
            <text:p>0.050756737</text:p>
          </table:table-cell>
          <table:table-cell office:value-type="float" office:value="0.80174291938997799" table:style-name="ce1">
            <text:p>0.801742919</text:p>
          </table:table-cell>
          <table:table-cell office:value-type="float" office:value="5.19627223948037E-2" table:style-name="ce1">
            <text:p>0.051962722</text:p>
          </table:table-cell>
          <table:table-cell office:value-type="float" office:value="1.5897085354358231" table:formula="of:=[.D884]+[.F884]" table:style-name="ce1">
            <text:p>1.5897085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0225_999995.pkl</text:p>
          </table:table-cell>
          <table:table-cell office:value-type="float" office:value="5447" table:style-name="ce1">
            <text:p>5447</text:p>
          </table:table-cell>
          <table:table-cell office:value-type="float" office:value="11.099320727005701" table:style-name="ce1">
            <text:p>11.09932073</text:p>
          </table:table-cell>
          <table:table-cell office:value-type="float" office:value="0.78796561604584503" table:style-name="ce1">
            <text:p>0.787965616</text:p>
          </table:table-cell>
          <table:table-cell office:value-type="float" office:value="5.0756736803248402E-2" table:style-name="ce1">
            <text:p>0.050756737</text:p>
          </table:table-cell>
          <table:table-cell office:value-type="float" office:value="0.80174291938997799" table:style-name="ce1">
            <text:p>0.801742919</text:p>
          </table:table-cell>
          <table:table-cell office:value-type="float" office:value="5.19627223948037E-2" table:style-name="ce1">
            <text:p>0.051962722</text:p>
          </table:table-cell>
          <table:table-cell office:value-type="float" office:value="1.5897085354358231" table:formula="of:=[.D885]+[.F885]" table:style-name="ce1">
            <text:p>1.5897085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0225_99995.pkl</text:p>
          </table:table-cell>
          <table:table-cell office:value-type="float" office:value="5447" table:style-name="ce1">
            <text:p>5447</text:p>
          </table:table-cell>
          <table:table-cell office:value-type="float" office:value="11.099320727005701" table:style-name="ce1">
            <text:p>11.09932073</text:p>
          </table:table-cell>
          <table:table-cell office:value-type="float" office:value="0.78796561604584503" table:style-name="ce1">
            <text:p>0.787965616</text:p>
          </table:table-cell>
          <table:table-cell office:value-type="float" office:value="5.0756736803248402E-2" table:style-name="ce1">
            <text:p>0.050756737</text:p>
          </table:table-cell>
          <table:table-cell office:value-type="float" office:value="0.80174291938997799" table:style-name="ce1">
            <text:p>0.801742919</text:p>
          </table:table-cell>
          <table:table-cell office:value-type="float" office:value="5.19627223948037E-2" table:style-name="ce1">
            <text:p>0.051962722</text:p>
          </table:table-cell>
          <table:table-cell office:value-type="float" office:value="1.5897085354358231" table:formula="of:=[.D886]+[.F886]" table:style-name="ce1">
            <text:p>1.5897085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0225_9995.pkl</text:p>
          </table:table-cell>
          <table:table-cell office:value-type="float" office:value="5447" table:style-name="ce1">
            <text:p>5447</text:p>
          </table:table-cell>
          <table:table-cell office:value-type="float" office:value="11.099320727005701" table:style-name="ce1">
            <text:p>11.09932073</text:p>
          </table:table-cell>
          <table:table-cell office:value-type="float" office:value="0.78796561604584503" table:style-name="ce1">
            <text:p>0.787965616</text:p>
          </table:table-cell>
          <table:table-cell office:value-type="float" office:value="5.0756736803248402E-2" table:style-name="ce1">
            <text:p>0.050756737</text:p>
          </table:table-cell>
          <table:table-cell office:value-type="float" office:value="0.80174291938997799" table:style-name="ce1">
            <text:p>0.801742919</text:p>
          </table:table-cell>
          <table:table-cell office:value-type="float" office:value="5.19627223948037E-2" table:style-name="ce1">
            <text:p>0.051962722</text:p>
          </table:table-cell>
          <table:table-cell office:value-type="float" office:value="1.5897085354358231" table:formula="of:=[.D887]+[.F887]" table:style-name="ce1">
            <text:p>1.5897085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18_999995.pkl</text:p>
          </table:table-cell>
          <table:table-cell office:value-type="float" office:value="5530" table:style-name="ce1">
            <text:p>5530</text:p>
          </table:table-cell>
          <table:table-cell office:value-type="float" office:value="26.1658227848101" table:style-name="ce1">
            <text:p>26.1658227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2.9485049833887E-2" table:style-name="ce1">
            <text:p>0.02948505</text:p>
          </table:table-cell>
          <table:table-cell office:value-type="float" office:value="0.77342047930283198" table:style-name="ce1">
            <text:p>0.773420479</text:p>
          </table:table-cell>
          <table:table-cell office:value-type="float" office:value="3.2443794553098197E-2" table:style-name="ce1">
            <text:p>0.032443795</text:p>
          </table:table-cell>
          <table:table-cell office:value-type="float" office:value="1.5871740609647231" table:formula="of:=[.D888]+[.F888]" table:style-name="ce1">
            <text:p>1.5871740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18_9995.pkl</text:p>
          </table:table-cell>
          <table:table-cell office:value-type="float" office:value="5530" table:style-name="ce1">
            <text:p>5530</text:p>
          </table:table-cell>
          <table:table-cell office:value-type="float" office:value="26.1658227848101" table:style-name="ce1">
            <text:p>26.1658227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2.9485049833887E-2" table:style-name="ce1">
            <text:p>0.02948505</text:p>
          </table:table-cell>
          <table:table-cell office:value-type="float" office:value="0.77342047930283198" table:style-name="ce1">
            <text:p>0.773420479</text:p>
          </table:table-cell>
          <table:table-cell office:value-type="float" office:value="3.2443794553098197E-2" table:style-name="ce1">
            <text:p>0.032443795</text:p>
          </table:table-cell>
          <table:table-cell office:value-type="float" office:value="1.5871740609647231" table:formula="of:=[.D889]+[.F889]" table:style-name="ce1">
            <text:p>1.5871740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18_9999995.pkl</text:p>
          </table:table-cell>
          <table:table-cell office:value-type="float" office:value="5530" table:style-name="ce1">
            <text:p>5530</text:p>
          </table:table-cell>
          <table:table-cell office:value-type="float" office:value="26.1658227848101" table:style-name="ce1">
            <text:p>26.1658227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2.9485049833887E-2" table:style-name="ce1">
            <text:p>0.02948505</text:p>
          </table:table-cell>
          <table:table-cell office:value-type="float" office:value="0.77342047930283198" table:style-name="ce1">
            <text:p>0.773420479</text:p>
          </table:table-cell>
          <table:table-cell office:value-type="float" office:value="3.2443794553098197E-2" table:style-name="ce1">
            <text:p>0.032443795</text:p>
          </table:table-cell>
          <table:table-cell office:value-type="float" office:value="1.5871740609647231" table:formula="of:=[.D890]+[.F890]" table:style-name="ce1">
            <text:p>1.5871740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18_99995.pkl</text:p>
          </table:table-cell>
          <table:table-cell office:value-type="float" office:value="5530" table:style-name="ce1">
            <text:p>5530</text:p>
          </table:table-cell>
          <table:table-cell office:value-type="float" office:value="26.1658227848101" table:style-name="ce1">
            <text:p>26.16582278</text:p>
          </table:table-cell>
          <table:table-cell office:value-type="float" office:value="0.81375358166189105" table:style-name="ce1">
            <text:p>0.813753582</text:p>
          </table:table-cell>
          <table:table-cell office:value-type="float" office:value="2.9485049833887E-2" table:style-name="ce1">
            <text:p>0.02948505</text:p>
          </table:table-cell>
          <table:table-cell office:value-type="float" office:value="0.77342047930283198" table:style-name="ce1">
            <text:p>0.773420479</text:p>
          </table:table-cell>
          <table:table-cell office:value-type="float" office:value="3.2443794553098197E-2" table:style-name="ce1">
            <text:p>0.032443795</text:p>
          </table:table-cell>
          <table:table-cell office:value-type="float" office:value="1.5871740609647231" table:formula="of:=[.D891]+[.F891]" table:style-name="ce1">
            <text:p>1.5871740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0225_9999995.pkl</text:p>
          </table:table-cell>
          <table:table-cell office:value-type="float" office:value="5270" table:style-name="ce1">
            <text:p>5270</text:p>
          </table:table-cell>
          <table:table-cell office:value-type="float" office:value="11.243833017077799" table:style-name="ce1">
            <text:p>11.24383302</text:p>
          </table:table-cell>
          <table:table-cell office:value-type="float" office:value="0.78510028653295105" table:style-name="ce1">
            <text:p>0.785100287</text:p>
          </table:table-cell>
          <table:table-cell office:value-type="float" office:value="5.1795841209829899E-2" table:style-name="ce1">
            <text:p>0.051795841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5.3257872587432899E-2" table:style-name="ce1">
            <text:p>0.053257873</text:p>
          </table:table-cell>
          <table:table-cell office:value-type="float" office:value="1.586410330201073" table:formula="of:=[.D892]+[.F892]" table:style-name="ce1">
            <text:p>1.586410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0225_9995.pkl</text:p>
          </table:table-cell>
          <table:table-cell office:value-type="float" office:value="5270" table:style-name="ce1">
            <text:p>5270</text:p>
          </table:table-cell>
          <table:table-cell office:value-type="float" office:value="11.243833017077799" table:style-name="ce1">
            <text:p>11.24383302</text:p>
          </table:table-cell>
          <table:table-cell office:value-type="float" office:value="0.78510028653295105" table:style-name="ce1">
            <text:p>0.785100287</text:p>
          </table:table-cell>
          <table:table-cell office:value-type="float" office:value="5.1795841209829899E-2" table:style-name="ce1">
            <text:p>0.051795841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5.3257872587432899E-2" table:style-name="ce1">
            <text:p>0.053257873</text:p>
          </table:table-cell>
          <table:table-cell office:value-type="float" office:value="1.586410330201073" table:formula="of:=[.D893]+[.F893]" table:style-name="ce1">
            <text:p>1.586410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0225_999995.pkl</text:p>
          </table:table-cell>
          <table:table-cell office:value-type="float" office:value="5270" table:style-name="ce1">
            <text:p>5270</text:p>
          </table:table-cell>
          <table:table-cell office:value-type="float" office:value="11.243833017077799" table:style-name="ce1">
            <text:p>11.24383302</text:p>
          </table:table-cell>
          <table:table-cell office:value-type="float" office:value="0.78510028653295105" table:style-name="ce1">
            <text:p>0.785100287</text:p>
          </table:table-cell>
          <table:table-cell office:value-type="float" office:value="5.1795841209829899E-2" table:style-name="ce1">
            <text:p>0.051795841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5.3257872587432899E-2" table:style-name="ce1">
            <text:p>0.053257873</text:p>
          </table:table-cell>
          <table:table-cell office:value-type="float" office:value="1.586410330201073" table:formula="of:=[.D894]+[.F894]" table:style-name="ce1">
            <text:p>1.586410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0225_99995.pkl</text:p>
          </table:table-cell>
          <table:table-cell office:value-type="float" office:value="5270" table:style-name="ce1">
            <text:p>5270</text:p>
          </table:table-cell>
          <table:table-cell office:value-type="float" office:value="11.243833017077799" table:style-name="ce1">
            <text:p>11.24383302</text:p>
          </table:table-cell>
          <table:table-cell office:value-type="float" office:value="0.78510028653295105" table:style-name="ce1">
            <text:p>0.785100287</text:p>
          </table:table-cell>
          <table:table-cell office:value-type="float" office:value="5.1795841209829899E-2" table:style-name="ce1">
            <text:p>0.051795841</text:p>
          </table:table-cell>
          <table:table-cell office:value-type="float" office:value="0.80131004366812197" table:style-name="ce1">
            <text:p>0.801310044</text:p>
          </table:table-cell>
          <table:table-cell office:value-type="float" office:value="5.3257872587432899E-2" table:style-name="ce1">
            <text:p>0.053257873</text:p>
          </table:table-cell>
          <table:table-cell office:value-type="float" office:value="1.586410330201073" table:formula="of:=[.D895]+[.F895]" table:style-name="ce1">
            <text:p>1.586410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36_9999995.pkl</text:p>
          </table:table-cell>
          <table:table-cell office:value-type="float" office:value="5183" table:style-name="ce1">
            <text:p>5183</text:p>
          </table:table-cell>
          <table:table-cell office:value-type="float" office:value="12.795871117113601" table:style-name="ce1">
            <text:p>12.79587112</text:p>
          </table:table-cell>
          <table:table-cell office:value-type="float" office:value="0.79083094555873901" table:style-name="ce1">
            <text:p>0.790830946</text:p>
          </table:table-cell>
          <table:table-cell office:value-type="float" office:value="4.5238485494181302E-2" table:style-name="ce1">
            <text:p>0.045238485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4.5426182453513E-2" table:style-name="ce1">
            <text:p>0.045426182</text:p>
          </table:table-cell>
          <table:table-cell office:value-type="float" office:value="1.58559077088625" table:formula="of:=[.D896]+[.F896]" table:style-name="ce1">
            <text:p>1.5855907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36_999995.pkl</text:p>
          </table:table-cell>
          <table:table-cell office:value-type="float" office:value="5183" table:style-name="ce1">
            <text:p>5183</text:p>
          </table:table-cell>
          <table:table-cell office:value-type="float" office:value="12.795871117113601" table:style-name="ce1">
            <text:p>12.79587112</text:p>
          </table:table-cell>
          <table:table-cell office:value-type="float" office:value="0.79083094555873901" table:style-name="ce1">
            <text:p>0.790830946</text:p>
          </table:table-cell>
          <table:table-cell office:value-type="float" office:value="4.5238485494181302E-2" table:style-name="ce1">
            <text:p>0.045238485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4.5426182453513E-2" table:style-name="ce1">
            <text:p>0.045426182</text:p>
          </table:table-cell>
          <table:table-cell office:value-type="float" office:value="1.58559077088625" table:formula="of:=[.D897]+[.F897]" table:style-name="ce1">
            <text:p>1.5855907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36_9995.pkl</text:p>
          </table:table-cell>
          <table:table-cell office:value-type="float" office:value="5183" table:style-name="ce1">
            <text:p>5183</text:p>
          </table:table-cell>
          <table:table-cell office:value-type="float" office:value="12.795871117113601" table:style-name="ce1">
            <text:p>12.79587112</text:p>
          </table:table-cell>
          <table:table-cell office:value-type="float" office:value="0.79083094555873901" table:style-name="ce1">
            <text:p>0.790830946</text:p>
          </table:table-cell>
          <table:table-cell office:value-type="float" office:value="4.5238485494181302E-2" table:style-name="ce1">
            <text:p>0.045238485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4.5426182453513E-2" table:style-name="ce1">
            <text:p>0.045426182</text:p>
          </table:table-cell>
          <table:table-cell office:value-type="float" office:value="1.58559077088625" table:formula="of:=[.D898]+[.F898]" table:style-name="ce1">
            <text:p>1.5855907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_36_99995.pkl</text:p>
          </table:table-cell>
          <table:table-cell office:value-type="float" office:value="5183" table:style-name="ce1">
            <text:p>5183</text:p>
          </table:table-cell>
          <table:table-cell office:value-type="float" office:value="12.795871117113601" table:style-name="ce1">
            <text:p>12.79587112</text:p>
          </table:table-cell>
          <table:table-cell office:value-type="float" office:value="0.79083094555873901" table:style-name="ce1">
            <text:p>0.790830946</text:p>
          </table:table-cell>
          <table:table-cell office:value-type="float" office:value="4.5238485494181302E-2" table:style-name="ce1">
            <text:p>0.045238485</text:p>
          </table:table-cell>
          <table:table-cell office:value-type="float" office:value="0.79475982532751099" table:style-name="ce1">
            <text:p>0.794759825</text:p>
          </table:table-cell>
          <table:table-cell office:value-type="float" office:value="4.5426182453513E-2" table:style-name="ce1">
            <text:p>0.045426182</text:p>
          </table:table-cell>
          <table:table-cell office:value-type="float" office:value="1.58559077088625" table:formula="of:=[.D899]+[.F899]" table:style-name="ce1">
            <text:p>1.5855907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0225_9999995.pkl</text:p>
          </table:table-cell>
          <table:table-cell office:value-type="float" office:value="5396" table:style-name="ce1">
            <text:p>5396</text:p>
          </table:table-cell>
          <table:table-cell office:value-type="float" office:value="10.876204595997001" table:style-name="ce1">
            <text:p>10.8762046</text:p>
          </table:table-cell>
          <table:table-cell office:value-type="float" office:value="0.78796561604584503" table:style-name="ce1">
            <text:p>0.787965616</text:p>
          </table:table-cell>
          <table:table-cell office:value-type="float" office:value="5.3304904051172698E-2" table:style-name="ce1">
            <text:p>0.053304904</text:p>
          </table:table-cell>
          <table:table-cell office:value-type="float" office:value="0.79738562091503296" table:style-name="ce1">
            <text:p>0.797385621</text:p>
          </table:table-cell>
          <table:table-cell office:value-type="float" office:value="5.5137089484784602E-2" table:style-name="ce1">
            <text:p>0.055137089</text:p>
          </table:table-cell>
          <table:table-cell office:value-type="float" office:value="1.585351236960878" table:formula="of:=[.D900]+[.F900]" table:style-name="ce1">
            <text:p>1.5853512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0225_999995.pkl</text:p>
          </table:table-cell>
          <table:table-cell office:value-type="float" office:value="5396" table:style-name="ce1">
            <text:p>5396</text:p>
          </table:table-cell>
          <table:table-cell office:value-type="float" office:value="10.876204595997001" table:style-name="ce1">
            <text:p>10.8762046</text:p>
          </table:table-cell>
          <table:table-cell office:value-type="float" office:value="0.78796561604584503" table:style-name="ce1">
            <text:p>0.787965616</text:p>
          </table:table-cell>
          <table:table-cell office:value-type="float" office:value="5.3304904051172698E-2" table:style-name="ce1">
            <text:p>0.053304904</text:p>
          </table:table-cell>
          <table:table-cell office:value-type="float" office:value="0.79738562091503296" table:style-name="ce1">
            <text:p>0.797385621</text:p>
          </table:table-cell>
          <table:table-cell office:value-type="float" office:value="5.5137089484784602E-2" table:style-name="ce1">
            <text:p>0.055137089</text:p>
          </table:table-cell>
          <table:table-cell office:value-type="float" office:value="1.585351236960878" table:formula="of:=[.D901]+[.F901]" table:style-name="ce1">
            <text:p>1.5853512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0225_9995.pkl</text:p>
          </table:table-cell>
          <table:table-cell office:value-type="float" office:value="5396" table:style-name="ce1">
            <text:p>5396</text:p>
          </table:table-cell>
          <table:table-cell office:value-type="float" office:value="10.876204595997001" table:style-name="ce1">
            <text:p>10.8762046</text:p>
          </table:table-cell>
          <table:table-cell office:value-type="float" office:value="0.78796561604584503" table:style-name="ce1">
            <text:p>0.787965616</text:p>
          </table:table-cell>
          <table:table-cell office:value-type="float" office:value="5.3304904051172698E-2" table:style-name="ce1">
            <text:p>0.053304904</text:p>
          </table:table-cell>
          <table:table-cell office:value-type="float" office:value="0.79738562091503296" table:style-name="ce1">
            <text:p>0.797385621</text:p>
          </table:table-cell>
          <table:table-cell office:value-type="float" office:value="5.5137089484784602E-2" table:style-name="ce1">
            <text:p>0.055137089</text:p>
          </table:table-cell>
          <table:table-cell office:value-type="float" office:value="1.585351236960878" table:formula="of:=[.D902]+[.F902]" table:style-name="ce1">
            <text:p>1.5853512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0225_99995.pkl</text:p>
          </table:table-cell>
          <table:table-cell office:value-type="float" office:value="5396" table:style-name="ce1">
            <text:p>5396</text:p>
          </table:table-cell>
          <table:table-cell office:value-type="float" office:value="10.876204595997001" table:style-name="ce1">
            <text:p>10.8762046</text:p>
          </table:table-cell>
          <table:table-cell office:value-type="float" office:value="0.78796561604584503" table:style-name="ce1">
            <text:p>0.787965616</text:p>
          </table:table-cell>
          <table:table-cell office:value-type="float" office:value="5.3304904051172698E-2" table:style-name="ce1">
            <text:p>0.053304904</text:p>
          </table:table-cell>
          <table:table-cell office:value-type="float" office:value="0.79738562091503296" table:style-name="ce1">
            <text:p>0.797385621</text:p>
          </table:table-cell>
          <table:table-cell office:value-type="float" office:value="5.5137089484784602E-2" table:style-name="ce1">
            <text:p>0.055137089</text:p>
          </table:table-cell>
          <table:table-cell office:value-type="float" office:value="1.585351236960878" table:formula="of:=[.D903]+[.F903]" table:style-name="ce1">
            <text:p>1.5853512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36_99995.pkl</text:p>
          </table:table-cell>
          <table:table-cell office:value-type="float" office:value="15336" table:style-name="ce1">
            <text:p>15336</text:p>
          </table:table-cell>
          <table:table-cell office:value-type="float" office:value="7.13849765258216" table:style-name="ce1">
            <text:p>7.138497653</text:p>
          </table:table-cell>
          <table:table-cell office:value-type="float" office:value="0.78" table:style-name="ce1">
            <text:p>0.78</text:p>
          </table:table-cell>
          <table:table-cell office:value-type="float" office:value="4.0635582182860099E-2" table:style-name="ce1">
            <text:p>0.040635582</text:p>
          </table:table-cell>
          <table:table-cell office:value-type="float" office:value="0.80472103004291895" table:style-name="ce1">
            <text:p>0.80472103</text:p>
          </table:table-cell>
          <table:table-cell office:value-type="float" office:value="3.8791765801179302E-2" table:style-name="ce1">
            <text:p>0.038791766</text:p>
          </table:table-cell>
          <table:table-cell office:value-type="float" office:value="1.5847210300429189" table:formula="of:=[.D904]+[.F904]" table:style-name="ce1">
            <text:p>1.58472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36_9999995.pkl</text:p>
          </table:table-cell>
          <table:table-cell office:value-type="float" office:value="15336" table:style-name="ce1">
            <text:p>15336</text:p>
          </table:table-cell>
          <table:table-cell office:value-type="float" office:value="7.13849765258216" table:style-name="ce1">
            <text:p>7.138497653</text:p>
          </table:table-cell>
          <table:table-cell office:value-type="float" office:value="0.78" table:style-name="ce1">
            <text:p>0.78</text:p>
          </table:table-cell>
          <table:table-cell office:value-type="float" office:value="4.0635582182860099E-2" table:style-name="ce1">
            <text:p>0.040635582</text:p>
          </table:table-cell>
          <table:table-cell office:value-type="float" office:value="0.80472103004291895" table:style-name="ce1">
            <text:p>0.80472103</text:p>
          </table:table-cell>
          <table:table-cell office:value-type="float" office:value="3.8791765801179302E-2" table:style-name="ce1">
            <text:p>0.038791766</text:p>
          </table:table-cell>
          <table:table-cell office:value-type="float" office:value="1.5847210300429189" table:formula="of:=[.D905]+[.F905]" table:style-name="ce1">
            <text:p>1.58472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36_999995.pkl</text:p>
          </table:table-cell>
          <table:table-cell office:value-type="float" office:value="15336" table:style-name="ce1">
            <text:p>15336</text:p>
          </table:table-cell>
          <table:table-cell office:value-type="float" office:value="7.13849765258216" table:style-name="ce1">
            <text:p>7.138497653</text:p>
          </table:table-cell>
          <table:table-cell office:value-type="float" office:value="0.78" table:style-name="ce1">
            <text:p>0.78</text:p>
          </table:table-cell>
          <table:table-cell office:value-type="float" office:value="4.0635582182860099E-2" table:style-name="ce1">
            <text:p>0.040635582</text:p>
          </table:table-cell>
          <table:table-cell office:value-type="float" office:value="0.80472103004291895" table:style-name="ce1">
            <text:p>0.80472103</text:p>
          </table:table-cell>
          <table:table-cell office:value-type="float" office:value="3.8791765801179302E-2" table:style-name="ce1">
            <text:p>0.038791766</text:p>
          </table:table-cell>
          <table:table-cell office:value-type="float" office:value="1.5847210300429189" table:formula="of:=[.D906]+[.F906]" table:style-name="ce1">
            <text:p>1.58472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25_36_9995.pkl</text:p>
          </table:table-cell>
          <table:table-cell office:value-type="float" office:value="15336" table:style-name="ce1">
            <text:p>15336</text:p>
          </table:table-cell>
          <table:table-cell office:value-type="float" office:value="7.13849765258216" table:style-name="ce1">
            <text:p>7.138497653</text:p>
          </table:table-cell>
          <table:table-cell office:value-type="float" office:value="0.78" table:style-name="ce1">
            <text:p>0.78</text:p>
          </table:table-cell>
          <table:table-cell office:value-type="float" office:value="4.0635582182860099E-2" table:style-name="ce1">
            <text:p>0.040635582</text:p>
          </table:table-cell>
          <table:table-cell office:value-type="float" office:value="0.80472103004291895" table:style-name="ce1">
            <text:p>0.80472103</text:p>
          </table:table-cell>
          <table:table-cell office:value-type="float" office:value="3.8791765801179302E-2" table:style-name="ce1">
            <text:p>0.038791766</text:p>
          </table:table-cell>
          <table:table-cell office:value-type="float" office:value="1.5847210300429189" table:formula="of:=[.D907]+[.F907]" table:style-name="ce1">
            <text:p>1.58472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36_9999995.pkl</text:p>
          </table:table-cell>
          <table:table-cell office:value-type="float" office:value="5559" table:style-name="ce1">
            <text:p>5559</text:p>
          </table:table-cell>
          <table:table-cell office:value-type="float" office:value="25.882712718114799" table:style-name="ce1">
            <text:p>25.88271272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513343799058098E-2" table:style-name="ce1">
            <text:p>0.029513344</text:p>
          </table:table-cell>
          <table:table-cell office:value-type="float" office:value="0.77559912854030499" table:style-name="ce1">
            <text:p>0.775599129</text:p>
          </table:table-cell>
          <table:table-cell office:value-type="float" office:value="3.2847388817124901E-2" table:style-name="ce1">
            <text:p>0.032847389</text:p>
          </table:table-cell>
          <table:table-cell office:value-type="float" office:value="1.5836220511764081" table:formula="of:=[.D908]+[.F908]" table:style-name="ce1">
            <text:p>1.583622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36_999995.pkl</text:p>
          </table:table-cell>
          <table:table-cell office:value-type="float" office:value="5559" table:style-name="ce1">
            <text:p>5559</text:p>
          </table:table-cell>
          <table:table-cell office:value-type="float" office:value="25.882712718114799" table:style-name="ce1">
            <text:p>25.88271272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513343799058098E-2" table:style-name="ce1">
            <text:p>0.029513344</text:p>
          </table:table-cell>
          <table:table-cell office:value-type="float" office:value="0.77559912854030499" table:style-name="ce1">
            <text:p>0.775599129</text:p>
          </table:table-cell>
          <table:table-cell office:value-type="float" office:value="3.2847388817124901E-2" table:style-name="ce1">
            <text:p>0.032847389</text:p>
          </table:table-cell>
          <table:table-cell office:value-type="float" office:value="1.5836220511764081" table:formula="of:=[.D909]+[.F909]" table:style-name="ce1">
            <text:p>1.583622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36_99995.pkl</text:p>
          </table:table-cell>
          <table:table-cell office:value-type="float" office:value="5559" table:style-name="ce1">
            <text:p>5559</text:p>
          </table:table-cell>
          <table:table-cell office:value-type="float" office:value="25.882712718114799" table:style-name="ce1">
            <text:p>25.88271272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513343799058098E-2" table:style-name="ce1">
            <text:p>0.029513344</text:p>
          </table:table-cell>
          <table:table-cell office:value-type="float" office:value="0.77559912854030499" table:style-name="ce1">
            <text:p>0.775599129</text:p>
          </table:table-cell>
          <table:table-cell office:value-type="float" office:value="3.2847388817124901E-2" table:style-name="ce1">
            <text:p>0.032847389</text:p>
          </table:table-cell>
          <table:table-cell office:value-type="float" office:value="1.5836220511764081" table:formula="of:=[.D910]+[.F910]" table:style-name="ce1">
            <text:p>1.583622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36_9995.pkl</text:p>
          </table:table-cell>
          <table:table-cell office:value-type="float" office:value="5559" table:style-name="ce1">
            <text:p>5559</text:p>
          </table:table-cell>
          <table:table-cell office:value-type="float" office:value="25.882712718114799" table:style-name="ce1">
            <text:p>25.88271272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513343799058098E-2" table:style-name="ce1">
            <text:p>0.029513344</text:p>
          </table:table-cell>
          <table:table-cell office:value-type="float" office:value="0.77559912854030499" table:style-name="ce1">
            <text:p>0.775599129</text:p>
          </table:table-cell>
          <table:table-cell office:value-type="float" office:value="3.2847388817124901E-2" table:style-name="ce1">
            <text:p>0.032847389</text:p>
          </table:table-cell>
          <table:table-cell office:value-type="float" office:value="1.5836220511764081" table:formula="of:=[.D911]+[.F911]" table:style-name="ce1">
            <text:p>1.583622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36_9999995.pkl</text:p>
          </table:table-cell>
          <table:table-cell office:value-type="float" office:value="13338" table:style-name="ce1">
            <text:p>13338</text:p>
          </table:table-cell>
          <table:table-cell office:value-type="float" office:value="6.3866396761133597" table:style-name="ce1">
            <text:p>6.386639676</text:p>
          </table:table-cell>
          <table:table-cell office:value-type="float" office:value="0.77918781725888298" table:style-name="ce1">
            <text:p>0.779187817</text:p>
          </table:table-cell>
          <table:table-cell office:value-type="float" office:value="5.1234979973297699E-2" table:style-name="ce1">
            <text:p>0.05123498</text:p>
          </table:table-cell>
          <table:table-cell office:value-type="float" office:value="0.80387931034482796" table:style-name="ce1">
            <text:p>0.80387931</text:p>
          </table:table-cell>
          <table:table-cell office:value-type="float" office:value="4.8988705017073801E-2" table:style-name="ce1">
            <text:p>0.048988705</text:p>
          </table:table-cell>
          <table:table-cell office:value-type="float" office:value="1.5830671276037109" table:formula="of:=[.D912]+[.F912]" table:style-name="ce1">
            <text:p>1.5830671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36_999995.pkl</text:p>
          </table:table-cell>
          <table:table-cell office:value-type="float" office:value="13338" table:style-name="ce1">
            <text:p>13338</text:p>
          </table:table-cell>
          <table:table-cell office:value-type="float" office:value="6.3866396761133597" table:style-name="ce1">
            <text:p>6.386639676</text:p>
          </table:table-cell>
          <table:table-cell office:value-type="float" office:value="0.77918781725888298" table:style-name="ce1">
            <text:p>0.779187817</text:p>
          </table:table-cell>
          <table:table-cell office:value-type="float" office:value="5.1234979973297699E-2" table:style-name="ce1">
            <text:p>0.05123498</text:p>
          </table:table-cell>
          <table:table-cell office:value-type="float" office:value="0.80387931034482796" table:style-name="ce1">
            <text:p>0.80387931</text:p>
          </table:table-cell>
          <table:table-cell office:value-type="float" office:value="4.8988705017073801E-2" table:style-name="ce1">
            <text:p>0.048988705</text:p>
          </table:table-cell>
          <table:table-cell office:value-type="float" office:value="1.5830671276037109" table:formula="of:=[.D913]+[.F913]" table:style-name="ce1">
            <text:p>1.5830671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36_99995.pkl</text:p>
          </table:table-cell>
          <table:table-cell office:value-type="float" office:value="13338" table:style-name="ce1">
            <text:p>13338</text:p>
          </table:table-cell>
          <table:table-cell office:value-type="float" office:value="6.3866396761133597" table:style-name="ce1">
            <text:p>6.386639676</text:p>
          </table:table-cell>
          <table:table-cell office:value-type="float" office:value="0.77918781725888298" table:style-name="ce1">
            <text:p>0.779187817</text:p>
          </table:table-cell>
          <table:table-cell office:value-type="float" office:value="5.1234979973297699E-2" table:style-name="ce1">
            <text:p>0.05123498</text:p>
          </table:table-cell>
          <table:table-cell office:value-type="float" office:value="0.80387931034482796" table:style-name="ce1">
            <text:p>0.80387931</text:p>
          </table:table-cell>
          <table:table-cell office:value-type="float" office:value="4.8988705017073801E-2" table:style-name="ce1">
            <text:p>0.048988705</text:p>
          </table:table-cell>
          <table:table-cell office:value-type="float" office:value="1.5830671276037109" table:formula="of:=[.D914]+[.F914]" table:style-name="ce1">
            <text:p>1.5830671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5_36_9995.pkl</text:p>
          </table:table-cell>
          <table:table-cell office:value-type="float" office:value="13338" table:style-name="ce1">
            <text:p>13338</text:p>
          </table:table-cell>
          <table:table-cell office:value-type="float" office:value="6.3866396761133597" table:style-name="ce1">
            <text:p>6.386639676</text:p>
          </table:table-cell>
          <table:table-cell office:value-type="float" office:value="0.77918781725888298" table:style-name="ce1">
            <text:p>0.779187817</text:p>
          </table:table-cell>
          <table:table-cell office:value-type="float" office:value="5.1234979973297699E-2" table:style-name="ce1">
            <text:p>0.05123498</text:p>
          </table:table-cell>
          <table:table-cell office:value-type="float" office:value="0.80387931034482796" table:style-name="ce1">
            <text:p>0.80387931</text:p>
          </table:table-cell>
          <table:table-cell office:value-type="float" office:value="4.8988705017073801E-2" table:style-name="ce1">
            <text:p>0.048988705</text:p>
          </table:table-cell>
          <table:table-cell office:value-type="float" office:value="1.5830671276037109" table:formula="of:=[.D915]+[.F915]" table:style-name="ce1">
            <text:p>1.5830671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0225_99995.pkl</text:p>
          </table:table-cell>
          <table:table-cell office:value-type="float" office:value="5168" table:style-name="ce1">
            <text:p>5168</text:p>
          </table:table-cell>
          <table:table-cell office:value-type="float" office:value="11.5398606811146" table:style-name="ce1">
            <text:p>11.53986068</text:p>
          </table:table-cell>
          <table:table-cell office:value-type="float" office:value="0.79022988505747105" table:style-name="ce1">
            <text:p>0.790229885</text:p>
          </table:table-cell>
          <table:table-cell office:value-type="float" office:value="5.09825732295143E-2" table:style-name="ce1">
            <text:p>0.050982573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5.1380042462844999E-2" table:style-name="ce1">
            <text:p>0.051380042</text:p>
          </table:table-cell>
          <table:table-cell office:value-type="float" office:value="1.5828063042714451" table:formula="of:=[.D916]+[.F916]" table:style-name="ce1">
            <text:p>1.5828063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0225_999995.pkl</text:p>
          </table:table-cell>
          <table:table-cell office:value-type="float" office:value="5168" table:style-name="ce1">
            <text:p>5168</text:p>
          </table:table-cell>
          <table:table-cell office:value-type="float" office:value="11.5398606811146" table:style-name="ce1">
            <text:p>11.53986068</text:p>
          </table:table-cell>
          <table:table-cell office:value-type="float" office:value="0.79022988505747105" table:style-name="ce1">
            <text:p>0.790229885</text:p>
          </table:table-cell>
          <table:table-cell office:value-type="float" office:value="5.09825732295143E-2" table:style-name="ce1">
            <text:p>0.050982573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5.1380042462844999E-2" table:style-name="ce1">
            <text:p>0.051380042</text:p>
          </table:table-cell>
          <table:table-cell office:value-type="float" office:value="1.5828063042714451" table:formula="of:=[.D917]+[.F917]" table:style-name="ce1">
            <text:p>1.5828063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0225_9999995.pkl</text:p>
          </table:table-cell>
          <table:table-cell office:value-type="float" office:value="5168" table:style-name="ce1">
            <text:p>5168</text:p>
          </table:table-cell>
          <table:table-cell office:value-type="float" office:value="11.5398606811146" table:style-name="ce1">
            <text:p>11.53986068</text:p>
          </table:table-cell>
          <table:table-cell office:value-type="float" office:value="0.79022988505747105" table:style-name="ce1">
            <text:p>0.790229885</text:p>
          </table:table-cell>
          <table:table-cell office:value-type="float" office:value="5.09825732295143E-2" table:style-name="ce1">
            <text:p>0.050982573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5.1380042462844999E-2" table:style-name="ce1">
            <text:p>0.051380042</text:p>
          </table:table-cell>
          <table:table-cell office:value-type="float" office:value="1.5828063042714451" table:formula="of:=[.D918]+[.F918]" table:style-name="ce1">
            <text:p>1.5828063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0225_9995.pkl</text:p>
          </table:table-cell>
          <table:table-cell office:value-type="float" office:value="5168" table:style-name="ce1">
            <text:p>5168</text:p>
          </table:table-cell>
          <table:table-cell office:value-type="float" office:value="11.5398606811146" table:style-name="ce1">
            <text:p>11.53986068</text:p>
          </table:table-cell>
          <table:table-cell office:value-type="float" office:value="0.79022988505747105" table:style-name="ce1">
            <text:p>0.790229885</text:p>
          </table:table-cell>
          <table:table-cell office:value-type="float" office:value="5.09825732295143E-2" table:style-name="ce1">
            <text:p>0.050982573</text:p>
          </table:table-cell>
          <table:table-cell office:value-type="float" office:value="0.79257641921397404" table:style-name="ce1">
            <text:p>0.792576419</text:p>
          </table:table-cell>
          <table:table-cell office:value-type="float" office:value="5.1380042462844999E-2" table:style-name="ce1">
            <text:p>0.051380042</text:p>
          </table:table-cell>
          <table:table-cell office:value-type="float" office:value="1.5828063042714451" table:formula="of:=[.D919]+[.F919]" table:style-name="ce1">
            <text:p>1.5828063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36_999995.pkl</text:p>
          </table:table-cell>
          <table:table-cell office:value-type="float" office:value="5735" table:style-name="ce1">
            <text:p>5735</text:p>
          </table:table-cell>
          <table:table-cell office:value-type="float" office:value="11.8085440278989" table:style-name="ce1">
            <text:p>11.80854403</text:p>
          </table:table-cell>
          <table:table-cell office:value-type="float" office:value="0.77932960893854797" table:style-name="ce1">
            <text:p>0.779329609</text:p>
          </table:table-cell>
          <table:table-cell office:value-type="float" office:value="4.4970986460348202E-2" table:style-name="ce1">
            <text:p>0.044970986</text:p>
          </table:table-cell>
          <table:table-cell office:value-type="float" office:value="0.80174291938997799" table:style-name="ce1">
            <text:p>0.801742919</text:p>
          </table:table-cell>
          <table:table-cell office:value-type="float" office:value="4.6452915930320603E-2" table:style-name="ce1">
            <text:p>0.046452916</text:p>
          </table:table-cell>
          <table:table-cell office:value-type="float" office:value="1.5810725283285261" table:formula="of:=[.D920]+[.F920]" table:style-name="ce1">
            <text:p>1.5810725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36_99995.pkl</text:p>
          </table:table-cell>
          <table:table-cell office:value-type="float" office:value="5735" table:style-name="ce1">
            <text:p>5735</text:p>
          </table:table-cell>
          <table:table-cell office:value-type="float" office:value="11.8085440278989" table:style-name="ce1">
            <text:p>11.80854403</text:p>
          </table:table-cell>
          <table:table-cell office:value-type="float" office:value="0.77932960893854797" table:style-name="ce1">
            <text:p>0.779329609</text:p>
          </table:table-cell>
          <table:table-cell office:value-type="float" office:value="4.4970986460348202E-2" table:style-name="ce1">
            <text:p>0.044970986</text:p>
          </table:table-cell>
          <table:table-cell office:value-type="float" office:value="0.80174291938997799" table:style-name="ce1">
            <text:p>0.801742919</text:p>
          </table:table-cell>
          <table:table-cell office:value-type="float" office:value="4.6452915930320603E-2" table:style-name="ce1">
            <text:p>0.046452916</text:p>
          </table:table-cell>
          <table:table-cell office:value-type="float" office:value="1.5810725283285261" table:formula="of:=[.D921]+[.F921]" table:style-name="ce1">
            <text:p>1.5810725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36_9999995.pkl</text:p>
          </table:table-cell>
          <table:table-cell office:value-type="float" office:value="5735" table:style-name="ce1">
            <text:p>5735</text:p>
          </table:table-cell>
          <table:table-cell office:value-type="float" office:value="11.8085440278989" table:style-name="ce1">
            <text:p>11.80854403</text:p>
          </table:table-cell>
          <table:table-cell office:value-type="float" office:value="0.77932960893854797" table:style-name="ce1">
            <text:p>0.779329609</text:p>
          </table:table-cell>
          <table:table-cell office:value-type="float" office:value="4.4970986460348202E-2" table:style-name="ce1">
            <text:p>0.044970986</text:p>
          </table:table-cell>
          <table:table-cell office:value-type="float" office:value="0.80174291938997799" table:style-name="ce1">
            <text:p>0.801742919</text:p>
          </table:table-cell>
          <table:table-cell office:value-type="float" office:value="4.6452915930320603E-2" table:style-name="ce1">
            <text:p>0.046452916</text:p>
          </table:table-cell>
          <table:table-cell office:value-type="float" office:value="1.5810725283285261" table:formula="of:=[.D922]+[.F922]" table:style-name="ce1">
            <text:p>1.5810725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36_9995.pkl</text:p>
          </table:table-cell>
          <table:table-cell office:value-type="float" office:value="5735" table:style-name="ce1">
            <text:p>5735</text:p>
          </table:table-cell>
          <table:table-cell office:value-type="float" office:value="11.8085440278989" table:style-name="ce1">
            <text:p>11.80854403</text:p>
          </table:table-cell>
          <table:table-cell office:value-type="float" office:value="0.77932960893854797" table:style-name="ce1">
            <text:p>0.779329609</text:p>
          </table:table-cell>
          <table:table-cell office:value-type="float" office:value="4.4970986460348202E-2" table:style-name="ce1">
            <text:p>0.044970986</text:p>
          </table:table-cell>
          <table:table-cell office:value-type="float" office:value="0.80174291938997799" table:style-name="ce1">
            <text:p>0.801742919</text:p>
          </table:table-cell>
          <table:table-cell office:value-type="float" office:value="4.6452915930320603E-2" table:style-name="ce1">
            <text:p>0.046452916</text:p>
          </table:table-cell>
          <table:table-cell office:value-type="float" office:value="1.5810725283285261" table:formula="of:=[.D923]+[.F923]" table:style-name="ce1">
            <text:p>1.5810725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09_9999995.pkl</text:p>
          </table:table-cell>
          <table:table-cell office:value-type="float" office:value="5555" table:style-name="ce1">
            <text:p>5555</text:p>
          </table:table-cell>
          <table:table-cell office:value-type="float" office:value="25.8865886588659" table:style-name="ce1">
            <text:p>25.88658866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2.9795746472941701E-2" table:style-name="ce1">
            <text:p>0.029795746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9014819647684E-2" table:style-name="ce1">
            <text:p>0.032901482</text:p>
          </table:table-cell>
          <table:table-cell office:value-type="float" office:value="1.579951432976884" table:formula="of:=[.D924]+[.F924]" table:style-name="ce1">
            <text:p>1.5799514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09_999995.pkl</text:p>
          </table:table-cell>
          <table:table-cell office:value-type="float" office:value="5555" table:style-name="ce1">
            <text:p>5555</text:p>
          </table:table-cell>
          <table:table-cell office:value-type="float" office:value="25.8865886588659" table:style-name="ce1">
            <text:p>25.88658866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2.9795746472941701E-2" table:style-name="ce1">
            <text:p>0.029795746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9014819647684E-2" table:style-name="ce1">
            <text:p>0.032901482</text:p>
          </table:table-cell>
          <table:table-cell office:value-type="float" office:value="1.579951432976884" table:formula="of:=[.D925]+[.F925]" table:style-name="ce1">
            <text:p>1.5799514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09_99995.pkl</text:p>
          </table:table-cell>
          <table:table-cell office:value-type="float" office:value="5555" table:style-name="ce1">
            <text:p>5555</text:p>
          </table:table-cell>
          <table:table-cell office:value-type="float" office:value="25.8865886588659" table:style-name="ce1">
            <text:p>25.88658866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2.9795746472941701E-2" table:style-name="ce1">
            <text:p>0.029795746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9014819647684E-2" table:style-name="ce1">
            <text:p>0.032901482</text:p>
          </table:table-cell>
          <table:table-cell office:value-type="float" office:value="1.579951432976884" table:formula="of:=[.D926]+[.F926]" table:style-name="ce1">
            <text:p>1.5799514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09_9995.pkl</text:p>
          </table:table-cell>
          <table:table-cell office:value-type="float" office:value="5555" table:style-name="ce1">
            <text:p>5555</text:p>
          </table:table-cell>
          <table:table-cell office:value-type="float" office:value="25.8865886588659" table:style-name="ce1">
            <text:p>25.88658866</text:p>
          </table:table-cell>
          <table:table-cell office:value-type="float" office:value="0.81088825214899696" table:style-name="ce1">
            <text:p>0.810888252</text:p>
          </table:table-cell>
          <table:table-cell office:value-type="float" office:value="2.9795746472941701E-2" table:style-name="ce1">
            <text:p>0.029795746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9014819647684E-2" table:style-name="ce1">
            <text:p>0.032901482</text:p>
          </table:table-cell>
          <table:table-cell office:value-type="float" office:value="1.579951432976884" table:formula="of:=[.D927]+[.F927]" table:style-name="ce1">
            <text:p>1.5799514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36_999995.pkl</text:p>
          </table:table-cell>
          <table:table-cell office:value-type="float" office:value="6141" table:style-name="ce1">
            <text:p>6141</text:p>
          </table:table-cell>
          <table:table-cell office:value-type="float" office:value="12.0398957824459" table:style-name="ce1">
            <text:p>12.03989578</text:p>
          </table:table-cell>
          <table:table-cell office:value-type="float" office:value="0.78319783197832005" table:style-name="ce1">
            <text:p>0.783197832</text:p>
          </table:table-cell>
          <table:table-cell office:value-type="float" office:value="4.46400988569663E-2" table:style-name="ce1">
            <text:p>0.044640099</text:p>
          </table:table-cell>
          <table:table-cell office:value-type="float" office:value="0.796095444685466" table:style-name="ce1">
            <text:p>0.796095445</text:p>
          </table:table-cell>
          <table:table-cell office:value-type="float" office:value="4.46200607902736E-2" table:style-name="ce1">
            <text:p>0.044620061</text:p>
          </table:table-cell>
          <table:table-cell office:value-type="float" office:value="1.5792932766637859" table:formula="of:=[.D928]+[.F928]" table:style-name="ce1">
            <text:p>1.5792932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36_9995.pkl</text:p>
          </table:table-cell>
          <table:table-cell office:value-type="float" office:value="6141" table:style-name="ce1">
            <text:p>6141</text:p>
          </table:table-cell>
          <table:table-cell office:value-type="float" office:value="12.0398957824459" table:style-name="ce1">
            <text:p>12.03989578</text:p>
          </table:table-cell>
          <table:table-cell office:value-type="float" office:value="0.78319783197832005" table:style-name="ce1">
            <text:p>0.783197832</text:p>
          </table:table-cell>
          <table:table-cell office:value-type="float" office:value="4.46400988569663E-2" table:style-name="ce1">
            <text:p>0.044640099</text:p>
          </table:table-cell>
          <table:table-cell office:value-type="float" office:value="0.796095444685466" table:style-name="ce1">
            <text:p>0.796095445</text:p>
          </table:table-cell>
          <table:table-cell office:value-type="float" office:value="4.46200607902736E-2" table:style-name="ce1">
            <text:p>0.044620061</text:p>
          </table:table-cell>
          <table:table-cell office:value-type="float" office:value="1.5792932766637859" table:formula="of:=[.D929]+[.F929]" table:style-name="ce1">
            <text:p>1.5792932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36_9999995.pkl</text:p>
          </table:table-cell>
          <table:table-cell office:value-type="float" office:value="6141" table:style-name="ce1">
            <text:p>6141</text:p>
          </table:table-cell>
          <table:table-cell office:value-type="float" office:value="12.0398957824459" table:style-name="ce1">
            <text:p>12.03989578</text:p>
          </table:table-cell>
          <table:table-cell office:value-type="float" office:value="0.78319783197832005" table:style-name="ce1">
            <text:p>0.783197832</text:p>
          </table:table-cell>
          <table:table-cell office:value-type="float" office:value="4.46400988569663E-2" table:style-name="ce1">
            <text:p>0.044640099</text:p>
          </table:table-cell>
          <table:table-cell office:value-type="float" office:value="0.796095444685466" table:style-name="ce1">
            <text:p>0.796095445</text:p>
          </table:table-cell>
          <table:table-cell office:value-type="float" office:value="4.46200607902736E-2" table:style-name="ce1">
            <text:p>0.044620061</text:p>
          </table:table-cell>
          <table:table-cell office:value-type="float" office:value="1.5792932766637859" table:formula="of:=[.D930]+[.F930]" table:style-name="ce1">
            <text:p>1.5792932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25_36_99995.pkl</text:p>
          </table:table-cell>
          <table:table-cell office:value-type="float" office:value="6141" table:style-name="ce1">
            <text:p>6141</text:p>
          </table:table-cell>
          <table:table-cell office:value-type="float" office:value="12.0398957824459" table:style-name="ce1">
            <text:p>12.03989578</text:p>
          </table:table-cell>
          <table:table-cell office:value-type="float" office:value="0.78319783197832005" table:style-name="ce1">
            <text:p>0.783197832</text:p>
          </table:table-cell>
          <table:table-cell office:value-type="float" office:value="4.46400988569663E-2" table:style-name="ce1">
            <text:p>0.044640099</text:p>
          </table:table-cell>
          <table:table-cell office:value-type="float" office:value="0.796095444685466" table:style-name="ce1">
            <text:p>0.796095445</text:p>
          </table:table-cell>
          <table:table-cell office:value-type="float" office:value="4.46200607902736E-2" table:style-name="ce1">
            <text:p>0.044620061</text:p>
          </table:table-cell>
          <table:table-cell office:value-type="float" office:value="1.5792932766637859" table:formula="of:=[.D931]+[.F931]" table:style-name="ce1">
            <text:p>1.5792932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09_999995.pkl</text:p>
          </table:table-cell>
          <table:table-cell office:value-type="float" office:value="5557" table:style-name="ce1">
            <text:p>5557</text:p>
          </table:table-cell>
          <table:table-cell office:value-type="float" office:value="26.085117869354001" table:style-name="ce1">
            <text:p>26.08511787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329173166926702E-2" table:style-name="ce1">
            <text:p>0.029329173</text:p>
          </table:table-cell>
          <table:table-cell office:value-type="float" office:value="0.77124183006535996" table:style-name="ce1">
            <text:p>0.77124183</text:p>
          </table:table-cell>
          <table:table-cell office:value-type="float" office:value="3.2456220775648699E-2" table:style-name="ce1">
            <text:p>0.032456221</text:p>
          </table:table-cell>
          <table:table-cell office:value-type="float" office:value="1.5792647527014629" table:formula="of:=[.D932]+[.F932]" table:style-name="ce1">
            <text:p>1.5792647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09_99995.pkl</text:p>
          </table:table-cell>
          <table:table-cell office:value-type="float" office:value="5557" table:style-name="ce1">
            <text:p>5557</text:p>
          </table:table-cell>
          <table:table-cell office:value-type="float" office:value="26.085117869354001" table:style-name="ce1">
            <text:p>26.08511787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329173166926702E-2" table:style-name="ce1">
            <text:p>0.029329173</text:p>
          </table:table-cell>
          <table:table-cell office:value-type="float" office:value="0.77124183006535996" table:style-name="ce1">
            <text:p>0.77124183</text:p>
          </table:table-cell>
          <table:table-cell office:value-type="float" office:value="3.2456220775648699E-2" table:style-name="ce1">
            <text:p>0.032456221</text:p>
          </table:table-cell>
          <table:table-cell office:value-type="float" office:value="1.5792647527014629" table:formula="of:=[.D933]+[.F933]" table:style-name="ce1">
            <text:p>1.5792647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09_9999995.pkl</text:p>
          </table:table-cell>
          <table:table-cell office:value-type="float" office:value="5557" table:style-name="ce1">
            <text:p>5557</text:p>
          </table:table-cell>
          <table:table-cell office:value-type="float" office:value="26.085117869354001" table:style-name="ce1">
            <text:p>26.08511787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329173166926702E-2" table:style-name="ce1">
            <text:p>0.029329173</text:p>
          </table:table-cell>
          <table:table-cell office:value-type="float" office:value="0.77124183006535996" table:style-name="ce1">
            <text:p>0.77124183</text:p>
          </table:table-cell>
          <table:table-cell office:value-type="float" office:value="3.2456220775648699E-2" table:style-name="ce1">
            <text:p>0.032456221</text:p>
          </table:table-cell>
          <table:table-cell office:value-type="float" office:value="1.5792647527014629" table:formula="of:=[.D934]+[.F934]" table:style-name="ce1">
            <text:p>1.5792647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09_9995.pkl</text:p>
          </table:table-cell>
          <table:table-cell office:value-type="float" office:value="5557" table:style-name="ce1">
            <text:p>5557</text:p>
          </table:table-cell>
          <table:table-cell office:value-type="float" office:value="26.085117869354001" table:style-name="ce1">
            <text:p>26.08511787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329173166926702E-2" table:style-name="ce1">
            <text:p>0.029329173</text:p>
          </table:table-cell>
          <table:table-cell office:value-type="float" office:value="0.77124183006535996" table:style-name="ce1">
            <text:p>0.77124183</text:p>
          </table:table-cell>
          <table:table-cell office:value-type="float" office:value="3.2456220775648699E-2" table:style-name="ce1">
            <text:p>0.032456221</text:p>
          </table:table-cell>
          <table:table-cell office:value-type="float" office:value="1.5792647527014629" table:formula="of:=[.D935]+[.F935]" table:style-name="ce1">
            <text:p>1.5792647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09_9999995.pkl</text:p>
          </table:table-cell>
          <table:table-cell office:value-type="float" office:value="5473" table:style-name="ce1">
            <text:p>5473</text:p>
          </table:table-cell>
          <table:table-cell office:value-type="float" office:value="25.8666179426274" table:style-name="ce1">
            <text:p>25.86661794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0038346825735002E-2" table:style-name="ce1">
            <text:p>0.030038347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3192289609778998E-2" table:style-name="ce1">
            <text:p>0.03319229</text:p>
          </table:table-cell>
          <table:table-cell office:value-type="float" office:value="1.57708610346399" table:formula="of:=[.D936]+[.F936]" table:style-name="ce1">
            <text:p>1.577086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09_999995.pkl</text:p>
          </table:table-cell>
          <table:table-cell office:value-type="float" office:value="5550" table:style-name="ce1">
            <text:p>5550</text:p>
          </table:table-cell>
          <table:table-cell office:value-type="float" office:value="25.937297297297299" table:style-name="ce1">
            <text:p>25.9372973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5814538969894E-2" table:style-name="ce1">
            <text:p>0.029581454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691239118355302E-2" table:style-name="ce1">
            <text:p>0.032691239</text:p>
          </table:table-cell>
          <table:table-cell office:value-type="float" office:value="1.57708610346399" table:formula="of:=[.D937]+[.F937]" table:style-name="ce1">
            <text:p>1.577086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09_99995.pkl</text:p>
          </table:table-cell>
          <table:table-cell office:value-type="float" office:value="5550" table:style-name="ce1">
            <text:p>5550</text:p>
          </table:table-cell>
          <table:table-cell office:value-type="float" office:value="25.937297297297299" table:style-name="ce1">
            <text:p>25.9372973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5814538969894E-2" table:style-name="ce1">
            <text:p>0.029581454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691239118355302E-2" table:style-name="ce1">
            <text:p>0.032691239</text:p>
          </table:table-cell>
          <table:table-cell office:value-type="float" office:value="1.57708610346399" table:formula="of:=[.D938]+[.F938]" table:style-name="ce1">
            <text:p>1.577086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09_9995.pkl</text:p>
          </table:table-cell>
          <table:table-cell office:value-type="float" office:value="5550" table:style-name="ce1">
            <text:p>5550</text:p>
          </table:table-cell>
          <table:table-cell office:value-type="float" office:value="25.937297297297299" table:style-name="ce1">
            <text:p>25.9372973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5814538969894E-2" table:style-name="ce1">
            <text:p>0.029581454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691239118355302E-2" table:style-name="ce1">
            <text:p>0.032691239</text:p>
          </table:table-cell>
          <table:table-cell office:value-type="float" office:value="1.57708610346399" table:formula="of:=[.D939]+[.F939]" table:style-name="ce1">
            <text:p>1.577086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09_999995.pkl</text:p>
          </table:table-cell>
          <table:table-cell office:value-type="float" office:value="5473" table:style-name="ce1">
            <text:p>5473</text:p>
          </table:table-cell>
          <table:table-cell office:value-type="float" office:value="25.8666179426274" table:style-name="ce1">
            <text:p>25.86661794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0038346825735002E-2" table:style-name="ce1">
            <text:p>0.030038347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3192289609778998E-2" table:style-name="ce1">
            <text:p>0.03319229</text:p>
          </table:table-cell>
          <table:table-cell office:value-type="float" office:value="1.57708610346399" table:formula="of:=[.D940]+[.F940]" table:style-name="ce1">
            <text:p>1.577086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09_9999995.pkl</text:p>
          </table:table-cell>
          <table:table-cell office:value-type="float" office:value="5550" table:style-name="ce1">
            <text:p>5550</text:p>
          </table:table-cell>
          <table:table-cell office:value-type="float" office:value="25.937297297297299" table:style-name="ce1">
            <text:p>25.9372973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5814538969894E-2" table:style-name="ce1">
            <text:p>0.029581454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691239118355302E-2" table:style-name="ce1">
            <text:p>0.032691239</text:p>
          </table:table-cell>
          <table:table-cell office:value-type="float" office:value="1.57708610346399" table:formula="of:=[.D941]+[.F941]" table:style-name="ce1">
            <text:p>1.577086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09_99995.pkl</text:p>
          </table:table-cell>
          <table:table-cell office:value-type="float" office:value="5473" table:style-name="ce1">
            <text:p>5473</text:p>
          </table:table-cell>
          <table:table-cell office:value-type="float" office:value="25.8666179426274" table:style-name="ce1">
            <text:p>25.86661794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0038346825735002E-2" table:style-name="ce1">
            <text:p>0.030038347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3192289609778998E-2" table:style-name="ce1">
            <text:p>0.03319229</text:p>
          </table:table-cell>
          <table:table-cell office:value-type="float" office:value="1.57708610346399" table:formula="of:=[.D942]+[.F942]" table:style-name="ce1">
            <text:p>1.577086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09_9995.pkl</text:p>
          </table:table-cell>
          <table:table-cell office:value-type="float" office:value="5473" table:style-name="ce1">
            <text:p>5473</text:p>
          </table:table-cell>
          <table:table-cell office:value-type="float" office:value="25.8666179426274" table:style-name="ce1">
            <text:p>25.86661794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3.0038346825735002E-2" table:style-name="ce1">
            <text:p>0.030038347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3192289609778998E-2" table:style-name="ce1">
            <text:p>0.03319229</text:p>
          </table:table-cell>
          <table:table-cell office:value-type="float" office:value="1.57708610346399" table:formula="of:=[.D943]+[.F943]" table:style-name="ce1">
            <text:p>1.577086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18_99995.pkl</text:p>
          </table:table-cell>
          <table:table-cell office:value-type="float" office:value="5218" table:style-name="ce1">
            <text:p>5218</text:p>
          </table:table-cell>
          <table:table-cell office:value-type="float" office:value="12.5168646991184" table:style-name="ce1">
            <text:p>12.5168647</text:p>
          </table:table-cell>
          <table:table-cell office:value-type="float" office:value="0.77873563218390796" table:style-name="ce1">
            <text:p>0.778735632</text:p>
          </table:table-cell>
          <table:table-cell office:value-type="float" office:value="4.42088091353997E-2" table:style-name="ce1">
            <text:p>0.044208809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4.6249366447034999E-2" table:style-name="ce1">
            <text:p>0.046249366</text:p>
          </table:table-cell>
          <table:table-cell office:value-type="float" office:value="1.5756788636249559" table:formula="of:=[.D944]+[.F944]" table:style-name="ce1">
            <text:p>1.5756788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18_999995.pkl</text:p>
          </table:table-cell>
          <table:table-cell office:value-type="float" office:value="5218" table:style-name="ce1">
            <text:p>5218</text:p>
          </table:table-cell>
          <table:table-cell office:value-type="float" office:value="12.5168646991184" table:style-name="ce1">
            <text:p>12.5168647</text:p>
          </table:table-cell>
          <table:table-cell office:value-type="float" office:value="0.77873563218390796" table:style-name="ce1">
            <text:p>0.778735632</text:p>
          </table:table-cell>
          <table:table-cell office:value-type="float" office:value="4.42088091353997E-2" table:style-name="ce1">
            <text:p>0.044208809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4.6249366447034999E-2" table:style-name="ce1">
            <text:p>0.046249366</text:p>
          </table:table-cell>
          <table:table-cell office:value-type="float" office:value="1.5756788636249559" table:formula="of:=[.D945]+[.F945]" table:style-name="ce1">
            <text:p>1.5756788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18_9999995.pkl</text:p>
          </table:table-cell>
          <table:table-cell office:value-type="float" office:value="5218" table:style-name="ce1">
            <text:p>5218</text:p>
          </table:table-cell>
          <table:table-cell office:value-type="float" office:value="12.5168646991184" table:style-name="ce1">
            <text:p>12.5168647</text:p>
          </table:table-cell>
          <table:table-cell office:value-type="float" office:value="0.77873563218390796" table:style-name="ce1">
            <text:p>0.778735632</text:p>
          </table:table-cell>
          <table:table-cell office:value-type="float" office:value="4.42088091353997E-2" table:style-name="ce1">
            <text:p>0.044208809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4.6249366447034999E-2" table:style-name="ce1">
            <text:p>0.046249366</text:p>
          </table:table-cell>
          <table:table-cell office:value-type="float" office:value="1.5756788636249559" table:formula="of:=[.D946]+[.F946]" table:style-name="ce1">
            <text:p>1.5756788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5_18_9995.pkl</text:p>
          </table:table-cell>
          <table:table-cell office:value-type="float" office:value="5218" table:style-name="ce1">
            <text:p>5218</text:p>
          </table:table-cell>
          <table:table-cell office:value-type="float" office:value="12.5168646991184" table:style-name="ce1">
            <text:p>12.5168647</text:p>
          </table:table-cell>
          <table:table-cell office:value-type="float" office:value="0.77873563218390796" table:style-name="ce1">
            <text:p>0.778735632</text:p>
          </table:table-cell>
          <table:table-cell office:value-type="float" office:value="4.42088091353997E-2" table:style-name="ce1">
            <text:p>0.044208809</text:p>
          </table:table-cell>
          <table:table-cell office:value-type="float" office:value="0.79694323144104795" table:style-name="ce1">
            <text:p>0.796943231</text:p>
          </table:table-cell>
          <table:table-cell office:value-type="float" office:value="4.6249366447034999E-2" table:style-name="ce1">
            <text:p>0.046249366</text:p>
          </table:table-cell>
          <table:table-cell office:value-type="float" office:value="1.5756788636249559" table:formula="of:=[.D947]+[.F947]" table:style-name="ce1">
            <text:p>1.5756788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045_9995.pkl</text:p>
          </table:table-cell>
          <table:table-cell office:value-type="float" office:value="5549" table:style-name="ce1">
            <text:p>5549</text:p>
          </table:table-cell>
          <table:table-cell office:value-type="float" office:value="26.065417192286901" table:style-name="ce1">
            <text:p>26.06541719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522613065326601E-2" table:style-name="ce1">
            <text:p>0.029522613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3.2511314306825502E-2" table:style-name="ce1">
            <text:p>0.032511314</text:p>
          </table:table-cell>
          <table:table-cell office:value-type="float" office:value="1.5749074542265169" table:formula="of:=[.D948]+[.F948]" table:style-name="ce1">
            <text:p>1.5749074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2.csv</text:p>
          </table:table-cell>
          <table:table-cell office:value-type="float" office:value="5549" table:style-name="ce1">
            <text:p>5549</text:p>
          </table:table-cell>
          <table:table-cell office:value-type="float" office:value="26.065417192286901" table:style-name="ce1">
            <text:p>26.06541719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522613065326601E-2" table:style-name="ce1">
            <text:p>0.029522613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3.2511314306825502E-2" table:style-name="ce1">
            <text:p>0.032511314</text:p>
          </table:table-cell>
          <table:table-cell office:value-type="float" office:value="1.5749074542265169" table:formula="of:=[.D949]+[.F949]" table:style-name="ce1">
            <text:p>1.5749074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045_999995.pkl</text:p>
          </table:table-cell>
          <table:table-cell office:value-type="float" office:value="5549" table:style-name="ce1">
            <text:p>5549</text:p>
          </table:table-cell>
          <table:table-cell office:value-type="float" office:value="26.065417192286901" table:style-name="ce1">
            <text:p>26.06541719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522613065326601E-2" table:style-name="ce1">
            <text:p>0.029522613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3.2511314306825502E-2" table:style-name="ce1">
            <text:p>0.032511314</text:p>
          </table:table-cell>
          <table:table-cell office:value-type="float" office:value="1.5749074542265169" table:formula="of:=[.D950]+[.F950]" table:style-name="ce1">
            <text:p>1.5749074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045_9999995.pkl</text:p>
          </table:table-cell>
          <table:table-cell office:value-type="float" office:value="5549" table:style-name="ce1">
            <text:p>5549</text:p>
          </table:table-cell>
          <table:table-cell office:value-type="float" office:value="26.065417192286901" table:style-name="ce1">
            <text:p>26.06541719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522613065326601E-2" table:style-name="ce1">
            <text:p>0.029522613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3.2511314306825502E-2" table:style-name="ce1">
            <text:p>0.032511314</text:p>
          </table:table-cell>
          <table:table-cell office:value-type="float" office:value="1.5749074542265169" table:formula="of:=[.D951]+[.F951]" table:style-name="ce1">
            <text:p>1.5749074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045_99995.pkl</text:p>
          </table:table-cell>
          <table:table-cell office:value-type="float" office:value="5549" table:style-name="ce1">
            <text:p>5549</text:p>
          </table:table-cell>
          <table:table-cell office:value-type="float" office:value="26.065417192286901" table:style-name="ce1">
            <text:p>26.06541719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522613065326601E-2" table:style-name="ce1">
            <text:p>0.029522613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3.2511314306825502E-2" table:style-name="ce1">
            <text:p>0.032511314</text:p>
          </table:table-cell>
          <table:table-cell office:value-type="float" office:value="1.5749074542265169" table:formula="of:=[.D952]+[.F952]" table:style-name="ce1">
            <text:p>1.5749074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36_999995.pkl</text:p>
          </table:table-cell>
          <table:table-cell office:value-type="float" office:value="15531" table:style-name="ce1">
            <text:p>15531</text:p>
          </table:table-cell>
          <table:table-cell office:value-type="float" office:value="7.20880819007147" table:style-name="ce1">
            <text:p>7.20880819</text:p>
          </table:table-cell>
          <table:table-cell office:value-type="float" office:value="0.77" table:style-name="ce1">
            <text:p>0.77</text:p>
          </table:table-cell>
          <table:table-cell office:value-type="float" office:value="4.1576673866090701E-2" table:style-name="ce1">
            <text:p>0.041576674</text:p>
          </table:table-cell>
          <table:table-cell office:value-type="float" office:value="0.80472103004291895" table:style-name="ce1">
            <text:p>0.80472103</text:p>
          </table:table-cell>
          <table:table-cell office:value-type="float" office:value="4.01498929336188E-2" table:style-name="ce1">
            <text:p>0.040149893</text:p>
          </table:table-cell>
          <table:table-cell office:value-type="float" office:value="1.5747210300429191" table:formula="of:=[.D953]+[.F953]" table:style-name="ce1">
            <text:p>1.57472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36_99995.pkl</text:p>
          </table:table-cell>
          <table:table-cell office:value-type="float" office:value="15531" table:style-name="ce1">
            <text:p>15531</text:p>
          </table:table-cell>
          <table:table-cell office:value-type="float" office:value="7.20880819007147" table:style-name="ce1">
            <text:p>7.20880819</text:p>
          </table:table-cell>
          <table:table-cell office:value-type="float" office:value="0.77" table:style-name="ce1">
            <text:p>0.77</text:p>
          </table:table-cell>
          <table:table-cell office:value-type="float" office:value="4.1576673866090701E-2" table:style-name="ce1">
            <text:p>0.041576674</text:p>
          </table:table-cell>
          <table:table-cell office:value-type="float" office:value="0.80472103004291895" table:style-name="ce1">
            <text:p>0.80472103</text:p>
          </table:table-cell>
          <table:table-cell office:value-type="float" office:value="4.01498929336188E-2" table:style-name="ce1">
            <text:p>0.040149893</text:p>
          </table:table-cell>
          <table:table-cell office:value-type="float" office:value="1.5747210300429191" table:formula="of:=[.D954]+[.F954]" table:style-name="ce1">
            <text:p>1.57472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36_9995.pkl</text:p>
          </table:table-cell>
          <table:table-cell office:value-type="float" office:value="15531" table:style-name="ce1">
            <text:p>15531</text:p>
          </table:table-cell>
          <table:table-cell office:value-type="float" office:value="7.20880819007147" table:style-name="ce1">
            <text:p>7.20880819</text:p>
          </table:table-cell>
          <table:table-cell office:value-type="float" office:value="0.77" table:style-name="ce1">
            <text:p>0.77</text:p>
          </table:table-cell>
          <table:table-cell office:value-type="float" office:value="4.1576673866090701E-2" table:style-name="ce1">
            <text:p>0.041576674</text:p>
          </table:table-cell>
          <table:table-cell office:value-type="float" office:value="0.80472103004291895" table:style-name="ce1">
            <text:p>0.80472103</text:p>
          </table:table-cell>
          <table:table-cell office:value-type="float" office:value="4.01498929336188E-2" table:style-name="ce1">
            <text:p>0.040149893</text:p>
          </table:table-cell>
          <table:table-cell office:value-type="float" office:value="1.5747210300429191" table:formula="of:=[.D955]+[.F955]" table:style-name="ce1">
            <text:p>1.57472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5_36_9999995.pkl</text:p>
          </table:table-cell>
          <table:table-cell office:value-type="float" office:value="15531" table:style-name="ce1">
            <text:p>15531</text:p>
          </table:table-cell>
          <table:table-cell office:value-type="float" office:value="7.20880819007147" table:style-name="ce1">
            <text:p>7.20880819</text:p>
          </table:table-cell>
          <table:table-cell office:value-type="float" office:value="0.77" table:style-name="ce1">
            <text:p>0.77</text:p>
          </table:table-cell>
          <table:table-cell office:value-type="float" office:value="4.1576673866090701E-2" table:style-name="ce1">
            <text:p>0.041576674</text:p>
          </table:table-cell>
          <table:table-cell office:value-type="float" office:value="0.80472103004291895" table:style-name="ce1">
            <text:p>0.80472103</text:p>
          </table:table-cell>
          <table:table-cell office:value-type="float" office:value="4.01498929336188E-2" table:style-name="ce1">
            <text:p>0.040149893</text:p>
          </table:table-cell>
          <table:table-cell office:value-type="float" office:value="1.5747210300429191" table:formula="of:=[.D956]+[.F956]" table:style-name="ce1">
            <text:p>1.57472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09_9999995.pkl</text:p>
          </table:table-cell>
          <table:table-cell office:value-type="float" office:value="5501" table:style-name="ce1">
            <text:p>5501</text:p>
          </table:table-cell>
          <table:table-cell office:value-type="float" office:value="25.7522268678422" table:style-name="ce1">
            <text:p>25.75222687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960550165262799E-2" table:style-name="ce1">
            <text:p>0.02996055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3226656626506E-2" table:style-name="ce1">
            <text:p>0.033226657</text:p>
          </table:table-cell>
          <table:table-cell office:value-type="float" office:value="1.5742207739510961" table:formula="of:=[.D957]+[.F957]" table:style-name="ce1">
            <text:p>1.5742207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09_99995.pkl</text:p>
          </table:table-cell>
          <table:table-cell office:value-type="float" office:value="5501" table:style-name="ce1">
            <text:p>5501</text:p>
          </table:table-cell>
          <table:table-cell office:value-type="float" office:value="25.7522268678422" table:style-name="ce1">
            <text:p>25.75222687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960550165262799E-2" table:style-name="ce1">
            <text:p>0.02996055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3226656626506E-2" table:style-name="ce1">
            <text:p>0.033226657</text:p>
          </table:table-cell>
          <table:table-cell office:value-type="float" office:value="1.5742207739510961" table:formula="of:=[.D958]+[.F958]" table:style-name="ce1">
            <text:p>1.5742207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09_999995.pkl</text:p>
          </table:table-cell>
          <table:table-cell office:value-type="float" office:value="5479" table:style-name="ce1">
            <text:p>5479</text:p>
          </table:table-cell>
          <table:table-cell office:value-type="float" office:value="25.915495528381101" table:style-name="ce1">
            <text:p>25.91549553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915894815287999E-2" table:style-name="ce1">
            <text:p>0.029915895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3170456681075003E-2" table:style-name="ce1">
            <text:p>0.033170457</text:p>
          </table:table-cell>
          <table:table-cell office:value-type="float" office:value="1.5742207739510961" table:formula="of:=[.D959]+[.F959]" table:style-name="ce1">
            <text:p>1.5742207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09_999995.pkl</text:p>
          </table:table-cell>
          <table:table-cell office:value-type="float" office:value="5501" table:style-name="ce1">
            <text:p>5501</text:p>
          </table:table-cell>
          <table:table-cell office:value-type="float" office:value="25.7522268678422" table:style-name="ce1">
            <text:p>25.75222687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960550165262799E-2" table:style-name="ce1">
            <text:p>0.02996055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3226656626506E-2" table:style-name="ce1">
            <text:p>0.033226657</text:p>
          </table:table-cell>
          <table:table-cell office:value-type="float" office:value="1.5742207739510961" table:formula="of:=[.D960]+[.F960]" table:style-name="ce1">
            <text:p>1.5742207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09_9999995.pkl</text:p>
          </table:table-cell>
          <table:table-cell office:value-type="float" office:value="5479" table:style-name="ce1">
            <text:p>5479</text:p>
          </table:table-cell>
          <table:table-cell office:value-type="float" office:value="25.915495528381101" table:style-name="ce1">
            <text:p>25.91549553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915894815287999E-2" table:style-name="ce1">
            <text:p>0.029915895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3170456681075003E-2" table:style-name="ce1">
            <text:p>0.033170457</text:p>
          </table:table-cell>
          <table:table-cell office:value-type="float" office:value="1.5742207739510961" table:formula="of:=[.D961]+[.F961]" table:style-name="ce1">
            <text:p>1.5742207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09_9995.pkl</text:p>
          </table:table-cell>
          <table:table-cell office:value-type="float" office:value="5501" table:style-name="ce1">
            <text:p>5501</text:p>
          </table:table-cell>
          <table:table-cell office:value-type="float" office:value="25.7522268678422" table:style-name="ce1">
            <text:p>25.75222687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960550165262799E-2" table:style-name="ce1">
            <text:p>0.02996055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3226656626506E-2" table:style-name="ce1">
            <text:p>0.033226657</text:p>
          </table:table-cell>
          <table:table-cell office:value-type="float" office:value="1.5742207739510961" table:formula="of:=[.D962]+[.F962]" table:style-name="ce1">
            <text:p>1.5742207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09_99995.pkl</text:p>
          </table:table-cell>
          <table:table-cell office:value-type="float" office:value="5479" table:style-name="ce1">
            <text:p>5479</text:p>
          </table:table-cell>
          <table:table-cell office:value-type="float" office:value="25.915495528381101" table:style-name="ce1">
            <text:p>25.91549553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915894815287999E-2" table:style-name="ce1">
            <text:p>0.029915895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3170456681075003E-2" table:style-name="ce1">
            <text:p>0.033170457</text:p>
          </table:table-cell>
          <table:table-cell office:value-type="float" office:value="1.5742207739510961" table:formula="of:=[.D963]+[.F963]" table:style-name="ce1">
            <text:p>1.5742207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09_9995.pkl</text:p>
          </table:table-cell>
          <table:table-cell office:value-type="float" office:value="5479" table:style-name="ce1">
            <text:p>5479</text:p>
          </table:table-cell>
          <table:table-cell office:value-type="float" office:value="25.915495528381101" table:style-name="ce1">
            <text:p>25.91549553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915894815287999E-2" table:style-name="ce1">
            <text:p>0.029915895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3170456681075003E-2" table:style-name="ce1">
            <text:p>0.033170457</text:p>
          </table:table-cell>
          <table:table-cell office:value-type="float" office:value="1.5742207739510961" table:formula="of:=[.D964]+[.F964]" table:style-name="ce1">
            <text:p>1.5742207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045_9995.pkl</text:p>
          </table:table-cell>
          <table:table-cell office:value-type="float" office:value="5474" table:style-name="ce1">
            <text:p>5474</text:p>
          </table:table-cell>
          <table:table-cell office:value-type="float" office:value="26.027950310559" table:style-name="ce1">
            <text:p>26.02795031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64159338913001E-2" table:style-name="ce1">
            <text:p>0.029664159</text:p>
          </table:table-cell>
          <table:table-cell office:value-type="float" office:value="0.77124183006535996" table:style-name="ce1">
            <text:p>0.77124183</text:p>
          </table:table-cell>
          <table:table-cell office:value-type="float" office:value="3.3121257485029899E-2" table:style-name="ce1">
            <text:p>0.033121257</text:p>
          </table:table-cell>
          <table:table-cell office:value-type="float" office:value="1.573534093675675" table:formula="of:=[.D965]+[.F965]" table:style-name="ce1">
            <text:p>1.5735340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045_9999995.pkl</text:p>
          </table:table-cell>
          <table:table-cell office:value-type="float" office:value="5474" table:style-name="ce1">
            <text:p>5474</text:p>
          </table:table-cell>
          <table:table-cell office:value-type="float" office:value="26.027950310559" table:style-name="ce1">
            <text:p>26.02795031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64159338913001E-2" table:style-name="ce1">
            <text:p>0.029664159</text:p>
          </table:table-cell>
          <table:table-cell office:value-type="float" office:value="0.77124183006535996" table:style-name="ce1">
            <text:p>0.77124183</text:p>
          </table:table-cell>
          <table:table-cell office:value-type="float" office:value="3.3121257485029899E-2" table:style-name="ce1">
            <text:p>0.033121257</text:p>
          </table:table-cell>
          <table:table-cell office:value-type="float" office:value="1.573534093675675" table:formula="of:=[.D966]+[.F966]" table:style-name="ce1">
            <text:p>1.5735340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18_99995.pkl</text:p>
          </table:table-cell>
          <table:table-cell office:value-type="float" office:value="5554" table:style-name="ce1">
            <text:p>5554</text:p>
          </table:table-cell>
          <table:table-cell office:value-type="float" office:value="25.721642059776698" table:style-name="ce1">
            <text:p>25.7216420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296296296296E-2" table:style-name="ce1">
            <text:p>0.02962963</text:p>
          </table:table-cell>
          <table:table-cell office:value-type="float" office:value="0.77124183006535996" table:style-name="ce1">
            <text:p>0.77124183</text:p>
          </table:table-cell>
          <table:table-cell office:value-type="float" office:value="3.3130556855404801E-2" table:style-name="ce1">
            <text:p>0.033130557</text:p>
          </table:table-cell>
          <table:table-cell office:value-type="float" office:value="1.573534093675675" table:formula="of:=[.D967]+[.F967]" table:style-name="ce1">
            <text:p>1.5735340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18_9995.pkl</text:p>
          </table:table-cell>
          <table:table-cell office:value-type="float" office:value="5554" table:style-name="ce1">
            <text:p>5554</text:p>
          </table:table-cell>
          <table:table-cell office:value-type="float" office:value="25.721642059776698" table:style-name="ce1">
            <text:p>25.7216420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296296296296E-2" table:style-name="ce1">
            <text:p>0.02962963</text:p>
          </table:table-cell>
          <table:table-cell office:value-type="float" office:value="0.77124183006535996" table:style-name="ce1">
            <text:p>0.77124183</text:p>
          </table:table-cell>
          <table:table-cell office:value-type="float" office:value="3.3130556855404801E-2" table:style-name="ce1">
            <text:p>0.033130557</text:p>
          </table:table-cell>
          <table:table-cell office:value-type="float" office:value="1.573534093675675" table:formula="of:=[.D968]+[.F968]" table:style-name="ce1">
            <text:p>1.5735340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045_99995.pkl</text:p>
          </table:table-cell>
          <table:table-cell office:value-type="float" office:value="5474" table:style-name="ce1">
            <text:p>5474</text:p>
          </table:table-cell>
          <table:table-cell office:value-type="float" office:value="26.027950310559" table:style-name="ce1">
            <text:p>26.02795031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64159338913001E-2" table:style-name="ce1">
            <text:p>0.029664159</text:p>
          </table:table-cell>
          <table:table-cell office:value-type="float" office:value="0.77124183006535996" table:style-name="ce1">
            <text:p>0.77124183</text:p>
          </table:table-cell>
          <table:table-cell office:value-type="float" office:value="3.3121257485029899E-2" table:style-name="ce1">
            <text:p>0.033121257</text:p>
          </table:table-cell>
          <table:table-cell office:value-type="float" office:value="1.573534093675675" table:formula="of:=[.D969]+[.F969]" table:style-name="ce1">
            <text:p>1.5735340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045_999995.pkl</text:p>
          </table:table-cell>
          <table:table-cell office:value-type="float" office:value="5474" table:style-name="ce1">
            <text:p>5474</text:p>
          </table:table-cell>
          <table:table-cell office:value-type="float" office:value="26.027950310559" table:style-name="ce1">
            <text:p>26.02795031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64159338913001E-2" table:style-name="ce1">
            <text:p>0.029664159</text:p>
          </table:table-cell>
          <table:table-cell office:value-type="float" office:value="0.77124183006535996" table:style-name="ce1">
            <text:p>0.77124183</text:p>
          </table:table-cell>
          <table:table-cell office:value-type="float" office:value="3.3121257485029899E-2" table:style-name="ce1">
            <text:p>0.033121257</text:p>
          </table:table-cell>
          <table:table-cell office:value-type="float" office:value="1.573534093675675" table:formula="of:=[.D970]+[.F970]" table:style-name="ce1">
            <text:p>1.5735340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18_999995.pkl</text:p>
          </table:table-cell>
          <table:table-cell office:value-type="float" office:value="5554" table:style-name="ce1">
            <text:p>5554</text:p>
          </table:table-cell>
          <table:table-cell office:value-type="float" office:value="25.721642059776698" table:style-name="ce1">
            <text:p>25.7216420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296296296296E-2" table:style-name="ce1">
            <text:p>0.02962963</text:p>
          </table:table-cell>
          <table:table-cell office:value-type="float" office:value="0.77124183006535996" table:style-name="ce1">
            <text:p>0.77124183</text:p>
          </table:table-cell>
          <table:table-cell office:value-type="float" office:value="3.3130556855404801E-2" table:style-name="ce1">
            <text:p>0.033130557</text:p>
          </table:table-cell>
          <table:table-cell office:value-type="float" office:value="1.573534093675675" table:formula="of:=[.D971]+[.F971]" table:style-name="ce1">
            <text:p>1.5735340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18_9999995.pkl</text:p>
          </table:table-cell>
          <table:table-cell office:value-type="float" office:value="5554" table:style-name="ce1">
            <text:p>5554</text:p>
          </table:table-cell>
          <table:table-cell office:value-type="float" office:value="25.721642059776698" table:style-name="ce1">
            <text:p>25.7216420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296296296296E-2" table:style-name="ce1">
            <text:p>0.02962963</text:p>
          </table:table-cell>
          <table:table-cell office:value-type="float" office:value="0.77124183006535996" table:style-name="ce1">
            <text:p>0.77124183</text:p>
          </table:table-cell>
          <table:table-cell office:value-type="float" office:value="3.3130556855404801E-2" table:style-name="ce1">
            <text:p>0.033130557</text:p>
          </table:table-cell>
          <table:table-cell office:value-type="float" office:value="1.573534093675675" table:formula="of:=[.D972]+[.F972]" table:style-name="ce1">
            <text:p>1.5735340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0225_9999995.pkl</text:p>
          </table:table-cell>
          <table:table-cell office:value-type="float" office:value="5559" table:style-name="ce1">
            <text:p>5559</text:p>
          </table:table-cell>
          <table:table-cell office:value-type="float" office:value="26.137974455837401" table:style-name="ce1">
            <text:p>26.13797446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244011199834101E-2" table:style-name="ce1">
            <text:p>0.029244011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2063579062756899E-2" table:style-name="ce1">
            <text:p>0.032063579</text:p>
          </table:table-cell>
          <table:table-cell office:value-type="float" office:value="1.572728804989044" table:formula="of:=[.D973]+[.F973]" table:style-name="ce1">
            <text:p>1.5727288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0225_99995.pkl</text:p>
          </table:table-cell>
          <table:table-cell office:value-type="float" office:value="5559" table:style-name="ce1">
            <text:p>5559</text:p>
          </table:table-cell>
          <table:table-cell office:value-type="float" office:value="26.137974455837401" table:style-name="ce1">
            <text:p>26.13797446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244011199834101E-2" table:style-name="ce1">
            <text:p>0.029244011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2063579062756899E-2" table:style-name="ce1">
            <text:p>0.032063579</text:p>
          </table:table-cell>
          <table:table-cell office:value-type="float" office:value="1.572728804989044" table:formula="of:=[.D974]+[.F974]" table:style-name="ce1">
            <text:p>1.5727288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0225_9995.pkl</text:p>
          </table:table-cell>
          <table:table-cell office:value-type="float" office:value="5559" table:style-name="ce1">
            <text:p>5559</text:p>
          </table:table-cell>
          <table:table-cell office:value-type="float" office:value="26.137974455837401" table:style-name="ce1">
            <text:p>26.13797446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244011199834101E-2" table:style-name="ce1">
            <text:p>0.029244011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2063579062756899E-2" table:style-name="ce1">
            <text:p>0.032063579</text:p>
          </table:table-cell>
          <table:table-cell office:value-type="float" office:value="1.572728804989044" table:formula="of:=[.D975]+[.F975]" table:style-name="ce1">
            <text:p>1.5727288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_0225_999995.pkl</text:p>
          </table:table-cell>
          <table:table-cell office:value-type="float" office:value="5559" table:style-name="ce1">
            <text:p>5559</text:p>
          </table:table-cell>
          <table:table-cell office:value-type="float" office:value="26.137974455837401" table:style-name="ce1">
            <text:p>26.13797446</text:p>
          </table:table-cell>
          <table:table-cell office:value-type="float" office:value="0.80802292263610298" table:style-name="ce1">
            <text:p>0.808022923</text:p>
          </table:table-cell>
          <table:table-cell office:value-type="float" office:value="2.9244011199834101E-2" table:style-name="ce1">
            <text:p>0.029244011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2063579062756899E-2" table:style-name="ce1">
            <text:p>0.032063579</text:p>
          </table:table-cell>
          <table:table-cell office:value-type="float" office:value="1.572728804989044" table:formula="of:=[.D976]+[.F976]" table:style-name="ce1">
            <text:p>1.5727288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0225_9995.pkl</text:p>
          </table:table-cell>
          <table:table-cell office:value-type="float" office:value="5492" table:style-name="ce1">
            <text:p>5492</text:p>
          </table:table-cell>
          <table:table-cell office:value-type="float" office:value="25.8794610342316" table:style-name="ce1">
            <text:p>25.87946103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814323607427098E-2" table:style-name="ce1">
            <text:p>0.029814324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3.2983508245877098E-2" table:style-name="ce1">
            <text:p>0.032983508</text:p>
          </table:table-cell>
          <table:table-cell office:value-type="float" office:value="1.5720421247136231" table:formula="of:=[.D977]+[.F977]" table:style-name="ce1">
            <text:p>1.5720421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0225_99995.pkl</text:p>
          </table:table-cell>
          <table:table-cell office:value-type="float" office:value="5492" table:style-name="ce1">
            <text:p>5492</text:p>
          </table:table-cell>
          <table:table-cell office:value-type="float" office:value="25.8794610342316" table:style-name="ce1">
            <text:p>25.87946103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814323607427098E-2" table:style-name="ce1">
            <text:p>0.029814324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3.2983508245877098E-2" table:style-name="ce1">
            <text:p>0.032983508</text:p>
          </table:table-cell>
          <table:table-cell office:value-type="float" office:value="1.5720421247136231" table:formula="of:=[.D978]+[.F978]" table:style-name="ce1">
            <text:p>1.5720421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0225_9999995.pkl</text:p>
          </table:table-cell>
          <table:table-cell office:value-type="float" office:value="5492" table:style-name="ce1">
            <text:p>5492</text:p>
          </table:table-cell>
          <table:table-cell office:value-type="float" office:value="25.8794610342316" table:style-name="ce1">
            <text:p>25.87946103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814323607427098E-2" table:style-name="ce1">
            <text:p>0.029814324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3.2983508245877098E-2" table:style-name="ce1">
            <text:p>0.032983508</text:p>
          </table:table-cell>
          <table:table-cell office:value-type="float" office:value="1.5720421247136231" table:formula="of:=[.D979]+[.F979]" table:style-name="ce1">
            <text:p>1.5720421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_0225_999995.pkl</text:p>
          </table:table-cell>
          <table:table-cell office:value-type="float" office:value="5492" table:style-name="ce1">
            <text:p>5492</text:p>
          </table:table-cell>
          <table:table-cell office:value-type="float" office:value="25.8794610342316" table:style-name="ce1">
            <text:p>25.87946103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814323607427098E-2" table:style-name="ce1">
            <text:p>0.029814324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3.2983508245877098E-2" table:style-name="ce1">
            <text:p>0.032983508</text:p>
          </table:table-cell>
          <table:table-cell office:value-type="float" office:value="1.5720421247136231" table:formula="of:=[.D980]+[.F980]" table:style-name="ce1">
            <text:p>1.5720421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045_999995.pkl</text:p>
          </table:table-cell>
          <table:table-cell office:value-type="float" office:value="5493" table:style-name="ce1">
            <text:p>5493</text:p>
          </table:table-cell>
          <table:table-cell office:value-type="float" office:value="26.041871472783502" table:style-name="ce1">
            <text:p>26.0418714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82673005810901E-2" table:style-name="ce1">
            <text:p>0.029582673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873905755261702E-2" table:style-name="ce1">
            <text:p>0.032873906</text:p>
          </table:table-cell>
          <table:table-cell office:value-type="float" office:value="1.5713554444382021" table:formula="of:=[.D981]+[.F981]" table:style-name="ce1">
            <text:p>1.5713554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045_99995.pkl</text:p>
          </table:table-cell>
          <table:table-cell office:value-type="float" office:value="5493" table:style-name="ce1">
            <text:p>5493</text:p>
          </table:table-cell>
          <table:table-cell office:value-type="float" office:value="26.041871472783502" table:style-name="ce1">
            <text:p>26.0418714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82673005810901E-2" table:style-name="ce1">
            <text:p>0.029582673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873905755261702E-2" table:style-name="ce1">
            <text:p>0.032873906</text:p>
          </table:table-cell>
          <table:table-cell office:value-type="float" office:value="1.5713554444382021" table:formula="of:=[.D982]+[.F982]" table:style-name="ce1">
            <text:p>1.5713554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09_9995.pkl</text:p>
          </table:table-cell>
          <table:table-cell office:value-type="float" office:value="5625" table:style-name="ce1">
            <text:p>5625</text:p>
          </table:table-cell>
          <table:table-cell office:value-type="float" office:value="26.364622222222199" table:style-name="ce1">
            <text:p>26.3646222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8839221341023801E-2" table:style-name="ce1">
            <text:p>0.028839221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181602698514E-2" table:style-name="ce1">
            <text:p>0.032181603</text:p>
          </table:table-cell>
          <table:table-cell office:value-type="float" office:value="1.5713554444382021" table:formula="of:=[.D983]+[.F983]" table:style-name="ce1">
            <text:p>1.5713554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09_999995.pkl</text:p>
          </table:table-cell>
          <table:table-cell office:value-type="float" office:value="5625" table:style-name="ce1">
            <text:p>5625</text:p>
          </table:table-cell>
          <table:table-cell office:value-type="float" office:value="26.364622222222199" table:style-name="ce1">
            <text:p>26.3646222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8839221341023801E-2" table:style-name="ce1">
            <text:p>0.028839221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181602698514E-2" table:style-name="ce1">
            <text:p>0.032181603</text:p>
          </table:table-cell>
          <table:table-cell office:value-type="float" office:value="1.5713554444382021" table:formula="of:=[.D984]+[.F984]" table:style-name="ce1">
            <text:p>1.5713554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045_9995.pkl</text:p>
          </table:table-cell>
          <table:table-cell office:value-type="float" office:value="5493" table:style-name="ce1">
            <text:p>5493</text:p>
          </table:table-cell>
          <table:table-cell office:value-type="float" office:value="26.041871472783502" table:style-name="ce1">
            <text:p>26.0418714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82673005810901E-2" table:style-name="ce1">
            <text:p>0.029582673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873905755261702E-2" table:style-name="ce1">
            <text:p>0.032873906</text:p>
          </table:table-cell>
          <table:table-cell office:value-type="float" office:value="1.5713554444382021" table:formula="of:=[.D985]+[.F985]" table:style-name="ce1">
            <text:p>1.5713554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09_99995.pkl</text:p>
          </table:table-cell>
          <table:table-cell office:value-type="float" office:value="5625" table:style-name="ce1">
            <text:p>5625</text:p>
          </table:table-cell>
          <table:table-cell office:value-type="float" office:value="26.364622222222199" table:style-name="ce1">
            <text:p>26.3646222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8839221341023801E-2" table:style-name="ce1">
            <text:p>0.028839221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181602698514E-2" table:style-name="ce1">
            <text:p>0.032181603</text:p>
          </table:table-cell>
          <table:table-cell office:value-type="float" office:value="1.5713554444382021" table:formula="of:=[.D986]+[.F986]" table:style-name="ce1">
            <text:p>1.5713554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09_9999995.pkl</text:p>
          </table:table-cell>
          <table:table-cell office:value-type="float" office:value="5625" table:style-name="ce1">
            <text:p>5625</text:p>
          </table:table-cell>
          <table:table-cell office:value-type="float" office:value="26.364622222222199" table:style-name="ce1">
            <text:p>26.3646222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8839221341023801E-2" table:style-name="ce1">
            <text:p>0.028839221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181602698514E-2" table:style-name="ce1">
            <text:p>0.032181603</text:p>
          </table:table-cell>
          <table:table-cell office:value-type="float" office:value="1.5713554444382021" table:formula="of:=[.D987]+[.F987]" table:style-name="ce1">
            <text:p>1.5713554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045_9999995.pkl</text:p>
          </table:table-cell>
          <table:table-cell office:value-type="float" office:value="5493" table:style-name="ce1">
            <text:p>5493</text:p>
          </table:table-cell>
          <table:table-cell office:value-type="float" office:value="26.041871472783502" table:style-name="ce1">
            <text:p>26.0418714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82673005810901E-2" table:style-name="ce1">
            <text:p>0.029582673</text:p>
          </table:table-cell>
          <table:table-cell office:value-type="float" office:value="0.76906318082788705" table:style-name="ce1">
            <text:p>0.769063181</text:p>
          </table:table-cell>
          <table:table-cell office:value-type="float" office:value="3.2873905755261702E-2" table:style-name="ce1">
            <text:p>0.032873906</text:p>
          </table:table-cell>
          <table:table-cell office:value-type="float" office:value="1.5713554444382021" table:formula="of:=[.D988]+[.F988]" table:style-name="ce1">
            <text:p>1.5713554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18_9995.pkl</text:p>
          </table:table-cell>
          <table:table-cell office:value-type="float" office:value="5172" table:style-name="ce1">
            <text:p>5172</text:p>
          </table:table-cell>
          <table:table-cell office:value-type="float" office:value="13.3323665893271" table:style-name="ce1">
            <text:p>13.33236659</text:p>
          </table:table-cell>
          <table:table-cell office:value-type="float" office:value="0.78223495702005696" table:style-name="ce1">
            <text:p>0.782234957</text:p>
          </table:table-cell>
          <table:table-cell office:value-type="float" office:value="4.4549608355091398E-2" table:style-name="ce1">
            <text:p>0.044549608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4.5425946898200599E-2" table:style-name="ce1">
            <text:p>0.045425947</text:p>
          </table:table-cell>
          <table:table-cell office:value-type="float" office:value="1.5704445640069569" table:formula="of:=[.D989]+[.F989]" table:style-name="ce1">
            <text:p>1.5704445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18_999995.pkl</text:p>
          </table:table-cell>
          <table:table-cell office:value-type="float" office:value="5172" table:style-name="ce1">
            <text:p>5172</text:p>
          </table:table-cell>
          <table:table-cell office:value-type="float" office:value="13.3323665893271" table:style-name="ce1">
            <text:p>13.33236659</text:p>
          </table:table-cell>
          <table:table-cell office:value-type="float" office:value="0.78223495702005696" table:style-name="ce1">
            <text:p>0.782234957</text:p>
          </table:table-cell>
          <table:table-cell office:value-type="float" office:value="4.4549608355091398E-2" table:style-name="ce1">
            <text:p>0.044549608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4.5425946898200599E-2" table:style-name="ce1">
            <text:p>0.045425947</text:p>
          </table:table-cell>
          <table:table-cell office:value-type="float" office:value="1.5704445640069569" table:formula="of:=[.D990]+[.F990]" table:style-name="ce1">
            <text:p>1.5704445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18_99995.pkl</text:p>
          </table:table-cell>
          <table:table-cell office:value-type="float" office:value="5172" table:style-name="ce1">
            <text:p>5172</text:p>
          </table:table-cell>
          <table:table-cell office:value-type="float" office:value="13.3323665893271" table:style-name="ce1">
            <text:p>13.33236659</text:p>
          </table:table-cell>
          <table:table-cell office:value-type="float" office:value="0.78223495702005696" table:style-name="ce1">
            <text:p>0.782234957</text:p>
          </table:table-cell>
          <table:table-cell office:value-type="float" office:value="4.4549608355091398E-2" table:style-name="ce1">
            <text:p>0.044549608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4.5425946898200599E-2" table:style-name="ce1">
            <text:p>0.045425947</text:p>
          </table:table-cell>
          <table:table-cell office:value-type="float" office:value="1.5704445640069569" table:formula="of:=[.D991]+[.F991]" table:style-name="ce1">
            <text:p>1.5704445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18_9999995.pkl</text:p>
          </table:table-cell>
          <table:table-cell office:value-type="float" office:value="5172" table:style-name="ce1">
            <text:p>5172</text:p>
          </table:table-cell>
          <table:table-cell office:value-type="float" office:value="13.3323665893271" table:style-name="ce1">
            <text:p>13.33236659</text:p>
          </table:table-cell>
          <table:table-cell office:value-type="float" office:value="0.78223495702005696" table:style-name="ce1">
            <text:p>0.782234957</text:p>
          </table:table-cell>
          <table:table-cell office:value-type="float" office:value="4.4549608355091398E-2" table:style-name="ce1">
            <text:p>0.044549608</text:p>
          </table:table-cell>
          <table:table-cell office:value-type="float" office:value="0.78820960698690001" table:style-name="ce1">
            <text:p>0.788209607</text:p>
          </table:table-cell>
          <table:table-cell office:value-type="float" office:value="4.5425946898200599E-2" table:style-name="ce1">
            <text:p>0.045425947</text:p>
          </table:table-cell>
          <table:table-cell office:value-type="float" office:value="1.5704445640069569" table:formula="of:=[.D992]+[.F992]" table:style-name="ce1">
            <text:p>1.5704445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0225_99995.pkl</text:p>
          </table:table-cell>
          <table:table-cell office:value-type="float" office:value="5516" table:style-name="ce1">
            <text:p>5516</text:p>
          </table:table-cell>
          <table:table-cell office:value-type="float" office:value="26.033357505438701" table:style-name="ce1">
            <text:p>26.03335751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98525073746298E-2" table:style-name="ce1">
            <text:p>0.029498525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3.2680345371831801E-2" table:style-name="ce1">
            <text:p>0.032680345</text:p>
          </table:table-cell>
          <table:table-cell office:value-type="float" office:value="1.5691767952007289" table:formula="of:=[.D993]+[.F993]" table:style-name="ce1">
            <text:p>1.5691767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0225_999995.pkl</text:p>
          </table:table-cell>
          <table:table-cell office:value-type="float" office:value="5516" table:style-name="ce1">
            <text:p>5516</text:p>
          </table:table-cell>
          <table:table-cell office:value-type="float" office:value="26.033357505438701" table:style-name="ce1">
            <text:p>26.03335751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98525073746298E-2" table:style-name="ce1">
            <text:p>0.029498525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3.2680345371831801E-2" table:style-name="ce1">
            <text:p>0.032680345</text:p>
          </table:table-cell>
          <table:table-cell office:value-type="float" office:value="1.5691767952007289" table:formula="of:=[.D994]+[.F994]" table:style-name="ce1">
            <text:p>1.5691767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0225_9999995.pkl</text:p>
          </table:table-cell>
          <table:table-cell office:value-type="float" office:value="5516" table:style-name="ce1">
            <text:p>5516</text:p>
          </table:table-cell>
          <table:table-cell office:value-type="float" office:value="26.033357505438701" table:style-name="ce1">
            <text:p>26.03335751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98525073746298E-2" table:style-name="ce1">
            <text:p>0.029498525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3.2680345371831801E-2" table:style-name="ce1">
            <text:p>0.032680345</text:p>
          </table:table-cell>
          <table:table-cell office:value-type="float" office:value="1.5691767952007289" table:formula="of:=[.D995]+[.F995]" table:style-name="ce1">
            <text:p>1.5691767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5_0225_9995.pkl</text:p>
          </table:table-cell>
          <table:table-cell office:value-type="float" office:value="5516" table:style-name="ce1">
            <text:p>5516</text:p>
          </table:table-cell>
          <table:table-cell office:value-type="float" office:value="26.033357505438701" table:style-name="ce1">
            <text:p>26.03335751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98525073746298E-2" table:style-name="ce1">
            <text:p>0.029498525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3.2680345371831801E-2" table:style-name="ce1">
            <text:p>0.032680345</text:p>
          </table:table-cell>
          <table:table-cell office:value-type="float" office:value="1.5691767952007289" table:formula="of:=[.D996]+[.F996]" table:style-name="ce1">
            <text:p>1.5691767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36_999995.pkl</text:p>
          </table:table-cell>
          <table:table-cell office:value-type="float" office:value="10943" table:style-name="ce1">
            <text:p>10943</text:p>
          </table:table-cell>
          <table:table-cell office:value-type="float" office:value="7.2094489628072704" table:style-name="ce1">
            <text:p>7.209448963</text:p>
          </table:table-cell>
          <table:table-cell office:value-type="float" office:value="0.769035532994924" table:style-name="ce1">
            <text:p>0.769035533</text:p>
          </table:table-cell>
          <table:table-cell office:value-type="float" office:value="4.99258526940188E-2" table:style-name="ce1">
            <text:p>0.049925853</text:p>
          </table:table-cell>
          <table:table-cell office:value-type="float" office:value="0.79870129870129902" table:style-name="ce1">
            <text:p>0.798701299</text:p>
          </table:table-cell>
          <table:table-cell office:value-type="float" office:value="4.7144499808355701E-2" table:style-name="ce1">
            <text:p>0.0471445</text:p>
          </table:table-cell>
          <table:table-cell office:value-type="float" office:value="1.567736831696223" table:formula="of:=[.D997]+[.F997]" table:style-name="ce1">
            <text:p>1.5677368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36_9995.pkl</text:p>
          </table:table-cell>
          <table:table-cell office:value-type="float" office:value="10943" table:style-name="ce1">
            <text:p>10943</text:p>
          </table:table-cell>
          <table:table-cell office:value-type="float" office:value="7.2094489628072704" table:style-name="ce1">
            <text:p>7.209448963</text:p>
          </table:table-cell>
          <table:table-cell office:value-type="float" office:value="0.769035532994924" table:style-name="ce1">
            <text:p>0.769035533</text:p>
          </table:table-cell>
          <table:table-cell office:value-type="float" office:value="4.99258526940188E-2" table:style-name="ce1">
            <text:p>0.049925853</text:p>
          </table:table-cell>
          <table:table-cell office:value-type="float" office:value="0.79870129870129902" table:style-name="ce1">
            <text:p>0.798701299</text:p>
          </table:table-cell>
          <table:table-cell office:value-type="float" office:value="4.7144499808355701E-2" table:style-name="ce1">
            <text:p>0.0471445</text:p>
          </table:table-cell>
          <table:table-cell office:value-type="float" office:value="1.567736831696223" table:formula="of:=[.D998]+[.F998]" table:style-name="ce1">
            <text:p>1.5677368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36_99995.pkl</text:p>
          </table:table-cell>
          <table:table-cell office:value-type="float" office:value="10943" table:style-name="ce1">
            <text:p>10943</text:p>
          </table:table-cell>
          <table:table-cell office:value-type="float" office:value="7.2094489628072704" table:style-name="ce1">
            <text:p>7.209448963</text:p>
          </table:table-cell>
          <table:table-cell office:value-type="float" office:value="0.769035532994924" table:style-name="ce1">
            <text:p>0.769035533</text:p>
          </table:table-cell>
          <table:table-cell office:value-type="float" office:value="4.99258526940188E-2" table:style-name="ce1">
            <text:p>0.049925853</text:p>
          </table:table-cell>
          <table:table-cell office:value-type="float" office:value="0.79870129870129902" table:style-name="ce1">
            <text:p>0.798701299</text:p>
          </table:table-cell>
          <table:table-cell office:value-type="float" office:value="4.7144499808355701E-2" table:style-name="ce1">
            <text:p>0.0471445</text:p>
          </table:table-cell>
          <table:table-cell office:value-type="float" office:value="1.567736831696223" table:formula="of:=[.D999]+[.F999]" table:style-name="ce1">
            <text:p>1.5677368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25_36_9999995.pkl</text:p>
          </table:table-cell>
          <table:table-cell office:value-type="float" office:value="10943" table:style-name="ce1">
            <text:p>10943</text:p>
          </table:table-cell>
          <table:table-cell office:value-type="float" office:value="7.2094489628072704" table:style-name="ce1">
            <text:p>7.209448963</text:p>
          </table:table-cell>
          <table:table-cell office:value-type="float" office:value="0.769035532994924" table:style-name="ce1">
            <text:p>0.769035533</text:p>
          </table:table-cell>
          <table:table-cell office:value-type="float" office:value="4.99258526940188E-2" table:style-name="ce1">
            <text:p>0.049925853</text:p>
          </table:table-cell>
          <table:table-cell office:value-type="float" office:value="0.79870129870129902" table:style-name="ce1">
            <text:p>0.798701299</text:p>
          </table:table-cell>
          <table:table-cell office:value-type="float" office:value="4.7144499808355701E-2" table:style-name="ce1">
            <text:p>0.0471445</text:p>
          </table:table-cell>
          <table:table-cell office:value-type="float" office:value="1.567736831696223" table:formula="of:=[.D1000]+[.F1000]" table:style-name="ce1">
            <text:p>1.5677368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0225_99995.pkl</text:p>
          </table:table-cell>
          <table:table-cell office:value-type="float" office:value="5506" table:style-name="ce1">
            <text:p>5506</text:p>
          </table:table-cell>
          <table:table-cell office:value-type="float" office:value="25.814747548129301" table:style-name="ce1">
            <text:p>25.81474755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998932422333702E-2" table:style-name="ce1">
            <text:p>0.029998932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3065658951346201E-2" table:style-name="ce1">
            <text:p>0.033065659</text:p>
          </table:table-cell>
          <table:table-cell office:value-type="float" office:value="1.5676848262386769" table:formula="of:=[.D1001]+[.F1001]" table:style-name="ce1">
            <text:p>1.5676848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045_9995.pkl</text:p>
          </table:table-cell>
          <table:table-cell office:value-type="float" office:value="5560" table:style-name="ce1">
            <text:p>5560</text:p>
          </table:table-cell>
          <table:table-cell office:value-type="float" office:value="26.0338129496403" table:style-name="ce1">
            <text:p>26.03381295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393305439330501E-2" table:style-name="ce1">
            <text:p>0.029393305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401407146824698E-2" table:style-name="ce1">
            <text:p>0.032401407</text:p>
          </table:table-cell>
          <table:table-cell office:value-type="float" office:value="1.5676848262386769" table:formula="of:=[.D1002]+[.F1002]" table:style-name="ce1">
            <text:p>1.5676848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045_99995.pkl</text:p>
          </table:table-cell>
          <table:table-cell office:value-type="float" office:value="5560" table:style-name="ce1">
            <text:p>5560</text:p>
          </table:table-cell>
          <table:table-cell office:value-type="float" office:value="26.0338129496403" table:style-name="ce1">
            <text:p>26.03381295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393305439330501E-2" table:style-name="ce1">
            <text:p>0.029393305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401407146824698E-2" table:style-name="ce1">
            <text:p>0.032401407</text:p>
          </table:table-cell>
          <table:table-cell office:value-type="float" office:value="1.5676848262386769" table:formula="of:=[.D1003]+[.F1003]" table:style-name="ce1">
            <text:p>1.5676848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045_999995.pkl</text:p>
          </table:table-cell>
          <table:table-cell office:value-type="float" office:value="5560" table:style-name="ce1">
            <text:p>5560</text:p>
          </table:table-cell>
          <table:table-cell office:value-type="float" office:value="26.0338129496403" table:style-name="ce1">
            <text:p>26.03381295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393305439330501E-2" table:style-name="ce1">
            <text:p>0.029393305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401407146824698E-2" table:style-name="ce1">
            <text:p>0.032401407</text:p>
          </table:table-cell>
          <table:table-cell office:value-type="float" office:value="1.5676848262386769" table:formula="of:=[.D1004]+[.F1004]" table:style-name="ce1">
            <text:p>1.5676848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0225_9995.pkl</text:p>
          </table:table-cell>
          <table:table-cell office:value-type="float" office:value="5506" table:style-name="ce1">
            <text:p>5506</text:p>
          </table:table-cell>
          <table:table-cell office:value-type="float" office:value="25.814747548129301" table:style-name="ce1">
            <text:p>25.81474755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998932422333702E-2" table:style-name="ce1">
            <text:p>0.029998932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3065658951346201E-2" table:style-name="ce1">
            <text:p>0.033065659</text:p>
          </table:table-cell>
          <table:table-cell office:value-type="float" office:value="1.5676848262386769" table:formula="of:=[.D1005]+[.F1005]" table:style-name="ce1">
            <text:p>1.5676848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0225_9999995.pkl</text:p>
          </table:table-cell>
          <table:table-cell office:value-type="float" office:value="5506" table:style-name="ce1">
            <text:p>5506</text:p>
          </table:table-cell>
          <table:table-cell office:value-type="float" office:value="25.814747548129301" table:style-name="ce1">
            <text:p>25.81474755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998932422333702E-2" table:style-name="ce1">
            <text:p>0.029998932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3065658951346201E-2" table:style-name="ce1">
            <text:p>0.033065659</text:p>
          </table:table-cell>
          <table:table-cell office:value-type="float" office:value="1.5676848262386769" table:formula="of:=[.D1006]+[.F1006]" table:style-name="ce1">
            <text:p>1.5676848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5_0225_999995.pkl</text:p>
          </table:table-cell>
          <table:table-cell office:value-type="float" office:value="5506" table:style-name="ce1">
            <text:p>5506</text:p>
          </table:table-cell>
          <table:table-cell office:value-type="float" office:value="25.814747548129301" table:style-name="ce1">
            <text:p>25.81474755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998932422333702E-2" table:style-name="ce1">
            <text:p>0.029998932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3065658951346201E-2" table:style-name="ce1">
            <text:p>0.033065659</text:p>
          </table:table-cell>
          <table:table-cell office:value-type="float" office:value="1.5676848262386769" table:formula="of:=[.D1007]+[.F1007]" table:style-name="ce1">
            <text:p>1.5676848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045_9999995.pkl</text:p>
          </table:table-cell>
          <table:table-cell office:value-type="float" office:value="5560" table:style-name="ce1">
            <text:p>5560</text:p>
          </table:table-cell>
          <table:table-cell office:value-type="float" office:value="26.0338129496403" table:style-name="ce1">
            <text:p>26.03381295</text:p>
          </table:table-cell>
          <table:table-cell office:value-type="float" office:value="0.805157593123209" table:style-name="ce1">
            <text:p>0.805157593</text:p>
          </table:table-cell>
          <table:table-cell office:value-type="float" office:value="2.9393305439330501E-2" table:style-name="ce1">
            <text:p>0.029393305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401407146824698E-2" table:style-name="ce1">
            <text:p>0.032401407</text:p>
          </table:table-cell>
          <table:table-cell office:value-type="float" office:value="1.5676848262386769" table:formula="of:=[.D1008]+[.F1008]" table:style-name="ce1">
            <text:p>1.5676848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0225_9999995.pkl</text:p>
          </table:table-cell>
          <table:table-cell office:value-type="float" office:value="5546" table:style-name="ce1">
            <text:p>5546</text:p>
          </table:table-cell>
          <table:table-cell office:value-type="float" office:value="25.745041471330701" table:style-name="ce1">
            <text:p>25.7450414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7872340425532E-2" table:style-name="ce1">
            <text:p>0.029787234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3050847457627097E-2" table:style-name="ce1">
            <text:p>0.033050847</text:p>
          </table:table-cell>
          <table:table-cell office:value-type="float" office:value="1.566998145963256" table:formula="of:=[.D1009]+[.F1009]" table:style-name="ce1">
            <text:p>1.5669981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0225_99995.pkl</text:p>
          </table:table-cell>
          <table:table-cell office:value-type="float" office:value="5526" table:style-name="ce1">
            <text:p>5526</text:p>
          </table:table-cell>
          <table:table-cell office:value-type="float" office:value="26" table:style-name="ce1">
            <text:p>2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42097488921702E-2" table:style-name="ce1">
            <text:p>0.029542097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2690695725062897E-2" table:style-name="ce1">
            <text:p>0.032690696</text:p>
          </table:table-cell>
          <table:table-cell office:value-type="float" office:value="1.566998145963256" table:formula="of:=[.D1010]+[.F1010]" table:style-name="ce1">
            <text:p>1.5669981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0225_9999995.pkl</text:p>
          </table:table-cell>
          <table:table-cell office:value-type="float" office:value="5526" table:style-name="ce1">
            <text:p>5526</text:p>
          </table:table-cell>
          <table:table-cell office:value-type="float" office:value="26" table:style-name="ce1">
            <text:p>2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42097488921702E-2" table:style-name="ce1">
            <text:p>0.029542097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2690695725062897E-2" table:style-name="ce1">
            <text:p>0.032690696</text:p>
          </table:table-cell>
          <table:table-cell office:value-type="float" office:value="1.566998145963256" table:formula="of:=[.D1011]+[.F1011]" table:style-name="ce1">
            <text:p>1.5669981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0225_999995.pkl</text:p>
          </table:table-cell>
          <table:table-cell office:value-type="float" office:value="5546" table:style-name="ce1">
            <text:p>5546</text:p>
          </table:table-cell>
          <table:table-cell office:value-type="float" office:value="25.745041471330701" table:style-name="ce1">
            <text:p>25.7450414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7872340425532E-2" table:style-name="ce1">
            <text:p>0.029787234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3050847457627097E-2" table:style-name="ce1">
            <text:p>0.033050847</text:p>
          </table:table-cell>
          <table:table-cell office:value-type="float" office:value="1.566998145963256" table:formula="of:=[.D1012]+[.F1012]" table:style-name="ce1">
            <text:p>1.5669981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0225_999995.pkl</text:p>
          </table:table-cell>
          <table:table-cell office:value-type="float" office:value="5526" table:style-name="ce1">
            <text:p>5526</text:p>
          </table:table-cell>
          <table:table-cell office:value-type="float" office:value="26" table:style-name="ce1">
            <text:p>2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42097488921702E-2" table:style-name="ce1">
            <text:p>0.029542097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2690695725062897E-2" table:style-name="ce1">
            <text:p>0.032690696</text:p>
          </table:table-cell>
          <table:table-cell office:value-type="float" office:value="1.566998145963256" table:formula="of:=[.D1013]+[.F1013]" table:style-name="ce1">
            <text:p>1.5669981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045_9999995.pkl</text:p>
          </table:table-cell>
          <table:table-cell office:value-type="float" office:value="5519" table:style-name="ce1">
            <text:p>5519</text:p>
          </table:table-cell>
          <table:table-cell office:value-type="float" office:value="26.068853053089299" table:style-name="ce1">
            <text:p>26.0688530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33406916850601E-2" table:style-name="ce1">
            <text:p>0.029433407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2457924912150903E-2" table:style-name="ce1">
            <text:p>0.032457925</text:p>
          </table:table-cell>
          <table:table-cell office:value-type="float" office:value="1.566998145963256" table:formula="of:=[.D1014]+[.F1014]" table:style-name="ce1">
            <text:p>1.5669981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0225_99995.pkl</text:p>
          </table:table-cell>
          <table:table-cell office:value-type="float" office:value="5546" table:style-name="ce1">
            <text:p>5546</text:p>
          </table:table-cell>
          <table:table-cell office:value-type="float" office:value="25.745041471330701" table:style-name="ce1">
            <text:p>25.7450414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7872340425532E-2" table:style-name="ce1">
            <text:p>0.029787234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3050847457627097E-2" table:style-name="ce1">
            <text:p>0.033050847</text:p>
          </table:table-cell>
          <table:table-cell office:value-type="float" office:value="1.566998145963256" table:formula="of:=[.D1015]+[.F1015]" table:style-name="ce1">
            <text:p>1.5669981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_0225_9995.pkl</text:p>
          </table:table-cell>
          <table:table-cell office:value-type="float" office:value="5526" table:style-name="ce1">
            <text:p>5526</text:p>
          </table:table-cell>
          <table:table-cell office:value-type="float" office:value="26" table:style-name="ce1">
            <text:p>2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42097488921702E-2" table:style-name="ce1">
            <text:p>0.029542097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2690695725062897E-2" table:style-name="ce1">
            <text:p>0.032690696</text:p>
          </table:table-cell>
          <table:table-cell office:value-type="float" office:value="1.566998145963256" table:formula="of:=[.D1016]+[.F1016]" table:style-name="ce1">
            <text:p>1.5669981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_0225_9995.pkl</text:p>
          </table:table-cell>
          <table:table-cell office:value-type="float" office:value="5546" table:style-name="ce1">
            <text:p>5546</text:p>
          </table:table-cell>
          <table:table-cell office:value-type="float" office:value="25.745041471330701" table:style-name="ce1">
            <text:p>25.7450414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7872340425532E-2" table:style-name="ce1">
            <text:p>0.029787234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3050847457627097E-2" table:style-name="ce1">
            <text:p>0.033050847</text:p>
          </table:table-cell>
          <table:table-cell office:value-type="float" office:value="1.566998145963256" table:formula="of:=[.D1017]+[.F1017]" table:style-name="ce1">
            <text:p>1.5669981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045_999995.pkl</text:p>
          </table:table-cell>
          <table:table-cell office:value-type="float" office:value="5519" table:style-name="ce1">
            <text:p>5519</text:p>
          </table:table-cell>
          <table:table-cell office:value-type="float" office:value="26.068853053089299" table:style-name="ce1">
            <text:p>26.0688530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33406916850601E-2" table:style-name="ce1">
            <text:p>0.029433407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2457924912150903E-2" table:style-name="ce1">
            <text:p>0.032457925</text:p>
          </table:table-cell>
          <table:table-cell office:value-type="float" office:value="1.566998145963256" table:formula="of:=[.D1018]+[.F1018]" table:style-name="ce1">
            <text:p>1.5669981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045_99995.pkl</text:p>
          </table:table-cell>
          <table:table-cell office:value-type="float" office:value="5519" table:style-name="ce1">
            <text:p>5519</text:p>
          </table:table-cell>
          <table:table-cell office:value-type="float" office:value="26.068853053089299" table:style-name="ce1">
            <text:p>26.0688530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33406916850601E-2" table:style-name="ce1">
            <text:p>0.029433407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2457924912150903E-2" table:style-name="ce1">
            <text:p>0.032457925</text:p>
          </table:table-cell>
          <table:table-cell office:value-type="float" office:value="1.566998145963256" table:formula="of:=[.D1019]+[.F1019]" table:style-name="ce1">
            <text:p>1.5669981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045_9995.pkl</text:p>
          </table:table-cell>
          <table:table-cell office:value-type="float" office:value="5519" table:style-name="ce1">
            <text:p>5519</text:p>
          </table:table-cell>
          <table:table-cell office:value-type="float" office:value="26.068853053089299" table:style-name="ce1">
            <text:p>26.0688530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33406916850601E-2" table:style-name="ce1">
            <text:p>0.029433407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3.2457924912150903E-2" table:style-name="ce1">
            <text:p>0.032457925</text:p>
          </table:table-cell>
          <table:table-cell office:value-type="float" office:value="1.566998145963256" table:formula="of:=[.D1020]+[.F1020]" table:style-name="ce1">
            <text:p>1.5669981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045_9995.pkl</text:p>
          </table:table-cell>
          <table:table-cell office:value-type="float" office:value="5390" table:style-name="ce1">
            <text:p>5390</text:p>
          </table:table-cell>
          <table:table-cell office:value-type="float" office:value="26.279591836734699" table:style-name="ce1">
            <text:p>26.27959184</text:p>
          </table:table-cell>
          <table:table-cell office:value-type="float" office:value="0.79942693409742105" table:style-name="ce1">
            <text:p>0.799426934</text:p>
          </table:table-cell>
          <table:table-cell office:value-type="float" office:value="2.95394388565378E-2" table:style-name="ce1">
            <text:p>0.029539439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3.2654200390734002E-2" table:style-name="ce1">
            <text:p>0.0326542</text:p>
          </table:table-cell>
          <table:table-cell office:value-type="float" office:value="1.5658024799489492" table:formula="of:=[.D1021]+[.F1021]" table:style-name="ce1">
            <text:p>1.565802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045_99995.pkl</text:p>
          </table:table-cell>
          <table:table-cell office:value-type="float" office:value="5390" table:style-name="ce1">
            <text:p>5390</text:p>
          </table:table-cell>
          <table:table-cell office:value-type="float" office:value="26.279591836734699" table:style-name="ce1">
            <text:p>26.27959184</text:p>
          </table:table-cell>
          <table:table-cell office:value-type="float" office:value="0.79942693409742105" table:style-name="ce1">
            <text:p>0.799426934</text:p>
          </table:table-cell>
          <table:table-cell office:value-type="float" office:value="2.95394388565378E-2" table:style-name="ce1">
            <text:p>0.029539439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3.2654200390734002E-2" table:style-name="ce1">
            <text:p>0.0326542</text:p>
          </table:table-cell>
          <table:table-cell office:value-type="float" office:value="1.5658024799489492" table:formula="of:=[.D1022]+[.F1022]" table:style-name="ce1">
            <text:p>1.565802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045_9999995.pkl</text:p>
          </table:table-cell>
          <table:table-cell office:value-type="float" office:value="5390" table:style-name="ce1">
            <text:p>5390</text:p>
          </table:table-cell>
          <table:table-cell office:value-type="float" office:value="26.279591836734699" table:style-name="ce1">
            <text:p>26.27959184</text:p>
          </table:table-cell>
          <table:table-cell office:value-type="float" office:value="0.79942693409742105" table:style-name="ce1">
            <text:p>0.799426934</text:p>
          </table:table-cell>
          <table:table-cell office:value-type="float" office:value="2.95394388565378E-2" table:style-name="ce1">
            <text:p>0.029539439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3.2654200390734002E-2" table:style-name="ce1">
            <text:p>0.0326542</text:p>
          </table:table-cell>
          <table:table-cell office:value-type="float" office:value="1.5658024799489492" table:formula="of:=[.D1023]+[.F1023]" table:style-name="ce1">
            <text:p>1.565802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045_999995.pkl</text:p>
          </table:table-cell>
          <table:table-cell office:value-type="float" office:value="5390" table:style-name="ce1">
            <text:p>5390</text:p>
          </table:table-cell>
          <table:table-cell office:value-type="float" office:value="26.279591836734699" table:style-name="ce1">
            <text:p>26.27959184</text:p>
          </table:table-cell>
          <table:table-cell office:value-type="float" office:value="0.79942693409742105" table:style-name="ce1">
            <text:p>0.799426934</text:p>
          </table:table-cell>
          <table:table-cell office:value-type="float" office:value="2.95394388565378E-2" table:style-name="ce1">
            <text:p>0.029539439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3.2654200390734002E-2" table:style-name="ce1">
            <text:p>0.0326542</text:p>
          </table:table-cell>
          <table:table-cell office:value-type="float" office:value="1.5658024799489492" table:formula="of:=[.D1024]+[.F1024]" table:style-name="ce1">
            <text:p>1.565802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045_999995.pkl</text:p>
          </table:table-cell>
          <table:table-cell office:value-type="float" office:value="5571" table:style-name="ce1">
            <text:p>5571</text:p>
          </table:table-cell>
          <table:table-cell office:value-type="float" office:value="26.002333512834301" table:style-name="ce1">
            <text:p>26.00233351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2703324273468E-2" table:style-name="ce1">
            <text:p>0.029270332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296761096244297E-2" table:style-name="ce1">
            <text:p>0.032296761</text:p>
          </table:table-cell>
          <table:table-cell office:value-type="float" office:value="1.5648194967257831" table:formula="of:=[.D1025]+[.F1025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09_99995.pkl</text:p>
          </table:table-cell>
          <table:table-cell office:value-type="float" office:value="5569" table:style-name="ce1">
            <text:p>5569</text:p>
          </table:table-cell>
          <table:table-cell office:value-type="float" office:value="25.899263781648401" table:style-name="ce1">
            <text:p>25.8992637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56259173831001E-2" table:style-name="ce1">
            <text:p>0.029356259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503714710252603E-2" table:style-name="ce1">
            <text:p>0.032503715</text:p>
          </table:table-cell>
          <table:table-cell office:value-type="float" office:value="1.5648194967257831" table:formula="of:=[.D1026]+[.F1026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0225_9999995.pkl</text:p>
          </table:table-cell>
          <table:table-cell office:value-type="float" office:value="5558" table:style-name="ce1">
            <text:p>5558</text:p>
          </table:table-cell>
          <table:table-cell office:value-type="float" office:value="25.925872616048899" table:style-name="ce1">
            <text:p>25.9258726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98525073746298E-2" table:style-name="ce1">
            <text:p>0.029498525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591488965452997E-2" table:style-name="ce1">
            <text:p>0.032591489</text:p>
          </table:table-cell>
          <table:table-cell office:value-type="float" office:value="1.5648194967257831" table:formula="of:=[.D1027]+[.F1027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045_9999995.pkl</text:p>
          </table:table-cell>
          <table:table-cell office:value-type="float" office:value="5565" table:style-name="ce1">
            <text:p>5565</text:p>
          </table:table-cell>
          <table:table-cell office:value-type="float" office:value="25.8497753818509" table:style-name="ce1">
            <text:p>25.8497753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045675618524E-2" table:style-name="ce1">
            <text:p>0.029604568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796101949025498E-2" table:style-name="ce1">
            <text:p>0.032796102</text:p>
          </table:table-cell>
          <table:table-cell office:value-type="float" office:value="1.5648194967257831" table:formula="of:=[.D1028]+[.F1028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0225_9995.pkl</text:p>
          </table:table-cell>
          <table:table-cell office:value-type="float" office:value="5558" table:style-name="ce1">
            <text:p>5558</text:p>
          </table:table-cell>
          <table:table-cell office:value-type="float" office:value="25.925872616048899" table:style-name="ce1">
            <text:p>25.9258726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98525073746298E-2" table:style-name="ce1">
            <text:p>0.029498525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591488965452997E-2" table:style-name="ce1">
            <text:p>0.032591489</text:p>
          </table:table-cell>
          <table:table-cell office:value-type="float" office:value="1.5648194967257831" table:formula="of:=[.D1029]+[.F1029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09_9999995.pkl</text:p>
          </table:table-cell>
          <table:table-cell office:value-type="float" office:value="5585" table:style-name="ce1">
            <text:p>5585</text:p>
          </table:table-cell>
          <table:table-cell office:value-type="float" office:value="25.7444941808415" table:style-name="ce1">
            <text:p>25.7444941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795478554828E-2" table:style-name="ce1">
            <text:p>0.029579548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873109796186697E-2" table:style-name="ce1">
            <text:p>0.03287311</text:p>
          </table:table-cell>
          <table:table-cell office:value-type="float" office:value="1.5648194967257831" table:formula="of:=[.D1030]+[.F1030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045_9995.pkl</text:p>
          </table:table-cell>
          <table:table-cell office:value-type="float" office:value="5571" table:style-name="ce1">
            <text:p>5571</text:p>
          </table:table-cell>
          <table:table-cell office:value-type="float" office:value="26.002333512834301" table:style-name="ce1">
            <text:p>26.00233351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2703324273468E-2" table:style-name="ce1">
            <text:p>0.029270332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296761096244297E-2" table:style-name="ce1">
            <text:p>0.032296761</text:p>
          </table:table-cell>
          <table:table-cell office:value-type="float" office:value="1.5648194967257831" table:formula="of:=[.D1031]+[.F1031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09_999995.pkl</text:p>
          </table:table-cell>
          <table:table-cell office:value-type="float" office:value="5569" table:style-name="ce1">
            <text:p>5569</text:p>
          </table:table-cell>
          <table:table-cell office:value-type="float" office:value="25.899263781648401" table:style-name="ce1">
            <text:p>25.8992637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56259173831001E-2" table:style-name="ce1">
            <text:p>0.029356259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503714710252603E-2" table:style-name="ce1">
            <text:p>0.032503715</text:p>
          </table:table-cell>
          <table:table-cell office:value-type="float" office:value="1.5648194967257831" table:formula="of:=[.D1032]+[.F1032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045_99995.pkl</text:p>
          </table:table-cell>
          <table:table-cell office:value-type="float" office:value="5571" table:style-name="ce1">
            <text:p>5571</text:p>
          </table:table-cell>
          <table:table-cell office:value-type="float" office:value="26.002333512834301" table:style-name="ce1">
            <text:p>26.00233351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2703324273468E-2" table:style-name="ce1">
            <text:p>0.029270332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296761096244297E-2" table:style-name="ce1">
            <text:p>0.032296761</text:p>
          </table:table-cell>
          <table:table-cell office:value-type="float" office:value="1.5648194967257831" table:formula="of:=[.D1033]+[.F1033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045_9995.pkl</text:p>
          </table:table-cell>
          <table:table-cell office:value-type="float" office:value="5565" table:style-name="ce1">
            <text:p>5565</text:p>
          </table:table-cell>
          <table:table-cell office:value-type="float" office:value="25.8497753818509" table:style-name="ce1">
            <text:p>25.8497753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045675618524E-2" table:style-name="ce1">
            <text:p>0.029604568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796101949025498E-2" table:style-name="ce1">
            <text:p>0.032796102</text:p>
          </table:table-cell>
          <table:table-cell office:value-type="float" office:value="1.5648194967257831" table:formula="of:=[.D1034]+[.F1034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0225_999995.pkl</text:p>
          </table:table-cell>
          <table:table-cell office:value-type="float" office:value="5558" table:style-name="ce1">
            <text:p>5558</text:p>
          </table:table-cell>
          <table:table-cell office:value-type="float" office:value="25.925872616048899" table:style-name="ce1">
            <text:p>25.9258726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98525073746298E-2" table:style-name="ce1">
            <text:p>0.029498525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591488965452997E-2" table:style-name="ce1">
            <text:p>0.032591489</text:p>
          </table:table-cell>
          <table:table-cell office:value-type="float" office:value="1.5648194967257831" table:formula="of:=[.D1035]+[.F1035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045_999995.pkl</text:p>
          </table:table-cell>
          <table:table-cell office:value-type="float" office:value="5565" table:style-name="ce1">
            <text:p>5565</text:p>
          </table:table-cell>
          <table:table-cell office:value-type="float" office:value="25.8497753818509" table:style-name="ce1">
            <text:p>25.8497753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045675618524E-2" table:style-name="ce1">
            <text:p>0.029604568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796101949025498E-2" table:style-name="ce1">
            <text:p>0.032796102</text:p>
          </table:table-cell>
          <table:table-cell office:value-type="float" office:value="1.5648194967257831" table:formula="of:=[.D1036]+[.F1036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09_9995.pkl</text:p>
          </table:table-cell>
          <table:table-cell office:value-type="float" office:value="5585" table:style-name="ce1">
            <text:p>5585</text:p>
          </table:table-cell>
          <table:table-cell office:value-type="float" office:value="25.7444941808415" table:style-name="ce1">
            <text:p>25.7444941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795478554828E-2" table:style-name="ce1">
            <text:p>0.029579548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873109796186697E-2" table:style-name="ce1">
            <text:p>0.03287311</text:p>
          </table:table-cell>
          <table:table-cell office:value-type="float" office:value="1.5648194967257831" table:formula="of:=[.D1037]+[.F1037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09_9995.pkl</text:p>
          </table:table-cell>
          <table:table-cell office:value-type="float" office:value="5569" table:style-name="ce1">
            <text:p>5569</text:p>
          </table:table-cell>
          <table:table-cell office:value-type="float" office:value="25.899263781648401" table:style-name="ce1">
            <text:p>25.8992637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56259173831001E-2" table:style-name="ce1">
            <text:p>0.029356259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503714710252603E-2" table:style-name="ce1">
            <text:p>0.032503715</text:p>
          </table:table-cell>
          <table:table-cell office:value-type="float" office:value="1.5648194967257831" table:formula="of:=[.D1038]+[.F1038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09_9999995.pkl</text:p>
          </table:table-cell>
          <table:table-cell office:value-type="float" office:value="5569" table:style-name="ce1">
            <text:p>5569</text:p>
          </table:table-cell>
          <table:table-cell office:value-type="float" office:value="25.899263781648401" table:style-name="ce1">
            <text:p>25.8992637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56259173831001E-2" table:style-name="ce1">
            <text:p>0.029356259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503714710252603E-2" table:style-name="ce1">
            <text:p>0.032503715</text:p>
          </table:table-cell>
          <table:table-cell office:value-type="float" office:value="1.5648194967257831" table:formula="of:=[.D1039]+[.F1039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045_99995.pkl</text:p>
          </table:table-cell>
          <table:table-cell office:value-type="float" office:value="5565" table:style-name="ce1">
            <text:p>5565</text:p>
          </table:table-cell>
          <table:table-cell office:value-type="float" office:value="25.8497753818509" table:style-name="ce1">
            <text:p>25.8497753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045675618524E-2" table:style-name="ce1">
            <text:p>0.029604568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796101949025498E-2" table:style-name="ce1">
            <text:p>0.032796102</text:p>
          </table:table-cell>
          <table:table-cell office:value-type="float" office:value="1.5648194967257831" table:formula="of:=[.D1040]+[.F1040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5_0225_99995.pkl</text:p>
          </table:table-cell>
          <table:table-cell office:value-type="float" office:value="5558" table:style-name="ce1">
            <text:p>5558</text:p>
          </table:table-cell>
          <table:table-cell office:value-type="float" office:value="25.925872616048899" table:style-name="ce1">
            <text:p>25.9258726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98525073746298E-2" table:style-name="ce1">
            <text:p>0.029498525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591488965452997E-2" table:style-name="ce1">
            <text:p>0.032591489</text:p>
          </table:table-cell>
          <table:table-cell office:value-type="float" office:value="1.5648194967257831" table:formula="of:=[.D1041]+[.F1041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09_99995.pkl</text:p>
          </table:table-cell>
          <table:table-cell office:value-type="float" office:value="5585" table:style-name="ce1">
            <text:p>5585</text:p>
          </table:table-cell>
          <table:table-cell office:value-type="float" office:value="25.7444941808415" table:style-name="ce1">
            <text:p>25.7444941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795478554828E-2" table:style-name="ce1">
            <text:p>0.029579548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873109796186697E-2" table:style-name="ce1">
            <text:p>0.03287311</text:p>
          </table:table-cell>
          <table:table-cell office:value-type="float" office:value="1.5648194967257831" table:formula="of:=[.D1042]+[.F1042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045_9999995.pkl</text:p>
          </table:table-cell>
          <table:table-cell office:value-type="float" office:value="5571" table:style-name="ce1">
            <text:p>5571</text:p>
          </table:table-cell>
          <table:table-cell office:value-type="float" office:value="26.002333512834301" table:style-name="ce1">
            <text:p>26.00233351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2703324273468E-2" table:style-name="ce1">
            <text:p>0.029270332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296761096244297E-2" table:style-name="ce1">
            <text:p>0.032296761</text:p>
          </table:table-cell>
          <table:table-cell office:value-type="float" office:value="1.5648194967257831" table:formula="of:=[.D1043]+[.F1043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09_999995.pkl</text:p>
          </table:table-cell>
          <table:table-cell office:value-type="float" office:value="5585" table:style-name="ce1">
            <text:p>5585</text:p>
          </table:table-cell>
          <table:table-cell office:value-type="float" office:value="25.7444941808415" table:style-name="ce1">
            <text:p>25.7444941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795478554828E-2" table:style-name="ce1">
            <text:p>0.029579548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3.2873109796186697E-2" table:style-name="ce1">
            <text:p>0.03287311</text:p>
          </table:table-cell>
          <table:table-cell office:value-type="float" office:value="1.5648194967257831" table:formula="of:=[.D1044]+[.F1044]" table:style-name="ce1">
            <text:p>1.564819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09_999995.pkl</text:p>
          </table:table-cell>
          <table:table-cell office:value-type="float" office:value="5574" table:style-name="ce1">
            <text:p>5574</text:p>
          </table:table-cell>
          <table:table-cell office:value-type="float" office:value="25.7859705776821" table:style-name="ce1">
            <text:p>25.7859705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7303036738161E-2" table:style-name="ce1">
            <text:p>0.029730304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847058823529403E-2" table:style-name="ce1">
            <text:p>0.032847059</text:p>
          </table:table-cell>
          <table:table-cell office:value-type="float" office:value="1.5626408474883111" table:formula="of:=[.D1045]+[.F1045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09_9999995.pkl</text:p>
          </table:table-cell>
          <table:table-cell office:value-type="float" office:value="5556" table:style-name="ce1">
            <text:p>5556</text:p>
          </table:table-cell>
          <table:table-cell office:value-type="float" office:value="25.929085673146101" table:style-name="ce1">
            <text:p>25.9290856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576902776312E-2" table:style-name="ce1">
            <text:p>0.02955769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552933495009803E-2" table:style-name="ce1">
            <text:p>0.032552933</text:p>
          </table:table-cell>
          <table:table-cell office:value-type="float" office:value="1.5626408474883111" table:formula="of:=[.D1046]+[.F1046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045_9995.pkl</text:p>
          </table:table-cell>
          <table:table-cell office:value-type="float" office:value="5594" table:style-name="ce1">
            <text:p>5594</text:p>
          </table:table-cell>
          <table:table-cell office:value-type="float" office:value="25.924204504826601" table:style-name="ce1">
            <text:p>25.924204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86099410278001E-2" table:style-name="ce1">
            <text:p>0.029486099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5407925407925E-2" table:style-name="ce1">
            <text:p>0.032540793</text:p>
          </table:table-cell>
          <table:table-cell office:value-type="float" office:value="1.5626408474883111" table:formula="of:=[.D1047]+[.F1047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09_9995.pkl</text:p>
          </table:table-cell>
          <table:table-cell office:value-type="float" office:value="5574" table:style-name="ce1">
            <text:p>5574</text:p>
          </table:table-cell>
          <table:table-cell office:value-type="float" office:value="25.7859705776821" table:style-name="ce1">
            <text:p>25.7859705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7303036738161E-2" table:style-name="ce1">
            <text:p>0.029730304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847058823529403E-2" table:style-name="ce1">
            <text:p>0.032847059</text:p>
          </table:table-cell>
          <table:table-cell office:value-type="float" office:value="1.5626408474883111" table:formula="of:=[.D1048]+[.F1048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09_9999995.pkl</text:p>
          </table:table-cell>
          <table:table-cell office:value-type="float" office:value="5574" table:style-name="ce1">
            <text:p>5574</text:p>
          </table:table-cell>
          <table:table-cell office:value-type="float" office:value="25.7859705776821" table:style-name="ce1">
            <text:p>25.7859705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7303036738161E-2" table:style-name="ce1">
            <text:p>0.029730304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847058823529403E-2" table:style-name="ce1">
            <text:p>0.032847059</text:p>
          </table:table-cell>
          <table:table-cell office:value-type="float" office:value="1.5626408474883111" table:formula="of:=[.D1049]+[.F1049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045_9999995.pkl</text:p>
          </table:table-cell>
          <table:table-cell office:value-type="float" office:value="5594" table:style-name="ce1">
            <text:p>5594</text:p>
          </table:table-cell>
          <table:table-cell office:value-type="float" office:value="25.924204504826601" table:style-name="ce1">
            <text:p>25.924204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86099410278001E-2" table:style-name="ce1">
            <text:p>0.029486099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5407925407925E-2" table:style-name="ce1">
            <text:p>0.032540793</text:p>
          </table:table-cell>
          <table:table-cell office:value-type="float" office:value="1.5626408474883111" table:formula="of:=[.D1050]+[.F1050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0225_9999995.pkl</text:p>
          </table:table-cell>
          <table:table-cell office:value-type="float" office:value="5550" table:style-name="ce1">
            <text:p>5550</text:p>
          </table:table-cell>
          <table:table-cell office:value-type="float" office:value="25.815135135135101" table:style-name="ce1">
            <text:p>25.81513514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98769622401401E-2" table:style-name="ce1">
            <text:p>0.02969877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788425403983502E-2" table:style-name="ce1">
            <text:p>0.032788425</text:p>
          </table:table-cell>
          <table:table-cell office:value-type="float" office:value="1.5626408474883111" table:formula="of:=[.D1051]+[.F1051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0225_9995.pkl</text:p>
          </table:table-cell>
          <table:table-cell office:value-type="float" office:value="5589" table:style-name="ce1">
            <text:p>5589</text:p>
          </table:table-cell>
          <table:table-cell office:value-type="float" office:value="25.98944354983" table:style-name="ce1">
            <text:p>25.9894435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83985727778401E-2" table:style-name="ce1">
            <text:p>0.029383986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437958918115101E-2" table:style-name="ce1">
            <text:p>0.032437959</text:p>
          </table:table-cell>
          <table:table-cell office:value-type="float" office:value="1.5626408474883111" table:formula="of:=[.D1052]+[.F1052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045_9995.pkl</text:p>
          </table:table-cell>
          <table:table-cell office:value-type="float" office:value="5586" table:style-name="ce1">
            <text:p>5586</text:p>
          </table:table-cell>
          <table:table-cell office:value-type="float" office:value="25.821339061940598" table:style-name="ce1">
            <text:p>25.8213390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35901778154099E-2" table:style-name="ce1">
            <text:p>0.029635902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739212007504702E-2" table:style-name="ce1">
            <text:p>0.032739212</text:p>
          </table:table-cell>
          <table:table-cell office:value-type="float" office:value="1.5626408474883111" table:formula="of:=[.D1053]+[.F1053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045_9999995.pkl</text:p>
          </table:table-cell>
          <table:table-cell office:value-type="float" office:value="5586" table:style-name="ce1">
            <text:p>5586</text:p>
          </table:table-cell>
          <table:table-cell office:value-type="float" office:value="25.821339061940598" table:style-name="ce1">
            <text:p>25.8213390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35901778154099E-2" table:style-name="ce1">
            <text:p>0.029635902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739212007504702E-2" table:style-name="ce1">
            <text:p>0.032739212</text:p>
          </table:table-cell>
          <table:table-cell office:value-type="float" office:value="1.5626408474883111" table:formula="of:=[.D1054]+[.F1054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0225_99995.pkl</text:p>
          </table:table-cell>
          <table:table-cell office:value-type="float" office:value="5550" table:style-name="ce1">
            <text:p>5550</text:p>
          </table:table-cell>
          <table:table-cell office:value-type="float" office:value="25.815135135135101" table:style-name="ce1">
            <text:p>25.81513514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98769622401401E-2" table:style-name="ce1">
            <text:p>0.02969877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788425403983502E-2" table:style-name="ce1">
            <text:p>0.032788425</text:p>
          </table:table-cell>
          <table:table-cell office:value-type="float" office:value="1.5626408474883111" table:formula="of:=[.D1055]+[.F1055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0225_99995.pkl</text:p>
          </table:table-cell>
          <table:table-cell office:value-type="float" office:value="5589" table:style-name="ce1">
            <text:p>5589</text:p>
          </table:table-cell>
          <table:table-cell office:value-type="float" office:value="25.98944354983" table:style-name="ce1">
            <text:p>25.9894435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83985727778401E-2" table:style-name="ce1">
            <text:p>0.029383986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437958918115101E-2" table:style-name="ce1">
            <text:p>0.032437959</text:p>
          </table:table-cell>
          <table:table-cell office:value-type="float" office:value="1.5626408474883111" table:formula="of:=[.D1056]+[.F1056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09_99995.pkl</text:p>
          </table:table-cell>
          <table:table-cell office:value-type="float" office:value="5556" table:style-name="ce1">
            <text:p>5556</text:p>
          </table:table-cell>
          <table:table-cell office:value-type="float" office:value="25.929085673146101" table:style-name="ce1">
            <text:p>25.9290856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576902776312E-2" table:style-name="ce1">
            <text:p>0.02955769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552933495009803E-2" table:style-name="ce1">
            <text:p>0.032552933</text:p>
          </table:table-cell>
          <table:table-cell office:value-type="float" office:value="1.5626408474883111" table:formula="of:=[.D1057]+[.F1057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09_9995.pkl</text:p>
          </table:table-cell>
          <table:table-cell office:value-type="float" office:value="5556" table:style-name="ce1">
            <text:p>5556</text:p>
          </table:table-cell>
          <table:table-cell office:value-type="float" office:value="25.929085673146101" table:style-name="ce1">
            <text:p>25.9290856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576902776312E-2" table:style-name="ce1">
            <text:p>0.02955769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552933495009803E-2" table:style-name="ce1">
            <text:p>0.032552933</text:p>
          </table:table-cell>
          <table:table-cell office:value-type="float" office:value="1.5626408474883111" table:formula="of:=[.D1058]+[.F1058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09_99995.pkl</text:p>
          </table:table-cell>
          <table:table-cell office:value-type="float" office:value="5574" table:style-name="ce1">
            <text:p>5574</text:p>
          </table:table-cell>
          <table:table-cell office:value-type="float" office:value="25.7859705776821" table:style-name="ce1">
            <text:p>25.7859705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7303036738161E-2" table:style-name="ce1">
            <text:p>0.029730304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847058823529403E-2" table:style-name="ce1">
            <text:p>0.032847059</text:p>
          </table:table-cell>
          <table:table-cell office:value-type="float" office:value="1.5626408474883111" table:formula="of:=[.D1059]+[.F1059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0225_9999995.pkl</text:p>
          </table:table-cell>
          <table:table-cell office:value-type="float" office:value="5589" table:style-name="ce1">
            <text:p>5589</text:p>
          </table:table-cell>
          <table:table-cell office:value-type="float" office:value="25.98944354983" table:style-name="ce1">
            <text:p>25.9894435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83985727778401E-2" table:style-name="ce1">
            <text:p>0.029383986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437958918115101E-2" table:style-name="ce1">
            <text:p>0.032437959</text:p>
          </table:table-cell>
          <table:table-cell office:value-type="float" office:value="1.5626408474883111" table:formula="of:=[.D1060]+[.F1060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045_999995.pkl</text:p>
          </table:table-cell>
          <table:table-cell office:value-type="float" office:value="5594" table:style-name="ce1">
            <text:p>5594</text:p>
          </table:table-cell>
          <table:table-cell office:value-type="float" office:value="25.924204504826601" table:style-name="ce1">
            <text:p>25.924204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86099410278001E-2" table:style-name="ce1">
            <text:p>0.029486099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5407925407925E-2" table:style-name="ce1">
            <text:p>0.032540793</text:p>
          </table:table-cell>
          <table:table-cell office:value-type="float" office:value="1.5626408474883111" table:formula="of:=[.D1061]+[.F1061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045_99995.pkl</text:p>
          </table:table-cell>
          <table:table-cell office:value-type="float" office:value="5594" table:style-name="ce1">
            <text:p>5594</text:p>
          </table:table-cell>
          <table:table-cell office:value-type="float" office:value="25.924204504826601" table:style-name="ce1">
            <text:p>25.924204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486099410278001E-2" table:style-name="ce1">
            <text:p>0.029486099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5407925407925E-2" table:style-name="ce1">
            <text:p>0.032540793</text:p>
          </table:table-cell>
          <table:table-cell office:value-type="float" office:value="1.5626408474883111" table:formula="of:=[.D1062]+[.F1062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045_999995.pkl</text:p>
          </table:table-cell>
          <table:table-cell office:value-type="float" office:value="5586" table:style-name="ce1">
            <text:p>5586</text:p>
          </table:table-cell>
          <table:table-cell office:value-type="float" office:value="25.821339061940598" table:style-name="ce1">
            <text:p>25.8213390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35901778154099E-2" table:style-name="ce1">
            <text:p>0.029635902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739212007504702E-2" table:style-name="ce1">
            <text:p>0.032739212</text:p>
          </table:table-cell>
          <table:table-cell office:value-type="float" office:value="1.5626408474883111" table:formula="of:=[.D1063]+[.F1063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5_0225_999995.pkl</text:p>
          </table:table-cell>
          <table:table-cell office:value-type="float" office:value="5589" table:style-name="ce1">
            <text:p>5589</text:p>
          </table:table-cell>
          <table:table-cell office:value-type="float" office:value="25.98944354983" table:style-name="ce1">
            <text:p>25.9894435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83985727778401E-2" table:style-name="ce1">
            <text:p>0.029383986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437958918115101E-2" table:style-name="ce1">
            <text:p>0.032437959</text:p>
          </table:table-cell>
          <table:table-cell office:value-type="float" office:value="1.5626408474883111" table:formula="of:=[.D1064]+[.F1064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045_99995.pkl</text:p>
          </table:table-cell>
          <table:table-cell office:value-type="float" office:value="5586" table:style-name="ce1">
            <text:p>5586</text:p>
          </table:table-cell>
          <table:table-cell office:value-type="float" office:value="25.821339061940598" table:style-name="ce1">
            <text:p>25.8213390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35901778154099E-2" table:style-name="ce1">
            <text:p>0.029635902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739212007504702E-2" table:style-name="ce1">
            <text:p>0.032739212</text:p>
          </table:table-cell>
          <table:table-cell office:value-type="float" office:value="1.5626408474883111" table:formula="of:=[.D1065]+[.F1065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0225_9995.pkl</text:p>
          </table:table-cell>
          <table:table-cell office:value-type="float" office:value="5550" table:style-name="ce1">
            <text:p>5550</text:p>
          </table:table-cell>
          <table:table-cell office:value-type="float" office:value="25.815135135135101" table:style-name="ce1">
            <text:p>25.81513514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98769622401401E-2" table:style-name="ce1">
            <text:p>0.02969877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788425403983502E-2" table:style-name="ce1">
            <text:p>0.032788425</text:p>
          </table:table-cell>
          <table:table-cell office:value-type="float" office:value="1.5626408474883111" table:formula="of:=[.D1066]+[.F1066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5_0225_999995.pkl</text:p>
          </table:table-cell>
          <table:table-cell office:value-type="float" office:value="5550" table:style-name="ce1">
            <text:p>5550</text:p>
          </table:table-cell>
          <table:table-cell office:value-type="float" office:value="25.815135135135101" table:style-name="ce1">
            <text:p>25.81513514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98769622401401E-2" table:style-name="ce1">
            <text:p>0.02969877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788425403983502E-2" table:style-name="ce1">
            <text:p>0.032788425</text:p>
          </table:table-cell>
          <table:table-cell office:value-type="float" office:value="1.5626408474883111" table:formula="of:=[.D1067]+[.F1067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09_999995.pkl</text:p>
          </table:table-cell>
          <table:table-cell office:value-type="float" office:value="5556" table:style-name="ce1">
            <text:p>5556</text:p>
          </table:table-cell>
          <table:table-cell office:value-type="float" office:value="25.929085673146101" table:style-name="ce1">
            <text:p>25.9290856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576902776312E-2" table:style-name="ce1">
            <text:p>0.02955769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3.2552933495009803E-2" table:style-name="ce1">
            <text:p>0.032552933</text:p>
          </table:table-cell>
          <table:table-cell office:value-type="float" office:value="1.5626408474883111" table:formula="of:=[.D1068]+[.F1068]" table:style-name="ce1">
            <text:p>1.5626408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045_9999995.pkl</text:p>
          </table:table-cell>
          <table:table-cell office:value-type="float" office:value="5155" table:style-name="ce1">
            <text:p>5155</text:p>
          </table:table-cell>
          <table:table-cell office:value-type="float" office:value="13.8081474296799" table:style-name="ce1">
            <text:p>13.80814743</text:p>
          </table:table-cell>
          <table:table-cell office:value-type="float" office:value="0.77650429799426901" table:style-name="ce1">
            <text:p>0.776504298</text:p>
          </table:table-cell>
          <table:table-cell office:value-type="float" office:value="4.4689973614775703E-2" table:style-name="ce1">
            <text:p>0.044689974</text:p>
          </table:table-cell>
          <table:table-cell office:value-type="float" office:value="0.78602620087336195" table:style-name="ce1">
            <text:p>0.786026201</text:p>
          </table:table-cell>
          <table:table-cell office:value-type="float" office:value="4.6024034773715201E-2" table:style-name="ce1">
            <text:p>0.046024035</text:p>
          </table:table-cell>
          <table:table-cell office:value-type="float" office:value="1.562530498867631" table:formula="of:=[.D1069]+[.F1069]" table:style-name="ce1">
            <text:p>1.562530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045_999995.pkl</text:p>
          </table:table-cell>
          <table:table-cell office:value-type="float" office:value="5155" table:style-name="ce1">
            <text:p>5155</text:p>
          </table:table-cell>
          <table:table-cell office:value-type="float" office:value="13.8081474296799" table:style-name="ce1">
            <text:p>13.80814743</text:p>
          </table:table-cell>
          <table:table-cell office:value-type="float" office:value="0.77650429799426901" table:style-name="ce1">
            <text:p>0.776504298</text:p>
          </table:table-cell>
          <table:table-cell office:value-type="float" office:value="4.4689973614775703E-2" table:style-name="ce1">
            <text:p>0.044689974</text:p>
          </table:table-cell>
          <table:table-cell office:value-type="float" office:value="0.78602620087336195" table:style-name="ce1">
            <text:p>0.786026201</text:p>
          </table:table-cell>
          <table:table-cell office:value-type="float" office:value="4.6024034773715201E-2" table:style-name="ce1">
            <text:p>0.046024035</text:p>
          </table:table-cell>
          <table:table-cell office:value-type="float" office:value="1.562530498867631" table:formula="of:=[.D1070]+[.F1070]" table:style-name="ce1">
            <text:p>1.562530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045_99995.pkl</text:p>
          </table:table-cell>
          <table:table-cell office:value-type="float" office:value="5155" table:style-name="ce1">
            <text:p>5155</text:p>
          </table:table-cell>
          <table:table-cell office:value-type="float" office:value="13.8081474296799" table:style-name="ce1">
            <text:p>13.80814743</text:p>
          </table:table-cell>
          <table:table-cell office:value-type="float" office:value="0.77650429799426901" table:style-name="ce1">
            <text:p>0.776504298</text:p>
          </table:table-cell>
          <table:table-cell office:value-type="float" office:value="4.4689973614775703E-2" table:style-name="ce1">
            <text:p>0.044689974</text:p>
          </table:table-cell>
          <table:table-cell office:value-type="float" office:value="0.78602620087336195" table:style-name="ce1">
            <text:p>0.786026201</text:p>
          </table:table-cell>
          <table:table-cell office:value-type="float" office:value="4.6024034773715201E-2" table:style-name="ce1">
            <text:p>0.046024035</text:p>
          </table:table-cell>
          <table:table-cell office:value-type="float" office:value="1.562530498867631" table:formula="of:=[.D1071]+[.F1071]" table:style-name="ce1">
            <text:p>1.562530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045_9995.pkl</text:p>
          </table:table-cell>
          <table:table-cell office:value-type="float" office:value="5155" table:style-name="ce1">
            <text:p>5155</text:p>
          </table:table-cell>
          <table:table-cell office:value-type="float" office:value="13.8081474296799" table:style-name="ce1">
            <text:p>13.80814743</text:p>
          </table:table-cell>
          <table:table-cell office:value-type="float" office:value="0.77650429799426901" table:style-name="ce1">
            <text:p>0.776504298</text:p>
          </table:table-cell>
          <table:table-cell office:value-type="float" office:value="4.4689973614775703E-2" table:style-name="ce1">
            <text:p>0.044689974</text:p>
          </table:table-cell>
          <table:table-cell office:value-type="float" office:value="0.78602620087336195" table:style-name="ce1">
            <text:p>0.786026201</text:p>
          </table:table-cell>
          <table:table-cell office:value-type="float" office:value="4.6024034773715201E-2" table:style-name="ce1">
            <text:p>0.046024035</text:p>
          </table:table-cell>
          <table:table-cell office:value-type="float" office:value="1.562530498867631" table:formula="of:=[.D1072]+[.F1072]" table:style-name="ce1">
            <text:p>1.562530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18_99995.pkl</text:p>
          </table:table-cell>
          <table:table-cell office:value-type="float" office:value="5190" table:style-name="ce1">
            <text:p>5190</text:p>
          </table:table-cell>
          <table:table-cell office:value-type="float" office:value="11.604816955684001" table:style-name="ce1">
            <text:p>11.60481696</text:p>
          </table:table-cell>
          <table:table-cell office:value-type="float" office:value="0.77936962750716299" table:style-name="ce1">
            <text:p>0.779369628</text:p>
          </table:table-cell>
          <table:table-cell office:value-type="float" office:value="4.9871653832049903E-2" table:style-name="ce1">
            <text:p>0.049871654</text:p>
          </table:table-cell>
          <table:table-cell office:value-type="float" office:value="0.78165938864628803" table:style-name="ce1">
            <text:p>0.781659389</text:p>
          </table:table-cell>
          <table:table-cell office:value-type="float" office:value="4.9701513258364603E-2" table:style-name="ce1">
            <text:p>0.049701513</text:p>
          </table:table-cell>
          <table:table-cell office:value-type="float" office:value="1.561029016153451" table:formula="of:=[.D1073]+[.F1073]" table:style-name="ce1">
            <text:p>1.5610290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18_9995.pkl</text:p>
          </table:table-cell>
          <table:table-cell office:value-type="float" office:value="5190" table:style-name="ce1">
            <text:p>5190</text:p>
          </table:table-cell>
          <table:table-cell office:value-type="float" office:value="11.604816955684001" table:style-name="ce1">
            <text:p>11.60481696</text:p>
          </table:table-cell>
          <table:table-cell office:value-type="float" office:value="0.77936962750716299" table:style-name="ce1">
            <text:p>0.779369628</text:p>
          </table:table-cell>
          <table:table-cell office:value-type="float" office:value="4.9871653832049903E-2" table:style-name="ce1">
            <text:p>0.049871654</text:p>
          </table:table-cell>
          <table:table-cell office:value-type="float" office:value="0.78165938864628803" table:style-name="ce1">
            <text:p>0.781659389</text:p>
          </table:table-cell>
          <table:table-cell office:value-type="float" office:value="4.9701513258364603E-2" table:style-name="ce1">
            <text:p>0.049701513</text:p>
          </table:table-cell>
          <table:table-cell office:value-type="float" office:value="1.561029016153451" table:formula="of:=[.D1074]+[.F1074]" table:style-name="ce1">
            <text:p>1.5610290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18_999995.pkl</text:p>
          </table:table-cell>
          <table:table-cell office:value-type="float" office:value="5190" table:style-name="ce1">
            <text:p>5190</text:p>
          </table:table-cell>
          <table:table-cell office:value-type="float" office:value="11.604816955684001" table:style-name="ce1">
            <text:p>11.60481696</text:p>
          </table:table-cell>
          <table:table-cell office:value-type="float" office:value="0.77936962750716299" table:style-name="ce1">
            <text:p>0.779369628</text:p>
          </table:table-cell>
          <table:table-cell office:value-type="float" office:value="4.9871653832049903E-2" table:style-name="ce1">
            <text:p>0.049871654</text:p>
          </table:table-cell>
          <table:table-cell office:value-type="float" office:value="0.78165938864628803" table:style-name="ce1">
            <text:p>0.781659389</text:p>
          </table:table-cell>
          <table:table-cell office:value-type="float" office:value="4.9701513258364603E-2" table:style-name="ce1">
            <text:p>0.049701513</text:p>
          </table:table-cell>
          <table:table-cell office:value-type="float" office:value="1.561029016153451" table:formula="of:=[.D1075]+[.F1075]" table:style-name="ce1">
            <text:p>1.5610290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18_9999995.pkl</text:p>
          </table:table-cell>
          <table:table-cell office:value-type="float" office:value="5190" table:style-name="ce1">
            <text:p>5190</text:p>
          </table:table-cell>
          <table:table-cell office:value-type="float" office:value="11.604816955684001" table:style-name="ce1">
            <text:p>11.60481696</text:p>
          </table:table-cell>
          <table:table-cell office:value-type="float" office:value="0.77936962750716299" table:style-name="ce1">
            <text:p>0.779369628</text:p>
          </table:table-cell>
          <table:table-cell office:value-type="float" office:value="4.9871653832049903E-2" table:style-name="ce1">
            <text:p>0.049871654</text:p>
          </table:table-cell>
          <table:table-cell office:value-type="float" office:value="0.78165938864628803" table:style-name="ce1">
            <text:p>0.781659389</text:p>
          </table:table-cell>
          <table:table-cell office:value-type="float" office:value="4.9701513258364603E-2" table:style-name="ce1">
            <text:p>0.049701513</text:p>
          </table:table-cell>
          <table:table-cell office:value-type="float" office:value="1.561029016153451" table:formula="of:=[.D1076]+[.F1076]" table:style-name="ce1">
            <text:p>1.5610290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0225_9995.pkl</text:p>
          </table:table-cell>
          <table:table-cell office:value-type="float" office:value="5565" table:style-name="ce1">
            <text:p>5565</text:p>
          </table:table-cell>
          <table:table-cell office:value-type="float" office:value="25.817250673854399" table:style-name="ce1">
            <text:p>25.8172506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711375212224101E-2" table:style-name="ce1">
            <text:p>0.029711375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725220989279699E-2" table:style-name="ce1">
            <text:p>0.032725221</text:p>
          </table:table-cell>
          <table:table-cell office:value-type="float" office:value="1.560462198250838" table:formula="of:=[.D1077]+[.F1077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0225_9999995.pkl</text:p>
          </table:table-cell>
          <table:table-cell office:value-type="float" office:value="5565" table:style-name="ce1">
            <text:p>5565</text:p>
          </table:table-cell>
          <table:table-cell office:value-type="float" office:value="25.817250673854399" table:style-name="ce1">
            <text:p>25.8172506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711375212224101E-2" table:style-name="ce1">
            <text:p>0.029711375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725220989279699E-2" table:style-name="ce1">
            <text:p>0.032725221</text:p>
          </table:table-cell>
          <table:table-cell office:value-type="float" office:value="1.560462198250838" table:formula="of:=[.D1078]+[.F1078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0225_99995.pkl</text:p>
          </table:table-cell>
          <table:table-cell office:value-type="float" office:value="5553" table:style-name="ce1">
            <text:p>5553</text:p>
          </table:table-cell>
          <table:table-cell office:value-type="float" office:value="25.853052404105899" table:style-name="ce1">
            <text:p>25.8530524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284862043251E-2" table:style-name="ce1">
            <text:p>0.029828486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789974559502499E-2" table:style-name="ce1">
            <text:p>0.032789975</text:p>
          </table:table-cell>
          <table:table-cell office:value-type="float" office:value="1.560462198250838" table:formula="of:=[.D1079]+[.F1079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0225_9999995.pkl</text:p>
          </table:table-cell>
          <table:table-cell office:value-type="float" office:value="5589" table:style-name="ce1">
            <text:p>5589</text:p>
          </table:table-cell>
          <table:table-cell office:value-type="float" office:value="26.046341027017402" table:style-name="ce1">
            <text:p>26.04634103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470286133529E-2" table:style-name="ce1">
            <text:p>0.029347029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243120541091401E-2" table:style-name="ce1">
            <text:p>0.032243121</text:p>
          </table:table-cell>
          <table:table-cell office:value-type="float" office:value="1.560462198250838" table:formula="of:=[.D1080]+[.F1080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045_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921931083991399" table:style-name="ce1">
            <text:p>25.9219310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932395549024E-2" table:style-name="ce1">
            <text:p>0.02939324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329988851727998E-2" table:style-name="ce1">
            <text:p>0.032329989</text:p>
          </table:table-cell>
          <table:table-cell office:value-type="float" office:value="1.560462198250838" table:formula="of:=[.D1081]+[.F1081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0225_99995.pkl</text:p>
          </table:table-cell>
          <table:table-cell office:value-type="float" office:value="5565" table:style-name="ce1">
            <text:p>5565</text:p>
          </table:table-cell>
          <table:table-cell office:value-type="float" office:value="25.817250673854399" table:style-name="ce1">
            <text:p>25.8172506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711375212224101E-2" table:style-name="ce1">
            <text:p>0.029711375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725220989279699E-2" table:style-name="ce1">
            <text:p>0.032725221</text:p>
          </table:table-cell>
          <table:table-cell office:value-type="float" office:value="1.560462198250838" table:formula="of:=[.D1082]+[.F1082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0225_99995.pkl</text:p>
          </table:table-cell>
          <table:table-cell office:value-type="float" office:value="5589" table:style-name="ce1">
            <text:p>5589</text:p>
          </table:table-cell>
          <table:table-cell office:value-type="float" office:value="26.046341027017402" table:style-name="ce1">
            <text:p>26.04634103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470286133529E-2" table:style-name="ce1">
            <text:p>0.029347029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243120541091401E-2" table:style-name="ce1">
            <text:p>0.032243121</text:p>
          </table:table-cell>
          <table:table-cell office:value-type="float" office:value="1.560462198250838" table:formula="of:=[.D1083]+[.F1083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09_9999995.pkl</text:p>
          </table:table-cell>
          <table:table-cell office:value-type="float" office:value="5570" table:style-name="ce1">
            <text:p>5570</text:p>
          </table:table-cell>
          <table:table-cell office:value-type="float" office:value="25.722800718132898" table:style-name="ce1">
            <text:p>25.7228007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47564225562302E-2" table:style-name="ce1">
            <text:p>0.029847564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985781990521303E-2" table:style-name="ce1">
            <text:p>0.032985782</text:p>
          </table:table-cell>
          <table:table-cell office:value-type="float" office:value="1.560462198250838" table:formula="of:=[.D1084]+[.F1084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18_9999995.pkl</text:p>
          </table:table-cell>
          <table:table-cell office:value-type="float" office:value="5568" table:style-name="ce1">
            <text:p>5568</text:p>
          </table:table-cell>
          <table:table-cell office:value-type="float" office:value="25.937679597701099" table:style-name="ce1">
            <text:p>25.937679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42097488921702E-2" table:style-name="ce1">
            <text:p>0.029542097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465715085362397E-2" table:style-name="ce1">
            <text:p>0.032465715</text:p>
          </table:table-cell>
          <table:table-cell office:value-type="float" office:value="1.560462198250838" table:formula="of:=[.D1085]+[.F1085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0225_99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794729293653599" table:style-name="ce1">
            <text:p>25.79472929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861747243427E-2" table:style-name="ce1">
            <text:p>0.029686175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799245994345E-2" table:style-name="ce1">
            <text:p>0.032799246</text:p>
          </table:table-cell>
          <table:table-cell office:value-type="float" office:value="1.560462198250838" table:formula="of:=[.D1086]+[.F1086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045_9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921931083991399" table:style-name="ce1">
            <text:p>25.9219310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932395549024E-2" table:style-name="ce1">
            <text:p>0.02939324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329988851727998E-2" table:style-name="ce1">
            <text:p>0.032329989</text:p>
          </table:table-cell>
          <table:table-cell office:value-type="float" office:value="1.560462198250838" table:formula="of:=[.D1087]+[.F1087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0225_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794729293653599" table:style-name="ce1">
            <text:p>25.79472929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861747243427E-2" table:style-name="ce1">
            <text:p>0.029686175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799245994345E-2" table:style-name="ce1">
            <text:p>0.032799246</text:p>
          </table:table-cell>
          <table:table-cell office:value-type="float" office:value="1.560462198250838" table:formula="of:=[.D1088]+[.F1088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0225_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794729293653599" table:style-name="ce1">
            <text:p>25.79472929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861747243427E-2" table:style-name="ce1">
            <text:p>0.029686175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799245994345E-2" table:style-name="ce1">
            <text:p>0.032799246</text:p>
          </table:table-cell>
          <table:table-cell office:value-type="float" office:value="1.560462198250838" table:formula="of:=[.D1089]+[.F1089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0225_999995.pkl</text:p>
          </table:table-cell>
          <table:table-cell office:value-type="float" office:value="5553" table:style-name="ce1">
            <text:p>5553</text:p>
          </table:table-cell>
          <table:table-cell office:value-type="float" office:value="25.853052404105899" table:style-name="ce1">
            <text:p>25.8530524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284862043251E-2" table:style-name="ce1">
            <text:p>0.029828486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789974559502499E-2" table:style-name="ce1">
            <text:p>0.032789975</text:p>
          </table:table-cell>
          <table:table-cell office:value-type="float" office:value="1.560462198250838" table:formula="of:=[.D1090]+[.F1090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045_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874148440301202" table:style-name="ce1">
            <text:p>25.87414844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07698001480401E-2" table:style-name="ce1">
            <text:p>0.029607698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608695652173898E-2" table:style-name="ce1">
            <text:p>0.032608696</text:p>
          </table:table-cell>
          <table:table-cell office:value-type="float" office:value="1.560462198250838" table:formula="of:=[.D1091]+[.F1091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0225_99995.pkl</text:p>
          </table:table-cell>
          <table:table-cell office:value-type="float" office:value="5589" table:style-name="ce1">
            <text:p>5589</text:p>
          </table:table-cell>
          <table:table-cell office:value-type="float" office:value="25.9624261943103" table:style-name="ce1">
            <text:p>25.96242619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65495542737301E-2" table:style-name="ce1">
            <text:p>0.029365496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299981436792302E-2" table:style-name="ce1">
            <text:p>0.032299981</text:p>
          </table:table-cell>
          <table:table-cell office:value-type="float" office:value="1.560462198250838" table:formula="of:=[.D1092]+[.F1092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0225_9999995.pkl</text:p>
          </table:table-cell>
          <table:table-cell office:value-type="float" office:value="5589" table:style-name="ce1">
            <text:p>5589</text:p>
          </table:table-cell>
          <table:table-cell office:value-type="float" office:value="25.9624261943103" table:style-name="ce1">
            <text:p>25.96242619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65495542737301E-2" table:style-name="ce1">
            <text:p>0.029365496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299981436792302E-2" table:style-name="ce1">
            <text:p>0.032299981</text:p>
          </table:table-cell>
          <table:table-cell office:value-type="float" office:value="1.560462198250838" table:formula="of:=[.D1093]+[.F1093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045_99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921931083991399" table:style-name="ce1">
            <text:p>25.9219310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932395549024E-2" table:style-name="ce1">
            <text:p>0.02939324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329988851727998E-2" table:style-name="ce1">
            <text:p>0.032329989</text:p>
          </table:table-cell>
          <table:table-cell office:value-type="float" office:value="1.560462198250838" table:formula="of:=[.D1094]+[.F1094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5_0225_999995.pkl</text:p>
          </table:table-cell>
          <table:table-cell office:value-type="float" office:value="5565" table:style-name="ce1">
            <text:p>5565</text:p>
          </table:table-cell>
          <table:table-cell office:value-type="float" office:value="25.817250673854399" table:style-name="ce1">
            <text:p>25.81725067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711375212224101E-2" table:style-name="ce1">
            <text:p>0.029711375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725220989279699E-2" table:style-name="ce1">
            <text:p>0.032725221</text:p>
          </table:table-cell>
          <table:table-cell office:value-type="float" office:value="1.560462198250838" table:formula="of:=[.D1095]+[.F1095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0225_9995.pkl</text:p>
          </table:table-cell>
          <table:table-cell office:value-type="float" office:value="5589" table:style-name="ce1">
            <text:p>5589</text:p>
          </table:table-cell>
          <table:table-cell office:value-type="float" office:value="25.9624261943103" table:style-name="ce1">
            <text:p>25.96242619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65495542737301E-2" table:style-name="ce1">
            <text:p>0.029365496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299981436792302E-2" table:style-name="ce1">
            <text:p>0.032299981</text:p>
          </table:table-cell>
          <table:table-cell office:value-type="float" office:value="1.560462198250838" table:formula="of:=[.D1096]+[.F1096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045_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874148440301202" table:style-name="ce1">
            <text:p>25.87414844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07698001480401E-2" table:style-name="ce1">
            <text:p>0.029607698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608695652173898E-2" table:style-name="ce1">
            <text:p>0.032608696</text:p>
          </table:table-cell>
          <table:table-cell office:value-type="float" office:value="1.560462198250838" table:formula="of:=[.D1097]+[.F1097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0225_9995.pkl</text:p>
          </table:table-cell>
          <table:table-cell office:value-type="float" office:value="5589" table:style-name="ce1">
            <text:p>5589</text:p>
          </table:table-cell>
          <table:table-cell office:value-type="float" office:value="26.046341027017402" table:style-name="ce1">
            <text:p>26.04634103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470286133529E-2" table:style-name="ce1">
            <text:p>0.029347029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243120541091401E-2" table:style-name="ce1">
            <text:p>0.032243121</text:p>
          </table:table-cell>
          <table:table-cell office:value-type="float" office:value="1.560462198250838" table:formula="of:=[.D1098]+[.F1098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045_9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874148440301202" table:style-name="ce1">
            <text:p>25.87414844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07698001480401E-2" table:style-name="ce1">
            <text:p>0.029607698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608695652173898E-2" table:style-name="ce1">
            <text:p>0.032608696</text:p>
          </table:table-cell>
          <table:table-cell office:value-type="float" office:value="1.560462198250838" table:formula="of:=[.D1099]+[.F1099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18_999995.pkl</text:p>
          </table:table-cell>
          <table:table-cell office:value-type="float" office:value="5568" table:style-name="ce1">
            <text:p>5568</text:p>
          </table:table-cell>
          <table:table-cell office:value-type="float" office:value="25.937679597701099" table:style-name="ce1">
            <text:p>25.937679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42097488921702E-2" table:style-name="ce1">
            <text:p>0.029542097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465715085362397E-2" table:style-name="ce1">
            <text:p>0.032465715</text:p>
          </table:table-cell>
          <table:table-cell office:value-type="float" office:value="1.560462198250838" table:formula="of:=[.D1100]+[.F1100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045_99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874148440301202" table:style-name="ce1">
            <text:p>25.87414844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07698001480401E-2" table:style-name="ce1">
            <text:p>0.029607698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608695652173898E-2" table:style-name="ce1">
            <text:p>0.032608696</text:p>
          </table:table-cell>
          <table:table-cell office:value-type="float" office:value="1.560462198250838" table:formula="of:=[.D1101]+[.F1101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045_999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921931083991399" table:style-name="ce1">
            <text:p>25.9219310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932395549024E-2" table:style-name="ce1">
            <text:p>0.02939324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329988851727998E-2" table:style-name="ce1">
            <text:p>0.032329989</text:p>
          </table:table-cell>
          <table:table-cell office:value-type="float" office:value="1.560462198250838" table:formula="of:=[.D1102]+[.F1102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5_0225_9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794729293653599" table:style-name="ce1">
            <text:p>25.79472929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6861747243427E-2" table:style-name="ce1">
            <text:p>0.029686175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799245994345E-2" table:style-name="ce1">
            <text:p>0.032799246</text:p>
          </table:table-cell>
          <table:table-cell office:value-type="float" office:value="1.560462198250838" table:formula="of:=[.D1103]+[.F1103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09_9995.pkl</text:p>
          </table:table-cell>
          <table:table-cell office:value-type="float" office:value="5570" table:style-name="ce1">
            <text:p>5570</text:p>
          </table:table-cell>
          <table:table-cell office:value-type="float" office:value="25.722800718132898" table:style-name="ce1">
            <text:p>25.7228007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47564225562302E-2" table:style-name="ce1">
            <text:p>0.029847564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985781990521303E-2" table:style-name="ce1">
            <text:p>0.032985782</text:p>
          </table:table-cell>
          <table:table-cell office:value-type="float" office:value="1.560462198250838" table:formula="of:=[.D1104]+[.F1104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0225_9999995.pkl</text:p>
          </table:table-cell>
          <table:table-cell office:value-type="float" office:value="5553" table:style-name="ce1">
            <text:p>5553</text:p>
          </table:table-cell>
          <table:table-cell office:value-type="float" office:value="25.853052404105899" table:style-name="ce1">
            <text:p>25.8530524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284862043251E-2" table:style-name="ce1">
            <text:p>0.029828486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789974559502499E-2" table:style-name="ce1">
            <text:p>0.032789975</text:p>
          </table:table-cell>
          <table:table-cell office:value-type="float" office:value="1.560462198250838" table:formula="of:=[.D1105]+[.F1105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_0225_9995.pkl</text:p>
          </table:table-cell>
          <table:table-cell office:value-type="float" office:value="5553" table:style-name="ce1">
            <text:p>5553</text:p>
          </table:table-cell>
          <table:table-cell office:value-type="float" office:value="25.853052404105899" table:style-name="ce1">
            <text:p>25.8530524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284862043251E-2" table:style-name="ce1">
            <text:p>0.029828486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789974559502499E-2" table:style-name="ce1">
            <text:p>0.032789975</text:p>
          </table:table-cell>
          <table:table-cell office:value-type="float" office:value="1.560462198250838" table:formula="of:=[.D1106]+[.F1106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5_0225_999995.pkl</text:p>
          </table:table-cell>
          <table:table-cell office:value-type="float" office:value="5589" table:style-name="ce1">
            <text:p>5589</text:p>
          </table:table-cell>
          <table:table-cell office:value-type="float" office:value="26.046341027017402" table:style-name="ce1">
            <text:p>26.04634103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470286133529E-2" table:style-name="ce1">
            <text:p>0.029347029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243120541091401E-2" table:style-name="ce1">
            <text:p>0.032243121</text:p>
          </table:table-cell>
          <table:table-cell office:value-type="float" office:value="1.560462198250838" table:formula="of:=[.D1107]+[.F1107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18_99995.pkl</text:p>
          </table:table-cell>
          <table:table-cell office:value-type="float" office:value="5568" table:style-name="ce1">
            <text:p>5568</text:p>
          </table:table-cell>
          <table:table-cell office:value-type="float" office:value="25.937679597701099" table:style-name="ce1">
            <text:p>25.937679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42097488921702E-2" table:style-name="ce1">
            <text:p>0.029542097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465715085362397E-2" table:style-name="ce1">
            <text:p>0.032465715</text:p>
          </table:table-cell>
          <table:table-cell office:value-type="float" office:value="1.560462198250838" table:formula="of:=[.D1108]+[.F1108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18_9995.pkl</text:p>
          </table:table-cell>
          <table:table-cell office:value-type="float" office:value="5568" table:style-name="ce1">
            <text:p>5568</text:p>
          </table:table-cell>
          <table:table-cell office:value-type="float" office:value="25.937679597701099" table:style-name="ce1">
            <text:p>25.9376796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542097488921702E-2" table:style-name="ce1">
            <text:p>0.029542097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465715085362397E-2" table:style-name="ce1">
            <text:p>0.032465715</text:p>
          </table:table-cell>
          <table:table-cell office:value-type="float" office:value="1.560462198250838" table:formula="of:=[.D1109]+[.F1109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_0225_999995.pkl</text:p>
          </table:table-cell>
          <table:table-cell office:value-type="float" office:value="5589" table:style-name="ce1">
            <text:p>5589</text:p>
          </table:table-cell>
          <table:table-cell office:value-type="float" office:value="25.9624261943103" table:style-name="ce1">
            <text:p>25.96242619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365495542737301E-2" table:style-name="ce1">
            <text:p>0.029365496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299981436792302E-2" table:style-name="ce1">
            <text:p>0.032299981</text:p>
          </table:table-cell>
          <table:table-cell office:value-type="float" office:value="1.560462198250838" table:formula="of:=[.D1110]+[.F1110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09_99995.pkl</text:p>
          </table:table-cell>
          <table:table-cell office:value-type="float" office:value="5570" table:style-name="ce1">
            <text:p>5570</text:p>
          </table:table-cell>
          <table:table-cell office:value-type="float" office:value="25.722800718132898" table:style-name="ce1">
            <text:p>25.7228007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47564225562302E-2" table:style-name="ce1">
            <text:p>0.029847564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985781990521303E-2" table:style-name="ce1">
            <text:p>0.032985782</text:p>
          </table:table-cell>
          <table:table-cell office:value-type="float" office:value="1.560462198250838" table:formula="of:=[.D1111]+[.F1111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09_999995.pkl</text:p>
          </table:table-cell>
          <table:table-cell office:value-type="float" office:value="5570" table:style-name="ce1">
            <text:p>5570</text:p>
          </table:table-cell>
          <table:table-cell office:value-type="float" office:value="25.722800718132898" table:style-name="ce1">
            <text:p>25.7228007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47564225562302E-2" table:style-name="ce1">
            <text:p>0.029847564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985781990521303E-2" table:style-name="ce1">
            <text:p>0.032985782</text:p>
          </table:table-cell>
          <table:table-cell office:value-type="float" office:value="1.560462198250838" table:formula="of:=[.D1112]+[.F1112]" table:style-name="ce1">
            <text:p>1.5604621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18_9995.pkl</text:p>
          </table:table-cell>
          <table:table-cell office:value-type="float" office:value="5650" table:style-name="ce1">
            <text:p>5650</text:p>
          </table:table-cell>
          <table:table-cell office:value-type="float" office:value="11.4030088495575" table:style-name="ce1">
            <text:p>11.40300885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4411424797754701E-2" table:style-name="ce1">
            <text:p>0.044411425</text:p>
          </table:table-cell>
          <table:table-cell office:value-type="float" office:value="0.78867102396514199" table:style-name="ce1">
            <text:p>0.788671024</text:p>
          </table:table-cell>
          <table:table-cell office:value-type="float" office:value="4.57590696498546E-2" table:style-name="ce1">
            <text:p>0.04575907</text:p>
          </table:table-cell>
          <table:table-cell office:value-type="float" office:value="1.5594446629336229" table:formula="of:=[.D1113]+[.F1113]" table:style-name="ce1">
            <text:p>1.5594446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18_9999995.pkl</text:p>
          </table:table-cell>
          <table:table-cell office:value-type="float" office:value="5650" table:style-name="ce1">
            <text:p>5650</text:p>
          </table:table-cell>
          <table:table-cell office:value-type="float" office:value="11.4030088495575" table:style-name="ce1">
            <text:p>11.40300885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4411424797754701E-2" table:style-name="ce1">
            <text:p>0.044411425</text:p>
          </table:table-cell>
          <table:table-cell office:value-type="float" office:value="0.78867102396514199" table:style-name="ce1">
            <text:p>0.788671024</text:p>
          </table:table-cell>
          <table:table-cell office:value-type="float" office:value="4.57590696498546E-2" table:style-name="ce1">
            <text:p>0.04575907</text:p>
          </table:table-cell>
          <table:table-cell office:value-type="float" office:value="1.5594446629336229" table:formula="of:=[.D1114]+[.F1114]" table:style-name="ce1">
            <text:p>1.5594446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18_999995.pkl</text:p>
          </table:table-cell>
          <table:table-cell office:value-type="float" office:value="5650" table:style-name="ce1">
            <text:p>5650</text:p>
          </table:table-cell>
          <table:table-cell office:value-type="float" office:value="11.4030088495575" table:style-name="ce1">
            <text:p>11.40300885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4411424797754701E-2" table:style-name="ce1">
            <text:p>0.044411425</text:p>
          </table:table-cell>
          <table:table-cell office:value-type="float" office:value="0.78867102396514199" table:style-name="ce1">
            <text:p>0.788671024</text:p>
          </table:table-cell>
          <table:table-cell office:value-type="float" office:value="4.57590696498546E-2" table:style-name="ce1">
            <text:p>0.04575907</text:p>
          </table:table-cell>
          <table:table-cell office:value-type="float" office:value="1.5594446629336229" table:formula="of:=[.D1115]+[.F1115]" table:style-name="ce1">
            <text:p>1.5594446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5_18_99995.pkl</text:p>
          </table:table-cell>
          <table:table-cell office:value-type="float" office:value="5650" table:style-name="ce1">
            <text:p>5650</text:p>
          </table:table-cell>
          <table:table-cell office:value-type="float" office:value="11.4030088495575" table:style-name="ce1">
            <text:p>11.40300885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4411424797754701E-2" table:style-name="ce1">
            <text:p>0.044411425</text:p>
          </table:table-cell>
          <table:table-cell office:value-type="float" office:value="0.78867102396514199" table:style-name="ce1">
            <text:p>0.788671024</text:p>
          </table:table-cell>
          <table:table-cell office:value-type="float" office:value="4.57590696498546E-2" table:style-name="ce1">
            <text:p>0.04575907</text:p>
          </table:table-cell>
          <table:table-cell office:value-type="float" office:value="1.5594446629336229" table:formula="of:=[.D1116]+[.F1116]" table:style-name="ce1">
            <text:p>1.5594446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18_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6066044508256" table:style-name="ce1">
            <text:p>25.6066044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952931108258501E-2" table:style-name="ce1">
            <text:p>0.029952931</text:p>
          </table:table-cell>
          <table:table-cell office:value-type="float" office:value="0.75599128540305005" table:style-name="ce1">
            <text:p>0.755991285</text:p>
          </table:table-cell>
          <table:table-cell office:value-type="float" office:value="3.3006753543232202E-2" table:style-name="ce1">
            <text:p>0.033006754</text:p>
          </table:table-cell>
          <table:table-cell office:value-type="float" office:value="1.5582835490133651" table:formula="of:=[.D1117]+[.F1117]" table:style-name="ce1">
            <text:p>1.5582835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18_99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6066044508256" table:style-name="ce1">
            <text:p>25.6066044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952931108258501E-2" table:style-name="ce1">
            <text:p>0.029952931</text:p>
          </table:table-cell>
          <table:table-cell office:value-type="float" office:value="0.75599128540305005" table:style-name="ce1">
            <text:p>0.755991285</text:p>
          </table:table-cell>
          <table:table-cell office:value-type="float" office:value="3.3006753543232202E-2" table:style-name="ce1">
            <text:p>0.033006754</text:p>
          </table:table-cell>
          <table:table-cell office:value-type="float" office:value="1.5582835490133651" table:formula="of:=[.D1118]+[.F1118]" table:style-name="ce1">
            <text:p>1.5582835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18_9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6066044508256" table:style-name="ce1">
            <text:p>25.6066044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952931108258501E-2" table:style-name="ce1">
            <text:p>0.029952931</text:p>
          </table:table-cell>
          <table:table-cell office:value-type="float" office:value="0.75599128540305005" table:style-name="ce1">
            <text:p>0.755991285</text:p>
          </table:table-cell>
          <table:table-cell office:value-type="float" office:value="3.3006753543232202E-2" table:style-name="ce1">
            <text:p>0.033006754</text:p>
          </table:table-cell>
          <table:table-cell office:value-type="float" office:value="1.5582835490133651" table:formula="of:=[.D1119]+[.F1119]" table:style-name="ce1">
            <text:p>1.5582835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18_999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6066044508256" table:style-name="ce1">
            <text:p>25.60660445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952931108258501E-2" table:style-name="ce1">
            <text:p>0.029952931</text:p>
          </table:table-cell>
          <table:table-cell office:value-type="float" office:value="0.75599128540305005" table:style-name="ce1">
            <text:p>0.755991285</text:p>
          </table:table-cell>
          <table:table-cell office:value-type="float" office:value="3.3006753543232202E-2" table:style-name="ce1">
            <text:p>0.033006754</text:p>
          </table:table-cell>
          <table:table-cell office:value-type="float" office:value="1.5582835490133651" table:formula="of:=[.D1120]+[.F1120]" table:style-name="ce1">
            <text:p>1.5582835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09_9999995.pkl</text:p>
          </table:table-cell>
          <table:table-cell office:value-type="float" office:value="5145" table:style-name="ce1">
            <text:p>5145</text:p>
          </table:table-cell>
          <table:table-cell office:value-type="float" office:value="13.133527696792999" table:style-name="ce1">
            <text:p>13.1335277</text:p>
          </table:table-cell>
          <table:table-cell office:value-type="float" office:value="0.77650429799426901" table:style-name="ce1">
            <text:p>0.776504298</text:p>
          </table:table-cell>
          <table:table-cell office:value-type="float" office:value="4.6229955646537001E-2" table:style-name="ce1">
            <text:p>0.046229956</text:p>
          </table:table-cell>
          <table:table-cell office:value-type="float" office:value="0.78165938864628803" table:style-name="ce1">
            <text:p>0.781659389</text:p>
          </table:table-cell>
          <table:table-cell office:value-type="float" office:value="4.7006302521008403E-2" table:style-name="ce1">
            <text:p>0.047006303</text:p>
          </table:table-cell>
          <table:table-cell office:value-type="float" office:value="1.558163686640557" table:formula="of:=[.D1121]+[.F1121]" table:style-name="ce1">
            <text:p>1.5581636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09_999995.pkl</text:p>
          </table:table-cell>
          <table:table-cell office:value-type="float" office:value="5145" table:style-name="ce1">
            <text:p>5145</text:p>
          </table:table-cell>
          <table:table-cell office:value-type="float" office:value="13.133527696792999" table:style-name="ce1">
            <text:p>13.1335277</text:p>
          </table:table-cell>
          <table:table-cell office:value-type="float" office:value="0.77650429799426901" table:style-name="ce1">
            <text:p>0.776504298</text:p>
          </table:table-cell>
          <table:table-cell office:value-type="float" office:value="4.6229955646537001E-2" table:style-name="ce1">
            <text:p>0.046229956</text:p>
          </table:table-cell>
          <table:table-cell office:value-type="float" office:value="0.78165938864628803" table:style-name="ce1">
            <text:p>0.781659389</text:p>
          </table:table-cell>
          <table:table-cell office:value-type="float" office:value="4.7006302521008403E-2" table:style-name="ce1">
            <text:p>0.047006303</text:p>
          </table:table-cell>
          <table:table-cell office:value-type="float" office:value="1.558163686640557" table:formula="of:=[.D1122]+[.F1122]" table:style-name="ce1">
            <text:p>1.5581636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09_9995.pkl</text:p>
          </table:table-cell>
          <table:table-cell office:value-type="float" office:value="5145" table:style-name="ce1">
            <text:p>5145</text:p>
          </table:table-cell>
          <table:table-cell office:value-type="float" office:value="13.133527696792999" table:style-name="ce1">
            <text:p>13.1335277</text:p>
          </table:table-cell>
          <table:table-cell office:value-type="float" office:value="0.77650429799426901" table:style-name="ce1">
            <text:p>0.776504298</text:p>
          </table:table-cell>
          <table:table-cell office:value-type="float" office:value="4.6229955646537001E-2" table:style-name="ce1">
            <text:p>0.046229956</text:p>
          </table:table-cell>
          <table:table-cell office:value-type="float" office:value="0.78165938864628803" table:style-name="ce1">
            <text:p>0.781659389</text:p>
          </table:table-cell>
          <table:table-cell office:value-type="float" office:value="4.7006302521008403E-2" table:style-name="ce1">
            <text:p>0.047006303</text:p>
          </table:table-cell>
          <table:table-cell office:value-type="float" office:value="1.558163686640557" table:formula="of:=[.D1123]+[.F1123]" table:style-name="ce1">
            <text:p>1.5581636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09_99995.pkl</text:p>
          </table:table-cell>
          <table:table-cell office:value-type="float" office:value="5145" table:style-name="ce1">
            <text:p>5145</text:p>
          </table:table-cell>
          <table:table-cell office:value-type="float" office:value="13.133527696792999" table:style-name="ce1">
            <text:p>13.1335277</text:p>
          </table:table-cell>
          <table:table-cell office:value-type="float" office:value="0.77650429799426901" table:style-name="ce1">
            <text:p>0.776504298</text:p>
          </table:table-cell>
          <table:table-cell office:value-type="float" office:value="4.6229955646537001E-2" table:style-name="ce1">
            <text:p>0.046229956</text:p>
          </table:table-cell>
          <table:table-cell office:value-type="float" office:value="0.78165938864628803" table:style-name="ce1">
            <text:p>0.781659389</text:p>
          </table:table-cell>
          <table:table-cell office:value-type="float" office:value="4.7006302521008403E-2" table:style-name="ce1">
            <text:p>0.047006303</text:p>
          </table:table-cell>
          <table:table-cell office:value-type="float" office:value="1.558163686640557" table:formula="of:=[.D1124]+[.F1124]" table:style-name="ce1">
            <text:p>1.5581636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0225_99995.pkl</text:p>
          </table:table-cell>
          <table:table-cell office:value-type="float" office:value="5568" table:style-name="ce1">
            <text:p>5568</text:p>
          </table:table-cell>
          <table:table-cell office:value-type="float" office:value="25.751257183907999" table:style-name="ce1">
            <text:p>25.7512571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44382860797301E-2" table:style-name="ce1">
            <text:p>0.029844383</text:p>
          </table:table-cell>
          <table:table-cell office:value-type="float" office:value="0.75381263616557703" table:style-name="ce1">
            <text:p>0.753812636</text:p>
          </table:table-cell>
          <table:table-cell office:value-type="float" office:value="3.2814871016691997E-2" table:style-name="ce1">
            <text:p>0.032814871</text:p>
          </table:table-cell>
          <table:table-cell office:value-type="float" office:value="1.5561048997758919" table:formula="of:=[.D1125]+[.F1125]" table:style-name="ce1">
            <text:p>1.55610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0225_9995.pkl</text:p>
          </table:table-cell>
          <table:table-cell office:value-type="float" office:value="5568" table:style-name="ce1">
            <text:p>5568</text:p>
          </table:table-cell>
          <table:table-cell office:value-type="float" office:value="25.751257183907999" table:style-name="ce1">
            <text:p>25.7512571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44382860797301E-2" table:style-name="ce1">
            <text:p>0.029844383</text:p>
          </table:table-cell>
          <table:table-cell office:value-type="float" office:value="0.75381263616557703" table:style-name="ce1">
            <text:p>0.753812636</text:p>
          </table:table-cell>
          <table:table-cell office:value-type="float" office:value="3.2814871016691997E-2" table:style-name="ce1">
            <text:p>0.032814871</text:p>
          </table:table-cell>
          <table:table-cell office:value-type="float" office:value="1.5561048997758919" table:formula="of:=[.D1126]+[.F1126]" table:style-name="ce1">
            <text:p>1.55610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0225_999995.pkl</text:p>
          </table:table-cell>
          <table:table-cell office:value-type="float" office:value="5568" table:style-name="ce1">
            <text:p>5568</text:p>
          </table:table-cell>
          <table:table-cell office:value-type="float" office:value="25.751257183907999" table:style-name="ce1">
            <text:p>25.7512571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44382860797301E-2" table:style-name="ce1">
            <text:p>0.029844383</text:p>
          </table:table-cell>
          <table:table-cell office:value-type="float" office:value="0.75381263616557703" table:style-name="ce1">
            <text:p>0.753812636</text:p>
          </table:table-cell>
          <table:table-cell office:value-type="float" office:value="3.2814871016691997E-2" table:style-name="ce1">
            <text:p>0.032814871</text:p>
          </table:table-cell>
          <table:table-cell office:value-type="float" office:value="1.5561048997758919" table:formula="of:=[.D1127]+[.F1127]" table:style-name="ce1">
            <text:p>1.55610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5_0225_9999995.pkl</text:p>
          </table:table-cell>
          <table:table-cell office:value-type="float" office:value="5568" table:style-name="ce1">
            <text:p>5568</text:p>
          </table:table-cell>
          <table:table-cell office:value-type="float" office:value="25.751257183907999" table:style-name="ce1">
            <text:p>25.7512571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44382860797301E-2" table:style-name="ce1">
            <text:p>0.029844383</text:p>
          </table:table-cell>
          <table:table-cell office:value-type="float" office:value="0.75381263616557703" table:style-name="ce1">
            <text:p>0.753812636</text:p>
          </table:table-cell>
          <table:table-cell office:value-type="float" office:value="3.2814871016691997E-2" table:style-name="ce1">
            <text:p>0.032814871</text:p>
          </table:table-cell>
          <table:table-cell office:value-type="float" office:value="1.5561048997758919" table:formula="of:=[.D1128]+[.F1128]" table:style-name="ce1">
            <text:p>1.55610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0225_9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8088419545373" table:style-name="ce1">
            <text:p>25.80884195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455393091756699E-2" table:style-name="ce1">
            <text:p>0.029455393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584269662921397E-2" table:style-name="ce1">
            <text:p>0.03258427</text:p>
          </table:table-cell>
          <table:table-cell office:value-type="float" office:value="1.5547315392250498" table:formula="of:=[.D1129]+[.F1129]" table:style-name="ce1">
            <text:p>1.5547315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0225_999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8088419545373" table:style-name="ce1">
            <text:p>25.80884195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455393091756699E-2" table:style-name="ce1">
            <text:p>0.029455393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584269662921397E-2" table:style-name="ce1">
            <text:p>0.03258427</text:p>
          </table:table-cell>
          <table:table-cell office:value-type="float" office:value="1.5547315392250498" table:formula="of:=[.D1130]+[.F1130]" table:style-name="ce1">
            <text:p>1.5547315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0225_99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8088419545373" table:style-name="ce1">
            <text:p>25.80884195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455393091756699E-2" table:style-name="ce1">
            <text:p>0.029455393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584269662921397E-2" table:style-name="ce1">
            <text:p>0.03258427</text:p>
          </table:table-cell>
          <table:table-cell office:value-type="float" office:value="1.5547315392250498" table:formula="of:=[.D1131]+[.F1131]" table:style-name="ce1">
            <text:p>1.5547315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25_0225_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8088419545373" table:style-name="ce1">
            <text:p>25.80884195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455393091756699E-2" table:style-name="ce1">
            <text:p>0.029455393</text:p>
          </table:table-cell>
          <table:table-cell office:value-type="float" office:value="0.75816993464052296" table:style-name="ce1">
            <text:p>0.758169935</text:p>
          </table:table-cell>
          <table:table-cell office:value-type="float" office:value="3.2584269662921397E-2" table:style-name="ce1">
            <text:p>0.03258427</text:p>
          </table:table-cell>
          <table:table-cell office:value-type="float" office:value="1.5547315392250498" table:formula="of:=[.D1132]+[.F1132]" table:style-name="ce1">
            <text:p>1.5547315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045_9995.pkl</text:p>
          </table:table-cell>
          <table:table-cell office:value-type="float" office:value="5564" table:style-name="ce1">
            <text:p>5564</text:p>
          </table:table-cell>
          <table:table-cell office:value-type="float" office:value="25.711897915168901" table:style-name="ce1">
            <text:p>25.7118979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952931108258501E-2" table:style-name="ce1">
            <text:p>0.029952931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8165128888043E-2" table:style-name="ce1">
            <text:p>0.032816513</text:p>
          </table:table-cell>
          <table:table-cell office:value-type="float" office:value="1.5539262505384199" table:formula="of:=[.D1133]+[.F1133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045_99995.pkl</text:p>
          </table:table-cell>
          <table:table-cell office:value-type="float" office:value="5564" table:style-name="ce1">
            <text:p>5564</text:p>
          </table:table-cell>
          <table:table-cell office:value-type="float" office:value="25.711897915168901" table:style-name="ce1">
            <text:p>25.7118979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952931108258501E-2" table:style-name="ce1">
            <text:p>0.029952931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8165128888043E-2" table:style-name="ce1">
            <text:p>0.032816513</text:p>
          </table:table-cell>
          <table:table-cell office:value-type="float" office:value="1.5539262505384199" table:formula="of:=[.D1134]+[.F1134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045_9999995.pkl</text:p>
          </table:table-cell>
          <table:table-cell office:value-type="float" office:value="5564" table:style-name="ce1">
            <text:p>5564</text:p>
          </table:table-cell>
          <table:table-cell office:value-type="float" office:value="25.711897915168901" table:style-name="ce1">
            <text:p>25.7118979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952931108258501E-2" table:style-name="ce1">
            <text:p>0.029952931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8165128888043E-2" table:style-name="ce1">
            <text:p>0.032816513</text:p>
          </table:table-cell>
          <table:table-cell office:value-type="float" office:value="1.5539262505384199" table:formula="of:=[.D1135]+[.F1135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045_99995.pkl</text:p>
          </table:table-cell>
          <table:table-cell office:value-type="float" office:value="5569" table:style-name="ce1">
            <text:p>5569</text:p>
          </table:table-cell>
          <table:table-cell office:value-type="float" office:value="25.6035194828515" table:style-name="ce1">
            <text:p>25.6035194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3.0020370966012701E-2" table:style-name="ce1">
            <text:p>0.030020371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9041487839771E-2" table:style-name="ce1">
            <text:p>0.032904149</text:p>
          </table:table-cell>
          <table:table-cell office:value-type="float" office:value="1.5539262505384199" table:formula="of:=[.D1136]+[.F1136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0225_9995.pkl</text:p>
          </table:table-cell>
          <table:table-cell office:value-type="float" office:value="5582" table:style-name="ce1">
            <text:p>5582</text:p>
          </table:table-cell>
          <table:table-cell office:value-type="float" office:value="25.713364385524901" table:style-name="ce1">
            <text:p>25.71336439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380221653879E-2" table:style-name="ce1">
            <text:p>0.029838022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6488123403047E-2" table:style-name="ce1">
            <text:p>0.032648812</text:p>
          </table:table-cell>
          <table:table-cell office:value-type="float" office:value="1.5539262505384199" table:formula="of:=[.D1137]+[.F1137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045_99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725412778176601" table:style-name="ce1">
            <text:p>25.7254127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92174655706202E-2" table:style-name="ce1">
            <text:p>0.029892175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791559737667501E-2" table:style-name="ce1">
            <text:p>0.03279156</text:p>
          </table:table-cell>
          <table:table-cell office:value-type="float" office:value="1.5539262505384199" table:formula="of:=[.D1138]+[.F1138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0225_99995.pkl</text:p>
          </table:table-cell>
          <table:table-cell office:value-type="float" office:value="5582" table:style-name="ce1">
            <text:p>5582</text:p>
          </table:table-cell>
          <table:table-cell office:value-type="float" office:value="25.713364385524901" table:style-name="ce1">
            <text:p>25.71336439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380221653879E-2" table:style-name="ce1">
            <text:p>0.029838022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6488123403047E-2" table:style-name="ce1">
            <text:p>0.032648812</text:p>
          </table:table-cell>
          <table:table-cell office:value-type="float" office:value="1.5539262505384199" table:formula="of:=[.D1139]+[.F1139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045_9999995.pkl</text:p>
          </table:table-cell>
          <table:table-cell office:value-type="float" office:value="5569" table:style-name="ce1">
            <text:p>5569</text:p>
          </table:table-cell>
          <table:table-cell office:value-type="float" office:value="25.6035194828515" table:style-name="ce1">
            <text:p>25.6035194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3.0020370966012701E-2" table:style-name="ce1">
            <text:p>0.030020371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9041487839771E-2" table:style-name="ce1">
            <text:p>0.032904149</text:p>
          </table:table-cell>
          <table:table-cell office:value-type="float" office:value="1.5539262505384199" table:formula="of:=[.D1140]+[.F1140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045_999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725412778176601" table:style-name="ce1">
            <text:p>25.7254127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92174655706202E-2" table:style-name="ce1">
            <text:p>0.029892175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791559737667501E-2" table:style-name="ce1">
            <text:p>0.03279156</text:p>
          </table:table-cell>
          <table:table-cell office:value-type="float" office:value="1.5539262505384199" table:formula="of:=[.D1141]+[.F1141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0225_999995.pkl</text:p>
          </table:table-cell>
          <table:table-cell office:value-type="float" office:value="5582" table:style-name="ce1">
            <text:p>5582</text:p>
          </table:table-cell>
          <table:table-cell office:value-type="float" office:value="25.713364385524901" table:style-name="ce1">
            <text:p>25.71336439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380221653879E-2" table:style-name="ce1">
            <text:p>0.029838022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6488123403047E-2" table:style-name="ce1">
            <text:p>0.032648812</text:p>
          </table:table-cell>
          <table:table-cell office:value-type="float" office:value="1.5539262505384199" table:formula="of:=[.D1142]+[.F1142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045_9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725412778176601" table:style-name="ce1">
            <text:p>25.7254127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92174655706202E-2" table:style-name="ce1">
            <text:p>0.029892175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791559737667501E-2" table:style-name="ce1">
            <text:p>0.03279156</text:p>
          </table:table-cell>
          <table:table-cell office:value-type="float" office:value="1.5539262505384199" table:formula="of:=[.D1143]+[.F1143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5_0225_9999995.pkl</text:p>
          </table:table-cell>
          <table:table-cell office:value-type="float" office:value="5582" table:style-name="ce1">
            <text:p>5582</text:p>
          </table:table-cell>
          <table:table-cell office:value-type="float" office:value="25.713364385524901" table:style-name="ce1">
            <text:p>25.71336439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380221653879E-2" table:style-name="ce1">
            <text:p>0.029838022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6488123403047E-2" table:style-name="ce1">
            <text:p>0.032648812</text:p>
          </table:table-cell>
          <table:table-cell office:value-type="float" office:value="1.5539262505384199" table:formula="of:=[.D1144]+[.F1144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045_9995.pkl</text:p>
          </table:table-cell>
          <table:table-cell office:value-type="float" office:value="5569" table:style-name="ce1">
            <text:p>5569</text:p>
          </table:table-cell>
          <table:table-cell office:value-type="float" office:value="25.6035194828515" table:style-name="ce1">
            <text:p>25.6035194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3.0020370966012701E-2" table:style-name="ce1">
            <text:p>0.030020371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9041487839771E-2" table:style-name="ce1">
            <text:p>0.032904149</text:p>
          </table:table-cell>
          <table:table-cell office:value-type="float" office:value="1.5539262505384199" table:formula="of:=[.D1145]+[.F1145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045_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725412778176601" table:style-name="ce1">
            <text:p>25.7254127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892174655706202E-2" table:style-name="ce1">
            <text:p>0.029892175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791559737667501E-2" table:style-name="ce1">
            <text:p>0.03279156</text:p>
          </table:table-cell>
          <table:table-cell office:value-type="float" office:value="1.5539262505384199" table:formula="of:=[.D1146]+[.F1146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045_999995.pkl</text:p>
          </table:table-cell>
          <table:table-cell office:value-type="float" office:value="5564" table:style-name="ce1">
            <text:p>5564</text:p>
          </table:table-cell>
          <table:table-cell office:value-type="float" office:value="25.711897915168901" table:style-name="ce1">
            <text:p>25.71189792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2.9952931108258501E-2" table:style-name="ce1">
            <text:p>0.029952931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8165128888043E-2" table:style-name="ce1">
            <text:p>0.032816513</text:p>
          </table:table-cell>
          <table:table-cell office:value-type="float" office:value="1.5539262505384199" table:formula="of:=[.D1147]+[.F1147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045_999995.pkl</text:p>
          </table:table-cell>
          <table:table-cell office:value-type="float" office:value="5569" table:style-name="ce1">
            <text:p>5569</text:p>
          </table:table-cell>
          <table:table-cell office:value-type="float" office:value="25.6035194828515" table:style-name="ce1">
            <text:p>25.60351948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3.0020370966012701E-2" table:style-name="ce1">
            <text:p>0.030020371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9041487839771E-2" table:style-name="ce1">
            <text:p>0.032904149</text:p>
          </table:table-cell>
          <table:table-cell office:value-type="float" office:value="1.5539262505384199" table:formula="of:=[.D1148]+[.F1148]" table:style-name="ce1">
            <text:p>1.55392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0225_9999995.pkl</text:p>
          </table:table-cell>
          <table:table-cell office:value-type="float" office:value="5594" table:style-name="ce1">
            <text:p>5594</text:p>
          </table:table-cell>
          <table:table-cell office:value-type="float" office:value="25.877904898105101" table:style-name="ce1">
            <text:p>25.877904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3527610600781E-2" table:style-name="ce1">
            <text:p>0.029352761</text:p>
          </table:table-cell>
          <table:table-cell office:value-type="float" office:value="0.75599128540305005" table:style-name="ce1">
            <text:p>0.755991285</text:p>
          </table:table-cell>
          <table:table-cell office:value-type="float" office:value="3.2360346917840198E-2" table:style-name="ce1">
            <text:p>0.032360347</text:p>
          </table:table-cell>
          <table:table-cell office:value-type="float" office:value="1.5525528899875769" table:formula="of:=[.D1149]+[.F1149]" table:style-name="ce1">
            <text:p>1.552552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0225_99995.pkl</text:p>
          </table:table-cell>
          <table:table-cell office:value-type="float" office:value="5594" table:style-name="ce1">
            <text:p>5594</text:p>
          </table:table-cell>
          <table:table-cell office:value-type="float" office:value="25.877904898105101" table:style-name="ce1">
            <text:p>25.877904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3527610600781E-2" table:style-name="ce1">
            <text:p>0.029352761</text:p>
          </table:table-cell>
          <table:table-cell office:value-type="float" office:value="0.75599128540305005" table:style-name="ce1">
            <text:p>0.755991285</text:p>
          </table:table-cell>
          <table:table-cell office:value-type="float" office:value="3.2360346917840198E-2" table:style-name="ce1">
            <text:p>0.032360347</text:p>
          </table:table-cell>
          <table:table-cell office:value-type="float" office:value="1.5525528899875769" table:formula="of:=[.D1150]+[.F1150]" table:style-name="ce1">
            <text:p>1.552552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0225_9995.pkl</text:p>
          </table:table-cell>
          <table:table-cell office:value-type="float" office:value="5594" table:style-name="ce1">
            <text:p>5594</text:p>
          </table:table-cell>
          <table:table-cell office:value-type="float" office:value="25.877904898105101" table:style-name="ce1">
            <text:p>25.877904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3527610600781E-2" table:style-name="ce1">
            <text:p>0.029352761</text:p>
          </table:table-cell>
          <table:table-cell office:value-type="float" office:value="0.75599128540305005" table:style-name="ce1">
            <text:p>0.755991285</text:p>
          </table:table-cell>
          <table:table-cell office:value-type="float" office:value="3.2360346917840198E-2" table:style-name="ce1">
            <text:p>0.032360347</text:p>
          </table:table-cell>
          <table:table-cell office:value-type="float" office:value="1.5525528899875769" table:formula="of:=[.D1151]+[.F1151]" table:style-name="ce1">
            <text:p>1.552552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125_0225_999995.pkl</text:p>
          </table:table-cell>
          <table:table-cell office:value-type="float" office:value="5594" table:style-name="ce1">
            <text:p>5594</text:p>
          </table:table-cell>
          <table:table-cell office:value-type="float" office:value="25.877904898105101" table:style-name="ce1">
            <text:p>25.877904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3527610600781E-2" table:style-name="ce1">
            <text:p>0.029352761</text:p>
          </table:table-cell>
          <table:table-cell office:value-type="float" office:value="0.75599128540305005" table:style-name="ce1">
            <text:p>0.755991285</text:p>
          </table:table-cell>
          <table:table-cell office:value-type="float" office:value="3.2360346917840198E-2" table:style-name="ce1">
            <text:p>0.032360347</text:p>
          </table:table-cell>
          <table:table-cell office:value-type="float" office:value="1.5525528899875769" table:formula="of:=[.D1152]+[.F1152]" table:style-name="ce1">
            <text:p>1.552552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18_9999995.pkl</text:p>
          </table:table-cell>
          <table:table-cell office:value-type="float" office:value="5451" table:style-name="ce1">
            <text:p>5451</text:p>
          </table:table-cell>
          <table:table-cell office:value-type="float" office:value="9.9407448174646902" table:style-name="ce1">
            <text:p>9.940744817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6314351754570301E-2" table:style-name="ce1">
            <text:p>0.056314352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5.8507170795306401E-2" table:style-name="ce1">
            <text:p>0.058507171</text:p>
          </table:table-cell>
          <table:table-cell office:value-type="float" office:value="1.551751104215412" table:formula="of:=[.D1153]+[.F1153]" table:style-name="ce1">
            <text:p>1.5517511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18_99995.pkl</text:p>
          </table:table-cell>
          <table:table-cell office:value-type="float" office:value="5451" table:style-name="ce1">
            <text:p>5451</text:p>
          </table:table-cell>
          <table:table-cell office:value-type="float" office:value="9.9407448174646902" table:style-name="ce1">
            <text:p>9.940744817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6314351754570301E-2" table:style-name="ce1">
            <text:p>0.056314352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5.8507170795306401E-2" table:style-name="ce1">
            <text:p>0.058507171</text:p>
          </table:table-cell>
          <table:table-cell office:value-type="float" office:value="1.551751104215412" table:formula="of:=[.D1154]+[.F1154]" table:style-name="ce1">
            <text:p>1.5517511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18_999995.pkl</text:p>
          </table:table-cell>
          <table:table-cell office:value-type="float" office:value="5451" table:style-name="ce1">
            <text:p>5451</text:p>
          </table:table-cell>
          <table:table-cell office:value-type="float" office:value="9.9407448174646902" table:style-name="ce1">
            <text:p>9.940744817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6314351754570301E-2" table:style-name="ce1">
            <text:p>0.056314352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5.8507170795306401E-2" table:style-name="ce1">
            <text:p>0.058507171</text:p>
          </table:table-cell>
          <table:table-cell office:value-type="float" office:value="1.551751104215412" table:formula="of:=[.D1155]+[.F1155]" table:style-name="ce1">
            <text:p>1.5517511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18_9995.pkl</text:p>
          </table:table-cell>
          <table:table-cell office:value-type="float" office:value="5451" table:style-name="ce1">
            <text:p>5451</text:p>
          </table:table-cell>
          <table:table-cell office:value-type="float" office:value="9.9407448174646902" table:style-name="ce1">
            <text:p>9.940744817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6314351754570301E-2" table:style-name="ce1">
            <text:p>0.056314352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5.8507170795306401E-2" table:style-name="ce1">
            <text:p>0.058507171</text:p>
          </table:table-cell>
          <table:table-cell office:value-type="float" office:value="1.551751104215412" table:formula="of:=[.D1156]+[.F1156]" table:style-name="ce1">
            <text:p>1.5517511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09_999995.pkl</text:p>
          </table:table-cell>
          <table:table-cell office:value-type="float" office:value="5556" table:style-name="ce1">
            <text:p>5556</text:p>
          </table:table-cell>
          <table:table-cell office:value-type="float" office:value="25.4584233261339" table:style-name="ce1">
            <text:p>25.45842333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3.03030303030303E-2" table:style-name="ce1">
            <text:p>0.0303030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3198224281026797E-2" table:style-name="ce1">
            <text:p>0.033198224</text:p>
          </table:table-cell>
          <table:table-cell office:value-type="float" office:value="1.551747601300947" table:formula="of:=[.D1157]+[.F1157]" table:style-name="ce1">
            <text:p>1.5517476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09_99995.pkl</text:p>
          </table:table-cell>
          <table:table-cell office:value-type="float" office:value="5556" table:style-name="ce1">
            <text:p>5556</text:p>
          </table:table-cell>
          <table:table-cell office:value-type="float" office:value="25.4584233261339" table:style-name="ce1">
            <text:p>25.45842333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3.03030303030303E-2" table:style-name="ce1">
            <text:p>0.0303030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3198224281026797E-2" table:style-name="ce1">
            <text:p>0.033198224</text:p>
          </table:table-cell>
          <table:table-cell office:value-type="float" office:value="1.551747601300947" table:formula="of:=[.D1158]+[.F1158]" table:style-name="ce1">
            <text:p>1.5517476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09_9995.pkl</text:p>
          </table:table-cell>
          <table:table-cell office:value-type="float" office:value="5556" table:style-name="ce1">
            <text:p>5556</text:p>
          </table:table-cell>
          <table:table-cell office:value-type="float" office:value="25.4584233261339" table:style-name="ce1">
            <text:p>25.45842333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3.03030303030303E-2" table:style-name="ce1">
            <text:p>0.0303030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3198224281026797E-2" table:style-name="ce1">
            <text:p>0.033198224</text:p>
          </table:table-cell>
          <table:table-cell office:value-type="float" office:value="1.551747601300947" table:formula="of:=[.D1159]+[.F1159]" table:style-name="ce1">
            <text:p>1.5517476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09_9999995.pkl</text:p>
          </table:table-cell>
          <table:table-cell office:value-type="float" office:value="5556" table:style-name="ce1">
            <text:p>5556</text:p>
          </table:table-cell>
          <table:table-cell office:value-type="float" office:value="25.4584233261339" table:style-name="ce1">
            <text:p>25.45842333</text:p>
          </table:table-cell>
          <table:table-cell office:value-type="float" office:value="0.80229226361031503" table:style-name="ce1">
            <text:p>0.802292264</text:p>
          </table:table-cell>
          <table:table-cell office:value-type="float" office:value="3.03030303030303E-2" table:style-name="ce1">
            <text:p>0.0303030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3198224281026797E-2" table:style-name="ce1">
            <text:p>0.033198224</text:p>
          </table:table-cell>
          <table:table-cell office:value-type="float" office:value="1.551747601300947" table:formula="of:=[.D1160]+[.F1160]" table:style-name="ce1">
            <text:p>1.5517476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09_99995.pkl</text:p>
          </table:table-cell>
          <table:table-cell office:value-type="float" office:value="5273" table:style-name="ce1">
            <text:p>5273</text:p>
          </table:table-cell>
          <table:table-cell office:value-type="float" office:value="10.9512611416651" table:style-name="ce1">
            <text:p>10.95126114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5.3330689928628099E-2" table:style-name="ce1">
            <text:p>0.05333069</text:p>
          </table:table-cell>
          <table:table-cell office:value-type="float" office:value="0.77947598253275097" table:style-name="ce1">
            <text:p>0.779475983</text:p>
          </table:table-cell>
          <table:table-cell office:value-type="float" office:value="5.4855562384757202E-2" table:style-name="ce1">
            <text:p>0.054855562</text:p>
          </table:table-cell>
          <table:table-cell office:value-type="float" office:value="1.5502496215012318" table:formula="of:=[.D1161]+[.F1161]" table:style-name="ce1">
            <text:p>1.5502496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045_99995.pkl</text:p>
          </table:table-cell>
          <table:table-cell office:value-type="float" office:value="5134" table:style-name="ce1">
            <text:p>5134</text:p>
          </table:table-cell>
          <table:table-cell office:value-type="float" office:value="12.2006232956759" table:style-name="ce1">
            <text:p>12.2006233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7635912874092502E-2" table:style-name="ce1">
            <text:p>0.047635913</text:p>
          </table:table-cell>
          <table:table-cell office:value-type="float" office:value="0.77947598253275097" table:style-name="ce1">
            <text:p>0.779475983</text:p>
          </table:table-cell>
          <table:table-cell office:value-type="float" office:value="4.7803963577932498E-2" table:style-name="ce1">
            <text:p>0.047803964</text:p>
          </table:table-cell>
          <table:table-cell office:value-type="float" office:value="1.5502496215012318" table:formula="of:=[.D1162]+[.F1162]" table:style-name="ce1">
            <text:p>1.5502496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045_999995.pkl</text:p>
          </table:table-cell>
          <table:table-cell office:value-type="float" office:value="5134" table:style-name="ce1">
            <text:p>5134</text:p>
          </table:table-cell>
          <table:table-cell office:value-type="float" office:value="12.2006232956759" table:style-name="ce1">
            <text:p>12.2006233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7635912874092502E-2" table:style-name="ce1">
            <text:p>0.047635913</text:p>
          </table:table-cell>
          <table:table-cell office:value-type="float" office:value="0.77947598253275097" table:style-name="ce1">
            <text:p>0.779475983</text:p>
          </table:table-cell>
          <table:table-cell office:value-type="float" office:value="4.7803963577932498E-2" table:style-name="ce1">
            <text:p>0.047803964</text:p>
          </table:table-cell>
          <table:table-cell office:value-type="float" office:value="1.5502496215012318" table:formula="of:=[.D1163]+[.F1163]" table:style-name="ce1">
            <text:p>1.5502496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045_9995.pkl</text:p>
          </table:table-cell>
          <table:table-cell office:value-type="float" office:value="5134" table:style-name="ce1">
            <text:p>5134</text:p>
          </table:table-cell>
          <table:table-cell office:value-type="float" office:value="12.2006232956759" table:style-name="ce1">
            <text:p>12.2006233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7635912874092502E-2" table:style-name="ce1">
            <text:p>0.047635913</text:p>
          </table:table-cell>
          <table:table-cell office:value-type="float" office:value="0.77947598253275097" table:style-name="ce1">
            <text:p>0.779475983</text:p>
          </table:table-cell>
          <table:table-cell office:value-type="float" office:value="4.7803963577932498E-2" table:style-name="ce1">
            <text:p>0.047803964</text:p>
          </table:table-cell>
          <table:table-cell office:value-type="float" office:value="1.5502496215012318" table:formula="of:=[.D1164]+[.F1164]" table:style-name="ce1">
            <text:p>1.5502496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09_999995.pkl</text:p>
          </table:table-cell>
          <table:table-cell office:value-type="float" office:value="5273" table:style-name="ce1">
            <text:p>5273</text:p>
          </table:table-cell>
          <table:table-cell office:value-type="float" office:value="10.9512611416651" table:style-name="ce1">
            <text:p>10.95126114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5.3330689928628099E-2" table:style-name="ce1">
            <text:p>0.05333069</text:p>
          </table:table-cell>
          <table:table-cell office:value-type="float" office:value="0.77947598253275097" table:style-name="ce1">
            <text:p>0.779475983</text:p>
          </table:table-cell>
          <table:table-cell office:value-type="float" office:value="5.4855562384757202E-2" table:style-name="ce1">
            <text:p>0.054855562</text:p>
          </table:table-cell>
          <table:table-cell office:value-type="float" office:value="1.5502496215012318" table:formula="of:=[.D1165]+[.F1165]" table:style-name="ce1">
            <text:p>1.5502496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045_9999995.pkl</text:p>
          </table:table-cell>
          <table:table-cell office:value-type="float" office:value="5134" table:style-name="ce1">
            <text:p>5134</text:p>
          </table:table-cell>
          <table:table-cell office:value-type="float" office:value="12.2006232956759" table:style-name="ce1">
            <text:p>12.2006233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7635912874092502E-2" table:style-name="ce1">
            <text:p>0.047635913</text:p>
          </table:table-cell>
          <table:table-cell office:value-type="float" office:value="0.77947598253275097" table:style-name="ce1">
            <text:p>0.779475983</text:p>
          </table:table-cell>
          <table:table-cell office:value-type="float" office:value="4.7803963577932498E-2" table:style-name="ce1">
            <text:p>0.047803964</text:p>
          </table:table-cell>
          <table:table-cell office:value-type="float" office:value="1.5502496215012318" table:formula="of:=[.D1166]+[.F1166]" table:style-name="ce1">
            <text:p>1.5502496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09_9995.pkl</text:p>
          </table:table-cell>
          <table:table-cell office:value-type="float" office:value="5273" table:style-name="ce1">
            <text:p>5273</text:p>
          </table:table-cell>
          <table:table-cell office:value-type="float" office:value="10.9512611416651" table:style-name="ce1">
            <text:p>10.95126114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5.3330689928628099E-2" table:style-name="ce1">
            <text:p>0.05333069</text:p>
          </table:table-cell>
          <table:table-cell office:value-type="float" office:value="0.77947598253275097" table:style-name="ce1">
            <text:p>0.779475983</text:p>
          </table:table-cell>
          <table:table-cell office:value-type="float" office:value="5.4855562384757202E-2" table:style-name="ce1">
            <text:p>0.054855562</text:p>
          </table:table-cell>
          <table:table-cell office:value-type="float" office:value="1.5502496215012318" table:formula="of:=[.D1167]+[.F1167]" table:style-name="ce1">
            <text:p>1.5502496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09_9999995.pkl</text:p>
          </table:table-cell>
          <table:table-cell office:value-type="float" office:value="5273" table:style-name="ce1">
            <text:p>5273</text:p>
          </table:table-cell>
          <table:table-cell office:value-type="float" office:value="10.9512611416651" table:style-name="ce1">
            <text:p>10.95126114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5.3330689928628099E-2" table:style-name="ce1">
            <text:p>0.05333069</text:p>
          </table:table-cell>
          <table:table-cell office:value-type="float" office:value="0.77947598253275097" table:style-name="ce1">
            <text:p>0.779475983</text:p>
          </table:table-cell>
          <table:table-cell office:value-type="float" office:value="5.4855562384757202E-2" table:style-name="ce1">
            <text:p>0.054855562</text:p>
          </table:table-cell>
          <table:table-cell office:value-type="float" office:value="1.5502496215012318" table:formula="of:=[.D1168]+[.F1168]" table:style-name="ce1">
            <text:p>1.5502496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045_999995.pkl</text:p>
          </table:table-cell>
          <table:table-cell office:value-type="float" office:value="5559" table:style-name="ce1">
            <text:p>5559</text:p>
          </table:table-cell>
          <table:table-cell office:value-type="float" office:value="25.506925706062201" table:style-name="ce1">
            <text:p>25.5069257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0930937432345E-2" table:style-name="ce1">
            <text:p>0.030093094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3227390927477597E-2" table:style-name="ce1">
            <text:p>0.033227391</text:p>
          </table:table-cell>
          <table:table-cell office:value-type="float" office:value="1.548195591512632" table:formula="of:=[.D1169]+[.F1169]" table:style-name="ce1">
            <text:p>1.548195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045_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6364288275368" table:style-name="ce1">
            <text:p>25.6364288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723236204504E-2" table:style-name="ce1">
            <text:p>0.029672324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614861032331202E-2" table:style-name="ce1">
            <text:p>0.032614861</text:p>
          </table:table-cell>
          <table:table-cell office:value-type="float" office:value="1.548195591512632" table:formula="of:=[.D1170]+[.F1170]" table:style-name="ce1">
            <text:p>1.548195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045_99995.pkl</text:p>
          </table:table-cell>
          <table:table-cell office:value-type="float" office:value="5584" table:style-name="ce1">
            <text:p>5584</text:p>
          </table:table-cell>
          <table:table-cell office:value-type="float" office:value="25.623925501432701" table:style-name="ce1">
            <text:p>25.6239255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26261762189898E-2" table:style-name="ce1">
            <text:p>0.029726262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713825146975198E-2" table:style-name="ce1">
            <text:p>0.032713825</text:p>
          </table:table-cell>
          <table:table-cell office:value-type="float" office:value="1.548195591512632" table:formula="of:=[.D1171]+[.F1171]" table:style-name="ce1">
            <text:p>1.548195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045_999995.pkl</text:p>
          </table:table-cell>
          <table:table-cell office:value-type="float" office:value="5584" table:style-name="ce1">
            <text:p>5584</text:p>
          </table:table-cell>
          <table:table-cell office:value-type="float" office:value="25.623925501432701" table:style-name="ce1">
            <text:p>25.6239255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26261762189898E-2" table:style-name="ce1">
            <text:p>0.029726262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713825146975198E-2" table:style-name="ce1">
            <text:p>0.032713825</text:p>
          </table:table-cell>
          <table:table-cell office:value-type="float" office:value="1.548195591512632" table:formula="of:=[.D1172]+[.F1172]" table:style-name="ce1">
            <text:p>1.548195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045_99995.pkl</text:p>
          </table:table-cell>
          <table:table-cell office:value-type="float" office:value="5559" table:style-name="ce1">
            <text:p>5559</text:p>
          </table:table-cell>
          <table:table-cell office:value-type="float" office:value="25.506925706062201" table:style-name="ce1">
            <text:p>25.5069257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0930937432345E-2" table:style-name="ce1">
            <text:p>0.030093094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3227390927477597E-2" table:style-name="ce1">
            <text:p>0.033227391</text:p>
          </table:table-cell>
          <table:table-cell office:value-type="float" office:value="1.548195591512632" table:formula="of:=[.D1173]+[.F1173]" table:style-name="ce1">
            <text:p>1.548195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045_9995.pkl</text:p>
          </table:table-cell>
          <table:table-cell office:value-type="float" office:value="5584" table:style-name="ce1">
            <text:p>5584</text:p>
          </table:table-cell>
          <table:table-cell office:value-type="float" office:value="25.623925501432701" table:style-name="ce1">
            <text:p>25.6239255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26261762189898E-2" table:style-name="ce1">
            <text:p>0.029726262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713825146975198E-2" table:style-name="ce1">
            <text:p>0.032713825</text:p>
          </table:table-cell>
          <table:table-cell office:value-type="float" office:value="1.548195591512632" table:formula="of:=[.D1174]+[.F1174]" table:style-name="ce1">
            <text:p>1.548195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045_9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6364288275368" table:style-name="ce1">
            <text:p>25.6364288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723236204504E-2" table:style-name="ce1">
            <text:p>0.029672324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614861032331202E-2" table:style-name="ce1">
            <text:p>0.032614861</text:p>
          </table:table-cell>
          <table:table-cell office:value-type="float" office:value="1.548195591512632" table:formula="of:=[.D1175]+[.F1175]" table:style-name="ce1">
            <text:p>1.548195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045_99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6364288275368" table:style-name="ce1">
            <text:p>25.6364288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723236204504E-2" table:style-name="ce1">
            <text:p>0.029672324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614861032331202E-2" table:style-name="ce1">
            <text:p>0.032614861</text:p>
          </table:table-cell>
          <table:table-cell office:value-type="float" office:value="1.548195591512632" table:formula="of:=[.D1176]+[.F1176]" table:style-name="ce1">
            <text:p>1.548195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045_9999995.pkl</text:p>
          </table:table-cell>
          <table:table-cell office:value-type="float" office:value="5584" table:style-name="ce1">
            <text:p>5584</text:p>
          </table:table-cell>
          <table:table-cell office:value-type="float" office:value="25.623925501432701" table:style-name="ce1">
            <text:p>25.6239255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26261762189898E-2" table:style-name="ce1">
            <text:p>0.029726262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713825146975198E-2" table:style-name="ce1">
            <text:p>0.032713825</text:p>
          </table:table-cell>
          <table:table-cell office:value-type="float" office:value="1.548195591512632" table:formula="of:=[.D1177]+[.F1177]" table:style-name="ce1">
            <text:p>1.548195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045_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6364288275368" table:style-name="ce1">
            <text:p>25.6364288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723236204504E-2" table:style-name="ce1">
            <text:p>0.029672324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2614861032331202E-2" table:style-name="ce1">
            <text:p>0.032614861</text:p>
          </table:table-cell>
          <table:table-cell office:value-type="float" office:value="1.548195591512632" table:formula="of:=[.D1178]+[.F1178]" table:style-name="ce1">
            <text:p>1.548195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045_9999995.pkl</text:p>
          </table:table-cell>
          <table:table-cell office:value-type="float" office:value="5559" table:style-name="ce1">
            <text:p>5559</text:p>
          </table:table-cell>
          <table:table-cell office:value-type="float" office:value="25.506925706062201" table:style-name="ce1">
            <text:p>25.5069257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0930937432345E-2" table:style-name="ce1">
            <text:p>0.030093094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3227390927477597E-2" table:style-name="ce1">
            <text:p>0.033227391</text:p>
          </table:table-cell>
          <table:table-cell office:value-type="float" office:value="1.548195591512632" table:formula="of:=[.D1179]+[.F1179]" table:style-name="ce1">
            <text:p>1.548195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045_9995.pkl</text:p>
          </table:table-cell>
          <table:table-cell office:value-type="float" office:value="5559" table:style-name="ce1">
            <text:p>5559</text:p>
          </table:table-cell>
          <table:table-cell office:value-type="float" office:value="25.506925706062201" table:style-name="ce1">
            <text:p>25.5069257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0930937432345E-2" table:style-name="ce1">
            <text:p>0.030093094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3.3227390927477597E-2" table:style-name="ce1">
            <text:p>0.033227391</text:p>
          </table:table-cell>
          <table:table-cell office:value-type="float" office:value="1.548195591512632" table:formula="of:=[.D1180]+[.F1180]" table:style-name="ce1">
            <text:p>1.5481955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09_99995.pkl</text:p>
          </table:table-cell>
          <table:table-cell office:value-type="float" office:value="5171" table:style-name="ce1">
            <text:p>5171</text:p>
          </table:table-cell>
          <table:table-cell office:value-type="float" office:value="12.471862309031099" table:style-name="ce1">
            <text:p>12.47186231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7242711626273297E-2" table:style-name="ce1">
            <text:p>0.047242712</text:p>
          </table:table-cell>
          <table:table-cell office:value-type="float" office:value="0.77729257641921401" table:style-name="ce1">
            <text:p>0.777292576</text:p>
          </table:table-cell>
          <table:table-cell office:value-type="float" office:value="4.7888081786386899E-2" table:style-name="ce1">
            <text:p>0.047888082</text:p>
          </table:table-cell>
          <table:table-cell office:value-type="float" office:value="1.548066215387695" table:formula="of:=[.D1181]+[.F1181]" table:style-name="ce1">
            <text:p>1.5480662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09_9999995.pkl</text:p>
          </table:table-cell>
          <table:table-cell office:value-type="float" office:value="5171" table:style-name="ce1">
            <text:p>5171</text:p>
          </table:table-cell>
          <table:table-cell office:value-type="float" office:value="12.471862309031099" table:style-name="ce1">
            <text:p>12.47186231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7242711626273297E-2" table:style-name="ce1">
            <text:p>0.047242712</text:p>
          </table:table-cell>
          <table:table-cell office:value-type="float" office:value="0.77729257641921401" table:style-name="ce1">
            <text:p>0.777292576</text:p>
          </table:table-cell>
          <table:table-cell office:value-type="float" office:value="4.7888081786386899E-2" table:style-name="ce1">
            <text:p>0.047888082</text:p>
          </table:table-cell>
          <table:table-cell office:value-type="float" office:value="1.548066215387695" table:formula="of:=[.D1182]+[.F1182]" table:style-name="ce1">
            <text:p>1.5480662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09_999995.pkl</text:p>
          </table:table-cell>
          <table:table-cell office:value-type="float" office:value="5171" table:style-name="ce1">
            <text:p>5171</text:p>
          </table:table-cell>
          <table:table-cell office:value-type="float" office:value="12.471862309031099" table:style-name="ce1">
            <text:p>12.47186231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7242711626273297E-2" table:style-name="ce1">
            <text:p>0.047242712</text:p>
          </table:table-cell>
          <table:table-cell office:value-type="float" office:value="0.77729257641921401" table:style-name="ce1">
            <text:p>0.777292576</text:p>
          </table:table-cell>
          <table:table-cell office:value-type="float" office:value="4.7888081786386899E-2" table:style-name="ce1">
            <text:p>0.047888082</text:p>
          </table:table-cell>
          <table:table-cell office:value-type="float" office:value="1.548066215387695" table:formula="of:=[.D1183]+[.F1183]" table:style-name="ce1">
            <text:p>1.5480662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09_9995.pkl</text:p>
          </table:table-cell>
          <table:table-cell office:value-type="float" office:value="5171" table:style-name="ce1">
            <text:p>5171</text:p>
          </table:table-cell>
          <table:table-cell office:value-type="float" office:value="12.471862309031099" table:style-name="ce1">
            <text:p>12.47186231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7242711626273297E-2" table:style-name="ce1">
            <text:p>0.047242712</text:p>
          </table:table-cell>
          <table:table-cell office:value-type="float" office:value="0.77729257641921401" table:style-name="ce1">
            <text:p>0.777292576</text:p>
          </table:table-cell>
          <table:table-cell office:value-type="float" office:value="4.7888081786386899E-2" table:style-name="ce1">
            <text:p>0.047888082</text:p>
          </table:table-cell>
          <table:table-cell office:value-type="float" office:value="1.548066215387695" table:formula="of:=[.D1184]+[.F1184]" table:style-name="ce1">
            <text:p>1.5480662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36_999995.pkl</text:p>
          </table:table-cell>
          <table:table-cell office:value-type="float" office:value="14648" table:style-name="ce1">
            <text:p>14648</text:p>
          </table:table-cell>
          <table:table-cell office:value-type="float" office:value="5.4775395958492599" table:style-name="ce1">
            <text:p>5.477539596</text:p>
          </table:table-cell>
          <table:table-cell office:value-type="float" office:value="0.75939849624060196" table:style-name="ce1">
            <text:p>0.759398496</text:p>
          </table:table-cell>
          <table:table-cell office:value-type="float" office:value="5.3924185798184698E-2" table:style-name="ce1">
            <text:p>0.053924186</text:p>
          </table:table-cell>
          <table:table-cell office:value-type="float" office:value="0.78709677419354795" table:style-name="ce1">
            <text:p>0.787096774</text:p>
          </table:table-cell>
          <table:table-cell office:value-type="float" office:value="5.0545504764535301E-2" table:style-name="ce1">
            <text:p>0.050545505</text:p>
          </table:table-cell>
          <table:table-cell office:value-type="float" office:value="1.5464952704341499" table:formula="of:=[.D1185]+[.F1185]" table:style-name="ce1">
            <text:p>1.546495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36_9995.pkl</text:p>
          </table:table-cell>
          <table:table-cell office:value-type="float" office:value="14648" table:style-name="ce1">
            <text:p>14648</text:p>
          </table:table-cell>
          <table:table-cell office:value-type="float" office:value="5.4775395958492599" table:style-name="ce1">
            <text:p>5.477539596</text:p>
          </table:table-cell>
          <table:table-cell office:value-type="float" office:value="0.75939849624060196" table:style-name="ce1">
            <text:p>0.759398496</text:p>
          </table:table-cell>
          <table:table-cell office:value-type="float" office:value="5.3924185798184698E-2" table:style-name="ce1">
            <text:p>0.053924186</text:p>
          </table:table-cell>
          <table:table-cell office:value-type="float" office:value="0.78709677419354795" table:style-name="ce1">
            <text:p>0.787096774</text:p>
          </table:table-cell>
          <table:table-cell office:value-type="float" office:value="5.0545504764535301E-2" table:style-name="ce1">
            <text:p>0.050545505</text:p>
          </table:table-cell>
          <table:table-cell office:value-type="float" office:value="1.5464952704341499" table:formula="of:=[.D1186]+[.F1186]" table:style-name="ce1">
            <text:p>1.546495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36_99995.pkl</text:p>
          </table:table-cell>
          <table:table-cell office:value-type="float" office:value="14648" table:style-name="ce1">
            <text:p>14648</text:p>
          </table:table-cell>
          <table:table-cell office:value-type="float" office:value="5.4775395958492599" table:style-name="ce1">
            <text:p>5.477539596</text:p>
          </table:table-cell>
          <table:table-cell office:value-type="float" office:value="0.75939849624060196" table:style-name="ce1">
            <text:p>0.759398496</text:p>
          </table:table-cell>
          <table:table-cell office:value-type="float" office:value="5.3924185798184698E-2" table:style-name="ce1">
            <text:p>0.053924186</text:p>
          </table:table-cell>
          <table:table-cell office:value-type="float" office:value="0.78709677419354795" table:style-name="ce1">
            <text:p>0.787096774</text:p>
          </table:table-cell>
          <table:table-cell office:value-type="float" office:value="5.0545504764535301E-2" table:style-name="ce1">
            <text:p>0.050545505</text:p>
          </table:table-cell>
          <table:table-cell office:value-type="float" office:value="1.5464952704341499" table:formula="of:=[.D1187]+[.F1187]" table:style-name="ce1">
            <text:p>1.546495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36_9999995.pkl</text:p>
          </table:table-cell>
          <table:table-cell office:value-type="float" office:value="14648" table:style-name="ce1">
            <text:p>14648</text:p>
          </table:table-cell>
          <table:table-cell office:value-type="float" office:value="5.4775395958492599" table:style-name="ce1">
            <text:p>5.477539596</text:p>
          </table:table-cell>
          <table:table-cell office:value-type="float" office:value="0.75939849624060196" table:style-name="ce1">
            <text:p>0.759398496</text:p>
          </table:table-cell>
          <table:table-cell office:value-type="float" office:value="5.3924185798184698E-2" table:style-name="ce1">
            <text:p>0.053924186</text:p>
          </table:table-cell>
          <table:table-cell office:value-type="float" office:value="0.78709677419354795" table:style-name="ce1">
            <text:p>0.787096774</text:p>
          </table:table-cell>
          <table:table-cell office:value-type="float" office:value="5.0545504764535301E-2" table:style-name="ce1">
            <text:p>0.050545505</text:p>
          </table:table-cell>
          <table:table-cell office:value-type="float" office:value="1.5464952704341499" table:formula="of:=[.D1188]+[.F1188]" table:style-name="ce1">
            <text:p>1.546495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045_99995.pkl</text:p>
          </table:table-cell>
          <table:table-cell office:value-type="float" office:value="5389" table:style-name="ce1">
            <text:p>5389</text:p>
          </table:table-cell>
          <table:table-cell office:value-type="float" office:value="9.7693449619595505" table:style-name="ce1">
            <text:p>9.769344962</text:p>
          </table:table-cell>
          <table:table-cell office:value-type="float" office:value="0.77298850574712596" table:style-name="ce1">
            <text:p>0.772988506</text:p>
          </table:table-cell>
          <table:table-cell office:value-type="float" office:value="5.7294994675186402E-2" table:style-name="ce1">
            <text:p>0.057294995</text:p>
          </table:table-cell>
          <table:table-cell office:value-type="float" office:value="0.77342047930283198" table:style-name="ce1">
            <text:p>0.773420479</text:p>
          </table:table-cell>
          <table:table-cell office:value-type="float" office:value="5.8215808461790801E-2" table:style-name="ce1">
            <text:p>0.058215808</text:p>
          </table:table-cell>
          <table:table-cell office:value-type="float" office:value="1.5464089850499581" table:formula="of:=[.D1189]+[.F1189]" table:style-name="ce1">
            <text:p>1.546408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045_999995.pkl</text:p>
          </table:table-cell>
          <table:table-cell office:value-type="float" office:value="5389" table:style-name="ce1">
            <text:p>5389</text:p>
          </table:table-cell>
          <table:table-cell office:value-type="float" office:value="9.7693449619595505" table:style-name="ce1">
            <text:p>9.769344962</text:p>
          </table:table-cell>
          <table:table-cell office:value-type="float" office:value="0.77298850574712596" table:style-name="ce1">
            <text:p>0.772988506</text:p>
          </table:table-cell>
          <table:table-cell office:value-type="float" office:value="5.7294994675186402E-2" table:style-name="ce1">
            <text:p>0.057294995</text:p>
          </table:table-cell>
          <table:table-cell office:value-type="float" office:value="0.77342047930283198" table:style-name="ce1">
            <text:p>0.773420479</text:p>
          </table:table-cell>
          <table:table-cell office:value-type="float" office:value="5.8215808461790801E-2" table:style-name="ce1">
            <text:p>0.058215808</text:p>
          </table:table-cell>
          <table:table-cell office:value-type="float" office:value="1.5464089850499581" table:formula="of:=[.D1190]+[.F1190]" table:style-name="ce1">
            <text:p>1.546408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045_9995.pkl</text:p>
          </table:table-cell>
          <table:table-cell office:value-type="float" office:value="5389" table:style-name="ce1">
            <text:p>5389</text:p>
          </table:table-cell>
          <table:table-cell office:value-type="float" office:value="9.7693449619595505" table:style-name="ce1">
            <text:p>9.769344962</text:p>
          </table:table-cell>
          <table:table-cell office:value-type="float" office:value="0.77298850574712596" table:style-name="ce1">
            <text:p>0.772988506</text:p>
          </table:table-cell>
          <table:table-cell office:value-type="float" office:value="5.7294994675186402E-2" table:style-name="ce1">
            <text:p>0.057294995</text:p>
          </table:table-cell>
          <table:table-cell office:value-type="float" office:value="0.77342047930283198" table:style-name="ce1">
            <text:p>0.773420479</text:p>
          </table:table-cell>
          <table:table-cell office:value-type="float" office:value="5.8215808461790801E-2" table:style-name="ce1">
            <text:p>0.058215808</text:p>
          </table:table-cell>
          <table:table-cell office:value-type="float" office:value="1.5464089850499581" table:formula="of:=[.D1191]+[.F1191]" table:style-name="ce1">
            <text:p>1.546408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045_9999995.pkl</text:p>
          </table:table-cell>
          <table:table-cell office:value-type="float" office:value="5389" table:style-name="ce1">
            <text:p>5389</text:p>
          </table:table-cell>
          <table:table-cell office:value-type="float" office:value="9.7693449619595505" table:style-name="ce1">
            <text:p>9.769344962</text:p>
          </table:table-cell>
          <table:table-cell office:value-type="float" office:value="0.77298850574712596" table:style-name="ce1">
            <text:p>0.772988506</text:p>
          </table:table-cell>
          <table:table-cell office:value-type="float" office:value="5.7294994675186402E-2" table:style-name="ce1">
            <text:p>0.057294995</text:p>
          </table:table-cell>
          <table:table-cell office:value-type="float" office:value="0.77342047930283198" table:style-name="ce1">
            <text:p>0.773420479</text:p>
          </table:table-cell>
          <table:table-cell office:value-type="float" office:value="5.8215808461790801E-2" table:style-name="ce1">
            <text:p>0.058215808</text:p>
          </table:table-cell>
          <table:table-cell office:value-type="float" office:value="1.5464089850499581" table:formula="of:=[.D1192]+[.F1192]" table:style-name="ce1">
            <text:p>1.546408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36_9995.pkl</text:p>
          </table:table-cell>
          <table:table-cell office:value-type="float" office:value="7105" table:style-name="ce1">
            <text:p>7105</text:p>
          </table:table-cell>
          <table:table-cell office:value-type="float" office:value="7.9306122448979597" table:style-name="ce1">
            <text:p>7.930612245</text:p>
          </table:table-cell>
          <table:table-cell office:value-type="float" office:value="0.77066666666666706" table:style-name="ce1">
            <text:p>0.770666667</text:p>
          </table:table-cell>
          <table:table-cell office:value-type="float" office:value="6.4393939393939406E-2" table:style-name="ce1">
            <text:p>0.064393939</text:p>
          </table:table-cell>
          <table:table-cell office:value-type="float" office:value="0.77559912854030499" table:style-name="ce1">
            <text:p>0.775599129</text:p>
          </table:table-cell>
          <table:table-cell office:value-type="float" office:value="6.0688714626662102E-2" table:style-name="ce1">
            <text:p>0.060688715</text:p>
          </table:table-cell>
          <table:table-cell office:value-type="float" office:value="1.546265795206972" table:formula="of:=[.D1193]+[.F1193]" table:style-name="ce1">
            <text:p>1.5462657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36_999995.pkl</text:p>
          </table:table-cell>
          <table:table-cell office:value-type="float" office:value="7105" table:style-name="ce1">
            <text:p>7105</text:p>
          </table:table-cell>
          <table:table-cell office:value-type="float" office:value="7.9306122448979597" table:style-name="ce1">
            <text:p>7.930612245</text:p>
          </table:table-cell>
          <table:table-cell office:value-type="float" office:value="0.77066666666666706" table:style-name="ce1">
            <text:p>0.770666667</text:p>
          </table:table-cell>
          <table:table-cell office:value-type="float" office:value="6.4393939393939406E-2" table:style-name="ce1">
            <text:p>0.064393939</text:p>
          </table:table-cell>
          <table:table-cell office:value-type="float" office:value="0.77559912854030499" table:style-name="ce1">
            <text:p>0.775599129</text:p>
          </table:table-cell>
          <table:table-cell office:value-type="float" office:value="6.0688714626662102E-2" table:style-name="ce1">
            <text:p>0.060688715</text:p>
          </table:table-cell>
          <table:table-cell office:value-type="float" office:value="1.546265795206972" table:formula="of:=[.D1194]+[.F1194]" table:style-name="ce1">
            <text:p>1.5462657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36_9999995.pkl</text:p>
          </table:table-cell>
          <table:table-cell office:value-type="float" office:value="7105" table:style-name="ce1">
            <text:p>7105</text:p>
          </table:table-cell>
          <table:table-cell office:value-type="float" office:value="7.9306122448979597" table:style-name="ce1">
            <text:p>7.930612245</text:p>
          </table:table-cell>
          <table:table-cell office:value-type="float" office:value="0.77066666666666706" table:style-name="ce1">
            <text:p>0.770666667</text:p>
          </table:table-cell>
          <table:table-cell office:value-type="float" office:value="6.4393939393939406E-2" table:style-name="ce1">
            <text:p>0.064393939</text:p>
          </table:table-cell>
          <table:table-cell office:value-type="float" office:value="0.77559912854030499" table:style-name="ce1">
            <text:p>0.775599129</text:p>
          </table:table-cell>
          <table:table-cell office:value-type="float" office:value="6.0688714626662102E-2" table:style-name="ce1">
            <text:p>0.060688715</text:p>
          </table:table-cell>
          <table:table-cell office:value-type="float" office:value="1.546265795206972" table:formula="of:=[.D1195]+[.F1195]" table:style-name="ce1">
            <text:p>1.5462657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36_99995.pkl</text:p>
          </table:table-cell>
          <table:table-cell office:value-type="float" office:value="7105" table:style-name="ce1">
            <text:p>7105</text:p>
          </table:table-cell>
          <table:table-cell office:value-type="float" office:value="7.9306122448979597" table:style-name="ce1">
            <text:p>7.930612245</text:p>
          </table:table-cell>
          <table:table-cell office:value-type="float" office:value="0.77066666666666706" table:style-name="ce1">
            <text:p>0.770666667</text:p>
          </table:table-cell>
          <table:table-cell office:value-type="float" office:value="6.4393939393939406E-2" table:style-name="ce1">
            <text:p>0.064393939</text:p>
          </table:table-cell>
          <table:table-cell office:value-type="float" office:value="0.77559912854030499" table:style-name="ce1">
            <text:p>0.775599129</text:p>
          </table:table-cell>
          <table:table-cell office:value-type="float" office:value="6.0688714626662102E-2" table:style-name="ce1">
            <text:p>0.060688715</text:p>
          </table:table-cell>
          <table:table-cell office:value-type="float" office:value="1.546265795206972" table:formula="of:=[.D1196]+[.F1196]" table:style-name="ce1">
            <text:p>1.5462657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0225_99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7590835868982" table:style-name="ce1">
            <text:p>25.7590835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558745348219E-2" table:style-name="ce1">
            <text:p>0.029558745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410024495948701E-2" table:style-name="ce1">
            <text:p>0.032410024</text:p>
          </table:table-cell>
          <table:table-cell office:value-type="float" office:value="1.5460169422751591" table:formula="of:=[.D1197]+[.F1197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0225_999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7590835868982" table:style-name="ce1">
            <text:p>25.7590835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558745348219E-2" table:style-name="ce1">
            <text:p>0.029558745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410024495948701E-2" table:style-name="ce1">
            <text:p>0.032410024</text:p>
          </table:table-cell>
          <table:table-cell office:value-type="float" office:value="1.5460169422751591" table:formula="of:=[.D1198]+[.F1198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0225_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817075353499199" table:style-name="ce1">
            <text:p>25.81707535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455393091756699E-2" table:style-name="ce1">
            <text:p>0.02945539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209737827715398E-2" table:style-name="ce1">
            <text:p>0.032209738</text:p>
          </table:table-cell>
          <table:table-cell office:value-type="float" office:value="1.5460169422751591" table:formula="of:=[.D1199]+[.F1199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0225_99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817075353499199" table:style-name="ce1">
            <text:p>25.81707535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455393091756699E-2" table:style-name="ce1">
            <text:p>0.02945539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209737827715398E-2" table:style-name="ce1">
            <text:p>0.032209738</text:p>
          </table:table-cell>
          <table:table-cell office:value-type="float" office:value="1.5460169422751591" table:formula="of:=[.D1200]+[.F1200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045_999995.pkl</text:p>
          </table:table-cell>
          <table:table-cell office:value-type="float" office:value="5591" table:style-name="ce1">
            <text:p>5591</text:p>
          </table:table-cell>
          <table:table-cell office:value-type="float" office:value="25.877839384725402" table:style-name="ce1">
            <text:p>25.87783938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399323181049101E-2" table:style-name="ce1">
            <text:p>0.02939932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182617644307202E-2" table:style-name="ce1">
            <text:p>0.032182618</text:p>
          </table:table-cell>
          <table:table-cell office:value-type="float" office:value="1.5460169422751591" table:formula="of:=[.D1201]+[.F1201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0225_9999995.pkl</text:p>
          </table:table-cell>
          <table:table-cell office:value-type="float" office:value="5586" table:style-name="ce1">
            <text:p>5586</text:p>
          </table:table-cell>
          <table:table-cell office:value-type="float" office:value="25.627461510920199" table:style-name="ce1">
            <text:p>25.6274615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248934356351E-2" table:style-name="ce1">
            <text:p>0.02962489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471210118935202E-2" table:style-name="ce1">
            <text:p>0.03247121</text:p>
          </table:table-cell>
          <table:table-cell office:value-type="float" office:value="1.5460169422751591" table:formula="of:=[.D1202]+[.F1202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0225_9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7590835868982" table:style-name="ce1">
            <text:p>25.7590835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558745348219E-2" table:style-name="ce1">
            <text:p>0.029558745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410024495948701E-2" table:style-name="ce1">
            <text:p>0.032410024</text:p>
          </table:table-cell>
          <table:table-cell office:value-type="float" office:value="1.5460169422751591" table:formula="of:=[.D1203]+[.F1203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0225_999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817075353499199" table:style-name="ce1">
            <text:p>25.81707535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455393091756699E-2" table:style-name="ce1">
            <text:p>0.02945539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209737827715398E-2" table:style-name="ce1">
            <text:p>0.032209738</text:p>
          </table:table-cell>
          <table:table-cell office:value-type="float" office:value="1.5460169422751591" table:formula="of:=[.D1204]+[.F1204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045_99995.pkl</text:p>
          </table:table-cell>
          <table:table-cell office:value-type="float" office:value="5591" table:style-name="ce1">
            <text:p>5591</text:p>
          </table:table-cell>
          <table:table-cell office:value-type="float" office:value="25.877839384725402" table:style-name="ce1">
            <text:p>25.87783938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399323181049101E-2" table:style-name="ce1">
            <text:p>0.02939932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182617644307202E-2" table:style-name="ce1">
            <text:p>0.032182618</text:p>
          </table:table-cell>
          <table:table-cell office:value-type="float" office:value="1.5460169422751591" table:formula="of:=[.D1205]+[.F1205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0225_999995.pkl</text:p>
          </table:table-cell>
          <table:table-cell office:value-type="float" office:value="5586" table:style-name="ce1">
            <text:p>5586</text:p>
          </table:table-cell>
          <table:table-cell office:value-type="float" office:value="25.627461510920199" table:style-name="ce1">
            <text:p>25.6274615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248934356351E-2" table:style-name="ce1">
            <text:p>0.02962489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471210118935202E-2" table:style-name="ce1">
            <text:p>0.03247121</text:p>
          </table:table-cell>
          <table:table-cell office:value-type="float" office:value="1.5460169422751591" table:formula="of:=[.D1206]+[.F1206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045_9999995.pkl</text:p>
          </table:table-cell>
          <table:table-cell office:value-type="float" office:value="5591" table:style-name="ce1">
            <text:p>5591</text:p>
          </table:table-cell>
          <table:table-cell office:value-type="float" office:value="25.877839384725402" table:style-name="ce1">
            <text:p>25.87783938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399323181049101E-2" table:style-name="ce1">
            <text:p>0.02939932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182617644307202E-2" table:style-name="ce1">
            <text:p>0.032182618</text:p>
          </table:table-cell>
          <table:table-cell office:value-type="float" office:value="1.5460169422751591" table:formula="of:=[.D1207]+[.F1207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5_0225_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7590835868982" table:style-name="ce1">
            <text:p>25.7590835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558745348219E-2" table:style-name="ce1">
            <text:p>0.029558745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410024495948701E-2" table:style-name="ce1">
            <text:p>0.032410024</text:p>
          </table:table-cell>
          <table:table-cell office:value-type="float" office:value="1.5460169422751591" table:formula="of:=[.D1208]+[.F1208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045_9995.pkl</text:p>
          </table:table-cell>
          <table:table-cell office:value-type="float" office:value="5591" table:style-name="ce1">
            <text:p>5591</text:p>
          </table:table-cell>
          <table:table-cell office:value-type="float" office:value="25.877839384725402" table:style-name="ce1">
            <text:p>25.87783938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399323181049101E-2" table:style-name="ce1">
            <text:p>0.02939932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182617644307202E-2" table:style-name="ce1">
            <text:p>0.032182618</text:p>
          </table:table-cell>
          <table:table-cell office:value-type="float" office:value="1.5460169422751591" table:formula="of:=[.D1209]+[.F1209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0225_9995.pkl</text:p>
          </table:table-cell>
          <table:table-cell office:value-type="float" office:value="5586" table:style-name="ce1">
            <text:p>5586</text:p>
          </table:table-cell>
          <table:table-cell office:value-type="float" office:value="25.627461510920199" table:style-name="ce1">
            <text:p>25.6274615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248934356351E-2" table:style-name="ce1">
            <text:p>0.02962489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471210118935202E-2" table:style-name="ce1">
            <text:p>0.03247121</text:p>
          </table:table-cell>
          <table:table-cell office:value-type="float" office:value="1.5460169422751591" table:formula="of:=[.D1210]+[.F1210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125_0225_99995.pkl</text:p>
          </table:table-cell>
          <table:table-cell office:value-type="float" office:value="5586" table:style-name="ce1">
            <text:p>5586</text:p>
          </table:table-cell>
          <table:table-cell office:value-type="float" office:value="25.627461510920199" table:style-name="ce1">
            <text:p>25.6274615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248934356351E-2" table:style-name="ce1">
            <text:p>0.02962489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471210118935202E-2" table:style-name="ce1">
            <text:p>0.03247121</text:p>
          </table:table-cell>
          <table:table-cell office:value-type="float" office:value="1.5460169422751591" table:formula="of:=[.D1211]+[.F1211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125_0225_9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817075353499199" table:style-name="ce1">
            <text:p>25.81707535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455393091756699E-2" table:style-name="ce1">
            <text:p>0.029455393</text:p>
          </table:table-cell>
          <table:table-cell office:value-type="float" office:value="0.749455337690632" table:style-name="ce1">
            <text:p>0.749455338</text:p>
          </table:table-cell>
          <table:table-cell office:value-type="float" office:value="3.2209737827715398E-2" table:style-name="ce1">
            <text:p>0.032209738</text:p>
          </table:table-cell>
          <table:table-cell office:value-type="float" office:value="1.5460169422751591" table:formula="of:=[.D1212]+[.F1212]" table:style-name="ce1">
            <text:p>1.5460169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36_9995.pkl</text:p>
          </table:table-cell>
          <table:table-cell office:value-type="float" office:value="5220" table:style-name="ce1">
            <text:p>5220</text:p>
          </table:table-cell>
          <table:table-cell office:value-type="float" office:value="12.6392720306513" table:style-name="ce1">
            <text:p>12.63927203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6888617744465802E-2" table:style-name="ce1">
            <text:p>0.046888618</text:p>
          </table:table-cell>
          <table:table-cell office:value-type="float" office:value="0.77510917030567705" table:style-name="ce1">
            <text:p>0.77510917</text:p>
          </table:table-cell>
          <table:table-cell office:value-type="float" office:value="4.7574376842669498E-2" table:style-name="ce1">
            <text:p>0.047574377</text:p>
          </table:table-cell>
          <table:table-cell office:value-type="float" office:value="1.5458828092741581" table:formula="of:=[.D1213]+[.F1213]" table:style-name="ce1">
            <text:p>1.545882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36_999995.pkl</text:p>
          </table:table-cell>
          <table:table-cell office:value-type="float" office:value="5220" table:style-name="ce1">
            <text:p>5220</text:p>
          </table:table-cell>
          <table:table-cell office:value-type="float" office:value="12.6392720306513" table:style-name="ce1">
            <text:p>12.63927203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6888617744465802E-2" table:style-name="ce1">
            <text:p>0.046888618</text:p>
          </table:table-cell>
          <table:table-cell office:value-type="float" office:value="0.77510917030567705" table:style-name="ce1">
            <text:p>0.77510917</text:p>
          </table:table-cell>
          <table:table-cell office:value-type="float" office:value="4.7574376842669498E-2" table:style-name="ce1">
            <text:p>0.047574377</text:p>
          </table:table-cell>
          <table:table-cell office:value-type="float" office:value="1.5458828092741581" table:formula="of:=[.D1214]+[.F1214]" table:style-name="ce1">
            <text:p>1.545882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36_99995.pkl</text:p>
          </table:table-cell>
          <table:table-cell office:value-type="float" office:value="5220" table:style-name="ce1">
            <text:p>5220</text:p>
          </table:table-cell>
          <table:table-cell office:value-type="float" office:value="12.6392720306513" table:style-name="ce1">
            <text:p>12.63927203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6888617744465802E-2" table:style-name="ce1">
            <text:p>0.046888618</text:p>
          </table:table-cell>
          <table:table-cell office:value-type="float" office:value="0.77510917030567705" table:style-name="ce1">
            <text:p>0.77510917</text:p>
          </table:table-cell>
          <table:table-cell office:value-type="float" office:value="4.7574376842669498E-2" table:style-name="ce1">
            <text:p>0.047574377</text:p>
          </table:table-cell>
          <table:table-cell office:value-type="float" office:value="1.5458828092741581" table:formula="of:=[.D1215]+[.F1215]" table:style-name="ce1">
            <text:p>1.545882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4_36_9999995.pkl</text:p>
          </table:table-cell>
          <table:table-cell office:value-type="float" office:value="5220" table:style-name="ce1">
            <text:p>5220</text:p>
          </table:table-cell>
          <table:table-cell office:value-type="float" office:value="12.6392720306513" table:style-name="ce1">
            <text:p>12.63927203</text:p>
          </table:table-cell>
          <table:table-cell office:value-type="float" office:value="0.77077363896848095" table:style-name="ce1">
            <text:p>0.770773639</text:p>
          </table:table-cell>
          <table:table-cell office:value-type="float" office:value="4.6888617744465802E-2" table:style-name="ce1">
            <text:p>0.046888618</text:p>
          </table:table-cell>
          <table:table-cell office:value-type="float" office:value="0.77510917030567705" table:style-name="ce1">
            <text:p>0.77510917</text:p>
          </table:table-cell>
          <table:table-cell office:value-type="float" office:value="4.7574376842669498E-2" table:style-name="ce1">
            <text:p>0.047574377</text:p>
          </table:table-cell>
          <table:table-cell office:value-type="float" office:value="1.5458828092741581" table:formula="of:=[.D1216]+[.F1216]" table:style-name="ce1">
            <text:p>1.545882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045_99995.pkl</text:p>
          </table:table-cell>
          <table:table-cell office:value-type="float" office:value="5588" table:style-name="ce1">
            <text:p>5588</text:p>
          </table:table-cell>
          <table:table-cell office:value-type="float" office:value="25.745347172512499" table:style-name="ce1">
            <text:p>25.74534717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489763445422701E-2" table:style-name="ce1">
            <text:p>0.029489763</text:p>
          </table:table-cell>
          <table:table-cell office:value-type="float" office:value="0.74727668845315898" table:style-name="ce1">
            <text:p>0.747276688</text:p>
          </table:table-cell>
          <table:table-cell office:value-type="float" office:value="3.22035489625387E-2" table:style-name="ce1">
            <text:p>0.032203549</text:p>
          </table:table-cell>
          <table:table-cell office:value-type="float" office:value="1.5438382930376859" table:formula="of:=[.D1217]+[.F1217]" table:style-name="ce1">
            <text:p>1.5438382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045_999995.pkl</text:p>
          </table:table-cell>
          <table:table-cell office:value-type="float" office:value="5588" table:style-name="ce1">
            <text:p>5588</text:p>
          </table:table-cell>
          <table:table-cell office:value-type="float" office:value="25.745347172512499" table:style-name="ce1">
            <text:p>25.74534717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489763445422701E-2" table:style-name="ce1">
            <text:p>0.029489763</text:p>
          </table:table-cell>
          <table:table-cell office:value-type="float" office:value="0.74727668845315898" table:style-name="ce1">
            <text:p>0.747276688</text:p>
          </table:table-cell>
          <table:table-cell office:value-type="float" office:value="3.22035489625387E-2" table:style-name="ce1">
            <text:p>0.032203549</text:p>
          </table:table-cell>
          <table:table-cell office:value-type="float" office:value="1.5438382930376859" table:formula="of:=[.D1218]+[.F1218]" table:style-name="ce1">
            <text:p>1.5438382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045_9999995.pkl</text:p>
          </table:table-cell>
          <table:table-cell office:value-type="float" office:value="5588" table:style-name="ce1">
            <text:p>5588</text:p>
          </table:table-cell>
          <table:table-cell office:value-type="float" office:value="25.745347172512499" table:style-name="ce1">
            <text:p>25.74534717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489763445422701E-2" table:style-name="ce1">
            <text:p>0.029489763</text:p>
          </table:table-cell>
          <table:table-cell office:value-type="float" office:value="0.74727668845315898" table:style-name="ce1">
            <text:p>0.747276688</text:p>
          </table:table-cell>
          <table:table-cell office:value-type="float" office:value="3.22035489625387E-2" table:style-name="ce1">
            <text:p>0.032203549</text:p>
          </table:table-cell>
          <table:table-cell office:value-type="float" office:value="1.5438382930376859" table:formula="of:=[.D1219]+[.F1219]" table:style-name="ce1">
            <text:p>1.5438382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045_9995.pkl</text:p>
          </table:table-cell>
          <table:table-cell office:value-type="float" office:value="5588" table:style-name="ce1">
            <text:p>5588</text:p>
          </table:table-cell>
          <table:table-cell office:value-type="float" office:value="25.745347172512499" table:style-name="ce1">
            <text:p>25.74534717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489763445422701E-2" table:style-name="ce1">
            <text:p>0.029489763</text:p>
          </table:table-cell>
          <table:table-cell office:value-type="float" office:value="0.74727668845315898" table:style-name="ce1">
            <text:p>0.747276688</text:p>
          </table:table-cell>
          <table:table-cell office:value-type="float" office:value="3.22035489625387E-2" table:style-name="ce1">
            <text:p>0.032203549</text:p>
          </table:table-cell>
          <table:table-cell office:value-type="float" office:value="1.5438382930376859" table:formula="of:=[.D1220]+[.F1220]" table:style-name="ce1">
            <text:p>1.5438382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36_99995.pkl</text:p>
          </table:table-cell>
          <table:table-cell office:value-type="float" office:value="5059" table:style-name="ce1">
            <text:p>5059</text:p>
          </table:table-cell>
          <table:table-cell office:value-type="float" office:value="10.228898991895599" table:style-name="ce1">
            <text:p>10.22889899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5019503182098098E-2" table:style-name="ce1">
            <text:p>0.055019503</text:p>
          </table:table-cell>
          <table:table-cell office:value-type="float" office:value="0.77510917030567705" table:style-name="ce1">
            <text:p>0.77510917</text:p>
          </table:table-cell>
          <table:table-cell office:value-type="float" office:value="5.4573405073020803E-2" table:style-name="ce1">
            <text:p>0.054573405</text:p>
          </table:table-cell>
          <table:table-cell office:value-type="float" office:value="1.5430174797612639" table:formula="of:=[.D1221]+[.F1221]" table:style-name="ce1">
            <text:p>1.543017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36_999995.pkl</text:p>
          </table:table-cell>
          <table:table-cell office:value-type="float" office:value="5059" table:style-name="ce1">
            <text:p>5059</text:p>
          </table:table-cell>
          <table:table-cell office:value-type="float" office:value="10.228898991895599" table:style-name="ce1">
            <text:p>10.22889899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5019503182098098E-2" table:style-name="ce1">
            <text:p>0.055019503</text:p>
          </table:table-cell>
          <table:table-cell office:value-type="float" office:value="0.77510917030567705" table:style-name="ce1">
            <text:p>0.77510917</text:p>
          </table:table-cell>
          <table:table-cell office:value-type="float" office:value="5.4573405073020803E-2" table:style-name="ce1">
            <text:p>0.054573405</text:p>
          </table:table-cell>
          <table:table-cell office:value-type="float" office:value="1.5430174797612639" table:formula="of:=[.D1222]+[.F1222]" table:style-name="ce1">
            <text:p>1.543017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36_9995.pkl</text:p>
          </table:table-cell>
          <table:table-cell office:value-type="float" office:value="5059" table:style-name="ce1">
            <text:p>5059</text:p>
          </table:table-cell>
          <table:table-cell office:value-type="float" office:value="10.228898991895599" table:style-name="ce1">
            <text:p>10.22889899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5019503182098098E-2" table:style-name="ce1">
            <text:p>0.055019503</text:p>
          </table:table-cell>
          <table:table-cell office:value-type="float" office:value="0.77510917030567705" table:style-name="ce1">
            <text:p>0.77510917</text:p>
          </table:table-cell>
          <table:table-cell office:value-type="float" office:value="5.4573405073020803E-2" table:style-name="ce1">
            <text:p>0.054573405</text:p>
          </table:table-cell>
          <table:table-cell office:value-type="float" office:value="1.5430174797612639" table:formula="of:=[.D1223]+[.F1223]" table:style-name="ce1">
            <text:p>1.543017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36_9995.pkl</text:p>
          </table:table-cell>
          <table:table-cell office:value-type="float" office:value="5153" table:style-name="ce1">
            <text:p>5153</text:p>
          </table:table-cell>
          <table:table-cell office:value-type="float" office:value="10.6551523384436" table:style-name="ce1">
            <text:p>10.65515234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2631578947368397E-2" table:style-name="ce1">
            <text:p>0.052631579</text:p>
          </table:table-cell>
          <table:table-cell office:value-type="float" office:value="0.77510917030567705" table:style-name="ce1">
            <text:p>0.77510917</text:p>
          </table:table-cell>
          <table:table-cell office:value-type="float" office:value="5.2670623145400601E-2" table:style-name="ce1">
            <text:p>0.052670623</text:p>
          </table:table-cell>
          <table:table-cell office:value-type="float" office:value="1.5430174797612639" table:formula="of:=[.D1224]+[.F1224]" table:style-name="ce1">
            <text:p>1.543017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36_9999995.pkl</text:p>
          </table:table-cell>
          <table:table-cell office:value-type="float" office:value="5153" table:style-name="ce1">
            <text:p>5153</text:p>
          </table:table-cell>
          <table:table-cell office:value-type="float" office:value="10.6551523384436" table:style-name="ce1">
            <text:p>10.65515234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2631578947368397E-2" table:style-name="ce1">
            <text:p>0.052631579</text:p>
          </table:table-cell>
          <table:table-cell office:value-type="float" office:value="0.77510917030567705" table:style-name="ce1">
            <text:p>0.77510917</text:p>
          </table:table-cell>
          <table:table-cell office:value-type="float" office:value="5.2670623145400601E-2" table:style-name="ce1">
            <text:p>0.052670623</text:p>
          </table:table-cell>
          <table:table-cell office:value-type="float" office:value="1.5430174797612639" table:formula="of:=[.D1225]+[.F1225]" table:style-name="ce1">
            <text:p>1.543017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4_36_9999995.pkl</text:p>
          </table:table-cell>
          <table:table-cell office:value-type="float" office:value="5059" table:style-name="ce1">
            <text:p>5059</text:p>
          </table:table-cell>
          <table:table-cell office:value-type="float" office:value="10.228898991895599" table:style-name="ce1">
            <text:p>10.22889899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5019503182098098E-2" table:style-name="ce1">
            <text:p>0.055019503</text:p>
          </table:table-cell>
          <table:table-cell office:value-type="float" office:value="0.77510917030567705" table:style-name="ce1">
            <text:p>0.77510917</text:p>
          </table:table-cell>
          <table:table-cell office:value-type="float" office:value="5.4573405073020803E-2" table:style-name="ce1">
            <text:p>0.054573405</text:p>
          </table:table-cell>
          <table:table-cell office:value-type="float" office:value="1.5430174797612639" table:formula="of:=[.D1226]+[.F1226]" table:style-name="ce1">
            <text:p>1.543017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36_99995.pkl</text:p>
          </table:table-cell>
          <table:table-cell office:value-type="float" office:value="5153" table:style-name="ce1">
            <text:p>5153</text:p>
          </table:table-cell>
          <table:table-cell office:value-type="float" office:value="10.6551523384436" table:style-name="ce1">
            <text:p>10.65515234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2631578947368397E-2" table:style-name="ce1">
            <text:p>0.052631579</text:p>
          </table:table-cell>
          <table:table-cell office:value-type="float" office:value="0.77510917030567705" table:style-name="ce1">
            <text:p>0.77510917</text:p>
          </table:table-cell>
          <table:table-cell office:value-type="float" office:value="5.2670623145400601E-2" table:style-name="ce1">
            <text:p>0.052670623</text:p>
          </table:table-cell>
          <table:table-cell office:value-type="float" office:value="1.5430174797612639" table:formula="of:=[.D1227]+[.F1227]" table:style-name="ce1">
            <text:p>1.543017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1_36_999995.pkl</text:p>
          </table:table-cell>
          <table:table-cell office:value-type="float" office:value="5153" table:style-name="ce1">
            <text:p>5153</text:p>
          </table:table-cell>
          <table:table-cell office:value-type="float" office:value="10.6551523384436" table:style-name="ce1">
            <text:p>10.65515234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2631578947368397E-2" table:style-name="ce1">
            <text:p>0.052631579</text:p>
          </table:table-cell>
          <table:table-cell office:value-type="float" office:value="0.77510917030567705" table:style-name="ce1">
            <text:p>0.77510917</text:p>
          </table:table-cell>
          <table:table-cell office:value-type="float" office:value="5.2670623145400601E-2" table:style-name="ce1">
            <text:p>0.052670623</text:p>
          </table:table-cell>
          <table:table-cell office:value-type="float" office:value="1.5430174797612639" table:formula="of:=[.D1228]+[.F1228]" table:style-name="ce1">
            <text:p>1.543017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0225_9999995.pkl</text:p>
          </table:table-cell>
          <table:table-cell office:value-type="float" office:value="5586" table:style-name="ce1">
            <text:p>5586</text:p>
          </table:table-cell>
          <table:table-cell office:value-type="float" office:value="25.7107053347655" table:style-name="ce1">
            <text:p>25.7107053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37526652452E-2" table:style-name="ce1">
            <text:p>0.029637527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352662945795099E-2" table:style-name="ce1">
            <text:p>0.032352663</text:p>
          </table:table-cell>
          <table:table-cell office:value-type="float" office:value="1.5416596438002128" table:formula="of:=[.D1229]+[.F1229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09_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668160631050601" table:style-name="ce1">
            <text:p>25.6681606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53333333333299E-2" table:style-name="ce1">
            <text:p>0.029653333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291568312718302E-2" table:style-name="ce1">
            <text:p>0.032291568</text:p>
          </table:table-cell>
          <table:table-cell office:value-type="float" office:value="1.5416596438002128" table:formula="of:=[.D1230]+[.F1230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0225_999995.pkl</text:p>
          </table:table-cell>
          <table:table-cell office:value-type="float" office:value="5586" table:style-name="ce1">
            <text:p>5586</text:p>
          </table:table-cell>
          <table:table-cell office:value-type="float" office:value="25.7107053347655" table:style-name="ce1">
            <text:p>25.7107053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37526652452E-2" table:style-name="ce1">
            <text:p>0.029637527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352662945795099E-2" table:style-name="ce1">
            <text:p>0.032352663</text:p>
          </table:table-cell>
          <table:table-cell office:value-type="float" office:value="1.5416596438002128" table:formula="of:=[.D1231]+[.F1231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09_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668160631050601" table:style-name="ce1">
            <text:p>25.6681606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53333333333299E-2" table:style-name="ce1">
            <text:p>0.029653333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291568312718302E-2" table:style-name="ce1">
            <text:p>0.032291568</text:p>
          </table:table-cell>
          <table:table-cell office:value-type="float" office:value="1.5416596438002128" table:formula="of:=[.D1232]+[.F1232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0225_99995.pkl</text:p>
          </table:table-cell>
          <table:table-cell office:value-type="float" office:value="5576" table:style-name="ce1">
            <text:p>5576</text:p>
          </table:table-cell>
          <table:table-cell office:value-type="float" office:value="25.642934002869399" table:style-name="ce1">
            <text:p>25.642934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326203208556E-2" table:style-name="ce1">
            <text:p>0.02973262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444739588274402E-2" table:style-name="ce1">
            <text:p>0.03244474</text:p>
          </table:table-cell>
          <table:table-cell office:value-type="float" office:value="1.5416596438002128" table:formula="of:=[.D1233]+[.F1233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0225_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6481116878468" table:style-name="ce1">
            <text:p>25.6481116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26261762189898E-2" table:style-name="ce1">
            <text:p>0.029726262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453976086543899E-2" table:style-name="ce1">
            <text:p>0.032453976</text:p>
          </table:table-cell>
          <table:table-cell office:value-type="float" office:value="1.5416596438002128" table:formula="of:=[.D1234]+[.F1234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0225_999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6481116878468" table:style-name="ce1">
            <text:p>25.6481116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26261762189898E-2" table:style-name="ce1">
            <text:p>0.029726262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453976086543899E-2" table:style-name="ce1">
            <text:p>0.032453976</text:p>
          </table:table-cell>
          <table:table-cell office:value-type="float" office:value="1.5416596438002128" table:formula="of:=[.D1235]+[.F1235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09_9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668160631050601" table:style-name="ce1">
            <text:p>25.6681606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53333333333299E-2" table:style-name="ce1">
            <text:p>0.029653333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291568312718302E-2" table:style-name="ce1">
            <text:p>0.032291568</text:p>
          </table:table-cell>
          <table:table-cell office:value-type="float" office:value="1.5416596438002128" table:formula="of:=[.D1236]+[.F1236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0225_99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6481116878468" table:style-name="ce1">
            <text:p>25.6481116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26261762189898E-2" table:style-name="ce1">
            <text:p>0.029726262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453976086543899E-2" table:style-name="ce1">
            <text:p>0.032453976</text:p>
          </table:table-cell>
          <table:table-cell office:value-type="float" office:value="1.5416596438002128" table:formula="of:=[.D1237]+[.F1237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0225_9999995.pkl</text:p>
          </table:table-cell>
          <table:table-cell office:value-type="float" office:value="5576" table:style-name="ce1">
            <text:p>5576</text:p>
          </table:table-cell>
          <table:table-cell office:value-type="float" office:value="25.642934002869399" table:style-name="ce1">
            <text:p>25.642934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326203208556E-2" table:style-name="ce1">
            <text:p>0.02973262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444739588274402E-2" table:style-name="ce1">
            <text:p>0.03244474</text:p>
          </table:table-cell>
          <table:table-cell office:value-type="float" office:value="1.5416596438002128" table:formula="of:=[.D1238]+[.F1238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5_0225_99995.pkl</text:p>
          </table:table-cell>
          <table:table-cell office:value-type="float" office:value="5587" table:style-name="ce1">
            <text:p>5587</text:p>
          </table:table-cell>
          <table:table-cell office:value-type="float" office:value="25.6481116878468" table:style-name="ce1">
            <text:p>25.64811169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26261762189898E-2" table:style-name="ce1">
            <text:p>0.029726262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453976086543899E-2" table:style-name="ce1">
            <text:p>0.032453976</text:p>
          </table:table-cell>
          <table:table-cell office:value-type="float" office:value="1.5416596438002128" table:formula="of:=[.D1239]+[.F1239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0225_9995.pkl</text:p>
          </table:table-cell>
          <table:table-cell office:value-type="float" office:value="5576" table:style-name="ce1">
            <text:p>5576</text:p>
          </table:table-cell>
          <table:table-cell office:value-type="float" office:value="25.642934002869399" table:style-name="ce1">
            <text:p>25.642934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326203208556E-2" table:style-name="ce1">
            <text:p>0.02973262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444739588274402E-2" table:style-name="ce1">
            <text:p>0.03244474</text:p>
          </table:table-cell>
          <table:table-cell office:value-type="float" office:value="1.5416596438002128" table:formula="of:=[.D1240]+[.F1240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25_0225_999995.pkl</text:p>
          </table:table-cell>
          <table:table-cell office:value-type="float" office:value="5576" table:style-name="ce1">
            <text:p>5576</text:p>
          </table:table-cell>
          <table:table-cell office:value-type="float" office:value="25.642934002869399" table:style-name="ce1">
            <text:p>25.642934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326203208556E-2" table:style-name="ce1">
            <text:p>0.02973262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444739588274402E-2" table:style-name="ce1">
            <text:p>0.03244474</text:p>
          </table:table-cell>
          <table:table-cell office:value-type="float" office:value="1.5416596438002128" table:formula="of:=[.D1241]+[.F1241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0225_99995.pkl</text:p>
          </table:table-cell>
          <table:table-cell office:value-type="float" office:value="5586" table:style-name="ce1">
            <text:p>5586</text:p>
          </table:table-cell>
          <table:table-cell office:value-type="float" office:value="25.7107053347655" table:style-name="ce1">
            <text:p>25.7107053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37526652452E-2" table:style-name="ce1">
            <text:p>0.029637527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352662945795099E-2" table:style-name="ce1">
            <text:p>0.032352663</text:p>
          </table:table-cell>
          <table:table-cell office:value-type="float" office:value="1.5416596438002128" table:formula="of:=[.D1242]+[.F1242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09_99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668160631050601" table:style-name="ce1">
            <text:p>25.6681606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53333333333299E-2" table:style-name="ce1">
            <text:p>0.029653333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291568312718302E-2" table:style-name="ce1">
            <text:p>0.032291568</text:p>
          </table:table-cell>
          <table:table-cell office:value-type="float" office:value="1.5416596438002128" table:formula="of:=[.D1243]+[.F1243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5_0225_9995.pkl</text:p>
          </table:table-cell>
          <table:table-cell office:value-type="float" office:value="5586" table:style-name="ce1">
            <text:p>5586</text:p>
          </table:table-cell>
          <table:table-cell office:value-type="float" office:value="25.7107053347655" table:style-name="ce1">
            <text:p>25.7107053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637526652452E-2" table:style-name="ce1">
            <text:p>0.029637527</text:p>
          </table:table-cell>
          <table:table-cell office:value-type="float" office:value="0.74509803921568596" table:style-name="ce1">
            <text:p>0.745098039</text:p>
          </table:table-cell>
          <table:table-cell office:value-type="float" office:value="3.2352662945795099E-2" table:style-name="ce1">
            <text:p>0.032352663</text:p>
          </table:table-cell>
          <table:table-cell office:value-type="float" office:value="1.5416596438002128" table:formula="of:=[.D1244]+[.F1244]" table:style-name="ce1">
            <text:p>1.541659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0225_999995.pkl</text:p>
          </table:table-cell>
          <table:table-cell office:value-type="float" office:value="5554" table:style-name="ce1">
            <text:p>5554</text:p>
          </table:table-cell>
          <table:table-cell office:value-type="float" office:value="25.069859560676999" table:style-name="ce1">
            <text:p>25.06985956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4624150777997E-2" table:style-name="ce1">
            <text:p>0.030462415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3.3145412130637597E-2" table:style-name="ce1">
            <text:p>0.033145412</text:p>
          </table:table-cell>
          <table:table-cell office:value-type="float" office:value="1.539480994562741" table:formula="of:=[.D1245]+[.F1245]" table:style-name="ce1">
            <text:p>1.5394809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0225_99995.pkl</text:p>
          </table:table-cell>
          <table:table-cell office:value-type="float" office:value="5579" table:style-name="ce1">
            <text:p>5579</text:p>
          </table:table-cell>
          <table:table-cell office:value-type="float" office:value="25.775945509947999" table:style-name="ce1">
            <text:p>25.7759455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5493197278912E-2" table:style-name="ce1">
            <text:p>0.02954932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3.2136462161907499E-2" table:style-name="ce1">
            <text:p>0.032136462</text:p>
          </table:table-cell>
          <table:table-cell office:value-type="float" office:value="1.539480994562741" table:formula="of:=[.D1246]+[.F1246]" table:style-name="ce1">
            <text:p>1.5394809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0225_9999995.pkl</text:p>
          </table:table-cell>
          <table:table-cell office:value-type="float" office:value="5554" table:style-name="ce1">
            <text:p>5554</text:p>
          </table:table-cell>
          <table:table-cell office:value-type="float" office:value="25.069859560676999" table:style-name="ce1">
            <text:p>25.06985956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4624150777997E-2" table:style-name="ce1">
            <text:p>0.030462415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3.3145412130637597E-2" table:style-name="ce1">
            <text:p>0.033145412</text:p>
          </table:table-cell>
          <table:table-cell office:value-type="float" office:value="1.539480994562741" table:formula="of:=[.D1247]+[.F1247]" table:style-name="ce1">
            <text:p>1.5394809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045_999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692749461593699" table:style-name="ce1">
            <text:p>25.69274946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45345602396701E-2" table:style-name="ce1">
            <text:p>0.029745346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3.2328403488813003E-2" table:style-name="ce1">
            <text:p>0.032328403</text:p>
          </table:table-cell>
          <table:table-cell office:value-type="float" office:value="1.539480994562741" table:formula="of:=[.D1248]+[.F1248]" table:style-name="ce1">
            <text:p>1.5394809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0225_9995.pkl</text:p>
          </table:table-cell>
          <table:table-cell office:value-type="float" office:value="5554" table:style-name="ce1">
            <text:p>5554</text:p>
          </table:table-cell>
          <table:table-cell office:value-type="float" office:value="25.069859560676999" table:style-name="ce1">
            <text:p>25.06985956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4624150777997E-2" table:style-name="ce1">
            <text:p>0.030462415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3.3145412130637597E-2" table:style-name="ce1">
            <text:p>0.033145412</text:p>
          </table:table-cell>
          <table:table-cell office:value-type="float" office:value="1.539480994562741" table:formula="of:=[.D1249]+[.F1249]" table:style-name="ce1">
            <text:p>1.5394809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045_99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692749461593699" table:style-name="ce1">
            <text:p>25.69274946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45345602396701E-2" table:style-name="ce1">
            <text:p>0.029745346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3.2328403488813003E-2" table:style-name="ce1">
            <text:p>0.032328403</text:p>
          </table:table-cell>
          <table:table-cell office:value-type="float" office:value="1.539480994562741" table:formula="of:=[.D1250]+[.F1250]" table:style-name="ce1">
            <text:p>1.5394809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045_9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692749461593699" table:style-name="ce1">
            <text:p>25.69274946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45345602396701E-2" table:style-name="ce1">
            <text:p>0.029745346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3.2328403488813003E-2" table:style-name="ce1">
            <text:p>0.032328403</text:p>
          </table:table-cell>
          <table:table-cell office:value-type="float" office:value="1.539480994562741" table:formula="of:=[.D1251]+[.F1251]" table:style-name="ce1">
            <text:p>1.5394809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045_9995.pkl</text:p>
          </table:table-cell>
          <table:table-cell office:value-type="float" office:value="5572" table:style-name="ce1">
            <text:p>5572</text:p>
          </table:table-cell>
          <table:table-cell office:value-type="float" office:value="25.692749461593699" table:style-name="ce1">
            <text:p>25.69274946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45345602396701E-2" table:style-name="ce1">
            <text:p>0.029745346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3.2328403488813003E-2" table:style-name="ce1">
            <text:p>0.032328403</text:p>
          </table:table-cell>
          <table:table-cell office:value-type="float" office:value="1.539480994562741" table:formula="of:=[.D1252]+[.F1252]" table:style-name="ce1">
            <text:p>1.5394809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0225_9999995.pkl</text:p>
          </table:table-cell>
          <table:table-cell office:value-type="float" office:value="5579" table:style-name="ce1">
            <text:p>5579</text:p>
          </table:table-cell>
          <table:table-cell office:value-type="float" office:value="25.775945509947999" table:style-name="ce1">
            <text:p>25.7759455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5493197278912E-2" table:style-name="ce1">
            <text:p>0.02954932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3.2136462161907499E-2" table:style-name="ce1">
            <text:p>0.032136462</text:p>
          </table:table-cell>
          <table:table-cell office:value-type="float" office:value="1.539480994562741" table:formula="of:=[.D1253]+[.F1253]" table:style-name="ce1">
            <text:p>1.5394809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0225_999995.pkl</text:p>
          </table:table-cell>
          <table:table-cell office:value-type="float" office:value="5579" table:style-name="ce1">
            <text:p>5579</text:p>
          </table:table-cell>
          <table:table-cell office:value-type="float" office:value="25.775945509947999" table:style-name="ce1">
            <text:p>25.7759455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5493197278912E-2" table:style-name="ce1">
            <text:p>0.02954932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3.2136462161907499E-2" table:style-name="ce1">
            <text:p>0.032136462</text:p>
          </table:table-cell>
          <table:table-cell office:value-type="float" office:value="1.539480994562741" table:formula="of:=[.D1254]+[.F1254]" table:style-name="ce1">
            <text:p>1.5394809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125_0225_99995.pkl</text:p>
          </table:table-cell>
          <table:table-cell office:value-type="float" office:value="5554" table:style-name="ce1">
            <text:p>5554</text:p>
          </table:table-cell>
          <table:table-cell office:value-type="float" office:value="25.069859560676999" table:style-name="ce1">
            <text:p>25.06985956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4624150777997E-2" table:style-name="ce1">
            <text:p>0.030462415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3.3145412130637597E-2" table:style-name="ce1">
            <text:p>0.033145412</text:p>
          </table:table-cell>
          <table:table-cell office:value-type="float" office:value="1.539480994562741" table:formula="of:=[.D1255]+[.F1255]" table:style-name="ce1">
            <text:p>1.5394809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5_0225_9995.pkl</text:p>
          </table:table-cell>
          <table:table-cell office:value-type="float" office:value="5579" table:style-name="ce1">
            <text:p>5579</text:p>
          </table:table-cell>
          <table:table-cell office:value-type="float" office:value="25.775945509947999" table:style-name="ce1">
            <text:p>25.77594551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5493197278912E-2" table:style-name="ce1">
            <text:p>0.02954932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3.2136462161907499E-2" table:style-name="ce1">
            <text:p>0.032136462</text:p>
          </table:table-cell>
          <table:table-cell office:value-type="float" office:value="1.539480994562741" table:formula="of:=[.D1256]+[.F1256]" table:style-name="ce1">
            <text:p>1.5394809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0225_999995.pkl</text:p>
          </table:table-cell>
          <table:table-cell office:value-type="float" office:value="5538" table:style-name="ce1">
            <text:p>5538</text:p>
          </table:table-cell>
          <table:table-cell office:value-type="float" office:value="24.869266883351401" table:style-name="ce1">
            <text:p>24.86926688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752212389380501E-2" table:style-name="ce1">
            <text:p>0.030752212</text:p>
          </table:table-cell>
          <table:table-cell office:value-type="float" office:value="0.74235807860262004" table:style-name="ce1">
            <text:p>0.742358079</text:p>
          </table:table-cell>
          <table:table-cell office:value-type="float" office:value="3.3421802811363401E-2" table:style-name="ce1">
            <text:p>0.033421803</text:p>
          </table:table-cell>
          <table:table-cell office:value-type="float" office:value="1.538919683187147" table:formula="of:=[.D1257]+[.F1257]" table:style-name="ce1">
            <text:p>1.5389196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0225_9999995.pkl</text:p>
          </table:table-cell>
          <table:table-cell office:value-type="float" office:value="5538" table:style-name="ce1">
            <text:p>5538</text:p>
          </table:table-cell>
          <table:table-cell office:value-type="float" office:value="24.869266883351401" table:style-name="ce1">
            <text:p>24.86926688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752212389380501E-2" table:style-name="ce1">
            <text:p>0.030752212</text:p>
          </table:table-cell>
          <table:table-cell office:value-type="float" office:value="0.74235807860262004" table:style-name="ce1">
            <text:p>0.742358079</text:p>
          </table:table-cell>
          <table:table-cell office:value-type="float" office:value="3.3421802811363401E-2" table:style-name="ce1">
            <text:p>0.033421803</text:p>
          </table:table-cell>
          <table:table-cell office:value-type="float" office:value="1.538919683187147" table:formula="of:=[.D1258]+[.F1258]" table:style-name="ce1">
            <text:p>1.5389196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0225_9995.pkl</text:p>
          </table:table-cell>
          <table:table-cell office:value-type="float" office:value="5538" table:style-name="ce1">
            <text:p>5538</text:p>
          </table:table-cell>
          <table:table-cell office:value-type="float" office:value="24.869266883351401" table:style-name="ce1">
            <text:p>24.86926688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752212389380501E-2" table:style-name="ce1">
            <text:p>0.030752212</text:p>
          </table:table-cell>
          <table:table-cell office:value-type="float" office:value="0.74235807860262004" table:style-name="ce1">
            <text:p>0.742358079</text:p>
          </table:table-cell>
          <table:table-cell office:value-type="float" office:value="3.3421802811363401E-2" table:style-name="ce1">
            <text:p>0.033421803</text:p>
          </table:table-cell>
          <table:table-cell office:value-type="float" office:value="1.538919683187147" table:formula="of:=[.D1259]+[.F1259]" table:style-name="ce1">
            <text:p>1.5389196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0225_99995.pkl</text:p>
          </table:table-cell>
          <table:table-cell office:value-type="float" office:value="5538" table:style-name="ce1">
            <text:p>5538</text:p>
          </table:table-cell>
          <table:table-cell office:value-type="float" office:value="24.869266883351401" table:style-name="ce1">
            <text:p>24.86926688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752212389380501E-2" table:style-name="ce1">
            <text:p>0.030752212</text:p>
          </table:table-cell>
          <table:table-cell office:value-type="float" office:value="0.74235807860262004" table:style-name="ce1">
            <text:p>0.742358079</text:p>
          </table:table-cell>
          <table:table-cell office:value-type="float" office:value="3.3421802811363401E-2" table:style-name="ce1">
            <text:p>0.033421803</text:p>
          </table:table-cell>
          <table:table-cell office:value-type="float" office:value="1.538919683187147" table:formula="of:=[.D1260]+[.F1260]" table:style-name="ce1">
            <text:p>1.5389196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36_9995.pkl</text:p>
          </table:table-cell>
          <table:table-cell office:value-type="float" office:value="7090" table:style-name="ce1">
            <text:p>7090</text:p>
          </table:table-cell>
          <table:table-cell office:value-type="float" office:value="9.9355430183356805" table:style-name="ce1">
            <text:p>9.935543018</text:p>
          </table:table-cell>
          <table:table-cell office:value-type="float" office:value="0.76329787234042601" table:style-name="ce1">
            <text:p>0.763297872</text:p>
          </table:table-cell>
          <table:table-cell office:value-type="float" office:value="4.9757281553398099E-2" table:style-name="ce1">
            <text:p>0.049757282</text:p>
          </table:table-cell>
          <table:table-cell office:value-type="float" office:value="0.77489177489177496" table:style-name="ce1">
            <text:p>0.774891775</text:p>
          </table:table-cell>
          <table:table-cell office:value-type="float" office:value="4.8840381991814501E-2" table:style-name="ce1">
            <text:p>0.048840382</text:p>
          </table:table-cell>
          <table:table-cell office:value-type="float" office:value="1.538189647232201" table:formula="of:=[.D1261]+[.F1261]" table:style-name="ce1">
            <text:p>1.5381896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36_999995.pkl</text:p>
          </table:table-cell>
          <table:table-cell office:value-type="float" office:value="7090" table:style-name="ce1">
            <text:p>7090</text:p>
          </table:table-cell>
          <table:table-cell office:value-type="float" office:value="9.9355430183356805" table:style-name="ce1">
            <text:p>9.935543018</text:p>
          </table:table-cell>
          <table:table-cell office:value-type="float" office:value="0.76329787234042601" table:style-name="ce1">
            <text:p>0.763297872</text:p>
          </table:table-cell>
          <table:table-cell office:value-type="float" office:value="4.9757281553398099E-2" table:style-name="ce1">
            <text:p>0.049757282</text:p>
          </table:table-cell>
          <table:table-cell office:value-type="float" office:value="0.77489177489177496" table:style-name="ce1">
            <text:p>0.774891775</text:p>
          </table:table-cell>
          <table:table-cell office:value-type="float" office:value="4.8840381991814501E-2" table:style-name="ce1">
            <text:p>0.048840382</text:p>
          </table:table-cell>
          <table:table-cell office:value-type="float" office:value="1.538189647232201" table:formula="of:=[.D1262]+[.F1262]" table:style-name="ce1">
            <text:p>1.5381896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36_9999995.pkl</text:p>
          </table:table-cell>
          <table:table-cell office:value-type="float" office:value="7090" table:style-name="ce1">
            <text:p>7090</text:p>
          </table:table-cell>
          <table:table-cell office:value-type="float" office:value="9.9355430183356805" table:style-name="ce1">
            <text:p>9.935543018</text:p>
          </table:table-cell>
          <table:table-cell office:value-type="float" office:value="0.76329787234042601" table:style-name="ce1">
            <text:p>0.763297872</text:p>
          </table:table-cell>
          <table:table-cell office:value-type="float" office:value="4.9757281553398099E-2" table:style-name="ce1">
            <text:p>0.049757282</text:p>
          </table:table-cell>
          <table:table-cell office:value-type="float" office:value="0.77489177489177496" table:style-name="ce1">
            <text:p>0.774891775</text:p>
          </table:table-cell>
          <table:table-cell office:value-type="float" office:value="4.8840381991814501E-2" table:style-name="ce1">
            <text:p>0.048840382</text:p>
          </table:table-cell>
          <table:table-cell office:value-type="float" office:value="1.538189647232201" table:formula="of:=[.D1263]+[.F1263]" table:style-name="ce1">
            <text:p>1.5381896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36_99995.pkl</text:p>
          </table:table-cell>
          <table:table-cell office:value-type="float" office:value="7090" table:style-name="ce1">
            <text:p>7090</text:p>
          </table:table-cell>
          <table:table-cell office:value-type="float" office:value="9.9355430183356805" table:style-name="ce1">
            <text:p>9.935543018</text:p>
          </table:table-cell>
          <table:table-cell office:value-type="float" office:value="0.76329787234042601" table:style-name="ce1">
            <text:p>0.763297872</text:p>
          </table:table-cell>
          <table:table-cell office:value-type="float" office:value="4.9757281553398099E-2" table:style-name="ce1">
            <text:p>0.049757282</text:p>
          </table:table-cell>
          <table:table-cell office:value-type="float" office:value="0.77489177489177496" table:style-name="ce1">
            <text:p>0.774891775</text:p>
          </table:table-cell>
          <table:table-cell office:value-type="float" office:value="4.8840381991814501E-2" table:style-name="ce1">
            <text:p>0.048840382</text:p>
          </table:table-cell>
          <table:table-cell office:value-type="float" office:value="1.538189647232201" table:formula="of:=[.D1264]+[.F1264]" table:style-name="ce1">
            <text:p>1.5381896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0225_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586590175690201" table:style-name="ce1">
            <text:p>25.58659018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326203208556E-2" table:style-name="ce1">
            <text:p>0.02973262</text:p>
          </table:table-cell>
          <table:table-cell office:value-type="float" office:value="0.74074074074074103" table:style-name="ce1">
            <text:p>0.740740741</text:p>
          </table:table-cell>
          <table:table-cell office:value-type="float" office:value="3.22183265422155E-2" table:style-name="ce1">
            <text:p>0.032218327</text:p>
          </table:table-cell>
          <table:table-cell office:value-type="float" office:value="1.5373023453252679" table:formula="of:=[.D1265]+[.F1265]" table:style-name="ce1">
            <text:p>1.5373023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0225_9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586590175690201" table:style-name="ce1">
            <text:p>25.58659018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326203208556E-2" table:style-name="ce1">
            <text:p>0.02973262</text:p>
          </table:table-cell>
          <table:table-cell office:value-type="float" office:value="0.74074074074074103" table:style-name="ce1">
            <text:p>0.740740741</text:p>
          </table:table-cell>
          <table:table-cell office:value-type="float" office:value="3.22183265422155E-2" table:style-name="ce1">
            <text:p>0.032218327</text:p>
          </table:table-cell>
          <table:table-cell office:value-type="float" office:value="1.5373023453252679" table:formula="of:=[.D1266]+[.F1266]" table:style-name="ce1">
            <text:p>1.5373023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045_9999995.pkl</text:p>
          </table:table-cell>
          <table:table-cell office:value-type="float" office:value="5581" table:style-name="ce1">
            <text:p>5581</text:p>
          </table:table-cell>
          <table:table-cell office:value-type="float" office:value="25.527504031535599" table:style-name="ce1">
            <text:p>25.5275040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809135749517501E-2" table:style-name="ce1">
            <text:p>0.029809136</text:p>
          </table:table-cell>
          <table:table-cell office:value-type="float" office:value="0.74074074074074103" table:style-name="ce1">
            <text:p>0.740740741</text:p>
          </table:table-cell>
          <table:table-cell office:value-type="float" office:value="3.2331685051350298E-2" table:style-name="ce1">
            <text:p>0.032331685</text:p>
          </table:table-cell>
          <table:table-cell office:value-type="float" office:value="1.5373023453252679" table:formula="of:=[.D1267]+[.F1267]" table:style-name="ce1">
            <text:p>1.5373023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0225_999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586590175690201" table:style-name="ce1">
            <text:p>25.58659018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326203208556E-2" table:style-name="ce1">
            <text:p>0.02973262</text:p>
          </table:table-cell>
          <table:table-cell office:value-type="float" office:value="0.74074074074074103" table:style-name="ce1">
            <text:p>0.740740741</text:p>
          </table:table-cell>
          <table:table-cell office:value-type="float" office:value="3.22183265422155E-2" table:style-name="ce1">
            <text:p>0.032218327</text:p>
          </table:table-cell>
          <table:table-cell office:value-type="float" office:value="1.5373023453252679" table:formula="of:=[.D1268]+[.F1268]" table:style-name="ce1">
            <text:p>1.5373023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045_999995.pkl</text:p>
          </table:table-cell>
          <table:table-cell office:value-type="float" office:value="5581" table:style-name="ce1">
            <text:p>5581</text:p>
          </table:table-cell>
          <table:table-cell office:value-type="float" office:value="25.527504031535599" table:style-name="ce1">
            <text:p>25.5275040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809135749517501E-2" table:style-name="ce1">
            <text:p>0.029809136</text:p>
          </table:table-cell>
          <table:table-cell office:value-type="float" office:value="0.74074074074074103" table:style-name="ce1">
            <text:p>0.740740741</text:p>
          </table:table-cell>
          <table:table-cell office:value-type="float" office:value="3.2331685051350298E-2" table:style-name="ce1">
            <text:p>0.032331685</text:p>
          </table:table-cell>
          <table:table-cell office:value-type="float" office:value="1.5373023453252679" table:formula="of:=[.D1269]+[.F1269]" table:style-name="ce1">
            <text:p>1.5373023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125_0225_9995.pkl</text:p>
          </table:table-cell>
          <table:table-cell office:value-type="float" office:value="5578" table:style-name="ce1">
            <text:p>5578</text:p>
          </table:table-cell>
          <table:table-cell office:value-type="float" office:value="25.586590175690201" table:style-name="ce1">
            <text:p>25.58659018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7326203208556E-2" table:style-name="ce1">
            <text:p>0.02973262</text:p>
          </table:table-cell>
          <table:table-cell office:value-type="float" office:value="0.74074074074074103" table:style-name="ce1">
            <text:p>0.740740741</text:p>
          </table:table-cell>
          <table:table-cell office:value-type="float" office:value="3.22183265422155E-2" table:style-name="ce1">
            <text:p>0.032218327</text:p>
          </table:table-cell>
          <table:table-cell office:value-type="float" office:value="1.5373023453252679" table:formula="of:=[.D1270]+[.F1270]" table:style-name="ce1">
            <text:p>1.5373023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045_9995.pkl</text:p>
          </table:table-cell>
          <table:table-cell office:value-type="float" office:value="5581" table:style-name="ce1">
            <text:p>5581</text:p>
          </table:table-cell>
          <table:table-cell office:value-type="float" office:value="25.527504031535599" table:style-name="ce1">
            <text:p>25.5275040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809135749517501E-2" table:style-name="ce1">
            <text:p>0.029809136</text:p>
          </table:table-cell>
          <table:table-cell office:value-type="float" office:value="0.74074074074074103" table:style-name="ce1">
            <text:p>0.740740741</text:p>
          </table:table-cell>
          <table:table-cell office:value-type="float" office:value="3.2331685051350298E-2" table:style-name="ce1">
            <text:p>0.032331685</text:p>
          </table:table-cell>
          <table:table-cell office:value-type="float" office:value="1.5373023453252679" table:formula="of:=[.D1271]+[.F1271]" table:style-name="ce1">
            <text:p>1.5373023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125_045_99995.pkl</text:p>
          </table:table-cell>
          <table:table-cell office:value-type="float" office:value="5581" table:style-name="ce1">
            <text:p>5581</text:p>
          </table:table-cell>
          <table:table-cell office:value-type="float" office:value="25.527504031535599" table:style-name="ce1">
            <text:p>25.52750403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2.9809135749517501E-2" table:style-name="ce1">
            <text:p>0.029809136</text:p>
          </table:table-cell>
          <table:table-cell office:value-type="float" office:value="0.74074074074074103" table:style-name="ce1">
            <text:p>0.740740741</text:p>
          </table:table-cell>
          <table:table-cell office:value-type="float" office:value="3.2331685051350298E-2" table:style-name="ce1">
            <text:p>0.032331685</text:p>
          </table:table-cell>
          <table:table-cell office:value-type="float" office:value="1.5373023453252679" table:formula="of:=[.D1272]+[.F1272]" table:style-name="ce1">
            <text:p>1.5373023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045_9999995.pkl</text:p>
          </table:table-cell>
          <table:table-cell office:value-type="float" office:value="5210" table:style-name="ce1">
            <text:p>5210</text:p>
          </table:table-cell>
          <table:table-cell office:value-type="float" office:value="10.2846449136276" table:style-name="ce1">
            <text:p>10.28464491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8965896589658999E-2" table:style-name="ce1">
            <text:p>0.058965897</text:p>
          </table:table-cell>
          <table:table-cell office:value-type="float" office:value="0.76855895196506596" table:style-name="ce1">
            <text:p>0.768558952</text:p>
          </table:table-cell>
          <table:table-cell office:value-type="float" office:value="6.0335961604388103E-2" table:style-name="ce1">
            <text:p>0.060335962</text:p>
          </table:table-cell>
          <table:table-cell office:value-type="float" office:value="1.5364672614206529" table:formula="of:=[.D1273]+[.F1273]" table:style-name="ce1">
            <text:p>1.5364672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045_9995.pkl</text:p>
          </table:table-cell>
          <table:table-cell office:value-type="float" office:value="5210" table:style-name="ce1">
            <text:p>5210</text:p>
          </table:table-cell>
          <table:table-cell office:value-type="float" office:value="10.2846449136276" table:style-name="ce1">
            <text:p>10.28464491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8965896589658999E-2" table:style-name="ce1">
            <text:p>0.058965897</text:p>
          </table:table-cell>
          <table:table-cell office:value-type="float" office:value="0.76855895196506596" table:style-name="ce1">
            <text:p>0.768558952</text:p>
          </table:table-cell>
          <table:table-cell office:value-type="float" office:value="6.0335961604388103E-2" table:style-name="ce1">
            <text:p>0.060335962</text:p>
          </table:table-cell>
          <table:table-cell office:value-type="float" office:value="1.5364672614206529" table:formula="of:=[.D1274]+[.F1274]" table:style-name="ce1">
            <text:p>1.5364672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045_99995.pkl</text:p>
          </table:table-cell>
          <table:table-cell office:value-type="float" office:value="5210" table:style-name="ce1">
            <text:p>5210</text:p>
          </table:table-cell>
          <table:table-cell office:value-type="float" office:value="10.2846449136276" table:style-name="ce1">
            <text:p>10.28464491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8965896589658999E-2" table:style-name="ce1">
            <text:p>0.058965897</text:p>
          </table:table-cell>
          <table:table-cell office:value-type="float" office:value="0.76855895196506596" table:style-name="ce1">
            <text:p>0.768558952</text:p>
          </table:table-cell>
          <table:table-cell office:value-type="float" office:value="6.0335961604388103E-2" table:style-name="ce1">
            <text:p>0.060335962</text:p>
          </table:table-cell>
          <table:table-cell office:value-type="float" office:value="1.5364672614206529" table:formula="of:=[.D1275]+[.F1275]" table:style-name="ce1">
            <text:p>1.5364672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045_999995.pkl</text:p>
          </table:table-cell>
          <table:table-cell office:value-type="float" office:value="5210" table:style-name="ce1">
            <text:p>5210</text:p>
          </table:table-cell>
          <table:table-cell office:value-type="float" office:value="10.2846449136276" table:style-name="ce1">
            <text:p>10.28464491</text:p>
          </table:table-cell>
          <table:table-cell office:value-type="float" office:value="0.76790830945558697" table:style-name="ce1">
            <text:p>0.767908309</text:p>
          </table:table-cell>
          <table:table-cell office:value-type="float" office:value="5.8965896589658999E-2" table:style-name="ce1">
            <text:p>0.058965897</text:p>
          </table:table-cell>
          <table:table-cell office:value-type="float" office:value="0.76855895196506596" table:style-name="ce1">
            <text:p>0.768558952</text:p>
          </table:table-cell>
          <table:table-cell office:value-type="float" office:value="6.0335961604388103E-2" table:style-name="ce1">
            <text:p>0.060335962</text:p>
          </table:table-cell>
          <table:table-cell office:value-type="float" office:value="1.5364672614206529" table:formula="of:=[.D1276]+[.F1276]" table:style-name="ce1">
            <text:p>1.5364672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18_9995.pkl</text:p>
          </table:table-cell>
          <table:table-cell office:value-type="float" office:value="5283" table:style-name="ce1">
            <text:p>5283</text:p>
          </table:table-cell>
          <table:table-cell office:value-type="float" office:value="11.4143479083854" table:style-name="ce1">
            <text:p>11.41434791</text:p>
          </table:table-cell>
          <table:table-cell office:value-type="float" office:value="0.76504297994269299" table:style-name="ce1">
            <text:p>0.76504298</text:p>
          </table:table-cell>
          <table:table-cell office:value-type="float" office:value="5.0915331807780302E-2" table:style-name="ce1">
            <text:p>0.050915332</text:p>
          </table:table-cell>
          <table:table-cell office:value-type="float" office:value="0.77074235807860303" table:style-name="ce1">
            <text:p>0.770742358</text:p>
          </table:table-cell>
          <table:table-cell office:value-type="float" office:value="5.1435232405653501E-2" table:style-name="ce1">
            <text:p>0.051435232</text:p>
          </table:table-cell>
          <table:table-cell office:value-type="float" office:value="1.535785338021296" table:formula="of:=[.D1277]+[.F1277]" table:style-name="ce1">
            <text:p>1.5357853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18_99995.pkl</text:p>
          </table:table-cell>
          <table:table-cell office:value-type="float" office:value="5283" table:style-name="ce1">
            <text:p>5283</text:p>
          </table:table-cell>
          <table:table-cell office:value-type="float" office:value="11.4143479083854" table:style-name="ce1">
            <text:p>11.41434791</text:p>
          </table:table-cell>
          <table:table-cell office:value-type="float" office:value="0.76504297994269299" table:style-name="ce1">
            <text:p>0.76504298</text:p>
          </table:table-cell>
          <table:table-cell office:value-type="float" office:value="5.0915331807780302E-2" table:style-name="ce1">
            <text:p>0.050915332</text:p>
          </table:table-cell>
          <table:table-cell office:value-type="float" office:value="0.77074235807860303" table:style-name="ce1">
            <text:p>0.770742358</text:p>
          </table:table-cell>
          <table:table-cell office:value-type="float" office:value="5.1435232405653501E-2" table:style-name="ce1">
            <text:p>0.051435232</text:p>
          </table:table-cell>
          <table:table-cell office:value-type="float" office:value="1.535785338021296" table:formula="of:=[.D1278]+[.F1278]" table:style-name="ce1">
            <text:p>1.5357853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18_999995.pkl</text:p>
          </table:table-cell>
          <table:table-cell office:value-type="float" office:value="5283" table:style-name="ce1">
            <text:p>5283</text:p>
          </table:table-cell>
          <table:table-cell office:value-type="float" office:value="11.4143479083854" table:style-name="ce1">
            <text:p>11.41434791</text:p>
          </table:table-cell>
          <table:table-cell office:value-type="float" office:value="0.76504297994269299" table:style-name="ce1">
            <text:p>0.76504298</text:p>
          </table:table-cell>
          <table:table-cell office:value-type="float" office:value="5.0915331807780302E-2" table:style-name="ce1">
            <text:p>0.050915332</text:p>
          </table:table-cell>
          <table:table-cell office:value-type="float" office:value="0.77074235807860303" table:style-name="ce1">
            <text:p>0.770742358</text:p>
          </table:table-cell>
          <table:table-cell office:value-type="float" office:value="5.1435232405653501E-2" table:style-name="ce1">
            <text:p>0.051435232</text:p>
          </table:table-cell>
          <table:table-cell office:value-type="float" office:value="1.535785338021296" table:formula="of:=[.D1279]+[.F1279]" table:style-name="ce1">
            <text:p>1.5357853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18_9999995.pkl</text:p>
          </table:table-cell>
          <table:table-cell office:value-type="float" office:value="5283" table:style-name="ce1">
            <text:p>5283</text:p>
          </table:table-cell>
          <table:table-cell office:value-type="float" office:value="11.4143479083854" table:style-name="ce1">
            <text:p>11.41434791</text:p>
          </table:table-cell>
          <table:table-cell office:value-type="float" office:value="0.76504297994269299" table:style-name="ce1">
            <text:p>0.76504298</text:p>
          </table:table-cell>
          <table:table-cell office:value-type="float" office:value="5.0915331807780302E-2" table:style-name="ce1">
            <text:p>0.050915332</text:p>
          </table:table-cell>
          <table:table-cell office:value-type="float" office:value="0.77074235807860303" table:style-name="ce1">
            <text:p>0.770742358</text:p>
          </table:table-cell>
          <table:table-cell office:value-type="float" office:value="5.1435232405653501E-2" table:style-name="ce1">
            <text:p>0.051435232</text:p>
          </table:table-cell>
          <table:table-cell office:value-type="float" office:value="1.535785338021296" table:formula="of:=[.D1280]+[.F1280]" table:style-name="ce1">
            <text:p>1.5357853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0225_9995.pkl</text:p>
          </table:table-cell>
          <table:table-cell office:value-type="float" office:value="5563" table:style-name="ce1">
            <text:p>5563</text:p>
          </table:table-cell>
          <table:table-cell office:value-type="float" office:value="25.451554916412" table:style-name="ce1">
            <text:p>25.45155492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057303492269399E-2" table:style-name="ce1">
            <text:p>0.030057303</text:p>
          </table:table-cell>
          <table:table-cell office:value-type="float" office:value="0.73856209150326801" table:style-name="ce1">
            <text:p>0.738562092</text:p>
          </table:table-cell>
          <table:table-cell office:value-type="float" office:value="3.25398349011327E-2" table:style-name="ce1">
            <text:p>0.032539835</text:p>
          </table:table-cell>
          <table:table-cell office:value-type="float" office:value="1.535123696087795" table:formula="of:=[.D1281]+[.F1281]" table:style-name="ce1">
            <text:p>1.5351236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0225_9999995.pkl</text:p>
          </table:table-cell>
          <table:table-cell office:value-type="float" office:value="5563" table:style-name="ce1">
            <text:p>5563</text:p>
          </table:table-cell>
          <table:table-cell office:value-type="float" office:value="25.451554916412" table:style-name="ce1">
            <text:p>25.45155492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057303492269399E-2" table:style-name="ce1">
            <text:p>0.030057303</text:p>
          </table:table-cell>
          <table:table-cell office:value-type="float" office:value="0.73856209150326801" table:style-name="ce1">
            <text:p>0.738562092</text:p>
          </table:table-cell>
          <table:table-cell office:value-type="float" office:value="3.25398349011327E-2" table:style-name="ce1">
            <text:p>0.032539835</text:p>
          </table:table-cell>
          <table:table-cell office:value-type="float" office:value="1.535123696087795" table:formula="of:=[.D1282]+[.F1282]" table:style-name="ce1">
            <text:p>1.5351236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0225_99995.pkl</text:p>
          </table:table-cell>
          <table:table-cell office:value-type="float" office:value="5563" table:style-name="ce1">
            <text:p>5563</text:p>
          </table:table-cell>
          <table:table-cell office:value-type="float" office:value="25.451554916412" table:style-name="ce1">
            <text:p>25.45155492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057303492269399E-2" table:style-name="ce1">
            <text:p>0.030057303</text:p>
          </table:table-cell>
          <table:table-cell office:value-type="float" office:value="0.73856209150326801" table:style-name="ce1">
            <text:p>0.738562092</text:p>
          </table:table-cell>
          <table:table-cell office:value-type="float" office:value="3.25398349011327E-2" table:style-name="ce1">
            <text:p>0.032539835</text:p>
          </table:table-cell>
          <table:table-cell office:value-type="float" office:value="1.535123696087795" table:formula="of:=[.D1283]+[.F1283]" table:style-name="ce1">
            <text:p>1.5351236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25_0225_999995.pkl</text:p>
          </table:table-cell>
          <table:table-cell office:value-type="float" office:value="5563" table:style-name="ce1">
            <text:p>5563</text:p>
          </table:table-cell>
          <table:table-cell office:value-type="float" office:value="25.451554916412" table:style-name="ce1">
            <text:p>25.45155492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057303492269399E-2" table:style-name="ce1">
            <text:p>0.030057303</text:p>
          </table:table-cell>
          <table:table-cell office:value-type="float" office:value="0.73856209150326801" table:style-name="ce1">
            <text:p>0.738562092</text:p>
          </table:table-cell>
          <table:table-cell office:value-type="float" office:value="3.25398349011327E-2" table:style-name="ce1">
            <text:p>0.032539835</text:p>
          </table:table-cell>
          <table:table-cell office:value-type="float" office:value="1.535123696087795" table:formula="of:=[.D1284]+[.F1284]" table:style-name="ce1">
            <text:p>1.5351236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045_999995.pkl</text:p>
          </table:table-cell>
          <table:table-cell office:value-type="float" office:value="13253" table:style-name="ce1">
            <text:p>13253</text:p>
          </table:table-cell>
          <table:table-cell office:value-type="float" office:value="5.3250584773258902" table:style-name="ce1">
            <text:p>5.325058477</text:p>
          </table:table-cell>
          <table:table-cell office:value-type="float" office:value="0.76335877862595403" table:style-name="ce1">
            <text:p>0.763358779</text:p>
          </table:table-cell>
          <table:table-cell office:value-type="float" office:value="6.4294899271324493E-2" table:style-name="ce1">
            <text:p>0.064294899</text:p>
          </table:table-cell>
          <table:table-cell office:value-type="float" office:value="0.77155172413793105" table:style-name="ce1">
            <text:p>0.771551724</text:p>
          </table:table-cell>
          <table:table-cell office:value-type="float" office:value="6.0127645280483699E-2" table:style-name="ce1">
            <text:p>0.060127645</text:p>
          </table:table-cell>
          <table:table-cell office:value-type="float" office:value="1.5349105027638852" table:formula="of:=[.D1285]+[.F1285]" table:style-name="ce1">
            <text:p>1.534910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045_99995.pkl</text:p>
          </table:table-cell>
          <table:table-cell office:value-type="float" office:value="13253" table:style-name="ce1">
            <text:p>13253</text:p>
          </table:table-cell>
          <table:table-cell office:value-type="float" office:value="5.3250584773258902" table:style-name="ce1">
            <text:p>5.325058477</text:p>
          </table:table-cell>
          <table:table-cell office:value-type="float" office:value="0.76335877862595403" table:style-name="ce1">
            <text:p>0.763358779</text:p>
          </table:table-cell>
          <table:table-cell office:value-type="float" office:value="6.4294899271324493E-2" table:style-name="ce1">
            <text:p>0.064294899</text:p>
          </table:table-cell>
          <table:table-cell office:value-type="float" office:value="0.77155172413793105" table:style-name="ce1">
            <text:p>0.771551724</text:p>
          </table:table-cell>
          <table:table-cell office:value-type="float" office:value="6.0127645280483699E-2" table:style-name="ce1">
            <text:p>0.060127645</text:p>
          </table:table-cell>
          <table:table-cell office:value-type="float" office:value="1.5349105027638852" table:formula="of:=[.D1286]+[.F1286]" table:style-name="ce1">
            <text:p>1.534910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045_9999995.pkl</text:p>
          </table:table-cell>
          <table:table-cell office:value-type="float" office:value="13253" table:style-name="ce1">
            <text:p>13253</text:p>
          </table:table-cell>
          <table:table-cell office:value-type="float" office:value="5.3250584773258902" table:style-name="ce1">
            <text:p>5.325058477</text:p>
          </table:table-cell>
          <table:table-cell office:value-type="float" office:value="0.76335877862595403" table:style-name="ce1">
            <text:p>0.763358779</text:p>
          </table:table-cell>
          <table:table-cell office:value-type="float" office:value="6.4294899271324493E-2" table:style-name="ce1">
            <text:p>0.064294899</text:p>
          </table:table-cell>
          <table:table-cell office:value-type="float" office:value="0.77155172413793105" table:style-name="ce1">
            <text:p>0.771551724</text:p>
          </table:table-cell>
          <table:table-cell office:value-type="float" office:value="6.0127645280483699E-2" table:style-name="ce1">
            <text:p>0.060127645</text:p>
          </table:table-cell>
          <table:table-cell office:value-type="float" office:value="1.5349105027638852" table:formula="of:=[.D1287]+[.F1287]" table:style-name="ce1">
            <text:p>1.534910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045_9995.pkl</text:p>
          </table:table-cell>
          <table:table-cell office:value-type="float" office:value="13253" table:style-name="ce1">
            <text:p>13253</text:p>
          </table:table-cell>
          <table:table-cell office:value-type="float" office:value="5.3250584773258902" table:style-name="ce1">
            <text:p>5.325058477</text:p>
          </table:table-cell>
          <table:table-cell office:value-type="float" office:value="0.76335877862595403" table:style-name="ce1">
            <text:p>0.763358779</text:p>
          </table:table-cell>
          <table:table-cell office:value-type="float" office:value="6.4294899271324493E-2" table:style-name="ce1">
            <text:p>0.064294899</text:p>
          </table:table-cell>
          <table:table-cell office:value-type="float" office:value="0.77155172413793105" table:style-name="ce1">
            <text:p>0.771551724</text:p>
          </table:table-cell>
          <table:table-cell office:value-type="float" office:value="6.0127645280483699E-2" table:style-name="ce1">
            <text:p>0.060127645</text:p>
          </table:table-cell>
          <table:table-cell office:value-type="float" office:value="1.5349105027638852" table:formula="of:=[.D1288]+[.F1288]" table:style-name="ce1">
            <text:p>1.534910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09_999995.pkl</text:p>
          </table:table-cell>
          <table:table-cell office:value-type="float" office:value="5450" table:style-name="ce1">
            <text:p>5450</text:p>
          </table:table-cell>
          <table:table-cell office:value-type="float" office:value="9.6225688073394497" table:style-name="ce1">
            <text:p>9.622568807</text:p>
          </table:table-cell>
          <table:table-cell office:value-type="float" office:value="0.76724137931034497" table:style-name="ce1">
            <text:p>0.767241379</text:p>
          </table:table-cell>
          <table:table-cell office:value-type="float" office:value="5.7259275144756601E-2" table:style-name="ce1">
            <text:p>0.057259275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5.83071061785655E-2" table:style-name="ce1">
            <text:p>0.058307106</text:p>
          </table:table-cell>
          <table:table-cell office:value-type="float" office:value="1.534125910900759" table:formula="of:=[.D1289]+[.F1289]" table:style-name="ce1">
            <text:p>1.5341259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09_9999995.pkl</text:p>
          </table:table-cell>
          <table:table-cell office:value-type="float" office:value="5450" table:style-name="ce1">
            <text:p>5450</text:p>
          </table:table-cell>
          <table:table-cell office:value-type="float" office:value="9.6225688073394497" table:style-name="ce1">
            <text:p>9.622568807</text:p>
          </table:table-cell>
          <table:table-cell office:value-type="float" office:value="0.76724137931034497" table:style-name="ce1">
            <text:p>0.767241379</text:p>
          </table:table-cell>
          <table:table-cell office:value-type="float" office:value="5.7259275144756601E-2" table:style-name="ce1">
            <text:p>0.057259275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5.83071061785655E-2" table:style-name="ce1">
            <text:p>0.058307106</text:p>
          </table:table-cell>
          <table:table-cell office:value-type="float" office:value="1.534125910900759" table:formula="of:=[.D1290]+[.F1290]" table:style-name="ce1">
            <text:p>1.5341259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09_9995.pkl</text:p>
          </table:table-cell>
          <table:table-cell office:value-type="float" office:value="5450" table:style-name="ce1">
            <text:p>5450</text:p>
          </table:table-cell>
          <table:table-cell office:value-type="float" office:value="9.6225688073394497" table:style-name="ce1">
            <text:p>9.622568807</text:p>
          </table:table-cell>
          <table:table-cell office:value-type="float" office:value="0.76724137931034497" table:style-name="ce1">
            <text:p>0.767241379</text:p>
          </table:table-cell>
          <table:table-cell office:value-type="float" office:value="5.7259275144756601E-2" table:style-name="ce1">
            <text:p>0.057259275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5.83071061785655E-2" table:style-name="ce1">
            <text:p>0.058307106</text:p>
          </table:table-cell>
          <table:table-cell office:value-type="float" office:value="1.534125910900759" table:formula="of:=[.D1291]+[.F1291]" table:style-name="ce1">
            <text:p>1.5341259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5_09_99995.pkl</text:p>
          </table:table-cell>
          <table:table-cell office:value-type="float" office:value="5450" table:style-name="ce1">
            <text:p>5450</text:p>
          </table:table-cell>
          <table:table-cell office:value-type="float" office:value="9.6225688073394497" table:style-name="ce1">
            <text:p>9.622568807</text:p>
          </table:table-cell>
          <table:table-cell office:value-type="float" office:value="0.76724137931034497" table:style-name="ce1">
            <text:p>0.767241379</text:p>
          </table:table-cell>
          <table:table-cell office:value-type="float" office:value="5.7259275144756601E-2" table:style-name="ce1">
            <text:p>0.057259275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5.83071061785655E-2" table:style-name="ce1">
            <text:p>0.058307106</text:p>
          </table:table-cell>
          <table:table-cell office:value-type="float" office:value="1.534125910900759" table:formula="of:=[.D1292]+[.F1292]" table:style-name="ce1">
            <text:p>1.5341259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045_9999995.pkl</text:p>
          </table:table-cell>
          <table:table-cell office:value-type="float" office:value="5172" table:style-name="ce1">
            <text:p>5172</text:p>
          </table:table-cell>
          <table:table-cell office:value-type="float" office:value="10.6119489559165" table:style-name="ce1">
            <text:p>10.61194896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82822085889571E-2" table:style-name="ce1">
            <text:p>0.058282209</text:p>
          </table:table-cell>
          <table:table-cell office:value-type="float" office:value="0.77074235807860303" table:style-name="ce1">
            <text:p>0.770742358</text:p>
          </table:table-cell>
          <table:table-cell office:value-type="float" office:value="6.08096468561585E-2" table:style-name="ce1">
            <text:p>0.060809647</text:p>
          </table:table-cell>
          <table:table-cell office:value-type="float" office:value="1.532920008508402" table:formula="of:=[.D1293]+[.F1293]" table:style-name="ce1">
            <text:p>1.5329200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045_9995.pkl</text:p>
          </table:table-cell>
          <table:table-cell office:value-type="float" office:value="5172" table:style-name="ce1">
            <text:p>5172</text:p>
          </table:table-cell>
          <table:table-cell office:value-type="float" office:value="10.6119489559165" table:style-name="ce1">
            <text:p>10.61194896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82822085889571E-2" table:style-name="ce1">
            <text:p>0.058282209</text:p>
          </table:table-cell>
          <table:table-cell office:value-type="float" office:value="0.77074235807860303" table:style-name="ce1">
            <text:p>0.770742358</text:p>
          </table:table-cell>
          <table:table-cell office:value-type="float" office:value="6.08096468561585E-2" table:style-name="ce1">
            <text:p>0.060809647</text:p>
          </table:table-cell>
          <table:table-cell office:value-type="float" office:value="1.532920008508402" table:formula="of:=[.D1294]+[.F1294]" table:style-name="ce1">
            <text:p>1.5329200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045_99995.pkl</text:p>
          </table:table-cell>
          <table:table-cell office:value-type="float" office:value="5172" table:style-name="ce1">
            <text:p>5172</text:p>
          </table:table-cell>
          <table:table-cell office:value-type="float" office:value="10.6119489559165" table:style-name="ce1">
            <text:p>10.61194896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82822085889571E-2" table:style-name="ce1">
            <text:p>0.058282209</text:p>
          </table:table-cell>
          <table:table-cell office:value-type="float" office:value="0.77074235807860303" table:style-name="ce1">
            <text:p>0.770742358</text:p>
          </table:table-cell>
          <table:table-cell office:value-type="float" office:value="6.08096468561585E-2" table:style-name="ce1">
            <text:p>0.060809647</text:p>
          </table:table-cell>
          <table:table-cell office:value-type="float" office:value="1.532920008508402" table:formula="of:=[.D1295]+[.F1295]" table:style-name="ce1">
            <text:p>1.5329200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045_999995.pkl</text:p>
          </table:table-cell>
          <table:table-cell office:value-type="float" office:value="5172" table:style-name="ce1">
            <text:p>5172</text:p>
          </table:table-cell>
          <table:table-cell office:value-type="float" office:value="10.6119489559165" table:style-name="ce1">
            <text:p>10.61194896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82822085889571E-2" table:style-name="ce1">
            <text:p>0.058282209</text:p>
          </table:table-cell>
          <table:table-cell office:value-type="float" office:value="0.77074235807860303" table:style-name="ce1">
            <text:p>0.770742358</text:p>
          </table:table-cell>
          <table:table-cell office:value-type="float" office:value="6.08096468561585E-2" table:style-name="ce1">
            <text:p>0.060809647</text:p>
          </table:table-cell>
          <table:table-cell office:value-type="float" office:value="1.532920008508402" table:formula="of:=[.D1296]+[.F1296]" table:style-name="ce1">
            <text:p>1.5329200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18_9999995.pkl</text:p>
          </table:table-cell>
          <table:table-cell office:value-type="float" office:value="5182" table:style-name="ce1">
            <text:p>5182</text:p>
          </table:table-cell>
          <table:table-cell office:value-type="float" office:value="10.440370513315299" table:style-name="ce1">
            <text:p>10.44037051</text:p>
          </table:table-cell>
          <table:table-cell office:value-type="float" office:value="0.76504297994269299" table:style-name="ce1">
            <text:p>0.76504298</text:p>
          </table:table-cell>
          <table:table-cell office:value-type="float" office:value="5.4825462012320303E-2" table:style-name="ce1">
            <text:p>0.054825462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5.4511570119583803E-2" table:style-name="ce1">
            <text:p>0.05451157</text:p>
          </table:table-cell>
          <table:table-cell office:value-type="float" office:value="1.531418525794221" table:formula="of:=[.D1297]+[.F1297]" table:style-name="ce1">
            <text:p>1.5314185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18_99995.pkl</text:p>
          </table:table-cell>
          <table:table-cell office:value-type="float" office:value="5182" table:style-name="ce1">
            <text:p>5182</text:p>
          </table:table-cell>
          <table:table-cell office:value-type="float" office:value="10.440370513315299" table:style-name="ce1">
            <text:p>10.44037051</text:p>
          </table:table-cell>
          <table:table-cell office:value-type="float" office:value="0.76504297994269299" table:style-name="ce1">
            <text:p>0.76504298</text:p>
          </table:table-cell>
          <table:table-cell office:value-type="float" office:value="5.4825462012320303E-2" table:style-name="ce1">
            <text:p>0.054825462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5.4511570119583803E-2" table:style-name="ce1">
            <text:p>0.05451157</text:p>
          </table:table-cell>
          <table:table-cell office:value-type="float" office:value="1.531418525794221" table:formula="of:=[.D1298]+[.F1298]" table:style-name="ce1">
            <text:p>1.5314185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18_9995.pkl</text:p>
          </table:table-cell>
          <table:table-cell office:value-type="float" office:value="5182" table:style-name="ce1">
            <text:p>5182</text:p>
          </table:table-cell>
          <table:table-cell office:value-type="float" office:value="10.440370513315299" table:style-name="ce1">
            <text:p>10.44037051</text:p>
          </table:table-cell>
          <table:table-cell office:value-type="float" office:value="0.76504297994269299" table:style-name="ce1">
            <text:p>0.76504298</text:p>
          </table:table-cell>
          <table:table-cell office:value-type="float" office:value="5.4825462012320303E-2" table:style-name="ce1">
            <text:p>0.054825462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5.4511570119583803E-2" table:style-name="ce1">
            <text:p>0.05451157</text:p>
          </table:table-cell>
          <table:table-cell office:value-type="float" office:value="1.531418525794221" table:formula="of:=[.D1299]+[.F1299]" table:style-name="ce1">
            <text:p>1.5314185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18_999995.pkl</text:p>
          </table:table-cell>
          <table:table-cell office:value-type="float" office:value="5182" table:style-name="ce1">
            <text:p>5182</text:p>
          </table:table-cell>
          <table:table-cell office:value-type="float" office:value="10.440370513315299" table:style-name="ce1">
            <text:p>10.44037051</text:p>
          </table:table-cell>
          <table:table-cell office:value-type="float" office:value="0.76504297994269299" table:style-name="ce1">
            <text:p>0.76504298</text:p>
          </table:table-cell>
          <table:table-cell office:value-type="float" office:value="5.4825462012320303E-2" table:style-name="ce1">
            <text:p>0.054825462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5.4511570119583803E-2" table:style-name="ce1">
            <text:p>0.05451157</text:p>
          </table:table-cell>
          <table:table-cell office:value-type="float" office:value="1.531418525794221" table:formula="of:=[.D1300]+[.F1300]" table:style-name="ce1">
            <text:p>1.5314185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0225_99995.pkl</text:p>
          </table:table-cell>
          <table:table-cell office:value-type="float" office:value="5577" table:style-name="ce1">
            <text:p>5577</text:p>
          </table:table-cell>
          <table:table-cell office:value-type="float" office:value="25.454186838802201" table:style-name="ce1">
            <text:p>25.45418684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083324315550299E-2" table:style-name="ce1">
            <text:p>0.030083324</text:p>
          </table:table-cell>
          <table:table-cell office:value-type="float" office:value="0.73420479302832198" table:style-name="ce1">
            <text:p>0.734204793</text:p>
          </table:table-cell>
          <table:table-cell office:value-type="float" office:value="3.2428791377983102E-2" table:style-name="ce1">
            <text:p>0.032428791</text:p>
          </table:table-cell>
          <table:table-cell office:value-type="float" office:value="1.5307663976128489" table:formula="of:=[.D1301]+[.F1301]" table:style-name="ce1">
            <text:p>1.5307663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0225_999995.pkl</text:p>
          </table:table-cell>
          <table:table-cell office:value-type="float" office:value="5577" table:style-name="ce1">
            <text:p>5577</text:p>
          </table:table-cell>
          <table:table-cell office:value-type="float" office:value="25.454186838802201" table:style-name="ce1">
            <text:p>25.45418684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083324315550299E-2" table:style-name="ce1">
            <text:p>0.030083324</text:p>
          </table:table-cell>
          <table:table-cell office:value-type="float" office:value="0.73420479302832198" table:style-name="ce1">
            <text:p>0.734204793</text:p>
          </table:table-cell>
          <table:table-cell office:value-type="float" office:value="3.2428791377983102E-2" table:style-name="ce1">
            <text:p>0.032428791</text:p>
          </table:table-cell>
          <table:table-cell office:value-type="float" office:value="1.5307663976128489" table:formula="of:=[.D1302]+[.F1302]" table:style-name="ce1">
            <text:p>1.5307663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0225_9995.pkl</text:p>
          </table:table-cell>
          <table:table-cell office:value-type="float" office:value="5577" table:style-name="ce1">
            <text:p>5577</text:p>
          </table:table-cell>
          <table:table-cell office:value-type="float" office:value="25.454186838802201" table:style-name="ce1">
            <text:p>25.45418684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083324315550299E-2" table:style-name="ce1">
            <text:p>0.030083324</text:p>
          </table:table-cell>
          <table:table-cell office:value-type="float" office:value="0.73420479302832198" table:style-name="ce1">
            <text:p>0.734204793</text:p>
          </table:table-cell>
          <table:table-cell office:value-type="float" office:value="3.2428791377983102E-2" table:style-name="ce1">
            <text:p>0.032428791</text:p>
          </table:table-cell>
          <table:table-cell office:value-type="float" office:value="1.5307663976128489" table:formula="of:=[.D1303]+[.F1303]" table:style-name="ce1">
            <text:p>1.5307663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25_0225_9999995.pkl</text:p>
          </table:table-cell>
          <table:table-cell office:value-type="float" office:value="5577" table:style-name="ce1">
            <text:p>5577</text:p>
          </table:table-cell>
          <table:table-cell office:value-type="float" office:value="25.454186838802201" table:style-name="ce1">
            <text:p>25.45418684</text:p>
          </table:table-cell>
          <table:table-cell office:value-type="float" office:value="0.79656160458452696" table:style-name="ce1">
            <text:p>0.796561605</text:p>
          </table:table-cell>
          <table:table-cell office:value-type="float" office:value="3.0083324315550299E-2" table:style-name="ce1">
            <text:p>0.030083324</text:p>
          </table:table-cell>
          <table:table-cell office:value-type="float" office:value="0.73420479302832198" table:style-name="ce1">
            <text:p>0.734204793</text:p>
          </table:table-cell>
          <table:table-cell office:value-type="float" office:value="3.2428791377983102E-2" table:style-name="ce1">
            <text:p>0.032428791</text:p>
          </table:table-cell>
          <table:table-cell office:value-type="float" office:value="1.5307663976128489" table:formula="of:=[.D1304]+[.F1304]" table:style-name="ce1">
            <text:p>1.5307663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045_9995.pkl</text:p>
          </table:table-cell>
          <table:table-cell office:value-type="float" office:value="5278" table:style-name="ce1">
            <text:p>5278</text:p>
          </table:table-cell>
          <table:table-cell office:value-type="float" office:value="9.5363774156877597" table:style-name="ce1">
            <text:p>9.536377416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6.24266604083549E-2" table:style-name="ce1">
            <text:p>0.06242666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6.4226898444647795E-2" table:style-name="ce1">
            <text:p>0.064226898</text:p>
          </table:table-cell>
          <table:table-cell office:value-type="float" office:value="1.528553196281327" table:formula="of:=[.D1305]+[.F1305]" table:style-name="ce1">
            <text:p>1.5285531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045_9999995.pkl</text:p>
          </table:table-cell>
          <table:table-cell office:value-type="float" office:value="5278" table:style-name="ce1">
            <text:p>5278</text:p>
          </table:table-cell>
          <table:table-cell office:value-type="float" office:value="9.5363774156877597" table:style-name="ce1">
            <text:p>9.536377416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6.24266604083549E-2" table:style-name="ce1">
            <text:p>0.06242666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6.4226898444647795E-2" table:style-name="ce1">
            <text:p>0.064226898</text:p>
          </table:table-cell>
          <table:table-cell office:value-type="float" office:value="1.528553196281327" table:formula="of:=[.D1306]+[.F1306]" table:style-name="ce1">
            <text:p>1.5285531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18_9999995.pkl</text:p>
          </table:table-cell>
          <table:table-cell office:value-type="float" office:value="5154" table:style-name="ce1">
            <text:p>5154</text:p>
          </table:table-cell>
          <table:table-cell office:value-type="float" office:value="10.3853317811409" table:style-name="ce1">
            <text:p>10.38533178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4418985270049097E-2" table:style-name="ce1">
            <text:p>0.054418985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5.4066543438077597E-2" table:style-name="ce1">
            <text:p>0.054066543</text:p>
          </table:table-cell>
          <table:table-cell office:value-type="float" office:value="1.528553196281327" table:formula="of:=[.D1307]+[.F1307]" table:style-name="ce1">
            <text:p>1.5285531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18_9995.pkl</text:p>
          </table:table-cell>
          <table:table-cell office:value-type="float" office:value="5154" table:style-name="ce1">
            <text:p>5154</text:p>
          </table:table-cell>
          <table:table-cell office:value-type="float" office:value="10.3853317811409" table:style-name="ce1">
            <text:p>10.38533178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4418985270049097E-2" table:style-name="ce1">
            <text:p>0.054418985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5.4066543438077597E-2" table:style-name="ce1">
            <text:p>0.054066543</text:p>
          </table:table-cell>
          <table:table-cell office:value-type="float" office:value="1.528553196281327" table:formula="of:=[.D1308]+[.F1308]" table:style-name="ce1">
            <text:p>1.5285531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18_9999995.pkl</text:p>
          </table:table-cell>
          <table:table-cell office:value-type="float" office:value="5057" table:style-name="ce1">
            <text:p>5057</text:p>
          </table:table-cell>
          <table:table-cell office:value-type="float" office:value="10.031441566145901" table:style-name="ce1">
            <text:p>10.03144157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6070826306913998E-2" table:style-name="ce1">
            <text:p>0.056070826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5.4946775203506597E-2" table:style-name="ce1">
            <text:p>0.054946775</text:p>
          </table:table-cell>
          <table:table-cell office:value-type="float" office:value="1.528553196281327" table:formula="of:=[.D1309]+[.F1309]" table:style-name="ce1">
            <text:p>1.5285531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045_99995.pkl</text:p>
          </table:table-cell>
          <table:table-cell office:value-type="float" office:value="5278" table:style-name="ce1">
            <text:p>5278</text:p>
          </table:table-cell>
          <table:table-cell office:value-type="float" office:value="9.5363774156877597" table:style-name="ce1">
            <text:p>9.536377416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6.24266604083549E-2" table:style-name="ce1">
            <text:p>0.06242666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6.4226898444647795E-2" table:style-name="ce1">
            <text:p>0.064226898</text:p>
          </table:table-cell>
          <table:table-cell office:value-type="float" office:value="1.528553196281327" table:formula="of:=[.D1310]+[.F1310]" table:style-name="ce1">
            <text:p>1.5285531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18_9995.pkl</text:p>
          </table:table-cell>
          <table:table-cell office:value-type="float" office:value="5057" table:style-name="ce1">
            <text:p>5057</text:p>
          </table:table-cell>
          <table:table-cell office:value-type="float" office:value="10.031441566145901" table:style-name="ce1">
            <text:p>10.03144157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6070826306913998E-2" table:style-name="ce1">
            <text:p>0.056070826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5.4946775203506597E-2" table:style-name="ce1">
            <text:p>0.054946775</text:p>
          </table:table-cell>
          <table:table-cell office:value-type="float" office:value="1.528553196281327" table:formula="of:=[.D1311]+[.F1311]" table:style-name="ce1">
            <text:p>1.5285531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18_99995.pkl</text:p>
          </table:table-cell>
          <table:table-cell office:value-type="float" office:value="5154" table:style-name="ce1">
            <text:p>5154</text:p>
          </table:table-cell>
          <table:table-cell office:value-type="float" office:value="10.3853317811409" table:style-name="ce1">
            <text:p>10.38533178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4418985270049097E-2" table:style-name="ce1">
            <text:p>0.054418985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5.4066543438077597E-2" table:style-name="ce1">
            <text:p>0.054066543</text:p>
          </table:table-cell>
          <table:table-cell office:value-type="float" office:value="1.528553196281327" table:formula="of:=[.D1312]+[.F1312]" table:style-name="ce1">
            <text:p>1.5285531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18_999995.pkl</text:p>
          </table:table-cell>
          <table:table-cell office:value-type="float" office:value="5154" table:style-name="ce1">
            <text:p>5154</text:p>
          </table:table-cell>
          <table:table-cell office:value-type="float" office:value="10.3853317811409" table:style-name="ce1">
            <text:p>10.38533178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4418985270049097E-2" table:style-name="ce1">
            <text:p>0.054418985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5.4066543438077597E-2" table:style-name="ce1">
            <text:p>0.054066543</text:p>
          </table:table-cell>
          <table:table-cell office:value-type="float" office:value="1.528553196281327" table:formula="of:=[.D1313]+[.F1313]" table:style-name="ce1">
            <text:p>1.5285531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045_999995.pkl</text:p>
          </table:table-cell>
          <table:table-cell office:value-type="float" office:value="5278" table:style-name="ce1">
            <text:p>5278</text:p>
          </table:table-cell>
          <table:table-cell office:value-type="float" office:value="9.5363774156877597" table:style-name="ce1">
            <text:p>9.536377416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6.24266604083549E-2" table:style-name="ce1">
            <text:p>0.06242666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6.4226898444647795E-2" table:style-name="ce1">
            <text:p>0.064226898</text:p>
          </table:table-cell>
          <table:table-cell office:value-type="float" office:value="1.528553196281327" table:formula="of:=[.D1314]+[.F1314]" table:style-name="ce1">
            <text:p>1.5285531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18_99995.pkl</text:p>
          </table:table-cell>
          <table:table-cell office:value-type="float" office:value="5057" table:style-name="ce1">
            <text:p>5057</text:p>
          </table:table-cell>
          <table:table-cell office:value-type="float" office:value="10.031441566145901" table:style-name="ce1">
            <text:p>10.03144157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6070826306913998E-2" table:style-name="ce1">
            <text:p>0.056070826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5.4946775203506597E-2" table:style-name="ce1">
            <text:p>0.054946775</text:p>
          </table:table-cell>
          <table:table-cell office:value-type="float" office:value="1.528553196281327" table:formula="of:=[.D1315]+[.F1315]" table:style-name="ce1">
            <text:p>1.5285531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18_999995.pkl</text:p>
          </table:table-cell>
          <table:table-cell office:value-type="float" office:value="5057" table:style-name="ce1">
            <text:p>5057</text:p>
          </table:table-cell>
          <table:table-cell office:value-type="float" office:value="10.031441566145901" table:style-name="ce1">
            <text:p>10.03144157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6070826306913998E-2" table:style-name="ce1">
            <text:p>0.056070826</text:p>
          </table:table-cell>
          <table:table-cell office:value-type="float" office:value="0.76637554585152801" table:style-name="ce1">
            <text:p>0.766375546</text:p>
          </table:table-cell>
          <table:table-cell office:value-type="float" office:value="5.4946775203506597E-2" table:style-name="ce1">
            <text:p>0.054946775</text:p>
          </table:table-cell>
          <table:table-cell office:value-type="float" office:value="1.528553196281327" table:formula="of:=[.D1316]+[.F1316]" table:style-name="ce1">
            <text:p>1.5285531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36_999995.pkl</text:p>
          </table:table-cell>
          <table:table-cell office:value-type="float" office:value="5110" table:style-name="ce1">
            <text:p>5110</text:p>
          </table:table-cell>
          <table:table-cell office:value-type="float" office:value="10.1581213307241" table:style-name="ce1">
            <text:p>10.15812133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5163832434674397E-2" table:style-name="ce1">
            <text:p>0.055163832</text:p>
          </table:table-cell>
          <table:table-cell office:value-type="float" office:value="0.76200873362445398" table:style-name="ce1">
            <text:p>0.762008734</text:p>
          </table:table-cell>
          <table:table-cell office:value-type="float" office:value="5.3982985305491102E-2" table:style-name="ce1">
            <text:p>0.053982985</text:p>
          </table:table-cell>
          <table:table-cell office:value-type="float" office:value="1.5241863840542531" table:formula="of:=[.D1317]+[.F1317]" table:style-name="ce1">
            <text:p>1.5241863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36_9999995.pkl</text:p>
          </table:table-cell>
          <table:table-cell office:value-type="float" office:value="5110" table:style-name="ce1">
            <text:p>5110</text:p>
          </table:table-cell>
          <table:table-cell office:value-type="float" office:value="10.1581213307241" table:style-name="ce1">
            <text:p>10.15812133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5163832434674397E-2" table:style-name="ce1">
            <text:p>0.055163832</text:p>
          </table:table-cell>
          <table:table-cell office:value-type="float" office:value="0.76200873362445398" table:style-name="ce1">
            <text:p>0.762008734</text:p>
          </table:table-cell>
          <table:table-cell office:value-type="float" office:value="5.3982985305491102E-2" table:style-name="ce1">
            <text:p>0.053982985</text:p>
          </table:table-cell>
          <table:table-cell office:value-type="float" office:value="1.5241863840542531" table:formula="of:=[.D1318]+[.F1318]" table:style-name="ce1">
            <text:p>1.5241863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36_9995.pkl</text:p>
          </table:table-cell>
          <table:table-cell office:value-type="float" office:value="5110" table:style-name="ce1">
            <text:p>5110</text:p>
          </table:table-cell>
          <table:table-cell office:value-type="float" office:value="10.1581213307241" table:style-name="ce1">
            <text:p>10.15812133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5163832434674397E-2" table:style-name="ce1">
            <text:p>0.055163832</text:p>
          </table:table-cell>
          <table:table-cell office:value-type="float" office:value="0.76200873362445398" table:style-name="ce1">
            <text:p>0.762008734</text:p>
          </table:table-cell>
          <table:table-cell office:value-type="float" office:value="5.3982985305491102E-2" table:style-name="ce1">
            <text:p>0.053982985</text:p>
          </table:table-cell>
          <table:table-cell office:value-type="float" office:value="1.5241863840542531" table:formula="of:=[.D1319]+[.F1319]" table:style-name="ce1">
            <text:p>1.5241863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1_36_99995.pkl</text:p>
          </table:table-cell>
          <table:table-cell office:value-type="float" office:value="5110" table:style-name="ce1">
            <text:p>5110</text:p>
          </table:table-cell>
          <table:table-cell office:value-type="float" office:value="10.1581213307241" table:style-name="ce1">
            <text:p>10.15812133</text:p>
          </table:table-cell>
          <table:table-cell office:value-type="float" office:value="0.76217765042979901" table:style-name="ce1">
            <text:p>0.76217765</text:p>
          </table:table-cell>
          <table:table-cell office:value-type="float" office:value="5.5163832434674397E-2" table:style-name="ce1">
            <text:p>0.055163832</text:p>
          </table:table-cell>
          <table:table-cell office:value-type="float" office:value="0.76200873362445398" table:style-name="ce1">
            <text:p>0.762008734</text:p>
          </table:table-cell>
          <table:table-cell office:value-type="float" office:value="5.3982985305491102E-2" table:style-name="ce1">
            <text:p>0.053982985</text:p>
          </table:table-cell>
          <table:table-cell office:value-type="float" office:value="1.5241863840542531" table:formula="of:=[.D1320]+[.F1320]" table:style-name="ce1">
            <text:p>1.5241863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36_9999995.pkl</text:p>
          </table:table-cell>
          <table:table-cell office:value-type="float" office:value="5081" table:style-name="ce1">
            <text:p>5081</text:p>
          </table:table-cell>
          <table:table-cell office:value-type="float" office:value="9.8895886636488903" table:style-name="ce1">
            <text:p>9.889588664</text:p>
          </table:table-cell>
          <table:table-cell office:value-type="float" office:value="0.75931232091690604" table:style-name="ce1">
            <text:p>0.759312321</text:p>
          </table:table-cell>
          <table:table-cell office:value-type="float" office:value="5.6575576430401397E-2" table:style-name="ce1">
            <text:p>0.056575576</text:p>
          </table:table-cell>
          <table:table-cell office:value-type="float" office:value="0.76419213973799105" table:style-name="ce1">
            <text:p>0.76419214</text:p>
          </table:table-cell>
          <table:table-cell office:value-type="float" office:value="5.5955235811350902E-2" table:style-name="ce1">
            <text:p>0.055955236</text:p>
          </table:table-cell>
          <table:table-cell office:value-type="float" office:value="1.5235044606548971" table:formula="of:=[.D1321]+[.F1321]" table:style-name="ce1">
            <text:p>1.5235044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36_99995.pkl</text:p>
          </table:table-cell>
          <table:table-cell office:value-type="float" office:value="5081" table:style-name="ce1">
            <text:p>5081</text:p>
          </table:table-cell>
          <table:table-cell office:value-type="float" office:value="9.8895886636488903" table:style-name="ce1">
            <text:p>9.889588664</text:p>
          </table:table-cell>
          <table:table-cell office:value-type="float" office:value="0.75931232091690604" table:style-name="ce1">
            <text:p>0.759312321</text:p>
          </table:table-cell>
          <table:table-cell office:value-type="float" office:value="5.6575576430401397E-2" table:style-name="ce1">
            <text:p>0.056575576</text:p>
          </table:table-cell>
          <table:table-cell office:value-type="float" office:value="0.76419213973799105" table:style-name="ce1">
            <text:p>0.76419214</text:p>
          </table:table-cell>
          <table:table-cell office:value-type="float" office:value="5.5955235811350902E-2" table:style-name="ce1">
            <text:p>0.055955236</text:p>
          </table:table-cell>
          <table:table-cell office:value-type="float" office:value="1.5235044606548971" table:formula="of:=[.D1322]+[.F1322]" table:style-name="ce1">
            <text:p>1.5235044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36_999995.pkl</text:p>
          </table:table-cell>
          <table:table-cell office:value-type="float" office:value="5081" table:style-name="ce1">
            <text:p>5081</text:p>
          </table:table-cell>
          <table:table-cell office:value-type="float" office:value="9.8895886636488903" table:style-name="ce1">
            <text:p>9.889588664</text:p>
          </table:table-cell>
          <table:table-cell office:value-type="float" office:value="0.75931232091690604" table:style-name="ce1">
            <text:p>0.759312321</text:p>
          </table:table-cell>
          <table:table-cell office:value-type="float" office:value="5.6575576430401397E-2" table:style-name="ce1">
            <text:p>0.056575576</text:p>
          </table:table-cell>
          <table:table-cell office:value-type="float" office:value="0.76419213973799105" table:style-name="ce1">
            <text:p>0.76419214</text:p>
          </table:table-cell>
          <table:table-cell office:value-type="float" office:value="5.5955235811350902E-2" table:style-name="ce1">
            <text:p>0.055955236</text:p>
          </table:table-cell>
          <table:table-cell office:value-type="float" office:value="1.5235044606548971" table:formula="of:=[.D1323]+[.F1323]" table:style-name="ce1">
            <text:p>1.5235044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2_36_9995.pkl</text:p>
          </table:table-cell>
          <table:table-cell office:value-type="float" office:value="5081" table:style-name="ce1">
            <text:p>5081</text:p>
          </table:table-cell>
          <table:table-cell office:value-type="float" office:value="9.8895886636488903" table:style-name="ce1">
            <text:p>9.889588664</text:p>
          </table:table-cell>
          <table:table-cell office:value-type="float" office:value="0.75931232091690604" table:style-name="ce1">
            <text:p>0.759312321</text:p>
          </table:table-cell>
          <table:table-cell office:value-type="float" office:value="5.6575576430401397E-2" table:style-name="ce1">
            <text:p>0.056575576</text:p>
          </table:table-cell>
          <table:table-cell office:value-type="float" office:value="0.76419213973799105" table:style-name="ce1">
            <text:p>0.76419214</text:p>
          </table:table-cell>
          <table:table-cell office:value-type="float" office:value="5.5955235811350902E-2" table:style-name="ce1">
            <text:p>0.055955236</text:p>
          </table:table-cell>
          <table:table-cell office:value-type="float" office:value="1.5235044606548971" table:formula="of:=[.D1324]+[.F1324]" table:style-name="ce1">
            <text:p>1.5235044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36_9999995.pkl</text:p>
          </table:table-cell>
          <table:table-cell office:value-type="float" office:value="5139" table:style-name="ce1">
            <text:p>5139</text:p>
          </table:table-cell>
          <table:table-cell office:value-type="float" office:value="10.302588052150201" table:style-name="ce1">
            <text:p>10.30258805</text:p>
          </table:table-cell>
          <table:table-cell office:value-type="float" office:value="0.76504297994269299" table:style-name="ce1">
            <text:p>0.76504298</text:p>
          </table:table-cell>
          <table:table-cell office:value-type="float" office:value="5.3197848176927701E-2" table:style-name="ce1">
            <text:p>0.053197848</text:p>
          </table:table-cell>
          <table:table-cell office:value-type="float" office:value="0.75764192139737996" table:style-name="ce1">
            <text:p>0.757641921</text:p>
          </table:table-cell>
          <table:table-cell office:value-type="float" office:value="5.11271548548696E-2" table:style-name="ce1">
            <text:p>0.051127155</text:p>
          </table:table-cell>
          <table:table-cell office:value-type="float" office:value="1.5226849013400729" table:formula="of:=[.D1325]+[.F1325]" table:style-name="ce1">
            <text:p>1.5226849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36_9995.pkl</text:p>
          </table:table-cell>
          <table:table-cell office:value-type="float" office:value="5139" table:style-name="ce1">
            <text:p>5139</text:p>
          </table:table-cell>
          <table:table-cell office:value-type="float" office:value="10.302588052150201" table:style-name="ce1">
            <text:p>10.30258805</text:p>
          </table:table-cell>
          <table:table-cell office:value-type="float" office:value="0.76504297994269299" table:style-name="ce1">
            <text:p>0.76504298</text:p>
          </table:table-cell>
          <table:table-cell office:value-type="float" office:value="5.3197848176927701E-2" table:style-name="ce1">
            <text:p>0.053197848</text:p>
          </table:table-cell>
          <table:table-cell office:value-type="float" office:value="0.75764192139737996" table:style-name="ce1">
            <text:p>0.757641921</text:p>
          </table:table-cell>
          <table:table-cell office:value-type="float" office:value="5.11271548548696E-2" table:style-name="ce1">
            <text:p>0.051127155</text:p>
          </table:table-cell>
          <table:table-cell office:value-type="float" office:value="1.5226849013400729" table:formula="of:=[.D1326]+[.F1326]" table:style-name="ce1">
            <text:p>1.5226849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36_99995.pkl</text:p>
          </table:table-cell>
          <table:table-cell office:value-type="float" office:value="5139" table:style-name="ce1">
            <text:p>5139</text:p>
          </table:table-cell>
          <table:table-cell office:value-type="float" office:value="10.302588052150201" table:style-name="ce1">
            <text:p>10.30258805</text:p>
          </table:table-cell>
          <table:table-cell office:value-type="float" office:value="0.76504297994269299" table:style-name="ce1">
            <text:p>0.76504298</text:p>
          </table:table-cell>
          <table:table-cell office:value-type="float" office:value="5.3197848176927701E-2" table:style-name="ce1">
            <text:p>0.053197848</text:p>
          </table:table-cell>
          <table:table-cell office:value-type="float" office:value="0.75764192139737996" table:style-name="ce1">
            <text:p>0.757641921</text:p>
          </table:table-cell>
          <table:table-cell office:value-type="float" office:value="5.11271548548696E-2" table:style-name="ce1">
            <text:p>0.051127155</text:p>
          </table:table-cell>
          <table:table-cell office:value-type="float" office:value="1.5226849013400729" table:formula="of:=[.D1327]+[.F1327]" table:style-name="ce1">
            <text:p>1.5226849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2_36_999995.pkl</text:p>
          </table:table-cell>
          <table:table-cell office:value-type="float" office:value="5139" table:style-name="ce1">
            <text:p>5139</text:p>
          </table:table-cell>
          <table:table-cell office:value-type="float" office:value="10.302588052150201" table:style-name="ce1">
            <text:p>10.30258805</text:p>
          </table:table-cell>
          <table:table-cell office:value-type="float" office:value="0.76504297994269299" table:style-name="ce1">
            <text:p>0.76504298</text:p>
          </table:table-cell>
          <table:table-cell office:value-type="float" office:value="5.3197848176927701E-2" table:style-name="ce1">
            <text:p>0.053197848</text:p>
          </table:table-cell>
          <table:table-cell office:value-type="float" office:value="0.75764192139737996" table:style-name="ce1">
            <text:p>0.757641921</text:p>
          </table:table-cell>
          <table:table-cell office:value-type="float" office:value="5.11271548548696E-2" table:style-name="ce1">
            <text:p>0.051127155</text:p>
          </table:table-cell>
          <table:table-cell office:value-type="float" office:value="1.5226849013400729" table:formula="of:=[.D1328]+[.F1328]" table:style-name="ce1">
            <text:p>1.5226849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36_9999995.pkl</text:p>
          </table:table-cell>
          <table:table-cell office:value-type="float" office:value="5306" table:style-name="ce1">
            <text:p>5306</text:p>
          </table:table-cell>
          <table:table-cell office:value-type="float" office:value="13.344327176781" table:style-name="ce1">
            <text:p>13.34432718</text:p>
          </table:table-cell>
          <table:table-cell office:value-type="float" office:value="0.73563218390804597" table:style-name="ce1">
            <text:p>0.735632184</text:p>
          </table:table-cell>
          <table:table-cell office:value-type="float" office:value="4.2909822326516897E-2" table:style-name="ce1">
            <text:p>0.042909822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4.6167695473251003E-2" table:style-name="ce1">
            <text:p>0.046167695</text:p>
          </table:table-cell>
          <table:table-cell office:value-type="float" office:value="1.519474978667871" table:formula="of:=[.D1329]+[.F1329]" table:style-name="ce1">
            <text:p>1.5194749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36_999995.pkl</text:p>
          </table:table-cell>
          <table:table-cell office:value-type="float" office:value="5306" table:style-name="ce1">
            <text:p>5306</text:p>
          </table:table-cell>
          <table:table-cell office:value-type="float" office:value="13.344327176781" table:style-name="ce1">
            <text:p>13.34432718</text:p>
          </table:table-cell>
          <table:table-cell office:value-type="float" office:value="0.73563218390804597" table:style-name="ce1">
            <text:p>0.735632184</text:p>
          </table:table-cell>
          <table:table-cell office:value-type="float" office:value="4.2909822326516897E-2" table:style-name="ce1">
            <text:p>0.042909822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4.6167695473251003E-2" table:style-name="ce1">
            <text:p>0.046167695</text:p>
          </table:table-cell>
          <table:table-cell office:value-type="float" office:value="1.519474978667871" table:formula="of:=[.D1330]+[.F1330]" table:style-name="ce1">
            <text:p>1.5194749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36_9995.pkl</text:p>
          </table:table-cell>
          <table:table-cell office:value-type="float" office:value="5306" table:style-name="ce1">
            <text:p>5306</text:p>
          </table:table-cell>
          <table:table-cell office:value-type="float" office:value="13.344327176781" table:style-name="ce1">
            <text:p>13.34432718</text:p>
          </table:table-cell>
          <table:table-cell office:value-type="float" office:value="0.73563218390804597" table:style-name="ce1">
            <text:p>0.735632184</text:p>
          </table:table-cell>
          <table:table-cell office:value-type="float" office:value="4.2909822326516897E-2" table:style-name="ce1">
            <text:p>0.042909822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4.6167695473251003E-2" table:style-name="ce1">
            <text:p>0.046167695</text:p>
          </table:table-cell>
          <table:table-cell office:value-type="float" office:value="1.519474978667871" table:formula="of:=[.D1331]+[.F1331]" table:style-name="ce1">
            <text:p>1.5194749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36_99995.pkl</text:p>
          </table:table-cell>
          <table:table-cell office:value-type="float" office:value="5306" table:style-name="ce1">
            <text:p>5306</text:p>
          </table:table-cell>
          <table:table-cell office:value-type="float" office:value="13.344327176781" table:style-name="ce1">
            <text:p>13.34432718</text:p>
          </table:table-cell>
          <table:table-cell office:value-type="float" office:value="0.73563218390804597" table:style-name="ce1">
            <text:p>0.735632184</text:p>
          </table:table-cell>
          <table:table-cell office:value-type="float" office:value="4.2909822326516897E-2" table:style-name="ce1">
            <text:p>0.042909822</text:p>
          </table:table-cell>
          <table:table-cell office:value-type="float" office:value="0.78384279475982499" table:style-name="ce1">
            <text:p>0.783842795</text:p>
          </table:table-cell>
          <table:table-cell office:value-type="float" office:value="4.6167695473251003E-2" table:style-name="ce1">
            <text:p>0.046167695</text:p>
          </table:table-cell>
          <table:table-cell office:value-type="float" office:value="1.519474978667871" table:formula="of:=[.D1332]+[.F1332]" table:style-name="ce1">
            <text:p>1.5194749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09_9999995.pkl</text:p>
          </table:table-cell>
          <table:table-cell office:value-type="float" office:value="5361" table:style-name="ce1">
            <text:p>5361</text:p>
          </table:table-cell>
          <table:table-cell office:value-type="float" office:value="9.0817011751538903" table:style-name="ce1">
            <text:p>9.081701175</text:p>
          </table:table-cell>
          <table:table-cell office:value-type="float" office:value="0.75574712643678199" table:style-name="ce1">
            <text:p>0.755747126</text:p>
          </table:table-cell>
          <table:table-cell office:value-type="float" office:value="6.0893725399397997E-2" table:style-name="ce1">
            <text:p>0.060893725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6.2210338680926902E-2" table:style-name="ce1">
            <text:p>0.062210339</text:p>
          </table:table-cell>
          <table:table-cell office:value-type="float" office:value="1.5160957103147781" table:formula="of:=[.D1333]+[.F1333]" table:style-name="ce1">
            <text:p>1.516095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09_99995.pkl</text:p>
          </table:table-cell>
          <table:table-cell office:value-type="float" office:value="5361" table:style-name="ce1">
            <text:p>5361</text:p>
          </table:table-cell>
          <table:table-cell office:value-type="float" office:value="9.0817011751538903" table:style-name="ce1">
            <text:p>9.081701175</text:p>
          </table:table-cell>
          <table:table-cell office:value-type="float" office:value="0.75574712643678199" table:style-name="ce1">
            <text:p>0.755747126</text:p>
          </table:table-cell>
          <table:table-cell office:value-type="float" office:value="6.0893725399397997E-2" table:style-name="ce1">
            <text:p>0.060893725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6.2210338680926902E-2" table:style-name="ce1">
            <text:p>0.062210339</text:p>
          </table:table-cell>
          <table:table-cell office:value-type="float" office:value="1.5160957103147781" table:formula="of:=[.D1334]+[.F1334]" table:style-name="ce1">
            <text:p>1.516095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09_999995.pkl</text:p>
          </table:table-cell>
          <table:table-cell office:value-type="float" office:value="5361" table:style-name="ce1">
            <text:p>5361</text:p>
          </table:table-cell>
          <table:table-cell office:value-type="float" office:value="9.0817011751538903" table:style-name="ce1">
            <text:p>9.081701175</text:p>
          </table:table-cell>
          <table:table-cell office:value-type="float" office:value="0.75574712643678199" table:style-name="ce1">
            <text:p>0.755747126</text:p>
          </table:table-cell>
          <table:table-cell office:value-type="float" office:value="6.0893725399397997E-2" table:style-name="ce1">
            <text:p>0.060893725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6.2210338680926902E-2" table:style-name="ce1">
            <text:p>0.062210339</text:p>
          </table:table-cell>
          <table:table-cell office:value-type="float" office:value="1.5160957103147781" table:formula="of:=[.D1335]+[.F1335]" table:style-name="ce1">
            <text:p>1.516095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09_9995.pkl</text:p>
          </table:table-cell>
          <table:table-cell office:value-type="float" office:value="5361" table:style-name="ce1">
            <text:p>5361</text:p>
          </table:table-cell>
          <table:table-cell office:value-type="float" office:value="9.0817011751538903" table:style-name="ce1">
            <text:p>9.081701175</text:p>
          </table:table-cell>
          <table:table-cell office:value-type="float" office:value="0.75574712643678199" table:style-name="ce1">
            <text:p>0.755747126</text:p>
          </table:table-cell>
          <table:table-cell office:value-type="float" office:value="6.0893725399397997E-2" table:style-name="ce1">
            <text:p>0.060893725</text:p>
          </table:table-cell>
          <table:table-cell office:value-type="float" office:value="0.76034858387799598" table:style-name="ce1">
            <text:p>0.760348584</text:p>
          </table:table-cell>
          <table:table-cell office:value-type="float" office:value="6.2210338680926902E-2" table:style-name="ce1">
            <text:p>0.062210339</text:p>
          </table:table-cell>
          <table:table-cell office:value-type="float" office:value="1.5160957103147781" table:formula="of:=[.D1336]+[.F1336]" table:style-name="ce1">
            <text:p>1.516095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36_9995.pkl</text:p>
          </table:table-cell>
          <table:table-cell office:value-type="float" office:value="6562" table:style-name="ce1">
            <text:p>6562</text:p>
          </table:table-cell>
          <table:table-cell office:value-type="float" office:value="9.2026821091130806" table:style-name="ce1">
            <text:p>9.202682109</text:p>
          </table:table-cell>
          <table:table-cell office:value-type="float" office:value="0.76549865229110503" table:style-name="ce1">
            <text:p>0.765498652</text:p>
          </table:table-cell>
          <table:table-cell office:value-type="float" office:value="5.7700121901665999E-2" table:style-name="ce1">
            <text:p>0.057700122</text:p>
          </table:table-cell>
          <table:table-cell office:value-type="float" office:value="0.74837310195227802" table:style-name="ce1">
            <text:p>0.748373102</text:p>
          </table:table-cell>
          <table:table-cell office:value-type="float" office:value="5.4631828978622302E-2" table:style-name="ce1">
            <text:p>0.054631829</text:p>
          </table:table-cell>
          <table:table-cell office:value-type="float" office:value="1.513871754243383" table:formula="of:=[.D1337]+[.F1337]" table:style-name="ce1">
            <text:p>1.5138717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36_999995.pkl</text:p>
          </table:table-cell>
          <table:table-cell office:value-type="float" office:value="6562" table:style-name="ce1">
            <text:p>6562</text:p>
          </table:table-cell>
          <table:table-cell office:value-type="float" office:value="9.2026821091130806" table:style-name="ce1">
            <text:p>9.202682109</text:p>
          </table:table-cell>
          <table:table-cell office:value-type="float" office:value="0.76549865229110503" table:style-name="ce1">
            <text:p>0.765498652</text:p>
          </table:table-cell>
          <table:table-cell office:value-type="float" office:value="5.7700121901665999E-2" table:style-name="ce1">
            <text:p>0.057700122</text:p>
          </table:table-cell>
          <table:table-cell office:value-type="float" office:value="0.74837310195227802" table:style-name="ce1">
            <text:p>0.748373102</text:p>
          </table:table-cell>
          <table:table-cell office:value-type="float" office:value="5.4631828978622302E-2" table:style-name="ce1">
            <text:p>0.054631829</text:p>
          </table:table-cell>
          <table:table-cell office:value-type="float" office:value="1.513871754243383" table:formula="of:=[.D1338]+[.F1338]" table:style-name="ce1">
            <text:p>1.5138717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36_99995.pkl</text:p>
          </table:table-cell>
          <table:table-cell office:value-type="float" office:value="6562" table:style-name="ce1">
            <text:p>6562</text:p>
          </table:table-cell>
          <table:table-cell office:value-type="float" office:value="9.2026821091130806" table:style-name="ce1">
            <text:p>9.202682109</text:p>
          </table:table-cell>
          <table:table-cell office:value-type="float" office:value="0.76549865229110503" table:style-name="ce1">
            <text:p>0.765498652</text:p>
          </table:table-cell>
          <table:table-cell office:value-type="float" office:value="5.7700121901665999E-2" table:style-name="ce1">
            <text:p>0.057700122</text:p>
          </table:table-cell>
          <table:table-cell office:value-type="float" office:value="0.74837310195227802" table:style-name="ce1">
            <text:p>0.748373102</text:p>
          </table:table-cell>
          <table:table-cell office:value-type="float" office:value="5.4631828978622302E-2" table:style-name="ce1">
            <text:p>0.054631829</text:p>
          </table:table-cell>
          <table:table-cell office:value-type="float" office:value="1.513871754243383" table:formula="of:=[.D1339]+[.F1339]" table:style-name="ce1">
            <text:p>1.5138717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36_9999995.pkl</text:p>
          </table:table-cell>
          <table:table-cell office:value-type="float" office:value="6562" table:style-name="ce1">
            <text:p>6562</text:p>
          </table:table-cell>
          <table:table-cell office:value-type="float" office:value="9.2026821091130806" table:style-name="ce1">
            <text:p>9.202682109</text:p>
          </table:table-cell>
          <table:table-cell office:value-type="float" office:value="0.76549865229110503" table:style-name="ce1">
            <text:p>0.765498652</text:p>
          </table:table-cell>
          <table:table-cell office:value-type="float" office:value="5.7700121901665999E-2" table:style-name="ce1">
            <text:p>0.057700122</text:p>
          </table:table-cell>
          <table:table-cell office:value-type="float" office:value="0.74837310195227802" table:style-name="ce1">
            <text:p>0.748373102</text:p>
          </table:table-cell>
          <table:table-cell office:value-type="float" office:value="5.4631828978622302E-2" table:style-name="ce1">
            <text:p>0.054631829</text:p>
          </table:table-cell>
          <table:table-cell office:value-type="float" office:value="1.513871754243383" table:formula="of:=[.D1340]+[.F1340]" table:style-name="ce1">
            <text:p>1.5138717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36_9995.pkl</text:p>
          </table:table-cell>
          <table:table-cell office:value-type="float" office:value="6034" table:style-name="ce1">
            <text:p>6034</text:p>
          </table:table-cell>
          <table:table-cell office:value-type="float" office:value="8.9701690420948008" table:style-name="ce1">
            <text:p>8.970169042</text:p>
          </table:table-cell>
          <table:table-cell office:value-type="float" office:value="0.75" table:style-name="ce1">
            <text:p>0.75</text:p>
          </table:table-cell>
          <table:table-cell office:value-type="float" office:value="5.4224207961007298E-2" table:style-name="ce1">
            <text:p>0.054224208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5.3590568060021403E-2" table:style-name="ce1">
            <text:p>0.053590568</text:p>
          </table:table-cell>
          <table:table-cell office:value-type="float" office:value="1.512527233115468" table:formula="of:=[.D1341]+[.F1341]" table:style-name="ce1">
            <text:p>1.5125272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36_9999995.pkl</text:p>
          </table:table-cell>
          <table:table-cell office:value-type="float" office:value="6034" table:style-name="ce1">
            <text:p>6034</text:p>
          </table:table-cell>
          <table:table-cell office:value-type="float" office:value="8.9701690420948008" table:style-name="ce1">
            <text:p>8.970169042</text:p>
          </table:table-cell>
          <table:table-cell office:value-type="float" office:value="0.75" table:style-name="ce1">
            <text:p>0.75</text:p>
          </table:table-cell>
          <table:table-cell office:value-type="float" office:value="5.4224207961007298E-2" table:style-name="ce1">
            <text:p>0.054224208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5.3590568060021403E-2" table:style-name="ce1">
            <text:p>0.053590568</text:p>
          </table:table-cell>
          <table:table-cell office:value-type="float" office:value="1.512527233115468" table:formula="of:=[.D1342]+[.F1342]" table:style-name="ce1">
            <text:p>1.5125272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36_99995.pkl</text:p>
          </table:table-cell>
          <table:table-cell office:value-type="float" office:value="6034" table:style-name="ce1">
            <text:p>6034</text:p>
          </table:table-cell>
          <table:table-cell office:value-type="float" office:value="8.9701690420948008" table:style-name="ce1">
            <text:p>8.970169042</text:p>
          </table:table-cell>
          <table:table-cell office:value-type="float" office:value="0.75" table:style-name="ce1">
            <text:p>0.75</text:p>
          </table:table-cell>
          <table:table-cell office:value-type="float" office:value="5.4224207961007298E-2" table:style-name="ce1">
            <text:p>0.054224208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5.3590568060021403E-2" table:style-name="ce1">
            <text:p>0.053590568</text:p>
          </table:table-cell>
          <table:table-cell office:value-type="float" office:value="1.512527233115468" table:formula="of:=[.D1343]+[.F1343]" table:style-name="ce1">
            <text:p>1.5125272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36_999995.pkl</text:p>
          </table:table-cell>
          <table:table-cell office:value-type="float" office:value="6034" table:style-name="ce1">
            <text:p>6034</text:p>
          </table:table-cell>
          <table:table-cell office:value-type="float" office:value="8.9701690420948008" table:style-name="ce1">
            <text:p>8.970169042</text:p>
          </table:table-cell>
          <table:table-cell office:value-type="float" office:value="0.75" table:style-name="ce1">
            <text:p>0.75</text:p>
          </table:table-cell>
          <table:table-cell office:value-type="float" office:value="5.4224207961007298E-2" table:style-name="ce1">
            <text:p>0.054224208</text:p>
          </table:table-cell>
          <table:table-cell office:value-type="float" office:value="0.762527233115468" table:style-name="ce1">
            <text:p>0.762527233</text:p>
          </table:table-cell>
          <table:table-cell office:value-type="float" office:value="5.3590568060021403E-2" table:style-name="ce1">
            <text:p>0.053590568</text:p>
          </table:table-cell>
          <table:table-cell office:value-type="float" office:value="1.512527233115468" table:formula="of:=[.D1344]+[.F1344]" table:style-name="ce1">
            <text:p>1.5125272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18_99995.pkl</text:p>
          </table:table-cell>
          <table:table-cell office:value-type="float" office:value="5289" table:style-name="ce1">
            <text:p>5289</text:p>
          </table:table-cell>
          <table:table-cell office:value-type="float" office:value="8.8854225751559799" table:style-name="ce1">
            <text:p>8.885422575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07618602477214E-2" table:style-name="ce1">
            <text:p>0.06076186</text:p>
          </table:table-cell>
          <table:table-cell office:value-type="float" office:value="0.76419213973799105" table:style-name="ce1">
            <text:p>0.76419214</text:p>
          </table:table-cell>
          <table:table-cell office:value-type="float" office:value="6.2023746234272599E-2" table:style-name="ce1">
            <text:p>0.062023746</text:p>
          </table:table-cell>
          <table:table-cell office:value-type="float" office:value="1.5091778130904261" table:formula="of:=[.D1345]+[.F1345]" table:style-name="ce1">
            <text:p>1.5091778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18_9995.pkl</text:p>
          </table:table-cell>
          <table:table-cell office:value-type="float" office:value="5289" table:style-name="ce1">
            <text:p>5289</text:p>
          </table:table-cell>
          <table:table-cell office:value-type="float" office:value="8.8854225751559799" table:style-name="ce1">
            <text:p>8.885422575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07618602477214E-2" table:style-name="ce1">
            <text:p>0.06076186</text:p>
          </table:table-cell>
          <table:table-cell office:value-type="float" office:value="0.76419213973799105" table:style-name="ce1">
            <text:p>0.76419214</text:p>
          </table:table-cell>
          <table:table-cell office:value-type="float" office:value="6.2023746234272599E-2" table:style-name="ce1">
            <text:p>0.062023746</text:p>
          </table:table-cell>
          <table:table-cell office:value-type="float" office:value="1.5091778130904261" table:formula="of:=[.D1346]+[.F1346]" table:style-name="ce1">
            <text:p>1.5091778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18_999995.pkl</text:p>
          </table:table-cell>
          <table:table-cell office:value-type="float" office:value="5289" table:style-name="ce1">
            <text:p>5289</text:p>
          </table:table-cell>
          <table:table-cell office:value-type="float" office:value="8.8854225751559799" table:style-name="ce1">
            <text:p>8.885422575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07618602477214E-2" table:style-name="ce1">
            <text:p>0.06076186</text:p>
          </table:table-cell>
          <table:table-cell office:value-type="float" office:value="0.76419213973799105" table:style-name="ce1">
            <text:p>0.76419214</text:p>
          </table:table-cell>
          <table:table-cell office:value-type="float" office:value="6.2023746234272599E-2" table:style-name="ce1">
            <text:p>0.062023746</text:p>
          </table:table-cell>
          <table:table-cell office:value-type="float" office:value="1.5091778130904261" table:formula="of:=[.D1347]+[.F1347]" table:style-name="ce1">
            <text:p>1.5091778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18_9999995.pkl</text:p>
          </table:table-cell>
          <table:table-cell office:value-type="float" office:value="5289" table:style-name="ce1">
            <text:p>5289</text:p>
          </table:table-cell>
          <table:table-cell office:value-type="float" office:value="8.8854225751559799" table:style-name="ce1">
            <text:p>8.885422575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07618602477214E-2" table:style-name="ce1">
            <text:p>0.06076186</text:p>
          </table:table-cell>
          <table:table-cell office:value-type="float" office:value="0.76419213973799105" table:style-name="ce1">
            <text:p>0.76419214</text:p>
          </table:table-cell>
          <table:table-cell office:value-type="float" office:value="6.2023746234272599E-2" table:style-name="ce1">
            <text:p>0.062023746</text:p>
          </table:table-cell>
          <table:table-cell office:value-type="float" office:value="1.5091778130904261" table:formula="of:=[.D1348]+[.F1348]" table:style-name="ce1">
            <text:p>1.5091778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18_999995.pkl</text:p>
          </table:table-cell>
          <table:table-cell office:value-type="float" office:value="5426" table:style-name="ce1">
            <text:p>5426</text:p>
          </table:table-cell>
          <table:table-cell office:value-type="float" office:value="9.2347954294139303" table:style-name="ce1">
            <text:p>9.234795429</text:p>
          </table:table-cell>
          <table:table-cell office:value-type="float" office:value="0.74212034383954095" table:style-name="ce1">
            <text:p>0.742120344</text:p>
          </table:table-cell>
          <table:table-cell office:value-type="float" office:value="5.64270152505447E-2" table:style-name="ce1">
            <text:p>0.056427015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5.8892420946963397E-2" table:style-name="ce1">
            <text:p>0.058892421</text:p>
          </table:table-cell>
          <table:table-cell office:value-type="float" office:value="1.509004875429955" table:formula="of:=[.D1349]+[.F1349]" table:style-name="ce1">
            <text:p>1.5090048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18_9995.pkl</text:p>
          </table:table-cell>
          <table:table-cell office:value-type="float" office:value="5426" table:style-name="ce1">
            <text:p>5426</text:p>
          </table:table-cell>
          <table:table-cell office:value-type="float" office:value="9.2347954294139303" table:style-name="ce1">
            <text:p>9.234795429</text:p>
          </table:table-cell>
          <table:table-cell office:value-type="float" office:value="0.74212034383954095" table:style-name="ce1">
            <text:p>0.742120344</text:p>
          </table:table-cell>
          <table:table-cell office:value-type="float" office:value="5.64270152505447E-2" table:style-name="ce1">
            <text:p>0.056427015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5.8892420946963397E-2" table:style-name="ce1">
            <text:p>0.058892421</text:p>
          </table:table-cell>
          <table:table-cell office:value-type="float" office:value="1.509004875429955" table:formula="of:=[.D1350]+[.F1350]" table:style-name="ce1">
            <text:p>1.5090048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18_99995.pkl</text:p>
          </table:table-cell>
          <table:table-cell office:value-type="float" office:value="5426" table:style-name="ce1">
            <text:p>5426</text:p>
          </table:table-cell>
          <table:table-cell office:value-type="float" office:value="9.2347954294139303" table:style-name="ce1">
            <text:p>9.234795429</text:p>
          </table:table-cell>
          <table:table-cell office:value-type="float" office:value="0.74212034383954095" table:style-name="ce1">
            <text:p>0.742120344</text:p>
          </table:table-cell>
          <table:table-cell office:value-type="float" office:value="5.64270152505447E-2" table:style-name="ce1">
            <text:p>0.056427015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5.8892420946963397E-2" table:style-name="ce1">
            <text:p>0.058892421</text:p>
          </table:table-cell>
          <table:table-cell office:value-type="float" office:value="1.509004875429955" table:formula="of:=[.D1351]+[.F1351]" table:style-name="ce1">
            <text:p>1.5090048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5_18_9999995.pkl</text:p>
          </table:table-cell>
          <table:table-cell office:value-type="float" office:value="5426" table:style-name="ce1">
            <text:p>5426</text:p>
          </table:table-cell>
          <table:table-cell office:value-type="float" office:value="9.2347954294139303" table:style-name="ce1">
            <text:p>9.234795429</text:p>
          </table:table-cell>
          <table:table-cell office:value-type="float" office:value="0.74212034383954095" table:style-name="ce1">
            <text:p>0.742120344</text:p>
          </table:table-cell>
          <table:table-cell office:value-type="float" office:value="5.64270152505447E-2" table:style-name="ce1">
            <text:p>0.056427015</text:p>
          </table:table-cell>
          <table:table-cell office:value-type="float" office:value="0.76688453159041403" table:style-name="ce1">
            <text:p>0.766884532</text:p>
          </table:table-cell>
          <table:table-cell office:value-type="float" office:value="5.8892420946963397E-2" table:style-name="ce1">
            <text:p>0.058892421</text:p>
          </table:table-cell>
          <table:table-cell office:value-type="float" office:value="1.509004875429955" table:formula="of:=[.D1352]+[.F1352]" table:style-name="ce1">
            <text:p>1.5090048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09_999995.pkl</text:p>
          </table:table-cell>
          <table:table-cell office:value-type="float" office:value="5136" table:style-name="ce1">
            <text:p>5136</text:p>
          </table:table-cell>
          <table:table-cell office:value-type="float" office:value="9.8970015576324002" table:style-name="ce1">
            <text:p>9.897001558</text:p>
          </table:table-cell>
          <table:table-cell office:value-type="float" office:value="0.75574712643678199" table:style-name="ce1">
            <text:p>0.755747126</text:p>
          </table:table-cell>
          <table:table-cell office:value-type="float" office:value="5.8692256192814103E-2" table:style-name="ce1">
            <text:p>0.058692256</text:p>
          </table:table-cell>
          <table:table-cell office:value-type="float" office:value="0.74890829694323102" table:style-name="ce1">
            <text:p>0.748908297</text:p>
          </table:table-cell>
          <table:table-cell office:value-type="float" office:value="5.8412806539509497E-2" table:style-name="ce1">
            <text:p>0.058412807</text:p>
          </table:table-cell>
          <table:table-cell office:value-type="float" office:value="1.5046554233800129" table:formula="of:=[.D1353]+[.F1353]" table:style-name="ce1">
            <text:p>1.5046554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09_9995.pkl</text:p>
          </table:table-cell>
          <table:table-cell office:value-type="float" office:value="5136" table:style-name="ce1">
            <text:p>5136</text:p>
          </table:table-cell>
          <table:table-cell office:value-type="float" office:value="9.8970015576324002" table:style-name="ce1">
            <text:p>9.897001558</text:p>
          </table:table-cell>
          <table:table-cell office:value-type="float" office:value="0.75574712643678199" table:style-name="ce1">
            <text:p>0.755747126</text:p>
          </table:table-cell>
          <table:table-cell office:value-type="float" office:value="5.8692256192814103E-2" table:style-name="ce1">
            <text:p>0.058692256</text:p>
          </table:table-cell>
          <table:table-cell office:value-type="float" office:value="0.74890829694323102" table:style-name="ce1">
            <text:p>0.748908297</text:p>
          </table:table-cell>
          <table:table-cell office:value-type="float" office:value="5.8412806539509497E-2" table:style-name="ce1">
            <text:p>0.058412807</text:p>
          </table:table-cell>
          <table:table-cell office:value-type="float" office:value="1.5046554233800129" table:formula="of:=[.D1354]+[.F1354]" table:style-name="ce1">
            <text:p>1.5046554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09_9999995.pkl</text:p>
          </table:table-cell>
          <table:table-cell office:value-type="float" office:value="5136" table:style-name="ce1">
            <text:p>5136</text:p>
          </table:table-cell>
          <table:table-cell office:value-type="float" office:value="9.8970015576324002" table:style-name="ce1">
            <text:p>9.897001558</text:p>
          </table:table-cell>
          <table:table-cell office:value-type="float" office:value="0.75574712643678199" table:style-name="ce1">
            <text:p>0.755747126</text:p>
          </table:table-cell>
          <table:table-cell office:value-type="float" office:value="5.8692256192814103E-2" table:style-name="ce1">
            <text:p>0.058692256</text:p>
          </table:table-cell>
          <table:table-cell office:value-type="float" office:value="0.74890829694323102" table:style-name="ce1">
            <text:p>0.748908297</text:p>
          </table:table-cell>
          <table:table-cell office:value-type="float" office:value="5.8412806539509497E-2" table:style-name="ce1">
            <text:p>0.058412807</text:p>
          </table:table-cell>
          <table:table-cell office:value-type="float" office:value="1.5046554233800129" table:formula="of:=[.D1355]+[.F1355]" table:style-name="ce1">
            <text:p>1.5046554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09_99995.pkl</text:p>
          </table:table-cell>
          <table:table-cell office:value-type="float" office:value="5136" table:style-name="ce1">
            <text:p>5136</text:p>
          </table:table-cell>
          <table:table-cell office:value-type="float" office:value="9.8970015576324002" table:style-name="ce1">
            <text:p>9.897001558</text:p>
          </table:table-cell>
          <table:table-cell office:value-type="float" office:value="0.75574712643678199" table:style-name="ce1">
            <text:p>0.755747126</text:p>
          </table:table-cell>
          <table:table-cell office:value-type="float" office:value="5.8692256192814103E-2" table:style-name="ce1">
            <text:p>0.058692256</text:p>
          </table:table-cell>
          <table:table-cell office:value-type="float" office:value="0.74890829694323102" table:style-name="ce1">
            <text:p>0.748908297</text:p>
          </table:table-cell>
          <table:table-cell office:value-type="float" office:value="5.8412806539509497E-2" table:style-name="ce1">
            <text:p>0.058412807</text:p>
          </table:table-cell>
          <table:table-cell office:value-type="float" office:value="1.5046554233800129" table:formula="of:=[.D1356]+[.F1356]" table:style-name="ce1">
            <text:p>1.5046554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09_999995.pkl</text:p>
          </table:table-cell>
          <table:table-cell office:value-type="float" office:value="5405" table:style-name="ce1">
            <text:p>5405</text:p>
          </table:table-cell>
          <table:table-cell office:value-type="float" office:value="9.1156336725254405" table:style-name="ce1">
            <text:p>9.115633673</text:p>
          </table:table-cell>
          <table:table-cell office:value-type="float" office:value="0.75071633237822299" table:style-name="ce1">
            <text:p>0.750716332</text:p>
          </table:table-cell>
          <table:table-cell office:value-type="float" office:value="6.3376874697629398E-2" table:style-name="ce1">
            <text:p>0.063376875</text:p>
          </table:table-cell>
          <table:table-cell office:value-type="float" office:value="0.75381263616557703" table:style-name="ce1">
            <text:p>0.753812636</text:p>
          </table:table-cell>
          <table:table-cell office:value-type="float" office:value="6.4672897196261694E-2" table:style-name="ce1">
            <text:p>0.064672897</text:p>
          </table:table-cell>
          <table:table-cell office:value-type="float" office:value="1.5045289685437999" table:formula="of:=[.D1357]+[.F1357]" table:style-name="ce1">
            <text:p>1.5045289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09_9995.pkl</text:p>
          </table:table-cell>
          <table:table-cell office:value-type="float" office:value="5405" table:style-name="ce1">
            <text:p>5405</text:p>
          </table:table-cell>
          <table:table-cell office:value-type="float" office:value="9.1156336725254405" table:style-name="ce1">
            <text:p>9.115633673</text:p>
          </table:table-cell>
          <table:table-cell office:value-type="float" office:value="0.75071633237822299" table:style-name="ce1">
            <text:p>0.750716332</text:p>
          </table:table-cell>
          <table:table-cell office:value-type="float" office:value="6.3376874697629398E-2" table:style-name="ce1">
            <text:p>0.063376875</text:p>
          </table:table-cell>
          <table:table-cell office:value-type="float" office:value="0.75381263616557703" table:style-name="ce1">
            <text:p>0.753812636</text:p>
          </table:table-cell>
          <table:table-cell office:value-type="float" office:value="6.4672897196261694E-2" table:style-name="ce1">
            <text:p>0.064672897</text:p>
          </table:table-cell>
          <table:table-cell office:value-type="float" office:value="1.5045289685437999" table:formula="of:=[.D1358]+[.F1358]" table:style-name="ce1">
            <text:p>1.5045289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09_9999995.pkl</text:p>
          </table:table-cell>
          <table:table-cell office:value-type="float" office:value="5405" table:style-name="ce1">
            <text:p>5405</text:p>
          </table:table-cell>
          <table:table-cell office:value-type="float" office:value="9.1156336725254405" table:style-name="ce1">
            <text:p>9.115633673</text:p>
          </table:table-cell>
          <table:table-cell office:value-type="float" office:value="0.75071633237822299" table:style-name="ce1">
            <text:p>0.750716332</text:p>
          </table:table-cell>
          <table:table-cell office:value-type="float" office:value="6.3376874697629398E-2" table:style-name="ce1">
            <text:p>0.063376875</text:p>
          </table:table-cell>
          <table:table-cell office:value-type="float" office:value="0.75381263616557703" table:style-name="ce1">
            <text:p>0.753812636</text:p>
          </table:table-cell>
          <table:table-cell office:value-type="float" office:value="6.4672897196261694E-2" table:style-name="ce1">
            <text:p>0.064672897</text:p>
          </table:table-cell>
          <table:table-cell office:value-type="float" office:value="1.5045289685437999" table:formula="of:=[.D1359]+[.F1359]" table:style-name="ce1">
            <text:p>1.5045289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09_99995.pkl</text:p>
          </table:table-cell>
          <table:table-cell office:value-type="float" office:value="5405" table:style-name="ce1">
            <text:p>5405</text:p>
          </table:table-cell>
          <table:table-cell office:value-type="float" office:value="9.1156336725254405" table:style-name="ce1">
            <text:p>9.115633673</text:p>
          </table:table-cell>
          <table:table-cell office:value-type="float" office:value="0.75071633237822299" table:style-name="ce1">
            <text:p>0.750716332</text:p>
          </table:table-cell>
          <table:table-cell office:value-type="float" office:value="6.3376874697629398E-2" table:style-name="ce1">
            <text:p>0.063376875</text:p>
          </table:table-cell>
          <table:table-cell office:value-type="float" office:value="0.75381263616557703" table:style-name="ce1">
            <text:p>0.753812636</text:p>
          </table:table-cell>
          <table:table-cell office:value-type="float" office:value="6.4672897196261694E-2" table:style-name="ce1">
            <text:p>0.064672897</text:p>
          </table:table-cell>
          <table:table-cell office:value-type="float" office:value="1.5045289685437999" table:formula="of:=[.D1360]+[.F1360]" table:style-name="ce1">
            <text:p>1.5045289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09_999995.pkl</text:p>
          </table:table-cell>
          <table:table-cell office:value-type="float" office:value="5203" table:style-name="ce1">
            <text:p>5203</text:p>
          </table:table-cell>
          <table:table-cell office:value-type="float" office:value="9.8616182971362694" table:style-name="ce1">
            <text:p>9.861618297</text:p>
          </table:table-cell>
          <table:table-cell office:value-type="float" office:value="0.75358166189111797" table:style-name="ce1">
            <text:p>0.753581662</text:p>
          </table:table-cell>
          <table:table-cell office:value-type="float" office:value="5.7688089493309898E-2" table:style-name="ce1">
            <text:p>0.057688089</text:p>
          </table:table-cell>
          <table:table-cell office:value-type="float" office:value="0.74890829694323102" table:style-name="ce1">
            <text:p>0.748908297</text:p>
          </table:table-cell>
          <table:table-cell office:value-type="float" office:value="5.7434695244474199E-2" table:style-name="ce1">
            <text:p>0.057434695</text:p>
          </table:table-cell>
          <table:table-cell office:value-type="float" office:value="1.502489958834349" table:formula="of:=[.D1361]+[.F1361]" table:style-name="ce1">
            <text:p>1.5024899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09_9999995.pkl</text:p>
          </table:table-cell>
          <table:table-cell office:value-type="float" office:value="5203" table:style-name="ce1">
            <text:p>5203</text:p>
          </table:table-cell>
          <table:table-cell office:value-type="float" office:value="9.8616182971362694" table:style-name="ce1">
            <text:p>9.861618297</text:p>
          </table:table-cell>
          <table:table-cell office:value-type="float" office:value="0.75358166189111797" table:style-name="ce1">
            <text:p>0.753581662</text:p>
          </table:table-cell>
          <table:table-cell office:value-type="float" office:value="5.7688089493309898E-2" table:style-name="ce1">
            <text:p>0.057688089</text:p>
          </table:table-cell>
          <table:table-cell office:value-type="float" office:value="0.74890829694323102" table:style-name="ce1">
            <text:p>0.748908297</text:p>
          </table:table-cell>
          <table:table-cell office:value-type="float" office:value="5.7434695244474199E-2" table:style-name="ce1">
            <text:p>0.057434695</text:p>
          </table:table-cell>
          <table:table-cell office:value-type="float" office:value="1.502489958834349" table:formula="of:=[.D1362]+[.F1362]" table:style-name="ce1">
            <text:p>1.5024899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09_9995.pkl</text:p>
          </table:table-cell>
          <table:table-cell office:value-type="float" office:value="5203" table:style-name="ce1">
            <text:p>5203</text:p>
          </table:table-cell>
          <table:table-cell office:value-type="float" office:value="9.8616182971362694" table:style-name="ce1">
            <text:p>9.861618297</text:p>
          </table:table-cell>
          <table:table-cell office:value-type="float" office:value="0.75358166189111797" table:style-name="ce1">
            <text:p>0.753581662</text:p>
          </table:table-cell>
          <table:table-cell office:value-type="float" office:value="5.7688089493309898E-2" table:style-name="ce1">
            <text:p>0.057688089</text:p>
          </table:table-cell>
          <table:table-cell office:value-type="float" office:value="0.74890829694323102" table:style-name="ce1">
            <text:p>0.748908297</text:p>
          </table:table-cell>
          <table:table-cell office:value-type="float" office:value="5.7434695244474199E-2" table:style-name="ce1">
            <text:p>0.057434695</text:p>
          </table:table-cell>
          <table:table-cell office:value-type="float" office:value="1.502489958834349" table:formula="of:=[.D1363]+[.F1363]" table:style-name="ce1">
            <text:p>1.5024899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09_99995.pkl</text:p>
          </table:table-cell>
          <table:table-cell office:value-type="float" office:value="5203" table:style-name="ce1">
            <text:p>5203</text:p>
          </table:table-cell>
          <table:table-cell office:value-type="float" office:value="9.8616182971362694" table:style-name="ce1">
            <text:p>9.861618297</text:p>
          </table:table-cell>
          <table:table-cell office:value-type="float" office:value="0.75358166189111797" table:style-name="ce1">
            <text:p>0.753581662</text:p>
          </table:table-cell>
          <table:table-cell office:value-type="float" office:value="5.7688089493309898E-2" table:style-name="ce1">
            <text:p>0.057688089</text:p>
          </table:table-cell>
          <table:table-cell office:value-type="float" office:value="0.74890829694323102" table:style-name="ce1">
            <text:p>0.748908297</text:p>
          </table:table-cell>
          <table:table-cell office:value-type="float" office:value="5.7434695244474199E-2" table:style-name="ce1">
            <text:p>0.057434695</text:p>
          </table:table-cell>
          <table:table-cell office:value-type="float" office:value="1.502489958834349" table:formula="of:=[.D1364]+[.F1364]" table:style-name="ce1">
            <text:p>1.5024899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18_9995.pkl</text:p>
          </table:table-cell>
          <table:table-cell office:value-type="float" office:value="5155" table:style-name="ce1">
            <text:p>5155</text:p>
          </table:table-cell>
          <table:table-cell office:value-type="float" office:value="9.8430649854510204" table:style-name="ce1">
            <text:p>9.843064985</text:p>
          </table:table-cell>
          <table:table-cell office:value-type="float" office:value="0.74785100286532902" table:style-name="ce1">
            <text:p>0.747851003</text:p>
          </table:table-cell>
          <table:table-cell office:value-type="float" office:value="5.8691252529795401E-2" table:style-name="ce1">
            <text:p>0.058691253</text:p>
          </table:table-cell>
          <table:table-cell office:value-type="float" office:value="0.75109170305676898" table:style-name="ce1">
            <text:p>0.751091703</text:p>
          </table:table-cell>
          <table:table-cell office:value-type="float" office:value="5.8924289140116499E-2" table:style-name="ce1">
            <text:p>0.058924289</text:p>
          </table:table-cell>
          <table:table-cell office:value-type="float" office:value="1.4989427059220981" table:formula="of:=[.D1365]+[.F1365]" table:style-name="ce1">
            <text:p>1.498942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18_99995.pkl</text:p>
          </table:table-cell>
          <table:table-cell office:value-type="float" office:value="5155" table:style-name="ce1">
            <text:p>5155</text:p>
          </table:table-cell>
          <table:table-cell office:value-type="float" office:value="9.8430649854510204" table:style-name="ce1">
            <text:p>9.843064985</text:p>
          </table:table-cell>
          <table:table-cell office:value-type="float" office:value="0.74785100286532902" table:style-name="ce1">
            <text:p>0.747851003</text:p>
          </table:table-cell>
          <table:table-cell office:value-type="float" office:value="5.8691252529795401E-2" table:style-name="ce1">
            <text:p>0.058691253</text:p>
          </table:table-cell>
          <table:table-cell office:value-type="float" office:value="0.75109170305676898" table:style-name="ce1">
            <text:p>0.751091703</text:p>
          </table:table-cell>
          <table:table-cell office:value-type="float" office:value="5.8924289140116499E-2" table:style-name="ce1">
            <text:p>0.058924289</text:p>
          </table:table-cell>
          <table:table-cell office:value-type="float" office:value="1.4989427059220981" table:formula="of:=[.D1366]+[.F1366]" table:style-name="ce1">
            <text:p>1.498942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18_9999995.pkl</text:p>
          </table:table-cell>
          <table:table-cell office:value-type="float" office:value="5155" table:style-name="ce1">
            <text:p>5155</text:p>
          </table:table-cell>
          <table:table-cell office:value-type="float" office:value="9.8430649854510204" table:style-name="ce1">
            <text:p>9.843064985</text:p>
          </table:table-cell>
          <table:table-cell office:value-type="float" office:value="0.74785100286532902" table:style-name="ce1">
            <text:p>0.747851003</text:p>
          </table:table-cell>
          <table:table-cell office:value-type="float" office:value="5.8691252529795401E-2" table:style-name="ce1">
            <text:p>0.058691253</text:p>
          </table:table-cell>
          <table:table-cell office:value-type="float" office:value="0.75109170305676898" table:style-name="ce1">
            <text:p>0.751091703</text:p>
          </table:table-cell>
          <table:table-cell office:value-type="float" office:value="5.8924289140116499E-2" table:style-name="ce1">
            <text:p>0.058924289</text:p>
          </table:table-cell>
          <table:table-cell office:value-type="float" office:value="1.4989427059220981" table:formula="of:=[.D1367]+[.F1367]" table:style-name="ce1">
            <text:p>1.498942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18_999995.pkl</text:p>
          </table:table-cell>
          <table:table-cell office:value-type="float" office:value="5155" table:style-name="ce1">
            <text:p>5155</text:p>
          </table:table-cell>
          <table:table-cell office:value-type="float" office:value="9.8430649854510204" table:style-name="ce1">
            <text:p>9.843064985</text:p>
          </table:table-cell>
          <table:table-cell office:value-type="float" office:value="0.74785100286532902" table:style-name="ce1">
            <text:p>0.747851003</text:p>
          </table:table-cell>
          <table:table-cell office:value-type="float" office:value="5.8691252529795401E-2" table:style-name="ce1">
            <text:p>0.058691253</text:p>
          </table:table-cell>
          <table:table-cell office:value-type="float" office:value="0.75109170305676898" table:style-name="ce1">
            <text:p>0.751091703</text:p>
          </table:table-cell>
          <table:table-cell office:value-type="float" office:value="5.8924289140116499E-2" table:style-name="ce1">
            <text:p>0.058924289</text:p>
          </table:table-cell>
          <table:table-cell office:value-type="float" office:value="1.4989427059220981" table:formula="of:=[.D1368]+[.F1368]" table:style-name="ce1">
            <text:p>1.498942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18_999995.pkl</text:p>
          </table:table-cell>
          <table:table-cell office:value-type="float" office:value="5239" table:style-name="ce1">
            <text:p>5239</text:p>
          </table:table-cell>
          <table:table-cell office:value-type="float" office:value="9.3924413055926692" table:style-name="ce1">
            <text:p>9.392441306</text:p>
          </table:table-cell>
          <table:table-cell office:value-type="float" office:value="0.74785100286532902" table:style-name="ce1">
            <text:p>0.747851003</text:p>
          </table:table-cell>
          <table:table-cell office:value-type="float" office:value="6.03607770582794E-2" table:style-name="ce1">
            <text:p>0.060360777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0659808442710197E-2" table:style-name="ce1">
            <text:p>0.060659808</text:p>
          </table:table-cell>
          <table:table-cell office:value-type="float" office:value="1.4945758936950231" table:formula="of:=[.D1369]+[.F1369]" table:style-name="ce1">
            <text:p>1.4945758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18_9995.pkl</text:p>
          </table:table-cell>
          <table:table-cell office:value-type="float" office:value="5239" table:style-name="ce1">
            <text:p>5239</text:p>
          </table:table-cell>
          <table:table-cell office:value-type="float" office:value="9.3924413055926692" table:style-name="ce1">
            <text:p>9.392441306</text:p>
          </table:table-cell>
          <table:table-cell office:value-type="float" office:value="0.74785100286532902" table:style-name="ce1">
            <text:p>0.747851003</text:p>
          </table:table-cell>
          <table:table-cell office:value-type="float" office:value="6.03607770582794E-2" table:style-name="ce1">
            <text:p>0.060360777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0659808442710197E-2" table:style-name="ce1">
            <text:p>0.060659808</text:p>
          </table:table-cell>
          <table:table-cell office:value-type="float" office:value="1.4945758936950231" table:formula="of:=[.D1370]+[.F1370]" table:style-name="ce1">
            <text:p>1.4945758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18_9999995.pkl</text:p>
          </table:table-cell>
          <table:table-cell office:value-type="float" office:value="5239" table:style-name="ce1">
            <text:p>5239</text:p>
          </table:table-cell>
          <table:table-cell office:value-type="float" office:value="9.3924413055926692" table:style-name="ce1">
            <text:p>9.392441306</text:p>
          </table:table-cell>
          <table:table-cell office:value-type="float" office:value="0.74785100286532902" table:style-name="ce1">
            <text:p>0.747851003</text:p>
          </table:table-cell>
          <table:table-cell office:value-type="float" office:value="6.03607770582794E-2" table:style-name="ce1">
            <text:p>0.060360777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0659808442710197E-2" table:style-name="ce1">
            <text:p>0.060659808</text:p>
          </table:table-cell>
          <table:table-cell office:value-type="float" office:value="1.4945758936950231" table:formula="of:=[.D1371]+[.F1371]" table:style-name="ce1">
            <text:p>1.4945758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18_99995.pkl</text:p>
          </table:table-cell>
          <table:table-cell office:value-type="float" office:value="5239" table:style-name="ce1">
            <text:p>5239</text:p>
          </table:table-cell>
          <table:table-cell office:value-type="float" office:value="9.3924413055926692" table:style-name="ce1">
            <text:p>9.392441306</text:p>
          </table:table-cell>
          <table:table-cell office:value-type="float" office:value="0.74785100286532902" table:style-name="ce1">
            <text:p>0.747851003</text:p>
          </table:table-cell>
          <table:table-cell office:value-type="float" office:value="6.03607770582794E-2" table:style-name="ce1">
            <text:p>0.060360777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0659808442710197E-2" table:style-name="ce1">
            <text:p>0.060659808</text:p>
          </table:table-cell>
          <table:table-cell office:value-type="float" office:value="1.4945758936950231" table:formula="of:=[.D1372]+[.F1372]" table:style-name="ce1">
            <text:p>1.4945758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18_999995.pkl</text:p>
          </table:table-cell>
          <table:table-cell office:value-type="float" office:value="6466" table:style-name="ce1">
            <text:p>6466</text:p>
          </table:table-cell>
          <table:table-cell office:value-type="float" office:value="8.28905041756882" table:style-name="ce1">
            <text:p>8.289050418</text:p>
          </table:table-cell>
          <table:table-cell office:value-type="float" office:value="0.72853185595567904" table:style-name="ce1">
            <text:p>0.728531856</text:p>
          </table:table-cell>
          <table:table-cell office:value-type="float" office:value="5.6040911996590698E-2" table:style-name="ce1">
            <text:p>0.056040912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5.70824524312896E-2" table:style-name="ce1">
            <text:p>0.057082452</text:p>
          </table:table-cell>
          <table:table-cell office:value-type="float" office:value="1.4932377383086202" table:formula="of:=[.D1373]+[.F1373]" table:style-name="ce1">
            <text:p>1.4932377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18_9999995.pkl</text:p>
          </table:table-cell>
          <table:table-cell office:value-type="float" office:value="6466" table:style-name="ce1">
            <text:p>6466</text:p>
          </table:table-cell>
          <table:table-cell office:value-type="float" office:value="8.28905041756882" table:style-name="ce1">
            <text:p>8.289050418</text:p>
          </table:table-cell>
          <table:table-cell office:value-type="float" office:value="0.72853185595567904" table:style-name="ce1">
            <text:p>0.728531856</text:p>
          </table:table-cell>
          <table:table-cell office:value-type="float" office:value="5.6040911996590698E-2" table:style-name="ce1">
            <text:p>0.056040912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5.70824524312896E-2" table:style-name="ce1">
            <text:p>0.057082452</text:p>
          </table:table-cell>
          <table:table-cell office:value-type="float" office:value="1.4932377383086202" table:formula="of:=[.D1374]+[.F1374]" table:style-name="ce1">
            <text:p>1.4932377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18_99995.pkl</text:p>
          </table:table-cell>
          <table:table-cell office:value-type="float" office:value="6466" table:style-name="ce1">
            <text:p>6466</text:p>
          </table:table-cell>
          <table:table-cell office:value-type="float" office:value="8.28905041756882" table:style-name="ce1">
            <text:p>8.289050418</text:p>
          </table:table-cell>
          <table:table-cell office:value-type="float" office:value="0.72853185595567904" table:style-name="ce1">
            <text:p>0.728531856</text:p>
          </table:table-cell>
          <table:table-cell office:value-type="float" office:value="5.6040911996590698E-2" table:style-name="ce1">
            <text:p>0.056040912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5.70824524312896E-2" table:style-name="ce1">
            <text:p>0.057082452</text:p>
          </table:table-cell>
          <table:table-cell office:value-type="float" office:value="1.4932377383086202" table:formula="of:=[.D1375]+[.F1375]" table:style-name="ce1">
            <text:p>1.4932377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18_9995.pkl</text:p>
          </table:table-cell>
          <table:table-cell office:value-type="float" office:value="6466" table:style-name="ce1">
            <text:p>6466</text:p>
          </table:table-cell>
          <table:table-cell office:value-type="float" office:value="8.28905041756882" table:style-name="ce1">
            <text:p>8.289050418</text:p>
          </table:table-cell>
          <table:table-cell office:value-type="float" office:value="0.72853185595567904" table:style-name="ce1">
            <text:p>0.728531856</text:p>
          </table:table-cell>
          <table:table-cell office:value-type="float" office:value="5.6040911996590698E-2" table:style-name="ce1">
            <text:p>0.056040912</text:p>
          </table:table-cell>
          <table:table-cell office:value-type="float" office:value="0.76470588235294101" table:style-name="ce1">
            <text:p>0.764705882</text:p>
          </table:table-cell>
          <table:table-cell office:value-type="float" office:value="5.70824524312896E-2" table:style-name="ce1">
            <text:p>0.057082452</text:p>
          </table:table-cell>
          <table:table-cell office:value-type="float" office:value="1.4932377383086202" table:formula="of:=[.D1376]+[.F1376]" table:style-name="ce1">
            <text:p>1.4932377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045_9999995.pkl</text:p>
          </table:table-cell>
          <table:table-cell office:value-type="float" office:value="5298" table:style-name="ce1">
            <text:p>5298</text:p>
          </table:table-cell>
          <table:table-cell office:value-type="float" office:value="9.0428463571158897" table:style-name="ce1">
            <text:p>9.042846357</text:p>
          </table:table-cell>
          <table:table-cell office:value-type="float" office:value="0.745714285714286" table:style-name="ce1">
            <text:p>0.745714286</text:p>
          </table:table-cell>
          <table:table-cell office:value-type="float" office:value="6.4222440944881901E-2" table:style-name="ce1">
            <text:p>0.064222441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4994298745724099E-2" table:style-name="ce1">
            <text:p>0.064994299</text:p>
          </table:table-cell>
          <table:table-cell office:value-type="float" office:value="1.49243917654398" table:formula="of:=[.D1377]+[.F1377]" table:style-name="ce1">
            <text:p>1.4924391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045_999995.pkl</text:p>
          </table:table-cell>
          <table:table-cell office:value-type="float" office:value="5298" table:style-name="ce1">
            <text:p>5298</text:p>
          </table:table-cell>
          <table:table-cell office:value-type="float" office:value="9.0428463571158897" table:style-name="ce1">
            <text:p>9.042846357</text:p>
          </table:table-cell>
          <table:table-cell office:value-type="float" office:value="0.745714285714286" table:style-name="ce1">
            <text:p>0.745714286</text:p>
          </table:table-cell>
          <table:table-cell office:value-type="float" office:value="6.4222440944881901E-2" table:style-name="ce1">
            <text:p>0.064222441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4994298745724099E-2" table:style-name="ce1">
            <text:p>0.064994299</text:p>
          </table:table-cell>
          <table:table-cell office:value-type="float" office:value="1.49243917654398" table:formula="of:=[.D1378]+[.F1378]" table:style-name="ce1">
            <text:p>1.4924391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045_99995.pkl</text:p>
          </table:table-cell>
          <table:table-cell office:value-type="float" office:value="5298" table:style-name="ce1">
            <text:p>5298</text:p>
          </table:table-cell>
          <table:table-cell office:value-type="float" office:value="9.0428463571158897" table:style-name="ce1">
            <text:p>9.042846357</text:p>
          </table:table-cell>
          <table:table-cell office:value-type="float" office:value="0.745714285714286" table:style-name="ce1">
            <text:p>0.745714286</text:p>
          </table:table-cell>
          <table:table-cell office:value-type="float" office:value="6.4222440944881901E-2" table:style-name="ce1">
            <text:p>0.064222441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4994298745724099E-2" table:style-name="ce1">
            <text:p>0.064994299</text:p>
          </table:table-cell>
          <table:table-cell office:value-type="float" office:value="1.49243917654398" table:formula="of:=[.D1379]+[.F1379]" table:style-name="ce1">
            <text:p>1.4924391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045_9995.pkl</text:p>
          </table:table-cell>
          <table:table-cell office:value-type="float" office:value="5298" table:style-name="ce1">
            <text:p>5298</text:p>
          </table:table-cell>
          <table:table-cell office:value-type="float" office:value="9.0428463571158897" table:style-name="ce1">
            <text:p>9.042846357</text:p>
          </table:table-cell>
          <table:table-cell office:value-type="float" office:value="0.745714285714286" table:style-name="ce1">
            <text:p>0.745714286</text:p>
          </table:table-cell>
          <table:table-cell office:value-type="float" office:value="6.4222440944881901E-2" table:style-name="ce1">
            <text:p>0.064222441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4994298745724099E-2" table:style-name="ce1">
            <text:p>0.064994299</text:p>
          </table:table-cell>
          <table:table-cell office:value-type="float" office:value="1.49243917654398" table:formula="of:=[.D1380]+[.F1380]" table:style-name="ce1">
            <text:p>1.4924391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09_9995.pkl</text:p>
          </table:table-cell>
          <table:table-cell office:value-type="float" office:value="5164" table:style-name="ce1">
            <text:p>5164</text:p>
          </table:table-cell>
          <table:table-cell office:value-type="float" office:value="9.3189388071262602" table:style-name="ce1">
            <text:p>9.318938807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130629568498E-2" table:style-name="ce1">
            <text:p>0.061306296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1488673139158602E-2" table:style-name="ce1">
            <text:p>0.061488673</text:p>
          </table:table-cell>
          <table:table-cell office:value-type="float" office:value="1.4917105641821289" table:formula="of:=[.D1381]+[.F1381]" table:style-name="ce1">
            <text:p>1.4917105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09_9999995.pkl</text:p>
          </table:table-cell>
          <table:table-cell office:value-type="float" office:value="5164" table:style-name="ce1">
            <text:p>5164</text:p>
          </table:table-cell>
          <table:table-cell office:value-type="float" office:value="9.3189388071262602" table:style-name="ce1">
            <text:p>9.318938807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130629568498E-2" table:style-name="ce1">
            <text:p>0.061306296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1488673139158602E-2" table:style-name="ce1">
            <text:p>0.061488673</text:p>
          </table:table-cell>
          <table:table-cell office:value-type="float" office:value="1.4917105641821289" table:formula="of:=[.D1382]+[.F1382]" table:style-name="ce1">
            <text:p>1.4917105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09_999995.pkl</text:p>
          </table:table-cell>
          <table:table-cell office:value-type="float" office:value="5164" table:style-name="ce1">
            <text:p>5164</text:p>
          </table:table-cell>
          <table:table-cell office:value-type="float" office:value="9.3189388071262602" table:style-name="ce1">
            <text:p>9.318938807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130629568498E-2" table:style-name="ce1">
            <text:p>0.061306296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1488673139158602E-2" table:style-name="ce1">
            <text:p>0.061488673</text:p>
          </table:table-cell>
          <table:table-cell office:value-type="float" office:value="1.4917105641821289" table:formula="of:=[.D1383]+[.F1383]" table:style-name="ce1">
            <text:p>1.4917105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09_99995.pkl</text:p>
          </table:table-cell>
          <table:table-cell office:value-type="float" office:value="5164" table:style-name="ce1">
            <text:p>5164</text:p>
          </table:table-cell>
          <table:table-cell office:value-type="float" office:value="9.3189388071262602" table:style-name="ce1">
            <text:p>9.318938807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130629568498E-2" table:style-name="ce1">
            <text:p>0.061306296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1488673139158602E-2" table:style-name="ce1">
            <text:p>0.061488673</text:p>
          </table:table-cell>
          <table:table-cell office:value-type="float" office:value="1.4917105641821289" table:formula="of:=[.D1384]+[.F1384]" table:style-name="ce1">
            <text:p>1.4917105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18_99995.pkl</text:p>
          </table:table-cell>
          <table:table-cell office:value-type="float" office:value="5384" table:style-name="ce1">
            <text:p>5384</text:p>
          </table:table-cell>
          <table:table-cell office:value-type="float" office:value="8.9845839524517093" table:style-name="ce1">
            <text:p>8.984583952</text:p>
          </table:table-cell>
          <table:table-cell office:value-type="float" office:value="0.73925501432664797" table:style-name="ce1">
            <text:p>0.739255014</text:p>
          </table:table-cell>
          <table:table-cell office:value-type="float" office:value="5.8904109589041097E-2" table:style-name="ce1">
            <text:p>0.05890411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5.9906233721132102E-2" table:style-name="ce1">
            <text:p>0.059906234</text:p>
          </table:table-cell>
          <table:table-cell office:value-type="float" office:value="1.4908890012547529" table:formula="of:=[.D1385]+[.F1385]" table:style-name="ce1">
            <text:p>1.490889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18_999995.pkl</text:p>
          </table:table-cell>
          <table:table-cell office:value-type="float" office:value="5384" table:style-name="ce1">
            <text:p>5384</text:p>
          </table:table-cell>
          <table:table-cell office:value-type="float" office:value="8.9845839524517093" table:style-name="ce1">
            <text:p>8.984583952</text:p>
          </table:table-cell>
          <table:table-cell office:value-type="float" office:value="0.73925501432664797" table:style-name="ce1">
            <text:p>0.739255014</text:p>
          </table:table-cell>
          <table:table-cell office:value-type="float" office:value="5.8904109589041097E-2" table:style-name="ce1">
            <text:p>0.05890411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5.9906233721132102E-2" table:style-name="ce1">
            <text:p>0.059906234</text:p>
          </table:table-cell>
          <table:table-cell office:value-type="float" office:value="1.4908890012547529" table:formula="of:=[.D1386]+[.F1386]" table:style-name="ce1">
            <text:p>1.490889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18_9999995.pkl</text:p>
          </table:table-cell>
          <table:table-cell office:value-type="float" office:value="5384" table:style-name="ce1">
            <text:p>5384</text:p>
          </table:table-cell>
          <table:table-cell office:value-type="float" office:value="8.9845839524517093" table:style-name="ce1">
            <text:p>8.984583952</text:p>
          </table:table-cell>
          <table:table-cell office:value-type="float" office:value="0.73925501432664797" table:style-name="ce1">
            <text:p>0.739255014</text:p>
          </table:table-cell>
          <table:table-cell office:value-type="float" office:value="5.8904109589041097E-2" table:style-name="ce1">
            <text:p>0.05890411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5.9906233721132102E-2" table:style-name="ce1">
            <text:p>0.059906234</text:p>
          </table:table-cell>
          <table:table-cell office:value-type="float" office:value="1.4908890012547529" table:formula="of:=[.D1387]+[.F1387]" table:style-name="ce1">
            <text:p>1.490889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18_9995.pkl</text:p>
          </table:table-cell>
          <table:table-cell office:value-type="float" office:value="5384" table:style-name="ce1">
            <text:p>5384</text:p>
          </table:table-cell>
          <table:table-cell office:value-type="float" office:value="8.9845839524517093" table:style-name="ce1">
            <text:p>8.984583952</text:p>
          </table:table-cell>
          <table:table-cell office:value-type="float" office:value="0.73925501432664797" table:style-name="ce1">
            <text:p>0.739255014</text:p>
          </table:table-cell>
          <table:table-cell office:value-type="float" office:value="5.8904109589041097E-2" table:style-name="ce1">
            <text:p>0.05890411</text:p>
          </table:table-cell>
          <table:table-cell office:value-type="float" office:value="0.75163398692810501" table:style-name="ce1">
            <text:p>0.751633987</text:p>
          </table:table-cell>
          <table:table-cell office:value-type="float" office:value="5.9906233721132102E-2" table:style-name="ce1">
            <text:p>0.059906234</text:p>
          </table:table-cell>
          <table:table-cell office:value-type="float" office:value="1.4908890012547529" table:formula="of:=[.D1388]+[.F1388]" table:style-name="ce1">
            <text:p>1.490889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18_99995.pkl</text:p>
          </table:table-cell>
          <table:table-cell office:value-type="float" office:value="5585" table:style-name="ce1">
            <text:p>5585</text:p>
          </table:table-cell>
          <table:table-cell office:value-type="float" office:value="8.7910474485228303" table:style-name="ce1">
            <text:p>8.791047449</text:p>
          </table:table-cell>
          <table:table-cell office:value-type="float" office:value="0.736389684813754" table:style-name="ce1">
            <text:p>0.736389685</text:p>
          </table:table-cell>
          <table:table-cell office:value-type="float" office:value="6.2107298211696499E-2" table:style-name="ce1">
            <text:p>0.062107298</text:p>
          </table:table-cell>
          <table:table-cell office:value-type="float" office:value="0.75327510917030605" table:style-name="ce1">
            <text:p>0.753275109</text:p>
          </table:table-cell>
          <table:table-cell office:value-type="float" office:value="6.4996232102486798E-2" table:style-name="ce1">
            <text:p>0.064996232</text:p>
          </table:table-cell>
          <table:table-cell office:value-type="float" office:value="1.4896647939840602" table:formula="of:=[.D1389]+[.F1389]" table:style-name="ce1">
            <text:p>1.4896647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18_9999995.pkl</text:p>
          </table:table-cell>
          <table:table-cell office:value-type="float" office:value="5585" table:style-name="ce1">
            <text:p>5585</text:p>
          </table:table-cell>
          <table:table-cell office:value-type="float" office:value="8.7910474485228303" table:style-name="ce1">
            <text:p>8.791047449</text:p>
          </table:table-cell>
          <table:table-cell office:value-type="float" office:value="0.736389684813754" table:style-name="ce1">
            <text:p>0.736389685</text:p>
          </table:table-cell>
          <table:table-cell office:value-type="float" office:value="6.2107298211696499E-2" table:style-name="ce1">
            <text:p>0.062107298</text:p>
          </table:table-cell>
          <table:table-cell office:value-type="float" office:value="0.75327510917030605" table:style-name="ce1">
            <text:p>0.753275109</text:p>
          </table:table-cell>
          <table:table-cell office:value-type="float" office:value="6.4996232102486798E-2" table:style-name="ce1">
            <text:p>0.064996232</text:p>
          </table:table-cell>
          <table:table-cell office:value-type="float" office:value="1.4896647939840602" table:formula="of:=[.D1390]+[.F1390]" table:style-name="ce1">
            <text:p>1.4896647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18_9995.pkl</text:p>
          </table:table-cell>
          <table:table-cell office:value-type="float" office:value="5585" table:style-name="ce1">
            <text:p>5585</text:p>
          </table:table-cell>
          <table:table-cell office:value-type="float" office:value="8.7910474485228303" table:style-name="ce1">
            <text:p>8.791047449</text:p>
          </table:table-cell>
          <table:table-cell office:value-type="float" office:value="0.736389684813754" table:style-name="ce1">
            <text:p>0.736389685</text:p>
          </table:table-cell>
          <table:table-cell office:value-type="float" office:value="6.2107298211696499E-2" table:style-name="ce1">
            <text:p>0.062107298</text:p>
          </table:table-cell>
          <table:table-cell office:value-type="float" office:value="0.75327510917030605" table:style-name="ce1">
            <text:p>0.753275109</text:p>
          </table:table-cell>
          <table:table-cell office:value-type="float" office:value="6.4996232102486798E-2" table:style-name="ce1">
            <text:p>0.064996232</text:p>
          </table:table-cell>
          <table:table-cell office:value-type="float" office:value="1.4896647939840602" table:formula="of:=[.D1391]+[.F1391]" table:style-name="ce1">
            <text:p>1.4896647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18_999995.pkl</text:p>
          </table:table-cell>
          <table:table-cell office:value-type="float" office:value="5585" table:style-name="ce1">
            <text:p>5585</text:p>
          </table:table-cell>
          <table:table-cell office:value-type="float" office:value="8.7910474485228303" table:style-name="ce1">
            <text:p>8.791047449</text:p>
          </table:table-cell>
          <table:table-cell office:value-type="float" office:value="0.736389684813754" table:style-name="ce1">
            <text:p>0.736389685</text:p>
          </table:table-cell>
          <table:table-cell office:value-type="float" office:value="6.2107298211696499E-2" table:style-name="ce1">
            <text:p>0.062107298</text:p>
          </table:table-cell>
          <table:table-cell office:value-type="float" office:value="0.75327510917030605" table:style-name="ce1">
            <text:p>0.753275109</text:p>
          </table:table-cell>
          <table:table-cell office:value-type="float" office:value="6.4996232102486798E-2" table:style-name="ce1">
            <text:p>0.064996232</text:p>
          </table:table-cell>
          <table:table-cell office:value-type="float" office:value="1.4896647939840602" table:formula="of:=[.D1392]+[.F1392]" table:style-name="ce1">
            <text:p>1.4896647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09_9995.pkl</text:p>
          </table:table-cell>
          <table:table-cell office:value-type="float" office:value="5153" table:style-name="ce1">
            <text:p>5153</text:p>
          </table:table-cell>
          <table:table-cell office:value-type="float" office:value="9.3673588201047906" table:style-name="ce1">
            <text:p>9.36735882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0115606936416197E-2" table:style-name="ce1">
            <text:p>0.060115607</text:p>
          </table:table-cell>
          <table:table-cell office:value-type="float" office:value="0.744541484716157" table:style-name="ce1">
            <text:p>0.744541485</text:p>
          </table:table-cell>
          <table:table-cell office:value-type="float" office:value="6.0247349823321597E-2" table:style-name="ce1">
            <text:p>0.06024735</text:p>
          </table:table-cell>
          <table:table-cell office:value-type="float" office:value="1.489527158068592" table:formula="of:=[.D1393]+[.F1393]" table:style-name="ce1">
            <text:p>1.4895271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09_9999995.pkl</text:p>
          </table:table-cell>
          <table:table-cell office:value-type="float" office:value="5153" table:style-name="ce1">
            <text:p>5153</text:p>
          </table:table-cell>
          <table:table-cell office:value-type="float" office:value="9.3673588201047906" table:style-name="ce1">
            <text:p>9.36735882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0115606936416197E-2" table:style-name="ce1">
            <text:p>0.060115607</text:p>
          </table:table-cell>
          <table:table-cell office:value-type="float" office:value="0.744541484716157" table:style-name="ce1">
            <text:p>0.744541485</text:p>
          </table:table-cell>
          <table:table-cell office:value-type="float" office:value="6.0247349823321597E-2" table:style-name="ce1">
            <text:p>0.06024735</text:p>
          </table:table-cell>
          <table:table-cell office:value-type="float" office:value="1.489527158068592" table:formula="of:=[.D1394]+[.F1394]" table:style-name="ce1">
            <text:p>1.4895271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09_99995.pkl</text:p>
          </table:table-cell>
          <table:table-cell office:value-type="float" office:value="5153" table:style-name="ce1">
            <text:p>5153</text:p>
          </table:table-cell>
          <table:table-cell office:value-type="float" office:value="9.3673588201047906" table:style-name="ce1">
            <text:p>9.36735882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0115606936416197E-2" table:style-name="ce1">
            <text:p>0.060115607</text:p>
          </table:table-cell>
          <table:table-cell office:value-type="float" office:value="0.744541484716157" table:style-name="ce1">
            <text:p>0.744541485</text:p>
          </table:table-cell>
          <table:table-cell office:value-type="float" office:value="6.0247349823321597E-2" table:style-name="ce1">
            <text:p>0.06024735</text:p>
          </table:table-cell>
          <table:table-cell office:value-type="float" office:value="1.489527158068592" table:formula="of:=[.D1395]+[.F1395]" table:style-name="ce1">
            <text:p>1.4895271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09_999995.pkl</text:p>
          </table:table-cell>
          <table:table-cell office:value-type="float" office:value="5153" table:style-name="ce1">
            <text:p>5153</text:p>
          </table:table-cell>
          <table:table-cell office:value-type="float" office:value="9.3673588201047906" table:style-name="ce1">
            <text:p>9.36735882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0115606936416197E-2" table:style-name="ce1">
            <text:p>0.060115607</text:p>
          </table:table-cell>
          <table:table-cell office:value-type="float" office:value="0.744541484716157" table:style-name="ce1">
            <text:p>0.744541485</text:p>
          </table:table-cell>
          <table:table-cell office:value-type="float" office:value="6.0247349823321597E-2" table:style-name="ce1">
            <text:p>0.06024735</text:p>
          </table:table-cell>
          <table:table-cell office:value-type="float" office:value="1.489527158068592" table:formula="of:=[.D1396]+[.F1396]" table:style-name="ce1">
            <text:p>1.4895271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36_99995.pkl</text:p>
          </table:table-cell>
          <table:table-cell office:value-type="float" office:value="9486" table:style-name="ce1">
            <text:p>9486</text:p>
          </table:table-cell>
          <table:table-cell office:value-type="float" office:value="6.1948134092346603" table:style-name="ce1">
            <text:p>6.194813409</text:p>
          </table:table-cell>
          <table:table-cell office:value-type="float" office:value="0.74151436031331597" table:style-name="ce1">
            <text:p>0.74151436</text:p>
          </table:table-cell>
          <table:table-cell office:value-type="float" office:value="6.6776393134258205E-2" table:style-name="ce1">
            <text:p>0.066776393</text:p>
          </table:table-cell>
          <table:table-cell office:value-type="float" office:value="0.74458874458874502" table:style-name="ce1">
            <text:p>0.744588745</text:p>
          </table:table-cell>
          <table:table-cell office:value-type="float" office:value="6.4035740878629899E-2" table:style-name="ce1">
            <text:p>0.064035741</text:p>
          </table:table-cell>
          <table:table-cell office:value-type="float" office:value="1.486103104902061" table:formula="of:=[.D1397]+[.F1397]" table:style-name="ce1">
            <text:p>1.4861031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36_999995.pkl</text:p>
          </table:table-cell>
          <table:table-cell office:value-type="float" office:value="9486" table:style-name="ce1">
            <text:p>9486</text:p>
          </table:table-cell>
          <table:table-cell office:value-type="float" office:value="6.1948134092346603" table:style-name="ce1">
            <text:p>6.194813409</text:p>
          </table:table-cell>
          <table:table-cell office:value-type="float" office:value="0.74151436031331597" table:style-name="ce1">
            <text:p>0.74151436</text:p>
          </table:table-cell>
          <table:table-cell office:value-type="float" office:value="6.6776393134258205E-2" table:style-name="ce1">
            <text:p>0.066776393</text:p>
          </table:table-cell>
          <table:table-cell office:value-type="float" office:value="0.74458874458874502" table:style-name="ce1">
            <text:p>0.744588745</text:p>
          </table:table-cell>
          <table:table-cell office:value-type="float" office:value="6.4035740878629899E-2" table:style-name="ce1">
            <text:p>0.064035741</text:p>
          </table:table-cell>
          <table:table-cell office:value-type="float" office:value="1.486103104902061" table:formula="of:=[.D1398]+[.F1398]" table:style-name="ce1">
            <text:p>1.4861031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36_9995.pkl</text:p>
          </table:table-cell>
          <table:table-cell office:value-type="float" office:value="9486" table:style-name="ce1">
            <text:p>9486</text:p>
          </table:table-cell>
          <table:table-cell office:value-type="float" office:value="6.1948134092346603" table:style-name="ce1">
            <text:p>6.194813409</text:p>
          </table:table-cell>
          <table:table-cell office:value-type="float" office:value="0.74151436031331597" table:style-name="ce1">
            <text:p>0.74151436</text:p>
          </table:table-cell>
          <table:table-cell office:value-type="float" office:value="6.6776393134258205E-2" table:style-name="ce1">
            <text:p>0.066776393</text:p>
          </table:table-cell>
          <table:table-cell office:value-type="float" office:value="0.74458874458874502" table:style-name="ce1">
            <text:p>0.744588745</text:p>
          </table:table-cell>
          <table:table-cell office:value-type="float" office:value="6.4035740878629899E-2" table:style-name="ce1">
            <text:p>0.064035741</text:p>
          </table:table-cell>
          <table:table-cell office:value-type="float" office:value="1.486103104902061" table:formula="of:=[.D1399]+[.F1399]" table:style-name="ce1">
            <text:p>1.4861031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36_9999995.pkl</text:p>
          </table:table-cell>
          <table:table-cell office:value-type="float" office:value="9486" table:style-name="ce1">
            <text:p>9486</text:p>
          </table:table-cell>
          <table:table-cell office:value-type="float" office:value="6.1948134092346603" table:style-name="ce1">
            <text:p>6.194813409</text:p>
          </table:table-cell>
          <table:table-cell office:value-type="float" office:value="0.74151436031331597" table:style-name="ce1">
            <text:p>0.74151436</text:p>
          </table:table-cell>
          <table:table-cell office:value-type="float" office:value="6.6776393134258205E-2" table:style-name="ce1">
            <text:p>0.066776393</text:p>
          </table:table-cell>
          <table:table-cell office:value-type="float" office:value="0.74458874458874502" table:style-name="ce1">
            <text:p>0.744588745</text:p>
          </table:table-cell>
          <table:table-cell office:value-type="float" office:value="6.4035740878629899E-2" table:style-name="ce1">
            <text:p>0.064035741</text:p>
          </table:table-cell>
          <table:table-cell office:value-type="float" office:value="1.486103104902061" table:formula="of:=[.D1400]+[.F1400]" table:style-name="ce1">
            <text:p>1.4861031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18_9995.pkl</text:p>
          </table:table-cell>
          <table:table-cell office:value-type="float" office:value="5365" table:style-name="ce1">
            <text:p>5365</text:p>
          </table:table-cell>
          <table:table-cell office:value-type="float" office:value="8.0889095992544302" table:style-name="ce1">
            <text:p>8.088909599</text:p>
          </table:table-cell>
          <table:table-cell office:value-type="float" office:value="0.72779369627507196" table:style-name="ce1">
            <text:p>0.727793696</text:p>
          </table:table-cell>
          <table:table-cell office:value-type="float" office:value="7.3030477285796397E-2" table:style-name="ce1">
            <text:p>0.073030477</text:p>
          </table:table-cell>
          <table:table-cell office:value-type="float" office:value="0.75438596491228105" table:style-name="ce1">
            <text:p>0.754385965</text:p>
          </table:table-cell>
          <table:table-cell office:value-type="float" office:value="7.7233947013920098E-2" table:style-name="ce1">
            <text:p>0.077233947</text:p>
          </table:table-cell>
          <table:table-cell office:value-type="float" office:value="1.482179661187353" table:formula="of:=[.D1401]+[.F1401]" table:style-name="ce1">
            <text:p>1.4821796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18_999995.pkl</text:p>
          </table:table-cell>
          <table:table-cell office:value-type="float" office:value="5365" table:style-name="ce1">
            <text:p>5365</text:p>
          </table:table-cell>
          <table:table-cell office:value-type="float" office:value="8.0889095992544302" table:style-name="ce1">
            <text:p>8.088909599</text:p>
          </table:table-cell>
          <table:table-cell office:value-type="float" office:value="0.72779369627507196" table:style-name="ce1">
            <text:p>0.727793696</text:p>
          </table:table-cell>
          <table:table-cell office:value-type="float" office:value="7.3030477285796397E-2" table:style-name="ce1">
            <text:p>0.073030477</text:p>
          </table:table-cell>
          <table:table-cell office:value-type="float" office:value="0.75438596491228105" table:style-name="ce1">
            <text:p>0.754385965</text:p>
          </table:table-cell>
          <table:table-cell office:value-type="float" office:value="7.7233947013920098E-2" table:style-name="ce1">
            <text:p>0.077233947</text:p>
          </table:table-cell>
          <table:table-cell office:value-type="float" office:value="1.482179661187353" table:formula="of:=[.D1402]+[.F1402]" table:style-name="ce1">
            <text:p>1.4821796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18_9999995.pkl</text:p>
          </table:table-cell>
          <table:table-cell office:value-type="float" office:value="5365" table:style-name="ce1">
            <text:p>5365</text:p>
          </table:table-cell>
          <table:table-cell office:value-type="float" office:value="8.0889095992544302" table:style-name="ce1">
            <text:p>8.088909599</text:p>
          </table:table-cell>
          <table:table-cell office:value-type="float" office:value="0.72779369627507196" table:style-name="ce1">
            <text:p>0.727793696</text:p>
          </table:table-cell>
          <table:table-cell office:value-type="float" office:value="7.3030477285796397E-2" table:style-name="ce1">
            <text:p>0.073030477</text:p>
          </table:table-cell>
          <table:table-cell office:value-type="float" office:value="0.75438596491228105" table:style-name="ce1">
            <text:p>0.754385965</text:p>
          </table:table-cell>
          <table:table-cell office:value-type="float" office:value="7.7233947013920098E-2" table:style-name="ce1">
            <text:p>0.077233947</text:p>
          </table:table-cell>
          <table:table-cell office:value-type="float" office:value="1.482179661187353" table:formula="of:=[.D1403]+[.F1403]" table:style-name="ce1">
            <text:p>1.4821796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18_99995.pkl</text:p>
          </table:table-cell>
          <table:table-cell office:value-type="float" office:value="5365" table:style-name="ce1">
            <text:p>5365</text:p>
          </table:table-cell>
          <table:table-cell office:value-type="float" office:value="8.0889095992544302" table:style-name="ce1">
            <text:p>8.088909599</text:p>
          </table:table-cell>
          <table:table-cell office:value-type="float" office:value="0.72779369627507196" table:style-name="ce1">
            <text:p>0.727793696</text:p>
          </table:table-cell>
          <table:table-cell office:value-type="float" office:value="7.3030477285796397E-2" table:style-name="ce1">
            <text:p>0.073030477</text:p>
          </table:table-cell>
          <table:table-cell office:value-type="float" office:value="0.75438596491228105" table:style-name="ce1">
            <text:p>0.754385965</text:p>
          </table:table-cell>
          <table:table-cell office:value-type="float" office:value="7.7233947013920098E-2" table:style-name="ce1">
            <text:p>0.077233947</text:p>
          </table:table-cell>
          <table:table-cell office:value-type="float" office:value="1.482179661187353" table:formula="of:=[.D1404]+[.F1404]" table:style-name="ce1">
            <text:p>1.4821796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09_9995.pkl</text:p>
          </table:table-cell>
          <table:table-cell office:value-type="float" office:value="5143" table:style-name="ce1">
            <text:p>5143</text:p>
          </table:table-cell>
          <table:table-cell office:value-type="float" office:value="8.8411433015749594" table:style-name="ce1">
            <text:p>8.841143302</text:p>
          </table:table-cell>
          <table:table-cell office:value-type="float" office:value="0.74351585014409205" table:style-name="ce1">
            <text:p>0.74351585</text:p>
          </table:table-cell>
          <table:table-cell office:value-type="float" office:value="6.9131832797427697E-2" table:style-name="ce1">
            <text:p>0.069131833</text:p>
          </table:table-cell>
          <table:table-cell office:value-type="float" office:value="0.73799126637554602" table:style-name="ce1">
            <text:p>0.737991266</text:p>
          </table:table-cell>
          <table:table-cell office:value-type="float" office:value="7.1762208067940494E-2" table:style-name="ce1">
            <text:p>0.071762208</text:p>
          </table:table-cell>
          <table:table-cell office:value-type="float" office:value="1.4815071165196381" table:formula="of:=[.D1405]+[.F1405]" table:style-name="ce1">
            <text:p>1.4815071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09_9999995.pkl</text:p>
          </table:table-cell>
          <table:table-cell office:value-type="float" office:value="5143" table:style-name="ce1">
            <text:p>5143</text:p>
          </table:table-cell>
          <table:table-cell office:value-type="float" office:value="8.8411433015749594" table:style-name="ce1">
            <text:p>8.841143302</text:p>
          </table:table-cell>
          <table:table-cell office:value-type="float" office:value="0.74351585014409205" table:style-name="ce1">
            <text:p>0.74351585</text:p>
          </table:table-cell>
          <table:table-cell office:value-type="float" office:value="6.9131832797427697E-2" table:style-name="ce1">
            <text:p>0.069131833</text:p>
          </table:table-cell>
          <table:table-cell office:value-type="float" office:value="0.73799126637554602" table:style-name="ce1">
            <text:p>0.737991266</text:p>
          </table:table-cell>
          <table:table-cell office:value-type="float" office:value="7.1762208067940494E-2" table:style-name="ce1">
            <text:p>0.071762208</text:p>
          </table:table-cell>
          <table:table-cell office:value-type="float" office:value="1.4815071165196381" table:formula="of:=[.D1406]+[.F1406]" table:style-name="ce1">
            <text:p>1.4815071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09_99995.pkl</text:p>
          </table:table-cell>
          <table:table-cell office:value-type="float" office:value="5143" table:style-name="ce1">
            <text:p>5143</text:p>
          </table:table-cell>
          <table:table-cell office:value-type="float" office:value="8.8411433015749594" table:style-name="ce1">
            <text:p>8.841143302</text:p>
          </table:table-cell>
          <table:table-cell office:value-type="float" office:value="0.74351585014409205" table:style-name="ce1">
            <text:p>0.74351585</text:p>
          </table:table-cell>
          <table:table-cell office:value-type="float" office:value="6.9131832797427697E-2" table:style-name="ce1">
            <text:p>0.069131833</text:p>
          </table:table-cell>
          <table:table-cell office:value-type="float" office:value="0.73799126637554602" table:style-name="ce1">
            <text:p>0.737991266</text:p>
          </table:table-cell>
          <table:table-cell office:value-type="float" office:value="7.1762208067940494E-2" table:style-name="ce1">
            <text:p>0.071762208</text:p>
          </table:table-cell>
          <table:table-cell office:value-type="float" office:value="1.4815071165196381" table:formula="of:=[.D1407]+[.F1407]" table:style-name="ce1">
            <text:p>1.4815071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5_09_999995.pkl</text:p>
          </table:table-cell>
          <table:table-cell office:value-type="float" office:value="5143" table:style-name="ce1">
            <text:p>5143</text:p>
          </table:table-cell>
          <table:table-cell office:value-type="float" office:value="8.8411433015749594" table:style-name="ce1">
            <text:p>8.841143302</text:p>
          </table:table-cell>
          <table:table-cell office:value-type="float" office:value="0.74351585014409205" table:style-name="ce1">
            <text:p>0.74351585</text:p>
          </table:table-cell>
          <table:table-cell office:value-type="float" office:value="6.9131832797427697E-2" table:style-name="ce1">
            <text:p>0.069131833</text:p>
          </table:table-cell>
          <table:table-cell office:value-type="float" office:value="0.73799126637554602" table:style-name="ce1">
            <text:p>0.737991266</text:p>
          </table:table-cell>
          <table:table-cell office:value-type="float" office:value="7.1762208067940494E-2" table:style-name="ce1">
            <text:p>0.071762208</text:p>
          </table:table-cell>
          <table:table-cell office:value-type="float" office:value="1.4815071165196381" table:formula="of:=[.D1408]+[.F1408]" table:style-name="ce1">
            <text:p>1.4815071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045_9999995.pkl</text:p>
          </table:table-cell>
          <table:table-cell office:value-type="float" office:value="5162" table:style-name="ce1">
            <text:p>5162</text:p>
          </table:table-cell>
          <table:table-cell office:value-type="float" office:value="9.1557535838822197" table:style-name="ce1">
            <text:p>9.155753584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2620423892100194E-2" table:style-name="ce1">
            <text:p>0.062620424</text:p>
          </table:table-cell>
          <table:table-cell office:value-type="float" office:value="0.73580786026200895" table:style-name="ce1">
            <text:p>0.73580786</text:p>
          </table:table-cell>
          <table:table-cell office:value-type="float" office:value="6.2511593396401402E-2" table:style-name="ce1">
            <text:p>0.062511593</text:p>
          </table:table-cell>
          <table:table-cell office:value-type="float" office:value="1.480793533614444" table:formula="of:=[.D1409]+[.F1409]" table:style-name="ce1">
            <text:p>1.4807935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045_999995.pkl</text:p>
          </table:table-cell>
          <table:table-cell office:value-type="float" office:value="5162" table:style-name="ce1">
            <text:p>5162</text:p>
          </table:table-cell>
          <table:table-cell office:value-type="float" office:value="9.1557535838822197" table:style-name="ce1">
            <text:p>9.155753584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2620423892100194E-2" table:style-name="ce1">
            <text:p>0.062620424</text:p>
          </table:table-cell>
          <table:table-cell office:value-type="float" office:value="0.73580786026200895" table:style-name="ce1">
            <text:p>0.73580786</text:p>
          </table:table-cell>
          <table:table-cell office:value-type="float" office:value="6.2511593396401402E-2" table:style-name="ce1">
            <text:p>0.062511593</text:p>
          </table:table-cell>
          <table:table-cell office:value-type="float" office:value="1.480793533614444" table:formula="of:=[.D1410]+[.F1410]" table:style-name="ce1">
            <text:p>1.4807935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045_99995.pkl</text:p>
          </table:table-cell>
          <table:table-cell office:value-type="float" office:value="5162" table:style-name="ce1">
            <text:p>5162</text:p>
          </table:table-cell>
          <table:table-cell office:value-type="float" office:value="9.1557535838822197" table:style-name="ce1">
            <text:p>9.155753584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2620423892100194E-2" table:style-name="ce1">
            <text:p>0.062620424</text:p>
          </table:table-cell>
          <table:table-cell office:value-type="float" office:value="0.73580786026200895" table:style-name="ce1">
            <text:p>0.73580786</text:p>
          </table:table-cell>
          <table:table-cell office:value-type="float" office:value="6.2511593396401402E-2" table:style-name="ce1">
            <text:p>0.062511593</text:p>
          </table:table-cell>
          <table:table-cell office:value-type="float" office:value="1.480793533614444" table:formula="of:=[.D1411]+[.F1411]" table:style-name="ce1">
            <text:p>1.4807935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045_9995.pkl</text:p>
          </table:table-cell>
          <table:table-cell office:value-type="float" office:value="5162" table:style-name="ce1">
            <text:p>5162</text:p>
          </table:table-cell>
          <table:table-cell office:value-type="float" office:value="9.1557535838822197" table:style-name="ce1">
            <text:p>9.155753584</text:p>
          </table:table-cell>
          <table:table-cell office:value-type="float" office:value="0.74498567335243504" table:style-name="ce1">
            <text:p>0.744985673</text:p>
          </table:table-cell>
          <table:table-cell office:value-type="float" office:value="6.2620423892100194E-2" table:style-name="ce1">
            <text:p>0.062620424</text:p>
          </table:table-cell>
          <table:table-cell office:value-type="float" office:value="0.73580786026200895" table:style-name="ce1">
            <text:p>0.73580786</text:p>
          </table:table-cell>
          <table:table-cell office:value-type="float" office:value="6.2511593396401402E-2" table:style-name="ce1">
            <text:p>0.062511593</text:p>
          </table:table-cell>
          <table:table-cell office:value-type="float" office:value="1.480793533614444" table:formula="of:=[.D1412]+[.F1412]" table:style-name="ce1">
            <text:p>1.4807935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0225_9999995.pkl</text:p>
          </table:table-cell>
          <table:table-cell office:value-type="float" office:value="5453" table:style-name="ce1">
            <text:p>5453</text:p>
          </table:table-cell>
          <table:table-cell office:value-type="float" office:value="8.9180267742527093" table:style-name="ce1">
            <text:p>8.918026774</text:p>
          </table:table-cell>
          <table:table-cell office:value-type="float" office:value="0.74285714285714299" table:style-name="ce1">
            <text:p>0.742857143</text:p>
          </table:table-cell>
          <table:table-cell office:value-type="float" office:value="6.5097646469704604E-2" table:style-name="ce1">
            <text:p>0.065097646</text:p>
          </table:table-cell>
          <table:table-cell office:value-type="float" office:value="0.736383442265795" table:style-name="ce1">
            <text:p>0.736383442</text:p>
          </table:table-cell>
          <table:table-cell office:value-type="float" office:value="6.6627242262960795E-2" table:style-name="ce1">
            <text:p>0.066627242</text:p>
          </table:table-cell>
          <table:table-cell office:value-type="float" office:value="1.479240585122938" table:formula="of:=[.D1413]+[.F1413]" table:style-name="ce1">
            <text:p>1.4792405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0225_99995.pkl</text:p>
          </table:table-cell>
          <table:table-cell office:value-type="float" office:value="5453" table:style-name="ce1">
            <text:p>5453</text:p>
          </table:table-cell>
          <table:table-cell office:value-type="float" office:value="8.9180267742527093" table:style-name="ce1">
            <text:p>8.918026774</text:p>
          </table:table-cell>
          <table:table-cell office:value-type="float" office:value="0.74285714285714299" table:style-name="ce1">
            <text:p>0.742857143</text:p>
          </table:table-cell>
          <table:table-cell office:value-type="float" office:value="6.5097646469704604E-2" table:style-name="ce1">
            <text:p>0.065097646</text:p>
          </table:table-cell>
          <table:table-cell office:value-type="float" office:value="0.736383442265795" table:style-name="ce1">
            <text:p>0.736383442</text:p>
          </table:table-cell>
          <table:table-cell office:value-type="float" office:value="6.6627242262960795E-2" table:style-name="ce1">
            <text:p>0.066627242</text:p>
          </table:table-cell>
          <table:table-cell office:value-type="float" office:value="1.479240585122938" table:formula="of:=[.D1414]+[.F1414]" table:style-name="ce1">
            <text:p>1.4792405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0225_9995.pkl</text:p>
          </table:table-cell>
          <table:table-cell office:value-type="float" office:value="5453" table:style-name="ce1">
            <text:p>5453</text:p>
          </table:table-cell>
          <table:table-cell office:value-type="float" office:value="8.9180267742527093" table:style-name="ce1">
            <text:p>8.918026774</text:p>
          </table:table-cell>
          <table:table-cell office:value-type="float" office:value="0.74285714285714299" table:style-name="ce1">
            <text:p>0.742857143</text:p>
          </table:table-cell>
          <table:table-cell office:value-type="float" office:value="6.5097646469704604E-2" table:style-name="ce1">
            <text:p>0.065097646</text:p>
          </table:table-cell>
          <table:table-cell office:value-type="float" office:value="0.736383442265795" table:style-name="ce1">
            <text:p>0.736383442</text:p>
          </table:table-cell>
          <table:table-cell office:value-type="float" office:value="6.6627242262960795E-2" table:style-name="ce1">
            <text:p>0.066627242</text:p>
          </table:table-cell>
          <table:table-cell office:value-type="float" office:value="1.479240585122938" table:formula="of:=[.D1415]+[.F1415]" table:style-name="ce1">
            <text:p>1.4792405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0225_999995.pkl</text:p>
          </table:table-cell>
          <table:table-cell office:value-type="float" office:value="5453" table:style-name="ce1">
            <text:p>5453</text:p>
          </table:table-cell>
          <table:table-cell office:value-type="float" office:value="8.9180267742527093" table:style-name="ce1">
            <text:p>8.918026774</text:p>
          </table:table-cell>
          <table:table-cell office:value-type="float" office:value="0.74285714285714299" table:style-name="ce1">
            <text:p>0.742857143</text:p>
          </table:table-cell>
          <table:table-cell office:value-type="float" office:value="6.5097646469704604E-2" table:style-name="ce1">
            <text:p>0.065097646</text:p>
          </table:table-cell>
          <table:table-cell office:value-type="float" office:value="0.736383442265795" table:style-name="ce1">
            <text:p>0.736383442</text:p>
          </table:table-cell>
          <table:table-cell office:value-type="float" office:value="6.6627242262960795E-2" table:style-name="ce1">
            <text:p>0.066627242</text:p>
          </table:table-cell>
          <table:table-cell office:value-type="float" office:value="1.479240585122938" table:formula="of:=[.D1416]+[.F1416]" table:style-name="ce1">
            <text:p>1.4792405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045_999995.pkl</text:p>
          </table:table-cell>
          <table:table-cell office:value-type="float" office:value="5119" table:style-name="ce1">
            <text:p>5119</text:p>
          </table:table-cell>
          <table:table-cell office:value-type="float" office:value="8.9986325454190297" table:style-name="ce1">
            <text:p>8.998632545</text:p>
          </table:table-cell>
          <table:table-cell office:value-type="float" office:value="0.74137931034482796" table:style-name="ce1">
            <text:p>0.74137931</text:p>
          </table:table-cell>
          <table:table-cell office:value-type="float" office:value="6.2896148220380296E-2" table:style-name="ce1">
            <text:p>0.062896148</text:p>
          </table:table-cell>
          <table:table-cell office:value-type="float" office:value="0.73580786026200895" table:style-name="ce1">
            <text:p>0.73580786</text:p>
          </table:table-cell>
          <table:table-cell office:value-type="float" office:value="6.2978882451878201E-2" table:style-name="ce1">
            <text:p>0.062978882</text:p>
          </table:table-cell>
          <table:table-cell office:value-type="float" office:value="1.4771871706068369" table:formula="of:=[.D1417]+[.F1417]" table:style-name="ce1">
            <text:p>1.4771871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045_9999995.pkl</text:p>
          </table:table-cell>
          <table:table-cell office:value-type="float" office:value="5119" table:style-name="ce1">
            <text:p>5119</text:p>
          </table:table-cell>
          <table:table-cell office:value-type="float" office:value="8.9986325454190297" table:style-name="ce1">
            <text:p>8.998632545</text:p>
          </table:table-cell>
          <table:table-cell office:value-type="float" office:value="0.74137931034482796" table:style-name="ce1">
            <text:p>0.74137931</text:p>
          </table:table-cell>
          <table:table-cell office:value-type="float" office:value="6.2896148220380296E-2" table:style-name="ce1">
            <text:p>0.062896148</text:p>
          </table:table-cell>
          <table:table-cell office:value-type="float" office:value="0.73580786026200895" table:style-name="ce1">
            <text:p>0.73580786</text:p>
          </table:table-cell>
          <table:table-cell office:value-type="float" office:value="6.2978882451878201E-2" table:style-name="ce1">
            <text:p>0.062978882</text:p>
          </table:table-cell>
          <table:table-cell office:value-type="float" office:value="1.4771871706068369" table:formula="of:=[.D1418]+[.F1418]" table:style-name="ce1">
            <text:p>1.4771871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045_99995.pkl</text:p>
          </table:table-cell>
          <table:table-cell office:value-type="float" office:value="5119" table:style-name="ce1">
            <text:p>5119</text:p>
          </table:table-cell>
          <table:table-cell office:value-type="float" office:value="8.9986325454190297" table:style-name="ce1">
            <text:p>8.998632545</text:p>
          </table:table-cell>
          <table:table-cell office:value-type="float" office:value="0.74137931034482796" table:style-name="ce1">
            <text:p>0.74137931</text:p>
          </table:table-cell>
          <table:table-cell office:value-type="float" office:value="6.2896148220380296E-2" table:style-name="ce1">
            <text:p>0.062896148</text:p>
          </table:table-cell>
          <table:table-cell office:value-type="float" office:value="0.73580786026200895" table:style-name="ce1">
            <text:p>0.73580786</text:p>
          </table:table-cell>
          <table:table-cell office:value-type="float" office:value="6.2978882451878201E-2" table:style-name="ce1">
            <text:p>0.062978882</text:p>
          </table:table-cell>
          <table:table-cell office:value-type="float" office:value="1.4771871706068369" table:formula="of:=[.D1419]+[.F1419]" table:style-name="ce1">
            <text:p>1.4771871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045_9995.pkl</text:p>
          </table:table-cell>
          <table:table-cell office:value-type="float" office:value="5119" table:style-name="ce1">
            <text:p>5119</text:p>
          </table:table-cell>
          <table:table-cell office:value-type="float" office:value="8.9986325454190297" table:style-name="ce1">
            <text:p>8.998632545</text:p>
          </table:table-cell>
          <table:table-cell office:value-type="float" office:value="0.74137931034482796" table:style-name="ce1">
            <text:p>0.74137931</text:p>
          </table:table-cell>
          <table:table-cell office:value-type="float" office:value="6.2896148220380296E-2" table:style-name="ce1">
            <text:p>0.062896148</text:p>
          </table:table-cell>
          <table:table-cell office:value-type="float" office:value="0.73580786026200895" table:style-name="ce1">
            <text:p>0.73580786</text:p>
          </table:table-cell>
          <table:table-cell office:value-type="float" office:value="6.2978882451878201E-2" table:style-name="ce1">
            <text:p>0.062978882</text:p>
          </table:table-cell>
          <table:table-cell office:value-type="float" office:value="1.4771871706068369" table:formula="of:=[.D1420]+[.F1420]" table:style-name="ce1">
            <text:p>1.4771871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0225_999995.pkl</text:p>
          </table:table-cell>
          <table:table-cell office:value-type="float" office:value="5385" table:style-name="ce1">
            <text:p>5385</text:p>
          </table:table-cell>
          <table:table-cell office:value-type="float" office:value="9.3236768802228394" table:style-name="ce1">
            <text:p>9.32367688</text:p>
          </table:table-cell>
          <table:table-cell office:value-type="float" office:value="0.74425287356321801" table:style-name="ce1">
            <text:p>0.744252874</text:p>
          </table:table-cell>
          <table:table-cell office:value-type="float" office:value="6.3495954890904704E-2" table:style-name="ce1">
            <text:p>0.063495955</text:p>
          </table:table-cell>
          <table:table-cell office:value-type="float" office:value="0.73202614379084996" table:style-name="ce1">
            <text:p>0.732026144</text:p>
          </table:table-cell>
          <table:table-cell office:value-type="float" office:value="6.4714946070878299E-2" table:style-name="ce1">
            <text:p>0.064714946</text:p>
          </table:table-cell>
          <table:table-cell office:value-type="float" office:value="1.4762790173540679" table:formula="of:=[.D1421]+[.F1421]" table:style-name="ce1">
            <text:p>1.4762790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0225_9999995.pkl</text:p>
          </table:table-cell>
          <table:table-cell office:value-type="float" office:value="5385" table:style-name="ce1">
            <text:p>5385</text:p>
          </table:table-cell>
          <table:table-cell office:value-type="float" office:value="9.3236768802228394" table:style-name="ce1">
            <text:p>9.32367688</text:p>
          </table:table-cell>
          <table:table-cell office:value-type="float" office:value="0.74425287356321801" table:style-name="ce1">
            <text:p>0.744252874</text:p>
          </table:table-cell>
          <table:table-cell office:value-type="float" office:value="6.3495954890904704E-2" table:style-name="ce1">
            <text:p>0.063495955</text:p>
          </table:table-cell>
          <table:table-cell office:value-type="float" office:value="0.73202614379084996" table:style-name="ce1">
            <text:p>0.732026144</text:p>
          </table:table-cell>
          <table:table-cell office:value-type="float" office:value="6.4714946070878299E-2" table:style-name="ce1">
            <text:p>0.064714946</text:p>
          </table:table-cell>
          <table:table-cell office:value-type="float" office:value="1.4762790173540679" table:formula="of:=[.D1422]+[.F1422]" table:style-name="ce1">
            <text:p>1.4762790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0225_9995.pkl</text:p>
          </table:table-cell>
          <table:table-cell office:value-type="float" office:value="5385" table:style-name="ce1">
            <text:p>5385</text:p>
          </table:table-cell>
          <table:table-cell office:value-type="float" office:value="9.3236768802228394" table:style-name="ce1">
            <text:p>9.32367688</text:p>
          </table:table-cell>
          <table:table-cell office:value-type="float" office:value="0.74425287356321801" table:style-name="ce1">
            <text:p>0.744252874</text:p>
          </table:table-cell>
          <table:table-cell office:value-type="float" office:value="6.3495954890904704E-2" table:style-name="ce1">
            <text:p>0.063495955</text:p>
          </table:table-cell>
          <table:table-cell office:value-type="float" office:value="0.73202614379084996" table:style-name="ce1">
            <text:p>0.732026144</text:p>
          </table:table-cell>
          <table:table-cell office:value-type="float" office:value="6.4714946070878299E-2" table:style-name="ce1">
            <text:p>0.064714946</text:p>
          </table:table-cell>
          <table:table-cell office:value-type="float" office:value="1.4762790173540679" table:formula="of:=[.D1423]+[.F1423]" table:style-name="ce1">
            <text:p>1.4762790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0225_99995.pkl</text:p>
          </table:table-cell>
          <table:table-cell office:value-type="float" office:value="5385" table:style-name="ce1">
            <text:p>5385</text:p>
          </table:table-cell>
          <table:table-cell office:value-type="float" office:value="9.3236768802228394" table:style-name="ce1">
            <text:p>9.32367688</text:p>
          </table:table-cell>
          <table:table-cell office:value-type="float" office:value="0.74425287356321801" table:style-name="ce1">
            <text:p>0.744252874</text:p>
          </table:table-cell>
          <table:table-cell office:value-type="float" office:value="6.3495954890904704E-2" table:style-name="ce1">
            <text:p>0.063495955</text:p>
          </table:table-cell>
          <table:table-cell office:value-type="float" office:value="0.73202614379084996" table:style-name="ce1">
            <text:p>0.732026144</text:p>
          </table:table-cell>
          <table:table-cell office:value-type="float" office:value="6.4714946070878299E-2" table:style-name="ce1">
            <text:p>0.064714946</text:p>
          </table:table-cell>
          <table:table-cell office:value-type="float" office:value="1.4762790173540679" table:formula="of:=[.D1424]+[.F1424]" table:style-name="ce1">
            <text:p>1.4762790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36_9995.pkl</text:p>
          </table:table-cell>
          <table:table-cell office:value-type="float" office:value="7081" table:style-name="ce1">
            <text:p>7081</text:p>
          </table:table-cell>
          <table:table-cell office:value-type="float" office:value="8.7322412088687997" table:style-name="ce1">
            <text:p>8.732241209</text:p>
          </table:table-cell>
          <table:table-cell office:value-type="float" office:value="0.72628726287262901" table:style-name="ce1">
            <text:p>0.726287263</text:p>
          </table:table-cell>
          <table:table-cell office:value-type="float" office:value="5.4283978124366999E-2" table:style-name="ce1">
            <text:p>0.054283978</text:p>
          </table:table-cell>
          <table:table-cell office:value-type="float" office:value="0.74837310195227802" table:style-name="ce1">
            <text:p>0.748373102</text:p>
          </table:table-cell>
          <table:table-cell office:value-type="float" office:value="5.4927559305842998E-2" table:style-name="ce1">
            <text:p>0.054927559</text:p>
          </table:table-cell>
          <table:table-cell office:value-type="float" office:value="1.474660364824907" table:formula="of:=[.D1425]+[.F1425]" table:style-name="ce1">
            <text:p>1.4746603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36_9999995.pkl</text:p>
          </table:table-cell>
          <table:table-cell office:value-type="float" office:value="7081" table:style-name="ce1">
            <text:p>7081</text:p>
          </table:table-cell>
          <table:table-cell office:value-type="float" office:value="8.7322412088687997" table:style-name="ce1">
            <text:p>8.732241209</text:p>
          </table:table-cell>
          <table:table-cell office:value-type="float" office:value="0.72628726287262901" table:style-name="ce1">
            <text:p>0.726287263</text:p>
          </table:table-cell>
          <table:table-cell office:value-type="float" office:value="5.4283978124366999E-2" table:style-name="ce1">
            <text:p>0.054283978</text:p>
          </table:table-cell>
          <table:table-cell office:value-type="float" office:value="0.74837310195227802" table:style-name="ce1">
            <text:p>0.748373102</text:p>
          </table:table-cell>
          <table:table-cell office:value-type="float" office:value="5.4927559305842998E-2" table:style-name="ce1">
            <text:p>0.054927559</text:p>
          </table:table-cell>
          <table:table-cell office:value-type="float" office:value="1.474660364824907" table:formula="of:=[.D1426]+[.F1426]" table:style-name="ce1">
            <text:p>1.4746603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36_999995.pkl</text:p>
          </table:table-cell>
          <table:table-cell office:value-type="float" office:value="7081" table:style-name="ce1">
            <text:p>7081</text:p>
          </table:table-cell>
          <table:table-cell office:value-type="float" office:value="8.7322412088687997" table:style-name="ce1">
            <text:p>8.732241209</text:p>
          </table:table-cell>
          <table:table-cell office:value-type="float" office:value="0.72628726287262901" table:style-name="ce1">
            <text:p>0.726287263</text:p>
          </table:table-cell>
          <table:table-cell office:value-type="float" office:value="5.4283978124366999E-2" table:style-name="ce1">
            <text:p>0.054283978</text:p>
          </table:table-cell>
          <table:table-cell office:value-type="float" office:value="0.74837310195227802" table:style-name="ce1">
            <text:p>0.748373102</text:p>
          </table:table-cell>
          <table:table-cell office:value-type="float" office:value="5.4927559305842998E-2" table:style-name="ce1">
            <text:p>0.054927559</text:p>
          </table:table-cell>
          <table:table-cell office:value-type="float" office:value="1.474660364824907" table:formula="of:=[.D1427]+[.F1427]" table:style-name="ce1">
            <text:p>1.4746603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36_99995.pkl</text:p>
          </table:table-cell>
          <table:table-cell office:value-type="float" office:value="7081" table:style-name="ce1">
            <text:p>7081</text:p>
          </table:table-cell>
          <table:table-cell office:value-type="float" office:value="8.7322412088687997" table:style-name="ce1">
            <text:p>8.732241209</text:p>
          </table:table-cell>
          <table:table-cell office:value-type="float" office:value="0.72628726287262901" table:style-name="ce1">
            <text:p>0.726287263</text:p>
          </table:table-cell>
          <table:table-cell office:value-type="float" office:value="5.4283978124366999E-2" table:style-name="ce1">
            <text:p>0.054283978</text:p>
          </table:table-cell>
          <table:table-cell office:value-type="float" office:value="0.74837310195227802" table:style-name="ce1">
            <text:p>0.748373102</text:p>
          </table:table-cell>
          <table:table-cell office:value-type="float" office:value="5.4927559305842998E-2" table:style-name="ce1">
            <text:p>0.054927559</text:p>
          </table:table-cell>
          <table:table-cell office:value-type="float" office:value="1.474660364824907" table:formula="of:=[.D1428]+[.F1428]" table:style-name="ce1">
            <text:p>1.4746603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18_99995.pkl</text:p>
          </table:table-cell>
          <table:table-cell office:value-type="float" office:value="6685" table:style-name="ce1">
            <text:p>6685</text:p>
          </table:table-cell>
          <table:table-cell office:value-type="float" office:value="7.6326103216155596" table:style-name="ce1">
            <text:p>7.632610322</text:p>
          </table:table-cell>
          <table:table-cell office:value-type="float" office:value="0.73150684931506904" table:style-name="ce1">
            <text:p>0.731506849</text:p>
          </table:table-cell>
          <table:table-cell office:value-type="float" office:value="6.1719833564493801E-2" table:style-name="ce1">
            <text:p>0.061719834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6.1187870087923903E-2" table:style-name="ce1">
            <text:p>0.06118787</text:p>
          </table:table-cell>
          <table:table-cell office:value-type="float" office:value="1.4744262392932832" table:formula="of:=[.D1429]+[.F1429]" table:style-name="ce1">
            <text:p>1.4744262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18_9995.pkl</text:p>
          </table:table-cell>
          <table:table-cell office:value-type="float" office:value="6685" table:style-name="ce1">
            <text:p>6685</text:p>
          </table:table-cell>
          <table:table-cell office:value-type="float" office:value="7.6326103216155596" table:style-name="ce1">
            <text:p>7.632610322</text:p>
          </table:table-cell>
          <table:table-cell office:value-type="float" office:value="0.73150684931506904" table:style-name="ce1">
            <text:p>0.731506849</text:p>
          </table:table-cell>
          <table:table-cell office:value-type="float" office:value="6.1719833564493801E-2" table:style-name="ce1">
            <text:p>0.061719834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6.1187870087923903E-2" table:style-name="ce1">
            <text:p>0.06118787</text:p>
          </table:table-cell>
          <table:table-cell office:value-type="float" office:value="1.4744262392932832" table:formula="of:=[.D1430]+[.F1430]" table:style-name="ce1">
            <text:p>1.4744262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18_9999995.pkl</text:p>
          </table:table-cell>
          <table:table-cell office:value-type="float" office:value="6685" table:style-name="ce1">
            <text:p>6685</text:p>
          </table:table-cell>
          <table:table-cell office:value-type="float" office:value="7.6326103216155596" table:style-name="ce1">
            <text:p>7.632610322</text:p>
          </table:table-cell>
          <table:table-cell office:value-type="float" office:value="0.73150684931506904" table:style-name="ce1">
            <text:p>0.731506849</text:p>
          </table:table-cell>
          <table:table-cell office:value-type="float" office:value="6.1719833564493801E-2" table:style-name="ce1">
            <text:p>0.061719834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6.1187870087923903E-2" table:style-name="ce1">
            <text:p>0.06118787</text:p>
          </table:table-cell>
          <table:table-cell office:value-type="float" office:value="1.4744262392932832" table:formula="of:=[.D1431]+[.F1431]" table:style-name="ce1">
            <text:p>1.4744262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5_18_999995.pkl</text:p>
          </table:table-cell>
          <table:table-cell office:value-type="float" office:value="6685" table:style-name="ce1">
            <text:p>6685</text:p>
          </table:table-cell>
          <table:table-cell office:value-type="float" office:value="7.6326103216155596" table:style-name="ce1">
            <text:p>7.632610322</text:p>
          </table:table-cell>
          <table:table-cell office:value-type="float" office:value="0.73150684931506904" table:style-name="ce1">
            <text:p>0.731506849</text:p>
          </table:table-cell>
          <table:table-cell office:value-type="float" office:value="6.1719833564493801E-2" table:style-name="ce1">
            <text:p>0.061719834</text:p>
          </table:table-cell>
          <table:table-cell office:value-type="float" office:value="0.74291938997821405" table:style-name="ce1">
            <text:p>0.74291939</text:p>
          </table:table-cell>
          <table:table-cell office:value-type="float" office:value="6.1187870087923903E-2" table:style-name="ce1">
            <text:p>0.06118787</text:p>
          </table:table-cell>
          <table:table-cell office:value-type="float" office:value="1.4744262392932832" table:formula="of:=[.D1432]+[.F1432]" table:style-name="ce1">
            <text:p>1.4744262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09_9995.pkl</text:p>
          </table:table-cell>
          <table:table-cell office:value-type="float" office:value="5279" table:style-name="ce1">
            <text:p>5279</text:p>
          </table:table-cell>
          <table:table-cell office:value-type="float" office:value="8.4396666035233903" table:style-name="ce1">
            <text:p>8.439666604</text:p>
          </table:table-cell>
          <table:table-cell office:value-type="float" office:value="0.72701149425287404" table:style-name="ce1">
            <text:p>0.727011494</text:p>
          </table:table-cell>
          <table:table-cell office:value-type="float" office:value="6.4458598726114702E-2" table:style-name="ce1">
            <text:p>0.064458599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7588932806324095E-2" table:style-name="ce1">
            <text:p>0.067588933</text:p>
          </table:table-cell>
          <table:table-cell office:value-type="float" office:value="1.473736385082568" table:formula="of:=[.D1433]+[.F1433]" table:style-name="ce1">
            <text:p>1.4737363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09_999995.pkl</text:p>
          </table:table-cell>
          <table:table-cell office:value-type="float" office:value="5279" table:style-name="ce1">
            <text:p>5279</text:p>
          </table:table-cell>
          <table:table-cell office:value-type="float" office:value="8.4396666035233903" table:style-name="ce1">
            <text:p>8.439666604</text:p>
          </table:table-cell>
          <table:table-cell office:value-type="float" office:value="0.72701149425287404" table:style-name="ce1">
            <text:p>0.727011494</text:p>
          </table:table-cell>
          <table:table-cell office:value-type="float" office:value="6.4458598726114702E-2" table:style-name="ce1">
            <text:p>0.064458599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7588932806324095E-2" table:style-name="ce1">
            <text:p>0.067588933</text:p>
          </table:table-cell>
          <table:table-cell office:value-type="float" office:value="1.473736385082568" table:formula="of:=[.D1434]+[.F1434]" table:style-name="ce1">
            <text:p>1.4737363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09_99995.pkl</text:p>
          </table:table-cell>
          <table:table-cell office:value-type="float" office:value="5279" table:style-name="ce1">
            <text:p>5279</text:p>
          </table:table-cell>
          <table:table-cell office:value-type="float" office:value="8.4396666035233903" table:style-name="ce1">
            <text:p>8.439666604</text:p>
          </table:table-cell>
          <table:table-cell office:value-type="float" office:value="0.72701149425287404" table:style-name="ce1">
            <text:p>0.727011494</text:p>
          </table:table-cell>
          <table:table-cell office:value-type="float" office:value="6.4458598726114702E-2" table:style-name="ce1">
            <text:p>0.064458599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7588932806324095E-2" table:style-name="ce1">
            <text:p>0.067588933</text:p>
          </table:table-cell>
          <table:table-cell office:value-type="float" office:value="1.473736385082568" table:formula="of:=[.D1435]+[.F1435]" table:style-name="ce1">
            <text:p>1.4737363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5_09_9999995.pkl</text:p>
          </table:table-cell>
          <table:table-cell office:value-type="float" office:value="5279" table:style-name="ce1">
            <text:p>5279</text:p>
          </table:table-cell>
          <table:table-cell office:value-type="float" office:value="8.4396666035233903" table:style-name="ce1">
            <text:p>8.439666604</text:p>
          </table:table-cell>
          <table:table-cell office:value-type="float" office:value="0.72701149425287404" table:style-name="ce1">
            <text:p>0.727011494</text:p>
          </table:table-cell>
          <table:table-cell office:value-type="float" office:value="6.4458598726114702E-2" table:style-name="ce1">
            <text:p>0.064458599</text:p>
          </table:table-cell>
          <table:table-cell office:value-type="float" office:value="0.74672489082969395" table:style-name="ce1">
            <text:p>0.746724891</text:p>
          </table:table-cell>
          <table:table-cell office:value-type="float" office:value="6.7588932806324095E-2" table:style-name="ce1">
            <text:p>0.067588933</text:p>
          </table:table-cell>
          <table:table-cell office:value-type="float" office:value="1.473736385082568" table:formula="of:=[.D1436]+[.F1436]" table:style-name="ce1">
            <text:p>1.4737363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18_9995.pkl</text:p>
          </table:table-cell>
          <table:table-cell office:value-type="float" office:value="5446" table:style-name="ce1">
            <text:p>5446</text:p>
          </table:table-cell>
          <table:table-cell office:value-type="float" office:value="8.8923980903415405" table:style-name="ce1">
            <text:p>8.89239809</text:p>
          </table:table-cell>
          <table:table-cell office:value-type="float" office:value="0.71919770773639002" table:style-name="ce1">
            <text:p>0.719197708</text:p>
          </table:table-cell>
          <table:table-cell office:value-type="float" office:value="6.2375745526838999E-2" table:style-name="ce1">
            <text:p>0.062375746</text:p>
          </table:table-cell>
          <table:table-cell office:value-type="float" office:value="0.75273522975929996" table:style-name="ce1">
            <text:p>0.75273523</text:p>
          </table:table-cell>
          <table:table-cell office:value-type="float" office:value="6.6001534919416696E-2" table:style-name="ce1">
            <text:p>0.066001535</text:p>
          </table:table-cell>
          <table:table-cell office:value-type="float" office:value="1.47193293749569" table:formula="of:=[.D1437]+[.F1437]" table:style-name="ce1">
            <text:p>1.4719329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18_9999995.pkl</text:p>
          </table:table-cell>
          <table:table-cell office:value-type="float" office:value="5446" table:style-name="ce1">
            <text:p>5446</text:p>
          </table:table-cell>
          <table:table-cell office:value-type="float" office:value="8.8923980903415405" table:style-name="ce1">
            <text:p>8.89239809</text:p>
          </table:table-cell>
          <table:table-cell office:value-type="float" office:value="0.71919770773639002" table:style-name="ce1">
            <text:p>0.719197708</text:p>
          </table:table-cell>
          <table:table-cell office:value-type="float" office:value="6.2375745526838999E-2" table:style-name="ce1">
            <text:p>0.062375746</text:p>
          </table:table-cell>
          <table:table-cell office:value-type="float" office:value="0.75273522975929996" table:style-name="ce1">
            <text:p>0.75273523</text:p>
          </table:table-cell>
          <table:table-cell office:value-type="float" office:value="6.6001534919416696E-2" table:style-name="ce1">
            <text:p>0.066001535</text:p>
          </table:table-cell>
          <table:table-cell office:value-type="float" office:value="1.47193293749569" table:formula="of:=[.D1438]+[.F1438]" table:style-name="ce1">
            <text:p>1.4719329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18_99995.pkl</text:p>
          </table:table-cell>
          <table:table-cell office:value-type="float" office:value="5446" table:style-name="ce1">
            <text:p>5446</text:p>
          </table:table-cell>
          <table:table-cell office:value-type="float" office:value="8.8923980903415405" table:style-name="ce1">
            <text:p>8.89239809</text:p>
          </table:table-cell>
          <table:table-cell office:value-type="float" office:value="0.71919770773639002" table:style-name="ce1">
            <text:p>0.719197708</text:p>
          </table:table-cell>
          <table:table-cell office:value-type="float" office:value="6.2375745526838999E-2" table:style-name="ce1">
            <text:p>0.062375746</text:p>
          </table:table-cell>
          <table:table-cell office:value-type="float" office:value="0.75273522975929996" table:style-name="ce1">
            <text:p>0.75273523</text:p>
          </table:table-cell>
          <table:table-cell office:value-type="float" office:value="6.6001534919416696E-2" table:style-name="ce1">
            <text:p>0.066001535</text:p>
          </table:table-cell>
          <table:table-cell office:value-type="float" office:value="1.47193293749569" table:formula="of:=[.D1439]+[.F1439]" table:style-name="ce1">
            <text:p>1.4719329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18_999995.pkl</text:p>
          </table:table-cell>
          <table:table-cell office:value-type="float" office:value="5446" table:style-name="ce1">
            <text:p>5446</text:p>
          </table:table-cell>
          <table:table-cell office:value-type="float" office:value="8.8923980903415405" table:style-name="ce1">
            <text:p>8.89239809</text:p>
          </table:table-cell>
          <table:table-cell office:value-type="float" office:value="0.71919770773639002" table:style-name="ce1">
            <text:p>0.719197708</text:p>
          </table:table-cell>
          <table:table-cell office:value-type="float" office:value="6.2375745526838999E-2" table:style-name="ce1">
            <text:p>0.062375746</text:p>
          </table:table-cell>
          <table:table-cell office:value-type="float" office:value="0.75273522975929996" table:style-name="ce1">
            <text:p>0.75273523</text:p>
          </table:table-cell>
          <table:table-cell office:value-type="float" office:value="6.6001534919416696E-2" table:style-name="ce1">
            <text:p>0.066001535</text:p>
          </table:table-cell>
          <table:table-cell office:value-type="float" office:value="1.47193293749569" table:formula="of:=[.D1440]+[.F1440]" table:style-name="ce1">
            <text:p>1.4719329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36_999995.pkl</text:p>
          </table:table-cell>
          <table:table-cell office:value-type="float" office:value="5103" table:style-name="ce1">
            <text:p>5103</text:p>
          </table:table-cell>
          <table:table-cell office:value-type="float" office:value="8.7646482461297293" table:style-name="ce1">
            <text:p>8.764648246</text:p>
          </table:table-cell>
          <table:table-cell office:value-type="float" office:value="0.73563218390804597" table:style-name="ce1">
            <text:p>0.735632184</text:p>
          </table:table-cell>
          <table:table-cell office:value-type="float" office:value="6.2652961331375406E-2" table:style-name="ce1">
            <text:p>0.062652961</text:p>
          </table:table-cell>
          <table:table-cell office:value-type="float" office:value="0.73580786026200895" table:style-name="ce1">
            <text:p>0.73580786</text:p>
          </table:table-cell>
          <table:table-cell office:value-type="float" office:value="6.2732688011913604E-2" table:style-name="ce1">
            <text:p>0.062732688</text:p>
          </table:table-cell>
          <table:table-cell office:value-type="float" office:value="1.471440044170055" table:formula="of:=[.D1441]+[.F1441]" table:style-name="ce1">
            <text:p>1.4714400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36_9995.pkl</text:p>
          </table:table-cell>
          <table:table-cell office:value-type="float" office:value="5103" table:style-name="ce1">
            <text:p>5103</text:p>
          </table:table-cell>
          <table:table-cell office:value-type="float" office:value="8.7646482461297293" table:style-name="ce1">
            <text:p>8.764648246</text:p>
          </table:table-cell>
          <table:table-cell office:value-type="float" office:value="0.73563218390804597" table:style-name="ce1">
            <text:p>0.735632184</text:p>
          </table:table-cell>
          <table:table-cell office:value-type="float" office:value="6.2652961331375406E-2" table:style-name="ce1">
            <text:p>0.062652961</text:p>
          </table:table-cell>
          <table:table-cell office:value-type="float" office:value="0.73580786026200895" table:style-name="ce1">
            <text:p>0.73580786</text:p>
          </table:table-cell>
          <table:table-cell office:value-type="float" office:value="6.2732688011913604E-2" table:style-name="ce1">
            <text:p>0.062732688</text:p>
          </table:table-cell>
          <table:table-cell office:value-type="float" office:value="1.471440044170055" table:formula="of:=[.D1442]+[.F1442]" table:style-name="ce1">
            <text:p>1.4714400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36_99995.pkl</text:p>
          </table:table-cell>
          <table:table-cell office:value-type="float" office:value="5103" table:style-name="ce1">
            <text:p>5103</text:p>
          </table:table-cell>
          <table:table-cell office:value-type="float" office:value="8.7646482461297293" table:style-name="ce1">
            <text:p>8.764648246</text:p>
          </table:table-cell>
          <table:table-cell office:value-type="float" office:value="0.73563218390804597" table:style-name="ce1">
            <text:p>0.735632184</text:p>
          </table:table-cell>
          <table:table-cell office:value-type="float" office:value="6.2652961331375406E-2" table:style-name="ce1">
            <text:p>0.062652961</text:p>
          </table:table-cell>
          <table:table-cell office:value-type="float" office:value="0.73580786026200895" table:style-name="ce1">
            <text:p>0.73580786</text:p>
          </table:table-cell>
          <table:table-cell office:value-type="float" office:value="6.2732688011913604E-2" table:style-name="ce1">
            <text:p>0.062732688</text:p>
          </table:table-cell>
          <table:table-cell office:value-type="float" office:value="1.471440044170055" table:formula="of:=[.D1443]+[.F1443]" table:style-name="ce1">
            <text:p>1.4714400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2_36_9999995.pkl</text:p>
          </table:table-cell>
          <table:table-cell office:value-type="float" office:value="5103" table:style-name="ce1">
            <text:p>5103</text:p>
          </table:table-cell>
          <table:table-cell office:value-type="float" office:value="8.7646482461297293" table:style-name="ce1">
            <text:p>8.764648246</text:p>
          </table:table-cell>
          <table:table-cell office:value-type="float" office:value="0.73563218390804597" table:style-name="ce1">
            <text:p>0.735632184</text:p>
          </table:table-cell>
          <table:table-cell office:value-type="float" office:value="6.2652961331375406E-2" table:style-name="ce1">
            <text:p>0.062652961</text:p>
          </table:table-cell>
          <table:table-cell office:value-type="float" office:value="0.73580786026200895" table:style-name="ce1">
            <text:p>0.73580786</text:p>
          </table:table-cell>
          <table:table-cell office:value-type="float" office:value="6.2732688011913604E-2" table:style-name="ce1">
            <text:p>0.062732688</text:p>
          </table:table-cell>
          <table:table-cell office:value-type="float" office:value="1.471440044170055" table:formula="of:=[.D1444]+[.F1444]" table:style-name="ce1">
            <text:p>1.4714400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09_9999995.pkl</text:p>
          </table:table-cell>
          <table:table-cell office:value-type="float" office:value="5474" table:style-name="ce1">
            <text:p>5474</text:p>
          </table:table-cell>
          <table:table-cell office:value-type="float" office:value="8.9963463646328101" table:style-name="ce1">
            <text:p>8.996346365</text:p>
          </table:table-cell>
          <table:table-cell office:value-type="float" office:value="0.73275862068965503" table:style-name="ce1">
            <text:p>0.732758621</text:p>
          </table:table-cell>
          <table:table-cell office:value-type="float" office:value="6.5017848036715994E-2" table:style-name="ce1">
            <text:p>0.065017848</text:p>
          </table:table-cell>
          <table:table-cell office:value-type="float" office:value="0.73856209150326801" table:style-name="ce1">
            <text:p>0.738562092</text:p>
          </table:table-cell>
          <table:table-cell office:value-type="float" office:value="6.7732267732267704E-2" table:style-name="ce1">
            <text:p>0.067732268</text:p>
          </table:table-cell>
          <table:table-cell office:value-type="float" office:value="1.471320712192923" table:formula="of:=[.D1445]+[.F1445]" table:style-name="ce1">
            <text:p>1.4713207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09_999995.pkl</text:p>
          </table:table-cell>
          <table:table-cell office:value-type="float" office:value="5474" table:style-name="ce1">
            <text:p>5474</text:p>
          </table:table-cell>
          <table:table-cell office:value-type="float" office:value="8.9963463646328101" table:style-name="ce1">
            <text:p>8.996346365</text:p>
          </table:table-cell>
          <table:table-cell office:value-type="float" office:value="0.73275862068965503" table:style-name="ce1">
            <text:p>0.732758621</text:p>
          </table:table-cell>
          <table:table-cell office:value-type="float" office:value="6.5017848036715994E-2" table:style-name="ce1">
            <text:p>0.065017848</text:p>
          </table:table-cell>
          <table:table-cell office:value-type="float" office:value="0.73856209150326801" table:style-name="ce1">
            <text:p>0.738562092</text:p>
          </table:table-cell>
          <table:table-cell office:value-type="float" office:value="6.7732267732267704E-2" table:style-name="ce1">
            <text:p>0.067732268</text:p>
          </table:table-cell>
          <table:table-cell office:value-type="float" office:value="1.471320712192923" table:formula="of:=[.D1446]+[.F1446]" table:style-name="ce1">
            <text:p>1.4713207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36_9999995.pkl</text:p>
          </table:table-cell>
          <table:table-cell office:value-type="float" office:value="5676" table:style-name="ce1">
            <text:p>5676</text:p>
          </table:table-cell>
          <table:table-cell office:value-type="float" office:value="9.4605355884425695" table:style-name="ce1">
            <text:p>9.460535588</text:p>
          </table:table-cell>
          <table:table-cell office:value-type="float" office:value="0.73275862068965503" table:style-name="ce1">
            <text:p>0.732758621</text:p>
          </table:table-cell>
          <table:table-cell office:value-type="float" office:value="6.31970260223048E-2" table:style-name="ce1">
            <text:p>0.063197026</text:p>
          </table:table-cell>
          <table:table-cell office:value-type="float" office:value="0.73856209150326801" table:style-name="ce1">
            <text:p>0.738562092</text:p>
          </table:table-cell>
          <table:table-cell office:value-type="float" office:value="6.6379479146269793E-2" table:style-name="ce1">
            <text:p>0.066379479</text:p>
          </table:table-cell>
          <table:table-cell office:value-type="float" office:value="1.471320712192923" table:formula="of:=[.D1447]+[.F1447]" table:style-name="ce1">
            <text:p>1.4713207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36_9995.pkl</text:p>
          </table:table-cell>
          <table:table-cell office:value-type="float" office:value="5676" table:style-name="ce1">
            <text:p>5676</text:p>
          </table:table-cell>
          <table:table-cell office:value-type="float" office:value="9.4605355884425695" table:style-name="ce1">
            <text:p>9.460535588</text:p>
          </table:table-cell>
          <table:table-cell office:value-type="float" office:value="0.73275862068965503" table:style-name="ce1">
            <text:p>0.732758621</text:p>
          </table:table-cell>
          <table:table-cell office:value-type="float" office:value="6.31970260223048E-2" table:style-name="ce1">
            <text:p>0.063197026</text:p>
          </table:table-cell>
          <table:table-cell office:value-type="float" office:value="0.73856209150326801" table:style-name="ce1">
            <text:p>0.738562092</text:p>
          </table:table-cell>
          <table:table-cell office:value-type="float" office:value="6.6379479146269793E-2" table:style-name="ce1">
            <text:p>0.066379479</text:p>
          </table:table-cell>
          <table:table-cell office:value-type="float" office:value="1.471320712192923" table:formula="of:=[.D1448]+[.F1448]" table:style-name="ce1">
            <text:p>1.4713207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09_9995.pkl</text:p>
          </table:table-cell>
          <table:table-cell office:value-type="float" office:value="5474" table:style-name="ce1">
            <text:p>5474</text:p>
          </table:table-cell>
          <table:table-cell office:value-type="float" office:value="8.9963463646328101" table:style-name="ce1">
            <text:p>8.996346365</text:p>
          </table:table-cell>
          <table:table-cell office:value-type="float" office:value="0.73275862068965503" table:style-name="ce1">
            <text:p>0.732758621</text:p>
          </table:table-cell>
          <table:table-cell office:value-type="float" office:value="6.5017848036715994E-2" table:style-name="ce1">
            <text:p>0.065017848</text:p>
          </table:table-cell>
          <table:table-cell office:value-type="float" office:value="0.73856209150326801" table:style-name="ce1">
            <text:p>0.738562092</text:p>
          </table:table-cell>
          <table:table-cell office:value-type="float" office:value="6.7732267732267704E-2" table:style-name="ce1">
            <text:p>0.067732268</text:p>
          </table:table-cell>
          <table:table-cell office:value-type="float" office:value="1.471320712192923" table:formula="of:=[.D1449]+[.F1449]" table:style-name="ce1">
            <text:p>1.4713207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36_999995.pkl</text:p>
          </table:table-cell>
          <table:table-cell office:value-type="float" office:value="5676" table:style-name="ce1">
            <text:p>5676</text:p>
          </table:table-cell>
          <table:table-cell office:value-type="float" office:value="9.4605355884425695" table:style-name="ce1">
            <text:p>9.460535588</text:p>
          </table:table-cell>
          <table:table-cell office:value-type="float" office:value="0.73275862068965503" table:style-name="ce1">
            <text:p>0.732758621</text:p>
          </table:table-cell>
          <table:table-cell office:value-type="float" office:value="6.31970260223048E-2" table:style-name="ce1">
            <text:p>0.063197026</text:p>
          </table:table-cell>
          <table:table-cell office:value-type="float" office:value="0.73856209150326801" table:style-name="ce1">
            <text:p>0.738562092</text:p>
          </table:table-cell>
          <table:table-cell office:value-type="float" office:value="6.6379479146269793E-2" table:style-name="ce1">
            <text:p>0.066379479</text:p>
          </table:table-cell>
          <table:table-cell office:value-type="float" office:value="1.471320712192923" table:formula="of:=[.D1450]+[.F1450]" table:style-name="ce1">
            <text:p>1.4713207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1_09_99995.pkl</text:p>
          </table:table-cell>
          <table:table-cell office:value-type="float" office:value="5474" table:style-name="ce1">
            <text:p>5474</text:p>
          </table:table-cell>
          <table:table-cell office:value-type="float" office:value="8.9963463646328101" table:style-name="ce1">
            <text:p>8.996346365</text:p>
          </table:table-cell>
          <table:table-cell office:value-type="float" office:value="0.73275862068965503" table:style-name="ce1">
            <text:p>0.732758621</text:p>
          </table:table-cell>
          <table:table-cell office:value-type="float" office:value="6.5017848036715994E-2" table:style-name="ce1">
            <text:p>0.065017848</text:p>
          </table:table-cell>
          <table:table-cell office:value-type="float" office:value="0.73856209150326801" table:style-name="ce1">
            <text:p>0.738562092</text:p>
          </table:table-cell>
          <table:table-cell office:value-type="float" office:value="6.7732267732267704E-2" table:style-name="ce1">
            <text:p>0.067732268</text:p>
          </table:table-cell>
          <table:table-cell office:value-type="float" office:value="1.471320712192923" table:formula="of:=[.D1451]+[.F1451]" table:style-name="ce1">
            <text:p>1.4713207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36_99995.pkl</text:p>
          </table:table-cell>
          <table:table-cell office:value-type="float" office:value="5676" table:style-name="ce1">
            <text:p>5676</text:p>
          </table:table-cell>
          <table:table-cell office:value-type="float" office:value="9.4605355884425695" table:style-name="ce1">
            <text:p>9.460535588</text:p>
          </table:table-cell>
          <table:table-cell office:value-type="float" office:value="0.73275862068965503" table:style-name="ce1">
            <text:p>0.732758621</text:p>
          </table:table-cell>
          <table:table-cell office:value-type="float" office:value="6.31970260223048E-2" table:style-name="ce1">
            <text:p>0.063197026</text:p>
          </table:table-cell>
          <table:table-cell office:value-type="float" office:value="0.73856209150326801" table:style-name="ce1">
            <text:p>0.738562092</text:p>
          </table:table-cell>
          <table:table-cell office:value-type="float" office:value="6.6379479146269793E-2" table:style-name="ce1">
            <text:p>0.066379479</text:p>
          </table:table-cell>
          <table:table-cell office:value-type="float" office:value="1.471320712192923" table:formula="of:=[.D1452]+[.F1452]" table:style-name="ce1">
            <text:p>1.4713207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045_99995.pkl</text:p>
          </table:table-cell>
          <table:table-cell office:value-type="float" office:value="5306" table:style-name="ce1">
            <text:p>5306</text:p>
          </table:table-cell>
          <table:table-cell office:value-type="float" office:value="8.4472295514511906" table:style-name="ce1">
            <text:p>8.447229551</text:p>
          </table:table-cell>
          <table:table-cell office:value-type="float" office:value="0.73487031700288197" table:style-name="ce1">
            <text:p>0.734870317</text:p>
          </table:table-cell>
          <table:table-cell office:value-type="float" office:value="6.9520174482006605E-2" table:style-name="ce1">
            <text:p>0.069520174</text:p>
          </table:table-cell>
          <table:table-cell office:value-type="float" office:value="0.72052401746724903" table:style-name="ce1">
            <text:p>0.720524017</text:p>
          </table:table-cell>
          <table:table-cell office:value-type="float" office:value="7.0407510134414306E-2" table:style-name="ce1">
            <text:p>0.07040751</text:p>
          </table:table-cell>
          <table:table-cell office:value-type="float" office:value="1.455394334470131" table:formula="of:=[.D1453]+[.F1453]" table:style-name="ce1">
            <text:p>1.4553943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045_9999995.pkl</text:p>
          </table:table-cell>
          <table:table-cell office:value-type="float" office:value="5306" table:style-name="ce1">
            <text:p>5306</text:p>
          </table:table-cell>
          <table:table-cell office:value-type="float" office:value="8.4472295514511906" table:style-name="ce1">
            <text:p>8.447229551</text:p>
          </table:table-cell>
          <table:table-cell office:value-type="float" office:value="0.73487031700288197" table:style-name="ce1">
            <text:p>0.734870317</text:p>
          </table:table-cell>
          <table:table-cell office:value-type="float" office:value="6.9520174482006605E-2" table:style-name="ce1">
            <text:p>0.069520174</text:p>
          </table:table-cell>
          <table:table-cell office:value-type="float" office:value="0.72052401746724903" table:style-name="ce1">
            <text:p>0.720524017</text:p>
          </table:table-cell>
          <table:table-cell office:value-type="float" office:value="7.0407510134414306E-2" table:style-name="ce1">
            <text:p>0.07040751</text:p>
          </table:table-cell>
          <table:table-cell office:value-type="float" office:value="1.455394334470131" table:formula="of:=[.D1454]+[.F1454]" table:style-name="ce1">
            <text:p>1.4553943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045_999995.pkl</text:p>
          </table:table-cell>
          <table:table-cell office:value-type="float" office:value="5306" table:style-name="ce1">
            <text:p>5306</text:p>
          </table:table-cell>
          <table:table-cell office:value-type="float" office:value="8.4472295514511906" table:style-name="ce1">
            <text:p>8.447229551</text:p>
          </table:table-cell>
          <table:table-cell office:value-type="float" office:value="0.73487031700288197" table:style-name="ce1">
            <text:p>0.734870317</text:p>
          </table:table-cell>
          <table:table-cell office:value-type="float" office:value="6.9520174482006605E-2" table:style-name="ce1">
            <text:p>0.069520174</text:p>
          </table:table-cell>
          <table:table-cell office:value-type="float" office:value="0.72052401746724903" table:style-name="ce1">
            <text:p>0.720524017</text:p>
          </table:table-cell>
          <table:table-cell office:value-type="float" office:value="7.0407510134414306E-2" table:style-name="ce1">
            <text:p>0.07040751</text:p>
          </table:table-cell>
          <table:table-cell office:value-type="float" office:value="1.455394334470131" table:formula="of:=[.D1455]+[.F1455]" table:style-name="ce1">
            <text:p>1.4553943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045_9995.pkl</text:p>
          </table:table-cell>
          <table:table-cell office:value-type="float" office:value="5306" table:style-name="ce1">
            <text:p>5306</text:p>
          </table:table-cell>
          <table:table-cell office:value-type="float" office:value="8.4472295514511906" table:style-name="ce1">
            <text:p>8.447229551</text:p>
          </table:table-cell>
          <table:table-cell office:value-type="float" office:value="0.73487031700288197" table:style-name="ce1">
            <text:p>0.734870317</text:p>
          </table:table-cell>
          <table:table-cell office:value-type="float" office:value="6.9520174482006605E-2" table:style-name="ce1">
            <text:p>0.069520174</text:p>
          </table:table-cell>
          <table:table-cell office:value-type="float" office:value="0.72052401746724903" table:style-name="ce1">
            <text:p>0.720524017</text:p>
          </table:table-cell>
          <table:table-cell office:value-type="float" office:value="7.0407510134414306E-2" table:style-name="ce1">
            <text:p>0.07040751</text:p>
          </table:table-cell>
          <table:table-cell office:value-type="float" office:value="1.455394334470131" table:formula="of:=[.D1456]+[.F1456]" table:style-name="ce1">
            <text:p>1.4553943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18_9999995.pkl</text:p>
          </table:table-cell>
          <table:table-cell office:value-type="float" office:value="5153" table:style-name="ce1">
            <text:p>5153</text:p>
          </table:table-cell>
          <table:table-cell office:value-type="float" office:value="8.6625266834853498" table:style-name="ce1">
            <text:p>8.662526683</text:p>
          </table:table-cell>
          <table:table-cell office:value-type="float" office:value="0.72779369627507196" table:style-name="ce1">
            <text:p>0.727793696</text:p>
          </table:table-cell>
          <table:table-cell office:value-type="float" office:value="6.5195071868583199E-2" table:style-name="ce1">
            <text:p>0.065195072</text:p>
          </table:table-cell>
          <table:table-cell office:value-type="float" office:value="0.72707423580786001" table:style-name="ce1">
            <text:p>0.727074236</text:p>
          </table:table-cell>
          <table:table-cell office:value-type="float" office:value="6.5693430656934296E-2" table:style-name="ce1">
            <text:p>0.065693431</text:p>
          </table:table-cell>
          <table:table-cell office:value-type="float" office:value="1.4548679320829319" table:formula="of:=[.D1457]+[.F1457]" table:style-name="ce1">
            <text:p>1.4548679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18_999995.pkl</text:p>
          </table:table-cell>
          <table:table-cell office:value-type="float" office:value="5153" table:style-name="ce1">
            <text:p>5153</text:p>
          </table:table-cell>
          <table:table-cell office:value-type="float" office:value="8.6625266834853498" table:style-name="ce1">
            <text:p>8.662526683</text:p>
          </table:table-cell>
          <table:table-cell office:value-type="float" office:value="0.72779369627507196" table:style-name="ce1">
            <text:p>0.727793696</text:p>
          </table:table-cell>
          <table:table-cell office:value-type="float" office:value="6.5195071868583199E-2" table:style-name="ce1">
            <text:p>0.065195072</text:p>
          </table:table-cell>
          <table:table-cell office:value-type="float" office:value="0.72707423580786001" table:style-name="ce1">
            <text:p>0.727074236</text:p>
          </table:table-cell>
          <table:table-cell office:value-type="float" office:value="6.5693430656934296E-2" table:style-name="ce1">
            <text:p>0.065693431</text:p>
          </table:table-cell>
          <table:table-cell office:value-type="float" office:value="1.4548679320829319" table:formula="of:=[.D1458]+[.F1458]" table:style-name="ce1">
            <text:p>1.4548679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18_9995.pkl</text:p>
          </table:table-cell>
          <table:table-cell office:value-type="float" office:value="5153" table:style-name="ce1">
            <text:p>5153</text:p>
          </table:table-cell>
          <table:table-cell office:value-type="float" office:value="8.6625266834853498" table:style-name="ce1">
            <text:p>8.662526683</text:p>
          </table:table-cell>
          <table:table-cell office:value-type="float" office:value="0.72779369627507196" table:style-name="ce1">
            <text:p>0.727793696</text:p>
          </table:table-cell>
          <table:table-cell office:value-type="float" office:value="6.5195071868583199E-2" table:style-name="ce1">
            <text:p>0.065195072</text:p>
          </table:table-cell>
          <table:table-cell office:value-type="float" office:value="0.72707423580786001" table:style-name="ce1">
            <text:p>0.727074236</text:p>
          </table:table-cell>
          <table:table-cell office:value-type="float" office:value="6.5693430656934296E-2" table:style-name="ce1">
            <text:p>0.065693431</text:p>
          </table:table-cell>
          <table:table-cell office:value-type="float" office:value="1.4548679320829319" table:formula="of:=[.D1459]+[.F1459]" table:style-name="ce1">
            <text:p>1.4548679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18_99995.pkl</text:p>
          </table:table-cell>
          <table:table-cell office:value-type="float" office:value="5153" table:style-name="ce1">
            <text:p>5153</text:p>
          </table:table-cell>
          <table:table-cell office:value-type="float" office:value="8.6625266834853498" table:style-name="ce1">
            <text:p>8.662526683</text:p>
          </table:table-cell>
          <table:table-cell office:value-type="float" office:value="0.72779369627507196" table:style-name="ce1">
            <text:p>0.727793696</text:p>
          </table:table-cell>
          <table:table-cell office:value-type="float" office:value="6.5195071868583199E-2" table:style-name="ce1">
            <text:p>0.065195072</text:p>
          </table:table-cell>
          <table:table-cell office:value-type="float" office:value="0.72707423580786001" table:style-name="ce1">
            <text:p>0.727074236</text:p>
          </table:table-cell>
          <table:table-cell office:value-type="float" office:value="6.5693430656934296E-2" table:style-name="ce1">
            <text:p>0.065693431</text:p>
          </table:table-cell>
          <table:table-cell office:value-type="float" office:value="1.4548679320829319" table:formula="of:=[.D1460]+[.F1460]" table:style-name="ce1">
            <text:p>1.4548679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36_99995.pkl</text:p>
          </table:table-cell>
          <table:table-cell office:value-type="float" office:value="6015" table:style-name="ce1">
            <text:p>6015</text:p>
          </table:table-cell>
          <table:table-cell office:value-type="float" office:value="8.6269326683291805" table:style-name="ce1">
            <text:p>8.626932668</text:p>
          </table:table-cell>
          <table:table-cell office:value-type="float" office:value="0.72191011235955105" table:style-name="ce1">
            <text:p>0.721910112</text:p>
          </table:table-cell>
          <table:table-cell office:value-type="float" office:value="5.7314897413024098E-2" table:style-name="ce1">
            <text:p>0.057314897</text:p>
          </table:table-cell>
          <table:table-cell office:value-type="float" office:value="0.73202614379084996" table:style-name="ce1">
            <text:p>0.732026144</text:p>
          </table:table-cell>
          <table:table-cell office:value-type="float" office:value="5.7871167757492299E-2" table:style-name="ce1">
            <text:p>0.057871168</text:p>
          </table:table-cell>
          <table:table-cell office:value-type="float" office:value="1.453936256150401" table:formula="of:=[.D1461]+[.F1461]" table:style-name="ce1">
            <text:p>1.4539362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36_9999995.pkl</text:p>
          </table:table-cell>
          <table:table-cell office:value-type="float" office:value="6015" table:style-name="ce1">
            <text:p>6015</text:p>
          </table:table-cell>
          <table:table-cell office:value-type="float" office:value="8.6269326683291805" table:style-name="ce1">
            <text:p>8.626932668</text:p>
          </table:table-cell>
          <table:table-cell office:value-type="float" office:value="0.72191011235955105" table:style-name="ce1">
            <text:p>0.721910112</text:p>
          </table:table-cell>
          <table:table-cell office:value-type="float" office:value="5.7314897413024098E-2" table:style-name="ce1">
            <text:p>0.057314897</text:p>
          </table:table-cell>
          <table:table-cell office:value-type="float" office:value="0.73202614379084996" table:style-name="ce1">
            <text:p>0.732026144</text:p>
          </table:table-cell>
          <table:table-cell office:value-type="float" office:value="5.7871167757492299E-2" table:style-name="ce1">
            <text:p>0.057871168</text:p>
          </table:table-cell>
          <table:table-cell office:value-type="float" office:value="1.453936256150401" table:formula="of:=[.D1462]+[.F1462]" table:style-name="ce1">
            <text:p>1.4539362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36_9995.pkl</text:p>
          </table:table-cell>
          <table:table-cell office:value-type="float" office:value="6015" table:style-name="ce1">
            <text:p>6015</text:p>
          </table:table-cell>
          <table:table-cell office:value-type="float" office:value="8.6269326683291805" table:style-name="ce1">
            <text:p>8.626932668</text:p>
          </table:table-cell>
          <table:table-cell office:value-type="float" office:value="0.72191011235955105" table:style-name="ce1">
            <text:p>0.721910112</text:p>
          </table:table-cell>
          <table:table-cell office:value-type="float" office:value="5.7314897413024098E-2" table:style-name="ce1">
            <text:p>0.057314897</text:p>
          </table:table-cell>
          <table:table-cell office:value-type="float" office:value="0.73202614379084996" table:style-name="ce1">
            <text:p>0.732026144</text:p>
          </table:table-cell>
          <table:table-cell office:value-type="float" office:value="5.7871167757492299E-2" table:style-name="ce1">
            <text:p>0.057871168</text:p>
          </table:table-cell>
          <table:table-cell office:value-type="float" office:value="1.453936256150401" table:formula="of:=[.D1463]+[.F1463]" table:style-name="ce1">
            <text:p>1.4539362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5_36_999995.pkl</text:p>
          </table:table-cell>
          <table:table-cell office:value-type="float" office:value="6015" table:style-name="ce1">
            <text:p>6015</text:p>
          </table:table-cell>
          <table:table-cell office:value-type="float" office:value="8.6269326683291805" table:style-name="ce1">
            <text:p>8.626932668</text:p>
          </table:table-cell>
          <table:table-cell office:value-type="float" office:value="0.72191011235955105" table:style-name="ce1">
            <text:p>0.721910112</text:p>
          </table:table-cell>
          <table:table-cell office:value-type="float" office:value="5.7314897413024098E-2" table:style-name="ce1">
            <text:p>0.057314897</text:p>
          </table:table-cell>
          <table:table-cell office:value-type="float" office:value="0.73202614379084996" table:style-name="ce1">
            <text:p>0.732026144</text:p>
          </table:table-cell>
          <table:table-cell office:value-type="float" office:value="5.7871167757492299E-2" table:style-name="ce1">
            <text:p>0.057871168</text:p>
          </table:table-cell>
          <table:table-cell office:value-type="float" office:value="1.453936256150401" table:formula="of:=[.D1464]+[.F1464]" table:style-name="ce1">
            <text:p>1.4539362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36_999995.pkl</text:p>
          </table:table-cell>
          <table:table-cell office:value-type="float" office:value="15240" table:style-name="ce1">
            <text:p>15240</text:p>
          </table:table-cell>
          <table:table-cell office:value-type="float" office:value="4.7421916010498704" table:style-name="ce1">
            <text:p>4.742191601</text:p>
          </table:table-cell>
          <table:table-cell office:value-type="float" office:value="0.71499999999999997" table:style-name="ce1">
            <text:p>0.715</text:p>
          </table:table-cell>
          <table:table-cell office:value-type="float" office:value="7.2625698324022395E-2" table:style-name="ce1">
            <text:p>0.072625698</text:p>
          </table:table-cell>
          <table:table-cell office:value-type="float" office:value="0.73819742489270401" table:style-name="ce1">
            <text:p>0.738197425</text:p>
          </table:table-cell>
          <table:table-cell office:value-type="float" office:value="6.9706180344478202E-2" table:style-name="ce1">
            <text:p>0.06970618</text:p>
          </table:table-cell>
          <table:table-cell office:value-type="float" office:value="1.453197424892704" table:formula="of:=[.D1465]+[.F1465]" table:style-name="ce1">
            <text:p>1.4531974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36_9999995.pkl</text:p>
          </table:table-cell>
          <table:table-cell office:value-type="float" office:value="15240" table:style-name="ce1">
            <text:p>15240</text:p>
          </table:table-cell>
          <table:table-cell office:value-type="float" office:value="4.7421916010498704" table:style-name="ce1">
            <text:p>4.742191601</text:p>
          </table:table-cell>
          <table:table-cell office:value-type="float" office:value="0.71499999999999997" table:style-name="ce1">
            <text:p>0.715</text:p>
          </table:table-cell>
          <table:table-cell office:value-type="float" office:value="7.2625698324022395E-2" table:style-name="ce1">
            <text:p>0.072625698</text:p>
          </table:table-cell>
          <table:table-cell office:value-type="float" office:value="0.73819742489270401" table:style-name="ce1">
            <text:p>0.738197425</text:p>
          </table:table-cell>
          <table:table-cell office:value-type="float" office:value="6.9706180344478202E-2" table:style-name="ce1">
            <text:p>0.06970618</text:p>
          </table:table-cell>
          <table:table-cell office:value-type="float" office:value="1.453197424892704" table:formula="of:=[.D1466]+[.F1466]" table:style-name="ce1">
            <text:p>1.4531974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36_99995.pkl</text:p>
          </table:table-cell>
          <table:table-cell office:value-type="float" office:value="15240" table:style-name="ce1">
            <text:p>15240</text:p>
          </table:table-cell>
          <table:table-cell office:value-type="float" office:value="4.7421916010498704" table:style-name="ce1">
            <text:p>4.742191601</text:p>
          </table:table-cell>
          <table:table-cell office:value-type="float" office:value="0.71499999999999997" table:style-name="ce1">
            <text:p>0.715</text:p>
          </table:table-cell>
          <table:table-cell office:value-type="float" office:value="7.2625698324022395E-2" table:style-name="ce1">
            <text:p>0.072625698</text:p>
          </table:table-cell>
          <table:table-cell office:value-type="float" office:value="0.73819742489270401" table:style-name="ce1">
            <text:p>0.738197425</text:p>
          </table:table-cell>
          <table:table-cell office:value-type="float" office:value="6.9706180344478202E-2" table:style-name="ce1">
            <text:p>0.06970618</text:p>
          </table:table-cell>
          <table:table-cell office:value-type="float" office:value="1.453197424892704" table:formula="of:=[.D1467]+[.F1467]" table:style-name="ce1">
            <text:p>1.4531974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36_9995.pkl</text:p>
          </table:table-cell>
          <table:table-cell office:value-type="float" office:value="15240" table:style-name="ce1">
            <text:p>15240</text:p>
          </table:table-cell>
          <table:table-cell office:value-type="float" office:value="4.7421916010498704" table:style-name="ce1">
            <text:p>4.742191601</text:p>
          </table:table-cell>
          <table:table-cell office:value-type="float" office:value="0.71499999999999997" table:style-name="ce1">
            <text:p>0.715</text:p>
          </table:table-cell>
          <table:table-cell office:value-type="float" office:value="7.2625698324022395E-2" table:style-name="ce1">
            <text:p>0.072625698</text:p>
          </table:table-cell>
          <table:table-cell office:value-type="float" office:value="0.73819742489270401" table:style-name="ce1">
            <text:p>0.738197425</text:p>
          </table:table-cell>
          <table:table-cell office:value-type="float" office:value="6.9706180344478202E-2" table:style-name="ce1">
            <text:p>0.06970618</text:p>
          </table:table-cell>
          <table:table-cell office:value-type="float" office:value="1.453197424892704" table:formula="of:=[.D1468]+[.F1468]" table:style-name="ce1">
            <text:p>1.4531974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36_9999995.pkl</text:p>
          </table:table-cell>
          <table:table-cell office:value-type="float" office:value="5058" table:style-name="ce1">
            <text:p>5058</text:p>
          </table:table-cell>
          <table:table-cell office:value-type="float" office:value="8.3357058125741403" table:style-name="ce1">
            <text:p>8.335705813</text:p>
          </table:table-cell>
          <table:table-cell office:value-type="float" office:value="0.72701149425287404" table:style-name="ce1">
            <text:p>0.727011494</text:p>
          </table:table-cell>
          <table:table-cell office:value-type="float" office:value="6.7233590220568698E-2" table:style-name="ce1">
            <text:p>0.06723359</text:p>
          </table:table-cell>
          <table:table-cell office:value-type="float" office:value="0.72210065645514199" table:style-name="ce1">
            <text:p>0.722100656</text:p>
          </table:table-cell>
          <table:table-cell office:value-type="float" office:value="6.6977877004262207E-2" table:style-name="ce1">
            <text:p>0.066977877</text:p>
          </table:table-cell>
          <table:table-cell office:value-type="float" office:value="1.449112150708016" table:formula="of:=[.D1469]+[.F1469]" table:style-name="ce1">
            <text:p>1.4491121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36_9995.pkl</text:p>
          </table:table-cell>
          <table:table-cell office:value-type="float" office:value="5058" table:style-name="ce1">
            <text:p>5058</text:p>
          </table:table-cell>
          <table:table-cell office:value-type="float" office:value="8.3357058125741403" table:style-name="ce1">
            <text:p>8.335705813</text:p>
          </table:table-cell>
          <table:table-cell office:value-type="float" office:value="0.72701149425287404" table:style-name="ce1">
            <text:p>0.727011494</text:p>
          </table:table-cell>
          <table:table-cell office:value-type="float" office:value="6.7233590220568698E-2" table:style-name="ce1">
            <text:p>0.06723359</text:p>
          </table:table-cell>
          <table:table-cell office:value-type="float" office:value="0.72210065645514199" table:style-name="ce1">
            <text:p>0.722100656</text:p>
          </table:table-cell>
          <table:table-cell office:value-type="float" office:value="6.6977877004262207E-2" table:style-name="ce1">
            <text:p>0.066977877</text:p>
          </table:table-cell>
          <table:table-cell office:value-type="float" office:value="1.449112150708016" table:formula="of:=[.D1470]+[.F1470]" table:style-name="ce1">
            <text:p>1.4491121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36_99995.pkl</text:p>
          </table:table-cell>
          <table:table-cell office:value-type="float" office:value="5058" table:style-name="ce1">
            <text:p>5058</text:p>
          </table:table-cell>
          <table:table-cell office:value-type="float" office:value="8.3357058125741403" table:style-name="ce1">
            <text:p>8.335705813</text:p>
          </table:table-cell>
          <table:table-cell office:value-type="float" office:value="0.72701149425287404" table:style-name="ce1">
            <text:p>0.727011494</text:p>
          </table:table-cell>
          <table:table-cell office:value-type="float" office:value="6.7233590220568698E-2" table:style-name="ce1">
            <text:p>0.06723359</text:p>
          </table:table-cell>
          <table:table-cell office:value-type="float" office:value="0.72210065645514199" table:style-name="ce1">
            <text:p>0.722100656</text:p>
          </table:table-cell>
          <table:table-cell office:value-type="float" office:value="6.6977877004262207E-2" table:style-name="ce1">
            <text:p>0.066977877</text:p>
          </table:table-cell>
          <table:table-cell office:value-type="float" office:value="1.449112150708016" table:formula="of:=[.D1471]+[.F1471]" table:style-name="ce1">
            <text:p>1.4491121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2_36_999995.pkl</text:p>
          </table:table-cell>
          <table:table-cell office:value-type="float" office:value="5058" table:style-name="ce1">
            <text:p>5058</text:p>
          </table:table-cell>
          <table:table-cell office:value-type="float" office:value="8.3357058125741403" table:style-name="ce1">
            <text:p>8.335705813</text:p>
          </table:table-cell>
          <table:table-cell office:value-type="float" office:value="0.72701149425287404" table:style-name="ce1">
            <text:p>0.727011494</text:p>
          </table:table-cell>
          <table:table-cell office:value-type="float" office:value="6.7233590220568698E-2" table:style-name="ce1">
            <text:p>0.06723359</text:p>
          </table:table-cell>
          <table:table-cell office:value-type="float" office:value="0.72210065645514199" table:style-name="ce1">
            <text:p>0.722100656</text:p>
          </table:table-cell>
          <table:table-cell office:value-type="float" office:value="6.6977877004262207E-2" table:style-name="ce1">
            <text:p>0.066977877</text:p>
          </table:table-cell>
          <table:table-cell office:value-type="float" office:value="1.449112150708016" table:formula="of:=[.D1472]+[.F1472]" table:style-name="ce1">
            <text:p>1.4491121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36_9995.pkl</text:p>
          </table:table-cell>
          <table:table-cell office:value-type="float" office:value="4965" table:style-name="ce1">
            <text:p>4965</text:p>
          </table:table-cell>
          <table:table-cell office:value-type="float" office:value="7.7423967774421003" table:style-name="ce1">
            <text:p>7.742396777</text:p>
          </table:table-cell>
          <table:table-cell office:value-type="float" office:value="0.726224783861671" table:style-name="ce1">
            <text:p>0.726224784</text:p>
          </table:table-cell>
          <table:table-cell office:value-type="float" office:value="7.1733561058924006E-2" table:style-name="ce1">
            <text:p>0.071733561</text:p>
          </table:table-cell>
          <table:table-cell office:value-type="float" office:value="0.72210065645514199" table:style-name="ce1">
            <text:p>0.722100656</text:p>
          </table:table-cell>
          <table:table-cell office:value-type="float" office:value="7.1366782006920398E-2" table:style-name="ce1">
            <text:p>0.071366782</text:p>
          </table:table-cell>
          <table:table-cell office:value-type="float" office:value="1.4483254403168129" table:formula="of:=[.D1473]+[.F1473]" table:style-name="ce1">
            <text:p>1.448325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36_999995.pkl</text:p>
          </table:table-cell>
          <table:table-cell office:value-type="float" office:value="4965" table:style-name="ce1">
            <text:p>4965</text:p>
          </table:table-cell>
          <table:table-cell office:value-type="float" office:value="7.7423967774421003" table:style-name="ce1">
            <text:p>7.742396777</text:p>
          </table:table-cell>
          <table:table-cell office:value-type="float" office:value="0.726224783861671" table:style-name="ce1">
            <text:p>0.726224784</text:p>
          </table:table-cell>
          <table:table-cell office:value-type="float" office:value="7.1733561058924006E-2" table:style-name="ce1">
            <text:p>0.071733561</text:p>
          </table:table-cell>
          <table:table-cell office:value-type="float" office:value="0.72210065645514199" table:style-name="ce1">
            <text:p>0.722100656</text:p>
          </table:table-cell>
          <table:table-cell office:value-type="float" office:value="7.1366782006920398E-2" table:style-name="ce1">
            <text:p>0.071366782</text:p>
          </table:table-cell>
          <table:table-cell office:value-type="float" office:value="1.4483254403168129" table:formula="of:=[.D1474]+[.F1474]" table:style-name="ce1">
            <text:p>1.448325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36_9999995.pkl</text:p>
          </table:table-cell>
          <table:table-cell office:value-type="float" office:value="4965" table:style-name="ce1">
            <text:p>4965</text:p>
          </table:table-cell>
          <table:table-cell office:value-type="float" office:value="7.7423967774421003" table:style-name="ce1">
            <text:p>7.742396777</text:p>
          </table:table-cell>
          <table:table-cell office:value-type="float" office:value="0.726224783861671" table:style-name="ce1">
            <text:p>0.726224784</text:p>
          </table:table-cell>
          <table:table-cell office:value-type="float" office:value="7.1733561058924006E-2" table:style-name="ce1">
            <text:p>0.071733561</text:p>
          </table:table-cell>
          <table:table-cell office:value-type="float" office:value="0.72210065645514199" table:style-name="ce1">
            <text:p>0.722100656</text:p>
          </table:table-cell>
          <table:table-cell office:value-type="float" office:value="7.1366782006920398E-2" table:style-name="ce1">
            <text:p>0.071366782</text:p>
          </table:table-cell>
          <table:table-cell office:value-type="float" office:value="1.4483254403168129" table:formula="of:=[.D1475]+[.F1475]" table:style-name="ce1">
            <text:p>1.448325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4_36_99995.pkl</text:p>
          </table:table-cell>
          <table:table-cell office:value-type="float" office:value="4965" table:style-name="ce1">
            <text:p>4965</text:p>
          </table:table-cell>
          <table:table-cell office:value-type="float" office:value="7.7423967774421003" table:style-name="ce1">
            <text:p>7.742396777</text:p>
          </table:table-cell>
          <table:table-cell office:value-type="float" office:value="0.726224783861671" table:style-name="ce1">
            <text:p>0.726224784</text:p>
          </table:table-cell>
          <table:table-cell office:value-type="float" office:value="7.1733561058924006E-2" table:style-name="ce1">
            <text:p>0.071733561</text:p>
          </table:table-cell>
          <table:table-cell office:value-type="float" office:value="0.72210065645514199" table:style-name="ce1">
            <text:p>0.722100656</text:p>
          </table:table-cell>
          <table:table-cell office:value-type="float" office:value="7.1366782006920398E-2" table:style-name="ce1">
            <text:p>0.071366782</text:p>
          </table:table-cell>
          <table:table-cell office:value-type="float" office:value="1.4483254403168129" table:formula="of:=[.D1476]+[.F1476]" table:style-name="ce1">
            <text:p>1.448325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045_99995.pkl</text:p>
          </table:table-cell>
          <table:table-cell office:value-type="float" office:value="5277" table:style-name="ce1">
            <text:p>5277</text:p>
          </table:table-cell>
          <table:table-cell office:value-type="float" office:value="8.53117301497063" table:style-name="ce1">
            <text:p>8.531173015</text:p>
          </table:table-cell>
          <table:table-cell office:value-type="float" office:value="0.71919770773639002" table:style-name="ce1">
            <text:p>0.719197708</text:p>
          </table:table-cell>
          <table:table-cell office:value-type="float" office:value="7.0446253157451594E-2" table:style-name="ce1">
            <text:p>0.070446253</text:p>
          </table:table-cell>
          <table:table-cell office:value-type="float" office:value="0.71834061135371197" table:style-name="ce1">
            <text:p>0.718340611</text:p>
          </table:table-cell>
          <table:table-cell office:value-type="float" office:value="7.3046181172291294E-2" table:style-name="ce1">
            <text:p>0.073046181</text:p>
          </table:table-cell>
          <table:table-cell office:value-type="float" office:value="1.4375383190901019" table:formula="of:=[.D1477]+[.F1477]" table:style-name="ce1">
            <text:p>1.437538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045_999995.pkl</text:p>
          </table:table-cell>
          <table:table-cell office:value-type="float" office:value="5277" table:style-name="ce1">
            <text:p>5277</text:p>
          </table:table-cell>
          <table:table-cell office:value-type="float" office:value="8.53117301497063" table:style-name="ce1">
            <text:p>8.531173015</text:p>
          </table:table-cell>
          <table:table-cell office:value-type="float" office:value="0.71919770773639002" table:style-name="ce1">
            <text:p>0.719197708</text:p>
          </table:table-cell>
          <table:table-cell office:value-type="float" office:value="7.0446253157451594E-2" table:style-name="ce1">
            <text:p>0.070446253</text:p>
          </table:table-cell>
          <table:table-cell office:value-type="float" office:value="0.71834061135371197" table:style-name="ce1">
            <text:p>0.718340611</text:p>
          </table:table-cell>
          <table:table-cell office:value-type="float" office:value="7.3046181172291294E-2" table:style-name="ce1">
            <text:p>0.073046181</text:p>
          </table:table-cell>
          <table:table-cell office:value-type="float" office:value="1.4375383190901019" table:formula="of:=[.D1478]+[.F1478]" table:style-name="ce1">
            <text:p>1.437538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045_9999995.pkl</text:p>
          </table:table-cell>
          <table:table-cell office:value-type="float" office:value="5277" table:style-name="ce1">
            <text:p>5277</text:p>
          </table:table-cell>
          <table:table-cell office:value-type="float" office:value="8.53117301497063" table:style-name="ce1">
            <text:p>8.531173015</text:p>
          </table:table-cell>
          <table:table-cell office:value-type="float" office:value="0.71919770773639002" table:style-name="ce1">
            <text:p>0.719197708</text:p>
          </table:table-cell>
          <table:table-cell office:value-type="float" office:value="7.0446253157451594E-2" table:style-name="ce1">
            <text:p>0.070446253</text:p>
          </table:table-cell>
          <table:table-cell office:value-type="float" office:value="0.71834061135371197" table:style-name="ce1">
            <text:p>0.718340611</text:p>
          </table:table-cell>
          <table:table-cell office:value-type="float" office:value="7.3046181172291294E-2" table:style-name="ce1">
            <text:p>0.073046181</text:p>
          </table:table-cell>
          <table:table-cell office:value-type="float" office:value="1.4375383190901019" table:formula="of:=[.D1479]+[.F1479]" table:style-name="ce1">
            <text:p>1.437538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045_9995.pkl</text:p>
          </table:table-cell>
          <table:table-cell office:value-type="float" office:value="5277" table:style-name="ce1">
            <text:p>5277</text:p>
          </table:table-cell>
          <table:table-cell office:value-type="float" office:value="8.53117301497063" table:style-name="ce1">
            <text:p>8.531173015</text:p>
          </table:table-cell>
          <table:table-cell office:value-type="float" office:value="0.71919770773639002" table:style-name="ce1">
            <text:p>0.719197708</text:p>
          </table:table-cell>
          <table:table-cell office:value-type="float" office:value="7.0446253157451594E-2" table:style-name="ce1">
            <text:p>0.070446253</text:p>
          </table:table-cell>
          <table:table-cell office:value-type="float" office:value="0.71834061135371197" table:style-name="ce1">
            <text:p>0.718340611</text:p>
          </table:table-cell>
          <table:table-cell office:value-type="float" office:value="7.3046181172291294E-2" table:style-name="ce1">
            <text:p>0.073046181</text:p>
          </table:table-cell>
          <table:table-cell office:value-type="float" office:value="1.4375383190901019" table:formula="of:=[.D1480]+[.F1480]" table:style-name="ce1">
            <text:p>1.437538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36_99995.pkl</text:p>
          </table:table-cell>
          <table:table-cell office:value-type="float" office:value="5136" table:style-name="ce1">
            <text:p>5136</text:p>
          </table:table-cell>
          <table:table-cell office:value-type="float" office:value="8.40440031152648" table:style-name="ce1">
            <text:p>8.404400312</text:p>
          </table:table-cell>
          <table:table-cell office:value-type="float" office:value="0.72126436781609204" table:style-name="ce1">
            <text:p>0.721264368</text:p>
          </table:table-cell>
          <table:table-cell office:value-type="float" office:value="6.8804824561403494E-2" table:style-name="ce1">
            <text:p>0.068804825</text:p>
          </table:table-cell>
          <table:table-cell office:value-type="float" office:value="0.71553610503282306" table:style-name="ce1">
            <text:p>0.715536105</text:p>
          </table:table-cell>
          <table:table-cell office:value-type="float" office:value="6.8798653482011404E-2" table:style-name="ce1">
            <text:p>0.068798653</text:p>
          </table:table-cell>
          <table:table-cell office:value-type="float" office:value="1.436800472848915" table:formula="of:=[.D1481]+[.F1481]" table:style-name="ce1">
            <text:p>1.4368004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36_9999995.pkl</text:p>
          </table:table-cell>
          <table:table-cell office:value-type="float" office:value="5136" table:style-name="ce1">
            <text:p>5136</text:p>
          </table:table-cell>
          <table:table-cell office:value-type="float" office:value="8.40440031152648" table:style-name="ce1">
            <text:p>8.404400312</text:p>
          </table:table-cell>
          <table:table-cell office:value-type="float" office:value="0.72126436781609204" table:style-name="ce1">
            <text:p>0.721264368</text:p>
          </table:table-cell>
          <table:table-cell office:value-type="float" office:value="6.8804824561403494E-2" table:style-name="ce1">
            <text:p>0.068804825</text:p>
          </table:table-cell>
          <table:table-cell office:value-type="float" office:value="0.71553610503282306" table:style-name="ce1">
            <text:p>0.715536105</text:p>
          </table:table-cell>
          <table:table-cell office:value-type="float" office:value="6.8798653482011404E-2" table:style-name="ce1">
            <text:p>0.068798653</text:p>
          </table:table-cell>
          <table:table-cell office:value-type="float" office:value="1.436800472848915" table:formula="of:=[.D1482]+[.F1482]" table:style-name="ce1">
            <text:p>1.4368004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36_9995.pkl</text:p>
          </table:table-cell>
          <table:table-cell office:value-type="float" office:value="5136" table:style-name="ce1">
            <text:p>5136</text:p>
          </table:table-cell>
          <table:table-cell office:value-type="float" office:value="8.40440031152648" table:style-name="ce1">
            <text:p>8.404400312</text:p>
          </table:table-cell>
          <table:table-cell office:value-type="float" office:value="0.72126436781609204" table:style-name="ce1">
            <text:p>0.721264368</text:p>
          </table:table-cell>
          <table:table-cell office:value-type="float" office:value="6.8804824561403494E-2" table:style-name="ce1">
            <text:p>0.068804825</text:p>
          </table:table-cell>
          <table:table-cell office:value-type="float" office:value="0.71553610503282306" table:style-name="ce1">
            <text:p>0.715536105</text:p>
          </table:table-cell>
          <table:table-cell office:value-type="float" office:value="6.8798653482011404E-2" table:style-name="ce1">
            <text:p>0.068798653</text:p>
          </table:table-cell>
          <table:table-cell office:value-type="float" office:value="1.436800472848915" table:formula="of:=[.D1483]+[.F1483]" table:style-name="ce1">
            <text:p>1.4368004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2_36_999995.pkl</text:p>
          </table:table-cell>
          <table:table-cell office:value-type="float" office:value="5136" table:style-name="ce1">
            <text:p>5136</text:p>
          </table:table-cell>
          <table:table-cell office:value-type="float" office:value="8.40440031152648" table:style-name="ce1">
            <text:p>8.404400312</text:p>
          </table:table-cell>
          <table:table-cell office:value-type="float" office:value="0.72126436781609204" table:style-name="ce1">
            <text:p>0.721264368</text:p>
          </table:table-cell>
          <table:table-cell office:value-type="float" office:value="6.8804824561403494E-2" table:style-name="ce1">
            <text:p>0.068804825</text:p>
          </table:table-cell>
          <table:table-cell office:value-type="float" office:value="0.71553610503282306" table:style-name="ce1">
            <text:p>0.715536105</text:p>
          </table:table-cell>
          <table:table-cell office:value-type="float" office:value="6.8798653482011404E-2" table:style-name="ce1">
            <text:p>0.068798653</text:p>
          </table:table-cell>
          <table:table-cell office:value-type="float" office:value="1.436800472848915" table:formula="of:=[.D1484]+[.F1484]" table:style-name="ce1">
            <text:p>1.4368004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18_9995.pkl</text:p>
          </table:table-cell>
          <table:table-cell office:value-type="float" office:value="5547" table:style-name="ce1">
            <text:p>5547</text:p>
          </table:table-cell>
          <table:table-cell office:value-type="float" office:value="7.4788173787633001" table:style-name="ce1">
            <text:p>7.478817379</text:p>
          </table:table-cell>
          <table:table-cell office:value-type="float" office:value="0.71142857142857097" table:style-name="ce1">
            <text:p>0.711428571</text:p>
          </table:table-cell>
          <table:table-cell office:value-type="float" office:value="7.8056426332288403E-2" table:style-name="ce1">
            <text:p>0.078056426</text:p>
          </table:table-cell>
          <table:table-cell office:value-type="float" office:value="0.72210065645514199" table:style-name="ce1">
            <text:p>0.722100656</text:p>
          </table:table-cell>
          <table:table-cell office:value-type="float" office:value="8.0981595092024503E-2" table:style-name="ce1">
            <text:p>0.080981595</text:p>
          </table:table-cell>
          <table:table-cell office:value-type="float" office:value="1.4335292278837128" table:formula="of:=[.D1485]+[.F1485]" table:style-name="ce1">
            <text:p>1.4335292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18_999995.pkl</text:p>
          </table:table-cell>
          <table:table-cell office:value-type="float" office:value="5547" table:style-name="ce1">
            <text:p>5547</text:p>
          </table:table-cell>
          <table:table-cell office:value-type="float" office:value="7.4788173787633001" table:style-name="ce1">
            <text:p>7.478817379</text:p>
          </table:table-cell>
          <table:table-cell office:value-type="float" office:value="0.71142857142857097" table:style-name="ce1">
            <text:p>0.711428571</text:p>
          </table:table-cell>
          <table:table-cell office:value-type="float" office:value="7.8056426332288403E-2" table:style-name="ce1">
            <text:p>0.078056426</text:p>
          </table:table-cell>
          <table:table-cell office:value-type="float" office:value="0.72210065645514199" table:style-name="ce1">
            <text:p>0.722100656</text:p>
          </table:table-cell>
          <table:table-cell office:value-type="float" office:value="8.0981595092024503E-2" table:style-name="ce1">
            <text:p>0.080981595</text:p>
          </table:table-cell>
          <table:table-cell office:value-type="float" office:value="1.4335292278837128" table:formula="of:=[.D1486]+[.F1486]" table:style-name="ce1">
            <text:p>1.4335292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18_9999995.pkl</text:p>
          </table:table-cell>
          <table:table-cell office:value-type="float" office:value="5547" table:style-name="ce1">
            <text:p>5547</text:p>
          </table:table-cell>
          <table:table-cell office:value-type="float" office:value="7.4788173787633001" table:style-name="ce1">
            <text:p>7.478817379</text:p>
          </table:table-cell>
          <table:table-cell office:value-type="float" office:value="0.71142857142857097" table:style-name="ce1">
            <text:p>0.711428571</text:p>
          </table:table-cell>
          <table:table-cell office:value-type="float" office:value="7.8056426332288403E-2" table:style-name="ce1">
            <text:p>0.078056426</text:p>
          </table:table-cell>
          <table:table-cell office:value-type="float" office:value="0.72210065645514199" table:style-name="ce1">
            <text:p>0.722100656</text:p>
          </table:table-cell>
          <table:table-cell office:value-type="float" office:value="8.0981595092024503E-2" table:style-name="ce1">
            <text:p>0.080981595</text:p>
          </table:table-cell>
          <table:table-cell office:value-type="float" office:value="1.4335292278837128" table:formula="of:=[.D1487]+[.F1487]" table:style-name="ce1">
            <text:p>1.4335292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18_99995.pkl</text:p>
          </table:table-cell>
          <table:table-cell office:value-type="float" office:value="5547" table:style-name="ce1">
            <text:p>5547</text:p>
          </table:table-cell>
          <table:table-cell office:value-type="float" office:value="7.4788173787633001" table:style-name="ce1">
            <text:p>7.478817379</text:p>
          </table:table-cell>
          <table:table-cell office:value-type="float" office:value="0.71142857142857097" table:style-name="ce1">
            <text:p>0.711428571</text:p>
          </table:table-cell>
          <table:table-cell office:value-type="float" office:value="7.8056426332288403E-2" table:style-name="ce1">
            <text:p>0.078056426</text:p>
          </table:table-cell>
          <table:table-cell office:value-type="float" office:value="0.72210065645514199" table:style-name="ce1">
            <text:p>0.722100656</text:p>
          </table:table-cell>
          <table:table-cell office:value-type="float" office:value="8.0981595092024503E-2" table:style-name="ce1">
            <text:p>0.080981595</text:p>
          </table:table-cell>
          <table:table-cell office:value-type="float" office:value="1.4335292278837128" table:formula="of:=[.D1488]+[.F1488]" table:style-name="ce1">
            <text:p>1.4335292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18_999995.pkl</text:p>
          </table:table-cell>
          <table:table-cell office:value-type="float" office:value="5396" table:style-name="ce1">
            <text:p>5396</text:p>
          </table:table-cell>
          <table:table-cell office:value-type="float" office:value="7.3952928094885104" table:style-name="ce1">
            <text:p>7.395292809</text:p>
          </table:table-cell>
          <table:table-cell office:value-type="float" office:value="0.70893371757925105" table:style-name="ce1">
            <text:p>0.708933718</text:p>
          </table:table-cell>
          <table:table-cell office:value-type="float" office:value="7.52063589116478E-2" table:style-name="ce1">
            <text:p>0.075206359</text:p>
          </table:table-cell>
          <table:table-cell office:value-type="float" office:value="0.72113289760348598" table:style-name="ce1">
            <text:p>0.721132898</text:p>
          </table:table-cell>
          <table:table-cell office:value-type="float" office:value="7.8997613365155206E-2" table:style-name="ce1">
            <text:p>0.078997613</text:p>
          </table:table-cell>
          <table:table-cell office:value-type="float" office:value="1.430066615182737" table:formula="of:=[.D1489]+[.F1489]" table:style-name="ce1">
            <text:p>1.4300666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18_9995.pkl</text:p>
          </table:table-cell>
          <table:table-cell office:value-type="float" office:value="5396" table:style-name="ce1">
            <text:p>5396</text:p>
          </table:table-cell>
          <table:table-cell office:value-type="float" office:value="7.3952928094885104" table:style-name="ce1">
            <text:p>7.395292809</text:p>
          </table:table-cell>
          <table:table-cell office:value-type="float" office:value="0.70893371757925105" table:style-name="ce1">
            <text:p>0.708933718</text:p>
          </table:table-cell>
          <table:table-cell office:value-type="float" office:value="7.52063589116478E-2" table:style-name="ce1">
            <text:p>0.075206359</text:p>
          </table:table-cell>
          <table:table-cell office:value-type="float" office:value="0.72113289760348598" table:style-name="ce1">
            <text:p>0.721132898</text:p>
          </table:table-cell>
          <table:table-cell office:value-type="float" office:value="7.8997613365155206E-2" table:style-name="ce1">
            <text:p>0.078997613</text:p>
          </table:table-cell>
          <table:table-cell office:value-type="float" office:value="1.430066615182737" table:formula="of:=[.D1490]+[.F1490]" table:style-name="ce1">
            <text:p>1.4300666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18_9999995.pkl</text:p>
          </table:table-cell>
          <table:table-cell office:value-type="float" office:value="5396" table:style-name="ce1">
            <text:p>5396</text:p>
          </table:table-cell>
          <table:table-cell office:value-type="float" office:value="7.3952928094885104" table:style-name="ce1">
            <text:p>7.395292809</text:p>
          </table:table-cell>
          <table:table-cell office:value-type="float" office:value="0.70893371757925105" table:style-name="ce1">
            <text:p>0.708933718</text:p>
          </table:table-cell>
          <table:table-cell office:value-type="float" office:value="7.52063589116478E-2" table:style-name="ce1">
            <text:p>0.075206359</text:p>
          </table:table-cell>
          <table:table-cell office:value-type="float" office:value="0.72113289760348598" table:style-name="ce1">
            <text:p>0.721132898</text:p>
          </table:table-cell>
          <table:table-cell office:value-type="float" office:value="7.8997613365155206E-2" table:style-name="ce1">
            <text:p>0.078997613</text:p>
          </table:table-cell>
          <table:table-cell office:value-type="float" office:value="1.430066615182737" table:formula="of:=[.D1491]+[.F1491]" table:style-name="ce1">
            <text:p>1.4300666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18_99995.pkl</text:p>
          </table:table-cell>
          <table:table-cell office:value-type="float" office:value="5396" table:style-name="ce1">
            <text:p>5396</text:p>
          </table:table-cell>
          <table:table-cell office:value-type="float" office:value="7.3952928094885104" table:style-name="ce1">
            <text:p>7.395292809</text:p>
          </table:table-cell>
          <table:table-cell office:value-type="float" office:value="0.70893371757925105" table:style-name="ce1">
            <text:p>0.708933718</text:p>
          </table:table-cell>
          <table:table-cell office:value-type="float" office:value="7.52063589116478E-2" table:style-name="ce1">
            <text:p>0.075206359</text:p>
          </table:table-cell>
          <table:table-cell office:value-type="float" office:value="0.72113289760348598" table:style-name="ce1">
            <text:p>0.721132898</text:p>
          </table:table-cell>
          <table:table-cell office:value-type="float" office:value="7.8997613365155206E-2" table:style-name="ce1">
            <text:p>0.078997613</text:p>
          </table:table-cell>
          <table:table-cell office:value-type="float" office:value="1.430066615182737" table:formula="of:=[.D1492]+[.F1492]" table:style-name="ce1">
            <text:p>1.4300666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36_9995.pkl</text:p>
          </table:table-cell>
          <table:table-cell office:value-type="float" office:value="13700" table:style-name="ce1">
            <text:p>13700</text:p>
          </table:table-cell>
          <table:table-cell office:value-type="float" office:value="4.6799270072992698" table:style-name="ce1">
            <text:p>4.679927007</text:p>
          </table:table-cell>
          <table:table-cell office:value-type="float" office:value="0.70959595959596" table:style-name="ce1">
            <text:p>0.70959596</text:p>
          </table:table-cell>
          <table:table-cell office:value-type="float" office:value="7.2911261027503907E-2" table:style-name="ce1">
            <text:p>0.072911261</text:p>
          </table:table-cell>
          <table:table-cell office:value-type="float" office:value="0.71982758620689702" table:style-name="ce1">
            <text:p>0.719827586</text:p>
          </table:table-cell>
          <table:table-cell office:value-type="float" office:value="6.7108700020092393E-2" table:style-name="ce1">
            <text:p>0.0671087</text:p>
          </table:table-cell>
          <table:table-cell office:value-type="float" office:value="1.429423545802857" table:formula="of:=[.D1493]+[.F1493]" table:style-name="ce1">
            <text:p>1.4294235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36_9999995.pkl</text:p>
          </table:table-cell>
          <table:table-cell office:value-type="float" office:value="13700" table:style-name="ce1">
            <text:p>13700</text:p>
          </table:table-cell>
          <table:table-cell office:value-type="float" office:value="4.6799270072992698" table:style-name="ce1">
            <text:p>4.679927007</text:p>
          </table:table-cell>
          <table:table-cell office:value-type="float" office:value="0.70959595959596" table:style-name="ce1">
            <text:p>0.70959596</text:p>
          </table:table-cell>
          <table:table-cell office:value-type="float" office:value="7.2911261027503907E-2" table:style-name="ce1">
            <text:p>0.072911261</text:p>
          </table:table-cell>
          <table:table-cell office:value-type="float" office:value="0.71982758620689702" table:style-name="ce1">
            <text:p>0.719827586</text:p>
          </table:table-cell>
          <table:table-cell office:value-type="float" office:value="6.7108700020092393E-2" table:style-name="ce1">
            <text:p>0.0671087</text:p>
          </table:table-cell>
          <table:table-cell office:value-type="float" office:value="1.429423545802857" table:formula="of:=[.D1494]+[.F1494]" table:style-name="ce1">
            <text:p>1.4294235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36_999995.pkl</text:p>
          </table:table-cell>
          <table:table-cell office:value-type="float" office:value="13700" table:style-name="ce1">
            <text:p>13700</text:p>
          </table:table-cell>
          <table:table-cell office:value-type="float" office:value="4.6799270072992698" table:style-name="ce1">
            <text:p>4.679927007</text:p>
          </table:table-cell>
          <table:table-cell office:value-type="float" office:value="0.70959595959596" table:style-name="ce1">
            <text:p>0.70959596</text:p>
          </table:table-cell>
          <table:table-cell office:value-type="float" office:value="7.2911261027503907E-2" table:style-name="ce1">
            <text:p>0.072911261</text:p>
          </table:table-cell>
          <table:table-cell office:value-type="float" office:value="0.71982758620689702" table:style-name="ce1">
            <text:p>0.719827586</text:p>
          </table:table-cell>
          <table:table-cell office:value-type="float" office:value="6.7108700020092393E-2" table:style-name="ce1">
            <text:p>0.0671087</text:p>
          </table:table-cell>
          <table:table-cell office:value-type="float" office:value="1.429423545802857" table:formula="of:=[.D1495]+[.F1495]" table:style-name="ce1">
            <text:p>1.4294235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36_99995.pkl</text:p>
          </table:table-cell>
          <table:table-cell office:value-type="float" office:value="13700" table:style-name="ce1">
            <text:p>13700</text:p>
          </table:table-cell>
          <table:table-cell office:value-type="float" office:value="4.6799270072992698" table:style-name="ce1">
            <text:p>4.679927007</text:p>
          </table:table-cell>
          <table:table-cell office:value-type="float" office:value="0.70959595959596" table:style-name="ce1">
            <text:p>0.70959596</text:p>
          </table:table-cell>
          <table:table-cell office:value-type="float" office:value="7.2911261027503907E-2" table:style-name="ce1">
            <text:p>0.072911261</text:p>
          </table:table-cell>
          <table:table-cell office:value-type="float" office:value="0.71982758620689702" table:style-name="ce1">
            <text:p>0.719827586</text:p>
          </table:table-cell>
          <table:table-cell office:value-type="float" office:value="6.7108700020092393E-2" table:style-name="ce1">
            <text:p>0.0671087</text:p>
          </table:table-cell>
          <table:table-cell office:value-type="float" office:value="1.429423545802857" table:formula="of:=[.D1496]+[.F1496]" table:style-name="ce1">
            <text:p>1.4294235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09_999995.pkl</text:p>
          </table:table-cell>
          <table:table-cell office:value-type="float" office:value="5309" table:style-name="ce1">
            <text:p>5309</text:p>
          </table:table-cell>
          <table:table-cell office:value-type="float" office:value="7.6969297419476401" table:style-name="ce1">
            <text:p>7.696929742</text:p>
          </table:table-cell>
          <table:table-cell office:value-type="float" office:value="0.71181556195965401" table:style-name="ce1">
            <text:p>0.711815562</text:p>
          </table:table-cell>
          <table:table-cell office:value-type="float" office:value="7.3402674591381903E-2" table:style-name="ce1">
            <text:p>0.073402675</text:p>
          </table:table-cell>
          <table:table-cell office:value-type="float" office:value="0.71553610503282306" table:style-name="ce1">
            <text:p>0.715536105</text:p>
          </table:table-cell>
          <table:table-cell office:value-type="float" office:value="7.57119703635101E-2" table:style-name="ce1">
            <text:p>0.07571197</text:p>
          </table:table-cell>
          <table:table-cell office:value-type="float" office:value="1.4273516669924771" table:formula="of:=[.D1497]+[.F1497]" table:style-name="ce1">
            <text:p>1.427351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09_99995.pkl</text:p>
          </table:table-cell>
          <table:table-cell office:value-type="float" office:value="5309" table:style-name="ce1">
            <text:p>5309</text:p>
          </table:table-cell>
          <table:table-cell office:value-type="float" office:value="7.6969297419476401" table:style-name="ce1">
            <text:p>7.696929742</text:p>
          </table:table-cell>
          <table:table-cell office:value-type="float" office:value="0.71181556195965401" table:style-name="ce1">
            <text:p>0.711815562</text:p>
          </table:table-cell>
          <table:table-cell office:value-type="float" office:value="7.3402674591381903E-2" table:style-name="ce1">
            <text:p>0.073402675</text:p>
          </table:table-cell>
          <table:table-cell office:value-type="float" office:value="0.71553610503282306" table:style-name="ce1">
            <text:p>0.715536105</text:p>
          </table:table-cell>
          <table:table-cell office:value-type="float" office:value="7.57119703635101E-2" table:style-name="ce1">
            <text:p>0.07571197</text:p>
          </table:table-cell>
          <table:table-cell office:value-type="float" office:value="1.4273516669924771" table:formula="of:=[.D1498]+[.F1498]" table:style-name="ce1">
            <text:p>1.427351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09_9999995.pkl</text:p>
          </table:table-cell>
          <table:table-cell office:value-type="float" office:value="5309" table:style-name="ce1">
            <text:p>5309</text:p>
          </table:table-cell>
          <table:table-cell office:value-type="float" office:value="7.6969297419476401" table:style-name="ce1">
            <text:p>7.696929742</text:p>
          </table:table-cell>
          <table:table-cell office:value-type="float" office:value="0.71181556195965401" table:style-name="ce1">
            <text:p>0.711815562</text:p>
          </table:table-cell>
          <table:table-cell office:value-type="float" office:value="7.3402674591381903E-2" table:style-name="ce1">
            <text:p>0.073402675</text:p>
          </table:table-cell>
          <table:table-cell office:value-type="float" office:value="0.71553610503282306" table:style-name="ce1">
            <text:p>0.715536105</text:p>
          </table:table-cell>
          <table:table-cell office:value-type="float" office:value="7.57119703635101E-2" table:style-name="ce1">
            <text:p>0.07571197</text:p>
          </table:table-cell>
          <table:table-cell office:value-type="float" office:value="1.4273516669924771" table:formula="of:=[.D1499]+[.F1499]" table:style-name="ce1">
            <text:p>1.427351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09_9995.pkl</text:p>
          </table:table-cell>
          <table:table-cell office:value-type="float" office:value="5309" table:style-name="ce1">
            <text:p>5309</text:p>
          </table:table-cell>
          <table:table-cell office:value-type="float" office:value="7.6969297419476401" table:style-name="ce1">
            <text:p>7.696929742</text:p>
          </table:table-cell>
          <table:table-cell office:value-type="float" office:value="0.71181556195965401" table:style-name="ce1">
            <text:p>0.711815562</text:p>
          </table:table-cell>
          <table:table-cell office:value-type="float" office:value="7.3402674591381903E-2" table:style-name="ce1">
            <text:p>0.073402675</text:p>
          </table:table-cell>
          <table:table-cell office:value-type="float" office:value="0.71553610503282306" table:style-name="ce1">
            <text:p>0.715536105</text:p>
          </table:table-cell>
          <table:table-cell office:value-type="float" office:value="7.57119703635101E-2" table:style-name="ce1">
            <text:p>0.07571197</text:p>
          </table:table-cell>
          <table:table-cell office:value-type="float" office:value="1.4273516669924771" table:formula="of:=[.D1500]+[.F1500]" table:style-name="ce1">
            <text:p>1.427351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0225_99995.pkl</text:p>
          </table:table-cell>
          <table:table-cell office:value-type="float" office:value="5054" table:style-name="ce1">
            <text:p>5054</text:p>
          </table:table-cell>
          <table:table-cell office:value-type="float" office:value="8.4529085872576193" table:style-name="ce1">
            <text:p>8.452908587</text:p>
          </table:table-cell>
          <table:table-cell office:value-type="float" office:value="0.70605187319884699" table:style-name="ce1">
            <text:p>0.706051873</text:p>
          </table:table-cell>
          <table:table-cell office:value-type="float" office:value="6.9920091324200906E-2" table:style-name="ce1">
            <text:p>0.069920091</text:p>
          </table:table-cell>
          <table:table-cell office:value-type="float" office:value="0.71834061135371197" table:style-name="ce1">
            <text:p>0.718340611</text:p>
          </table:table-cell>
          <table:table-cell office:value-type="float" office:value="7.2403169014084501E-2" table:style-name="ce1">
            <text:p>0.072403169</text:p>
          </table:table-cell>
          <table:table-cell office:value-type="float" office:value="1.4243924845525591" table:formula="of:=[.D1501]+[.F1501]" table:style-name="ce1">
            <text:p>1.4243924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0225_999995.pkl</text:p>
          </table:table-cell>
          <table:table-cell office:value-type="float" office:value="5054" table:style-name="ce1">
            <text:p>5054</text:p>
          </table:table-cell>
          <table:table-cell office:value-type="float" office:value="8.4529085872576193" table:style-name="ce1">
            <text:p>8.452908587</text:p>
          </table:table-cell>
          <table:table-cell office:value-type="float" office:value="0.70605187319884699" table:style-name="ce1">
            <text:p>0.706051873</text:p>
          </table:table-cell>
          <table:table-cell office:value-type="float" office:value="6.9920091324200906E-2" table:style-name="ce1">
            <text:p>0.069920091</text:p>
          </table:table-cell>
          <table:table-cell office:value-type="float" office:value="0.71834061135371197" table:style-name="ce1">
            <text:p>0.718340611</text:p>
          </table:table-cell>
          <table:table-cell office:value-type="float" office:value="7.2403169014084501E-2" table:style-name="ce1">
            <text:p>0.072403169</text:p>
          </table:table-cell>
          <table:table-cell office:value-type="float" office:value="1.4243924845525591" table:formula="of:=[.D1502]+[.F1502]" table:style-name="ce1">
            <text:p>1.4243924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0225_9995.pkl</text:p>
          </table:table-cell>
          <table:table-cell office:value-type="float" office:value="5054" table:style-name="ce1">
            <text:p>5054</text:p>
          </table:table-cell>
          <table:table-cell office:value-type="float" office:value="8.4529085872576193" table:style-name="ce1">
            <text:p>8.452908587</text:p>
          </table:table-cell>
          <table:table-cell office:value-type="float" office:value="0.70605187319884699" table:style-name="ce1">
            <text:p>0.706051873</text:p>
          </table:table-cell>
          <table:table-cell office:value-type="float" office:value="6.9920091324200906E-2" table:style-name="ce1">
            <text:p>0.069920091</text:p>
          </table:table-cell>
          <table:table-cell office:value-type="float" office:value="0.71834061135371197" table:style-name="ce1">
            <text:p>0.718340611</text:p>
          </table:table-cell>
          <table:table-cell office:value-type="float" office:value="7.2403169014084501E-2" table:style-name="ce1">
            <text:p>0.072403169</text:p>
          </table:table-cell>
          <table:table-cell office:value-type="float" office:value="1.4243924845525591" table:formula="of:=[.D1503]+[.F1503]" table:style-name="ce1">
            <text:p>1.4243924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0225_9999995.pkl</text:p>
          </table:table-cell>
          <table:table-cell office:value-type="float" office:value="5054" table:style-name="ce1">
            <text:p>5054</text:p>
          </table:table-cell>
          <table:table-cell office:value-type="float" office:value="8.4529085872576193" table:style-name="ce1">
            <text:p>8.452908587</text:p>
          </table:table-cell>
          <table:table-cell office:value-type="float" office:value="0.70605187319884699" table:style-name="ce1">
            <text:p>0.706051873</text:p>
          </table:table-cell>
          <table:table-cell office:value-type="float" office:value="6.9920091324200906E-2" table:style-name="ce1">
            <text:p>0.069920091</text:p>
          </table:table-cell>
          <table:table-cell office:value-type="float" office:value="0.71834061135371197" table:style-name="ce1">
            <text:p>0.718340611</text:p>
          </table:table-cell>
          <table:table-cell office:value-type="float" office:value="7.2403169014084501E-2" table:style-name="ce1">
            <text:p>0.072403169</text:p>
          </table:table-cell>
          <table:table-cell office:value-type="float" office:value="1.4243924845525591" table:formula="of:=[.D1504]+[.F1504]" table:style-name="ce1">
            <text:p>1.4243924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09_9995.pkl</text:p>
          </table:table-cell>
          <table:table-cell office:value-type="float" office:value="5308" table:style-name="ce1">
            <text:p>5308</text:p>
          </table:table-cell>
          <table:table-cell office:value-type="float" office:value="7.7773172569706102" table:style-name="ce1">
            <text:p>7.777317257</text:p>
          </table:table-cell>
          <table:table-cell office:value-type="float" office:value="0.69914040114613196" table:style-name="ce1">
            <text:p>0.699140401</text:p>
          </table:table-cell>
          <table:table-cell office:value-type="float" office:value="7.3516119313046094E-2" table:style-name="ce1">
            <text:p>0.073516119</text:p>
          </table:table-cell>
          <table:table-cell office:value-type="float" office:value="0.72368421052631604" table:style-name="ce1">
            <text:p>0.723684211</text:p>
          </table:table-cell>
          <table:table-cell office:value-type="float" office:value="7.7428437353355195E-2" table:style-name="ce1">
            <text:p>0.077428437</text:p>
          </table:table-cell>
          <table:table-cell office:value-type="float" office:value="1.4228246116724481" table:formula="of:=[.D1505]+[.F1505]" table:style-name="ce1">
            <text:p>1.4228246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09_9999995.pkl</text:p>
          </table:table-cell>
          <table:table-cell office:value-type="float" office:value="5308" table:style-name="ce1">
            <text:p>5308</text:p>
          </table:table-cell>
          <table:table-cell office:value-type="float" office:value="7.7773172569706102" table:style-name="ce1">
            <text:p>7.777317257</text:p>
          </table:table-cell>
          <table:table-cell office:value-type="float" office:value="0.69914040114613196" table:style-name="ce1">
            <text:p>0.699140401</text:p>
          </table:table-cell>
          <table:table-cell office:value-type="float" office:value="7.3516119313046094E-2" table:style-name="ce1">
            <text:p>0.073516119</text:p>
          </table:table-cell>
          <table:table-cell office:value-type="float" office:value="0.72368421052631604" table:style-name="ce1">
            <text:p>0.723684211</text:p>
          </table:table-cell>
          <table:table-cell office:value-type="float" office:value="7.7428437353355195E-2" table:style-name="ce1">
            <text:p>0.077428437</text:p>
          </table:table-cell>
          <table:table-cell office:value-type="float" office:value="1.4228246116724481" table:formula="of:=[.D1506]+[.F1506]" table:style-name="ce1">
            <text:p>1.4228246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09_99995.pkl</text:p>
          </table:table-cell>
          <table:table-cell office:value-type="float" office:value="5308" table:style-name="ce1">
            <text:p>5308</text:p>
          </table:table-cell>
          <table:table-cell office:value-type="float" office:value="7.7773172569706102" table:style-name="ce1">
            <text:p>7.777317257</text:p>
          </table:table-cell>
          <table:table-cell office:value-type="float" office:value="0.69914040114613196" table:style-name="ce1">
            <text:p>0.699140401</text:p>
          </table:table-cell>
          <table:table-cell office:value-type="float" office:value="7.3516119313046094E-2" table:style-name="ce1">
            <text:p>0.073516119</text:p>
          </table:table-cell>
          <table:table-cell office:value-type="float" office:value="0.72368421052631604" table:style-name="ce1">
            <text:p>0.723684211</text:p>
          </table:table-cell>
          <table:table-cell office:value-type="float" office:value="7.7428437353355195E-2" table:style-name="ce1">
            <text:p>0.077428437</text:p>
          </table:table-cell>
          <table:table-cell office:value-type="float" office:value="1.4228246116724481" table:formula="of:=[.D1507]+[.F1507]" table:style-name="ce1">
            <text:p>1.4228246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5_09_999995.pkl</text:p>
          </table:table-cell>
          <table:table-cell office:value-type="float" office:value="5308" table:style-name="ce1">
            <text:p>5308</text:p>
          </table:table-cell>
          <table:table-cell office:value-type="float" office:value="7.7773172569706102" table:style-name="ce1">
            <text:p>7.777317257</text:p>
          </table:table-cell>
          <table:table-cell office:value-type="float" office:value="0.69914040114613196" table:style-name="ce1">
            <text:p>0.699140401</text:p>
          </table:table-cell>
          <table:table-cell office:value-type="float" office:value="7.3516119313046094E-2" table:style-name="ce1">
            <text:p>0.073516119</text:p>
          </table:table-cell>
          <table:table-cell office:value-type="float" office:value="0.72368421052631604" table:style-name="ce1">
            <text:p>0.723684211</text:p>
          </table:table-cell>
          <table:table-cell office:value-type="float" office:value="7.7428437353355195E-2" table:style-name="ce1">
            <text:p>0.077428437</text:p>
          </table:table-cell>
          <table:table-cell office:value-type="float" office:value="1.4228246116724481" table:formula="of:=[.D1508]+[.F1508]" table:style-name="ce1">
            <text:p>1.4228246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36_9995.pkl</text:p>
          </table:table-cell>
          <table:table-cell office:value-type="float" office:value="5680" table:style-name="ce1">
            <text:p>5680</text:p>
          </table:table-cell>
          <table:table-cell office:value-type="float" office:value="7.0913732394366198" table:style-name="ce1">
            <text:p>7.091373239</text:p>
          </table:table-cell>
          <table:table-cell office:value-type="float" office:value="0.70170454545454497" table:style-name="ce1">
            <text:p>0.701704545</text:p>
          </table:table-cell>
          <table:table-cell office:value-type="float" office:value="7.4397590361445803E-2" table:style-name="ce1">
            <text:p>0.07439759</text:p>
          </table:table-cell>
          <table:table-cell office:value-type="float" office:value="0.71991247264770197" table:style-name="ce1">
            <text:p>0.719912473</text:p>
          </table:table-cell>
          <table:table-cell office:value-type="float" office:value="7.6654240447343897E-2" table:style-name="ce1">
            <text:p>0.07665424</text:p>
          </table:table-cell>
          <table:table-cell office:value-type="float" office:value="1.4216170181022469" table:formula="of:=[.D1509]+[.F1509]" table:style-name="ce1">
            <text:p>1.4216170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36_99995.pkl</text:p>
          </table:table-cell>
          <table:table-cell office:value-type="float" office:value="5680" table:style-name="ce1">
            <text:p>5680</text:p>
          </table:table-cell>
          <table:table-cell office:value-type="float" office:value="7.0913732394366198" table:style-name="ce1">
            <text:p>7.091373239</text:p>
          </table:table-cell>
          <table:table-cell office:value-type="float" office:value="0.70170454545454497" table:style-name="ce1">
            <text:p>0.701704545</text:p>
          </table:table-cell>
          <table:table-cell office:value-type="float" office:value="7.4397590361445803E-2" table:style-name="ce1">
            <text:p>0.07439759</text:p>
          </table:table-cell>
          <table:table-cell office:value-type="float" office:value="0.71991247264770197" table:style-name="ce1">
            <text:p>0.719912473</text:p>
          </table:table-cell>
          <table:table-cell office:value-type="float" office:value="7.6654240447343897E-2" table:style-name="ce1">
            <text:p>0.07665424</text:p>
          </table:table-cell>
          <table:table-cell office:value-type="float" office:value="1.4216170181022469" table:formula="of:=[.D1510]+[.F1510]" table:style-name="ce1">
            <text:p>1.4216170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36_9999995.pkl</text:p>
          </table:table-cell>
          <table:table-cell office:value-type="float" office:value="5680" table:style-name="ce1">
            <text:p>5680</text:p>
          </table:table-cell>
          <table:table-cell office:value-type="float" office:value="7.0913732394366198" table:style-name="ce1">
            <text:p>7.091373239</text:p>
          </table:table-cell>
          <table:table-cell office:value-type="float" office:value="0.70170454545454497" table:style-name="ce1">
            <text:p>0.701704545</text:p>
          </table:table-cell>
          <table:table-cell office:value-type="float" office:value="7.4397590361445803E-2" table:style-name="ce1">
            <text:p>0.07439759</text:p>
          </table:table-cell>
          <table:table-cell office:value-type="float" office:value="0.71991247264770197" table:style-name="ce1">
            <text:p>0.719912473</text:p>
          </table:table-cell>
          <table:table-cell office:value-type="float" office:value="7.6654240447343897E-2" table:style-name="ce1">
            <text:p>0.07665424</text:p>
          </table:table-cell>
          <table:table-cell office:value-type="float" office:value="1.4216170181022469" table:formula="of:=[.D1511]+[.F1511]" table:style-name="ce1">
            <text:p>1.4216170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5_36_999995.pkl</text:p>
          </table:table-cell>
          <table:table-cell office:value-type="float" office:value="5680" table:style-name="ce1">
            <text:p>5680</text:p>
          </table:table-cell>
          <table:table-cell office:value-type="float" office:value="7.0913732394366198" table:style-name="ce1">
            <text:p>7.091373239</text:p>
          </table:table-cell>
          <table:table-cell office:value-type="float" office:value="0.70170454545454497" table:style-name="ce1">
            <text:p>0.701704545</text:p>
          </table:table-cell>
          <table:table-cell office:value-type="float" office:value="7.4397590361445803E-2" table:style-name="ce1">
            <text:p>0.07439759</text:p>
          </table:table-cell>
          <table:table-cell office:value-type="float" office:value="0.71991247264770197" table:style-name="ce1">
            <text:p>0.719912473</text:p>
          </table:table-cell>
          <table:table-cell office:value-type="float" office:value="7.6654240447343897E-2" table:style-name="ce1">
            <text:p>0.07665424</text:p>
          </table:table-cell>
          <table:table-cell office:value-type="float" office:value="1.4216170181022469" table:formula="of:=[.D1512]+[.F1512]" table:style-name="ce1">
            <text:p>1.4216170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045_99995.pkl</text:p>
          </table:table-cell>
          <table:table-cell office:value-type="float" office:value="5472" table:style-name="ce1">
            <text:p>5472</text:p>
          </table:table-cell>
          <table:table-cell office:value-type="float" office:value="7.5994152046783601" table:style-name="ce1">
            <text:p>7.599415205</text:p>
          </table:table-cell>
          <table:table-cell office:value-type="float" office:value="0.70738636363636398" table:style-name="ce1">
            <text:p>0.707386364</text:p>
          </table:table-cell>
          <table:table-cell office:value-type="float" office:value="7.4595566207309796E-2" table:style-name="ce1">
            <text:p>0.074595566</text:p>
          </table:table-cell>
          <table:table-cell office:value-type="float" office:value="0.71241830065359502" table:style-name="ce1">
            <text:p>0.712418301</text:p>
          </table:table-cell>
          <table:table-cell office:value-type="float" office:value="7.5641915336571802E-2" table:style-name="ce1">
            <text:p>0.075641915</text:p>
          </table:table-cell>
          <table:table-cell office:value-type="float" office:value="1.4198046642899591" table:formula="of:=[.D1513]+[.F1513]" table:style-name="ce1">
            <text:p>1.4198046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045_9995.pkl</text:p>
          </table:table-cell>
          <table:table-cell office:value-type="float" office:value="5472" table:style-name="ce1">
            <text:p>5472</text:p>
          </table:table-cell>
          <table:table-cell office:value-type="float" office:value="7.5994152046783601" table:style-name="ce1">
            <text:p>7.599415205</text:p>
          </table:table-cell>
          <table:table-cell office:value-type="float" office:value="0.70738636363636398" table:style-name="ce1">
            <text:p>0.707386364</text:p>
          </table:table-cell>
          <table:table-cell office:value-type="float" office:value="7.4595566207309796E-2" table:style-name="ce1">
            <text:p>0.074595566</text:p>
          </table:table-cell>
          <table:table-cell office:value-type="float" office:value="0.71241830065359502" table:style-name="ce1">
            <text:p>0.712418301</text:p>
          </table:table-cell>
          <table:table-cell office:value-type="float" office:value="7.5641915336571802E-2" table:style-name="ce1">
            <text:p>0.075641915</text:p>
          </table:table-cell>
          <table:table-cell office:value-type="float" office:value="1.4198046642899591" table:formula="of:=[.D1514]+[.F1514]" table:style-name="ce1">
            <text:p>1.4198046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045_999995.pkl</text:p>
          </table:table-cell>
          <table:table-cell office:value-type="float" office:value="5472" table:style-name="ce1">
            <text:p>5472</text:p>
          </table:table-cell>
          <table:table-cell office:value-type="float" office:value="7.5994152046783601" table:style-name="ce1">
            <text:p>7.599415205</text:p>
          </table:table-cell>
          <table:table-cell office:value-type="float" office:value="0.70738636363636398" table:style-name="ce1">
            <text:p>0.707386364</text:p>
          </table:table-cell>
          <table:table-cell office:value-type="float" office:value="7.4595566207309796E-2" table:style-name="ce1">
            <text:p>0.074595566</text:p>
          </table:table-cell>
          <table:table-cell office:value-type="float" office:value="0.71241830065359502" table:style-name="ce1">
            <text:p>0.712418301</text:p>
          </table:table-cell>
          <table:table-cell office:value-type="float" office:value="7.5641915336571802E-2" table:style-name="ce1">
            <text:p>0.075641915</text:p>
          </table:table-cell>
          <table:table-cell office:value-type="float" office:value="1.4198046642899591" table:formula="of:=[.D1515]+[.F1515]" table:style-name="ce1">
            <text:p>1.4198046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045_9999995.pkl</text:p>
          </table:table-cell>
          <table:table-cell office:value-type="float" office:value="5472" table:style-name="ce1">
            <text:p>5472</text:p>
          </table:table-cell>
          <table:table-cell office:value-type="float" office:value="7.5994152046783601" table:style-name="ce1">
            <text:p>7.599415205</text:p>
          </table:table-cell>
          <table:table-cell office:value-type="float" office:value="0.70738636363636398" table:style-name="ce1">
            <text:p>0.707386364</text:p>
          </table:table-cell>
          <table:table-cell office:value-type="float" office:value="7.4595566207309796E-2" table:style-name="ce1">
            <text:p>0.074595566</text:p>
          </table:table-cell>
          <table:table-cell office:value-type="float" office:value="0.71241830065359502" table:style-name="ce1">
            <text:p>0.712418301</text:p>
          </table:table-cell>
          <table:table-cell office:value-type="float" office:value="7.5641915336571802E-2" table:style-name="ce1">
            <text:p>0.075641915</text:p>
          </table:table-cell>
          <table:table-cell office:value-type="float" office:value="1.4198046642899591" table:formula="of:=[.D1516]+[.F1516]" table:style-name="ce1">
            <text:p>1.4198046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36_9999995.pkl</text:p>
          </table:table-cell>
          <table:table-cell office:value-type="float" office:value="5937" table:style-name="ce1">
            <text:p>5937</text:p>
          </table:table-cell>
          <table:table-cell office:value-type="float" office:value="8.4404581438436903" table:style-name="ce1">
            <text:p>8.440458144</text:p>
          </table:table-cell>
          <table:table-cell office:value-type="float" office:value="0.69230769230769196" table:style-name="ce1">
            <text:p>0.692307692</text:p>
          </table:table-cell>
          <table:table-cell office:value-type="float" office:value="6.7350332594234993E-2" table:style-name="ce1">
            <text:p>0.067350333</text:p>
          </table:table-cell>
          <table:table-cell office:value-type="float" office:value="0.72549019607843102" table:style-name="ce1">
            <text:p>0.725490196</text:p>
          </table:table-cell>
          <table:table-cell office:value-type="float" office:value="7.1260432270490101E-2" table:style-name="ce1">
            <text:p>0.071260432</text:p>
          </table:table-cell>
          <table:table-cell office:value-type="float" office:value="1.4177978883861231" table:formula="of:=[.D1517]+[.F1517]" table:style-name="ce1">
            <text:p>1.4177978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36_9995.pkl</text:p>
          </table:table-cell>
          <table:table-cell office:value-type="float" office:value="5937" table:style-name="ce1">
            <text:p>5937</text:p>
          </table:table-cell>
          <table:table-cell office:value-type="float" office:value="8.4404581438436903" table:style-name="ce1">
            <text:p>8.440458144</text:p>
          </table:table-cell>
          <table:table-cell office:value-type="float" office:value="0.69230769230769196" table:style-name="ce1">
            <text:p>0.692307692</text:p>
          </table:table-cell>
          <table:table-cell office:value-type="float" office:value="6.7350332594234993E-2" table:style-name="ce1">
            <text:p>0.067350333</text:p>
          </table:table-cell>
          <table:table-cell office:value-type="float" office:value="0.72549019607843102" table:style-name="ce1">
            <text:p>0.725490196</text:p>
          </table:table-cell>
          <table:table-cell office:value-type="float" office:value="7.1260432270490101E-2" table:style-name="ce1">
            <text:p>0.071260432</text:p>
          </table:table-cell>
          <table:table-cell office:value-type="float" office:value="1.4177978883861231" table:formula="of:=[.D1518]+[.F1518]" table:style-name="ce1">
            <text:p>1.4177978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36_999995.pkl</text:p>
          </table:table-cell>
          <table:table-cell office:value-type="float" office:value="5937" table:style-name="ce1">
            <text:p>5937</text:p>
          </table:table-cell>
          <table:table-cell office:value-type="float" office:value="8.4404581438436903" table:style-name="ce1">
            <text:p>8.440458144</text:p>
          </table:table-cell>
          <table:table-cell office:value-type="float" office:value="0.69230769230769196" table:style-name="ce1">
            <text:p>0.692307692</text:p>
          </table:table-cell>
          <table:table-cell office:value-type="float" office:value="6.7350332594234993E-2" table:style-name="ce1">
            <text:p>0.067350333</text:p>
          </table:table-cell>
          <table:table-cell office:value-type="float" office:value="0.72549019607843102" table:style-name="ce1">
            <text:p>0.725490196</text:p>
          </table:table-cell>
          <table:table-cell office:value-type="float" office:value="7.1260432270490101E-2" table:style-name="ce1">
            <text:p>0.071260432</text:p>
          </table:table-cell>
          <table:table-cell office:value-type="float" office:value="1.4177978883861231" table:formula="of:=[.D1519]+[.F1519]" table:style-name="ce1">
            <text:p>1.4177978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36_99995.pkl</text:p>
          </table:table-cell>
          <table:table-cell office:value-type="float" office:value="5937" table:style-name="ce1">
            <text:p>5937</text:p>
          </table:table-cell>
          <table:table-cell office:value-type="float" office:value="8.4404581438436903" table:style-name="ce1">
            <text:p>8.440458144</text:p>
          </table:table-cell>
          <table:table-cell office:value-type="float" office:value="0.69230769230769196" table:style-name="ce1">
            <text:p>0.692307692</text:p>
          </table:table-cell>
          <table:table-cell office:value-type="float" office:value="6.7350332594234993E-2" table:style-name="ce1">
            <text:p>0.067350333</text:p>
          </table:table-cell>
          <table:table-cell office:value-type="float" office:value="0.72549019607843102" table:style-name="ce1">
            <text:p>0.725490196</text:p>
          </table:table-cell>
          <table:table-cell office:value-type="float" office:value="7.1260432270490101E-2" table:style-name="ce1">
            <text:p>0.071260432</text:p>
          </table:table-cell>
          <table:table-cell office:value-type="float" office:value="1.4177978883861231" table:formula="of:=[.D1520]+[.F1520]" table:style-name="ce1">
            <text:p>1.4177978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0225_999995.pkl</text:p>
          </table:table-cell>
          <table:table-cell office:value-type="float" office:value="5355" table:style-name="ce1">
            <text:p>5355</text:p>
          </table:table-cell>
          <table:table-cell office:value-type="float" office:value="8.8390289449113002" table:style-name="ce1">
            <text:p>8.839028945</text:p>
          </table:table-cell>
          <table:table-cell office:value-type="float" office:value="0.707736389684814" table:style-name="ce1">
            <text:p>0.70773639</text:p>
          </table:table-cell>
          <table:table-cell office:value-type="float" office:value="7.04305674365555E-2" table:style-name="ce1">
            <text:p>0.070430567</text:p>
          </table:table-cell>
          <table:table-cell office:value-type="float" office:value="0.70742358078602596" table:style-name="ce1">
            <text:p>0.707423581</text:p>
          </table:table-cell>
          <table:table-cell office:value-type="float" office:value="7.2694637648642604E-2" table:style-name="ce1">
            <text:p>0.072694638</text:p>
          </table:table-cell>
          <table:table-cell office:value-type="float" office:value="1.41515997047084" table:formula="of:=[.D1521]+[.F1521]" table:style-name="ce1">
            <text:p>1.415159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0225_9999995.pkl</text:p>
          </table:table-cell>
          <table:table-cell office:value-type="float" office:value="5355" table:style-name="ce1">
            <text:p>5355</text:p>
          </table:table-cell>
          <table:table-cell office:value-type="float" office:value="8.8390289449113002" table:style-name="ce1">
            <text:p>8.839028945</text:p>
          </table:table-cell>
          <table:table-cell office:value-type="float" office:value="0.707736389684814" table:style-name="ce1">
            <text:p>0.70773639</text:p>
          </table:table-cell>
          <table:table-cell office:value-type="float" office:value="7.04305674365555E-2" table:style-name="ce1">
            <text:p>0.070430567</text:p>
          </table:table-cell>
          <table:table-cell office:value-type="float" office:value="0.70742358078602596" table:style-name="ce1">
            <text:p>0.707423581</text:p>
          </table:table-cell>
          <table:table-cell office:value-type="float" office:value="7.2694637648642604E-2" table:style-name="ce1">
            <text:p>0.072694638</text:p>
          </table:table-cell>
          <table:table-cell office:value-type="float" office:value="1.41515997047084" table:formula="of:=[.D1522]+[.F1522]" table:style-name="ce1">
            <text:p>1.415159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0225_9995.pkl</text:p>
          </table:table-cell>
          <table:table-cell office:value-type="float" office:value="5355" table:style-name="ce1">
            <text:p>5355</text:p>
          </table:table-cell>
          <table:table-cell office:value-type="float" office:value="8.8390289449113002" table:style-name="ce1">
            <text:p>8.839028945</text:p>
          </table:table-cell>
          <table:table-cell office:value-type="float" office:value="0.707736389684814" table:style-name="ce1">
            <text:p>0.70773639</text:p>
          </table:table-cell>
          <table:table-cell office:value-type="float" office:value="7.04305674365555E-2" table:style-name="ce1">
            <text:p>0.070430567</text:p>
          </table:table-cell>
          <table:table-cell office:value-type="float" office:value="0.70742358078602596" table:style-name="ce1">
            <text:p>0.707423581</text:p>
          </table:table-cell>
          <table:table-cell office:value-type="float" office:value="7.2694637648642604E-2" table:style-name="ce1">
            <text:p>0.072694638</text:p>
          </table:table-cell>
          <table:table-cell office:value-type="float" office:value="1.41515997047084" table:formula="of:=[.D1523]+[.F1523]" table:style-name="ce1">
            <text:p>1.415159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0225_99995.pkl</text:p>
          </table:table-cell>
          <table:table-cell office:value-type="float" office:value="5355" table:style-name="ce1">
            <text:p>5355</text:p>
          </table:table-cell>
          <table:table-cell office:value-type="float" office:value="8.8390289449113002" table:style-name="ce1">
            <text:p>8.839028945</text:p>
          </table:table-cell>
          <table:table-cell office:value-type="float" office:value="0.707736389684814" table:style-name="ce1">
            <text:p>0.70773639</text:p>
          </table:table-cell>
          <table:table-cell office:value-type="float" office:value="7.04305674365555E-2" table:style-name="ce1">
            <text:p>0.070430567</text:p>
          </table:table-cell>
          <table:table-cell office:value-type="float" office:value="0.70742358078602596" table:style-name="ce1">
            <text:p>0.707423581</text:p>
          </table:table-cell>
          <table:table-cell office:value-type="float" office:value="7.2694637648642604E-2" table:style-name="ce1">
            <text:p>0.072694638</text:p>
          </table:table-cell>
          <table:table-cell office:value-type="float" office:value="1.41515997047084" table:formula="of:=[.D1524]+[.F1524]" table:style-name="ce1">
            <text:p>1.415159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36_999995.pkl</text:p>
          </table:table-cell>
          <table:table-cell office:value-type="float" office:value="5925" table:style-name="ce1">
            <text:p>5925</text:p>
          </table:table-cell>
          <table:table-cell office:value-type="float" office:value="6.7205063291139204" table:style-name="ce1">
            <text:p>6.720506329</text:p>
          </table:table-cell>
          <table:table-cell office:value-type="float" office:value="0.70308123249299703" table:style-name="ce1">
            <text:p>0.703081232</text:p>
          </table:table-cell>
          <table:table-cell office:value-type="float" office:value="7.9606723755153805E-2" table:style-name="ce1">
            <text:p>0.079606724</text:p>
          </table:table-cell>
          <table:table-cell office:value-type="float" office:value="0.710239651416122" table:style-name="ce1">
            <text:p>0.710239651</text:p>
          </table:table-cell>
          <table:table-cell office:value-type="float" office:value="8.0117965101990707E-2" table:style-name="ce1">
            <text:p>0.080117965</text:p>
          </table:table-cell>
          <table:table-cell office:value-type="float" office:value="1.4133208839091189" table:formula="of:=[.D1525]+[.F1525]" table:style-name="ce1">
            <text:p>1.4133208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36_9999995.pkl</text:p>
          </table:table-cell>
          <table:table-cell office:value-type="float" office:value="5925" table:style-name="ce1">
            <text:p>5925</text:p>
          </table:table-cell>
          <table:table-cell office:value-type="float" office:value="6.7205063291139204" table:style-name="ce1">
            <text:p>6.720506329</text:p>
          </table:table-cell>
          <table:table-cell office:value-type="float" office:value="0.70308123249299703" table:style-name="ce1">
            <text:p>0.703081232</text:p>
          </table:table-cell>
          <table:table-cell office:value-type="float" office:value="7.9606723755153805E-2" table:style-name="ce1">
            <text:p>0.079606724</text:p>
          </table:table-cell>
          <table:table-cell office:value-type="float" office:value="0.710239651416122" table:style-name="ce1">
            <text:p>0.710239651</text:p>
          </table:table-cell>
          <table:table-cell office:value-type="float" office:value="8.0117965101990707E-2" table:style-name="ce1">
            <text:p>0.080117965</text:p>
          </table:table-cell>
          <table:table-cell office:value-type="float" office:value="1.4133208839091189" table:formula="of:=[.D1526]+[.F1526]" table:style-name="ce1">
            <text:p>1.4133208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36_99995.pkl</text:p>
          </table:table-cell>
          <table:table-cell office:value-type="float" office:value="5925" table:style-name="ce1">
            <text:p>5925</text:p>
          </table:table-cell>
          <table:table-cell office:value-type="float" office:value="6.7205063291139204" table:style-name="ce1">
            <text:p>6.720506329</text:p>
          </table:table-cell>
          <table:table-cell office:value-type="float" office:value="0.70308123249299703" table:style-name="ce1">
            <text:p>0.703081232</text:p>
          </table:table-cell>
          <table:table-cell office:value-type="float" office:value="7.9606723755153805E-2" table:style-name="ce1">
            <text:p>0.079606724</text:p>
          </table:table-cell>
          <table:table-cell office:value-type="float" office:value="0.710239651416122" table:style-name="ce1">
            <text:p>0.710239651</text:p>
          </table:table-cell>
          <table:table-cell office:value-type="float" office:value="8.0117965101990707E-2" table:style-name="ce1">
            <text:p>0.080117965</text:p>
          </table:table-cell>
          <table:table-cell office:value-type="float" office:value="1.4133208839091189" table:formula="of:=[.D1527]+[.F1527]" table:style-name="ce1">
            <text:p>1.4133208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36_9995.pkl</text:p>
          </table:table-cell>
          <table:table-cell office:value-type="float" office:value="5925" table:style-name="ce1">
            <text:p>5925</text:p>
          </table:table-cell>
          <table:table-cell office:value-type="float" office:value="6.7205063291139204" table:style-name="ce1">
            <text:p>6.720506329</text:p>
          </table:table-cell>
          <table:table-cell office:value-type="float" office:value="0.70308123249299703" table:style-name="ce1">
            <text:p>0.703081232</text:p>
          </table:table-cell>
          <table:table-cell office:value-type="float" office:value="7.9606723755153805E-2" table:style-name="ce1">
            <text:p>0.079606724</text:p>
          </table:table-cell>
          <table:table-cell office:value-type="float" office:value="0.710239651416122" table:style-name="ce1">
            <text:p>0.710239651</text:p>
          </table:table-cell>
          <table:table-cell office:value-type="float" office:value="8.0117965101990707E-2" table:style-name="ce1">
            <text:p>0.080117965</text:p>
          </table:table-cell>
          <table:table-cell office:value-type="float" office:value="1.4133208839091189" table:formula="of:=[.D1528]+[.F1528]" table:style-name="ce1">
            <text:p>1.4133208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09_9995.pkl</text:p>
          </table:table-cell>
          <table:table-cell office:value-type="float" office:value="5287" table:style-name="ce1">
            <text:p>5287</text:p>
          </table:table-cell>
          <table:table-cell office:value-type="float" office:value="7.6149044826934" table:style-name="ce1">
            <text:p>7.614904483</text:p>
          </table:table-cell>
          <table:table-cell office:value-type="float" office:value="0.69740634005763702" table:style-name="ce1">
            <text:p>0.69740634</text:p>
          </table:table-cell>
          <table:table-cell office:value-type="float" office:value="7.2563718140929503E-2" table:style-name="ce1">
            <text:p>0.072563718</text:p>
          </table:table-cell>
          <table:table-cell office:value-type="float" office:value="0.71553610503282306" table:style-name="ce1">
            <text:p>0.715536105</text:p>
          </table:table-cell>
          <table:table-cell office:value-type="float" office:value="7.6580796252927394E-2" table:style-name="ce1">
            <text:p>0.076580796</text:p>
          </table:table-cell>
          <table:table-cell office:value-type="float" office:value="1.4129424450904602" table:formula="of:=[.D1529]+[.F1529]" table:style-name="ce1">
            <text:p>1.4129424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09_9999995.pkl</text:p>
          </table:table-cell>
          <table:table-cell office:value-type="float" office:value="5287" table:style-name="ce1">
            <text:p>5287</text:p>
          </table:table-cell>
          <table:table-cell office:value-type="float" office:value="7.6149044826934" table:style-name="ce1">
            <text:p>7.614904483</text:p>
          </table:table-cell>
          <table:table-cell office:value-type="float" office:value="0.69740634005763702" table:style-name="ce1">
            <text:p>0.69740634</text:p>
          </table:table-cell>
          <table:table-cell office:value-type="float" office:value="7.2563718140929503E-2" table:style-name="ce1">
            <text:p>0.072563718</text:p>
          </table:table-cell>
          <table:table-cell office:value-type="float" office:value="0.71553610503282306" table:style-name="ce1">
            <text:p>0.715536105</text:p>
          </table:table-cell>
          <table:table-cell office:value-type="float" office:value="7.6580796252927394E-2" table:style-name="ce1">
            <text:p>0.076580796</text:p>
          </table:table-cell>
          <table:table-cell office:value-type="float" office:value="1.4129424450904602" table:formula="of:=[.D1530]+[.F1530]" table:style-name="ce1">
            <text:p>1.4129424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09_99995.pkl</text:p>
          </table:table-cell>
          <table:table-cell office:value-type="float" office:value="5287" table:style-name="ce1">
            <text:p>5287</text:p>
          </table:table-cell>
          <table:table-cell office:value-type="float" office:value="7.6149044826934" table:style-name="ce1">
            <text:p>7.614904483</text:p>
          </table:table-cell>
          <table:table-cell office:value-type="float" office:value="0.69740634005763702" table:style-name="ce1">
            <text:p>0.69740634</text:p>
          </table:table-cell>
          <table:table-cell office:value-type="float" office:value="7.2563718140929503E-2" table:style-name="ce1">
            <text:p>0.072563718</text:p>
          </table:table-cell>
          <table:table-cell office:value-type="float" office:value="0.71553610503282306" table:style-name="ce1">
            <text:p>0.715536105</text:p>
          </table:table-cell>
          <table:table-cell office:value-type="float" office:value="7.6580796252927394E-2" table:style-name="ce1">
            <text:p>0.076580796</text:p>
          </table:table-cell>
          <table:table-cell office:value-type="float" office:value="1.4129424450904602" table:formula="of:=[.D1531]+[.F1531]" table:style-name="ce1">
            <text:p>1.4129424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1_09_999995.pkl</text:p>
          </table:table-cell>
          <table:table-cell office:value-type="float" office:value="5287" table:style-name="ce1">
            <text:p>5287</text:p>
          </table:table-cell>
          <table:table-cell office:value-type="float" office:value="7.6149044826934" table:style-name="ce1">
            <text:p>7.614904483</text:p>
          </table:table-cell>
          <table:table-cell office:value-type="float" office:value="0.69740634005763702" table:style-name="ce1">
            <text:p>0.69740634</text:p>
          </table:table-cell>
          <table:table-cell office:value-type="float" office:value="7.2563718140929503E-2" table:style-name="ce1">
            <text:p>0.072563718</text:p>
          </table:table-cell>
          <table:table-cell office:value-type="float" office:value="0.71553610503282306" table:style-name="ce1">
            <text:p>0.715536105</text:p>
          </table:table-cell>
          <table:table-cell office:value-type="float" office:value="7.6580796252927394E-2" table:style-name="ce1">
            <text:p>0.076580796</text:p>
          </table:table-cell>
          <table:table-cell office:value-type="float" office:value="1.4129424450904602" table:formula="of:=[.D1532]+[.F1532]" table:style-name="ce1">
            <text:p>1.4129424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18_9999995.pkl</text:p>
          </table:table-cell>
          <table:table-cell office:value-type="float" office:value="5009" table:style-name="ce1">
            <text:p>5009</text:p>
          </table:table-cell>
          <table:table-cell office:value-type="float" office:value="7.8011579157516504" table:style-name="ce1">
            <text:p>7.801157916</text:p>
          </table:table-cell>
          <table:table-cell office:value-type="float" office:value="0.71469740634005796" table:style-name="ce1">
            <text:p>0.714697406</text:p>
          </table:table-cell>
          <table:table-cell office:value-type="float" office:value="7.2072072072072099E-2" table:style-name="ce1">
            <text:p>0.072072072</text:p>
          </table:table-cell>
          <table:table-cell office:value-type="float" office:value="0.69803063457330405" table:style-name="ce1">
            <text:p>0.698030635</text:p>
          </table:table-cell>
          <table:table-cell office:value-type="float" office:value="7.0372821530994903E-2" table:style-name="ce1">
            <text:p>0.070372822</text:p>
          </table:table-cell>
          <table:table-cell office:value-type="float" office:value="1.412728040913362" table:formula="of:=[.D1533]+[.F1533]" table:style-name="ce1">
            <text:p>1.4127280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18_99995.pkl</text:p>
          </table:table-cell>
          <table:table-cell office:value-type="float" office:value="5009" table:style-name="ce1">
            <text:p>5009</text:p>
          </table:table-cell>
          <table:table-cell office:value-type="float" office:value="7.8011579157516504" table:style-name="ce1">
            <text:p>7.801157916</text:p>
          </table:table-cell>
          <table:table-cell office:value-type="float" office:value="0.71469740634005796" table:style-name="ce1">
            <text:p>0.714697406</text:p>
          </table:table-cell>
          <table:table-cell office:value-type="float" office:value="7.2072072072072099E-2" table:style-name="ce1">
            <text:p>0.072072072</text:p>
          </table:table-cell>
          <table:table-cell office:value-type="float" office:value="0.69803063457330405" table:style-name="ce1">
            <text:p>0.698030635</text:p>
          </table:table-cell>
          <table:table-cell office:value-type="float" office:value="7.0372821530994903E-2" table:style-name="ce1">
            <text:p>0.070372822</text:p>
          </table:table-cell>
          <table:table-cell office:value-type="float" office:value="1.412728040913362" table:formula="of:=[.D1534]+[.F1534]" table:style-name="ce1">
            <text:p>1.4127280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18_999995.pkl</text:p>
          </table:table-cell>
          <table:table-cell office:value-type="float" office:value="5009" table:style-name="ce1">
            <text:p>5009</text:p>
          </table:table-cell>
          <table:table-cell office:value-type="float" office:value="7.8011579157516504" table:style-name="ce1">
            <text:p>7.801157916</text:p>
          </table:table-cell>
          <table:table-cell office:value-type="float" office:value="0.71469740634005796" table:style-name="ce1">
            <text:p>0.714697406</text:p>
          </table:table-cell>
          <table:table-cell office:value-type="float" office:value="7.2072072072072099E-2" table:style-name="ce1">
            <text:p>0.072072072</text:p>
          </table:table-cell>
          <table:table-cell office:value-type="float" office:value="0.69803063457330405" table:style-name="ce1">
            <text:p>0.698030635</text:p>
          </table:table-cell>
          <table:table-cell office:value-type="float" office:value="7.0372821530994903E-2" table:style-name="ce1">
            <text:p>0.070372822</text:p>
          </table:table-cell>
          <table:table-cell office:value-type="float" office:value="1.412728040913362" table:formula="of:=[.D1535]+[.F1535]" table:style-name="ce1">
            <text:p>1.4127280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18_9995.pkl</text:p>
          </table:table-cell>
          <table:table-cell office:value-type="float" office:value="5009" table:style-name="ce1">
            <text:p>5009</text:p>
          </table:table-cell>
          <table:table-cell office:value-type="float" office:value="7.8011579157516504" table:style-name="ce1">
            <text:p>7.801157916</text:p>
          </table:table-cell>
          <table:table-cell office:value-type="float" office:value="0.71469740634005796" table:style-name="ce1">
            <text:p>0.714697406</text:p>
          </table:table-cell>
          <table:table-cell office:value-type="float" office:value="7.2072072072072099E-2" table:style-name="ce1">
            <text:p>0.072072072</text:p>
          </table:table-cell>
          <table:table-cell office:value-type="float" office:value="0.69803063457330405" table:style-name="ce1">
            <text:p>0.698030635</text:p>
          </table:table-cell>
          <table:table-cell office:value-type="float" office:value="7.0372821530994903E-2" table:style-name="ce1">
            <text:p>0.070372822</text:p>
          </table:table-cell>
          <table:table-cell office:value-type="float" office:value="1.412728040913362" table:formula="of:=[.D1536]+[.F1536]" table:style-name="ce1">
            <text:p>1.4127280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045_999995.pkl</text:p>
          </table:table-cell>
          <table:table-cell office:value-type="float" office:value="5244" table:style-name="ce1">
            <text:p>5244</text:p>
          </table:table-cell>
          <table:table-cell office:value-type="float" office:value="6.9282990083905398" table:style-name="ce1">
            <text:p>6.928299008</text:p>
          </table:table-cell>
          <table:table-cell office:value-type="float" office:value="0.70200573065902605" table:style-name="ce1">
            <text:p>0.702005731</text:p>
          </table:table-cell>
          <table:table-cell office:value-type="float" office:value="8.3560709413369696E-2" table:style-name="ce1">
            <text:p>0.083560709</text:p>
          </table:table-cell>
          <table:table-cell office:value-type="float" office:value="0.70897155361050301" table:style-name="ce1">
            <text:p>0.708971554</text:p>
          </table:table-cell>
          <table:table-cell office:value-type="float" office:value="8.6839989279013693E-2" table:style-name="ce1">
            <text:p>0.086839989</text:p>
          </table:table-cell>
          <table:table-cell office:value-type="float" office:value="1.4109772842695292" table:formula="of:=[.D1537]+[.F1537]" table:style-name="ce1">
            <text:p>1.410977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045_9995.pkl</text:p>
          </table:table-cell>
          <table:table-cell office:value-type="float" office:value="5244" table:style-name="ce1">
            <text:p>5244</text:p>
          </table:table-cell>
          <table:table-cell office:value-type="float" office:value="6.9282990083905398" table:style-name="ce1">
            <text:p>6.928299008</text:p>
          </table:table-cell>
          <table:table-cell office:value-type="float" office:value="0.70200573065902605" table:style-name="ce1">
            <text:p>0.702005731</text:p>
          </table:table-cell>
          <table:table-cell office:value-type="float" office:value="8.3560709413369696E-2" table:style-name="ce1">
            <text:p>0.083560709</text:p>
          </table:table-cell>
          <table:table-cell office:value-type="float" office:value="0.70897155361050301" table:style-name="ce1">
            <text:p>0.708971554</text:p>
          </table:table-cell>
          <table:table-cell office:value-type="float" office:value="8.6839989279013693E-2" table:style-name="ce1">
            <text:p>0.086839989</text:p>
          </table:table-cell>
          <table:table-cell office:value-type="float" office:value="1.4109772842695292" table:formula="of:=[.D1538]+[.F1538]" table:style-name="ce1">
            <text:p>1.410977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045_9999995.pkl</text:p>
          </table:table-cell>
          <table:table-cell office:value-type="float" office:value="5244" table:style-name="ce1">
            <text:p>5244</text:p>
          </table:table-cell>
          <table:table-cell office:value-type="float" office:value="6.9282990083905398" table:style-name="ce1">
            <text:p>6.928299008</text:p>
          </table:table-cell>
          <table:table-cell office:value-type="float" office:value="0.70200573065902605" table:style-name="ce1">
            <text:p>0.702005731</text:p>
          </table:table-cell>
          <table:table-cell office:value-type="float" office:value="8.3560709413369696E-2" table:style-name="ce1">
            <text:p>0.083560709</text:p>
          </table:table-cell>
          <table:table-cell office:value-type="float" office:value="0.70897155361050301" table:style-name="ce1">
            <text:p>0.708971554</text:p>
          </table:table-cell>
          <table:table-cell office:value-type="float" office:value="8.6839989279013693E-2" table:style-name="ce1">
            <text:p>0.086839989</text:p>
          </table:table-cell>
          <table:table-cell office:value-type="float" office:value="1.4109772842695292" table:formula="of:=[.D1539]+[.F1539]" table:style-name="ce1">
            <text:p>1.410977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045_99995.pkl</text:p>
          </table:table-cell>
          <table:table-cell office:value-type="float" office:value="5244" table:style-name="ce1">
            <text:p>5244</text:p>
          </table:table-cell>
          <table:table-cell office:value-type="float" office:value="6.9282990083905398" table:style-name="ce1">
            <text:p>6.928299008</text:p>
          </table:table-cell>
          <table:table-cell office:value-type="float" office:value="0.70200573065902605" table:style-name="ce1">
            <text:p>0.702005731</text:p>
          </table:table-cell>
          <table:table-cell office:value-type="float" office:value="8.3560709413369696E-2" table:style-name="ce1">
            <text:p>0.083560709</text:p>
          </table:table-cell>
          <table:table-cell office:value-type="float" office:value="0.70897155361050301" table:style-name="ce1">
            <text:p>0.708971554</text:p>
          </table:table-cell>
          <table:table-cell office:value-type="float" office:value="8.6839989279013693E-2" table:style-name="ce1">
            <text:p>0.086839989</text:p>
          </table:table-cell>
          <table:table-cell office:value-type="float" office:value="1.4109772842695292" table:formula="of:=[.D1540]+[.F1540]" table:style-name="ce1">
            <text:p>1.410977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18_99995.pkl</text:p>
          </table:table-cell>
          <table:table-cell office:value-type="float" office:value="5610" table:style-name="ce1">
            <text:p>5610</text:p>
          </table:table-cell>
          <table:table-cell office:value-type="float" office:value="6.7853832442067699" table:style-name="ce1">
            <text:p>6.785383244</text:p>
          </table:table-cell>
          <table:table-cell office:value-type="float" office:value="0.69827586206896597" table:style-name="ce1">
            <text:p>0.698275862</text:p>
          </table:table-cell>
          <table:table-cell office:value-type="float" office:value="8.4787159804605702E-2" table:style-name="ce1">
            <text:p>0.08478716</text:p>
          </table:table-cell>
          <table:table-cell office:value-type="float" office:value="0.710239651416122" table:style-name="ce1">
            <text:p>0.710239651</text:p>
          </table:table-cell>
          <table:table-cell office:value-type="float" office:value="8.92906053136127E-2" table:style-name="ce1">
            <text:p>0.089290605</text:p>
          </table:table-cell>
          <table:table-cell office:value-type="float" office:value="1.408515513485088" table:formula="of:=[.D1541]+[.F1541]" table:style-name="ce1">
            <text:p>1.4085155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18_9999995.pkl</text:p>
          </table:table-cell>
          <table:table-cell office:value-type="float" office:value="5610" table:style-name="ce1">
            <text:p>5610</text:p>
          </table:table-cell>
          <table:table-cell office:value-type="float" office:value="6.7853832442067699" table:style-name="ce1">
            <text:p>6.785383244</text:p>
          </table:table-cell>
          <table:table-cell office:value-type="float" office:value="0.69827586206896597" table:style-name="ce1">
            <text:p>0.698275862</text:p>
          </table:table-cell>
          <table:table-cell office:value-type="float" office:value="8.4787159804605702E-2" table:style-name="ce1">
            <text:p>0.08478716</text:p>
          </table:table-cell>
          <table:table-cell office:value-type="float" office:value="0.710239651416122" table:style-name="ce1">
            <text:p>0.710239651</text:p>
          </table:table-cell>
          <table:table-cell office:value-type="float" office:value="8.92906053136127E-2" table:style-name="ce1">
            <text:p>0.089290605</text:p>
          </table:table-cell>
          <table:table-cell office:value-type="float" office:value="1.408515513485088" table:formula="of:=[.D1542]+[.F1542]" table:style-name="ce1">
            <text:p>1.4085155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18_999995.pkl</text:p>
          </table:table-cell>
          <table:table-cell office:value-type="float" office:value="5610" table:style-name="ce1">
            <text:p>5610</text:p>
          </table:table-cell>
          <table:table-cell office:value-type="float" office:value="6.7853832442067699" table:style-name="ce1">
            <text:p>6.785383244</text:p>
          </table:table-cell>
          <table:table-cell office:value-type="float" office:value="0.69827586206896597" table:style-name="ce1">
            <text:p>0.698275862</text:p>
          </table:table-cell>
          <table:table-cell office:value-type="float" office:value="8.4787159804605702E-2" table:style-name="ce1">
            <text:p>0.08478716</text:p>
          </table:table-cell>
          <table:table-cell office:value-type="float" office:value="0.710239651416122" table:style-name="ce1">
            <text:p>0.710239651</text:p>
          </table:table-cell>
          <table:table-cell office:value-type="float" office:value="8.92906053136127E-2" table:style-name="ce1">
            <text:p>0.089290605</text:p>
          </table:table-cell>
          <table:table-cell office:value-type="float" office:value="1.408515513485088" table:formula="of:=[.D1543]+[.F1543]" table:style-name="ce1">
            <text:p>1.4085155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18_9995.pkl</text:p>
          </table:table-cell>
          <table:table-cell office:value-type="float" office:value="5610" table:style-name="ce1">
            <text:p>5610</text:p>
          </table:table-cell>
          <table:table-cell office:value-type="float" office:value="6.7853832442067699" table:style-name="ce1">
            <text:p>6.785383244</text:p>
          </table:table-cell>
          <table:table-cell office:value-type="float" office:value="0.69827586206896597" table:style-name="ce1">
            <text:p>0.698275862</text:p>
          </table:table-cell>
          <table:table-cell office:value-type="float" office:value="8.4787159804605702E-2" table:style-name="ce1">
            <text:p>0.08478716</text:p>
          </table:table-cell>
          <table:table-cell office:value-type="float" office:value="0.710239651416122" table:style-name="ce1">
            <text:p>0.710239651</text:p>
          </table:table-cell>
          <table:table-cell office:value-type="float" office:value="8.92906053136127E-2" table:style-name="ce1">
            <text:p>0.089290605</text:p>
          </table:table-cell>
          <table:table-cell office:value-type="float" office:value="1.408515513485088" table:formula="of:=[.D1544]+[.F1544]" table:style-name="ce1">
            <text:p>1.4085155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09_9995.pkl</text:p>
          </table:table-cell>
          <table:table-cell office:value-type="float" office:value="5101" table:style-name="ce1">
            <text:p>5101</text:p>
          </table:table-cell>
          <table:table-cell office:value-type="float" office:value="7.9707900411684003" table:style-name="ce1">
            <text:p>7.970790041</text:p>
          </table:table-cell>
          <table:table-cell office:value-type="float" office:value="0.70977011494252895" table:style-name="ce1">
            <text:p>0.709770115</text:p>
          </table:table-cell>
          <table:table-cell office:value-type="float" office:value="7.22856306701785E-2" table:style-name="ce1">
            <text:p>0.072285631</text:p>
          </table:table-cell>
          <table:table-cell office:value-type="float" office:value="0.69868995633187803" table:style-name="ce1">
            <text:p>0.698689956</text:p>
          </table:table-cell>
          <table:table-cell office:value-type="float" office:value="7.2218460844053298E-2" table:style-name="ce1">
            <text:p>0.072218461</text:p>
          </table:table-cell>
          <table:table-cell office:value-type="float" office:value="1.4084600712744071" table:formula="of:=[.D1545]+[.F1545]" table:style-name="ce1">
            <text:p>1.4084600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09_999995.pkl</text:p>
          </table:table-cell>
          <table:table-cell office:value-type="float" office:value="5101" table:style-name="ce1">
            <text:p>5101</text:p>
          </table:table-cell>
          <table:table-cell office:value-type="float" office:value="7.9707900411684003" table:style-name="ce1">
            <text:p>7.970790041</text:p>
          </table:table-cell>
          <table:table-cell office:value-type="float" office:value="0.70977011494252895" table:style-name="ce1">
            <text:p>0.709770115</text:p>
          </table:table-cell>
          <table:table-cell office:value-type="float" office:value="7.22856306701785E-2" table:style-name="ce1">
            <text:p>0.072285631</text:p>
          </table:table-cell>
          <table:table-cell office:value-type="float" office:value="0.69868995633187803" table:style-name="ce1">
            <text:p>0.698689956</text:p>
          </table:table-cell>
          <table:table-cell office:value-type="float" office:value="7.2218460844053298E-2" table:style-name="ce1">
            <text:p>0.072218461</text:p>
          </table:table-cell>
          <table:table-cell office:value-type="float" office:value="1.4084600712744071" table:formula="of:=[.D1546]+[.F1546]" table:style-name="ce1">
            <text:p>1.4084600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09_99995.pkl</text:p>
          </table:table-cell>
          <table:table-cell office:value-type="float" office:value="5101" table:style-name="ce1">
            <text:p>5101</text:p>
          </table:table-cell>
          <table:table-cell office:value-type="float" office:value="7.9707900411684003" table:style-name="ce1">
            <text:p>7.970790041</text:p>
          </table:table-cell>
          <table:table-cell office:value-type="float" office:value="0.70977011494252895" table:style-name="ce1">
            <text:p>0.709770115</text:p>
          </table:table-cell>
          <table:table-cell office:value-type="float" office:value="7.22856306701785E-2" table:style-name="ce1">
            <text:p>0.072285631</text:p>
          </table:table-cell>
          <table:table-cell office:value-type="float" office:value="0.69868995633187803" table:style-name="ce1">
            <text:p>0.698689956</text:p>
          </table:table-cell>
          <table:table-cell office:value-type="float" office:value="7.2218460844053298E-2" table:style-name="ce1">
            <text:p>0.072218461</text:p>
          </table:table-cell>
          <table:table-cell office:value-type="float" office:value="1.4084600712744071" table:formula="of:=[.D1547]+[.F1547]" table:style-name="ce1">
            <text:p>1.4084600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09_9999995.pkl</text:p>
          </table:table-cell>
          <table:table-cell office:value-type="float" office:value="5101" table:style-name="ce1">
            <text:p>5101</text:p>
          </table:table-cell>
          <table:table-cell office:value-type="float" office:value="7.9707900411684003" table:style-name="ce1">
            <text:p>7.970790041</text:p>
          </table:table-cell>
          <table:table-cell office:value-type="float" office:value="0.70977011494252895" table:style-name="ce1">
            <text:p>0.709770115</text:p>
          </table:table-cell>
          <table:table-cell office:value-type="float" office:value="7.22856306701785E-2" table:style-name="ce1">
            <text:p>0.072285631</text:p>
          </table:table-cell>
          <table:table-cell office:value-type="float" office:value="0.69868995633187803" table:style-name="ce1">
            <text:p>0.698689956</text:p>
          </table:table-cell>
          <table:table-cell office:value-type="float" office:value="7.2218460844053298E-2" table:style-name="ce1">
            <text:p>0.072218461</text:p>
          </table:table-cell>
          <table:table-cell office:value-type="float" office:value="1.4084600712744071" table:formula="of:=[.D1548]+[.F1548]" table:style-name="ce1">
            <text:p>1.4084600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09_99995.pkl</text:p>
          </table:table-cell>
          <table:table-cell office:value-type="float" office:value="5436" table:style-name="ce1">
            <text:p>5436</text:p>
          </table:table-cell>
          <table:table-cell office:value-type="float" office:value="7.2479764532744699" table:style-name="ce1">
            <text:p>7.247976453</text:p>
          </table:table-cell>
          <table:table-cell office:value-type="float" office:value="0.70114942528735602" table:style-name="ce1">
            <text:p>0.701149425</text:p>
          </table:table-cell>
          <table:table-cell office:value-type="float" office:value="8.3077970718420199E-2" table:style-name="ce1">
            <text:p>0.083077971</text:p>
          </table:table-cell>
          <table:table-cell office:value-type="float" office:value="0.70614035087719296" table:style-name="ce1">
            <text:p>0.706140351</text:p>
          </table:table-cell>
          <table:table-cell office:value-type="float" office:value="8.5433802069514495E-2" table:style-name="ce1">
            <text:p>0.085433802</text:p>
          </table:table-cell>
          <table:table-cell office:value-type="float" office:value="1.4072897761645491" table:formula="of:=[.D1549]+[.F1549]" table:style-name="ce1">
            <text:p>1.4072897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09_999995.pkl</text:p>
          </table:table-cell>
          <table:table-cell office:value-type="float" office:value="5436" table:style-name="ce1">
            <text:p>5436</text:p>
          </table:table-cell>
          <table:table-cell office:value-type="float" office:value="7.2479764532744699" table:style-name="ce1">
            <text:p>7.247976453</text:p>
          </table:table-cell>
          <table:table-cell office:value-type="float" office:value="0.70114942528735602" table:style-name="ce1">
            <text:p>0.701149425</text:p>
          </table:table-cell>
          <table:table-cell office:value-type="float" office:value="8.3077970718420199E-2" table:style-name="ce1">
            <text:p>0.083077971</text:p>
          </table:table-cell>
          <table:table-cell office:value-type="float" office:value="0.70614035087719296" table:style-name="ce1">
            <text:p>0.706140351</text:p>
          </table:table-cell>
          <table:table-cell office:value-type="float" office:value="8.5433802069514495E-2" table:style-name="ce1">
            <text:p>0.085433802</text:p>
          </table:table-cell>
          <table:table-cell office:value-type="float" office:value="1.4072897761645491" table:formula="of:=[.D1550]+[.F1550]" table:style-name="ce1">
            <text:p>1.4072897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09_9999995.pkl</text:p>
          </table:table-cell>
          <table:table-cell office:value-type="float" office:value="5436" table:style-name="ce1">
            <text:p>5436</text:p>
          </table:table-cell>
          <table:table-cell office:value-type="float" office:value="7.2479764532744699" table:style-name="ce1">
            <text:p>7.247976453</text:p>
          </table:table-cell>
          <table:table-cell office:value-type="float" office:value="0.70114942528735602" table:style-name="ce1">
            <text:p>0.701149425</text:p>
          </table:table-cell>
          <table:table-cell office:value-type="float" office:value="8.3077970718420199E-2" table:style-name="ce1">
            <text:p>0.083077971</text:p>
          </table:table-cell>
          <table:table-cell office:value-type="float" office:value="0.70614035087719296" table:style-name="ce1">
            <text:p>0.706140351</text:p>
          </table:table-cell>
          <table:table-cell office:value-type="float" office:value="8.5433802069514495E-2" table:style-name="ce1">
            <text:p>0.085433802</text:p>
          </table:table-cell>
          <table:table-cell office:value-type="float" office:value="1.4072897761645491" table:formula="of:=[.D1551]+[.F1551]" table:style-name="ce1">
            <text:p>1.4072897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09_9995.pkl</text:p>
          </table:table-cell>
          <table:table-cell office:value-type="float" office:value="5436" table:style-name="ce1">
            <text:p>5436</text:p>
          </table:table-cell>
          <table:table-cell office:value-type="float" office:value="7.2479764532744699" table:style-name="ce1">
            <text:p>7.247976453</text:p>
          </table:table-cell>
          <table:table-cell office:value-type="float" office:value="0.70114942528735602" table:style-name="ce1">
            <text:p>0.701149425</text:p>
          </table:table-cell>
          <table:table-cell office:value-type="float" office:value="8.3077970718420199E-2" table:style-name="ce1">
            <text:p>0.083077971</text:p>
          </table:table-cell>
          <table:table-cell office:value-type="float" office:value="0.70614035087719296" table:style-name="ce1">
            <text:p>0.706140351</text:p>
          </table:table-cell>
          <table:table-cell office:value-type="float" office:value="8.5433802069514495E-2" table:style-name="ce1">
            <text:p>0.085433802</text:p>
          </table:table-cell>
          <table:table-cell office:value-type="float" office:value="1.4072897761645491" table:formula="of:=[.D1552]+[.F1552]" table:style-name="ce1">
            <text:p>1.4072897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36_99995.pkl</text:p>
          </table:table-cell>
          <table:table-cell office:value-type="float" office:value="5533" table:style-name="ce1">
            <text:p>5533</text:p>
          </table:table-cell>
          <table:table-cell office:value-type="float" office:value="6.4827399240918098" table:style-name="ce1">
            <text:p>6.482739924</text:p>
          </table:table-cell>
          <table:table-cell office:value-type="float" office:value="0.70338983050847503" table:style-name="ce1">
            <text:p>0.703389831</text:p>
          </table:table-cell>
          <table:table-cell office:value-type="float" office:value="8.4321029461564501E-2" table:style-name="ce1">
            <text:p>0.084321029</text:p>
          </table:table-cell>
          <table:table-cell office:value-type="float" office:value="0.70370370370370405" table:style-name="ce1">
            <text:p>0.703703704</text:p>
          </table:table-cell>
          <table:table-cell office:value-type="float" office:value="8.3983359334373398E-2" table:style-name="ce1">
            <text:p>0.083983359</text:p>
          </table:table-cell>
          <table:table-cell office:value-type="float" office:value="1.4070935342121791" table:formula="of:=[.D1553]+[.F1553]" table:style-name="ce1">
            <text:p>1.4070935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36_9999995.pkl</text:p>
          </table:table-cell>
          <table:table-cell office:value-type="float" office:value="5533" table:style-name="ce1">
            <text:p>5533</text:p>
          </table:table-cell>
          <table:table-cell office:value-type="float" office:value="6.4827399240918098" table:style-name="ce1">
            <text:p>6.482739924</text:p>
          </table:table-cell>
          <table:table-cell office:value-type="float" office:value="0.70338983050847503" table:style-name="ce1">
            <text:p>0.703389831</text:p>
          </table:table-cell>
          <table:table-cell office:value-type="float" office:value="8.4321029461564501E-2" table:style-name="ce1">
            <text:p>0.084321029</text:p>
          </table:table-cell>
          <table:table-cell office:value-type="float" office:value="0.70370370370370405" table:style-name="ce1">
            <text:p>0.703703704</text:p>
          </table:table-cell>
          <table:table-cell office:value-type="float" office:value="8.3983359334373398E-2" table:style-name="ce1">
            <text:p>0.083983359</text:p>
          </table:table-cell>
          <table:table-cell office:value-type="float" office:value="1.4070935342121791" table:formula="of:=[.D1554]+[.F1554]" table:style-name="ce1">
            <text:p>1.4070935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36_999995.pkl</text:p>
          </table:table-cell>
          <table:table-cell office:value-type="float" office:value="5533" table:style-name="ce1">
            <text:p>5533</text:p>
          </table:table-cell>
          <table:table-cell office:value-type="float" office:value="6.4827399240918098" table:style-name="ce1">
            <text:p>6.482739924</text:p>
          </table:table-cell>
          <table:table-cell office:value-type="float" office:value="0.70338983050847503" table:style-name="ce1">
            <text:p>0.703389831</text:p>
          </table:table-cell>
          <table:table-cell office:value-type="float" office:value="8.4321029461564501E-2" table:style-name="ce1">
            <text:p>0.084321029</text:p>
          </table:table-cell>
          <table:table-cell office:value-type="float" office:value="0.70370370370370405" table:style-name="ce1">
            <text:p>0.703703704</text:p>
          </table:table-cell>
          <table:table-cell office:value-type="float" office:value="8.3983359334373398E-2" table:style-name="ce1">
            <text:p>0.083983359</text:p>
          </table:table-cell>
          <table:table-cell office:value-type="float" office:value="1.4070935342121791" table:formula="of:=[.D1555]+[.F1555]" table:style-name="ce1">
            <text:p>1.4070935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36_9995.pkl</text:p>
          </table:table-cell>
          <table:table-cell office:value-type="float" office:value="5533" table:style-name="ce1">
            <text:p>5533</text:p>
          </table:table-cell>
          <table:table-cell office:value-type="float" office:value="6.4827399240918098" table:style-name="ce1">
            <text:p>6.482739924</text:p>
          </table:table-cell>
          <table:table-cell office:value-type="float" office:value="0.70338983050847503" table:style-name="ce1">
            <text:p>0.703389831</text:p>
          </table:table-cell>
          <table:table-cell office:value-type="float" office:value="8.4321029461564501E-2" table:style-name="ce1">
            <text:p>0.084321029</text:p>
          </table:table-cell>
          <table:table-cell office:value-type="float" office:value="0.70370370370370405" table:style-name="ce1">
            <text:p>0.703703704</text:p>
          </table:table-cell>
          <table:table-cell office:value-type="float" office:value="8.3983359334373398E-2" table:style-name="ce1">
            <text:p>0.083983359</text:p>
          </table:table-cell>
          <table:table-cell office:value-type="float" office:value="1.4070935342121791" table:formula="of:=[.D1556]+[.F1556]" table:style-name="ce1">
            <text:p>1.4070935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0225_9999995.pkl</text:p>
          </table:table-cell>
          <table:table-cell office:value-type="float" office:value="5352" table:style-name="ce1">
            <text:p>5352</text:p>
          </table:table-cell>
          <table:table-cell office:value-type="float" office:value="7.9876681614349803" table:style-name="ce1">
            <text:p>7.987668161</text:p>
          </table:table-cell>
          <table:table-cell office:value-type="float" office:value="0.70738636363636398" table:style-name="ce1">
            <text:p>0.707386364</text:p>
          </table:table-cell>
          <table:table-cell office:value-type="float" office:value="7.3843416370106801E-2" table:style-name="ce1">
            <text:p>0.073843416</text:p>
          </table:table-cell>
          <table:table-cell office:value-type="float" office:value="0.69934640522875802" table:style-name="ce1">
            <text:p>0.699346405</text:p>
          </table:table-cell>
          <table:table-cell office:value-type="float" office:value="7.4547143520668893E-2" table:style-name="ce1">
            <text:p>0.074547144</text:p>
          </table:table-cell>
          <table:table-cell office:value-type="float" office:value="1.4067327688651221" table:formula="of:=[.D1557]+[.F1557]" table:style-name="ce1">
            <text:p>1.4067327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0225_9995.pkl</text:p>
          </table:table-cell>
          <table:table-cell office:value-type="float" office:value="5352" table:style-name="ce1">
            <text:p>5352</text:p>
          </table:table-cell>
          <table:table-cell office:value-type="float" office:value="7.9876681614349803" table:style-name="ce1">
            <text:p>7.987668161</text:p>
          </table:table-cell>
          <table:table-cell office:value-type="float" office:value="0.70738636363636398" table:style-name="ce1">
            <text:p>0.707386364</text:p>
          </table:table-cell>
          <table:table-cell office:value-type="float" office:value="7.3843416370106801E-2" table:style-name="ce1">
            <text:p>0.073843416</text:p>
          </table:table-cell>
          <table:table-cell office:value-type="float" office:value="0.69934640522875802" table:style-name="ce1">
            <text:p>0.699346405</text:p>
          </table:table-cell>
          <table:table-cell office:value-type="float" office:value="7.4547143520668893E-2" table:style-name="ce1">
            <text:p>0.074547144</text:p>
          </table:table-cell>
          <table:table-cell office:value-type="float" office:value="1.4067327688651221" table:formula="of:=[.D1558]+[.F1558]" table:style-name="ce1">
            <text:p>1.4067327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0225_99995.pkl</text:p>
          </table:table-cell>
          <table:table-cell office:value-type="float" office:value="5352" table:style-name="ce1">
            <text:p>5352</text:p>
          </table:table-cell>
          <table:table-cell office:value-type="float" office:value="7.9876681614349803" table:style-name="ce1">
            <text:p>7.987668161</text:p>
          </table:table-cell>
          <table:table-cell office:value-type="float" office:value="0.70738636363636398" table:style-name="ce1">
            <text:p>0.707386364</text:p>
          </table:table-cell>
          <table:table-cell office:value-type="float" office:value="7.3843416370106801E-2" table:style-name="ce1">
            <text:p>0.073843416</text:p>
          </table:table-cell>
          <table:table-cell office:value-type="float" office:value="0.69934640522875802" table:style-name="ce1">
            <text:p>0.699346405</text:p>
          </table:table-cell>
          <table:table-cell office:value-type="float" office:value="7.4547143520668893E-2" table:style-name="ce1">
            <text:p>0.074547144</text:p>
          </table:table-cell>
          <table:table-cell office:value-type="float" office:value="1.4067327688651221" table:formula="of:=[.D1559]+[.F1559]" table:style-name="ce1">
            <text:p>1.4067327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0225_999995.pkl</text:p>
          </table:table-cell>
          <table:table-cell office:value-type="float" office:value="5352" table:style-name="ce1">
            <text:p>5352</text:p>
          </table:table-cell>
          <table:table-cell office:value-type="float" office:value="7.9876681614349803" table:style-name="ce1">
            <text:p>7.987668161</text:p>
          </table:table-cell>
          <table:table-cell office:value-type="float" office:value="0.70738636363636398" table:style-name="ce1">
            <text:p>0.707386364</text:p>
          </table:table-cell>
          <table:table-cell office:value-type="float" office:value="7.3843416370106801E-2" table:style-name="ce1">
            <text:p>0.073843416</text:p>
          </table:table-cell>
          <table:table-cell office:value-type="float" office:value="0.69934640522875802" table:style-name="ce1">
            <text:p>0.699346405</text:p>
          </table:table-cell>
          <table:table-cell office:value-type="float" office:value="7.4547143520668893E-2" table:style-name="ce1">
            <text:p>0.074547144</text:p>
          </table:table-cell>
          <table:table-cell office:value-type="float" office:value="1.4067327688651221" table:formula="of:=[.D1560]+[.F1560]" table:style-name="ce1">
            <text:p>1.4067327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045_9999995.pkl</text:p>
          </table:table-cell>
          <table:table-cell office:value-type="float" office:value="5246" table:style-name="ce1">
            <text:p>5246</text:p>
          </table:table-cell>
          <table:table-cell office:value-type="float" office:value="6.9037361799466304" table:style-name="ce1">
            <text:p>6.90373618</text:p>
          </table:table-cell>
          <table:table-cell office:value-type="float" office:value="0.70200573065902605" table:style-name="ce1">
            <text:p>0.702005731</text:p>
          </table:table-cell>
          <table:table-cell office:value-type="float" office:value="8.5904628330995797E-2" table:style-name="ce1">
            <text:p>0.085904628</text:p>
          </table:table-cell>
          <table:table-cell office:value-type="float" office:value="0.70329670329670302" table:style-name="ce1">
            <text:p>0.703296703</text:p>
          </table:table-cell>
          <table:table-cell office:value-type="float" office:value="8.6767895878525E-2" table:style-name="ce1">
            <text:p>0.086767896</text:p>
          </table:table-cell>
          <table:table-cell office:value-type="float" office:value="1.405302433955729" table:formula="of:=[.D1561]+[.F1561]" table:style-name="ce1">
            <text:p>1.4053024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045_9995.pkl</text:p>
          </table:table-cell>
          <table:table-cell office:value-type="float" office:value="5246" table:style-name="ce1">
            <text:p>5246</text:p>
          </table:table-cell>
          <table:table-cell office:value-type="float" office:value="6.9037361799466304" table:style-name="ce1">
            <text:p>6.90373618</text:p>
          </table:table-cell>
          <table:table-cell office:value-type="float" office:value="0.70200573065902605" table:style-name="ce1">
            <text:p>0.702005731</text:p>
          </table:table-cell>
          <table:table-cell office:value-type="float" office:value="8.5904628330995797E-2" table:style-name="ce1">
            <text:p>0.085904628</text:p>
          </table:table-cell>
          <table:table-cell office:value-type="float" office:value="0.70329670329670302" table:style-name="ce1">
            <text:p>0.703296703</text:p>
          </table:table-cell>
          <table:table-cell office:value-type="float" office:value="8.6767895878525E-2" table:style-name="ce1">
            <text:p>0.086767896</text:p>
          </table:table-cell>
          <table:table-cell office:value-type="float" office:value="1.405302433955729" table:formula="of:=[.D1562]+[.F1562]" table:style-name="ce1">
            <text:p>1.4053024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045_99995.pkl</text:p>
          </table:table-cell>
          <table:table-cell office:value-type="float" office:value="5246" table:style-name="ce1">
            <text:p>5246</text:p>
          </table:table-cell>
          <table:table-cell office:value-type="float" office:value="6.9037361799466304" table:style-name="ce1">
            <text:p>6.90373618</text:p>
          </table:table-cell>
          <table:table-cell office:value-type="float" office:value="0.70200573065902605" table:style-name="ce1">
            <text:p>0.702005731</text:p>
          </table:table-cell>
          <table:table-cell office:value-type="float" office:value="8.5904628330995797E-2" table:style-name="ce1">
            <text:p>0.085904628</text:p>
          </table:table-cell>
          <table:table-cell office:value-type="float" office:value="0.70329670329670302" table:style-name="ce1">
            <text:p>0.703296703</text:p>
          </table:table-cell>
          <table:table-cell office:value-type="float" office:value="8.6767895878525E-2" table:style-name="ce1">
            <text:p>0.086767896</text:p>
          </table:table-cell>
          <table:table-cell office:value-type="float" office:value="1.405302433955729" table:formula="of:=[.D1563]+[.F1563]" table:style-name="ce1">
            <text:p>1.4053024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045_999995.pkl</text:p>
          </table:table-cell>
          <table:table-cell office:value-type="float" office:value="5246" table:style-name="ce1">
            <text:p>5246</text:p>
          </table:table-cell>
          <table:table-cell office:value-type="float" office:value="6.9037361799466304" table:style-name="ce1">
            <text:p>6.90373618</text:p>
          </table:table-cell>
          <table:table-cell office:value-type="float" office:value="0.70200573065902605" table:style-name="ce1">
            <text:p>0.702005731</text:p>
          </table:table-cell>
          <table:table-cell office:value-type="float" office:value="8.5904628330995797E-2" table:style-name="ce1">
            <text:p>0.085904628</text:p>
          </table:table-cell>
          <table:table-cell office:value-type="float" office:value="0.70329670329670302" table:style-name="ce1">
            <text:p>0.703296703</text:p>
          </table:table-cell>
          <table:table-cell office:value-type="float" office:value="8.6767895878525E-2" table:style-name="ce1">
            <text:p>0.086767896</text:p>
          </table:table-cell>
          <table:table-cell office:value-type="float" office:value="1.405302433955729" table:formula="of:=[.D1564]+[.F1564]" table:style-name="ce1">
            <text:p>1.4053024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36_999995.pkl</text:p>
          </table:table-cell>
          <table:table-cell office:value-type="float" office:value="6146" table:style-name="ce1">
            <text:p>6146</text:p>
          </table:table-cell>
          <table:table-cell office:value-type="float" office:value="8.0491376505043899" table:style-name="ce1">
            <text:p>8.049137651</text:p>
          </table:table-cell>
          <table:table-cell office:value-type="float" office:value="0.69444444444444398" table:style-name="ce1">
            <text:p>0.694444444</text:p>
          </table:table-cell>
          <table:table-cell office:value-type="float" office:value="6.3131313131313205E-2" table:style-name="ce1">
            <text:p>0.063131313</text:p>
          </table:table-cell>
          <table:table-cell office:value-type="float" office:value="0.70869565217391295" table:style-name="ce1">
            <text:p>0.708695652</text:p>
          </table:table-cell>
          <table:table-cell office:value-type="float" office:value="6.2668204536716704E-2" table:style-name="ce1">
            <text:p>0.062668205</text:p>
          </table:table-cell>
          <table:table-cell office:value-type="float" office:value="1.4031400966183569" table:formula="of:=[.D1565]+[.F1565]" table:style-name="ce1">
            <text:p>1.4031400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36_9995.pkl</text:p>
          </table:table-cell>
          <table:table-cell office:value-type="float" office:value="6146" table:style-name="ce1">
            <text:p>6146</text:p>
          </table:table-cell>
          <table:table-cell office:value-type="float" office:value="8.0491376505043899" table:style-name="ce1">
            <text:p>8.049137651</text:p>
          </table:table-cell>
          <table:table-cell office:value-type="float" office:value="0.69444444444444398" table:style-name="ce1">
            <text:p>0.694444444</text:p>
          </table:table-cell>
          <table:table-cell office:value-type="float" office:value="6.3131313131313205E-2" table:style-name="ce1">
            <text:p>0.063131313</text:p>
          </table:table-cell>
          <table:table-cell office:value-type="float" office:value="0.70869565217391295" table:style-name="ce1">
            <text:p>0.708695652</text:p>
          </table:table-cell>
          <table:table-cell office:value-type="float" office:value="6.2668204536716704E-2" table:style-name="ce1">
            <text:p>0.062668205</text:p>
          </table:table-cell>
          <table:table-cell office:value-type="float" office:value="1.4031400966183569" table:formula="of:=[.D1566]+[.F1566]" table:style-name="ce1">
            <text:p>1.4031400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36_9999995.pkl</text:p>
          </table:table-cell>
          <table:table-cell office:value-type="float" office:value="6146" table:style-name="ce1">
            <text:p>6146</text:p>
          </table:table-cell>
          <table:table-cell office:value-type="float" office:value="8.0491376505043899" table:style-name="ce1">
            <text:p>8.049137651</text:p>
          </table:table-cell>
          <table:table-cell office:value-type="float" office:value="0.69444444444444398" table:style-name="ce1">
            <text:p>0.694444444</text:p>
          </table:table-cell>
          <table:table-cell office:value-type="float" office:value="6.3131313131313205E-2" table:style-name="ce1">
            <text:p>0.063131313</text:p>
          </table:table-cell>
          <table:table-cell office:value-type="float" office:value="0.70869565217391295" table:style-name="ce1">
            <text:p>0.708695652</text:p>
          </table:table-cell>
          <table:table-cell office:value-type="float" office:value="6.2668204536716704E-2" table:style-name="ce1">
            <text:p>0.062668205</text:p>
          </table:table-cell>
          <table:table-cell office:value-type="float" office:value="1.4031400966183569" table:formula="of:=[.D1567]+[.F1567]" table:style-name="ce1">
            <text:p>1.4031400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36_99995.pkl</text:p>
          </table:table-cell>
          <table:table-cell office:value-type="float" office:value="6146" table:style-name="ce1">
            <text:p>6146</text:p>
          </table:table-cell>
          <table:table-cell office:value-type="float" office:value="8.0491376505043899" table:style-name="ce1">
            <text:p>8.049137651</text:p>
          </table:table-cell>
          <table:table-cell office:value-type="float" office:value="0.69444444444444398" table:style-name="ce1">
            <text:p>0.694444444</text:p>
          </table:table-cell>
          <table:table-cell office:value-type="float" office:value="6.3131313131313205E-2" table:style-name="ce1">
            <text:p>0.063131313</text:p>
          </table:table-cell>
          <table:table-cell office:value-type="float" office:value="0.70869565217391295" table:style-name="ce1">
            <text:p>0.708695652</text:p>
          </table:table-cell>
          <table:table-cell office:value-type="float" office:value="6.2668204536716704E-2" table:style-name="ce1">
            <text:p>0.062668205</text:p>
          </table:table-cell>
          <table:table-cell office:value-type="float" office:value="1.4031400966183569" table:formula="of:=[.D1568]+[.F1568]" table:style-name="ce1">
            <text:p>1.4031400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0225_9999995.pkl</text:p>
          </table:table-cell>
          <table:table-cell office:value-type="float" office:value="5337" table:style-name="ce1">
            <text:p>5337</text:p>
          </table:table-cell>
          <table:table-cell office:value-type="float" office:value="8.1231028667790905" table:style-name="ce1">
            <text:p>8.123102867</text:p>
          </table:table-cell>
          <table:table-cell office:value-type="float" office:value="0.70200573065902605" table:style-name="ce1">
            <text:p>0.702005731</text:p>
          </table:table-cell>
          <table:table-cell office:value-type="float" office:value="7.20588235294118E-2" table:style-name="ce1">
            <text:p>0.072058824</text:p>
          </table:table-cell>
          <table:table-cell office:value-type="float" office:value="0.69934640522875802" table:style-name="ce1">
            <text:p>0.699346405</text:p>
          </table:table-cell>
          <table:table-cell office:value-type="float" office:value="7.3539518900343701E-2" table:style-name="ce1">
            <text:p>0.073539519</text:p>
          </table:table-cell>
          <table:table-cell office:value-type="float" office:value="1.4013521358877841" table:formula="of:=[.D1569]+[.F1569]" table:style-name="ce1">
            <text:p>1.4013521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0225_99995.pkl</text:p>
          </table:table-cell>
          <table:table-cell office:value-type="float" office:value="5337" table:style-name="ce1">
            <text:p>5337</text:p>
          </table:table-cell>
          <table:table-cell office:value-type="float" office:value="8.1231028667790905" table:style-name="ce1">
            <text:p>8.123102867</text:p>
          </table:table-cell>
          <table:table-cell office:value-type="float" office:value="0.70200573065902605" table:style-name="ce1">
            <text:p>0.702005731</text:p>
          </table:table-cell>
          <table:table-cell office:value-type="float" office:value="7.20588235294118E-2" table:style-name="ce1">
            <text:p>0.072058824</text:p>
          </table:table-cell>
          <table:table-cell office:value-type="float" office:value="0.69934640522875802" table:style-name="ce1">
            <text:p>0.699346405</text:p>
          </table:table-cell>
          <table:table-cell office:value-type="float" office:value="7.3539518900343701E-2" table:style-name="ce1">
            <text:p>0.073539519</text:p>
          </table:table-cell>
          <table:table-cell office:value-type="float" office:value="1.4013521358877841" table:formula="of:=[.D1570]+[.F1570]" table:style-name="ce1">
            <text:p>1.4013521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0225_999995.pkl</text:p>
          </table:table-cell>
          <table:table-cell office:value-type="float" office:value="5337" table:style-name="ce1">
            <text:p>5337</text:p>
          </table:table-cell>
          <table:table-cell office:value-type="float" office:value="8.1231028667790905" table:style-name="ce1">
            <text:p>8.123102867</text:p>
          </table:table-cell>
          <table:table-cell office:value-type="float" office:value="0.70200573065902605" table:style-name="ce1">
            <text:p>0.702005731</text:p>
          </table:table-cell>
          <table:table-cell office:value-type="float" office:value="7.20588235294118E-2" table:style-name="ce1">
            <text:p>0.072058824</text:p>
          </table:table-cell>
          <table:table-cell office:value-type="float" office:value="0.69934640522875802" table:style-name="ce1">
            <text:p>0.699346405</text:p>
          </table:table-cell>
          <table:table-cell office:value-type="float" office:value="7.3539518900343701E-2" table:style-name="ce1">
            <text:p>0.073539519</text:p>
          </table:table-cell>
          <table:table-cell office:value-type="float" office:value="1.4013521358877841" table:formula="of:=[.D1571]+[.F1571]" table:style-name="ce1">
            <text:p>1.4013521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0225_9995.pkl</text:p>
          </table:table-cell>
          <table:table-cell office:value-type="float" office:value="5337" table:style-name="ce1">
            <text:p>5337</text:p>
          </table:table-cell>
          <table:table-cell office:value-type="float" office:value="8.1231028667790905" table:style-name="ce1">
            <text:p>8.123102867</text:p>
          </table:table-cell>
          <table:table-cell office:value-type="float" office:value="0.70200573065902605" table:style-name="ce1">
            <text:p>0.702005731</text:p>
          </table:table-cell>
          <table:table-cell office:value-type="float" office:value="7.20588235294118E-2" table:style-name="ce1">
            <text:p>0.072058824</text:p>
          </table:table-cell>
          <table:table-cell office:value-type="float" office:value="0.69934640522875802" table:style-name="ce1">
            <text:p>0.699346405</text:p>
          </table:table-cell>
          <table:table-cell office:value-type="float" office:value="7.3539518900343701E-2" table:style-name="ce1">
            <text:p>0.073539519</text:p>
          </table:table-cell>
          <table:table-cell office:value-type="float" office:value="1.4013521358877841" table:formula="of:=[.D1572]+[.F1572]" table:style-name="ce1">
            <text:p>1.4013521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18_9999995.pkl</text:p>
          </table:table-cell>
          <table:table-cell office:value-type="float" office:value="4971" table:style-name="ce1">
            <text:p>4971</text:p>
          </table:table-cell>
          <table:table-cell office:value-type="float" office:value="7.4675115670891197" table:style-name="ce1">
            <text:p>7.467511567</text:p>
          </table:table-cell>
          <table:table-cell office:value-type="float" office:value="0.70114942528735602" table:style-name="ce1">
            <text:p>0.701149425</text:p>
          </table:table-cell>
          <table:table-cell office:value-type="float" office:value="7.4367570862541907E-2" table:style-name="ce1">
            <text:p>0.074367571</text:p>
          </table:table-cell>
          <table:table-cell office:value-type="float" office:value="0.69956140350877205" table:style-name="ce1">
            <text:p>0.699561404</text:p>
          </table:table-cell>
          <table:table-cell office:value-type="float" office:value="7.3723133810954494E-2" table:style-name="ce1">
            <text:p>0.073723134</text:p>
          </table:table-cell>
          <table:table-cell office:value-type="float" office:value="1.4007108287961281" table:formula="of:=[.D1573]+[.F1573]" table:style-name="ce1">
            <text:p>1.4007108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18_99995.pkl</text:p>
          </table:table-cell>
          <table:table-cell office:value-type="float" office:value="4971" table:style-name="ce1">
            <text:p>4971</text:p>
          </table:table-cell>
          <table:table-cell office:value-type="float" office:value="7.4675115670891197" table:style-name="ce1">
            <text:p>7.467511567</text:p>
          </table:table-cell>
          <table:table-cell office:value-type="float" office:value="0.70114942528735602" table:style-name="ce1">
            <text:p>0.701149425</text:p>
          </table:table-cell>
          <table:table-cell office:value-type="float" office:value="7.4367570862541907E-2" table:style-name="ce1">
            <text:p>0.074367571</text:p>
          </table:table-cell>
          <table:table-cell office:value-type="float" office:value="0.69956140350877205" table:style-name="ce1">
            <text:p>0.699561404</text:p>
          </table:table-cell>
          <table:table-cell office:value-type="float" office:value="7.3723133810954494E-2" table:style-name="ce1">
            <text:p>0.073723134</text:p>
          </table:table-cell>
          <table:table-cell office:value-type="float" office:value="1.4007108287961281" table:formula="of:=[.D1574]+[.F1574]" table:style-name="ce1">
            <text:p>1.4007108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18_9995.pkl</text:p>
          </table:table-cell>
          <table:table-cell office:value-type="float" office:value="4971" table:style-name="ce1">
            <text:p>4971</text:p>
          </table:table-cell>
          <table:table-cell office:value-type="float" office:value="7.4675115670891197" table:style-name="ce1">
            <text:p>7.467511567</text:p>
          </table:table-cell>
          <table:table-cell office:value-type="float" office:value="0.70114942528735602" table:style-name="ce1">
            <text:p>0.701149425</text:p>
          </table:table-cell>
          <table:table-cell office:value-type="float" office:value="7.4367570862541907E-2" table:style-name="ce1">
            <text:p>0.074367571</text:p>
          </table:table-cell>
          <table:table-cell office:value-type="float" office:value="0.69956140350877205" table:style-name="ce1">
            <text:p>0.699561404</text:p>
          </table:table-cell>
          <table:table-cell office:value-type="float" office:value="7.3723133810954494E-2" table:style-name="ce1">
            <text:p>0.073723134</text:p>
          </table:table-cell>
          <table:table-cell office:value-type="float" office:value="1.4007108287961281" table:formula="of:=[.D1575]+[.F1575]" table:style-name="ce1">
            <text:p>1.4007108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18_999995.pkl</text:p>
          </table:table-cell>
          <table:table-cell office:value-type="float" office:value="4971" table:style-name="ce1">
            <text:p>4971</text:p>
          </table:table-cell>
          <table:table-cell office:value-type="float" office:value="7.4675115670891197" table:style-name="ce1">
            <text:p>7.467511567</text:p>
          </table:table-cell>
          <table:table-cell office:value-type="float" office:value="0.70114942528735602" table:style-name="ce1">
            <text:p>0.701149425</text:p>
          </table:table-cell>
          <table:table-cell office:value-type="float" office:value="7.4367570862541907E-2" table:style-name="ce1">
            <text:p>0.074367571</text:p>
          </table:table-cell>
          <table:table-cell office:value-type="float" office:value="0.69956140350877205" table:style-name="ce1">
            <text:p>0.699561404</text:p>
          </table:table-cell>
          <table:table-cell office:value-type="float" office:value="7.3723133810954494E-2" table:style-name="ce1">
            <text:p>0.073723134</text:p>
          </table:table-cell>
          <table:table-cell office:value-type="float" office:value="1.4007108287961281" table:formula="of:=[.D1576]+[.F1576]" table:style-name="ce1">
            <text:p>1.4007108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18_9995.pkl</text:p>
          </table:table-cell>
          <table:table-cell office:value-type="float" office:value="7050" table:style-name="ce1">
            <text:p>7050</text:p>
          </table:table-cell>
          <table:table-cell office:value-type="float" office:value="5.6304964539007099" table:style-name="ce1">
            <text:p>5.630496454</text:p>
          </table:table-cell>
          <table:table-cell office:value-type="float" office:value="0.69080779944289705" table:style-name="ce1">
            <text:p>0.690807799</text:p>
          </table:table-cell>
          <table:table-cell office:value-type="float" office:value="9.0742773508964494E-2" table:style-name="ce1">
            <text:p>0.090742774</text:p>
          </table:table-cell>
          <table:table-cell office:value-type="float" office:value="0.70897155361050301" table:style-name="ce1">
            <text:p>0.708971554</text:p>
          </table:table-cell>
          <table:table-cell office:value-type="float" office:value="9.3130209830410995E-2" table:style-name="ce1">
            <text:p>0.09313021</text:p>
          </table:table-cell>
          <table:table-cell office:value-type="float" office:value="1.3997793530534" table:formula="of:=[.D1577]+[.F1577]" table:style-name="ce1">
            <text:p>1.3997793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18_999995.pkl</text:p>
          </table:table-cell>
          <table:table-cell office:value-type="float" office:value="7050" table:style-name="ce1">
            <text:p>7050</text:p>
          </table:table-cell>
          <table:table-cell office:value-type="float" office:value="5.6304964539007099" table:style-name="ce1">
            <text:p>5.630496454</text:p>
          </table:table-cell>
          <table:table-cell office:value-type="float" office:value="0.69080779944289705" table:style-name="ce1">
            <text:p>0.690807799</text:p>
          </table:table-cell>
          <table:table-cell office:value-type="float" office:value="9.0742773508964494E-2" table:style-name="ce1">
            <text:p>0.090742774</text:p>
          </table:table-cell>
          <table:table-cell office:value-type="float" office:value="0.70897155361050301" table:style-name="ce1">
            <text:p>0.708971554</text:p>
          </table:table-cell>
          <table:table-cell office:value-type="float" office:value="9.3130209830410995E-2" table:style-name="ce1">
            <text:p>0.09313021</text:p>
          </table:table-cell>
          <table:table-cell office:value-type="float" office:value="1.3997793530534" table:formula="of:=[.D1578]+[.F1578]" table:style-name="ce1">
            <text:p>1.3997793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18_99995.pkl</text:p>
          </table:table-cell>
          <table:table-cell office:value-type="float" office:value="7050" table:style-name="ce1">
            <text:p>7050</text:p>
          </table:table-cell>
          <table:table-cell office:value-type="float" office:value="5.6304964539007099" table:style-name="ce1">
            <text:p>5.630496454</text:p>
          </table:table-cell>
          <table:table-cell office:value-type="float" office:value="0.69080779944289705" table:style-name="ce1">
            <text:p>0.690807799</text:p>
          </table:table-cell>
          <table:table-cell office:value-type="float" office:value="9.0742773508964494E-2" table:style-name="ce1">
            <text:p>0.090742774</text:p>
          </table:table-cell>
          <table:table-cell office:value-type="float" office:value="0.70897155361050301" table:style-name="ce1">
            <text:p>0.708971554</text:p>
          </table:table-cell>
          <table:table-cell office:value-type="float" office:value="9.3130209830410995E-2" table:style-name="ce1">
            <text:p>0.09313021</text:p>
          </table:table-cell>
          <table:table-cell office:value-type="float" office:value="1.3997793530534" table:formula="of:=[.D1579]+[.F1579]" table:style-name="ce1">
            <text:p>1.3997793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18_9999995.pkl</text:p>
          </table:table-cell>
          <table:table-cell office:value-type="float" office:value="7050" table:style-name="ce1">
            <text:p>7050</text:p>
          </table:table-cell>
          <table:table-cell office:value-type="float" office:value="5.6304964539007099" table:style-name="ce1">
            <text:p>5.630496454</text:p>
          </table:table-cell>
          <table:table-cell office:value-type="float" office:value="0.69080779944289705" table:style-name="ce1">
            <text:p>0.690807799</text:p>
          </table:table-cell>
          <table:table-cell office:value-type="float" office:value="9.0742773508964494E-2" table:style-name="ce1">
            <text:p>0.090742774</text:p>
          </table:table-cell>
          <table:table-cell office:value-type="float" office:value="0.70897155361050301" table:style-name="ce1">
            <text:p>0.708971554</text:p>
          </table:table-cell>
          <table:table-cell office:value-type="float" office:value="9.3130209830410995E-2" table:style-name="ce1">
            <text:p>0.09313021</text:p>
          </table:table-cell>
          <table:table-cell office:value-type="float" office:value="1.3997793530534" table:formula="of:=[.D1580]+[.F1580]" table:style-name="ce1">
            <text:p>1.3997793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0225_99995.pkl</text:p>
          </table:table-cell>
          <table:table-cell office:value-type="float" office:value="5401" table:style-name="ce1">
            <text:p>5401</text:p>
          </table:table-cell>
          <table:table-cell office:value-type="float" office:value="8.5943343825217493" table:style-name="ce1">
            <text:p>8.594334383</text:p>
          </table:table-cell>
          <table:table-cell office:value-type="float" office:value="0.70056497175141197" table:style-name="ce1">
            <text:p>0.700564972</text:p>
          </table:table-cell>
          <table:table-cell office:value-type="float" office:value="6.9506726457399096E-2" table:style-name="ce1">
            <text:p>0.069506726</text:p>
          </table:table-cell>
          <table:table-cell office:value-type="float" office:value="0.69650655021834096" table:style-name="ce1">
            <text:p>0.69650655</text:p>
          </table:table-cell>
          <table:table-cell office:value-type="float" office:value="7.0341786108048504E-2" table:style-name="ce1">
            <text:p>0.070341786</text:p>
          </table:table-cell>
          <table:table-cell office:value-type="float" office:value="1.3970715219697529" table:formula="of:=[.D1581]+[.F1581]" table:style-name="ce1">
            <text:p>1.3970715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0225_999995.pkl</text:p>
          </table:table-cell>
          <table:table-cell office:value-type="float" office:value="5401" table:style-name="ce1">
            <text:p>5401</text:p>
          </table:table-cell>
          <table:table-cell office:value-type="float" office:value="8.5943343825217493" table:style-name="ce1">
            <text:p>8.594334383</text:p>
          </table:table-cell>
          <table:table-cell office:value-type="float" office:value="0.70056497175141197" table:style-name="ce1">
            <text:p>0.700564972</text:p>
          </table:table-cell>
          <table:table-cell office:value-type="float" office:value="6.9506726457399096E-2" table:style-name="ce1">
            <text:p>0.069506726</text:p>
          </table:table-cell>
          <table:table-cell office:value-type="float" office:value="0.69650655021834096" table:style-name="ce1">
            <text:p>0.69650655</text:p>
          </table:table-cell>
          <table:table-cell office:value-type="float" office:value="7.0341786108048504E-2" table:style-name="ce1">
            <text:p>0.070341786</text:p>
          </table:table-cell>
          <table:table-cell office:value-type="float" office:value="1.3970715219697529" table:formula="of:=[.D1582]+[.F1582]" table:style-name="ce1">
            <text:p>1.3970715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0225_9999995.pkl</text:p>
          </table:table-cell>
          <table:table-cell office:value-type="float" office:value="5401" table:style-name="ce1">
            <text:p>5401</text:p>
          </table:table-cell>
          <table:table-cell office:value-type="float" office:value="8.5943343825217493" table:style-name="ce1">
            <text:p>8.594334383</text:p>
          </table:table-cell>
          <table:table-cell office:value-type="float" office:value="0.70056497175141197" table:style-name="ce1">
            <text:p>0.700564972</text:p>
          </table:table-cell>
          <table:table-cell office:value-type="float" office:value="6.9506726457399096E-2" table:style-name="ce1">
            <text:p>0.069506726</text:p>
          </table:table-cell>
          <table:table-cell office:value-type="float" office:value="0.69650655021834096" table:style-name="ce1">
            <text:p>0.69650655</text:p>
          </table:table-cell>
          <table:table-cell office:value-type="float" office:value="7.0341786108048504E-2" table:style-name="ce1">
            <text:p>0.070341786</text:p>
          </table:table-cell>
          <table:table-cell office:value-type="float" office:value="1.3970715219697529" table:formula="of:=[.D1583]+[.F1583]" table:style-name="ce1">
            <text:p>1.3970715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0225_9995.pkl</text:p>
          </table:table-cell>
          <table:table-cell office:value-type="float" office:value="5401" table:style-name="ce1">
            <text:p>5401</text:p>
          </table:table-cell>
          <table:table-cell office:value-type="float" office:value="8.5943343825217493" table:style-name="ce1">
            <text:p>8.594334383</text:p>
          </table:table-cell>
          <table:table-cell office:value-type="float" office:value="0.70056497175141197" table:style-name="ce1">
            <text:p>0.700564972</text:p>
          </table:table-cell>
          <table:table-cell office:value-type="float" office:value="6.9506726457399096E-2" table:style-name="ce1">
            <text:p>0.069506726</text:p>
          </table:table-cell>
          <table:table-cell office:value-type="float" office:value="0.69650655021834096" table:style-name="ce1">
            <text:p>0.69650655</text:p>
          </table:table-cell>
          <table:table-cell office:value-type="float" office:value="7.0341786108048504E-2" table:style-name="ce1">
            <text:p>0.070341786</text:p>
          </table:table-cell>
          <table:table-cell office:value-type="float" office:value="1.3970715219697529" table:formula="of:=[.D1584]+[.F1584]" table:style-name="ce1">
            <text:p>1.3970715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18_999995.pkl</text:p>
          </table:table-cell>
          <table:table-cell office:value-type="float" office:value="6667" table:style-name="ce1">
            <text:p>6667</text:p>
          </table:table-cell>
          <table:table-cell office:value-type="float" office:value="5.7273136343182802" table:style-name="ce1">
            <text:p>5.727313634</text:p>
          </table:table-cell>
          <table:table-cell office:value-type="float" office:value="0.69613259668508298" table:style-name="ce1">
            <text:p>0.696132597</text:p>
          </table:table-cell>
          <table:table-cell office:value-type="float" office:value="8.9140431552882898E-2" table:style-name="ce1">
            <text:p>0.089140432</text:p>
          </table:table-cell>
          <table:table-cell office:value-type="float" office:value="0.69868995633187803" table:style-name="ce1">
            <text:p>0.698689956</text:p>
          </table:table-cell>
          <table:table-cell office:value-type="float" office:value="8.74555889587319E-2" table:style-name="ce1">
            <text:p>0.087455589</text:p>
          </table:table-cell>
          <table:table-cell office:value-type="float" office:value="1.3948225530169611" table:formula="of:=[.D1585]+[.F1585]" table:style-name="ce1">
            <text:p>1.3948225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18_9999995.pkl</text:p>
          </table:table-cell>
          <table:table-cell office:value-type="float" office:value="6667" table:style-name="ce1">
            <text:p>6667</text:p>
          </table:table-cell>
          <table:table-cell office:value-type="float" office:value="5.7273136343182802" table:style-name="ce1">
            <text:p>5.727313634</text:p>
          </table:table-cell>
          <table:table-cell office:value-type="float" office:value="0.69613259668508298" table:style-name="ce1">
            <text:p>0.696132597</text:p>
          </table:table-cell>
          <table:table-cell office:value-type="float" office:value="8.9140431552882898E-2" table:style-name="ce1">
            <text:p>0.089140432</text:p>
          </table:table-cell>
          <table:table-cell office:value-type="float" office:value="0.69868995633187803" table:style-name="ce1">
            <text:p>0.698689956</text:p>
          </table:table-cell>
          <table:table-cell office:value-type="float" office:value="8.74555889587319E-2" table:style-name="ce1">
            <text:p>0.087455589</text:p>
          </table:table-cell>
          <table:table-cell office:value-type="float" office:value="1.3948225530169611" table:formula="of:=[.D1586]+[.F1586]" table:style-name="ce1">
            <text:p>1.3948225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18_9995.pkl</text:p>
          </table:table-cell>
          <table:table-cell office:value-type="float" office:value="6667" table:style-name="ce1">
            <text:p>6667</text:p>
          </table:table-cell>
          <table:table-cell office:value-type="float" office:value="5.7273136343182802" table:style-name="ce1">
            <text:p>5.727313634</text:p>
          </table:table-cell>
          <table:table-cell office:value-type="float" office:value="0.69613259668508298" table:style-name="ce1">
            <text:p>0.696132597</text:p>
          </table:table-cell>
          <table:table-cell office:value-type="float" office:value="8.9140431552882898E-2" table:style-name="ce1">
            <text:p>0.089140432</text:p>
          </table:table-cell>
          <table:table-cell office:value-type="float" office:value="0.69868995633187803" table:style-name="ce1">
            <text:p>0.698689956</text:p>
          </table:table-cell>
          <table:table-cell office:value-type="float" office:value="8.74555889587319E-2" table:style-name="ce1">
            <text:p>0.087455589</text:p>
          </table:table-cell>
          <table:table-cell office:value-type="float" office:value="1.3948225530169611" table:formula="of:=[.D1587]+[.F1587]" table:style-name="ce1">
            <text:p>1.3948225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18_99995.pkl</text:p>
          </table:table-cell>
          <table:table-cell office:value-type="float" office:value="6667" table:style-name="ce1">
            <text:p>6667</text:p>
          </table:table-cell>
          <table:table-cell office:value-type="float" office:value="5.7273136343182802" table:style-name="ce1">
            <text:p>5.727313634</text:p>
          </table:table-cell>
          <table:table-cell office:value-type="float" office:value="0.69613259668508298" table:style-name="ce1">
            <text:p>0.696132597</text:p>
          </table:table-cell>
          <table:table-cell office:value-type="float" office:value="8.9140431552882898E-2" table:style-name="ce1">
            <text:p>0.089140432</text:p>
          </table:table-cell>
          <table:table-cell office:value-type="float" office:value="0.69868995633187803" table:style-name="ce1">
            <text:p>0.698689956</text:p>
          </table:table-cell>
          <table:table-cell office:value-type="float" office:value="8.74555889587319E-2" table:style-name="ce1">
            <text:p>0.087455589</text:p>
          </table:table-cell>
          <table:table-cell office:value-type="float" office:value="1.3948225530169611" table:formula="of:=[.D1588]+[.F1588]" table:style-name="ce1">
            <text:p>1.3948225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18_9995.pkl</text:p>
          </table:table-cell>
          <table:table-cell office:value-type="float" office:value="5046" table:style-name="ce1">
            <text:p>5046</text:p>
          </table:table-cell>
          <table:table-cell office:value-type="float" office:value="8.00455806579469" table:style-name="ce1">
            <text:p>8.004558066</text:p>
          </table:table-cell>
          <table:table-cell office:value-type="float" office:value="0.70114942528735602" table:style-name="ce1">
            <text:p>0.701149425</text:p>
          </table:table-cell>
          <table:table-cell office:value-type="float" office:value="7.1491356577790793E-2" table:style-name="ce1">
            <text:p>0.071491357</text:p>
          </table:table-cell>
          <table:table-cell office:value-type="float" office:value="0.69365426695842403" table:style-name="ce1">
            <text:p>0.693654267</text:p>
          </table:table-cell>
          <table:table-cell office:value-type="float" office:value="7.1124074489566994E-2" table:style-name="ce1">
            <text:p>0.071124074</text:p>
          </table:table-cell>
          <table:table-cell office:value-type="float" office:value="1.39480369224578" table:formula="of:=[.D1589]+[.F1589]" table:style-name="ce1">
            <text:p>1.3948036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18_99995.pkl</text:p>
          </table:table-cell>
          <table:table-cell office:value-type="float" office:value="5046" table:style-name="ce1">
            <text:p>5046</text:p>
          </table:table-cell>
          <table:table-cell office:value-type="float" office:value="8.00455806579469" table:style-name="ce1">
            <text:p>8.004558066</text:p>
          </table:table-cell>
          <table:table-cell office:value-type="float" office:value="0.70114942528735602" table:style-name="ce1">
            <text:p>0.701149425</text:p>
          </table:table-cell>
          <table:table-cell office:value-type="float" office:value="7.1491356577790793E-2" table:style-name="ce1">
            <text:p>0.071491357</text:p>
          </table:table-cell>
          <table:table-cell office:value-type="float" office:value="0.69365426695842403" table:style-name="ce1">
            <text:p>0.693654267</text:p>
          </table:table-cell>
          <table:table-cell office:value-type="float" office:value="7.1124074489566994E-2" table:style-name="ce1">
            <text:p>0.071124074</text:p>
          </table:table-cell>
          <table:table-cell office:value-type="float" office:value="1.39480369224578" table:formula="of:=[.D1590]+[.F1590]" table:style-name="ce1">
            <text:p>1.3948036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18_999995.pkl</text:p>
          </table:table-cell>
          <table:table-cell office:value-type="float" office:value="5046" table:style-name="ce1">
            <text:p>5046</text:p>
          </table:table-cell>
          <table:table-cell office:value-type="float" office:value="8.00455806579469" table:style-name="ce1">
            <text:p>8.004558066</text:p>
          </table:table-cell>
          <table:table-cell office:value-type="float" office:value="0.70114942528735602" table:style-name="ce1">
            <text:p>0.701149425</text:p>
          </table:table-cell>
          <table:table-cell office:value-type="float" office:value="7.1491356577790793E-2" table:style-name="ce1">
            <text:p>0.071491357</text:p>
          </table:table-cell>
          <table:table-cell office:value-type="float" office:value="0.69365426695842403" table:style-name="ce1">
            <text:p>0.693654267</text:p>
          </table:table-cell>
          <table:table-cell office:value-type="float" office:value="7.1124074489566994E-2" table:style-name="ce1">
            <text:p>0.071124074</text:p>
          </table:table-cell>
          <table:table-cell office:value-type="float" office:value="1.39480369224578" table:formula="of:=[.D1591]+[.F1591]" table:style-name="ce1">
            <text:p>1.3948036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18_9999995.pkl</text:p>
          </table:table-cell>
          <table:table-cell office:value-type="float" office:value="5046" table:style-name="ce1">
            <text:p>5046</text:p>
          </table:table-cell>
          <table:table-cell office:value-type="float" office:value="8.00455806579469" table:style-name="ce1">
            <text:p>8.004558066</text:p>
          </table:table-cell>
          <table:table-cell office:value-type="float" office:value="0.70114942528735602" table:style-name="ce1">
            <text:p>0.701149425</text:p>
          </table:table-cell>
          <table:table-cell office:value-type="float" office:value="7.1491356577790793E-2" table:style-name="ce1">
            <text:p>0.071491357</text:p>
          </table:table-cell>
          <table:table-cell office:value-type="float" office:value="0.69365426695842403" table:style-name="ce1">
            <text:p>0.693654267</text:p>
          </table:table-cell>
          <table:table-cell office:value-type="float" office:value="7.1124074489566994E-2" table:style-name="ce1">
            <text:p>0.071124074</text:p>
          </table:table-cell>
          <table:table-cell office:value-type="float" office:value="1.39480369224578" table:formula="of:=[.D1592]+[.F1592]" table:style-name="ce1">
            <text:p>1.3948036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09_999995.pkl</text:p>
          </table:table-cell>
          <table:table-cell office:value-type="float" office:value="5159" table:style-name="ce1">
            <text:p>5159</text:p>
          </table:table-cell>
          <table:table-cell office:value-type="float" office:value="8.3593719713122692" table:style-name="ce1">
            <text:p>8.359371971</text:p>
          </table:table-cell>
          <table:table-cell office:value-type="float" office:value="0.69914040114613196" table:style-name="ce1">
            <text:p>0.699140401</text:p>
          </table:table-cell>
          <table:table-cell office:value-type="float" office:value="7.0337272989334093E-2" table:style-name="ce1">
            <text:p>0.070337273</text:p>
          </table:table-cell>
          <table:table-cell office:value-type="float" office:value="0.69365426695842403" table:style-name="ce1">
            <text:p>0.693654267</text:p>
          </table:table-cell>
          <table:table-cell office:value-type="float" office:value="7.0648540227323406E-2" table:style-name="ce1">
            <text:p>0.07064854</text:p>
          </table:table-cell>
          <table:table-cell office:value-type="float" office:value="1.392794668104556" table:formula="of:=[.D1593]+[.F1593]" table:style-name="ce1">
            <text:p>1.3927946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09_9999995.pkl</text:p>
          </table:table-cell>
          <table:table-cell office:value-type="float" office:value="5159" table:style-name="ce1">
            <text:p>5159</text:p>
          </table:table-cell>
          <table:table-cell office:value-type="float" office:value="8.3593719713122692" table:style-name="ce1">
            <text:p>8.359371971</text:p>
          </table:table-cell>
          <table:table-cell office:value-type="float" office:value="0.69914040114613196" table:style-name="ce1">
            <text:p>0.699140401</text:p>
          </table:table-cell>
          <table:table-cell office:value-type="float" office:value="7.0337272989334093E-2" table:style-name="ce1">
            <text:p>0.070337273</text:p>
          </table:table-cell>
          <table:table-cell office:value-type="float" office:value="0.69365426695842403" table:style-name="ce1">
            <text:p>0.693654267</text:p>
          </table:table-cell>
          <table:table-cell office:value-type="float" office:value="7.0648540227323406E-2" table:style-name="ce1">
            <text:p>0.07064854</text:p>
          </table:table-cell>
          <table:table-cell office:value-type="float" office:value="1.392794668104556" table:formula="of:=[.D1594]+[.F1594]" table:style-name="ce1">
            <text:p>1.3927946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09_9995.pkl</text:p>
          </table:table-cell>
          <table:table-cell office:value-type="float" office:value="5159" table:style-name="ce1">
            <text:p>5159</text:p>
          </table:table-cell>
          <table:table-cell office:value-type="float" office:value="8.3593719713122692" table:style-name="ce1">
            <text:p>8.359371971</text:p>
          </table:table-cell>
          <table:table-cell office:value-type="float" office:value="0.69914040114613196" table:style-name="ce1">
            <text:p>0.699140401</text:p>
          </table:table-cell>
          <table:table-cell office:value-type="float" office:value="7.0337272989334093E-2" table:style-name="ce1">
            <text:p>0.070337273</text:p>
          </table:table-cell>
          <table:table-cell office:value-type="float" office:value="0.69365426695842403" table:style-name="ce1">
            <text:p>0.693654267</text:p>
          </table:table-cell>
          <table:table-cell office:value-type="float" office:value="7.0648540227323406E-2" table:style-name="ce1">
            <text:p>0.07064854</text:p>
          </table:table-cell>
          <table:table-cell office:value-type="float" office:value="1.392794668104556" table:formula="of:=[.D1595]+[.F1595]" table:style-name="ce1">
            <text:p>1.3927946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09_99995.pkl</text:p>
          </table:table-cell>
          <table:table-cell office:value-type="float" office:value="5159" table:style-name="ce1">
            <text:p>5159</text:p>
          </table:table-cell>
          <table:table-cell office:value-type="float" office:value="8.3593719713122692" table:style-name="ce1">
            <text:p>8.359371971</text:p>
          </table:table-cell>
          <table:table-cell office:value-type="float" office:value="0.69914040114613196" table:style-name="ce1">
            <text:p>0.699140401</text:p>
          </table:table-cell>
          <table:table-cell office:value-type="float" office:value="7.0337272989334093E-2" table:style-name="ce1">
            <text:p>0.070337273</text:p>
          </table:table-cell>
          <table:table-cell office:value-type="float" office:value="0.69365426695842403" table:style-name="ce1">
            <text:p>0.693654267</text:p>
          </table:table-cell>
          <table:table-cell office:value-type="float" office:value="7.0648540227323406E-2" table:style-name="ce1">
            <text:p>0.07064854</text:p>
          </table:table-cell>
          <table:table-cell office:value-type="float" office:value="1.392794668104556" table:formula="of:=[.D1596]+[.F1596]" table:style-name="ce1">
            <text:p>1.3927946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09_99995.pkl</text:p>
          </table:table-cell>
          <table:table-cell office:value-type="float" office:value="5299" table:style-name="ce1">
            <text:p>5299</text:p>
          </table:table-cell>
          <table:table-cell office:value-type="float" office:value="6.4702774108322298" table:style-name="ce1">
            <text:p>6.470277411</text:p>
          </table:table-cell>
          <table:table-cell office:value-type="float" office:value="0.68857142857142895" table:style-name="ce1">
            <text:p>0.688571429</text:p>
          </table:table-cell>
          <table:table-cell office:value-type="float" office:value="9.4435736677115995E-2" table:style-name="ce1">
            <text:p>0.094435737</text:p>
          </table:table-cell>
          <table:table-cell office:value-type="float" office:value="0.70394736842105299" table:style-name="ce1">
            <text:p>0.703947368</text:p>
          </table:table-cell>
          <table:table-cell office:value-type="float" office:value="9.8285364360073499E-2" table:style-name="ce1">
            <text:p>0.098285364</text:p>
          </table:table-cell>
          <table:table-cell office:value-type="float" office:value="1.3925187969924819" table:formula="of:=[.D1597]+[.F1597]" table:style-name="ce1">
            <text:p>1.3925187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09_9995.pkl</text:p>
          </table:table-cell>
          <table:table-cell office:value-type="float" office:value="5299" table:style-name="ce1">
            <text:p>5299</text:p>
          </table:table-cell>
          <table:table-cell office:value-type="float" office:value="6.4702774108322298" table:style-name="ce1">
            <text:p>6.470277411</text:p>
          </table:table-cell>
          <table:table-cell office:value-type="float" office:value="0.68857142857142895" table:style-name="ce1">
            <text:p>0.688571429</text:p>
          </table:table-cell>
          <table:table-cell office:value-type="float" office:value="9.4435736677115995E-2" table:style-name="ce1">
            <text:p>0.094435737</text:p>
          </table:table-cell>
          <table:table-cell office:value-type="float" office:value="0.70394736842105299" table:style-name="ce1">
            <text:p>0.703947368</text:p>
          </table:table-cell>
          <table:table-cell office:value-type="float" office:value="9.8285364360073499E-2" table:style-name="ce1">
            <text:p>0.098285364</text:p>
          </table:table-cell>
          <table:table-cell office:value-type="float" office:value="1.3925187969924819" table:formula="of:=[.D1598]+[.F1598]" table:style-name="ce1">
            <text:p>1.3925187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09_999995.pkl</text:p>
          </table:table-cell>
          <table:table-cell office:value-type="float" office:value="5299" table:style-name="ce1">
            <text:p>5299</text:p>
          </table:table-cell>
          <table:table-cell office:value-type="float" office:value="6.4702774108322298" table:style-name="ce1">
            <text:p>6.470277411</text:p>
          </table:table-cell>
          <table:table-cell office:value-type="float" office:value="0.68857142857142895" table:style-name="ce1">
            <text:p>0.688571429</text:p>
          </table:table-cell>
          <table:table-cell office:value-type="float" office:value="9.4435736677115995E-2" table:style-name="ce1">
            <text:p>0.094435737</text:p>
          </table:table-cell>
          <table:table-cell office:value-type="float" office:value="0.70394736842105299" table:style-name="ce1">
            <text:p>0.703947368</text:p>
          </table:table-cell>
          <table:table-cell office:value-type="float" office:value="9.8285364360073499E-2" table:style-name="ce1">
            <text:p>0.098285364</text:p>
          </table:table-cell>
          <table:table-cell office:value-type="float" office:value="1.3925187969924819" table:formula="of:=[.D1599]+[.F1599]" table:style-name="ce1">
            <text:p>1.3925187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09_9999995.pkl</text:p>
          </table:table-cell>
          <table:table-cell office:value-type="float" office:value="5299" table:style-name="ce1">
            <text:p>5299</text:p>
          </table:table-cell>
          <table:table-cell office:value-type="float" office:value="6.4702774108322298" table:style-name="ce1">
            <text:p>6.470277411</text:p>
          </table:table-cell>
          <table:table-cell office:value-type="float" office:value="0.68857142857142895" table:style-name="ce1">
            <text:p>0.688571429</text:p>
          </table:table-cell>
          <table:table-cell office:value-type="float" office:value="9.4435736677115995E-2" table:style-name="ce1">
            <text:p>0.094435737</text:p>
          </table:table-cell>
          <table:table-cell office:value-type="float" office:value="0.70394736842105299" table:style-name="ce1">
            <text:p>0.703947368</text:p>
          </table:table-cell>
          <table:table-cell office:value-type="float" office:value="9.8285364360073499E-2" table:style-name="ce1">
            <text:p>0.098285364</text:p>
          </table:table-cell>
          <table:table-cell office:value-type="float" office:value="1.3925187969924819" table:formula="of:=[.D1600]+[.F1600]" table:style-name="ce1">
            <text:p>1.3925187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18_9999995.pkl</text:p>
          </table:table-cell>
          <table:table-cell office:value-type="float" office:value="4901" table:style-name="ce1">
            <text:p>4901</text:p>
          </table:table-cell>
          <table:table-cell office:value-type="float" office:value="6.9536829218526801" table:style-name="ce1">
            <text:p>6.953682922</text:p>
          </table:table-cell>
          <table:table-cell office:value-type="float" office:value="0.70231213872832399" table:style-name="ce1">
            <text:p>0.702312139</text:p>
          </table:table-cell>
          <table:table-cell office:value-type="float" office:value="7.9282218597063595E-2" table:style-name="ce1">
            <text:p>0.079282219</text:p>
          </table:table-cell>
          <table:table-cell office:value-type="float" office:value="0.69010989010988999" table:style-name="ce1">
            <text:p>0.69010989</text:p>
          </table:table-cell>
          <table:table-cell office:value-type="float" office:value="7.6866585067319498E-2" table:style-name="ce1">
            <text:p>0.076866585</text:p>
          </table:table-cell>
          <table:table-cell office:value-type="float" office:value="1.3924220288382139" table:formula="of:=[.D1601]+[.F1601]" table:style-name="ce1">
            <text:p>1.3924220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18_99995.pkl</text:p>
          </table:table-cell>
          <table:table-cell office:value-type="float" office:value="4901" table:style-name="ce1">
            <text:p>4901</text:p>
          </table:table-cell>
          <table:table-cell office:value-type="float" office:value="6.9536829218526801" table:style-name="ce1">
            <text:p>6.953682922</text:p>
          </table:table-cell>
          <table:table-cell office:value-type="float" office:value="0.70231213872832399" table:style-name="ce1">
            <text:p>0.702312139</text:p>
          </table:table-cell>
          <table:table-cell office:value-type="float" office:value="7.9282218597063595E-2" table:style-name="ce1">
            <text:p>0.079282219</text:p>
          </table:table-cell>
          <table:table-cell office:value-type="float" office:value="0.69010989010988999" table:style-name="ce1">
            <text:p>0.69010989</text:p>
          </table:table-cell>
          <table:table-cell office:value-type="float" office:value="7.6866585067319498E-2" table:style-name="ce1">
            <text:p>0.076866585</text:p>
          </table:table-cell>
          <table:table-cell office:value-type="float" office:value="1.3924220288382139" table:formula="of:=[.D1602]+[.F1602]" table:style-name="ce1">
            <text:p>1.3924220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18_999995.pkl</text:p>
          </table:table-cell>
          <table:table-cell office:value-type="float" office:value="4901" table:style-name="ce1">
            <text:p>4901</text:p>
          </table:table-cell>
          <table:table-cell office:value-type="float" office:value="6.9536829218526801" table:style-name="ce1">
            <text:p>6.953682922</text:p>
          </table:table-cell>
          <table:table-cell office:value-type="float" office:value="0.70231213872832399" table:style-name="ce1">
            <text:p>0.702312139</text:p>
          </table:table-cell>
          <table:table-cell office:value-type="float" office:value="7.9282218597063595E-2" table:style-name="ce1">
            <text:p>0.079282219</text:p>
          </table:table-cell>
          <table:table-cell office:value-type="float" office:value="0.69010989010988999" table:style-name="ce1">
            <text:p>0.69010989</text:p>
          </table:table-cell>
          <table:table-cell office:value-type="float" office:value="7.6866585067319498E-2" table:style-name="ce1">
            <text:p>0.076866585</text:p>
          </table:table-cell>
          <table:table-cell office:value-type="float" office:value="1.3924220288382139" table:formula="of:=[.D1603]+[.F1603]" table:style-name="ce1">
            <text:p>1.3924220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18_9995.pkl</text:p>
          </table:table-cell>
          <table:table-cell office:value-type="float" office:value="4901" table:style-name="ce1">
            <text:p>4901</text:p>
          </table:table-cell>
          <table:table-cell office:value-type="float" office:value="6.9536829218526801" table:style-name="ce1">
            <text:p>6.953682922</text:p>
          </table:table-cell>
          <table:table-cell office:value-type="float" office:value="0.70231213872832399" table:style-name="ce1">
            <text:p>0.702312139</text:p>
          </table:table-cell>
          <table:table-cell office:value-type="float" office:value="7.9282218597063595E-2" table:style-name="ce1">
            <text:p>0.079282219</text:p>
          </table:table-cell>
          <table:table-cell office:value-type="float" office:value="0.69010989010988999" table:style-name="ce1">
            <text:p>0.69010989</text:p>
          </table:table-cell>
          <table:table-cell office:value-type="float" office:value="7.6866585067319498E-2" table:style-name="ce1">
            <text:p>0.076866585</text:p>
          </table:table-cell>
          <table:table-cell office:value-type="float" office:value="1.3924220288382139" table:formula="of:=[.D1604]+[.F1604]" table:style-name="ce1">
            <text:p>1.3924220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36_99995.pkl</text:p>
          </table:table-cell>
          <table:table-cell office:value-type="float" office:value="4955" table:style-name="ce1">
            <text:p>4955</text:p>
          </table:table-cell>
          <table:table-cell office:value-type="float" office:value="7.4924318869828497" table:style-name="ce1">
            <text:p>7.492431887</text:p>
          </table:table-cell>
          <table:table-cell office:value-type="float" office:value="0.69740634005763702" table:style-name="ce1">
            <text:p>0.69740634</text:p>
          </table:table-cell>
          <table:table-cell office:value-type="float" office:value="7.4074074074074098E-2" table:style-name="ce1">
            <text:p>0.074074074</text:p>
          </table:table-cell>
          <table:table-cell office:value-type="float" office:value="0.69365426695842403" table:style-name="ce1">
            <text:p>0.693654267</text:p>
          </table:table-cell>
          <table:table-cell office:value-type="float" office:value="7.3858341099720407E-2" table:style-name="ce1">
            <text:p>0.073858341</text:p>
          </table:table-cell>
          <table:table-cell office:value-type="float" office:value="1.3910606070160609" table:formula="of:=[.D1605]+[.F1605]" table:style-name="ce1">
            <text:p>1.3910606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36_9999995.pkl</text:p>
          </table:table-cell>
          <table:table-cell office:value-type="float" office:value="4955" table:style-name="ce1">
            <text:p>4955</text:p>
          </table:table-cell>
          <table:table-cell office:value-type="float" office:value="7.4924318869828497" table:style-name="ce1">
            <text:p>7.492431887</text:p>
          </table:table-cell>
          <table:table-cell office:value-type="float" office:value="0.69740634005763702" table:style-name="ce1">
            <text:p>0.69740634</text:p>
          </table:table-cell>
          <table:table-cell office:value-type="float" office:value="7.4074074074074098E-2" table:style-name="ce1">
            <text:p>0.074074074</text:p>
          </table:table-cell>
          <table:table-cell office:value-type="float" office:value="0.69365426695842403" table:style-name="ce1">
            <text:p>0.693654267</text:p>
          </table:table-cell>
          <table:table-cell office:value-type="float" office:value="7.3858341099720407E-2" table:style-name="ce1">
            <text:p>0.073858341</text:p>
          </table:table-cell>
          <table:table-cell office:value-type="float" office:value="1.3910606070160609" table:formula="of:=[.D1606]+[.F1606]" table:style-name="ce1">
            <text:p>1.3910606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36_999995.pkl</text:p>
          </table:table-cell>
          <table:table-cell office:value-type="float" office:value="4955" table:style-name="ce1">
            <text:p>4955</text:p>
          </table:table-cell>
          <table:table-cell office:value-type="float" office:value="7.4924318869828497" table:style-name="ce1">
            <text:p>7.492431887</text:p>
          </table:table-cell>
          <table:table-cell office:value-type="float" office:value="0.69740634005763702" table:style-name="ce1">
            <text:p>0.69740634</text:p>
          </table:table-cell>
          <table:table-cell office:value-type="float" office:value="7.4074074074074098E-2" table:style-name="ce1">
            <text:p>0.074074074</text:p>
          </table:table-cell>
          <table:table-cell office:value-type="float" office:value="0.69365426695842403" table:style-name="ce1">
            <text:p>0.693654267</text:p>
          </table:table-cell>
          <table:table-cell office:value-type="float" office:value="7.3858341099720407E-2" table:style-name="ce1">
            <text:p>0.073858341</text:p>
          </table:table-cell>
          <table:table-cell office:value-type="float" office:value="1.3910606070160609" table:formula="of:=[.D1607]+[.F1607]" table:style-name="ce1">
            <text:p>1.3910606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2_36_9995.pkl</text:p>
          </table:table-cell>
          <table:table-cell office:value-type="float" office:value="4955" table:style-name="ce1">
            <text:p>4955</text:p>
          </table:table-cell>
          <table:table-cell office:value-type="float" office:value="7.4924318869828497" table:style-name="ce1">
            <text:p>7.492431887</text:p>
          </table:table-cell>
          <table:table-cell office:value-type="float" office:value="0.69740634005763702" table:style-name="ce1">
            <text:p>0.69740634</text:p>
          </table:table-cell>
          <table:table-cell office:value-type="float" office:value="7.4074074074074098E-2" table:style-name="ce1">
            <text:p>0.074074074</text:p>
          </table:table-cell>
          <table:table-cell office:value-type="float" office:value="0.69365426695842403" table:style-name="ce1">
            <text:p>0.693654267</text:p>
          </table:table-cell>
          <table:table-cell office:value-type="float" office:value="7.3858341099720407E-2" table:style-name="ce1">
            <text:p>0.073858341</text:p>
          </table:table-cell>
          <table:table-cell office:value-type="float" office:value="1.3910606070160609" table:formula="of:=[.D1608]+[.F1608]" table:style-name="ce1">
            <text:p>1.3910606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18_9999995.pkl</text:p>
          </table:table-cell>
          <table:table-cell office:value-type="float" office:value="5429" table:style-name="ce1">
            <text:p>5429</text:p>
          </table:table-cell>
          <table:table-cell office:value-type="float" office:value="6.8578006999447396" table:style-name="ce1">
            <text:p>6.8578007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7.8037537043134694E-2" table:style-name="ce1">
            <text:p>0.078037537</text:p>
          </table:table-cell>
          <table:table-cell office:value-type="float" office:value="0.70897155361050301" table:style-name="ce1">
            <text:p>0.708971554</text:p>
          </table:table-cell>
          <table:table-cell office:value-type="float" office:value="8.3013066871637203E-2" table:style-name="ce1">
            <text:p>0.083013067</text:p>
          </table:table-cell>
          <table:table-cell office:value-type="float" office:value="1.390006036369124" table:formula="of:=[.D1609]+[.F1609]" table:style-name="ce1">
            <text:p>1.3900060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18_9995.pkl</text:p>
          </table:table-cell>
          <table:table-cell office:value-type="float" office:value="5429" table:style-name="ce1">
            <text:p>5429</text:p>
          </table:table-cell>
          <table:table-cell office:value-type="float" office:value="6.8578006999447396" table:style-name="ce1">
            <text:p>6.8578007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7.8037537043134694E-2" table:style-name="ce1">
            <text:p>0.078037537</text:p>
          </table:table-cell>
          <table:table-cell office:value-type="float" office:value="0.70897155361050301" table:style-name="ce1">
            <text:p>0.708971554</text:p>
          </table:table-cell>
          <table:table-cell office:value-type="float" office:value="8.3013066871637203E-2" table:style-name="ce1">
            <text:p>0.083013067</text:p>
          </table:table-cell>
          <table:table-cell office:value-type="float" office:value="1.390006036369124" table:formula="of:=[.D1610]+[.F1610]" table:style-name="ce1">
            <text:p>1.3900060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18_999995.pkl</text:p>
          </table:table-cell>
          <table:table-cell office:value-type="float" office:value="5429" table:style-name="ce1">
            <text:p>5429</text:p>
          </table:table-cell>
          <table:table-cell office:value-type="float" office:value="6.8578006999447396" table:style-name="ce1">
            <text:p>6.8578007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7.8037537043134694E-2" table:style-name="ce1">
            <text:p>0.078037537</text:p>
          </table:table-cell>
          <table:table-cell office:value-type="float" office:value="0.70897155361050301" table:style-name="ce1">
            <text:p>0.708971554</text:p>
          </table:table-cell>
          <table:table-cell office:value-type="float" office:value="8.3013066871637203E-2" table:style-name="ce1">
            <text:p>0.083013067</text:p>
          </table:table-cell>
          <table:table-cell office:value-type="float" office:value="1.390006036369124" table:formula="of:=[.D1611]+[.F1611]" table:style-name="ce1">
            <text:p>1.3900060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1_18_99995.pkl</text:p>
          </table:table-cell>
          <table:table-cell office:value-type="float" office:value="5429" table:style-name="ce1">
            <text:p>5429</text:p>
          </table:table-cell>
          <table:table-cell office:value-type="float" office:value="6.8578006999447396" table:style-name="ce1">
            <text:p>6.8578007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7.8037537043134694E-2" table:style-name="ce1">
            <text:p>0.078037537</text:p>
          </table:table-cell>
          <table:table-cell office:value-type="float" office:value="0.70897155361050301" table:style-name="ce1">
            <text:p>0.708971554</text:p>
          </table:table-cell>
          <table:table-cell office:value-type="float" office:value="8.3013066871637203E-2" table:style-name="ce1">
            <text:p>0.083013067</text:p>
          </table:table-cell>
          <table:table-cell office:value-type="float" office:value="1.390006036369124" table:formula="of:=[.D1612]+[.F1612]" table:style-name="ce1">
            <text:p>1.3900060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36_99995.pkl</text:p>
          </table:table-cell>
          <table:table-cell office:value-type="float" office:value="5396" table:style-name="ce1">
            <text:p>5396</text:p>
          </table:table-cell>
          <table:table-cell office:value-type="float" office:value="7.6091549295774703" table:style-name="ce1">
            <text:p>7.60915493</text:p>
          </table:table-cell>
          <table:table-cell office:value-type="float" office:value="0.68194842406876799" table:style-name="ce1">
            <text:p>0.681948424</text:p>
          </table:table-cell>
          <table:table-cell office:value-type="float" office:value="7.1665161096055405E-2" table:style-name="ce1">
            <text:p>0.071665161</text:p>
          </table:table-cell>
          <table:table-cell office:value-type="float" office:value="0.70524017467248901" table:style-name="ce1">
            <text:p>0.705240175</text:p>
          </table:table-cell>
          <table:table-cell office:value-type="float" office:value="7.5432041102288697E-2" table:style-name="ce1">
            <text:p>0.075432041</text:p>
          </table:table-cell>
          <table:table-cell office:value-type="float" office:value="1.3871885987412571" table:formula="of:=[.D1613]+[.F1613]" table:style-name="ce1">
            <text:p>1.3871885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36_9999995.pkl</text:p>
          </table:table-cell>
          <table:table-cell office:value-type="float" office:value="5396" table:style-name="ce1">
            <text:p>5396</text:p>
          </table:table-cell>
          <table:table-cell office:value-type="float" office:value="7.6091549295774703" table:style-name="ce1">
            <text:p>7.60915493</text:p>
          </table:table-cell>
          <table:table-cell office:value-type="float" office:value="0.68194842406876799" table:style-name="ce1">
            <text:p>0.681948424</text:p>
          </table:table-cell>
          <table:table-cell office:value-type="float" office:value="7.1665161096055405E-2" table:style-name="ce1">
            <text:p>0.071665161</text:p>
          </table:table-cell>
          <table:table-cell office:value-type="float" office:value="0.70524017467248901" table:style-name="ce1">
            <text:p>0.705240175</text:p>
          </table:table-cell>
          <table:table-cell office:value-type="float" office:value="7.5432041102288697E-2" table:style-name="ce1">
            <text:p>0.075432041</text:p>
          </table:table-cell>
          <table:table-cell office:value-type="float" office:value="1.3871885987412571" table:formula="of:=[.D1614]+[.F1614]" table:style-name="ce1">
            <text:p>1.3871885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36_999995.pkl</text:p>
          </table:table-cell>
          <table:table-cell office:value-type="float" office:value="5396" table:style-name="ce1">
            <text:p>5396</text:p>
          </table:table-cell>
          <table:table-cell office:value-type="float" office:value="7.6091549295774703" table:style-name="ce1">
            <text:p>7.60915493</text:p>
          </table:table-cell>
          <table:table-cell office:value-type="float" office:value="0.68194842406876799" table:style-name="ce1">
            <text:p>0.681948424</text:p>
          </table:table-cell>
          <table:table-cell office:value-type="float" office:value="7.1665161096055405E-2" table:style-name="ce1">
            <text:p>0.071665161</text:p>
          </table:table-cell>
          <table:table-cell office:value-type="float" office:value="0.70524017467248901" table:style-name="ce1">
            <text:p>0.705240175</text:p>
          </table:table-cell>
          <table:table-cell office:value-type="float" office:value="7.5432041102288697E-2" table:style-name="ce1">
            <text:p>0.075432041</text:p>
          </table:table-cell>
          <table:table-cell office:value-type="float" office:value="1.3871885987412571" table:formula="of:=[.D1615]+[.F1615]" table:style-name="ce1">
            <text:p>1.3871885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36_9995.pkl</text:p>
          </table:table-cell>
          <table:table-cell office:value-type="float" office:value="5396" table:style-name="ce1">
            <text:p>5396</text:p>
          </table:table-cell>
          <table:table-cell office:value-type="float" office:value="7.6091549295774703" table:style-name="ce1">
            <text:p>7.60915493</text:p>
          </table:table-cell>
          <table:table-cell office:value-type="float" office:value="0.68194842406876799" table:style-name="ce1">
            <text:p>0.681948424</text:p>
          </table:table-cell>
          <table:table-cell office:value-type="float" office:value="7.1665161096055405E-2" table:style-name="ce1">
            <text:p>0.071665161</text:p>
          </table:table-cell>
          <table:table-cell office:value-type="float" office:value="0.70524017467248901" table:style-name="ce1">
            <text:p>0.705240175</text:p>
          </table:table-cell>
          <table:table-cell office:value-type="float" office:value="7.5432041102288697E-2" table:style-name="ce1">
            <text:p>0.075432041</text:p>
          </table:table-cell>
          <table:table-cell office:value-type="float" office:value="1.3871885987412571" table:formula="of:=[.D1616]+[.F1616]" table:style-name="ce1">
            <text:p>1.3871885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09_9999995.pkl</text:p>
          </table:table-cell>
          <table:table-cell office:value-type="float" office:value="5147" table:style-name="ce1">
            <text:p>5147</text:p>
          </table:table-cell>
          <table:table-cell office:value-type="float" office:value="7.4725082572372301" table:style-name="ce1">
            <text:p>7.472508257</text:p>
          </table:table-cell>
          <table:table-cell office:value-type="float" office:value="0.69627507163323799" table:style-name="ce1">
            <text:p>0.696275072</text:p>
          </table:table-cell>
          <table:table-cell office:value-type="float" office:value="7.5795383655645698E-2" table:style-name="ce1">
            <text:p>0.075795384</text:p>
          </table:table-cell>
          <table:table-cell office:value-type="float" office:value="0.69078947368420995" table:style-name="ce1">
            <text:p>0.690789474</text:p>
          </table:table-cell>
          <table:table-cell office:value-type="float" office:value="7.4733096085409303E-2" table:style-name="ce1">
            <text:p>0.074733096</text:p>
          </table:table-cell>
          <table:table-cell office:value-type="float" office:value="1.3870645453174479" table:formula="of:=[.D1617]+[.F1617]" table:style-name="ce1">
            <text:p>1.3870645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09_99995.pkl</text:p>
          </table:table-cell>
          <table:table-cell office:value-type="float" office:value="5147" table:style-name="ce1">
            <text:p>5147</text:p>
          </table:table-cell>
          <table:table-cell office:value-type="float" office:value="7.4725082572372301" table:style-name="ce1">
            <text:p>7.472508257</text:p>
          </table:table-cell>
          <table:table-cell office:value-type="float" office:value="0.69627507163323799" table:style-name="ce1">
            <text:p>0.696275072</text:p>
          </table:table-cell>
          <table:table-cell office:value-type="float" office:value="7.5795383655645698E-2" table:style-name="ce1">
            <text:p>0.075795384</text:p>
          </table:table-cell>
          <table:table-cell office:value-type="float" office:value="0.69078947368420995" table:style-name="ce1">
            <text:p>0.690789474</text:p>
          </table:table-cell>
          <table:table-cell office:value-type="float" office:value="7.4733096085409303E-2" table:style-name="ce1">
            <text:p>0.074733096</text:p>
          </table:table-cell>
          <table:table-cell office:value-type="float" office:value="1.3870645453174479" table:formula="of:=[.D1618]+[.F1618]" table:style-name="ce1">
            <text:p>1.3870645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09_999995.pkl</text:p>
          </table:table-cell>
          <table:table-cell office:value-type="float" office:value="5147" table:style-name="ce1">
            <text:p>5147</text:p>
          </table:table-cell>
          <table:table-cell office:value-type="float" office:value="7.4725082572372301" table:style-name="ce1">
            <text:p>7.472508257</text:p>
          </table:table-cell>
          <table:table-cell office:value-type="float" office:value="0.69627507163323799" table:style-name="ce1">
            <text:p>0.696275072</text:p>
          </table:table-cell>
          <table:table-cell office:value-type="float" office:value="7.5795383655645698E-2" table:style-name="ce1">
            <text:p>0.075795384</text:p>
          </table:table-cell>
          <table:table-cell office:value-type="float" office:value="0.69078947368420995" table:style-name="ce1">
            <text:p>0.690789474</text:p>
          </table:table-cell>
          <table:table-cell office:value-type="float" office:value="7.4733096085409303E-2" table:style-name="ce1">
            <text:p>0.074733096</text:p>
          </table:table-cell>
          <table:table-cell office:value-type="float" office:value="1.3870645453174479" table:formula="of:=[.D1619]+[.F1619]" table:style-name="ce1">
            <text:p>1.3870645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09_9995.pkl</text:p>
          </table:table-cell>
          <table:table-cell office:value-type="float" office:value="5147" table:style-name="ce1">
            <text:p>5147</text:p>
          </table:table-cell>
          <table:table-cell office:value-type="float" office:value="7.4725082572372301" table:style-name="ce1">
            <text:p>7.472508257</text:p>
          </table:table-cell>
          <table:table-cell office:value-type="float" office:value="0.69627507163323799" table:style-name="ce1">
            <text:p>0.696275072</text:p>
          </table:table-cell>
          <table:table-cell office:value-type="float" office:value="7.5795383655645698E-2" table:style-name="ce1">
            <text:p>0.075795384</text:p>
          </table:table-cell>
          <table:table-cell office:value-type="float" office:value="0.69078947368420995" table:style-name="ce1">
            <text:p>0.690789474</text:p>
          </table:table-cell>
          <table:table-cell office:value-type="float" office:value="7.4733096085409303E-2" table:style-name="ce1">
            <text:p>0.074733096</text:p>
          </table:table-cell>
          <table:table-cell office:value-type="float" office:value="1.3870645453174479" table:formula="of:=[.D1620]+[.F1620]" table:style-name="ce1">
            <text:p>1.3870645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36_9999995.pkl</text:p>
          </table:table-cell>
          <table:table-cell office:value-type="float" office:value="4898" table:style-name="ce1">
            <text:p>4898</text:p>
          </table:table-cell>
          <table:table-cell office:value-type="float" office:value="6.8719885667619396" table:style-name="ce1">
            <text:p>6.871988567</text:p>
          </table:table-cell>
          <table:table-cell office:value-type="float" office:value="0.69452449567723296" table:style-name="ce1">
            <text:p>0.694524496</text:p>
          </table:table-cell>
          <table:table-cell office:value-type="float" office:value="8.0386924616410907E-2" table:style-name="ce1">
            <text:p>0.080386925</text:p>
          </table:table-cell>
          <table:table-cell office:value-type="float" office:value="0.69230769230769196" table:style-name="ce1">
            <text:p>0.692307692</text:p>
          </table:table-cell>
          <table:table-cell office:value-type="float" office:value="7.8986960882648005E-2" table:style-name="ce1">
            <text:p>0.078986961</text:p>
          </table:table-cell>
          <table:table-cell office:value-type="float" office:value="1.386832187984925" table:formula="of:=[.D1621]+[.F1621]" table:style-name="ce1">
            <text:p>1.3868321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36_999995.pkl</text:p>
          </table:table-cell>
          <table:table-cell office:value-type="float" office:value="4898" table:style-name="ce1">
            <text:p>4898</text:p>
          </table:table-cell>
          <table:table-cell office:value-type="float" office:value="6.8719885667619396" table:style-name="ce1">
            <text:p>6.871988567</text:p>
          </table:table-cell>
          <table:table-cell office:value-type="float" office:value="0.69452449567723296" table:style-name="ce1">
            <text:p>0.694524496</text:p>
          </table:table-cell>
          <table:table-cell office:value-type="float" office:value="8.0386924616410907E-2" table:style-name="ce1">
            <text:p>0.080386925</text:p>
          </table:table-cell>
          <table:table-cell office:value-type="float" office:value="0.69230769230769196" table:style-name="ce1">
            <text:p>0.692307692</text:p>
          </table:table-cell>
          <table:table-cell office:value-type="float" office:value="7.8986960882648005E-2" table:style-name="ce1">
            <text:p>0.078986961</text:p>
          </table:table-cell>
          <table:table-cell office:value-type="float" office:value="1.386832187984925" table:formula="of:=[.D1622]+[.F1622]" table:style-name="ce1">
            <text:p>1.3868321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36_99995.pkl</text:p>
          </table:table-cell>
          <table:table-cell office:value-type="float" office:value="4898" table:style-name="ce1">
            <text:p>4898</text:p>
          </table:table-cell>
          <table:table-cell office:value-type="float" office:value="6.8719885667619396" table:style-name="ce1">
            <text:p>6.871988567</text:p>
          </table:table-cell>
          <table:table-cell office:value-type="float" office:value="0.69452449567723296" table:style-name="ce1">
            <text:p>0.694524496</text:p>
          </table:table-cell>
          <table:table-cell office:value-type="float" office:value="8.0386924616410907E-2" table:style-name="ce1">
            <text:p>0.080386925</text:p>
          </table:table-cell>
          <table:table-cell office:value-type="float" office:value="0.69230769230769196" table:style-name="ce1">
            <text:p>0.692307692</text:p>
          </table:table-cell>
          <table:table-cell office:value-type="float" office:value="7.8986960882648005E-2" table:style-name="ce1">
            <text:p>0.078986961</text:p>
          </table:table-cell>
          <table:table-cell office:value-type="float" office:value="1.386832187984925" table:formula="of:=[.D1623]+[.F1623]" table:style-name="ce1">
            <text:p>1.3868321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1000_8_36_9995.pkl</text:p>
          </table:table-cell>
          <table:table-cell office:value-type="float" office:value="4898" table:style-name="ce1">
            <text:p>4898</text:p>
          </table:table-cell>
          <table:table-cell office:value-type="float" office:value="6.8719885667619396" table:style-name="ce1">
            <text:p>6.871988567</text:p>
          </table:table-cell>
          <table:table-cell office:value-type="float" office:value="0.69452449567723296" table:style-name="ce1">
            <text:p>0.694524496</text:p>
          </table:table-cell>
          <table:table-cell office:value-type="float" office:value="8.0386924616410907E-2" table:style-name="ce1">
            <text:p>0.080386925</text:p>
          </table:table-cell>
          <table:table-cell office:value-type="float" office:value="0.69230769230769196" table:style-name="ce1">
            <text:p>0.692307692</text:p>
          </table:table-cell>
          <table:table-cell office:value-type="float" office:value="7.8986960882648005E-2" table:style-name="ce1">
            <text:p>0.078986961</text:p>
          </table:table-cell>
          <table:table-cell office:value-type="float" office:value="1.386832187984925" table:formula="of:=[.D1624]+[.F1624]" table:style-name="ce1">
            <text:p>1.3868321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36_999995.pkl</text:p>
          </table:table-cell>
          <table:table-cell office:value-type="float" office:value="5503" table:style-name="ce1">
            <text:p>5503</text:p>
          </table:table-cell>
          <table:table-cell office:value-type="float" office:value="6.56550972196984" table:style-name="ce1">
            <text:p>6.565509722</text:p>
          </table:table-cell>
          <table:table-cell office:value-type="float" office:value="0.69340974212034401" table:style-name="ce1">
            <text:p>0.693409742</text:p>
          </table:table-cell>
          <table:table-cell office:value-type="float" office:value="9.0365944734876802E-2" table:style-name="ce1">
            <text:p>0.090365945</text:p>
          </table:table-cell>
          <table:table-cell office:value-type="float" office:value="0.69281045751633996" table:style-name="ce1">
            <text:p>0.692810458</text:p>
          </table:table-cell>
          <table:table-cell office:value-type="float" office:value="9.1721949812517994E-2" table:style-name="ce1">
            <text:p>0.09172195</text:p>
          </table:table-cell>
          <table:table-cell office:value-type="float" office:value="1.3862201996366839" table:formula="of:=[.D1625]+[.F1625]" table:style-name="ce1">
            <text:p>1.38622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36_99995.pkl</text:p>
          </table:table-cell>
          <table:table-cell office:value-type="float" office:value="5503" table:style-name="ce1">
            <text:p>5503</text:p>
          </table:table-cell>
          <table:table-cell office:value-type="float" office:value="6.56550972196984" table:style-name="ce1">
            <text:p>6.565509722</text:p>
          </table:table-cell>
          <table:table-cell office:value-type="float" office:value="0.69340974212034401" table:style-name="ce1">
            <text:p>0.693409742</text:p>
          </table:table-cell>
          <table:table-cell office:value-type="float" office:value="9.0365944734876802E-2" table:style-name="ce1">
            <text:p>0.090365945</text:p>
          </table:table-cell>
          <table:table-cell office:value-type="float" office:value="0.69281045751633996" table:style-name="ce1">
            <text:p>0.692810458</text:p>
          </table:table-cell>
          <table:table-cell office:value-type="float" office:value="9.1721949812517994E-2" table:style-name="ce1">
            <text:p>0.09172195</text:p>
          </table:table-cell>
          <table:table-cell office:value-type="float" office:value="1.3862201996366839" table:formula="of:=[.D1626]+[.F1626]" table:style-name="ce1">
            <text:p>1.38622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36_9999995.pkl</text:p>
          </table:table-cell>
          <table:table-cell office:value-type="float" office:value="5503" table:style-name="ce1">
            <text:p>5503</text:p>
          </table:table-cell>
          <table:table-cell office:value-type="float" office:value="6.56550972196984" table:style-name="ce1">
            <text:p>6.565509722</text:p>
          </table:table-cell>
          <table:table-cell office:value-type="float" office:value="0.69340974212034401" table:style-name="ce1">
            <text:p>0.693409742</text:p>
          </table:table-cell>
          <table:table-cell office:value-type="float" office:value="9.0365944734876802E-2" table:style-name="ce1">
            <text:p>0.090365945</text:p>
          </table:table-cell>
          <table:table-cell office:value-type="float" office:value="0.69281045751633996" table:style-name="ce1">
            <text:p>0.692810458</text:p>
          </table:table-cell>
          <table:table-cell office:value-type="float" office:value="9.1721949812517994E-2" table:style-name="ce1">
            <text:p>0.09172195</text:p>
          </table:table-cell>
          <table:table-cell office:value-type="float" office:value="1.3862201996366839" table:formula="of:=[.D1627]+[.F1627]" table:style-name="ce1">
            <text:p>1.38622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36_9995.pkl</text:p>
          </table:table-cell>
          <table:table-cell office:value-type="float" office:value="5503" table:style-name="ce1">
            <text:p>5503</text:p>
          </table:table-cell>
          <table:table-cell office:value-type="float" office:value="6.56550972196984" table:style-name="ce1">
            <text:p>6.565509722</text:p>
          </table:table-cell>
          <table:table-cell office:value-type="float" office:value="0.69340974212034401" table:style-name="ce1">
            <text:p>0.693409742</text:p>
          </table:table-cell>
          <table:table-cell office:value-type="float" office:value="9.0365944734876802E-2" table:style-name="ce1">
            <text:p>0.090365945</text:p>
          </table:table-cell>
          <table:table-cell office:value-type="float" office:value="0.69281045751633996" table:style-name="ce1">
            <text:p>0.692810458</text:p>
          </table:table-cell>
          <table:table-cell office:value-type="float" office:value="9.1721949812517994E-2" table:style-name="ce1">
            <text:p>0.09172195</text:p>
          </table:table-cell>
          <table:table-cell office:value-type="float" office:value="1.3862201996366839" table:formula="of:=[.D1628]+[.F1628]" table:style-name="ce1">
            <text:p>1.38622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36_99995.pkl</text:p>
          </table:table-cell>
          <table:table-cell office:value-type="float" office:value="4842" table:style-name="ce1">
            <text:p>4842</text:p>
          </table:table-cell>
          <table:table-cell office:value-type="float" office:value="6.79202808756712" table:style-name="ce1">
            <text:p>6.792028088</text:p>
          </table:table-cell>
          <table:table-cell office:value-type="float" office:value="0.69767441860465096" table:style-name="ce1">
            <text:p>0.697674419</text:p>
          </table:table-cell>
          <table:table-cell office:value-type="float" office:value="7.9129574678536096E-2" table:style-name="ce1">
            <text:p>0.079129575</text:p>
          </table:table-cell>
          <table:table-cell office:value-type="float" office:value="0.68791208791208802" table:style-name="ce1">
            <text:p>0.687912088</text:p>
          </table:table-cell>
          <table:table-cell office:value-type="float" office:value="7.7017716535433101E-2" table:style-name="ce1">
            <text:p>0.077017717</text:p>
          </table:table-cell>
          <table:table-cell office:value-type="float" office:value="1.385586506516739" table:formula="of:=[.D1629]+[.F1629]" table:style-name="ce1">
            <text:p>1.3855865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36_9999995.pkl</text:p>
          </table:table-cell>
          <table:table-cell office:value-type="float" office:value="4842" table:style-name="ce1">
            <text:p>4842</text:p>
          </table:table-cell>
          <table:table-cell office:value-type="float" office:value="6.79202808756712" table:style-name="ce1">
            <text:p>6.792028088</text:p>
          </table:table-cell>
          <table:table-cell office:value-type="float" office:value="0.69767441860465096" table:style-name="ce1">
            <text:p>0.697674419</text:p>
          </table:table-cell>
          <table:table-cell office:value-type="float" office:value="7.9129574678536096E-2" table:style-name="ce1">
            <text:p>0.079129575</text:p>
          </table:table-cell>
          <table:table-cell office:value-type="float" office:value="0.68791208791208802" table:style-name="ce1">
            <text:p>0.687912088</text:p>
          </table:table-cell>
          <table:table-cell office:value-type="float" office:value="7.7017716535433101E-2" table:style-name="ce1">
            <text:p>0.077017717</text:p>
          </table:table-cell>
          <table:table-cell office:value-type="float" office:value="1.385586506516739" table:formula="of:=[.D1630]+[.F1630]" table:style-name="ce1">
            <text:p>1.3855865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36_999995.pkl</text:p>
          </table:table-cell>
          <table:table-cell office:value-type="float" office:value="4842" table:style-name="ce1">
            <text:p>4842</text:p>
          </table:table-cell>
          <table:table-cell office:value-type="float" office:value="6.79202808756712" table:style-name="ce1">
            <text:p>6.792028088</text:p>
          </table:table-cell>
          <table:table-cell office:value-type="float" office:value="0.69767441860465096" table:style-name="ce1">
            <text:p>0.697674419</text:p>
          </table:table-cell>
          <table:table-cell office:value-type="float" office:value="7.9129574678536096E-2" table:style-name="ce1">
            <text:p>0.079129575</text:p>
          </table:table-cell>
          <table:table-cell office:value-type="float" office:value="0.68791208791208802" table:style-name="ce1">
            <text:p>0.687912088</text:p>
          </table:table-cell>
          <table:table-cell office:value-type="float" office:value="7.7017716535433101E-2" table:style-name="ce1">
            <text:p>0.077017717</text:p>
          </table:table-cell>
          <table:table-cell office:value-type="float" office:value="1.385586506516739" table:formula="of:=[.D1631]+[.F1631]" table:style-name="ce1">
            <text:p>1.3855865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4_36_9995.pkl</text:p>
          </table:table-cell>
          <table:table-cell office:value-type="float" office:value="4842" table:style-name="ce1">
            <text:p>4842</text:p>
          </table:table-cell>
          <table:table-cell office:value-type="float" office:value="6.79202808756712" table:style-name="ce1">
            <text:p>6.792028088</text:p>
          </table:table-cell>
          <table:table-cell office:value-type="float" office:value="0.69767441860465096" table:style-name="ce1">
            <text:p>0.697674419</text:p>
          </table:table-cell>
          <table:table-cell office:value-type="float" office:value="7.9129574678536096E-2" table:style-name="ce1">
            <text:p>0.079129575</text:p>
          </table:table-cell>
          <table:table-cell office:value-type="float" office:value="0.68791208791208802" table:style-name="ce1">
            <text:p>0.687912088</text:p>
          </table:table-cell>
          <table:table-cell office:value-type="float" office:value="7.7017716535433101E-2" table:style-name="ce1">
            <text:p>0.077017717</text:p>
          </table:table-cell>
          <table:table-cell office:value-type="float" office:value="1.385586506516739" table:formula="of:=[.D1632]+[.F1632]" table:style-name="ce1">
            <text:p>1.3855865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0225_99995.pkl</text:p>
          </table:table-cell>
          <table:table-cell office:value-type="float" office:value="5434" table:style-name="ce1">
            <text:p>5434</text:p>
          </table:table-cell>
          <table:table-cell office:value-type="float" office:value="7.9974236290025802" table:style-name="ce1">
            <text:p>7.997423629</text:p>
          </table:table-cell>
          <table:table-cell office:value-type="float" office:value="0.69340974212034401" table:style-name="ce1">
            <text:p>0.693409742</text:p>
          </table:table-cell>
          <table:table-cell office:value-type="float" office:value="7.2629051620648297E-2" table:style-name="ce1">
            <text:p>0.072629052</text:p>
          </table:table-cell>
          <table:table-cell office:value-type="float" office:value="0.69063180827886705" table:style-name="ce1">
            <text:p>0.690631808</text:p>
          </table:table-cell>
          <table:table-cell office:value-type="float" office:value="7.4378226184889706E-2" table:style-name="ce1">
            <text:p>0.074378226</text:p>
          </table:table-cell>
          <table:table-cell office:value-type="float" office:value="1.384041550399211" table:formula="of:=[.D1633]+[.F1633]" table:style-name="ce1">
            <text:p>1.384041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0225_999995.pkl</text:p>
          </table:table-cell>
          <table:table-cell office:value-type="float" office:value="5434" table:style-name="ce1">
            <text:p>5434</text:p>
          </table:table-cell>
          <table:table-cell office:value-type="float" office:value="7.9974236290025802" table:style-name="ce1">
            <text:p>7.997423629</text:p>
          </table:table-cell>
          <table:table-cell office:value-type="float" office:value="0.69340974212034401" table:style-name="ce1">
            <text:p>0.693409742</text:p>
          </table:table-cell>
          <table:table-cell office:value-type="float" office:value="7.2629051620648297E-2" table:style-name="ce1">
            <text:p>0.072629052</text:p>
          </table:table-cell>
          <table:table-cell office:value-type="float" office:value="0.69063180827886705" table:style-name="ce1">
            <text:p>0.690631808</text:p>
          </table:table-cell>
          <table:table-cell office:value-type="float" office:value="7.4378226184889706E-2" table:style-name="ce1">
            <text:p>0.074378226</text:p>
          </table:table-cell>
          <table:table-cell office:value-type="float" office:value="1.384041550399211" table:formula="of:=[.D1634]+[.F1634]" table:style-name="ce1">
            <text:p>1.384041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0225_9995.pkl</text:p>
          </table:table-cell>
          <table:table-cell office:value-type="float" office:value="5434" table:style-name="ce1">
            <text:p>5434</text:p>
          </table:table-cell>
          <table:table-cell office:value-type="float" office:value="7.9974236290025802" table:style-name="ce1">
            <text:p>7.997423629</text:p>
          </table:table-cell>
          <table:table-cell office:value-type="float" office:value="0.69340974212034401" table:style-name="ce1">
            <text:p>0.693409742</text:p>
          </table:table-cell>
          <table:table-cell office:value-type="float" office:value="7.2629051620648297E-2" table:style-name="ce1">
            <text:p>0.072629052</text:p>
          </table:table-cell>
          <table:table-cell office:value-type="float" office:value="0.69063180827886705" table:style-name="ce1">
            <text:p>0.690631808</text:p>
          </table:table-cell>
          <table:table-cell office:value-type="float" office:value="7.4378226184889706E-2" table:style-name="ce1">
            <text:p>0.074378226</text:p>
          </table:table-cell>
          <table:table-cell office:value-type="float" office:value="1.384041550399211" table:formula="of:=[.D1635]+[.F1635]" table:style-name="ce1">
            <text:p>1.384041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0225_9999995.pkl</text:p>
          </table:table-cell>
          <table:table-cell office:value-type="float" office:value="5434" table:style-name="ce1">
            <text:p>5434</text:p>
          </table:table-cell>
          <table:table-cell office:value-type="float" office:value="7.9974236290025802" table:style-name="ce1">
            <text:p>7.997423629</text:p>
          </table:table-cell>
          <table:table-cell office:value-type="float" office:value="0.69340974212034401" table:style-name="ce1">
            <text:p>0.693409742</text:p>
          </table:table-cell>
          <table:table-cell office:value-type="float" office:value="7.2629051620648297E-2" table:style-name="ce1">
            <text:p>0.072629052</text:p>
          </table:table-cell>
          <table:table-cell office:value-type="float" office:value="0.69063180827886705" table:style-name="ce1">
            <text:p>0.690631808</text:p>
          </table:table-cell>
          <table:table-cell office:value-type="float" office:value="7.4378226184889706E-2" table:style-name="ce1">
            <text:p>0.074378226</text:p>
          </table:table-cell>
          <table:table-cell office:value-type="float" office:value="1.384041550399211" table:formula="of:=[.D1636]+[.F1636]" table:style-name="ce1">
            <text:p>1.384041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36_9995.pkl</text:p>
          </table:table-cell>
          <table:table-cell office:value-type="float" office:value="4999" table:style-name="ce1">
            <text:p>4999</text:p>
          </table:table-cell>
          <table:table-cell office:value-type="float" office:value="7.7801560312062401" table:style-name="ce1">
            <text:p>7.780156031</text:p>
          </table:table-cell>
          <table:table-cell office:value-type="float" office:value="0.68965517241379304" table:style-name="ce1">
            <text:p>0.689655172</text:p>
          </table:table-cell>
          <table:table-cell office:value-type="float" office:value="7.1748878923766801E-2" table:style-name="ce1">
            <text:p>0.071748879</text:p>
          </table:table-cell>
          <table:table-cell office:value-type="float" office:value="0.69146608315098501" table:style-name="ce1">
            <text:p>0.691466083</text:p>
          </table:table-cell>
          <table:table-cell office:value-type="float" office:value="7.24272289708916E-2" table:style-name="ce1">
            <text:p>0.072427229</text:p>
          </table:table-cell>
          <table:table-cell office:value-type="float" office:value="1.381121255564778" table:formula="of:=[.D1637]+[.F1637]" table:style-name="ce1">
            <text:p>1.3811212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36_9999995.pkl</text:p>
          </table:table-cell>
          <table:table-cell office:value-type="float" office:value="4999" table:style-name="ce1">
            <text:p>4999</text:p>
          </table:table-cell>
          <table:table-cell office:value-type="float" office:value="7.7801560312062401" table:style-name="ce1">
            <text:p>7.780156031</text:p>
          </table:table-cell>
          <table:table-cell office:value-type="float" office:value="0.68965517241379304" table:style-name="ce1">
            <text:p>0.689655172</text:p>
          </table:table-cell>
          <table:table-cell office:value-type="float" office:value="7.1748878923766801E-2" table:style-name="ce1">
            <text:p>0.071748879</text:p>
          </table:table-cell>
          <table:table-cell office:value-type="float" office:value="0.69146608315098501" table:style-name="ce1">
            <text:p>0.691466083</text:p>
          </table:table-cell>
          <table:table-cell office:value-type="float" office:value="7.24272289708916E-2" table:style-name="ce1">
            <text:p>0.072427229</text:p>
          </table:table-cell>
          <table:table-cell office:value-type="float" office:value="1.381121255564778" table:formula="of:=[.D1638]+[.F1638]" table:style-name="ce1">
            <text:p>1.3811212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36_999995.pkl</text:p>
          </table:table-cell>
          <table:table-cell office:value-type="float" office:value="4999" table:style-name="ce1">
            <text:p>4999</text:p>
          </table:table-cell>
          <table:table-cell office:value-type="float" office:value="7.7801560312062401" table:style-name="ce1">
            <text:p>7.780156031</text:p>
          </table:table-cell>
          <table:table-cell office:value-type="float" office:value="0.68965517241379304" table:style-name="ce1">
            <text:p>0.689655172</text:p>
          </table:table-cell>
          <table:table-cell office:value-type="float" office:value="7.1748878923766801E-2" table:style-name="ce1">
            <text:p>0.071748879</text:p>
          </table:table-cell>
          <table:table-cell office:value-type="float" office:value="0.69146608315098501" table:style-name="ce1">
            <text:p>0.691466083</text:p>
          </table:table-cell>
          <table:table-cell office:value-type="float" office:value="7.24272289708916E-2" table:style-name="ce1">
            <text:p>0.072427229</text:p>
          </table:table-cell>
          <table:table-cell office:value-type="float" office:value="1.381121255564778" table:formula="of:=[.D1639]+[.F1639]" table:style-name="ce1">
            <text:p>1.3811212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4_36_99995.pkl</text:p>
          </table:table-cell>
          <table:table-cell office:value-type="float" office:value="4999" table:style-name="ce1">
            <text:p>4999</text:p>
          </table:table-cell>
          <table:table-cell office:value-type="float" office:value="7.7801560312062401" table:style-name="ce1">
            <text:p>7.780156031</text:p>
          </table:table-cell>
          <table:table-cell office:value-type="float" office:value="0.68965517241379304" table:style-name="ce1">
            <text:p>0.689655172</text:p>
          </table:table-cell>
          <table:table-cell office:value-type="float" office:value="7.1748878923766801E-2" table:style-name="ce1">
            <text:p>0.071748879</text:p>
          </table:table-cell>
          <table:table-cell office:value-type="float" office:value="0.69146608315098501" table:style-name="ce1">
            <text:p>0.691466083</text:p>
          </table:table-cell>
          <table:table-cell office:value-type="float" office:value="7.24272289708916E-2" table:style-name="ce1">
            <text:p>0.072427229</text:p>
          </table:table-cell>
          <table:table-cell office:value-type="float" office:value="1.381121255564778" table:formula="of:=[.D1640]+[.F1640]" table:style-name="ce1">
            <text:p>1.3811212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18_9999995.pkl</text:p>
          </table:table-cell>
          <table:table-cell office:value-type="float" office:value="5177" table:style-name="ce1">
            <text:p>5177</text:p>
          </table:table-cell>
          <table:table-cell office:value-type="float" office:value="6.4852231021827302" table:style-name="ce1">
            <text:p>6.485223102</text:p>
          </table:table-cell>
          <table:table-cell office:value-type="float" office:value="0.67908309455587401" table:style-name="ce1">
            <text:p>0.679083095</text:p>
          </table:table-cell>
          <table:table-cell office:value-type="float" office:value="9.0458015267175604E-2" table:style-name="ce1">
            <text:p>0.090458015</text:p>
          </table:table-cell>
          <table:table-cell office:value-type="float" office:value="0.69868995633187803" table:style-name="ce1">
            <text:p>0.698689956</text:p>
          </table:table-cell>
          <table:table-cell office:value-type="float" office:value="9.6414582705634203E-2" table:style-name="ce1">
            <text:p>0.096414583</text:p>
          </table:table-cell>
          <table:table-cell office:value-type="float" office:value="1.3777730508877521" table:formula="of:=[.D1641]+[.F1641]" table:style-name="ce1">
            <text:p>1.377773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18_9995.pkl</text:p>
          </table:table-cell>
          <table:table-cell office:value-type="float" office:value="5177" table:style-name="ce1">
            <text:p>5177</text:p>
          </table:table-cell>
          <table:table-cell office:value-type="float" office:value="6.4852231021827302" table:style-name="ce1">
            <text:p>6.485223102</text:p>
          </table:table-cell>
          <table:table-cell office:value-type="float" office:value="0.67908309455587401" table:style-name="ce1">
            <text:p>0.679083095</text:p>
          </table:table-cell>
          <table:table-cell office:value-type="float" office:value="9.0458015267175604E-2" table:style-name="ce1">
            <text:p>0.090458015</text:p>
          </table:table-cell>
          <table:table-cell office:value-type="float" office:value="0.69868995633187803" table:style-name="ce1">
            <text:p>0.698689956</text:p>
          </table:table-cell>
          <table:table-cell office:value-type="float" office:value="9.6414582705634203E-2" table:style-name="ce1">
            <text:p>0.096414583</text:p>
          </table:table-cell>
          <table:table-cell office:value-type="float" office:value="1.3777730508877521" table:formula="of:=[.D1642]+[.F1642]" table:style-name="ce1">
            <text:p>1.377773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18_99995.pkl</text:p>
          </table:table-cell>
          <table:table-cell office:value-type="float" office:value="5177" table:style-name="ce1">
            <text:p>5177</text:p>
          </table:table-cell>
          <table:table-cell office:value-type="float" office:value="6.4852231021827302" table:style-name="ce1">
            <text:p>6.485223102</text:p>
          </table:table-cell>
          <table:table-cell office:value-type="float" office:value="0.67908309455587401" table:style-name="ce1">
            <text:p>0.679083095</text:p>
          </table:table-cell>
          <table:table-cell office:value-type="float" office:value="9.0458015267175604E-2" table:style-name="ce1">
            <text:p>0.090458015</text:p>
          </table:table-cell>
          <table:table-cell office:value-type="float" office:value="0.69868995633187803" table:style-name="ce1">
            <text:p>0.698689956</text:p>
          </table:table-cell>
          <table:table-cell office:value-type="float" office:value="9.6414582705634203E-2" table:style-name="ce1">
            <text:p>0.096414583</text:p>
          </table:table-cell>
          <table:table-cell office:value-type="float" office:value="1.3777730508877521" table:formula="of:=[.D1643]+[.F1643]" table:style-name="ce1">
            <text:p>1.377773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18_999995.pkl</text:p>
          </table:table-cell>
          <table:table-cell office:value-type="float" office:value="5177" table:style-name="ce1">
            <text:p>5177</text:p>
          </table:table-cell>
          <table:table-cell office:value-type="float" office:value="6.4852231021827302" table:style-name="ce1">
            <text:p>6.485223102</text:p>
          </table:table-cell>
          <table:table-cell office:value-type="float" office:value="0.67908309455587401" table:style-name="ce1">
            <text:p>0.679083095</text:p>
          </table:table-cell>
          <table:table-cell office:value-type="float" office:value="9.0458015267175604E-2" table:style-name="ce1">
            <text:p>0.090458015</text:p>
          </table:table-cell>
          <table:table-cell office:value-type="float" office:value="0.69868995633187803" table:style-name="ce1">
            <text:p>0.698689956</text:p>
          </table:table-cell>
          <table:table-cell office:value-type="float" office:value="9.6414582705634203E-2" table:style-name="ce1">
            <text:p>0.096414583</text:p>
          </table:table-cell>
          <table:table-cell office:value-type="float" office:value="1.3777730508877521" table:formula="of:=[.D1644]+[.F1644]" table:style-name="ce1">
            <text:p>1.3777730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18_9995.pkl</text:p>
          </table:table-cell>
          <table:table-cell office:value-type="float" office:value="5334" table:style-name="ce1">
            <text:p>5334</text:p>
          </table:table-cell>
          <table:table-cell office:value-type="float" office:value="6.7065991751031104" table:style-name="ce1">
            <text:p>6.706599175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8.2635983263598306E-2" table:style-name="ce1">
            <text:p>0.082635983</text:p>
          </table:table-cell>
          <table:table-cell office:value-type="float" office:value="0.69584245076586404" table:style-name="ce1">
            <text:p>0.695842451</text:p>
          </table:table-cell>
          <table:table-cell office:value-type="float" office:value="8.4372512602812394E-2" table:style-name="ce1">
            <text:p>0.084372513</text:p>
          </table:table-cell>
          <table:table-cell office:value-type="float" office:value="1.376876933524485" table:formula="of:=[.D1645]+[.F1645]" table:style-name="ce1">
            <text:p>1.3768769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18_99995.pkl</text:p>
          </table:table-cell>
          <table:table-cell office:value-type="float" office:value="5334" table:style-name="ce1">
            <text:p>5334</text:p>
          </table:table-cell>
          <table:table-cell office:value-type="float" office:value="6.7065991751031104" table:style-name="ce1">
            <text:p>6.706599175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8.2635983263598306E-2" table:style-name="ce1">
            <text:p>0.082635983</text:p>
          </table:table-cell>
          <table:table-cell office:value-type="float" office:value="0.69584245076586404" table:style-name="ce1">
            <text:p>0.695842451</text:p>
          </table:table-cell>
          <table:table-cell office:value-type="float" office:value="8.4372512602812394E-2" table:style-name="ce1">
            <text:p>0.084372513</text:p>
          </table:table-cell>
          <table:table-cell office:value-type="float" office:value="1.376876933524485" table:formula="of:=[.D1646]+[.F1646]" table:style-name="ce1">
            <text:p>1.3768769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18_9999995.pkl</text:p>
          </table:table-cell>
          <table:table-cell office:value-type="float" office:value="5334" table:style-name="ce1">
            <text:p>5334</text:p>
          </table:table-cell>
          <table:table-cell office:value-type="float" office:value="6.7065991751031104" table:style-name="ce1">
            <text:p>6.706599175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8.2635983263598306E-2" table:style-name="ce1">
            <text:p>0.082635983</text:p>
          </table:table-cell>
          <table:table-cell office:value-type="float" office:value="0.69584245076586404" table:style-name="ce1">
            <text:p>0.695842451</text:p>
          </table:table-cell>
          <table:table-cell office:value-type="float" office:value="8.4372512602812394E-2" table:style-name="ce1">
            <text:p>0.084372513</text:p>
          </table:table-cell>
          <table:table-cell office:value-type="float" office:value="1.376876933524485" table:formula="of:=[.D1647]+[.F1647]" table:style-name="ce1">
            <text:p>1.3768769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18_999995.pkl</text:p>
          </table:table-cell>
          <table:table-cell office:value-type="float" office:value="5334" table:style-name="ce1">
            <text:p>5334</text:p>
          </table:table-cell>
          <table:table-cell office:value-type="float" office:value="6.7065991751031104" table:style-name="ce1">
            <text:p>6.706599175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8.2635983263598306E-2" table:style-name="ce1">
            <text:p>0.082635983</text:p>
          </table:table-cell>
          <table:table-cell office:value-type="float" office:value="0.69584245076586404" table:style-name="ce1">
            <text:p>0.695842451</text:p>
          </table:table-cell>
          <table:table-cell office:value-type="float" office:value="8.4372512602812394E-2" table:style-name="ce1">
            <text:p>0.084372513</text:p>
          </table:table-cell>
          <table:table-cell office:value-type="float" office:value="1.376876933524485" table:formula="of:=[.D1648]+[.F1648]" table:style-name="ce1">
            <text:p>1.3768769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36_999995.pkl</text:p>
          </table:table-cell>
          <table:table-cell office:value-type="float" office:value="7549" table:style-name="ce1">
            <text:p>7549</text:p>
          </table:table-cell>
          <table:table-cell office:value-type="float" office:value="5.4064114452245304" table:style-name="ce1">
            <text:p>5.406411445</text:p>
          </table:table-cell>
          <table:table-cell office:value-type="float" office:value="0.68611111111111101" table:style-name="ce1">
            <text:p>0.686111111</text:p>
          </table:table-cell>
          <table:table-cell office:value-type="float" office:value="8.9590134203844804E-2" table:style-name="ce1">
            <text:p>0.089590134</text:p>
          </table:table-cell>
          <table:table-cell office:value-type="float" office:value="0.689277899343545" table:style-name="ce1">
            <text:p>0.689277899</text:p>
          </table:table-cell>
          <table:table-cell office:value-type="float" office:value="8.9488636363636395E-2" table:style-name="ce1">
            <text:p>0.089488636</text:p>
          </table:table-cell>
          <table:table-cell office:value-type="float" office:value="1.375389010454656" table:formula="of:=[.D1649]+[.F1649]" table:style-name="ce1">
            <text:p>1.375389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36_9995.pkl</text:p>
          </table:table-cell>
          <table:table-cell office:value-type="float" office:value="7549" table:style-name="ce1">
            <text:p>7549</text:p>
          </table:table-cell>
          <table:table-cell office:value-type="float" office:value="5.4064114452245304" table:style-name="ce1">
            <text:p>5.406411445</text:p>
          </table:table-cell>
          <table:table-cell office:value-type="float" office:value="0.68611111111111101" table:style-name="ce1">
            <text:p>0.686111111</text:p>
          </table:table-cell>
          <table:table-cell office:value-type="float" office:value="8.9590134203844804E-2" table:style-name="ce1">
            <text:p>0.089590134</text:p>
          </table:table-cell>
          <table:table-cell office:value-type="float" office:value="0.689277899343545" table:style-name="ce1">
            <text:p>0.689277899</text:p>
          </table:table-cell>
          <table:table-cell office:value-type="float" office:value="8.9488636363636395E-2" table:style-name="ce1">
            <text:p>0.089488636</text:p>
          </table:table-cell>
          <table:table-cell office:value-type="float" office:value="1.375389010454656" table:formula="of:=[.D1650]+[.F1650]" table:style-name="ce1">
            <text:p>1.375389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36_9999995.pkl</text:p>
          </table:table-cell>
          <table:table-cell office:value-type="float" office:value="7549" table:style-name="ce1">
            <text:p>7549</text:p>
          </table:table-cell>
          <table:table-cell office:value-type="float" office:value="5.4064114452245304" table:style-name="ce1">
            <text:p>5.406411445</text:p>
          </table:table-cell>
          <table:table-cell office:value-type="float" office:value="0.68611111111111101" table:style-name="ce1">
            <text:p>0.686111111</text:p>
          </table:table-cell>
          <table:table-cell office:value-type="float" office:value="8.9590134203844804E-2" table:style-name="ce1">
            <text:p>0.089590134</text:p>
          </table:table-cell>
          <table:table-cell office:value-type="float" office:value="0.689277899343545" table:style-name="ce1">
            <text:p>0.689277899</text:p>
          </table:table-cell>
          <table:table-cell office:value-type="float" office:value="8.9488636363636395E-2" table:style-name="ce1">
            <text:p>0.089488636</text:p>
          </table:table-cell>
          <table:table-cell office:value-type="float" office:value="1.375389010454656" table:formula="of:=[.D1651]+[.F1651]" table:style-name="ce1">
            <text:p>1.375389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36_99995.pkl</text:p>
          </table:table-cell>
          <table:table-cell office:value-type="float" office:value="7549" table:style-name="ce1">
            <text:p>7549</text:p>
          </table:table-cell>
          <table:table-cell office:value-type="float" office:value="5.4064114452245304" table:style-name="ce1">
            <text:p>5.406411445</text:p>
          </table:table-cell>
          <table:table-cell office:value-type="float" office:value="0.68611111111111101" table:style-name="ce1">
            <text:p>0.686111111</text:p>
          </table:table-cell>
          <table:table-cell office:value-type="float" office:value="8.9590134203844804E-2" table:style-name="ce1">
            <text:p>0.089590134</text:p>
          </table:table-cell>
          <table:table-cell office:value-type="float" office:value="0.689277899343545" table:style-name="ce1">
            <text:p>0.689277899</text:p>
          </table:table-cell>
          <table:table-cell office:value-type="float" office:value="8.9488636363636395E-2" table:style-name="ce1">
            <text:p>0.089488636</text:p>
          </table:table-cell>
          <table:table-cell office:value-type="float" office:value="1.375389010454656" table:formula="of:=[.D1652]+[.F1652]" table:style-name="ce1">
            <text:p>1.375389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36_9999995.pkl</text:p>
          </table:table-cell>
          <table:table-cell office:value-type="float" office:value="5850" table:style-name="ce1">
            <text:p>5850</text:p>
          </table:table-cell>
          <table:table-cell office:value-type="float" office:value="8.5331623931623906" table:style-name="ce1">
            <text:p>8.533162393</text:p>
          </table:table-cell>
          <table:table-cell office:value-type="float" office:value="0.676056338028169" table:style-name="ce1">
            <text:p>0.676056338</text:p>
          </table:table-cell>
          <table:table-cell office:value-type="float" office:value="5.5286800276433998E-2" table:style-name="ce1">
            <text:p>0.0552868</text:p>
          </table:table-cell>
          <table:table-cell office:value-type="float" office:value="0.697167755991285" table:style-name="ce1">
            <text:p>0.697167756</text:p>
          </table:table-cell>
          <table:table-cell office:value-type="float" office:value="5.6717476072314803E-2" table:style-name="ce1">
            <text:p>0.056717476</text:p>
          </table:table-cell>
          <table:table-cell office:value-type="float" office:value="1.373224094019454" table:formula="of:=[.D1653]+[.F1653]" table:style-name="ce1">
            <text:p>1.3732240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36_999995.pkl</text:p>
          </table:table-cell>
          <table:table-cell office:value-type="float" office:value="5850" table:style-name="ce1">
            <text:p>5850</text:p>
          </table:table-cell>
          <table:table-cell office:value-type="float" office:value="8.5331623931623906" table:style-name="ce1">
            <text:p>8.533162393</text:p>
          </table:table-cell>
          <table:table-cell office:value-type="float" office:value="0.676056338028169" table:style-name="ce1">
            <text:p>0.676056338</text:p>
          </table:table-cell>
          <table:table-cell office:value-type="float" office:value="5.5286800276433998E-2" table:style-name="ce1">
            <text:p>0.0552868</text:p>
          </table:table-cell>
          <table:table-cell office:value-type="float" office:value="0.697167755991285" table:style-name="ce1">
            <text:p>0.697167756</text:p>
          </table:table-cell>
          <table:table-cell office:value-type="float" office:value="5.6717476072314803E-2" table:style-name="ce1">
            <text:p>0.056717476</text:p>
          </table:table-cell>
          <table:table-cell office:value-type="float" office:value="1.373224094019454" table:formula="of:=[.D1654]+[.F1654]" table:style-name="ce1">
            <text:p>1.3732240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36_9995.pkl</text:p>
          </table:table-cell>
          <table:table-cell office:value-type="float" office:value="5850" table:style-name="ce1">
            <text:p>5850</text:p>
          </table:table-cell>
          <table:table-cell office:value-type="float" office:value="8.5331623931623906" table:style-name="ce1">
            <text:p>8.533162393</text:p>
          </table:table-cell>
          <table:table-cell office:value-type="float" office:value="0.676056338028169" table:style-name="ce1">
            <text:p>0.676056338</text:p>
          </table:table-cell>
          <table:table-cell office:value-type="float" office:value="5.5286800276433998E-2" table:style-name="ce1">
            <text:p>0.0552868</text:p>
          </table:table-cell>
          <table:table-cell office:value-type="float" office:value="0.697167755991285" table:style-name="ce1">
            <text:p>0.697167756</text:p>
          </table:table-cell>
          <table:table-cell office:value-type="float" office:value="5.6717476072314803E-2" table:style-name="ce1">
            <text:p>0.056717476</text:p>
          </table:table-cell>
          <table:table-cell office:value-type="float" office:value="1.373224094019454" table:formula="of:=[.D1655]+[.F1655]" table:style-name="ce1">
            <text:p>1.3732240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36_99995.pkl</text:p>
          </table:table-cell>
          <table:table-cell office:value-type="float" office:value="5850" table:style-name="ce1">
            <text:p>5850</text:p>
          </table:table-cell>
          <table:table-cell office:value-type="float" office:value="8.5331623931623906" table:style-name="ce1">
            <text:p>8.533162393</text:p>
          </table:table-cell>
          <table:table-cell office:value-type="float" office:value="0.676056338028169" table:style-name="ce1">
            <text:p>0.676056338</text:p>
          </table:table-cell>
          <table:table-cell office:value-type="float" office:value="5.5286800276433998E-2" table:style-name="ce1">
            <text:p>0.0552868</text:p>
          </table:table-cell>
          <table:table-cell office:value-type="float" office:value="0.697167755991285" table:style-name="ce1">
            <text:p>0.697167756</text:p>
          </table:table-cell>
          <table:table-cell office:value-type="float" office:value="5.6717476072314803E-2" table:style-name="ce1">
            <text:p>0.056717476</text:p>
          </table:table-cell>
          <table:table-cell office:value-type="float" office:value="1.373224094019454" table:formula="of:=[.D1656]+[.F1656]" table:style-name="ce1">
            <text:p>1.3732240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09_9995.pkl</text:p>
          </table:table-cell>
          <table:table-cell office:value-type="float" office:value="5177" table:style-name="ce1">
            <text:p>5177</text:p>
          </table:table-cell>
          <table:table-cell office:value-type="float" office:value="6.5684759513231601" table:style-name="ce1">
            <text:p>6.568475951</text:p>
          </table:table-cell>
          <table:table-cell office:value-type="float" office:value="0.68011527377521597" table:style-name="ce1">
            <text:p>0.680115274</text:p>
          </table:table-cell>
          <table:table-cell office:value-type="float" office:value="8.8158386253268606E-2" table:style-name="ce1">
            <text:p>0.088158386</text:p>
          </table:table-cell>
          <table:table-cell office:value-type="float" office:value="0.69230769230769196" table:style-name="ce1">
            <text:p>0.692307692</text:p>
          </table:table-cell>
          <table:table-cell office:value-type="float" office:value="9.0206185567010294E-2" table:style-name="ce1">
            <text:p>0.090206186</text:p>
          </table:table-cell>
          <table:table-cell office:value-type="float" office:value="1.3724229660829079" table:formula="of:=[.D1657]+[.F1657]" table:style-name="ce1">
            <text:p>1.372422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09_99995.pkl</text:p>
          </table:table-cell>
          <table:table-cell office:value-type="float" office:value="5177" table:style-name="ce1">
            <text:p>5177</text:p>
          </table:table-cell>
          <table:table-cell office:value-type="float" office:value="6.5684759513231601" table:style-name="ce1">
            <text:p>6.568475951</text:p>
          </table:table-cell>
          <table:table-cell office:value-type="float" office:value="0.68011527377521597" table:style-name="ce1">
            <text:p>0.680115274</text:p>
          </table:table-cell>
          <table:table-cell office:value-type="float" office:value="8.8158386253268606E-2" table:style-name="ce1">
            <text:p>0.088158386</text:p>
          </table:table-cell>
          <table:table-cell office:value-type="float" office:value="0.69230769230769196" table:style-name="ce1">
            <text:p>0.692307692</text:p>
          </table:table-cell>
          <table:table-cell office:value-type="float" office:value="9.0206185567010294E-2" table:style-name="ce1">
            <text:p>0.090206186</text:p>
          </table:table-cell>
          <table:table-cell office:value-type="float" office:value="1.3724229660829079" table:formula="of:=[.D1658]+[.F1658]" table:style-name="ce1">
            <text:p>1.372422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09_999995.pkl</text:p>
          </table:table-cell>
          <table:table-cell office:value-type="float" office:value="5177" table:style-name="ce1">
            <text:p>5177</text:p>
          </table:table-cell>
          <table:table-cell office:value-type="float" office:value="6.5684759513231601" table:style-name="ce1">
            <text:p>6.568475951</text:p>
          </table:table-cell>
          <table:table-cell office:value-type="float" office:value="0.68011527377521597" table:style-name="ce1">
            <text:p>0.680115274</text:p>
          </table:table-cell>
          <table:table-cell office:value-type="float" office:value="8.8158386253268606E-2" table:style-name="ce1">
            <text:p>0.088158386</text:p>
          </table:table-cell>
          <table:table-cell office:value-type="float" office:value="0.69230769230769196" table:style-name="ce1">
            <text:p>0.692307692</text:p>
          </table:table-cell>
          <table:table-cell office:value-type="float" office:value="9.0206185567010294E-2" table:style-name="ce1">
            <text:p>0.090206186</text:p>
          </table:table-cell>
          <table:table-cell office:value-type="float" office:value="1.3724229660829079" table:formula="of:=[.D1659]+[.F1659]" table:style-name="ce1">
            <text:p>1.372422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5_09_9999995.pkl</text:p>
          </table:table-cell>
          <table:table-cell office:value-type="float" office:value="5177" table:style-name="ce1">
            <text:p>5177</text:p>
          </table:table-cell>
          <table:table-cell office:value-type="float" office:value="6.5684759513231601" table:style-name="ce1">
            <text:p>6.568475951</text:p>
          </table:table-cell>
          <table:table-cell office:value-type="float" office:value="0.68011527377521597" table:style-name="ce1">
            <text:p>0.680115274</text:p>
          </table:table-cell>
          <table:table-cell office:value-type="float" office:value="8.8158386253268606E-2" table:style-name="ce1">
            <text:p>0.088158386</text:p>
          </table:table-cell>
          <table:table-cell office:value-type="float" office:value="0.69230769230769196" table:style-name="ce1">
            <text:p>0.692307692</text:p>
          </table:table-cell>
          <table:table-cell office:value-type="float" office:value="9.0206185567010294E-2" table:style-name="ce1">
            <text:p>0.090206186</text:p>
          </table:table-cell>
          <table:table-cell office:value-type="float" office:value="1.3724229660829079" table:formula="of:=[.D1660]+[.F1660]" table:style-name="ce1">
            <text:p>1.372422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18_9999995.pkl</text:p>
          </table:table-cell>
          <table:table-cell office:value-type="float" office:value="6610" table:style-name="ce1">
            <text:p>6610</text:p>
          </table:table-cell>
          <table:table-cell office:value-type="float" office:value="6.10211800302572" table:style-name="ce1">
            <text:p>6.102118003</text:p>
          </table:table-cell>
          <table:table-cell office:value-type="float" office:value="0.68681318681318704" table:style-name="ce1">
            <text:p>0.686813187</text:p>
          </table:table-cell>
          <table:table-cell office:value-type="float" office:value="8.1300813008130093E-2" table:style-name="ce1">
            <text:p>0.081300813</text:p>
          </table:table-cell>
          <table:table-cell office:value-type="float" office:value="0.68122270742358104" table:style-name="ce1">
            <text:p>0.681222707</text:p>
          </table:table-cell>
          <table:table-cell office:value-type="float" office:value="7.8549848942598199E-2" table:style-name="ce1">
            <text:p>0.078549849</text:p>
          </table:table-cell>
          <table:table-cell office:value-type="float" office:value="1.3680358942367681" table:formula="of:=[.D1661]+[.F1661]" table:style-name="ce1">
            <text:p>1.3680358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18_999995.pkl</text:p>
          </table:table-cell>
          <table:table-cell office:value-type="float" office:value="6610" table:style-name="ce1">
            <text:p>6610</text:p>
          </table:table-cell>
          <table:table-cell office:value-type="float" office:value="6.10211800302572" table:style-name="ce1">
            <text:p>6.102118003</text:p>
          </table:table-cell>
          <table:table-cell office:value-type="float" office:value="0.68681318681318704" table:style-name="ce1">
            <text:p>0.686813187</text:p>
          </table:table-cell>
          <table:table-cell office:value-type="float" office:value="8.1300813008130093E-2" table:style-name="ce1">
            <text:p>0.081300813</text:p>
          </table:table-cell>
          <table:table-cell office:value-type="float" office:value="0.68122270742358104" table:style-name="ce1">
            <text:p>0.681222707</text:p>
          </table:table-cell>
          <table:table-cell office:value-type="float" office:value="7.8549848942598199E-2" table:style-name="ce1">
            <text:p>0.078549849</text:p>
          </table:table-cell>
          <table:table-cell office:value-type="float" office:value="1.3680358942367681" table:formula="of:=[.D1662]+[.F1662]" table:style-name="ce1">
            <text:p>1.3680358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18_9995.pkl</text:p>
          </table:table-cell>
          <table:table-cell office:value-type="float" office:value="6610" table:style-name="ce1">
            <text:p>6610</text:p>
          </table:table-cell>
          <table:table-cell office:value-type="float" office:value="6.10211800302572" table:style-name="ce1">
            <text:p>6.102118003</text:p>
          </table:table-cell>
          <table:table-cell office:value-type="float" office:value="0.68681318681318704" table:style-name="ce1">
            <text:p>0.686813187</text:p>
          </table:table-cell>
          <table:table-cell office:value-type="float" office:value="8.1300813008130093E-2" table:style-name="ce1">
            <text:p>0.081300813</text:p>
          </table:table-cell>
          <table:table-cell office:value-type="float" office:value="0.68122270742358104" table:style-name="ce1">
            <text:p>0.681222707</text:p>
          </table:table-cell>
          <table:table-cell office:value-type="float" office:value="7.8549848942598199E-2" table:style-name="ce1">
            <text:p>0.078549849</text:p>
          </table:table-cell>
          <table:table-cell office:value-type="float" office:value="1.3680358942367681" table:formula="of:=[.D1663]+[.F1663]" table:style-name="ce1">
            <text:p>1.3680358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18_99995.pkl</text:p>
          </table:table-cell>
          <table:table-cell office:value-type="float" office:value="6610" table:style-name="ce1">
            <text:p>6610</text:p>
          </table:table-cell>
          <table:table-cell office:value-type="float" office:value="6.10211800302572" table:style-name="ce1">
            <text:p>6.102118003</text:p>
          </table:table-cell>
          <table:table-cell office:value-type="float" office:value="0.68681318681318704" table:style-name="ce1">
            <text:p>0.686813187</text:p>
          </table:table-cell>
          <table:table-cell office:value-type="float" office:value="8.1300813008130093E-2" table:style-name="ce1">
            <text:p>0.081300813</text:p>
          </table:table-cell>
          <table:table-cell office:value-type="float" office:value="0.68122270742358104" table:style-name="ce1">
            <text:p>0.681222707</text:p>
          </table:table-cell>
          <table:table-cell office:value-type="float" office:value="7.8549848942598199E-2" table:style-name="ce1">
            <text:p>0.078549849</text:p>
          </table:table-cell>
          <table:table-cell office:value-type="float" office:value="1.3680358942367681" table:formula="of:=[.D1664]+[.F1664]" table:style-name="ce1">
            <text:p>1.3680358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09_99995.pkl</text:p>
          </table:table-cell>
          <table:table-cell office:value-type="float" office:value="5215" table:style-name="ce1">
            <text:p>5215</text:p>
          </table:table-cell>
          <table:table-cell office:value-type="float" office:value="6.4368168744007699" table:style-name="ce1">
            <text:p>6.436816874</text:p>
          </table:table-cell>
          <table:table-cell office:value-type="float" office:value="0.68194842406876799" table:style-name="ce1">
            <text:p>0.681948424</text:p>
          </table:table-cell>
          <table:table-cell office:value-type="float" office:value="8.9205397301349298E-2" table:style-name="ce1">
            <text:p>0.089205397</text:p>
          </table:table-cell>
          <table:table-cell office:value-type="float" office:value="0.684095860566449" table:style-name="ce1">
            <text:p>0.684095861</text:p>
          </table:table-cell>
          <table:table-cell office:value-type="float" office:value="9.0333716915995399E-2" table:style-name="ce1">
            <text:p>0.090333717</text:p>
          </table:table-cell>
          <table:table-cell office:value-type="float" office:value="1.366044284635217" table:formula="of:=[.D1665]+[.F1665]" table:style-name="ce1">
            <text:p>1.3660442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09_9999995.pkl</text:p>
          </table:table-cell>
          <table:table-cell office:value-type="float" office:value="5215" table:style-name="ce1">
            <text:p>5215</text:p>
          </table:table-cell>
          <table:table-cell office:value-type="float" office:value="6.4368168744007699" table:style-name="ce1">
            <text:p>6.436816874</text:p>
          </table:table-cell>
          <table:table-cell office:value-type="float" office:value="0.68194842406876799" table:style-name="ce1">
            <text:p>0.681948424</text:p>
          </table:table-cell>
          <table:table-cell office:value-type="float" office:value="8.9205397301349298E-2" table:style-name="ce1">
            <text:p>0.089205397</text:p>
          </table:table-cell>
          <table:table-cell office:value-type="float" office:value="0.684095860566449" table:style-name="ce1">
            <text:p>0.684095861</text:p>
          </table:table-cell>
          <table:table-cell office:value-type="float" office:value="9.0333716915995399E-2" table:style-name="ce1">
            <text:p>0.090333717</text:p>
          </table:table-cell>
          <table:table-cell office:value-type="float" office:value="1.366044284635217" table:formula="of:=[.D1666]+[.F1666]" table:style-name="ce1">
            <text:p>1.3660442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09_999995.pkl</text:p>
          </table:table-cell>
          <table:table-cell office:value-type="float" office:value="5215" table:style-name="ce1">
            <text:p>5215</text:p>
          </table:table-cell>
          <table:table-cell office:value-type="float" office:value="6.4368168744007699" table:style-name="ce1">
            <text:p>6.436816874</text:p>
          </table:table-cell>
          <table:table-cell office:value-type="float" office:value="0.68194842406876799" table:style-name="ce1">
            <text:p>0.681948424</text:p>
          </table:table-cell>
          <table:table-cell office:value-type="float" office:value="8.9205397301349298E-2" table:style-name="ce1">
            <text:p>0.089205397</text:p>
          </table:table-cell>
          <table:table-cell office:value-type="float" office:value="0.684095860566449" table:style-name="ce1">
            <text:p>0.684095861</text:p>
          </table:table-cell>
          <table:table-cell office:value-type="float" office:value="9.0333716915995399E-2" table:style-name="ce1">
            <text:p>0.090333717</text:p>
          </table:table-cell>
          <table:table-cell office:value-type="float" office:value="1.366044284635217" table:formula="of:=[.D1667]+[.F1667]" table:style-name="ce1">
            <text:p>1.3660442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1_09_9995.pkl</text:p>
          </table:table-cell>
          <table:table-cell office:value-type="float" office:value="5215" table:style-name="ce1">
            <text:p>5215</text:p>
          </table:table-cell>
          <table:table-cell office:value-type="float" office:value="6.4368168744007699" table:style-name="ce1">
            <text:p>6.436816874</text:p>
          </table:table-cell>
          <table:table-cell office:value-type="float" office:value="0.68194842406876799" table:style-name="ce1">
            <text:p>0.681948424</text:p>
          </table:table-cell>
          <table:table-cell office:value-type="float" office:value="8.9205397301349298E-2" table:style-name="ce1">
            <text:p>0.089205397</text:p>
          </table:table-cell>
          <table:table-cell office:value-type="float" office:value="0.684095860566449" table:style-name="ce1">
            <text:p>0.684095861</text:p>
          </table:table-cell>
          <table:table-cell office:value-type="float" office:value="9.0333716915995399E-2" table:style-name="ce1">
            <text:p>0.090333717</text:p>
          </table:table-cell>
          <table:table-cell office:value-type="float" office:value="1.366044284635217" table:formula="of:=[.D1668]+[.F1668]" table:style-name="ce1">
            <text:p>1.3660442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045_9995.pkl</text:p>
          </table:table-cell>
          <table:table-cell office:value-type="float" office:value="5209" table:style-name="ce1">
            <text:p>5209</text:p>
          </table:table-cell>
          <table:table-cell office:value-type="float" office:value="6.3394125551929399" table:style-name="ce1">
            <text:p>6.339412555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9.4799999999999995E-2" table:style-name="ce1">
            <text:p>0.0948</text:p>
          </table:table-cell>
          <table:table-cell office:value-type="float" office:value="0.68351648351648397" table:style-name="ce1">
            <text:p>0.683516484</text:p>
          </table:table-cell>
          <table:table-cell office:value-type="float" office:value="9.6764156813939003E-2" table:style-name="ce1">
            <text:p>0.096764157</text:p>
          </table:table-cell>
          <table:table-cell office:value-type="float" office:value="1.364550966275105" table:formula="of:=[.D1669]+[.F1669]" table:style-name="ce1">
            <text:p>1.364550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045_9999995.pkl</text:p>
          </table:table-cell>
          <table:table-cell office:value-type="float" office:value="5209" table:style-name="ce1">
            <text:p>5209</text:p>
          </table:table-cell>
          <table:table-cell office:value-type="float" office:value="6.3394125551929399" table:style-name="ce1">
            <text:p>6.339412555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9.4799999999999995E-2" table:style-name="ce1">
            <text:p>0.0948</text:p>
          </table:table-cell>
          <table:table-cell office:value-type="float" office:value="0.68351648351648397" table:style-name="ce1">
            <text:p>0.683516484</text:p>
          </table:table-cell>
          <table:table-cell office:value-type="float" office:value="9.6764156813939003E-2" table:style-name="ce1">
            <text:p>0.096764157</text:p>
          </table:table-cell>
          <table:table-cell office:value-type="float" office:value="1.364550966275105" table:formula="of:=[.D1670]+[.F1670]" table:style-name="ce1">
            <text:p>1.364550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045_999995.pkl</text:p>
          </table:table-cell>
          <table:table-cell office:value-type="float" office:value="5209" table:style-name="ce1">
            <text:p>5209</text:p>
          </table:table-cell>
          <table:table-cell office:value-type="float" office:value="6.3394125551929399" table:style-name="ce1">
            <text:p>6.339412555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9.4799999999999995E-2" table:style-name="ce1">
            <text:p>0.0948</text:p>
          </table:table-cell>
          <table:table-cell office:value-type="float" office:value="0.68351648351648397" table:style-name="ce1">
            <text:p>0.683516484</text:p>
          </table:table-cell>
          <table:table-cell office:value-type="float" office:value="9.6764156813939003E-2" table:style-name="ce1">
            <text:p>0.096764157</text:p>
          </table:table-cell>
          <table:table-cell office:value-type="float" office:value="1.364550966275105" table:formula="of:=[.D1671]+[.F1671]" table:style-name="ce1">
            <text:p>1.364550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2_045_99995.pkl</text:p>
          </table:table-cell>
          <table:table-cell office:value-type="float" office:value="5209" table:style-name="ce1">
            <text:p>5209</text:p>
          </table:table-cell>
          <table:table-cell office:value-type="float" office:value="6.3394125551929399" table:style-name="ce1">
            <text:p>6.339412555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9.4799999999999995E-2" table:style-name="ce1">
            <text:p>0.0948</text:p>
          </table:table-cell>
          <table:table-cell office:value-type="float" office:value="0.68351648351648397" table:style-name="ce1">
            <text:p>0.683516484</text:p>
          </table:table-cell>
          <table:table-cell office:value-type="float" office:value="9.6764156813939003E-2" table:style-name="ce1">
            <text:p>0.096764157</text:p>
          </table:table-cell>
          <table:table-cell office:value-type="float" office:value="1.364550966275105" table:formula="of:=[.D1672]+[.F1672]" table:style-name="ce1">
            <text:p>1.3645509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36_9999995.pkl</text:p>
          </table:table-cell>
          <table:table-cell office:value-type="float" office:value="6439" table:style-name="ce1">
            <text:p>6439</text:p>
          </table:table-cell>
          <table:table-cell office:value-type="float" office:value="5.32101257959311" table:style-name="ce1">
            <text:p>5.32101258</text:p>
          </table:table-cell>
          <table:table-cell office:value-type="float" office:value="0.66850828729281797" table:style-name="ce1">
            <text:p>0.668508287</text:p>
          </table:table-cell>
          <table:table-cell office:value-type="float" office:value="9.03322135125047E-2" table:style-name="ce1">
            <text:p>0.090332214</text:p>
          </table:table-cell>
          <table:table-cell office:value-type="float" office:value="0.69298245614035103" table:style-name="ce1">
            <text:p>0.692982456</text:p>
          </table:table-cell>
          <table:table-cell office:value-type="float" office:value="9.2995879929370195E-2" table:style-name="ce1">
            <text:p>0.09299588</text:p>
          </table:table-cell>
          <table:table-cell office:value-type="float" office:value="1.3614907434331691" table:formula="of:=[.D1673]+[.F1673]" table:style-name="ce1">
            <text:p>1.3614907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36_99995.pkl</text:p>
          </table:table-cell>
          <table:table-cell office:value-type="float" office:value="6439" table:style-name="ce1">
            <text:p>6439</text:p>
          </table:table-cell>
          <table:table-cell office:value-type="float" office:value="5.32101257959311" table:style-name="ce1">
            <text:p>5.32101258</text:p>
          </table:table-cell>
          <table:table-cell office:value-type="float" office:value="0.66850828729281797" table:style-name="ce1">
            <text:p>0.668508287</text:p>
          </table:table-cell>
          <table:table-cell office:value-type="float" office:value="9.03322135125047E-2" table:style-name="ce1">
            <text:p>0.090332214</text:p>
          </table:table-cell>
          <table:table-cell office:value-type="float" office:value="0.69298245614035103" table:style-name="ce1">
            <text:p>0.692982456</text:p>
          </table:table-cell>
          <table:table-cell office:value-type="float" office:value="9.2995879929370195E-2" table:style-name="ce1">
            <text:p>0.09299588</text:p>
          </table:table-cell>
          <table:table-cell office:value-type="float" office:value="1.3614907434331691" table:formula="of:=[.D1674]+[.F1674]" table:style-name="ce1">
            <text:p>1.3614907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36_999995.pkl</text:p>
          </table:table-cell>
          <table:table-cell office:value-type="float" office:value="6439" table:style-name="ce1">
            <text:p>6439</text:p>
          </table:table-cell>
          <table:table-cell office:value-type="float" office:value="5.32101257959311" table:style-name="ce1">
            <text:p>5.32101258</text:p>
          </table:table-cell>
          <table:table-cell office:value-type="float" office:value="0.66850828729281797" table:style-name="ce1">
            <text:p>0.668508287</text:p>
          </table:table-cell>
          <table:table-cell office:value-type="float" office:value="9.03322135125047E-2" table:style-name="ce1">
            <text:p>0.090332214</text:p>
          </table:table-cell>
          <table:table-cell office:value-type="float" office:value="0.69298245614035103" table:style-name="ce1">
            <text:p>0.692982456</text:p>
          </table:table-cell>
          <table:table-cell office:value-type="float" office:value="9.2995879929370195E-2" table:style-name="ce1">
            <text:p>0.09299588</text:p>
          </table:table-cell>
          <table:table-cell office:value-type="float" office:value="1.3614907434331691" table:formula="of:=[.D1675]+[.F1675]" table:style-name="ce1">
            <text:p>1.3614907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36_9995.pkl</text:p>
          </table:table-cell>
          <table:table-cell office:value-type="float" office:value="6439" table:style-name="ce1">
            <text:p>6439</text:p>
          </table:table-cell>
          <table:table-cell office:value-type="float" office:value="5.32101257959311" table:style-name="ce1">
            <text:p>5.32101258</text:p>
          </table:table-cell>
          <table:table-cell office:value-type="float" office:value="0.66850828729281797" table:style-name="ce1">
            <text:p>0.668508287</text:p>
          </table:table-cell>
          <table:table-cell office:value-type="float" office:value="9.03322135125047E-2" table:style-name="ce1">
            <text:p>0.090332214</text:p>
          </table:table-cell>
          <table:table-cell office:value-type="float" office:value="0.69298245614035103" table:style-name="ce1">
            <text:p>0.692982456</text:p>
          </table:table-cell>
          <table:table-cell office:value-type="float" office:value="9.2995879929370195E-2" table:style-name="ce1">
            <text:p>0.09299588</text:p>
          </table:table-cell>
          <table:table-cell office:value-type="float" office:value="1.3614907434331691" table:formula="of:=[.D1676]+[.F1676]" table:style-name="ce1">
            <text:p>1.3614907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09_9999995.pkl</text:p>
          </table:table-cell>
          <table:table-cell office:value-type="float" office:value="5059" table:style-name="ce1">
            <text:p>5059</text:p>
          </table:table-cell>
          <table:table-cell office:value-type="float" office:value="7.9272583514528598" table:style-name="ce1">
            <text:p>7.927258351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7.2366412213740502E-2" table:style-name="ce1">
            <text:p>0.072366412</text:p>
          </table:table-cell>
          <table:table-cell office:value-type="float" office:value="0.679824561403509" table:style-name="ce1">
            <text:p>0.679824561</text:p>
          </table:table-cell>
          <table:table-cell office:value-type="float" office:value="7.2701688555347102E-2" table:style-name="ce1">
            <text:p>0.072701689</text:p>
          </table:table-cell>
          <table:table-cell office:value-type="float" office:value="1.36085904416213" table:formula="of:=[.D1677]+[.F1677]" table:style-name="ce1">
            <text:p>1.3608590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09_9995.pkl</text:p>
          </table:table-cell>
          <table:table-cell office:value-type="float" office:value="5059" table:style-name="ce1">
            <text:p>5059</text:p>
          </table:table-cell>
          <table:table-cell office:value-type="float" office:value="7.9272583514528598" table:style-name="ce1">
            <text:p>7.927258351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7.2366412213740502E-2" table:style-name="ce1">
            <text:p>0.072366412</text:p>
          </table:table-cell>
          <table:table-cell office:value-type="float" office:value="0.679824561403509" table:style-name="ce1">
            <text:p>0.679824561</text:p>
          </table:table-cell>
          <table:table-cell office:value-type="float" office:value="7.2701688555347102E-2" table:style-name="ce1">
            <text:p>0.072701689</text:p>
          </table:table-cell>
          <table:table-cell office:value-type="float" office:value="1.36085904416213" table:formula="of:=[.D1678]+[.F1678]" table:style-name="ce1">
            <text:p>1.3608590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09_99995.pkl</text:p>
          </table:table-cell>
          <table:table-cell office:value-type="float" office:value="5059" table:style-name="ce1">
            <text:p>5059</text:p>
          </table:table-cell>
          <table:table-cell office:value-type="float" office:value="7.9272583514528598" table:style-name="ce1">
            <text:p>7.927258351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7.2366412213740502E-2" table:style-name="ce1">
            <text:p>0.072366412</text:p>
          </table:table-cell>
          <table:table-cell office:value-type="float" office:value="0.679824561403509" table:style-name="ce1">
            <text:p>0.679824561</text:p>
          </table:table-cell>
          <table:table-cell office:value-type="float" office:value="7.2701688555347102E-2" table:style-name="ce1">
            <text:p>0.072701689</text:p>
          </table:table-cell>
          <table:table-cell office:value-type="float" office:value="1.36085904416213" table:formula="of:=[.D1679]+[.F1679]" table:style-name="ce1">
            <text:p>1.3608590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09_999995.pkl</text:p>
          </table:table-cell>
          <table:table-cell office:value-type="float" office:value="5059" table:style-name="ce1">
            <text:p>5059</text:p>
          </table:table-cell>
          <table:table-cell office:value-type="float" office:value="7.9272583514528598" table:style-name="ce1">
            <text:p>7.927258351</text:p>
          </table:table-cell>
          <table:table-cell office:value-type="float" office:value="0.681034482758621" table:style-name="ce1">
            <text:p>0.681034483</text:p>
          </table:table-cell>
          <table:table-cell office:value-type="float" office:value="7.2366412213740502E-2" table:style-name="ce1">
            <text:p>0.072366412</text:p>
          </table:table-cell>
          <table:table-cell office:value-type="float" office:value="0.679824561403509" table:style-name="ce1">
            <text:p>0.679824561</text:p>
          </table:table-cell>
          <table:table-cell office:value-type="float" office:value="7.2701688555347102E-2" table:style-name="ce1">
            <text:p>0.072701689</text:p>
          </table:table-cell>
          <table:table-cell office:value-type="float" office:value="1.36085904416213" table:formula="of:=[.D1680]+[.F1680]" table:style-name="ce1">
            <text:p>1.3608590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045_9999995.pkl</text:p>
          </table:table-cell>
          <table:table-cell office:value-type="float" office:value="5275" table:style-name="ce1">
            <text:p>5275</text:p>
          </table:table-cell>
          <table:table-cell office:value-type="float" office:value="6.4286255924170597" table:style-name="ce1">
            <text:p>6.428625592</text:p>
          </table:table-cell>
          <table:table-cell office:value-type="float" office:value="0.68299711815562003" table:style-name="ce1">
            <text:p>0.682997118</text:p>
          </table:table-cell>
          <table:table-cell office:value-type="float" office:value="8.6464793870850098E-2" table:style-name="ce1">
            <text:p>0.086464794</text:p>
          </table:table-cell>
          <table:table-cell office:value-type="float" office:value="0.67685589519650702" table:style-name="ce1">
            <text:p>0.676855895</text:p>
          </table:table-cell>
          <table:table-cell office:value-type="float" office:value="8.8268792710706201E-2" table:style-name="ce1">
            <text:p>0.088268793</text:p>
          </table:table-cell>
          <table:table-cell office:value-type="float" office:value="1.3598530133521272" table:formula="of:=[.D1681]+[.F1681]" table:style-name="ce1">
            <text:p>1.3598530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045_99995.pkl</text:p>
          </table:table-cell>
          <table:table-cell office:value-type="float" office:value="5275" table:style-name="ce1">
            <text:p>5275</text:p>
          </table:table-cell>
          <table:table-cell office:value-type="float" office:value="6.4286255924170597" table:style-name="ce1">
            <text:p>6.428625592</text:p>
          </table:table-cell>
          <table:table-cell office:value-type="float" office:value="0.68299711815562003" table:style-name="ce1">
            <text:p>0.682997118</text:p>
          </table:table-cell>
          <table:table-cell office:value-type="float" office:value="8.6464793870850098E-2" table:style-name="ce1">
            <text:p>0.086464794</text:p>
          </table:table-cell>
          <table:table-cell office:value-type="float" office:value="0.67685589519650702" table:style-name="ce1">
            <text:p>0.676855895</text:p>
          </table:table-cell>
          <table:table-cell office:value-type="float" office:value="8.8268792710706201E-2" table:style-name="ce1">
            <text:p>0.088268793</text:p>
          </table:table-cell>
          <table:table-cell office:value-type="float" office:value="1.3598530133521272" table:formula="of:=[.D1682]+[.F1682]" table:style-name="ce1">
            <text:p>1.3598530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045_999995.pkl</text:p>
          </table:table-cell>
          <table:table-cell office:value-type="float" office:value="5275" table:style-name="ce1">
            <text:p>5275</text:p>
          </table:table-cell>
          <table:table-cell office:value-type="float" office:value="6.4286255924170597" table:style-name="ce1">
            <text:p>6.428625592</text:p>
          </table:table-cell>
          <table:table-cell office:value-type="float" office:value="0.68299711815562003" table:style-name="ce1">
            <text:p>0.682997118</text:p>
          </table:table-cell>
          <table:table-cell office:value-type="float" office:value="8.6464793870850098E-2" table:style-name="ce1">
            <text:p>0.086464794</text:p>
          </table:table-cell>
          <table:table-cell office:value-type="float" office:value="0.67685589519650702" table:style-name="ce1">
            <text:p>0.676855895</text:p>
          </table:table-cell>
          <table:table-cell office:value-type="float" office:value="8.8268792710706201E-2" table:style-name="ce1">
            <text:p>0.088268793</text:p>
          </table:table-cell>
          <table:table-cell office:value-type="float" office:value="1.3598530133521272" table:formula="of:=[.D1683]+[.F1683]" table:style-name="ce1">
            <text:p>1.3598530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045_9995.pkl</text:p>
          </table:table-cell>
          <table:table-cell office:value-type="float" office:value="5275" table:style-name="ce1">
            <text:p>5275</text:p>
          </table:table-cell>
          <table:table-cell office:value-type="float" office:value="6.4286255924170597" table:style-name="ce1">
            <text:p>6.428625592</text:p>
          </table:table-cell>
          <table:table-cell office:value-type="float" office:value="0.68299711815562003" table:style-name="ce1">
            <text:p>0.682997118</text:p>
          </table:table-cell>
          <table:table-cell office:value-type="float" office:value="8.6464793870850098E-2" table:style-name="ce1">
            <text:p>0.086464794</text:p>
          </table:table-cell>
          <table:table-cell office:value-type="float" office:value="0.67685589519650702" table:style-name="ce1">
            <text:p>0.676855895</text:p>
          </table:table-cell>
          <table:table-cell office:value-type="float" office:value="8.8268792710706201E-2" table:style-name="ce1">
            <text:p>0.088268793</text:p>
          </table:table-cell>
          <table:table-cell office:value-type="float" office:value="1.3598530133521272" table:formula="of:=[.D1684]+[.F1684]" table:style-name="ce1">
            <text:p>1.3598530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09_999995.pkl</text:p>
          </table:table-cell>
          <table:table-cell office:value-type="float" office:value="5115" table:style-name="ce1">
            <text:p>5115</text:p>
          </table:table-cell>
          <table:table-cell office:value-type="float" office:value="5.8130987292277601" table:style-name="ce1">
            <text:p>5.813098729</text:p>
          </table:table-cell>
          <table:table-cell office:value-type="float" office:value="0.66858789625360204" table:style-name="ce1">
            <text:p>0.668587896</text:p>
          </table:table-cell>
          <table:table-cell office:value-type="float" office:value="0.100215982721382" table:style-name="ce1">
            <text:p>0.100215983</text:p>
          </table:table-cell>
          <table:table-cell office:value-type="float" office:value="0.69010989010988999" table:style-name="ce1">
            <text:p>0.69010989</text:p>
          </table:table-cell>
          <table:table-cell office:value-type="float" office:value="0.104562104562105" table:style-name="ce1">
            <text:p>0.104562105</text:p>
          </table:table-cell>
          <table:table-cell office:value-type="float" office:value="1.3586977863634919" table:formula="of:=[.D1685]+[.F1685]" table:style-name="ce1">
            <text:p>1.3586977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09_9999995.pkl</text:p>
          </table:table-cell>
          <table:table-cell office:value-type="float" office:value="5115" table:style-name="ce1">
            <text:p>5115</text:p>
          </table:table-cell>
          <table:table-cell office:value-type="float" office:value="5.8130987292277601" table:style-name="ce1">
            <text:p>5.813098729</text:p>
          </table:table-cell>
          <table:table-cell office:value-type="float" office:value="0.66858789625360204" table:style-name="ce1">
            <text:p>0.668587896</text:p>
          </table:table-cell>
          <table:table-cell office:value-type="float" office:value="0.100215982721382" table:style-name="ce1">
            <text:p>0.100215983</text:p>
          </table:table-cell>
          <table:table-cell office:value-type="float" office:value="0.69010989010988999" table:style-name="ce1">
            <text:p>0.69010989</text:p>
          </table:table-cell>
          <table:table-cell office:value-type="float" office:value="0.104562104562105" table:style-name="ce1">
            <text:p>0.104562105</text:p>
          </table:table-cell>
          <table:table-cell office:value-type="float" office:value="1.3586977863634919" table:formula="of:=[.D1686]+[.F1686]" table:style-name="ce1">
            <text:p>1.3586977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09_99995.pkl</text:p>
          </table:table-cell>
          <table:table-cell office:value-type="float" office:value="5115" table:style-name="ce1">
            <text:p>5115</text:p>
          </table:table-cell>
          <table:table-cell office:value-type="float" office:value="5.8130987292277601" table:style-name="ce1">
            <text:p>5.813098729</text:p>
          </table:table-cell>
          <table:table-cell office:value-type="float" office:value="0.66858789625360204" table:style-name="ce1">
            <text:p>0.668587896</text:p>
          </table:table-cell>
          <table:table-cell office:value-type="float" office:value="0.100215982721382" table:style-name="ce1">
            <text:p>0.100215983</text:p>
          </table:table-cell>
          <table:table-cell office:value-type="float" office:value="0.69010989010988999" table:style-name="ce1">
            <text:p>0.69010989</text:p>
          </table:table-cell>
          <table:table-cell office:value-type="float" office:value="0.104562104562105" table:style-name="ce1">
            <text:p>0.104562105</text:p>
          </table:table-cell>
          <table:table-cell office:value-type="float" office:value="1.3586977863634919" table:formula="of:=[.D1687]+[.F1687]" table:style-name="ce1">
            <text:p>1.3586977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5_09_9995.pkl</text:p>
          </table:table-cell>
          <table:table-cell office:value-type="float" office:value="5115" table:style-name="ce1">
            <text:p>5115</text:p>
          </table:table-cell>
          <table:table-cell office:value-type="float" office:value="5.8130987292277601" table:style-name="ce1">
            <text:p>5.813098729</text:p>
          </table:table-cell>
          <table:table-cell office:value-type="float" office:value="0.66858789625360204" table:style-name="ce1">
            <text:p>0.668587896</text:p>
          </table:table-cell>
          <table:table-cell office:value-type="float" office:value="0.100215982721382" table:style-name="ce1">
            <text:p>0.100215983</text:p>
          </table:table-cell>
          <table:table-cell office:value-type="float" office:value="0.69010989010988999" table:style-name="ce1">
            <text:p>0.69010989</text:p>
          </table:table-cell>
          <table:table-cell office:value-type="float" office:value="0.104562104562105" table:style-name="ce1">
            <text:p>0.104562105</text:p>
          </table:table-cell>
          <table:table-cell office:value-type="float" office:value="1.3586977863634919" table:formula="of:=[.D1688]+[.F1688]" table:style-name="ce1">
            <text:p>1.3586977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18_99995.pkl</text:p>
          </table:table-cell>
          <table:table-cell office:value-type="float" office:value="5030" table:style-name="ce1">
            <text:p>5030</text:p>
          </table:table-cell>
          <table:table-cell office:value-type="float" office:value="7.2856858846918504" table:style-name="ce1">
            <text:p>7.285685885</text:p>
          </table:table-cell>
          <table:table-cell office:value-type="float" office:value="0.67528735632183901" table:style-name="ce1">
            <text:p>0.675287356</text:p>
          </table:table-cell>
          <table:table-cell office:value-type="float" office:value="7.69230769230769E-2" table:style-name="ce1">
            <text:p>0.076923077</text:p>
          </table:table-cell>
          <table:table-cell office:value-type="float" office:value="0.68271334792122496" table:style-name="ce1">
            <text:p>0.682713348</text:p>
          </table:table-cell>
          <table:table-cell office:value-type="float" office:value="7.7573346593734493E-2" table:style-name="ce1">
            <text:p>0.077573347</text:p>
          </table:table-cell>
          <table:table-cell office:value-type="float" office:value="1.358000704243064" table:formula="of:=[.D1689]+[.F1689]" table:style-name="ce1">
            <text:p>1.3580007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18_999995.pkl</text:p>
          </table:table-cell>
          <table:table-cell office:value-type="float" office:value="5030" table:style-name="ce1">
            <text:p>5030</text:p>
          </table:table-cell>
          <table:table-cell office:value-type="float" office:value="7.2856858846918504" table:style-name="ce1">
            <text:p>7.285685885</text:p>
          </table:table-cell>
          <table:table-cell office:value-type="float" office:value="0.67528735632183901" table:style-name="ce1">
            <text:p>0.675287356</text:p>
          </table:table-cell>
          <table:table-cell office:value-type="float" office:value="7.69230769230769E-2" table:style-name="ce1">
            <text:p>0.076923077</text:p>
          </table:table-cell>
          <table:table-cell office:value-type="float" office:value="0.68271334792122496" table:style-name="ce1">
            <text:p>0.682713348</text:p>
          </table:table-cell>
          <table:table-cell office:value-type="float" office:value="7.7573346593734493E-2" table:style-name="ce1">
            <text:p>0.077573347</text:p>
          </table:table-cell>
          <table:table-cell office:value-type="float" office:value="1.358000704243064" table:formula="of:=[.D1690]+[.F1690]" table:style-name="ce1">
            <text:p>1.3580007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18_9995.pkl</text:p>
          </table:table-cell>
          <table:table-cell office:value-type="float" office:value="5030" table:style-name="ce1">
            <text:p>5030</text:p>
          </table:table-cell>
          <table:table-cell office:value-type="float" office:value="7.2856858846918504" table:style-name="ce1">
            <text:p>7.285685885</text:p>
          </table:table-cell>
          <table:table-cell office:value-type="float" office:value="0.67528735632183901" table:style-name="ce1">
            <text:p>0.675287356</text:p>
          </table:table-cell>
          <table:table-cell office:value-type="float" office:value="7.69230769230769E-2" table:style-name="ce1">
            <text:p>0.076923077</text:p>
          </table:table-cell>
          <table:table-cell office:value-type="float" office:value="0.68271334792122496" table:style-name="ce1">
            <text:p>0.682713348</text:p>
          </table:table-cell>
          <table:table-cell office:value-type="float" office:value="7.7573346593734493E-2" table:style-name="ce1">
            <text:p>0.077573347</text:p>
          </table:table-cell>
          <table:table-cell office:value-type="float" office:value="1.358000704243064" table:formula="of:=[.D1691]+[.F1691]" table:style-name="ce1">
            <text:p>1.3580007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18_9999995.pkl</text:p>
          </table:table-cell>
          <table:table-cell office:value-type="float" office:value="5030" table:style-name="ce1">
            <text:p>5030</text:p>
          </table:table-cell>
          <table:table-cell office:value-type="float" office:value="7.2856858846918504" table:style-name="ce1">
            <text:p>7.285685885</text:p>
          </table:table-cell>
          <table:table-cell office:value-type="float" office:value="0.67528735632183901" table:style-name="ce1">
            <text:p>0.675287356</text:p>
          </table:table-cell>
          <table:table-cell office:value-type="float" office:value="7.69230769230769E-2" table:style-name="ce1">
            <text:p>0.076923077</text:p>
          </table:table-cell>
          <table:table-cell office:value-type="float" office:value="0.68271334792122496" table:style-name="ce1">
            <text:p>0.682713348</text:p>
          </table:table-cell>
          <table:table-cell office:value-type="float" office:value="7.7573346593734493E-2" table:style-name="ce1">
            <text:p>0.077573347</text:p>
          </table:table-cell>
          <table:table-cell office:value-type="float" office:value="1.358000704243064" table:formula="of:=[.D1692]+[.F1692]" table:style-name="ce1">
            <text:p>1.3580007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36_99995.pkl</text:p>
          </table:table-cell>
          <table:table-cell office:value-type="float" office:value="8249" table:style-name="ce1">
            <text:p>8249</text:p>
          </table:table-cell>
          <table:table-cell office:value-type="float" office:value="4.6318341617165704" table:style-name="ce1">
            <text:p>4.631834162</text:p>
          </table:table-cell>
          <table:table-cell office:value-type="float" office:value="0.67195767195767198" table:style-name="ce1">
            <text:p>0.671957672</text:p>
          </table:table-cell>
          <table:table-cell office:value-type="float" office:value="9.4776119402985096E-2" table:style-name="ce1">
            <text:p>0.094776119</text:p>
          </table:table-cell>
          <table:table-cell office:value-type="float" office:value="0.68191721132897598" table:style-name="ce1">
            <text:p>0.681917211</text:p>
          </table:table-cell>
          <table:table-cell office:value-type="float" office:value="8.8618346545866394E-2" table:style-name="ce1">
            <text:p>0.088618347</text:p>
          </table:table-cell>
          <table:table-cell office:value-type="float" office:value="1.3538748832866481" table:formula="of:=[.D1693]+[.F1693]" table:style-name="ce1">
            <text:p>1.3538748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36_999995.pkl</text:p>
          </table:table-cell>
          <table:table-cell office:value-type="float" office:value="8249" table:style-name="ce1">
            <text:p>8249</text:p>
          </table:table-cell>
          <table:table-cell office:value-type="float" office:value="4.6318341617165704" table:style-name="ce1">
            <text:p>4.631834162</text:p>
          </table:table-cell>
          <table:table-cell office:value-type="float" office:value="0.67195767195767198" table:style-name="ce1">
            <text:p>0.671957672</text:p>
          </table:table-cell>
          <table:table-cell office:value-type="float" office:value="9.4776119402985096E-2" table:style-name="ce1">
            <text:p>0.094776119</text:p>
          </table:table-cell>
          <table:table-cell office:value-type="float" office:value="0.68191721132897598" table:style-name="ce1">
            <text:p>0.681917211</text:p>
          </table:table-cell>
          <table:table-cell office:value-type="float" office:value="8.8618346545866394E-2" table:style-name="ce1">
            <text:p>0.088618347</text:p>
          </table:table-cell>
          <table:table-cell office:value-type="float" office:value="1.3538748832866481" table:formula="of:=[.D1694]+[.F1694]" table:style-name="ce1">
            <text:p>1.3538748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36_9999995.pkl</text:p>
          </table:table-cell>
          <table:table-cell office:value-type="float" office:value="8249" table:style-name="ce1">
            <text:p>8249</text:p>
          </table:table-cell>
          <table:table-cell office:value-type="float" office:value="4.6318341617165704" table:style-name="ce1">
            <text:p>4.631834162</text:p>
          </table:table-cell>
          <table:table-cell office:value-type="float" office:value="0.67195767195767198" table:style-name="ce1">
            <text:p>0.671957672</text:p>
          </table:table-cell>
          <table:table-cell office:value-type="float" office:value="9.4776119402985096E-2" table:style-name="ce1">
            <text:p>0.094776119</text:p>
          </table:table-cell>
          <table:table-cell office:value-type="float" office:value="0.68191721132897598" table:style-name="ce1">
            <text:p>0.681917211</text:p>
          </table:table-cell>
          <table:table-cell office:value-type="float" office:value="8.8618346545866394E-2" table:style-name="ce1">
            <text:p>0.088618347</text:p>
          </table:table-cell>
          <table:table-cell office:value-type="float" office:value="1.3538748832866481" table:formula="of:=[.D1695]+[.F1695]" table:style-name="ce1">
            <text:p>1.3538748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36_9995.pkl</text:p>
          </table:table-cell>
          <table:table-cell office:value-type="float" office:value="8249" table:style-name="ce1">
            <text:p>8249</text:p>
          </table:table-cell>
          <table:table-cell office:value-type="float" office:value="4.6318341617165704" table:style-name="ce1">
            <text:p>4.631834162</text:p>
          </table:table-cell>
          <table:table-cell office:value-type="float" office:value="0.67195767195767198" table:style-name="ce1">
            <text:p>0.671957672</text:p>
          </table:table-cell>
          <table:table-cell office:value-type="float" office:value="9.4776119402985096E-2" table:style-name="ce1">
            <text:p>0.094776119</text:p>
          </table:table-cell>
          <table:table-cell office:value-type="float" office:value="0.68191721132897598" table:style-name="ce1">
            <text:p>0.681917211</text:p>
          </table:table-cell>
          <table:table-cell office:value-type="float" office:value="8.8618346545866394E-2" table:style-name="ce1">
            <text:p>0.088618347</text:p>
          </table:table-cell>
          <table:table-cell office:value-type="float" office:value="1.3538748832866481" table:formula="of:=[.D1696]+[.F1696]" table:style-name="ce1">
            <text:p>1.3538748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18_99995.pkl</text:p>
          </table:table-cell>
          <table:table-cell office:value-type="float" office:value="5351" table:style-name="ce1">
            <text:p>5351</text:p>
          </table:table-cell>
          <table:table-cell office:value-type="float" office:value="5.72864885068212" table:style-name="ce1">
            <text:p>5.728648851</text:p>
          </table:table-cell>
          <table:table-cell office:value-type="float" office:value="0.67241379310344795" table:style-name="ce1">
            <text:p>0.672413793</text:p>
          </table:table-cell>
          <table:table-cell office:value-type="float" office:value="0.106267029972752" table:style-name="ce1">
            <text:p>0.10626703</text:p>
          </table:table-cell>
          <table:table-cell office:value-type="float" office:value="0.67841409691629995" table:style-name="ce1">
            <text:p>0.678414097</text:p>
          </table:table-cell>
          <table:table-cell office:value-type="float" office:value="0.109413854351687" table:style-name="ce1">
            <text:p>0.109413854</text:p>
          </table:table-cell>
          <table:table-cell office:value-type="float" office:value="1.3508278900197479" table:formula="of:=[.D1697]+[.F1697]" table:style-name="ce1">
            <text:p>1.350827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18_9995.pkl</text:p>
          </table:table-cell>
          <table:table-cell office:value-type="float" office:value="5351" table:style-name="ce1">
            <text:p>5351</text:p>
          </table:table-cell>
          <table:table-cell office:value-type="float" office:value="5.72864885068212" table:style-name="ce1">
            <text:p>5.728648851</text:p>
          </table:table-cell>
          <table:table-cell office:value-type="float" office:value="0.67241379310344795" table:style-name="ce1">
            <text:p>0.672413793</text:p>
          </table:table-cell>
          <table:table-cell office:value-type="float" office:value="0.106267029972752" table:style-name="ce1">
            <text:p>0.10626703</text:p>
          </table:table-cell>
          <table:table-cell office:value-type="float" office:value="0.67841409691629995" table:style-name="ce1">
            <text:p>0.678414097</text:p>
          </table:table-cell>
          <table:table-cell office:value-type="float" office:value="0.109413854351687" table:style-name="ce1">
            <text:p>0.109413854</text:p>
          </table:table-cell>
          <table:table-cell office:value-type="float" office:value="1.3508278900197479" table:formula="of:=[.D1698]+[.F1698]" table:style-name="ce1">
            <text:p>1.350827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18_9999995.pkl</text:p>
          </table:table-cell>
          <table:table-cell office:value-type="float" office:value="5351" table:style-name="ce1">
            <text:p>5351</text:p>
          </table:table-cell>
          <table:table-cell office:value-type="float" office:value="5.72864885068212" table:style-name="ce1">
            <text:p>5.728648851</text:p>
          </table:table-cell>
          <table:table-cell office:value-type="float" office:value="0.67241379310344795" table:style-name="ce1">
            <text:p>0.672413793</text:p>
          </table:table-cell>
          <table:table-cell office:value-type="float" office:value="0.106267029972752" table:style-name="ce1">
            <text:p>0.10626703</text:p>
          </table:table-cell>
          <table:table-cell office:value-type="float" office:value="0.67841409691629995" table:style-name="ce1">
            <text:p>0.678414097</text:p>
          </table:table-cell>
          <table:table-cell office:value-type="float" office:value="0.109413854351687" table:style-name="ce1">
            <text:p>0.109413854</text:p>
          </table:table-cell>
          <table:table-cell office:value-type="float" office:value="1.3508278900197479" table:formula="of:=[.D1699]+[.F1699]" table:style-name="ce1">
            <text:p>1.350827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18_999995.pkl</text:p>
          </table:table-cell>
          <table:table-cell office:value-type="float" office:value="5351" table:style-name="ce1">
            <text:p>5351</text:p>
          </table:table-cell>
          <table:table-cell office:value-type="float" office:value="5.72864885068212" table:style-name="ce1">
            <text:p>5.728648851</text:p>
          </table:table-cell>
          <table:table-cell office:value-type="float" office:value="0.67241379310344795" table:style-name="ce1">
            <text:p>0.672413793</text:p>
          </table:table-cell>
          <table:table-cell office:value-type="float" office:value="0.106267029972752" table:style-name="ce1">
            <text:p>0.10626703</text:p>
          </table:table-cell>
          <table:table-cell office:value-type="float" office:value="0.67841409691629995" table:style-name="ce1">
            <text:p>0.678414097</text:p>
          </table:table-cell>
          <table:table-cell office:value-type="float" office:value="0.109413854351687" table:style-name="ce1">
            <text:p>0.109413854</text:p>
          </table:table-cell>
          <table:table-cell office:value-type="float" office:value="1.3508278900197479" table:formula="of:=[.D1700]+[.F1700]" table:style-name="ce1">
            <text:p>1.350827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36_9995.pkl</text:p>
          </table:table-cell>
          <table:table-cell office:value-type="float" office:value="5095" table:style-name="ce1">
            <text:p>5095</text:p>
          </table:table-cell>
          <table:table-cell office:value-type="float" office:value="8.7362119725220797" table:style-name="ce1">
            <text:p>8.736211973</text:p>
          </table:table-cell>
          <table:table-cell office:value-type="float" office:value="0.67241379310344795" table:style-name="ce1">
            <text:p>0.672413793</text:p>
          </table:table-cell>
          <table:table-cell office:value-type="float" office:value="6.6101694915254305E-2" table:style-name="ce1">
            <text:p>0.066101695</text:p>
          </table:table-cell>
          <table:table-cell office:value-type="float" office:value="0.67685589519650702" table:style-name="ce1">
            <text:p>0.676855895</text:p>
          </table:table-cell>
          <table:table-cell office:value-type="float" office:value="6.82368478978648E-2" table:style-name="ce1">
            <text:p>0.068236848</text:p>
          </table:table-cell>
          <table:table-cell office:value-type="float" office:value="1.3492696882999549" table:formula="of:=[.D1701]+[.F1701]" table:style-name="ce1">
            <text:p>1.349269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36_999995.pkl</text:p>
          </table:table-cell>
          <table:table-cell office:value-type="float" office:value="5095" table:style-name="ce1">
            <text:p>5095</text:p>
          </table:table-cell>
          <table:table-cell office:value-type="float" office:value="8.7362119725220797" table:style-name="ce1">
            <text:p>8.736211973</text:p>
          </table:table-cell>
          <table:table-cell office:value-type="float" office:value="0.67241379310344795" table:style-name="ce1">
            <text:p>0.672413793</text:p>
          </table:table-cell>
          <table:table-cell office:value-type="float" office:value="6.6101694915254305E-2" table:style-name="ce1">
            <text:p>0.066101695</text:p>
          </table:table-cell>
          <table:table-cell office:value-type="float" office:value="0.67685589519650702" table:style-name="ce1">
            <text:p>0.676855895</text:p>
          </table:table-cell>
          <table:table-cell office:value-type="float" office:value="6.82368478978648E-2" table:style-name="ce1">
            <text:p>0.068236848</text:p>
          </table:table-cell>
          <table:table-cell office:value-type="float" office:value="1.3492696882999549" table:formula="of:=[.D1702]+[.F1702]" table:style-name="ce1">
            <text:p>1.349269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36_99995.pkl</text:p>
          </table:table-cell>
          <table:table-cell office:value-type="float" office:value="5095" table:style-name="ce1">
            <text:p>5095</text:p>
          </table:table-cell>
          <table:table-cell office:value-type="float" office:value="8.7362119725220797" table:style-name="ce1">
            <text:p>8.736211973</text:p>
          </table:table-cell>
          <table:table-cell office:value-type="float" office:value="0.67241379310344795" table:style-name="ce1">
            <text:p>0.672413793</text:p>
          </table:table-cell>
          <table:table-cell office:value-type="float" office:value="6.6101694915254305E-2" table:style-name="ce1">
            <text:p>0.066101695</text:p>
          </table:table-cell>
          <table:table-cell office:value-type="float" office:value="0.67685589519650702" table:style-name="ce1">
            <text:p>0.676855895</text:p>
          </table:table-cell>
          <table:table-cell office:value-type="float" office:value="6.82368478978648E-2" table:style-name="ce1">
            <text:p>0.068236848</text:p>
          </table:table-cell>
          <table:table-cell office:value-type="float" office:value="1.3492696882999549" table:formula="of:=[.D1703]+[.F1703]" table:style-name="ce1">
            <text:p>1.349269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1000_8_36_9999995.pkl</text:p>
          </table:table-cell>
          <table:table-cell office:value-type="float" office:value="5095" table:style-name="ce1">
            <text:p>5095</text:p>
          </table:table-cell>
          <table:table-cell office:value-type="float" office:value="8.7362119725220797" table:style-name="ce1">
            <text:p>8.736211973</text:p>
          </table:table-cell>
          <table:table-cell office:value-type="float" office:value="0.67241379310344795" table:style-name="ce1">
            <text:p>0.672413793</text:p>
          </table:table-cell>
          <table:table-cell office:value-type="float" office:value="6.6101694915254305E-2" table:style-name="ce1">
            <text:p>0.066101695</text:p>
          </table:table-cell>
          <table:table-cell office:value-type="float" office:value="0.67685589519650702" table:style-name="ce1">
            <text:p>0.676855895</text:p>
          </table:table-cell>
          <table:table-cell office:value-type="float" office:value="6.82368478978648E-2" table:style-name="ce1">
            <text:p>0.068236848</text:p>
          </table:table-cell>
          <table:table-cell office:value-type="float" office:value="1.3492696882999549" table:formula="of:=[.D1704]+[.F1704]" table:style-name="ce1">
            <text:p>1.349269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18_9995.pkl</text:p>
          </table:table-cell>
          <table:table-cell office:value-type="float" office:value="4910" table:style-name="ce1">
            <text:p>4910</text:p>
          </table:table-cell>
          <table:table-cell office:value-type="float" office:value="7.24684317718941" table:style-name="ce1">
            <text:p>7.246843177</text:p>
          </table:table-cell>
          <table:table-cell office:value-type="float" office:value="0.67630057803468202" table:style-name="ce1">
            <text:p>0.676300578</text:p>
          </table:table-cell>
          <table:table-cell office:value-type="float" office:value="7.8391959798995006E-2" table:style-name="ce1">
            <text:p>0.07839196</text:p>
          </table:table-cell>
          <table:table-cell office:value-type="float" office:value="0.67105263157894701" table:style-name="ce1">
            <text:p>0.671052632</text:p>
          </table:table-cell>
          <table:table-cell office:value-type="float" office:value="7.7803203661327203E-2" table:style-name="ce1">
            <text:p>0.077803204</text:p>
          </table:table-cell>
          <table:table-cell office:value-type="float" office:value="1.3473532096136291" table:formula="of:=[.D1705]+[.F1705]" table:style-name="ce1">
            <text:p>1.347353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18_9999995.pkl</text:p>
          </table:table-cell>
          <table:table-cell office:value-type="float" office:value="4910" table:style-name="ce1">
            <text:p>4910</text:p>
          </table:table-cell>
          <table:table-cell office:value-type="float" office:value="7.24684317718941" table:style-name="ce1">
            <text:p>7.246843177</text:p>
          </table:table-cell>
          <table:table-cell office:value-type="float" office:value="0.67630057803468202" table:style-name="ce1">
            <text:p>0.676300578</text:p>
          </table:table-cell>
          <table:table-cell office:value-type="float" office:value="7.8391959798995006E-2" table:style-name="ce1">
            <text:p>0.07839196</text:p>
          </table:table-cell>
          <table:table-cell office:value-type="float" office:value="0.67105263157894701" table:style-name="ce1">
            <text:p>0.671052632</text:p>
          </table:table-cell>
          <table:table-cell office:value-type="float" office:value="7.7803203661327203E-2" table:style-name="ce1">
            <text:p>0.077803204</text:p>
          </table:table-cell>
          <table:table-cell office:value-type="float" office:value="1.3473532096136291" table:formula="of:=[.D1706]+[.F1706]" table:style-name="ce1">
            <text:p>1.347353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18_99995.pkl</text:p>
          </table:table-cell>
          <table:table-cell office:value-type="float" office:value="4910" table:style-name="ce1">
            <text:p>4910</text:p>
          </table:table-cell>
          <table:table-cell office:value-type="float" office:value="7.24684317718941" table:style-name="ce1">
            <text:p>7.246843177</text:p>
          </table:table-cell>
          <table:table-cell office:value-type="float" office:value="0.67630057803468202" table:style-name="ce1">
            <text:p>0.676300578</text:p>
          </table:table-cell>
          <table:table-cell office:value-type="float" office:value="7.8391959798995006E-2" table:style-name="ce1">
            <text:p>0.07839196</text:p>
          </table:table-cell>
          <table:table-cell office:value-type="float" office:value="0.67105263157894701" table:style-name="ce1">
            <text:p>0.671052632</text:p>
          </table:table-cell>
          <table:table-cell office:value-type="float" office:value="7.7803203661327203E-2" table:style-name="ce1">
            <text:p>0.077803204</text:p>
          </table:table-cell>
          <table:table-cell office:value-type="float" office:value="1.3473532096136291" table:formula="of:=[.D1707]+[.F1707]" table:style-name="ce1">
            <text:p>1.347353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18_999995.pkl</text:p>
          </table:table-cell>
          <table:table-cell office:value-type="float" office:value="4910" table:style-name="ce1">
            <text:p>4910</text:p>
          </table:table-cell>
          <table:table-cell office:value-type="float" office:value="7.24684317718941" table:style-name="ce1">
            <text:p>7.246843177</text:p>
          </table:table-cell>
          <table:table-cell office:value-type="float" office:value="0.67630057803468202" table:style-name="ce1">
            <text:p>0.676300578</text:p>
          </table:table-cell>
          <table:table-cell office:value-type="float" office:value="7.8391959798995006E-2" table:style-name="ce1">
            <text:p>0.07839196</text:p>
          </table:table-cell>
          <table:table-cell office:value-type="float" office:value="0.67105263157894701" table:style-name="ce1">
            <text:p>0.671052632</text:p>
          </table:table-cell>
          <table:table-cell office:value-type="float" office:value="7.7803203661327203E-2" table:style-name="ce1">
            <text:p>0.077803204</text:p>
          </table:table-cell>
          <table:table-cell office:value-type="float" office:value="1.3473532096136291" table:formula="of:=[.D1708]+[.F1708]" table:style-name="ce1">
            <text:p>1.347353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36_9995.pkl</text:p>
          </table:table-cell>
          <table:table-cell office:value-type="float" office:value="5115" table:style-name="ce1">
            <text:p>5115</text:p>
          </table:table-cell>
          <table:table-cell office:value-type="float" office:value="7.42502443792766" table:style-name="ce1">
            <text:p>7.425024438</text:p>
          </table:table-cell>
          <table:table-cell office:value-type="float" office:value="0.66954022988505701" table:style-name="ce1">
            <text:p>0.66954023</text:p>
          </table:table-cell>
          <table:table-cell office:value-type="float" office:value="7.8876100203114405E-2" table:style-name="ce1">
            <text:p>0.0788761</text:p>
          </table:table-cell>
          <table:table-cell office:value-type="float" office:value="0.67543859649122795" table:style-name="ce1">
            <text:p>0.675438596</text:p>
          </table:table-cell>
          <table:table-cell office:value-type="float" office:value="7.9730779187160206E-2" table:style-name="ce1">
            <text:p>0.079730779</text:p>
          </table:table-cell>
          <table:table-cell office:value-type="float" office:value="1.344978826376285" table:formula="of:=[.D1709]+[.F1709]" table:style-name="ce1">
            <text:p>1.3449788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36_999995.pkl</text:p>
          </table:table-cell>
          <table:table-cell office:value-type="float" office:value="5115" table:style-name="ce1">
            <text:p>5115</text:p>
          </table:table-cell>
          <table:table-cell office:value-type="float" office:value="7.42502443792766" table:style-name="ce1">
            <text:p>7.425024438</text:p>
          </table:table-cell>
          <table:table-cell office:value-type="float" office:value="0.66954022988505701" table:style-name="ce1">
            <text:p>0.66954023</text:p>
          </table:table-cell>
          <table:table-cell office:value-type="float" office:value="7.8876100203114405E-2" table:style-name="ce1">
            <text:p>0.0788761</text:p>
          </table:table-cell>
          <table:table-cell office:value-type="float" office:value="0.67543859649122795" table:style-name="ce1">
            <text:p>0.675438596</text:p>
          </table:table-cell>
          <table:table-cell office:value-type="float" office:value="7.9730779187160206E-2" table:style-name="ce1">
            <text:p>0.079730779</text:p>
          </table:table-cell>
          <table:table-cell office:value-type="float" office:value="1.344978826376285" table:formula="of:=[.D1710]+[.F1710]" table:style-name="ce1">
            <text:p>1.3449788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36_9999995.pkl</text:p>
          </table:table-cell>
          <table:table-cell office:value-type="float" office:value="5115" table:style-name="ce1">
            <text:p>5115</text:p>
          </table:table-cell>
          <table:table-cell office:value-type="float" office:value="7.42502443792766" table:style-name="ce1">
            <text:p>7.425024438</text:p>
          </table:table-cell>
          <table:table-cell office:value-type="float" office:value="0.66954022988505701" table:style-name="ce1">
            <text:p>0.66954023</text:p>
          </table:table-cell>
          <table:table-cell office:value-type="float" office:value="7.8876100203114405E-2" table:style-name="ce1">
            <text:p>0.0788761</text:p>
          </table:table-cell>
          <table:table-cell office:value-type="float" office:value="0.67543859649122795" table:style-name="ce1">
            <text:p>0.675438596</text:p>
          </table:table-cell>
          <table:table-cell office:value-type="float" office:value="7.9730779187160206E-2" table:style-name="ce1">
            <text:p>0.079730779</text:p>
          </table:table-cell>
          <table:table-cell office:value-type="float" office:value="1.344978826376285" table:formula="of:=[.D1711]+[.F1711]" table:style-name="ce1">
            <text:p>1.3449788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2000_8_36_99995.pkl</text:p>
          </table:table-cell>
          <table:table-cell office:value-type="float" office:value="5115" table:style-name="ce1">
            <text:p>5115</text:p>
          </table:table-cell>
          <table:table-cell office:value-type="float" office:value="7.42502443792766" table:style-name="ce1">
            <text:p>7.425024438</text:p>
          </table:table-cell>
          <table:table-cell office:value-type="float" office:value="0.66954022988505701" table:style-name="ce1">
            <text:p>0.66954023</text:p>
          </table:table-cell>
          <table:table-cell office:value-type="float" office:value="7.8876100203114405E-2" table:style-name="ce1">
            <text:p>0.0788761</text:p>
          </table:table-cell>
          <table:table-cell office:value-type="float" office:value="0.67543859649122795" table:style-name="ce1">
            <text:p>0.675438596</text:p>
          </table:table-cell>
          <table:table-cell office:value-type="float" office:value="7.9730779187160206E-2" table:style-name="ce1">
            <text:p>0.079730779</text:p>
          </table:table-cell>
          <table:table-cell office:value-type="float" office:value="1.344978826376285" table:formula="of:=[.D1712]+[.F1712]" table:style-name="ce1">
            <text:p>1.3449788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18_9995.pkl</text:p>
          </table:table-cell>
          <table:table-cell office:value-type="float" office:value="4786" table:style-name="ce1">
            <text:p>4786</text:p>
          </table:table-cell>
          <table:table-cell office:value-type="float" office:value="5.7302549101546196" table:style-name="ce1">
            <text:p>5.73025491</text:p>
          </table:table-cell>
          <table:table-cell office:value-type="float" office:value="0.668604651162791" table:style-name="ce1">
            <text:p>0.668604651</text:p>
          </table:table-cell>
          <table:table-cell office:value-type="float" office:value="0.100877192982456" table:style-name="ce1">
            <text:p>0.100877193</text:p>
          </table:table-cell>
          <table:table-cell office:value-type="float" office:value="0.67621145374449299" table:style-name="ce1">
            <text:p>0.676211454</text:p>
          </table:table-cell>
          <table:table-cell office:value-type="float" office:value="0.10068875040997" table:style-name="ce1">
            <text:p>0.10068875</text:p>
          </table:table-cell>
          <table:table-cell office:value-type="float" office:value="1.344816104907284" table:formula="of:=[.D1713]+[.F1713]" table:style-name="ce1">
            <text:p>1.3448161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18_99995.pkl</text:p>
          </table:table-cell>
          <table:table-cell office:value-type="float" office:value="4786" table:style-name="ce1">
            <text:p>4786</text:p>
          </table:table-cell>
          <table:table-cell office:value-type="float" office:value="5.7302549101546196" table:style-name="ce1">
            <text:p>5.73025491</text:p>
          </table:table-cell>
          <table:table-cell office:value-type="float" office:value="0.668604651162791" table:style-name="ce1">
            <text:p>0.668604651</text:p>
          </table:table-cell>
          <table:table-cell office:value-type="float" office:value="0.100877192982456" table:style-name="ce1">
            <text:p>0.100877193</text:p>
          </table:table-cell>
          <table:table-cell office:value-type="float" office:value="0.67621145374449299" table:style-name="ce1">
            <text:p>0.676211454</text:p>
          </table:table-cell>
          <table:table-cell office:value-type="float" office:value="0.10068875040997" table:style-name="ce1">
            <text:p>0.10068875</text:p>
          </table:table-cell>
          <table:table-cell office:value-type="float" office:value="1.344816104907284" table:formula="of:=[.D1714]+[.F1714]" table:style-name="ce1">
            <text:p>1.3448161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18_999995.pkl</text:p>
          </table:table-cell>
          <table:table-cell office:value-type="float" office:value="4786" table:style-name="ce1">
            <text:p>4786</text:p>
          </table:table-cell>
          <table:table-cell office:value-type="float" office:value="5.7302549101546196" table:style-name="ce1">
            <text:p>5.73025491</text:p>
          </table:table-cell>
          <table:table-cell office:value-type="float" office:value="0.668604651162791" table:style-name="ce1">
            <text:p>0.668604651</text:p>
          </table:table-cell>
          <table:table-cell office:value-type="float" office:value="0.100877192982456" table:style-name="ce1">
            <text:p>0.100877193</text:p>
          </table:table-cell>
          <table:table-cell office:value-type="float" office:value="0.67621145374449299" table:style-name="ce1">
            <text:p>0.676211454</text:p>
          </table:table-cell>
          <table:table-cell office:value-type="float" office:value="0.10068875040997" table:style-name="ce1">
            <text:p>0.10068875</text:p>
          </table:table-cell>
          <table:table-cell office:value-type="float" office:value="1.344816104907284" table:formula="of:=[.D1715]+[.F1715]" table:style-name="ce1">
            <text:p>1.3448161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18_9999995.pkl</text:p>
          </table:table-cell>
          <table:table-cell office:value-type="float" office:value="4786" table:style-name="ce1">
            <text:p>4786</text:p>
          </table:table-cell>
          <table:table-cell office:value-type="float" office:value="5.7302549101546196" table:style-name="ce1">
            <text:p>5.73025491</text:p>
          </table:table-cell>
          <table:table-cell office:value-type="float" office:value="0.668604651162791" table:style-name="ce1">
            <text:p>0.668604651</text:p>
          </table:table-cell>
          <table:table-cell office:value-type="float" office:value="0.100877192982456" table:style-name="ce1">
            <text:p>0.100877193</text:p>
          </table:table-cell>
          <table:table-cell office:value-type="float" office:value="0.67621145374449299" table:style-name="ce1">
            <text:p>0.676211454</text:p>
          </table:table-cell>
          <table:table-cell office:value-type="float" office:value="0.10068875040997" table:style-name="ce1">
            <text:p>0.10068875</text:p>
          </table:table-cell>
          <table:table-cell office:value-type="float" office:value="1.344816104907284" table:formula="of:=[.D1716]+[.F1716]" table:style-name="ce1">
            <text:p>1.3448161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18_9999995.pkl</text:p>
          </table:table-cell>
          <table:table-cell office:value-type="float" office:value="4703" table:style-name="ce1">
            <text:p>4703</text:p>
          </table:table-cell>
          <table:table-cell office:value-type="float" office:value="5.8239421645757998" table:style-name="ce1">
            <text:p>5.823942165</text:p>
          </table:table-cell>
          <table:table-cell office:value-type="float" office:value="0.67151162790697705" table:style-name="ce1">
            <text:p>0.671511628</text:p>
          </table:table-cell>
          <table:table-cell office:value-type="float" office:value="9.42472460220318E-2" table:style-name="ce1">
            <text:p>0.094247246</text:p>
          </table:table-cell>
          <table:table-cell office:value-type="float" office:value="0.67184035476718396" table:style-name="ce1">
            <text:p>0.671840355</text:p>
          </table:table-cell>
          <table:table-cell office:value-type="float" office:value="9.2688895686754397E-2" table:style-name="ce1">
            <text:p>0.092688896</text:p>
          </table:table-cell>
          <table:table-cell office:value-type="float" office:value="1.3433519826741609" table:formula="of:=[.D1717]+[.F1717]" table:style-name="ce1">
            <text:p>1.3433519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18_9995.pkl</text:p>
          </table:table-cell>
          <table:table-cell office:value-type="float" office:value="4703" table:style-name="ce1">
            <text:p>4703</text:p>
          </table:table-cell>
          <table:table-cell office:value-type="float" office:value="5.8239421645757998" table:style-name="ce1">
            <text:p>5.823942165</text:p>
          </table:table-cell>
          <table:table-cell office:value-type="float" office:value="0.67151162790697705" table:style-name="ce1">
            <text:p>0.671511628</text:p>
          </table:table-cell>
          <table:table-cell office:value-type="float" office:value="9.42472460220318E-2" table:style-name="ce1">
            <text:p>0.094247246</text:p>
          </table:table-cell>
          <table:table-cell office:value-type="float" office:value="0.67184035476718396" table:style-name="ce1">
            <text:p>0.671840355</text:p>
          </table:table-cell>
          <table:table-cell office:value-type="float" office:value="9.2688895686754397E-2" table:style-name="ce1">
            <text:p>0.092688896</text:p>
          </table:table-cell>
          <table:table-cell office:value-type="float" office:value="1.3433519826741609" table:formula="of:=[.D1718]+[.F1718]" table:style-name="ce1">
            <text:p>1.3433519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18_99995.pkl</text:p>
          </table:table-cell>
          <table:table-cell office:value-type="float" office:value="4703" table:style-name="ce1">
            <text:p>4703</text:p>
          </table:table-cell>
          <table:table-cell office:value-type="float" office:value="5.8239421645757998" table:style-name="ce1">
            <text:p>5.823942165</text:p>
          </table:table-cell>
          <table:table-cell office:value-type="float" office:value="0.67151162790697705" table:style-name="ce1">
            <text:p>0.671511628</text:p>
          </table:table-cell>
          <table:table-cell office:value-type="float" office:value="9.42472460220318E-2" table:style-name="ce1">
            <text:p>0.094247246</text:p>
          </table:table-cell>
          <table:table-cell office:value-type="float" office:value="0.67184035476718396" table:style-name="ce1">
            <text:p>0.671840355</text:p>
          </table:table-cell>
          <table:table-cell office:value-type="float" office:value="9.2688895686754397E-2" table:style-name="ce1">
            <text:p>0.092688896</text:p>
          </table:table-cell>
          <table:table-cell office:value-type="float" office:value="1.3433519826741609" table:formula="of:=[.D1719]+[.F1719]" table:style-name="ce1">
            <text:p>1.3433519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18_999995.pkl</text:p>
          </table:table-cell>
          <table:table-cell office:value-type="float" office:value="4703" table:style-name="ce1">
            <text:p>4703</text:p>
          </table:table-cell>
          <table:table-cell office:value-type="float" office:value="5.8239421645757998" table:style-name="ce1">
            <text:p>5.823942165</text:p>
          </table:table-cell>
          <table:table-cell office:value-type="float" office:value="0.67151162790697705" table:style-name="ce1">
            <text:p>0.671511628</text:p>
          </table:table-cell>
          <table:table-cell office:value-type="float" office:value="9.42472460220318E-2" table:style-name="ce1">
            <text:p>0.094247246</text:p>
          </table:table-cell>
          <table:table-cell office:value-type="float" office:value="0.67184035476718396" table:style-name="ce1">
            <text:p>0.671840355</text:p>
          </table:table-cell>
          <table:table-cell office:value-type="float" office:value="9.2688895686754397E-2" table:style-name="ce1">
            <text:p>0.092688896</text:p>
          </table:table-cell>
          <table:table-cell office:value-type="float" office:value="1.3433519826741609" table:formula="of:=[.D1720]+[.F1720]" table:style-name="ce1">
            <text:p>1.3433519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09_99995.pkl</text:p>
          </table:table-cell>
          <table:table-cell office:value-type="float" office:value="5487" table:style-name="ce1">
            <text:p>5487</text:p>
          </table:table-cell>
          <table:table-cell office:value-type="float" office:value="7.1979223619464197" table:style-name="ce1">
            <text:p>7.197922362</text:p>
          </table:table-cell>
          <table:table-cell office:value-type="float" office:value="0.66570605187319898" table:style-name="ce1">
            <text:p>0.665706052</text:p>
          </table:table-cell>
          <table:table-cell office:value-type="float" office:value="7.5638506876227904E-2" table:style-name="ce1">
            <text:p>0.075638507</text:p>
          </table:table-cell>
          <table:table-cell office:value-type="float" office:value="0.67538126361655804" table:style-name="ce1">
            <text:p>0.675381264</text:p>
          </table:table-cell>
          <table:table-cell office:value-type="float" office:value="7.9691516709511606E-2" table:style-name="ce1">
            <text:p>0.079691517</text:p>
          </table:table-cell>
          <table:table-cell office:value-type="float" office:value="1.3410873154897569" table:formula="of:=[.D1721]+[.F1721]" table:style-name="ce1">
            <text:p>1.341087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09_999995.pkl</text:p>
          </table:table-cell>
          <table:table-cell office:value-type="float" office:value="5487" table:style-name="ce1">
            <text:p>5487</text:p>
          </table:table-cell>
          <table:table-cell office:value-type="float" office:value="7.1979223619464197" table:style-name="ce1">
            <text:p>7.197922362</text:p>
          </table:table-cell>
          <table:table-cell office:value-type="float" office:value="0.66570605187319898" table:style-name="ce1">
            <text:p>0.665706052</text:p>
          </table:table-cell>
          <table:table-cell office:value-type="float" office:value="7.5638506876227904E-2" table:style-name="ce1">
            <text:p>0.075638507</text:p>
          </table:table-cell>
          <table:table-cell office:value-type="float" office:value="0.67538126361655804" table:style-name="ce1">
            <text:p>0.675381264</text:p>
          </table:table-cell>
          <table:table-cell office:value-type="float" office:value="7.9691516709511606E-2" table:style-name="ce1">
            <text:p>0.079691517</text:p>
          </table:table-cell>
          <table:table-cell office:value-type="float" office:value="1.3410873154897569" table:formula="of:=[.D1722]+[.F1722]" table:style-name="ce1">
            <text:p>1.341087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09_9995.pkl</text:p>
          </table:table-cell>
          <table:table-cell office:value-type="float" office:value="5487" table:style-name="ce1">
            <text:p>5487</text:p>
          </table:table-cell>
          <table:table-cell office:value-type="float" office:value="7.1979223619464197" table:style-name="ce1">
            <text:p>7.197922362</text:p>
          </table:table-cell>
          <table:table-cell office:value-type="float" office:value="0.66570605187319898" table:style-name="ce1">
            <text:p>0.665706052</text:p>
          </table:table-cell>
          <table:table-cell office:value-type="float" office:value="7.5638506876227904E-2" table:style-name="ce1">
            <text:p>0.075638507</text:p>
          </table:table-cell>
          <table:table-cell office:value-type="float" office:value="0.67538126361655804" table:style-name="ce1">
            <text:p>0.675381264</text:p>
          </table:table-cell>
          <table:table-cell office:value-type="float" office:value="7.9691516709511606E-2" table:style-name="ce1">
            <text:p>0.079691517</text:p>
          </table:table-cell>
          <table:table-cell office:value-type="float" office:value="1.3410873154897569" table:formula="of:=[.D1723]+[.F1723]" table:style-name="ce1">
            <text:p>1.341087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09_9999995.pkl</text:p>
          </table:table-cell>
          <table:table-cell office:value-type="float" office:value="5487" table:style-name="ce1">
            <text:p>5487</text:p>
          </table:table-cell>
          <table:table-cell office:value-type="float" office:value="7.1979223619464197" table:style-name="ce1">
            <text:p>7.197922362</text:p>
          </table:table-cell>
          <table:table-cell office:value-type="float" office:value="0.66570605187319898" table:style-name="ce1">
            <text:p>0.665706052</text:p>
          </table:table-cell>
          <table:table-cell office:value-type="float" office:value="7.5638506876227904E-2" table:style-name="ce1">
            <text:p>0.075638507</text:p>
          </table:table-cell>
          <table:table-cell office:value-type="float" office:value="0.67538126361655804" table:style-name="ce1">
            <text:p>0.675381264</text:p>
          </table:table-cell>
          <table:table-cell office:value-type="float" office:value="7.9691516709511606E-2" table:style-name="ce1">
            <text:p>0.079691517</text:p>
          </table:table-cell>
          <table:table-cell office:value-type="float" office:value="1.3410873154897569" table:formula="of:=[.D1724]+[.F1724]" table:style-name="ce1">
            <text:p>1.3410873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36_999995.pkl</text:p>
          </table:table-cell>
          <table:table-cell office:value-type="float" office:value="5229" table:style-name="ce1">
            <text:p>5229</text:p>
          </table:table-cell>
          <table:table-cell office:value-type="float" office:value="6.5215146299483697" table:style-name="ce1">
            <text:p>6.52151463</text:p>
          </table:table-cell>
          <table:table-cell office:value-type="float" office:value="0.671469740634006" table:style-name="ce1">
            <text:p>0.671469741</text:p>
          </table:table-cell>
          <table:table-cell office:value-type="float" office:value="8.3752695902228599E-2" table:style-name="ce1">
            <text:p>0.083752696</text:p>
          </table:table-cell>
          <table:table-cell office:value-type="float" office:value="0.66958424507658598" table:style-name="ce1">
            <text:p>0.669584245</text:p>
          </table:table-cell>
          <table:table-cell office:value-type="float" office:value="8.3858591394902704E-2" table:style-name="ce1">
            <text:p>0.083858591</text:p>
          </table:table-cell>
          <table:table-cell office:value-type="float" office:value="1.3410539857105919" table:formula="of:=[.D1725]+[.F1725]" table:style-name="ce1">
            <text:p>1.3410539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36_9999995.pkl</text:p>
          </table:table-cell>
          <table:table-cell office:value-type="float" office:value="5229" table:style-name="ce1">
            <text:p>5229</text:p>
          </table:table-cell>
          <table:table-cell office:value-type="float" office:value="6.5215146299483697" table:style-name="ce1">
            <text:p>6.52151463</text:p>
          </table:table-cell>
          <table:table-cell office:value-type="float" office:value="0.671469740634006" table:style-name="ce1">
            <text:p>0.671469741</text:p>
          </table:table-cell>
          <table:table-cell office:value-type="float" office:value="8.3752695902228599E-2" table:style-name="ce1">
            <text:p>0.083752696</text:p>
          </table:table-cell>
          <table:table-cell office:value-type="float" office:value="0.66958424507658598" table:style-name="ce1">
            <text:p>0.669584245</text:p>
          </table:table-cell>
          <table:table-cell office:value-type="float" office:value="8.3858591394902704E-2" table:style-name="ce1">
            <text:p>0.083858591</text:p>
          </table:table-cell>
          <table:table-cell office:value-type="float" office:value="1.3410539857105919" table:formula="of:=[.D1726]+[.F1726]" table:style-name="ce1">
            <text:p>1.3410539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36_99995.pkl</text:p>
          </table:table-cell>
          <table:table-cell office:value-type="float" office:value="5229" table:style-name="ce1">
            <text:p>5229</text:p>
          </table:table-cell>
          <table:table-cell office:value-type="float" office:value="6.5215146299483697" table:style-name="ce1">
            <text:p>6.52151463</text:p>
          </table:table-cell>
          <table:table-cell office:value-type="float" office:value="0.671469740634006" table:style-name="ce1">
            <text:p>0.671469741</text:p>
          </table:table-cell>
          <table:table-cell office:value-type="float" office:value="8.3752695902228599E-2" table:style-name="ce1">
            <text:p>0.083752696</text:p>
          </table:table-cell>
          <table:table-cell office:value-type="float" office:value="0.66958424507658598" table:style-name="ce1">
            <text:p>0.669584245</text:p>
          </table:table-cell>
          <table:table-cell office:value-type="float" office:value="8.3858591394902704E-2" table:style-name="ce1">
            <text:p>0.083858591</text:p>
          </table:table-cell>
          <table:table-cell office:value-type="float" office:value="1.3410539857105919" table:formula="of:=[.D1727]+[.F1727]" table:style-name="ce1">
            <text:p>1.3410539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36_9995.pkl</text:p>
          </table:table-cell>
          <table:table-cell office:value-type="float" office:value="5229" table:style-name="ce1">
            <text:p>5229</text:p>
          </table:table-cell>
          <table:table-cell office:value-type="float" office:value="6.5215146299483697" table:style-name="ce1">
            <text:p>6.52151463</text:p>
          </table:table-cell>
          <table:table-cell office:value-type="float" office:value="0.671469740634006" table:style-name="ce1">
            <text:p>0.671469741</text:p>
          </table:table-cell>
          <table:table-cell office:value-type="float" office:value="8.3752695902228599E-2" table:style-name="ce1">
            <text:p>0.083752696</text:p>
          </table:table-cell>
          <table:table-cell office:value-type="float" office:value="0.66958424507658598" table:style-name="ce1">
            <text:p>0.669584245</text:p>
          </table:table-cell>
          <table:table-cell office:value-type="float" office:value="8.3858591394902704E-2" table:style-name="ce1">
            <text:p>0.083858591</text:p>
          </table:table-cell>
          <table:table-cell office:value-type="float" office:value="1.3410539857105919" table:formula="of:=[.D1728]+[.F1728]" table:style-name="ce1">
            <text:p>1.3410539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09_9999995.pkl</text:p>
          </table:table-cell>
          <table:table-cell office:value-type="float" office:value="5591" table:style-name="ce1">
            <text:p>5591</text:p>
          </table:table-cell>
          <table:table-cell office:value-type="float" office:value="5.0713646932570198" table:style-name="ce1">
            <text:p>5.071364693</text:p>
          </table:table-cell>
          <table:table-cell office:value-type="float" office:value="0.67679558011049701" table:style-name="ce1">
            <text:p>0.67679558</text:p>
          </table:table-cell>
          <table:table-cell office:value-type="float" office:value="0.121467526028756" table:style-name="ce1">
            <text:p>0.121467526</text:p>
          </table:table-cell>
          <table:table-cell office:value-type="float" office:value="0.66373626373626404" table:style-name="ce1">
            <text:p>0.663736264</text:p>
          </table:table-cell>
          <table:table-cell office:value-type="float" office:value="0.116512345679012" table:style-name="ce1">
            <text:p>0.116512346</text:p>
          </table:table-cell>
          <table:table-cell office:value-type="float" office:value="1.3405318438467611" table:formula="of:=[.D1729]+[.F1729]" table:style-name="ce1">
            <text:p>1.3405318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09_999995.pkl</text:p>
          </table:table-cell>
          <table:table-cell office:value-type="float" office:value="5591" table:style-name="ce1">
            <text:p>5591</text:p>
          </table:table-cell>
          <table:table-cell office:value-type="float" office:value="5.0713646932570198" table:style-name="ce1">
            <text:p>5.071364693</text:p>
          </table:table-cell>
          <table:table-cell office:value-type="float" office:value="0.67679558011049701" table:style-name="ce1">
            <text:p>0.67679558</text:p>
          </table:table-cell>
          <table:table-cell office:value-type="float" office:value="0.121467526028756" table:style-name="ce1">
            <text:p>0.121467526</text:p>
          </table:table-cell>
          <table:table-cell office:value-type="float" office:value="0.66373626373626404" table:style-name="ce1">
            <text:p>0.663736264</text:p>
          </table:table-cell>
          <table:table-cell office:value-type="float" office:value="0.116512345679012" table:style-name="ce1">
            <text:p>0.116512346</text:p>
          </table:table-cell>
          <table:table-cell office:value-type="float" office:value="1.3405318438467611" table:formula="of:=[.D1730]+[.F1730]" table:style-name="ce1">
            <text:p>1.3405318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09_9995.pkl</text:p>
          </table:table-cell>
          <table:table-cell office:value-type="float" office:value="5591" table:style-name="ce1">
            <text:p>5591</text:p>
          </table:table-cell>
          <table:table-cell office:value-type="float" office:value="5.0713646932570198" table:style-name="ce1">
            <text:p>5.071364693</text:p>
          </table:table-cell>
          <table:table-cell office:value-type="float" office:value="0.67679558011049701" table:style-name="ce1">
            <text:p>0.67679558</text:p>
          </table:table-cell>
          <table:table-cell office:value-type="float" office:value="0.121467526028756" table:style-name="ce1">
            <text:p>0.121467526</text:p>
          </table:table-cell>
          <table:table-cell office:value-type="float" office:value="0.66373626373626404" table:style-name="ce1">
            <text:p>0.663736264</text:p>
          </table:table-cell>
          <table:table-cell office:value-type="float" office:value="0.116512345679012" table:style-name="ce1">
            <text:p>0.116512346</text:p>
          </table:table-cell>
          <table:table-cell office:value-type="float" office:value="1.3405318438467611" table:formula="of:=[.D1731]+[.F1731]" table:style-name="ce1">
            <text:p>1.3405318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09_99995.pkl</text:p>
          </table:table-cell>
          <table:table-cell office:value-type="float" office:value="5591" table:style-name="ce1">
            <text:p>5591</text:p>
          </table:table-cell>
          <table:table-cell office:value-type="float" office:value="5.0713646932570198" table:style-name="ce1">
            <text:p>5.071364693</text:p>
          </table:table-cell>
          <table:table-cell office:value-type="float" office:value="0.67679558011049701" table:style-name="ce1">
            <text:p>0.67679558</text:p>
          </table:table-cell>
          <table:table-cell office:value-type="float" office:value="0.121467526028756" table:style-name="ce1">
            <text:p>0.121467526</text:p>
          </table:table-cell>
          <table:table-cell office:value-type="float" office:value="0.66373626373626404" table:style-name="ce1">
            <text:p>0.663736264</text:p>
          </table:table-cell>
          <table:table-cell office:value-type="float" office:value="0.116512345679012" table:style-name="ce1">
            <text:p>0.116512346</text:p>
          </table:table-cell>
          <table:table-cell office:value-type="float" office:value="1.3405318438467611" table:formula="of:=[.D1732]+[.F1732]" table:style-name="ce1">
            <text:p>1.3405318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045_999995.pkl</text:p>
          </table:table-cell>
          <table:table-cell office:value-type="float" office:value="5051" table:style-name="ce1">
            <text:p>5051</text:p>
          </table:table-cell>
          <table:table-cell office:value-type="float" office:value="6.6422490595921602" table:style-name="ce1">
            <text:p>6.64224906</text:p>
          </table:table-cell>
          <table:table-cell office:value-type="float" office:value="0.66763005780346796" table:style-name="ce1">
            <text:p>0.667630058</text:p>
          </table:table-cell>
          <table:table-cell office:value-type="float" office:value="8.3908463494369798E-2" table:style-name="ce1">
            <text:p>0.083908463</text:p>
          </table:table-cell>
          <table:table-cell office:value-type="float" office:value="0.67248908296943199" table:style-name="ce1">
            <text:p>0.672489083</text:p>
          </table:table-cell>
          <table:table-cell office:value-type="float" office:value="8.6882933709449897E-2" table:style-name="ce1">
            <text:p>0.086882934</text:p>
          </table:table-cell>
          <table:table-cell office:value-type="float" office:value="1.3401191407729001" table:formula="of:=[.D1733]+[.F1733]" table:style-name="ce1">
            <text:p>1.3401191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045_9995.pkl</text:p>
          </table:table-cell>
          <table:table-cell office:value-type="float" office:value="5051" table:style-name="ce1">
            <text:p>5051</text:p>
          </table:table-cell>
          <table:table-cell office:value-type="float" office:value="6.6422490595921602" table:style-name="ce1">
            <text:p>6.64224906</text:p>
          </table:table-cell>
          <table:table-cell office:value-type="float" office:value="0.66763005780346796" table:style-name="ce1">
            <text:p>0.667630058</text:p>
          </table:table-cell>
          <table:table-cell office:value-type="float" office:value="8.3908463494369798E-2" table:style-name="ce1">
            <text:p>0.083908463</text:p>
          </table:table-cell>
          <table:table-cell office:value-type="float" office:value="0.67248908296943199" table:style-name="ce1">
            <text:p>0.672489083</text:p>
          </table:table-cell>
          <table:table-cell office:value-type="float" office:value="8.6882933709449897E-2" table:style-name="ce1">
            <text:p>0.086882934</text:p>
          </table:table-cell>
          <table:table-cell office:value-type="float" office:value="1.3401191407729001" table:formula="of:=[.D1734]+[.F1734]" table:style-name="ce1">
            <text:p>1.3401191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045_9999995.pkl</text:p>
          </table:table-cell>
          <table:table-cell office:value-type="float" office:value="5051" table:style-name="ce1">
            <text:p>5051</text:p>
          </table:table-cell>
          <table:table-cell office:value-type="float" office:value="6.6422490595921602" table:style-name="ce1">
            <text:p>6.64224906</text:p>
          </table:table-cell>
          <table:table-cell office:value-type="float" office:value="0.66763005780346796" table:style-name="ce1">
            <text:p>0.667630058</text:p>
          </table:table-cell>
          <table:table-cell office:value-type="float" office:value="8.3908463494369798E-2" table:style-name="ce1">
            <text:p>0.083908463</text:p>
          </table:table-cell>
          <table:table-cell office:value-type="float" office:value="0.67248908296943199" table:style-name="ce1">
            <text:p>0.672489083</text:p>
          </table:table-cell>
          <table:table-cell office:value-type="float" office:value="8.6882933709449897E-2" table:style-name="ce1">
            <text:p>0.086882934</text:p>
          </table:table-cell>
          <table:table-cell office:value-type="float" office:value="1.3401191407729001" table:formula="of:=[.D1735]+[.F1735]" table:style-name="ce1">
            <text:p>1.3401191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2_045_99995.pkl</text:p>
          </table:table-cell>
          <table:table-cell office:value-type="float" office:value="5051" table:style-name="ce1">
            <text:p>5051</text:p>
          </table:table-cell>
          <table:table-cell office:value-type="float" office:value="6.6422490595921602" table:style-name="ce1">
            <text:p>6.64224906</text:p>
          </table:table-cell>
          <table:table-cell office:value-type="float" office:value="0.66763005780346796" table:style-name="ce1">
            <text:p>0.667630058</text:p>
          </table:table-cell>
          <table:table-cell office:value-type="float" office:value="8.3908463494369798E-2" table:style-name="ce1">
            <text:p>0.083908463</text:p>
          </table:table-cell>
          <table:table-cell office:value-type="float" office:value="0.67248908296943199" table:style-name="ce1">
            <text:p>0.672489083</text:p>
          </table:table-cell>
          <table:table-cell office:value-type="float" office:value="8.6882933709449897E-2" table:style-name="ce1">
            <text:p>0.086882934</text:p>
          </table:table-cell>
          <table:table-cell office:value-type="float" office:value="1.3401191407729001" table:formula="of:=[.D1736]+[.F1736]" table:style-name="ce1">
            <text:p>1.3401191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045_9999995.pkl</text:p>
          </table:table-cell>
          <table:table-cell office:value-type="float" office:value="5147" table:style-name="ce1">
            <text:p>5147</text:p>
          </table:table-cell>
          <table:table-cell office:value-type="float" office:value="5.7837575286574703" table:style-name="ce1">
            <text:p>5.783757529</text:p>
          </table:table-cell>
          <table:table-cell office:value-type="float" office:value="0.66954022988505701" table:style-name="ce1">
            <text:p>0.66954023</text:p>
          </table:table-cell>
          <table:table-cell office:value-type="float" office:value="0.10364768683274" table:style-name="ce1">
            <text:p>0.103647687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457516339869299" table:style-name="ce1">
            <text:p>0.104575163</text:p>
          </table:table-cell>
          <table:table-cell office:value-type="float" office:value="1.336206896551724" table:formula="of:=[.D1737]+[.F1737]" table:style-name="ce1">
            <text:p>1.3362068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045_99995.pkl</text:p>
          </table:table-cell>
          <table:table-cell office:value-type="float" office:value="5147" table:style-name="ce1">
            <text:p>5147</text:p>
          </table:table-cell>
          <table:table-cell office:value-type="float" office:value="5.7837575286574703" table:style-name="ce1">
            <text:p>5.783757529</text:p>
          </table:table-cell>
          <table:table-cell office:value-type="float" office:value="0.66954022988505701" table:style-name="ce1">
            <text:p>0.66954023</text:p>
          </table:table-cell>
          <table:table-cell office:value-type="float" office:value="0.10364768683274" table:style-name="ce1">
            <text:p>0.103647687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457516339869299" table:style-name="ce1">
            <text:p>0.104575163</text:p>
          </table:table-cell>
          <table:table-cell office:value-type="float" office:value="1.336206896551724" table:formula="of:=[.D1738]+[.F1738]" table:style-name="ce1">
            <text:p>1.3362068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045_999995.pkl</text:p>
          </table:table-cell>
          <table:table-cell office:value-type="float" office:value="5147" table:style-name="ce1">
            <text:p>5147</text:p>
          </table:table-cell>
          <table:table-cell office:value-type="float" office:value="5.7837575286574703" table:style-name="ce1">
            <text:p>5.783757529</text:p>
          </table:table-cell>
          <table:table-cell office:value-type="float" office:value="0.66954022988505701" table:style-name="ce1">
            <text:p>0.66954023</text:p>
          </table:table-cell>
          <table:table-cell office:value-type="float" office:value="0.10364768683274" table:style-name="ce1">
            <text:p>0.103647687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457516339869299" table:style-name="ce1">
            <text:p>0.104575163</text:p>
          </table:table-cell>
          <table:table-cell office:value-type="float" office:value="1.336206896551724" table:formula="of:=[.D1739]+[.F1739]" table:style-name="ce1">
            <text:p>1.3362068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045_9995.pkl</text:p>
          </table:table-cell>
          <table:table-cell office:value-type="float" office:value="5147" table:style-name="ce1">
            <text:p>5147</text:p>
          </table:table-cell>
          <table:table-cell office:value-type="float" office:value="5.7837575286574703" table:style-name="ce1">
            <text:p>5.783757529</text:p>
          </table:table-cell>
          <table:table-cell office:value-type="float" office:value="0.66954022988505701" table:style-name="ce1">
            <text:p>0.66954023</text:p>
          </table:table-cell>
          <table:table-cell office:value-type="float" office:value="0.10364768683274" table:style-name="ce1">
            <text:p>0.103647687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457516339869299" table:style-name="ce1">
            <text:p>0.104575163</text:p>
          </table:table-cell>
          <table:table-cell office:value-type="float" office:value="1.336206896551724" table:formula="of:=[.D1740]+[.F1740]" table:style-name="ce1">
            <text:p>1.3362068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36_999995.pkl</text:p>
          </table:table-cell>
          <table:table-cell office:value-type="float" office:value="4671" table:style-name="ce1">
            <text:p>4671</text:p>
          </table:table-cell>
          <table:table-cell office:value-type="float" office:value="5.4519374866195696" table:style-name="ce1">
            <text:p>5.451937487</text:p>
          </table:table-cell>
          <table:table-cell office:value-type="float" office:value="0.662790697674419" table:style-name="ce1">
            <text:p>0.662790698</text:p>
          </table:table-cell>
          <table:table-cell office:value-type="float" office:value="0.10358927760109" table:style-name="ce1">
            <text:p>0.103589278</text:p>
          </table:table-cell>
          <table:table-cell office:value-type="float" office:value="0.67184035476718396" table:style-name="ce1">
            <text:p>0.671840355</text:p>
          </table:table-cell>
          <table:table-cell office:value-type="float" office:value="0.103061224489796" table:style-name="ce1">
            <text:p>0.103061224</text:p>
          </table:table-cell>
          <table:table-cell office:value-type="float" office:value="1.334631052441603" table:formula="of:=[.D1741]+[.F1741]" table:style-name="ce1">
            <text:p>1.3346310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36_99995.pkl</text:p>
          </table:table-cell>
          <table:table-cell office:value-type="float" office:value="4671" table:style-name="ce1">
            <text:p>4671</text:p>
          </table:table-cell>
          <table:table-cell office:value-type="float" office:value="5.4519374866195696" table:style-name="ce1">
            <text:p>5.451937487</text:p>
          </table:table-cell>
          <table:table-cell office:value-type="float" office:value="0.662790697674419" table:style-name="ce1">
            <text:p>0.662790698</text:p>
          </table:table-cell>
          <table:table-cell office:value-type="float" office:value="0.10358927760109" table:style-name="ce1">
            <text:p>0.103589278</text:p>
          </table:table-cell>
          <table:table-cell office:value-type="float" office:value="0.67184035476718396" table:style-name="ce1">
            <text:p>0.671840355</text:p>
          </table:table-cell>
          <table:table-cell office:value-type="float" office:value="0.103061224489796" table:style-name="ce1">
            <text:p>0.103061224</text:p>
          </table:table-cell>
          <table:table-cell office:value-type="float" office:value="1.334631052441603" table:formula="of:=[.D1742]+[.F1742]" table:style-name="ce1">
            <text:p>1.3346310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36_9995.pkl</text:p>
          </table:table-cell>
          <table:table-cell office:value-type="float" office:value="4671" table:style-name="ce1">
            <text:p>4671</text:p>
          </table:table-cell>
          <table:table-cell office:value-type="float" office:value="5.4519374866195696" table:style-name="ce1">
            <text:p>5.451937487</text:p>
          </table:table-cell>
          <table:table-cell office:value-type="float" office:value="0.662790697674419" table:style-name="ce1">
            <text:p>0.662790698</text:p>
          </table:table-cell>
          <table:table-cell office:value-type="float" office:value="0.10358927760109" table:style-name="ce1">
            <text:p>0.103589278</text:p>
          </table:table-cell>
          <table:table-cell office:value-type="float" office:value="0.67184035476718396" table:style-name="ce1">
            <text:p>0.671840355</text:p>
          </table:table-cell>
          <table:table-cell office:value-type="float" office:value="0.103061224489796" table:style-name="ce1">
            <text:p>0.103061224</text:p>
          </table:table-cell>
          <table:table-cell office:value-type="float" office:value="1.334631052441603" table:formula="of:=[.D1743]+[.F1743]" table:style-name="ce1">
            <text:p>1.3346310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4_36_9999995.pkl</text:p>
          </table:table-cell>
          <table:table-cell office:value-type="float" office:value="4671" table:style-name="ce1">
            <text:p>4671</text:p>
          </table:table-cell>
          <table:table-cell office:value-type="float" office:value="5.4519374866195696" table:style-name="ce1">
            <text:p>5.451937487</text:p>
          </table:table-cell>
          <table:table-cell office:value-type="float" office:value="0.662790697674419" table:style-name="ce1">
            <text:p>0.662790698</text:p>
          </table:table-cell>
          <table:table-cell office:value-type="float" office:value="0.10358927760109" table:style-name="ce1">
            <text:p>0.103589278</text:p>
          </table:table-cell>
          <table:table-cell office:value-type="float" office:value="0.67184035476718396" table:style-name="ce1">
            <text:p>0.671840355</text:p>
          </table:table-cell>
          <table:table-cell office:value-type="float" office:value="0.103061224489796" table:style-name="ce1">
            <text:p>0.103061224</text:p>
          </table:table-cell>
          <table:table-cell office:value-type="float" office:value="1.334631052441603" table:formula="of:=[.D1744]+[.F1744]" table:style-name="ce1">
            <text:p>1.3346310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36_999995.pkl</text:p>
          </table:table-cell>
          <table:table-cell office:value-type="float" office:value="4770" table:style-name="ce1">
            <text:p>4770</text:p>
          </table:table-cell>
          <table:table-cell office:value-type="float" office:value="6.1930817610062903" table:style-name="ce1">
            <text:p>6.193081761</text:p>
          </table:table-cell>
          <table:table-cell office:value-type="float" office:value="0.66569767441860495" table:style-name="ce1">
            <text:p>0.665697674</text:p>
          </table:table-cell>
          <table:table-cell office:value-type="float" office:value="8.6025544703230705E-2" table:style-name="ce1">
            <text:p>0.086025545</text:p>
          </table:table-cell>
          <table:table-cell office:value-type="float" office:value="0.66740088105726902" table:style-name="ce1">
            <text:p>0.667400881</text:p>
          </table:table-cell>
          <table:table-cell office:value-type="float" office:value="8.4377610693400204E-2" table:style-name="ce1">
            <text:p>0.084377611</text:p>
          </table:table-cell>
          <table:table-cell office:value-type="float" office:value="1.3330985554758739" table:formula="of:=[.D1745]+[.F1745]" table:style-name="ce1">
            <text:p>1.3330985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36_9999995.pkl</text:p>
          </table:table-cell>
          <table:table-cell office:value-type="float" office:value="4770" table:style-name="ce1">
            <text:p>4770</text:p>
          </table:table-cell>
          <table:table-cell office:value-type="float" office:value="6.1930817610062903" table:style-name="ce1">
            <text:p>6.193081761</text:p>
          </table:table-cell>
          <table:table-cell office:value-type="float" office:value="0.66569767441860495" table:style-name="ce1">
            <text:p>0.665697674</text:p>
          </table:table-cell>
          <table:table-cell office:value-type="float" office:value="8.6025544703230705E-2" table:style-name="ce1">
            <text:p>0.086025545</text:p>
          </table:table-cell>
          <table:table-cell office:value-type="float" office:value="0.66740088105726902" table:style-name="ce1">
            <text:p>0.667400881</text:p>
          </table:table-cell>
          <table:table-cell office:value-type="float" office:value="8.4377610693400204E-2" table:style-name="ce1">
            <text:p>0.084377611</text:p>
          </table:table-cell>
          <table:table-cell office:value-type="float" office:value="1.3330985554758739" table:formula="of:=[.D1746]+[.F1746]" table:style-name="ce1">
            <text:p>1.3330985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36_99995.pkl</text:p>
          </table:table-cell>
          <table:table-cell office:value-type="float" office:value="4770" table:style-name="ce1">
            <text:p>4770</text:p>
          </table:table-cell>
          <table:table-cell office:value-type="float" office:value="6.1930817610062903" table:style-name="ce1">
            <text:p>6.193081761</text:p>
          </table:table-cell>
          <table:table-cell office:value-type="float" office:value="0.66569767441860495" table:style-name="ce1">
            <text:p>0.665697674</text:p>
          </table:table-cell>
          <table:table-cell office:value-type="float" office:value="8.6025544703230705E-2" table:style-name="ce1">
            <text:p>0.086025545</text:p>
          </table:table-cell>
          <table:table-cell office:value-type="float" office:value="0.66740088105726902" table:style-name="ce1">
            <text:p>0.667400881</text:p>
          </table:table-cell>
          <table:table-cell office:value-type="float" office:value="8.4377610693400204E-2" table:style-name="ce1">
            <text:p>0.084377611</text:p>
          </table:table-cell>
          <table:table-cell office:value-type="float" office:value="1.3330985554758739" table:formula="of:=[.D1747]+[.F1747]" table:style-name="ce1">
            <text:p>1.3330985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4_36_9995.pkl</text:p>
          </table:table-cell>
          <table:table-cell office:value-type="float" office:value="4770" table:style-name="ce1">
            <text:p>4770</text:p>
          </table:table-cell>
          <table:table-cell office:value-type="float" office:value="6.1930817610062903" table:style-name="ce1">
            <text:p>6.193081761</text:p>
          </table:table-cell>
          <table:table-cell office:value-type="float" office:value="0.66569767441860495" table:style-name="ce1">
            <text:p>0.665697674</text:p>
          </table:table-cell>
          <table:table-cell office:value-type="float" office:value="8.6025544703230705E-2" table:style-name="ce1">
            <text:p>0.086025545</text:p>
          </table:table-cell>
          <table:table-cell office:value-type="float" office:value="0.66740088105726902" table:style-name="ce1">
            <text:p>0.667400881</text:p>
          </table:table-cell>
          <table:table-cell office:value-type="float" office:value="8.4377610693400204E-2" table:style-name="ce1">
            <text:p>0.084377611</text:p>
          </table:table-cell>
          <table:table-cell office:value-type="float" office:value="1.3330985554758739" table:formula="of:=[.D1748]+[.F1748]" table:style-name="ce1">
            <text:p>1.3330985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36_9995.pkl</text:p>
          </table:table-cell>
          <table:table-cell office:value-type="float" office:value="6852" table:style-name="ce1">
            <text:p>6852</text:p>
          </table:table-cell>
          <table:table-cell office:value-type="float" office:value="4.9022183304144802" table:style-name="ce1">
            <text:p>4.90221833</text:p>
          </table:table-cell>
          <table:table-cell office:value-type="float" office:value="0.655555555555556" table:style-name="ce1">
            <text:p>0.655555556</text:p>
          </table:table-cell>
          <table:table-cell office:value-type="float" office:value="9.9704267004647296E-2" table:style-name="ce1">
            <text:p>0.099704267</text:p>
          </table:table-cell>
          <table:table-cell office:value-type="float" office:value="0.67685589519650702" table:style-name="ce1">
            <text:p>0.676855895</text:p>
          </table:table-cell>
          <table:table-cell office:value-type="float" office:value="0.10078023407022101" table:style-name="ce1">
            <text:p>0.100780234</text:p>
          </table:table-cell>
          <table:table-cell office:value-type="float" office:value="1.332411450752063" table:formula="of:=[.D1749]+[.F1749]" table:style-name="ce1">
            <text:p>1.3324114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36_9999995.pkl</text:p>
          </table:table-cell>
          <table:table-cell office:value-type="float" office:value="6852" table:style-name="ce1">
            <text:p>6852</text:p>
          </table:table-cell>
          <table:table-cell office:value-type="float" office:value="4.9022183304144802" table:style-name="ce1">
            <text:p>4.90221833</text:p>
          </table:table-cell>
          <table:table-cell office:value-type="float" office:value="0.655555555555556" table:style-name="ce1">
            <text:p>0.655555556</text:p>
          </table:table-cell>
          <table:table-cell office:value-type="float" office:value="9.9704267004647296E-2" table:style-name="ce1">
            <text:p>0.099704267</text:p>
          </table:table-cell>
          <table:table-cell office:value-type="float" office:value="0.67685589519650702" table:style-name="ce1">
            <text:p>0.676855895</text:p>
          </table:table-cell>
          <table:table-cell office:value-type="float" office:value="0.10078023407022101" table:style-name="ce1">
            <text:p>0.100780234</text:p>
          </table:table-cell>
          <table:table-cell office:value-type="float" office:value="1.332411450752063" table:formula="of:=[.D1750]+[.F1750]" table:style-name="ce1">
            <text:p>1.3324114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36_999995.pkl</text:p>
          </table:table-cell>
          <table:table-cell office:value-type="float" office:value="6852" table:style-name="ce1">
            <text:p>6852</text:p>
          </table:table-cell>
          <table:table-cell office:value-type="float" office:value="4.9022183304144802" table:style-name="ce1">
            <text:p>4.90221833</text:p>
          </table:table-cell>
          <table:table-cell office:value-type="float" office:value="0.655555555555556" table:style-name="ce1">
            <text:p>0.655555556</text:p>
          </table:table-cell>
          <table:table-cell office:value-type="float" office:value="9.9704267004647296E-2" table:style-name="ce1">
            <text:p>0.099704267</text:p>
          </table:table-cell>
          <table:table-cell office:value-type="float" office:value="0.67685589519650702" table:style-name="ce1">
            <text:p>0.676855895</text:p>
          </table:table-cell>
          <table:table-cell office:value-type="float" office:value="0.10078023407022101" table:style-name="ce1">
            <text:p>0.100780234</text:p>
          </table:table-cell>
          <table:table-cell office:value-type="float" office:value="1.332411450752063" table:formula="of:=[.D1751]+[.F1751]" table:style-name="ce1">
            <text:p>1.3324114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36_99995.pkl</text:p>
          </table:table-cell>
          <table:table-cell office:value-type="float" office:value="6852" table:style-name="ce1">
            <text:p>6852</text:p>
          </table:table-cell>
          <table:table-cell office:value-type="float" office:value="4.9022183304144802" table:style-name="ce1">
            <text:p>4.90221833</text:p>
          </table:table-cell>
          <table:table-cell office:value-type="float" office:value="0.655555555555556" table:style-name="ce1">
            <text:p>0.655555556</text:p>
          </table:table-cell>
          <table:table-cell office:value-type="float" office:value="9.9704267004647296E-2" table:style-name="ce1">
            <text:p>0.099704267</text:p>
          </table:table-cell>
          <table:table-cell office:value-type="float" office:value="0.67685589519650702" table:style-name="ce1">
            <text:p>0.676855895</text:p>
          </table:table-cell>
          <table:table-cell office:value-type="float" office:value="0.10078023407022101" table:style-name="ce1">
            <text:p>0.100780234</text:p>
          </table:table-cell>
          <table:table-cell office:value-type="float" office:value="1.332411450752063" table:formula="of:=[.D1752]+[.F1752]" table:style-name="ce1">
            <text:p>1.3324114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36_99995.pkl</text:p>
          </table:table-cell>
          <table:table-cell office:value-type="float" office:value="6007" table:style-name="ce1">
            <text:p>6007</text:p>
          </table:table-cell>
          <table:table-cell office:value-type="float" office:value="5.1108706509072803" table:style-name="ce1">
            <text:p>5.110870651</text:p>
          </table:table-cell>
          <table:table-cell office:value-type="float" office:value="0.66573033707865203" table:style-name="ce1">
            <text:p>0.665730337</text:p>
          </table:table-cell>
          <table:table-cell office:value-type="float" office:value="0.10802187784867801" table:style-name="ce1">
            <text:p>0.108021878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5299618981642" table:style-name="ce1">
            <text:p>0.105299619</text:p>
          </table:table-cell>
          <table:table-cell office:value-type="float" office:value="1.332397003745319" table:formula="of:=[.D1753]+[.F1753]" table:style-name="ce1">
            <text:p>1.3323970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36_9999995.pkl</text:p>
          </table:table-cell>
          <table:table-cell office:value-type="float" office:value="6007" table:style-name="ce1">
            <text:p>6007</text:p>
          </table:table-cell>
          <table:table-cell office:value-type="float" office:value="5.1108706509072803" table:style-name="ce1">
            <text:p>5.110870651</text:p>
          </table:table-cell>
          <table:table-cell office:value-type="float" office:value="0.66573033707865203" table:style-name="ce1">
            <text:p>0.665730337</text:p>
          </table:table-cell>
          <table:table-cell office:value-type="float" office:value="0.10802187784867801" table:style-name="ce1">
            <text:p>0.108021878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5299618981642" table:style-name="ce1">
            <text:p>0.105299619</text:p>
          </table:table-cell>
          <table:table-cell office:value-type="float" office:value="1.332397003745319" table:formula="of:=[.D1754]+[.F1754]" table:style-name="ce1">
            <text:p>1.3323970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36_999995.pkl</text:p>
          </table:table-cell>
          <table:table-cell office:value-type="float" office:value="6007" table:style-name="ce1">
            <text:p>6007</text:p>
          </table:table-cell>
          <table:table-cell office:value-type="float" office:value="5.1108706509072803" table:style-name="ce1">
            <text:p>5.110870651</text:p>
          </table:table-cell>
          <table:table-cell office:value-type="float" office:value="0.66573033707865203" table:style-name="ce1">
            <text:p>0.665730337</text:p>
          </table:table-cell>
          <table:table-cell office:value-type="float" office:value="0.10802187784867801" table:style-name="ce1">
            <text:p>0.108021878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5299618981642" table:style-name="ce1">
            <text:p>0.105299619</text:p>
          </table:table-cell>
          <table:table-cell office:value-type="float" office:value="1.332397003745319" table:formula="of:=[.D1755]+[.F1755]" table:style-name="ce1">
            <text:p>1.3323970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36_9995.pkl</text:p>
          </table:table-cell>
          <table:table-cell office:value-type="float" office:value="6007" table:style-name="ce1">
            <text:p>6007</text:p>
          </table:table-cell>
          <table:table-cell office:value-type="float" office:value="5.1108706509072803" table:style-name="ce1">
            <text:p>5.110870651</text:p>
          </table:table-cell>
          <table:table-cell office:value-type="float" office:value="0.66573033707865203" table:style-name="ce1">
            <text:p>0.665730337</text:p>
          </table:table-cell>
          <table:table-cell office:value-type="float" office:value="0.10802187784867801" table:style-name="ce1">
            <text:p>0.108021878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5299618981642" table:style-name="ce1">
            <text:p>0.105299619</text:p>
          </table:table-cell>
          <table:table-cell office:value-type="float" office:value="1.332397003745319" table:formula="of:=[.D1756]+[.F1756]" table:style-name="ce1">
            <text:p>1.3323970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0225_9999995.pkl</text:p>
          </table:table-cell>
          <table:table-cell office:value-type="float" office:value="5456" table:style-name="ce1">
            <text:p>5456</text:p>
          </table:table-cell>
          <table:table-cell office:value-type="float" office:value="7.1907991202346002" table:style-name="ce1">
            <text:p>7.19079912</text:p>
          </table:table-cell>
          <table:table-cell office:value-type="float" office:value="0.66571428571428604" table:style-name="ce1">
            <text:p>0.665714286</text:p>
          </table:table-cell>
          <table:table-cell office:value-type="float" office:value="8.0678670360110796E-2" table:style-name="ce1">
            <text:p>0.08067867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8.2191780821917804E-2" table:style-name="ce1">
            <text:p>0.082191781</text:p>
          </table:table-cell>
          <table:table-cell office:value-type="float" office:value="1.3323809523809529" table:formula="of:=[.D1757]+[.F1757]" table:style-name="ce1">
            <text:p>1.3323809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0225_999995.pkl</text:p>
          </table:table-cell>
          <table:table-cell office:value-type="float" office:value="5456" table:style-name="ce1">
            <text:p>5456</text:p>
          </table:table-cell>
          <table:table-cell office:value-type="float" office:value="7.1907991202346002" table:style-name="ce1">
            <text:p>7.19079912</text:p>
          </table:table-cell>
          <table:table-cell office:value-type="float" office:value="0.66571428571428604" table:style-name="ce1">
            <text:p>0.665714286</text:p>
          </table:table-cell>
          <table:table-cell office:value-type="float" office:value="8.0678670360110796E-2" table:style-name="ce1">
            <text:p>0.08067867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8.2191780821917804E-2" table:style-name="ce1">
            <text:p>0.082191781</text:p>
          </table:table-cell>
          <table:table-cell office:value-type="float" office:value="1.3323809523809529" table:formula="of:=[.D1758]+[.F1758]" table:style-name="ce1">
            <text:p>1.3323809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0225_9995.pkl</text:p>
          </table:table-cell>
          <table:table-cell office:value-type="float" office:value="5456" table:style-name="ce1">
            <text:p>5456</text:p>
          </table:table-cell>
          <table:table-cell office:value-type="float" office:value="7.1907991202346002" table:style-name="ce1">
            <text:p>7.19079912</text:p>
          </table:table-cell>
          <table:table-cell office:value-type="float" office:value="0.66571428571428604" table:style-name="ce1">
            <text:p>0.665714286</text:p>
          </table:table-cell>
          <table:table-cell office:value-type="float" office:value="8.0678670360110796E-2" table:style-name="ce1">
            <text:p>0.08067867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8.2191780821917804E-2" table:style-name="ce1">
            <text:p>0.082191781</text:p>
          </table:table-cell>
          <table:table-cell office:value-type="float" office:value="1.3323809523809529" table:formula="of:=[.D1759]+[.F1759]" table:style-name="ce1">
            <text:p>1.3323809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0225_99995.pkl</text:p>
          </table:table-cell>
          <table:table-cell office:value-type="float" office:value="5456" table:style-name="ce1">
            <text:p>5456</text:p>
          </table:table-cell>
          <table:table-cell office:value-type="float" office:value="7.1907991202346002" table:style-name="ce1">
            <text:p>7.19079912</text:p>
          </table:table-cell>
          <table:table-cell office:value-type="float" office:value="0.66571428571428604" table:style-name="ce1">
            <text:p>0.665714286</text:p>
          </table:table-cell>
          <table:table-cell office:value-type="float" office:value="8.0678670360110796E-2" table:style-name="ce1">
            <text:p>0.08067867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8.2191780821917804E-2" table:style-name="ce1">
            <text:p>0.082191781</text:p>
          </table:table-cell>
          <table:table-cell office:value-type="float" office:value="1.3323809523809529" table:formula="of:=[.D1760]+[.F1760]" table:style-name="ce1">
            <text:p>1.3323809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18_9995.pkl</text:p>
          </table:table-cell>
          <table:table-cell office:value-type="float" office:value="5391" table:style-name="ce1">
            <text:p>5391</text:p>
          </table:table-cell>
          <table:table-cell office:value-type="float" office:value="6.1276201075867203" table:style-name="ce1">
            <text:p>6.127620108</text:p>
          </table:table-cell>
          <table:table-cell office:value-type="float" office:value="0.66189111747851004" table:style-name="ce1">
            <text:p>0.661891117</text:p>
          </table:table-cell>
          <table:table-cell office:value-type="float" office:value="9.5336359884440794E-2" table:style-name="ce1">
            <text:p>0.09533636</text:p>
          </table:table-cell>
          <table:table-cell office:value-type="float" office:value="0.66958424507658598" table:style-name="ce1">
            <text:p>0.669584245</text:p>
          </table:table-cell>
          <table:table-cell office:value-type="float" office:value="9.68354430379747E-2" table:style-name="ce1">
            <text:p>0.096835443</text:p>
          </table:table-cell>
          <table:table-cell office:value-type="float" office:value="1.3314753625550959" table:formula="of:=[.D1761]+[.F1761]" table:style-name="ce1">
            <text:p>1.3314753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18_99995.pkl</text:p>
          </table:table-cell>
          <table:table-cell office:value-type="float" office:value="5391" table:style-name="ce1">
            <text:p>5391</text:p>
          </table:table-cell>
          <table:table-cell office:value-type="float" office:value="6.1276201075867203" table:style-name="ce1">
            <text:p>6.127620108</text:p>
          </table:table-cell>
          <table:table-cell office:value-type="float" office:value="0.66189111747851004" table:style-name="ce1">
            <text:p>0.661891117</text:p>
          </table:table-cell>
          <table:table-cell office:value-type="float" office:value="9.5336359884440794E-2" table:style-name="ce1">
            <text:p>0.09533636</text:p>
          </table:table-cell>
          <table:table-cell office:value-type="float" office:value="0.66958424507658598" table:style-name="ce1">
            <text:p>0.669584245</text:p>
          </table:table-cell>
          <table:table-cell office:value-type="float" office:value="9.68354430379747E-2" table:style-name="ce1">
            <text:p>0.096835443</text:p>
          </table:table-cell>
          <table:table-cell office:value-type="float" office:value="1.3314753625550959" table:formula="of:=[.D1762]+[.F1762]" table:style-name="ce1">
            <text:p>1.3314753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18_999995.pkl</text:p>
          </table:table-cell>
          <table:table-cell office:value-type="float" office:value="5391" table:style-name="ce1">
            <text:p>5391</text:p>
          </table:table-cell>
          <table:table-cell office:value-type="float" office:value="6.1276201075867203" table:style-name="ce1">
            <text:p>6.127620108</text:p>
          </table:table-cell>
          <table:table-cell office:value-type="float" office:value="0.66189111747851004" table:style-name="ce1">
            <text:p>0.661891117</text:p>
          </table:table-cell>
          <table:table-cell office:value-type="float" office:value="9.5336359884440794E-2" table:style-name="ce1">
            <text:p>0.09533636</text:p>
          </table:table-cell>
          <table:table-cell office:value-type="float" office:value="0.66958424507658598" table:style-name="ce1">
            <text:p>0.669584245</text:p>
          </table:table-cell>
          <table:table-cell office:value-type="float" office:value="9.68354430379747E-2" table:style-name="ce1">
            <text:p>0.096835443</text:p>
          </table:table-cell>
          <table:table-cell office:value-type="float" office:value="1.3314753625550959" table:formula="of:=[.D1763]+[.F1763]" table:style-name="ce1">
            <text:p>1.3314753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18_9999995.pkl</text:p>
          </table:table-cell>
          <table:table-cell office:value-type="float" office:value="5391" table:style-name="ce1">
            <text:p>5391</text:p>
          </table:table-cell>
          <table:table-cell office:value-type="float" office:value="6.1276201075867203" table:style-name="ce1">
            <text:p>6.127620108</text:p>
          </table:table-cell>
          <table:table-cell office:value-type="float" office:value="0.66189111747851004" table:style-name="ce1">
            <text:p>0.661891117</text:p>
          </table:table-cell>
          <table:table-cell office:value-type="float" office:value="9.5336359884440794E-2" table:style-name="ce1">
            <text:p>0.09533636</text:p>
          </table:table-cell>
          <table:table-cell office:value-type="float" office:value="0.66958424507658598" table:style-name="ce1">
            <text:p>0.669584245</text:p>
          </table:table-cell>
          <table:table-cell office:value-type="float" office:value="9.68354430379747E-2" table:style-name="ce1">
            <text:p>0.096835443</text:p>
          </table:table-cell>
          <table:table-cell office:value-type="float" office:value="1.3314753625550959" table:formula="of:=[.D1764]+[.F1764]" table:style-name="ce1">
            <text:p>1.3314753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0225_999995.pkl</text:p>
          </table:table-cell>
          <table:table-cell office:value-type="float" office:value="5361" table:style-name="ce1">
            <text:p>5361</text:p>
          </table:table-cell>
          <table:table-cell office:value-type="float" office:value="7.8988994590561497" table:style-name="ce1">
            <text:p>7.898899459</text:p>
          </table:table-cell>
          <table:table-cell office:value-type="float" office:value="0.66762177650429799" table:style-name="ce1">
            <text:p>0.667621777</text:p>
          </table:table-cell>
          <table:table-cell office:value-type="float" office:value="7.8424772803769804E-2" table:style-name="ce1">
            <text:p>0.078424773</text:p>
          </table:table-cell>
          <table:table-cell office:value-type="float" office:value="0.66375545851528395" table:style-name="ce1">
            <text:p>0.663755459</text:p>
          </table:table-cell>
          <table:table-cell office:value-type="float" office:value="8.0380750925436298E-2" table:style-name="ce1">
            <text:p>0.080380751</text:p>
          </table:table-cell>
          <table:table-cell office:value-type="float" office:value="1.3313772350195818" table:formula="of:=[.D1765]+[.F1765]" table:style-name="ce1">
            <text:p>1.3313772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0225_99995.pkl</text:p>
          </table:table-cell>
          <table:table-cell office:value-type="float" office:value="5361" table:style-name="ce1">
            <text:p>5361</text:p>
          </table:table-cell>
          <table:table-cell office:value-type="float" office:value="7.8988994590561497" table:style-name="ce1">
            <text:p>7.898899459</text:p>
          </table:table-cell>
          <table:table-cell office:value-type="float" office:value="0.66762177650429799" table:style-name="ce1">
            <text:p>0.667621777</text:p>
          </table:table-cell>
          <table:table-cell office:value-type="float" office:value="7.8424772803769804E-2" table:style-name="ce1">
            <text:p>0.078424773</text:p>
          </table:table-cell>
          <table:table-cell office:value-type="float" office:value="0.66375545851528395" table:style-name="ce1">
            <text:p>0.663755459</text:p>
          </table:table-cell>
          <table:table-cell office:value-type="float" office:value="8.0380750925436298E-2" table:style-name="ce1">
            <text:p>0.080380751</text:p>
          </table:table-cell>
          <table:table-cell office:value-type="float" office:value="1.3313772350195818" table:formula="of:=[.D1766]+[.F1766]" table:style-name="ce1">
            <text:p>1.3313772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0225_9999995.pkl</text:p>
          </table:table-cell>
          <table:table-cell office:value-type="float" office:value="5361" table:style-name="ce1">
            <text:p>5361</text:p>
          </table:table-cell>
          <table:table-cell office:value-type="float" office:value="7.8988994590561497" table:style-name="ce1">
            <text:p>7.898899459</text:p>
          </table:table-cell>
          <table:table-cell office:value-type="float" office:value="0.66762177650429799" table:style-name="ce1">
            <text:p>0.667621777</text:p>
          </table:table-cell>
          <table:table-cell office:value-type="float" office:value="7.8424772803769804E-2" table:style-name="ce1">
            <text:p>0.078424773</text:p>
          </table:table-cell>
          <table:table-cell office:value-type="float" office:value="0.66375545851528395" table:style-name="ce1">
            <text:p>0.663755459</text:p>
          </table:table-cell>
          <table:table-cell office:value-type="float" office:value="8.0380750925436298E-2" table:style-name="ce1">
            <text:p>0.080380751</text:p>
          </table:table-cell>
          <table:table-cell office:value-type="float" office:value="1.3313772350195818" table:formula="of:=[.D1767]+[.F1767]" table:style-name="ce1">
            <text:p>1.3313772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0225_9995.pkl</text:p>
          </table:table-cell>
          <table:table-cell office:value-type="float" office:value="5361" table:style-name="ce1">
            <text:p>5361</text:p>
          </table:table-cell>
          <table:table-cell office:value-type="float" office:value="7.8988994590561497" table:style-name="ce1">
            <text:p>7.898899459</text:p>
          </table:table-cell>
          <table:table-cell office:value-type="float" office:value="0.66762177650429799" table:style-name="ce1">
            <text:p>0.667621777</text:p>
          </table:table-cell>
          <table:table-cell office:value-type="float" office:value="7.8424772803769804E-2" table:style-name="ce1">
            <text:p>0.078424773</text:p>
          </table:table-cell>
          <table:table-cell office:value-type="float" office:value="0.66375545851528395" table:style-name="ce1">
            <text:p>0.663755459</text:p>
          </table:table-cell>
          <table:table-cell office:value-type="float" office:value="8.0380750925436298E-2" table:style-name="ce1">
            <text:p>0.080380751</text:p>
          </table:table-cell>
          <table:table-cell office:value-type="float" office:value="1.3313772350195818" table:formula="of:=[.D1768]+[.F1768]" table:style-name="ce1">
            <text:p>1.3313772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045_999995.pkl</text:p>
          </table:table-cell>
          <table:table-cell office:value-type="float" office:value="5895" table:style-name="ce1">
            <text:p>5895</text:p>
          </table:table-cell>
          <table:table-cell office:value-type="float" office:value="5.2078032230703997" table:style-name="ce1">
            <text:p>5.207803223</text:p>
          </table:table-cell>
          <table:table-cell office:value-type="float" office:value="0.66852367688022296" table:style-name="ce1">
            <text:p>0.668523677</text:p>
          </table:table-cell>
          <table:table-cell office:value-type="float" office:value="0.124031007751938" table:style-name="ce1">
            <text:p>0.124031008</text:p>
          </table:table-cell>
          <table:table-cell office:value-type="float" office:value="0.66083150984682704" table:style-name="ce1">
            <text:p>0.66083151</text:p>
          </table:table-cell>
          <table:table-cell office:value-type="float" office:value="0.11950929956470099" table:style-name="ce1">
            <text:p>0.1195093</text:p>
          </table:table-cell>
          <table:table-cell office:value-type="float" office:value="1.3293551867270499" table:formula="of:=[.D1769]+[.F1769]" table:style-name="ce1">
            <text:p>1.3293551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045_9999995.pkl</text:p>
          </table:table-cell>
          <table:table-cell office:value-type="float" office:value="5895" table:style-name="ce1">
            <text:p>5895</text:p>
          </table:table-cell>
          <table:table-cell office:value-type="float" office:value="5.2078032230703997" table:style-name="ce1">
            <text:p>5.207803223</text:p>
          </table:table-cell>
          <table:table-cell office:value-type="float" office:value="0.66852367688022296" table:style-name="ce1">
            <text:p>0.668523677</text:p>
          </table:table-cell>
          <table:table-cell office:value-type="float" office:value="0.124031007751938" table:style-name="ce1">
            <text:p>0.124031008</text:p>
          </table:table-cell>
          <table:table-cell office:value-type="float" office:value="0.66083150984682704" table:style-name="ce1">
            <text:p>0.66083151</text:p>
          </table:table-cell>
          <table:table-cell office:value-type="float" office:value="0.11950929956470099" table:style-name="ce1">
            <text:p>0.1195093</text:p>
          </table:table-cell>
          <table:table-cell office:value-type="float" office:value="1.3293551867270499" table:formula="of:=[.D1770]+[.F1770]" table:style-name="ce1">
            <text:p>1.3293551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045_99995.pkl</text:p>
          </table:table-cell>
          <table:table-cell office:value-type="float" office:value="5895" table:style-name="ce1">
            <text:p>5895</text:p>
          </table:table-cell>
          <table:table-cell office:value-type="float" office:value="5.2078032230703997" table:style-name="ce1">
            <text:p>5.207803223</text:p>
          </table:table-cell>
          <table:table-cell office:value-type="float" office:value="0.66852367688022296" table:style-name="ce1">
            <text:p>0.668523677</text:p>
          </table:table-cell>
          <table:table-cell office:value-type="float" office:value="0.124031007751938" table:style-name="ce1">
            <text:p>0.124031008</text:p>
          </table:table-cell>
          <table:table-cell office:value-type="float" office:value="0.66083150984682704" table:style-name="ce1">
            <text:p>0.66083151</text:p>
          </table:table-cell>
          <table:table-cell office:value-type="float" office:value="0.11950929956470099" table:style-name="ce1">
            <text:p>0.1195093</text:p>
          </table:table-cell>
          <table:table-cell office:value-type="float" office:value="1.3293551867270499" table:formula="of:=[.D1771]+[.F1771]" table:style-name="ce1">
            <text:p>1.3293551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045_9995.pkl</text:p>
          </table:table-cell>
          <table:table-cell office:value-type="float" office:value="5895" table:style-name="ce1">
            <text:p>5895</text:p>
          </table:table-cell>
          <table:table-cell office:value-type="float" office:value="5.2078032230703997" table:style-name="ce1">
            <text:p>5.207803223</text:p>
          </table:table-cell>
          <table:table-cell office:value-type="float" office:value="0.66852367688022296" table:style-name="ce1">
            <text:p>0.668523677</text:p>
          </table:table-cell>
          <table:table-cell office:value-type="float" office:value="0.124031007751938" table:style-name="ce1">
            <text:p>0.124031008</text:p>
          </table:table-cell>
          <table:table-cell office:value-type="float" office:value="0.66083150984682704" table:style-name="ce1">
            <text:p>0.66083151</text:p>
          </table:table-cell>
          <table:table-cell office:value-type="float" office:value="0.11950929956470099" table:style-name="ce1">
            <text:p>0.1195093</text:p>
          </table:table-cell>
          <table:table-cell office:value-type="float" office:value="1.3293551867270499" table:formula="of:=[.D1772]+[.F1772]" table:style-name="ce1">
            <text:p>1.3293551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18_9995.pkl</text:p>
          </table:table-cell>
          <table:table-cell office:value-type="float" office:value="5707" table:style-name="ce1">
            <text:p>5707</text:p>
          </table:table-cell>
          <table:table-cell office:value-type="float" office:value="5.9097599439285098" table:style-name="ce1">
            <text:p>5.909759944</text:p>
          </table:table-cell>
          <table:table-cell office:value-type="float" office:value="0.65915492957746502" table:style-name="ce1">
            <text:p>0.65915493</text:p>
          </table:table-cell>
          <table:table-cell office:value-type="float" office:value="8.7411281285020501E-2" table:style-name="ce1">
            <text:p>0.087411281</text:p>
          </table:table-cell>
          <table:table-cell office:value-type="float" office:value="0.66884531590413898" table:style-name="ce1">
            <text:p>0.668845316</text:p>
          </table:table-cell>
          <table:table-cell office:value-type="float" office:value="9.0507075471698104E-2" table:style-name="ce1">
            <text:p>0.090507075</text:p>
          </table:table-cell>
          <table:table-cell office:value-type="float" office:value="1.328000245481604" table:formula="of:=[.D1773]+[.F1773]" table:style-name="ce1">
            <text:p>1.3280002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18_999995.pkl</text:p>
          </table:table-cell>
          <table:table-cell office:value-type="float" office:value="5707" table:style-name="ce1">
            <text:p>5707</text:p>
          </table:table-cell>
          <table:table-cell office:value-type="float" office:value="5.9097599439285098" table:style-name="ce1">
            <text:p>5.909759944</text:p>
          </table:table-cell>
          <table:table-cell office:value-type="float" office:value="0.65915492957746502" table:style-name="ce1">
            <text:p>0.65915493</text:p>
          </table:table-cell>
          <table:table-cell office:value-type="float" office:value="8.7411281285020501E-2" table:style-name="ce1">
            <text:p>0.087411281</text:p>
          </table:table-cell>
          <table:table-cell office:value-type="float" office:value="0.66884531590413898" table:style-name="ce1">
            <text:p>0.668845316</text:p>
          </table:table-cell>
          <table:table-cell office:value-type="float" office:value="9.0507075471698104E-2" table:style-name="ce1">
            <text:p>0.090507075</text:p>
          </table:table-cell>
          <table:table-cell office:value-type="float" office:value="1.328000245481604" table:formula="of:=[.D1774]+[.F1774]" table:style-name="ce1">
            <text:p>1.3280002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18_9999995.pkl</text:p>
          </table:table-cell>
          <table:table-cell office:value-type="float" office:value="5707" table:style-name="ce1">
            <text:p>5707</text:p>
          </table:table-cell>
          <table:table-cell office:value-type="float" office:value="5.9097599439285098" table:style-name="ce1">
            <text:p>5.909759944</text:p>
          </table:table-cell>
          <table:table-cell office:value-type="float" office:value="0.65915492957746502" table:style-name="ce1">
            <text:p>0.65915493</text:p>
          </table:table-cell>
          <table:table-cell office:value-type="float" office:value="8.7411281285020501E-2" table:style-name="ce1">
            <text:p>0.087411281</text:p>
          </table:table-cell>
          <table:table-cell office:value-type="float" office:value="0.66884531590413898" table:style-name="ce1">
            <text:p>0.668845316</text:p>
          </table:table-cell>
          <table:table-cell office:value-type="float" office:value="9.0507075471698104E-2" table:style-name="ce1">
            <text:p>0.090507075</text:p>
          </table:table-cell>
          <table:table-cell office:value-type="float" office:value="1.328000245481604" table:formula="of:=[.D1775]+[.F1775]" table:style-name="ce1">
            <text:p>1.3280002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18_99995.pkl</text:p>
          </table:table-cell>
          <table:table-cell office:value-type="float" office:value="5707" table:style-name="ce1">
            <text:p>5707</text:p>
          </table:table-cell>
          <table:table-cell office:value-type="float" office:value="5.9097599439285098" table:style-name="ce1">
            <text:p>5.909759944</text:p>
          </table:table-cell>
          <table:table-cell office:value-type="float" office:value="0.65915492957746502" table:style-name="ce1">
            <text:p>0.65915493</text:p>
          </table:table-cell>
          <table:table-cell office:value-type="float" office:value="8.7411281285020501E-2" table:style-name="ce1">
            <text:p>0.087411281</text:p>
          </table:table-cell>
          <table:table-cell office:value-type="float" office:value="0.66884531590413898" table:style-name="ce1">
            <text:p>0.668845316</text:p>
          </table:table-cell>
          <table:table-cell office:value-type="float" office:value="9.0507075471698104E-2" table:style-name="ce1">
            <text:p>0.090507075</text:p>
          </table:table-cell>
          <table:table-cell office:value-type="float" office:value="1.328000245481604" table:formula="of:=[.D1776]+[.F1776]" table:style-name="ce1">
            <text:p>1.3280002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0225_999995.pkl</text:p>
          </table:table-cell>
          <table:table-cell office:value-type="float" office:value="5319" table:style-name="ce1">
            <text:p>5319</text:p>
          </table:table-cell>
          <table:table-cell office:value-type="float" office:value="6.9663470577176199" table:style-name="ce1">
            <text:p>6.966347058</text:p>
          </table:table-cell>
          <table:table-cell office:value-type="float" office:value="0.66384180790960501" table:style-name="ce1">
            <text:p>0.663841808</text:p>
          </table:table-cell>
          <table:table-cell office:value-type="float" office:value="7.8307230923025703E-2" table:style-name="ce1">
            <text:p>0.078307231</text:p>
          </table:table-cell>
          <table:table-cell office:value-type="float" office:value="0.66375545851528395" table:style-name="ce1">
            <text:p>0.663755459</text:p>
          </table:table-cell>
          <table:table-cell office:value-type="float" office:value="7.8981553650298797E-2" table:style-name="ce1">
            <text:p>0.078981554</text:p>
          </table:table-cell>
          <table:table-cell office:value-type="float" office:value="1.327597266424889" table:formula="of:=[.D1777]+[.F1777]" table:style-name="ce1">
            <text:p>1.3275972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0225_9999995.pkl</text:p>
          </table:table-cell>
          <table:table-cell office:value-type="float" office:value="5319" table:style-name="ce1">
            <text:p>5319</text:p>
          </table:table-cell>
          <table:table-cell office:value-type="float" office:value="6.9663470577176199" table:style-name="ce1">
            <text:p>6.966347058</text:p>
          </table:table-cell>
          <table:table-cell office:value-type="float" office:value="0.66384180790960501" table:style-name="ce1">
            <text:p>0.663841808</text:p>
          </table:table-cell>
          <table:table-cell office:value-type="float" office:value="7.8307230923025703E-2" table:style-name="ce1">
            <text:p>0.078307231</text:p>
          </table:table-cell>
          <table:table-cell office:value-type="float" office:value="0.66375545851528395" table:style-name="ce1">
            <text:p>0.663755459</text:p>
          </table:table-cell>
          <table:table-cell office:value-type="float" office:value="7.8981553650298797E-2" table:style-name="ce1">
            <text:p>0.078981554</text:p>
          </table:table-cell>
          <table:table-cell office:value-type="float" office:value="1.327597266424889" table:formula="of:=[.D1778]+[.F1778]" table:style-name="ce1">
            <text:p>1.3275972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0225_9995.pkl</text:p>
          </table:table-cell>
          <table:table-cell office:value-type="float" office:value="5319" table:style-name="ce1">
            <text:p>5319</text:p>
          </table:table-cell>
          <table:table-cell office:value-type="float" office:value="6.9663470577176199" table:style-name="ce1">
            <text:p>6.966347058</text:p>
          </table:table-cell>
          <table:table-cell office:value-type="float" office:value="0.66384180790960501" table:style-name="ce1">
            <text:p>0.663841808</text:p>
          </table:table-cell>
          <table:table-cell office:value-type="float" office:value="7.8307230923025703E-2" table:style-name="ce1">
            <text:p>0.078307231</text:p>
          </table:table-cell>
          <table:table-cell office:value-type="float" office:value="0.66375545851528395" table:style-name="ce1">
            <text:p>0.663755459</text:p>
          </table:table-cell>
          <table:table-cell office:value-type="float" office:value="7.8981553650298797E-2" table:style-name="ce1">
            <text:p>0.078981554</text:p>
          </table:table-cell>
          <table:table-cell office:value-type="float" office:value="1.327597266424889" table:formula="of:=[.D1779]+[.F1779]" table:style-name="ce1">
            <text:p>1.3275972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0225_99995.pkl</text:p>
          </table:table-cell>
          <table:table-cell office:value-type="float" office:value="5319" table:style-name="ce1">
            <text:p>5319</text:p>
          </table:table-cell>
          <table:table-cell office:value-type="float" office:value="6.9663470577176199" table:style-name="ce1">
            <text:p>6.966347058</text:p>
          </table:table-cell>
          <table:table-cell office:value-type="float" office:value="0.66384180790960501" table:style-name="ce1">
            <text:p>0.663841808</text:p>
          </table:table-cell>
          <table:table-cell office:value-type="float" office:value="7.8307230923025703E-2" table:style-name="ce1">
            <text:p>0.078307231</text:p>
          </table:table-cell>
          <table:table-cell office:value-type="float" office:value="0.66375545851528395" table:style-name="ce1">
            <text:p>0.663755459</text:p>
          </table:table-cell>
          <table:table-cell office:value-type="float" office:value="7.8981553650298797E-2" table:style-name="ce1">
            <text:p>0.078981554</text:p>
          </table:table-cell>
          <table:table-cell office:value-type="float" office:value="1.327597266424889" table:formula="of:=[.D1780]+[.F1780]" table:style-name="ce1">
            <text:p>1.3275972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09_99995.pkl</text:p>
          </table:table-cell>
          <table:table-cell office:value-type="float" office:value="4952" table:style-name="ce1">
            <text:p>4952</text:p>
          </table:table-cell>
          <table:table-cell office:value-type="float" office:value="4.6914378029079202" table:style-name="ce1">
            <text:p>4.691437803</text:p>
          </table:table-cell>
          <table:table-cell office:value-type="float" office:value="0.65895953757225401" table:style-name="ce1">
            <text:p>0.658959538</text:p>
          </table:table-cell>
          <table:table-cell office:value-type="float" office:value="0.12425068119891" table:style-name="ce1">
            <text:p>0.124250681</text:p>
          </table:table-cell>
          <table:table-cell office:value-type="float" office:value="0.66813186813186798" table:style-name="ce1">
            <text:p>0.668131868</text:p>
          </table:table-cell>
          <table:table-cell office:value-type="float" office:value="0.124845995893224" table:style-name="ce1">
            <text:p>0.124845996</text:p>
          </table:table-cell>
          <table:table-cell office:value-type="float" office:value="1.3270914057041221" table:formula="of:=[.D1781]+[.F1781]" table:style-name="ce1">
            <text:p>1.3270914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09_9999995.pkl</text:p>
          </table:table-cell>
          <table:table-cell office:value-type="float" office:value="4952" table:style-name="ce1">
            <text:p>4952</text:p>
          </table:table-cell>
          <table:table-cell office:value-type="float" office:value="4.6914378029079202" table:style-name="ce1">
            <text:p>4.691437803</text:p>
          </table:table-cell>
          <table:table-cell office:value-type="float" office:value="0.65895953757225401" table:style-name="ce1">
            <text:p>0.658959538</text:p>
          </table:table-cell>
          <table:table-cell office:value-type="float" office:value="0.12425068119891" table:style-name="ce1">
            <text:p>0.124250681</text:p>
          </table:table-cell>
          <table:table-cell office:value-type="float" office:value="0.66813186813186798" table:style-name="ce1">
            <text:p>0.668131868</text:p>
          </table:table-cell>
          <table:table-cell office:value-type="float" office:value="0.124845995893224" table:style-name="ce1">
            <text:p>0.124845996</text:p>
          </table:table-cell>
          <table:table-cell office:value-type="float" office:value="1.3270914057041221" table:formula="of:=[.D1782]+[.F1782]" table:style-name="ce1">
            <text:p>1.3270914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09_999995.pkl</text:p>
          </table:table-cell>
          <table:table-cell office:value-type="float" office:value="4952" table:style-name="ce1">
            <text:p>4952</text:p>
          </table:table-cell>
          <table:table-cell office:value-type="float" office:value="4.6914378029079202" table:style-name="ce1">
            <text:p>4.691437803</text:p>
          </table:table-cell>
          <table:table-cell office:value-type="float" office:value="0.65895953757225401" table:style-name="ce1">
            <text:p>0.658959538</text:p>
          </table:table-cell>
          <table:table-cell office:value-type="float" office:value="0.12425068119891" table:style-name="ce1">
            <text:p>0.124250681</text:p>
          </table:table-cell>
          <table:table-cell office:value-type="float" office:value="0.66813186813186798" table:style-name="ce1">
            <text:p>0.668131868</text:p>
          </table:table-cell>
          <table:table-cell office:value-type="float" office:value="0.124845995893224" table:style-name="ce1">
            <text:p>0.124845996</text:p>
          </table:table-cell>
          <table:table-cell office:value-type="float" office:value="1.3270914057041221" table:formula="of:=[.D1783]+[.F1783]" table:style-name="ce1">
            <text:p>1.3270914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09_9995.pkl</text:p>
          </table:table-cell>
          <table:table-cell office:value-type="float" office:value="4952" table:style-name="ce1">
            <text:p>4952</text:p>
          </table:table-cell>
          <table:table-cell office:value-type="float" office:value="4.6914378029079202" table:style-name="ce1">
            <text:p>4.691437803</text:p>
          </table:table-cell>
          <table:table-cell office:value-type="float" office:value="0.65895953757225401" table:style-name="ce1">
            <text:p>0.658959538</text:p>
          </table:table-cell>
          <table:table-cell office:value-type="float" office:value="0.12425068119891" table:style-name="ce1">
            <text:p>0.124250681</text:p>
          </table:table-cell>
          <table:table-cell office:value-type="float" office:value="0.66813186813186798" table:style-name="ce1">
            <text:p>0.668131868</text:p>
          </table:table-cell>
          <table:table-cell office:value-type="float" office:value="0.124845995893224" table:style-name="ce1">
            <text:p>0.124845996</text:p>
          </table:table-cell>
          <table:table-cell office:value-type="float" office:value="1.3270914057041221" table:formula="of:=[.D1784]+[.F1784]" table:style-name="ce1">
            <text:p>1.3270914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09_9999995.pkl</text:p>
          </table:table-cell>
          <table:table-cell office:value-type="float" office:value="5846" table:style-name="ce1">
            <text:p>5846</text:p>
          </table:table-cell>
          <table:table-cell office:value-type="float" office:value="5.0070133424563803" table:style-name="ce1">
            <text:p>5.007013342</text:p>
          </table:table-cell>
          <table:table-cell office:value-type="float" office:value="0.66574585635359096" table:style-name="ce1">
            <text:p>0.665745856</text:p>
          </table:table-cell>
          <table:table-cell office:value-type="float" office:value="0.113894139886578" table:style-name="ce1">
            <text:p>0.11389414</text:p>
          </table:table-cell>
          <table:table-cell office:value-type="float" office:value="0.66083150984682704" table:style-name="ce1">
            <text:p>0.66083151</text:p>
          </table:table-cell>
          <table:table-cell office:value-type="float" office:value="0.11268656716417901" table:style-name="ce1">
            <text:p>0.112686567</text:p>
          </table:table-cell>
          <table:table-cell office:value-type="float" office:value="1.3265773662004179" table:formula="of:=[.D1785]+[.F1785]" table:style-name="ce1">
            <text:p>1.3265773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09_9995.pkl</text:p>
          </table:table-cell>
          <table:table-cell office:value-type="float" office:value="5846" table:style-name="ce1">
            <text:p>5846</text:p>
          </table:table-cell>
          <table:table-cell office:value-type="float" office:value="5.0070133424563803" table:style-name="ce1">
            <text:p>5.007013342</text:p>
          </table:table-cell>
          <table:table-cell office:value-type="float" office:value="0.66574585635359096" table:style-name="ce1">
            <text:p>0.665745856</text:p>
          </table:table-cell>
          <table:table-cell office:value-type="float" office:value="0.113894139886578" table:style-name="ce1">
            <text:p>0.11389414</text:p>
          </table:table-cell>
          <table:table-cell office:value-type="float" office:value="0.66083150984682704" table:style-name="ce1">
            <text:p>0.66083151</text:p>
          </table:table-cell>
          <table:table-cell office:value-type="float" office:value="0.11268656716417901" table:style-name="ce1">
            <text:p>0.112686567</text:p>
          </table:table-cell>
          <table:table-cell office:value-type="float" office:value="1.3265773662004179" table:formula="of:=[.D1786]+[.F1786]" table:style-name="ce1">
            <text:p>1.3265773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09_99995.pkl</text:p>
          </table:table-cell>
          <table:table-cell office:value-type="float" office:value="5846" table:style-name="ce1">
            <text:p>5846</text:p>
          </table:table-cell>
          <table:table-cell office:value-type="float" office:value="5.0070133424563803" table:style-name="ce1">
            <text:p>5.007013342</text:p>
          </table:table-cell>
          <table:table-cell office:value-type="float" office:value="0.66574585635359096" table:style-name="ce1">
            <text:p>0.665745856</text:p>
          </table:table-cell>
          <table:table-cell office:value-type="float" office:value="0.113894139886578" table:style-name="ce1">
            <text:p>0.11389414</text:p>
          </table:table-cell>
          <table:table-cell office:value-type="float" office:value="0.66083150984682704" table:style-name="ce1">
            <text:p>0.66083151</text:p>
          </table:table-cell>
          <table:table-cell office:value-type="float" office:value="0.11268656716417901" table:style-name="ce1">
            <text:p>0.112686567</text:p>
          </table:table-cell>
          <table:table-cell office:value-type="float" office:value="1.3265773662004179" table:formula="of:=[.D1787]+[.F1787]" table:style-name="ce1">
            <text:p>1.3265773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09_999995.pkl</text:p>
          </table:table-cell>
          <table:table-cell office:value-type="float" office:value="5846" table:style-name="ce1">
            <text:p>5846</text:p>
          </table:table-cell>
          <table:table-cell office:value-type="float" office:value="5.0070133424563803" table:style-name="ce1">
            <text:p>5.007013342</text:p>
          </table:table-cell>
          <table:table-cell office:value-type="float" office:value="0.66574585635359096" table:style-name="ce1">
            <text:p>0.665745856</text:p>
          </table:table-cell>
          <table:table-cell office:value-type="float" office:value="0.113894139886578" table:style-name="ce1">
            <text:p>0.11389414</text:p>
          </table:table-cell>
          <table:table-cell office:value-type="float" office:value="0.66083150984682704" table:style-name="ce1">
            <text:p>0.66083151</text:p>
          </table:table-cell>
          <table:table-cell office:value-type="float" office:value="0.11268656716417901" table:style-name="ce1">
            <text:p>0.112686567</text:p>
          </table:table-cell>
          <table:table-cell office:value-type="float" office:value="1.3265773662004179" table:formula="of:=[.D1788]+[.F1788]" table:style-name="ce1">
            <text:p>1.3265773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0225_999995.pkl</text:p>
          </table:table-cell>
          <table:table-cell office:value-type="float" office:value="5153" table:style-name="ce1">
            <text:p>5153</text:p>
          </table:table-cell>
          <table:table-cell office:value-type="float" office:value="6.7129827285076704" table:style-name="ce1">
            <text:p>6.712982729</text:p>
          </table:table-cell>
          <table:table-cell office:value-type="float" office:value="0.66473988439306297" table:style-name="ce1">
            <text:p>0.664739884</text:p>
          </table:table-cell>
          <table:table-cell office:value-type="float" office:value="8.4996304508499598E-2" table:style-name="ce1">
            <text:p>0.084996305</text:p>
          </table:table-cell>
          <table:table-cell office:value-type="float" office:value="0.66083150984682704" table:style-name="ce1">
            <text:p>0.66083151</text:p>
          </table:table-cell>
          <table:table-cell office:value-type="float" office:value="8.6706861900660404E-2" table:style-name="ce1">
            <text:p>0.086706862</text:p>
          </table:table-cell>
          <table:table-cell office:value-type="float" office:value="1.3255713942398901" table:formula="of:=[.D1789]+[.F1789]" table:style-name="ce1">
            <text:p>1.3255713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0225_99995.pkl</text:p>
          </table:table-cell>
          <table:table-cell office:value-type="float" office:value="5153" table:style-name="ce1">
            <text:p>5153</text:p>
          </table:table-cell>
          <table:table-cell office:value-type="float" office:value="6.7129827285076704" table:style-name="ce1">
            <text:p>6.712982729</text:p>
          </table:table-cell>
          <table:table-cell office:value-type="float" office:value="0.66473988439306297" table:style-name="ce1">
            <text:p>0.664739884</text:p>
          </table:table-cell>
          <table:table-cell office:value-type="float" office:value="8.4996304508499598E-2" table:style-name="ce1">
            <text:p>0.084996305</text:p>
          </table:table-cell>
          <table:table-cell office:value-type="float" office:value="0.66083150984682704" table:style-name="ce1">
            <text:p>0.66083151</text:p>
          </table:table-cell>
          <table:table-cell office:value-type="float" office:value="8.6706861900660404E-2" table:style-name="ce1">
            <text:p>0.086706862</text:p>
          </table:table-cell>
          <table:table-cell office:value-type="float" office:value="1.3255713942398901" table:formula="of:=[.D1790]+[.F1790]" table:style-name="ce1">
            <text:p>1.3255713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0225_9999995.pkl</text:p>
          </table:table-cell>
          <table:table-cell office:value-type="float" office:value="5153" table:style-name="ce1">
            <text:p>5153</text:p>
          </table:table-cell>
          <table:table-cell office:value-type="float" office:value="6.7129827285076704" table:style-name="ce1">
            <text:p>6.712982729</text:p>
          </table:table-cell>
          <table:table-cell office:value-type="float" office:value="0.66473988439306297" table:style-name="ce1">
            <text:p>0.664739884</text:p>
          </table:table-cell>
          <table:table-cell office:value-type="float" office:value="8.4996304508499598E-2" table:style-name="ce1">
            <text:p>0.084996305</text:p>
          </table:table-cell>
          <table:table-cell office:value-type="float" office:value="0.66083150984682704" table:style-name="ce1">
            <text:p>0.66083151</text:p>
          </table:table-cell>
          <table:table-cell office:value-type="float" office:value="8.6706861900660404E-2" table:style-name="ce1">
            <text:p>0.086706862</text:p>
          </table:table-cell>
          <table:table-cell office:value-type="float" office:value="1.3255713942398901" table:formula="of:=[.D1791]+[.F1791]" table:style-name="ce1">
            <text:p>1.3255713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0225_9995.pkl</text:p>
          </table:table-cell>
          <table:table-cell office:value-type="float" office:value="5153" table:style-name="ce1">
            <text:p>5153</text:p>
          </table:table-cell>
          <table:table-cell office:value-type="float" office:value="6.7129827285076704" table:style-name="ce1">
            <text:p>6.712982729</text:p>
          </table:table-cell>
          <table:table-cell office:value-type="float" office:value="0.66473988439306297" table:style-name="ce1">
            <text:p>0.664739884</text:p>
          </table:table-cell>
          <table:table-cell office:value-type="float" office:value="8.4996304508499598E-2" table:style-name="ce1">
            <text:p>0.084996305</text:p>
          </table:table-cell>
          <table:table-cell office:value-type="float" office:value="0.66083150984682704" table:style-name="ce1">
            <text:p>0.66083151</text:p>
          </table:table-cell>
          <table:table-cell office:value-type="float" office:value="8.6706861900660404E-2" table:style-name="ce1">
            <text:p>0.086706862</text:p>
          </table:table-cell>
          <table:table-cell office:value-type="float" office:value="1.3255713942398901" table:formula="of:=[.D1792]+[.F1792]" table:style-name="ce1">
            <text:p>1.3255713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36_9999995.pkl</text:p>
          </table:table-cell>
          <table:table-cell office:value-type="float" office:value="4506" table:style-name="ce1">
            <text:p>4506</text:p>
          </table:table-cell>
          <table:table-cell office:value-type="float" office:value="4.9225477141588998" table:style-name="ce1">
            <text:p>4.922547714</text:p>
          </table:table-cell>
          <table:table-cell office:value-type="float" office:value="0.66374269005847997" table:style-name="ce1">
            <text:p>0.66374269</text:p>
          </table:table-cell>
          <table:table-cell office:value-type="float" office:value="0.121781115879828" table:style-name="ce1">
            <text:p>0.121781116</text:p>
          </table:table-cell>
          <table:table-cell office:value-type="float" office:value="0.66146993318485503" table:style-name="ce1">
            <text:p>0.661469933</text:p>
          </table:table-cell>
          <table:table-cell office:value-type="float" office:value="0.119372990353698" table:style-name="ce1">
            <text:p>0.11937299</text:p>
          </table:table-cell>
          <table:table-cell office:value-type="float" office:value="1.325212623243335" table:formula="of:=[.D1793]+[.F1793]" table:style-name="ce1">
            <text:p>1.3252126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36_999995.pkl</text:p>
          </table:table-cell>
          <table:table-cell office:value-type="float" office:value="4506" table:style-name="ce1">
            <text:p>4506</text:p>
          </table:table-cell>
          <table:table-cell office:value-type="float" office:value="4.9225477141588998" table:style-name="ce1">
            <text:p>4.922547714</text:p>
          </table:table-cell>
          <table:table-cell office:value-type="float" office:value="0.66374269005847997" table:style-name="ce1">
            <text:p>0.66374269</text:p>
          </table:table-cell>
          <table:table-cell office:value-type="float" office:value="0.121781115879828" table:style-name="ce1">
            <text:p>0.121781116</text:p>
          </table:table-cell>
          <table:table-cell office:value-type="float" office:value="0.66146993318485503" table:style-name="ce1">
            <text:p>0.661469933</text:p>
          </table:table-cell>
          <table:table-cell office:value-type="float" office:value="0.119372990353698" table:style-name="ce1">
            <text:p>0.11937299</text:p>
          </table:table-cell>
          <table:table-cell office:value-type="float" office:value="1.325212623243335" table:formula="of:=[.D1794]+[.F1794]" table:style-name="ce1">
            <text:p>1.3252126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36_9995.pkl</text:p>
          </table:table-cell>
          <table:table-cell office:value-type="float" office:value="4506" table:style-name="ce1">
            <text:p>4506</text:p>
          </table:table-cell>
          <table:table-cell office:value-type="float" office:value="4.9225477141588998" table:style-name="ce1">
            <text:p>4.922547714</text:p>
          </table:table-cell>
          <table:table-cell office:value-type="float" office:value="0.66374269005847997" table:style-name="ce1">
            <text:p>0.66374269</text:p>
          </table:table-cell>
          <table:table-cell office:value-type="float" office:value="0.121781115879828" table:style-name="ce1">
            <text:p>0.121781116</text:p>
          </table:table-cell>
          <table:table-cell office:value-type="float" office:value="0.66146993318485503" table:style-name="ce1">
            <text:p>0.661469933</text:p>
          </table:table-cell>
          <table:table-cell office:value-type="float" office:value="0.119372990353698" table:style-name="ce1">
            <text:p>0.11937299</text:p>
          </table:table-cell>
          <table:table-cell office:value-type="float" office:value="1.325212623243335" table:formula="of:=[.D1795]+[.F1795]" table:style-name="ce1">
            <text:p>1.3252126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4_36_99995.pkl</text:p>
          </table:table-cell>
          <table:table-cell office:value-type="float" office:value="4506" table:style-name="ce1">
            <text:p>4506</text:p>
          </table:table-cell>
          <table:table-cell office:value-type="float" office:value="4.9225477141588998" table:style-name="ce1">
            <text:p>4.922547714</text:p>
          </table:table-cell>
          <table:table-cell office:value-type="float" office:value="0.66374269005847997" table:style-name="ce1">
            <text:p>0.66374269</text:p>
          </table:table-cell>
          <table:table-cell office:value-type="float" office:value="0.121781115879828" table:style-name="ce1">
            <text:p>0.121781116</text:p>
          </table:table-cell>
          <table:table-cell office:value-type="float" office:value="0.66146993318485503" table:style-name="ce1">
            <text:p>0.661469933</text:p>
          </table:table-cell>
          <table:table-cell office:value-type="float" office:value="0.119372990353698" table:style-name="ce1">
            <text:p>0.11937299</text:p>
          </table:table-cell>
          <table:table-cell office:value-type="float" office:value="1.325212623243335" table:formula="of:=[.D1796]+[.F1796]" table:style-name="ce1">
            <text:p>1.3252126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18_9995.pkl</text:p>
          </table:table-cell>
          <table:table-cell office:value-type="float" office:value="5079" table:style-name="ce1">
            <text:p>5079</text:p>
          </table:table-cell>
          <table:table-cell office:value-type="float" office:value="5.7503445560149604" table:style-name="ce1">
            <text:p>5.750344556</text:p>
          </table:table-cell>
          <table:table-cell office:value-type="float" office:value="0.66180758017492702" table:style-name="ce1">
            <text:p>0.66180758</text:p>
          </table:table-cell>
          <table:table-cell office:value-type="float" office:value="0.105189990732159" table:style-name="ce1">
            <text:p>0.105189991</text:p>
          </table:table-cell>
          <table:table-cell office:value-type="float" office:value="0.66299559471365599" table:style-name="ce1">
            <text:p>0.662995595</text:p>
          </table:table-cell>
          <table:table-cell office:value-type="float" office:value="0.108040201005025" table:style-name="ce1">
            <text:p>0.108040201</text:p>
          </table:table-cell>
          <table:table-cell office:value-type="float" office:value="1.3248031748885829" table:formula="of:=[.D1797]+[.F1797]" table:style-name="ce1">
            <text:p>1.3248031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18_99995.pkl</text:p>
          </table:table-cell>
          <table:table-cell office:value-type="float" office:value="5079" table:style-name="ce1">
            <text:p>5079</text:p>
          </table:table-cell>
          <table:table-cell office:value-type="float" office:value="5.7503445560149604" table:style-name="ce1">
            <text:p>5.750344556</text:p>
          </table:table-cell>
          <table:table-cell office:value-type="float" office:value="0.66180758017492702" table:style-name="ce1">
            <text:p>0.66180758</text:p>
          </table:table-cell>
          <table:table-cell office:value-type="float" office:value="0.105189990732159" table:style-name="ce1">
            <text:p>0.105189991</text:p>
          </table:table-cell>
          <table:table-cell office:value-type="float" office:value="0.66299559471365599" table:style-name="ce1">
            <text:p>0.662995595</text:p>
          </table:table-cell>
          <table:table-cell office:value-type="float" office:value="0.108040201005025" table:style-name="ce1">
            <text:p>0.108040201</text:p>
          </table:table-cell>
          <table:table-cell office:value-type="float" office:value="1.3248031748885829" table:formula="of:=[.D1798]+[.F1798]" table:style-name="ce1">
            <text:p>1.3248031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18_999995.pkl</text:p>
          </table:table-cell>
          <table:table-cell office:value-type="float" office:value="5079" table:style-name="ce1">
            <text:p>5079</text:p>
          </table:table-cell>
          <table:table-cell office:value-type="float" office:value="5.7503445560149604" table:style-name="ce1">
            <text:p>5.750344556</text:p>
          </table:table-cell>
          <table:table-cell office:value-type="float" office:value="0.66180758017492702" table:style-name="ce1">
            <text:p>0.66180758</text:p>
          </table:table-cell>
          <table:table-cell office:value-type="float" office:value="0.105189990732159" table:style-name="ce1">
            <text:p>0.105189991</text:p>
          </table:table-cell>
          <table:table-cell office:value-type="float" office:value="0.66299559471365599" table:style-name="ce1">
            <text:p>0.662995595</text:p>
          </table:table-cell>
          <table:table-cell office:value-type="float" office:value="0.108040201005025" table:style-name="ce1">
            <text:p>0.108040201</text:p>
          </table:table-cell>
          <table:table-cell office:value-type="float" office:value="1.3248031748885829" table:formula="of:=[.D1799]+[.F1799]" table:style-name="ce1">
            <text:p>1.3248031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18_9999995.pkl</text:p>
          </table:table-cell>
          <table:table-cell office:value-type="float" office:value="5079" table:style-name="ce1">
            <text:p>5079</text:p>
          </table:table-cell>
          <table:table-cell office:value-type="float" office:value="5.7503445560149604" table:style-name="ce1">
            <text:p>5.750344556</text:p>
          </table:table-cell>
          <table:table-cell office:value-type="float" office:value="0.66180758017492702" table:style-name="ce1">
            <text:p>0.66180758</text:p>
          </table:table-cell>
          <table:table-cell office:value-type="float" office:value="0.105189990732159" table:style-name="ce1">
            <text:p>0.105189991</text:p>
          </table:table-cell>
          <table:table-cell office:value-type="float" office:value="0.66299559471365599" table:style-name="ce1">
            <text:p>0.662995595</text:p>
          </table:table-cell>
          <table:table-cell office:value-type="float" office:value="0.108040201005025" table:style-name="ce1">
            <text:p>0.108040201</text:p>
          </table:table-cell>
          <table:table-cell office:value-type="float" office:value="1.3248031748885829" table:formula="of:=[.D1800]+[.F1800]" table:style-name="ce1">
            <text:p>1.3248031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18_9999995.pkl</text:p>
          </table:table-cell>
          <table:table-cell office:value-type="float" office:value="5127" table:style-name="ce1">
            <text:p>5127</text:p>
          </table:table-cell>
          <table:table-cell office:value-type="float" office:value="4.91691047396138" table:style-name="ce1">
            <text:p>4.916910474</text:p>
          </table:table-cell>
          <table:table-cell office:value-type="float" office:value="0.64942528735632199" table:style-name="ce1">
            <text:p>0.649425287</text:p>
          </table:table-cell>
          <table:table-cell office:value-type="float" office:value="0.115601023017903" table:style-name="ce1">
            <text:p>0.115601023</text:p>
          </table:table-cell>
          <table:table-cell office:value-type="float" office:value="0.67180616740088095" table:style-name="ce1">
            <text:p>0.671806167</text:p>
          </table:table-cell>
          <table:table-cell office:value-type="float" office:value="0.11780610274237199" table:style-name="ce1">
            <text:p>0.117806103</text:p>
          </table:table-cell>
          <table:table-cell office:value-type="float" office:value="1.321231454757203" table:formula="of:=[.D1801]+[.F1801]" table:style-name="ce1">
            <text:p>1.3212314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18_99995.pkl</text:p>
          </table:table-cell>
          <table:table-cell office:value-type="float" office:value="5127" table:style-name="ce1">
            <text:p>5127</text:p>
          </table:table-cell>
          <table:table-cell office:value-type="float" office:value="4.91691047396138" table:style-name="ce1">
            <text:p>4.916910474</text:p>
          </table:table-cell>
          <table:table-cell office:value-type="float" office:value="0.64942528735632199" table:style-name="ce1">
            <text:p>0.649425287</text:p>
          </table:table-cell>
          <table:table-cell office:value-type="float" office:value="0.115601023017903" table:style-name="ce1">
            <text:p>0.115601023</text:p>
          </table:table-cell>
          <table:table-cell office:value-type="float" office:value="0.67180616740088095" table:style-name="ce1">
            <text:p>0.671806167</text:p>
          </table:table-cell>
          <table:table-cell office:value-type="float" office:value="0.11780610274237199" table:style-name="ce1">
            <text:p>0.117806103</text:p>
          </table:table-cell>
          <table:table-cell office:value-type="float" office:value="1.321231454757203" table:formula="of:=[.D1802]+[.F1802]" table:style-name="ce1">
            <text:p>1.3212314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18_9995.pkl</text:p>
          </table:table-cell>
          <table:table-cell office:value-type="float" office:value="5127" table:style-name="ce1">
            <text:p>5127</text:p>
          </table:table-cell>
          <table:table-cell office:value-type="float" office:value="4.91691047396138" table:style-name="ce1">
            <text:p>4.916910474</text:p>
          </table:table-cell>
          <table:table-cell office:value-type="float" office:value="0.64942528735632199" table:style-name="ce1">
            <text:p>0.649425287</text:p>
          </table:table-cell>
          <table:table-cell office:value-type="float" office:value="0.115601023017903" table:style-name="ce1">
            <text:p>0.115601023</text:p>
          </table:table-cell>
          <table:table-cell office:value-type="float" office:value="0.67180616740088095" table:style-name="ce1">
            <text:p>0.671806167</text:p>
          </table:table-cell>
          <table:table-cell office:value-type="float" office:value="0.11780610274237199" table:style-name="ce1">
            <text:p>0.117806103</text:p>
          </table:table-cell>
          <table:table-cell office:value-type="float" office:value="1.321231454757203" table:formula="of:=[.D1803]+[.F1803]" table:style-name="ce1">
            <text:p>1.3212314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18_999995.pkl</text:p>
          </table:table-cell>
          <table:table-cell office:value-type="float" office:value="5127" table:style-name="ce1">
            <text:p>5127</text:p>
          </table:table-cell>
          <table:table-cell office:value-type="float" office:value="4.91691047396138" table:style-name="ce1">
            <text:p>4.916910474</text:p>
          </table:table-cell>
          <table:table-cell office:value-type="float" office:value="0.64942528735632199" table:style-name="ce1">
            <text:p>0.649425287</text:p>
          </table:table-cell>
          <table:table-cell office:value-type="float" office:value="0.115601023017903" table:style-name="ce1">
            <text:p>0.115601023</text:p>
          </table:table-cell>
          <table:table-cell office:value-type="float" office:value="0.67180616740088095" table:style-name="ce1">
            <text:p>0.671806167</text:p>
          </table:table-cell>
          <table:table-cell office:value-type="float" office:value="0.11780610274237199" table:style-name="ce1">
            <text:p>0.117806103</text:p>
          </table:table-cell>
          <table:table-cell office:value-type="float" office:value="1.321231454757203" table:formula="of:=[.D1804]+[.F1804]" table:style-name="ce1">
            <text:p>1.3212314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18_999995.pkl</text:p>
          </table:table-cell>
          <table:table-cell office:value-type="float" office:value="5278" table:style-name="ce1">
            <text:p>5278</text:p>
          </table:table-cell>
          <table:table-cell office:value-type="float" office:value="5.1563092080333499" table:style-name="ce1">
            <text:p>5.156309208</text:p>
          </table:table-cell>
          <table:table-cell office:value-type="float" office:value="0.65028901734104105" table:style-name="ce1">
            <text:p>0.650289017</text:p>
          </table:table-cell>
          <table:table-cell office:value-type="float" office:value="0.112612612612613" table:style-name="ce1">
            <text:p>0.112612613</text:p>
          </table:table-cell>
          <table:table-cell office:value-type="float" office:value="0.67032967032966995" table:style-name="ce1">
            <text:p>0.67032967</text:p>
          </table:table-cell>
          <table:table-cell office:value-type="float" office:value="0.11780610274237199" table:style-name="ce1">
            <text:p>0.117806103</text:p>
          </table:table-cell>
          <table:table-cell office:value-type="float" office:value="1.3206186876707111" table:formula="of:=[.D1805]+[.F1805]" table:style-name="ce1">
            <text:p>1.320618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18_99995.pkl</text:p>
          </table:table-cell>
          <table:table-cell office:value-type="float" office:value="5278" table:style-name="ce1">
            <text:p>5278</text:p>
          </table:table-cell>
          <table:table-cell office:value-type="float" office:value="5.1563092080333499" table:style-name="ce1">
            <text:p>5.156309208</text:p>
          </table:table-cell>
          <table:table-cell office:value-type="float" office:value="0.65028901734104105" table:style-name="ce1">
            <text:p>0.650289017</text:p>
          </table:table-cell>
          <table:table-cell office:value-type="float" office:value="0.112612612612613" table:style-name="ce1">
            <text:p>0.112612613</text:p>
          </table:table-cell>
          <table:table-cell office:value-type="float" office:value="0.67032967032966995" table:style-name="ce1">
            <text:p>0.67032967</text:p>
          </table:table-cell>
          <table:table-cell office:value-type="float" office:value="0.11780610274237199" table:style-name="ce1">
            <text:p>0.117806103</text:p>
          </table:table-cell>
          <table:table-cell office:value-type="float" office:value="1.3206186876707111" table:formula="of:=[.D1806]+[.F1806]" table:style-name="ce1">
            <text:p>1.320618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18_9999995.pkl</text:p>
          </table:table-cell>
          <table:table-cell office:value-type="float" office:value="5278" table:style-name="ce1">
            <text:p>5278</text:p>
          </table:table-cell>
          <table:table-cell office:value-type="float" office:value="5.1563092080333499" table:style-name="ce1">
            <text:p>5.156309208</text:p>
          </table:table-cell>
          <table:table-cell office:value-type="float" office:value="0.65028901734104105" table:style-name="ce1">
            <text:p>0.650289017</text:p>
          </table:table-cell>
          <table:table-cell office:value-type="float" office:value="0.112612612612613" table:style-name="ce1">
            <text:p>0.112612613</text:p>
          </table:table-cell>
          <table:table-cell office:value-type="float" office:value="0.67032967032966995" table:style-name="ce1">
            <text:p>0.67032967</text:p>
          </table:table-cell>
          <table:table-cell office:value-type="float" office:value="0.11780610274237199" table:style-name="ce1">
            <text:p>0.117806103</text:p>
          </table:table-cell>
          <table:table-cell office:value-type="float" office:value="1.3206186876707111" table:formula="of:=[.D1807]+[.F1807]" table:style-name="ce1">
            <text:p>1.320618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18_9995.pkl</text:p>
          </table:table-cell>
          <table:table-cell office:value-type="float" office:value="5278" table:style-name="ce1">
            <text:p>5278</text:p>
          </table:table-cell>
          <table:table-cell office:value-type="float" office:value="5.1563092080333499" table:style-name="ce1">
            <text:p>5.156309208</text:p>
          </table:table-cell>
          <table:table-cell office:value-type="float" office:value="0.65028901734104105" table:style-name="ce1">
            <text:p>0.650289017</text:p>
          </table:table-cell>
          <table:table-cell office:value-type="float" office:value="0.112612612612613" table:style-name="ce1">
            <text:p>0.112612613</text:p>
          </table:table-cell>
          <table:table-cell office:value-type="float" office:value="0.67032967032966995" table:style-name="ce1">
            <text:p>0.67032967</text:p>
          </table:table-cell>
          <table:table-cell office:value-type="float" office:value="0.11780610274237199" table:style-name="ce1">
            <text:p>0.117806103</text:p>
          </table:table-cell>
          <table:table-cell office:value-type="float" office:value="1.3206186876707111" table:formula="of:=[.D1808]+[.F1808]" table:style-name="ce1">
            <text:p>1.3206186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18_9999995.pkl</text:p>
          </table:table-cell>
          <table:table-cell office:value-type="float" office:value="5109" table:style-name="ce1">
            <text:p>5109</text:p>
          </table:table-cell>
          <table:table-cell office:value-type="float" office:value="5.4820904286553098" table:style-name="ce1">
            <text:p>5.482090429</text:p>
          </table:table-cell>
          <table:table-cell office:value-type="float" office:value="0.65797101449275397" table:style-name="ce1">
            <text:p>0.657971014</text:p>
          </table:table-cell>
          <table:table-cell office:value-type="float" office:value="0.10563052582596601" table:style-name="ce1">
            <text:p>0.105630526</text:p>
          </table:table-cell>
          <table:table-cell office:value-type="float" office:value="0.66228070175438603" table:style-name="ce1">
            <text:p>0.662280702</text:p>
          </table:table-cell>
          <table:table-cell office:value-type="float" office:value="0.106600776561948" table:style-name="ce1">
            <text:p>0.106600777</text:p>
          </table:table-cell>
          <table:table-cell office:value-type="float" office:value="1.3202517162471401" table:formula="of:=[.D1809]+[.F1809]" table:style-name="ce1">
            <text:p>1.3202517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18_9995.pkl</text:p>
          </table:table-cell>
          <table:table-cell office:value-type="float" office:value="5109" table:style-name="ce1">
            <text:p>5109</text:p>
          </table:table-cell>
          <table:table-cell office:value-type="float" office:value="5.4820904286553098" table:style-name="ce1">
            <text:p>5.482090429</text:p>
          </table:table-cell>
          <table:table-cell office:value-type="float" office:value="0.65797101449275397" table:style-name="ce1">
            <text:p>0.657971014</text:p>
          </table:table-cell>
          <table:table-cell office:value-type="float" office:value="0.10563052582596601" table:style-name="ce1">
            <text:p>0.105630526</text:p>
          </table:table-cell>
          <table:table-cell office:value-type="float" office:value="0.66228070175438603" table:style-name="ce1">
            <text:p>0.662280702</text:p>
          </table:table-cell>
          <table:table-cell office:value-type="float" office:value="0.106600776561948" table:style-name="ce1">
            <text:p>0.106600777</text:p>
          </table:table-cell>
          <table:table-cell office:value-type="float" office:value="1.3202517162471401" table:formula="of:=[.D1810]+[.F1810]" table:style-name="ce1">
            <text:p>1.3202517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18_99995.pkl</text:p>
          </table:table-cell>
          <table:table-cell office:value-type="float" office:value="5109" table:style-name="ce1">
            <text:p>5109</text:p>
          </table:table-cell>
          <table:table-cell office:value-type="float" office:value="5.4820904286553098" table:style-name="ce1">
            <text:p>5.482090429</text:p>
          </table:table-cell>
          <table:table-cell office:value-type="float" office:value="0.65797101449275397" table:style-name="ce1">
            <text:p>0.657971014</text:p>
          </table:table-cell>
          <table:table-cell office:value-type="float" office:value="0.10563052582596601" table:style-name="ce1">
            <text:p>0.105630526</text:p>
          </table:table-cell>
          <table:table-cell office:value-type="float" office:value="0.66228070175438603" table:style-name="ce1">
            <text:p>0.662280702</text:p>
          </table:table-cell>
          <table:table-cell office:value-type="float" office:value="0.106600776561948" table:style-name="ce1">
            <text:p>0.106600777</text:p>
          </table:table-cell>
          <table:table-cell office:value-type="float" office:value="1.3202517162471401" table:formula="of:=[.D1811]+[.F1811]" table:style-name="ce1">
            <text:p>1.3202517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18_999995.pkl</text:p>
          </table:table-cell>
          <table:table-cell office:value-type="float" office:value="5109" table:style-name="ce1">
            <text:p>5109</text:p>
          </table:table-cell>
          <table:table-cell office:value-type="float" office:value="5.4820904286553098" table:style-name="ce1">
            <text:p>5.482090429</text:p>
          </table:table-cell>
          <table:table-cell office:value-type="float" office:value="0.65797101449275397" table:style-name="ce1">
            <text:p>0.657971014</text:p>
          </table:table-cell>
          <table:table-cell office:value-type="float" office:value="0.10563052582596601" table:style-name="ce1">
            <text:p>0.105630526</text:p>
          </table:table-cell>
          <table:table-cell office:value-type="float" office:value="0.66228070175438603" table:style-name="ce1">
            <text:p>0.662280702</text:p>
          </table:table-cell>
          <table:table-cell office:value-type="float" office:value="0.106600776561948" table:style-name="ce1">
            <text:p>0.106600777</text:p>
          </table:table-cell>
          <table:table-cell office:value-type="float" office:value="1.3202517162471401" table:formula="of:=[.D1812]+[.F1812]" table:style-name="ce1">
            <text:p>1.3202517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36_9999995.pkl</text:p>
          </table:table-cell>
          <table:table-cell office:value-type="float" office:value="4447" table:style-name="ce1">
            <text:p>4447</text:p>
          </table:table-cell>
          <table:table-cell office:value-type="float" office:value="4.9172475826399804" table:style-name="ce1">
            <text:p>4.917247583</text:p>
          </table:table-cell>
          <table:table-cell office:value-type="float" office:value="0.66081871345029197" table:style-name="ce1">
            <text:p>0.660818713</text:p>
          </table:table-cell>
          <table:table-cell office:value-type="float" office:value="0.116374871266735" table:style-name="ce1">
            <text:p>0.116374871</text:p>
          </table:table-cell>
          <table:table-cell office:value-type="float" office:value="0.65848214285714302" table:style-name="ce1">
            <text:p>0.658482143</text:p>
          </table:table-cell>
          <table:table-cell office:value-type="float" office:value="0.11483067341378" table:style-name="ce1">
            <text:p>0.114830673</text:p>
          </table:table-cell>
          <table:table-cell office:value-type="float" office:value="1.3193008563074349" table:formula="of:=[.D1813]+[.F1813]" table:style-name="ce1">
            <text:p>1.3193008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36_9995.pkl</text:p>
          </table:table-cell>
          <table:table-cell office:value-type="float" office:value="4447" table:style-name="ce1">
            <text:p>4447</text:p>
          </table:table-cell>
          <table:table-cell office:value-type="float" office:value="4.9172475826399804" table:style-name="ce1">
            <text:p>4.917247583</text:p>
          </table:table-cell>
          <table:table-cell office:value-type="float" office:value="0.66081871345029197" table:style-name="ce1">
            <text:p>0.660818713</text:p>
          </table:table-cell>
          <table:table-cell office:value-type="float" office:value="0.116374871266735" table:style-name="ce1">
            <text:p>0.116374871</text:p>
          </table:table-cell>
          <table:table-cell office:value-type="float" office:value="0.65848214285714302" table:style-name="ce1">
            <text:p>0.658482143</text:p>
          </table:table-cell>
          <table:table-cell office:value-type="float" office:value="0.11483067341378" table:style-name="ce1">
            <text:p>0.114830673</text:p>
          </table:table-cell>
          <table:table-cell office:value-type="float" office:value="1.3193008563074349" table:formula="of:=[.D1814]+[.F1814]" table:style-name="ce1">
            <text:p>1.3193008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36_99995.pkl</text:p>
          </table:table-cell>
          <table:table-cell office:value-type="float" office:value="4447" table:style-name="ce1">
            <text:p>4447</text:p>
          </table:table-cell>
          <table:table-cell office:value-type="float" office:value="4.9172475826399804" table:style-name="ce1">
            <text:p>4.917247583</text:p>
          </table:table-cell>
          <table:table-cell office:value-type="float" office:value="0.66081871345029197" table:style-name="ce1">
            <text:p>0.660818713</text:p>
          </table:table-cell>
          <table:table-cell office:value-type="float" office:value="0.116374871266735" table:style-name="ce1">
            <text:p>0.116374871</text:p>
          </table:table-cell>
          <table:table-cell office:value-type="float" office:value="0.65848214285714302" table:style-name="ce1">
            <text:p>0.658482143</text:p>
          </table:table-cell>
          <table:table-cell office:value-type="float" office:value="0.11483067341378" table:style-name="ce1">
            <text:p>0.114830673</text:p>
          </table:table-cell>
          <table:table-cell office:value-type="float" office:value="1.3193008563074349" table:formula="of:=[.D1815]+[.F1815]" table:style-name="ce1">
            <text:p>1.3193008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4000_8_36_999995.pkl</text:p>
          </table:table-cell>
          <table:table-cell office:value-type="float" office:value="4447" table:style-name="ce1">
            <text:p>4447</text:p>
          </table:table-cell>
          <table:table-cell office:value-type="float" office:value="4.9172475826399804" table:style-name="ce1">
            <text:p>4.917247583</text:p>
          </table:table-cell>
          <table:table-cell office:value-type="float" office:value="0.66081871345029197" table:style-name="ce1">
            <text:p>0.660818713</text:p>
          </table:table-cell>
          <table:table-cell office:value-type="float" office:value="0.116374871266735" table:style-name="ce1">
            <text:p>0.116374871</text:p>
          </table:table-cell>
          <table:table-cell office:value-type="float" office:value="0.65848214285714302" table:style-name="ce1">
            <text:p>0.658482143</text:p>
          </table:table-cell>
          <table:table-cell office:value-type="float" office:value="0.11483067341378" table:style-name="ce1">
            <text:p>0.114830673</text:p>
          </table:table-cell>
          <table:table-cell office:value-type="float" office:value="1.3193008563074349" table:formula="of:=[.D1816]+[.F1816]" table:style-name="ce1">
            <text:p>1.3193008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18_99995.pkl</text:p>
          </table:table-cell>
          <table:table-cell office:value-type="float" office:value="5191" table:style-name="ce1">
            <text:p>5191</text:p>
          </table:table-cell>
          <table:table-cell office:value-type="float" office:value="4.9267963783471398" table:style-name="ce1">
            <text:p>4.926796378</text:p>
          </table:table-cell>
          <table:table-cell office:value-type="float" office:value="0.65028901734104105" table:style-name="ce1">
            <text:p>0.650289017</text:p>
          </table:table-cell>
          <table:table-cell office:value-type="float" office:value="0.110294117647059" table:style-name="ce1">
            <text:p>0.110294118</text:p>
          </table:table-cell>
          <table:table-cell office:value-type="float" office:value="0.66887417218542999" table:style-name="ce1">
            <text:p>0.668874172</text:p>
          </table:table-cell>
          <table:table-cell office:value-type="float" office:value="0.108291636883488" table:style-name="ce1">
            <text:p>0.108291637</text:p>
          </table:table-cell>
          <table:table-cell office:value-type="float" office:value="1.319163189526471" table:formula="of:=[.D1817]+[.F1817]" table:style-name="ce1">
            <text:p>1.31916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18_999995.pkl</text:p>
          </table:table-cell>
          <table:table-cell office:value-type="float" office:value="5191" table:style-name="ce1">
            <text:p>5191</text:p>
          </table:table-cell>
          <table:table-cell office:value-type="float" office:value="4.9267963783471398" table:style-name="ce1">
            <text:p>4.926796378</text:p>
          </table:table-cell>
          <table:table-cell office:value-type="float" office:value="0.65028901734104105" table:style-name="ce1">
            <text:p>0.650289017</text:p>
          </table:table-cell>
          <table:table-cell office:value-type="float" office:value="0.110294117647059" table:style-name="ce1">
            <text:p>0.110294118</text:p>
          </table:table-cell>
          <table:table-cell office:value-type="float" office:value="0.66887417218542999" table:style-name="ce1">
            <text:p>0.668874172</text:p>
          </table:table-cell>
          <table:table-cell office:value-type="float" office:value="0.108291636883488" table:style-name="ce1">
            <text:p>0.108291637</text:p>
          </table:table-cell>
          <table:table-cell office:value-type="float" office:value="1.319163189526471" table:formula="of:=[.D1818]+[.F1818]" table:style-name="ce1">
            <text:p>1.31916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18_9995.pkl</text:p>
          </table:table-cell>
          <table:table-cell office:value-type="float" office:value="5191" table:style-name="ce1">
            <text:p>5191</text:p>
          </table:table-cell>
          <table:table-cell office:value-type="float" office:value="4.9267963783471398" table:style-name="ce1">
            <text:p>4.926796378</text:p>
          </table:table-cell>
          <table:table-cell office:value-type="float" office:value="0.65028901734104105" table:style-name="ce1">
            <text:p>0.650289017</text:p>
          </table:table-cell>
          <table:table-cell office:value-type="float" office:value="0.110294117647059" table:style-name="ce1">
            <text:p>0.110294118</text:p>
          </table:table-cell>
          <table:table-cell office:value-type="float" office:value="0.66887417218542999" table:style-name="ce1">
            <text:p>0.668874172</text:p>
          </table:table-cell>
          <table:table-cell office:value-type="float" office:value="0.108291636883488" table:style-name="ce1">
            <text:p>0.108291637</text:p>
          </table:table-cell>
          <table:table-cell office:value-type="float" office:value="1.319163189526471" table:formula="of:=[.D1819]+[.F1819]" table:style-name="ce1">
            <text:p>1.31916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18_9999995.pkl</text:p>
          </table:table-cell>
          <table:table-cell office:value-type="float" office:value="5191" table:style-name="ce1">
            <text:p>5191</text:p>
          </table:table-cell>
          <table:table-cell office:value-type="float" office:value="4.9267963783471398" table:style-name="ce1">
            <text:p>4.926796378</text:p>
          </table:table-cell>
          <table:table-cell office:value-type="float" office:value="0.65028901734104105" table:style-name="ce1">
            <text:p>0.650289017</text:p>
          </table:table-cell>
          <table:table-cell office:value-type="float" office:value="0.110294117647059" table:style-name="ce1">
            <text:p>0.110294118</text:p>
          </table:table-cell>
          <table:table-cell office:value-type="float" office:value="0.66887417218542999" table:style-name="ce1">
            <text:p>0.668874172</text:p>
          </table:table-cell>
          <table:table-cell office:value-type="float" office:value="0.108291636883488" table:style-name="ce1">
            <text:p>0.108291637</text:p>
          </table:table-cell>
          <table:table-cell office:value-type="float" office:value="1.319163189526471" table:formula="of:=[.D1820]+[.F1820]" table:style-name="ce1">
            <text:p>1.319163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18_99995.pkl</text:p>
          </table:table-cell>
          <table:table-cell office:value-type="float" office:value="5605" table:style-name="ce1">
            <text:p>5605</text:p>
          </table:table-cell>
          <table:table-cell office:value-type="float" office:value="5.25780553077609" table:style-name="ce1">
            <text:p>5.257805531</text:p>
          </table:table-cell>
          <table:table-cell office:value-type="float" office:value="0.65738161559888597" table:style-name="ce1">
            <text:p>0.657381616</text:p>
          </table:table-cell>
          <table:table-cell office:value-type="float" office:value="0.106306306306306" table:style-name="ce1">
            <text:p>0.106306306</text:p>
          </table:table-cell>
          <table:table-cell office:value-type="float" office:value="0.66157205240174699" table:style-name="ce1">
            <text:p>0.661572052</text:p>
          </table:table-cell>
          <table:table-cell office:value-type="float" office:value="0.10744680851063799" table:style-name="ce1">
            <text:p>0.107446809</text:p>
          </table:table-cell>
          <table:table-cell office:value-type="float" office:value="1.3189536680006331" table:formula="of:=[.D1821]+[.F1821]" table:style-name="ce1">
            <text:p>1.3189536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18_999995.pkl</text:p>
          </table:table-cell>
          <table:table-cell office:value-type="float" office:value="5605" table:style-name="ce1">
            <text:p>5605</text:p>
          </table:table-cell>
          <table:table-cell office:value-type="float" office:value="5.25780553077609" table:style-name="ce1">
            <text:p>5.257805531</text:p>
          </table:table-cell>
          <table:table-cell office:value-type="float" office:value="0.65738161559888597" table:style-name="ce1">
            <text:p>0.657381616</text:p>
          </table:table-cell>
          <table:table-cell office:value-type="float" office:value="0.106306306306306" table:style-name="ce1">
            <text:p>0.106306306</text:p>
          </table:table-cell>
          <table:table-cell office:value-type="float" office:value="0.66157205240174699" table:style-name="ce1">
            <text:p>0.661572052</text:p>
          </table:table-cell>
          <table:table-cell office:value-type="float" office:value="0.10744680851063799" table:style-name="ce1">
            <text:p>0.107446809</text:p>
          </table:table-cell>
          <table:table-cell office:value-type="float" office:value="1.3189536680006331" table:formula="of:=[.D1822]+[.F1822]" table:style-name="ce1">
            <text:p>1.3189536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18_9995.pkl</text:p>
          </table:table-cell>
          <table:table-cell office:value-type="float" office:value="5605" table:style-name="ce1">
            <text:p>5605</text:p>
          </table:table-cell>
          <table:table-cell office:value-type="float" office:value="5.25780553077609" table:style-name="ce1">
            <text:p>5.257805531</text:p>
          </table:table-cell>
          <table:table-cell office:value-type="float" office:value="0.65738161559888597" table:style-name="ce1">
            <text:p>0.657381616</text:p>
          </table:table-cell>
          <table:table-cell office:value-type="float" office:value="0.106306306306306" table:style-name="ce1">
            <text:p>0.106306306</text:p>
          </table:table-cell>
          <table:table-cell office:value-type="float" office:value="0.66157205240174699" table:style-name="ce1">
            <text:p>0.661572052</text:p>
          </table:table-cell>
          <table:table-cell office:value-type="float" office:value="0.10744680851063799" table:style-name="ce1">
            <text:p>0.107446809</text:p>
          </table:table-cell>
          <table:table-cell office:value-type="float" office:value="1.3189536680006331" table:formula="of:=[.D1823]+[.F1823]" table:style-name="ce1">
            <text:p>1.3189536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18_9999995.pkl</text:p>
          </table:table-cell>
          <table:table-cell office:value-type="float" office:value="5605" table:style-name="ce1">
            <text:p>5605</text:p>
          </table:table-cell>
          <table:table-cell office:value-type="float" office:value="5.25780553077609" table:style-name="ce1">
            <text:p>5.257805531</text:p>
          </table:table-cell>
          <table:table-cell office:value-type="float" office:value="0.65738161559888597" table:style-name="ce1">
            <text:p>0.657381616</text:p>
          </table:table-cell>
          <table:table-cell office:value-type="float" office:value="0.106306306306306" table:style-name="ce1">
            <text:p>0.106306306</text:p>
          </table:table-cell>
          <table:table-cell office:value-type="float" office:value="0.66157205240174699" table:style-name="ce1">
            <text:p>0.661572052</text:p>
          </table:table-cell>
          <table:table-cell office:value-type="float" office:value="0.10744680851063799" table:style-name="ce1">
            <text:p>0.107446809</text:p>
          </table:table-cell>
          <table:table-cell office:value-type="float" office:value="1.3189536680006331" table:formula="of:=[.D1824]+[.F1824]" table:style-name="ce1">
            <text:p>1.3189536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0225_999995.pkl</text:p>
          </table:table-cell>
          <table:table-cell office:value-type="float" office:value="4903" table:style-name="ce1">
            <text:p>4903</text:p>
          </table:table-cell>
          <table:table-cell office:value-type="float" office:value="6.2500509891902896" table:style-name="ce1">
            <text:p>6.250050989</text:p>
          </table:table-cell>
          <table:table-cell office:value-type="float" office:value="0.65706051873198801" table:style-name="ce1">
            <text:p>0.657060519</text:p>
          </table:table-cell>
          <table:table-cell office:value-type="float" office:value="8.5649887302779906E-2" table:style-name="ce1">
            <text:p>0.085649887</text:p>
          </table:table-cell>
          <table:table-cell office:value-type="float" office:value="0.66079295154185003" table:style-name="ce1">
            <text:p>0.660792952</text:p>
          </table:table-cell>
          <table:table-cell office:value-type="float" office:value="8.6755349913244698E-2" table:style-name="ce1">
            <text:p>0.08675535</text:p>
          </table:table-cell>
          <table:table-cell office:value-type="float" office:value="1.317853470273838" table:formula="of:=[.D1825]+[.F1825]" table:style-name="ce1">
            <text:p>1.317853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0225_9995.pkl</text:p>
          </table:table-cell>
          <table:table-cell office:value-type="float" office:value="4903" table:style-name="ce1">
            <text:p>4903</text:p>
          </table:table-cell>
          <table:table-cell office:value-type="float" office:value="6.2500509891902896" table:style-name="ce1">
            <text:p>6.250050989</text:p>
          </table:table-cell>
          <table:table-cell office:value-type="float" office:value="0.65706051873198801" table:style-name="ce1">
            <text:p>0.657060519</text:p>
          </table:table-cell>
          <table:table-cell office:value-type="float" office:value="8.5649887302779906E-2" table:style-name="ce1">
            <text:p>0.085649887</text:p>
          </table:table-cell>
          <table:table-cell office:value-type="float" office:value="0.66079295154185003" table:style-name="ce1">
            <text:p>0.660792952</text:p>
          </table:table-cell>
          <table:table-cell office:value-type="float" office:value="8.6755349913244698E-2" table:style-name="ce1">
            <text:p>0.08675535</text:p>
          </table:table-cell>
          <table:table-cell office:value-type="float" office:value="1.317853470273838" table:formula="of:=[.D1826]+[.F1826]" table:style-name="ce1">
            <text:p>1.317853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0225_99995.pkl</text:p>
          </table:table-cell>
          <table:table-cell office:value-type="float" office:value="4903" table:style-name="ce1">
            <text:p>4903</text:p>
          </table:table-cell>
          <table:table-cell office:value-type="float" office:value="6.2500509891902896" table:style-name="ce1">
            <text:p>6.250050989</text:p>
          </table:table-cell>
          <table:table-cell office:value-type="float" office:value="0.65706051873198801" table:style-name="ce1">
            <text:p>0.657060519</text:p>
          </table:table-cell>
          <table:table-cell office:value-type="float" office:value="8.5649887302779906E-2" table:style-name="ce1">
            <text:p>0.085649887</text:p>
          </table:table-cell>
          <table:table-cell office:value-type="float" office:value="0.66079295154185003" table:style-name="ce1">
            <text:p>0.660792952</text:p>
          </table:table-cell>
          <table:table-cell office:value-type="float" office:value="8.6755349913244698E-2" table:style-name="ce1">
            <text:p>0.08675535</text:p>
          </table:table-cell>
          <table:table-cell office:value-type="float" office:value="1.317853470273838" table:formula="of:=[.D1827]+[.F1827]" table:style-name="ce1">
            <text:p>1.317853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0225_9999995.pkl</text:p>
          </table:table-cell>
          <table:table-cell office:value-type="float" office:value="4903" table:style-name="ce1">
            <text:p>4903</text:p>
          </table:table-cell>
          <table:table-cell office:value-type="float" office:value="6.2500509891902896" table:style-name="ce1">
            <text:p>6.250050989</text:p>
          </table:table-cell>
          <table:table-cell office:value-type="float" office:value="0.65706051873198801" table:style-name="ce1">
            <text:p>0.657060519</text:p>
          </table:table-cell>
          <table:table-cell office:value-type="float" office:value="8.5649887302779906E-2" table:style-name="ce1">
            <text:p>0.085649887</text:p>
          </table:table-cell>
          <table:table-cell office:value-type="float" office:value="0.66079295154185003" table:style-name="ce1">
            <text:p>0.660792952</text:p>
          </table:table-cell>
          <table:table-cell office:value-type="float" office:value="8.6755349913244698E-2" table:style-name="ce1">
            <text:p>0.08675535</text:p>
          </table:table-cell>
          <table:table-cell office:value-type="float" office:value="1.317853470273838" table:formula="of:=[.D1828]+[.F1828]" table:style-name="ce1">
            <text:p>1.317853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09_999995.pkl</text:p>
          </table:table-cell>
          <table:table-cell office:value-type="float" office:value="12991" table:style-name="ce1">
            <text:p>12991</text:p>
          </table:table-cell>
          <table:table-cell office:value-type="float" office:value="4.1678854591640402" table:style-name="ce1">
            <text:p>4.167885459</text:p>
          </table:table-cell>
          <table:table-cell office:value-type="float" office:value="0.66066838046272502" table:style-name="ce1">
            <text:p>0.66066838</text:p>
          </table:table-cell>
          <table:table-cell office:value-type="float" office:value="9.2114695340501804E-2" table:style-name="ce1">
            <text:p>0.092114695</text:p>
          </table:table-cell>
          <table:table-cell office:value-type="float" office:value="0.65658747300216003" table:style-name="ce1">
            <text:p>0.656587473</text:p>
          </table:table-cell>
          <table:table-cell office:value-type="float" office:value="8.63145939806928E-2" table:style-name="ce1">
            <text:p>0.086314594</text:p>
          </table:table-cell>
          <table:table-cell office:value-type="float" office:value="1.3172558534648851" table:formula="of:=[.D1829]+[.F1829]" table:style-name="ce1">
            <text:p>1.3172558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09_9999995.pkl</text:p>
          </table:table-cell>
          <table:table-cell office:value-type="float" office:value="12991" table:style-name="ce1">
            <text:p>12991</text:p>
          </table:table-cell>
          <table:table-cell office:value-type="float" office:value="4.1678854591640402" table:style-name="ce1">
            <text:p>4.167885459</text:p>
          </table:table-cell>
          <table:table-cell office:value-type="float" office:value="0.66066838046272502" table:style-name="ce1">
            <text:p>0.66066838</text:p>
          </table:table-cell>
          <table:table-cell office:value-type="float" office:value="9.2114695340501804E-2" table:style-name="ce1">
            <text:p>0.092114695</text:p>
          </table:table-cell>
          <table:table-cell office:value-type="float" office:value="0.65658747300216003" table:style-name="ce1">
            <text:p>0.656587473</text:p>
          </table:table-cell>
          <table:table-cell office:value-type="float" office:value="8.63145939806928E-2" table:style-name="ce1">
            <text:p>0.086314594</text:p>
          </table:table-cell>
          <table:table-cell office:value-type="float" office:value="1.3172558534648851" table:formula="of:=[.D1830]+[.F1830]" table:style-name="ce1">
            <text:p>1.3172558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09_99995.pkl</text:p>
          </table:table-cell>
          <table:table-cell office:value-type="float" office:value="12991" table:style-name="ce1">
            <text:p>12991</text:p>
          </table:table-cell>
          <table:table-cell office:value-type="float" office:value="4.1678854591640402" table:style-name="ce1">
            <text:p>4.167885459</text:p>
          </table:table-cell>
          <table:table-cell office:value-type="float" office:value="0.66066838046272502" table:style-name="ce1">
            <text:p>0.66066838</text:p>
          </table:table-cell>
          <table:table-cell office:value-type="float" office:value="9.2114695340501804E-2" table:style-name="ce1">
            <text:p>0.092114695</text:p>
          </table:table-cell>
          <table:table-cell office:value-type="float" office:value="0.65658747300216003" table:style-name="ce1">
            <text:p>0.656587473</text:p>
          </table:table-cell>
          <table:table-cell office:value-type="float" office:value="8.63145939806928E-2" table:style-name="ce1">
            <text:p>0.086314594</text:p>
          </table:table-cell>
          <table:table-cell office:value-type="float" office:value="1.3172558534648851" table:formula="of:=[.D1831]+[.F1831]" table:style-name="ce1">
            <text:p>1.3172558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09_9995.pkl</text:p>
          </table:table-cell>
          <table:table-cell office:value-type="float" office:value="12991" table:style-name="ce1">
            <text:p>12991</text:p>
          </table:table-cell>
          <table:table-cell office:value-type="float" office:value="4.1678854591640402" table:style-name="ce1">
            <text:p>4.167885459</text:p>
          </table:table-cell>
          <table:table-cell office:value-type="float" office:value="0.66066838046272502" table:style-name="ce1">
            <text:p>0.66066838</text:p>
          </table:table-cell>
          <table:table-cell office:value-type="float" office:value="9.2114695340501804E-2" table:style-name="ce1">
            <text:p>0.092114695</text:p>
          </table:table-cell>
          <table:table-cell office:value-type="float" office:value="0.65658747300216003" table:style-name="ce1">
            <text:p>0.656587473</text:p>
          </table:table-cell>
          <table:table-cell office:value-type="float" office:value="8.63145939806928E-2" table:style-name="ce1">
            <text:p>0.086314594</text:p>
          </table:table-cell>
          <table:table-cell office:value-type="float" office:value="1.3172558534648851" table:formula="of:=[.D1832]+[.F1832]" table:style-name="ce1">
            <text:p>1.3172558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045_9999995.pkl</text:p>
          </table:table-cell>
          <table:table-cell office:value-type="float" office:value="4962" table:style-name="ce1">
            <text:p>4962</text:p>
          </table:table-cell>
          <table:table-cell office:value-type="float" office:value="5.9159613059250296" table:style-name="ce1">
            <text:p>5.915961306</text:p>
          </table:table-cell>
          <table:table-cell office:value-type="float" office:value="0.65229885057471304" table:style-name="ce1">
            <text:p>0.652298851</text:p>
          </table:table-cell>
          <table:table-cell office:value-type="float" office:value="9.1421667337897694E-2" table:style-name="ce1">
            <text:p>0.091421667</text:p>
          </table:table-cell>
          <table:table-cell office:value-type="float" office:value="0.66375545851528395" table:style-name="ce1">
            <text:p>0.663755459</text:p>
          </table:table-cell>
          <table:table-cell office:value-type="float" office:value="9.5327688930699303E-2" table:style-name="ce1">
            <text:p>0.095327689</text:p>
          </table:table-cell>
          <table:table-cell office:value-type="float" office:value="1.316054309089997" table:formula="of:=[.D1833]+[.F1833]" table:style-name="ce1">
            <text:p>1.3160543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045_999995.pkl</text:p>
          </table:table-cell>
          <table:table-cell office:value-type="float" office:value="4962" table:style-name="ce1">
            <text:p>4962</text:p>
          </table:table-cell>
          <table:table-cell office:value-type="float" office:value="5.9159613059250296" table:style-name="ce1">
            <text:p>5.915961306</text:p>
          </table:table-cell>
          <table:table-cell office:value-type="float" office:value="0.65229885057471304" table:style-name="ce1">
            <text:p>0.652298851</text:p>
          </table:table-cell>
          <table:table-cell office:value-type="float" office:value="9.1421667337897694E-2" table:style-name="ce1">
            <text:p>0.091421667</text:p>
          </table:table-cell>
          <table:table-cell office:value-type="float" office:value="0.66375545851528395" table:style-name="ce1">
            <text:p>0.663755459</text:p>
          </table:table-cell>
          <table:table-cell office:value-type="float" office:value="9.5327688930699303E-2" table:style-name="ce1">
            <text:p>0.095327689</text:p>
          </table:table-cell>
          <table:table-cell office:value-type="float" office:value="1.316054309089997" table:formula="of:=[.D1834]+[.F1834]" table:style-name="ce1">
            <text:p>1.3160543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045_99995.pkl</text:p>
          </table:table-cell>
          <table:table-cell office:value-type="float" office:value="4962" table:style-name="ce1">
            <text:p>4962</text:p>
          </table:table-cell>
          <table:table-cell office:value-type="float" office:value="5.9159613059250296" table:style-name="ce1">
            <text:p>5.915961306</text:p>
          </table:table-cell>
          <table:table-cell office:value-type="float" office:value="0.65229885057471304" table:style-name="ce1">
            <text:p>0.652298851</text:p>
          </table:table-cell>
          <table:table-cell office:value-type="float" office:value="9.1421667337897694E-2" table:style-name="ce1">
            <text:p>0.091421667</text:p>
          </table:table-cell>
          <table:table-cell office:value-type="float" office:value="0.66375545851528395" table:style-name="ce1">
            <text:p>0.663755459</text:p>
          </table:table-cell>
          <table:table-cell office:value-type="float" office:value="9.5327688930699303E-2" table:style-name="ce1">
            <text:p>0.095327689</text:p>
          </table:table-cell>
          <table:table-cell office:value-type="float" office:value="1.316054309089997" table:formula="of:=[.D1835]+[.F1835]" table:style-name="ce1">
            <text:p>1.3160543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1_045_9995.pkl</text:p>
          </table:table-cell>
          <table:table-cell office:value-type="float" office:value="4962" table:style-name="ce1">
            <text:p>4962</text:p>
          </table:table-cell>
          <table:table-cell office:value-type="float" office:value="5.9159613059250296" table:style-name="ce1">
            <text:p>5.915961306</text:p>
          </table:table-cell>
          <table:table-cell office:value-type="float" office:value="0.65229885057471304" table:style-name="ce1">
            <text:p>0.652298851</text:p>
          </table:table-cell>
          <table:table-cell office:value-type="float" office:value="9.1421667337897694E-2" table:style-name="ce1">
            <text:p>0.091421667</text:p>
          </table:table-cell>
          <table:table-cell office:value-type="float" office:value="0.66375545851528395" table:style-name="ce1">
            <text:p>0.663755459</text:p>
          </table:table-cell>
          <table:table-cell office:value-type="float" office:value="9.5327688930699303E-2" table:style-name="ce1">
            <text:p>0.095327689</text:p>
          </table:table-cell>
          <table:table-cell office:value-type="float" office:value="1.316054309089997" table:formula="of:=[.D1836]+[.F1836]" table:style-name="ce1">
            <text:p>1.3160543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36_99995.pkl</text:p>
          </table:table-cell>
          <table:table-cell office:value-type="float" office:value="5801" table:style-name="ce1">
            <text:p>5801</text:p>
          </table:table-cell>
          <table:table-cell office:value-type="float" office:value="7.1760041372177197" table:style-name="ce1">
            <text:p>7.176004137</text:p>
          </table:table-cell>
          <table:table-cell office:value-type="float" office:value="0.63305322128851504" table:style-name="ce1">
            <text:p>0.633053221</text:p>
          </table:table-cell>
          <table:table-cell office:value-type="float" office:value="7.0448877805486296E-2" table:style-name="ce1">
            <text:p>0.070448878</text:p>
          </table:table-cell>
          <table:table-cell office:value-type="float" office:value="0.68271334792122496" table:style-name="ce1">
            <text:p>0.682713348</text:p>
          </table:table-cell>
          <table:table-cell office:value-type="float" office:value="7.5162611418935196E-2" table:style-name="ce1">
            <text:p>0.075162611</text:p>
          </table:table-cell>
          <table:table-cell office:value-type="float" office:value="1.31576656920974" table:formula="of:=[.D1837]+[.F1837]" table:style-name="ce1">
            <text:p>1.3157665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36_9995.pkl</text:p>
          </table:table-cell>
          <table:table-cell office:value-type="float" office:value="5801" table:style-name="ce1">
            <text:p>5801</text:p>
          </table:table-cell>
          <table:table-cell office:value-type="float" office:value="7.1760041372177197" table:style-name="ce1">
            <text:p>7.176004137</text:p>
          </table:table-cell>
          <table:table-cell office:value-type="float" office:value="0.63305322128851504" table:style-name="ce1">
            <text:p>0.633053221</text:p>
          </table:table-cell>
          <table:table-cell office:value-type="float" office:value="7.0448877805486296E-2" table:style-name="ce1">
            <text:p>0.070448878</text:p>
          </table:table-cell>
          <table:table-cell office:value-type="float" office:value="0.68271334792122496" table:style-name="ce1">
            <text:p>0.682713348</text:p>
          </table:table-cell>
          <table:table-cell office:value-type="float" office:value="7.5162611418935196E-2" table:style-name="ce1">
            <text:p>0.075162611</text:p>
          </table:table-cell>
          <table:table-cell office:value-type="float" office:value="1.31576656920974" table:formula="of:=[.D1838]+[.F1838]" table:style-name="ce1">
            <text:p>1.3157665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36_9999995.pkl</text:p>
          </table:table-cell>
          <table:table-cell office:value-type="float" office:value="5801" table:style-name="ce1">
            <text:p>5801</text:p>
          </table:table-cell>
          <table:table-cell office:value-type="float" office:value="7.1760041372177197" table:style-name="ce1">
            <text:p>7.176004137</text:p>
          </table:table-cell>
          <table:table-cell office:value-type="float" office:value="0.63305322128851504" table:style-name="ce1">
            <text:p>0.633053221</text:p>
          </table:table-cell>
          <table:table-cell office:value-type="float" office:value="7.0448877805486296E-2" table:style-name="ce1">
            <text:p>0.070448878</text:p>
          </table:table-cell>
          <table:table-cell office:value-type="float" office:value="0.68271334792122496" table:style-name="ce1">
            <text:p>0.682713348</text:p>
          </table:table-cell>
          <table:table-cell office:value-type="float" office:value="7.5162611418935196E-2" table:style-name="ce1">
            <text:p>0.075162611</text:p>
          </table:table-cell>
          <table:table-cell office:value-type="float" office:value="1.31576656920974" table:formula="of:=[.D1839]+[.F1839]" table:style-name="ce1">
            <text:p>1.3157665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36_999995.pkl</text:p>
          </table:table-cell>
          <table:table-cell office:value-type="float" office:value="5801" table:style-name="ce1">
            <text:p>5801</text:p>
          </table:table-cell>
          <table:table-cell office:value-type="float" office:value="7.1760041372177197" table:style-name="ce1">
            <text:p>7.176004137</text:p>
          </table:table-cell>
          <table:table-cell office:value-type="float" office:value="0.63305322128851504" table:style-name="ce1">
            <text:p>0.633053221</text:p>
          </table:table-cell>
          <table:table-cell office:value-type="float" office:value="7.0448877805486296E-2" table:style-name="ce1">
            <text:p>0.070448878</text:p>
          </table:table-cell>
          <table:table-cell office:value-type="float" office:value="0.68271334792122496" table:style-name="ce1">
            <text:p>0.682713348</text:p>
          </table:table-cell>
          <table:table-cell office:value-type="float" office:value="7.5162611418935196E-2" table:style-name="ce1">
            <text:p>0.075162611</text:p>
          </table:table-cell>
          <table:table-cell office:value-type="float" office:value="1.31576656920974" table:formula="of:=[.D1840]+[.F1840]" table:style-name="ce1">
            <text:p>1.3157665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045_999995.pkl</text:p>
          </table:table-cell>
          <table:table-cell office:value-type="float" office:value="4510" table:style-name="ce1">
            <text:p>4510</text:p>
          </table:table-cell>
          <table:table-cell office:value-type="float" office:value="4.10044345898004" table:style-name="ce1">
            <text:p>4.100443459</text:p>
          </table:table-cell>
          <table:table-cell office:value-type="float" office:value="0.65578635014836795" table:style-name="ce1">
            <text:p>0.65578635</text:p>
          </table:table-cell>
          <table:table-cell office:value-type="float" office:value="0.14520367936925099" table:style-name="ce1">
            <text:p>0.145203679</text:p>
          </table:table-cell>
          <table:table-cell office:value-type="float" office:value="0.65995525727069304" table:style-name="ce1">
            <text:p>0.659955257</text:p>
          </table:table-cell>
          <table:table-cell office:value-type="float" office:value="0.145535273803651" table:style-name="ce1">
            <text:p>0.145535274</text:p>
          </table:table-cell>
          <table:table-cell office:value-type="float" office:value="1.3157416074190609" table:formula="of:=[.D1841]+[.F1841]" table:style-name="ce1">
            <text:p>1.3157416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045_99995.pkl</text:p>
          </table:table-cell>
          <table:table-cell office:value-type="float" office:value="4510" table:style-name="ce1">
            <text:p>4510</text:p>
          </table:table-cell>
          <table:table-cell office:value-type="float" office:value="4.10044345898004" table:style-name="ce1">
            <text:p>4.100443459</text:p>
          </table:table-cell>
          <table:table-cell office:value-type="float" office:value="0.65578635014836795" table:style-name="ce1">
            <text:p>0.65578635</text:p>
          </table:table-cell>
          <table:table-cell office:value-type="float" office:value="0.14520367936925099" table:style-name="ce1">
            <text:p>0.145203679</text:p>
          </table:table-cell>
          <table:table-cell office:value-type="float" office:value="0.65995525727069304" table:style-name="ce1">
            <text:p>0.659955257</text:p>
          </table:table-cell>
          <table:table-cell office:value-type="float" office:value="0.145535273803651" table:style-name="ce1">
            <text:p>0.145535274</text:p>
          </table:table-cell>
          <table:table-cell office:value-type="float" office:value="1.3157416074190609" table:formula="of:=[.D1842]+[.F1842]" table:style-name="ce1">
            <text:p>1.3157416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045_9999995.pkl</text:p>
          </table:table-cell>
          <table:table-cell office:value-type="float" office:value="4510" table:style-name="ce1">
            <text:p>4510</text:p>
          </table:table-cell>
          <table:table-cell office:value-type="float" office:value="4.10044345898004" table:style-name="ce1">
            <text:p>4.100443459</text:p>
          </table:table-cell>
          <table:table-cell office:value-type="float" office:value="0.65578635014836795" table:style-name="ce1">
            <text:p>0.65578635</text:p>
          </table:table-cell>
          <table:table-cell office:value-type="float" office:value="0.14520367936925099" table:style-name="ce1">
            <text:p>0.145203679</text:p>
          </table:table-cell>
          <table:table-cell office:value-type="float" office:value="0.65995525727069304" table:style-name="ce1">
            <text:p>0.659955257</text:p>
          </table:table-cell>
          <table:table-cell office:value-type="float" office:value="0.145535273803651" table:style-name="ce1">
            <text:p>0.145535274</text:p>
          </table:table-cell>
          <table:table-cell office:value-type="float" office:value="1.3157416074190609" table:formula="of:=[.D1843]+[.F1843]" table:style-name="ce1">
            <text:p>1.3157416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045_9995.pkl</text:p>
          </table:table-cell>
          <table:table-cell office:value-type="float" office:value="4510" table:style-name="ce1">
            <text:p>4510</text:p>
          </table:table-cell>
          <table:table-cell office:value-type="float" office:value="4.10044345898004" table:style-name="ce1">
            <text:p>4.100443459</text:p>
          </table:table-cell>
          <table:table-cell office:value-type="float" office:value="0.65578635014836795" table:style-name="ce1">
            <text:p>0.65578635</text:p>
          </table:table-cell>
          <table:table-cell office:value-type="float" office:value="0.14520367936925099" table:style-name="ce1">
            <text:p>0.145203679</text:p>
          </table:table-cell>
          <table:table-cell office:value-type="float" office:value="0.65995525727069304" table:style-name="ce1">
            <text:p>0.659955257</text:p>
          </table:table-cell>
          <table:table-cell office:value-type="float" office:value="0.145535273803651" table:style-name="ce1">
            <text:p>0.145535274</text:p>
          </table:table-cell>
          <table:table-cell office:value-type="float" office:value="1.3157416074190609" table:formula="of:=[.D1844]+[.F1844]" table:style-name="ce1">
            <text:p>1.3157416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18_999995.pkl</text:p>
          </table:table-cell>
          <table:table-cell office:value-type="float" office:value="4755" table:style-name="ce1">
            <text:p>4755</text:p>
          </table:table-cell>
          <table:table-cell office:value-type="float" office:value="5.9505783385909599" table:style-name="ce1">
            <text:p>5.950578339</text:p>
          </table:table-cell>
          <table:table-cell office:value-type="float" office:value="0.65797101449275397" table:style-name="ce1">
            <text:p>0.657971014</text:p>
          </table:table-cell>
          <table:table-cell office:value-type="float" office:value="9.5178197064989506E-2" table:style-name="ce1">
            <text:p>0.095178197</text:p>
          </table:table-cell>
          <table:table-cell office:value-type="float" office:value="0.65714285714285703" table:style-name="ce1">
            <text:p>0.657142857</text:p>
          </table:table-cell>
          <table:table-cell office:value-type="float" office:value="9.5071542130365699E-2" table:style-name="ce1">
            <text:p>0.095071542</text:p>
          </table:table-cell>
          <table:table-cell office:value-type="float" office:value="1.315113871635611" table:formula="of:=[.D1845]+[.F1845]" table:style-name="ce1">
            <text:p>1.3151138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18_9999995.pkl</text:p>
          </table:table-cell>
          <table:table-cell office:value-type="float" office:value="4755" table:style-name="ce1">
            <text:p>4755</text:p>
          </table:table-cell>
          <table:table-cell office:value-type="float" office:value="5.9505783385909599" table:style-name="ce1">
            <text:p>5.950578339</text:p>
          </table:table-cell>
          <table:table-cell office:value-type="float" office:value="0.65797101449275397" table:style-name="ce1">
            <text:p>0.657971014</text:p>
          </table:table-cell>
          <table:table-cell office:value-type="float" office:value="9.5178197064989506E-2" table:style-name="ce1">
            <text:p>0.095178197</text:p>
          </table:table-cell>
          <table:table-cell office:value-type="float" office:value="0.65714285714285703" table:style-name="ce1">
            <text:p>0.657142857</text:p>
          </table:table-cell>
          <table:table-cell office:value-type="float" office:value="9.5071542130365699E-2" table:style-name="ce1">
            <text:p>0.095071542</text:p>
          </table:table-cell>
          <table:table-cell office:value-type="float" office:value="1.315113871635611" table:formula="of:=[.D1846]+[.F1846]" table:style-name="ce1">
            <text:p>1.3151138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18_99995.pkl</text:p>
          </table:table-cell>
          <table:table-cell office:value-type="float" office:value="4755" table:style-name="ce1">
            <text:p>4755</text:p>
          </table:table-cell>
          <table:table-cell office:value-type="float" office:value="5.9505783385909599" table:style-name="ce1">
            <text:p>5.950578339</text:p>
          </table:table-cell>
          <table:table-cell office:value-type="float" office:value="0.65797101449275397" table:style-name="ce1">
            <text:p>0.657971014</text:p>
          </table:table-cell>
          <table:table-cell office:value-type="float" office:value="9.5178197064989506E-2" table:style-name="ce1">
            <text:p>0.095178197</text:p>
          </table:table-cell>
          <table:table-cell office:value-type="float" office:value="0.65714285714285703" table:style-name="ce1">
            <text:p>0.657142857</text:p>
          </table:table-cell>
          <table:table-cell office:value-type="float" office:value="9.5071542130365699E-2" table:style-name="ce1">
            <text:p>0.095071542</text:p>
          </table:table-cell>
          <table:table-cell office:value-type="float" office:value="1.315113871635611" table:formula="of:=[.D1847]+[.F1847]" table:style-name="ce1">
            <text:p>1.3151138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18_9995.pkl</text:p>
          </table:table-cell>
          <table:table-cell office:value-type="float" office:value="4755" table:style-name="ce1">
            <text:p>4755</text:p>
          </table:table-cell>
          <table:table-cell office:value-type="float" office:value="5.9505783385909599" table:style-name="ce1">
            <text:p>5.950578339</text:p>
          </table:table-cell>
          <table:table-cell office:value-type="float" office:value="0.65797101449275397" table:style-name="ce1">
            <text:p>0.657971014</text:p>
          </table:table-cell>
          <table:table-cell office:value-type="float" office:value="9.5178197064989506E-2" table:style-name="ce1">
            <text:p>0.095178197</text:p>
          </table:table-cell>
          <table:table-cell office:value-type="float" office:value="0.65714285714285703" table:style-name="ce1">
            <text:p>0.657142857</text:p>
          </table:table-cell>
          <table:table-cell office:value-type="float" office:value="9.5071542130365699E-2" table:style-name="ce1">
            <text:p>0.095071542</text:p>
          </table:table-cell>
          <table:table-cell office:value-type="float" office:value="1.315113871635611" table:formula="of:=[.D1848]+[.F1848]" table:style-name="ce1">
            <text:p>1.3151138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09_9995.pkl</text:p>
          </table:table-cell>
          <table:table-cell office:value-type="float" office:value="7738" table:style-name="ce1">
            <text:p>7738</text:p>
          </table:table-cell>
          <table:table-cell office:value-type="float" office:value="3.6271646420263601" table:style-name="ce1">
            <text:p>3.627164642</text:p>
          </table:table-cell>
          <table:table-cell office:value-type="float" office:value="0.66216216216216195" table:style-name="ce1">
            <text:p>0.662162162</text:p>
          </table:table-cell>
          <table:table-cell office:value-type="float" office:value="0.13928368391131299" table:style-name="ce1">
            <text:p>0.139283684</text:p>
          </table:table-cell>
          <table:table-cell office:value-type="float" office:value="0.65274725274725298" table:style-name="ce1">
            <text:p>0.652747253</text:p>
          </table:table-cell>
          <table:table-cell office:value-type="float" office:value="0.130721830985916" table:style-name="ce1">
            <text:p>0.130721831</text:p>
          </table:table-cell>
          <table:table-cell office:value-type="float" office:value="1.3149094149094149" table:formula="of:=[.D1849]+[.F1849]" table:style-name="ce1">
            <text:p>1.3149094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09_999995.pkl</text:p>
          </table:table-cell>
          <table:table-cell office:value-type="float" office:value="7738" table:style-name="ce1">
            <text:p>7738</text:p>
          </table:table-cell>
          <table:table-cell office:value-type="float" office:value="3.6271646420263601" table:style-name="ce1">
            <text:p>3.627164642</text:p>
          </table:table-cell>
          <table:table-cell office:value-type="float" office:value="0.66216216216216195" table:style-name="ce1">
            <text:p>0.662162162</text:p>
          </table:table-cell>
          <table:table-cell office:value-type="float" office:value="0.13928368391131299" table:style-name="ce1">
            <text:p>0.139283684</text:p>
          </table:table-cell>
          <table:table-cell office:value-type="float" office:value="0.65274725274725298" table:style-name="ce1">
            <text:p>0.652747253</text:p>
          </table:table-cell>
          <table:table-cell office:value-type="float" office:value="0.130721830985916" table:style-name="ce1">
            <text:p>0.130721831</text:p>
          </table:table-cell>
          <table:table-cell office:value-type="float" office:value="1.3149094149094149" table:formula="of:=[.D1850]+[.F1850]" table:style-name="ce1">
            <text:p>1.3149094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09_99995.pkl</text:p>
          </table:table-cell>
          <table:table-cell office:value-type="float" office:value="7738" table:style-name="ce1">
            <text:p>7738</text:p>
          </table:table-cell>
          <table:table-cell office:value-type="float" office:value="3.6271646420263601" table:style-name="ce1">
            <text:p>3.627164642</text:p>
          </table:table-cell>
          <table:table-cell office:value-type="float" office:value="0.66216216216216195" table:style-name="ce1">
            <text:p>0.662162162</text:p>
          </table:table-cell>
          <table:table-cell office:value-type="float" office:value="0.13928368391131299" table:style-name="ce1">
            <text:p>0.139283684</text:p>
          </table:table-cell>
          <table:table-cell office:value-type="float" office:value="0.65274725274725298" table:style-name="ce1">
            <text:p>0.652747253</text:p>
          </table:table-cell>
          <table:table-cell office:value-type="float" office:value="0.130721830985916" table:style-name="ce1">
            <text:p>0.130721831</text:p>
          </table:table-cell>
          <table:table-cell office:value-type="float" office:value="1.3149094149094149" table:formula="of:=[.D1851]+[.F1851]" table:style-name="ce1">
            <text:p>1.3149094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2_09_9999995.pkl</text:p>
          </table:table-cell>
          <table:table-cell office:value-type="float" office:value="7738" table:style-name="ce1">
            <text:p>7738</text:p>
          </table:table-cell>
          <table:table-cell office:value-type="float" office:value="3.6271646420263601" table:style-name="ce1">
            <text:p>3.627164642</text:p>
          </table:table-cell>
          <table:table-cell office:value-type="float" office:value="0.66216216216216195" table:style-name="ce1">
            <text:p>0.662162162</text:p>
          </table:table-cell>
          <table:table-cell office:value-type="float" office:value="0.13928368391131299" table:style-name="ce1">
            <text:p>0.139283684</text:p>
          </table:table-cell>
          <table:table-cell office:value-type="float" office:value="0.65274725274725298" table:style-name="ce1">
            <text:p>0.652747253</text:p>
          </table:table-cell>
          <table:table-cell office:value-type="float" office:value="0.130721830985916" table:style-name="ce1">
            <text:p>0.130721831</text:p>
          </table:table-cell>
          <table:table-cell office:value-type="float" office:value="1.3149094149094149" table:formula="of:=[.D1852]+[.F1852]" table:style-name="ce1">
            <text:p>1.3149094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36_9995.pkl</text:p>
          </table:table-cell>
          <table:table-cell office:value-type="float" office:value="5235" table:style-name="ce1">
            <text:p>5235</text:p>
          </table:table-cell>
          <table:table-cell office:value-type="float" office:value="5.1411652340019103" table:style-name="ce1">
            <text:p>5.141165234</text:p>
          </table:table-cell>
          <table:table-cell office:value-type="float" office:value="0.64161849710982599" table:style-name="ce1">
            <text:p>0.641618497</text:p>
          </table:table-cell>
          <table:table-cell office:value-type="float" office:value="0.10368986454927601" table:style-name="ce1">
            <text:p>0.103689865</text:p>
          </table:table-cell>
          <table:table-cell office:value-type="float" office:value="0.67324561403508798" table:style-name="ce1">
            <text:p>0.673245614</text:p>
          </table:table-cell>
          <table:table-cell office:value-type="float" office:value="0.108981185658502" table:style-name="ce1">
            <text:p>0.108981186</text:p>
          </table:table-cell>
          <table:table-cell office:value-type="float" office:value="1.314864111144914" table:formula="of:=[.D1853]+[.F1853]" table:style-name="ce1">
            <text:p>1.3148641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36_999995.pkl</text:p>
          </table:table-cell>
          <table:table-cell office:value-type="float" office:value="5235" table:style-name="ce1">
            <text:p>5235</text:p>
          </table:table-cell>
          <table:table-cell office:value-type="float" office:value="5.1411652340019103" table:style-name="ce1">
            <text:p>5.141165234</text:p>
          </table:table-cell>
          <table:table-cell office:value-type="float" office:value="0.64161849710982599" table:style-name="ce1">
            <text:p>0.641618497</text:p>
          </table:table-cell>
          <table:table-cell office:value-type="float" office:value="0.10368986454927601" table:style-name="ce1">
            <text:p>0.103689865</text:p>
          </table:table-cell>
          <table:table-cell office:value-type="float" office:value="0.67324561403508798" table:style-name="ce1">
            <text:p>0.673245614</text:p>
          </table:table-cell>
          <table:table-cell office:value-type="float" office:value="0.108981185658502" table:style-name="ce1">
            <text:p>0.108981186</text:p>
          </table:table-cell>
          <table:table-cell office:value-type="float" office:value="1.314864111144914" table:formula="of:=[.D1854]+[.F1854]" table:style-name="ce1">
            <text:p>1.3148641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36_9999995.pkl</text:p>
          </table:table-cell>
          <table:table-cell office:value-type="float" office:value="5235" table:style-name="ce1">
            <text:p>5235</text:p>
          </table:table-cell>
          <table:table-cell office:value-type="float" office:value="5.1411652340019103" table:style-name="ce1">
            <text:p>5.141165234</text:p>
          </table:table-cell>
          <table:table-cell office:value-type="float" office:value="0.64161849710982599" table:style-name="ce1">
            <text:p>0.641618497</text:p>
          </table:table-cell>
          <table:table-cell office:value-type="float" office:value="0.10368986454927601" table:style-name="ce1">
            <text:p>0.103689865</text:p>
          </table:table-cell>
          <table:table-cell office:value-type="float" office:value="0.67324561403508798" table:style-name="ce1">
            <text:p>0.673245614</text:p>
          </table:table-cell>
          <table:table-cell office:value-type="float" office:value="0.108981185658502" table:style-name="ce1">
            <text:p>0.108981186</text:p>
          </table:table-cell>
          <table:table-cell office:value-type="float" office:value="1.314864111144914" table:formula="of:=[.D1855]+[.F1855]" table:style-name="ce1">
            <text:p>1.3148641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36_99995.pkl</text:p>
          </table:table-cell>
          <table:table-cell office:value-type="float" office:value="5235" table:style-name="ce1">
            <text:p>5235</text:p>
          </table:table-cell>
          <table:table-cell office:value-type="float" office:value="5.1411652340019103" table:style-name="ce1">
            <text:p>5.141165234</text:p>
          </table:table-cell>
          <table:table-cell office:value-type="float" office:value="0.64161849710982599" table:style-name="ce1">
            <text:p>0.641618497</text:p>
          </table:table-cell>
          <table:table-cell office:value-type="float" office:value="0.10368986454927601" table:style-name="ce1">
            <text:p>0.103689865</text:p>
          </table:table-cell>
          <table:table-cell office:value-type="float" office:value="0.67324561403508798" table:style-name="ce1">
            <text:p>0.673245614</text:p>
          </table:table-cell>
          <table:table-cell office:value-type="float" office:value="0.108981185658502" table:style-name="ce1">
            <text:p>0.108981186</text:p>
          </table:table-cell>
          <table:table-cell office:value-type="float" office:value="1.314864111144914" table:formula="of:=[.D1856]+[.F1856]" table:style-name="ce1">
            <text:p>1.3148641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36_9995.pkl</text:p>
          </table:table-cell>
          <table:table-cell office:value-type="float" office:value="5487" table:style-name="ce1">
            <text:p>5487</text:p>
          </table:table-cell>
          <table:table-cell office:value-type="float" office:value="4.6559139784946204" table:style-name="ce1">
            <text:p>4.655913978</text:p>
          </table:table-cell>
          <table:table-cell office:value-type="float" office:value="0.64971751412429402" table:style-name="ce1">
            <text:p>0.649717514</text:p>
          </table:table-cell>
          <table:table-cell office:value-type="float" office:value="0.122340425531915" table:style-name="ce1">
            <text:p>0.122340426</text:p>
          </table:table-cell>
          <table:table-cell office:value-type="float" office:value="0.66445916114790304" table:style-name="ce1">
            <text:p>0.664459161</text:p>
          </table:table-cell>
          <table:table-cell office:value-type="float" office:value="0.120063821300359" table:style-name="ce1">
            <text:p>0.120063821</text:p>
          </table:table-cell>
          <table:table-cell office:value-type="float" office:value="1.3141766752721971" table:formula="of:=[.D1857]+[.F1857]" table:style-name="ce1">
            <text:p>1.3141766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36_99995.pkl</text:p>
          </table:table-cell>
          <table:table-cell office:value-type="float" office:value="5487" table:style-name="ce1">
            <text:p>5487</text:p>
          </table:table-cell>
          <table:table-cell office:value-type="float" office:value="4.6559139784946204" table:style-name="ce1">
            <text:p>4.655913978</text:p>
          </table:table-cell>
          <table:table-cell office:value-type="float" office:value="0.64971751412429402" table:style-name="ce1">
            <text:p>0.649717514</text:p>
          </table:table-cell>
          <table:table-cell office:value-type="float" office:value="0.122340425531915" table:style-name="ce1">
            <text:p>0.122340426</text:p>
          </table:table-cell>
          <table:table-cell office:value-type="float" office:value="0.66445916114790304" table:style-name="ce1">
            <text:p>0.664459161</text:p>
          </table:table-cell>
          <table:table-cell office:value-type="float" office:value="0.120063821300359" table:style-name="ce1">
            <text:p>0.120063821</text:p>
          </table:table-cell>
          <table:table-cell office:value-type="float" office:value="1.3141766752721971" table:formula="of:=[.D1858]+[.F1858]" table:style-name="ce1">
            <text:p>1.3141766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36_9999995.pkl</text:p>
          </table:table-cell>
          <table:table-cell office:value-type="float" office:value="5487" table:style-name="ce1">
            <text:p>5487</text:p>
          </table:table-cell>
          <table:table-cell office:value-type="float" office:value="4.6559139784946204" table:style-name="ce1">
            <text:p>4.655913978</text:p>
          </table:table-cell>
          <table:table-cell office:value-type="float" office:value="0.64971751412429402" table:style-name="ce1">
            <text:p>0.649717514</text:p>
          </table:table-cell>
          <table:table-cell office:value-type="float" office:value="0.122340425531915" table:style-name="ce1">
            <text:p>0.122340426</text:p>
          </table:table-cell>
          <table:table-cell office:value-type="float" office:value="0.66445916114790304" table:style-name="ce1">
            <text:p>0.664459161</text:p>
          </table:table-cell>
          <table:table-cell office:value-type="float" office:value="0.120063821300359" table:style-name="ce1">
            <text:p>0.120063821</text:p>
          </table:table-cell>
          <table:table-cell office:value-type="float" office:value="1.3141766752721971" table:formula="of:=[.D1859]+[.F1859]" table:style-name="ce1">
            <text:p>1.3141766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36_999995.pkl</text:p>
          </table:table-cell>
          <table:table-cell office:value-type="float" office:value="5487" table:style-name="ce1">
            <text:p>5487</text:p>
          </table:table-cell>
          <table:table-cell office:value-type="float" office:value="4.6559139784946204" table:style-name="ce1">
            <text:p>4.655913978</text:p>
          </table:table-cell>
          <table:table-cell office:value-type="float" office:value="0.64971751412429402" table:style-name="ce1">
            <text:p>0.649717514</text:p>
          </table:table-cell>
          <table:table-cell office:value-type="float" office:value="0.122340425531915" table:style-name="ce1">
            <text:p>0.122340426</text:p>
          </table:table-cell>
          <table:table-cell office:value-type="float" office:value="0.66445916114790304" table:style-name="ce1">
            <text:p>0.664459161</text:p>
          </table:table-cell>
          <table:table-cell office:value-type="float" office:value="0.120063821300359" table:style-name="ce1">
            <text:p>0.120063821</text:p>
          </table:table-cell>
          <table:table-cell office:value-type="float" office:value="1.3141766752721971" table:formula="of:=[.D1860]+[.F1860]" table:style-name="ce1">
            <text:p>1.3141766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36_99995.pkl</text:p>
          </table:table-cell>
          <table:table-cell office:value-type="float" office:value="5845" table:style-name="ce1">
            <text:p>5845</text:p>
          </table:table-cell>
          <table:table-cell office:value-type="float" office:value="4.9430282292557699" table:style-name="ce1">
            <text:p>4.943028229</text:p>
          </table:table-cell>
          <table:table-cell office:value-type="float" office:value="0.65070422535211303" table:style-name="ce1">
            <text:p>0.650704225</text:p>
          </table:table-cell>
          <table:table-cell office:value-type="float" office:value="0.10916824196597399" table:style-name="ce1">
            <text:p>0.109168242</text:p>
          </table:table-cell>
          <table:table-cell office:value-type="float" office:value="0.66299559471365599" table:style-name="ce1">
            <text:p>0.662995595</text:p>
          </table:table-cell>
          <table:table-cell office:value-type="float" office:value="0.109534206695779" table:style-name="ce1">
            <text:p>0.109534207</text:p>
          </table:table-cell>
          <table:table-cell office:value-type="float" office:value="1.313699820065769" table:formula="of:=[.D1861]+[.F1861]" table:style-name="ce1">
            <text:p>1.313699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36_9999995.pkl</text:p>
          </table:table-cell>
          <table:table-cell office:value-type="float" office:value="5845" table:style-name="ce1">
            <text:p>5845</text:p>
          </table:table-cell>
          <table:table-cell office:value-type="float" office:value="4.9430282292557699" table:style-name="ce1">
            <text:p>4.943028229</text:p>
          </table:table-cell>
          <table:table-cell office:value-type="float" office:value="0.65070422535211303" table:style-name="ce1">
            <text:p>0.650704225</text:p>
          </table:table-cell>
          <table:table-cell office:value-type="float" office:value="0.10916824196597399" table:style-name="ce1">
            <text:p>0.109168242</text:p>
          </table:table-cell>
          <table:table-cell office:value-type="float" office:value="0.66299559471365599" table:style-name="ce1">
            <text:p>0.662995595</text:p>
          </table:table-cell>
          <table:table-cell office:value-type="float" office:value="0.109534206695779" table:style-name="ce1">
            <text:p>0.109534207</text:p>
          </table:table-cell>
          <table:table-cell office:value-type="float" office:value="1.313699820065769" table:formula="of:=[.D1862]+[.F1862]" table:style-name="ce1">
            <text:p>1.313699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36_9995.pkl</text:p>
          </table:table-cell>
          <table:table-cell office:value-type="float" office:value="5845" table:style-name="ce1">
            <text:p>5845</text:p>
          </table:table-cell>
          <table:table-cell office:value-type="float" office:value="4.9430282292557699" table:style-name="ce1">
            <text:p>4.943028229</text:p>
          </table:table-cell>
          <table:table-cell office:value-type="float" office:value="0.65070422535211303" table:style-name="ce1">
            <text:p>0.650704225</text:p>
          </table:table-cell>
          <table:table-cell office:value-type="float" office:value="0.10916824196597399" table:style-name="ce1">
            <text:p>0.109168242</text:p>
          </table:table-cell>
          <table:table-cell office:value-type="float" office:value="0.66299559471365599" table:style-name="ce1">
            <text:p>0.662995595</text:p>
          </table:table-cell>
          <table:table-cell office:value-type="float" office:value="0.109534206695779" table:style-name="ce1">
            <text:p>0.109534207</text:p>
          </table:table-cell>
          <table:table-cell office:value-type="float" office:value="1.313699820065769" table:formula="of:=[.D1863]+[.F1863]" table:style-name="ce1">
            <text:p>1.313699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36_999995.pkl</text:p>
          </table:table-cell>
          <table:table-cell office:value-type="float" office:value="5845" table:style-name="ce1">
            <text:p>5845</text:p>
          </table:table-cell>
          <table:table-cell office:value-type="float" office:value="4.9430282292557699" table:style-name="ce1">
            <text:p>4.943028229</text:p>
          </table:table-cell>
          <table:table-cell office:value-type="float" office:value="0.65070422535211303" table:style-name="ce1">
            <text:p>0.650704225</text:p>
          </table:table-cell>
          <table:table-cell office:value-type="float" office:value="0.10916824196597399" table:style-name="ce1">
            <text:p>0.109168242</text:p>
          </table:table-cell>
          <table:table-cell office:value-type="float" office:value="0.66299559471365599" table:style-name="ce1">
            <text:p>0.662995595</text:p>
          </table:table-cell>
          <table:table-cell office:value-type="float" office:value="0.109534206695779" table:style-name="ce1">
            <text:p>0.109534207</text:p>
          </table:table-cell>
          <table:table-cell office:value-type="float" office:value="1.313699820065769" table:formula="of:=[.D1864]+[.F1864]" table:style-name="ce1">
            <text:p>1.313699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09_999995.pkl</text:p>
          </table:table-cell>
          <table:table-cell office:value-type="float" office:value="6756" table:style-name="ce1">
            <text:p>6756</text:p>
          </table:table-cell>
          <table:table-cell office:value-type="float" office:value="4.5756364712847803" table:style-name="ce1">
            <text:p>4.575636471</text:p>
          </table:table-cell>
          <table:table-cell office:value-type="float" office:value="0.653950953678474" table:style-name="ce1">
            <text:p>0.653950954</text:p>
          </table:table-cell>
          <table:table-cell office:value-type="float" office:value="0.116788321167883" table:style-name="ce1">
            <text:p>0.116788321</text:p>
          </table:table-cell>
          <table:table-cell office:value-type="float" office:value="0.65938864628821003" table:style-name="ce1">
            <text:p>0.659388646</text:p>
          </table:table-cell>
          <table:table-cell office:value-type="float" office:value="0.11277072442121" table:style-name="ce1">
            <text:p>0.112770724</text:p>
          </table:table-cell>
          <table:table-cell office:value-type="float" office:value="1.3133395999666839" table:formula="of:=[.D1865]+[.F1865]" table:style-name="ce1">
            <text:p>1.31333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09_99995.pkl</text:p>
          </table:table-cell>
          <table:table-cell office:value-type="float" office:value="6756" table:style-name="ce1">
            <text:p>6756</text:p>
          </table:table-cell>
          <table:table-cell office:value-type="float" office:value="4.5756364712847803" table:style-name="ce1">
            <text:p>4.575636471</text:p>
          </table:table-cell>
          <table:table-cell office:value-type="float" office:value="0.653950953678474" table:style-name="ce1">
            <text:p>0.653950954</text:p>
          </table:table-cell>
          <table:table-cell office:value-type="float" office:value="0.116788321167883" table:style-name="ce1">
            <text:p>0.116788321</text:p>
          </table:table-cell>
          <table:table-cell office:value-type="float" office:value="0.65938864628821003" table:style-name="ce1">
            <text:p>0.659388646</text:p>
          </table:table-cell>
          <table:table-cell office:value-type="float" office:value="0.11277072442121" table:style-name="ce1">
            <text:p>0.112770724</text:p>
          </table:table-cell>
          <table:table-cell office:value-type="float" office:value="1.3133395999666839" table:formula="of:=[.D1866]+[.F1866]" table:style-name="ce1">
            <text:p>1.31333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09_9995.pkl</text:p>
          </table:table-cell>
          <table:table-cell office:value-type="float" office:value="6756" table:style-name="ce1">
            <text:p>6756</text:p>
          </table:table-cell>
          <table:table-cell office:value-type="float" office:value="4.5756364712847803" table:style-name="ce1">
            <text:p>4.575636471</text:p>
          </table:table-cell>
          <table:table-cell office:value-type="float" office:value="0.653950953678474" table:style-name="ce1">
            <text:p>0.653950954</text:p>
          </table:table-cell>
          <table:table-cell office:value-type="float" office:value="0.116788321167883" table:style-name="ce1">
            <text:p>0.116788321</text:p>
          </table:table-cell>
          <table:table-cell office:value-type="float" office:value="0.65938864628821003" table:style-name="ce1">
            <text:p>0.659388646</text:p>
          </table:table-cell>
          <table:table-cell office:value-type="float" office:value="0.11277072442121" table:style-name="ce1">
            <text:p>0.112770724</text:p>
          </table:table-cell>
          <table:table-cell office:value-type="float" office:value="1.3133395999666839" table:formula="of:=[.D1867]+[.F1867]" table:style-name="ce1">
            <text:p>1.31333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09_9999995.pkl</text:p>
          </table:table-cell>
          <table:table-cell office:value-type="float" office:value="6756" table:style-name="ce1">
            <text:p>6756</text:p>
          </table:table-cell>
          <table:table-cell office:value-type="float" office:value="4.5756364712847803" table:style-name="ce1">
            <text:p>4.575636471</text:p>
          </table:table-cell>
          <table:table-cell office:value-type="float" office:value="0.653950953678474" table:style-name="ce1">
            <text:p>0.653950954</text:p>
          </table:table-cell>
          <table:table-cell office:value-type="float" office:value="0.116788321167883" table:style-name="ce1">
            <text:p>0.116788321</text:p>
          </table:table-cell>
          <table:table-cell office:value-type="float" office:value="0.65938864628821003" table:style-name="ce1">
            <text:p>0.659388646</text:p>
          </table:table-cell>
          <table:table-cell office:value-type="float" office:value="0.11277072442121" table:style-name="ce1">
            <text:p>0.112770724</text:p>
          </table:table-cell>
          <table:table-cell office:value-type="float" office:value="1.3133395999666839" table:formula="of:=[.D1868]+[.F1868]" table:style-name="ce1">
            <text:p>1.31333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36_9995.pkl</text:p>
          </table:table-cell>
          <table:table-cell office:value-type="float" office:value="5435" table:style-name="ce1">
            <text:p>5435</text:p>
          </table:table-cell>
          <table:table-cell office:value-type="float" office:value="5.7952161913523499" table:style-name="ce1">
            <text:p>5.795216191</text:p>
          </table:table-cell>
          <table:table-cell office:value-type="float" office:value="0.64080459770114895" table:style-name="ce1">
            <text:p>0.640804598</text:p>
          </table:table-cell>
          <table:table-cell office:value-type="float" office:value="9.5014912654452499E-2" table:style-name="ce1">
            <text:p>0.095014913</text:p>
          </table:table-cell>
          <table:table-cell office:value-type="float" office:value="0.67105263157894701" table:style-name="ce1">
            <text:p>0.671052632</text:p>
          </table:table-cell>
          <table:table-cell office:value-type="float" office:value="0.100492610837438" table:style-name="ce1">
            <text:p>0.100492611</text:p>
          </table:table-cell>
          <table:table-cell office:value-type="float" office:value="1.3118572292800961" table:formula="of:=[.D1869]+[.F1869]" table:style-name="ce1">
            <text:p>1.3118572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36_999995.pkl</text:p>
          </table:table-cell>
          <table:table-cell office:value-type="float" office:value="5435" table:style-name="ce1">
            <text:p>5435</text:p>
          </table:table-cell>
          <table:table-cell office:value-type="float" office:value="5.7952161913523499" table:style-name="ce1">
            <text:p>5.795216191</text:p>
          </table:table-cell>
          <table:table-cell office:value-type="float" office:value="0.64080459770114895" table:style-name="ce1">
            <text:p>0.640804598</text:p>
          </table:table-cell>
          <table:table-cell office:value-type="float" office:value="9.5014912654452499E-2" table:style-name="ce1">
            <text:p>0.095014913</text:p>
          </table:table-cell>
          <table:table-cell office:value-type="float" office:value="0.67105263157894701" table:style-name="ce1">
            <text:p>0.671052632</text:p>
          </table:table-cell>
          <table:table-cell office:value-type="float" office:value="0.100492610837438" table:style-name="ce1">
            <text:p>0.100492611</text:p>
          </table:table-cell>
          <table:table-cell office:value-type="float" office:value="1.3118572292800961" table:formula="of:=[.D1870]+[.F1870]" table:style-name="ce1">
            <text:p>1.3118572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36_9999995.pkl</text:p>
          </table:table-cell>
          <table:table-cell office:value-type="float" office:value="5435" table:style-name="ce1">
            <text:p>5435</text:p>
          </table:table-cell>
          <table:table-cell office:value-type="float" office:value="5.7952161913523499" table:style-name="ce1">
            <text:p>5.795216191</text:p>
          </table:table-cell>
          <table:table-cell office:value-type="float" office:value="0.64080459770114895" table:style-name="ce1">
            <text:p>0.640804598</text:p>
          </table:table-cell>
          <table:table-cell office:value-type="float" office:value="9.5014912654452499E-2" table:style-name="ce1">
            <text:p>0.095014913</text:p>
          </table:table-cell>
          <table:table-cell office:value-type="float" office:value="0.67105263157894701" table:style-name="ce1">
            <text:p>0.671052632</text:p>
          </table:table-cell>
          <table:table-cell office:value-type="float" office:value="0.100492610837438" table:style-name="ce1">
            <text:p>0.100492611</text:p>
          </table:table-cell>
          <table:table-cell office:value-type="float" office:value="1.3118572292800961" table:formula="of:=[.D1871]+[.F1871]" table:style-name="ce1">
            <text:p>1.3118572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36_99995.pkl</text:p>
          </table:table-cell>
          <table:table-cell office:value-type="float" office:value="5435" table:style-name="ce1">
            <text:p>5435</text:p>
          </table:table-cell>
          <table:table-cell office:value-type="float" office:value="5.7952161913523499" table:style-name="ce1">
            <text:p>5.795216191</text:p>
          </table:table-cell>
          <table:table-cell office:value-type="float" office:value="0.64080459770114895" table:style-name="ce1">
            <text:p>0.640804598</text:p>
          </table:table-cell>
          <table:table-cell office:value-type="float" office:value="9.5014912654452499E-2" table:style-name="ce1">
            <text:p>0.095014913</text:p>
          </table:table-cell>
          <table:table-cell office:value-type="float" office:value="0.67105263157894701" table:style-name="ce1">
            <text:p>0.671052632</text:p>
          </table:table-cell>
          <table:table-cell office:value-type="float" office:value="0.100492610837438" table:style-name="ce1">
            <text:p>0.100492611</text:p>
          </table:table-cell>
          <table:table-cell office:value-type="float" office:value="1.3118572292800961" table:formula="of:=[.D1872]+[.F1872]" table:style-name="ce1">
            <text:p>1.3118572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36_999995.pkl</text:p>
          </table:table-cell>
          <table:table-cell office:value-type="float" office:value="6709" table:style-name="ce1">
            <text:p>6709</text:p>
          </table:table-cell>
          <table:table-cell office:value-type="float" office:value="4.2201520345804102" table:style-name="ce1">
            <text:p>4.220152035</text:p>
          </table:table-cell>
          <table:table-cell office:value-type="float" office:value="0.64130434782608703" table:style-name="ce1">
            <text:p>0.641304348</text:p>
          </table:table-cell>
          <table:table-cell office:value-type="float" office:value="0.120346761856196" table:style-name="ce1">
            <text:p>0.120346762</text:p>
          </table:table-cell>
          <table:table-cell office:value-type="float" office:value="0.67030567685589504" table:style-name="ce1">
            <text:p>0.670305677</text:p>
          </table:table-cell>
          <table:table-cell office:value-type="float" office:value="0.119223300970874" table:style-name="ce1">
            <text:p>0.119223301</text:p>
          </table:table-cell>
          <table:table-cell office:value-type="float" office:value="1.3116100246819822" table:formula="of:=[.D1873]+[.F1873]" table:style-name="ce1">
            <text:p>1.3116100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36_99995.pkl</text:p>
          </table:table-cell>
          <table:table-cell office:value-type="float" office:value="6709" table:style-name="ce1">
            <text:p>6709</text:p>
          </table:table-cell>
          <table:table-cell office:value-type="float" office:value="4.2201520345804102" table:style-name="ce1">
            <text:p>4.220152035</text:p>
          </table:table-cell>
          <table:table-cell office:value-type="float" office:value="0.64130434782608703" table:style-name="ce1">
            <text:p>0.641304348</text:p>
          </table:table-cell>
          <table:table-cell office:value-type="float" office:value="0.120346761856196" table:style-name="ce1">
            <text:p>0.120346762</text:p>
          </table:table-cell>
          <table:table-cell office:value-type="float" office:value="0.67030567685589504" table:style-name="ce1">
            <text:p>0.670305677</text:p>
          </table:table-cell>
          <table:table-cell office:value-type="float" office:value="0.119223300970874" table:style-name="ce1">
            <text:p>0.119223301</text:p>
          </table:table-cell>
          <table:table-cell office:value-type="float" office:value="1.3116100246819822" table:formula="of:=[.D1874]+[.F1874]" table:style-name="ce1">
            <text:p>1.3116100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36_9995.pkl</text:p>
          </table:table-cell>
          <table:table-cell office:value-type="float" office:value="6709" table:style-name="ce1">
            <text:p>6709</text:p>
          </table:table-cell>
          <table:table-cell office:value-type="float" office:value="4.2201520345804102" table:style-name="ce1">
            <text:p>4.220152035</text:p>
          </table:table-cell>
          <table:table-cell office:value-type="float" office:value="0.64130434782608703" table:style-name="ce1">
            <text:p>0.641304348</text:p>
          </table:table-cell>
          <table:table-cell office:value-type="float" office:value="0.120346761856196" table:style-name="ce1">
            <text:p>0.120346762</text:p>
          </table:table-cell>
          <table:table-cell office:value-type="float" office:value="0.67030567685589504" table:style-name="ce1">
            <text:p>0.670305677</text:p>
          </table:table-cell>
          <table:table-cell office:value-type="float" office:value="0.119223300970874" table:style-name="ce1">
            <text:p>0.119223301</text:p>
          </table:table-cell>
          <table:table-cell office:value-type="float" office:value="1.3116100246819822" table:formula="of:=[.D1875]+[.F1875]" table:style-name="ce1">
            <text:p>1.3116100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36_9999995.pkl</text:p>
          </table:table-cell>
          <table:table-cell office:value-type="float" office:value="6709" table:style-name="ce1">
            <text:p>6709</text:p>
          </table:table-cell>
          <table:table-cell office:value-type="float" office:value="4.2201520345804102" table:style-name="ce1">
            <text:p>4.220152035</text:p>
          </table:table-cell>
          <table:table-cell office:value-type="float" office:value="0.64130434782608703" table:style-name="ce1">
            <text:p>0.641304348</text:p>
          </table:table-cell>
          <table:table-cell office:value-type="float" office:value="0.120346761856196" table:style-name="ce1">
            <text:p>0.120346762</text:p>
          </table:table-cell>
          <table:table-cell office:value-type="float" office:value="0.67030567685589504" table:style-name="ce1">
            <text:p>0.670305677</text:p>
          </table:table-cell>
          <table:table-cell office:value-type="float" office:value="0.119223300970874" table:style-name="ce1">
            <text:p>0.119223301</text:p>
          </table:table-cell>
          <table:table-cell office:value-type="float" office:value="1.3116100246819822" table:formula="of:=[.D1876]+[.F1876]" table:style-name="ce1">
            <text:p>1.3116100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045_99995.pkl</text:p>
          </table:table-cell>
          <table:table-cell office:value-type="float" office:value="5921" table:style-name="ce1">
            <text:p>5921</text:p>
          </table:table-cell>
          <table:table-cell office:value-type="float" office:value="6.1131565613916603" table:style-name="ce1">
            <text:p>6.113156561</text:p>
          </table:table-cell>
          <table:table-cell office:value-type="float" office:value="0.65738161559888597" table:style-name="ce1">
            <text:p>0.657381616</text:p>
          </table:table-cell>
          <table:table-cell office:value-type="float" office:value="9.1650485436893206E-2" table:style-name="ce1">
            <text:p>0.091650485</text:p>
          </table:table-cell>
          <table:table-cell office:value-type="float" office:value="0.65283842794759805" table:style-name="ce1">
            <text:p>0.652838428</text:p>
          </table:table-cell>
          <table:table-cell office:value-type="float" office:value="9.1774094536525505E-2" table:style-name="ce1">
            <text:p>0.091774095</text:p>
          </table:table-cell>
          <table:table-cell office:value-type="float" office:value="1.3102200435464839" table:formula="of:=[.D1877]+[.F1877]" table:style-name="ce1">
            <text:p>1.3102200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045_9999995.pkl</text:p>
          </table:table-cell>
          <table:table-cell office:value-type="float" office:value="5921" table:style-name="ce1">
            <text:p>5921</text:p>
          </table:table-cell>
          <table:table-cell office:value-type="float" office:value="6.1131565613916603" table:style-name="ce1">
            <text:p>6.113156561</text:p>
          </table:table-cell>
          <table:table-cell office:value-type="float" office:value="0.65738161559888597" table:style-name="ce1">
            <text:p>0.657381616</text:p>
          </table:table-cell>
          <table:table-cell office:value-type="float" office:value="9.1650485436893206E-2" table:style-name="ce1">
            <text:p>0.091650485</text:p>
          </table:table-cell>
          <table:table-cell office:value-type="float" office:value="0.65283842794759805" table:style-name="ce1">
            <text:p>0.652838428</text:p>
          </table:table-cell>
          <table:table-cell office:value-type="float" office:value="9.1774094536525505E-2" table:style-name="ce1">
            <text:p>0.091774095</text:p>
          </table:table-cell>
          <table:table-cell office:value-type="float" office:value="1.3102200435464839" table:formula="of:=[.D1878]+[.F1878]" table:style-name="ce1">
            <text:p>1.3102200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045_999995.pkl</text:p>
          </table:table-cell>
          <table:table-cell office:value-type="float" office:value="5921" table:style-name="ce1">
            <text:p>5921</text:p>
          </table:table-cell>
          <table:table-cell office:value-type="float" office:value="6.1131565613916603" table:style-name="ce1">
            <text:p>6.113156561</text:p>
          </table:table-cell>
          <table:table-cell office:value-type="float" office:value="0.65738161559888597" table:style-name="ce1">
            <text:p>0.657381616</text:p>
          </table:table-cell>
          <table:table-cell office:value-type="float" office:value="9.1650485436893206E-2" table:style-name="ce1">
            <text:p>0.091650485</text:p>
          </table:table-cell>
          <table:table-cell office:value-type="float" office:value="0.65283842794759805" table:style-name="ce1">
            <text:p>0.652838428</text:p>
          </table:table-cell>
          <table:table-cell office:value-type="float" office:value="9.1774094536525505E-2" table:style-name="ce1">
            <text:p>0.091774095</text:p>
          </table:table-cell>
          <table:table-cell office:value-type="float" office:value="1.3102200435464839" table:formula="of:=[.D1879]+[.F1879]" table:style-name="ce1">
            <text:p>1.3102200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4_045_9995.pkl</text:p>
          </table:table-cell>
          <table:table-cell office:value-type="float" office:value="5921" table:style-name="ce1">
            <text:p>5921</text:p>
          </table:table-cell>
          <table:table-cell office:value-type="float" office:value="6.1131565613916603" table:style-name="ce1">
            <text:p>6.113156561</text:p>
          </table:table-cell>
          <table:table-cell office:value-type="float" office:value="0.65738161559888597" table:style-name="ce1">
            <text:p>0.657381616</text:p>
          </table:table-cell>
          <table:table-cell office:value-type="float" office:value="9.1650485436893206E-2" table:style-name="ce1">
            <text:p>0.091650485</text:p>
          </table:table-cell>
          <table:table-cell office:value-type="float" office:value="0.65283842794759805" table:style-name="ce1">
            <text:p>0.652838428</text:p>
          </table:table-cell>
          <table:table-cell office:value-type="float" office:value="9.1774094536525505E-2" table:style-name="ce1">
            <text:p>0.091774095</text:p>
          </table:table-cell>
          <table:table-cell office:value-type="float" office:value="1.3102200435464839" table:formula="of:=[.D1880]+[.F1880]" table:style-name="ce1">
            <text:p>1.3102200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09_99995.pkl</text:p>
          </table:table-cell>
          <table:table-cell office:value-type="float" office:value="4795" table:style-name="ce1">
            <text:p>4795</text:p>
          </table:table-cell>
          <table:table-cell office:value-type="float" office:value="5.00333680917623" table:style-name="ce1">
            <text:p>5.003336809</text:p>
          </table:table-cell>
          <table:table-cell office:value-type="float" office:value="0.64327485380117" table:style-name="ce1">
            <text:p>0.643274854</text:p>
          </table:table-cell>
          <table:table-cell office:value-type="float" office:value="0.106692531522793" table:style-name="ce1">
            <text:p>0.106692532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9826589595376" table:style-name="ce1">
            <text:p>0.10982659</text:p>
          </table:table-cell>
          <table:table-cell office:value-type="float" office:value="1.3099415204678371" table:formula="of:=[.D1881]+[.F1881]" table:style-name="ce1">
            <text:p>1.309941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09_9995.pkl</text:p>
          </table:table-cell>
          <table:table-cell office:value-type="float" office:value="4795" table:style-name="ce1">
            <text:p>4795</text:p>
          </table:table-cell>
          <table:table-cell office:value-type="float" office:value="5.00333680917623" table:style-name="ce1">
            <text:p>5.003336809</text:p>
          </table:table-cell>
          <table:table-cell office:value-type="float" office:value="0.64327485380117" table:style-name="ce1">
            <text:p>0.643274854</text:p>
          </table:table-cell>
          <table:table-cell office:value-type="float" office:value="0.106692531522793" table:style-name="ce1">
            <text:p>0.106692532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9826589595376" table:style-name="ce1">
            <text:p>0.10982659</text:p>
          </table:table-cell>
          <table:table-cell office:value-type="float" office:value="1.3099415204678371" table:formula="of:=[.D1882]+[.F1882]" table:style-name="ce1">
            <text:p>1.309941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09_999995.pkl</text:p>
          </table:table-cell>
          <table:table-cell office:value-type="float" office:value="4795" table:style-name="ce1">
            <text:p>4795</text:p>
          </table:table-cell>
          <table:table-cell office:value-type="float" office:value="5.00333680917623" table:style-name="ce1">
            <text:p>5.003336809</text:p>
          </table:table-cell>
          <table:table-cell office:value-type="float" office:value="0.64327485380117" table:style-name="ce1">
            <text:p>0.643274854</text:p>
          </table:table-cell>
          <table:table-cell office:value-type="float" office:value="0.106692531522793" table:style-name="ce1">
            <text:p>0.106692532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9826589595376" table:style-name="ce1">
            <text:p>0.10982659</text:p>
          </table:table-cell>
          <table:table-cell office:value-type="float" office:value="1.3099415204678371" table:formula="of:=[.D1883]+[.F1883]" table:style-name="ce1">
            <text:p>1.309941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09_9999995.pkl</text:p>
          </table:table-cell>
          <table:table-cell office:value-type="float" office:value="4795" table:style-name="ce1">
            <text:p>4795</text:p>
          </table:table-cell>
          <table:table-cell office:value-type="float" office:value="5.00333680917623" table:style-name="ce1">
            <text:p>5.003336809</text:p>
          </table:table-cell>
          <table:table-cell office:value-type="float" office:value="0.64327485380117" table:style-name="ce1">
            <text:p>0.643274854</text:p>
          </table:table-cell>
          <table:table-cell office:value-type="float" office:value="0.106692531522793" table:style-name="ce1">
            <text:p>0.106692532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9826589595376" table:style-name="ce1">
            <text:p>0.10982659</text:p>
          </table:table-cell>
          <table:table-cell office:value-type="float" office:value="1.3099415204678371" table:formula="of:=[.D1884]+[.F1884]" table:style-name="ce1">
            <text:p>1.309941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045_99995.pkl</text:p>
          </table:table-cell>
          <table:table-cell office:value-type="float" office:value="6971" table:style-name="ce1">
            <text:p>6971</text:p>
          </table:table-cell>
          <table:table-cell office:value-type="float" office:value="4.80504949074738" table:style-name="ce1">
            <text:p>4.805049491</text:p>
          </table:table-cell>
          <table:table-cell office:value-type="float" office:value="0.661157024793388" table:style-name="ce1">
            <text:p>0.661157025</text:p>
          </table:table-cell>
          <table:table-cell office:value-type="float" office:value="0.110957004160888" table:style-name="ce1">
            <text:p>0.110957004</text:p>
          </table:table-cell>
          <table:table-cell office:value-type="float" office:value="0.64642082429501102" table:style-name="ce1">
            <text:p>0.646420824</text:p>
          </table:table-cell>
          <table:table-cell office:value-type="float" office:value="0.107078692058929" table:style-name="ce1">
            <text:p>0.107078692</text:p>
          </table:table-cell>
          <table:table-cell office:value-type="float" office:value="1.3075778490883989" table:formula="of:=[.D1885]+[.F1885]" table:style-name="ce1">
            <text:p>1.3075778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045_999995.pkl</text:p>
          </table:table-cell>
          <table:table-cell office:value-type="float" office:value="6971" table:style-name="ce1">
            <text:p>6971</text:p>
          </table:table-cell>
          <table:table-cell office:value-type="float" office:value="4.80504949074738" table:style-name="ce1">
            <text:p>4.805049491</text:p>
          </table:table-cell>
          <table:table-cell office:value-type="float" office:value="0.661157024793388" table:style-name="ce1">
            <text:p>0.661157025</text:p>
          </table:table-cell>
          <table:table-cell office:value-type="float" office:value="0.110957004160888" table:style-name="ce1">
            <text:p>0.110957004</text:p>
          </table:table-cell>
          <table:table-cell office:value-type="float" office:value="0.64642082429501102" table:style-name="ce1">
            <text:p>0.646420824</text:p>
          </table:table-cell>
          <table:table-cell office:value-type="float" office:value="0.107078692058929" table:style-name="ce1">
            <text:p>0.107078692</text:p>
          </table:table-cell>
          <table:table-cell office:value-type="float" office:value="1.3075778490883989" table:formula="of:=[.D1886]+[.F1886]" table:style-name="ce1">
            <text:p>1.3075778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045_9995.pkl</text:p>
          </table:table-cell>
          <table:table-cell office:value-type="float" office:value="6971" table:style-name="ce1">
            <text:p>6971</text:p>
          </table:table-cell>
          <table:table-cell office:value-type="float" office:value="4.80504949074738" table:style-name="ce1">
            <text:p>4.805049491</text:p>
          </table:table-cell>
          <table:table-cell office:value-type="float" office:value="0.661157024793388" table:style-name="ce1">
            <text:p>0.661157025</text:p>
          </table:table-cell>
          <table:table-cell office:value-type="float" office:value="0.110957004160888" table:style-name="ce1">
            <text:p>0.110957004</text:p>
          </table:table-cell>
          <table:table-cell office:value-type="float" office:value="0.64642082429501102" table:style-name="ce1">
            <text:p>0.646420824</text:p>
          </table:table-cell>
          <table:table-cell office:value-type="float" office:value="0.107078692058929" table:style-name="ce1">
            <text:p>0.107078692</text:p>
          </table:table-cell>
          <table:table-cell office:value-type="float" office:value="1.3075778490883989" table:formula="of:=[.D1887]+[.F1887]" table:style-name="ce1">
            <text:p>1.3075778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045_9999995.pkl</text:p>
          </table:table-cell>
          <table:table-cell office:value-type="float" office:value="6971" table:style-name="ce1">
            <text:p>6971</text:p>
          </table:table-cell>
          <table:table-cell office:value-type="float" office:value="4.80504949074738" table:style-name="ce1">
            <text:p>4.805049491</text:p>
          </table:table-cell>
          <table:table-cell office:value-type="float" office:value="0.661157024793388" table:style-name="ce1">
            <text:p>0.661157025</text:p>
          </table:table-cell>
          <table:table-cell office:value-type="float" office:value="0.110957004160888" table:style-name="ce1">
            <text:p>0.110957004</text:p>
          </table:table-cell>
          <table:table-cell office:value-type="float" office:value="0.64642082429501102" table:style-name="ce1">
            <text:p>0.646420824</text:p>
          </table:table-cell>
          <table:table-cell office:value-type="float" office:value="0.107078692058929" table:style-name="ce1">
            <text:p>0.107078692</text:p>
          </table:table-cell>
          <table:table-cell office:value-type="float" office:value="1.3075778490883989" table:formula="of:=[.D1888]+[.F1888]" table:style-name="ce1">
            <text:p>1.3075778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36_9999995.pkl</text:p>
          </table:table-cell>
          <table:table-cell office:value-type="float" office:value="6864" table:style-name="ce1">
            <text:p>6864</text:p>
          </table:table-cell>
          <table:table-cell office:value-type="float" office:value="4.4291958041957997" table:style-name="ce1">
            <text:p>4.429195804</text:p>
          </table:table-cell>
          <table:table-cell office:value-type="float" office:value="0.64010989010988995" table:style-name="ce1">
            <text:p>0.64010989</text:p>
          </table:table-cell>
          <table:table-cell office:value-type="float" office:value="0.111376673040153" table:style-name="ce1">
            <text:p>0.111376673</text:p>
          </table:table-cell>
          <table:table-cell office:value-type="float" office:value="0.66520787746170695" table:style-name="ce1">
            <text:p>0.665207877</text:p>
          </table:table-cell>
          <table:table-cell office:value-type="float" office:value="0.111355311355311" table:style-name="ce1">
            <text:p>0.111355311</text:p>
          </table:table-cell>
          <table:table-cell office:value-type="float" office:value="1.305317767571597" table:formula="of:=[.D1889]+[.F1889]" table:style-name="ce1">
            <text:p>1.3053177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36_9995.pkl</text:p>
          </table:table-cell>
          <table:table-cell office:value-type="float" office:value="6864" table:style-name="ce1">
            <text:p>6864</text:p>
          </table:table-cell>
          <table:table-cell office:value-type="float" office:value="4.4291958041957997" table:style-name="ce1">
            <text:p>4.429195804</text:p>
          </table:table-cell>
          <table:table-cell office:value-type="float" office:value="0.64010989010988995" table:style-name="ce1">
            <text:p>0.64010989</text:p>
          </table:table-cell>
          <table:table-cell office:value-type="float" office:value="0.111376673040153" table:style-name="ce1">
            <text:p>0.111376673</text:p>
          </table:table-cell>
          <table:table-cell office:value-type="float" office:value="0.66520787746170695" table:style-name="ce1">
            <text:p>0.665207877</text:p>
          </table:table-cell>
          <table:table-cell office:value-type="float" office:value="0.111355311355311" table:style-name="ce1">
            <text:p>0.111355311</text:p>
          </table:table-cell>
          <table:table-cell office:value-type="float" office:value="1.305317767571597" table:formula="of:=[.D1890]+[.F1890]" table:style-name="ce1">
            <text:p>1.3053177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36_99995.pkl</text:p>
          </table:table-cell>
          <table:table-cell office:value-type="float" office:value="6864" table:style-name="ce1">
            <text:p>6864</text:p>
          </table:table-cell>
          <table:table-cell office:value-type="float" office:value="4.4291958041957997" table:style-name="ce1">
            <text:p>4.429195804</text:p>
          </table:table-cell>
          <table:table-cell office:value-type="float" office:value="0.64010989010988995" table:style-name="ce1">
            <text:p>0.64010989</text:p>
          </table:table-cell>
          <table:table-cell office:value-type="float" office:value="0.111376673040153" table:style-name="ce1">
            <text:p>0.111376673</text:p>
          </table:table-cell>
          <table:table-cell office:value-type="float" office:value="0.66520787746170695" table:style-name="ce1">
            <text:p>0.665207877</text:p>
          </table:table-cell>
          <table:table-cell office:value-type="float" office:value="0.111355311355311" table:style-name="ce1">
            <text:p>0.111355311</text:p>
          </table:table-cell>
          <table:table-cell office:value-type="float" office:value="1.305317767571597" table:formula="of:=[.D1891]+[.F1891]" table:style-name="ce1">
            <text:p>1.3053177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36_999995.pkl</text:p>
          </table:table-cell>
          <table:table-cell office:value-type="float" office:value="6864" table:style-name="ce1">
            <text:p>6864</text:p>
          </table:table-cell>
          <table:table-cell office:value-type="float" office:value="4.4291958041957997" table:style-name="ce1">
            <text:p>4.429195804</text:p>
          </table:table-cell>
          <table:table-cell office:value-type="float" office:value="0.64010989010988995" table:style-name="ce1">
            <text:p>0.64010989</text:p>
          </table:table-cell>
          <table:table-cell office:value-type="float" office:value="0.111376673040153" table:style-name="ce1">
            <text:p>0.111376673</text:p>
          </table:table-cell>
          <table:table-cell office:value-type="float" office:value="0.66520787746170695" table:style-name="ce1">
            <text:p>0.665207877</text:p>
          </table:table-cell>
          <table:table-cell office:value-type="float" office:value="0.111355311355311" table:style-name="ce1">
            <text:p>0.111355311</text:p>
          </table:table-cell>
          <table:table-cell office:value-type="float" office:value="1.305317767571597" table:formula="of:=[.D1892]+[.F1892]" table:style-name="ce1">
            <text:p>1.3053177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36_999995.pkl</text:p>
          </table:table-cell>
          <table:table-cell office:value-type="float" office:value="6056" table:style-name="ce1">
            <text:p>6056</text:p>
          </table:table-cell>
          <table:table-cell office:value-type="float" office:value="6.8860634081902301" table:style-name="ce1">
            <text:p>6.886063408</text:p>
          </table:table-cell>
          <table:table-cell office:value-type="float" office:value="0.63276836158192096" table:style-name="ce1">
            <text:p>0.632768362</text:p>
          </table:table-cell>
          <table:table-cell office:value-type="float" office:value="7.2940410289807897E-2" table:style-name="ce1">
            <text:p>0.07294041</text:p>
          </table:table-cell>
          <table:table-cell office:value-type="float" office:value="0.671023965141612" table:style-name="ce1">
            <text:p>0.671023965</text:p>
          </table:table-cell>
          <table:table-cell office:value-type="float" office:value="7.7057793345008799E-2" table:style-name="ce1">
            <text:p>0.077057793</text:p>
          </table:table-cell>
          <table:table-cell office:value-type="float" office:value="1.303792326723533" table:formula="of:=[.D1893]+[.F1893]" table:style-name="ce1">
            <text:p>1.3037923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36_9995.pkl</text:p>
          </table:table-cell>
          <table:table-cell office:value-type="float" office:value="6056" table:style-name="ce1">
            <text:p>6056</text:p>
          </table:table-cell>
          <table:table-cell office:value-type="float" office:value="6.8860634081902301" table:style-name="ce1">
            <text:p>6.886063408</text:p>
          </table:table-cell>
          <table:table-cell office:value-type="float" office:value="0.63276836158192096" table:style-name="ce1">
            <text:p>0.632768362</text:p>
          </table:table-cell>
          <table:table-cell office:value-type="float" office:value="7.2940410289807897E-2" table:style-name="ce1">
            <text:p>0.07294041</text:p>
          </table:table-cell>
          <table:table-cell office:value-type="float" office:value="0.671023965141612" table:style-name="ce1">
            <text:p>0.671023965</text:p>
          </table:table-cell>
          <table:table-cell office:value-type="float" office:value="7.7057793345008799E-2" table:style-name="ce1">
            <text:p>0.077057793</text:p>
          </table:table-cell>
          <table:table-cell office:value-type="float" office:value="1.303792326723533" table:formula="of:=[.D1894]+[.F1894]" table:style-name="ce1">
            <text:p>1.3037923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36_99995.pkl</text:p>
          </table:table-cell>
          <table:table-cell office:value-type="float" office:value="6056" table:style-name="ce1">
            <text:p>6056</text:p>
          </table:table-cell>
          <table:table-cell office:value-type="float" office:value="6.8860634081902301" table:style-name="ce1">
            <text:p>6.886063408</text:p>
          </table:table-cell>
          <table:table-cell office:value-type="float" office:value="0.63276836158192096" table:style-name="ce1">
            <text:p>0.632768362</text:p>
          </table:table-cell>
          <table:table-cell office:value-type="float" office:value="7.2940410289807897E-2" table:style-name="ce1">
            <text:p>0.07294041</text:p>
          </table:table-cell>
          <table:table-cell office:value-type="float" office:value="0.671023965141612" table:style-name="ce1">
            <text:p>0.671023965</text:p>
          </table:table-cell>
          <table:table-cell office:value-type="float" office:value="7.7057793345008799E-2" table:style-name="ce1">
            <text:p>0.077057793</text:p>
          </table:table-cell>
          <table:table-cell office:value-type="float" office:value="1.303792326723533" table:formula="of:=[.D1895]+[.F1895]" table:style-name="ce1">
            <text:p>1.3037923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36_9999995.pkl</text:p>
          </table:table-cell>
          <table:table-cell office:value-type="float" office:value="6056" table:style-name="ce1">
            <text:p>6056</text:p>
          </table:table-cell>
          <table:table-cell office:value-type="float" office:value="6.8860634081902301" table:style-name="ce1">
            <text:p>6.886063408</text:p>
          </table:table-cell>
          <table:table-cell office:value-type="float" office:value="0.63276836158192096" table:style-name="ce1">
            <text:p>0.632768362</text:p>
          </table:table-cell>
          <table:table-cell office:value-type="float" office:value="7.2940410289807897E-2" table:style-name="ce1">
            <text:p>0.07294041</text:p>
          </table:table-cell>
          <table:table-cell office:value-type="float" office:value="0.671023965141612" table:style-name="ce1">
            <text:p>0.671023965</text:p>
          </table:table-cell>
          <table:table-cell office:value-type="float" office:value="7.7057793345008799E-2" table:style-name="ce1">
            <text:p>0.077057793</text:p>
          </table:table-cell>
          <table:table-cell office:value-type="float" office:value="1.303792326723533" table:formula="of:=[.D1896]+[.F1896]" table:style-name="ce1">
            <text:p>1.3037923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18_9995.pkl</text:p>
          </table:table-cell>
          <table:table-cell office:value-type="float" office:value="5566" table:style-name="ce1">
            <text:p>5566</text:p>
          </table:table-cell>
          <table:table-cell office:value-type="float" office:value="4.1572044556234298" table:style-name="ce1">
            <text:p>4.157204456</text:p>
          </table:table-cell>
          <table:table-cell office:value-type="float" office:value="0.64367816091954" table:style-name="ce1">
            <text:p>0.643678161</text:p>
          </table:table-cell>
          <table:table-cell office:value-type="float" office:value="0.13742331288343601" table:style-name="ce1">
            <text:p>0.137423313</text:p>
          </table:table-cell>
          <table:table-cell office:value-type="float" office:value="0.66" table:style-name="ce1">
            <text:p>0.66</text:p>
          </table:table-cell>
          <table:table-cell office:value-type="float" office:value="0.13686635944700501" table:style-name="ce1">
            <text:p>0.136866359</text:p>
          </table:table-cell>
          <table:table-cell office:value-type="float" office:value="1.30367816091954" table:formula="of:=[.D1897]+[.F1897]" table:style-name="ce1">
            <text:p>1.3036781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18_99995.pkl</text:p>
          </table:table-cell>
          <table:table-cell office:value-type="float" office:value="5566" table:style-name="ce1">
            <text:p>5566</text:p>
          </table:table-cell>
          <table:table-cell office:value-type="float" office:value="4.1572044556234298" table:style-name="ce1">
            <text:p>4.157204456</text:p>
          </table:table-cell>
          <table:table-cell office:value-type="float" office:value="0.64367816091954" table:style-name="ce1">
            <text:p>0.643678161</text:p>
          </table:table-cell>
          <table:table-cell office:value-type="float" office:value="0.13742331288343601" table:style-name="ce1">
            <text:p>0.137423313</text:p>
          </table:table-cell>
          <table:table-cell office:value-type="float" office:value="0.66" table:style-name="ce1">
            <text:p>0.66</text:p>
          </table:table-cell>
          <table:table-cell office:value-type="float" office:value="0.13686635944700501" table:style-name="ce1">
            <text:p>0.136866359</text:p>
          </table:table-cell>
          <table:table-cell office:value-type="float" office:value="1.30367816091954" table:formula="of:=[.D1898]+[.F1898]" table:style-name="ce1">
            <text:p>1.3036781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18_9999995.pkl</text:p>
          </table:table-cell>
          <table:table-cell office:value-type="float" office:value="5566" table:style-name="ce1">
            <text:p>5566</text:p>
          </table:table-cell>
          <table:table-cell office:value-type="float" office:value="4.1572044556234298" table:style-name="ce1">
            <text:p>4.157204456</text:p>
          </table:table-cell>
          <table:table-cell office:value-type="float" office:value="0.64367816091954" table:style-name="ce1">
            <text:p>0.643678161</text:p>
          </table:table-cell>
          <table:table-cell office:value-type="float" office:value="0.13742331288343601" table:style-name="ce1">
            <text:p>0.137423313</text:p>
          </table:table-cell>
          <table:table-cell office:value-type="float" office:value="0.66" table:style-name="ce1">
            <text:p>0.66</text:p>
          </table:table-cell>
          <table:table-cell office:value-type="float" office:value="0.13686635944700501" table:style-name="ce1">
            <text:p>0.136866359</text:p>
          </table:table-cell>
          <table:table-cell office:value-type="float" office:value="1.30367816091954" table:formula="of:=[.D1899]+[.F1899]" table:style-name="ce1">
            <text:p>1.3036781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18_999995.pkl</text:p>
          </table:table-cell>
          <table:table-cell office:value-type="float" office:value="5566" table:style-name="ce1">
            <text:p>5566</text:p>
          </table:table-cell>
          <table:table-cell office:value-type="float" office:value="4.1572044556234298" table:style-name="ce1">
            <text:p>4.157204456</text:p>
          </table:table-cell>
          <table:table-cell office:value-type="float" office:value="0.64367816091954" table:style-name="ce1">
            <text:p>0.643678161</text:p>
          </table:table-cell>
          <table:table-cell office:value-type="float" office:value="0.13742331288343601" table:style-name="ce1">
            <text:p>0.137423313</text:p>
          </table:table-cell>
          <table:table-cell office:value-type="float" office:value="0.66" table:style-name="ce1">
            <text:p>0.66</text:p>
          </table:table-cell>
          <table:table-cell office:value-type="float" office:value="0.13686635944700501" table:style-name="ce1">
            <text:p>0.136866359</text:p>
          </table:table-cell>
          <table:table-cell office:value-type="float" office:value="1.30367816091954" table:formula="of:=[.D1900]+[.F1900]" table:style-name="ce1">
            <text:p>1.3036781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18_99995.pkl</text:p>
          </table:table-cell>
          <table:table-cell office:value-type="float" office:value="5716" table:style-name="ce1">
            <text:p>5716</text:p>
          </table:table-cell>
          <table:table-cell office:value-type="float" office:value="4.8477956613016104" table:style-name="ce1">
            <text:p>4.847795661</text:p>
          </table:table-cell>
          <table:table-cell office:value-type="float" office:value="0.65096952908587302" table:style-name="ce1">
            <text:p>0.650969529</text:p>
          </table:table-cell>
          <table:table-cell office:value-type="float" office:value="0.11485826001955" table:style-name="ce1">
            <text:p>0.11485826</text:p>
          </table:table-cell>
          <table:table-cell office:value-type="float" office:value="0.65198237885462496" table:style-name="ce1">
            <text:p>0.651982379</text:p>
          </table:table-cell>
          <table:table-cell office:value-type="float" office:value="0.109064112011791" table:style-name="ce1">
            <text:p>0.109064112</text:p>
          </table:table-cell>
          <table:table-cell office:value-type="float" office:value="1.3029519079404981" table:formula="of:=[.D1901]+[.F1901]" table:style-name="ce1">
            <text:p>1.3029519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18_9995.pkl</text:p>
          </table:table-cell>
          <table:table-cell office:value-type="float" office:value="5716" table:style-name="ce1">
            <text:p>5716</text:p>
          </table:table-cell>
          <table:table-cell office:value-type="float" office:value="4.8477956613016104" table:style-name="ce1">
            <text:p>4.847795661</text:p>
          </table:table-cell>
          <table:table-cell office:value-type="float" office:value="0.65096952908587302" table:style-name="ce1">
            <text:p>0.650969529</text:p>
          </table:table-cell>
          <table:table-cell office:value-type="float" office:value="0.11485826001955" table:style-name="ce1">
            <text:p>0.11485826</text:p>
          </table:table-cell>
          <table:table-cell office:value-type="float" office:value="0.65198237885462496" table:style-name="ce1">
            <text:p>0.651982379</text:p>
          </table:table-cell>
          <table:table-cell office:value-type="float" office:value="0.109064112011791" table:style-name="ce1">
            <text:p>0.109064112</text:p>
          </table:table-cell>
          <table:table-cell office:value-type="float" office:value="1.3029519079404981" table:formula="of:=[.D1902]+[.F1902]" table:style-name="ce1">
            <text:p>1.3029519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18_999995.pkl</text:p>
          </table:table-cell>
          <table:table-cell office:value-type="float" office:value="5716" table:style-name="ce1">
            <text:p>5716</text:p>
          </table:table-cell>
          <table:table-cell office:value-type="float" office:value="4.8477956613016104" table:style-name="ce1">
            <text:p>4.847795661</text:p>
          </table:table-cell>
          <table:table-cell office:value-type="float" office:value="0.65096952908587302" table:style-name="ce1">
            <text:p>0.650969529</text:p>
          </table:table-cell>
          <table:table-cell office:value-type="float" office:value="0.11485826001955" table:style-name="ce1">
            <text:p>0.11485826</text:p>
          </table:table-cell>
          <table:table-cell office:value-type="float" office:value="0.65198237885462496" table:style-name="ce1">
            <text:p>0.651982379</text:p>
          </table:table-cell>
          <table:table-cell office:value-type="float" office:value="0.109064112011791" table:style-name="ce1">
            <text:p>0.109064112</text:p>
          </table:table-cell>
          <table:table-cell office:value-type="float" office:value="1.3029519079404981" table:formula="of:=[.D1903]+[.F1903]" table:style-name="ce1">
            <text:p>1.3029519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18_9999995.pkl</text:p>
          </table:table-cell>
          <table:table-cell office:value-type="float" office:value="5716" table:style-name="ce1">
            <text:p>5716</text:p>
          </table:table-cell>
          <table:table-cell office:value-type="float" office:value="4.8477956613016104" table:style-name="ce1">
            <text:p>4.847795661</text:p>
          </table:table-cell>
          <table:table-cell office:value-type="float" office:value="0.65096952908587302" table:style-name="ce1">
            <text:p>0.650969529</text:p>
          </table:table-cell>
          <table:table-cell office:value-type="float" office:value="0.11485826001955" table:style-name="ce1">
            <text:p>0.11485826</text:p>
          </table:table-cell>
          <table:table-cell office:value-type="float" office:value="0.65198237885462496" table:style-name="ce1">
            <text:p>0.651982379</text:p>
          </table:table-cell>
          <table:table-cell office:value-type="float" office:value="0.109064112011791" table:style-name="ce1">
            <text:p>0.109064112</text:p>
          </table:table-cell>
          <table:table-cell office:value-type="float" office:value="1.3029519079404981" table:formula="of:=[.D1904]+[.F1904]" table:style-name="ce1">
            <text:p>1.3029519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09_9995.pkl</text:p>
          </table:table-cell>
          <table:table-cell office:value-type="float" office:value="5007" table:style-name="ce1">
            <text:p>5007</text:p>
          </table:table-cell>
          <table:table-cell office:value-type="float" office:value="5" table:style-name="ce1">
            <text:p>5</text:p>
          </table:table-cell>
          <table:table-cell office:value-type="float" office:value="0.64057971014492798" table:style-name="ce1">
            <text:p>0.64057971</text:p>
          </table:table-cell>
          <table:table-cell office:value-type="float" office:value="0.11510416666666699" table:style-name="ce1">
            <text:p>0.115104167</text:p>
          </table:table-cell>
          <table:table-cell office:value-type="float" office:value="0.66225165562913901" table:style-name="ce1">
            <text:p>0.662251656</text:p>
          </table:table-cell>
          <table:table-cell office:value-type="float" office:value="0.120144173007609" table:style-name="ce1">
            <text:p>0.120144173</text:p>
          </table:table-cell>
          <table:table-cell office:value-type="float" office:value="1.3028313657740669" table:formula="of:=[.D1905]+[.F1905]" table:style-name="ce1">
            <text:p>1.3028313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09_9999995.pkl</text:p>
          </table:table-cell>
          <table:table-cell office:value-type="float" office:value="5007" table:style-name="ce1">
            <text:p>5007</text:p>
          </table:table-cell>
          <table:table-cell office:value-type="float" office:value="5" table:style-name="ce1">
            <text:p>5</text:p>
          </table:table-cell>
          <table:table-cell office:value-type="float" office:value="0.64057971014492798" table:style-name="ce1">
            <text:p>0.64057971</text:p>
          </table:table-cell>
          <table:table-cell office:value-type="float" office:value="0.11510416666666699" table:style-name="ce1">
            <text:p>0.115104167</text:p>
          </table:table-cell>
          <table:table-cell office:value-type="float" office:value="0.66225165562913901" table:style-name="ce1">
            <text:p>0.662251656</text:p>
          </table:table-cell>
          <table:table-cell office:value-type="float" office:value="0.120144173007609" table:style-name="ce1">
            <text:p>0.120144173</text:p>
          </table:table-cell>
          <table:table-cell office:value-type="float" office:value="1.3028313657740669" table:formula="of:=[.D1906]+[.F1906]" table:style-name="ce1">
            <text:p>1.3028313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09_99995.pkl</text:p>
          </table:table-cell>
          <table:table-cell office:value-type="float" office:value="5007" table:style-name="ce1">
            <text:p>5007</text:p>
          </table:table-cell>
          <table:table-cell office:value-type="float" office:value="5" table:style-name="ce1">
            <text:p>5</text:p>
          </table:table-cell>
          <table:table-cell office:value-type="float" office:value="0.64057971014492798" table:style-name="ce1">
            <text:p>0.64057971</text:p>
          </table:table-cell>
          <table:table-cell office:value-type="float" office:value="0.11510416666666699" table:style-name="ce1">
            <text:p>0.115104167</text:p>
          </table:table-cell>
          <table:table-cell office:value-type="float" office:value="0.66225165562913901" table:style-name="ce1">
            <text:p>0.662251656</text:p>
          </table:table-cell>
          <table:table-cell office:value-type="float" office:value="0.120144173007609" table:style-name="ce1">
            <text:p>0.120144173</text:p>
          </table:table-cell>
          <table:table-cell office:value-type="float" office:value="1.3028313657740669" table:formula="of:=[.D1907]+[.F1907]" table:style-name="ce1">
            <text:p>1.3028313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09_999995.pkl</text:p>
          </table:table-cell>
          <table:table-cell office:value-type="float" office:value="5007" table:style-name="ce1">
            <text:p>5007</text:p>
          </table:table-cell>
          <table:table-cell office:value-type="float" office:value="5" table:style-name="ce1">
            <text:p>5</text:p>
          </table:table-cell>
          <table:table-cell office:value-type="float" office:value="0.64057971014492798" table:style-name="ce1">
            <text:p>0.64057971</text:p>
          </table:table-cell>
          <table:table-cell office:value-type="float" office:value="0.11510416666666699" table:style-name="ce1">
            <text:p>0.115104167</text:p>
          </table:table-cell>
          <table:table-cell office:value-type="float" office:value="0.66225165562913901" table:style-name="ce1">
            <text:p>0.662251656</text:p>
          </table:table-cell>
          <table:table-cell office:value-type="float" office:value="0.120144173007609" table:style-name="ce1">
            <text:p>0.120144173</text:p>
          </table:table-cell>
          <table:table-cell office:value-type="float" office:value="1.3028313657740669" table:formula="of:=[.D1908]+[.F1908]" table:style-name="ce1">
            <text:p>1.3028313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18_99995.pkl</text:p>
          </table:table-cell>
          <table:table-cell office:value-type="float" office:value="5448" table:style-name="ce1">
            <text:p>5448</text:p>
          </table:table-cell>
          <table:table-cell office:value-type="float" office:value="4.8147944199706298" table:style-name="ce1">
            <text:p>4.81479442</text:p>
          </table:table-cell>
          <table:table-cell office:value-type="float" office:value="0.64672364672364702" table:style-name="ce1">
            <text:p>0.646723647</text:p>
          </table:table-cell>
          <table:table-cell office:value-type="float" office:value="0.118910424305919" table:style-name="ce1">
            <text:p>0.118910424</text:p>
          </table:table-cell>
          <table:table-cell office:value-type="float" office:value="0.65570175438596501" table:style-name="ce1">
            <text:p>0.655701754</text:p>
          </table:table-cell>
          <table:table-cell office:value-type="float" office:value="0.119983948635634" table:style-name="ce1">
            <text:p>0.119983949</text:p>
          </table:table-cell>
          <table:table-cell office:value-type="float" office:value="1.3024254011096121" table:formula="of:=[.D1909]+[.F1909]" table:style-name="ce1">
            <text:p>1.3024254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18_9999995.pkl</text:p>
          </table:table-cell>
          <table:table-cell office:value-type="float" office:value="5448" table:style-name="ce1">
            <text:p>5448</text:p>
          </table:table-cell>
          <table:table-cell office:value-type="float" office:value="4.8147944199706298" table:style-name="ce1">
            <text:p>4.81479442</text:p>
          </table:table-cell>
          <table:table-cell office:value-type="float" office:value="0.64672364672364702" table:style-name="ce1">
            <text:p>0.646723647</text:p>
          </table:table-cell>
          <table:table-cell office:value-type="float" office:value="0.118910424305919" table:style-name="ce1">
            <text:p>0.118910424</text:p>
          </table:table-cell>
          <table:table-cell office:value-type="float" office:value="0.65570175438596501" table:style-name="ce1">
            <text:p>0.655701754</text:p>
          </table:table-cell>
          <table:table-cell office:value-type="float" office:value="0.119983948635634" table:style-name="ce1">
            <text:p>0.119983949</text:p>
          </table:table-cell>
          <table:table-cell office:value-type="float" office:value="1.3024254011096121" table:formula="of:=[.D1910]+[.F1910]" table:style-name="ce1">
            <text:p>1.3024254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18_999995.pkl</text:p>
          </table:table-cell>
          <table:table-cell office:value-type="float" office:value="5448" table:style-name="ce1">
            <text:p>5448</text:p>
          </table:table-cell>
          <table:table-cell office:value-type="float" office:value="4.8147944199706298" table:style-name="ce1">
            <text:p>4.81479442</text:p>
          </table:table-cell>
          <table:table-cell office:value-type="float" office:value="0.64672364672364702" table:style-name="ce1">
            <text:p>0.646723647</text:p>
          </table:table-cell>
          <table:table-cell office:value-type="float" office:value="0.118910424305919" table:style-name="ce1">
            <text:p>0.118910424</text:p>
          </table:table-cell>
          <table:table-cell office:value-type="float" office:value="0.65570175438596501" table:style-name="ce1">
            <text:p>0.655701754</text:p>
          </table:table-cell>
          <table:table-cell office:value-type="float" office:value="0.119983948635634" table:style-name="ce1">
            <text:p>0.119983949</text:p>
          </table:table-cell>
          <table:table-cell office:value-type="float" office:value="1.3024254011096121" table:formula="of:=[.D1911]+[.F1911]" table:style-name="ce1">
            <text:p>1.3024254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18_9995.pkl</text:p>
          </table:table-cell>
          <table:table-cell office:value-type="float" office:value="5448" table:style-name="ce1">
            <text:p>5448</text:p>
          </table:table-cell>
          <table:table-cell office:value-type="float" office:value="4.8147944199706298" table:style-name="ce1">
            <text:p>4.81479442</text:p>
          </table:table-cell>
          <table:table-cell office:value-type="float" office:value="0.64672364672364702" table:style-name="ce1">
            <text:p>0.646723647</text:p>
          </table:table-cell>
          <table:table-cell office:value-type="float" office:value="0.118910424305919" table:style-name="ce1">
            <text:p>0.118910424</text:p>
          </table:table-cell>
          <table:table-cell office:value-type="float" office:value="0.65570175438596501" table:style-name="ce1">
            <text:p>0.655701754</text:p>
          </table:table-cell>
          <table:table-cell office:value-type="float" office:value="0.119983948635634" table:style-name="ce1">
            <text:p>0.119983949</text:p>
          </table:table-cell>
          <table:table-cell office:value-type="float" office:value="1.3024254011096121" table:formula="of:=[.D1912]+[.F1912]" table:style-name="ce1">
            <text:p>1.3024254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36_9995.pkl</text:p>
          </table:table-cell>
          <table:table-cell office:value-type="float" office:value="5121" table:style-name="ce1">
            <text:p>5121</text:p>
          </table:table-cell>
          <table:table-cell office:value-type="float" office:value="5.3600859207186096" table:style-name="ce1">
            <text:p>5.360085921</text:p>
          </table:table-cell>
          <table:table-cell office:value-type="float" office:value="0.62247838616714701" table:style-name="ce1">
            <text:p>0.622478386</text:p>
          </table:table-cell>
          <table:table-cell office:value-type="float" office:value="9.7165991902833995E-2" table:style-name="ce1">
            <text:p>0.097165992</text:p>
          </table:table-cell>
          <table:table-cell office:value-type="float" office:value="0.67991169977924903" table:style-name="ce1">
            <text:p>0.6799117</text:p>
          </table:table-cell>
          <table:table-cell office:value-type="float" office:value="0.106390328151986" table:style-name="ce1">
            <text:p>0.106390328</text:p>
          </table:table-cell>
          <table:table-cell office:value-type="float" office:value="1.3023900859463962" table:formula="of:=[.D1913]+[.F1913]" table:style-name="ce1">
            <text:p>1.3023900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36_999995.pkl</text:p>
          </table:table-cell>
          <table:table-cell office:value-type="float" office:value="5121" table:style-name="ce1">
            <text:p>5121</text:p>
          </table:table-cell>
          <table:table-cell office:value-type="float" office:value="5.3600859207186096" table:style-name="ce1">
            <text:p>5.360085921</text:p>
          </table:table-cell>
          <table:table-cell office:value-type="float" office:value="0.62247838616714701" table:style-name="ce1">
            <text:p>0.622478386</text:p>
          </table:table-cell>
          <table:table-cell office:value-type="float" office:value="9.7165991902833995E-2" table:style-name="ce1">
            <text:p>0.097165992</text:p>
          </table:table-cell>
          <table:table-cell office:value-type="float" office:value="0.67991169977924903" table:style-name="ce1">
            <text:p>0.6799117</text:p>
          </table:table-cell>
          <table:table-cell office:value-type="float" office:value="0.106390328151986" table:style-name="ce1">
            <text:p>0.106390328</text:p>
          </table:table-cell>
          <table:table-cell office:value-type="float" office:value="1.3023900859463962" table:formula="of:=[.D1914]+[.F1914]" table:style-name="ce1">
            <text:p>1.3023900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36_99995.pkl</text:p>
          </table:table-cell>
          <table:table-cell office:value-type="float" office:value="5121" table:style-name="ce1">
            <text:p>5121</text:p>
          </table:table-cell>
          <table:table-cell office:value-type="float" office:value="5.3600859207186096" table:style-name="ce1">
            <text:p>5.360085921</text:p>
          </table:table-cell>
          <table:table-cell office:value-type="float" office:value="0.62247838616714701" table:style-name="ce1">
            <text:p>0.622478386</text:p>
          </table:table-cell>
          <table:table-cell office:value-type="float" office:value="9.7165991902833995E-2" table:style-name="ce1">
            <text:p>0.097165992</text:p>
          </table:table-cell>
          <table:table-cell office:value-type="float" office:value="0.67991169977924903" table:style-name="ce1">
            <text:p>0.6799117</text:p>
          </table:table-cell>
          <table:table-cell office:value-type="float" office:value="0.106390328151986" table:style-name="ce1">
            <text:p>0.106390328</text:p>
          </table:table-cell>
          <table:table-cell office:value-type="float" office:value="1.3023900859463962" table:formula="of:=[.D1915]+[.F1915]" table:style-name="ce1">
            <text:p>1.3023900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36_9999995.pkl</text:p>
          </table:table-cell>
          <table:table-cell office:value-type="float" office:value="5121" table:style-name="ce1">
            <text:p>5121</text:p>
          </table:table-cell>
          <table:table-cell office:value-type="float" office:value="5.3600859207186096" table:style-name="ce1">
            <text:p>5.360085921</text:p>
          </table:table-cell>
          <table:table-cell office:value-type="float" office:value="0.62247838616714701" table:style-name="ce1">
            <text:p>0.622478386</text:p>
          </table:table-cell>
          <table:table-cell office:value-type="float" office:value="9.7165991902833995E-2" table:style-name="ce1">
            <text:p>0.097165992</text:p>
          </table:table-cell>
          <table:table-cell office:value-type="float" office:value="0.67991169977924903" table:style-name="ce1">
            <text:p>0.6799117</text:p>
          </table:table-cell>
          <table:table-cell office:value-type="float" office:value="0.106390328151986" table:style-name="ce1">
            <text:p>0.106390328</text:p>
          </table:table-cell>
          <table:table-cell office:value-type="float" office:value="1.3023900859463962" table:formula="of:=[.D1916]+[.F1916]" table:style-name="ce1">
            <text:p>1.3023900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36_999995.pkl</text:p>
          </table:table-cell>
          <table:table-cell office:value-type="float" office:value="3746" table:style-name="ce1">
            <text:p>3746</text:p>
          </table:table-cell>
          <table:table-cell office:value-type="float" office:value="4.06620395088094" table:style-name="ce1">
            <text:p>4.066203951</text:p>
          </table:table-cell>
          <table:table-cell office:value-type="float" office:value="0.647761194029851" table:style-name="ce1">
            <text:p>0.647761194</text:p>
          </table:table-cell>
          <table:table-cell office:value-type="float" office:value="0.14863013698630101" table:style-name="ce1">
            <text:p>0.148630137</text:p>
          </table:table-cell>
          <table:table-cell office:value-type="float" office:value="0.65393258426966305" table:style-name="ce1">
            <text:p>0.653932584</text:p>
          </table:table-cell>
          <table:table-cell office:value-type="float" office:value="0.14391691394658801" table:style-name="ce1">
            <text:p>0.143916914</text:p>
          </table:table-cell>
          <table:table-cell office:value-type="float" office:value="1.3016937782995139" table:formula="of:=[.D1917]+[.F1917]" table:style-name="ce1">
            <text:p>1.3016937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36_9999995.pkl</text:p>
          </table:table-cell>
          <table:table-cell office:value-type="float" office:value="3746" table:style-name="ce1">
            <text:p>3746</text:p>
          </table:table-cell>
          <table:table-cell office:value-type="float" office:value="4.06620395088094" table:style-name="ce1">
            <text:p>4.066203951</text:p>
          </table:table-cell>
          <table:table-cell office:value-type="float" office:value="0.647761194029851" table:style-name="ce1">
            <text:p>0.647761194</text:p>
          </table:table-cell>
          <table:table-cell office:value-type="float" office:value="0.14863013698630101" table:style-name="ce1">
            <text:p>0.148630137</text:p>
          </table:table-cell>
          <table:table-cell office:value-type="float" office:value="0.65393258426966305" table:style-name="ce1">
            <text:p>0.653932584</text:p>
          </table:table-cell>
          <table:table-cell office:value-type="float" office:value="0.14391691394658801" table:style-name="ce1">
            <text:p>0.143916914</text:p>
          </table:table-cell>
          <table:table-cell office:value-type="float" office:value="1.3016937782995139" table:formula="of:=[.D1918]+[.F1918]" table:style-name="ce1">
            <text:p>1.3016937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36_99995.pkl</text:p>
          </table:table-cell>
          <table:table-cell office:value-type="float" office:value="3746" table:style-name="ce1">
            <text:p>3746</text:p>
          </table:table-cell>
          <table:table-cell office:value-type="float" office:value="4.06620395088094" table:style-name="ce1">
            <text:p>4.066203951</text:p>
          </table:table-cell>
          <table:table-cell office:value-type="float" office:value="0.647761194029851" table:style-name="ce1">
            <text:p>0.647761194</text:p>
          </table:table-cell>
          <table:table-cell office:value-type="float" office:value="0.14863013698630101" table:style-name="ce1">
            <text:p>0.148630137</text:p>
          </table:table-cell>
          <table:table-cell office:value-type="float" office:value="0.65393258426966305" table:style-name="ce1">
            <text:p>0.653932584</text:p>
          </table:table-cell>
          <table:table-cell office:value-type="float" office:value="0.14391691394658801" table:style-name="ce1">
            <text:p>0.143916914</text:p>
          </table:table-cell>
          <table:table-cell office:value-type="float" office:value="1.3016937782995139" table:formula="of:=[.D1919]+[.F1919]" table:style-name="ce1">
            <text:p>1.3016937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4000_8_36_9995.pkl</text:p>
          </table:table-cell>
          <table:table-cell office:value-type="float" office:value="3746" table:style-name="ce1">
            <text:p>3746</text:p>
          </table:table-cell>
          <table:table-cell office:value-type="float" office:value="4.06620395088094" table:style-name="ce1">
            <text:p>4.066203951</text:p>
          </table:table-cell>
          <table:table-cell office:value-type="float" office:value="0.647761194029851" table:style-name="ce1">
            <text:p>0.647761194</text:p>
          </table:table-cell>
          <table:table-cell office:value-type="float" office:value="0.14863013698630101" table:style-name="ce1">
            <text:p>0.148630137</text:p>
          </table:table-cell>
          <table:table-cell office:value-type="float" office:value="0.65393258426966305" table:style-name="ce1">
            <text:p>0.653932584</text:p>
          </table:table-cell>
          <table:table-cell office:value-type="float" office:value="0.14391691394658801" table:style-name="ce1">
            <text:p>0.143916914</text:p>
          </table:table-cell>
          <table:table-cell office:value-type="float" office:value="1.3016937782995139" table:formula="of:=[.D1920]+[.F1920]" table:style-name="ce1">
            <text:p>1.3016937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18_9995.pkl</text:p>
          </table:table-cell>
          <table:table-cell office:value-type="float" office:value="5091" table:style-name="ce1">
            <text:p>5091</text:p>
          </table:table-cell>
          <table:table-cell office:value-type="float" office:value="4.5293655470437999" table:style-name="ce1">
            <text:p>4.529365547</text:p>
          </table:table-cell>
          <table:table-cell office:value-type="float" office:value="0.63450292397660801" table:style-name="ce1">
            <text:p>0.634502924</text:p>
          </table:table-cell>
          <table:table-cell office:value-type="float" office:value="0.121500559910414" table:style-name="ce1">
            <text:p>0.12150056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24793388429752" table:style-name="ce1">
            <text:p>0.124793388</text:p>
          </table:table-cell>
          <table:table-cell office:value-type="float" office:value="1.301169590643275" table:formula="of:=[.D1921]+[.F1921]" table:style-name="ce1">
            <text:p>1.3011695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18_9999995.pkl</text:p>
          </table:table-cell>
          <table:table-cell office:value-type="float" office:value="5091" table:style-name="ce1">
            <text:p>5091</text:p>
          </table:table-cell>
          <table:table-cell office:value-type="float" office:value="4.5293655470437999" table:style-name="ce1">
            <text:p>4.529365547</text:p>
          </table:table-cell>
          <table:table-cell office:value-type="float" office:value="0.63450292397660801" table:style-name="ce1">
            <text:p>0.634502924</text:p>
          </table:table-cell>
          <table:table-cell office:value-type="float" office:value="0.121500559910414" table:style-name="ce1">
            <text:p>0.12150056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24793388429752" table:style-name="ce1">
            <text:p>0.124793388</text:p>
          </table:table-cell>
          <table:table-cell office:value-type="float" office:value="1.301169590643275" table:formula="of:=[.D1922]+[.F1922]" table:style-name="ce1">
            <text:p>1.3011695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18_99995.pkl</text:p>
          </table:table-cell>
          <table:table-cell office:value-type="float" office:value="5091" table:style-name="ce1">
            <text:p>5091</text:p>
          </table:table-cell>
          <table:table-cell office:value-type="float" office:value="4.5293655470437999" table:style-name="ce1">
            <text:p>4.529365547</text:p>
          </table:table-cell>
          <table:table-cell office:value-type="float" office:value="0.63450292397660801" table:style-name="ce1">
            <text:p>0.634502924</text:p>
          </table:table-cell>
          <table:table-cell office:value-type="float" office:value="0.121500559910414" table:style-name="ce1">
            <text:p>0.12150056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24793388429752" table:style-name="ce1">
            <text:p>0.124793388</text:p>
          </table:table-cell>
          <table:table-cell office:value-type="float" office:value="1.301169590643275" table:formula="of:=[.D1923]+[.F1923]" table:style-name="ce1">
            <text:p>1.3011695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18_999995.pkl</text:p>
          </table:table-cell>
          <table:table-cell office:value-type="float" office:value="5091" table:style-name="ce1">
            <text:p>5091</text:p>
          </table:table-cell>
          <table:table-cell office:value-type="float" office:value="4.5293655470437999" table:style-name="ce1">
            <text:p>4.529365547</text:p>
          </table:table-cell>
          <table:table-cell office:value-type="float" office:value="0.63450292397660801" table:style-name="ce1">
            <text:p>0.634502924</text:p>
          </table:table-cell>
          <table:table-cell office:value-type="float" office:value="0.121500559910414" table:style-name="ce1">
            <text:p>0.12150056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24793388429752" table:style-name="ce1">
            <text:p>0.124793388</text:p>
          </table:table-cell>
          <table:table-cell office:value-type="float" office:value="1.301169590643275" table:formula="of:=[.D1924]+[.F1924]" table:style-name="ce1">
            <text:p>1.3011695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0225_999995.pkl</text:p>
          </table:table-cell>
          <table:table-cell office:value-type="float" office:value="5277" table:style-name="ce1">
            <text:p>5277</text:p>
          </table:table-cell>
          <table:table-cell office:value-type="float" office:value="4.5474701534963096" table:style-name="ce1">
            <text:p>4.547470153</text:p>
          </table:table-cell>
          <table:table-cell office:value-type="float" office:value="0.65027322404371601" table:style-name="ce1">
            <text:p>0.650273224</text:p>
          </table:table-cell>
          <table:table-cell office:value-type="float" office:value="0.11965811965812" table:style-name="ce1">
            <text:p>0.11965812</text:p>
          </table:table-cell>
          <table:table-cell office:value-type="float" office:value="0.64989059080962797" table:style-name="ce1">
            <text:p>0.649890591</text:p>
          </table:table-cell>
          <table:table-cell office:value-type="float" office:value="0.114849187935035" table:style-name="ce1">
            <text:p>0.114849188</text:p>
          </table:table-cell>
          <table:table-cell office:value-type="float" office:value="1.3001638148533439" table:formula="of:=[.D1925]+[.F1925]" table:style-name="ce1">
            <text:p>1.3001638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0225_9995.pkl</text:p>
          </table:table-cell>
          <table:table-cell office:value-type="float" office:value="5277" table:style-name="ce1">
            <text:p>5277</text:p>
          </table:table-cell>
          <table:table-cell office:value-type="float" office:value="4.5474701534963096" table:style-name="ce1">
            <text:p>4.547470153</text:p>
          </table:table-cell>
          <table:table-cell office:value-type="float" office:value="0.65027322404371601" table:style-name="ce1">
            <text:p>0.650273224</text:p>
          </table:table-cell>
          <table:table-cell office:value-type="float" office:value="0.11965811965812" table:style-name="ce1">
            <text:p>0.11965812</text:p>
          </table:table-cell>
          <table:table-cell office:value-type="float" office:value="0.64989059080962797" table:style-name="ce1">
            <text:p>0.649890591</text:p>
          </table:table-cell>
          <table:table-cell office:value-type="float" office:value="0.114849187935035" table:style-name="ce1">
            <text:p>0.114849188</text:p>
          </table:table-cell>
          <table:table-cell office:value-type="float" office:value="1.3001638148533439" table:formula="of:=[.D1926]+[.F1926]" table:style-name="ce1">
            <text:p>1.3001638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0225_99995.pkl</text:p>
          </table:table-cell>
          <table:table-cell office:value-type="float" office:value="5277" table:style-name="ce1">
            <text:p>5277</text:p>
          </table:table-cell>
          <table:table-cell office:value-type="float" office:value="4.5474701534963096" table:style-name="ce1">
            <text:p>4.547470153</text:p>
          </table:table-cell>
          <table:table-cell office:value-type="float" office:value="0.65027322404371601" table:style-name="ce1">
            <text:p>0.650273224</text:p>
          </table:table-cell>
          <table:table-cell office:value-type="float" office:value="0.11965811965812" table:style-name="ce1">
            <text:p>0.11965812</text:p>
          </table:table-cell>
          <table:table-cell office:value-type="float" office:value="0.64989059080962797" table:style-name="ce1">
            <text:p>0.649890591</text:p>
          </table:table-cell>
          <table:table-cell office:value-type="float" office:value="0.114849187935035" table:style-name="ce1">
            <text:p>0.114849188</text:p>
          </table:table-cell>
          <table:table-cell office:value-type="float" office:value="1.3001638148533439" table:formula="of:=[.D1927]+[.F1927]" table:style-name="ce1">
            <text:p>1.3001638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4_0225_9999995.pkl</text:p>
          </table:table-cell>
          <table:table-cell office:value-type="float" office:value="5277" table:style-name="ce1">
            <text:p>5277</text:p>
          </table:table-cell>
          <table:table-cell office:value-type="float" office:value="4.5474701534963096" table:style-name="ce1">
            <text:p>4.547470153</text:p>
          </table:table-cell>
          <table:table-cell office:value-type="float" office:value="0.65027322404371601" table:style-name="ce1">
            <text:p>0.650273224</text:p>
          </table:table-cell>
          <table:table-cell office:value-type="float" office:value="0.11965811965812" table:style-name="ce1">
            <text:p>0.11965812</text:p>
          </table:table-cell>
          <table:table-cell office:value-type="float" office:value="0.64989059080962797" table:style-name="ce1">
            <text:p>0.649890591</text:p>
          </table:table-cell>
          <table:table-cell office:value-type="float" office:value="0.114849187935035" table:style-name="ce1">
            <text:p>0.114849188</text:p>
          </table:table-cell>
          <table:table-cell office:value-type="float" office:value="1.3001638148533439" table:formula="of:=[.D1928]+[.F1928]" table:style-name="ce1">
            <text:p>1.3001638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36_999995.pkl</text:p>
          </table:table-cell>
          <table:table-cell office:value-type="float" office:value="4549" table:style-name="ce1">
            <text:p>4549</text:p>
          </table:table-cell>
          <table:table-cell office:value-type="float" office:value="5.6065069245988104" table:style-name="ce1">
            <text:p>5.606506925</text:p>
          </table:table-cell>
          <table:table-cell office:value-type="float" office:value="0.65014577259475204" table:style-name="ce1">
            <text:p>0.650145773</text:p>
          </table:table-cell>
          <table:table-cell office:value-type="float" office:value="9.62036238136324E-2" table:style-name="ce1">
            <text:p>0.096203624</text:p>
          </table:table-cell>
          <table:table-cell office:value-type="float" office:value="0.64977973568281899" table:style-name="ce1">
            <text:p>0.649779736</text:p>
          </table:table-cell>
          <table:table-cell office:value-type="float" office:value="9.4672657252888301E-2" table:style-name="ce1">
            <text:p>0.094672657</text:p>
          </table:table-cell>
          <table:table-cell office:value-type="float" office:value="1.2999255082775711" table:formula="of:=[.D1929]+[.F1929]" table:style-name="ce1">
            <text:p>1.2999255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36_99995.pkl</text:p>
          </table:table-cell>
          <table:table-cell office:value-type="float" office:value="4549" table:style-name="ce1">
            <text:p>4549</text:p>
          </table:table-cell>
          <table:table-cell office:value-type="float" office:value="5.6065069245988104" table:style-name="ce1">
            <text:p>5.606506925</text:p>
          </table:table-cell>
          <table:table-cell office:value-type="float" office:value="0.65014577259475204" table:style-name="ce1">
            <text:p>0.650145773</text:p>
          </table:table-cell>
          <table:table-cell office:value-type="float" office:value="9.62036238136324E-2" table:style-name="ce1">
            <text:p>0.096203624</text:p>
          </table:table-cell>
          <table:table-cell office:value-type="float" office:value="0.64977973568281899" table:style-name="ce1">
            <text:p>0.649779736</text:p>
          </table:table-cell>
          <table:table-cell office:value-type="float" office:value="9.4672657252888301E-2" table:style-name="ce1">
            <text:p>0.094672657</text:p>
          </table:table-cell>
          <table:table-cell office:value-type="float" office:value="1.2999255082775711" table:formula="of:=[.D1930]+[.F1930]" table:style-name="ce1">
            <text:p>1.2999255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36_9999995.pkl</text:p>
          </table:table-cell>
          <table:table-cell office:value-type="float" office:value="4549" table:style-name="ce1">
            <text:p>4549</text:p>
          </table:table-cell>
          <table:table-cell office:value-type="float" office:value="5.6065069245988104" table:style-name="ce1">
            <text:p>5.606506925</text:p>
          </table:table-cell>
          <table:table-cell office:value-type="float" office:value="0.65014577259475204" table:style-name="ce1">
            <text:p>0.650145773</text:p>
          </table:table-cell>
          <table:table-cell office:value-type="float" office:value="9.62036238136324E-2" table:style-name="ce1">
            <text:p>0.096203624</text:p>
          </table:table-cell>
          <table:table-cell office:value-type="float" office:value="0.64977973568281899" table:style-name="ce1">
            <text:p>0.649779736</text:p>
          </table:table-cell>
          <table:table-cell office:value-type="float" office:value="9.4672657252888301E-2" table:style-name="ce1">
            <text:p>0.094672657</text:p>
          </table:table-cell>
          <table:table-cell office:value-type="float" office:value="1.2999255082775711" table:formula="of:=[.D1931]+[.F1931]" table:style-name="ce1">
            <text:p>1.2999255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2000_8_36_9995.pkl</text:p>
          </table:table-cell>
          <table:table-cell office:value-type="float" office:value="4549" table:style-name="ce1">
            <text:p>4549</text:p>
          </table:table-cell>
          <table:table-cell office:value-type="float" office:value="5.6065069245988104" table:style-name="ce1">
            <text:p>5.606506925</text:p>
          </table:table-cell>
          <table:table-cell office:value-type="float" office:value="0.65014577259475204" table:style-name="ce1">
            <text:p>0.650145773</text:p>
          </table:table-cell>
          <table:table-cell office:value-type="float" office:value="9.62036238136324E-2" table:style-name="ce1">
            <text:p>0.096203624</text:p>
          </table:table-cell>
          <table:table-cell office:value-type="float" office:value="0.64977973568281899" table:style-name="ce1">
            <text:p>0.649779736</text:p>
          </table:table-cell>
          <table:table-cell office:value-type="float" office:value="9.4672657252888301E-2" table:style-name="ce1">
            <text:p>0.094672657</text:p>
          </table:table-cell>
          <table:table-cell office:value-type="float" office:value="1.2999255082775711" table:formula="of:=[.D1932]+[.F1932]" table:style-name="ce1">
            <text:p>1.2999255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18_99995.pkl</text:p>
          </table:table-cell>
          <table:table-cell office:value-type="float" office:value="6050" table:style-name="ce1">
            <text:p>6050</text:p>
          </table:table-cell>
          <table:table-cell office:value-type="float" office:value="4.5280991735537199" table:style-name="ce1">
            <text:p>4.528099174</text:p>
          </table:table-cell>
          <table:table-cell office:value-type="float" office:value="0.640226628895184" table:style-name="ce1">
            <text:p>0.640226629</text:p>
          </table:table-cell>
          <table:table-cell office:value-type="float" office:value="0.12295973884657201" table:style-name="ce1">
            <text:p>0.122959739</text:p>
          </table:table-cell>
          <table:table-cell office:value-type="float" office:value="0.65864332603938702" table:style-name="ce1">
            <text:p>0.658643326</text:p>
          </table:table-cell>
          <table:table-cell office:value-type="float" office:value="0.12280701754386" table:style-name="ce1">
            <text:p>0.122807018</text:p>
          </table:table-cell>
          <table:table-cell office:value-type="float" office:value="1.298869954934571" table:formula="of:=[.D1933]+[.F1933]" table:style-name="ce1">
            <text:p>1.2988699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18_9995.pkl</text:p>
          </table:table-cell>
          <table:table-cell office:value-type="float" office:value="6050" table:style-name="ce1">
            <text:p>6050</text:p>
          </table:table-cell>
          <table:table-cell office:value-type="float" office:value="4.5280991735537199" table:style-name="ce1">
            <text:p>4.528099174</text:p>
          </table:table-cell>
          <table:table-cell office:value-type="float" office:value="0.640226628895184" table:style-name="ce1">
            <text:p>0.640226629</text:p>
          </table:table-cell>
          <table:table-cell office:value-type="float" office:value="0.12295973884657201" table:style-name="ce1">
            <text:p>0.122959739</text:p>
          </table:table-cell>
          <table:table-cell office:value-type="float" office:value="0.65864332603938702" table:style-name="ce1">
            <text:p>0.658643326</text:p>
          </table:table-cell>
          <table:table-cell office:value-type="float" office:value="0.12280701754386" table:style-name="ce1">
            <text:p>0.122807018</text:p>
          </table:table-cell>
          <table:table-cell office:value-type="float" office:value="1.298869954934571" table:formula="of:=[.D1934]+[.F1934]" table:style-name="ce1">
            <text:p>1.2988699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18_999995.pkl</text:p>
          </table:table-cell>
          <table:table-cell office:value-type="float" office:value="6050" table:style-name="ce1">
            <text:p>6050</text:p>
          </table:table-cell>
          <table:table-cell office:value-type="float" office:value="4.5280991735537199" table:style-name="ce1">
            <text:p>4.528099174</text:p>
          </table:table-cell>
          <table:table-cell office:value-type="float" office:value="0.640226628895184" table:style-name="ce1">
            <text:p>0.640226629</text:p>
          </table:table-cell>
          <table:table-cell office:value-type="float" office:value="0.12295973884657201" table:style-name="ce1">
            <text:p>0.122959739</text:p>
          </table:table-cell>
          <table:table-cell office:value-type="float" office:value="0.65864332603938702" table:style-name="ce1">
            <text:p>0.658643326</text:p>
          </table:table-cell>
          <table:table-cell office:value-type="float" office:value="0.12280701754386" table:style-name="ce1">
            <text:p>0.122807018</text:p>
          </table:table-cell>
          <table:table-cell office:value-type="float" office:value="1.298869954934571" table:formula="of:=[.D1935]+[.F1935]" table:style-name="ce1">
            <text:p>1.2988699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18_9999995.pkl</text:p>
          </table:table-cell>
          <table:table-cell office:value-type="float" office:value="6050" table:style-name="ce1">
            <text:p>6050</text:p>
          </table:table-cell>
          <table:table-cell office:value-type="float" office:value="4.5280991735537199" table:style-name="ce1">
            <text:p>4.528099174</text:p>
          </table:table-cell>
          <table:table-cell office:value-type="float" office:value="0.640226628895184" table:style-name="ce1">
            <text:p>0.640226629</text:p>
          </table:table-cell>
          <table:table-cell office:value-type="float" office:value="0.12295973884657201" table:style-name="ce1">
            <text:p>0.122959739</text:p>
          </table:table-cell>
          <table:table-cell office:value-type="float" office:value="0.65864332603938702" table:style-name="ce1">
            <text:p>0.658643326</text:p>
          </table:table-cell>
          <table:table-cell office:value-type="float" office:value="0.12280701754386" table:style-name="ce1">
            <text:p>0.122807018</text:p>
          </table:table-cell>
          <table:table-cell office:value-type="float" office:value="1.298869954934571" table:formula="of:=[.D1936]+[.F1936]" table:style-name="ce1">
            <text:p>1.2988699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36_9995.pkl</text:p>
          </table:table-cell>
          <table:table-cell office:value-type="float" office:value="7881" table:style-name="ce1">
            <text:p>7881</text:p>
          </table:table-cell>
          <table:table-cell office:value-type="float" office:value="4.7934272300469498" table:style-name="ce1">
            <text:p>4.79342723</text:p>
          </table:table-cell>
          <table:table-cell office:value-type="float" office:value="0.62903225806451601" table:style-name="ce1">
            <text:p>0.629032258</text:p>
          </table:table-cell>
          <table:table-cell office:value-type="float" office:value="8.3452211126961495E-2" table:style-name="ce1">
            <text:p>0.083452211</text:p>
          </table:table-cell>
          <table:table-cell office:value-type="float" office:value="0.66884531590413898" table:style-name="ce1">
            <text:p>0.668845316</text:p>
          </table:table-cell>
          <table:table-cell office:value-type="float" office:value="8.3040302948336503E-2" table:style-name="ce1">
            <text:p>0.083040303</text:p>
          </table:table-cell>
          <table:table-cell office:value-type="float" office:value="1.297877573968655" table:formula="of:=[.D1937]+[.F1937]" table:style-name="ce1">
            <text:p>1.2978775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36_9999995.pkl</text:p>
          </table:table-cell>
          <table:table-cell office:value-type="float" office:value="7881" table:style-name="ce1">
            <text:p>7881</text:p>
          </table:table-cell>
          <table:table-cell office:value-type="float" office:value="4.7934272300469498" table:style-name="ce1">
            <text:p>4.79342723</text:p>
          </table:table-cell>
          <table:table-cell office:value-type="float" office:value="0.62903225806451601" table:style-name="ce1">
            <text:p>0.629032258</text:p>
          </table:table-cell>
          <table:table-cell office:value-type="float" office:value="8.3452211126961495E-2" table:style-name="ce1">
            <text:p>0.083452211</text:p>
          </table:table-cell>
          <table:table-cell office:value-type="float" office:value="0.66884531590413898" table:style-name="ce1">
            <text:p>0.668845316</text:p>
          </table:table-cell>
          <table:table-cell office:value-type="float" office:value="8.3040302948336503E-2" table:style-name="ce1">
            <text:p>0.083040303</text:p>
          </table:table-cell>
          <table:table-cell office:value-type="float" office:value="1.297877573968655" table:formula="of:=[.D1938]+[.F1938]" table:style-name="ce1">
            <text:p>1.2978775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36_999995.pkl</text:p>
          </table:table-cell>
          <table:table-cell office:value-type="float" office:value="7881" table:style-name="ce1">
            <text:p>7881</text:p>
          </table:table-cell>
          <table:table-cell office:value-type="float" office:value="4.7934272300469498" table:style-name="ce1">
            <text:p>4.79342723</text:p>
          </table:table-cell>
          <table:table-cell office:value-type="float" office:value="0.62903225806451601" table:style-name="ce1">
            <text:p>0.629032258</text:p>
          </table:table-cell>
          <table:table-cell office:value-type="float" office:value="8.3452211126961495E-2" table:style-name="ce1">
            <text:p>0.083452211</text:p>
          </table:table-cell>
          <table:table-cell office:value-type="float" office:value="0.66884531590413898" table:style-name="ce1">
            <text:p>0.668845316</text:p>
          </table:table-cell>
          <table:table-cell office:value-type="float" office:value="8.3040302948336503E-2" table:style-name="ce1">
            <text:p>0.083040303</text:p>
          </table:table-cell>
          <table:table-cell office:value-type="float" office:value="1.297877573968655" table:formula="of:=[.D1939]+[.F1939]" table:style-name="ce1">
            <text:p>1.2978775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36_99995.pkl</text:p>
          </table:table-cell>
          <table:table-cell office:value-type="float" office:value="7881" table:style-name="ce1">
            <text:p>7881</text:p>
          </table:table-cell>
          <table:table-cell office:value-type="float" office:value="4.7934272300469498" table:style-name="ce1">
            <text:p>4.79342723</text:p>
          </table:table-cell>
          <table:table-cell office:value-type="float" office:value="0.62903225806451601" table:style-name="ce1">
            <text:p>0.629032258</text:p>
          </table:table-cell>
          <table:table-cell office:value-type="float" office:value="8.3452211126961495E-2" table:style-name="ce1">
            <text:p>0.083452211</text:p>
          </table:table-cell>
          <table:table-cell office:value-type="float" office:value="0.66884531590413898" table:style-name="ce1">
            <text:p>0.668845316</text:p>
          </table:table-cell>
          <table:table-cell office:value-type="float" office:value="8.3040302948336503E-2" table:style-name="ce1">
            <text:p>0.083040303</text:p>
          </table:table-cell>
          <table:table-cell office:value-type="float" office:value="1.297877573968655" table:formula="of:=[.D1940]+[.F1940]" table:style-name="ce1">
            <text:p>1.2978775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18_9999995.pkl</text:p>
          </table:table-cell>
          <table:table-cell office:value-type="float" office:value="5181" table:style-name="ce1">
            <text:p>5181</text:p>
          </table:table-cell>
          <table:table-cell office:value-type="float" office:value="4.5975680370584797" table:style-name="ce1">
            <text:p>4.597568037</text:p>
          </table:table-cell>
          <table:table-cell office:value-type="float" office:value="0.638968481375358" table:style-name="ce1">
            <text:p>0.638968481</text:p>
          </table:table-cell>
          <table:table-cell office:value-type="float" office:value="0.12535132096683499" table:style-name="ce1">
            <text:p>0.125351321</text:p>
          </table:table-cell>
          <table:table-cell office:value-type="float" office:value="0.65859030837004395" table:style-name="ce1">
            <text:p>0.658590308</text:p>
          </table:table-cell>
          <table:table-cell office:value-type="float" office:value="0.13177611282503299" table:style-name="ce1">
            <text:p>0.131776113</text:p>
          </table:table-cell>
          <table:table-cell office:value-type="float" office:value="1.297558789745402" table:formula="of:=[.D1941]+[.F1941]" table:style-name="ce1">
            <text:p>1.297558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18_999995.pkl</text:p>
          </table:table-cell>
          <table:table-cell office:value-type="float" office:value="5181" table:style-name="ce1">
            <text:p>5181</text:p>
          </table:table-cell>
          <table:table-cell office:value-type="float" office:value="4.5975680370584797" table:style-name="ce1">
            <text:p>4.597568037</text:p>
          </table:table-cell>
          <table:table-cell office:value-type="float" office:value="0.638968481375358" table:style-name="ce1">
            <text:p>0.638968481</text:p>
          </table:table-cell>
          <table:table-cell office:value-type="float" office:value="0.12535132096683499" table:style-name="ce1">
            <text:p>0.125351321</text:p>
          </table:table-cell>
          <table:table-cell office:value-type="float" office:value="0.65859030837004395" table:style-name="ce1">
            <text:p>0.658590308</text:p>
          </table:table-cell>
          <table:table-cell office:value-type="float" office:value="0.13177611282503299" table:style-name="ce1">
            <text:p>0.131776113</text:p>
          </table:table-cell>
          <table:table-cell office:value-type="float" office:value="1.297558789745402" table:formula="of:=[.D1942]+[.F1942]" table:style-name="ce1">
            <text:p>1.297558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18_99995.pkl</text:p>
          </table:table-cell>
          <table:table-cell office:value-type="float" office:value="5181" table:style-name="ce1">
            <text:p>5181</text:p>
          </table:table-cell>
          <table:table-cell office:value-type="float" office:value="4.5975680370584797" table:style-name="ce1">
            <text:p>4.597568037</text:p>
          </table:table-cell>
          <table:table-cell office:value-type="float" office:value="0.638968481375358" table:style-name="ce1">
            <text:p>0.638968481</text:p>
          </table:table-cell>
          <table:table-cell office:value-type="float" office:value="0.12535132096683499" table:style-name="ce1">
            <text:p>0.125351321</text:p>
          </table:table-cell>
          <table:table-cell office:value-type="float" office:value="0.65859030837004395" table:style-name="ce1">
            <text:p>0.658590308</text:p>
          </table:table-cell>
          <table:table-cell office:value-type="float" office:value="0.13177611282503299" table:style-name="ce1">
            <text:p>0.131776113</text:p>
          </table:table-cell>
          <table:table-cell office:value-type="float" office:value="1.297558789745402" table:formula="of:=[.D1943]+[.F1943]" table:style-name="ce1">
            <text:p>1.297558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18_9995.pkl</text:p>
          </table:table-cell>
          <table:table-cell office:value-type="float" office:value="5181" table:style-name="ce1">
            <text:p>5181</text:p>
          </table:table-cell>
          <table:table-cell office:value-type="float" office:value="4.5975680370584797" table:style-name="ce1">
            <text:p>4.597568037</text:p>
          </table:table-cell>
          <table:table-cell office:value-type="float" office:value="0.638968481375358" table:style-name="ce1">
            <text:p>0.638968481</text:p>
          </table:table-cell>
          <table:table-cell office:value-type="float" office:value="0.12535132096683499" table:style-name="ce1">
            <text:p>0.125351321</text:p>
          </table:table-cell>
          <table:table-cell office:value-type="float" office:value="0.65859030837004395" table:style-name="ce1">
            <text:p>0.658590308</text:p>
          </table:table-cell>
          <table:table-cell office:value-type="float" office:value="0.13177611282503299" table:style-name="ce1">
            <text:p>0.131776113</text:p>
          </table:table-cell>
          <table:table-cell office:value-type="float" office:value="1.297558789745402" table:formula="of:=[.D1944]+[.F1944]" table:style-name="ce1">
            <text:p>1.297558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09_9995.pkl</text:p>
          </table:table-cell>
          <table:table-cell office:value-type="float" office:value="5062" table:style-name="ce1">
            <text:p>5062</text:p>
          </table:table-cell>
          <table:table-cell office:value-type="float" office:value="4.7516791781904404" table:style-name="ce1">
            <text:p>4.751679178</text:p>
          </table:table-cell>
          <table:table-cell office:value-type="float" office:value="0.636887608069164" table:style-name="ce1">
            <text:p>0.636887608</text:p>
          </table:table-cell>
          <table:table-cell office:value-type="float" office:value="0.117179215270414" table:style-name="ce1">
            <text:p>0.117179215</text:p>
          </table:table-cell>
          <table:table-cell office:value-type="float" office:value="0.65859030837004395" table:style-name="ce1">
            <text:p>0.658590308</text:p>
          </table:table-cell>
          <table:table-cell office:value-type="float" office:value="0.122190437270127" table:style-name="ce1">
            <text:p>0.122190437</text:p>
          </table:table-cell>
          <table:table-cell office:value-type="float" office:value="1.2954779164392081" table:formula="of:=[.D1945]+[.F1945]" table:style-name="ce1">
            <text:p>1.2954779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09_99995.pkl</text:p>
          </table:table-cell>
          <table:table-cell office:value-type="float" office:value="5062" table:style-name="ce1">
            <text:p>5062</text:p>
          </table:table-cell>
          <table:table-cell office:value-type="float" office:value="4.7516791781904404" table:style-name="ce1">
            <text:p>4.751679178</text:p>
          </table:table-cell>
          <table:table-cell office:value-type="float" office:value="0.636887608069164" table:style-name="ce1">
            <text:p>0.636887608</text:p>
          </table:table-cell>
          <table:table-cell office:value-type="float" office:value="0.117179215270414" table:style-name="ce1">
            <text:p>0.117179215</text:p>
          </table:table-cell>
          <table:table-cell office:value-type="float" office:value="0.65859030837004395" table:style-name="ce1">
            <text:p>0.658590308</text:p>
          </table:table-cell>
          <table:table-cell office:value-type="float" office:value="0.122190437270127" table:style-name="ce1">
            <text:p>0.122190437</text:p>
          </table:table-cell>
          <table:table-cell office:value-type="float" office:value="1.2954779164392081" table:formula="of:=[.D1946]+[.F1946]" table:style-name="ce1">
            <text:p>1.2954779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09_9999995.pkl</text:p>
          </table:table-cell>
          <table:table-cell office:value-type="float" office:value="5062" table:style-name="ce1">
            <text:p>5062</text:p>
          </table:table-cell>
          <table:table-cell office:value-type="float" office:value="4.7516791781904404" table:style-name="ce1">
            <text:p>4.751679178</text:p>
          </table:table-cell>
          <table:table-cell office:value-type="float" office:value="0.636887608069164" table:style-name="ce1">
            <text:p>0.636887608</text:p>
          </table:table-cell>
          <table:table-cell office:value-type="float" office:value="0.117179215270414" table:style-name="ce1">
            <text:p>0.117179215</text:p>
          </table:table-cell>
          <table:table-cell office:value-type="float" office:value="0.65859030837004395" table:style-name="ce1">
            <text:p>0.658590308</text:p>
          </table:table-cell>
          <table:table-cell office:value-type="float" office:value="0.122190437270127" table:style-name="ce1">
            <text:p>0.122190437</text:p>
          </table:table-cell>
          <table:table-cell office:value-type="float" office:value="1.2954779164392081" table:formula="of:=[.D1947]+[.F1947]" table:style-name="ce1">
            <text:p>1.2954779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1_09_999995.pkl</text:p>
          </table:table-cell>
          <table:table-cell office:value-type="float" office:value="5062" table:style-name="ce1">
            <text:p>5062</text:p>
          </table:table-cell>
          <table:table-cell office:value-type="float" office:value="4.7516791781904404" table:style-name="ce1">
            <text:p>4.751679178</text:p>
          </table:table-cell>
          <table:table-cell office:value-type="float" office:value="0.636887608069164" table:style-name="ce1">
            <text:p>0.636887608</text:p>
          </table:table-cell>
          <table:table-cell office:value-type="float" office:value="0.117179215270414" table:style-name="ce1">
            <text:p>0.117179215</text:p>
          </table:table-cell>
          <table:table-cell office:value-type="float" office:value="0.65859030837004395" table:style-name="ce1">
            <text:p>0.658590308</text:p>
          </table:table-cell>
          <table:table-cell office:value-type="float" office:value="0.122190437270127" table:style-name="ce1">
            <text:p>0.122190437</text:p>
          </table:table-cell>
          <table:table-cell office:value-type="float" office:value="1.2954779164392081" table:formula="of:=[.D1948]+[.F1948]" table:style-name="ce1">
            <text:p>1.2954779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36_999995.pkl</text:p>
          </table:table-cell>
          <table:table-cell office:value-type="float" office:value="6736" table:style-name="ce1">
            <text:p>6736</text:p>
          </table:table-cell>
          <table:table-cell office:value-type="float" office:value="4.2725653206650804" table:style-name="ce1">
            <text:p>4.272565321</text:p>
          </table:table-cell>
          <table:table-cell office:value-type="float" office:value="0.64305177111716605" table:style-name="ce1">
            <text:p>0.643051771</text:p>
          </table:table-cell>
          <table:table-cell office:value-type="float" office:value="0.123237597911227" table:style-name="ce1">
            <text:p>0.123237598</text:p>
          </table:table-cell>
          <table:table-cell office:value-type="float" office:value="0.65054945054945101" table:style-name="ce1">
            <text:p>0.650549451</text:p>
          </table:table-cell>
          <table:table-cell office:value-type="float" office:value="0.117975288959745" table:style-name="ce1">
            <text:p>0.117975289</text:p>
          </table:table-cell>
          <table:table-cell office:value-type="float" office:value="1.2936012216666171" table:formula="of:=[.D1949]+[.F1949]" table:style-name="ce1">
            <text:p>1.2936012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36_9999995.pkl</text:p>
          </table:table-cell>
          <table:table-cell office:value-type="float" office:value="6736" table:style-name="ce1">
            <text:p>6736</text:p>
          </table:table-cell>
          <table:table-cell office:value-type="float" office:value="4.2725653206650804" table:style-name="ce1">
            <text:p>4.272565321</text:p>
          </table:table-cell>
          <table:table-cell office:value-type="float" office:value="0.64305177111716605" table:style-name="ce1">
            <text:p>0.643051771</text:p>
          </table:table-cell>
          <table:table-cell office:value-type="float" office:value="0.123237597911227" table:style-name="ce1">
            <text:p>0.123237598</text:p>
          </table:table-cell>
          <table:table-cell office:value-type="float" office:value="0.65054945054945101" table:style-name="ce1">
            <text:p>0.650549451</text:p>
          </table:table-cell>
          <table:table-cell office:value-type="float" office:value="0.117975288959745" table:style-name="ce1">
            <text:p>0.117975289</text:p>
          </table:table-cell>
          <table:table-cell office:value-type="float" office:value="1.2936012216666171" table:formula="of:=[.D1950]+[.F1950]" table:style-name="ce1">
            <text:p>1.2936012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36_9995.pkl</text:p>
          </table:table-cell>
          <table:table-cell office:value-type="float" office:value="6736" table:style-name="ce1">
            <text:p>6736</text:p>
          </table:table-cell>
          <table:table-cell office:value-type="float" office:value="4.2725653206650804" table:style-name="ce1">
            <text:p>4.272565321</text:p>
          </table:table-cell>
          <table:table-cell office:value-type="float" office:value="0.64305177111716605" table:style-name="ce1">
            <text:p>0.643051771</text:p>
          </table:table-cell>
          <table:table-cell office:value-type="float" office:value="0.123237597911227" table:style-name="ce1">
            <text:p>0.123237598</text:p>
          </table:table-cell>
          <table:table-cell office:value-type="float" office:value="0.65054945054945101" table:style-name="ce1">
            <text:p>0.650549451</text:p>
          </table:table-cell>
          <table:table-cell office:value-type="float" office:value="0.117975288959745" table:style-name="ce1">
            <text:p>0.117975289</text:p>
          </table:table-cell>
          <table:table-cell office:value-type="float" office:value="1.2936012216666171" table:formula="of:=[.D1951]+[.F1951]" table:style-name="ce1">
            <text:p>1.2936012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36_99995.pkl</text:p>
          </table:table-cell>
          <table:table-cell office:value-type="float" office:value="6736" table:style-name="ce1">
            <text:p>6736</text:p>
          </table:table-cell>
          <table:table-cell office:value-type="float" office:value="4.2725653206650804" table:style-name="ce1">
            <text:p>4.272565321</text:p>
          </table:table-cell>
          <table:table-cell office:value-type="float" office:value="0.64305177111716605" table:style-name="ce1">
            <text:p>0.643051771</text:p>
          </table:table-cell>
          <table:table-cell office:value-type="float" office:value="0.123237597911227" table:style-name="ce1">
            <text:p>0.123237598</text:p>
          </table:table-cell>
          <table:table-cell office:value-type="float" office:value="0.65054945054945101" table:style-name="ce1">
            <text:p>0.650549451</text:p>
          </table:table-cell>
          <table:table-cell office:value-type="float" office:value="0.117975288959745" table:style-name="ce1">
            <text:p>0.117975289</text:p>
          </table:table-cell>
          <table:table-cell office:value-type="float" office:value="1.2936012216666171" table:formula="of:=[.D1952]+[.F1952]" table:style-name="ce1">
            <text:p>1.2936012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test_test_4000__09_9995.pkl</text:p>
          </table:table-cell>
          <table:table-cell office:value-type="float" office:value="5719" table:style-name="ce1">
            <text:p>5719</text:p>
          </table:table-cell>
          <table:table-cell office:value-type="float" office:value="4.2920090924986898" table:style-name="ce1">
            <text:p>4.292009092</text:p>
          </table:table-cell>
          <table:table-cell office:value-type="float" office:value="0.63456090651558095" table:style-name="ce1">
            <text:p>0.634560907</text:p>
          </table:table-cell>
          <table:table-cell office:value-type="float" office:value="0.13223140495867799" table:style-name="ce1">
            <text:p>0.132231405</text:p>
          </table:table-cell>
          <table:table-cell office:value-type="float" office:value="0.65562913907284803" table:style-name="ce1">
            <text:p>0.655629139</text:p>
          </table:table-cell>
          <table:table-cell office:value-type="float" office:value="0.13294538943598899" table:style-name="ce1">
            <text:p>0.132945389</text:p>
          </table:table-cell>
          <table:table-cell office:value-type="float" office:value="1.290190045588429" table:formula="of:=[.D1953]+[.F1953]" table:style-name="ce1">
            <text:p>1.2901900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36_9995.pkl</text:p>
          </table:table-cell>
          <table:table-cell office:value-type="float" office:value="5882" table:style-name="ce1">
            <text:p>5882</text:p>
          </table:table-cell>
          <table:table-cell office:value-type="float" office:value="4.4449166950016998" table:style-name="ce1">
            <text:p>4.444916695</text:p>
          </table:table-cell>
          <table:table-cell office:value-type="float" office:value="0.63231197771587699" table:style-name="ce1">
            <text:p>0.632311978</text:p>
          </table:table-cell>
          <table:table-cell office:value-type="float" office:value="0.12479384277075301" table:style-name="ce1">
            <text:p>0.124793843</text:p>
          </table:table-cell>
          <table:table-cell office:value-type="float" office:value="0.65707964601769897" table:style-name="ce1">
            <text:p>0.657079646</text:p>
          </table:table-cell>
          <table:table-cell office:value-type="float" office:value="0.122828784119107" table:style-name="ce1">
            <text:p>0.122828784</text:p>
          </table:table-cell>
          <table:table-cell office:value-type="float" office:value="1.2893916237335761" table:formula="of:=[.D1954]+[.F1954]" table:style-name="ce1">
            <text:p>1.2893916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36_999995.pkl</text:p>
          </table:table-cell>
          <table:table-cell office:value-type="float" office:value="5882" table:style-name="ce1">
            <text:p>5882</text:p>
          </table:table-cell>
          <table:table-cell office:value-type="float" office:value="4.4449166950016998" table:style-name="ce1">
            <text:p>4.444916695</text:p>
          </table:table-cell>
          <table:table-cell office:value-type="float" office:value="0.63231197771587699" table:style-name="ce1">
            <text:p>0.632311978</text:p>
          </table:table-cell>
          <table:table-cell office:value-type="float" office:value="0.12479384277075301" table:style-name="ce1">
            <text:p>0.124793843</text:p>
          </table:table-cell>
          <table:table-cell office:value-type="float" office:value="0.65707964601769897" table:style-name="ce1">
            <text:p>0.657079646</text:p>
          </table:table-cell>
          <table:table-cell office:value-type="float" office:value="0.122828784119107" table:style-name="ce1">
            <text:p>0.122828784</text:p>
          </table:table-cell>
          <table:table-cell office:value-type="float" office:value="1.2893916237335761" table:formula="of:=[.D1955]+[.F1955]" table:style-name="ce1">
            <text:p>1.2893916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36_99995.pkl</text:p>
          </table:table-cell>
          <table:table-cell office:value-type="float" office:value="5882" table:style-name="ce1">
            <text:p>5882</text:p>
          </table:table-cell>
          <table:table-cell office:value-type="float" office:value="4.4449166950016998" table:style-name="ce1">
            <text:p>4.444916695</text:p>
          </table:table-cell>
          <table:table-cell office:value-type="float" office:value="0.63231197771587699" table:style-name="ce1">
            <text:p>0.632311978</text:p>
          </table:table-cell>
          <table:table-cell office:value-type="float" office:value="0.12479384277075301" table:style-name="ce1">
            <text:p>0.124793843</text:p>
          </table:table-cell>
          <table:table-cell office:value-type="float" office:value="0.65707964601769897" table:style-name="ce1">
            <text:p>0.657079646</text:p>
          </table:table-cell>
          <table:table-cell office:value-type="float" office:value="0.122828784119107" table:style-name="ce1">
            <text:p>0.122828784</text:p>
          </table:table-cell>
          <table:table-cell office:value-type="float" office:value="1.2893916237335761" table:formula="of:=[.D1956]+[.F1956]" table:style-name="ce1">
            <text:p>1.2893916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36_9999995.pkl</text:p>
          </table:table-cell>
          <table:table-cell office:value-type="float" office:value="5882" table:style-name="ce1">
            <text:p>5882</text:p>
          </table:table-cell>
          <table:table-cell office:value-type="float" office:value="4.4449166950016998" table:style-name="ce1">
            <text:p>4.444916695</text:p>
          </table:table-cell>
          <table:table-cell office:value-type="float" office:value="0.63231197771587699" table:style-name="ce1">
            <text:p>0.632311978</text:p>
          </table:table-cell>
          <table:table-cell office:value-type="float" office:value="0.12479384277075301" table:style-name="ce1">
            <text:p>0.124793843</text:p>
          </table:table-cell>
          <table:table-cell office:value-type="float" office:value="0.65707964601769897" table:style-name="ce1">
            <text:p>0.657079646</text:p>
          </table:table-cell>
          <table:table-cell office:value-type="float" office:value="0.122828784119107" table:style-name="ce1">
            <text:p>0.122828784</text:p>
          </table:table-cell>
          <table:table-cell office:value-type="float" office:value="1.2893916237335761" table:formula="of:=[.D1957]+[.F1957]" table:style-name="ce1">
            <text:p>1.2893916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36_999995.pkl</text:p>
          </table:table-cell>
          <table:table-cell office:value-type="float" office:value="5565" table:style-name="ce1">
            <text:p>5565</text:p>
          </table:table-cell>
          <table:table-cell office:value-type="float" office:value="5.1836477987421397" table:style-name="ce1">
            <text:p>5.183647799</text:p>
          </table:table-cell>
          <table:table-cell office:value-type="float" office:value="0.62393162393162405" table:style-name="ce1">
            <text:p>0.623931624</text:p>
          </table:table-cell>
          <table:table-cell office:value-type="float" office:value="0.107722577471717" table:style-name="ce1">
            <text:p>0.107722577</text:p>
          </table:table-cell>
          <table:table-cell office:value-type="float" office:value="0.66520787746170695" table:style-name="ce1">
            <text:p>0.665207877</text:p>
          </table:table-cell>
          <table:table-cell office:value-type="float" office:value="0.112717834631072" table:style-name="ce1">
            <text:p>0.112717835</text:p>
          </table:table-cell>
          <table:table-cell office:value-type="float" office:value="1.2891395013933309" table:formula="of:=[.D1958]+[.F1958]" table:style-name="ce1">
            <text:p>1.2891395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36_9999995.pkl</text:p>
          </table:table-cell>
          <table:table-cell office:value-type="float" office:value="5565" table:style-name="ce1">
            <text:p>5565</text:p>
          </table:table-cell>
          <table:table-cell office:value-type="float" office:value="5.1836477987421397" table:style-name="ce1">
            <text:p>5.183647799</text:p>
          </table:table-cell>
          <table:table-cell office:value-type="float" office:value="0.62393162393162405" table:style-name="ce1">
            <text:p>0.623931624</text:p>
          </table:table-cell>
          <table:table-cell office:value-type="float" office:value="0.107722577471717" table:style-name="ce1">
            <text:p>0.107722577</text:p>
          </table:table-cell>
          <table:table-cell office:value-type="float" office:value="0.66520787746170695" table:style-name="ce1">
            <text:p>0.665207877</text:p>
          </table:table-cell>
          <table:table-cell office:value-type="float" office:value="0.112717834631072" table:style-name="ce1">
            <text:p>0.112717835</text:p>
          </table:table-cell>
          <table:table-cell office:value-type="float" office:value="1.2891395013933309" table:formula="of:=[.D1959]+[.F1959]" table:style-name="ce1">
            <text:p>1.2891395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36_99995.pkl</text:p>
          </table:table-cell>
          <table:table-cell office:value-type="float" office:value="5565" table:style-name="ce1">
            <text:p>5565</text:p>
          </table:table-cell>
          <table:table-cell office:value-type="float" office:value="5.1836477987421397" table:style-name="ce1">
            <text:p>5.183647799</text:p>
          </table:table-cell>
          <table:table-cell office:value-type="float" office:value="0.62393162393162405" table:style-name="ce1">
            <text:p>0.623931624</text:p>
          </table:table-cell>
          <table:table-cell office:value-type="float" office:value="0.107722577471717" table:style-name="ce1">
            <text:p>0.107722577</text:p>
          </table:table-cell>
          <table:table-cell office:value-type="float" office:value="0.66520787746170695" table:style-name="ce1">
            <text:p>0.665207877</text:p>
          </table:table-cell>
          <table:table-cell office:value-type="float" office:value="0.112717834631072" table:style-name="ce1">
            <text:p>0.112717835</text:p>
          </table:table-cell>
          <table:table-cell office:value-type="float" office:value="1.2891395013933309" table:formula="of:=[.D1960]+[.F1960]" table:style-name="ce1">
            <text:p>1.2891395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36_9995.pkl</text:p>
          </table:table-cell>
          <table:table-cell office:value-type="float" office:value="5565" table:style-name="ce1">
            <text:p>5565</text:p>
          </table:table-cell>
          <table:table-cell office:value-type="float" office:value="5.1836477987421397" table:style-name="ce1">
            <text:p>5.183647799</text:p>
          </table:table-cell>
          <table:table-cell office:value-type="float" office:value="0.62393162393162405" table:style-name="ce1">
            <text:p>0.623931624</text:p>
          </table:table-cell>
          <table:table-cell office:value-type="float" office:value="0.107722577471717" table:style-name="ce1">
            <text:p>0.107722577</text:p>
          </table:table-cell>
          <table:table-cell office:value-type="float" office:value="0.66520787746170695" table:style-name="ce1">
            <text:p>0.665207877</text:p>
          </table:table-cell>
          <table:table-cell office:value-type="float" office:value="0.112717834631072" table:style-name="ce1">
            <text:p>0.112717835</text:p>
          </table:table-cell>
          <table:table-cell office:value-type="float" office:value="1.2891395013933309" table:formula="of:=[.D1961]+[.F1961]" table:style-name="ce1">
            <text:p>1.2891395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36_999995.pkl</text:p>
          </table:table-cell>
          <table:table-cell office:value-type="float" office:value="5422" table:style-name="ce1">
            <text:p>5422</text:p>
          </table:table-cell>
          <table:table-cell office:value-type="float" office:value="4.4291774253043199" table:style-name="ce1">
            <text:p>4.429177425</text:p>
          </table:table-cell>
          <table:table-cell office:value-type="float" office:value="0.622857142857143" table:style-name="ce1">
            <text:p>0.622857143</text:p>
          </table:table-cell>
          <table:table-cell office:value-type="float" office:value="0.12572087658592801" table:style-name="ce1">
            <text:p>0.125720877</text:p>
          </table:table-cell>
          <table:table-cell office:value-type="float" office:value="0.66222222222222205" table:style-name="ce1">
            <text:p>0.662222222</text:p>
          </table:table-cell>
          <table:table-cell office:value-type="float" office:value="0.128172043010753" table:style-name="ce1">
            <text:p>0.128172043</text:p>
          </table:table-cell>
          <table:table-cell office:value-type="float" office:value="1.285079365079365" table:formula="of:=[.D1962]+[.F1962]" table:style-name="ce1">
            <text:p>1.2850793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36_99995.pkl</text:p>
          </table:table-cell>
          <table:table-cell office:value-type="float" office:value="5422" table:style-name="ce1">
            <text:p>5422</text:p>
          </table:table-cell>
          <table:table-cell office:value-type="float" office:value="4.4291774253043199" table:style-name="ce1">
            <text:p>4.429177425</text:p>
          </table:table-cell>
          <table:table-cell office:value-type="float" office:value="0.622857142857143" table:style-name="ce1">
            <text:p>0.622857143</text:p>
          </table:table-cell>
          <table:table-cell office:value-type="float" office:value="0.12572087658592801" table:style-name="ce1">
            <text:p>0.125720877</text:p>
          </table:table-cell>
          <table:table-cell office:value-type="float" office:value="0.66222222222222205" table:style-name="ce1">
            <text:p>0.662222222</text:p>
          </table:table-cell>
          <table:table-cell office:value-type="float" office:value="0.128172043010753" table:style-name="ce1">
            <text:p>0.128172043</text:p>
          </table:table-cell>
          <table:table-cell office:value-type="float" office:value="1.285079365079365" table:formula="of:=[.D1963]+[.F1963]" table:style-name="ce1">
            <text:p>1.2850793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36_9999995.pkl</text:p>
          </table:table-cell>
          <table:table-cell office:value-type="float" office:value="5422" table:style-name="ce1">
            <text:p>5422</text:p>
          </table:table-cell>
          <table:table-cell office:value-type="float" office:value="4.4291774253043199" table:style-name="ce1">
            <text:p>4.429177425</text:p>
          </table:table-cell>
          <table:table-cell office:value-type="float" office:value="0.622857142857143" table:style-name="ce1">
            <text:p>0.622857143</text:p>
          </table:table-cell>
          <table:table-cell office:value-type="float" office:value="0.12572087658592801" table:style-name="ce1">
            <text:p>0.125720877</text:p>
          </table:table-cell>
          <table:table-cell office:value-type="float" office:value="0.66222222222222205" table:style-name="ce1">
            <text:p>0.662222222</text:p>
          </table:table-cell>
          <table:table-cell office:value-type="float" office:value="0.128172043010753" table:style-name="ce1">
            <text:p>0.128172043</text:p>
          </table:table-cell>
          <table:table-cell office:value-type="float" office:value="1.285079365079365" table:formula="of:=[.D1964]+[.F1964]" table:style-name="ce1">
            <text:p>1.2850793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36_9995.pkl</text:p>
          </table:table-cell>
          <table:table-cell office:value-type="float" office:value="5422" table:style-name="ce1">
            <text:p>5422</text:p>
          </table:table-cell>
          <table:table-cell office:value-type="float" office:value="4.4291774253043199" table:style-name="ce1">
            <text:p>4.429177425</text:p>
          </table:table-cell>
          <table:table-cell office:value-type="float" office:value="0.622857142857143" table:style-name="ce1">
            <text:p>0.622857143</text:p>
          </table:table-cell>
          <table:table-cell office:value-type="float" office:value="0.12572087658592801" table:style-name="ce1">
            <text:p>0.125720877</text:p>
          </table:table-cell>
          <table:table-cell office:value-type="float" office:value="0.66222222222222205" table:style-name="ce1">
            <text:p>0.662222222</text:p>
          </table:table-cell>
          <table:table-cell office:value-type="float" office:value="0.128172043010753" table:style-name="ce1">
            <text:p>0.128172043</text:p>
          </table:table-cell>
          <table:table-cell office:value-type="float" office:value="1.285079365079365" table:formula="of:=[.D1965]+[.F1965]" table:style-name="ce1">
            <text:p>1.2850793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36_999995.pkl</text:p>
          </table:table-cell>
          <table:table-cell office:value-type="float" office:value="4961" table:style-name="ce1">
            <text:p>4961</text:p>
          </table:table-cell>
          <table:table-cell office:value-type="float" office:value="6.3019552509574703" table:style-name="ce1">
            <text:p>6.301955251</text:p>
          </table:table-cell>
          <table:table-cell office:value-type="float" office:value="0.63976945244956795" table:style-name="ce1">
            <text:p>0.639769452</text:p>
          </table:table-cell>
          <table:table-cell office:value-type="float" office:value="9.51156812339332E-2" table:style-name="ce1">
            <text:p>0.095115681</text:p>
          </table:table-cell>
          <table:table-cell office:value-type="float" office:value="0.64473684210526305" table:style-name="ce1">
            <text:p>0.644736842</text:p>
          </table:table-cell>
          <table:table-cell office:value-type="float" office:value="9.6172718351324807E-2" table:style-name="ce1">
            <text:p>0.096172718</text:p>
          </table:table-cell>
          <table:table-cell office:value-type="float" office:value="1.2845062945548311" table:formula="of:=[.D1966]+[.F1966]" table:style-name="ce1">
            <text:p>1.2845062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36_99995.pkl</text:p>
          </table:table-cell>
          <table:table-cell office:value-type="float" office:value="4961" table:style-name="ce1">
            <text:p>4961</text:p>
          </table:table-cell>
          <table:table-cell office:value-type="float" office:value="6.3019552509574703" table:style-name="ce1">
            <text:p>6.301955251</text:p>
          </table:table-cell>
          <table:table-cell office:value-type="float" office:value="0.63976945244956795" table:style-name="ce1">
            <text:p>0.639769452</text:p>
          </table:table-cell>
          <table:table-cell office:value-type="float" office:value="9.51156812339332E-2" table:style-name="ce1">
            <text:p>0.095115681</text:p>
          </table:table-cell>
          <table:table-cell office:value-type="float" office:value="0.64473684210526305" table:style-name="ce1">
            <text:p>0.644736842</text:p>
          </table:table-cell>
          <table:table-cell office:value-type="float" office:value="9.6172718351324807E-2" table:style-name="ce1">
            <text:p>0.096172718</text:p>
          </table:table-cell>
          <table:table-cell office:value-type="float" office:value="1.2845062945548311" table:formula="of:=[.D1967]+[.F1967]" table:style-name="ce1">
            <text:p>1.2845062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36_9999995.pkl</text:p>
          </table:table-cell>
          <table:table-cell office:value-type="float" office:value="4961" table:style-name="ce1">
            <text:p>4961</text:p>
          </table:table-cell>
          <table:table-cell office:value-type="float" office:value="6.3019552509574703" table:style-name="ce1">
            <text:p>6.301955251</text:p>
          </table:table-cell>
          <table:table-cell office:value-type="float" office:value="0.63976945244956795" table:style-name="ce1">
            <text:p>0.639769452</text:p>
          </table:table-cell>
          <table:table-cell office:value-type="float" office:value="9.51156812339332E-2" table:style-name="ce1">
            <text:p>0.095115681</text:p>
          </table:table-cell>
          <table:table-cell office:value-type="float" office:value="0.64473684210526305" table:style-name="ce1">
            <text:p>0.644736842</text:p>
          </table:table-cell>
          <table:table-cell office:value-type="float" office:value="9.6172718351324807E-2" table:style-name="ce1">
            <text:p>0.096172718</text:p>
          </table:table-cell>
          <table:table-cell office:value-type="float" office:value="1.2845062945548311" table:formula="of:=[.D1968]+[.F1968]" table:style-name="ce1">
            <text:p>1.2845062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F_preTnbF_3000_8_36_9995.pkl</text:p>
          </table:table-cell>
          <table:table-cell office:value-type="float" office:value="4961" table:style-name="ce1">
            <text:p>4961</text:p>
          </table:table-cell>
          <table:table-cell office:value-type="float" office:value="6.3019552509574703" table:style-name="ce1">
            <text:p>6.301955251</text:p>
          </table:table-cell>
          <table:table-cell office:value-type="float" office:value="0.63976945244956795" table:style-name="ce1">
            <text:p>0.639769452</text:p>
          </table:table-cell>
          <table:table-cell office:value-type="float" office:value="9.51156812339332E-2" table:style-name="ce1">
            <text:p>0.095115681</text:p>
          </table:table-cell>
          <table:table-cell office:value-type="float" office:value="0.64473684210526305" table:style-name="ce1">
            <text:p>0.644736842</text:p>
          </table:table-cell>
          <table:table-cell office:value-type="float" office:value="9.6172718351324807E-2" table:style-name="ce1">
            <text:p>0.096172718</text:p>
          </table:table-cell>
          <table:table-cell office:value-type="float" office:value="1.2845062945548311" table:formula="of:=[.D1969]+[.F1969]" table:style-name="ce1">
            <text:p>1.2845062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18_9995.pkl</text:p>
          </table:table-cell>
          <table:table-cell office:value-type="float" office:value="5094" table:style-name="ce1">
            <text:p>5094</text:p>
          </table:table-cell>
          <table:table-cell office:value-type="float" office:value="4.2746368276403599" table:style-name="ce1">
            <text:p>4.274636828</text:p>
          </table:table-cell>
          <table:table-cell office:value-type="float" office:value="0.61971830985915499" table:style-name="ce1">
            <text:p>0.61971831</text:p>
          </table:table-cell>
          <table:table-cell office:value-type="float" office:value="0.134228187919463" table:style-name="ce1">
            <text:p>0.134228188</text:p>
          </table:table-cell>
          <table:table-cell office:value-type="float" office:value="0.66075388026607496" table:style-name="ce1">
            <text:p>0.66075388</text:p>
          </table:table-cell>
          <table:table-cell office:value-type="float" office:value="0.138798323241733" table:style-name="ce1">
            <text:p>0.138798323</text:p>
          </table:table-cell>
          <table:table-cell office:value-type="float" office:value="1.2804721901252298" table:formula="of:=[.D1970]+[.F1970]" table:style-name="ce1">
            <text:p>1.280472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18_99995.pkl</text:p>
          </table:table-cell>
          <table:table-cell office:value-type="float" office:value="5094" table:style-name="ce1">
            <text:p>5094</text:p>
          </table:table-cell>
          <table:table-cell office:value-type="float" office:value="4.2746368276403599" table:style-name="ce1">
            <text:p>4.274636828</text:p>
          </table:table-cell>
          <table:table-cell office:value-type="float" office:value="0.61971830985915499" table:style-name="ce1">
            <text:p>0.61971831</text:p>
          </table:table-cell>
          <table:table-cell office:value-type="float" office:value="0.134228187919463" table:style-name="ce1">
            <text:p>0.134228188</text:p>
          </table:table-cell>
          <table:table-cell office:value-type="float" office:value="0.66075388026607496" table:style-name="ce1">
            <text:p>0.66075388</text:p>
          </table:table-cell>
          <table:table-cell office:value-type="float" office:value="0.138798323241733" table:style-name="ce1">
            <text:p>0.138798323</text:p>
          </table:table-cell>
          <table:table-cell office:value-type="float" office:value="1.2804721901252298" table:formula="of:=[.D1971]+[.F1971]" table:style-name="ce1">
            <text:p>1.280472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18_999995.pkl</text:p>
          </table:table-cell>
          <table:table-cell office:value-type="float" office:value="5094" table:style-name="ce1">
            <text:p>5094</text:p>
          </table:table-cell>
          <table:table-cell office:value-type="float" office:value="4.2746368276403599" table:style-name="ce1">
            <text:p>4.274636828</text:p>
          </table:table-cell>
          <table:table-cell office:value-type="float" office:value="0.61971830985915499" table:style-name="ce1">
            <text:p>0.61971831</text:p>
          </table:table-cell>
          <table:table-cell office:value-type="float" office:value="0.134228187919463" table:style-name="ce1">
            <text:p>0.134228188</text:p>
          </table:table-cell>
          <table:table-cell office:value-type="float" office:value="0.66075388026607496" table:style-name="ce1">
            <text:p>0.66075388</text:p>
          </table:table-cell>
          <table:table-cell office:value-type="float" office:value="0.138798323241733" table:style-name="ce1">
            <text:p>0.138798323</text:p>
          </table:table-cell>
          <table:table-cell office:value-type="float" office:value="1.2804721901252298" table:formula="of:=[.D1972]+[.F1972]" table:style-name="ce1">
            <text:p>1.280472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18_9999995.pkl</text:p>
          </table:table-cell>
          <table:table-cell office:value-type="float" office:value="5094" table:style-name="ce1">
            <text:p>5094</text:p>
          </table:table-cell>
          <table:table-cell office:value-type="float" office:value="4.2746368276403599" table:style-name="ce1">
            <text:p>4.274636828</text:p>
          </table:table-cell>
          <table:table-cell office:value-type="float" office:value="0.61971830985915499" table:style-name="ce1">
            <text:p>0.61971831</text:p>
          </table:table-cell>
          <table:table-cell office:value-type="float" office:value="0.134228187919463" table:style-name="ce1">
            <text:p>0.134228188</text:p>
          </table:table-cell>
          <table:table-cell office:value-type="float" office:value="0.66075388026607496" table:style-name="ce1">
            <text:p>0.66075388</text:p>
          </table:table-cell>
          <table:table-cell office:value-type="float" office:value="0.138798323241733" table:style-name="ce1">
            <text:p>0.138798323</text:p>
          </table:table-cell>
          <table:table-cell office:value-type="float" office:value="1.2804721901252298" table:formula="of:=[.D1973]+[.F1973]" table:style-name="ce1">
            <text:p>1.280472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18_9995.pkl</text:p>
          </table:table-cell>
          <table:table-cell office:value-type="float" office:value="7362" table:style-name="ce1">
            <text:p>7362</text:p>
          </table:table-cell>
          <table:table-cell office:value-type="float" office:value="3.3812822602553698" table:style-name="ce1">
            <text:p>3.38128226</text:p>
          </table:table-cell>
          <table:table-cell office:value-type="float" office:value="0.624657534246575" table:style-name="ce1">
            <text:p>0.624657534</text:p>
          </table:table-cell>
          <table:table-cell office:value-type="float" office:value="0.14540816326530601" table:style-name="ce1">
            <text:p>0.145408163</text:p>
          </table:table-cell>
          <table:table-cell office:value-type="float" office:value="0.65333333333333299" table:style-name="ce1">
            <text:p>0.653333333</text:p>
          </table:table-cell>
          <table:table-cell office:value-type="float" office:value="0.142718446601942" table:style-name="ce1">
            <text:p>0.142718447</text:p>
          </table:table-cell>
          <table:table-cell office:value-type="float" office:value="1.2779908675799079" table:formula="of:=[.D1974]+[.F1974]" table:style-name="ce1">
            <text:p>1.2779908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18_99995.pkl</text:p>
          </table:table-cell>
          <table:table-cell office:value-type="float" office:value="7362" table:style-name="ce1">
            <text:p>7362</text:p>
          </table:table-cell>
          <table:table-cell office:value-type="float" office:value="3.3812822602553698" table:style-name="ce1">
            <text:p>3.38128226</text:p>
          </table:table-cell>
          <table:table-cell office:value-type="float" office:value="0.624657534246575" table:style-name="ce1">
            <text:p>0.624657534</text:p>
          </table:table-cell>
          <table:table-cell office:value-type="float" office:value="0.14540816326530601" table:style-name="ce1">
            <text:p>0.145408163</text:p>
          </table:table-cell>
          <table:table-cell office:value-type="float" office:value="0.65333333333333299" table:style-name="ce1">
            <text:p>0.653333333</text:p>
          </table:table-cell>
          <table:table-cell office:value-type="float" office:value="0.142718446601942" table:style-name="ce1">
            <text:p>0.142718447</text:p>
          </table:table-cell>
          <table:table-cell office:value-type="float" office:value="1.2779908675799079" table:formula="of:=[.D1975]+[.F1975]" table:style-name="ce1">
            <text:p>1.2779908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18_9999995.pkl</text:p>
          </table:table-cell>
          <table:table-cell office:value-type="float" office:value="7362" table:style-name="ce1">
            <text:p>7362</text:p>
          </table:table-cell>
          <table:table-cell office:value-type="float" office:value="3.3812822602553698" table:style-name="ce1">
            <text:p>3.38128226</text:p>
          </table:table-cell>
          <table:table-cell office:value-type="float" office:value="0.624657534246575" table:style-name="ce1">
            <text:p>0.624657534</text:p>
          </table:table-cell>
          <table:table-cell office:value-type="float" office:value="0.14540816326530601" table:style-name="ce1">
            <text:p>0.145408163</text:p>
          </table:table-cell>
          <table:table-cell office:value-type="float" office:value="0.65333333333333299" table:style-name="ce1">
            <text:p>0.653333333</text:p>
          </table:table-cell>
          <table:table-cell office:value-type="float" office:value="0.142718446601942" table:style-name="ce1">
            <text:p>0.142718447</text:p>
          </table:table-cell>
          <table:table-cell office:value-type="float" office:value="1.2779908675799079" table:formula="of:=[.D1976]+[.F1976]" table:style-name="ce1">
            <text:p>1.2779908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18_999995.pkl</text:p>
          </table:table-cell>
          <table:table-cell office:value-type="float" office:value="7362" table:style-name="ce1">
            <text:p>7362</text:p>
          </table:table-cell>
          <table:table-cell office:value-type="float" office:value="3.3812822602553698" table:style-name="ce1">
            <text:p>3.38128226</text:p>
          </table:table-cell>
          <table:table-cell office:value-type="float" office:value="0.624657534246575" table:style-name="ce1">
            <text:p>0.624657534</text:p>
          </table:table-cell>
          <table:table-cell office:value-type="float" office:value="0.14540816326530601" table:style-name="ce1">
            <text:p>0.145408163</text:p>
          </table:table-cell>
          <table:table-cell office:value-type="float" office:value="0.65333333333333299" table:style-name="ce1">
            <text:p>0.653333333</text:p>
          </table:table-cell>
          <table:table-cell office:value-type="float" office:value="0.142718446601942" table:style-name="ce1">
            <text:p>0.142718447</text:p>
          </table:table-cell>
          <table:table-cell office:value-type="float" office:value="1.2779908675799079" table:formula="of:=[.D1977]+[.F1977]" table:style-name="ce1">
            <text:p>1.2779908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09_999995.pkl</text:p>
          </table:table-cell>
          <table:table-cell office:value-type="float" office:value="5200" table:style-name="ce1">
            <text:p>5200</text:p>
          </table:table-cell>
          <table:table-cell office:value-type="float" office:value="4.3209615384615399" table:style-name="ce1">
            <text:p>4.320961538</text:p>
          </table:table-cell>
          <table:table-cell office:value-type="float" office:value="0.61959654178674395" table:style-name="ce1">
            <text:p>0.619596542</text:p>
          </table:table-cell>
          <table:table-cell office:value-type="float" office:value="0.13182096873084001" table:style-name="ce1">
            <text:p>0.131820969</text:p>
          </table:table-cell>
          <table:table-cell office:value-type="float" office:value="0.65783664459161095" table:style-name="ce1">
            <text:p>0.657836645</text:p>
          </table:table-cell>
          <table:table-cell office:value-type="float" office:value="0.14030131826742001" table:style-name="ce1">
            <text:p>0.140301318</text:p>
          </table:table-cell>
          <table:table-cell office:value-type="float" office:value="1.2774331863783548" table:formula="of:=[.D1978]+[.F1978]" table:style-name="ce1">
            <text:p>1.2774331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09_9995.pkl</text:p>
          </table:table-cell>
          <table:table-cell office:value-type="float" office:value="5200" table:style-name="ce1">
            <text:p>5200</text:p>
          </table:table-cell>
          <table:table-cell office:value-type="float" office:value="4.3209615384615399" table:style-name="ce1">
            <text:p>4.320961538</text:p>
          </table:table-cell>
          <table:table-cell office:value-type="float" office:value="0.61959654178674395" table:style-name="ce1">
            <text:p>0.619596542</text:p>
          </table:table-cell>
          <table:table-cell office:value-type="float" office:value="0.13182096873084001" table:style-name="ce1">
            <text:p>0.131820969</text:p>
          </table:table-cell>
          <table:table-cell office:value-type="float" office:value="0.65783664459161095" table:style-name="ce1">
            <text:p>0.657836645</text:p>
          </table:table-cell>
          <table:table-cell office:value-type="float" office:value="0.14030131826742001" table:style-name="ce1">
            <text:p>0.140301318</text:p>
          </table:table-cell>
          <table:table-cell office:value-type="float" office:value="1.2774331863783548" table:formula="of:=[.D1979]+[.F1979]" table:style-name="ce1">
            <text:p>1.2774331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09_99995.pkl</text:p>
          </table:table-cell>
          <table:table-cell office:value-type="float" office:value="5200" table:style-name="ce1">
            <text:p>5200</text:p>
          </table:table-cell>
          <table:table-cell office:value-type="float" office:value="4.3209615384615399" table:style-name="ce1">
            <text:p>4.320961538</text:p>
          </table:table-cell>
          <table:table-cell office:value-type="float" office:value="0.61959654178674395" table:style-name="ce1">
            <text:p>0.619596542</text:p>
          </table:table-cell>
          <table:table-cell office:value-type="float" office:value="0.13182096873084001" table:style-name="ce1">
            <text:p>0.131820969</text:p>
          </table:table-cell>
          <table:table-cell office:value-type="float" office:value="0.65783664459161095" table:style-name="ce1">
            <text:p>0.657836645</text:p>
          </table:table-cell>
          <table:table-cell office:value-type="float" office:value="0.14030131826742001" table:style-name="ce1">
            <text:p>0.140301318</text:p>
          </table:table-cell>
          <table:table-cell office:value-type="float" office:value="1.2774331863783548" table:formula="of:=[.D1980]+[.F1980]" table:style-name="ce1">
            <text:p>1.2774331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09_9999995.pkl</text:p>
          </table:table-cell>
          <table:table-cell office:value-type="float" office:value="5200" table:style-name="ce1">
            <text:p>5200</text:p>
          </table:table-cell>
          <table:table-cell office:value-type="float" office:value="4.3209615384615399" table:style-name="ce1">
            <text:p>4.320961538</text:p>
          </table:table-cell>
          <table:table-cell office:value-type="float" office:value="0.61959654178674395" table:style-name="ce1">
            <text:p>0.619596542</text:p>
          </table:table-cell>
          <table:table-cell office:value-type="float" office:value="0.13182096873084001" table:style-name="ce1">
            <text:p>0.131820969</text:p>
          </table:table-cell>
          <table:table-cell office:value-type="float" office:value="0.65783664459161095" table:style-name="ce1">
            <text:p>0.657836645</text:p>
          </table:table-cell>
          <table:table-cell office:value-type="float" office:value="0.14030131826742001" table:style-name="ce1">
            <text:p>0.140301318</text:p>
          </table:table-cell>
          <table:table-cell office:value-type="float" office:value="1.2774331863783548" table:formula="of:=[.D1981]+[.F1981]" table:style-name="ce1">
            <text:p>1.2774331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36_99995.pkl</text:p>
          </table:table-cell>
          <table:table-cell office:value-type="float" office:value="5407" table:style-name="ce1">
            <text:p>5407</text:p>
          </table:table-cell>
          <table:table-cell office:value-type="float" office:value="5.8955058257813899" table:style-name="ce1">
            <text:p>5.895505826</text:p>
          </table:table-cell>
          <table:table-cell office:value-type="float" office:value="0.60458452722063005" table:style-name="ce1">
            <text:p>0.604584527</text:p>
          </table:table-cell>
          <table:table-cell office:value-type="float" office:value="8.9331075359864495E-2" table:style-name="ce1">
            <text:p>0.089331075</text:p>
          </table:table-cell>
          <table:table-cell office:value-type="float" office:value="0.67252747252747302" table:style-name="ce1">
            <text:p>0.672527473</text:p>
          </table:table-cell>
          <table:table-cell office:value-type="float" office:value="9.9318403115871506E-2" table:style-name="ce1">
            <text:p>0.099318403</text:p>
          </table:table-cell>
          <table:table-cell office:value-type="float" office:value="1.2771119997481031" table:formula="of:=[.D1982]+[.F1982]" table:style-name="ce1">
            <text:p>1.2771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36_999995.pkl</text:p>
          </table:table-cell>
          <table:table-cell office:value-type="float" office:value="5407" table:style-name="ce1">
            <text:p>5407</text:p>
          </table:table-cell>
          <table:table-cell office:value-type="float" office:value="5.8955058257813899" table:style-name="ce1">
            <text:p>5.895505826</text:p>
          </table:table-cell>
          <table:table-cell office:value-type="float" office:value="0.60458452722063005" table:style-name="ce1">
            <text:p>0.604584527</text:p>
          </table:table-cell>
          <table:table-cell office:value-type="float" office:value="8.9331075359864495E-2" table:style-name="ce1">
            <text:p>0.089331075</text:p>
          </table:table-cell>
          <table:table-cell office:value-type="float" office:value="0.67252747252747302" table:style-name="ce1">
            <text:p>0.672527473</text:p>
          </table:table-cell>
          <table:table-cell office:value-type="float" office:value="9.9318403115871506E-2" table:style-name="ce1">
            <text:p>0.099318403</text:p>
          </table:table-cell>
          <table:table-cell office:value-type="float" office:value="1.2771119997481031" table:formula="of:=[.D1983]+[.F1983]" table:style-name="ce1">
            <text:p>1.2771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36_9999995.pkl</text:p>
          </table:table-cell>
          <table:table-cell office:value-type="float" office:value="5407" table:style-name="ce1">
            <text:p>5407</text:p>
          </table:table-cell>
          <table:table-cell office:value-type="float" office:value="5.8955058257813899" table:style-name="ce1">
            <text:p>5.895505826</text:p>
          </table:table-cell>
          <table:table-cell office:value-type="float" office:value="0.60458452722063005" table:style-name="ce1">
            <text:p>0.604584527</text:p>
          </table:table-cell>
          <table:table-cell office:value-type="float" office:value="8.9331075359864495E-2" table:style-name="ce1">
            <text:p>0.089331075</text:p>
          </table:table-cell>
          <table:table-cell office:value-type="float" office:value="0.67252747252747302" table:style-name="ce1">
            <text:p>0.672527473</text:p>
          </table:table-cell>
          <table:table-cell office:value-type="float" office:value="9.9318403115871506E-2" table:style-name="ce1">
            <text:p>0.099318403</text:p>
          </table:table-cell>
          <table:table-cell office:value-type="float" office:value="1.2771119997481031" table:formula="of:=[.D1984]+[.F1984]" table:style-name="ce1">
            <text:p>1.2771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36_9995.pkl</text:p>
          </table:table-cell>
          <table:table-cell office:value-type="float" office:value="5407" table:style-name="ce1">
            <text:p>5407</text:p>
          </table:table-cell>
          <table:table-cell office:value-type="float" office:value="5.8955058257813899" table:style-name="ce1">
            <text:p>5.895505826</text:p>
          </table:table-cell>
          <table:table-cell office:value-type="float" office:value="0.60458452722063005" table:style-name="ce1">
            <text:p>0.604584527</text:p>
          </table:table-cell>
          <table:table-cell office:value-type="float" office:value="8.9331075359864495E-2" table:style-name="ce1">
            <text:p>0.089331075</text:p>
          </table:table-cell>
          <table:table-cell office:value-type="float" office:value="0.67252747252747302" table:style-name="ce1">
            <text:p>0.672527473</text:p>
          </table:table-cell>
          <table:table-cell office:value-type="float" office:value="9.9318403115871506E-2" table:style-name="ce1">
            <text:p>0.099318403</text:p>
          </table:table-cell>
          <table:table-cell office:value-type="float" office:value="1.2771119997481031" table:formula="of:=[.D1985]+[.F1985]" table:style-name="ce1">
            <text:p>1.2771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045_9995.pkl</text:p>
          </table:table-cell>
          <table:table-cell office:value-type="float" office:value="6586" table:style-name="ce1">
            <text:p>6586</text:p>
          </table:table-cell>
          <table:table-cell office:value-type="float" office:value="3.5162465836623098" table:style-name="ce1">
            <text:p>3.516246584</text:p>
          </table:table-cell>
          <table:table-cell office:value-type="float" office:value="0.64145658263305305" table:style-name="ce1">
            <text:p>0.641456583</text:p>
          </table:table-cell>
          <table:table-cell office:value-type="float" office:value="0.15420875420875399" table:style-name="ce1">
            <text:p>0.154208754</text:p>
          </table:table-cell>
          <table:table-cell office:value-type="float" office:value="0.63534675615212499" table:style-name="ce1">
            <text:p>0.635346756</text:p>
          </table:table-cell>
          <table:table-cell office:value-type="float" office:value="0.14549180327868899" table:style-name="ce1">
            <text:p>0.145491803</text:p>
          </table:table-cell>
          <table:table-cell office:value-type="float" office:value="1.276803338785178" table:formula="of:=[.D1986]+[.F1986]" table:style-name="ce1">
            <text:p>1.2768033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045_99995.pkl</text:p>
          </table:table-cell>
          <table:table-cell office:value-type="float" office:value="6586" table:style-name="ce1">
            <text:p>6586</text:p>
          </table:table-cell>
          <table:table-cell office:value-type="float" office:value="3.5162465836623098" table:style-name="ce1">
            <text:p>3.516246584</text:p>
          </table:table-cell>
          <table:table-cell office:value-type="float" office:value="0.64145658263305305" table:style-name="ce1">
            <text:p>0.641456583</text:p>
          </table:table-cell>
          <table:table-cell office:value-type="float" office:value="0.15420875420875399" table:style-name="ce1">
            <text:p>0.154208754</text:p>
          </table:table-cell>
          <table:table-cell office:value-type="float" office:value="0.63534675615212499" table:style-name="ce1">
            <text:p>0.635346756</text:p>
          </table:table-cell>
          <table:table-cell office:value-type="float" office:value="0.14549180327868899" table:style-name="ce1">
            <text:p>0.145491803</text:p>
          </table:table-cell>
          <table:table-cell office:value-type="float" office:value="1.276803338785178" table:formula="of:=[.D1987]+[.F1987]" table:style-name="ce1">
            <text:p>1.2768033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045_9999995.pkl</text:p>
          </table:table-cell>
          <table:table-cell office:value-type="float" office:value="6586" table:style-name="ce1">
            <text:p>6586</text:p>
          </table:table-cell>
          <table:table-cell office:value-type="float" office:value="3.5162465836623098" table:style-name="ce1">
            <text:p>3.516246584</text:p>
          </table:table-cell>
          <table:table-cell office:value-type="float" office:value="0.64145658263305305" table:style-name="ce1">
            <text:p>0.641456583</text:p>
          </table:table-cell>
          <table:table-cell office:value-type="float" office:value="0.15420875420875399" table:style-name="ce1">
            <text:p>0.154208754</text:p>
          </table:table-cell>
          <table:table-cell office:value-type="float" office:value="0.63534675615212499" table:style-name="ce1">
            <text:p>0.635346756</text:p>
          </table:table-cell>
          <table:table-cell office:value-type="float" office:value="0.14549180327868899" table:style-name="ce1">
            <text:p>0.145491803</text:p>
          </table:table-cell>
          <table:table-cell office:value-type="float" office:value="1.276803338785178" table:formula="of:=[.D1988]+[.F1988]" table:style-name="ce1">
            <text:p>1.2768033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045_999995.pkl</text:p>
          </table:table-cell>
          <table:table-cell office:value-type="float" office:value="6586" table:style-name="ce1">
            <text:p>6586</text:p>
          </table:table-cell>
          <table:table-cell office:value-type="float" office:value="3.5162465836623098" table:style-name="ce1">
            <text:p>3.516246584</text:p>
          </table:table-cell>
          <table:table-cell office:value-type="float" office:value="0.64145658263305305" table:style-name="ce1">
            <text:p>0.641456583</text:p>
          </table:table-cell>
          <table:table-cell office:value-type="float" office:value="0.15420875420875399" table:style-name="ce1">
            <text:p>0.154208754</text:p>
          </table:table-cell>
          <table:table-cell office:value-type="float" office:value="0.63534675615212499" table:style-name="ce1">
            <text:p>0.635346756</text:p>
          </table:table-cell>
          <table:table-cell office:value-type="float" office:value="0.14549180327868899" table:style-name="ce1">
            <text:p>0.145491803</text:p>
          </table:table-cell>
          <table:table-cell office:value-type="float" office:value="1.276803338785178" table:formula="of:=[.D1989]+[.F1989]" table:style-name="ce1">
            <text:p>1.2768033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09_99995.pkl</text:p>
          </table:table-cell>
          <table:table-cell office:value-type="float" office:value="7208" table:style-name="ce1">
            <text:p>7208</text:p>
          </table:table-cell>
          <table:table-cell office:value-type="float" office:value="3.2853773584905701" table:style-name="ce1">
            <text:p>3.285377358</text:p>
          </table:table-cell>
          <table:table-cell office:value-type="float" office:value="0.63611111111111096" table:style-name="ce1">
            <text:p>0.636111111</text:p>
          </table:table-cell>
          <table:table-cell office:value-type="float" office:value="0.15327978580990601" table:style-name="ce1">
            <text:p>0.153279786</text:p>
          </table:table-cell>
          <table:table-cell office:value-type="float" office:value="0.63919821826280598" table:style-name="ce1">
            <text:p>0.639198218</text:p>
          </table:table-cell>
          <table:table-cell office:value-type="float" office:value="0.14568527918781701" table:style-name="ce1">
            <text:p>0.145685279</text:p>
          </table:table-cell>
          <table:table-cell office:value-type="float" office:value="1.2753093293739171" table:formula="of:=[.D1990]+[.F1990]" table:style-name="ce1">
            <text:p>1.2753093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09_9995.pkl</text:p>
          </table:table-cell>
          <table:table-cell office:value-type="float" office:value="7208" table:style-name="ce1">
            <text:p>7208</text:p>
          </table:table-cell>
          <table:table-cell office:value-type="float" office:value="3.2853773584905701" table:style-name="ce1">
            <text:p>3.285377358</text:p>
          </table:table-cell>
          <table:table-cell office:value-type="float" office:value="0.63611111111111096" table:style-name="ce1">
            <text:p>0.636111111</text:p>
          </table:table-cell>
          <table:table-cell office:value-type="float" office:value="0.15327978580990601" table:style-name="ce1">
            <text:p>0.153279786</text:p>
          </table:table-cell>
          <table:table-cell office:value-type="float" office:value="0.63919821826280598" table:style-name="ce1">
            <text:p>0.639198218</text:p>
          </table:table-cell>
          <table:table-cell office:value-type="float" office:value="0.14568527918781701" table:style-name="ce1">
            <text:p>0.145685279</text:p>
          </table:table-cell>
          <table:table-cell office:value-type="float" office:value="1.2753093293739171" table:formula="of:=[.D1991]+[.F1991]" table:style-name="ce1">
            <text:p>1.2753093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09_999995.pkl</text:p>
          </table:table-cell>
          <table:table-cell office:value-type="float" office:value="7208" table:style-name="ce1">
            <text:p>7208</text:p>
          </table:table-cell>
          <table:table-cell office:value-type="float" office:value="3.2853773584905701" table:style-name="ce1">
            <text:p>3.285377358</text:p>
          </table:table-cell>
          <table:table-cell office:value-type="float" office:value="0.63611111111111096" table:style-name="ce1">
            <text:p>0.636111111</text:p>
          </table:table-cell>
          <table:table-cell office:value-type="float" office:value="0.15327978580990601" table:style-name="ce1">
            <text:p>0.153279786</text:p>
          </table:table-cell>
          <table:table-cell office:value-type="float" office:value="0.63919821826280598" table:style-name="ce1">
            <text:p>0.639198218</text:p>
          </table:table-cell>
          <table:table-cell office:value-type="float" office:value="0.14568527918781701" table:style-name="ce1">
            <text:p>0.145685279</text:p>
          </table:table-cell>
          <table:table-cell office:value-type="float" office:value="1.2753093293739171" table:formula="of:=[.D1992]+[.F1992]" table:style-name="ce1">
            <text:p>1.2753093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09_9999995.pkl</text:p>
          </table:table-cell>
          <table:table-cell office:value-type="float" office:value="7208" table:style-name="ce1">
            <text:p>7208</text:p>
          </table:table-cell>
          <table:table-cell office:value-type="float" office:value="3.2853773584905701" table:style-name="ce1">
            <text:p>3.285377358</text:p>
          </table:table-cell>
          <table:table-cell office:value-type="float" office:value="0.63611111111111096" table:style-name="ce1">
            <text:p>0.636111111</text:p>
          </table:table-cell>
          <table:table-cell office:value-type="float" office:value="0.15327978580990601" table:style-name="ce1">
            <text:p>0.153279786</text:p>
          </table:table-cell>
          <table:table-cell office:value-type="float" office:value="0.63919821826280598" table:style-name="ce1">
            <text:p>0.639198218</text:p>
          </table:table-cell>
          <table:table-cell office:value-type="float" office:value="0.14568527918781701" table:style-name="ce1">
            <text:p>0.145685279</text:p>
          </table:table-cell>
          <table:table-cell office:value-type="float" office:value="1.2753093293739171" table:formula="of:=[.D1993]+[.F1993]" table:style-name="ce1">
            <text:p>1.2753093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0225_999995.pkl</text:p>
          </table:table-cell>
          <table:table-cell office:value-type="float" office:value="5599" table:style-name="ce1">
            <text:p>5599</text:p>
          </table:table-cell>
          <table:table-cell office:value-type="float" office:value="4.9792820146454702" table:style-name="ce1">
            <text:p>4.979282015</text:p>
          </table:table-cell>
          <table:table-cell office:value-type="float" office:value="0.63988919667590005" table:style-name="ce1">
            <text:p>0.639889197</text:p>
          </table:table-cell>
          <table:table-cell office:value-type="float" office:value="9.8172545686357804E-2" table:style-name="ce1">
            <text:p>0.098172546</text:p>
          </table:table-cell>
          <table:table-cell office:value-type="float" office:value="0.63537117903930096" table:style-name="ce1">
            <text:p>0.635371179</text:p>
          </table:table-cell>
          <table:table-cell office:value-type="float" office:value="9.5129127165740401E-2" table:style-name="ce1">
            <text:p>0.095129127</text:p>
          </table:table-cell>
          <table:table-cell office:value-type="float" office:value="1.275260375715201" table:formula="of:=[.D1994]+[.F1994]" table:style-name="ce1">
            <text:p>1.2752603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0225_9999995.pkl</text:p>
          </table:table-cell>
          <table:table-cell office:value-type="float" office:value="5599" table:style-name="ce1">
            <text:p>5599</text:p>
          </table:table-cell>
          <table:table-cell office:value-type="float" office:value="4.9792820146454702" table:style-name="ce1">
            <text:p>4.979282015</text:p>
          </table:table-cell>
          <table:table-cell office:value-type="float" office:value="0.63988919667590005" table:style-name="ce1">
            <text:p>0.639889197</text:p>
          </table:table-cell>
          <table:table-cell office:value-type="float" office:value="9.8172545686357804E-2" table:style-name="ce1">
            <text:p>0.098172546</text:p>
          </table:table-cell>
          <table:table-cell office:value-type="float" office:value="0.63537117903930096" table:style-name="ce1">
            <text:p>0.635371179</text:p>
          </table:table-cell>
          <table:table-cell office:value-type="float" office:value="9.5129127165740401E-2" table:style-name="ce1">
            <text:p>0.095129127</text:p>
          </table:table-cell>
          <table:table-cell office:value-type="float" office:value="1.275260375715201" table:formula="of:=[.D1995]+[.F1995]" table:style-name="ce1">
            <text:p>1.2752603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0225_99995.pkl</text:p>
          </table:table-cell>
          <table:table-cell office:value-type="float" office:value="5599" table:style-name="ce1">
            <text:p>5599</text:p>
          </table:table-cell>
          <table:table-cell office:value-type="float" office:value="4.9792820146454702" table:style-name="ce1">
            <text:p>4.979282015</text:p>
          </table:table-cell>
          <table:table-cell office:value-type="float" office:value="0.63988919667590005" table:style-name="ce1">
            <text:p>0.639889197</text:p>
          </table:table-cell>
          <table:table-cell office:value-type="float" office:value="9.8172545686357804E-2" table:style-name="ce1">
            <text:p>0.098172546</text:p>
          </table:table-cell>
          <table:table-cell office:value-type="float" office:value="0.63537117903930096" table:style-name="ce1">
            <text:p>0.635371179</text:p>
          </table:table-cell>
          <table:table-cell office:value-type="float" office:value="9.5129127165740401E-2" table:style-name="ce1">
            <text:p>0.095129127</text:p>
          </table:table-cell>
          <table:table-cell office:value-type="float" office:value="1.275260375715201" table:formula="of:=[.D1996]+[.F1996]" table:style-name="ce1">
            <text:p>1.2752603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0225_9995.pkl</text:p>
          </table:table-cell>
          <table:table-cell office:value-type="float" office:value="5599" table:style-name="ce1">
            <text:p>5599</text:p>
          </table:table-cell>
          <table:table-cell office:value-type="float" office:value="4.9792820146454702" table:style-name="ce1">
            <text:p>4.979282015</text:p>
          </table:table-cell>
          <table:table-cell office:value-type="float" office:value="0.63988919667590005" table:style-name="ce1">
            <text:p>0.639889197</text:p>
          </table:table-cell>
          <table:table-cell office:value-type="float" office:value="9.8172545686357804E-2" table:style-name="ce1">
            <text:p>0.098172546</text:p>
          </table:table-cell>
          <table:table-cell office:value-type="float" office:value="0.63537117903930096" table:style-name="ce1">
            <text:p>0.635371179</text:p>
          </table:table-cell>
          <table:table-cell office:value-type="float" office:value="9.5129127165740401E-2" table:style-name="ce1">
            <text:p>0.095129127</text:p>
          </table:table-cell>
          <table:table-cell office:value-type="float" office:value="1.275260375715201" table:formula="of:=[.D1997]+[.F1997]" table:style-name="ce1">
            <text:p>1.2752603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045_9999995.pkl</text:p>
          </table:table-cell>
          <table:table-cell office:value-type="float" office:value="4599" table:style-name="ce1">
            <text:p>4599</text:p>
          </table:table-cell>
          <table:table-cell office:value-type="float" office:value="4.0563165905631697" table:style-name="ce1">
            <text:p>4.056316591</text:p>
          </table:table-cell>
          <table:table-cell office:value-type="float" office:value="0.63188405797101399" table:style-name="ce1">
            <text:p>0.631884058</text:p>
          </table:table-cell>
          <table:table-cell office:value-type="float" office:value="0.14572192513369001" table:style-name="ce1">
            <text:p>0.145721925</text:p>
          </table:table-cell>
          <table:table-cell office:value-type="float" office:value="0.64285714285714302" table:style-name="ce1">
            <text:p>0.642857143</text:p>
          </table:table-cell>
          <table:table-cell office:value-type="float" office:value="0.14472361809045201" table:style-name="ce1">
            <text:p>0.144723618</text:p>
          </table:table-cell>
          <table:table-cell office:value-type="float" office:value="1.2747412008281569" table:formula="of:=[.D1998]+[.F1998]" table:style-name="ce1">
            <text:p>1.2747412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045_9995.pkl</text:p>
          </table:table-cell>
          <table:table-cell office:value-type="float" office:value="4599" table:style-name="ce1">
            <text:p>4599</text:p>
          </table:table-cell>
          <table:table-cell office:value-type="float" office:value="4.0563165905631697" table:style-name="ce1">
            <text:p>4.056316591</text:p>
          </table:table-cell>
          <table:table-cell office:value-type="float" office:value="0.63188405797101399" table:style-name="ce1">
            <text:p>0.631884058</text:p>
          </table:table-cell>
          <table:table-cell office:value-type="float" office:value="0.14572192513369001" table:style-name="ce1">
            <text:p>0.145721925</text:p>
          </table:table-cell>
          <table:table-cell office:value-type="float" office:value="0.64285714285714302" table:style-name="ce1">
            <text:p>0.642857143</text:p>
          </table:table-cell>
          <table:table-cell office:value-type="float" office:value="0.14472361809045201" table:style-name="ce1">
            <text:p>0.144723618</text:p>
          </table:table-cell>
          <table:table-cell office:value-type="float" office:value="1.2747412008281569" table:formula="of:=[.D1999]+[.F1999]" table:style-name="ce1">
            <text:p>1.2747412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045_99995.pkl</text:p>
          </table:table-cell>
          <table:table-cell office:value-type="float" office:value="4599" table:style-name="ce1">
            <text:p>4599</text:p>
          </table:table-cell>
          <table:table-cell office:value-type="float" office:value="4.0563165905631697" table:style-name="ce1">
            <text:p>4.056316591</text:p>
          </table:table-cell>
          <table:table-cell office:value-type="float" office:value="0.63188405797101399" table:style-name="ce1">
            <text:p>0.631884058</text:p>
          </table:table-cell>
          <table:table-cell office:value-type="float" office:value="0.14572192513369001" table:style-name="ce1">
            <text:p>0.145721925</text:p>
          </table:table-cell>
          <table:table-cell office:value-type="float" office:value="0.64285714285714302" table:style-name="ce1">
            <text:p>0.642857143</text:p>
          </table:table-cell>
          <table:table-cell office:value-type="float" office:value="0.14472361809045201" table:style-name="ce1">
            <text:p>0.144723618</text:p>
          </table:table-cell>
          <table:table-cell office:value-type="float" office:value="1.2747412008281569" table:formula="of:=[.D2000]+[.F2000]" table:style-name="ce1">
            <text:p>1.2747412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1_045_999995.pkl</text:p>
          </table:table-cell>
          <table:table-cell office:value-type="float" office:value="4599" table:style-name="ce1">
            <text:p>4599</text:p>
          </table:table-cell>
          <table:table-cell office:value-type="float" office:value="4.0563165905631697" table:style-name="ce1">
            <text:p>4.056316591</text:p>
          </table:table-cell>
          <table:table-cell office:value-type="float" office:value="0.63188405797101399" table:style-name="ce1">
            <text:p>0.631884058</text:p>
          </table:table-cell>
          <table:table-cell office:value-type="float" office:value="0.14572192513369001" table:style-name="ce1">
            <text:p>0.145721925</text:p>
          </table:table-cell>
          <table:table-cell office:value-type="float" office:value="0.64285714285714302" table:style-name="ce1">
            <text:p>0.642857143</text:p>
          </table:table-cell>
          <table:table-cell office:value-type="float" office:value="0.14472361809045201" table:style-name="ce1">
            <text:p>0.144723618</text:p>
          </table:table-cell>
          <table:table-cell office:value-type="float" office:value="1.2747412008281569" table:formula="of:=[.D2001]+[.F2001]" table:style-name="ce1">
            <text:p>1.2747412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045_9999995.pkl</text:p>
          </table:table-cell>
          <table:table-cell office:value-type="float" office:value="5221" table:style-name="ce1">
            <text:p>5221</text:p>
          </table:table-cell>
          <table:table-cell office:value-type="float" office:value="3.3704271212411401" table:style-name="ce1">
            <text:p>3.370427121</text:p>
          </table:table-cell>
          <table:table-cell office:value-type="float" office:value="0.63583815028901702" table:style-name="ce1">
            <text:p>0.63583815</text:p>
          </table:table-cell>
          <table:table-cell office:value-type="float" office:value="0.16679302501895399" table:style-name="ce1">
            <text:p>0.166793025</text:p>
          </table:table-cell>
          <table:table-cell office:value-type="float" office:value="0.638636363636364" table:style-name="ce1">
            <text:p>0.638636364</text:p>
          </table:table-cell>
          <table:table-cell office:value-type="float" office:value="0.15751121076233199" table:style-name="ce1">
            <text:p>0.157511211</text:p>
          </table:table-cell>
          <table:table-cell office:value-type="float" office:value="1.274474513925381" table:formula="of:=[.D2002]+[.F2002]" table:style-name="ce1">
            <text:p>1.2744745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045_999995.pkl</text:p>
          </table:table-cell>
          <table:table-cell office:value-type="float" office:value="5221" table:style-name="ce1">
            <text:p>5221</text:p>
          </table:table-cell>
          <table:table-cell office:value-type="float" office:value="3.3704271212411401" table:style-name="ce1">
            <text:p>3.370427121</text:p>
          </table:table-cell>
          <table:table-cell office:value-type="float" office:value="0.63583815028901702" table:style-name="ce1">
            <text:p>0.63583815</text:p>
          </table:table-cell>
          <table:table-cell office:value-type="float" office:value="0.16679302501895399" table:style-name="ce1">
            <text:p>0.166793025</text:p>
          </table:table-cell>
          <table:table-cell office:value-type="float" office:value="0.638636363636364" table:style-name="ce1">
            <text:p>0.638636364</text:p>
          </table:table-cell>
          <table:table-cell office:value-type="float" office:value="0.15751121076233199" table:style-name="ce1">
            <text:p>0.157511211</text:p>
          </table:table-cell>
          <table:table-cell office:value-type="float" office:value="1.274474513925381" table:formula="of:=[.D2003]+[.F2003]" table:style-name="ce1">
            <text:p>1.2744745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045_99995.pkl</text:p>
          </table:table-cell>
          <table:table-cell office:value-type="float" office:value="5221" table:style-name="ce1">
            <text:p>5221</text:p>
          </table:table-cell>
          <table:table-cell office:value-type="float" office:value="3.3704271212411401" table:style-name="ce1">
            <text:p>3.370427121</text:p>
          </table:table-cell>
          <table:table-cell office:value-type="float" office:value="0.63583815028901702" table:style-name="ce1">
            <text:p>0.63583815</text:p>
          </table:table-cell>
          <table:table-cell office:value-type="float" office:value="0.16679302501895399" table:style-name="ce1">
            <text:p>0.166793025</text:p>
          </table:table-cell>
          <table:table-cell office:value-type="float" office:value="0.638636363636364" table:style-name="ce1">
            <text:p>0.638636364</text:p>
          </table:table-cell>
          <table:table-cell office:value-type="float" office:value="0.15751121076233199" table:style-name="ce1">
            <text:p>0.157511211</text:p>
          </table:table-cell>
          <table:table-cell office:value-type="float" office:value="1.274474513925381" table:formula="of:=[.D2004]+[.F2004]" table:style-name="ce1">
            <text:p>1.2744745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045_9995.pkl</text:p>
          </table:table-cell>
          <table:table-cell office:value-type="float" office:value="5221" table:style-name="ce1">
            <text:p>5221</text:p>
          </table:table-cell>
          <table:table-cell office:value-type="float" office:value="3.3704271212411401" table:style-name="ce1">
            <text:p>3.370427121</text:p>
          </table:table-cell>
          <table:table-cell office:value-type="float" office:value="0.63583815028901702" table:style-name="ce1">
            <text:p>0.63583815</text:p>
          </table:table-cell>
          <table:table-cell office:value-type="float" office:value="0.16679302501895399" table:style-name="ce1">
            <text:p>0.166793025</text:p>
          </table:table-cell>
          <table:table-cell office:value-type="float" office:value="0.638636363636364" table:style-name="ce1">
            <text:p>0.638636364</text:p>
          </table:table-cell>
          <table:table-cell office:value-type="float" office:value="0.15751121076233199" table:style-name="ce1">
            <text:p>0.157511211</text:p>
          </table:table-cell>
          <table:table-cell office:value-type="float" office:value="1.274474513925381" table:formula="of:=[.D2005]+[.F2005]" table:style-name="ce1">
            <text:p>1.2744745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045_99995.pkl</text:p>
          </table:table-cell>
          <table:table-cell office:value-type="float" office:value="6166" table:style-name="ce1">
            <text:p>6166</text:p>
          </table:table-cell>
          <table:table-cell office:value-type="float" office:value="4.1334738890690899" table:style-name="ce1">
            <text:p>4.133473889</text:p>
          </table:table-cell>
          <table:table-cell office:value-type="float" office:value="0.62880886426592797" table:style-name="ce1">
            <text:p>0.628808864</text:p>
          </table:table-cell>
          <table:table-cell office:value-type="float" office:value="0.121131270010672" table:style-name="ce1">
            <text:p>0.12113127</text:p>
          </table:table-cell>
          <table:table-cell office:value-type="float" office:value="0.64473684210526305" table:style-name="ce1">
            <text:p>0.644736842</text:p>
          </table:table-cell>
          <table:table-cell office:value-type="float" office:value="0.11995104039167701" table:style-name="ce1">
            <text:p>0.11995104</text:p>
          </table:table-cell>
          <table:table-cell office:value-type="float" office:value="1.273545706371191" table:formula="of:=[.D2006]+[.F2006]" table:style-name="ce1">
            <text:p>1.273545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045_9995.pkl</text:p>
          </table:table-cell>
          <table:table-cell office:value-type="float" office:value="6166" table:style-name="ce1">
            <text:p>6166</text:p>
          </table:table-cell>
          <table:table-cell office:value-type="float" office:value="4.1334738890690899" table:style-name="ce1">
            <text:p>4.133473889</text:p>
          </table:table-cell>
          <table:table-cell office:value-type="float" office:value="0.62880886426592797" table:style-name="ce1">
            <text:p>0.628808864</text:p>
          </table:table-cell>
          <table:table-cell office:value-type="float" office:value="0.121131270010672" table:style-name="ce1">
            <text:p>0.12113127</text:p>
          </table:table-cell>
          <table:table-cell office:value-type="float" office:value="0.64473684210526305" table:style-name="ce1">
            <text:p>0.644736842</text:p>
          </table:table-cell>
          <table:table-cell office:value-type="float" office:value="0.11995104039167701" table:style-name="ce1">
            <text:p>0.11995104</text:p>
          </table:table-cell>
          <table:table-cell office:value-type="float" office:value="1.273545706371191" table:formula="of:=[.D2007]+[.F2007]" table:style-name="ce1">
            <text:p>1.273545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045_9999995.pkl</text:p>
          </table:table-cell>
          <table:table-cell office:value-type="float" office:value="6166" table:style-name="ce1">
            <text:p>6166</text:p>
          </table:table-cell>
          <table:table-cell office:value-type="float" office:value="4.1334738890690899" table:style-name="ce1">
            <text:p>4.133473889</text:p>
          </table:table-cell>
          <table:table-cell office:value-type="float" office:value="0.62880886426592797" table:style-name="ce1">
            <text:p>0.628808864</text:p>
          </table:table-cell>
          <table:table-cell office:value-type="float" office:value="0.121131270010672" table:style-name="ce1">
            <text:p>0.12113127</text:p>
          </table:table-cell>
          <table:table-cell office:value-type="float" office:value="0.64473684210526305" table:style-name="ce1">
            <text:p>0.644736842</text:p>
          </table:table-cell>
          <table:table-cell office:value-type="float" office:value="0.11995104039167701" table:style-name="ce1">
            <text:p>0.11995104</text:p>
          </table:table-cell>
          <table:table-cell office:value-type="float" office:value="1.273545706371191" table:formula="of:=[.D2008]+[.F2008]" table:style-name="ce1">
            <text:p>1.273545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2_045_999995.pkl</text:p>
          </table:table-cell>
          <table:table-cell office:value-type="float" office:value="6166" table:style-name="ce1">
            <text:p>6166</text:p>
          </table:table-cell>
          <table:table-cell office:value-type="float" office:value="4.1334738890690899" table:style-name="ce1">
            <text:p>4.133473889</text:p>
          </table:table-cell>
          <table:table-cell office:value-type="float" office:value="0.62880886426592797" table:style-name="ce1">
            <text:p>0.628808864</text:p>
          </table:table-cell>
          <table:table-cell office:value-type="float" office:value="0.121131270010672" table:style-name="ce1">
            <text:p>0.12113127</text:p>
          </table:table-cell>
          <table:table-cell office:value-type="float" office:value="0.64473684210526305" table:style-name="ce1">
            <text:p>0.644736842</text:p>
          </table:table-cell>
          <table:table-cell office:value-type="float" office:value="0.11995104039167701" table:style-name="ce1">
            <text:p>0.11995104</text:p>
          </table:table-cell>
          <table:table-cell office:value-type="float" office:value="1.273545706371191" table:formula="of:=[.D2009]+[.F2009]" table:style-name="ce1">
            <text:p>1.273545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045_9995.pkl</text:p>
          </table:table-cell>
          <table:table-cell office:value-type="float" office:value="5648" table:style-name="ce1">
            <text:p>5648</text:p>
          </table:table-cell>
          <table:table-cell office:value-type="float" office:value="3.5421388101983" table:style-name="ce1">
            <text:p>3.54213881</text:p>
          </table:table-cell>
          <table:table-cell office:value-type="float" office:value="0.63532763532763503" table:style-name="ce1">
            <text:p>0.635327635</text:p>
          </table:table-cell>
          <table:table-cell office:value-type="float" office:value="0.154753643303262" table:style-name="ce1">
            <text:p>0.154753643</text:p>
          </table:table-cell>
          <table:table-cell office:value-type="float" office:value="0.63820224719101104" table:style-name="ce1">
            <text:p>0.638202247</text:p>
          </table:table-cell>
          <table:table-cell office:value-type="float" office:value="0.14616572310859499" table:style-name="ce1">
            <text:p>0.146165723</text:p>
          </table:table-cell>
          <table:table-cell office:value-type="float" office:value="1.2735298825186461" table:formula="of:=[.D2010]+[.F2010]" table:style-name="ce1">
            <text:p>1.2735298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045_9999995.pkl</text:p>
          </table:table-cell>
          <table:table-cell office:value-type="float" office:value="5648" table:style-name="ce1">
            <text:p>5648</text:p>
          </table:table-cell>
          <table:table-cell office:value-type="float" office:value="3.5421388101983" table:style-name="ce1">
            <text:p>3.54213881</text:p>
          </table:table-cell>
          <table:table-cell office:value-type="float" office:value="0.63532763532763503" table:style-name="ce1">
            <text:p>0.635327635</text:p>
          </table:table-cell>
          <table:table-cell office:value-type="float" office:value="0.154753643303262" table:style-name="ce1">
            <text:p>0.154753643</text:p>
          </table:table-cell>
          <table:table-cell office:value-type="float" office:value="0.63820224719101104" table:style-name="ce1">
            <text:p>0.638202247</text:p>
          </table:table-cell>
          <table:table-cell office:value-type="float" office:value="0.14616572310859499" table:style-name="ce1">
            <text:p>0.146165723</text:p>
          </table:table-cell>
          <table:table-cell office:value-type="float" office:value="1.2735298825186461" table:formula="of:=[.D2011]+[.F2011]" table:style-name="ce1">
            <text:p>1.2735298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045_99995.pkl</text:p>
          </table:table-cell>
          <table:table-cell office:value-type="float" office:value="5648" table:style-name="ce1">
            <text:p>5648</text:p>
          </table:table-cell>
          <table:table-cell office:value-type="float" office:value="3.5421388101983" table:style-name="ce1">
            <text:p>3.54213881</text:p>
          </table:table-cell>
          <table:table-cell office:value-type="float" office:value="0.63532763532763503" table:style-name="ce1">
            <text:p>0.635327635</text:p>
          </table:table-cell>
          <table:table-cell office:value-type="float" office:value="0.154753643303262" table:style-name="ce1">
            <text:p>0.154753643</text:p>
          </table:table-cell>
          <table:table-cell office:value-type="float" office:value="0.63820224719101104" table:style-name="ce1">
            <text:p>0.638202247</text:p>
          </table:table-cell>
          <table:table-cell office:value-type="float" office:value="0.14616572310859499" table:style-name="ce1">
            <text:p>0.146165723</text:p>
          </table:table-cell>
          <table:table-cell office:value-type="float" office:value="1.2735298825186461" table:formula="of:=[.D2012]+[.F2012]" table:style-name="ce1">
            <text:p>1.2735298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045_999995.pkl</text:p>
          </table:table-cell>
          <table:table-cell office:value-type="float" office:value="5648" table:style-name="ce1">
            <text:p>5648</text:p>
          </table:table-cell>
          <table:table-cell office:value-type="float" office:value="3.5421388101983" table:style-name="ce1">
            <text:p>3.54213881</text:p>
          </table:table-cell>
          <table:table-cell office:value-type="float" office:value="0.63532763532763503" table:style-name="ce1">
            <text:p>0.635327635</text:p>
          </table:table-cell>
          <table:table-cell office:value-type="float" office:value="0.154753643303262" table:style-name="ce1">
            <text:p>0.154753643</text:p>
          </table:table-cell>
          <table:table-cell office:value-type="float" office:value="0.63820224719101104" table:style-name="ce1">
            <text:p>0.638202247</text:p>
          </table:table-cell>
          <table:table-cell office:value-type="float" office:value="0.14616572310859499" table:style-name="ce1">
            <text:p>0.146165723</text:p>
          </table:table-cell>
          <table:table-cell office:value-type="float" office:value="1.2735298825186461" table:formula="of:=[.D2013]+[.F2013]" table:style-name="ce1">
            <text:p>1.2735298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09_9999995.pkl</text:p>
          </table:table-cell>
          <table:table-cell office:value-type="float" office:value="4762" table:style-name="ce1">
            <text:p>4762</text:p>
          </table:table-cell>
          <table:table-cell office:value-type="float" office:value="3.8410331793364101" table:style-name="ce1">
            <text:p>3.841033179</text:p>
          </table:table-cell>
          <table:table-cell office:value-type="float" office:value="0.62202380952380998" table:style-name="ce1">
            <text:p>0.62202381</text:p>
          </table:table-cell>
          <table:table-cell office:value-type="float" office:value="0.14749470712773499" table:style-name="ce1">
            <text:p>0.147494707</text:p>
          </table:table-cell>
          <table:table-cell office:value-type="float" office:value="0.65100671140939603" table:style-name="ce1">
            <text:p>0.651006711</text:p>
          </table:table-cell>
          <table:table-cell office:value-type="float" office:value="0.15364308342133001" table:style-name="ce1">
            <text:p>0.153643083</text:p>
          </table:table-cell>
          <table:table-cell office:value-type="float" office:value="1.273030520933206" table:formula="of:=[.D2014]+[.F2014]" table:style-name="ce1">
            <text:p>1.2730305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09_999995.pkl</text:p>
          </table:table-cell>
          <table:table-cell office:value-type="float" office:value="4762" table:style-name="ce1">
            <text:p>4762</text:p>
          </table:table-cell>
          <table:table-cell office:value-type="float" office:value="3.8410331793364101" table:style-name="ce1">
            <text:p>3.841033179</text:p>
          </table:table-cell>
          <table:table-cell office:value-type="float" office:value="0.62202380952380998" table:style-name="ce1">
            <text:p>0.62202381</text:p>
          </table:table-cell>
          <table:table-cell office:value-type="float" office:value="0.14749470712773499" table:style-name="ce1">
            <text:p>0.147494707</text:p>
          </table:table-cell>
          <table:table-cell office:value-type="float" office:value="0.65100671140939603" table:style-name="ce1">
            <text:p>0.651006711</text:p>
          </table:table-cell>
          <table:table-cell office:value-type="float" office:value="0.15364308342133001" table:style-name="ce1">
            <text:p>0.153643083</text:p>
          </table:table-cell>
          <table:table-cell office:value-type="float" office:value="1.273030520933206" table:formula="of:=[.D2015]+[.F2015]" table:style-name="ce1">
            <text:p>1.2730305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09_99995.pkl</text:p>
          </table:table-cell>
          <table:table-cell office:value-type="float" office:value="4762" table:style-name="ce1">
            <text:p>4762</text:p>
          </table:table-cell>
          <table:table-cell office:value-type="float" office:value="3.8410331793364101" table:style-name="ce1">
            <text:p>3.841033179</text:p>
          </table:table-cell>
          <table:table-cell office:value-type="float" office:value="0.62202380952380998" table:style-name="ce1">
            <text:p>0.62202381</text:p>
          </table:table-cell>
          <table:table-cell office:value-type="float" office:value="0.14749470712773499" table:style-name="ce1">
            <text:p>0.147494707</text:p>
          </table:table-cell>
          <table:table-cell office:value-type="float" office:value="0.65100671140939603" table:style-name="ce1">
            <text:p>0.651006711</text:p>
          </table:table-cell>
          <table:table-cell office:value-type="float" office:value="0.15364308342133001" table:style-name="ce1">
            <text:p>0.153643083</text:p>
          </table:table-cell>
          <table:table-cell office:value-type="float" office:value="1.273030520933206" table:formula="of:=[.D2016]+[.F2016]" table:style-name="ce1">
            <text:p>1.2730305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09_9995.pkl</text:p>
          </table:table-cell>
          <table:table-cell office:value-type="float" office:value="4762" table:style-name="ce1">
            <text:p>4762</text:p>
          </table:table-cell>
          <table:table-cell office:value-type="float" office:value="3.8410331793364101" table:style-name="ce1">
            <text:p>3.841033179</text:p>
          </table:table-cell>
          <table:table-cell office:value-type="float" office:value="0.62202380952380998" table:style-name="ce1">
            <text:p>0.62202381</text:p>
          </table:table-cell>
          <table:table-cell office:value-type="float" office:value="0.14749470712773499" table:style-name="ce1">
            <text:p>0.147494707</text:p>
          </table:table-cell>
          <table:table-cell office:value-type="float" office:value="0.65100671140939603" table:style-name="ce1">
            <text:p>0.651006711</text:p>
          </table:table-cell>
          <table:table-cell office:value-type="float" office:value="0.15364308342133001" table:style-name="ce1">
            <text:p>0.153643083</text:p>
          </table:table-cell>
          <table:table-cell office:value-type="float" office:value="1.273030520933206" table:formula="of:=[.D2017]+[.F2017]" table:style-name="ce1">
            <text:p>1.2730305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18_9999995.pkl</text:p>
          </table:table-cell>
          <table:table-cell office:value-type="float" office:value="4995" table:style-name="ce1">
            <text:p>4995</text:p>
          </table:table-cell>
          <table:table-cell office:value-type="float" office:value="4.2690690690690696" table:style-name="ce1">
            <text:p>4.269069069</text:p>
          </table:table-cell>
          <table:table-cell office:value-type="float" office:value="0.629737609329446" table:style-name="ce1">
            <text:p>0.629737609</text:p>
          </table:table-cell>
          <table:table-cell office:value-type="float" office:value="0.13186813186813201" table:style-name="ce1">
            <text:p>0.131868132</text:p>
          </table:table-cell>
          <table:table-cell office:value-type="float" office:value="0.64238410596026496" table:style-name="ce1">
            <text:p>0.642384106</text:p>
          </table:table-cell>
          <table:table-cell office:value-type="float" office:value="0.13636363636363599" table:style-name="ce1">
            <text:p>0.136363636</text:p>
          </table:table-cell>
          <table:table-cell office:value-type="float" office:value="1.2721217152897109" table:formula="of:=[.D2018]+[.F2018]" table:style-name="ce1">
            <text:p>1.2721217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18_99995.pkl</text:p>
          </table:table-cell>
          <table:table-cell office:value-type="float" office:value="4995" table:style-name="ce1">
            <text:p>4995</text:p>
          </table:table-cell>
          <table:table-cell office:value-type="float" office:value="4.2690690690690696" table:style-name="ce1">
            <text:p>4.269069069</text:p>
          </table:table-cell>
          <table:table-cell office:value-type="float" office:value="0.629737609329446" table:style-name="ce1">
            <text:p>0.629737609</text:p>
          </table:table-cell>
          <table:table-cell office:value-type="float" office:value="0.13186813186813201" table:style-name="ce1">
            <text:p>0.131868132</text:p>
          </table:table-cell>
          <table:table-cell office:value-type="float" office:value="0.64238410596026496" table:style-name="ce1">
            <text:p>0.642384106</text:p>
          </table:table-cell>
          <table:table-cell office:value-type="float" office:value="0.13636363636363599" table:style-name="ce1">
            <text:p>0.136363636</text:p>
          </table:table-cell>
          <table:table-cell office:value-type="float" office:value="1.2721217152897109" table:formula="of:=[.D2019]+[.F2019]" table:style-name="ce1">
            <text:p>1.2721217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18_9995.pkl</text:p>
          </table:table-cell>
          <table:table-cell office:value-type="float" office:value="4995" table:style-name="ce1">
            <text:p>4995</text:p>
          </table:table-cell>
          <table:table-cell office:value-type="float" office:value="4.2690690690690696" table:style-name="ce1">
            <text:p>4.269069069</text:p>
          </table:table-cell>
          <table:table-cell office:value-type="float" office:value="0.629737609329446" table:style-name="ce1">
            <text:p>0.629737609</text:p>
          </table:table-cell>
          <table:table-cell office:value-type="float" office:value="0.13186813186813201" table:style-name="ce1">
            <text:p>0.131868132</text:p>
          </table:table-cell>
          <table:table-cell office:value-type="float" office:value="0.64238410596026496" table:style-name="ce1">
            <text:p>0.642384106</text:p>
          </table:table-cell>
          <table:table-cell office:value-type="float" office:value="0.13636363636363599" table:style-name="ce1">
            <text:p>0.136363636</text:p>
          </table:table-cell>
          <table:table-cell office:value-type="float" office:value="1.2721217152897109" table:formula="of:=[.D2020]+[.F2020]" table:style-name="ce1">
            <text:p>1.2721217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18_999995.pkl</text:p>
          </table:table-cell>
          <table:table-cell office:value-type="float" office:value="4995" table:style-name="ce1">
            <text:p>4995</text:p>
          </table:table-cell>
          <table:table-cell office:value-type="float" office:value="4.2690690690690696" table:style-name="ce1">
            <text:p>4.269069069</text:p>
          </table:table-cell>
          <table:table-cell office:value-type="float" office:value="0.629737609329446" table:style-name="ce1">
            <text:p>0.629737609</text:p>
          </table:table-cell>
          <table:table-cell office:value-type="float" office:value="0.13186813186813201" table:style-name="ce1">
            <text:p>0.131868132</text:p>
          </table:table-cell>
          <table:table-cell office:value-type="float" office:value="0.64238410596026496" table:style-name="ce1">
            <text:p>0.642384106</text:p>
          </table:table-cell>
          <table:table-cell office:value-type="float" office:value="0.13636363636363599" table:style-name="ce1">
            <text:p>0.136363636</text:p>
          </table:table-cell>
          <table:table-cell office:value-type="float" office:value="1.2721217152897109" table:formula="of:=[.D2021]+[.F2021]" table:style-name="ce1">
            <text:p>1.2721217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09_99995.pkl</text:p>
          </table:table-cell>
          <table:table-cell office:value-type="float" office:value="4793" table:style-name="ce1">
            <text:p>4793</text:p>
          </table:table-cell>
          <table:table-cell office:value-type="float" office:value="3.7375339036094299" table:style-name="ce1">
            <text:p>3.737533904</text:p>
          </table:table-cell>
          <table:table-cell office:value-type="float" office:value="0.62756598240469197" table:style-name="ce1">
            <text:p>0.627565982</text:p>
          </table:table-cell>
          <table:table-cell office:value-type="float" office:value="0.15296640457469601" table:style-name="ce1">
            <text:p>0.152966405</text:p>
          </table:table-cell>
          <table:table-cell office:value-type="float" office:value="0.644295302013423" table:style-name="ce1">
            <text:p>0.644295302</text:p>
          </table:table-cell>
          <table:table-cell office:value-type="float" office:value="0.15376401494927899" table:style-name="ce1">
            <text:p>0.153764015</text:p>
          </table:table-cell>
          <table:table-cell office:value-type="float" office:value="1.271861284418115" table:formula="of:=[.D2022]+[.F2022]" table:style-name="ce1">
            <text:p>1.271861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09_9999995.pkl</text:p>
          </table:table-cell>
          <table:table-cell office:value-type="float" office:value="4793" table:style-name="ce1">
            <text:p>4793</text:p>
          </table:table-cell>
          <table:table-cell office:value-type="float" office:value="3.7375339036094299" table:style-name="ce1">
            <text:p>3.737533904</text:p>
          </table:table-cell>
          <table:table-cell office:value-type="float" office:value="0.62756598240469197" table:style-name="ce1">
            <text:p>0.627565982</text:p>
          </table:table-cell>
          <table:table-cell office:value-type="float" office:value="0.15296640457469601" table:style-name="ce1">
            <text:p>0.152966405</text:p>
          </table:table-cell>
          <table:table-cell office:value-type="float" office:value="0.644295302013423" table:style-name="ce1">
            <text:p>0.644295302</text:p>
          </table:table-cell>
          <table:table-cell office:value-type="float" office:value="0.15376401494927899" table:style-name="ce1">
            <text:p>0.153764015</text:p>
          </table:table-cell>
          <table:table-cell office:value-type="float" office:value="1.271861284418115" table:formula="of:=[.D2023]+[.F2023]" table:style-name="ce1">
            <text:p>1.271861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09_9995.pkl</text:p>
          </table:table-cell>
          <table:table-cell office:value-type="float" office:value="4793" table:style-name="ce1">
            <text:p>4793</text:p>
          </table:table-cell>
          <table:table-cell office:value-type="float" office:value="3.7375339036094299" table:style-name="ce1">
            <text:p>3.737533904</text:p>
          </table:table-cell>
          <table:table-cell office:value-type="float" office:value="0.62756598240469197" table:style-name="ce1">
            <text:p>0.627565982</text:p>
          </table:table-cell>
          <table:table-cell office:value-type="float" office:value="0.15296640457469601" table:style-name="ce1">
            <text:p>0.152966405</text:p>
          </table:table-cell>
          <table:table-cell office:value-type="float" office:value="0.644295302013423" table:style-name="ce1">
            <text:p>0.644295302</text:p>
          </table:table-cell>
          <table:table-cell office:value-type="float" office:value="0.15376401494927899" table:style-name="ce1">
            <text:p>0.153764015</text:p>
          </table:table-cell>
          <table:table-cell office:value-type="float" office:value="1.271861284418115" table:formula="of:=[.D2024]+[.F2024]" table:style-name="ce1">
            <text:p>1.271861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09_999995.pkl</text:p>
          </table:table-cell>
          <table:table-cell office:value-type="float" office:value="4793" table:style-name="ce1">
            <text:p>4793</text:p>
          </table:table-cell>
          <table:table-cell office:value-type="float" office:value="3.7375339036094299" table:style-name="ce1">
            <text:p>3.737533904</text:p>
          </table:table-cell>
          <table:table-cell office:value-type="float" office:value="0.62756598240469197" table:style-name="ce1">
            <text:p>0.627565982</text:p>
          </table:table-cell>
          <table:table-cell office:value-type="float" office:value="0.15296640457469601" table:style-name="ce1">
            <text:p>0.152966405</text:p>
          </table:table-cell>
          <table:table-cell office:value-type="float" office:value="0.644295302013423" table:style-name="ce1">
            <text:p>0.644295302</text:p>
          </table:table-cell>
          <table:table-cell office:value-type="float" office:value="0.15376401494927899" table:style-name="ce1">
            <text:p>0.153764015</text:p>
          </table:table-cell>
          <table:table-cell office:value-type="float" office:value="1.271861284418115" table:formula="of:=[.D2025]+[.F2025]" table:style-name="ce1">
            <text:p>1.271861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045_999995.pkl</text:p>
          </table:table-cell>
          <table:table-cell office:value-type="float" office:value="4690" table:style-name="ce1">
            <text:p>4690</text:p>
          </table:table-cell>
          <table:table-cell office:value-type="float" office:value="3.9972281449893399" table:style-name="ce1">
            <text:p>3.997228145</text:p>
          </table:table-cell>
          <table:table-cell office:value-type="float" office:value="0.62314540059347201" table:style-name="ce1">
            <text:p>0.623145401</text:p>
          </table:table-cell>
          <table:table-cell office:value-type="float" office:value="0.14830508474576301" table:style-name="ce1">
            <text:p>0.148305085</text:p>
          </table:table-cell>
          <table:table-cell office:value-type="float" office:value="0.64810690423162598" table:style-name="ce1">
            <text:p>0.648106904</text:p>
          </table:table-cell>
          <table:table-cell office:value-type="float" office:value="0.151958224543081" table:style-name="ce1">
            <text:p>0.151958225</text:p>
          </table:table-cell>
          <table:table-cell office:value-type="float" office:value="1.2712523048250981" table:formula="of:=[.D2026]+[.F2026]" table:style-name="ce1">
            <text:p>1.2712523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045_99995.pkl</text:p>
          </table:table-cell>
          <table:table-cell office:value-type="float" office:value="4690" table:style-name="ce1">
            <text:p>4690</text:p>
          </table:table-cell>
          <table:table-cell office:value-type="float" office:value="3.9972281449893399" table:style-name="ce1">
            <text:p>3.997228145</text:p>
          </table:table-cell>
          <table:table-cell office:value-type="float" office:value="0.62314540059347201" table:style-name="ce1">
            <text:p>0.623145401</text:p>
          </table:table-cell>
          <table:table-cell office:value-type="float" office:value="0.14830508474576301" table:style-name="ce1">
            <text:p>0.148305085</text:p>
          </table:table-cell>
          <table:table-cell office:value-type="float" office:value="0.64810690423162598" table:style-name="ce1">
            <text:p>0.648106904</text:p>
          </table:table-cell>
          <table:table-cell office:value-type="float" office:value="0.151958224543081" table:style-name="ce1">
            <text:p>0.151958225</text:p>
          </table:table-cell>
          <table:table-cell office:value-type="float" office:value="1.2712523048250981" table:formula="of:=[.D2027]+[.F2027]" table:style-name="ce1">
            <text:p>1.2712523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045_9995.pkl</text:p>
          </table:table-cell>
          <table:table-cell office:value-type="float" office:value="4690" table:style-name="ce1">
            <text:p>4690</text:p>
          </table:table-cell>
          <table:table-cell office:value-type="float" office:value="3.9972281449893399" table:style-name="ce1">
            <text:p>3.997228145</text:p>
          </table:table-cell>
          <table:table-cell office:value-type="float" office:value="0.62314540059347201" table:style-name="ce1">
            <text:p>0.623145401</text:p>
          </table:table-cell>
          <table:table-cell office:value-type="float" office:value="0.14830508474576301" table:style-name="ce1">
            <text:p>0.148305085</text:p>
          </table:table-cell>
          <table:table-cell office:value-type="float" office:value="0.64810690423162598" table:style-name="ce1">
            <text:p>0.648106904</text:p>
          </table:table-cell>
          <table:table-cell office:value-type="float" office:value="0.151958224543081" table:style-name="ce1">
            <text:p>0.151958225</text:p>
          </table:table-cell>
          <table:table-cell office:value-type="float" office:value="1.2712523048250981" table:formula="of:=[.D2028]+[.F2028]" table:style-name="ce1">
            <text:p>1.2712523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045_9999995.pkl</text:p>
          </table:table-cell>
          <table:table-cell office:value-type="float" office:value="4690" table:style-name="ce1">
            <text:p>4690</text:p>
          </table:table-cell>
          <table:table-cell office:value-type="float" office:value="3.9972281449893399" table:style-name="ce1">
            <text:p>3.997228145</text:p>
          </table:table-cell>
          <table:table-cell office:value-type="float" office:value="0.62314540059347201" table:style-name="ce1">
            <text:p>0.623145401</text:p>
          </table:table-cell>
          <table:table-cell office:value-type="float" office:value="0.14830508474576301" table:style-name="ce1">
            <text:p>0.148305085</text:p>
          </table:table-cell>
          <table:table-cell office:value-type="float" office:value="0.64810690423162598" table:style-name="ce1">
            <text:p>0.648106904</text:p>
          </table:table-cell>
          <table:table-cell office:value-type="float" office:value="0.151958224543081" table:style-name="ce1">
            <text:p>0.151958225</text:p>
          </table:table-cell>
          <table:table-cell office:value-type="float" office:value="1.2712523048250981" table:formula="of:=[.D2029]+[.F2029]" table:style-name="ce1">
            <text:p>1.2712523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045_999995.pkl</text:p>
          </table:table-cell>
          <table:table-cell office:value-type="float" office:value="4466" table:style-name="ce1">
            <text:p>4466</text:p>
          </table:table-cell>
          <table:table-cell office:value-type="float" office:value="4.1374832064487199" table:style-name="ce1">
            <text:p>4.137483206</text:p>
          </table:table-cell>
          <table:table-cell office:value-type="float" office:value="0.625" table:style-name="ce1">
            <text:p>0.625</text:p>
          </table:table-cell>
          <table:table-cell office:value-type="float" office:value="0.135135135135135" table:style-name="ce1">
            <text:p>0.135135135</text:p>
          </table:table-cell>
          <table:table-cell office:value-type="float" office:value="0.64573991031390099" table:style-name="ce1">
            <text:p>0.64573991</text:p>
          </table:table-cell>
          <table:table-cell office:value-type="float" office:value="0.13740458015267201" table:style-name="ce1">
            <text:p>0.13740458</text:p>
          </table:table-cell>
          <table:table-cell office:value-type="float" office:value="1.270739910313901" table:formula="of:=[.D2030]+[.F2030]" table:style-name="ce1">
            <text:p>1.270739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045_99995.pkl</text:p>
          </table:table-cell>
          <table:table-cell office:value-type="float" office:value="4466" table:style-name="ce1">
            <text:p>4466</text:p>
          </table:table-cell>
          <table:table-cell office:value-type="float" office:value="4.1374832064487199" table:style-name="ce1">
            <text:p>4.137483206</text:p>
          </table:table-cell>
          <table:table-cell office:value-type="float" office:value="0.625" table:style-name="ce1">
            <text:p>0.625</text:p>
          </table:table-cell>
          <table:table-cell office:value-type="float" office:value="0.135135135135135" table:style-name="ce1">
            <text:p>0.135135135</text:p>
          </table:table-cell>
          <table:table-cell office:value-type="float" office:value="0.64573991031390099" table:style-name="ce1">
            <text:p>0.64573991</text:p>
          </table:table-cell>
          <table:table-cell office:value-type="float" office:value="0.13740458015267201" table:style-name="ce1">
            <text:p>0.13740458</text:p>
          </table:table-cell>
          <table:table-cell office:value-type="float" office:value="1.270739910313901" table:formula="of:=[.D2031]+[.F2031]" table:style-name="ce1">
            <text:p>1.270739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045_9999995.pkl</text:p>
          </table:table-cell>
          <table:table-cell office:value-type="float" office:value="4466" table:style-name="ce1">
            <text:p>4466</text:p>
          </table:table-cell>
          <table:table-cell office:value-type="float" office:value="4.1374832064487199" table:style-name="ce1">
            <text:p>4.137483206</text:p>
          </table:table-cell>
          <table:table-cell office:value-type="float" office:value="0.625" table:style-name="ce1">
            <text:p>0.625</text:p>
          </table:table-cell>
          <table:table-cell office:value-type="float" office:value="0.135135135135135" table:style-name="ce1">
            <text:p>0.135135135</text:p>
          </table:table-cell>
          <table:table-cell office:value-type="float" office:value="0.64573991031390099" table:style-name="ce1">
            <text:p>0.64573991</text:p>
          </table:table-cell>
          <table:table-cell office:value-type="float" office:value="0.13740458015267201" table:style-name="ce1">
            <text:p>0.13740458</text:p>
          </table:table-cell>
          <table:table-cell office:value-type="float" office:value="1.270739910313901" table:formula="of:=[.D2032]+[.F2032]" table:style-name="ce1">
            <text:p>1.270739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045_9995.pkl</text:p>
          </table:table-cell>
          <table:table-cell office:value-type="float" office:value="4466" table:style-name="ce1">
            <text:p>4466</text:p>
          </table:table-cell>
          <table:table-cell office:value-type="float" office:value="4.1374832064487199" table:style-name="ce1">
            <text:p>4.137483206</text:p>
          </table:table-cell>
          <table:table-cell office:value-type="float" office:value="0.625" table:style-name="ce1">
            <text:p>0.625</text:p>
          </table:table-cell>
          <table:table-cell office:value-type="float" office:value="0.135135135135135" table:style-name="ce1">
            <text:p>0.135135135</text:p>
          </table:table-cell>
          <table:table-cell office:value-type="float" office:value="0.64573991031390099" table:style-name="ce1">
            <text:p>0.64573991</text:p>
          </table:table-cell>
          <table:table-cell office:value-type="float" office:value="0.13740458015267201" table:style-name="ce1">
            <text:p>0.13740458</text:p>
          </table:table-cell>
          <table:table-cell office:value-type="float" office:value="1.270739910313901" table:formula="of:=[.D2033]+[.F2033]" table:style-name="ce1">
            <text:p>1.270739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18_99995.pkl</text:p>
          </table:table-cell>
          <table:table-cell office:value-type="float" office:value="5585" table:style-name="ce1">
            <text:p>5585</text:p>
          </table:table-cell>
          <table:table-cell office:value-type="float" office:value="3.81880035810206" table:style-name="ce1">
            <text:p>3.818800358</text:p>
          </table:table-cell>
          <table:table-cell office:value-type="float" office:value="0.62816901408450698" table:style-name="ce1">
            <text:p>0.628169014</text:p>
          </table:table-cell>
          <table:table-cell office:value-type="float" office:value="0.14424320827943099" table:style-name="ce1">
            <text:p>0.144243208</text:p>
          </table:table-cell>
          <table:table-cell office:value-type="float" office:value="0.64222222222222203" table:style-name="ce1">
            <text:p>0.642222222</text:p>
          </table:table-cell>
          <table:table-cell office:value-type="float" office:value="0.14076960545543099" table:style-name="ce1">
            <text:p>0.140769605</text:p>
          </table:table-cell>
          <table:table-cell office:value-type="float" office:value="1.2703912363067289" table:formula="of:=[.D2034]+[.F2034]" table:style-name="ce1">
            <text:p>1.2703912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18_9995.pkl</text:p>
          </table:table-cell>
          <table:table-cell office:value-type="float" office:value="5585" table:style-name="ce1">
            <text:p>5585</text:p>
          </table:table-cell>
          <table:table-cell office:value-type="float" office:value="3.81880035810206" table:style-name="ce1">
            <text:p>3.818800358</text:p>
          </table:table-cell>
          <table:table-cell office:value-type="float" office:value="0.62816901408450698" table:style-name="ce1">
            <text:p>0.628169014</text:p>
          </table:table-cell>
          <table:table-cell office:value-type="float" office:value="0.14424320827943099" table:style-name="ce1">
            <text:p>0.144243208</text:p>
          </table:table-cell>
          <table:table-cell office:value-type="float" office:value="0.64222222222222203" table:style-name="ce1">
            <text:p>0.642222222</text:p>
          </table:table-cell>
          <table:table-cell office:value-type="float" office:value="0.14076960545543099" table:style-name="ce1">
            <text:p>0.140769605</text:p>
          </table:table-cell>
          <table:table-cell office:value-type="float" office:value="1.2703912363067289" table:formula="of:=[.D2035]+[.F2035]" table:style-name="ce1">
            <text:p>1.2703912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18_9999995.pkl</text:p>
          </table:table-cell>
          <table:table-cell office:value-type="float" office:value="5585" table:style-name="ce1">
            <text:p>5585</text:p>
          </table:table-cell>
          <table:table-cell office:value-type="float" office:value="3.81880035810206" table:style-name="ce1">
            <text:p>3.818800358</text:p>
          </table:table-cell>
          <table:table-cell office:value-type="float" office:value="0.62816901408450698" table:style-name="ce1">
            <text:p>0.628169014</text:p>
          </table:table-cell>
          <table:table-cell office:value-type="float" office:value="0.14424320827943099" table:style-name="ce1">
            <text:p>0.144243208</text:p>
          </table:table-cell>
          <table:table-cell office:value-type="float" office:value="0.64222222222222203" table:style-name="ce1">
            <text:p>0.642222222</text:p>
          </table:table-cell>
          <table:table-cell office:value-type="float" office:value="0.14076960545543099" table:style-name="ce1">
            <text:p>0.140769605</text:p>
          </table:table-cell>
          <table:table-cell office:value-type="float" office:value="1.2703912363067289" table:formula="of:=[.D2036]+[.F2036]" table:style-name="ce1">
            <text:p>1.2703912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18_999995.pkl</text:p>
          </table:table-cell>
          <table:table-cell office:value-type="float" office:value="5585" table:style-name="ce1">
            <text:p>5585</text:p>
          </table:table-cell>
          <table:table-cell office:value-type="float" office:value="3.81880035810206" table:style-name="ce1">
            <text:p>3.818800358</text:p>
          </table:table-cell>
          <table:table-cell office:value-type="float" office:value="0.62816901408450698" table:style-name="ce1">
            <text:p>0.628169014</text:p>
          </table:table-cell>
          <table:table-cell office:value-type="float" office:value="0.14424320827943099" table:style-name="ce1">
            <text:p>0.144243208</text:p>
          </table:table-cell>
          <table:table-cell office:value-type="float" office:value="0.64222222222222203" table:style-name="ce1">
            <text:p>0.642222222</text:p>
          </table:table-cell>
          <table:table-cell office:value-type="float" office:value="0.14076960545543099" table:style-name="ce1">
            <text:p>0.140769605</text:p>
          </table:table-cell>
          <table:table-cell office:value-type="float" office:value="1.2703912363067289" table:formula="of:=[.D2037]+[.F2037]" table:style-name="ce1">
            <text:p>1.2703912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36_99995.pkl</text:p>
          </table:table-cell>
          <table:table-cell office:value-type="float" office:value="4920" table:style-name="ce1">
            <text:p>4920</text:p>
          </table:table-cell>
          <table:table-cell office:value-type="float" office:value="5.9817073170731696" table:style-name="ce1">
            <text:p>5.981707317</text:p>
          </table:table-cell>
          <table:table-cell office:value-type="float" office:value="0.63112391930835698" table:style-name="ce1">
            <text:p>0.631123919</text:p>
          </table:table-cell>
          <table:table-cell office:value-type="float" office:value="0.1" table:style-name="ce1">
            <text:p>0.1</text:p>
          </table:table-cell>
          <table:table-cell office:value-type="float" office:value="0.63815789473684204" table:style-name="ce1">
            <text:p>0.638157895</text:p>
          </table:table-cell>
          <table:table-cell office:value-type="float" office:value="0.100657212037357" table:style-name="ce1">
            <text:p>0.100657212</text:p>
          </table:table-cell>
          <table:table-cell office:value-type="float" office:value="1.2692818140451991" table:formula="of:=[.D2038]+[.F2038]" table:style-name="ce1">
            <text:p>1.2692818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36_9999995.pkl</text:p>
          </table:table-cell>
          <table:table-cell office:value-type="float" office:value="4920" table:style-name="ce1">
            <text:p>4920</text:p>
          </table:table-cell>
          <table:table-cell office:value-type="float" office:value="5.9817073170731696" table:style-name="ce1">
            <text:p>5.981707317</text:p>
          </table:table-cell>
          <table:table-cell office:value-type="float" office:value="0.63112391930835698" table:style-name="ce1">
            <text:p>0.631123919</text:p>
          </table:table-cell>
          <table:table-cell office:value-type="float" office:value="0.1" table:style-name="ce1">
            <text:p>0.1</text:p>
          </table:table-cell>
          <table:table-cell office:value-type="float" office:value="0.63815789473684204" table:style-name="ce1">
            <text:p>0.638157895</text:p>
          </table:table-cell>
          <table:table-cell office:value-type="float" office:value="0.100657212037357" table:style-name="ce1">
            <text:p>0.100657212</text:p>
          </table:table-cell>
          <table:table-cell office:value-type="float" office:value="1.2692818140451991" table:formula="of:=[.D2039]+[.F2039]" table:style-name="ce1">
            <text:p>1.2692818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36_999995.pkl</text:p>
          </table:table-cell>
          <table:table-cell office:value-type="float" office:value="4920" table:style-name="ce1">
            <text:p>4920</text:p>
          </table:table-cell>
          <table:table-cell office:value-type="float" office:value="5.9817073170731696" table:style-name="ce1">
            <text:p>5.981707317</text:p>
          </table:table-cell>
          <table:table-cell office:value-type="float" office:value="0.63112391930835698" table:style-name="ce1">
            <text:p>0.631123919</text:p>
          </table:table-cell>
          <table:table-cell office:value-type="float" office:value="0.1" table:style-name="ce1">
            <text:p>0.1</text:p>
          </table:table-cell>
          <table:table-cell office:value-type="float" office:value="0.63815789473684204" table:style-name="ce1">
            <text:p>0.638157895</text:p>
          </table:table-cell>
          <table:table-cell office:value-type="float" office:value="0.100657212037357" table:style-name="ce1">
            <text:p>0.100657212</text:p>
          </table:table-cell>
          <table:table-cell office:value-type="float" office:value="1.2692818140451991" table:formula="of:=[.D2040]+[.F2040]" table:style-name="ce1">
            <text:p>1.2692818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TnbT_preTnbT_3000_8_36_9995.pkl</text:p>
          </table:table-cell>
          <table:table-cell office:value-type="float" office:value="4920" table:style-name="ce1">
            <text:p>4920</text:p>
          </table:table-cell>
          <table:table-cell office:value-type="float" office:value="5.9817073170731696" table:style-name="ce1">
            <text:p>5.981707317</text:p>
          </table:table-cell>
          <table:table-cell office:value-type="float" office:value="0.63112391930835698" table:style-name="ce1">
            <text:p>0.631123919</text:p>
          </table:table-cell>
          <table:table-cell office:value-type="float" office:value="0.1" table:style-name="ce1">
            <text:p>0.1</text:p>
          </table:table-cell>
          <table:table-cell office:value-type="float" office:value="0.63815789473684204" table:style-name="ce1">
            <text:p>0.638157895</text:p>
          </table:table-cell>
          <table:table-cell office:value-type="float" office:value="0.100657212037357" table:style-name="ce1">
            <text:p>0.100657212</text:p>
          </table:table-cell>
          <table:table-cell office:value-type="float" office:value="1.2692818140451991" table:formula="of:=[.D2041]+[.F2041]" table:style-name="ce1">
            <text:p>1.2692818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0225_9995.pkl</text:p>
          </table:table-cell>
          <table:table-cell office:value-type="float" office:value="4350" table:style-name="ce1">
            <text:p>4350</text:p>
          </table:table-cell>
          <table:table-cell office:value-type="float" office:value="3.9273563218390799" table:style-name="ce1">
            <text:p>3.927356322</text:p>
          </table:table-cell>
          <table:table-cell office:value-type="float" office:value="0.63235294117647101" table:style-name="ce1">
            <text:p>0.632352941</text:p>
          </table:table-cell>
          <table:table-cell office:value-type="float" office:value="0.151301900070373" table:style-name="ce1">
            <text:p>0.1513019</text:p>
          </table:table-cell>
          <table:table-cell office:value-type="float" office:value="0.63513513513513498" table:style-name="ce1">
            <text:p>0.635135135</text:p>
          </table:table-cell>
          <table:table-cell office:value-type="float" office:value="0.147798742138365" table:style-name="ce1">
            <text:p>0.147798742</text:p>
          </table:table-cell>
          <table:table-cell office:value-type="float" office:value="1.2674880763116061" table:formula="of:=[.D2042]+[.F2042]" table:style-name="ce1">
            <text:p>1.2674880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0225_99995.pkl</text:p>
          </table:table-cell>
          <table:table-cell office:value-type="float" office:value="4350" table:style-name="ce1">
            <text:p>4350</text:p>
          </table:table-cell>
          <table:table-cell office:value-type="float" office:value="3.9273563218390799" table:style-name="ce1">
            <text:p>3.927356322</text:p>
          </table:table-cell>
          <table:table-cell office:value-type="float" office:value="0.63235294117647101" table:style-name="ce1">
            <text:p>0.632352941</text:p>
          </table:table-cell>
          <table:table-cell office:value-type="float" office:value="0.151301900070373" table:style-name="ce1">
            <text:p>0.1513019</text:p>
          </table:table-cell>
          <table:table-cell office:value-type="float" office:value="0.63513513513513498" table:style-name="ce1">
            <text:p>0.635135135</text:p>
          </table:table-cell>
          <table:table-cell office:value-type="float" office:value="0.147798742138365" table:style-name="ce1">
            <text:p>0.147798742</text:p>
          </table:table-cell>
          <table:table-cell office:value-type="float" office:value="1.2674880763116061" table:formula="of:=[.D2043]+[.F2043]" table:style-name="ce1">
            <text:p>1.2674880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0225_9999995.pkl</text:p>
          </table:table-cell>
          <table:table-cell office:value-type="float" office:value="4350" table:style-name="ce1">
            <text:p>4350</text:p>
          </table:table-cell>
          <table:table-cell office:value-type="float" office:value="3.9273563218390799" table:style-name="ce1">
            <text:p>3.927356322</text:p>
          </table:table-cell>
          <table:table-cell office:value-type="float" office:value="0.63235294117647101" table:style-name="ce1">
            <text:p>0.632352941</text:p>
          </table:table-cell>
          <table:table-cell office:value-type="float" office:value="0.151301900070373" table:style-name="ce1">
            <text:p>0.1513019</text:p>
          </table:table-cell>
          <table:table-cell office:value-type="float" office:value="0.63513513513513498" table:style-name="ce1">
            <text:p>0.635135135</text:p>
          </table:table-cell>
          <table:table-cell office:value-type="float" office:value="0.147798742138365" table:style-name="ce1">
            <text:p>0.147798742</text:p>
          </table:table-cell>
          <table:table-cell office:value-type="float" office:value="1.2674880763116061" table:formula="of:=[.D2044]+[.F2044]" table:style-name="ce1">
            <text:p>1.2674880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0225_999995.pkl</text:p>
          </table:table-cell>
          <table:table-cell office:value-type="float" office:value="4350" table:style-name="ce1">
            <text:p>4350</text:p>
          </table:table-cell>
          <table:table-cell office:value-type="float" office:value="3.9273563218390799" table:style-name="ce1">
            <text:p>3.927356322</text:p>
          </table:table-cell>
          <table:table-cell office:value-type="float" office:value="0.63235294117647101" table:style-name="ce1">
            <text:p>0.632352941</text:p>
          </table:table-cell>
          <table:table-cell office:value-type="float" office:value="0.151301900070373" table:style-name="ce1">
            <text:p>0.1513019</text:p>
          </table:table-cell>
          <table:table-cell office:value-type="float" office:value="0.63513513513513498" table:style-name="ce1">
            <text:p>0.635135135</text:p>
          </table:table-cell>
          <table:table-cell office:value-type="float" office:value="0.147798742138365" table:style-name="ce1">
            <text:p>0.147798742</text:p>
          </table:table-cell>
          <table:table-cell office:value-type="float" office:value="1.2674880763116061" table:formula="of:=[.D2045]+[.F2045]" table:style-name="ce1">
            <text:p>1.2674880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0225_99995.pkl</text:p>
          </table:table-cell>
          <table:table-cell office:value-type="float" office:value="5106" table:style-name="ce1">
            <text:p>5106</text:p>
          </table:table-cell>
          <table:table-cell office:value-type="float" office:value="4.2220916568742703" table:style-name="ce1">
            <text:p>4.222091657</text:p>
          </table:table-cell>
          <table:table-cell office:value-type="float" office:value="0.64145658263305305" table:style-name="ce1">
            <text:p>0.641456583</text:p>
          </table:table-cell>
          <table:table-cell office:value-type="float" office:value="0.15065789473684199" table:style-name="ce1">
            <text:p>0.150657895</text:p>
          </table:table-cell>
          <table:table-cell office:value-type="float" office:value="0.62583518930957704" table:style-name="ce1">
            <text:p>0.625835189</text:p>
          </table:table-cell>
          <table:table-cell office:value-type="float" office:value="0.139454094292804" table:style-name="ce1">
            <text:p>0.139454094</text:p>
          </table:table-cell>
          <table:table-cell office:value-type="float" office:value="1.26729177194263" table:formula="of:=[.D2046]+[.F2046]" table:style-name="ce1">
            <text:p>1.2672917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0225_999995.pkl</text:p>
          </table:table-cell>
          <table:table-cell office:value-type="float" office:value="5106" table:style-name="ce1">
            <text:p>5106</text:p>
          </table:table-cell>
          <table:table-cell office:value-type="float" office:value="4.2220916568742703" table:style-name="ce1">
            <text:p>4.222091657</text:p>
          </table:table-cell>
          <table:table-cell office:value-type="float" office:value="0.64145658263305305" table:style-name="ce1">
            <text:p>0.641456583</text:p>
          </table:table-cell>
          <table:table-cell office:value-type="float" office:value="0.15065789473684199" table:style-name="ce1">
            <text:p>0.150657895</text:p>
          </table:table-cell>
          <table:table-cell office:value-type="float" office:value="0.62583518930957704" table:style-name="ce1">
            <text:p>0.625835189</text:p>
          </table:table-cell>
          <table:table-cell office:value-type="float" office:value="0.139454094292804" table:style-name="ce1">
            <text:p>0.139454094</text:p>
          </table:table-cell>
          <table:table-cell office:value-type="float" office:value="1.26729177194263" table:formula="of:=[.D2047]+[.F2047]" table:style-name="ce1">
            <text:p>1.2672917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0225_9995.pkl</text:p>
          </table:table-cell>
          <table:table-cell office:value-type="float" office:value="5106" table:style-name="ce1">
            <text:p>5106</text:p>
          </table:table-cell>
          <table:table-cell office:value-type="float" office:value="4.2220916568742703" table:style-name="ce1">
            <text:p>4.222091657</text:p>
          </table:table-cell>
          <table:table-cell office:value-type="float" office:value="0.64145658263305305" table:style-name="ce1">
            <text:p>0.641456583</text:p>
          </table:table-cell>
          <table:table-cell office:value-type="float" office:value="0.15065789473684199" table:style-name="ce1">
            <text:p>0.150657895</text:p>
          </table:table-cell>
          <table:table-cell office:value-type="float" office:value="0.62583518930957704" table:style-name="ce1">
            <text:p>0.625835189</text:p>
          </table:table-cell>
          <table:table-cell office:value-type="float" office:value="0.139454094292804" table:style-name="ce1">
            <text:p>0.139454094</text:p>
          </table:table-cell>
          <table:table-cell office:value-type="float" office:value="1.26729177194263" table:formula="of:=[.D2048]+[.F2048]" table:style-name="ce1">
            <text:p>1.2672917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0225_9999995.pkl</text:p>
          </table:table-cell>
          <table:table-cell office:value-type="float" office:value="5106" table:style-name="ce1">
            <text:p>5106</text:p>
          </table:table-cell>
          <table:table-cell office:value-type="float" office:value="4.2220916568742703" table:style-name="ce1">
            <text:p>4.222091657</text:p>
          </table:table-cell>
          <table:table-cell office:value-type="float" office:value="0.64145658263305305" table:style-name="ce1">
            <text:p>0.641456583</text:p>
          </table:table-cell>
          <table:table-cell office:value-type="float" office:value="0.15065789473684199" table:style-name="ce1">
            <text:p>0.150657895</text:p>
          </table:table-cell>
          <table:table-cell office:value-type="float" office:value="0.62583518930957704" table:style-name="ce1">
            <text:p>0.625835189</text:p>
          </table:table-cell>
          <table:table-cell office:value-type="float" office:value="0.139454094292804" table:style-name="ce1">
            <text:p>0.139454094</text:p>
          </table:table-cell>
          <table:table-cell office:value-type="float" office:value="1.26729177194263" table:formula="of:=[.D2049]+[.F2049]" table:style-name="ce1">
            <text:p>1.2672917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09_9999995.pkl</text:p>
          </table:table-cell>
          <table:table-cell office:value-type="float" office:value="5212" table:style-name="ce1">
            <text:p>5212</text:p>
          </table:table-cell>
          <table:table-cell office:value-type="float" office:value="4.1346891788181104" table:style-name="ce1">
            <text:p>4.134689179</text:p>
          </table:table-cell>
          <table:table-cell office:value-type="float" office:value="0.62608695652173896" table:style-name="ce1">
            <text:p>0.626086957</text:p>
          </table:table-cell>
          <table:table-cell office:value-type="float" office:value="0.132110091743119" table:style-name="ce1">
            <text:p>0.132110092</text:p>
          </table:table-cell>
          <table:table-cell office:value-type="float" office:value="0.64079822616408" table:style-name="ce1">
            <text:p>0.640798226</text:p>
          </table:table-cell>
          <table:table-cell office:value-type="float" office:value="0.13529962546816501" table:style-name="ce1">
            <text:p>0.135299625</text:p>
          </table:table-cell>
          <table:table-cell office:value-type="float" office:value="1.266885182685819" table:formula="of:=[.D2050]+[.F2050]" table:style-name="ce1">
            <text:p>1.2668851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09_9995.pkl</text:p>
          </table:table-cell>
          <table:table-cell office:value-type="float" office:value="5212" table:style-name="ce1">
            <text:p>5212</text:p>
          </table:table-cell>
          <table:table-cell office:value-type="float" office:value="4.1346891788181104" table:style-name="ce1">
            <text:p>4.134689179</text:p>
          </table:table-cell>
          <table:table-cell office:value-type="float" office:value="0.62608695652173896" table:style-name="ce1">
            <text:p>0.626086957</text:p>
          </table:table-cell>
          <table:table-cell office:value-type="float" office:value="0.132110091743119" table:style-name="ce1">
            <text:p>0.132110092</text:p>
          </table:table-cell>
          <table:table-cell office:value-type="float" office:value="0.64079822616408" table:style-name="ce1">
            <text:p>0.640798226</text:p>
          </table:table-cell>
          <table:table-cell office:value-type="float" office:value="0.13529962546816501" table:style-name="ce1">
            <text:p>0.135299625</text:p>
          </table:table-cell>
          <table:table-cell office:value-type="float" office:value="1.266885182685819" table:formula="of:=[.D2051]+[.F2051]" table:style-name="ce1">
            <text:p>1.2668851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09_99995.pkl</text:p>
          </table:table-cell>
          <table:table-cell office:value-type="float" office:value="5212" table:style-name="ce1">
            <text:p>5212</text:p>
          </table:table-cell>
          <table:table-cell office:value-type="float" office:value="4.1346891788181104" table:style-name="ce1">
            <text:p>4.134689179</text:p>
          </table:table-cell>
          <table:table-cell office:value-type="float" office:value="0.62608695652173896" table:style-name="ce1">
            <text:p>0.626086957</text:p>
          </table:table-cell>
          <table:table-cell office:value-type="float" office:value="0.132110091743119" table:style-name="ce1">
            <text:p>0.132110092</text:p>
          </table:table-cell>
          <table:table-cell office:value-type="float" office:value="0.64079822616408" table:style-name="ce1">
            <text:p>0.640798226</text:p>
          </table:table-cell>
          <table:table-cell office:value-type="float" office:value="0.13529962546816501" table:style-name="ce1">
            <text:p>0.135299625</text:p>
          </table:table-cell>
          <table:table-cell office:value-type="float" office:value="1.266885182685819" table:formula="of:=[.D2052]+[.F2052]" table:style-name="ce1">
            <text:p>1.2668851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09_999995.pkl</text:p>
          </table:table-cell>
          <table:table-cell office:value-type="float" office:value="5212" table:style-name="ce1">
            <text:p>5212</text:p>
          </table:table-cell>
          <table:table-cell office:value-type="float" office:value="4.1346891788181104" table:style-name="ce1">
            <text:p>4.134689179</text:p>
          </table:table-cell>
          <table:table-cell office:value-type="float" office:value="0.62608695652173896" table:style-name="ce1">
            <text:p>0.626086957</text:p>
          </table:table-cell>
          <table:table-cell office:value-type="float" office:value="0.132110091743119" table:style-name="ce1">
            <text:p>0.132110092</text:p>
          </table:table-cell>
          <table:table-cell office:value-type="float" office:value="0.64079822616408" table:style-name="ce1">
            <text:p>0.640798226</text:p>
          </table:table-cell>
          <table:table-cell office:value-type="float" office:value="0.13529962546816501" table:style-name="ce1">
            <text:p>0.135299625</text:p>
          </table:table-cell>
          <table:table-cell office:value-type="float" office:value="1.266885182685819" table:formula="of:=[.D2053]+[.F2053]" table:style-name="ce1">
            <text:p>1.2668851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0225_9995.pkl</text:p>
          </table:table-cell>
          <table:table-cell office:value-type="float" office:value="5631" table:style-name="ce1">
            <text:p>5631</text:p>
          </table:table-cell>
          <table:table-cell office:value-type="float" office:value="3.4754040134967101" table:style-name="ce1">
            <text:p>3.475404013</text:p>
          </table:table-cell>
          <table:table-cell office:value-type="float" office:value="0.63456090651558095" table:style-name="ce1">
            <text:p>0.634560907</text:p>
          </table:table-cell>
          <table:table-cell office:value-type="float" office:value="0.15405777166437401" table:style-name="ce1">
            <text:p>0.154057772</text:p>
          </table:table-cell>
          <table:table-cell office:value-type="float" office:value="0.63205417607223502" table:style-name="ce1">
            <text:p>0.632054176</text:p>
          </table:table-cell>
          <table:table-cell office:value-type="float" office:value="0.14098690835850999" table:style-name="ce1">
            <text:p>0.140986908</text:p>
          </table:table-cell>
          <table:table-cell office:value-type="float" office:value="1.266615082587816" table:formula="of:=[.D2054]+[.F2054]" table:style-name="ce1">
            <text:p>1.2666150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0225_99995.pkl</text:p>
          </table:table-cell>
          <table:table-cell office:value-type="float" office:value="5631" table:style-name="ce1">
            <text:p>5631</text:p>
          </table:table-cell>
          <table:table-cell office:value-type="float" office:value="3.4754040134967101" table:style-name="ce1">
            <text:p>3.475404013</text:p>
          </table:table-cell>
          <table:table-cell office:value-type="float" office:value="0.63456090651558095" table:style-name="ce1">
            <text:p>0.634560907</text:p>
          </table:table-cell>
          <table:table-cell office:value-type="float" office:value="0.15405777166437401" table:style-name="ce1">
            <text:p>0.154057772</text:p>
          </table:table-cell>
          <table:table-cell office:value-type="float" office:value="0.63205417607223502" table:style-name="ce1">
            <text:p>0.632054176</text:p>
          </table:table-cell>
          <table:table-cell office:value-type="float" office:value="0.14098690835850999" table:style-name="ce1">
            <text:p>0.140986908</text:p>
          </table:table-cell>
          <table:table-cell office:value-type="float" office:value="1.266615082587816" table:formula="of:=[.D2055]+[.F2055]" table:style-name="ce1">
            <text:p>1.2666150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0225_9999995.pkl</text:p>
          </table:table-cell>
          <table:table-cell office:value-type="float" office:value="5631" table:style-name="ce1">
            <text:p>5631</text:p>
          </table:table-cell>
          <table:table-cell office:value-type="float" office:value="3.4754040134967101" table:style-name="ce1">
            <text:p>3.475404013</text:p>
          </table:table-cell>
          <table:table-cell office:value-type="float" office:value="0.63456090651558095" table:style-name="ce1">
            <text:p>0.634560907</text:p>
          </table:table-cell>
          <table:table-cell office:value-type="float" office:value="0.15405777166437401" table:style-name="ce1">
            <text:p>0.154057772</text:p>
          </table:table-cell>
          <table:table-cell office:value-type="float" office:value="0.63205417607223502" table:style-name="ce1">
            <text:p>0.632054176</text:p>
          </table:table-cell>
          <table:table-cell office:value-type="float" office:value="0.14098690835850999" table:style-name="ce1">
            <text:p>0.140986908</text:p>
          </table:table-cell>
          <table:table-cell office:value-type="float" office:value="1.266615082587816" table:formula="of:=[.D2056]+[.F2056]" table:style-name="ce1">
            <text:p>1.2666150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0225_999995.pkl</text:p>
          </table:table-cell>
          <table:table-cell office:value-type="float" office:value="5631" table:style-name="ce1">
            <text:p>5631</text:p>
          </table:table-cell>
          <table:table-cell office:value-type="float" office:value="3.4754040134967101" table:style-name="ce1">
            <text:p>3.475404013</text:p>
          </table:table-cell>
          <table:table-cell office:value-type="float" office:value="0.63456090651558095" table:style-name="ce1">
            <text:p>0.634560907</text:p>
          </table:table-cell>
          <table:table-cell office:value-type="float" office:value="0.15405777166437401" table:style-name="ce1">
            <text:p>0.154057772</text:p>
          </table:table-cell>
          <table:table-cell office:value-type="float" office:value="0.63205417607223502" table:style-name="ce1">
            <text:p>0.632054176</text:p>
          </table:table-cell>
          <table:table-cell office:value-type="float" office:value="0.14098690835850999" table:style-name="ce1">
            <text:p>0.140986908</text:p>
          </table:table-cell>
          <table:table-cell office:value-type="float" office:value="1.266615082587816" table:formula="of:=[.D2057]+[.F2057]" table:style-name="ce1">
            <text:p>1.2666150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0225_999995.pkl</text:p>
          </table:table-cell>
          <table:table-cell office:value-type="float" office:value="4453" table:style-name="ce1">
            <text:p>4453</text:p>
          </table:table-cell>
          <table:table-cell office:value-type="float" office:value="4.3541432741971704" table:style-name="ce1">
            <text:p>4.354143274</text:p>
          </table:table-cell>
          <table:table-cell office:value-type="float" office:value="0.63768115942029002" table:style-name="ce1">
            <text:p>0.637681159</text:p>
          </table:table-cell>
          <table:table-cell office:value-type="float" office:value="0.131815458358298" table:style-name="ce1">
            <text:p>0.131815458</text:p>
          </table:table-cell>
          <table:table-cell office:value-type="float" office:value="0.62888888888888905" table:style-name="ce1">
            <text:p>0.628888889</text:p>
          </table:table-cell>
          <table:table-cell office:value-type="float" office:value="0.12840290381125199" table:style-name="ce1">
            <text:p>0.128402904</text:p>
          </table:table-cell>
          <table:table-cell office:value-type="float" office:value="1.2665700483091791" table:formula="of:=[.D2058]+[.F2058]" table:style-name="ce1">
            <text:p>1.266570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0225_99995.pkl</text:p>
          </table:table-cell>
          <table:table-cell office:value-type="float" office:value="4453" table:style-name="ce1">
            <text:p>4453</text:p>
          </table:table-cell>
          <table:table-cell office:value-type="float" office:value="4.3541432741971704" table:style-name="ce1">
            <text:p>4.354143274</text:p>
          </table:table-cell>
          <table:table-cell office:value-type="float" office:value="0.63768115942029002" table:style-name="ce1">
            <text:p>0.637681159</text:p>
          </table:table-cell>
          <table:table-cell office:value-type="float" office:value="0.131815458358298" table:style-name="ce1">
            <text:p>0.131815458</text:p>
          </table:table-cell>
          <table:table-cell office:value-type="float" office:value="0.62888888888888905" table:style-name="ce1">
            <text:p>0.628888889</text:p>
          </table:table-cell>
          <table:table-cell office:value-type="float" office:value="0.12840290381125199" table:style-name="ce1">
            <text:p>0.128402904</text:p>
          </table:table-cell>
          <table:table-cell office:value-type="float" office:value="1.2665700483091791" table:formula="of:=[.D2059]+[.F2059]" table:style-name="ce1">
            <text:p>1.266570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0225_9995.pkl</text:p>
          </table:table-cell>
          <table:table-cell office:value-type="float" office:value="4453" table:style-name="ce1">
            <text:p>4453</text:p>
          </table:table-cell>
          <table:table-cell office:value-type="float" office:value="4.3541432741971704" table:style-name="ce1">
            <text:p>4.354143274</text:p>
          </table:table-cell>
          <table:table-cell office:value-type="float" office:value="0.63768115942029002" table:style-name="ce1">
            <text:p>0.637681159</text:p>
          </table:table-cell>
          <table:table-cell office:value-type="float" office:value="0.131815458358298" table:style-name="ce1">
            <text:p>0.131815458</text:p>
          </table:table-cell>
          <table:table-cell office:value-type="float" office:value="0.62888888888888905" table:style-name="ce1">
            <text:p>0.628888889</text:p>
          </table:table-cell>
          <table:table-cell office:value-type="float" office:value="0.12840290381125199" table:style-name="ce1">
            <text:p>0.128402904</text:p>
          </table:table-cell>
          <table:table-cell office:value-type="float" office:value="1.2665700483091791" table:formula="of:=[.D2060]+[.F2060]" table:style-name="ce1">
            <text:p>1.266570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1_0225_9999995.pkl</text:p>
          </table:table-cell>
          <table:table-cell office:value-type="float" office:value="4453" table:style-name="ce1">
            <text:p>4453</text:p>
          </table:table-cell>
          <table:table-cell office:value-type="float" office:value="4.3541432741971704" table:style-name="ce1">
            <text:p>4.354143274</text:p>
          </table:table-cell>
          <table:table-cell office:value-type="float" office:value="0.63768115942029002" table:style-name="ce1">
            <text:p>0.637681159</text:p>
          </table:table-cell>
          <table:table-cell office:value-type="float" office:value="0.131815458358298" table:style-name="ce1">
            <text:p>0.131815458</text:p>
          </table:table-cell>
          <table:table-cell office:value-type="float" office:value="0.62888888888888905" table:style-name="ce1">
            <text:p>0.628888889</text:p>
          </table:table-cell>
          <table:table-cell office:value-type="float" office:value="0.12840290381125199" table:style-name="ce1">
            <text:p>0.128402904</text:p>
          </table:table-cell>
          <table:table-cell office:value-type="float" office:value="1.2665700483091791" table:formula="of:=[.D2061]+[.F2061]" table:style-name="ce1">
            <text:p>1.266570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36_999995.pkl</text:p>
          </table:table-cell>
          <table:table-cell office:value-type="float" office:value="5330" table:style-name="ce1">
            <text:p>5330</text:p>
          </table:table-cell>
          <table:table-cell office:value-type="float" office:value="5.4362101313320803" table:style-name="ce1">
            <text:p>5.436210131</text:p>
          </table:table-cell>
          <table:table-cell office:value-type="float" office:value="0.59942363112391905" table:style-name="ce1">
            <text:p>0.599423631</text:p>
          </table:table-cell>
          <table:table-cell office:value-type="float" office:value="9.2774308652988399E-2" table:style-name="ce1">
            <text:p>0.092774309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4936140835347" table:style-name="ce1">
            <text:p>0.104936141</text:p>
          </table:table-cell>
          <table:table-cell office:value-type="float" office:value="1.2660902977905861" table:formula="of:=[.D2062]+[.F2062]" table:style-name="ce1">
            <text:p>1.2660902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36_9995.pkl</text:p>
          </table:table-cell>
          <table:table-cell office:value-type="float" office:value="5330" table:style-name="ce1">
            <text:p>5330</text:p>
          </table:table-cell>
          <table:table-cell office:value-type="float" office:value="5.4362101313320803" table:style-name="ce1">
            <text:p>5.436210131</text:p>
          </table:table-cell>
          <table:table-cell office:value-type="float" office:value="0.59942363112391905" table:style-name="ce1">
            <text:p>0.599423631</text:p>
          </table:table-cell>
          <table:table-cell office:value-type="float" office:value="9.2774308652988399E-2" table:style-name="ce1">
            <text:p>0.092774309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4936140835347" table:style-name="ce1">
            <text:p>0.104936141</text:p>
          </table:table-cell>
          <table:table-cell office:value-type="float" office:value="1.2660902977905861" table:formula="of:=[.D2063]+[.F2063]" table:style-name="ce1">
            <text:p>1.2660902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36_99995.pkl</text:p>
          </table:table-cell>
          <table:table-cell office:value-type="float" office:value="5330" table:style-name="ce1">
            <text:p>5330</text:p>
          </table:table-cell>
          <table:table-cell office:value-type="float" office:value="5.4362101313320803" table:style-name="ce1">
            <text:p>5.436210131</text:p>
          </table:table-cell>
          <table:table-cell office:value-type="float" office:value="0.59942363112391905" table:style-name="ce1">
            <text:p>0.599423631</text:p>
          </table:table-cell>
          <table:table-cell office:value-type="float" office:value="9.2774308652988399E-2" table:style-name="ce1">
            <text:p>0.092774309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4936140835347" table:style-name="ce1">
            <text:p>0.104936141</text:p>
          </table:table-cell>
          <table:table-cell office:value-type="float" office:value="1.2660902977905861" table:formula="of:=[.D2064]+[.F2064]" table:style-name="ce1">
            <text:p>1.2660902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36_9999995.pkl</text:p>
          </table:table-cell>
          <table:table-cell office:value-type="float" office:value="5330" table:style-name="ce1">
            <text:p>5330</text:p>
          </table:table-cell>
          <table:table-cell office:value-type="float" office:value="5.4362101313320803" table:style-name="ce1">
            <text:p>5.436210131</text:p>
          </table:table-cell>
          <table:table-cell office:value-type="float" office:value="0.59942363112391905" table:style-name="ce1">
            <text:p>0.599423631</text:p>
          </table:table-cell>
          <table:table-cell office:value-type="float" office:value="9.2774308652988399E-2" table:style-name="ce1">
            <text:p>0.092774309</text:p>
          </table:table-cell>
          <table:table-cell office:value-type="float" office:value="0.66666666666666696" table:style-name="ce1">
            <text:p>0.666666667</text:p>
          </table:table-cell>
          <table:table-cell office:value-type="float" office:value="0.104936140835347" table:style-name="ce1">
            <text:p>0.104936141</text:p>
          </table:table-cell>
          <table:table-cell office:value-type="float" office:value="1.2660902977905861" table:formula="of:=[.D2065]+[.F2065]" table:style-name="ce1">
            <text:p>1.2660902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0225_999995.pkl</text:p>
          </table:table-cell>
          <table:table-cell office:value-type="float" office:value="4620" table:style-name="ce1">
            <text:p>4620</text:p>
          </table:table-cell>
          <table:table-cell office:value-type="float" office:value="3.7543290043290001" table:style-name="ce1">
            <text:p>3.754329004</text:p>
          </table:table-cell>
          <table:table-cell office:value-type="float" office:value="0.63294797687861304" table:style-name="ce1">
            <text:p>0.632947977</text:p>
          </table:table-cell>
          <table:table-cell office:value-type="float" office:value="0.15665236051502099" table:style-name="ce1">
            <text:p>0.156652361</text:p>
          </table:table-cell>
          <table:table-cell office:value-type="float" office:value="0.63288288288288297" table:style-name="ce1">
            <text:p>0.632882883</text:p>
          </table:table-cell>
          <table:table-cell office:value-type="float" office:value="0.150267379679144" table:style-name="ce1">
            <text:p>0.15026738</text:p>
          </table:table-cell>
          <table:table-cell office:value-type="float" office:value="1.265830859761496" table:formula="of:=[.D2066]+[.F2066]" table:style-name="ce1">
            <text:p>1.265830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0225_9995.pkl</text:p>
          </table:table-cell>
          <table:table-cell office:value-type="float" office:value="4620" table:style-name="ce1">
            <text:p>4620</text:p>
          </table:table-cell>
          <table:table-cell office:value-type="float" office:value="3.7543290043290001" table:style-name="ce1">
            <text:p>3.754329004</text:p>
          </table:table-cell>
          <table:table-cell office:value-type="float" office:value="0.63294797687861304" table:style-name="ce1">
            <text:p>0.632947977</text:p>
          </table:table-cell>
          <table:table-cell office:value-type="float" office:value="0.15665236051502099" table:style-name="ce1">
            <text:p>0.156652361</text:p>
          </table:table-cell>
          <table:table-cell office:value-type="float" office:value="0.63288288288288297" table:style-name="ce1">
            <text:p>0.632882883</text:p>
          </table:table-cell>
          <table:table-cell office:value-type="float" office:value="0.150267379679144" table:style-name="ce1">
            <text:p>0.15026738</text:p>
          </table:table-cell>
          <table:table-cell office:value-type="float" office:value="1.265830859761496" table:formula="of:=[.D2067]+[.F2067]" table:style-name="ce1">
            <text:p>1.265830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0225_99995.pkl</text:p>
          </table:table-cell>
          <table:table-cell office:value-type="float" office:value="4620" table:style-name="ce1">
            <text:p>4620</text:p>
          </table:table-cell>
          <table:table-cell office:value-type="float" office:value="3.7543290043290001" table:style-name="ce1">
            <text:p>3.754329004</text:p>
          </table:table-cell>
          <table:table-cell office:value-type="float" office:value="0.63294797687861304" table:style-name="ce1">
            <text:p>0.632947977</text:p>
          </table:table-cell>
          <table:table-cell office:value-type="float" office:value="0.15665236051502099" table:style-name="ce1">
            <text:p>0.156652361</text:p>
          </table:table-cell>
          <table:table-cell office:value-type="float" office:value="0.63288288288288297" table:style-name="ce1">
            <text:p>0.632882883</text:p>
          </table:table-cell>
          <table:table-cell office:value-type="float" office:value="0.150267379679144" table:style-name="ce1">
            <text:p>0.15026738</text:p>
          </table:table-cell>
          <table:table-cell office:value-type="float" office:value="1.265830859761496" table:formula="of:=[.D2068]+[.F2068]" table:style-name="ce1">
            <text:p>1.265830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0225_9999995.pkl</text:p>
          </table:table-cell>
          <table:table-cell office:value-type="float" office:value="4620" table:style-name="ce1">
            <text:p>4620</text:p>
          </table:table-cell>
          <table:table-cell office:value-type="float" office:value="3.7543290043290001" table:style-name="ce1">
            <text:p>3.754329004</text:p>
          </table:table-cell>
          <table:table-cell office:value-type="float" office:value="0.63294797687861304" table:style-name="ce1">
            <text:p>0.632947977</text:p>
          </table:table-cell>
          <table:table-cell office:value-type="float" office:value="0.15665236051502099" table:style-name="ce1">
            <text:p>0.156652361</text:p>
          </table:table-cell>
          <table:table-cell office:value-type="float" office:value="0.63288288288288297" table:style-name="ce1">
            <text:p>0.632882883</text:p>
          </table:table-cell>
          <table:table-cell office:value-type="float" office:value="0.150267379679144" table:style-name="ce1">
            <text:p>0.15026738</text:p>
          </table:table-cell>
          <table:table-cell office:value-type="float" office:value="1.265830859761496" table:formula="of:=[.D2069]+[.F2069]" table:style-name="ce1">
            <text:p>1.265830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09_999995.pkl</text:p>
          </table:table-cell>
          <table:table-cell office:value-type="float" office:value="5188" table:style-name="ce1">
            <text:p>5188</text:p>
          </table:table-cell>
          <table:table-cell office:value-type="float" office:value="3.8373168851195101" table:style-name="ce1">
            <text:p>3.837316885</text:p>
          </table:table-cell>
          <table:table-cell office:value-type="float" office:value="0.63505747126436796" table:style-name="ce1">
            <text:p>0.635057471</text:p>
          </table:table-cell>
          <table:table-cell office:value-type="float" office:value="0.14822266934942999" table:style-name="ce1">
            <text:p>0.148222669</text:p>
          </table:table-cell>
          <table:table-cell office:value-type="float" office:value="0.63028953229398699" table:style-name="ce1">
            <text:p>0.630289532</text:p>
          </table:table-cell>
          <table:table-cell office:value-type="float" office:value="0.143436391282311" table:style-name="ce1">
            <text:p>0.143436391</text:p>
          </table:table-cell>
          <table:table-cell office:value-type="float" office:value="1.2653470035583549" table:formula="of:=[.D2070]+[.F2070]" table:style-name="ce1">
            <text:p>1.2653470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09_9995.pkl</text:p>
          </table:table-cell>
          <table:table-cell office:value-type="float" office:value="5188" table:style-name="ce1">
            <text:p>5188</text:p>
          </table:table-cell>
          <table:table-cell office:value-type="float" office:value="3.8373168851195101" table:style-name="ce1">
            <text:p>3.837316885</text:p>
          </table:table-cell>
          <table:table-cell office:value-type="float" office:value="0.63505747126436796" table:style-name="ce1">
            <text:p>0.635057471</text:p>
          </table:table-cell>
          <table:table-cell office:value-type="float" office:value="0.14822266934942999" table:style-name="ce1">
            <text:p>0.148222669</text:p>
          </table:table-cell>
          <table:table-cell office:value-type="float" office:value="0.63028953229398699" table:style-name="ce1">
            <text:p>0.630289532</text:p>
          </table:table-cell>
          <table:table-cell office:value-type="float" office:value="0.143436391282311" table:style-name="ce1">
            <text:p>0.143436391</text:p>
          </table:table-cell>
          <table:table-cell office:value-type="float" office:value="1.2653470035583549" table:formula="of:=[.D2071]+[.F2071]" table:style-name="ce1">
            <text:p>1.2653470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09_99995.pkl</text:p>
          </table:table-cell>
          <table:table-cell office:value-type="float" office:value="5188" table:style-name="ce1">
            <text:p>5188</text:p>
          </table:table-cell>
          <table:table-cell office:value-type="float" office:value="3.8373168851195101" table:style-name="ce1">
            <text:p>3.837316885</text:p>
          </table:table-cell>
          <table:table-cell office:value-type="float" office:value="0.63505747126436796" table:style-name="ce1">
            <text:p>0.635057471</text:p>
          </table:table-cell>
          <table:table-cell office:value-type="float" office:value="0.14822266934942999" table:style-name="ce1">
            <text:p>0.148222669</text:p>
          </table:table-cell>
          <table:table-cell office:value-type="float" office:value="0.63028953229398699" table:style-name="ce1">
            <text:p>0.630289532</text:p>
          </table:table-cell>
          <table:table-cell office:value-type="float" office:value="0.143436391282311" table:style-name="ce1">
            <text:p>0.143436391</text:p>
          </table:table-cell>
          <table:table-cell office:value-type="float" office:value="1.2653470035583549" table:formula="of:=[.D2072]+[.F2072]" table:style-name="ce1">
            <text:p>1.2653470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09_9999995.pkl</text:p>
          </table:table-cell>
          <table:table-cell office:value-type="float" office:value="5188" table:style-name="ce1">
            <text:p>5188</text:p>
          </table:table-cell>
          <table:table-cell office:value-type="float" office:value="3.8373168851195101" table:style-name="ce1">
            <text:p>3.837316885</text:p>
          </table:table-cell>
          <table:table-cell office:value-type="float" office:value="0.63505747126436796" table:style-name="ce1">
            <text:p>0.635057471</text:p>
          </table:table-cell>
          <table:table-cell office:value-type="float" office:value="0.14822266934942999" table:style-name="ce1">
            <text:p>0.148222669</text:p>
          </table:table-cell>
          <table:table-cell office:value-type="float" office:value="0.63028953229398699" table:style-name="ce1">
            <text:p>0.630289532</text:p>
          </table:table-cell>
          <table:table-cell office:value-type="float" office:value="0.143436391282311" table:style-name="ce1">
            <text:p>0.143436391</text:p>
          </table:table-cell>
          <table:table-cell office:value-type="float" office:value="1.2653470035583549" table:formula="of:=[.D2073]+[.F2073]" table:style-name="ce1">
            <text:p>1.2653470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09_999995.pkl</text:p>
          </table:table-cell>
          <table:table-cell office:value-type="float" office:value="4538" table:style-name="ce1">
            <text:p>4538</text:p>
          </table:table-cell>
          <table:table-cell office:value-type="float" office:value="3.9896430145438502" table:style-name="ce1">
            <text:p>3.989643015</text:p>
          </table:table-cell>
          <table:table-cell office:value-type="float" office:value="0.62797619047619002" table:style-name="ce1">
            <text:p>0.62797619</text:p>
          </table:table-cell>
          <table:table-cell office:value-type="float" office:value="0.144421629021218" table:style-name="ce1">
            <text:p>0.144421629</text:p>
          </table:table-cell>
          <table:table-cell office:value-type="float" office:value="0.63697104677060101" table:style-name="ce1">
            <text:p>0.636971047</text:p>
          </table:table-cell>
          <table:table-cell office:value-type="float" office:value="0.14495691839837799" table:style-name="ce1">
            <text:p>0.144956918</text:p>
          </table:table-cell>
          <table:table-cell office:value-type="float" office:value="1.2649472372467909" table:formula="of:=[.D2074]+[.F2074]" table:style-name="ce1">
            <text:p>1.2649472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09_99995.pkl</text:p>
          </table:table-cell>
          <table:table-cell office:value-type="float" office:value="4538" table:style-name="ce1">
            <text:p>4538</text:p>
          </table:table-cell>
          <table:table-cell office:value-type="float" office:value="3.9896430145438502" table:style-name="ce1">
            <text:p>3.989643015</text:p>
          </table:table-cell>
          <table:table-cell office:value-type="float" office:value="0.62797619047619002" table:style-name="ce1">
            <text:p>0.62797619</text:p>
          </table:table-cell>
          <table:table-cell office:value-type="float" office:value="0.144421629021218" table:style-name="ce1">
            <text:p>0.144421629</text:p>
          </table:table-cell>
          <table:table-cell office:value-type="float" office:value="0.63697104677060101" table:style-name="ce1">
            <text:p>0.636971047</text:p>
          </table:table-cell>
          <table:table-cell office:value-type="float" office:value="0.14495691839837799" table:style-name="ce1">
            <text:p>0.144956918</text:p>
          </table:table-cell>
          <table:table-cell office:value-type="float" office:value="1.2649472372467909" table:formula="of:=[.D2075]+[.F2075]" table:style-name="ce1">
            <text:p>1.2649472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09_9999995.pkl</text:p>
          </table:table-cell>
          <table:table-cell office:value-type="float" office:value="4538" table:style-name="ce1">
            <text:p>4538</text:p>
          </table:table-cell>
          <table:table-cell office:value-type="float" office:value="3.9896430145438502" table:style-name="ce1">
            <text:p>3.989643015</text:p>
          </table:table-cell>
          <table:table-cell office:value-type="float" office:value="0.62797619047619002" table:style-name="ce1">
            <text:p>0.62797619</text:p>
          </table:table-cell>
          <table:table-cell office:value-type="float" office:value="0.144421629021218" table:style-name="ce1">
            <text:p>0.144421629</text:p>
          </table:table-cell>
          <table:table-cell office:value-type="float" office:value="0.63697104677060101" table:style-name="ce1">
            <text:p>0.636971047</text:p>
          </table:table-cell>
          <table:table-cell office:value-type="float" office:value="0.14495691839837799" table:style-name="ce1">
            <text:p>0.144956918</text:p>
          </table:table-cell>
          <table:table-cell office:value-type="float" office:value="1.2649472372467909" table:formula="of:=[.D2076]+[.F2076]" table:style-name="ce1">
            <text:p>1.2649472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09_9995.pkl</text:p>
          </table:table-cell>
          <table:table-cell office:value-type="float" office:value="4538" table:style-name="ce1">
            <text:p>4538</text:p>
          </table:table-cell>
          <table:table-cell office:value-type="float" office:value="3.9896430145438502" table:style-name="ce1">
            <text:p>3.989643015</text:p>
          </table:table-cell>
          <table:table-cell office:value-type="float" office:value="0.62797619047619002" table:style-name="ce1">
            <text:p>0.62797619</text:p>
          </table:table-cell>
          <table:table-cell office:value-type="float" office:value="0.144421629021218" table:style-name="ce1">
            <text:p>0.144421629</text:p>
          </table:table-cell>
          <table:table-cell office:value-type="float" office:value="0.63697104677060101" table:style-name="ce1">
            <text:p>0.636971047</text:p>
          </table:table-cell>
          <table:table-cell office:value-type="float" office:value="0.14495691839837799" table:style-name="ce1">
            <text:p>0.144956918</text:p>
          </table:table-cell>
          <table:table-cell office:value-type="float" office:value="1.2649472372467909" table:formula="of:=[.D2077]+[.F2077]" table:style-name="ce1">
            <text:p>1.2649472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045_99995.pkl</text:p>
          </table:table-cell>
          <table:table-cell office:value-type="float" office:value="7021" table:style-name="ce1">
            <text:p>7021</text:p>
          </table:table-cell>
          <table:table-cell office:value-type="float" office:value="3.1204956558894699" table:style-name="ce1">
            <text:p>3.120495656</text:p>
          </table:table-cell>
          <table:table-cell office:value-type="float" office:value="0.630252100840336" table:style-name="ce1">
            <text:p>0.630252101</text:p>
          </table:table-cell>
          <table:table-cell office:value-type="float" office:value="0.16495601173020499" table:style-name="ce1">
            <text:p>0.164956012</text:p>
          </table:table-cell>
          <table:table-cell office:value-type="float" office:value="0.63452914798206295" table:style-name="ce1">
            <text:p>0.634529148</text:p>
          </table:table-cell>
          <table:table-cell office:value-type="float" office:value="0.156267255659856" table:style-name="ce1">
            <text:p>0.156267256</text:p>
          </table:table-cell>
          <table:table-cell office:value-type="float" office:value="1.2647812488223988" table:formula="of:=[.D2078]+[.F2078]" table:style-name="ce1">
            <text:p>1.2647812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045_999995.pkl</text:p>
          </table:table-cell>
          <table:table-cell office:value-type="float" office:value="7021" table:style-name="ce1">
            <text:p>7021</text:p>
          </table:table-cell>
          <table:table-cell office:value-type="float" office:value="3.1204956558894699" table:style-name="ce1">
            <text:p>3.120495656</text:p>
          </table:table-cell>
          <table:table-cell office:value-type="float" office:value="0.630252100840336" table:style-name="ce1">
            <text:p>0.630252101</text:p>
          </table:table-cell>
          <table:table-cell office:value-type="float" office:value="0.16495601173020499" table:style-name="ce1">
            <text:p>0.164956012</text:p>
          </table:table-cell>
          <table:table-cell office:value-type="float" office:value="0.63452914798206295" table:style-name="ce1">
            <text:p>0.634529148</text:p>
          </table:table-cell>
          <table:table-cell office:value-type="float" office:value="0.156267255659856" table:style-name="ce1">
            <text:p>0.156267256</text:p>
          </table:table-cell>
          <table:table-cell office:value-type="float" office:value="1.2647812488223988" table:formula="of:=[.D2079]+[.F2079]" table:style-name="ce1">
            <text:p>1.2647812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045_9999995.pkl</text:p>
          </table:table-cell>
          <table:table-cell office:value-type="float" office:value="7021" table:style-name="ce1">
            <text:p>7021</text:p>
          </table:table-cell>
          <table:table-cell office:value-type="float" office:value="3.1204956558894699" table:style-name="ce1">
            <text:p>3.120495656</text:p>
          </table:table-cell>
          <table:table-cell office:value-type="float" office:value="0.630252100840336" table:style-name="ce1">
            <text:p>0.630252101</text:p>
          </table:table-cell>
          <table:table-cell office:value-type="float" office:value="0.16495601173020499" table:style-name="ce1">
            <text:p>0.164956012</text:p>
          </table:table-cell>
          <table:table-cell office:value-type="float" office:value="0.63452914798206295" table:style-name="ce1">
            <text:p>0.634529148</text:p>
          </table:table-cell>
          <table:table-cell office:value-type="float" office:value="0.156267255659856" table:style-name="ce1">
            <text:p>0.156267256</text:p>
          </table:table-cell>
          <table:table-cell office:value-type="float" office:value="1.2647812488223988" table:formula="of:=[.D2080]+[.F2080]" table:style-name="ce1">
            <text:p>1.2647812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045_9995.pkl</text:p>
          </table:table-cell>
          <table:table-cell office:value-type="float" office:value="7021" table:style-name="ce1">
            <text:p>7021</text:p>
          </table:table-cell>
          <table:table-cell office:value-type="float" office:value="3.1204956558894699" table:style-name="ce1">
            <text:p>3.120495656</text:p>
          </table:table-cell>
          <table:table-cell office:value-type="float" office:value="0.630252100840336" table:style-name="ce1">
            <text:p>0.630252101</text:p>
          </table:table-cell>
          <table:table-cell office:value-type="float" office:value="0.16495601173020499" table:style-name="ce1">
            <text:p>0.164956012</text:p>
          </table:table-cell>
          <table:table-cell office:value-type="float" office:value="0.63452914798206295" table:style-name="ce1">
            <text:p>0.634529148</text:p>
          </table:table-cell>
          <table:table-cell office:value-type="float" office:value="0.156267255659856" table:style-name="ce1">
            <text:p>0.156267256</text:p>
          </table:table-cell>
          <table:table-cell office:value-type="float" office:value="1.2647812488223988" table:formula="of:=[.D2081]+[.F2081]" table:style-name="ce1">
            <text:p>1.2647812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045_9999995.pkl</text:p>
          </table:table-cell>
          <table:table-cell office:value-type="float" office:value="4372" table:style-name="ce1">
            <text:p>4372</text:p>
          </table:table-cell>
          <table:table-cell office:value-type="float" office:value="3.7451967063129001" table:style-name="ce1">
            <text:p>3.745196706</text:p>
          </table:table-cell>
          <table:table-cell office:value-type="float" office:value="0.63017751479289896" table:style-name="ce1">
            <text:p>0.630177515</text:p>
          </table:table-cell>
          <table:table-cell office:value-type="float" office:value="0.16039156626505999" table:style-name="ce1">
            <text:p>0.160391566</text:p>
          </table:table-cell>
          <table:table-cell office:value-type="float" office:value="0.63409090909090904" table:style-name="ce1">
            <text:p>0.634090909</text:p>
          </table:table-cell>
          <table:table-cell office:value-type="float" office:value="0.15682967959527799" table:style-name="ce1">
            <text:p>0.15682968</text:p>
          </table:table-cell>
          <table:table-cell office:value-type="float" office:value="1.264268423883808" table:formula="of:=[.D2082]+[.F2082]" table:style-name="ce1">
            <text:p>1.2642684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045_9995.pkl</text:p>
          </table:table-cell>
          <table:table-cell office:value-type="float" office:value="4372" table:style-name="ce1">
            <text:p>4372</text:p>
          </table:table-cell>
          <table:table-cell office:value-type="float" office:value="3.7451967063129001" table:style-name="ce1">
            <text:p>3.745196706</text:p>
          </table:table-cell>
          <table:table-cell office:value-type="float" office:value="0.63017751479289896" table:style-name="ce1">
            <text:p>0.630177515</text:p>
          </table:table-cell>
          <table:table-cell office:value-type="float" office:value="0.16039156626505999" table:style-name="ce1">
            <text:p>0.160391566</text:p>
          </table:table-cell>
          <table:table-cell office:value-type="float" office:value="0.63409090909090904" table:style-name="ce1">
            <text:p>0.634090909</text:p>
          </table:table-cell>
          <table:table-cell office:value-type="float" office:value="0.15682967959527799" table:style-name="ce1">
            <text:p>0.15682968</text:p>
          </table:table-cell>
          <table:table-cell office:value-type="float" office:value="1.264268423883808" table:formula="of:=[.D2083]+[.F2083]" table:style-name="ce1">
            <text:p>1.2642684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045_999995.pkl</text:p>
          </table:table-cell>
          <table:table-cell office:value-type="float" office:value="4372" table:style-name="ce1">
            <text:p>4372</text:p>
          </table:table-cell>
          <table:table-cell office:value-type="float" office:value="3.7451967063129001" table:style-name="ce1">
            <text:p>3.745196706</text:p>
          </table:table-cell>
          <table:table-cell office:value-type="float" office:value="0.63017751479289896" table:style-name="ce1">
            <text:p>0.630177515</text:p>
          </table:table-cell>
          <table:table-cell office:value-type="float" office:value="0.16039156626505999" table:style-name="ce1">
            <text:p>0.160391566</text:p>
          </table:table-cell>
          <table:table-cell office:value-type="float" office:value="0.63409090909090904" table:style-name="ce1">
            <text:p>0.634090909</text:p>
          </table:table-cell>
          <table:table-cell office:value-type="float" office:value="0.15682967959527799" table:style-name="ce1">
            <text:p>0.15682968</text:p>
          </table:table-cell>
          <table:table-cell office:value-type="float" office:value="1.264268423883808" table:formula="of:=[.D2084]+[.F2084]" table:style-name="ce1">
            <text:p>1.2642684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045_99995.pkl</text:p>
          </table:table-cell>
          <table:table-cell office:value-type="float" office:value="4372" table:style-name="ce1">
            <text:p>4372</text:p>
          </table:table-cell>
          <table:table-cell office:value-type="float" office:value="3.7451967063129001" table:style-name="ce1">
            <text:p>3.745196706</text:p>
          </table:table-cell>
          <table:table-cell office:value-type="float" office:value="0.63017751479289896" table:style-name="ce1">
            <text:p>0.630177515</text:p>
          </table:table-cell>
          <table:table-cell office:value-type="float" office:value="0.16039156626505999" table:style-name="ce1">
            <text:p>0.160391566</text:p>
          </table:table-cell>
          <table:table-cell office:value-type="float" office:value="0.63409090909090904" table:style-name="ce1">
            <text:p>0.634090909</text:p>
          </table:table-cell>
          <table:table-cell office:value-type="float" office:value="0.15682967959527799" table:style-name="ce1">
            <text:p>0.15682968</text:p>
          </table:table-cell>
          <table:table-cell office:value-type="float" office:value="1.264268423883808" table:formula="of:=[.D2085]+[.F2085]" table:style-name="ce1">
            <text:p>1.2642684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09_999995.pkl</text:p>
          </table:table-cell>
          <table:table-cell office:value-type="float" office:value="4837" table:style-name="ce1">
            <text:p>4837</text:p>
          </table:table-cell>
          <table:table-cell office:value-type="float" office:value="3.7624560678106298" table:style-name="ce1">
            <text:p>3.762456068</text:p>
          </table:table-cell>
          <table:table-cell office:value-type="float" office:value="0.620588235294118" table:style-name="ce1">
            <text:p>0.620588235</text:p>
          </table:table-cell>
          <table:table-cell office:value-type="float" office:value="0.14276048714479" table:style-name="ce1">
            <text:p>0.142760487</text:p>
          </table:table-cell>
          <table:table-cell office:value-type="float" office:value="0.64349775784753405" table:style-name="ce1">
            <text:p>0.643497758</text:p>
          </table:table-cell>
          <table:table-cell office:value-type="float" office:value="0.14839710444674301" table:style-name="ce1">
            <text:p>0.148397104</text:p>
          </table:table-cell>
          <table:table-cell office:value-type="float" office:value="1.2640859931416522" table:formula="of:=[.D2086]+[.F2086]" table:style-name="ce1">
            <text:p>1.2640859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09_9999995.pkl</text:p>
          </table:table-cell>
          <table:table-cell office:value-type="float" office:value="4837" table:style-name="ce1">
            <text:p>4837</text:p>
          </table:table-cell>
          <table:table-cell office:value-type="float" office:value="3.7624560678106298" table:style-name="ce1">
            <text:p>3.762456068</text:p>
          </table:table-cell>
          <table:table-cell office:value-type="float" office:value="0.620588235294118" table:style-name="ce1">
            <text:p>0.620588235</text:p>
          </table:table-cell>
          <table:table-cell office:value-type="float" office:value="0.14276048714479" table:style-name="ce1">
            <text:p>0.142760487</text:p>
          </table:table-cell>
          <table:table-cell office:value-type="float" office:value="0.64349775784753405" table:style-name="ce1">
            <text:p>0.643497758</text:p>
          </table:table-cell>
          <table:table-cell office:value-type="float" office:value="0.14839710444674301" table:style-name="ce1">
            <text:p>0.148397104</text:p>
          </table:table-cell>
          <table:table-cell office:value-type="float" office:value="1.2640859931416522" table:formula="of:=[.D2087]+[.F2087]" table:style-name="ce1">
            <text:p>1.2640859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09_9995.pkl</text:p>
          </table:table-cell>
          <table:table-cell office:value-type="float" office:value="4837" table:style-name="ce1">
            <text:p>4837</text:p>
          </table:table-cell>
          <table:table-cell office:value-type="float" office:value="3.7624560678106298" table:style-name="ce1">
            <text:p>3.762456068</text:p>
          </table:table-cell>
          <table:table-cell office:value-type="float" office:value="0.620588235294118" table:style-name="ce1">
            <text:p>0.620588235</text:p>
          </table:table-cell>
          <table:table-cell office:value-type="float" office:value="0.14276048714479" table:style-name="ce1">
            <text:p>0.142760487</text:p>
          </table:table-cell>
          <table:table-cell office:value-type="float" office:value="0.64349775784753405" table:style-name="ce1">
            <text:p>0.643497758</text:p>
          </table:table-cell>
          <table:table-cell office:value-type="float" office:value="0.14839710444674301" table:style-name="ce1">
            <text:p>0.148397104</text:p>
          </table:table-cell>
          <table:table-cell office:value-type="float" office:value="1.2640859931416522" table:formula="of:=[.D2088]+[.F2088]" table:style-name="ce1">
            <text:p>1.2640859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09_99995.pkl</text:p>
          </table:table-cell>
          <table:table-cell office:value-type="float" office:value="4837" table:style-name="ce1">
            <text:p>4837</text:p>
          </table:table-cell>
          <table:table-cell office:value-type="float" office:value="3.7624560678106298" table:style-name="ce1">
            <text:p>3.762456068</text:p>
          </table:table-cell>
          <table:table-cell office:value-type="float" office:value="0.620588235294118" table:style-name="ce1">
            <text:p>0.620588235</text:p>
          </table:table-cell>
          <table:table-cell office:value-type="float" office:value="0.14276048714479" table:style-name="ce1">
            <text:p>0.142760487</text:p>
          </table:table-cell>
          <table:table-cell office:value-type="float" office:value="0.64349775784753405" table:style-name="ce1">
            <text:p>0.643497758</text:p>
          </table:table-cell>
          <table:table-cell office:value-type="float" office:value="0.14839710444674301" table:style-name="ce1">
            <text:p>0.148397104</text:p>
          </table:table-cell>
          <table:table-cell office:value-type="float" office:value="1.2640859931416522" table:formula="of:=[.D2089]+[.F2089]" table:style-name="ce1">
            <text:p>1.2640859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18_9995.pkl</text:p>
          </table:table-cell>
          <table:table-cell office:value-type="float" office:value="4492" table:style-name="ce1">
            <text:p>4492</text:p>
          </table:table-cell>
          <table:table-cell office:value-type="float" office:value="3.9706144256455902" table:style-name="ce1">
            <text:p>3.970614426</text:p>
          </table:table-cell>
          <table:table-cell office:value-type="float" office:value="0.62426035502958599" table:style-name="ce1">
            <text:p>0.624260355</text:p>
          </table:table-cell>
          <table:table-cell office:value-type="float" office:value="0.14786264891380499" table:style-name="ce1">
            <text:p>0.147862649</text:p>
          </table:table-cell>
          <table:table-cell office:value-type="float" office:value="0.63982102908277405" table:style-name="ce1">
            <text:p>0.639821029</text:p>
          </table:table-cell>
          <table:table-cell office:value-type="float" office:value="0.14749871067560599" table:style-name="ce1">
            <text:p>0.147498711</text:p>
          </table:table-cell>
          <table:table-cell office:value-type="float" office:value="1.2640813841123602" table:formula="of:=[.D2090]+[.F2090]" table:style-name="ce1">
            <text:p>1.2640813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18_9999995.pkl</text:p>
          </table:table-cell>
          <table:table-cell office:value-type="float" office:value="4492" table:style-name="ce1">
            <text:p>4492</text:p>
          </table:table-cell>
          <table:table-cell office:value-type="float" office:value="3.9706144256455902" table:style-name="ce1">
            <text:p>3.970614426</text:p>
          </table:table-cell>
          <table:table-cell office:value-type="float" office:value="0.62426035502958599" table:style-name="ce1">
            <text:p>0.624260355</text:p>
          </table:table-cell>
          <table:table-cell office:value-type="float" office:value="0.14786264891380499" table:style-name="ce1">
            <text:p>0.147862649</text:p>
          </table:table-cell>
          <table:table-cell office:value-type="float" office:value="0.63982102908277405" table:style-name="ce1">
            <text:p>0.639821029</text:p>
          </table:table-cell>
          <table:table-cell office:value-type="float" office:value="0.14749871067560599" table:style-name="ce1">
            <text:p>0.147498711</text:p>
          </table:table-cell>
          <table:table-cell office:value-type="float" office:value="1.2640813841123602" table:formula="of:=[.D2091]+[.F2091]" table:style-name="ce1">
            <text:p>1.2640813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18_99995.pkl</text:p>
          </table:table-cell>
          <table:table-cell office:value-type="float" office:value="4492" table:style-name="ce1">
            <text:p>4492</text:p>
          </table:table-cell>
          <table:table-cell office:value-type="float" office:value="3.9706144256455902" table:style-name="ce1">
            <text:p>3.970614426</text:p>
          </table:table-cell>
          <table:table-cell office:value-type="float" office:value="0.62426035502958599" table:style-name="ce1">
            <text:p>0.624260355</text:p>
          </table:table-cell>
          <table:table-cell office:value-type="float" office:value="0.14786264891380499" table:style-name="ce1">
            <text:p>0.147862649</text:p>
          </table:table-cell>
          <table:table-cell office:value-type="float" office:value="0.63982102908277405" table:style-name="ce1">
            <text:p>0.639821029</text:p>
          </table:table-cell>
          <table:table-cell office:value-type="float" office:value="0.14749871067560599" table:style-name="ce1">
            <text:p>0.147498711</text:p>
          </table:table-cell>
          <table:table-cell office:value-type="float" office:value="1.2640813841123602" table:formula="of:=[.D2092]+[.F2092]" table:style-name="ce1">
            <text:p>1.2640813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18_999995.pkl</text:p>
          </table:table-cell>
          <table:table-cell office:value-type="float" office:value="4492" table:style-name="ce1">
            <text:p>4492</text:p>
          </table:table-cell>
          <table:table-cell office:value-type="float" office:value="3.9706144256455902" table:style-name="ce1">
            <text:p>3.970614426</text:p>
          </table:table-cell>
          <table:table-cell office:value-type="float" office:value="0.62426035502958599" table:style-name="ce1">
            <text:p>0.624260355</text:p>
          </table:table-cell>
          <table:table-cell office:value-type="float" office:value="0.14786264891380499" table:style-name="ce1">
            <text:p>0.147862649</text:p>
          </table:table-cell>
          <table:table-cell office:value-type="float" office:value="0.63982102908277405" table:style-name="ce1">
            <text:p>0.639821029</text:p>
          </table:table-cell>
          <table:table-cell office:value-type="float" office:value="0.14749871067560599" table:style-name="ce1">
            <text:p>0.147498711</text:p>
          </table:table-cell>
          <table:table-cell office:value-type="float" office:value="1.2640813841123602" table:formula="of:=[.D2093]+[.F2093]" table:style-name="ce1">
            <text:p>1.2640813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0225_9995.pkl</text:p>
          </table:table-cell>
          <table:table-cell office:value-type="float" office:value="6019" table:style-name="ce1">
            <text:p>6019</text:p>
          </table:table-cell>
          <table:table-cell office:value-type="float" office:value="3.3065293238079398" table:style-name="ce1">
            <text:p>3.306529324</text:p>
          </table:table-cell>
          <table:table-cell office:value-type="float" office:value="0.63456090651558095" table:style-name="ce1">
            <text:p>0.634560907</text:p>
          </table:table-cell>
          <table:table-cell office:value-type="float" office:value="0.164343360234776" table:style-name="ce1">
            <text:p>0.16434336</text:p>
          </table:table-cell>
          <table:table-cell office:value-type="float" office:value="0.62921348314606695" table:style-name="ce1">
            <text:p>0.629213483</text:p>
          </table:table-cell>
          <table:table-cell office:value-type="float" office:value="0.15359297860669199" table:style-name="ce1">
            <text:p>0.153592979</text:p>
          </table:table-cell>
          <table:table-cell office:value-type="float" office:value="1.263774389661648" table:formula="of:=[.D2094]+[.F2094]" table:style-name="ce1">
            <text:p>1.263774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0225_999995.pkl</text:p>
          </table:table-cell>
          <table:table-cell office:value-type="float" office:value="6019" table:style-name="ce1">
            <text:p>6019</text:p>
          </table:table-cell>
          <table:table-cell office:value-type="float" office:value="3.3065293238079398" table:style-name="ce1">
            <text:p>3.306529324</text:p>
          </table:table-cell>
          <table:table-cell office:value-type="float" office:value="0.63456090651558095" table:style-name="ce1">
            <text:p>0.634560907</text:p>
          </table:table-cell>
          <table:table-cell office:value-type="float" office:value="0.164343360234776" table:style-name="ce1">
            <text:p>0.16434336</text:p>
          </table:table-cell>
          <table:table-cell office:value-type="float" office:value="0.62921348314606695" table:style-name="ce1">
            <text:p>0.629213483</text:p>
          </table:table-cell>
          <table:table-cell office:value-type="float" office:value="0.15359297860669199" table:style-name="ce1">
            <text:p>0.153592979</text:p>
          </table:table-cell>
          <table:table-cell office:value-type="float" office:value="1.263774389661648" table:formula="of:=[.D2095]+[.F2095]" table:style-name="ce1">
            <text:p>1.263774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0225_9999995.pkl</text:p>
          </table:table-cell>
          <table:table-cell office:value-type="float" office:value="6019" table:style-name="ce1">
            <text:p>6019</text:p>
          </table:table-cell>
          <table:table-cell office:value-type="float" office:value="3.3065293238079398" table:style-name="ce1">
            <text:p>3.306529324</text:p>
          </table:table-cell>
          <table:table-cell office:value-type="float" office:value="0.63456090651558095" table:style-name="ce1">
            <text:p>0.634560907</text:p>
          </table:table-cell>
          <table:table-cell office:value-type="float" office:value="0.164343360234776" table:style-name="ce1">
            <text:p>0.16434336</text:p>
          </table:table-cell>
          <table:table-cell office:value-type="float" office:value="0.62921348314606695" table:style-name="ce1">
            <text:p>0.629213483</text:p>
          </table:table-cell>
          <table:table-cell office:value-type="float" office:value="0.15359297860669199" table:style-name="ce1">
            <text:p>0.153592979</text:p>
          </table:table-cell>
          <table:table-cell office:value-type="float" office:value="1.263774389661648" table:formula="of:=[.D2096]+[.F2096]" table:style-name="ce1">
            <text:p>1.263774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0225_99995.pkl</text:p>
          </table:table-cell>
          <table:table-cell office:value-type="float" office:value="6019" table:style-name="ce1">
            <text:p>6019</text:p>
          </table:table-cell>
          <table:table-cell office:value-type="float" office:value="3.3065293238079398" table:style-name="ce1">
            <text:p>3.306529324</text:p>
          </table:table-cell>
          <table:table-cell office:value-type="float" office:value="0.63456090651558095" table:style-name="ce1">
            <text:p>0.634560907</text:p>
          </table:table-cell>
          <table:table-cell office:value-type="float" office:value="0.164343360234776" table:style-name="ce1">
            <text:p>0.16434336</text:p>
          </table:table-cell>
          <table:table-cell office:value-type="float" office:value="0.62921348314606695" table:style-name="ce1">
            <text:p>0.629213483</text:p>
          </table:table-cell>
          <table:table-cell office:value-type="float" office:value="0.15359297860669199" table:style-name="ce1">
            <text:p>0.153592979</text:p>
          </table:table-cell>
          <table:table-cell office:value-type="float" office:value="1.263774389661648" table:formula="of:=[.D2097]+[.F2097]" table:style-name="ce1">
            <text:p>1.263774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18_9999995.pkl</text:p>
          </table:table-cell>
          <table:table-cell office:value-type="float" office:value="4812" table:style-name="ce1">
            <text:p>4812</text:p>
          </table:table-cell>
          <table:table-cell office:value-type="float" office:value="4.04675810473816" table:style-name="ce1">
            <text:p>4.046758105</text:p>
          </table:table-cell>
          <table:table-cell office:value-type="float" office:value="0.61959654178674395" table:style-name="ce1">
            <text:p>0.619596542</text:p>
          </table:table-cell>
          <table:table-cell office:value-type="float" office:value="0.14247846255798499" table:style-name="ce1">
            <text:p>0.142478463</text:p>
          </table:table-cell>
          <table:table-cell office:value-type="float" office:value="0.64365256124721604" table:style-name="ce1">
            <text:p>0.643652561</text:p>
          </table:table-cell>
          <table:table-cell office:value-type="float" office:value="0.14493480441324" table:style-name="ce1">
            <text:p>0.144934804</text:p>
          </table:table-cell>
          <table:table-cell office:value-type="float" office:value="1.2632491030339601" table:formula="of:=[.D2098]+[.F2098]" table:style-name="ce1">
            <text:p>1.263249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18_9995.pkl</text:p>
          </table:table-cell>
          <table:table-cell office:value-type="float" office:value="4812" table:style-name="ce1">
            <text:p>4812</text:p>
          </table:table-cell>
          <table:table-cell office:value-type="float" office:value="4.04675810473816" table:style-name="ce1">
            <text:p>4.046758105</text:p>
          </table:table-cell>
          <table:table-cell office:value-type="float" office:value="0.61959654178674395" table:style-name="ce1">
            <text:p>0.619596542</text:p>
          </table:table-cell>
          <table:table-cell office:value-type="float" office:value="0.14247846255798499" table:style-name="ce1">
            <text:p>0.142478463</text:p>
          </table:table-cell>
          <table:table-cell office:value-type="float" office:value="0.64365256124721604" table:style-name="ce1">
            <text:p>0.643652561</text:p>
          </table:table-cell>
          <table:table-cell office:value-type="float" office:value="0.14493480441324" table:style-name="ce1">
            <text:p>0.144934804</text:p>
          </table:table-cell>
          <table:table-cell office:value-type="float" office:value="1.2632491030339601" table:formula="of:=[.D2099]+[.F2099]" table:style-name="ce1">
            <text:p>1.263249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18_99995.pkl</text:p>
          </table:table-cell>
          <table:table-cell office:value-type="float" office:value="4812" table:style-name="ce1">
            <text:p>4812</text:p>
          </table:table-cell>
          <table:table-cell office:value-type="float" office:value="4.04675810473816" table:style-name="ce1">
            <text:p>4.046758105</text:p>
          </table:table-cell>
          <table:table-cell office:value-type="float" office:value="0.61959654178674395" table:style-name="ce1">
            <text:p>0.619596542</text:p>
          </table:table-cell>
          <table:table-cell office:value-type="float" office:value="0.14247846255798499" table:style-name="ce1">
            <text:p>0.142478463</text:p>
          </table:table-cell>
          <table:table-cell office:value-type="float" office:value="0.64365256124721604" table:style-name="ce1">
            <text:p>0.643652561</text:p>
          </table:table-cell>
          <table:table-cell office:value-type="float" office:value="0.14493480441324" table:style-name="ce1">
            <text:p>0.144934804</text:p>
          </table:table-cell>
          <table:table-cell office:value-type="float" office:value="1.2632491030339601" table:formula="of:=[.D2100]+[.F2100]" table:style-name="ce1">
            <text:p>1.263249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18_999995.pkl</text:p>
          </table:table-cell>
          <table:table-cell office:value-type="float" office:value="4812" table:style-name="ce1">
            <text:p>4812</text:p>
          </table:table-cell>
          <table:table-cell office:value-type="float" office:value="4.04675810473816" table:style-name="ce1">
            <text:p>4.046758105</text:p>
          </table:table-cell>
          <table:table-cell office:value-type="float" office:value="0.61959654178674395" table:style-name="ce1">
            <text:p>0.619596542</text:p>
          </table:table-cell>
          <table:table-cell office:value-type="float" office:value="0.14247846255798499" table:style-name="ce1">
            <text:p>0.142478463</text:p>
          </table:table-cell>
          <table:table-cell office:value-type="float" office:value="0.64365256124721604" table:style-name="ce1">
            <text:p>0.643652561</text:p>
          </table:table-cell>
          <table:table-cell office:value-type="float" office:value="0.14493480441324" table:style-name="ce1">
            <text:p>0.144934804</text:p>
          </table:table-cell>
          <table:table-cell office:value-type="float" office:value="1.2632491030339601" table:formula="of:=[.D2101]+[.F2101]" table:style-name="ce1">
            <text:p>1.2632491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09_999995.pkl</text:p>
          </table:table-cell>
          <table:table-cell office:value-type="float" office:value="5431" table:style-name="ce1">
            <text:p>5431</text:p>
          </table:table-cell>
          <table:table-cell office:value-type="float" office:value="3.4605045111397499" table:style-name="ce1">
            <text:p>3.460504511</text:p>
          </table:table-cell>
          <table:table-cell office:value-type="float" office:value="0.62790697674418605" table:style-name="ce1">
            <text:p>0.627906977</text:p>
          </table:table-cell>
          <table:table-cell office:value-type="float" office:value="0.16047548291233299" table:style-name="ce1">
            <text:p>0.160475483</text:p>
          </table:table-cell>
          <table:table-cell office:value-type="float" office:value="0.63513513513513498" table:style-name="ce1">
            <text:p>0.635135135</text:p>
          </table:table-cell>
          <table:table-cell office:value-type="float" office:value="0.155457552370452" table:style-name="ce1">
            <text:p>0.155457552</text:p>
          </table:table-cell>
          <table:table-cell office:value-type="float" office:value="1.2630421118793209" table:formula="of:=[.D2102]+[.F2102]" table:style-name="ce1">
            <text:p>1.2630421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09_99995.pkl</text:p>
          </table:table-cell>
          <table:table-cell office:value-type="float" office:value="5431" table:style-name="ce1">
            <text:p>5431</text:p>
          </table:table-cell>
          <table:table-cell office:value-type="float" office:value="3.4605045111397499" table:style-name="ce1">
            <text:p>3.460504511</text:p>
          </table:table-cell>
          <table:table-cell office:value-type="float" office:value="0.62790697674418605" table:style-name="ce1">
            <text:p>0.627906977</text:p>
          </table:table-cell>
          <table:table-cell office:value-type="float" office:value="0.16047548291233299" table:style-name="ce1">
            <text:p>0.160475483</text:p>
          </table:table-cell>
          <table:table-cell office:value-type="float" office:value="0.63513513513513498" table:style-name="ce1">
            <text:p>0.635135135</text:p>
          </table:table-cell>
          <table:table-cell office:value-type="float" office:value="0.155457552370452" table:style-name="ce1">
            <text:p>0.155457552</text:p>
          </table:table-cell>
          <table:table-cell office:value-type="float" office:value="1.2630421118793209" table:formula="of:=[.D2103]+[.F2103]" table:style-name="ce1">
            <text:p>1.2630421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09_9995.pkl</text:p>
          </table:table-cell>
          <table:table-cell office:value-type="float" office:value="5431" table:style-name="ce1">
            <text:p>5431</text:p>
          </table:table-cell>
          <table:table-cell office:value-type="float" office:value="3.4605045111397499" table:style-name="ce1">
            <text:p>3.460504511</text:p>
          </table:table-cell>
          <table:table-cell office:value-type="float" office:value="0.62790697674418605" table:style-name="ce1">
            <text:p>0.627906977</text:p>
          </table:table-cell>
          <table:table-cell office:value-type="float" office:value="0.16047548291233299" table:style-name="ce1">
            <text:p>0.160475483</text:p>
          </table:table-cell>
          <table:table-cell office:value-type="float" office:value="0.63513513513513498" table:style-name="ce1">
            <text:p>0.635135135</text:p>
          </table:table-cell>
          <table:table-cell office:value-type="float" office:value="0.155457552370452" table:style-name="ce1">
            <text:p>0.155457552</text:p>
          </table:table-cell>
          <table:table-cell office:value-type="float" office:value="1.2630421118793209" table:formula="of:=[.D2104]+[.F2104]" table:style-name="ce1">
            <text:p>1.2630421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09_9999995.pkl</text:p>
          </table:table-cell>
          <table:table-cell office:value-type="float" office:value="5431" table:style-name="ce1">
            <text:p>5431</text:p>
          </table:table-cell>
          <table:table-cell office:value-type="float" office:value="3.4605045111397499" table:style-name="ce1">
            <text:p>3.460504511</text:p>
          </table:table-cell>
          <table:table-cell office:value-type="float" office:value="0.62790697674418605" table:style-name="ce1">
            <text:p>0.627906977</text:p>
          </table:table-cell>
          <table:table-cell office:value-type="float" office:value="0.16047548291233299" table:style-name="ce1">
            <text:p>0.160475483</text:p>
          </table:table-cell>
          <table:table-cell office:value-type="float" office:value="0.63513513513513498" table:style-name="ce1">
            <text:p>0.635135135</text:p>
          </table:table-cell>
          <table:table-cell office:value-type="float" office:value="0.155457552370452" table:style-name="ce1">
            <text:p>0.155457552</text:p>
          </table:table-cell>
          <table:table-cell office:value-type="float" office:value="1.2630421118793209" table:formula="of:=[.D2105]+[.F2105]" table:style-name="ce1">
            <text:p>1.2630421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0225_999995.pkl</text:p>
          </table:table-cell>
          <table:table-cell office:value-type="float" office:value="6416" table:style-name="ce1">
            <text:p>6416</text:p>
          </table:table-cell>
          <table:table-cell office:value-type="float" office:value="3.1203241895261802" table:style-name="ce1">
            <text:p>3.12032419</text:p>
          </table:table-cell>
          <table:table-cell office:value-type="float" office:value="0.629943502824859" table:style-name="ce1">
            <text:p>0.629943503</text:p>
          </table:table-cell>
          <table:table-cell office:value-type="float" office:value="0.17394695787831499" table:style-name="ce1">
            <text:p>0.173946958</text:p>
          </table:table-cell>
          <table:table-cell office:value-type="float" office:value="0.63288288288288297" table:style-name="ce1">
            <text:p>0.632882883</text:p>
          </table:table-cell>
          <table:table-cell office:value-type="float" office:value="0.16242774566474" table:style-name="ce1">
            <text:p>0.162427746</text:p>
          </table:table-cell>
          <table:table-cell office:value-type="float" office:value="1.262826385707742" table:formula="of:=[.D2106]+[.F2106]" table:style-name="ce1">
            <text:p>1.2628263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0225_9995.pkl</text:p>
          </table:table-cell>
          <table:table-cell office:value-type="float" office:value="6416" table:style-name="ce1">
            <text:p>6416</text:p>
          </table:table-cell>
          <table:table-cell office:value-type="float" office:value="3.1203241895261802" table:style-name="ce1">
            <text:p>3.12032419</text:p>
          </table:table-cell>
          <table:table-cell office:value-type="float" office:value="0.629943502824859" table:style-name="ce1">
            <text:p>0.629943503</text:p>
          </table:table-cell>
          <table:table-cell office:value-type="float" office:value="0.17394695787831499" table:style-name="ce1">
            <text:p>0.173946958</text:p>
          </table:table-cell>
          <table:table-cell office:value-type="float" office:value="0.63288288288288297" table:style-name="ce1">
            <text:p>0.632882883</text:p>
          </table:table-cell>
          <table:table-cell office:value-type="float" office:value="0.16242774566474" table:style-name="ce1">
            <text:p>0.162427746</text:p>
          </table:table-cell>
          <table:table-cell office:value-type="float" office:value="1.262826385707742" table:formula="of:=[.D2107]+[.F2107]" table:style-name="ce1">
            <text:p>1.2628263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0225_9999995.pkl</text:p>
          </table:table-cell>
          <table:table-cell office:value-type="float" office:value="6416" table:style-name="ce1">
            <text:p>6416</text:p>
          </table:table-cell>
          <table:table-cell office:value-type="float" office:value="3.1203241895261802" table:style-name="ce1">
            <text:p>3.12032419</text:p>
          </table:table-cell>
          <table:table-cell office:value-type="float" office:value="0.629943502824859" table:style-name="ce1">
            <text:p>0.629943503</text:p>
          </table:table-cell>
          <table:table-cell office:value-type="float" office:value="0.17394695787831499" table:style-name="ce1">
            <text:p>0.173946958</text:p>
          </table:table-cell>
          <table:table-cell office:value-type="float" office:value="0.63288288288288297" table:style-name="ce1">
            <text:p>0.632882883</text:p>
          </table:table-cell>
          <table:table-cell office:value-type="float" office:value="0.16242774566474" table:style-name="ce1">
            <text:p>0.162427746</text:p>
          </table:table-cell>
          <table:table-cell office:value-type="float" office:value="1.262826385707742" table:formula="of:=[.D2108]+[.F2108]" table:style-name="ce1">
            <text:p>1.2628263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0225_99995.pkl</text:p>
          </table:table-cell>
          <table:table-cell office:value-type="float" office:value="6416" table:style-name="ce1">
            <text:p>6416</text:p>
          </table:table-cell>
          <table:table-cell office:value-type="float" office:value="3.1203241895261802" table:style-name="ce1">
            <text:p>3.12032419</text:p>
          </table:table-cell>
          <table:table-cell office:value-type="float" office:value="0.629943502824859" table:style-name="ce1">
            <text:p>0.629943503</text:p>
          </table:table-cell>
          <table:table-cell office:value-type="float" office:value="0.17394695787831499" table:style-name="ce1">
            <text:p>0.173946958</text:p>
          </table:table-cell>
          <table:table-cell office:value-type="float" office:value="0.63288288288288297" table:style-name="ce1">
            <text:p>0.632882883</text:p>
          </table:table-cell>
          <table:table-cell office:value-type="float" office:value="0.16242774566474" table:style-name="ce1">
            <text:p>0.162427746</text:p>
          </table:table-cell>
          <table:table-cell office:value-type="float" office:value="1.262826385707742" table:formula="of:=[.D2109]+[.F2109]" table:style-name="ce1">
            <text:p>1.2628263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18_9995.pkl</text:p>
          </table:table-cell>
          <table:table-cell office:value-type="float" office:value="4843" table:style-name="ce1">
            <text:p>4843</text:p>
          </table:table-cell>
          <table:table-cell office:value-type="float" office:value="4.1833574230848702" table:style-name="ce1">
            <text:p>4.183357423</text:p>
          </table:table-cell>
          <table:table-cell office:value-type="float" office:value="0.61607142857142905" table:style-name="ce1">
            <text:p>0.616071429</text:p>
          </table:table-cell>
          <table:table-cell office:value-type="float" office:value="0.13043478260869601" table:style-name="ce1">
            <text:p>0.130434783</text:p>
          </table:table-cell>
          <table:table-cell office:value-type="float" office:value="0.64666666666666694" table:style-name="ce1">
            <text:p>0.646666667</text:p>
          </table:table-cell>
          <table:table-cell office:value-type="float" office:value="0.136619718309859" table:style-name="ce1">
            <text:p>0.136619718</text:p>
          </table:table-cell>
          <table:table-cell office:value-type="float" office:value="1.262738095238096" table:formula="of:=[.D2110]+[.F2110]" table:style-name="ce1">
            <text:p>1.2627380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18_99995.pkl</text:p>
          </table:table-cell>
          <table:table-cell office:value-type="float" office:value="4843" table:style-name="ce1">
            <text:p>4843</text:p>
          </table:table-cell>
          <table:table-cell office:value-type="float" office:value="4.1833574230848702" table:style-name="ce1">
            <text:p>4.183357423</text:p>
          </table:table-cell>
          <table:table-cell office:value-type="float" office:value="0.61607142857142905" table:style-name="ce1">
            <text:p>0.616071429</text:p>
          </table:table-cell>
          <table:table-cell office:value-type="float" office:value="0.13043478260869601" table:style-name="ce1">
            <text:p>0.130434783</text:p>
          </table:table-cell>
          <table:table-cell office:value-type="float" office:value="0.64666666666666694" table:style-name="ce1">
            <text:p>0.646666667</text:p>
          </table:table-cell>
          <table:table-cell office:value-type="float" office:value="0.136619718309859" table:style-name="ce1">
            <text:p>0.136619718</text:p>
          </table:table-cell>
          <table:table-cell office:value-type="float" office:value="1.262738095238096" table:formula="of:=[.D2111]+[.F2111]" table:style-name="ce1">
            <text:p>1.2627380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18_9999995.pkl</text:p>
          </table:table-cell>
          <table:table-cell office:value-type="float" office:value="4843" table:style-name="ce1">
            <text:p>4843</text:p>
          </table:table-cell>
          <table:table-cell office:value-type="float" office:value="4.1833574230848702" table:style-name="ce1">
            <text:p>4.183357423</text:p>
          </table:table-cell>
          <table:table-cell office:value-type="float" office:value="0.61607142857142905" table:style-name="ce1">
            <text:p>0.616071429</text:p>
          </table:table-cell>
          <table:table-cell office:value-type="float" office:value="0.13043478260869601" table:style-name="ce1">
            <text:p>0.130434783</text:p>
          </table:table-cell>
          <table:table-cell office:value-type="float" office:value="0.64666666666666694" table:style-name="ce1">
            <text:p>0.646666667</text:p>
          </table:table-cell>
          <table:table-cell office:value-type="float" office:value="0.136619718309859" table:style-name="ce1">
            <text:p>0.136619718</text:p>
          </table:table-cell>
          <table:table-cell office:value-type="float" office:value="1.262738095238096" table:formula="of:=[.D2112]+[.F2112]" table:style-name="ce1">
            <text:p>1.2627380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18_999995.pkl</text:p>
          </table:table-cell>
          <table:table-cell office:value-type="float" office:value="4843" table:style-name="ce1">
            <text:p>4843</text:p>
          </table:table-cell>
          <table:table-cell office:value-type="float" office:value="4.1833574230848702" table:style-name="ce1">
            <text:p>4.183357423</text:p>
          </table:table-cell>
          <table:table-cell office:value-type="float" office:value="0.61607142857142905" table:style-name="ce1">
            <text:p>0.616071429</text:p>
          </table:table-cell>
          <table:table-cell office:value-type="float" office:value="0.13043478260869601" table:style-name="ce1">
            <text:p>0.130434783</text:p>
          </table:table-cell>
          <table:table-cell office:value-type="float" office:value="0.64666666666666694" table:style-name="ce1">
            <text:p>0.646666667</text:p>
          </table:table-cell>
          <table:table-cell office:value-type="float" office:value="0.136619718309859" table:style-name="ce1">
            <text:p>0.136619718</text:p>
          </table:table-cell>
          <table:table-cell office:value-type="float" office:value="1.262738095238096" table:formula="of:=[.D2113]+[.F2113]" table:style-name="ce1">
            <text:p>1.2627380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045_9995.pkl</text:p>
          </table:table-cell>
          <table:table-cell office:value-type="float" office:value="4618" table:style-name="ce1">
            <text:p>4618</text:p>
          </table:table-cell>
          <table:table-cell office:value-type="float" office:value="3.8596795149415302" table:style-name="ce1">
            <text:p>3.859679515</text:p>
          </table:table-cell>
          <table:table-cell office:value-type="float" office:value="0.625" table:style-name="ce1">
            <text:p>0.625</text:p>
          </table:table-cell>
          <table:table-cell office:value-type="float" office:value="0.152158527954706" table:style-name="ce1">
            <text:p>0.152158528</text:p>
          </table:table-cell>
          <table:table-cell office:value-type="float" office:value="0.63758389261744997" table:style-name="ce1">
            <text:p>0.637583893</text:p>
          </table:table-cell>
          <table:table-cell office:value-type="float" office:value="0.150554675118859" table:style-name="ce1">
            <text:p>0.150554675</text:p>
          </table:table-cell>
          <table:table-cell office:value-type="float" office:value="1.26258389261745" table:formula="of:=[.D2114]+[.F2114]" table:style-name="ce1">
            <text:p>1.2625838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045_9999995.pkl</text:p>
          </table:table-cell>
          <table:table-cell office:value-type="float" office:value="4618" table:style-name="ce1">
            <text:p>4618</text:p>
          </table:table-cell>
          <table:table-cell office:value-type="float" office:value="3.8596795149415302" table:style-name="ce1">
            <text:p>3.859679515</text:p>
          </table:table-cell>
          <table:table-cell office:value-type="float" office:value="0.625" table:style-name="ce1">
            <text:p>0.625</text:p>
          </table:table-cell>
          <table:table-cell office:value-type="float" office:value="0.152158527954706" table:style-name="ce1">
            <text:p>0.152158528</text:p>
          </table:table-cell>
          <table:table-cell office:value-type="float" office:value="0.63758389261744997" table:style-name="ce1">
            <text:p>0.637583893</text:p>
          </table:table-cell>
          <table:table-cell office:value-type="float" office:value="0.150554675118859" table:style-name="ce1">
            <text:p>0.150554675</text:p>
          </table:table-cell>
          <table:table-cell office:value-type="float" office:value="1.26258389261745" table:formula="of:=[.D2115]+[.F2115]" table:style-name="ce1">
            <text:p>1.2625838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045_999995.pkl</text:p>
          </table:table-cell>
          <table:table-cell office:value-type="float" office:value="4618" table:style-name="ce1">
            <text:p>4618</text:p>
          </table:table-cell>
          <table:table-cell office:value-type="float" office:value="3.8596795149415302" table:style-name="ce1">
            <text:p>3.859679515</text:p>
          </table:table-cell>
          <table:table-cell office:value-type="float" office:value="0.625" table:style-name="ce1">
            <text:p>0.625</text:p>
          </table:table-cell>
          <table:table-cell office:value-type="float" office:value="0.152158527954706" table:style-name="ce1">
            <text:p>0.152158528</text:p>
          </table:table-cell>
          <table:table-cell office:value-type="float" office:value="0.63758389261744997" table:style-name="ce1">
            <text:p>0.637583893</text:p>
          </table:table-cell>
          <table:table-cell office:value-type="float" office:value="0.150554675118859" table:style-name="ce1">
            <text:p>0.150554675</text:p>
          </table:table-cell>
          <table:table-cell office:value-type="float" office:value="1.26258389261745" table:formula="of:=[.D2116]+[.F2116]" table:style-name="ce1">
            <text:p>1.2625838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045_99995.pkl</text:p>
          </table:table-cell>
          <table:table-cell office:value-type="float" office:value="4618" table:style-name="ce1">
            <text:p>4618</text:p>
          </table:table-cell>
          <table:table-cell office:value-type="float" office:value="3.8596795149415302" table:style-name="ce1">
            <text:p>3.859679515</text:p>
          </table:table-cell>
          <table:table-cell office:value-type="float" office:value="0.625" table:style-name="ce1">
            <text:p>0.625</text:p>
          </table:table-cell>
          <table:table-cell office:value-type="float" office:value="0.152158527954706" table:style-name="ce1">
            <text:p>0.152158528</text:p>
          </table:table-cell>
          <table:table-cell office:value-type="float" office:value="0.63758389261744997" table:style-name="ce1">
            <text:p>0.637583893</text:p>
          </table:table-cell>
          <table:table-cell office:value-type="float" office:value="0.150554675118859" table:style-name="ce1">
            <text:p>0.150554675</text:p>
          </table:table-cell>
          <table:table-cell office:value-type="float" office:value="1.26258389261745" table:formula="of:=[.D2117]+[.F2117]" table:style-name="ce1">
            <text:p>1.2625838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09_999995.pkl</text:p>
          </table:table-cell>
          <table:table-cell office:value-type="float" office:value="4480" table:style-name="ce1">
            <text:p>4480</text:p>
          </table:table-cell>
          <table:table-cell office:value-type="float" office:value="3.92633928571429" table:style-name="ce1">
            <text:p>3.926339286</text:p>
          </table:table-cell>
          <table:table-cell office:value-type="float" office:value="0.62089552238806001" table:style-name="ce1">
            <text:p>0.620895522</text:p>
          </table:table-cell>
          <table:table-cell office:value-type="float" office:value="0.14689265536723201" table:style-name="ce1">
            <text:p>0.146892655</text:p>
          </table:table-cell>
          <table:table-cell office:value-type="float" office:value="0.64044943820224698" table:style-name="ce1">
            <text:p>0.640449438</text:p>
          </table:table-cell>
          <table:table-cell office:value-type="float" office:value="0.14828303850156099" table:style-name="ce1">
            <text:p>0.148283039</text:p>
          </table:table-cell>
          <table:table-cell office:value-type="float" office:value="1.2613449605903071" table:formula="of:=[.D2118]+[.F2118]" table:style-name="ce1">
            <text:p>1.2613449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09_9999995.pkl</text:p>
          </table:table-cell>
          <table:table-cell office:value-type="float" office:value="4480" table:style-name="ce1">
            <text:p>4480</text:p>
          </table:table-cell>
          <table:table-cell office:value-type="float" office:value="3.92633928571429" table:style-name="ce1">
            <text:p>3.926339286</text:p>
          </table:table-cell>
          <table:table-cell office:value-type="float" office:value="0.62089552238806001" table:style-name="ce1">
            <text:p>0.620895522</text:p>
          </table:table-cell>
          <table:table-cell office:value-type="float" office:value="0.14689265536723201" table:style-name="ce1">
            <text:p>0.146892655</text:p>
          </table:table-cell>
          <table:table-cell office:value-type="float" office:value="0.64044943820224698" table:style-name="ce1">
            <text:p>0.640449438</text:p>
          </table:table-cell>
          <table:table-cell office:value-type="float" office:value="0.14828303850156099" table:style-name="ce1">
            <text:p>0.148283039</text:p>
          </table:table-cell>
          <table:table-cell office:value-type="float" office:value="1.2613449605903071" table:formula="of:=[.D2119]+[.F2119]" table:style-name="ce1">
            <text:p>1.2613449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09_9995.pkl</text:p>
          </table:table-cell>
          <table:table-cell office:value-type="float" office:value="4480" table:style-name="ce1">
            <text:p>4480</text:p>
          </table:table-cell>
          <table:table-cell office:value-type="float" office:value="3.92633928571429" table:style-name="ce1">
            <text:p>3.926339286</text:p>
          </table:table-cell>
          <table:table-cell office:value-type="float" office:value="0.62089552238806001" table:style-name="ce1">
            <text:p>0.620895522</text:p>
          </table:table-cell>
          <table:table-cell office:value-type="float" office:value="0.14689265536723201" table:style-name="ce1">
            <text:p>0.146892655</text:p>
          </table:table-cell>
          <table:table-cell office:value-type="float" office:value="0.64044943820224698" table:style-name="ce1">
            <text:p>0.640449438</text:p>
          </table:table-cell>
          <table:table-cell office:value-type="float" office:value="0.14828303850156099" table:style-name="ce1">
            <text:p>0.148283039</text:p>
          </table:table-cell>
          <table:table-cell office:value-type="float" office:value="1.2613449605903071" table:formula="of:=[.D2120]+[.F2120]" table:style-name="ce1">
            <text:p>1.2613449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09_99995.pkl</text:p>
          </table:table-cell>
          <table:table-cell office:value-type="float" office:value="4480" table:style-name="ce1">
            <text:p>4480</text:p>
          </table:table-cell>
          <table:table-cell office:value-type="float" office:value="3.92633928571429" table:style-name="ce1">
            <text:p>3.926339286</text:p>
          </table:table-cell>
          <table:table-cell office:value-type="float" office:value="0.62089552238806001" table:style-name="ce1">
            <text:p>0.620895522</text:p>
          </table:table-cell>
          <table:table-cell office:value-type="float" office:value="0.14689265536723201" table:style-name="ce1">
            <text:p>0.146892655</text:p>
          </table:table-cell>
          <table:table-cell office:value-type="float" office:value="0.64044943820224698" table:style-name="ce1">
            <text:p>0.640449438</text:p>
          </table:table-cell>
          <table:table-cell office:value-type="float" office:value="0.14828303850156099" table:style-name="ce1">
            <text:p>0.148283039</text:p>
          </table:table-cell>
          <table:table-cell office:value-type="float" office:value="1.2613449605903071" table:formula="of:=[.D2121]+[.F2121]" table:style-name="ce1">
            <text:p>1.2613449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0225_9995.pkl</text:p>
          </table:table-cell>
          <table:table-cell office:value-type="float" office:value="4300" table:style-name="ce1">
            <text:p>4300</text:p>
          </table:table-cell>
          <table:table-cell office:value-type="float" office:value="3.9239534883720899" table:style-name="ce1">
            <text:p>3.923953488</text:p>
          </table:table-cell>
          <table:table-cell office:value-type="float" office:value="0.626470588235294" table:style-name="ce1">
            <text:p>0.626470588</text:p>
          </table:table-cell>
          <table:table-cell office:value-type="float" office:value="0.14519427402863" table:style-name="ce1">
            <text:p>0.145194274</text:p>
          </table:table-cell>
          <table:table-cell office:value-type="float" office:value="0.63348416289592802" table:style-name="ce1">
            <text:p>0.633484163</text:p>
          </table:table-cell>
          <table:table-cell office:value-type="float" office:value="0.140070035017509" table:style-name="ce1">
            <text:p>0.140070035</text:p>
          </table:table-cell>
          <table:table-cell office:value-type="float" office:value="1.2599547511312221" table:formula="of:=[.D2122]+[.F2122]" table:style-name="ce1">
            <text:p>1.2599547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0225_9999995.pkl</text:p>
          </table:table-cell>
          <table:table-cell office:value-type="float" office:value="4300" table:style-name="ce1">
            <text:p>4300</text:p>
          </table:table-cell>
          <table:table-cell office:value-type="float" office:value="3.9239534883720899" table:style-name="ce1">
            <text:p>3.923953488</text:p>
          </table:table-cell>
          <table:table-cell office:value-type="float" office:value="0.626470588235294" table:style-name="ce1">
            <text:p>0.626470588</text:p>
          </table:table-cell>
          <table:table-cell office:value-type="float" office:value="0.14519427402863" table:style-name="ce1">
            <text:p>0.145194274</text:p>
          </table:table-cell>
          <table:table-cell office:value-type="float" office:value="0.63348416289592802" table:style-name="ce1">
            <text:p>0.633484163</text:p>
          </table:table-cell>
          <table:table-cell office:value-type="float" office:value="0.140070035017509" table:style-name="ce1">
            <text:p>0.140070035</text:p>
          </table:table-cell>
          <table:table-cell office:value-type="float" office:value="1.2599547511312221" table:formula="of:=[.D2123]+[.F2123]" table:style-name="ce1">
            <text:p>1.2599547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0225_99995.pkl</text:p>
          </table:table-cell>
          <table:table-cell office:value-type="float" office:value="4300" table:style-name="ce1">
            <text:p>4300</text:p>
          </table:table-cell>
          <table:table-cell office:value-type="float" office:value="3.9239534883720899" table:style-name="ce1">
            <text:p>3.923953488</text:p>
          </table:table-cell>
          <table:table-cell office:value-type="float" office:value="0.626470588235294" table:style-name="ce1">
            <text:p>0.626470588</text:p>
          </table:table-cell>
          <table:table-cell office:value-type="float" office:value="0.14519427402863" table:style-name="ce1">
            <text:p>0.145194274</text:p>
          </table:table-cell>
          <table:table-cell office:value-type="float" office:value="0.63348416289592802" table:style-name="ce1">
            <text:p>0.633484163</text:p>
          </table:table-cell>
          <table:table-cell office:value-type="float" office:value="0.140070035017509" table:style-name="ce1">
            <text:p>0.140070035</text:p>
          </table:table-cell>
          <table:table-cell office:value-type="float" office:value="1.2599547511312221" table:formula="of:=[.D2124]+[.F2124]" table:style-name="ce1">
            <text:p>1.2599547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0225_999995.pkl</text:p>
          </table:table-cell>
          <table:table-cell office:value-type="float" office:value="4300" table:style-name="ce1">
            <text:p>4300</text:p>
          </table:table-cell>
          <table:table-cell office:value-type="float" office:value="3.9239534883720899" table:style-name="ce1">
            <text:p>3.923953488</text:p>
          </table:table-cell>
          <table:table-cell office:value-type="float" office:value="0.626470588235294" table:style-name="ce1">
            <text:p>0.626470588</text:p>
          </table:table-cell>
          <table:table-cell office:value-type="float" office:value="0.14519427402863" table:style-name="ce1">
            <text:p>0.145194274</text:p>
          </table:table-cell>
          <table:table-cell office:value-type="float" office:value="0.63348416289592802" table:style-name="ce1">
            <text:p>0.633484163</text:p>
          </table:table-cell>
          <table:table-cell office:value-type="float" office:value="0.140070035017509" table:style-name="ce1">
            <text:p>0.140070035</text:p>
          </table:table-cell>
          <table:table-cell office:value-type="float" office:value="1.2599547511312221" table:formula="of:=[.D2125]+[.F2125]" table:style-name="ce1">
            <text:p>1.2599547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045_9995.pkl</text:p>
          </table:table-cell>
          <table:table-cell office:value-type="float" office:value="4722" table:style-name="ce1">
            <text:p>4722</text:p>
          </table:table-cell>
          <table:table-cell office:value-type="float" office:value="3.5715798390512501" table:style-name="ce1">
            <text:p>3.571579839</text:p>
          </table:table-cell>
          <table:table-cell office:value-type="float" office:value="0.623188405797101" table:style-name="ce1">
            <text:p>0.623188406</text:p>
          </table:table-cell>
          <table:table-cell office:value-type="float" office:value="0.16116941529235401" table:style-name="ce1">
            <text:p>0.161169415</text:p>
          </table:table-cell>
          <table:table-cell office:value-type="float" office:value="0.63656884875846498" table:style-name="ce1">
            <text:p>0.636568849</text:p>
          </table:table-cell>
          <table:table-cell office:value-type="float" office:value="0.15968289920724801" table:style-name="ce1">
            <text:p>0.159682899</text:p>
          </table:table-cell>
          <table:table-cell office:value-type="float" office:value="1.259757254555566" table:formula="of:=[.D2126]+[.F2126]" table:style-name="ce1">
            <text:p>1.2597572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045_999995.pkl</text:p>
          </table:table-cell>
          <table:table-cell office:value-type="float" office:value="4722" table:style-name="ce1">
            <text:p>4722</text:p>
          </table:table-cell>
          <table:table-cell office:value-type="float" office:value="3.5715798390512501" table:style-name="ce1">
            <text:p>3.571579839</text:p>
          </table:table-cell>
          <table:table-cell office:value-type="float" office:value="0.623188405797101" table:style-name="ce1">
            <text:p>0.623188406</text:p>
          </table:table-cell>
          <table:table-cell office:value-type="float" office:value="0.16116941529235401" table:style-name="ce1">
            <text:p>0.161169415</text:p>
          </table:table-cell>
          <table:table-cell office:value-type="float" office:value="0.63656884875846498" table:style-name="ce1">
            <text:p>0.636568849</text:p>
          </table:table-cell>
          <table:table-cell office:value-type="float" office:value="0.15968289920724801" table:style-name="ce1">
            <text:p>0.159682899</text:p>
          </table:table-cell>
          <table:table-cell office:value-type="float" office:value="1.259757254555566" table:formula="of:=[.D2127]+[.F2127]" table:style-name="ce1">
            <text:p>1.2597572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045_9999995.pkl</text:p>
          </table:table-cell>
          <table:table-cell office:value-type="float" office:value="4722" table:style-name="ce1">
            <text:p>4722</text:p>
          </table:table-cell>
          <table:table-cell office:value-type="float" office:value="3.5715798390512501" table:style-name="ce1">
            <text:p>3.571579839</text:p>
          </table:table-cell>
          <table:table-cell office:value-type="float" office:value="0.623188405797101" table:style-name="ce1">
            <text:p>0.623188406</text:p>
          </table:table-cell>
          <table:table-cell office:value-type="float" office:value="0.16116941529235401" table:style-name="ce1">
            <text:p>0.161169415</text:p>
          </table:table-cell>
          <table:table-cell office:value-type="float" office:value="0.63656884875846498" table:style-name="ce1">
            <text:p>0.636568849</text:p>
          </table:table-cell>
          <table:table-cell office:value-type="float" office:value="0.15968289920724801" table:style-name="ce1">
            <text:p>0.159682899</text:p>
          </table:table-cell>
          <table:table-cell office:value-type="float" office:value="1.259757254555566" table:formula="of:=[.D2128]+[.F2128]" table:style-name="ce1">
            <text:p>1.2597572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045_99995.pkl</text:p>
          </table:table-cell>
          <table:table-cell office:value-type="float" office:value="4722" table:style-name="ce1">
            <text:p>4722</text:p>
          </table:table-cell>
          <table:table-cell office:value-type="float" office:value="3.5715798390512501" table:style-name="ce1">
            <text:p>3.571579839</text:p>
          </table:table-cell>
          <table:table-cell office:value-type="float" office:value="0.623188405797101" table:style-name="ce1">
            <text:p>0.623188406</text:p>
          </table:table-cell>
          <table:table-cell office:value-type="float" office:value="0.16116941529235401" table:style-name="ce1">
            <text:p>0.161169415</text:p>
          </table:table-cell>
          <table:table-cell office:value-type="float" office:value="0.63656884875846498" table:style-name="ce1">
            <text:p>0.636568849</text:p>
          </table:table-cell>
          <table:table-cell office:value-type="float" office:value="0.15968289920724801" table:style-name="ce1">
            <text:p>0.159682899</text:p>
          </table:table-cell>
          <table:table-cell office:value-type="float" office:value="1.259757254555566" table:formula="of:=[.D2129]+[.F2129]" table:style-name="ce1">
            <text:p>1.2597572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0225_999995.pkl</text:p>
          </table:table-cell>
          <table:table-cell office:value-type="float" office:value="4156" table:style-name="ce1">
            <text:p>4156</text:p>
          </table:table-cell>
          <table:table-cell office:value-type="float" office:value="3.73002887391723" table:style-name="ce1">
            <text:p>3.730028874</text:p>
          </table:table-cell>
          <table:table-cell office:value-type="float" office:value="0.62721893491124303" table:style-name="ce1">
            <text:p>0.627218935</text:p>
          </table:table-cell>
          <table:table-cell office:value-type="float" office:value="0.16133942161339401" table:style-name="ce1">
            <text:p>0.161339422</text:p>
          </table:table-cell>
          <table:table-cell office:value-type="float" office:value="0.63181818181818195" table:style-name="ce1">
            <text:p>0.631818182</text:p>
          </table:table-cell>
          <table:table-cell office:value-type="float" office:value="0.15653153153153199" table:style-name="ce1">
            <text:p>0.156531532</text:p>
          </table:table-cell>
          <table:table-cell office:value-type="float" office:value="1.259037116729425" table:formula="of:=[.D2130]+[.F2130]" table:style-name="ce1">
            <text:p>1.2590371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0225_9995.pkl</text:p>
          </table:table-cell>
          <table:table-cell office:value-type="float" office:value="4156" table:style-name="ce1">
            <text:p>4156</text:p>
          </table:table-cell>
          <table:table-cell office:value-type="float" office:value="3.73002887391723" table:style-name="ce1">
            <text:p>3.730028874</text:p>
          </table:table-cell>
          <table:table-cell office:value-type="float" office:value="0.62721893491124303" table:style-name="ce1">
            <text:p>0.627218935</text:p>
          </table:table-cell>
          <table:table-cell office:value-type="float" office:value="0.16133942161339401" table:style-name="ce1">
            <text:p>0.161339422</text:p>
          </table:table-cell>
          <table:table-cell office:value-type="float" office:value="0.63181818181818195" table:style-name="ce1">
            <text:p>0.631818182</text:p>
          </table:table-cell>
          <table:table-cell office:value-type="float" office:value="0.15653153153153199" table:style-name="ce1">
            <text:p>0.156531532</text:p>
          </table:table-cell>
          <table:table-cell office:value-type="float" office:value="1.259037116729425" table:formula="of:=[.D2131]+[.F2131]" table:style-name="ce1">
            <text:p>1.2590371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0225_99995.pkl</text:p>
          </table:table-cell>
          <table:table-cell office:value-type="float" office:value="4156" table:style-name="ce1">
            <text:p>4156</text:p>
          </table:table-cell>
          <table:table-cell office:value-type="float" office:value="3.73002887391723" table:style-name="ce1">
            <text:p>3.730028874</text:p>
          </table:table-cell>
          <table:table-cell office:value-type="float" office:value="0.62721893491124303" table:style-name="ce1">
            <text:p>0.627218935</text:p>
          </table:table-cell>
          <table:table-cell office:value-type="float" office:value="0.16133942161339401" table:style-name="ce1">
            <text:p>0.161339422</text:p>
          </table:table-cell>
          <table:table-cell office:value-type="float" office:value="0.63181818181818195" table:style-name="ce1">
            <text:p>0.631818182</text:p>
          </table:table-cell>
          <table:table-cell office:value-type="float" office:value="0.15653153153153199" table:style-name="ce1">
            <text:p>0.156531532</text:p>
          </table:table-cell>
          <table:table-cell office:value-type="float" office:value="1.259037116729425" table:formula="of:=[.D2132]+[.F2132]" table:style-name="ce1">
            <text:p>1.2590371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4_0225_9999995.pkl</text:p>
          </table:table-cell>
          <table:table-cell office:value-type="float" office:value="4156" table:style-name="ce1">
            <text:p>4156</text:p>
          </table:table-cell>
          <table:table-cell office:value-type="float" office:value="3.73002887391723" table:style-name="ce1">
            <text:p>3.730028874</text:p>
          </table:table-cell>
          <table:table-cell office:value-type="float" office:value="0.62721893491124303" table:style-name="ce1">
            <text:p>0.627218935</text:p>
          </table:table-cell>
          <table:table-cell office:value-type="float" office:value="0.16133942161339401" table:style-name="ce1">
            <text:p>0.161339422</text:p>
          </table:table-cell>
          <table:table-cell office:value-type="float" office:value="0.63181818181818195" table:style-name="ce1">
            <text:p>0.631818182</text:p>
          </table:table-cell>
          <table:table-cell office:value-type="float" office:value="0.15653153153153199" table:style-name="ce1">
            <text:p>0.156531532</text:p>
          </table:table-cell>
          <table:table-cell office:value-type="float" office:value="1.259037116729425" table:formula="of:=[.D2133]+[.F2133]" table:style-name="ce1">
            <text:p>1.2590371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18_999995.pkl</text:p>
          </table:table-cell>
          <table:table-cell office:value-type="float" office:value="4820" table:style-name="ce1">
            <text:p>4820</text:p>
          </table:table-cell>
          <table:table-cell office:value-type="float" office:value="4.1325726141078798" table:style-name="ce1">
            <text:p>4.132572614</text:p>
          </table:table-cell>
          <table:table-cell office:value-type="float" office:value="0.62170087976539601" table:style-name="ce1">
            <text:p>0.62170088</text:p>
          </table:table-cell>
          <table:table-cell office:value-type="float" office:value="0.13250000000000001" table:style-name="ce1">
            <text:p>0.1325</text:p>
          </table:table-cell>
          <table:table-cell office:value-type="float" office:value="0.63697104677060101" table:style-name="ce1">
            <text:p>0.636971047</text:p>
          </table:table-cell>
          <table:table-cell office:value-type="float" office:value="0.133582438113031" table:style-name="ce1">
            <text:p>0.133582438</text:p>
          </table:table-cell>
          <table:table-cell office:value-type="float" office:value="1.2586719265359969" table:formula="of:=[.D2134]+[.F2134]" table:style-name="ce1">
            <text:p>1.2586719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18_9995.pkl</text:p>
          </table:table-cell>
          <table:table-cell office:value-type="float" office:value="4820" table:style-name="ce1">
            <text:p>4820</text:p>
          </table:table-cell>
          <table:table-cell office:value-type="float" office:value="4.1325726141078798" table:style-name="ce1">
            <text:p>4.132572614</text:p>
          </table:table-cell>
          <table:table-cell office:value-type="float" office:value="0.62170087976539601" table:style-name="ce1">
            <text:p>0.62170088</text:p>
          </table:table-cell>
          <table:table-cell office:value-type="float" office:value="0.13250000000000001" table:style-name="ce1">
            <text:p>0.1325</text:p>
          </table:table-cell>
          <table:table-cell office:value-type="float" office:value="0.63697104677060101" table:style-name="ce1">
            <text:p>0.636971047</text:p>
          </table:table-cell>
          <table:table-cell office:value-type="float" office:value="0.133582438113031" table:style-name="ce1">
            <text:p>0.133582438</text:p>
          </table:table-cell>
          <table:table-cell office:value-type="float" office:value="1.2586719265359969" table:formula="of:=[.D2135]+[.F2135]" table:style-name="ce1">
            <text:p>1.2586719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18_99995.pkl</text:p>
          </table:table-cell>
          <table:table-cell office:value-type="float" office:value="4820" table:style-name="ce1">
            <text:p>4820</text:p>
          </table:table-cell>
          <table:table-cell office:value-type="float" office:value="4.1325726141078798" table:style-name="ce1">
            <text:p>4.132572614</text:p>
          </table:table-cell>
          <table:table-cell office:value-type="float" office:value="0.62170087976539601" table:style-name="ce1">
            <text:p>0.62170088</text:p>
          </table:table-cell>
          <table:table-cell office:value-type="float" office:value="0.13250000000000001" table:style-name="ce1">
            <text:p>0.1325</text:p>
          </table:table-cell>
          <table:table-cell office:value-type="float" office:value="0.63697104677060101" table:style-name="ce1">
            <text:p>0.636971047</text:p>
          </table:table-cell>
          <table:table-cell office:value-type="float" office:value="0.133582438113031" table:style-name="ce1">
            <text:p>0.133582438</text:p>
          </table:table-cell>
          <table:table-cell office:value-type="float" office:value="1.2586719265359969" table:formula="of:=[.D2136]+[.F2136]" table:style-name="ce1">
            <text:p>1.2586719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18_9999995.pkl</text:p>
          </table:table-cell>
          <table:table-cell office:value-type="float" office:value="4820" table:style-name="ce1">
            <text:p>4820</text:p>
          </table:table-cell>
          <table:table-cell office:value-type="float" office:value="4.1325726141078798" table:style-name="ce1">
            <text:p>4.132572614</text:p>
          </table:table-cell>
          <table:table-cell office:value-type="float" office:value="0.62170087976539601" table:style-name="ce1">
            <text:p>0.62170088</text:p>
          </table:table-cell>
          <table:table-cell office:value-type="float" office:value="0.13250000000000001" table:style-name="ce1">
            <text:p>0.1325</text:p>
          </table:table-cell>
          <table:table-cell office:value-type="float" office:value="0.63697104677060101" table:style-name="ce1">
            <text:p>0.636971047</text:p>
          </table:table-cell>
          <table:table-cell office:value-type="float" office:value="0.133582438113031" table:style-name="ce1">
            <text:p>0.133582438</text:p>
          </table:table-cell>
          <table:table-cell office:value-type="float" office:value="1.2586719265359969" table:formula="of:=[.D2137]+[.F2137]" table:style-name="ce1">
            <text:p>1.2586719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09_9995.pkl</text:p>
          </table:table-cell>
          <table:table-cell office:value-type="float" office:value="4217" table:style-name="ce1">
            <text:p>4217</text:p>
          </table:table-cell>
          <table:table-cell office:value-type="float" office:value="3.9950201565093701" table:style-name="ce1">
            <text:p>3.995020157</text:p>
          </table:table-cell>
          <table:table-cell office:value-type="float" office:value="0.62048192771084298" table:style-name="ce1">
            <text:p>0.620481928</text:p>
          </table:table-cell>
          <table:table-cell office:value-type="float" office:value="0.145685997171146" table:style-name="ce1">
            <text:p>0.145685997</text:p>
          </table:table-cell>
          <table:table-cell office:value-type="float" office:value="0.63800904977375605" table:style-name="ce1">
            <text:p>0.63800905</text:p>
          </table:table-cell>
          <table:table-cell office:value-type="float" office:value="0.147953830010493" table:style-name="ce1">
            <text:p>0.14795383</text:p>
          </table:table-cell>
          <table:table-cell office:value-type="float" office:value="1.2584909774845991" table:formula="of:=[.D2138]+[.F2138]" table:style-name="ce1">
            <text:p>1.2584909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09_999995.pkl</text:p>
          </table:table-cell>
          <table:table-cell office:value-type="float" office:value="4217" table:style-name="ce1">
            <text:p>4217</text:p>
          </table:table-cell>
          <table:table-cell office:value-type="float" office:value="3.9950201565093701" table:style-name="ce1">
            <text:p>3.995020157</text:p>
          </table:table-cell>
          <table:table-cell office:value-type="float" office:value="0.62048192771084298" table:style-name="ce1">
            <text:p>0.620481928</text:p>
          </table:table-cell>
          <table:table-cell office:value-type="float" office:value="0.145685997171146" table:style-name="ce1">
            <text:p>0.145685997</text:p>
          </table:table-cell>
          <table:table-cell office:value-type="float" office:value="0.63800904977375605" table:style-name="ce1">
            <text:p>0.63800905</text:p>
          </table:table-cell>
          <table:table-cell office:value-type="float" office:value="0.147953830010493" table:style-name="ce1">
            <text:p>0.14795383</text:p>
          </table:table-cell>
          <table:table-cell office:value-type="float" office:value="1.2584909774845991" table:formula="of:=[.D2139]+[.F2139]" table:style-name="ce1">
            <text:p>1.2584909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09_9999995.pkl</text:p>
          </table:table-cell>
          <table:table-cell office:value-type="float" office:value="4217" table:style-name="ce1">
            <text:p>4217</text:p>
          </table:table-cell>
          <table:table-cell office:value-type="float" office:value="3.9950201565093701" table:style-name="ce1">
            <text:p>3.995020157</text:p>
          </table:table-cell>
          <table:table-cell office:value-type="float" office:value="0.62048192771084298" table:style-name="ce1">
            <text:p>0.620481928</text:p>
          </table:table-cell>
          <table:table-cell office:value-type="float" office:value="0.145685997171146" table:style-name="ce1">
            <text:p>0.145685997</text:p>
          </table:table-cell>
          <table:table-cell office:value-type="float" office:value="0.63800904977375605" table:style-name="ce1">
            <text:p>0.63800905</text:p>
          </table:table-cell>
          <table:table-cell office:value-type="float" office:value="0.147953830010493" table:style-name="ce1">
            <text:p>0.14795383</text:p>
          </table:table-cell>
          <table:table-cell office:value-type="float" office:value="1.2584909774845991" table:formula="of:=[.D2140]+[.F2140]" table:style-name="ce1">
            <text:p>1.2584909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09_99995.pkl</text:p>
          </table:table-cell>
          <table:table-cell office:value-type="float" office:value="4217" table:style-name="ce1">
            <text:p>4217</text:p>
          </table:table-cell>
          <table:table-cell office:value-type="float" office:value="3.9950201565093701" table:style-name="ce1">
            <text:p>3.995020157</text:p>
          </table:table-cell>
          <table:table-cell office:value-type="float" office:value="0.62048192771084298" table:style-name="ce1">
            <text:p>0.620481928</text:p>
          </table:table-cell>
          <table:table-cell office:value-type="float" office:value="0.145685997171146" table:style-name="ce1">
            <text:p>0.145685997</text:p>
          </table:table-cell>
          <table:table-cell office:value-type="float" office:value="0.63800904977375605" table:style-name="ce1">
            <text:p>0.63800905</text:p>
          </table:table-cell>
          <table:table-cell office:value-type="float" office:value="0.147953830010493" table:style-name="ce1">
            <text:p>0.14795383</text:p>
          </table:table-cell>
          <table:table-cell office:value-type="float" office:value="1.2584909774845991" table:formula="of:=[.D2141]+[.F2141]" table:style-name="ce1">
            <text:p>1.2584909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0225_9999995.pkl</text:p>
          </table:table-cell>
          <table:table-cell office:value-type="float" office:value="4081" table:style-name="ce1">
            <text:p>4081</text:p>
          </table:table-cell>
          <table:table-cell office:value-type="float" office:value="3.9921587846116098" table:style-name="ce1">
            <text:p>3.992158785</text:p>
          </table:table-cell>
          <table:table-cell office:value-type="float" office:value="0.62424242424242404" table:style-name="ce1">
            <text:p>0.624242424</text:p>
          </table:table-cell>
          <table:table-cell office:value-type="float" office:value="0.15270570793180099" table:style-name="ce1">
            <text:p>0.152705708</text:p>
          </table:table-cell>
          <table:table-cell office:value-type="float" office:value="0.63409090909090904" table:style-name="ce1">
            <text:p>0.634090909</text:p>
          </table:table-cell>
          <table:table-cell office:value-type="float" office:value="0.15212649945474399" table:style-name="ce1">
            <text:p>0.152126499</text:p>
          </table:table-cell>
          <table:table-cell office:value-type="float" office:value="1.2583333333333331" table:formula="of:=[.D2142]+[.F2142]" table:style-name="ce1">
            <text:p>1.2583333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0225_9995.pkl</text:p>
          </table:table-cell>
          <table:table-cell office:value-type="float" office:value="4081" table:style-name="ce1">
            <text:p>4081</text:p>
          </table:table-cell>
          <table:table-cell office:value-type="float" office:value="3.9921587846116098" table:style-name="ce1">
            <text:p>3.992158785</text:p>
          </table:table-cell>
          <table:table-cell office:value-type="float" office:value="0.62424242424242404" table:style-name="ce1">
            <text:p>0.624242424</text:p>
          </table:table-cell>
          <table:table-cell office:value-type="float" office:value="0.15270570793180099" table:style-name="ce1">
            <text:p>0.152705708</text:p>
          </table:table-cell>
          <table:table-cell office:value-type="float" office:value="0.63409090909090904" table:style-name="ce1">
            <text:p>0.634090909</text:p>
          </table:table-cell>
          <table:table-cell office:value-type="float" office:value="0.15212649945474399" table:style-name="ce1">
            <text:p>0.152126499</text:p>
          </table:table-cell>
          <table:table-cell office:value-type="float" office:value="1.2583333333333331" table:formula="of:=[.D2143]+[.F2143]" table:style-name="ce1">
            <text:p>1.2583333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0225_99995.pkl</text:p>
          </table:table-cell>
          <table:table-cell office:value-type="float" office:value="4081" table:style-name="ce1">
            <text:p>4081</text:p>
          </table:table-cell>
          <table:table-cell office:value-type="float" office:value="3.9921587846116098" table:style-name="ce1">
            <text:p>3.992158785</text:p>
          </table:table-cell>
          <table:table-cell office:value-type="float" office:value="0.62424242424242404" table:style-name="ce1">
            <text:p>0.624242424</text:p>
          </table:table-cell>
          <table:table-cell office:value-type="float" office:value="0.15270570793180099" table:style-name="ce1">
            <text:p>0.152705708</text:p>
          </table:table-cell>
          <table:table-cell office:value-type="float" office:value="0.63409090909090904" table:style-name="ce1">
            <text:p>0.634090909</text:p>
          </table:table-cell>
          <table:table-cell office:value-type="float" office:value="0.15212649945474399" table:style-name="ce1">
            <text:p>0.152126499</text:p>
          </table:table-cell>
          <table:table-cell office:value-type="float" office:value="1.2583333333333331" table:formula="of:=[.D2144]+[.F2144]" table:style-name="ce1">
            <text:p>1.2583333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0225_999995.pkl</text:p>
          </table:table-cell>
          <table:table-cell office:value-type="float" office:value="4081" table:style-name="ce1">
            <text:p>4081</text:p>
          </table:table-cell>
          <table:table-cell office:value-type="float" office:value="3.9921587846116098" table:style-name="ce1">
            <text:p>3.992158785</text:p>
          </table:table-cell>
          <table:table-cell office:value-type="float" office:value="0.62424242424242404" table:style-name="ce1">
            <text:p>0.624242424</text:p>
          </table:table-cell>
          <table:table-cell office:value-type="float" office:value="0.15270570793180099" table:style-name="ce1">
            <text:p>0.152705708</text:p>
          </table:table-cell>
          <table:table-cell office:value-type="float" office:value="0.63409090909090904" table:style-name="ce1">
            <text:p>0.634090909</text:p>
          </table:table-cell>
          <table:table-cell office:value-type="float" office:value="0.15212649945474399" table:style-name="ce1">
            <text:p>0.152126499</text:p>
          </table:table-cell>
          <table:table-cell office:value-type="float" office:value="1.2583333333333331" table:formula="of:=[.D2145]+[.F2145]" table:style-name="ce1">
            <text:p>1.2583333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045_9995.pkl</text:p>
          </table:table-cell>
          <table:table-cell office:value-type="float" office:value="4528" table:style-name="ce1">
            <text:p>4528</text:p>
          </table:table-cell>
          <table:table-cell office:value-type="float" office:value="3.97968197879859" table:style-name="ce1">
            <text:p>3.979681979</text:p>
          </table:table-cell>
          <table:table-cell office:value-type="float" office:value="0.61834319526627202" table:style-name="ce1">
            <text:p>0.618343195</text:p>
          </table:table-cell>
          <table:table-cell office:value-type="float" office:value="0.146666666666667" table:style-name="ce1">
            <text:p>0.146666667</text:p>
          </table:table-cell>
          <table:table-cell office:value-type="float" office:value="0.63982102908277405" table:style-name="ce1">
            <text:p>0.639821029</text:p>
          </table:table-cell>
          <table:table-cell office:value-type="float" office:value="0.14958158995815901" table:style-name="ce1">
            <text:p>0.14958159</text:p>
          </table:table-cell>
          <table:table-cell office:value-type="float" office:value="1.2581642243490461" table:formula="of:=[.D2146]+[.F2146]" table:style-name="ce1">
            <text:p>1.2581642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045_99995.pkl</text:p>
          </table:table-cell>
          <table:table-cell office:value-type="float" office:value="4528" table:style-name="ce1">
            <text:p>4528</text:p>
          </table:table-cell>
          <table:table-cell office:value-type="float" office:value="3.97968197879859" table:style-name="ce1">
            <text:p>3.979681979</text:p>
          </table:table-cell>
          <table:table-cell office:value-type="float" office:value="0.61834319526627202" table:style-name="ce1">
            <text:p>0.618343195</text:p>
          </table:table-cell>
          <table:table-cell office:value-type="float" office:value="0.146666666666667" table:style-name="ce1">
            <text:p>0.146666667</text:p>
          </table:table-cell>
          <table:table-cell office:value-type="float" office:value="0.63982102908277405" table:style-name="ce1">
            <text:p>0.639821029</text:p>
          </table:table-cell>
          <table:table-cell office:value-type="float" office:value="0.14958158995815901" table:style-name="ce1">
            <text:p>0.14958159</text:p>
          </table:table-cell>
          <table:table-cell office:value-type="float" office:value="1.2581642243490461" table:formula="of:=[.D2147]+[.F2147]" table:style-name="ce1">
            <text:p>1.2581642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045_9999995.pkl</text:p>
          </table:table-cell>
          <table:table-cell office:value-type="float" office:value="4528" table:style-name="ce1">
            <text:p>4528</text:p>
          </table:table-cell>
          <table:table-cell office:value-type="float" office:value="3.97968197879859" table:style-name="ce1">
            <text:p>3.979681979</text:p>
          </table:table-cell>
          <table:table-cell office:value-type="float" office:value="0.61834319526627202" table:style-name="ce1">
            <text:p>0.618343195</text:p>
          </table:table-cell>
          <table:table-cell office:value-type="float" office:value="0.146666666666667" table:style-name="ce1">
            <text:p>0.146666667</text:p>
          </table:table-cell>
          <table:table-cell office:value-type="float" office:value="0.63982102908277405" table:style-name="ce1">
            <text:p>0.639821029</text:p>
          </table:table-cell>
          <table:table-cell office:value-type="float" office:value="0.14958158995815901" table:style-name="ce1">
            <text:p>0.14958159</text:p>
          </table:table-cell>
          <table:table-cell office:value-type="float" office:value="1.2581642243490461" table:formula="of:=[.D2148]+[.F2148]" table:style-name="ce1">
            <text:p>1.2581642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2_045_999995.pkl</text:p>
          </table:table-cell>
          <table:table-cell office:value-type="float" office:value="4528" table:style-name="ce1">
            <text:p>4528</text:p>
          </table:table-cell>
          <table:table-cell office:value-type="float" office:value="3.97968197879859" table:style-name="ce1">
            <text:p>3.979681979</text:p>
          </table:table-cell>
          <table:table-cell office:value-type="float" office:value="0.61834319526627202" table:style-name="ce1">
            <text:p>0.618343195</text:p>
          </table:table-cell>
          <table:table-cell office:value-type="float" office:value="0.146666666666667" table:style-name="ce1">
            <text:p>0.146666667</text:p>
          </table:table-cell>
          <table:table-cell office:value-type="float" office:value="0.63982102908277405" table:style-name="ce1">
            <text:p>0.639821029</text:p>
          </table:table-cell>
          <table:table-cell office:value-type="float" office:value="0.14958158995815901" table:style-name="ce1">
            <text:p>0.14958159</text:p>
          </table:table-cell>
          <table:table-cell office:value-type="float" office:value="1.2581642243490461" table:formula="of:=[.D2149]+[.F2149]" table:style-name="ce1">
            <text:p>1.2581642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09_9999995.pkl</text:p>
          </table:table-cell>
          <table:table-cell office:value-type="float" office:value="4671" table:style-name="ce1">
            <text:p>4671</text:p>
          </table:table-cell>
          <table:table-cell office:value-type="float" office:value="4.0066366944979697" table:style-name="ce1">
            <text:p>4.006636694</text:p>
          </table:table-cell>
          <table:table-cell office:value-type="float" office:value="0.61538461538461497" table:style-name="ce1">
            <text:p>0.615384615</text:p>
          </table:table-cell>
          <table:table-cell office:value-type="float" office:value="0.144544822793607" table:style-name="ce1">
            <text:p>0.144544823</text:p>
          </table:table-cell>
          <table:table-cell office:value-type="float" office:value="0.64142538975501096" table:style-name="ce1">
            <text:p>0.64142539</text:p>
          </table:table-cell>
          <table:table-cell office:value-type="float" office:value="0.14837712519319901" table:style-name="ce1">
            <text:p>0.148377125</text:p>
          </table:table-cell>
          <table:table-cell office:value-type="float" office:value="1.2568100051396258" table:formula="of:=[.D2150]+[.F2150]" table:style-name="ce1">
            <text:p>1.2568100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09_99995.pkl</text:p>
          </table:table-cell>
          <table:table-cell office:value-type="float" office:value="4671" table:style-name="ce1">
            <text:p>4671</text:p>
          </table:table-cell>
          <table:table-cell office:value-type="float" office:value="4.0066366944979697" table:style-name="ce1">
            <text:p>4.006636694</text:p>
          </table:table-cell>
          <table:table-cell office:value-type="float" office:value="0.61538461538461497" table:style-name="ce1">
            <text:p>0.615384615</text:p>
          </table:table-cell>
          <table:table-cell office:value-type="float" office:value="0.144544822793607" table:style-name="ce1">
            <text:p>0.144544823</text:p>
          </table:table-cell>
          <table:table-cell office:value-type="float" office:value="0.64142538975501096" table:style-name="ce1">
            <text:p>0.64142539</text:p>
          </table:table-cell>
          <table:table-cell office:value-type="float" office:value="0.14837712519319901" table:style-name="ce1">
            <text:p>0.148377125</text:p>
          </table:table-cell>
          <table:table-cell office:value-type="float" office:value="1.2568100051396258" table:formula="of:=[.D2151]+[.F2151]" table:style-name="ce1">
            <text:p>1.2568100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09_9995.pkl</text:p>
          </table:table-cell>
          <table:table-cell office:value-type="float" office:value="4671" table:style-name="ce1">
            <text:p>4671</text:p>
          </table:table-cell>
          <table:table-cell office:value-type="float" office:value="4.0066366944979697" table:style-name="ce1">
            <text:p>4.006636694</text:p>
          </table:table-cell>
          <table:table-cell office:value-type="float" office:value="0.61538461538461497" table:style-name="ce1">
            <text:p>0.615384615</text:p>
          </table:table-cell>
          <table:table-cell office:value-type="float" office:value="0.144544822793607" table:style-name="ce1">
            <text:p>0.144544823</text:p>
          </table:table-cell>
          <table:table-cell office:value-type="float" office:value="0.64142538975501096" table:style-name="ce1">
            <text:p>0.64142539</text:p>
          </table:table-cell>
          <table:table-cell office:value-type="float" office:value="0.14837712519319901" table:style-name="ce1">
            <text:p>0.148377125</text:p>
          </table:table-cell>
          <table:table-cell office:value-type="float" office:value="1.2568100051396258" table:formula="of:=[.D2152]+[.F2152]" table:style-name="ce1">
            <text:p>1.2568100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09_999995.pkl</text:p>
          </table:table-cell>
          <table:table-cell office:value-type="float" office:value="4671" table:style-name="ce1">
            <text:p>4671</text:p>
          </table:table-cell>
          <table:table-cell office:value-type="float" office:value="4.0066366944979697" table:style-name="ce1">
            <text:p>4.006636694</text:p>
          </table:table-cell>
          <table:table-cell office:value-type="float" office:value="0.61538461538461497" table:style-name="ce1">
            <text:p>0.615384615</text:p>
          </table:table-cell>
          <table:table-cell office:value-type="float" office:value="0.144544822793607" table:style-name="ce1">
            <text:p>0.144544823</text:p>
          </table:table-cell>
          <table:table-cell office:value-type="float" office:value="0.64142538975501096" table:style-name="ce1">
            <text:p>0.64142539</text:p>
          </table:table-cell>
          <table:table-cell office:value-type="float" office:value="0.14837712519319901" table:style-name="ce1">
            <text:p>0.148377125</text:p>
          </table:table-cell>
          <table:table-cell office:value-type="float" office:value="1.2568100051396258" table:formula="of:=[.D2153]+[.F2153]" table:style-name="ce1">
            <text:p>1.2568100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045_99995.pkl</text:p>
          </table:table-cell>
          <table:table-cell office:value-type="float" office:value="4284" table:style-name="ce1">
            <text:p>4284</text:p>
          </table:table-cell>
          <table:table-cell office:value-type="float" office:value="3.91223155929038" table:style-name="ce1">
            <text:p>3.912231559</text:p>
          </table:table-cell>
          <table:table-cell office:value-type="float" office:value="0.62275449101796398" table:style-name="ce1">
            <text:p>0.622754491</text:p>
          </table:table-cell>
          <table:table-cell office:value-type="float" office:value="0.146788990825688" table:style-name="ce1">
            <text:p>0.146788991</text:p>
          </table:table-cell>
          <table:table-cell office:value-type="float" office:value="0.63370786516853905" table:style-name="ce1">
            <text:p>0.633707865</text:p>
          </table:table-cell>
          <table:table-cell office:value-type="float" office:value="0.14928533615669701" table:style-name="ce1">
            <text:p>0.149285336</text:p>
          </table:table-cell>
          <table:table-cell office:value-type="float" office:value="1.2564623561865029" table:formula="of:=[.D2154]+[.F2154]" table:style-name="ce1">
            <text:p>1.2564623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045_9995.pkl</text:p>
          </table:table-cell>
          <table:table-cell office:value-type="float" office:value="4284" table:style-name="ce1">
            <text:p>4284</text:p>
          </table:table-cell>
          <table:table-cell office:value-type="float" office:value="3.91223155929038" table:style-name="ce1">
            <text:p>3.912231559</text:p>
          </table:table-cell>
          <table:table-cell office:value-type="float" office:value="0.62275449101796398" table:style-name="ce1">
            <text:p>0.622754491</text:p>
          </table:table-cell>
          <table:table-cell office:value-type="float" office:value="0.146788990825688" table:style-name="ce1">
            <text:p>0.146788991</text:p>
          </table:table-cell>
          <table:table-cell office:value-type="float" office:value="0.63370786516853905" table:style-name="ce1">
            <text:p>0.633707865</text:p>
          </table:table-cell>
          <table:table-cell office:value-type="float" office:value="0.14928533615669701" table:style-name="ce1">
            <text:p>0.149285336</text:p>
          </table:table-cell>
          <table:table-cell office:value-type="float" office:value="1.2564623561865029" table:formula="of:=[.D2155]+[.F2155]" table:style-name="ce1">
            <text:p>1.2564623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045_999995.pkl</text:p>
          </table:table-cell>
          <table:table-cell office:value-type="float" office:value="4284" table:style-name="ce1">
            <text:p>4284</text:p>
          </table:table-cell>
          <table:table-cell office:value-type="float" office:value="3.91223155929038" table:style-name="ce1">
            <text:p>3.912231559</text:p>
          </table:table-cell>
          <table:table-cell office:value-type="float" office:value="0.62275449101796398" table:style-name="ce1">
            <text:p>0.622754491</text:p>
          </table:table-cell>
          <table:table-cell office:value-type="float" office:value="0.146788990825688" table:style-name="ce1">
            <text:p>0.146788991</text:p>
          </table:table-cell>
          <table:table-cell office:value-type="float" office:value="0.63370786516853905" table:style-name="ce1">
            <text:p>0.633707865</text:p>
          </table:table-cell>
          <table:table-cell office:value-type="float" office:value="0.14928533615669701" table:style-name="ce1">
            <text:p>0.149285336</text:p>
          </table:table-cell>
          <table:table-cell office:value-type="float" office:value="1.2564623561865029" table:formula="of:=[.D2156]+[.F2156]" table:style-name="ce1">
            <text:p>1.2564623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045_9999995.pkl</text:p>
          </table:table-cell>
          <table:table-cell office:value-type="float" office:value="4284" table:style-name="ce1">
            <text:p>4284</text:p>
          </table:table-cell>
          <table:table-cell office:value-type="float" office:value="3.91223155929038" table:style-name="ce1">
            <text:p>3.912231559</text:p>
          </table:table-cell>
          <table:table-cell office:value-type="float" office:value="0.62275449101796398" table:style-name="ce1">
            <text:p>0.622754491</text:p>
          </table:table-cell>
          <table:table-cell office:value-type="float" office:value="0.146788990825688" table:style-name="ce1">
            <text:p>0.146788991</text:p>
          </table:table-cell>
          <table:table-cell office:value-type="float" office:value="0.63370786516853905" table:style-name="ce1">
            <text:p>0.633707865</text:p>
          </table:table-cell>
          <table:table-cell office:value-type="float" office:value="0.14928533615669701" table:style-name="ce1">
            <text:p>0.149285336</text:p>
          </table:table-cell>
          <table:table-cell office:value-type="float" office:value="1.2564623561865029" table:formula="of:=[.D2157]+[.F2157]" table:style-name="ce1">
            <text:p>1.2564623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18_9999995.pkl</text:p>
          </table:table-cell>
          <table:table-cell office:value-type="float" office:value="6897" table:style-name="ce1">
            <text:p>6897</text:p>
          </table:table-cell>
          <table:table-cell office:value-type="float" office:value="3.8637088589241699" table:style-name="ce1">
            <text:p>3.863708859</text:p>
          </table:table-cell>
          <table:table-cell office:value-type="float" office:value="0.61797752808988804" table:style-name="ce1">
            <text:p>0.617977528</text:p>
          </table:table-cell>
          <table:table-cell office:value-type="float" office:value="0.12373453318335199" table:style-name="ce1">
            <text:p>0.123734533</text:p>
          </table:table-cell>
          <table:table-cell office:value-type="float" office:value="0.63796909492273701" table:style-name="ce1">
            <text:p>0.637969095</text:p>
          </table:table-cell>
          <table:table-cell office:value-type="float" office:value="0.123188405797101" table:style-name="ce1">
            <text:p>0.123188406</text:p>
          </table:table-cell>
          <table:table-cell office:value-type="float" office:value="1.2559466230126251" table:formula="of:=[.D2158]+[.F2158]" table:style-name="ce1">
            <text:p>1.2559466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18_99995.pkl</text:p>
          </table:table-cell>
          <table:table-cell office:value-type="float" office:value="6897" table:style-name="ce1">
            <text:p>6897</text:p>
          </table:table-cell>
          <table:table-cell office:value-type="float" office:value="3.8637088589241699" table:style-name="ce1">
            <text:p>3.863708859</text:p>
          </table:table-cell>
          <table:table-cell office:value-type="float" office:value="0.61797752808988804" table:style-name="ce1">
            <text:p>0.617977528</text:p>
          </table:table-cell>
          <table:table-cell office:value-type="float" office:value="0.12373453318335199" table:style-name="ce1">
            <text:p>0.123734533</text:p>
          </table:table-cell>
          <table:table-cell office:value-type="float" office:value="0.63796909492273701" table:style-name="ce1">
            <text:p>0.637969095</text:p>
          </table:table-cell>
          <table:table-cell office:value-type="float" office:value="0.123188405797101" table:style-name="ce1">
            <text:p>0.123188406</text:p>
          </table:table-cell>
          <table:table-cell office:value-type="float" office:value="1.2559466230126251" table:formula="of:=[.D2159]+[.F2159]" table:style-name="ce1">
            <text:p>1.2559466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18_9995.pkl</text:p>
          </table:table-cell>
          <table:table-cell office:value-type="float" office:value="6897" table:style-name="ce1">
            <text:p>6897</text:p>
          </table:table-cell>
          <table:table-cell office:value-type="float" office:value="3.8637088589241699" table:style-name="ce1">
            <text:p>3.863708859</text:p>
          </table:table-cell>
          <table:table-cell office:value-type="float" office:value="0.61797752808988804" table:style-name="ce1">
            <text:p>0.617977528</text:p>
          </table:table-cell>
          <table:table-cell office:value-type="float" office:value="0.12373453318335199" table:style-name="ce1">
            <text:p>0.123734533</text:p>
          </table:table-cell>
          <table:table-cell office:value-type="float" office:value="0.63796909492273701" table:style-name="ce1">
            <text:p>0.637969095</text:p>
          </table:table-cell>
          <table:table-cell office:value-type="float" office:value="0.123188405797101" table:style-name="ce1">
            <text:p>0.123188406</text:p>
          </table:table-cell>
          <table:table-cell office:value-type="float" office:value="1.2559466230126251" table:formula="of:=[.D2160]+[.F2160]" table:style-name="ce1">
            <text:p>1.2559466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4_18_999995.pkl</text:p>
          </table:table-cell>
          <table:table-cell office:value-type="float" office:value="6897" table:style-name="ce1">
            <text:p>6897</text:p>
          </table:table-cell>
          <table:table-cell office:value-type="float" office:value="3.8637088589241699" table:style-name="ce1">
            <text:p>3.863708859</text:p>
          </table:table-cell>
          <table:table-cell office:value-type="float" office:value="0.61797752808988804" table:style-name="ce1">
            <text:p>0.617977528</text:p>
          </table:table-cell>
          <table:table-cell office:value-type="float" office:value="0.12373453318335199" table:style-name="ce1">
            <text:p>0.123734533</text:p>
          </table:table-cell>
          <table:table-cell office:value-type="float" office:value="0.63796909492273701" table:style-name="ce1">
            <text:p>0.637969095</text:p>
          </table:table-cell>
          <table:table-cell office:value-type="float" office:value="0.123188405797101" table:style-name="ce1">
            <text:p>0.123188406</text:p>
          </table:table-cell>
          <table:table-cell office:value-type="float" office:value="1.2559466230126251" table:formula="of:=[.D2161]+[.F2161]" table:style-name="ce1">
            <text:p>1.2559466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0225_9999995.pkl</text:p>
          </table:table-cell>
          <table:table-cell office:value-type="float" office:value="4743" table:style-name="ce1">
            <text:p>4743</text:p>
          </table:table-cell>
          <table:table-cell office:value-type="float" office:value="3.9719586759435002" table:style-name="ce1">
            <text:p>3.971958676</text:p>
          </table:table-cell>
          <table:table-cell office:value-type="float" office:value="0.62716763005780396" table:style-name="ce1">
            <text:p>0.62716763</text:p>
          </table:table-cell>
          <table:table-cell office:value-type="float" office:value="0.14285714285714299" table:style-name="ce1">
            <text:p>0.142857143</text:p>
          </table:table-cell>
          <table:table-cell office:value-type="float" office:value="0.62863534675615196" table:style-name="ce1">
            <text:p>0.628635347</text:p>
          </table:table-cell>
          <table:table-cell office:value-type="float" office:value="0.14085213032581501" table:style-name="ce1">
            <text:p>0.14085213</text:p>
          </table:table-cell>
          <table:table-cell office:value-type="float" office:value="1.255802976813956" table:formula="of:=[.D2162]+[.F2162]" table:style-name="ce1">
            <text:p>1.2558029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0225_9995.pkl</text:p>
          </table:table-cell>
          <table:table-cell office:value-type="float" office:value="4743" table:style-name="ce1">
            <text:p>4743</text:p>
          </table:table-cell>
          <table:table-cell office:value-type="float" office:value="3.9719586759435002" table:style-name="ce1">
            <text:p>3.971958676</text:p>
          </table:table-cell>
          <table:table-cell office:value-type="float" office:value="0.62716763005780396" table:style-name="ce1">
            <text:p>0.62716763</text:p>
          </table:table-cell>
          <table:table-cell office:value-type="float" office:value="0.14285714285714299" table:style-name="ce1">
            <text:p>0.142857143</text:p>
          </table:table-cell>
          <table:table-cell office:value-type="float" office:value="0.62863534675615196" table:style-name="ce1">
            <text:p>0.628635347</text:p>
          </table:table-cell>
          <table:table-cell office:value-type="float" office:value="0.14085213032581501" table:style-name="ce1">
            <text:p>0.14085213</text:p>
          </table:table-cell>
          <table:table-cell office:value-type="float" office:value="1.255802976813956" table:formula="of:=[.D2163]+[.F2163]" table:style-name="ce1">
            <text:p>1.2558029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0225_99995.pkl</text:p>
          </table:table-cell>
          <table:table-cell office:value-type="float" office:value="4743" table:style-name="ce1">
            <text:p>4743</text:p>
          </table:table-cell>
          <table:table-cell office:value-type="float" office:value="3.9719586759435002" table:style-name="ce1">
            <text:p>3.971958676</text:p>
          </table:table-cell>
          <table:table-cell office:value-type="float" office:value="0.62716763005780396" table:style-name="ce1">
            <text:p>0.62716763</text:p>
          </table:table-cell>
          <table:table-cell office:value-type="float" office:value="0.14285714285714299" table:style-name="ce1">
            <text:p>0.142857143</text:p>
          </table:table-cell>
          <table:table-cell office:value-type="float" office:value="0.62863534675615196" table:style-name="ce1">
            <text:p>0.628635347</text:p>
          </table:table-cell>
          <table:table-cell office:value-type="float" office:value="0.14085213032581501" table:style-name="ce1">
            <text:p>0.14085213</text:p>
          </table:table-cell>
          <table:table-cell office:value-type="float" office:value="1.255802976813956" table:formula="of:=[.D2164]+[.F2164]" table:style-name="ce1">
            <text:p>1.2558029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2_0225_999995.pkl</text:p>
          </table:table-cell>
          <table:table-cell office:value-type="float" office:value="4743" table:style-name="ce1">
            <text:p>4743</text:p>
          </table:table-cell>
          <table:table-cell office:value-type="float" office:value="3.9719586759435002" table:style-name="ce1">
            <text:p>3.971958676</text:p>
          </table:table-cell>
          <table:table-cell office:value-type="float" office:value="0.62716763005780396" table:style-name="ce1">
            <text:p>0.62716763</text:p>
          </table:table-cell>
          <table:table-cell office:value-type="float" office:value="0.14285714285714299" table:style-name="ce1">
            <text:p>0.142857143</text:p>
          </table:table-cell>
          <table:table-cell office:value-type="float" office:value="0.62863534675615196" table:style-name="ce1">
            <text:p>0.628635347</text:p>
          </table:table-cell>
          <table:table-cell office:value-type="float" office:value="0.14085213032581501" table:style-name="ce1">
            <text:p>0.14085213</text:p>
          </table:table-cell>
          <table:table-cell office:value-type="float" office:value="1.255802976813956" table:formula="of:=[.D2165]+[.F2165]" table:style-name="ce1">
            <text:p>1.2558029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0225_99995.pkl</text:p>
          </table:table-cell>
          <table:table-cell office:value-type="float" office:value="4333" table:style-name="ce1">
            <text:p>4333</text:p>
          </table:table-cell>
          <table:table-cell office:value-type="float" office:value="3.6441264712670201" table:style-name="ce1">
            <text:p>3.644126471</text:p>
          </table:table-cell>
          <table:table-cell office:value-type="float" office:value="0.623529411764706" table:style-name="ce1">
            <text:p>0.623529412</text:p>
          </table:table-cell>
          <table:table-cell office:value-type="float" office:value="0.164596273291926" table:style-name="ce1">
            <text:p>0.164596273</text:p>
          </table:table-cell>
          <table:table-cell office:value-type="float" office:value="0.63205417607223502" table:style-name="ce1">
            <text:p>0.632054176</text:p>
          </table:table-cell>
          <table:table-cell office:value-type="float" office:value="0.160642570281125" table:style-name="ce1">
            <text:p>0.16064257</text:p>
          </table:table-cell>
          <table:table-cell office:value-type="float" office:value="1.255583587836941" table:formula="of:=[.D2166]+[.F2166]" table:style-name="ce1">
            <text:p>1.2555835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0225_9995.pkl</text:p>
          </table:table-cell>
          <table:table-cell office:value-type="float" office:value="4333" table:style-name="ce1">
            <text:p>4333</text:p>
          </table:table-cell>
          <table:table-cell office:value-type="float" office:value="3.6441264712670201" table:style-name="ce1">
            <text:p>3.644126471</text:p>
          </table:table-cell>
          <table:table-cell office:value-type="float" office:value="0.623529411764706" table:style-name="ce1">
            <text:p>0.623529412</text:p>
          </table:table-cell>
          <table:table-cell office:value-type="float" office:value="0.164596273291926" table:style-name="ce1">
            <text:p>0.164596273</text:p>
          </table:table-cell>
          <table:table-cell office:value-type="float" office:value="0.63205417607223502" table:style-name="ce1">
            <text:p>0.632054176</text:p>
          </table:table-cell>
          <table:table-cell office:value-type="float" office:value="0.160642570281125" table:style-name="ce1">
            <text:p>0.16064257</text:p>
          </table:table-cell>
          <table:table-cell office:value-type="float" office:value="1.255583587836941" table:formula="of:=[.D2167]+[.F2167]" table:style-name="ce1">
            <text:p>1.2555835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0225_9999995.pkl</text:p>
          </table:table-cell>
          <table:table-cell office:value-type="float" office:value="4333" table:style-name="ce1">
            <text:p>4333</text:p>
          </table:table-cell>
          <table:table-cell office:value-type="float" office:value="3.6441264712670201" table:style-name="ce1">
            <text:p>3.644126471</text:p>
          </table:table-cell>
          <table:table-cell office:value-type="float" office:value="0.623529411764706" table:style-name="ce1">
            <text:p>0.623529412</text:p>
          </table:table-cell>
          <table:table-cell office:value-type="float" office:value="0.164596273291926" table:style-name="ce1">
            <text:p>0.164596273</text:p>
          </table:table-cell>
          <table:table-cell office:value-type="float" office:value="0.63205417607223502" table:style-name="ce1">
            <text:p>0.632054176</text:p>
          </table:table-cell>
          <table:table-cell office:value-type="float" office:value="0.160642570281125" table:style-name="ce1">
            <text:p>0.16064257</text:p>
          </table:table-cell>
          <table:table-cell office:value-type="float" office:value="1.255583587836941" table:formula="of:=[.D2168]+[.F2168]" table:style-name="ce1">
            <text:p>1.2555835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0225_999995.pkl</text:p>
          </table:table-cell>
          <table:table-cell office:value-type="float" office:value="4333" table:style-name="ce1">
            <text:p>4333</text:p>
          </table:table-cell>
          <table:table-cell office:value-type="float" office:value="3.6441264712670201" table:style-name="ce1">
            <text:p>3.644126471</text:p>
          </table:table-cell>
          <table:table-cell office:value-type="float" office:value="0.623529411764706" table:style-name="ce1">
            <text:p>0.623529412</text:p>
          </table:table-cell>
          <table:table-cell office:value-type="float" office:value="0.164596273291926" table:style-name="ce1">
            <text:p>0.164596273</text:p>
          </table:table-cell>
          <table:table-cell office:value-type="float" office:value="0.63205417607223502" table:style-name="ce1">
            <text:p>0.632054176</text:p>
          </table:table-cell>
          <table:table-cell office:value-type="float" office:value="0.160642570281125" table:style-name="ce1">
            <text:p>0.16064257</text:p>
          </table:table-cell>
          <table:table-cell office:value-type="float" office:value="1.255583587836941" table:formula="of:=[.D2169]+[.F2169]" table:style-name="ce1">
            <text:p>1.2555835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09_99995.pkl</text:p>
          </table:table-cell>
          <table:table-cell office:value-type="float" office:value="4530" table:style-name="ce1">
            <text:p>4530</text:p>
          </table:table-cell>
          <table:table-cell office:value-type="float" office:value="3.54900662251656" table:style-name="ce1">
            <text:p>3.549006623</text:p>
          </table:table-cell>
          <table:table-cell office:value-type="float" office:value="0.62215909090909105" table:style-name="ce1">
            <text:p>0.622159091</text:p>
          </table:table-cell>
          <table:table-cell office:value-type="float" office:value="0.165033911077619" table:style-name="ce1">
            <text:p>0.165033911</text:p>
          </table:table-cell>
          <table:table-cell office:value-type="float" office:value="0.63310961968680102" table:style-name="ce1">
            <text:p>0.63310962</text:p>
          </table:table-cell>
          <table:table-cell office:value-type="float" office:value="0.15916760404949401" table:style-name="ce1">
            <text:p>0.159167604</text:p>
          </table:table-cell>
          <table:table-cell office:value-type="float" office:value="1.255268710595892" table:formula="of:=[.D2170]+[.F2170]" table:style-name="ce1">
            <text:p>1.2552687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09_999995.pkl</text:p>
          </table:table-cell>
          <table:table-cell office:value-type="float" office:value="4530" table:style-name="ce1">
            <text:p>4530</text:p>
          </table:table-cell>
          <table:table-cell office:value-type="float" office:value="3.54900662251656" table:style-name="ce1">
            <text:p>3.549006623</text:p>
          </table:table-cell>
          <table:table-cell office:value-type="float" office:value="0.62215909090909105" table:style-name="ce1">
            <text:p>0.622159091</text:p>
          </table:table-cell>
          <table:table-cell office:value-type="float" office:value="0.165033911077619" table:style-name="ce1">
            <text:p>0.165033911</text:p>
          </table:table-cell>
          <table:table-cell office:value-type="float" office:value="0.63310961968680102" table:style-name="ce1">
            <text:p>0.63310962</text:p>
          </table:table-cell>
          <table:table-cell office:value-type="float" office:value="0.15916760404949401" table:style-name="ce1">
            <text:p>0.159167604</text:p>
          </table:table-cell>
          <table:table-cell office:value-type="float" office:value="1.255268710595892" table:formula="of:=[.D2171]+[.F2171]" table:style-name="ce1">
            <text:p>1.2552687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09_9999995.pkl</text:p>
          </table:table-cell>
          <table:table-cell office:value-type="float" office:value="4530" table:style-name="ce1">
            <text:p>4530</text:p>
          </table:table-cell>
          <table:table-cell office:value-type="float" office:value="3.54900662251656" table:style-name="ce1">
            <text:p>3.549006623</text:p>
          </table:table-cell>
          <table:table-cell office:value-type="float" office:value="0.62215909090909105" table:style-name="ce1">
            <text:p>0.622159091</text:p>
          </table:table-cell>
          <table:table-cell office:value-type="float" office:value="0.165033911077619" table:style-name="ce1">
            <text:p>0.165033911</text:p>
          </table:table-cell>
          <table:table-cell office:value-type="float" office:value="0.63310961968680102" table:style-name="ce1">
            <text:p>0.63310962</text:p>
          </table:table-cell>
          <table:table-cell office:value-type="float" office:value="0.15916760404949401" table:style-name="ce1">
            <text:p>0.159167604</text:p>
          </table:table-cell>
          <table:table-cell office:value-type="float" office:value="1.255268710595892" table:formula="of:=[.D2172]+[.F2172]" table:style-name="ce1">
            <text:p>1.2552687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09_9995.pkl</text:p>
          </table:table-cell>
          <table:table-cell office:value-type="float" office:value="4530" table:style-name="ce1">
            <text:p>4530</text:p>
          </table:table-cell>
          <table:table-cell office:value-type="float" office:value="3.54900662251656" table:style-name="ce1">
            <text:p>3.549006623</text:p>
          </table:table-cell>
          <table:table-cell office:value-type="float" office:value="0.62215909090909105" table:style-name="ce1">
            <text:p>0.622159091</text:p>
          </table:table-cell>
          <table:table-cell office:value-type="float" office:value="0.165033911077619" table:style-name="ce1">
            <text:p>0.165033911</text:p>
          </table:table-cell>
          <table:table-cell office:value-type="float" office:value="0.63310961968680102" table:style-name="ce1">
            <text:p>0.63310962</text:p>
          </table:table-cell>
          <table:table-cell office:value-type="float" office:value="0.15916760404949401" table:style-name="ce1">
            <text:p>0.159167604</text:p>
          </table:table-cell>
          <table:table-cell office:value-type="float" office:value="1.255268710595892" table:formula="of:=[.D2173]+[.F2173]" table:style-name="ce1">
            <text:p>1.2552687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045_9995.pkl</text:p>
          </table:table-cell>
          <table:table-cell office:value-type="float" office:value="6032" table:style-name="ce1">
            <text:p>6032</text:p>
          </table:table-cell>
          <table:table-cell office:value-type="float" office:value="3.5266909814323602" table:style-name="ce1">
            <text:p>3.526690981</text:p>
          </table:table-cell>
          <table:table-cell office:value-type="float" office:value="0.62816901408450698" table:style-name="ce1">
            <text:p>0.628169014</text:p>
          </table:table-cell>
          <table:table-cell office:value-type="float" office:value="0.15284441398217999" table:style-name="ce1">
            <text:p>0.152844414</text:p>
          </table:table-cell>
          <table:table-cell office:value-type="float" office:value="0.62666666666666704" table:style-name="ce1">
            <text:p>0.626666667</text:p>
          </table:table-cell>
          <table:table-cell office:value-type="float" office:value="0.14528593508500801" table:style-name="ce1">
            <text:p>0.145285935</text:p>
          </table:table-cell>
          <table:table-cell office:value-type="float" office:value="1.254835680751174" table:formula="of:=[.D2174]+[.F2174]" table:style-name="ce1">
            <text:p>1.2548356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045_999995.pkl</text:p>
          </table:table-cell>
          <table:table-cell office:value-type="float" office:value="6032" table:style-name="ce1">
            <text:p>6032</text:p>
          </table:table-cell>
          <table:table-cell office:value-type="float" office:value="3.5266909814323602" table:style-name="ce1">
            <text:p>3.526690981</text:p>
          </table:table-cell>
          <table:table-cell office:value-type="float" office:value="0.62816901408450698" table:style-name="ce1">
            <text:p>0.628169014</text:p>
          </table:table-cell>
          <table:table-cell office:value-type="float" office:value="0.15284441398217999" table:style-name="ce1">
            <text:p>0.152844414</text:p>
          </table:table-cell>
          <table:table-cell office:value-type="float" office:value="0.62666666666666704" table:style-name="ce1">
            <text:p>0.626666667</text:p>
          </table:table-cell>
          <table:table-cell office:value-type="float" office:value="0.14528593508500801" table:style-name="ce1">
            <text:p>0.145285935</text:p>
          </table:table-cell>
          <table:table-cell office:value-type="float" office:value="1.254835680751174" table:formula="of:=[.D2175]+[.F2175]" table:style-name="ce1">
            <text:p>1.2548356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045_99995.pkl</text:p>
          </table:table-cell>
          <table:table-cell office:value-type="float" office:value="6032" table:style-name="ce1">
            <text:p>6032</text:p>
          </table:table-cell>
          <table:table-cell office:value-type="float" office:value="3.5266909814323602" table:style-name="ce1">
            <text:p>3.526690981</text:p>
          </table:table-cell>
          <table:table-cell office:value-type="float" office:value="0.62816901408450698" table:style-name="ce1">
            <text:p>0.628169014</text:p>
          </table:table-cell>
          <table:table-cell office:value-type="float" office:value="0.15284441398217999" table:style-name="ce1">
            <text:p>0.152844414</text:p>
          </table:table-cell>
          <table:table-cell office:value-type="float" office:value="0.62666666666666704" table:style-name="ce1">
            <text:p>0.626666667</text:p>
          </table:table-cell>
          <table:table-cell office:value-type="float" office:value="0.14528593508500801" table:style-name="ce1">
            <text:p>0.145285935</text:p>
          </table:table-cell>
          <table:table-cell office:value-type="float" office:value="1.254835680751174" table:formula="of:=[.D2176]+[.F2176]" table:style-name="ce1">
            <text:p>1.2548356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2_045_9999995.pkl</text:p>
          </table:table-cell>
          <table:table-cell office:value-type="float" office:value="6032" table:style-name="ce1">
            <text:p>6032</text:p>
          </table:table-cell>
          <table:table-cell office:value-type="float" office:value="3.5266909814323602" table:style-name="ce1">
            <text:p>3.526690981</text:p>
          </table:table-cell>
          <table:table-cell office:value-type="float" office:value="0.62816901408450698" table:style-name="ce1">
            <text:p>0.628169014</text:p>
          </table:table-cell>
          <table:table-cell office:value-type="float" office:value="0.15284441398217999" table:style-name="ce1">
            <text:p>0.152844414</text:p>
          </table:table-cell>
          <table:table-cell office:value-type="float" office:value="0.62666666666666704" table:style-name="ce1">
            <text:p>0.626666667</text:p>
          </table:table-cell>
          <table:table-cell office:value-type="float" office:value="0.14528593508500801" table:style-name="ce1">
            <text:p>0.145285935</text:p>
          </table:table-cell>
          <table:table-cell office:value-type="float" office:value="1.254835680751174" table:formula="of:=[.D2177]+[.F2177]" table:style-name="ce1">
            <text:p>1.2548356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09_9995.pkl</text:p>
          </table:table-cell>
          <table:table-cell office:value-type="float" office:value="4596" table:style-name="ce1">
            <text:p>4596</text:p>
          </table:table-cell>
          <table:table-cell office:value-type="float" office:value="4.3835944299390803" table:style-name="ce1">
            <text:p>4.38359443</text:p>
          </table:table-cell>
          <table:table-cell office:value-type="float" office:value="0.61470588235294099" table:style-name="ce1">
            <text:p>0.614705882</text:p>
          </table:table-cell>
          <table:table-cell office:value-type="float" office:value="0.120879120879121" table:style-name="ce1">
            <text:p>0.120879121</text:p>
          </table:table-cell>
          <table:table-cell office:value-type="float" office:value="0.63938053097345104" table:style-name="ce1">
            <text:p>0.639380531</text:p>
          </table:table-cell>
          <table:table-cell office:value-type="float" office:value="0.12827341322680899" table:style-name="ce1">
            <text:p>0.128273413</text:p>
          </table:table-cell>
          <table:table-cell office:value-type="float" office:value="1.254086413326392" table:formula="of:=[.D2178]+[.F2178]" table:style-name="ce1">
            <text:p>1.2540864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09_999995.pkl</text:p>
          </table:table-cell>
          <table:table-cell office:value-type="float" office:value="4596" table:style-name="ce1">
            <text:p>4596</text:p>
          </table:table-cell>
          <table:table-cell office:value-type="float" office:value="4.3835944299390803" table:style-name="ce1">
            <text:p>4.38359443</text:p>
          </table:table-cell>
          <table:table-cell office:value-type="float" office:value="0.61470588235294099" table:style-name="ce1">
            <text:p>0.614705882</text:p>
          </table:table-cell>
          <table:table-cell office:value-type="float" office:value="0.120879120879121" table:style-name="ce1">
            <text:p>0.120879121</text:p>
          </table:table-cell>
          <table:table-cell office:value-type="float" office:value="0.63938053097345104" table:style-name="ce1">
            <text:p>0.639380531</text:p>
          </table:table-cell>
          <table:table-cell office:value-type="float" office:value="0.12827341322680899" table:style-name="ce1">
            <text:p>0.128273413</text:p>
          </table:table-cell>
          <table:table-cell office:value-type="float" office:value="1.254086413326392" table:formula="of:=[.D2179]+[.F2179]" table:style-name="ce1">
            <text:p>1.2540864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09_9999995.pkl</text:p>
          </table:table-cell>
          <table:table-cell office:value-type="float" office:value="4596" table:style-name="ce1">
            <text:p>4596</text:p>
          </table:table-cell>
          <table:table-cell office:value-type="float" office:value="4.3835944299390803" table:style-name="ce1">
            <text:p>4.38359443</text:p>
          </table:table-cell>
          <table:table-cell office:value-type="float" office:value="0.61470588235294099" table:style-name="ce1">
            <text:p>0.614705882</text:p>
          </table:table-cell>
          <table:table-cell office:value-type="float" office:value="0.120879120879121" table:style-name="ce1">
            <text:p>0.120879121</text:p>
          </table:table-cell>
          <table:table-cell office:value-type="float" office:value="0.63938053097345104" table:style-name="ce1">
            <text:p>0.639380531</text:p>
          </table:table-cell>
          <table:table-cell office:value-type="float" office:value="0.12827341322680899" table:style-name="ce1">
            <text:p>0.128273413</text:p>
          </table:table-cell>
          <table:table-cell office:value-type="float" office:value="1.254086413326392" table:formula="of:=[.D2180]+[.F2180]" table:style-name="ce1">
            <text:p>1.2540864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09_99995.pkl</text:p>
          </table:table-cell>
          <table:table-cell office:value-type="float" office:value="4596" table:style-name="ce1">
            <text:p>4596</text:p>
          </table:table-cell>
          <table:table-cell office:value-type="float" office:value="4.3835944299390803" table:style-name="ce1">
            <text:p>4.38359443</text:p>
          </table:table-cell>
          <table:table-cell office:value-type="float" office:value="0.61470588235294099" table:style-name="ce1">
            <text:p>0.614705882</text:p>
          </table:table-cell>
          <table:table-cell office:value-type="float" office:value="0.120879120879121" table:style-name="ce1">
            <text:p>0.120879121</text:p>
          </table:table-cell>
          <table:table-cell office:value-type="float" office:value="0.63938053097345104" table:style-name="ce1">
            <text:p>0.639380531</text:p>
          </table:table-cell>
          <table:table-cell office:value-type="float" office:value="0.12827341322680899" table:style-name="ce1">
            <text:p>0.128273413</text:p>
          </table:table-cell>
          <table:table-cell office:value-type="float" office:value="1.254086413326392" table:formula="of:=[.D2181]+[.F2181]" table:style-name="ce1">
            <text:p>1.2540864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045_9999995.pkl</text:p>
          </table:table-cell>
          <table:table-cell office:value-type="float" office:value="4213" table:style-name="ce1">
            <text:p>4213</text:p>
          </table:table-cell>
          <table:table-cell office:value-type="float" office:value="3.7939710420128199" table:style-name="ce1">
            <text:p>3.793971042</text:p>
          </table:table-cell>
          <table:table-cell office:value-type="float" office:value="0.619760479041916" table:style-name="ce1">
            <text:p>0.619760479</text:p>
          </table:table-cell>
          <table:table-cell office:value-type="float" office:value="0.15563909774436099" table:style-name="ce1">
            <text:p>0.155639098</text:p>
          </table:table-cell>
          <table:table-cell office:value-type="float" office:value="0.63431151241535" table:style-name="ce1">
            <text:p>0.634311512</text:p>
          </table:table-cell>
          <table:table-cell office:value-type="float" office:value="0.15499172642029799" table:style-name="ce1">
            <text:p>0.154991726</text:p>
          </table:table-cell>
          <table:table-cell office:value-type="float" office:value="1.254071991457266" table:formula="of:=[.D2182]+[.F2182]" table:style-name="ce1">
            <text:p>1.2540719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045_999995.pkl</text:p>
          </table:table-cell>
          <table:table-cell office:value-type="float" office:value="4213" table:style-name="ce1">
            <text:p>4213</text:p>
          </table:table-cell>
          <table:table-cell office:value-type="float" office:value="3.7939710420128199" table:style-name="ce1">
            <text:p>3.793971042</text:p>
          </table:table-cell>
          <table:table-cell office:value-type="float" office:value="0.619760479041916" table:style-name="ce1">
            <text:p>0.619760479</text:p>
          </table:table-cell>
          <table:table-cell office:value-type="float" office:value="0.15563909774436099" table:style-name="ce1">
            <text:p>0.155639098</text:p>
          </table:table-cell>
          <table:table-cell office:value-type="float" office:value="0.63431151241535" table:style-name="ce1">
            <text:p>0.634311512</text:p>
          </table:table-cell>
          <table:table-cell office:value-type="float" office:value="0.15499172642029799" table:style-name="ce1">
            <text:p>0.154991726</text:p>
          </table:table-cell>
          <table:table-cell office:value-type="float" office:value="1.254071991457266" table:formula="of:=[.D2183]+[.F2183]" table:style-name="ce1">
            <text:p>1.2540719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045_99995.pkl</text:p>
          </table:table-cell>
          <table:table-cell office:value-type="float" office:value="4213" table:style-name="ce1">
            <text:p>4213</text:p>
          </table:table-cell>
          <table:table-cell office:value-type="float" office:value="3.7939710420128199" table:style-name="ce1">
            <text:p>3.793971042</text:p>
          </table:table-cell>
          <table:table-cell office:value-type="float" office:value="0.619760479041916" table:style-name="ce1">
            <text:p>0.619760479</text:p>
          </table:table-cell>
          <table:table-cell office:value-type="float" office:value="0.15563909774436099" table:style-name="ce1">
            <text:p>0.155639098</text:p>
          </table:table-cell>
          <table:table-cell office:value-type="float" office:value="0.63431151241535" table:style-name="ce1">
            <text:p>0.634311512</text:p>
          </table:table-cell>
          <table:table-cell office:value-type="float" office:value="0.15499172642029799" table:style-name="ce1">
            <text:p>0.154991726</text:p>
          </table:table-cell>
          <table:table-cell office:value-type="float" office:value="1.254071991457266" table:formula="of:=[.D2184]+[.F2184]" table:style-name="ce1">
            <text:p>1.2540719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4_045_9995.pkl</text:p>
          </table:table-cell>
          <table:table-cell office:value-type="float" office:value="4213" table:style-name="ce1">
            <text:p>4213</text:p>
          </table:table-cell>
          <table:table-cell office:value-type="float" office:value="3.7939710420128199" table:style-name="ce1">
            <text:p>3.793971042</text:p>
          </table:table-cell>
          <table:table-cell office:value-type="float" office:value="0.619760479041916" table:style-name="ce1">
            <text:p>0.619760479</text:p>
          </table:table-cell>
          <table:table-cell office:value-type="float" office:value="0.15563909774436099" table:style-name="ce1">
            <text:p>0.155639098</text:p>
          </table:table-cell>
          <table:table-cell office:value-type="float" office:value="0.63431151241535" table:style-name="ce1">
            <text:p>0.634311512</text:p>
          </table:table-cell>
          <table:table-cell office:value-type="float" office:value="0.15499172642029799" table:style-name="ce1">
            <text:p>0.154991726</text:p>
          </table:table-cell>
          <table:table-cell office:value-type="float" office:value="1.254071991457266" table:formula="of:=[.D2185]+[.F2185]" table:style-name="ce1">
            <text:p>1.2540719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045_9999995.pkl</text:p>
          </table:table-cell>
          <table:table-cell office:value-type="float" office:value="4568" table:style-name="ce1">
            <text:p>4568</text:p>
          </table:table-cell>
          <table:table-cell office:value-type="float" office:value="3.5619527145359" table:style-name="ce1">
            <text:p>3.561952715</text:p>
          </table:table-cell>
          <table:table-cell office:value-type="float" office:value="0.62028985507246404" table:style-name="ce1">
            <text:p>0.620289855</text:p>
          </table:table-cell>
          <table:table-cell office:value-type="float" office:value="0.16448885472713301" table:style-name="ce1">
            <text:p>0.164488855</text:p>
          </table:table-cell>
          <table:table-cell office:value-type="float" office:value="0.63348416289592802" table:style-name="ce1">
            <text:p>0.633484163</text:p>
          </table:table-cell>
          <table:table-cell office:value-type="float" office:value="0.16045845272206299" table:style-name="ce1">
            <text:p>0.160458453</text:p>
          </table:table-cell>
          <table:table-cell office:value-type="float" office:value="1.2537740179683921" table:formula="of:=[.D2186]+[.F2186]" table:style-name="ce1">
            <text:p>1.2537740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045_999995.pkl</text:p>
          </table:table-cell>
          <table:table-cell office:value-type="float" office:value="4568" table:style-name="ce1">
            <text:p>4568</text:p>
          </table:table-cell>
          <table:table-cell office:value-type="float" office:value="3.5619527145359" table:style-name="ce1">
            <text:p>3.561952715</text:p>
          </table:table-cell>
          <table:table-cell office:value-type="float" office:value="0.62028985507246404" table:style-name="ce1">
            <text:p>0.620289855</text:p>
          </table:table-cell>
          <table:table-cell office:value-type="float" office:value="0.16448885472713301" table:style-name="ce1">
            <text:p>0.164488855</text:p>
          </table:table-cell>
          <table:table-cell office:value-type="float" office:value="0.63348416289592802" table:style-name="ce1">
            <text:p>0.633484163</text:p>
          </table:table-cell>
          <table:table-cell office:value-type="float" office:value="0.16045845272206299" table:style-name="ce1">
            <text:p>0.160458453</text:p>
          </table:table-cell>
          <table:table-cell office:value-type="float" office:value="1.2537740179683921" table:formula="of:=[.D2187]+[.F2187]" table:style-name="ce1">
            <text:p>1.2537740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045_99995.pkl</text:p>
          </table:table-cell>
          <table:table-cell office:value-type="float" office:value="4568" table:style-name="ce1">
            <text:p>4568</text:p>
          </table:table-cell>
          <table:table-cell office:value-type="float" office:value="3.5619527145359" table:style-name="ce1">
            <text:p>3.561952715</text:p>
          </table:table-cell>
          <table:table-cell office:value-type="float" office:value="0.62028985507246404" table:style-name="ce1">
            <text:p>0.620289855</text:p>
          </table:table-cell>
          <table:table-cell office:value-type="float" office:value="0.16448885472713301" table:style-name="ce1">
            <text:p>0.164488855</text:p>
          </table:table-cell>
          <table:table-cell office:value-type="float" office:value="0.63348416289592802" table:style-name="ce1">
            <text:p>0.633484163</text:p>
          </table:table-cell>
          <table:table-cell office:value-type="float" office:value="0.16045845272206299" table:style-name="ce1">
            <text:p>0.160458453</text:p>
          </table:table-cell>
          <table:table-cell office:value-type="float" office:value="1.2537740179683921" table:formula="of:=[.D2188]+[.F2188]" table:style-name="ce1">
            <text:p>1.2537740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045_9995.pkl</text:p>
          </table:table-cell>
          <table:table-cell office:value-type="float" office:value="4568" table:style-name="ce1">
            <text:p>4568</text:p>
          </table:table-cell>
          <table:table-cell office:value-type="float" office:value="3.5619527145359" table:style-name="ce1">
            <text:p>3.561952715</text:p>
          </table:table-cell>
          <table:table-cell office:value-type="float" office:value="0.62028985507246404" table:style-name="ce1">
            <text:p>0.620289855</text:p>
          </table:table-cell>
          <table:table-cell office:value-type="float" office:value="0.16448885472713301" table:style-name="ce1">
            <text:p>0.164488855</text:p>
          </table:table-cell>
          <table:table-cell office:value-type="float" office:value="0.63348416289592802" table:style-name="ce1">
            <text:p>0.633484163</text:p>
          </table:table-cell>
          <table:table-cell office:value-type="float" office:value="0.16045845272206299" table:style-name="ce1">
            <text:p>0.160458453</text:p>
          </table:table-cell>
          <table:table-cell office:value-type="float" office:value="1.2537740179683921" table:formula="of:=[.D2189]+[.F2189]" table:style-name="ce1">
            <text:p>1.2537740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09_9999995.pkl</text:p>
          </table:table-cell>
          <table:table-cell office:value-type="float" office:value="5007" table:style-name="ce1">
            <text:p>5007</text:p>
          </table:table-cell>
          <table:table-cell office:value-type="float" office:value="3.8132614339924098" table:style-name="ce1">
            <text:p>3.813261434</text:p>
          </table:table-cell>
          <table:table-cell office:value-type="float" office:value="0.614492753623188" table:style-name="ce1">
            <text:p>0.614492754</text:p>
          </table:table-cell>
          <table:table-cell office:value-type="float" office:value="0.14461118690313801" table:style-name="ce1">
            <text:p>0.144611187</text:p>
          </table:table-cell>
          <table:table-cell office:value-type="float" office:value="0.63839285714285698" table:style-name="ce1">
            <text:p>0.638392857</text:p>
          </table:table-cell>
          <table:table-cell office:value-type="float" office:value="0.14810978767478" table:style-name="ce1">
            <text:p>0.148109788</text:p>
          </table:table-cell>
          <table:table-cell office:value-type="float" office:value="1.2528856107660449" table:formula="of:=[.D2190]+[.F2190]" table:style-name="ce1">
            <text:p>1.2528856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09_99995.pkl</text:p>
          </table:table-cell>
          <table:table-cell office:value-type="float" office:value="5007" table:style-name="ce1">
            <text:p>5007</text:p>
          </table:table-cell>
          <table:table-cell office:value-type="float" office:value="3.8132614339924098" table:style-name="ce1">
            <text:p>3.813261434</text:p>
          </table:table-cell>
          <table:table-cell office:value-type="float" office:value="0.614492753623188" table:style-name="ce1">
            <text:p>0.614492754</text:p>
          </table:table-cell>
          <table:table-cell office:value-type="float" office:value="0.14461118690313801" table:style-name="ce1">
            <text:p>0.144611187</text:p>
          </table:table-cell>
          <table:table-cell office:value-type="float" office:value="0.63839285714285698" table:style-name="ce1">
            <text:p>0.638392857</text:p>
          </table:table-cell>
          <table:table-cell office:value-type="float" office:value="0.14810978767478" table:style-name="ce1">
            <text:p>0.148109788</text:p>
          </table:table-cell>
          <table:table-cell office:value-type="float" office:value="1.2528856107660449" table:formula="of:=[.D2191]+[.F2191]" table:style-name="ce1">
            <text:p>1.2528856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09_999995.pkl</text:p>
          </table:table-cell>
          <table:table-cell office:value-type="float" office:value="5007" table:style-name="ce1">
            <text:p>5007</text:p>
          </table:table-cell>
          <table:table-cell office:value-type="float" office:value="3.8132614339924098" table:style-name="ce1">
            <text:p>3.813261434</text:p>
          </table:table-cell>
          <table:table-cell office:value-type="float" office:value="0.614492753623188" table:style-name="ce1">
            <text:p>0.614492754</text:p>
          </table:table-cell>
          <table:table-cell office:value-type="float" office:value="0.14461118690313801" table:style-name="ce1">
            <text:p>0.144611187</text:p>
          </table:table-cell>
          <table:table-cell office:value-type="float" office:value="0.63839285714285698" table:style-name="ce1">
            <text:p>0.638392857</text:p>
          </table:table-cell>
          <table:table-cell office:value-type="float" office:value="0.14810978767478" table:style-name="ce1">
            <text:p>0.148109788</text:p>
          </table:table-cell>
          <table:table-cell office:value-type="float" office:value="1.2528856107660449" table:formula="of:=[.D2192]+[.F2192]" table:style-name="ce1">
            <text:p>1.2528856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8_09_9995.pkl</text:p>
          </table:table-cell>
          <table:table-cell office:value-type="float" office:value="5007" table:style-name="ce1">
            <text:p>5007</text:p>
          </table:table-cell>
          <table:table-cell office:value-type="float" office:value="3.8132614339924098" table:style-name="ce1">
            <text:p>3.813261434</text:p>
          </table:table-cell>
          <table:table-cell office:value-type="float" office:value="0.614492753623188" table:style-name="ce1">
            <text:p>0.614492754</text:p>
          </table:table-cell>
          <table:table-cell office:value-type="float" office:value="0.14461118690313801" table:style-name="ce1">
            <text:p>0.144611187</text:p>
          </table:table-cell>
          <table:table-cell office:value-type="float" office:value="0.63839285714285698" table:style-name="ce1">
            <text:p>0.638392857</text:p>
          </table:table-cell>
          <table:table-cell office:value-type="float" office:value="0.14810978767478" table:style-name="ce1">
            <text:p>0.148109788</text:p>
          </table:table-cell>
          <table:table-cell office:value-type="float" office:value="1.2528856107660449" table:formula="of:=[.D2193]+[.F2193]" table:style-name="ce1">
            <text:p>1.2528856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045_9995.pkl</text:p>
          </table:table-cell>
          <table:table-cell office:value-type="float" office:value="5462" table:style-name="ce1">
            <text:p>5462</text:p>
          </table:table-cell>
          <table:table-cell office:value-type="float" office:value="3.4811424386671601" table:style-name="ce1">
            <text:p>3.481142439</text:p>
          </table:table-cell>
          <table:table-cell office:value-type="float" office:value="0.617563739376771" table:style-name="ce1">
            <text:p>0.617563739</text:p>
          </table:table-cell>
          <table:table-cell office:value-type="float" office:value="0.14880546075085299" table:style-name="ce1">
            <text:p>0.148805461</text:p>
          </table:table-cell>
          <table:table-cell office:value-type="float" office:value="0.63452914798206295" table:style-name="ce1">
            <text:p>0.634529148</text:p>
          </table:table-cell>
          <table:table-cell office:value-type="float" office:value="0.14453524004085799" table:style-name="ce1">
            <text:p>0.14453524</text:p>
          </table:table-cell>
          <table:table-cell office:value-type="float" office:value="1.252092887358834" table:formula="of:=[.D2194]+[.F2194]" table:style-name="ce1">
            <text:p>1.2520928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045_999995.pkl</text:p>
          </table:table-cell>
          <table:table-cell office:value-type="float" office:value="5462" table:style-name="ce1">
            <text:p>5462</text:p>
          </table:table-cell>
          <table:table-cell office:value-type="float" office:value="3.4811424386671601" table:style-name="ce1">
            <text:p>3.481142439</text:p>
          </table:table-cell>
          <table:table-cell office:value-type="float" office:value="0.617563739376771" table:style-name="ce1">
            <text:p>0.617563739</text:p>
          </table:table-cell>
          <table:table-cell office:value-type="float" office:value="0.14880546075085299" table:style-name="ce1">
            <text:p>0.148805461</text:p>
          </table:table-cell>
          <table:table-cell office:value-type="float" office:value="0.63452914798206295" table:style-name="ce1">
            <text:p>0.634529148</text:p>
          </table:table-cell>
          <table:table-cell office:value-type="float" office:value="0.14453524004085799" table:style-name="ce1">
            <text:p>0.14453524</text:p>
          </table:table-cell>
          <table:table-cell office:value-type="float" office:value="1.252092887358834" table:formula="of:=[.D2195]+[.F2195]" table:style-name="ce1">
            <text:p>1.2520928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045_99995.pkl</text:p>
          </table:table-cell>
          <table:table-cell office:value-type="float" office:value="5462" table:style-name="ce1">
            <text:p>5462</text:p>
          </table:table-cell>
          <table:table-cell office:value-type="float" office:value="3.4811424386671601" table:style-name="ce1">
            <text:p>3.481142439</text:p>
          </table:table-cell>
          <table:table-cell office:value-type="float" office:value="0.617563739376771" table:style-name="ce1">
            <text:p>0.617563739</text:p>
          </table:table-cell>
          <table:table-cell office:value-type="float" office:value="0.14880546075085299" table:style-name="ce1">
            <text:p>0.148805461</text:p>
          </table:table-cell>
          <table:table-cell office:value-type="float" office:value="0.63452914798206295" table:style-name="ce1">
            <text:p>0.634529148</text:p>
          </table:table-cell>
          <table:table-cell office:value-type="float" office:value="0.14453524004085799" table:style-name="ce1">
            <text:p>0.14453524</text:p>
          </table:table-cell>
          <table:table-cell office:value-type="float" office:value="1.252092887358834" table:formula="of:=[.D2196]+[.F2196]" table:style-name="ce1">
            <text:p>1.2520928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8_045_9999995.pkl</text:p>
          </table:table-cell>
          <table:table-cell office:value-type="float" office:value="5462" table:style-name="ce1">
            <text:p>5462</text:p>
          </table:table-cell>
          <table:table-cell office:value-type="float" office:value="3.4811424386671601" table:style-name="ce1">
            <text:p>3.481142439</text:p>
          </table:table-cell>
          <table:table-cell office:value-type="float" office:value="0.617563739376771" table:style-name="ce1">
            <text:p>0.617563739</text:p>
          </table:table-cell>
          <table:table-cell office:value-type="float" office:value="0.14880546075085299" table:style-name="ce1">
            <text:p>0.148805461</text:p>
          </table:table-cell>
          <table:table-cell office:value-type="float" office:value="0.63452914798206295" table:style-name="ce1">
            <text:p>0.634529148</text:p>
          </table:table-cell>
          <table:table-cell office:value-type="float" office:value="0.14453524004085799" table:style-name="ce1">
            <text:p>0.14453524</text:p>
          </table:table-cell>
          <table:table-cell office:value-type="float" office:value="1.252092887358834" table:formula="of:=[.D2197]+[.F2197]" table:style-name="ce1">
            <text:p>1.2520928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09_999995.pkl</text:p>
          </table:table-cell>
          <table:table-cell office:value-type="float" office:value="4911" table:style-name="ce1">
            <text:p>4911</text:p>
          </table:table-cell>
          <table:table-cell office:value-type="float" office:value="4.0533496232946504" table:style-name="ce1">
            <text:p>4.053349623</text:p>
          </table:table-cell>
          <table:table-cell office:value-type="float" office:value="0.61807580174927101" table:style-name="ce1">
            <text:p>0.618075802</text:p>
          </table:table-cell>
          <table:table-cell office:value-type="float" office:value="0.13965744400527" table:style-name="ce1">
            <text:p>0.139657444</text:p>
          </table:table-cell>
          <table:table-cell office:value-type="float" office:value="0.63392857142857095" table:style-name="ce1">
            <text:p>0.633928571</text:p>
          </table:table-cell>
          <table:table-cell office:value-type="float" office:value="0.14087301587301601" table:style-name="ce1">
            <text:p>0.140873016</text:p>
          </table:table-cell>
          <table:table-cell office:value-type="float" office:value="1.2520043731778419" table:formula="of:=[.D2198]+[.F2198]" table:style-name="ce1">
            <text:p>1.2520043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09_9999995.pkl</text:p>
          </table:table-cell>
          <table:table-cell office:value-type="float" office:value="4911" table:style-name="ce1">
            <text:p>4911</text:p>
          </table:table-cell>
          <table:table-cell office:value-type="float" office:value="4.0533496232946504" table:style-name="ce1">
            <text:p>4.053349623</text:p>
          </table:table-cell>
          <table:table-cell office:value-type="float" office:value="0.61807580174927101" table:style-name="ce1">
            <text:p>0.618075802</text:p>
          </table:table-cell>
          <table:table-cell office:value-type="float" office:value="0.13965744400527" table:style-name="ce1">
            <text:p>0.139657444</text:p>
          </table:table-cell>
          <table:table-cell office:value-type="float" office:value="0.63392857142857095" table:style-name="ce1">
            <text:p>0.633928571</text:p>
          </table:table-cell>
          <table:table-cell office:value-type="float" office:value="0.14087301587301601" table:style-name="ce1">
            <text:p>0.140873016</text:p>
          </table:table-cell>
          <table:table-cell office:value-type="float" office:value="1.2520043731778419" table:formula="of:=[.D2199]+[.F2199]" table:style-name="ce1">
            <text:p>1.2520043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09_9995.pkl</text:p>
          </table:table-cell>
          <table:table-cell office:value-type="float" office:value="4911" table:style-name="ce1">
            <text:p>4911</text:p>
          </table:table-cell>
          <table:table-cell office:value-type="float" office:value="4.0533496232946504" table:style-name="ce1">
            <text:p>4.053349623</text:p>
          </table:table-cell>
          <table:table-cell office:value-type="float" office:value="0.61807580174927101" table:style-name="ce1">
            <text:p>0.618075802</text:p>
          </table:table-cell>
          <table:table-cell office:value-type="float" office:value="0.13965744400527" table:style-name="ce1">
            <text:p>0.139657444</text:p>
          </table:table-cell>
          <table:table-cell office:value-type="float" office:value="0.63392857142857095" table:style-name="ce1">
            <text:p>0.633928571</text:p>
          </table:table-cell>
          <table:table-cell office:value-type="float" office:value="0.14087301587301601" table:style-name="ce1">
            <text:p>0.140873016</text:p>
          </table:table-cell>
          <table:table-cell office:value-type="float" office:value="1.2520043731778419" table:formula="of:=[.D2200]+[.F2200]" table:style-name="ce1">
            <text:p>1.2520043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8_09_99995.pkl</text:p>
          </table:table-cell>
          <table:table-cell office:value-type="float" office:value="4911" table:style-name="ce1">
            <text:p>4911</text:p>
          </table:table-cell>
          <table:table-cell office:value-type="float" office:value="4.0533496232946504" table:style-name="ce1">
            <text:p>4.053349623</text:p>
          </table:table-cell>
          <table:table-cell office:value-type="float" office:value="0.61807580174927101" table:style-name="ce1">
            <text:p>0.618075802</text:p>
          </table:table-cell>
          <table:table-cell office:value-type="float" office:value="0.13965744400527" table:style-name="ce1">
            <text:p>0.139657444</text:p>
          </table:table-cell>
          <table:table-cell office:value-type="float" office:value="0.63392857142857095" table:style-name="ce1">
            <text:p>0.633928571</text:p>
          </table:table-cell>
          <table:table-cell office:value-type="float" office:value="0.14087301587301601" table:style-name="ce1">
            <text:p>0.140873016</text:p>
          </table:table-cell>
          <table:table-cell office:value-type="float" office:value="1.2520043731778419" table:formula="of:=[.D2201]+[.F2201]" table:style-name="ce1">
            <text:p>1.2520043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0225_99995.pkl</text:p>
          </table:table-cell>
          <table:table-cell office:value-type="float" office:value="4702" table:style-name="ce1">
            <text:p>4702</text:p>
          </table:table-cell>
          <table:table-cell office:value-type="float" office:value="3.4413015737983801" table:style-name="ce1">
            <text:p>3.441301574</text:p>
          </table:table-cell>
          <table:table-cell office:value-type="float" office:value="0.62209302325581395" table:style-name="ce1">
            <text:p>0.622093023</text:p>
          </table:table-cell>
          <table:table-cell office:value-type="float" office:value="0.16576297443842" table:style-name="ce1">
            <text:p>0.165762974</text:p>
          </table:table-cell>
          <table:table-cell office:value-type="float" office:value="0.62979683972912004" table:style-name="ce1">
            <text:p>0.62979684</text:p>
          </table:table-cell>
          <table:table-cell office:value-type="float" office:value="0.161364950838635" table:style-name="ce1">
            <text:p>0.161364951</text:p>
          </table:table-cell>
          <table:table-cell office:value-type="float" office:value="1.251889862984934" table:formula="of:=[.D2202]+[.F2202]" table:style-name="ce1">
            <text:p>1.251889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0225_9995.pkl</text:p>
          </table:table-cell>
          <table:table-cell office:value-type="float" office:value="4702" table:style-name="ce1">
            <text:p>4702</text:p>
          </table:table-cell>
          <table:table-cell office:value-type="float" office:value="3.4413015737983801" table:style-name="ce1">
            <text:p>3.441301574</text:p>
          </table:table-cell>
          <table:table-cell office:value-type="float" office:value="0.62209302325581395" table:style-name="ce1">
            <text:p>0.622093023</text:p>
          </table:table-cell>
          <table:table-cell office:value-type="float" office:value="0.16576297443842" table:style-name="ce1">
            <text:p>0.165762974</text:p>
          </table:table-cell>
          <table:table-cell office:value-type="float" office:value="0.62979683972912004" table:style-name="ce1">
            <text:p>0.62979684</text:p>
          </table:table-cell>
          <table:table-cell office:value-type="float" office:value="0.161364950838635" table:style-name="ce1">
            <text:p>0.161364951</text:p>
          </table:table-cell>
          <table:table-cell office:value-type="float" office:value="1.251889862984934" table:formula="of:=[.D2203]+[.F2203]" table:style-name="ce1">
            <text:p>1.251889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0225_999995.pkl</text:p>
          </table:table-cell>
          <table:table-cell office:value-type="float" office:value="4702" table:style-name="ce1">
            <text:p>4702</text:p>
          </table:table-cell>
          <table:table-cell office:value-type="float" office:value="3.4413015737983801" table:style-name="ce1">
            <text:p>3.441301574</text:p>
          </table:table-cell>
          <table:table-cell office:value-type="float" office:value="0.62209302325581395" table:style-name="ce1">
            <text:p>0.622093023</text:p>
          </table:table-cell>
          <table:table-cell office:value-type="float" office:value="0.16576297443842" table:style-name="ce1">
            <text:p>0.165762974</text:p>
          </table:table-cell>
          <table:table-cell office:value-type="float" office:value="0.62979683972912004" table:style-name="ce1">
            <text:p>0.62979684</text:p>
          </table:table-cell>
          <table:table-cell office:value-type="float" office:value="0.161364950838635" table:style-name="ce1">
            <text:p>0.161364951</text:p>
          </table:table-cell>
          <table:table-cell office:value-type="float" office:value="1.251889862984934" table:formula="of:=[.D2204]+[.F2204]" table:style-name="ce1">
            <text:p>1.251889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4000_8_0225_9999995.pkl</text:p>
          </table:table-cell>
          <table:table-cell office:value-type="float" office:value="4702" table:style-name="ce1">
            <text:p>4702</text:p>
          </table:table-cell>
          <table:table-cell office:value-type="float" office:value="3.4413015737983801" table:style-name="ce1">
            <text:p>3.441301574</text:p>
          </table:table-cell>
          <table:table-cell office:value-type="float" office:value="0.62209302325581395" table:style-name="ce1">
            <text:p>0.622093023</text:p>
          </table:table-cell>
          <table:table-cell office:value-type="float" office:value="0.16576297443842" table:style-name="ce1">
            <text:p>0.165762974</text:p>
          </table:table-cell>
          <table:table-cell office:value-type="float" office:value="0.62979683972912004" table:style-name="ce1">
            <text:p>0.62979684</text:p>
          </table:table-cell>
          <table:table-cell office:value-type="float" office:value="0.161364950838635" table:style-name="ce1">
            <text:p>0.161364951</text:p>
          </table:table-cell>
          <table:table-cell office:value-type="float" office:value="1.251889862984934" table:formula="of:=[.D2205]+[.F2205]" table:style-name="ce1">
            <text:p>1.2518898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0225_99995.pkl</text:p>
          </table:table-cell>
          <table:table-cell office:value-type="float" office:value="4598" table:style-name="ce1">
            <text:p>4598</text:p>
          </table:table-cell>
          <table:table-cell office:value-type="float" office:value="3.9623749456285302" table:style-name="ce1">
            <text:p>3.962374946</text:p>
          </table:table-cell>
          <table:table-cell office:value-type="float" office:value="0.62028985507246404" table:style-name="ce1">
            <text:p>0.620289855</text:p>
          </table:table-cell>
          <table:table-cell office:value-type="float" office:value="0.14871438498957601" table:style-name="ce1">
            <text:p>0.148714385</text:p>
          </table:table-cell>
          <table:table-cell office:value-type="float" office:value="0.63087248322147604" table:style-name="ce1">
            <text:p>0.630872483</text:p>
          </table:table-cell>
          <table:table-cell office:value-type="float" office:value="0.146417445482866" table:style-name="ce1">
            <text:p>0.146417445</text:p>
          </table:table-cell>
          <table:table-cell office:value-type="float" office:value="1.2511623382939401" table:formula="of:=[.D2206]+[.F2206]" table:style-name="ce1">
            <text:p>1.2511623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0225_999995.pkl</text:p>
          </table:table-cell>
          <table:table-cell office:value-type="float" office:value="4598" table:style-name="ce1">
            <text:p>4598</text:p>
          </table:table-cell>
          <table:table-cell office:value-type="float" office:value="3.9623749456285302" table:style-name="ce1">
            <text:p>3.962374946</text:p>
          </table:table-cell>
          <table:table-cell office:value-type="float" office:value="0.62028985507246404" table:style-name="ce1">
            <text:p>0.620289855</text:p>
          </table:table-cell>
          <table:table-cell office:value-type="float" office:value="0.14871438498957601" table:style-name="ce1">
            <text:p>0.148714385</text:p>
          </table:table-cell>
          <table:table-cell office:value-type="float" office:value="0.63087248322147604" table:style-name="ce1">
            <text:p>0.630872483</text:p>
          </table:table-cell>
          <table:table-cell office:value-type="float" office:value="0.146417445482866" table:style-name="ce1">
            <text:p>0.146417445</text:p>
          </table:table-cell>
          <table:table-cell office:value-type="float" office:value="1.2511623382939401" table:formula="of:=[.D2207]+[.F2207]" table:style-name="ce1">
            <text:p>1.2511623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0225_9999995.pkl</text:p>
          </table:table-cell>
          <table:table-cell office:value-type="float" office:value="4598" table:style-name="ce1">
            <text:p>4598</text:p>
          </table:table-cell>
          <table:table-cell office:value-type="float" office:value="3.9623749456285302" table:style-name="ce1">
            <text:p>3.962374946</text:p>
          </table:table-cell>
          <table:table-cell office:value-type="float" office:value="0.62028985507246404" table:style-name="ce1">
            <text:p>0.620289855</text:p>
          </table:table-cell>
          <table:table-cell office:value-type="float" office:value="0.14871438498957601" table:style-name="ce1">
            <text:p>0.148714385</text:p>
          </table:table-cell>
          <table:table-cell office:value-type="float" office:value="0.63087248322147604" table:style-name="ce1">
            <text:p>0.630872483</text:p>
          </table:table-cell>
          <table:table-cell office:value-type="float" office:value="0.146417445482866" table:style-name="ce1">
            <text:p>0.146417445</text:p>
          </table:table-cell>
          <table:table-cell office:value-type="float" office:value="1.2511623382939401" table:formula="of:=[.D2208]+[.F2208]" table:style-name="ce1">
            <text:p>1.2511623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2000_4_0225_9995.pkl</text:p>
          </table:table-cell>
          <table:table-cell office:value-type="float" office:value="4598" table:style-name="ce1">
            <text:p>4598</text:p>
          </table:table-cell>
          <table:table-cell office:value-type="float" office:value="3.9623749456285302" table:style-name="ce1">
            <text:p>3.962374946</text:p>
          </table:table-cell>
          <table:table-cell office:value-type="float" office:value="0.62028985507246404" table:style-name="ce1">
            <text:p>0.620289855</text:p>
          </table:table-cell>
          <table:table-cell office:value-type="float" office:value="0.14871438498957601" table:style-name="ce1">
            <text:p>0.148714385</text:p>
          </table:table-cell>
          <table:table-cell office:value-type="float" office:value="0.63087248322147604" table:style-name="ce1">
            <text:p>0.630872483</text:p>
          </table:table-cell>
          <table:table-cell office:value-type="float" office:value="0.146417445482866" table:style-name="ce1">
            <text:p>0.146417445</text:p>
          </table:table-cell>
          <table:table-cell office:value-type="float" office:value="1.2511623382939401" table:formula="of:=[.D2209]+[.F2209]" table:style-name="ce1">
            <text:p>1.2511623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0225_99995.pkl</text:p>
          </table:table-cell>
          <table:table-cell office:value-type="float" office:value="4461" table:style-name="ce1">
            <text:p>4461</text:p>
          </table:table-cell>
          <table:table-cell office:value-type="float" office:value="3.5864156018829898" table:style-name="ce1">
            <text:p>3.586415602</text:p>
          </table:table-cell>
          <table:table-cell office:value-type="float" office:value="0.623529411764706" table:style-name="ce1">
            <text:p>0.623529412</text:p>
          </table:table-cell>
          <table:table-cell office:value-type="float" office:value="0.157855547282204" table:style-name="ce1">
            <text:p>0.157855547</text:p>
          </table:table-cell>
          <table:table-cell office:value-type="float" office:value="0.62753950338600495" table:style-name="ce1">
            <text:p>0.627539503</text:p>
          </table:table-cell>
          <table:table-cell office:value-type="float" office:value="0.15530726256983199" table:style-name="ce1">
            <text:p>0.155307263</text:p>
          </table:table-cell>
          <table:table-cell office:value-type="float" office:value="1.2510689151507108" table:formula="of:=[.D2210]+[.F2210]" table:style-name="ce1">
            <text:p>1.2510689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0225_9995.pkl</text:p>
          </table:table-cell>
          <table:table-cell office:value-type="float" office:value="4461" table:style-name="ce1">
            <text:p>4461</text:p>
          </table:table-cell>
          <table:table-cell office:value-type="float" office:value="3.5864156018829898" table:style-name="ce1">
            <text:p>3.586415602</text:p>
          </table:table-cell>
          <table:table-cell office:value-type="float" office:value="0.623529411764706" table:style-name="ce1">
            <text:p>0.623529412</text:p>
          </table:table-cell>
          <table:table-cell office:value-type="float" office:value="0.157855547282204" table:style-name="ce1">
            <text:p>0.157855547</text:p>
          </table:table-cell>
          <table:table-cell office:value-type="float" office:value="0.62753950338600495" table:style-name="ce1">
            <text:p>0.627539503</text:p>
          </table:table-cell>
          <table:table-cell office:value-type="float" office:value="0.15530726256983199" table:style-name="ce1">
            <text:p>0.155307263</text:p>
          </table:table-cell>
          <table:table-cell office:value-type="float" office:value="1.2510689151507108" table:formula="of:=[.D2211]+[.F2211]" table:style-name="ce1">
            <text:p>1.2510689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0225_999995.pkl</text:p>
          </table:table-cell>
          <table:table-cell office:value-type="float" office:value="4461" table:style-name="ce1">
            <text:p>4461</text:p>
          </table:table-cell>
          <table:table-cell office:value-type="float" office:value="3.5864156018829898" table:style-name="ce1">
            <text:p>3.586415602</text:p>
          </table:table-cell>
          <table:table-cell office:value-type="float" office:value="0.623529411764706" table:style-name="ce1">
            <text:p>0.623529412</text:p>
          </table:table-cell>
          <table:table-cell office:value-type="float" office:value="0.157855547282204" table:style-name="ce1">
            <text:p>0.157855547</text:p>
          </table:table-cell>
          <table:table-cell office:value-type="float" office:value="0.62753950338600495" table:style-name="ce1">
            <text:p>0.627539503</text:p>
          </table:table-cell>
          <table:table-cell office:value-type="float" office:value="0.15530726256983199" table:style-name="ce1">
            <text:p>0.155307263</text:p>
          </table:table-cell>
          <table:table-cell office:value-type="float" office:value="1.2510689151507108" table:formula="of:=[.D2212]+[.F2212]" table:style-name="ce1">
            <text:p>1.2510689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3000_8_0225_9999995.pkl</text:p>
          </table:table-cell>
          <table:table-cell office:value-type="float" office:value="4461" table:style-name="ce1">
            <text:p>4461</text:p>
          </table:table-cell>
          <table:table-cell office:value-type="float" office:value="3.5864156018829898" table:style-name="ce1">
            <text:p>3.586415602</text:p>
          </table:table-cell>
          <table:table-cell office:value-type="float" office:value="0.623529411764706" table:style-name="ce1">
            <text:p>0.623529412</text:p>
          </table:table-cell>
          <table:table-cell office:value-type="float" office:value="0.157855547282204" table:style-name="ce1">
            <text:p>0.157855547</text:p>
          </table:table-cell>
          <table:table-cell office:value-type="float" office:value="0.62753950338600495" table:style-name="ce1">
            <text:p>0.627539503</text:p>
          </table:table-cell>
          <table:table-cell office:value-type="float" office:value="0.15530726256983199" table:style-name="ce1">
            <text:p>0.155307263</text:p>
          </table:table-cell>
          <table:table-cell office:value-type="float" office:value="1.2510689151507108" table:formula="of:=[.D2213]+[.F2213]" table:style-name="ce1">
            <text:p>1.2510689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0225_9999995.pkl</text:p>
          </table:table-cell>
          <table:table-cell office:value-type="float" office:value="4147" table:style-name="ce1">
            <text:p>4147</text:p>
          </table:table-cell>
          <table:table-cell office:value-type="float" office:value="3.62864721485411" table:style-name="ce1">
            <text:p>3.628647215</text:p>
          </table:table-cell>
          <table:table-cell office:value-type="float" office:value="0.62130177514792895" table:style-name="ce1">
            <text:p>0.621301775</text:p>
          </table:table-cell>
          <table:table-cell office:value-type="float" office:value="0.162790697674419" table:style-name="ce1">
            <text:p>0.162790698</text:p>
          </table:table-cell>
          <table:table-cell office:value-type="float" office:value="0.62837837837837796" table:style-name="ce1">
            <text:p>0.628378378</text:p>
          </table:table-cell>
          <table:table-cell office:value-type="float" office:value="0.160068846815835" table:style-name="ce1">
            <text:p>0.160068847</text:p>
          </table:table-cell>
          <table:table-cell office:value-type="float" office:value="1.2496801535263069" table:formula="of:=[.D2214]+[.F2214]" table:style-name="ce1">
            <text:p>1.2496801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0225_999995.pkl</text:p>
          </table:table-cell>
          <table:table-cell office:value-type="float" office:value="4147" table:style-name="ce1">
            <text:p>4147</text:p>
          </table:table-cell>
          <table:table-cell office:value-type="float" office:value="3.62864721485411" table:style-name="ce1">
            <text:p>3.628647215</text:p>
          </table:table-cell>
          <table:table-cell office:value-type="float" office:value="0.62130177514792895" table:style-name="ce1">
            <text:p>0.621301775</text:p>
          </table:table-cell>
          <table:table-cell office:value-type="float" office:value="0.162790697674419" table:style-name="ce1">
            <text:p>0.162790698</text:p>
          </table:table-cell>
          <table:table-cell office:value-type="float" office:value="0.62837837837837796" table:style-name="ce1">
            <text:p>0.628378378</text:p>
          </table:table-cell>
          <table:table-cell office:value-type="float" office:value="0.160068846815835" table:style-name="ce1">
            <text:p>0.160068847</text:p>
          </table:table-cell>
          <table:table-cell office:value-type="float" office:value="1.2496801535263069" table:formula="of:=[.D2215]+[.F2215]" table:style-name="ce1">
            <text:p>1.2496801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0225_99995.pkl</text:p>
          </table:table-cell>
          <table:table-cell office:value-type="float" office:value="4147" table:style-name="ce1">
            <text:p>4147</text:p>
          </table:table-cell>
          <table:table-cell office:value-type="float" office:value="3.62864721485411" table:style-name="ce1">
            <text:p>3.628647215</text:p>
          </table:table-cell>
          <table:table-cell office:value-type="float" office:value="0.62130177514792895" table:style-name="ce1">
            <text:p>0.621301775</text:p>
          </table:table-cell>
          <table:table-cell office:value-type="float" office:value="0.162790697674419" table:style-name="ce1">
            <text:p>0.162790698</text:p>
          </table:table-cell>
          <table:table-cell office:value-type="float" office:value="0.62837837837837796" table:style-name="ce1">
            <text:p>0.628378378</text:p>
          </table:table-cell>
          <table:table-cell office:value-type="float" office:value="0.160068846815835" table:style-name="ce1">
            <text:p>0.160068847</text:p>
          </table:table-cell>
          <table:table-cell office:value-type="float" office:value="1.2496801535263069" table:formula="of:=[.D2216]+[.F2216]" table:style-name="ce1">
            <text:p>1.2496801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4_0225_9995.pkl</text:p>
          </table:table-cell>
          <table:table-cell office:value-type="float" office:value="4147" table:style-name="ce1">
            <text:p>4147</text:p>
          </table:table-cell>
          <table:table-cell office:value-type="float" office:value="3.62864721485411" table:style-name="ce1">
            <text:p>3.628647215</text:p>
          </table:table-cell>
          <table:table-cell office:value-type="float" office:value="0.62130177514792895" table:style-name="ce1">
            <text:p>0.621301775</text:p>
          </table:table-cell>
          <table:table-cell office:value-type="float" office:value="0.162790697674419" table:style-name="ce1">
            <text:p>0.162790698</text:p>
          </table:table-cell>
          <table:table-cell office:value-type="float" office:value="0.62837837837837796" table:style-name="ce1">
            <text:p>0.628378378</text:p>
          </table:table-cell>
          <table:table-cell office:value-type="float" office:value="0.160068846815835" table:style-name="ce1">
            <text:p>0.160068847</text:p>
          </table:table-cell>
          <table:table-cell office:value-type="float" office:value="1.2496801535263069" table:formula="of:=[.D2217]+[.F2217]" table:style-name="ce1">
            <text:p>1.2496801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09_9999995.pkl</text:p>
          </table:table-cell>
          <table:table-cell office:value-type="float" office:value="4714" table:style-name="ce1">
            <text:p>4714</text:p>
          </table:table-cell>
          <table:table-cell office:value-type="float" office:value="3.6185829444208699" table:style-name="ce1">
            <text:p>3.618582944</text:p>
          </table:table-cell>
          <table:table-cell office:value-type="float" office:value="0.61988304093567204" table:style-name="ce1">
            <text:p>0.619883041</text:p>
          </table:table-cell>
          <table:table-cell office:value-type="float" office:value="0.154631655725748" table:style-name="ce1">
            <text:p>0.154631656</text:p>
          </table:table-cell>
          <table:table-cell office:value-type="float" office:value="0.62946428571428603" table:style-name="ce1">
            <text:p>0.629464286</text:p>
          </table:table-cell>
          <table:table-cell office:value-type="float" office:value="0.15284552845528501" table:style-name="ce1">
            <text:p>0.152845528</text:p>
          </table:table-cell>
          <table:table-cell office:value-type="float" office:value="1.249347326649958" table:formula="of:=[.D2218]+[.F2218]" table:style-name="ce1">
            <text:p>1.2493473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09_99995.pkl</text:p>
          </table:table-cell>
          <table:table-cell office:value-type="float" office:value="4714" table:style-name="ce1">
            <text:p>4714</text:p>
          </table:table-cell>
          <table:table-cell office:value-type="float" office:value="3.6185829444208699" table:style-name="ce1">
            <text:p>3.618582944</text:p>
          </table:table-cell>
          <table:table-cell office:value-type="float" office:value="0.61988304093567204" table:style-name="ce1">
            <text:p>0.619883041</text:p>
          </table:table-cell>
          <table:table-cell office:value-type="float" office:value="0.154631655725748" table:style-name="ce1">
            <text:p>0.154631656</text:p>
          </table:table-cell>
          <table:table-cell office:value-type="float" office:value="0.62946428571428603" table:style-name="ce1">
            <text:p>0.629464286</text:p>
          </table:table-cell>
          <table:table-cell office:value-type="float" office:value="0.15284552845528501" table:style-name="ce1">
            <text:p>0.152845528</text:p>
          </table:table-cell>
          <table:table-cell office:value-type="float" office:value="1.249347326649958" table:formula="of:=[.D2219]+[.F2219]" table:style-name="ce1">
            <text:p>1.2493473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09_9995.pkl</text:p>
          </table:table-cell>
          <table:table-cell office:value-type="float" office:value="4714" table:style-name="ce1">
            <text:p>4714</text:p>
          </table:table-cell>
          <table:table-cell office:value-type="float" office:value="3.6185829444208699" table:style-name="ce1">
            <text:p>3.618582944</text:p>
          </table:table-cell>
          <table:table-cell office:value-type="float" office:value="0.61988304093567204" table:style-name="ce1">
            <text:p>0.619883041</text:p>
          </table:table-cell>
          <table:table-cell office:value-type="float" office:value="0.154631655725748" table:style-name="ce1">
            <text:p>0.154631656</text:p>
          </table:table-cell>
          <table:table-cell office:value-type="float" office:value="0.62946428571428603" table:style-name="ce1">
            <text:p>0.629464286</text:p>
          </table:table-cell>
          <table:table-cell office:value-type="float" office:value="0.15284552845528501" table:style-name="ce1">
            <text:p>0.152845528</text:p>
          </table:table-cell>
          <table:table-cell office:value-type="float" office:value="1.249347326649958" table:formula="of:=[.D2220]+[.F2220]" table:style-name="ce1">
            <text:p>1.2493473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09_999995.pkl</text:p>
          </table:table-cell>
          <table:table-cell office:value-type="float" office:value="4714" table:style-name="ce1">
            <text:p>4714</text:p>
          </table:table-cell>
          <table:table-cell office:value-type="float" office:value="3.6185829444208699" table:style-name="ce1">
            <text:p>3.618582944</text:p>
          </table:table-cell>
          <table:table-cell office:value-type="float" office:value="0.61988304093567204" table:style-name="ce1">
            <text:p>0.619883041</text:p>
          </table:table-cell>
          <table:table-cell office:value-type="float" office:value="0.154631655725748" table:style-name="ce1">
            <text:p>0.154631656</text:p>
          </table:table-cell>
          <table:table-cell office:value-type="float" office:value="0.62946428571428603" table:style-name="ce1">
            <text:p>0.629464286</text:p>
          </table:table-cell>
          <table:table-cell office:value-type="float" office:value="0.15284552845528501" table:style-name="ce1">
            <text:p>0.152845528</text:p>
          </table:table-cell>
          <table:table-cell office:value-type="float" office:value="1.249347326649958" table:formula="of:=[.D2221]+[.F2221]" table:style-name="ce1">
            <text:p>1.2493473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0225_999995.pkl</text:p>
          </table:table-cell>
          <table:table-cell office:value-type="float" office:value="4402" table:style-name="ce1">
            <text:p>4402</text:p>
          </table:table-cell>
          <table:table-cell office:value-type="float" office:value="3.97955474784189" table:style-name="ce1">
            <text:p>3.979554748</text:p>
          </table:table-cell>
          <table:table-cell office:value-type="float" office:value="0.62536873156342199" table:style-name="ce1">
            <text:p>0.625368732</text:p>
          </table:table-cell>
          <table:table-cell office:value-type="float" office:value="0.15611192930780601" table:style-name="ce1">
            <text:p>0.156111929</text:p>
          </table:table-cell>
          <table:table-cell office:value-type="float" office:value="0.62360801781737196" table:style-name="ce1">
            <text:p>0.623608018</text:p>
          </table:table-cell>
          <table:table-cell office:value-type="float" office:value="0.15053763440860199" table:style-name="ce1">
            <text:p>0.150537634</text:p>
          </table:table-cell>
          <table:table-cell office:value-type="float" office:value="1.2489767493807939" table:formula="of:=[.D2222]+[.F2222]" table:style-name="ce1">
            <text:p>1.2489767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0225_9999995.pkl</text:p>
          </table:table-cell>
          <table:table-cell office:value-type="float" office:value="4402" table:style-name="ce1">
            <text:p>4402</text:p>
          </table:table-cell>
          <table:table-cell office:value-type="float" office:value="3.97955474784189" table:style-name="ce1">
            <text:p>3.979554748</text:p>
          </table:table-cell>
          <table:table-cell office:value-type="float" office:value="0.62536873156342199" table:style-name="ce1">
            <text:p>0.625368732</text:p>
          </table:table-cell>
          <table:table-cell office:value-type="float" office:value="0.15611192930780601" table:style-name="ce1">
            <text:p>0.156111929</text:p>
          </table:table-cell>
          <table:table-cell office:value-type="float" office:value="0.62360801781737196" table:style-name="ce1">
            <text:p>0.623608018</text:p>
          </table:table-cell>
          <table:table-cell office:value-type="float" office:value="0.15053763440860199" table:style-name="ce1">
            <text:p>0.150537634</text:p>
          </table:table-cell>
          <table:table-cell office:value-type="float" office:value="1.2489767493807939" table:formula="of:=[.D2223]+[.F2223]" table:style-name="ce1">
            <text:p>1.2489767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0225_9995.pkl</text:p>
          </table:table-cell>
          <table:table-cell office:value-type="float" office:value="4402" table:style-name="ce1">
            <text:p>4402</text:p>
          </table:table-cell>
          <table:table-cell office:value-type="float" office:value="3.97955474784189" table:style-name="ce1">
            <text:p>3.979554748</text:p>
          </table:table-cell>
          <table:table-cell office:value-type="float" office:value="0.62536873156342199" table:style-name="ce1">
            <text:p>0.625368732</text:p>
          </table:table-cell>
          <table:table-cell office:value-type="float" office:value="0.15611192930780601" table:style-name="ce1">
            <text:p>0.156111929</text:p>
          </table:table-cell>
          <table:table-cell office:value-type="float" office:value="0.62360801781737196" table:style-name="ce1">
            <text:p>0.623608018</text:p>
          </table:table-cell>
          <table:table-cell office:value-type="float" office:value="0.15053763440860199" table:style-name="ce1">
            <text:p>0.150537634</text:p>
          </table:table-cell>
          <table:table-cell office:value-type="float" office:value="1.2489767493807939" table:formula="of:=[.D2224]+[.F2224]" table:style-name="ce1">
            <text:p>1.2489767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2000_4_0225_99995.pkl</text:p>
          </table:table-cell>
          <table:table-cell office:value-type="float" office:value="4402" table:style-name="ce1">
            <text:p>4402</text:p>
          </table:table-cell>
          <table:table-cell office:value-type="float" office:value="3.97955474784189" table:style-name="ce1">
            <text:p>3.979554748</text:p>
          </table:table-cell>
          <table:table-cell office:value-type="float" office:value="0.62536873156342199" table:style-name="ce1">
            <text:p>0.625368732</text:p>
          </table:table-cell>
          <table:table-cell office:value-type="float" office:value="0.15611192930780601" table:style-name="ce1">
            <text:p>0.156111929</text:p>
          </table:table-cell>
          <table:table-cell office:value-type="float" office:value="0.62360801781737196" table:style-name="ce1">
            <text:p>0.623608018</text:p>
          </table:table-cell>
          <table:table-cell office:value-type="float" office:value="0.15053763440860199" table:style-name="ce1">
            <text:p>0.150537634</text:p>
          </table:table-cell>
          <table:table-cell office:value-type="float" office:value="1.2489767493807939" table:formula="of:=[.D2225]+[.F2225]" table:style-name="ce1">
            <text:p>1.2489767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0225_99995.pkl</text:p>
          </table:table-cell>
          <table:table-cell office:value-type="float" office:value="4121" table:style-name="ce1">
            <text:p>4121</text:p>
          </table:table-cell>
          <table:table-cell office:value-type="float" office:value="4.3574375151662199" table:style-name="ce1">
            <text:p>4.357437515</text:p>
          </table:table-cell>
          <table:table-cell office:value-type="float" office:value="0.61290322580645196" table:style-name="ce1">
            <text:p>0.612903226</text:p>
          </table:table-cell>
          <table:table-cell office:value-type="float" office:value="0.128536285362854" table:style-name="ce1">
            <text:p>0.128536285</text:p>
          </table:table-cell>
          <table:table-cell office:value-type="float" office:value="0.63392857142857095" table:style-name="ce1">
            <text:p>0.633928571</text:p>
          </table:table-cell>
          <table:table-cell office:value-type="float" office:value="0.1296211775445" table:style-name="ce1">
            <text:p>0.129621178</text:p>
          </table:table-cell>
          <table:table-cell office:value-type="float" office:value="1.2468317972350229" table:formula="of:=[.D2226]+[.F2226]" table:style-name="ce1">
            <text:p>1.2468317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0225_999995.pkl</text:p>
          </table:table-cell>
          <table:table-cell office:value-type="float" office:value="4121" table:style-name="ce1">
            <text:p>4121</text:p>
          </table:table-cell>
          <table:table-cell office:value-type="float" office:value="4.3574375151662199" table:style-name="ce1">
            <text:p>4.357437515</text:p>
          </table:table-cell>
          <table:table-cell office:value-type="float" office:value="0.61290322580645196" table:style-name="ce1">
            <text:p>0.612903226</text:p>
          </table:table-cell>
          <table:table-cell office:value-type="float" office:value="0.128536285362854" table:style-name="ce1">
            <text:p>0.128536285</text:p>
          </table:table-cell>
          <table:table-cell office:value-type="float" office:value="0.63392857142857095" table:style-name="ce1">
            <text:p>0.633928571</text:p>
          </table:table-cell>
          <table:table-cell office:value-type="float" office:value="0.1296211775445" table:style-name="ce1">
            <text:p>0.129621178</text:p>
          </table:table-cell>
          <table:table-cell office:value-type="float" office:value="1.2468317972350229" table:formula="of:=[.D2227]+[.F2227]" table:style-name="ce1">
            <text:p>1.2468317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0225_9995.pkl</text:p>
          </table:table-cell>
          <table:table-cell office:value-type="float" office:value="4121" table:style-name="ce1">
            <text:p>4121</text:p>
          </table:table-cell>
          <table:table-cell office:value-type="float" office:value="4.3574375151662199" table:style-name="ce1">
            <text:p>4.357437515</text:p>
          </table:table-cell>
          <table:table-cell office:value-type="float" office:value="0.61290322580645196" table:style-name="ce1">
            <text:p>0.612903226</text:p>
          </table:table-cell>
          <table:table-cell office:value-type="float" office:value="0.128536285362854" table:style-name="ce1">
            <text:p>0.128536285</text:p>
          </table:table-cell>
          <table:table-cell office:value-type="float" office:value="0.63392857142857095" table:style-name="ce1">
            <text:p>0.633928571</text:p>
          </table:table-cell>
          <table:table-cell office:value-type="float" office:value="0.1296211775445" table:style-name="ce1">
            <text:p>0.129621178</text:p>
          </table:table-cell>
          <table:table-cell office:value-type="float" office:value="1.2468317972350229" table:formula="of:=[.D2228]+[.F2228]" table:style-name="ce1">
            <text:p>1.2468317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0225_9999995.pkl</text:p>
          </table:table-cell>
          <table:table-cell office:value-type="float" office:value="4121" table:style-name="ce1">
            <text:p>4121</text:p>
          </table:table-cell>
          <table:table-cell office:value-type="float" office:value="4.3574375151662199" table:style-name="ce1">
            <text:p>4.357437515</text:p>
          </table:table-cell>
          <table:table-cell office:value-type="float" office:value="0.61290322580645196" table:style-name="ce1">
            <text:p>0.612903226</text:p>
          </table:table-cell>
          <table:table-cell office:value-type="float" office:value="0.128536285362854" table:style-name="ce1">
            <text:p>0.128536285</text:p>
          </table:table-cell>
          <table:table-cell office:value-type="float" office:value="0.63392857142857095" table:style-name="ce1">
            <text:p>0.633928571</text:p>
          </table:table-cell>
          <table:table-cell office:value-type="float" office:value="0.1296211775445" table:style-name="ce1">
            <text:p>0.129621178</text:p>
          </table:table-cell>
          <table:table-cell office:value-type="float" office:value="1.2468317972350229" table:formula="of:=[.D2229]+[.F2229]" table:style-name="ce1">
            <text:p>1.2468317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045_9999995.pkl</text:p>
          </table:table-cell>
          <table:table-cell office:value-type="float" office:value="4870" table:style-name="ce1">
            <text:p>4870</text:p>
          </table:table-cell>
          <table:table-cell office:value-type="float" office:value="3.8657084188911699" table:style-name="ce1">
            <text:p>3.865708419</text:p>
          </table:table-cell>
          <table:table-cell office:value-type="float" office:value="0.62138728323699399" table:style-name="ce1">
            <text:p>0.621387283</text:p>
          </table:table-cell>
          <table:table-cell office:value-type="float" office:value="0.13790891597177701" table:style-name="ce1">
            <text:p>0.137908916</text:p>
          </table:table-cell>
          <table:table-cell office:value-type="float" office:value="0.62444444444444402" table:style-name="ce1">
            <text:p>0.624444444</text:p>
          </table:table-cell>
          <table:table-cell office:value-type="float" office:value="0.13821938022626701" table:style-name="ce1">
            <text:p>0.13821938</text:p>
          </table:table-cell>
          <table:table-cell office:value-type="float" office:value="1.2458317276814381" table:formula="of:=[.D2230]+[.F2230]" table:style-name="ce1">
            <text:p>1.2458317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045_999995.pkl</text:p>
          </table:table-cell>
          <table:table-cell office:value-type="float" office:value="4870" table:style-name="ce1">
            <text:p>4870</text:p>
          </table:table-cell>
          <table:table-cell office:value-type="float" office:value="3.8657084188911699" table:style-name="ce1">
            <text:p>3.865708419</text:p>
          </table:table-cell>
          <table:table-cell office:value-type="float" office:value="0.62138728323699399" table:style-name="ce1">
            <text:p>0.621387283</text:p>
          </table:table-cell>
          <table:table-cell office:value-type="float" office:value="0.13790891597177701" table:style-name="ce1">
            <text:p>0.137908916</text:p>
          </table:table-cell>
          <table:table-cell office:value-type="float" office:value="0.62444444444444402" table:style-name="ce1">
            <text:p>0.624444444</text:p>
          </table:table-cell>
          <table:table-cell office:value-type="float" office:value="0.13821938022626701" table:style-name="ce1">
            <text:p>0.13821938</text:p>
          </table:table-cell>
          <table:table-cell office:value-type="float" office:value="1.2458317276814381" table:formula="of:=[.D2231]+[.F2231]" table:style-name="ce1">
            <text:p>1.2458317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045_99995.pkl</text:p>
          </table:table-cell>
          <table:table-cell office:value-type="float" office:value="4870" table:style-name="ce1">
            <text:p>4870</text:p>
          </table:table-cell>
          <table:table-cell office:value-type="float" office:value="3.8657084188911699" table:style-name="ce1">
            <text:p>3.865708419</text:p>
          </table:table-cell>
          <table:table-cell office:value-type="float" office:value="0.62138728323699399" table:style-name="ce1">
            <text:p>0.621387283</text:p>
          </table:table-cell>
          <table:table-cell office:value-type="float" office:value="0.13790891597177701" table:style-name="ce1">
            <text:p>0.137908916</text:p>
          </table:table-cell>
          <table:table-cell office:value-type="float" office:value="0.62444444444444402" table:style-name="ce1">
            <text:p>0.624444444</text:p>
          </table:table-cell>
          <table:table-cell office:value-type="float" office:value="0.13821938022626701" table:style-name="ce1">
            <text:p>0.13821938</text:p>
          </table:table-cell>
          <table:table-cell office:value-type="float" office:value="1.2458317276814381" table:formula="of:=[.D2232]+[.F2232]" table:style-name="ce1">
            <text:p>1.2458317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T_preFnbT_1000_8_045_9995.pkl</text:p>
          </table:table-cell>
          <table:table-cell office:value-type="float" office:value="4870" table:style-name="ce1">
            <text:p>4870</text:p>
          </table:table-cell>
          <table:table-cell office:value-type="float" office:value="3.8657084188911699" table:style-name="ce1">
            <text:p>3.865708419</text:p>
          </table:table-cell>
          <table:table-cell office:value-type="float" office:value="0.62138728323699399" table:style-name="ce1">
            <text:p>0.621387283</text:p>
          </table:table-cell>
          <table:table-cell office:value-type="float" office:value="0.13790891597177701" table:style-name="ce1">
            <text:p>0.137908916</text:p>
          </table:table-cell>
          <table:table-cell office:value-type="float" office:value="0.62444444444444402" table:style-name="ce1">
            <text:p>0.624444444</text:p>
          </table:table-cell>
          <table:table-cell office:value-type="float" office:value="0.13821938022626701" table:style-name="ce1">
            <text:p>0.13821938</text:p>
          </table:table-cell>
          <table:table-cell office:value-type="float" office:value="1.2458317276814381" table:formula="of:=[.D2233]+[.F2233]" table:style-name="ce1">
            <text:p>1.2458317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045_99995.pkl</text:p>
          </table:table-cell>
          <table:table-cell office:value-type="float" office:value="4664" table:style-name="ce1">
            <text:p>4664</text:p>
          </table:table-cell>
          <table:table-cell office:value-type="float" office:value="3.5838336192109801" table:style-name="ce1">
            <text:p>3.583833619</text:p>
          </table:table-cell>
          <table:table-cell office:value-type="float" office:value="0.61470588235294099" table:style-name="ce1">
            <text:p>0.614705882</text:p>
          </table:table-cell>
          <table:table-cell office:value-type="float" office:value="0.16015325670498101" table:style-name="ce1">
            <text:p>0.160153257</text:p>
          </table:table-cell>
          <table:table-cell office:value-type="float" office:value="0.63063063063063096" table:style-name="ce1">
            <text:p>0.630630631</text:p>
          </table:table-cell>
          <table:table-cell office:value-type="float" office:value="0.15954415954416001" table:style-name="ce1">
            <text:p>0.15954416</text:p>
          </table:table-cell>
          <table:table-cell office:value-type="float" office:value="1.2453365129835721" table:formula="of:=[.D2234]+[.F2234]" table:style-name="ce1">
            <text:p>1.2453365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045_9999995.pkl</text:p>
          </table:table-cell>
          <table:table-cell office:value-type="float" office:value="4664" table:style-name="ce1">
            <text:p>4664</text:p>
          </table:table-cell>
          <table:table-cell office:value-type="float" office:value="3.5838336192109801" table:style-name="ce1">
            <text:p>3.583833619</text:p>
          </table:table-cell>
          <table:table-cell office:value-type="float" office:value="0.61470588235294099" table:style-name="ce1">
            <text:p>0.614705882</text:p>
          </table:table-cell>
          <table:table-cell office:value-type="float" office:value="0.16015325670498101" table:style-name="ce1">
            <text:p>0.160153257</text:p>
          </table:table-cell>
          <table:table-cell office:value-type="float" office:value="0.63063063063063096" table:style-name="ce1">
            <text:p>0.630630631</text:p>
          </table:table-cell>
          <table:table-cell office:value-type="float" office:value="0.15954415954416001" table:style-name="ce1">
            <text:p>0.15954416</text:p>
          </table:table-cell>
          <table:table-cell office:value-type="float" office:value="1.2453365129835721" table:formula="of:=[.D2235]+[.F2235]" table:style-name="ce1">
            <text:p>1.2453365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045_9995.pkl</text:p>
          </table:table-cell>
          <table:table-cell office:value-type="float" office:value="4664" table:style-name="ce1">
            <text:p>4664</text:p>
          </table:table-cell>
          <table:table-cell office:value-type="float" office:value="3.5838336192109801" table:style-name="ce1">
            <text:p>3.583833619</text:p>
          </table:table-cell>
          <table:table-cell office:value-type="float" office:value="0.61470588235294099" table:style-name="ce1">
            <text:p>0.614705882</text:p>
          </table:table-cell>
          <table:table-cell office:value-type="float" office:value="0.16015325670498101" table:style-name="ce1">
            <text:p>0.160153257</text:p>
          </table:table-cell>
          <table:table-cell office:value-type="float" office:value="0.63063063063063096" table:style-name="ce1">
            <text:p>0.630630631</text:p>
          </table:table-cell>
          <table:table-cell office:value-type="float" office:value="0.15954415954416001" table:style-name="ce1">
            <text:p>0.15954416</text:p>
          </table:table-cell>
          <table:table-cell office:value-type="float" office:value="1.2453365129835721" table:formula="of:=[.D2236]+[.F2236]" table:style-name="ce1">
            <text:p>1.2453365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4000_8_045_999995.pkl</text:p>
          </table:table-cell>
          <table:table-cell office:value-type="float" office:value="4664" table:style-name="ce1">
            <text:p>4664</text:p>
          </table:table-cell>
          <table:table-cell office:value-type="float" office:value="3.5838336192109801" table:style-name="ce1">
            <text:p>3.583833619</text:p>
          </table:table-cell>
          <table:table-cell office:value-type="float" office:value="0.61470588235294099" table:style-name="ce1">
            <text:p>0.614705882</text:p>
          </table:table-cell>
          <table:table-cell office:value-type="float" office:value="0.16015325670498101" table:style-name="ce1">
            <text:p>0.160153257</text:p>
          </table:table-cell>
          <table:table-cell office:value-type="float" office:value="0.63063063063063096" table:style-name="ce1">
            <text:p>0.630630631</text:p>
          </table:table-cell>
          <table:table-cell office:value-type="float" office:value="0.15954415954416001" table:style-name="ce1">
            <text:p>0.15954416</text:p>
          </table:table-cell>
          <table:table-cell office:value-type="float" office:value="1.2453365129835721" table:formula="of:=[.D2237]+[.F2237]" table:style-name="ce1">
            <text:p>1.2453365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0225_999995.pkl</text:p>
          </table:table-cell>
          <table:table-cell office:value-type="float" office:value="4579" table:style-name="ce1">
            <text:p>4579</text:p>
          </table:table-cell>
          <table:table-cell office:value-type="float" office:value="4.7696003494212702" table:style-name="ce1">
            <text:p>4.769600349</text:p>
          </table:table-cell>
          <table:table-cell office:value-type="float" office:value="0.61807580174927101" table:style-name="ce1">
            <text:p>0.618075802</text:p>
          </table:table-cell>
          <table:table-cell office:value-type="float" office:value="0.112946190729888" table:style-name="ce1">
            <text:p>0.112946191</text:p>
          </table:table-cell>
          <table:table-cell office:value-type="float" office:value="0.62389380530973404" table:style-name="ce1">
            <text:p>0.623893805</text:p>
          </table:table-cell>
          <table:table-cell office:value-type="float" office:value="0.11421628189550399" table:style-name="ce1">
            <text:p>0.114216282</text:p>
          </table:table-cell>
          <table:table-cell office:value-type="float" office:value="1.2419696070590049" table:formula="of:=[.D2238]+[.F2238]" table:style-name="ce1">
            <text:p>1.2419696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0225_99995.pkl</text:p>
          </table:table-cell>
          <table:table-cell office:value-type="float" office:value="4579" table:style-name="ce1">
            <text:p>4579</text:p>
          </table:table-cell>
          <table:table-cell office:value-type="float" office:value="4.7696003494212702" table:style-name="ce1">
            <text:p>4.769600349</text:p>
          </table:table-cell>
          <table:table-cell office:value-type="float" office:value="0.61807580174927101" table:style-name="ce1">
            <text:p>0.618075802</text:p>
          </table:table-cell>
          <table:table-cell office:value-type="float" office:value="0.112946190729888" table:style-name="ce1">
            <text:p>0.112946191</text:p>
          </table:table-cell>
          <table:table-cell office:value-type="float" office:value="0.62389380530973404" table:style-name="ce1">
            <text:p>0.623893805</text:p>
          </table:table-cell>
          <table:table-cell office:value-type="float" office:value="0.11421628189550399" table:style-name="ce1">
            <text:p>0.114216282</text:p>
          </table:table-cell>
          <table:table-cell office:value-type="float" office:value="1.2419696070590049" table:formula="of:=[.D2239]+[.F2239]" table:style-name="ce1">
            <text:p>1.2419696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0225_9999995.pkl</text:p>
          </table:table-cell>
          <table:table-cell office:value-type="float" office:value="4579" table:style-name="ce1">
            <text:p>4579</text:p>
          </table:table-cell>
          <table:table-cell office:value-type="float" office:value="4.7696003494212702" table:style-name="ce1">
            <text:p>4.769600349</text:p>
          </table:table-cell>
          <table:table-cell office:value-type="float" office:value="0.61807580174927101" table:style-name="ce1">
            <text:p>0.618075802</text:p>
          </table:table-cell>
          <table:table-cell office:value-type="float" office:value="0.112946190729888" table:style-name="ce1">
            <text:p>0.112946191</text:p>
          </table:table-cell>
          <table:table-cell office:value-type="float" office:value="0.62389380530973404" table:style-name="ce1">
            <text:p>0.623893805</text:p>
          </table:table-cell>
          <table:table-cell office:value-type="float" office:value="0.11421628189550399" table:style-name="ce1">
            <text:p>0.114216282</text:p>
          </table:table-cell>
          <table:table-cell office:value-type="float" office:value="1.2419696070590049" table:formula="of:=[.D2240]+[.F2240]" table:style-name="ce1">
            <text:p>1.2419696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3000_2_0225_9995.pkl</text:p>
          </table:table-cell>
          <table:table-cell office:value-type="float" office:value="4579" table:style-name="ce1">
            <text:p>4579</text:p>
          </table:table-cell>
          <table:table-cell office:value-type="float" office:value="4.7696003494212702" table:style-name="ce1">
            <text:p>4.769600349</text:p>
          </table:table-cell>
          <table:table-cell office:value-type="float" office:value="0.61807580174927101" table:style-name="ce1">
            <text:p>0.618075802</text:p>
          </table:table-cell>
          <table:table-cell office:value-type="float" office:value="0.112946190729888" table:style-name="ce1">
            <text:p>0.112946191</text:p>
          </table:table-cell>
          <table:table-cell office:value-type="float" office:value="0.62389380530973404" table:style-name="ce1">
            <text:p>0.623893805</text:p>
          </table:table-cell>
          <table:table-cell office:value-type="float" office:value="0.11421628189550399" table:style-name="ce1">
            <text:p>0.114216282</text:p>
          </table:table-cell>
          <table:table-cell office:value-type="float" office:value="1.2419696070590049" table:formula="of:=[.D2241]+[.F2241]" table:style-name="ce1">
            <text:p>1.2419696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045_9995.pkl</text:p>
          </table:table-cell>
          <table:table-cell office:value-type="float" office:value="4750" table:style-name="ce1">
            <text:p>4750</text:p>
          </table:table-cell>
          <table:table-cell office:value-type="float" office:value="4.1343157894736802" table:style-name="ce1">
            <text:p>4.134315789</text:p>
          </table:table-cell>
          <table:table-cell office:value-type="float" office:value="0.61403508771929804" table:style-name="ce1">
            <text:p>0.614035088</text:p>
          </table:table-cell>
          <table:table-cell office:value-type="float" office:value="0.13815789473684201" table:style-name="ce1">
            <text:p>0.138157895</text:p>
          </table:table-cell>
          <table:table-cell office:value-type="float" office:value="0.625" table:style-name="ce1">
            <text:p>0.625</text:p>
          </table:table-cell>
          <table:table-cell office:value-type="float" office:value="0.13665202537823301" table:style-name="ce1">
            <text:p>0.136652025</text:p>
          </table:table-cell>
          <table:table-cell office:value-type="float" office:value="1.2390350877192979" table:formula="of:=[.D2242]+[.F2242]" table:style-name="ce1">
            <text:p>1.2390350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045_99995.pkl</text:p>
          </table:table-cell>
          <table:table-cell office:value-type="float" office:value="4750" table:style-name="ce1">
            <text:p>4750</text:p>
          </table:table-cell>
          <table:table-cell office:value-type="float" office:value="4.1343157894736802" table:style-name="ce1">
            <text:p>4.134315789</text:p>
          </table:table-cell>
          <table:table-cell office:value-type="float" office:value="0.61403508771929804" table:style-name="ce1">
            <text:p>0.614035088</text:p>
          </table:table-cell>
          <table:table-cell office:value-type="float" office:value="0.13815789473684201" table:style-name="ce1">
            <text:p>0.138157895</text:p>
          </table:table-cell>
          <table:table-cell office:value-type="float" office:value="0.625" table:style-name="ce1">
            <text:p>0.625</text:p>
          </table:table-cell>
          <table:table-cell office:value-type="float" office:value="0.13665202537823301" table:style-name="ce1">
            <text:p>0.136652025</text:p>
          </table:table-cell>
          <table:table-cell office:value-type="float" office:value="1.2390350877192979" table:formula="of:=[.D2243]+[.F2243]" table:style-name="ce1">
            <text:p>1.2390350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045_999995.pkl</text:p>
          </table:table-cell>
          <table:table-cell office:value-type="float" office:value="4750" table:style-name="ce1">
            <text:p>4750</text:p>
          </table:table-cell>
          <table:table-cell office:value-type="float" office:value="4.1343157894736802" table:style-name="ce1">
            <text:p>4.134315789</text:p>
          </table:table-cell>
          <table:table-cell office:value-type="float" office:value="0.61403508771929804" table:style-name="ce1">
            <text:p>0.614035088</text:p>
          </table:table-cell>
          <table:table-cell office:value-type="float" office:value="0.13815789473684201" table:style-name="ce1">
            <text:p>0.138157895</text:p>
          </table:table-cell>
          <table:table-cell office:value-type="float" office:value="0.625" table:style-name="ce1">
            <text:p>0.625</text:p>
          </table:table-cell>
          <table:table-cell office:value-type="float" office:value="0.13665202537823301" table:style-name="ce1">
            <text:p>0.136652025</text:p>
          </table:table-cell>
          <table:table-cell office:value-type="float" office:value="1.2390350877192979" table:formula="of:=[.D2244]+[.F2244]" table:style-name="ce1">
            <text:p>1.2390350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preFnbF_preFnbF_1000_8_045_9999995.pkl</text:p>
          </table:table-cell>
          <table:table-cell office:value-type="float" office:value="4750" table:style-name="ce1">
            <text:p>4750</text:p>
          </table:table-cell>
          <table:table-cell office:value-type="float" office:value="4.1343157894736802" table:style-name="ce1">
            <text:p>4.134315789</text:p>
          </table:table-cell>
          <table:table-cell office:value-type="float" office:value="0.61403508771929804" table:style-name="ce1">
            <text:p>0.614035088</text:p>
          </table:table-cell>
          <table:table-cell office:value-type="float" office:value="0.13815789473684201" table:style-name="ce1">
            <text:p>0.138157895</text:p>
          </table:table-cell>
          <table:table-cell office:value-type="float" office:value="0.625" table:style-name="ce1">
            <text:p>0.625</text:p>
          </table:table-cell>
          <table:table-cell office:value-type="float" office:value="0.13665202537823301" table:style-name="ce1">
            <text:p>0.136652025</text:p>
          </table:table-cell>
          <table:table-cell office:value-type="float" office:value="1.2390350877192979" table:formula="of:=[.D2245]+[.F2245]" table:style-name="ce1">
            <text:p>1.2390350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999995_9_50.pkl</text:p>
          </table:table-cell>
          <table:table-cell office:value-type="float" office:value="3561" table:style-name="ce1">
            <text:p>3561</text:p>
          </table:table-cell>
          <table:table-cell office:value-type="float" office:value="3.8140971637180598" table:style-name="ce1">
            <text:p>3.814097164</text:p>
          </table:table-cell>
          <table:table-cell office:value-type="float" office:value="0.60256410256410198" table:style-name="ce1">
            <text:p>0.602564103</text:p>
          </table:table-cell>
          <table:table-cell office:value-type="float" office:value="0.15745393634840901" table:style-name="ce1">
            <text:p>0.157453936</text:p>
          </table:table-cell>
          <table:table-cell office:value-type="float" office:value="0.63097949886104798" table:style-name="ce1">
            <text:p>0.630979499</text:p>
          </table:table-cell>
          <table:table-cell office:value-type="float" office:value="0.165570830842797" table:style-name="ce1">
            <text:p>0.165570831</text:p>
          </table:table-cell>
          <table:table-cell office:value-type="float" office:value="1.23354360142515" table:formula="of:=[.D2246]+[.F2246]" table:style-name="ce1">
            <text:p>1.2335436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9995_9_50.pkl</text:p>
          </table:table-cell>
          <table:table-cell office:value-type="float" office:value="3561" table:style-name="ce1">
            <text:p>3561</text:p>
          </table:table-cell>
          <table:table-cell office:value-type="float" office:value="3.8140971637180598" table:style-name="ce1">
            <text:p>3.814097164</text:p>
          </table:table-cell>
          <table:table-cell office:value-type="float" office:value="0.60256410256410198" table:style-name="ce1">
            <text:p>0.602564103</text:p>
          </table:table-cell>
          <table:table-cell office:value-type="float" office:value="0.15745393634840901" table:style-name="ce1">
            <text:p>0.157453936</text:p>
          </table:table-cell>
          <table:table-cell office:value-type="float" office:value="0.63097949886104798" table:style-name="ce1">
            <text:p>0.630979499</text:p>
          </table:table-cell>
          <table:table-cell office:value-type="float" office:value="0.165570830842797" table:style-name="ce1">
            <text:p>0.165570831</text:p>
          </table:table-cell>
          <table:table-cell office:value-type="float" office:value="1.23354360142515" table:formula="of:=[.D2247]+[.F2247]" table:style-name="ce1">
            <text:p>1.2335436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995_9_50.pkl</text:p>
          </table:table-cell>
          <table:table-cell office:value-type="float" office:value="3561" table:style-name="ce1">
            <text:p>3561</text:p>
          </table:table-cell>
          <table:table-cell office:value-type="float" office:value="3.8140971637180598" table:style-name="ce1">
            <text:p>3.814097164</text:p>
          </table:table-cell>
          <table:table-cell office:value-type="float" office:value="0.60256410256410198" table:style-name="ce1">
            <text:p>0.602564103</text:p>
          </table:table-cell>
          <table:table-cell office:value-type="float" office:value="0.15745393634840901" table:style-name="ce1">
            <text:p>0.157453936</text:p>
          </table:table-cell>
          <table:table-cell office:value-type="float" office:value="0.63097949886104798" table:style-name="ce1">
            <text:p>0.630979499</text:p>
          </table:table-cell>
          <table:table-cell office:value-type="float" office:value="0.165570830842797" table:style-name="ce1">
            <text:p>0.165570831</text:p>
          </table:table-cell>
          <table:table-cell office:value-type="float" office:value="1.23354360142515" table:formula="of:=[.D2248]+[.F2248]" table:style-name="ce1">
            <text:p>1.2335436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99995_9_50.pkl</text:p>
          </table:table-cell>
          <table:table-cell office:value-type="float" office:value="3561" table:style-name="ce1">
            <text:p>3561</text:p>
          </table:table-cell>
          <table:table-cell office:value-type="float" office:value="3.8140971637180598" table:style-name="ce1">
            <text:p>3.814097164</text:p>
          </table:table-cell>
          <table:table-cell office:value-type="float" office:value="0.60256410256410198" table:style-name="ce1">
            <text:p>0.602564103</text:p>
          </table:table-cell>
          <table:table-cell office:value-type="float" office:value="0.15745393634840901" table:style-name="ce1">
            <text:p>0.157453936</text:p>
          </table:table-cell>
          <table:table-cell office:value-type="float" office:value="0.63097949886104798" table:style-name="ce1">
            <text:p>0.630979499</text:p>
          </table:table-cell>
          <table:table-cell office:value-type="float" office:value="0.165570830842797" table:style-name="ce1">
            <text:p>0.165570831</text:p>
          </table:table-cell>
          <table:table-cell office:value-type="float" office:value="1.23354360142515" table:formula="of:=[.D2249]+[.F2249]" table:style-name="ce1">
            <text:p>1.2335436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fu_9999995_8_50.pkl</text:p>
          </table:table-cell>
          <table:table-cell office:value-type="float" office:value="3411" table:style-name="ce1">
            <text:p>3411</text:p>
          </table:table-cell>
          <table:table-cell office:value-type="float" office:value="3.6543535620052801" table:style-name="ce1">
            <text:p>3.654353562</text:p>
          </table:table-cell>
          <table:table-cell office:value-type="float" office:value="0.59485530546623799" table:style-name="ce1">
            <text:p>0.594855305</text:p>
          </table:table-cell>
          <table:table-cell office:value-type="float" office:value="0.15691263782866799" table:style-name="ce1">
            <text:p>0.156912638</text:p>
          </table:table-cell>
          <table:table-cell office:value-type="float" office:value="0.63242009132420096" table:style-name="ce1">
            <text:p>0.632420091</text:p>
          </table:table-cell>
          <table:table-cell office:value-type="float" office:value="0.16828675577156699" table:style-name="ce1">
            <text:p>0.168286756</text:p>
          </table:table-cell>
          <table:table-cell office:value-type="float" office:value="1.2272753967904388" table:formula="of:=[.D2250]+[.F2250]" table:style-name="ce1">
            <text:p>1.227275397</text:p>
          </table:table-cell>
          <table:table-cell table:number-columns-repeated="16376"/>
        </table:table-row>
        <table:table-row table:number-rows-repeated="1046326" table:style-name="ro1">
          <table:table-cell table:number-columns-repeated="16384"/>
        </table:table-row>
      </table:table>
      <table:database-ranges>
        <table:database-range table:target-range-address="converage.A1:converage.H2250" table:name="__Anonymous_Sheet_DB__0" table:display-filter-buttons="true">
          <table:sort>
            <table:sort-by table:field-number="7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styles>
    <number:number-style style:name="N0">
      <number:number number:min-integer-digits="1"/>
    </number:number-style>
    <number:currency-style style:name="N48P0" number:language="zh" number:country="HK">
      <number:currency-symbol number:language="zh" number:country="HK">HK$</number:currency-symbol>
      <number:number number:decimal-places="2" number:min-integer-digits="1" number:grouping="true"/>
    </number:currency-style>
    <number:currency-style style:name="N48" number:language="zh" number:country="HK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newslab</dc:creator>
    <dc:date>2017-07-04T14:51:44Z</dc:date>
    <meta:editing-cycles>1</meta:editing-cycles>
    <meta:editing-duration>PT426S</meta:editing-duration>
  </office:meta>
</office:document-meta>
</file>